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4.xml" manifest:media-type="text/xml"/>
  <manifest:file-entry manifest:full-path="Basic/VBAProject/Sheet5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9.25pt"/>
    </style:style>
    <style:style style:name="co2" style:family="table-column">
      <style:table-column-properties fo:break-before="auto" style:column-width="122.26pt"/>
    </style:style>
    <style:style style:name="co3" style:family="table-column">
      <style:table-column-properties fo:break-before="auto" style:column-width="252.34pt"/>
    </style:style>
    <style:style style:name="co4" style:family="table-column">
      <style:table-column-properties fo:break-before="auto" style:column-width="57.15pt"/>
    </style:style>
    <style:style style:name="co5" style:family="table-column">
      <style:table-column-properties fo:break-before="auto" style:column-width="48.19pt"/>
    </style:style>
    <style:style style:name="co6" style:family="table-column">
      <style:table-column-properties fo:break-before="auto" style:column-width="350.79pt"/>
    </style:style>
    <style:style style:name="co7" style:family="table-column">
      <style:table-column-properties fo:break-before="auto" style:column-width="402.41pt"/>
    </style:style>
    <style:style style:name="co8" style:family="table-column">
      <style:table-column-properties fo:break-before="auto" style:column-width="68.26pt"/>
    </style:style>
    <style:style style:name="co9" style:family="table-column">
      <style:table-column-properties fo:break-before="auto" style:column-width="53.94pt"/>
    </style:style>
    <style:style style:name="co10" style:family="table-column">
      <style:table-column-properties fo:break-before="auto" style:column-width="444.44pt"/>
    </style:style>
    <style:style style:name="co11" style:family="table-column">
      <style:table-column-properties fo:break-before="auto" style:column-width="50.8pt"/>
    </style:style>
    <style:style style:name="co12" style:family="table-column">
      <style:table-column-properties fo:break-before="auto" style:column-width="74.61pt"/>
    </style:style>
    <style:style style:name="co13" style:family="table-column">
      <style:table-column-properties fo:break-before="auto" style:column-width="87.31pt"/>
    </style:style>
    <style:style style:name="co14" style:family="table-column">
      <style:table-column-properties fo:break-before="auto" style:column-width="82.54pt"/>
    </style:style>
    <style:style style:name="co15" style:family="table-column">
      <style:table-column-properties fo:break-before="auto" style:column-width="38.89pt"/>
    </style:style>
    <style:style style:name="co16" style:family="table-column">
      <style:table-column-properties fo:break-before="auto" style:column-width="178.61pt"/>
    </style:style>
    <style:style style:name="co17" style:family="table-column">
      <style:table-column-properties fo:break-before="auto" style:column-width="77.81pt"/>
    </style:style>
    <style:style style:name="co18" style:family="table-column">
      <style:table-column-properties fo:break-before="auto" style:column-width="34.16pt"/>
    </style:style>
    <style:style style:name="co19" style:family="table-column">
      <style:table-column-properties fo:break-before="auto" style:column-width="61.91pt"/>
    </style:style>
    <style:style style:name="co20" style:family="table-column">
      <style:table-column-properties fo:break-before="auto" style:column-width="11.11pt"/>
    </style:style>
    <style:style style:name="co21" style:family="table-column">
      <style:table-column-properties fo:break-before="auto" style:column-width="51.59pt"/>
    </style:style>
    <style:style style:name="co22" style:family="table-column">
      <style:table-column-properties fo:break-before="auto" style:column-width="114.29pt"/>
    </style:style>
    <style:style style:name="co23" style:family="table-column">
      <style:table-column-properties fo:break-before="auto" style:column-width="101.59pt"/>
    </style:style>
    <style:style style:name="co24" style:family="table-column">
      <style:table-column-properties fo:break-before="auto" style:column-width="607.21pt"/>
    </style:style>
    <style:style style:name="co25" style:family="table-column">
      <style:table-column-properties fo:break-before="auto" style:column-width="545.24pt"/>
    </style:style>
    <style:style style:name="co26" style:family="table-column">
      <style:table-column-properties fo:break-before="auto" style:column-width="69pt"/>
    </style:style>
    <style:style style:name="co27" style:family="table-column">
      <style:table-column-properties fo:break-before="auto" style:column-width="207.89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5.51pt" fo:break-before="auto" style:use-optimal-row-height="true"/>
    </style:style>
    <style:style style:name="ta1" style:family="table" style:master-page-name="PageStyle_5f_ED_20_-_20_Proto_20_model">
      <style:table-properties table:display="true" style:writing-mode="lr-tb"/>
    </style:style>
    <style:style style:name="ta2" style:family="table" style:master-page-name="PageStyle_5f_RT_20_-_20_Proto_20_model">
      <style:table-properties table:display="true" style:writing-mode="lr-tb"/>
    </style:style>
    <style:style style:name="ta3" style:family="table" style:master-page-name="PageStyle_5f_EDS_20_-_20_Proto_20_model">
      <style:table-properties table:display="true" style:writing-mode="lr-tb"/>
    </style:style>
    <style:style style:name="ta4" style:family="table" style:master-page-name="PageStyle_5f_values">
      <style:table-properties table:display="true" style:writing-mode="lr-tb"/>
    </style:style>
    <style:style style:name="ta5" style:family="table" style:master-page-name="PageStyle_5f_rpc-cal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map style:condition="is-true-formula(IF([.B4]=&quot;MessageAttribute&quot;;1;0))" style:apply-style-name="ConditionalStyle_5f_32" style:base-cell-address="'ED - Proto model'.A4"/>
      <style:map style:condition="is-true-formula(IF([.B4]=&quot;MessageStart&quot;;1;0))" style:apply-style-name="ConditionalStyle_5f_31" style:base-cell-address="'ED - Proto model'.A4"/>
      <style:map style:condition="is-true-formula(IF([.B4]=&quot;MessageEnd&quot;;1;0))" style:apply-style-name="ConditionalStyle_5f_30" style:base-cell-address="'ED - Proto model'.A4"/>
    </style:style>
    <style:style style:name="ce4" style:family="table-cell" style:parent-style-name="Default">
      <style:table-cell-properties fo:background-color="#ff0000" style:rotation-align="none"/>
    </style:style>
    <style:style style:name="ce5" style:family="table-cell" style:parent-style-name="Default">
      <style:table-cell-properties fo:background-color="#ffffff"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fbdad7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d9eff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fff3cf" style:rotation-align="none"/>
    </style:style>
    <style:style style:name="ce10" style:family="table-cell" style:parent-style-name="Default">
      <style:table-cell-properties fo:background-color="#e0d9ed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rotation-align="none"/>
      <style:map style:condition="is-true-formula(IF([.B4]=&quot;MessageAttribute&quot;;1;0))" style:apply-style-name="ConditionalStyle_5f_28" style:base-cell-address="'RT - Proto model'.A4"/>
      <style:map style:condition="is-true-formula(IF([.B4]=&quot;MessageStart&quot;;1;0))" style:apply-style-name="ConditionalStyle_5f_27" style:base-cell-address="'RT - Proto model'.A4"/>
      <style:map style:condition="is-true-formula(IF([.B4]=&quot;MessageEnd&quot;;1;0))" style:apply-style-name="ConditionalStyle_5f_26" style:base-cell-address="'RT - Proto model'.A4"/>
    </style:style>
    <style:style style:name="ce13" style:family="table-cell" style:parent-style-name="Default">
      <style:table-cell-properties style:rotation-align="none"/>
      <style:map style:condition="is-true-formula(IF([.B5]=&quot;MessageAttribute&quot;;1;0))" style:apply-style-name="ConditionalStyle_5f_24" style:base-cell-address="'RT - Proto model'.A5"/>
      <style:map style:condition="is-true-formula(IF([.B5]=&quot;MessageStart&quot;;1;0))" style:apply-style-name="ConditionalStyle_5f_23" style:base-cell-address="'RT - Proto model'.A5"/>
      <style:map style:condition="is-true-formula(IF([.B5]=&quot;MessageEnd&quot;;1;0))" style:apply-style-name="ConditionalStyle_5f_22" style:base-cell-address="'RT - Proto model'.A5"/>
    </style:style>
    <style:style style:name="ce14" style:family="table-cell" style:parent-style-name="Default">
      <style:table-cell-properties style:rotation-align="none"/>
      <style:map style:condition="is-true-formula(IF([.B4]=&quot;MessageAttribute&quot;;1;0))" style:apply-style-name="ConditionalStyle_5f_20" style:base-cell-address="'EDS - Proto model'.A4"/>
      <style:map style:condition="is-true-formula(IF([.B4]=&quot;MessageStart&quot;;1;0))" style:apply-style-name="ConditionalStyle_5f_19" style:base-cell-address="'EDS - Proto model'.A4"/>
      <style:map style:condition="is-true-formula(IF([.B4]=&quot;MessageEnd&quot;;1;0))" style:apply-style-name="ConditionalStyle_5f_18" style:base-cell-address="'EDS - Proto model'.A4"/>
    </style:style>
    <style:style style:name="ce15" style:family="table-cell" style:parent-style-name="Default">
      <style:table-cell-properties style:rotation-align="none"/>
      <style:map style:condition="is-true-formula(IF([.B5]=&quot;MessageAttribute&quot;;1;0))" style:apply-style-name="ConditionalStyle_5f_4" style:base-cell-address="'EDS - Proto model'.A5"/>
      <style:map style:condition="is-true-formula(IF([.B5]=&quot;MessageStart&quot;;1;0))" style:apply-style-name="ConditionalStyle_5f_3" style:base-cell-address="'EDS - Proto model'.A5"/>
      <style:map style:condition="is-true-formula(IF([.B5]=&quot;MessageEnd&quot;;1;0))" style:apply-style-name="ConditionalStyle_5f_2" style:base-cell-address="'EDS - Proto model'.A5"/>
    </style:style>
    <style:style style:name="ce16" style:family="table-cell" style:parent-style-name="Default">
      <style:table-cell-properties style:rotation-align="none"/>
      <style:map style:condition="is-true-formula(IF([.B91]=&quot;MessageAttribute&quot;;1;0))" style:apply-style-name="ConditionalStyle_5f_16" style:base-cell-address="'EDS - Proto model'.A91"/>
      <style:map style:condition="is-true-formula(IF([.B91]=&quot;MessageStart&quot;;1;0))" style:apply-style-name="ConditionalStyle_5f_15" style:base-cell-address="'EDS - Proto model'.A91"/>
      <style:map style:condition="is-true-formula(IF([.B91]=&quot;MessageEnd&quot;;1;0))" style:apply-style-name="ConditionalStyle_5f_14" style:base-cell-address="'EDS - Proto model'.A91"/>
    </style:style>
    <style:style style:name="ce17" style:family="table-cell" style:parent-style-name="Default">
      <style:table-cell-properties fo:background-color="#e8f5d6" style:rotation-align="none"/>
    </style:style>
    <style:style style:name="ce1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9" style:family="table-cell" style:parent-style-name="Default">
      <style:table-cell-properties fo:background-color="#c1b3dc" style:rotation-align="none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alues.$B$2:.$B$66])" table:allow-empty-cell="true" table:display-list="unsorted" table:base-cell-address="'RT - Proto model'.C536">
          <table:help-message table:display="true"/>
          <table:error-message table:message-type="stop" table:display="true"/>
        </table:content-validation>
        <table:content-validation table:name="val2" table:condition="of:cell-content-is-in-list([$values.$G$2:.$G$66])" table:allow-empty-cell="true" table:display-list="unsorted" table:base-cell-address="'RT - Proto model'.C4">
          <table:help-message table:display="true"/>
          <table:error-message table:message-type="stop" table:display="true"/>
        </table:content-validation>
        <table:content-validation table:name="val3" table:condition="of:cell-content-is-in-list([$values.$D$2:.$D$66])" table:allow-empty-cell="true" table:display-list="unsorted" table:base-cell-address="'RT - Proto model'.E4">
          <table:help-message table:display="true"/>
          <table:error-message table:message-type="stop" table:display="true"/>
        </table:content-validation>
        <table:content-validation table:name="val4" table:condition="of:cell-content-is-in-list([$values.$E$2:.$E$66])" table:allow-empty-cell="true" table:display-list="unsorted" table:base-cell-address="'RT - Proto model'.F4">
          <table:help-message table:display="true"/>
          <table:error-message table:message-type="stop" table:display="true"/>
        </table:content-validation>
        <table:content-validation table:name="val5" table:condition="of:cell-content-is-in-list([$values.$F$2:.$F$66])" table:allow-empty-cell="true" table:display-list="unsorted" table:base-cell-address="'RT - Proto model'.G4">
          <table:help-message table:display="true"/>
          <table:error-message table:message-type="stop" table:display="true"/>
        </table:content-validation>
        <table:content-validation table:name="val6" table:condition="of:cell-content-is-in-list([$values.$B$2:.$B$66])" table:allow-empty-cell="true" table:display-list="unsorted" table:base-cell-address="values.C126">
          <table:help-message table:display="true"/>
          <table:error-message table:message-type="stop" table:display="true"/>
        </table:content-validation>
        <table:content-validation table:name="val7" table:condition="of:cell-content-is-in-list([$values.$G$2:.$G$66])" table:allow-empty-cell="true" table:display-list="unsorted" table:base-cell-address="values.C4">
          <table:help-message table:display="true"/>
          <table:error-message table:message-type="stop" table:display="true"/>
        </table:content-validation>
        <table:content-validation table:name="val8" table:condition="of:cell-content-is-in-list([$values.$D$2:.$D$66])" table:allow-empty-cell="true" table:display-list="unsorted" table:base-cell-address="values.E4">
          <table:help-message table:display="true"/>
          <table:error-message table:message-type="stop" table:display="true"/>
        </table:content-validation>
        <table:content-validation table:name="val9" table:condition="of:cell-content-is-in-list([$values.$E$2:.$E$66])" table:allow-empty-cell="true" table:display-list="unsorted" table:base-cell-address="values.F4">
          <table:help-message table:display="true"/>
          <table:error-message table:message-type="stop" table:display="true"/>
        </table:content-validation>
        <table:content-validation table:name="val10" table:condition="of:cell-content-is-in-list([$values.$F$2:.$F$66])" table:allow-empty-cell="true" table:display-list="unsorted" table:base-cell-address="values.G4">
          <table:help-message table:display="true"/>
          <table:error-message table:message-type="stop" table:display="true"/>
        </table:content-validation>
        <table:content-validation table:name="val11" table:condition="of:cell-content-is-in-list([$values.$B$2:.$B$66])" table:allow-empty-cell="true" table:display-list="unsorted" table:base-cell-address="'RT - Proto model'.C52">
          <table:help-message table:display="true"/>
          <table:error-message table:message-type="stop" table:display="true"/>
        </table:content-validation>
        <table:content-validation table:name="val12" table:condition="of:cell-content-is-in-list([$values.$R$2:.$R$66])" table:allow-empty-cell="true" table:display-list="unsorted" table:base-cell-address="values.C3">
          <table:help-message table:display="true"/>
          <table:error-message table:message-type="stop" table:display="true"/>
        </table:content-validation>
      </table:content-validations>
      <table:table table:name="ED - Proto mode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>
            <text:p>StartRow</text:p>
          </table:table-cell>
          <table:table-cell table:style-name="ce1" office:value-type="string" calcext:value-type="string">
            <text:p>EndRow</text:p>
          </table:table-cell>
          <table:table-cell table:number-columns-repeated="1022"/>
        </table:table-row>
        <table:table-row table:style-name="ro1">
          <table:table-cell table:style-name="ce1" table:formula="of:=ROW([.B3])" office:value-type="float" office:value="3" calcext:value-type="float">
            <text:p>3</text:p>
          </table:table-cell>
          <table:table-cell table:style-name="ce1" table:formula="of:=MATCH(&quot;#END#&quot;;[.A$1:.A$1048576];0)" office:value-type="float" office:value="574" calcext:value-type="float">
            <text:p>57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to3 format</text:p>
          </table:table-cell>
          <table:table-cell table:style-name="ce2" office:value-type="string" calcext:value-type="string">
            <text:p>ProtoType</text:p>
          </table:table-cell>
          <table:table-cell table:style-name="ce2" office:value-type="string" calcext:value-type="string">
            <text:p>MessageType</text:p>
          </table:table-cell>
          <table:table-cell table:style-name="ce7" office:value-type="string" calcext:value-type="string">
            <text:p>Message Name</text:p>
          </table:table-cell>
          <table:table-cell table:style-name="ce7" office:value-type="string" calcext:value-type="string">
            <text:p>Level</text:p>
          </table:table-cell>
          <table:table-cell table:style-name="ce8" office:value-type="string" calcext:value-type="string">
            <text:p>Repeate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Order to Use</text:p>
          </table:table-cell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SubOrder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3" table:formula="of:=IF(ISBLANK([.B4]);&quot;&quot;;CONCATENATE([.D4];[.F4];[.G4];[.H4];IF(OR([.E4]=&quot;SubStart&quot;;[.E4]=&quot;Sub&quot;);[.K4];[.J4]);[.L4]))">
            <text:p/>
          </table:table-cell>
          <table:table-cell table:style-name="ce5" table:content-validation-name="val1"/>
          <table:table-cell table:style-name="ce5" table:content-validation-name="val2"/>
          <table:table-cell table:style-name="ce5"/>
          <table:table-cell table:style-name="ce5" table:content-validation-name="val3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9" table:formula="of:=IF(LEN([.E4]) = 0;[.J4];IF(OR([.E4]=&quot;SubStart&quot;;[.E4]=&quot;SubEnd&quot;);&quot;&quot;;[.K4]))">
            <text:p/>
          </table:table-cell>
          <table:table-cell table:style-name="ce9" table:formula="of:=IF([.E4]=&quot;Sub&quot;;[.J3];IF(LEN([.H4])=0;&quot;&quot;;IF([.J3]=&quot;Number&quot;;&quot;&quot;;IF(LEN([.J3])=0;1;[.J3]+1))))">
            <text:p/>
          </table:table-cell>
          <table:table-cell table:style-name="ce9" table:formula="of:=IF(LEN([.H4])=0;&quot;&quot;;IF([.K3]=&quot;SubOrder&quot;;&quot;&quot;;IF([.E4]&lt;&gt;&quot;Sub&quot;;&quot;&quot;;IF(LEN([.K3])=0;1;[.K3]+1))))">
            <text:p/>
          </table:table-cell>
          <table:table-cell table:style-name="ce5"/>
          <table:table-cell table:number-columns-repeated="1012"/>
        </table:table-row>
        <table:table-row table:style-name="ro1">
          <table:table-cell table:style-name="ce3" table:formula="of:=IF(ISBLANK([.B5]);&quot;&quot;;CONCATENATE([.D5];[.F5];[.G5];[.H5];IF(OR([.E5]=&quot;SubStart&quot;;[.E5]=&quot;Sub&quot;);[.K5];[.J5]);[.L5]))">
            <text:p/>
          </table:table-cell>
          <table:table-cell table:style-name="ce6" table:content-validation-name="val1"/>
          <table:table-cell table:style-name="ce6"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]) = 0;[.J5];IF(OR([.E5]=&quot;SubStart&quot;;[.E5]=&quot;SubEnd&quot;);&quot;&quot;;[.K5]))">
            <text:p/>
          </table:table-cell>
          <table:table-cell table:style-name="ce9" table:formula="of:=IF([.E5]=&quot;Sub&quot;;[.J4];IF(LEN([.H5])=0;&quot;&quot;;IF([.J4]=&quot;Number&quot;;&quot;&quot;;IF(LEN([.J4])=0;1;[.J4]+1))))">
            <text:p/>
          </table:table-cell>
          <table:table-cell table:style-name="ce9" table:formula="of:=IF(LEN([.H5])=0;&quot;&quot;;IF([.K4]=&quot;SubOrder&quot;;&quot;&quot;;IF([.E5]&lt;&gt;&quot;Sub&quot;;&quot;&quot;;IF(LEN([.K4])=0;1;[.K4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6]);&quot;&quot;;CONCATENATE([.D6];[.F6];[.G6];[.H6];IF(OR([.E6]=&quot;SubStart&quot;;[.E6]=&quot;Sub&quot;);[.K6];[.J6]);[.L6]))" office:value-type="string" office:string-value="message {SupportedTestInstructionBlocks_ED; // A list of supported Test Instruction Blocks that server supports" calcext:value-type="string">
            <text:p>message {SupportedTestInstructionBlocks_ED; // A list of supported Test Instruction Blocks that server supports</text:p>
          </table:table-cell>
          <table:table-cell table:style-name="ce6"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SupportedTestInstructionBlock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]) = 0;[.J6];IF(OR([.E6]=&quot;SubStart&quot;;[.E6]=&quot;SubEnd&quot;);&quot;&quot;;[.K6]))">
            <text:p/>
          </table:table-cell>
          <table:table-cell table:style-name="ce9" table:formula="of:=IF([.E6]=&quot;Sub&quot;;[.J5];IF(LEN([.H6])=0;&quot;&quot;;IF([.J5]=&quot;Number&quot;;&quot;&quot;;IF(LEN([.J5])=0;1;[.J5]+1))))">
            <text:p/>
          </table:table-cell>
          <table:table-cell table:style-name="ce9" table:formula="of:=IF(LEN([.H6])=0;&quot;&quot;;IF([.K5]=&quot;SubOrder&quot;;&quot;&quot;;IF([.E6]&lt;&gt;&quot;Sub&quot;;&quot;&quot;;IF(LEN([.K5])=0;1;[.K5]+1))))">
            <text:p/>
          </table:table-cell>
          <table:table-cell office:value-type="string" calcext:value-type="string">
            <text:p>; // A list of supported Test Instruction Blocks that server supports</text:p>
          </table:table-cell>
          <table:table-cell table:number-columns-repeated="1012"/>
        </table:table-row>
        <table:table-row table:style-name="ro1">
          <table:table-cell table:style-name="ce3" table:formula="of:=IF(ISBLANK([.B7]);&quot;&quot;;CONCATENATE([.D7];[.F7];[.G7];[.H7];IF(OR([.E7]=&quot;SubStart&quot;;[.E7]=&quot;Sub&quot;);[.K7];[.J7]);[.L7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style-name="ce6"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7]) = 0;[.J7];IF(OR([.E7]=&quot;SubStart&quot;;[.E7]=&quot;SubEnd&quot;);&quot;&quot;;[.K7]))" office:value-type="float" office:value="1" calcext:value-type="float">
            <text:p>1</text:p>
          </table:table-cell>
          <table:table-cell table:style-name="ce9" table:formula="of:=IF([.E7]=&quot;Sub&quot;;[.J6];IF(LEN([.H7])=0;&quot;&quot;;IF([.J6]=&quot;Number&quot;;&quot;&quot;;IF(LEN([.J6])=0;1;[.J6]+1))))" office:value-type="float" office:value="1" calcext:value-type="float">
            <text:p>1</text:p>
          </table:table-cell>
          <table:table-cell table:style-name="ce9" table:formula="of:=IF(LEN([.H7])=0;&quot;&quot;;IF([.K6]=&quot;SubOrder&quot;;&quot;&quot;;IF([.E7]&lt;&gt;&quot;Sub&quot;;&quot;&quot;;IF(LEN([.K6])=0;1;[.K6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8]);&quot;&quot;;CONCATENATE([.D8];[.F8];[.G8];[.H8];IF(OR([.E8]=&quot;SubStart&quot;;[.E8]=&quot;Sub&quot;);[.K8];[.J8]);[.L8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style-name="ce6"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8]) = 0;[.J8];IF(OR([.E8]=&quot;SubStart&quot;;[.E8]=&quot;SubEnd&quot;);&quot;&quot;;[.K8]))" office:value-type="float" office:value="2" calcext:value-type="float">
            <text:p>2</text:p>
          </table:table-cell>
          <table:table-cell table:style-name="ce9" table:formula="of:=IF([.E8]=&quot;Sub&quot;;[.J7];IF(LEN([.H8])=0;&quot;&quot;;IF([.J7]=&quot;Number&quot;;&quot;&quot;;IF(LEN([.J7])=0;1;[.J7]+1))))" office:value-type="float" office:value="2" calcext:value-type="float">
            <text:p>2</text:p>
          </table:table-cell>
          <table:table-cell table:style-name="ce9" table:formula="of:=IF(LEN([.H8])=0;&quot;&quot;;IF([.K7]=&quot;SubOrder&quot;;&quot;&quot;;IF([.E8]&lt;&gt;&quot;Sub&quot;;&quot;&quot;;IF(LEN([.K7])=0;1;[.K7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9]);&quot;&quot;;CONCATENATE([.D9];[.F9];[.G9];[.H9];IF(OR([.E9]=&quot;SubStart&quot;;[.E9]=&quot;Sub&quot;);[.K9];[.J9]);[.L9]))" office:value-type="string" office:string-value="repeated string TestInstructionBlockGuid = 3; /List with IDs of all TestInstructionBlocks supported by the client system" calcext:value-type="string">
            <text:p>repeated string TestInstructionBlockGuid = 3; /List with IDs of all TestInstructionBlocks supported by the client system</text:p>
          </table:table-cell>
          <table:table-cell table:style-name="ce6"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Guid = </text:p>
          </table:table-cell>
          <table:table-cell table:style-name="ce9" table:formula="of:=IF(LEN([.E9]) = 0;[.J9];IF(OR([.E9]=&quot;SubStart&quot;;[.E9]=&quot;SubEnd&quot;);&quot;&quot;;[.K9]))" office:value-type="float" office:value="3" calcext:value-type="float">
            <text:p>3</text:p>
          </table:table-cell>
          <table:table-cell table:style-name="ce9" table:formula="of:=IF([.E9]=&quot;Sub&quot;;[.J8];IF(LEN([.H9])=0;&quot;&quot;;IF([.J8]=&quot;Number&quot;;&quot;&quot;;IF(LEN([.J8])=0;1;[.J8]+1))))" office:value-type="float" office:value="3" calcext:value-type="float">
            <text:p>3</text:p>
          </table:table-cell>
          <table:table-cell table:style-name="ce9" table:formula="of:=IF(LEN([.H9])=0;&quot;&quot;;IF([.K8]=&quot;SubOrder&quot;;&quot;&quot;;IF([.E9]&lt;&gt;&quot;Sub&quot;;&quot;&quot;;IF(LEN([.K8])=0;1;[.K8]+1))))">
            <text:p/>
          </table:table-cell>
          <table:table-cell table:style-name="ce6" office:value-type="string" calcext:value-type="string">
            <text:p>; /List with IDs of all TestInstructionBlocks supported by the client system</text:p>
          </table:table-cell>
          <table:table-cell table:number-columns-repeated="1012"/>
        </table:table-row>
        <table:table-row table:style-name="ro1">
          <table:table-cell table:style-name="ce3" table:formula="of:=IF(ISBLANK([.B10]);&quot;&quot;;CONCATENATE([.D10];[.F10];[.G10];[.H10];IF(OR([.E10]=&quot;SubStart&quot;;[.E10]=&quot;Sub&quot;);[.K10];[.J10]);[.L10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0]) = 0;[.J10];IF(OR([.E10]=&quot;SubStart&quot;;[.E10]=&quot;SubEnd&quot;);&quot;&quot;;[.K10]))">
            <text:p/>
          </table:table-cell>
          <table:table-cell table:style-name="ce9" table:formula="of:=IF([.E10]=&quot;Sub&quot;;[.J9];IF(LEN([.H10])=0;&quot;&quot;;IF([.J9]=&quot;Number&quot;;&quot;&quot;;IF(LEN([.J9])=0;1;[.J9]+1))))">
            <text:p/>
          </table:table-cell>
          <table:table-cell table:style-name="ce9" table:formula="of:=IF(LEN([.H10])=0;&quot;&quot;;IF([.K9]=&quot;SubOrder&quot;;&quot;&quot;;IF([.E10]&lt;&gt;&quot;Sub&quot;;&quot;&quot;;IF(LEN([.K9])=0;1;[.K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1]);&quot;&quot;;CONCATENATE([.D11];[.F11];[.G11];[.H11];IF(OR([.E11]=&quot;SubStart&quot;;[.E11]=&quot;Sub&quot;);[.K11];[.J11]);[.L11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1]) = 0;[.J11];IF(OR([.E11]=&quot;SubStart&quot;;[.E11]=&quot;SubEnd&quot;);&quot;&quot;;[.K11]))">
            <text:p/>
          </table:table-cell>
          <table:table-cell table:style-name="ce9" table:formula="of:=IF([.E11]=&quot;Sub&quot;;[.J10];IF(LEN([.H11])=0;&quot;&quot;;IF([.J10]=&quot;Number&quot;;&quot;&quot;;IF(LEN([.J10])=0;1;[.J10]+1))))">
            <text:p/>
          </table:table-cell>
          <table:table-cell table:style-name="ce9" table:formula="of:=IF(LEN([.H11])=0;&quot;&quot;;IF([.K10]=&quot;SubOrder&quot;;&quot;&quot;;IF([.E11]&lt;&gt;&quot;Sub&quot;;&quot;&quot;;IF(LEN([.K10])=0;1;[.K1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2]);&quot;&quot;;CONCATENATE([.D12];[.F12];[.G12];[.H12];IF(OR([.E12]=&quot;SubStart&quot;;[.E12]=&quot;Sub&quot;);[.K12];[.J12]);[.L12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2]) = 0;[.J12];IF(OR([.E12]=&quot;SubStart&quot;;[.E12]=&quot;SubEnd&quot;);&quot;&quot;;[.K12]))">
            <text:p/>
          </table:table-cell>
          <table:table-cell table:style-name="ce9" table:formula="of:=IF([.E12]=&quot;Sub&quot;;[.J11];IF(LEN([.H12])=0;&quot;&quot;;IF([.J11]=&quot;Number&quot;;&quot;&quot;;IF(LEN([.J11])=0;1;[.J11]+1))))">
            <text:p/>
          </table:table-cell>
          <table:table-cell table:style-name="ce9" table:formula="of:=IF(LEN([.H12])=0;&quot;&quot;;IF([.K11]=&quot;SubOrder&quot;;&quot;&quot;;IF([.E12]&lt;&gt;&quot;Sub&quot;;&quot;&quot;;IF(LEN([.K11])=0;1;[.K1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3]);&quot;&quot;;CONCATENATE([.D13];[.F13];[.G13];[.H13];IF(OR([.E13]=&quot;SubStart&quot;;[.E13]=&quot;Sub&quot;);[.K13];[.J13]);[.L13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3]) = 0;[.J13];IF(OR([.E13]=&quot;SubStart&quot;;[.E13]=&quot;SubEnd&quot;);&quot;&quot;;[.K13]))">
            <text:p/>
          </table:table-cell>
          <table:table-cell table:style-name="ce9" table:formula="of:=IF([.E13]=&quot;Sub&quot;;[.J12];IF(LEN([.H13])=0;&quot;&quot;;IF([.J12]=&quot;Number&quot;;&quot;&quot;;IF(LEN([.J12])=0;1;[.J12]+1))))">
            <text:p/>
          </table:table-cell>
          <table:table-cell table:style-name="ce9" table:formula="of:=IF(LEN([.H13])=0;&quot;&quot;;IF([.K12]=&quot;SubOrder&quot;;&quot;&quot;;IF([.E13]&lt;&gt;&quot;Sub&quot;;&quot;&quot;;IF(LEN([.K12])=0;1;[.K1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4]);&quot;&quot;;CONCATENATE([.D14];[.F14];[.G14];[.H14];IF(OR([.E14]=&quot;SubStart&quot;;[.E14]=&quot;Sub&quot;);[.K14];[.J14]);[.L14]))" office:value-type="string" office:string-value="message {TestInstructionBlocks_ED; // All Test Instruction Blocks that server supports" calcext:value-type="string">
            <text:p>message {TestInstructionBlocks_ED; // All Test Instruction Blocks that server supports</text:p>
          </table:table-cell>
          <table:table-cell table:style-name="ce6"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Block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4]) = 0;[.J14];IF(OR([.E14]=&quot;SubStart&quot;;[.E14]=&quot;SubEnd&quot;);&quot;&quot;;[.K14]))">
            <text:p/>
          </table:table-cell>
          <table:table-cell table:style-name="ce9" table:formula="of:=IF([.E14]=&quot;Sub&quot;;[.J13];IF(LEN([.H14])=0;&quot;&quot;;IF([.J13]=&quot;Number&quot;;&quot;&quot;;IF(LEN([.J13])=0;1;[.J13]+1))))">
            <text:p/>
          </table:table-cell>
          <table:table-cell table:style-name="ce9" table:formula="of:=IF(LEN([.H14])=0;&quot;&quot;;IF([.K13]=&quot;SubOrder&quot;;&quot;&quot;;IF([.E14]&lt;&gt;&quot;Sub&quot;;&quot;&quot;;IF(LEN([.K13])=0;1;[.K13]+1))))">
            <text:p/>
          </table:table-cell>
          <table:table-cell office:value-type="string" calcext:value-type="string">
            <text:p>; // All Test Instruction Blocks that server supports</text:p>
          </table:table-cell>
          <table:table-cell table:number-columns-repeated="1012"/>
        </table:table-row>
        <table:table-row table:style-name="ro1">
          <table:table-cell table:style-name="ce3" table:formula="of:=IF(ISBLANK([.B15]);&quot;&quot;;CONCATENATE([.D15];[.F15];[.G15];[.H15];IF(OR([.E15]=&quot;SubStart&quot;;[.E15]=&quot;Sub&quot;);[.K15];[.J15]);[.L15]))" office:value-type="string" office:string-value="repeated TestInstructionBlock_EDTestInstructionBlockGuid = 1; /List with all TestInstructionBlocks supported by the client system" calcext:value-type="string">
            <text:p>repeated TestInstructionBlock_EDTestInstructionBlockGuid = 1; /List with all TestInstructionBlocks supported by the client system</text:p>
          </table:table-cell>
          <table:table-cell table:style-name="ce6"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TestInstructionBlock_ED</text:p>
          </table:table-cell>
          <table:table-cell office:value-type="string" calcext:value-type="string">
            <text:p>TestInstructionBlockGuid = </text:p>
          </table:table-cell>
          <table:table-cell table:style-name="ce9" table:formula="of:=IF(LEN([.E15]) = 0;[.J15];IF(OR([.E15]=&quot;SubStart&quot;;[.E15]=&quot;SubEnd&quot;);&quot;&quot;;[.K15]))" office:value-type="float" office:value="1" calcext:value-type="float">
            <text:p>1</text:p>
          </table:table-cell>
          <table:table-cell table:style-name="ce9" table:formula="of:=IF([.E15]=&quot;Sub&quot;;[.J14];IF(LEN([.H15])=0;&quot;&quot;;IF([.J14]=&quot;Number&quot;;&quot;&quot;;IF(LEN([.J14])=0;1;[.J14]+1))))" office:value-type="float" office:value="1" calcext:value-type="float">
            <text:p>1</text:p>
          </table:table-cell>
          <table:table-cell table:style-name="ce9" table:formula="of:=IF(LEN([.H15])=0;&quot;&quot;;IF([.K14]=&quot;SubOrder&quot;;&quot;&quot;;IF([.E15]&lt;&gt;&quot;Sub&quot;;&quot;&quot;;IF(LEN([.K14])=0;1;[.K14]+1))))">
            <text:p/>
          </table:table-cell>
          <table:table-cell table:style-name="ce6" office:value-type="string" calcext:value-type="string">
            <text:p>; /List with all TestInstructionBlocks supported by the client system</text:p>
          </table:table-cell>
          <table:table-cell table:number-columns-repeated="1012"/>
        </table:table-row>
        <table:table-row table:style-name="ro1">
          <table:table-cell table:style-name="ce3" table:formula="of:=IF(ISBLANK([.B16]);&quot;&quot;;CONCATENATE([.D16];[.F16];[.G16];[.H16];IF(OR([.E16]=&quot;SubStart&quot;;[.E16]=&quot;Sub&quot;);[.K16];[.J16]);[.L16]))">
            <text:p/>
          </table:table-cell>
          <table:table-cell table:style-name="ce6"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6]) = 0;[.J16];IF(OR([.E16]=&quot;SubStart&quot;;[.E16]=&quot;SubEnd&quot;);&quot;&quot;;[.K16]))">
            <text:p/>
          </table:table-cell>
          <table:table-cell table:style-name="ce9" table:formula="of:=IF([.E16]=&quot;Sub&quot;;[.J15];IF(LEN([.H16])=0;&quot;&quot;;IF([.J15]=&quot;Number&quot;;&quot;&quot;;IF(LEN([.J15])=0;1;[.J15]+1))))">
            <text:p/>
          </table:table-cell>
          <table:table-cell table:style-name="ce9" table:formula="of:=IF(LEN([.H16])=0;&quot;&quot;;IF([.K15]=&quot;SubOrder&quot;;&quot;&quot;;IF([.E16]&lt;&gt;&quot;Sub&quot;;&quot;&quot;;IF(LEN([.K15])=0;1;[.K1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7]);&quot;&quot;;CONCATENATE([.D17];[.F17];[.G17];[.H17];IF(OR([.E17]=&quot;SubStart&quot;;[.E17]=&quot;Sub&quot;);[.K17];[.J17]);[.L17]))" office:value-type="string" office:string-value="; // Updated 190130" calcext:value-type="string">
            <text:p>; // Updated 190130</text:p>
          </table:table-cell>
          <table:table-cell table:style-name="ce6"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7]) = 0;[.J17];IF(OR([.E17]=&quot;SubStart&quot;;[.E17]=&quot;SubEnd&quot;);&quot;&quot;;[.K17]))">
            <text:p/>
          </table:table-cell>
          <table:table-cell table:style-name="ce9" table:formula="of:=IF([.E17]=&quot;Sub&quot;;[.J16];IF(LEN([.H17])=0;&quot;&quot;;IF([.J16]=&quot;Number&quot;;&quot;&quot;;IF(LEN([.J16])=0;1;[.J16]+1))))">
            <text:p/>
          </table:table-cell>
          <table:table-cell table:style-name="ce9" table:formula="of:=IF(LEN([.H17])=0;&quot;&quot;;IF([.K16]=&quot;SubOrder&quot;;&quot;&quot;;IF([.E17]&lt;&gt;&quot;Sub&quot;;&quot;&quot;;IF(LEN([.K16])=0;1;[.K16]+1))))">
            <text:p/>
          </table:table-cell>
          <table:table-cell table:style-name="ce6" office:value-type="string" calcext:value-type="string">
            <text:p>; // Updated 190130</text:p>
          </table:table-cell>
          <table:table-cell table:number-columns-repeated="1012"/>
        </table:table-row>
        <table:table-row table:style-name="ro1">
          <table:table-cell table:style-name="ce3" table:formula="of:=IF(ISBLANK([.B18]);&quot;&quot;;CONCATENATE([.D18];[.F18];[.G18];[.H18];IF(OR([.E18]=&quot;SubStart&quot;;[.E18]=&quot;Sub&quot;);[.K18];[.J18]);[.L18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8]) = 0;[.J18];IF(OR([.E18]=&quot;SubStart&quot;;[.E18]=&quot;SubEnd&quot;);&quot;&quot;;[.K18]))">
            <text:p/>
          </table:table-cell>
          <table:table-cell table:style-name="ce9" table:formula="of:=IF([.E18]=&quot;Sub&quot;;[.J17];IF(LEN([.H18])=0;&quot;&quot;;IF([.J17]=&quot;Number&quot;;&quot;&quot;;IF(LEN([.J17])=0;1;[.J17]+1))))">
            <text:p/>
          </table:table-cell>
          <table:table-cell table:style-name="ce9" table:formula="of:=IF(LEN([.H18])=0;&quot;&quot;;IF([.K17]=&quot;SubOrder&quot;;&quot;&quot;;IF([.E18]&lt;&gt;&quot;Sub&quot;;&quot;&quot;;IF(LEN([.K17])=0;1;[.K1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9]);&quot;&quot;;CONCATENATE([.D19];[.F19];[.G19];[.H19];IF(OR([.E19]=&quot;SubStart&quot;;[.E19]=&quot;Sub&quot;);[.K19];[.J19]);[.L19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9]) = 0;[.J19];IF(OR([.E19]=&quot;SubStart&quot;;[.E19]=&quot;SubEnd&quot;);&quot;&quot;;[.K19]))">
            <text:p/>
          </table:table-cell>
          <table:table-cell table:style-name="ce9" table:formula="of:=IF([.E19]=&quot;Sub&quot;;[.J18];IF(LEN([.H19])=0;&quot;&quot;;IF([.J18]=&quot;Number&quot;;&quot;&quot;;IF(LEN([.J18])=0;1;[.J18]+1))))">
            <text:p/>
          </table:table-cell>
          <table:table-cell table:style-name="ce9" table:formula="of:=IF(LEN([.H19])=0;&quot;&quot;;IF([.K18]=&quot;SubOrder&quot;;&quot;&quot;;IF([.E19]&lt;&gt;&quot;Sub&quot;;&quot;&quot;;IF(LEN([.K18])=0;1;[.K1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20]);&quot;&quot;;CONCATENATE([.D20];[.F20];[.G20];[.H20];IF(OR([.E20]=&quot;SubStart&quot;;[.E20]=&quot;Sub&quot;);[.K20];[.J20]);[.L20]))">
            <text:p/>
          </table:table-cell>
          <table:table-cell table:content-validation-name="val1"/>
          <table:table-cell table:style-name="ce6"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0]) = 0;[.J20];IF(OR([.E20]=&quot;SubStart&quot;;[.E20]=&quot;SubEnd&quot;);&quot;&quot;;[.K20]))">
            <text:p/>
          </table:table-cell>
          <table:table-cell table:style-name="ce9" table:formula="of:=IF([.E20]=&quot;Sub&quot;;[.J19];IF(LEN([.H20])=0;&quot;&quot;;IF([.J19]=&quot;Number&quot;;&quot;&quot;;IF(LEN([.J19])=0;1;[.J19]+1))))">
            <text:p/>
          </table:table-cell>
          <table:table-cell table:style-name="ce9" table:formula="of:=IF(LEN([.H20])=0;&quot;&quot;;IF([.K19]=&quot;SubOrder&quot;;&quot;&quot;;IF([.E20]&lt;&gt;&quot;Sub&quot;;&quot;&quot;;IF(LEN([.K19])=0;1;[.K19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1]);&quot;&quot;;CONCATENATE([.D21];[.F21];[.G21];[.H21];IF(OR([.E21]=&quot;SubStart&quot;;[.E21]=&quot;Sub&quot;);[.K21];[.J21]);[.L21]))" office:value-type="string" office:string-value="message {TestInstructionBlock_ED; // A block of Test Instructions that is executed in parallell AND/OR Seriell" calcext:value-type="string">
            <text:p>message {TestInstructionBlock_ED; // A block of Test Instructions that is executed in parallell AND/OR Seriell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Block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1]) = 0;[.J21];IF(OR([.E21]=&quot;SubStart&quot;;[.E21]=&quot;SubEnd&quot;);&quot;&quot;;[.K21]))">
            <text:p/>
          </table:table-cell>
          <table:table-cell table:style-name="ce9" table:formula="of:=IF([.E21]=&quot;Sub&quot;;[.J20];IF(LEN([.H21])=0;&quot;&quot;;IF([.J20]=&quot;Number&quot;;&quot;&quot;;IF(LEN([.J20])=0;1;[.J20]+1))))">
            <text:p/>
          </table:table-cell>
          <table:table-cell table:style-name="ce9" table:formula="of:=IF(LEN([.H21])=0;&quot;&quot;;IF([.K20]=&quot;SubOrder&quot;;&quot;&quot;;IF([.E21]&lt;&gt;&quot;Sub&quot;;&quot;&quot;;IF(LEN([.K20])=0;1;[.K20]+1))))">
            <text:p/>
          </table:table-cell>
          <table:table-cell office:value-type="string" calcext:value-type="string">
            <text:p>; // A block of Test Instructions that is executed in parallell AND/OR Seriell</text:p>
          </table:table-cell>
          <table:table-cell table:number-columns-repeated="1012"/>
        </table:table-row>
        <table:table-row table:style-name="ro1">
          <table:table-cell table:style-name="ce3" table:formula="of:=IF(ISBLANK([.B22]);&quot;&quot;;CONCATENATE([.D22];[.F22];[.G22];[.H22];IF(OR([.E22]=&quot;SubStart&quot;;[.E22]=&quot;Sub&quot;);[.K22];[.J22]);[.L22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22]) = 0;[.J22];IF(OR([.E22]=&quot;SubStart&quot;;[.E22]=&quot;SubEnd&quot;);&quot;&quot;;[.K22]))" office:value-type="float" office:value="1" calcext:value-type="float">
            <text:p>1</text:p>
          </table:table-cell>
          <table:table-cell table:style-name="ce9" table:formula="of:=IF([.E22]=&quot;Sub&quot;;[.J21];IF(LEN([.H22])=0;&quot;&quot;;IF([.J21]=&quot;Number&quot;;&quot;&quot;;IF(LEN([.J21])=0;1;[.J21]+1))))" office:value-type="float" office:value="1" calcext:value-type="float">
            <text:p>1</text:p>
          </table:table-cell>
          <table:table-cell table:style-name="ce9" table:formula="of:=IF(LEN([.H22])=0;&quot;&quot;;IF([.K21]=&quot;SubOrder&quot;;&quot;&quot;;IF([.E22]&lt;&gt;&quot;Sub&quot;;&quot;&quot;;IF(LEN([.K21])=0;1;[.K21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23]);&quot;&quot;;CONCATENATE([.D23];[.F23];[.G23];[.H23];IF(OR([.E23]=&quot;SubStart&quot;;[.E23]=&quot;Sub&quot;);[.K23];[.J23]);[.L23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23]) = 0;[.J23];IF(OR([.E23]=&quot;SubStart&quot;;[.E23]=&quot;SubEnd&quot;);&quot;&quot;;[.K23]))" office:value-type="float" office:value="2" calcext:value-type="float">
            <text:p>2</text:p>
          </table:table-cell>
          <table:table-cell table:style-name="ce9" table:formula="of:=IF([.E23]=&quot;Sub&quot;;[.J22];IF(LEN([.H23])=0;&quot;&quot;;IF([.J22]=&quot;Number&quot;;&quot;&quot;;IF(LEN([.J22])=0;1;[.J22]+1))))" office:value-type="float" office:value="2" calcext:value-type="float">
            <text:p>2</text:p>
          </table:table-cell>
          <table:table-cell table:style-name="ce9" table:formula="of:=IF(LEN([.H23])=0;&quot;&quot;;IF([.K22]=&quot;SubOrder&quot;;&quot;&quot;;IF([.E23]&lt;&gt;&quot;Sub&quot;;&quot;&quot;;IF(LEN([.K22])=0;1;[.K22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24]);&quot;&quot;;CONCATENATE([.D24];[.F24];[.G24];[.H24];IF(OR([.E24]=&quot;SubStart&quot;;[.E24]=&quot;Sub&quot;);[.K24];[.J24]);[.L24]))" office:value-type="string" office:string-value="string GroupUnderClientSystemName = 3; // Used for Grouping and Sorting in GUI" calcext:value-type="string">
            <text:p>string GroupUnderClientSystemName = 3; // Used for Grouping and Sorting in GUI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GroupUnderClientSystemName = </text:p>
          </table:table-cell>
          <table:table-cell table:style-name="ce9" table:formula="of:=IF(LEN([.E24]) = 0;[.J24];IF(OR([.E24]=&quot;SubStart&quot;;[.E24]=&quot;SubEnd&quot;);&quot;&quot;;[.K24]))" office:value-type="float" office:value="3" calcext:value-type="float">
            <text:p>3</text:p>
          </table:table-cell>
          <table:table-cell table:style-name="ce9" table:formula="of:=IF([.E24]=&quot;Sub&quot;;[.J23];IF(LEN([.H24])=0;&quot;&quot;;IF([.J23]=&quot;Number&quot;;&quot;&quot;;IF(LEN([.J23])=0;1;[.J23]+1))))" office:value-type="float" office:value="3" calcext:value-type="float">
            <text:p>3</text:p>
          </table:table-cell>
          <table:table-cell table:style-name="ce9" table:formula="of:=IF(LEN([.H24])=0;&quot;&quot;;IF([.K23]=&quot;SubOrder&quot;;&quot;&quot;;IF([.E24]&lt;&gt;&quot;Sub&quot;;&quot;&quot;;IF(LEN([.K23])=0;1;[.K23]+1))))">
            <text:p/>
          </table:table-cell>
          <table:table-cell office:value-type="string" calcext:value-type="string">
            <text:p>; // Used for Grouping and Sorting in GUI</text:p>
          </table:table-cell>
          <table:table-cell table:number-columns-repeated="1012"/>
        </table:table-row>
        <table:table-row table:style-name="ro1">
          <table:table-cell table:style-name="ce3" table:formula="of:=IF(ISBLANK([.B25]);&quot;&quot;;CONCATENATE([.D25];[.F25];[.G25];[.H25];IF(OR([.E25]=&quot;SubStart&quot;;[.E25]=&quot;Sub&quot;);[.K25];[.J25]);[.L25]))" office:value-type="string" office:string-value="string GroupUnderClientSystemGuid = 4; // Used for Grouping and Sorting in GUI" calcext:value-type="string">
            <text:p>string GroupUnderClientSystemGuid = 4; // Used for Grouping and Sorting in GUI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GroupUnderClientSystemGuid = </text:p>
          </table:table-cell>
          <table:table-cell table:style-name="ce9" table:formula="of:=IF(LEN([.E25]) = 0;[.J25];IF(OR([.E25]=&quot;SubStart&quot;;[.E25]=&quot;SubEnd&quot;);&quot;&quot;;[.K25]))" office:value-type="float" office:value="4" calcext:value-type="float">
            <text:p>4</text:p>
          </table:table-cell>
          <table:table-cell table:style-name="ce9" table:formula="of:=IF([.E25]=&quot;Sub&quot;;[.J24];IF(LEN([.H25])=0;&quot;&quot;;IF([.J24]=&quot;Number&quot;;&quot;&quot;;IF(LEN([.J24])=0;1;[.J24]+1))))" office:value-type="float" office:value="4" calcext:value-type="float">
            <text:p>4</text:p>
          </table:table-cell>
          <table:table-cell table:style-name="ce9" table:formula="of:=IF(LEN([.H25])=0;&quot;&quot;;IF([.K24]=&quot;SubOrder&quot;;&quot;&quot;;IF([.E25]&lt;&gt;&quot;Sub&quot;;&quot;&quot;;IF(LEN([.K24])=0;1;[.K24]+1))))">
            <text:p/>
          </table:table-cell>
          <table:table-cell office:value-type="string" calcext:value-type="string">
            <text:p>; // Used for Grouping and Sorting in GUI</text:p>
          </table:table-cell>
          <table:table-cell table:number-columns-repeated="1012"/>
        </table:table-row>
        <table:table-row table:style-name="ro1">
          <table:table-cell table:style-name="ce3" table:formula="of:=IF(ISBLANK([.B26]);&quot;&quot;;CONCATENATE([.D26];[.F26];[.G26];[.H26];IF(OR([.E26]=&quot;SubStart&quot;;[.E26]=&quot;Sub&quot;);[.K26];[.J26]);[.L26]))" office:value-type="string" office:string-value="string TestInstructionBlockTypeGuid = 5; // The unique guid for the TestInstructionBlock-type, created by Client system" calcext:value-type="string">
            <text:p>string TestInstructionBlockTypeGuid = 5; // The unique guid for the TestInstructionBlock-type, created by Client system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TypeGuid = </text:p>
          </table:table-cell>
          <table:table-cell table:style-name="ce9" table:formula="of:=IF(LEN([.E26]) = 0;[.J26];IF(OR([.E26]=&quot;SubStart&quot;;[.E26]=&quot;SubEnd&quot;);&quot;&quot;;[.K26]))" office:value-type="float" office:value="5" calcext:value-type="float">
            <text:p>5</text:p>
          </table:table-cell>
          <table:table-cell table:style-name="ce9" table:formula="of:=IF([.E26]=&quot;Sub&quot;;[.J25];IF(LEN([.H26])=0;&quot;&quot;;IF([.J25]=&quot;Number&quot;;&quot;&quot;;IF(LEN([.J25])=0;1;[.J25]+1))))" office:value-type="float" office:value="5" calcext:value-type="float">
            <text:p>5</text:p>
          </table:table-cell>
          <table:table-cell table:style-name="ce9" table:formula="of:=IF(LEN([.H26])=0;&quot;&quot;;IF([.K25]=&quot;SubOrder&quot;;&quot;&quot;;IF([.E26]&lt;&gt;&quot;Sub&quot;;&quot;&quot;;IF(LEN([.K25])=0;1;[.K25]+1))))">
            <text:p/>
          </table:table-cell>
          <table:table-cell office:value-type="string" calcext:value-type="string">
            <text:p>; // The unique guid for the TestInstructionBlock-type, created by Client system</text:p>
          </table:table-cell>
          <table:table-cell table:number-columns-repeated="1012"/>
        </table:table-row>
        <table:table-row table:style-name="ro1">
          <table:table-cell table:style-name="ce3" table:formula="of:=IF(ISBLANK([.B27]);&quot;&quot;;CONCATENATE([.D27];[.F27];[.G27];[.H27];IF(OR([.E27]=&quot;SubStart&quot;;[.E27]=&quot;Sub&quot;);[.K27];[.J27]);[.L27]))" office:value-type="string" office:string-value="string TestInstructionBlockCreationDate = 6; // The creation date for the TestInstructionBlock-type" calcext:value-type="string">
            <text:p>string TestInstructionBlockCreationDate = 6; // The creation date for the TestInstructionBlock-typ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CreationDate = </text:p>
          </table:table-cell>
          <table:table-cell table:style-name="ce9" table:formula="of:=IF(LEN([.E27]) = 0;[.J27];IF(OR([.E27]=&quot;SubStart&quot;;[.E27]=&quot;SubEnd&quot;);&quot;&quot;;[.K27]))" office:value-type="float" office:value="6" calcext:value-type="float">
            <text:p>6</text:p>
          </table:table-cell>
          <table:table-cell table:style-name="ce9" table:formula="of:=IF([.E27]=&quot;Sub&quot;;[.J26];IF(LEN([.H27])=0;&quot;&quot;;IF([.J26]=&quot;Number&quot;;&quot;&quot;;IF(LEN([.J26])=0;1;[.J26]+1))))" office:value-type="float" office:value="6" calcext:value-type="float">
            <text:p>6</text:p>
          </table:table-cell>
          <table:table-cell table:style-name="ce9" table:formula="of:=IF(LEN([.H27])=0;&quot;&quot;;IF([.K26]=&quot;SubOrder&quot;;&quot;&quot;;IF([.E27]&lt;&gt;&quot;Sub&quot;;&quot;&quot;;IF(LEN([.K26])=0;1;[.K26]+1))))">
            <text:p/>
          </table:table-cell>
          <table:table-cell office:value-type="string" calcext:value-type="string">
            <text:p>; // The creation date for the TestInstructionBlock-type</text:p>
          </table:table-cell>
          <table:table-cell table:number-columns-repeated="1012"/>
        </table:table-row>
        <table:table-row table:style-name="ro1">
          <table:table-cell table:style-name="ce3" table:formula="of:=IF(ISBLANK([.B28]);&quot;&quot;;CONCATENATE([.D28];[.F28];[.G28];[.H28];IF(OR([.E28]=&quot;SubStart&quot;;[.E28]=&quot;Sub&quot;);[.K28];[.J28]);[.L28]))" office:value-type="string" office:string-value="string TestInstructionBlockValidUntilDate = 7; // The last date that the the TestInstructionBlock-type can be used" calcext:value-type="string">
            <text:p>string TestInstructionBlockValidUntilDate = 7; // The last date that the the TestInstructionBlock-type can be us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ValidUntilDate = </text:p>
          </table:table-cell>
          <table:table-cell table:style-name="ce9" table:formula="of:=IF(LEN([.E28]) = 0;[.J28];IF(OR([.E28]=&quot;SubStart&quot;;[.E28]=&quot;SubEnd&quot;);&quot;&quot;;[.K28]))" office:value-type="float" office:value="7" calcext:value-type="float">
            <text:p>7</text:p>
          </table:table-cell>
          <table:table-cell table:style-name="ce9" table:formula="of:=IF([.E28]=&quot;Sub&quot;;[.J27];IF(LEN([.H28])=0;&quot;&quot;;IF([.J27]=&quot;Number&quot;;&quot;&quot;;IF(LEN([.J27])=0;1;[.J27]+1))))" office:value-type="float" office:value="7" calcext:value-type="float">
            <text:p>7</text:p>
          </table:table-cell>
          <table:table-cell table:style-name="ce9" table:formula="of:=IF(LEN([.H28])=0;&quot;&quot;;IF([.K27]=&quot;SubOrder&quot;;&quot;&quot;;IF([.E28]&lt;&gt;&quot;Sub&quot;;&quot;&quot;;IF(LEN([.K27])=0;1;[.K27]+1))))">
            <text:p/>
          </table:table-cell>
          <table:table-cell office:value-type="string" calcext:value-type="string">
            <text:p>; // The last date that the the TestInstructionBlock-type can be used</text:p>
          </table:table-cell>
          <table:table-cell table:number-columns-repeated="1012"/>
        </table:table-row>
        <table:table-row table:style-name="ro1">
          <table:table-cell table:style-name="ce3" table:formula="of:=IF(ISBLANK([.B29]);&quot;&quot;;CONCATENATE([.D29];[.F29];[.G29];[.H29];IF(OR([.E29]=&quot;SubStart&quot;;[.E29]=&quot;Sub&quot;);[.K29];[.J29]);[.L29]))" office:value-type="string" office:string-value="string TestInstructionBlockGuid = 8; // The unique guid for the TestInstructionBlock, created when used in editor" calcext:value-type="string">
            <text:p>string TestInstructionBlockGuid = 8; // The unique guid for the TestInstructionBlock, created when used in editor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Guid = </text:p>
          </table:table-cell>
          <table:table-cell table:style-name="ce9" table:formula="of:=IF(LEN([.E29]) = 0;[.J29];IF(OR([.E29]=&quot;SubStart&quot;;[.E29]=&quot;SubEnd&quot;);&quot;&quot;;[.K29]))" office:value-type="float" office:value="8" calcext:value-type="float">
            <text:p>8</text:p>
          </table:table-cell>
          <table:table-cell table:style-name="ce9" table:formula="of:=IF([.E29]=&quot;Sub&quot;;[.J28];IF(LEN([.H29])=0;&quot;&quot;;IF([.J28]=&quot;Number&quot;;&quot;&quot;;IF(LEN([.J28])=0;1;[.J28]+1))))" office:value-type="float" office:value="8" calcext:value-type="float">
            <text:p>8</text:p>
          </table:table-cell>
          <table:table-cell table:style-name="ce9" table:formula="of:=IF(LEN([.H29])=0;&quot;&quot;;IF([.K28]=&quot;SubOrder&quot;;&quot;&quot;;IF([.E29]&lt;&gt;&quot;Sub&quot;;&quot;&quot;;IF(LEN([.K28])=0;1;[.K28]+1))))">
            <text:p/>
          </table:table-cell>
          <table:table-cell office:value-type="string" calcext:value-type="string">
            <text:p>; // The unique guid for the TestInstructionBlock, created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30]);&quot;&quot;;CONCATENATE([.D30];[.F30];[.G30];[.H30];IF(OR([.E30]=&quot;SubStart&quot;;[.E30]=&quot;Sub&quot;);[.K30];[.J30]);[.L30]))" office:value-type="string" office:string-value="string TestInstructionBlockName = 9; // The name of the TestInstructionBlock" calcext:value-type="string">
            <text:p>string TestInstructionBlockName = 9; // The name of the TestInstructionBlock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Name = </text:p>
          </table:table-cell>
          <table:table-cell table:style-name="ce9" table:formula="of:=IF(LEN([.E30]) = 0;[.J30];IF(OR([.E30]=&quot;SubStart&quot;;[.E30]=&quot;SubEnd&quot;);&quot;&quot;;[.K30]))" office:value-type="float" office:value="9" calcext:value-type="float">
            <text:p>9</text:p>
          </table:table-cell>
          <table:table-cell table:style-name="ce9" table:formula="of:=IF([.E30]=&quot;Sub&quot;;[.J29];IF(LEN([.H30])=0;&quot;&quot;;IF([.J29]=&quot;Number&quot;;&quot;&quot;;IF(LEN([.J29])=0;1;[.J29]+1))))" office:value-type="float" office:value="9" calcext:value-type="float">
            <text:p>9</text:p>
          </table:table-cell>
          <table:table-cell table:style-name="ce9" table:formula="of:=IF(LEN([.H30])=0;&quot;&quot;;IF([.K29]=&quot;SubOrder&quot;;&quot;&quot;;IF([.E30]&lt;&gt;&quot;Sub&quot;;&quot;&quot;;IF(LEN([.K29])=0;1;[.K29]+1))))">
            <text:p/>
          </table:table-cell>
          <table:table-cell office:value-type="string" calcext:value-type="string">
            <text:p>; // The name of the TestInstructionBlock</text:p>
          </table:table-cell>
          <table:table-cell table:number-columns-repeated="1012"/>
        </table:table-row>
        <table:table-row table:style-name="ro1">
          <table:table-cell table:style-name="ce3" table:formula="of:=IF(ISBLANK([.B31]);&quot;&quot;;CONCATENATE([.D31];[.F31];[.G31];[.H31];IF(OR([.E31]=&quot;SubStart&quot;;[.E31]=&quot;Sub&quot;);[.K31];[.J31]);[.L31]))" office:value-type="string" office:string-value="string TestInstructionBlockDescription10; // A description of the TestInstructionBlock" calcext:value-type="string">
            <text:p>string TestInstructionBlockDescription10; // A description of the TestInstructionBlock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Description</text:p>
          </table:table-cell>
          <table:table-cell table:style-name="ce9" table:formula="of:=IF(LEN([.E31]) = 0;[.J31];IF(OR([.E31]=&quot;SubStart&quot;;[.E31]=&quot;SubEnd&quot;);&quot;&quot;;[.K31]))" office:value-type="float" office:value="10" calcext:value-type="float">
            <text:p>10</text:p>
          </table:table-cell>
          <table:table-cell table:style-name="ce9" table:formula="of:=IF([.E31]=&quot;Sub&quot;;[.J30];IF(LEN([.H31])=0;&quot;&quot;;IF([.J30]=&quot;Number&quot;;&quot;&quot;;IF(LEN([.J30])=0;1;[.J30]+1))))" office:value-type="float" office:value="10" calcext:value-type="float">
            <text:p>10</text:p>
          </table:table-cell>
          <table:table-cell table:style-name="ce9" table:formula="of:=IF(LEN([.H31])=0;&quot;&quot;;IF([.K30]=&quot;SubOrder&quot;;&quot;&quot;;IF([.E31]&lt;&gt;&quot;Sub&quot;;&quot;&quot;;IF(LEN([.K30])=0;1;[.K30]+1))))">
            <text:p/>
          </table:table-cell>
          <table:table-cell office:value-type="string" calcext:value-type="string">
            <text:p>; // A description of the TestInstructionBlock</text:p>
          </table:table-cell>
          <table:table-cell table:number-columns-repeated="1012"/>
        </table:table-row>
        <table:table-row table:style-name="ro1">
          <table:table-cell table:style-name="ce3" table:formula="of:=IF(ISBLANK([.B32]);&quot;&quot;;CONCATENATE([.D32];[.F32];[.G32];[.H32];IF(OR([.E32]=&quot;SubStart&quot;;[.E32]=&quot;Sub&quot;);[.K32];[.J32]);[.L32]))" office:value-type="string" office:string-value="string TestInstructionBlockMouseOver11; // The mouse over text for the TestInstructionBlock" calcext:value-type="string">
            <text:p>string TestInstructionBlockMouseOver11; // The mouse over text for the TestInstructionBlock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MouseOver</text:p>
          </table:table-cell>
          <table:table-cell table:style-name="ce9" table:formula="of:=IF(LEN([.E32]) = 0;[.J32];IF(OR([.E32]=&quot;SubStart&quot;;[.E32]=&quot;SubEnd&quot;);&quot;&quot;;[.K32]))" office:value-type="float" office:value="11" calcext:value-type="float">
            <text:p>11</text:p>
          </table:table-cell>
          <table:table-cell table:style-name="ce9" table:formula="of:=IF([.E32]=&quot;Sub&quot;;[.J31];IF(LEN([.H32])=0;&quot;&quot;;IF([.J31]=&quot;Number&quot;;&quot;&quot;;IF(LEN([.J31])=0;1;[.J31]+1))))" office:value-type="float" office:value="11" calcext:value-type="float">
            <text:p>11</text:p>
          </table:table-cell>
          <table:table-cell table:style-name="ce9" table:formula="of:=IF(LEN([.H32])=0;&quot;&quot;;IF([.K31]=&quot;SubOrder&quot;;&quot;&quot;;IF([.E32]&lt;&gt;&quot;Sub&quot;;&quot;&quot;;IF(LEN([.K31])=0;1;[.K31]+1))))">
            <text:p/>
          </table:table-cell>
          <table:table-cell office:value-type="string" calcext:value-type="string">
            <text:p>; // The mouse over text for the TestInstructionBlock</text:p>
          </table:table-cell>
          <table:table-cell table:number-columns-repeated="1012"/>
        </table:table-row>
        <table:table-row table:style-name="ro1">
          <table:table-cell table:style-name="ce3" table:formula="of:=IF(ISBLANK([.B33]);&quot;&quot;;CONCATENATE([.D33];[.F33];[.G33];[.H33];IF(OR([.E33]=&quot;SubStart&quot;;[.E33]=&quot;Sub&quot;);[.K33];[.J33]);[.L33]))" office:value-type="string" office:string-value="repeated string DropIDs = 12; // A Drop-IDs deciding if receiver accepts obejct when drag n drop. Can have many Drop-IDs" calcext:value-type="string">
            <text:p>repeated string DropIDs = 12; // A Drop-IDs deciding if receiver accepts obejct when drag n drop. Can have many Drop-ID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DropIDs = </text:p>
          </table:table-cell>
          <table:table-cell table:style-name="ce9" table:formula="of:=IF(LEN([.E33]) = 0;[.J33];IF(OR([.E33]=&quot;SubStart&quot;;[.E33]=&quot;SubEnd&quot;);&quot;&quot;;[.K33]))" office:value-type="float" office:value="12" calcext:value-type="float">
            <text:p>12</text:p>
          </table:table-cell>
          <table:table-cell table:style-name="ce9" table:formula="of:=IF([.E33]=&quot;Sub&quot;;[.J32];IF(LEN([.H33])=0;&quot;&quot;;IF([.J32]=&quot;Number&quot;;&quot;&quot;;IF(LEN([.J32])=0;1;[.J32]+1))))" office:value-type="float" office:value="12" calcext:value-type="float">
            <text:p>12</text:p>
          </table:table-cell>
          <table:table-cell table:style-name="ce9" table:formula="of:=IF(LEN([.H33])=0;&quot;&quot;;IF([.K32]=&quot;SubOrder&quot;;&quot;&quot;;IF([.E33]&lt;&gt;&quot;Sub&quot;;&quot;&quot;;IF(LEN([.K32])=0;1;[.K32]+1))))">
            <text:p/>
          </table:table-cell>
          <table:table-cell office:value-type="string" calcext:value-type="string">
            <text:p>; // A Drop-IDs deciding if receiver accepts obejct when drag n drop. Can have many Drop-IDs</text:p>
          </table:table-cell>
          <table:table-cell table:number-columns-repeated="1012"/>
        </table:table-row>
        <table:table-row table:style-name="ro1">
          <table:table-cell table:style-name="ce3" table:formula="of:=IF(ISBLANK([.B34]);&quot;&quot;;CONCATENATE([.D34];[.F34];[.G34];[.H34];IF(OR([.E34]=&quot;SubStart&quot;;[.E34]=&quot;Sub&quot;);[.K34];[.J34]);[.L34]))" office:value-type="string" office:string-value="string TestContainerGuid = 13; // TestContainer-ID which holds TestInstructions in the block" calcext:value-type="string">
            <text:p>string TestContainerGuid = 13; // TestContainer-ID which holds TestInstructions in the block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ContainerGuid = </text:p>
          </table:table-cell>
          <table:table-cell table:style-name="ce9" table:formula="of:=IF(LEN([.E34]) = 0;[.J34];IF(OR([.E34]=&quot;SubStart&quot;;[.E34]=&quot;SubEnd&quot;);&quot;&quot;;[.K34]))" office:value-type="float" office:value="13" calcext:value-type="float">
            <text:p>13</text:p>
          </table:table-cell>
          <table:table-cell table:style-name="ce9" table:formula="of:=IF([.E34]=&quot;Sub&quot;;[.J33];IF(LEN([.H34])=0;&quot;&quot;;IF([.J33]=&quot;Number&quot;;&quot;&quot;;IF(LEN([.J33])=0;1;[.J33]+1))))" office:value-type="float" office:value="13" calcext:value-type="float">
            <text:p>13</text:p>
          </table:table-cell>
          <table:table-cell table:style-name="ce9" table:formula="of:=IF(LEN([.H34])=0;&quot;&quot;;IF([.K33]=&quot;SubOrder&quot;;&quot;&quot;;IF([.E34]&lt;&gt;&quot;Sub&quot;;&quot;&quot;;IF(LEN([.K33])=0;1;[.K33]+1))))">
            <text:p/>
          </table:table-cell>
          <table:table-cell table:style-name="ce6" office:value-type="string" calcext:value-type="string">
            <text:p>; // TestContainer-ID which holds TestInstructions in the block</text:p>
          </table:table-cell>
          <table:table-cell table:number-columns-repeated="1012"/>
        </table:table-row>
        <table:table-row table:style-name="ro1">
          <table:table-cell table:style-name="ce3" table:formula="of:=IF(ISBLANK([.B35]);&quot;&quot;;CONCATENATE([.D35];[.F35];[.G35];[.H35];IF(OR([.E35]=&quot;SubStart&quot;;[.E35]=&quot;Sub&quot;);[.K35];[.J35]);[.L35]))" office:value-type="string" office:string-value="TestInstructionBlockChangeMetaData_EDTestInstructionBlockChangeMetaData = 14; // The ChangeMetaData objekt" calcext:value-type="string">
            <text:p>TestInstructionBlockChangeMetaData_EDTestInstructionBlockChangeMetaData = 14; // The ChangeMetaData objek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InstructionBlockChangeMetaData_ED</text:p>
          </table:table-cell>
          <table:table-cell office:value-type="string" calcext:value-type="string">
            <text:p>TestInstructionBlockChangeMetaData = </text:p>
          </table:table-cell>
          <table:table-cell table:style-name="ce9" table:formula="of:=IF(LEN([.E35]) = 0;[.J35];IF(OR([.E35]=&quot;SubStart&quot;;[.E35]=&quot;SubEnd&quot;);&quot;&quot;;[.K35]))" office:value-type="float" office:value="14" calcext:value-type="float">
            <text:p>14</text:p>
          </table:table-cell>
          <table:table-cell table:style-name="ce9" table:formula="of:=IF([.E35]=&quot;Sub&quot;;[.J34];IF(LEN([.H35])=0;&quot;&quot;;IF([.J34]=&quot;Number&quot;;&quot;&quot;;IF(LEN([.J34])=0;1;[.J34]+1))))" office:value-type="float" office:value="14" calcext:value-type="float">
            <text:p>14</text:p>
          </table:table-cell>
          <table:table-cell table:style-name="ce9" table:formula="of:=IF(LEN([.H35])=0;&quot;&quot;;IF([.K34]=&quot;SubOrder&quot;;&quot;&quot;;IF([.E35]&lt;&gt;&quot;Sub&quot;;&quot;&quot;;IF(LEN([.K34])=0;1;[.K34]+1))))">
            <text:p/>
          </table:table-cell>
          <table:table-cell table:style-name="ce6" office:value-type="string" calcext:value-type="string">
            <text:p>; // The ChangeMetaData objekt</text:p>
          </table:table-cell>
          <table:table-cell table:number-columns-repeated="1012"/>
        </table:table-row>
        <table:table-row table:style-name="ro1">
          <table:table-cell table:style-name="ce3" table:formula="of:=IF(ISBLANK([.B36]);&quot;&quot;;CONCATENATE([.D36];[.F36];[.G36];[.H36];IF(OR([.E36]=&quot;SubStart&quot;;[.E36]=&quot;Sub&quot;);[.K36];[.J36]);[.L36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6]) = 0;[.J36];IF(OR([.E36]=&quot;SubStart&quot;;[.E36]=&quot;SubEnd&quot;);&quot;&quot;;[.K36]))">
            <text:p/>
          </table:table-cell>
          <table:table-cell table:style-name="ce9" table:formula="of:=IF([.E36]=&quot;Sub&quot;;[.J35];IF(LEN([.H36])=0;&quot;&quot;;IF([.J35]=&quot;Number&quot;;&quot;&quot;;IF(LEN([.J35])=0;1;[.J35]+1))))">
            <text:p/>
          </table:table-cell>
          <table:table-cell table:style-name="ce9" table:formula="of:=IF(LEN([.H36])=0;&quot;&quot;;IF([.K35]=&quot;SubOrder&quot;;&quot;&quot;;IF([.E36]&lt;&gt;&quot;Sub&quot;;&quot;&quot;;IF(LEN([.K35])=0;1;[.K3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37]);&quot;&quot;;CONCATENATE([.D37];[.F37];[.G37];[.H37];IF(OR([.E37]=&quot;SubStart&quot;;[.E37]=&quot;Sub&quot;);[.K37];[.J37]);[.L37]))" office:value-type="string" office:string-value="190214" calcext:value-type="string">
            <text:p>190214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7]) = 0;[.J37];IF(OR([.E37]=&quot;SubStart&quot;;[.E37]=&quot;SubEnd&quot;);&quot;&quot;;[.K37]))">
            <text:p/>
          </table:table-cell>
          <table:table-cell table:style-name="ce9" table:formula="of:=IF([.E37]=&quot;Sub&quot;;[.J36];IF(LEN([.H37])=0;&quot;&quot;;IF([.J36]=&quot;Number&quot;;&quot;&quot;;IF(LEN([.J36])=0;1;[.J36]+1))))">
            <text:p/>
          </table:table-cell>
          <table:table-cell table:style-name="ce9" table:formula="of:=IF(LEN([.H37])=0;&quot;&quot;;IF([.K36]=&quot;SubOrder&quot;;&quot;&quot;;IF([.E37]&lt;&gt;&quot;Sub&quot;;&quot;&quot;;IF(LEN([.K36])=0;1;[.K36]+1))))">
            <text:p/>
          </table:table-cell>
          <table:table-cell table:style-name="ce6" office:value-type="string" calcext:value-type="string">
            <text:p>190214</text:p>
          </table:table-cell>
          <table:table-cell table:number-columns-repeated="1012"/>
        </table:table-row>
        <table:table-row table:style-name="ro1">
          <table:table-cell table:style-name="ce3" table:formula="of:=IF(ISBLANK([.B38]);&quot;&quot;;CONCATENATE([.D38];[.F38];[.G38];[.H38];IF(OR([.E38]=&quot;SubStart&quot;;[.E38]=&quot;Sub&quot;);[.K38];[.J38]);[.L38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8]) = 0;[.J38];IF(OR([.E38]=&quot;SubStart&quot;;[.E38]=&quot;SubEnd&quot;);&quot;&quot;;[.K38]))">
            <text:p/>
          </table:table-cell>
          <table:table-cell table:style-name="ce9" table:formula="of:=IF([.E38]=&quot;Sub&quot;;[.J37];IF(LEN([.H38])=0;&quot;&quot;;IF([.J37]=&quot;Number&quot;;&quot;&quot;;IF(LEN([.J37])=0;1;[.J37]+1))))">
            <text:p/>
          </table:table-cell>
          <table:table-cell table:style-name="ce9" table:formula="of:=IF(LEN([.H38])=0;&quot;&quot;;IF([.K37]=&quot;SubOrder&quot;;&quot;&quot;;IF([.E38]&lt;&gt;&quot;Sub&quot;;&quot;&quot;;IF(LEN([.K37])=0;1;[.K3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39]);&quot;&quot;;CONCATENATE([.D39];[.F39];[.G39];[.H39];IF(OR([.E39]=&quot;SubStart&quot;;[.E39]=&quot;Sub&quot;);[.K39];[.J39]);[.L39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9]) = 0;[.J39];IF(OR([.E39]=&quot;SubStart&quot;;[.E39]=&quot;SubEnd&quot;);&quot;&quot;;[.K39]))">
            <text:p/>
          </table:table-cell>
          <table:table-cell table:style-name="ce9" table:formula="of:=IF([.E39]=&quot;Sub&quot;;[.J38];IF(LEN([.H39])=0;&quot;&quot;;IF([.J38]=&quot;Number&quot;;&quot;&quot;;IF(LEN([.J38])=0;1;[.J38]+1))))">
            <text:p/>
          </table:table-cell>
          <table:table-cell table:style-name="ce9" table:formula="of:=IF(LEN([.H39])=0;&quot;&quot;;IF([.K38]=&quot;SubOrder&quot;;&quot;&quot;;IF([.E39]&lt;&gt;&quot;Sub&quot;;&quot;&quot;;IF(LEN([.K38])=0;1;[.K3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0]);&quot;&quot;;CONCATENATE([.D40];[.F40];[.G40];[.H40];IF(OR([.E40]=&quot;SubStart&quot;;[.E40]=&quot;Sub&quot;);[.K40];[.J40]);[.L40]))" office:value-type="string" office:string-value="message {TestInstructionBlockChangeMetaData_ED; // Holds Change-meteadata for TestInstructionBlock when used in editor" calcext:value-type="string">
            <text:p>message {TestInstructionBlockChangeMetaData_ED; // Holds Change-meteadata for TestInstructionBlock when used in editor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BlockChang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0]) = 0;[.J40];IF(OR([.E40]=&quot;SubStart&quot;;[.E40]=&quot;SubEnd&quot;);&quot;&quot;;[.K40]))">
            <text:p/>
          </table:table-cell>
          <table:table-cell table:style-name="ce9" table:formula="of:=IF([.E40]=&quot;Sub&quot;;[.J39];IF(LEN([.H40])=0;&quot;&quot;;IF([.J39]=&quot;Number&quot;;&quot;&quot;;IF(LEN([.J39])=0;1;[.J39]+1))))">
            <text:p/>
          </table:table-cell>
          <table:table-cell table:style-name="ce9" table:formula="of:=IF(LEN([.H40])=0;&quot;&quot;;IF([.K39]=&quot;SubOrder&quot;;&quot;&quot;;IF([.E40]&lt;&gt;&quot;Sub&quot;;&quot;&quot;;IF(LEN([.K39])=0;1;[.K39]+1))))">
            <text:p/>
          </table:table-cell>
          <table:table-cell table:style-name="ce6" office:value-type="string" calcext:value-type="string">
            <text:p>; // Holds Change-meteadata for TestInstructionBlock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41]);&quot;&quot;;CONCATENATE([.D41];[.F41];[.G41];[.H41];IF(OR([.E41]=&quot;SubStart&quot;;[.E41]=&quot;Sub&quot;);[.K41];[.J41]);[.L41]))" office:value-type="string" office:string-value="string TestInstructionBlockChangeMetaDataNewGuid = 1; // The new Guid for the TestInstructionBlock when changed, deleted etc." calcext:value-type="string">
            <text:p>string TestInstructionBlockChangeMetaDataNewGuid = 1; // The new Guid for the TestInstructionBlock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ChangeMetaDataNewGuid = </text:p>
          </table:table-cell>
          <table:table-cell table:style-name="ce9" table:formula="of:=IF(LEN([.E41]) = 0;[.J41];IF(OR([.E41]=&quot;SubStart&quot;;[.E41]=&quot;SubEnd&quot;);&quot;&quot;;[.K41]))" office:value-type="float" office:value="1" calcext:value-type="float">
            <text:p>1</text:p>
          </table:table-cell>
          <table:table-cell table:style-name="ce9" table:formula="of:=IF([.E41]=&quot;Sub&quot;;[.J40];IF(LEN([.H41])=0;&quot;&quot;;IF([.J40]=&quot;Number&quot;;&quot;&quot;;IF(LEN([.J40])=0;1;[.J40]+1))))" office:value-type="float" office:value="1" calcext:value-type="float">
            <text:p>1</text:p>
          </table:table-cell>
          <table:table-cell table:style-name="ce9" table:formula="of:=IF(LEN([.H41])=0;&quot;&quot;;IF([.K40]=&quot;SubOrder&quot;;&quot;&quot;;IF([.E41]&lt;&gt;&quot;Sub&quot;;&quot;&quot;;IF(LEN([.K40])=0;1;[.K40]+1))))">
            <text:p/>
          </table:table-cell>
          <table:table-cell table:style-name="ce6" office:value-type="string" calcext:value-type="string">
            <text:p>; // The new Guid for the TestInstructionBlock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42]);&quot;&quot;;CONCATENATE([.D42];[.F42];[.G42];[.H42];IF(OR([.E42]=&quot;SubStart&quot;;[.E42]=&quot;Sub&quot;);[.K42];[.J42]);[.L42]))" office:value-type="string" office:string-value="string TestInstructionBlockChangeMetaDataPreviousGuid = 2; // The previous Guid for the TestInstructionBlock when changed, deleted etc." calcext:value-type="string">
            <text:p>string TestInstructionBlockChangeMetaDataPreviousGuid = 2; // The previous Guid for the TestInstructionBlock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ChangeMetaDataPreviousGuid = </text:p>
          </table:table-cell>
          <table:table-cell table:style-name="ce9" table:formula="of:=IF(LEN([.E42]) = 0;[.J42];IF(OR([.E42]=&quot;SubStart&quot;;[.E42]=&quot;SubEnd&quot;);&quot;&quot;;[.K42]))" office:value-type="float" office:value="2" calcext:value-type="float">
            <text:p>2</text:p>
          </table:table-cell>
          <table:table-cell table:style-name="ce9" table:formula="of:=IF([.E42]=&quot;Sub&quot;;[.J41];IF(LEN([.H42])=0;&quot;&quot;;IF([.J41]=&quot;Number&quot;;&quot;&quot;;IF(LEN([.J41])=0;1;[.J41]+1))))" office:value-type="float" office:value="2" calcext:value-type="float">
            <text:p>2</text:p>
          </table:table-cell>
          <table:table-cell table:style-name="ce9" table:formula="of:=IF(LEN([.H42])=0;&quot;&quot;;IF([.K41]=&quot;SubOrder&quot;;&quot;&quot;;IF([.E42]&lt;&gt;&quot;Sub&quot;;&quot;&quot;;IF(LEN([.K41])=0;1;[.K41]+1))))">
            <text:p/>
          </table:table-cell>
          <table:table-cell table:style-name="ce6" office:value-type="string" calcext:value-type="string">
            <text:p>; // The previous Guid for the TestInstructionBlock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43]);&quot;&quot;;CONCATENATE([.D43];[.F43];[.G43];[.H43];IF(OR([.E43]=&quot;SubStart&quot;;[.E43]=&quot;Sub&quot;);[.K43];[.J43]);[.L43]))" office:value-type="string" office:string-value="string TestInstructionBlockChangeMetaDataCreatedDate = 3; // Date when created in Test Case" calcext:value-type="string">
            <text:p>string TestInstructionBlockChangeMetaDataCreatedDate = 3; // Date when created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ChangeMetaDataCreatedDate = </text:p>
          </table:table-cell>
          <table:table-cell table:style-name="ce9" table:formula="of:=IF(LEN([.E43]) = 0;[.J43];IF(OR([.E43]=&quot;SubStart&quot;;[.E43]=&quot;SubEnd&quot;);&quot;&quot;;[.K43]))" office:value-type="float" office:value="3" calcext:value-type="float">
            <text:p>3</text:p>
          </table:table-cell>
          <table:table-cell table:style-name="ce9" table:formula="of:=IF([.E43]=&quot;Sub&quot;;[.J42];IF(LEN([.H43])=0;&quot;&quot;;IF([.J42]=&quot;Number&quot;;&quot;&quot;;IF(LEN([.J42])=0;1;[.J42]+1))))" office:value-type="float" office:value="3" calcext:value-type="float">
            <text:p>3</text:p>
          </table:table-cell>
          <table:table-cell table:style-name="ce9" table:formula="of:=IF(LEN([.H43])=0;&quot;&quot;;IF([.K42]=&quot;SubOrder&quot;;&quot;&quot;;IF([.E43]&lt;&gt;&quot;Sub&quot;;&quot;&quot;;IF(LEN([.K42])=0;1;[.K42]+1))))">
            <text:p/>
          </table:table-cell>
          <table:table-cell table:style-name="ce6" office:value-type="string" calcext:value-type="string">
            <text:p>; // Date when created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44]);&quot;&quot;;CONCATENATE([.D44];[.F44];[.G44];[.H44];IF(OR([.E44]=&quot;SubStart&quot;;[.E44]=&quot;Sub&quot;);[.K44];[.J44]);[.L44]))" office:value-type="string" office:string-value="string TestInstructionBlockChangeMetaDataCreatedBy = 4; // Who create the TestInstructionBlock in Test Case" calcext:value-type="string">
            <text:p>string TestInstructionBlockChangeMetaDataCreatedBy = 4; // Who create the TestInstructionBlock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ChangeMetaDataCreatedBy = </text:p>
          </table:table-cell>
          <table:table-cell table:style-name="ce9" table:formula="of:=IF(LEN([.E44]) = 0;[.J44];IF(OR([.E44]=&quot;SubStart&quot;;[.E44]=&quot;SubEnd&quot;);&quot;&quot;;[.K44]))" office:value-type="float" office:value="4" calcext:value-type="float">
            <text:p>4</text:p>
          </table:table-cell>
          <table:table-cell table:style-name="ce9" table:formula="of:=IF([.E44]=&quot;Sub&quot;;[.J43];IF(LEN([.H44])=0;&quot;&quot;;IF([.J43]=&quot;Number&quot;;&quot;&quot;;IF(LEN([.J43])=0;1;[.J43]+1))))" office:value-type="float" office:value="4" calcext:value-type="float">
            <text:p>4</text:p>
          </table:table-cell>
          <table:table-cell table:style-name="ce9" table:formula="of:=IF(LEN([.H44])=0;&quot;&quot;;IF([.K43]=&quot;SubOrder&quot;;&quot;&quot;;IF([.E44]&lt;&gt;&quot;Sub&quot;;&quot;&quot;;IF(LEN([.K43])=0;1;[.K43]+1))))">
            <text:p/>
          </table:table-cell>
          <table:table-cell table:style-name="ce6" office:value-type="string" calcext:value-type="string">
            <text:p>; // Who create the TestInstructionBlock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45]);&quot;&quot;;CONCATENATE([.D45];[.F45];[.G45];[.H45];IF(OR([.E45]=&quot;SubStart&quot;;[.E45]=&quot;Sub&quot;);[.K45];[.J45]);[.L45]))" office:value-type="string" office:string-value="string TestInstructionBlockChangeMetaDataChangeDate = 5; // Date when TestInstructionBlock was changed" calcext:value-type="string">
            <text:p>string TestInstructionBlockChangeMetaDataChangeDate = 5; // Date when TestInstructionBlock was chang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ChangeMetaDataChangeDate = </text:p>
          </table:table-cell>
          <table:table-cell table:style-name="ce9" table:formula="of:=IF(LEN([.E45]) = 0;[.J45];IF(OR([.E45]=&quot;SubStart&quot;;[.E45]=&quot;SubEnd&quot;);&quot;&quot;;[.K45]))" office:value-type="float" office:value="5" calcext:value-type="float">
            <text:p>5</text:p>
          </table:table-cell>
          <table:table-cell table:style-name="ce9" table:formula="of:=IF([.E45]=&quot;Sub&quot;;[.J44];IF(LEN([.H45])=0;&quot;&quot;;IF([.J44]=&quot;Number&quot;;&quot;&quot;;IF(LEN([.J44])=0;1;[.J44]+1))))" office:value-type="float" office:value="5" calcext:value-type="float">
            <text:p>5</text:p>
          </table:table-cell>
          <table:table-cell table:style-name="ce9" table:formula="of:=IF(LEN([.H45])=0;&quot;&quot;;IF([.K44]=&quot;SubOrder&quot;;&quot;&quot;;IF([.E45]&lt;&gt;&quot;Sub&quot;;&quot;&quot;;IF(LEN([.K44])=0;1;[.K44]+1))))">
            <text:p/>
          </table:table-cell>
          <table:table-cell table:style-name="ce6" office:value-type="string" calcext:value-type="string">
            <text:p>; // Date when TestInstructionBlock was changed</text:p>
          </table:table-cell>
          <table:table-cell table:number-columns-repeated="1012"/>
        </table:table-row>
        <table:table-row table:style-name="ro1">
          <table:table-cell table:style-name="ce3" table:formula="of:=IF(ISBLANK([.B46]);&quot;&quot;;CONCATENATE([.D46];[.F46];[.G46];[.H46];IF(OR([.E46]=&quot;SubStart&quot;;[.E46]=&quot;Sub&quot;);[.K46];[.J46]);[.L46]))" office:value-type="string" office:string-value="string TestInstructionBlockChangeMetaDataChangeBy = 6; // Who changed the TestInstructionBlock in the Test Case" calcext:value-type="string">
            <text:p>string TestInstructionBlockChangeMetaDataChangeBy = 6; // Who changed the TestInstructionBlock in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ChangeMetaDataChangeBy = </text:p>
          </table:table-cell>
          <table:table-cell table:style-name="ce9" table:formula="of:=IF(LEN([.E46]) = 0;[.J46];IF(OR([.E46]=&quot;SubStart&quot;;[.E46]=&quot;SubEnd&quot;);&quot;&quot;;[.K46]))" office:value-type="float" office:value="6" calcext:value-type="float">
            <text:p>6</text:p>
          </table:table-cell>
          <table:table-cell table:style-name="ce9" table:formula="of:=IF([.E46]=&quot;Sub&quot;;[.J45];IF(LEN([.H46])=0;&quot;&quot;;IF([.J45]=&quot;Number&quot;;&quot;&quot;;IF(LEN([.J45])=0;1;[.J45]+1))))" office:value-type="float" office:value="6" calcext:value-type="float">
            <text:p>6</text:p>
          </table:table-cell>
          <table:table-cell table:style-name="ce9" table:formula="of:=IF(LEN([.H46])=0;&quot;&quot;;IF([.K45]=&quot;SubOrder&quot;;&quot;&quot;;IF([.E46]&lt;&gt;&quot;Sub&quot;;&quot;&quot;;IF(LEN([.K45])=0;1;[.K45]+1))))">
            <text:p/>
          </table:table-cell>
          <table:table-cell table:style-name="ce6" office:value-type="string" calcext:value-type="string">
            <text:p>; // Who changed the TestInstructionBlock in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47]);&quot;&quot;;CONCATENATE([.D47];[.F47];[.G47];[.H47];IF(OR([.E47]=&quot;SubStart&quot;;[.E47]=&quot;Sub&quot;);[.K47];[.J47]);[.L47]))" office:value-type="string" office:string-value="string TestInstructionBlockChangeMetaDataDeletedDate = 7; // Date when TestInstructionBlock was deleted" calcext:value-type="string">
            <text:p>string TestInstructionBlockChangeMetaDataDeletedDate = 7; // Date when TestInstructionBlock was delet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ChangeMetaDataDeletedDate = </text:p>
          </table:table-cell>
          <table:table-cell table:style-name="ce9" table:formula="of:=IF(LEN([.E47]) = 0;[.J47];IF(OR([.E47]=&quot;SubStart&quot;;[.E47]=&quot;SubEnd&quot;);&quot;&quot;;[.K47]))" office:value-type="float" office:value="7" calcext:value-type="float">
            <text:p>7</text:p>
          </table:table-cell>
          <table:table-cell table:style-name="ce9" table:formula="of:=IF([.E47]=&quot;Sub&quot;;[.J46];IF(LEN([.H47])=0;&quot;&quot;;IF([.J46]=&quot;Number&quot;;&quot;&quot;;IF(LEN([.J46])=0;1;[.J46]+1))))" office:value-type="float" office:value="7" calcext:value-type="float">
            <text:p>7</text:p>
          </table:table-cell>
          <table:table-cell table:style-name="ce9" table:formula="of:=IF(LEN([.H47])=0;&quot;&quot;;IF([.K46]=&quot;SubOrder&quot;;&quot;&quot;;IF([.E47]&lt;&gt;&quot;Sub&quot;;&quot;&quot;;IF(LEN([.K46])=0;1;[.K46]+1))))">
            <text:p/>
          </table:table-cell>
          <table:table-cell table:style-name="ce6" office:value-type="string" calcext:value-type="string">
            <text:p>; // Date when TestInstructionBlock was deleted</text:p>
          </table:table-cell>
          <table:table-cell table:number-columns-repeated="1012"/>
        </table:table-row>
        <table:table-row table:style-name="ro1">
          <table:table-cell table:style-name="ce3" table:formula="of:=IF(ISBLANK([.B48]);&quot;&quot;;CONCATENATE([.D48];[.F48];[.G48];[.H48];IF(OR([.E48]=&quot;SubStart&quot;;[.E48]=&quot;Sub&quot;);[.K48];[.J48]);[.L48]))" office:value-type="string" office:string-value="string TestInstructionBlockChangeMetaDataDeletedBy = 8; // Who deleted the TestInstructionBlock from the Test Case" calcext:value-type="string">
            <text:p>string TestInstructionBlockChangeMetaDataDeletedBy = 8; // Who deleted the TestInstructionBlock from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BlockChangeMetaDataDeletedBy = </text:p>
          </table:table-cell>
          <table:table-cell table:style-name="ce9" table:formula="of:=IF(LEN([.E48]) = 0;[.J48];IF(OR([.E48]=&quot;SubStart&quot;;[.E48]=&quot;SubEnd&quot;);&quot;&quot;;[.K48]))" office:value-type="float" office:value="8" calcext:value-type="float">
            <text:p>8</text:p>
          </table:table-cell>
          <table:table-cell table:style-name="ce9" table:formula="of:=IF([.E48]=&quot;Sub&quot;;[.J47];IF(LEN([.H48])=0;&quot;&quot;;IF([.J47]=&quot;Number&quot;;&quot;&quot;;IF(LEN([.J47])=0;1;[.J47]+1))))" office:value-type="float" office:value="8" calcext:value-type="float">
            <text:p>8</text:p>
          </table:table-cell>
          <table:table-cell table:style-name="ce9" table:formula="of:=IF(LEN([.H48])=0;&quot;&quot;;IF([.K47]=&quot;SubOrder&quot;;&quot;&quot;;IF([.E48]&lt;&gt;&quot;Sub&quot;;&quot;&quot;;IF(LEN([.K47])=0;1;[.K47]+1))))">
            <text:p/>
          </table:table-cell>
          <table:table-cell table:style-name="ce6" office:value-type="string" calcext:value-type="string">
            <text:p>; // Who deleted the TestInstructionBlock from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49]);&quot;&quot;;CONCATENATE([.D49];[.F49];[.G49];[.H49];IF(OR([.E49]=&quot;SubStart&quot;;[.E49]=&quot;Sub&quot;);[.K49];[.J49]);[.L49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9]) = 0;[.J49];IF(OR([.E49]=&quot;SubStart&quot;;[.E49]=&quot;SubEnd&quot;);&quot;&quot;;[.K49]))">
            <text:p/>
          </table:table-cell>
          <table:table-cell table:style-name="ce9" table:formula="of:=IF([.E49]=&quot;Sub&quot;;[.J48];IF(LEN([.H49])=0;&quot;&quot;;IF([.J48]=&quot;Number&quot;;&quot;&quot;;IF(LEN([.J48])=0;1;[.J48]+1))))">
            <text:p/>
          </table:table-cell>
          <table:table-cell table:style-name="ce9" table:formula="of:=IF(LEN([.H49])=0;&quot;&quot;;IF([.K48]=&quot;SubOrder&quot;;&quot;&quot;;IF([.E49]&lt;&gt;&quot;Sub&quot;;&quot;&quot;;IF(LEN([.K48])=0;1;[.K4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0]);&quot;&quot;;CONCATENATE([.D50];[.F50];[.G50];[.H50];IF(OR([.E50]=&quot;SubStart&quot;;[.E50]=&quot;Sub&quot;);[.K50];[.J50]);[.L50]))" office:value-type="string" office:string-value="190204" calcext:value-type="string">
            <text:p>190204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0]) = 0;[.J50];IF(OR([.E50]=&quot;SubStart&quot;;[.E50]=&quot;SubEnd&quot;);&quot;&quot;;[.K50]))">
            <text:p/>
          </table:table-cell>
          <table:table-cell table:style-name="ce9" table:formula="of:=IF([.E50]=&quot;Sub&quot;;[.J49];IF(LEN([.H50])=0;&quot;&quot;;IF([.J49]=&quot;Number&quot;;&quot;&quot;;IF(LEN([.J49])=0;1;[.J49]+1))))">
            <text:p/>
          </table:table-cell>
          <table:table-cell table:style-name="ce9" table:formula="of:=IF(LEN([.H50])=0;&quot;&quot;;IF([.K49]=&quot;SubOrder&quot;;&quot;&quot;;IF([.E50]&lt;&gt;&quot;Sub&quot;;&quot;&quot;;IF(LEN([.K49])=0;1;[.K49]+1))))">
            <text:p/>
          </table:table-cell>
          <table:table-cell table:style-name="ce6" office:value-type="string" calcext:value-type="string">
            <text:p>190204</text:p>
          </table:table-cell>
          <table:table-cell table:number-columns-repeated="1012"/>
        </table:table-row>
        <table:table-row table:style-name="ro1">
          <table:table-cell table:style-name="ce3" table:formula="of:=IF(ISBLANK([.B51]);&quot;&quot;;CONCATENATE([.D51];[.F51];[.G51];[.H51];IF(OR([.E51]=&quot;SubStart&quot;;[.E51]=&quot;Sub&quot;);[.K51];[.J51]);[.L51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1]) = 0;[.J51];IF(OR([.E51]=&quot;SubStart&quot;;[.E51]=&quot;SubEnd&quot;);&quot;&quot;;[.K51]))">
            <text:p/>
          </table:table-cell>
          <table:table-cell table:style-name="ce9" table:formula="of:=IF([.E51]=&quot;Sub&quot;;[.J50];IF(LEN([.H51])=0;&quot;&quot;;IF([.J50]=&quot;Number&quot;;&quot;&quot;;IF(LEN([.J50])=0;1;[.J50]+1))))">
            <text:p/>
          </table:table-cell>
          <table:table-cell table:style-name="ce9" table:formula="of:=IF(LEN([.H51])=0;&quot;&quot;;IF([.K50]=&quot;SubOrder&quot;;&quot;&quot;;IF([.E51]&lt;&gt;&quot;Sub&quot;;&quot;&quot;;IF(LEN([.K50])=0;1;[.K5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2]);&quot;&quot;;CONCATENATE([.D52];[.F52];[.G52];[.H52];IF(OR([.E52]=&quot;SubStart&quot;;[.E52]=&quot;Sub&quot;);[.K52];[.J52]);[.L52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2]) = 0;[.J52];IF(OR([.E52]=&quot;SubStart&quot;;[.E52]=&quot;SubEnd&quot;);&quot;&quot;;[.K52]))">
            <text:p/>
          </table:table-cell>
          <table:table-cell table:style-name="ce9" table:formula="of:=IF([.E52]=&quot;Sub&quot;;[.J51];IF(LEN([.H52])=0;&quot;&quot;;IF([.J51]=&quot;Number&quot;;&quot;&quot;;IF(LEN([.J51])=0;1;[.J51]+1))))">
            <text:p/>
          </table:table-cell>
          <table:table-cell table:style-name="ce9" table:formula="of:=IF(LEN([.H52])=0;&quot;&quot;;IF([.K51]=&quot;SubOrder&quot;;&quot;&quot;;IF([.E52]&lt;&gt;&quot;Sub&quot;;&quot;&quot;;IF(LEN([.K51])=0;1;[.K5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3]);&quot;&quot;;CONCATENATE([.D53];[.F53];[.G53];[.H53];IF(OR([.E53]=&quot;SubStart&quot;;[.E53]=&quot;Sub&quot;);[.K53];[.J53]);[.L53]))" office:value-type="string" office:string-value="message {SupportedLandingZones_ED; // A list of supported LandingZones that server supports" calcext:value-type="string">
            <text:p>message {SupportedLandingZones_ED; // A list of supported LandingZones that server supports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SupportedLandingZone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3]) = 0;[.J53];IF(OR([.E53]=&quot;SubStart&quot;;[.E53]=&quot;SubEnd&quot;);&quot;&quot;;[.K53]))">
            <text:p/>
          </table:table-cell>
          <table:table-cell table:style-name="ce9" table:formula="of:=IF([.E53]=&quot;Sub&quot;;[.J52];IF(LEN([.H53])=0;&quot;&quot;;IF([.J52]=&quot;Number&quot;;&quot;&quot;;IF(LEN([.J52])=0;1;[.J52]+1))))">
            <text:p/>
          </table:table-cell>
          <table:table-cell table:style-name="ce9" table:formula="of:=IF(LEN([.H53])=0;&quot;&quot;;IF([.K52]=&quot;SubOrder&quot;;&quot;&quot;;IF([.E53]&lt;&gt;&quot;Sub&quot;;&quot;&quot;;IF(LEN([.K52])=0;1;[.K52]+1))))">
            <text:p/>
          </table:table-cell>
          <table:table-cell office:value-type="string" calcext:value-type="string">
            <text:p>; // A list of supported LandingZones that server supports</text:p>
          </table:table-cell>
          <table:table-cell table:number-columns-repeated="1012"/>
        </table:table-row>
        <table:table-row table:style-name="ro1">
          <table:table-cell table:style-name="ce3" table:formula="of:=IF(ISBLANK([.B54]);&quot;&quot;;CONCATENATE([.D54];[.F54];[.G54];[.H54];IF(OR([.E54]=&quot;SubStart&quot;;[.E54]=&quot;Sub&quot;);[.K54];[.J54]);[.L54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54]) = 0;[.J54];IF(OR([.E54]=&quot;SubStart&quot;;[.E54]=&quot;SubEnd&quot;);&quot;&quot;;[.K54]))" office:value-type="float" office:value="1" calcext:value-type="float">
            <text:p>1</text:p>
          </table:table-cell>
          <table:table-cell table:style-name="ce9" table:formula="of:=IF([.E54]=&quot;Sub&quot;;[.J53];IF(LEN([.H54])=0;&quot;&quot;;IF([.J53]=&quot;Number&quot;;&quot;&quot;;IF(LEN([.J53])=0;1;[.J53]+1))))" office:value-type="float" office:value="1" calcext:value-type="float">
            <text:p>1</text:p>
          </table:table-cell>
          <table:table-cell table:style-name="ce9" table:formula="of:=IF(LEN([.H54])=0;&quot;&quot;;IF([.K53]=&quot;SubOrder&quot;;&quot;&quot;;IF([.E54]&lt;&gt;&quot;Sub&quot;;&quot;&quot;;IF(LEN([.K53])=0;1;[.K53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55]);&quot;&quot;;CONCATENATE([.D55];[.F55];[.G55];[.H55];IF(OR([.E55]=&quot;SubStart&quot;;[.E55]=&quot;Sub&quot;);[.K55];[.J55]);[.L55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55]) = 0;[.J55];IF(OR([.E55]=&quot;SubStart&quot;;[.E55]=&quot;SubEnd&quot;);&quot;&quot;;[.K55]))" office:value-type="float" office:value="2" calcext:value-type="float">
            <text:p>2</text:p>
          </table:table-cell>
          <table:table-cell table:style-name="ce9" table:formula="of:=IF([.E55]=&quot;Sub&quot;;[.J54];IF(LEN([.H55])=0;&quot;&quot;;IF([.J54]=&quot;Number&quot;;&quot;&quot;;IF(LEN([.J54])=0;1;[.J54]+1))))" office:value-type="float" office:value="2" calcext:value-type="float">
            <text:p>2</text:p>
          </table:table-cell>
          <table:table-cell table:style-name="ce9" table:formula="of:=IF(LEN([.H55])=0;&quot;&quot;;IF([.K54]=&quot;SubOrder&quot;;&quot;&quot;;IF([.E55]&lt;&gt;&quot;Sub&quot;;&quot;&quot;;IF(LEN([.K54])=0;1;[.K54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56]);&quot;&quot;;CONCATENATE([.D56];[.F56];[.G56];[.H56];IF(OR([.E56]=&quot;SubStart&quot;;[.E56]=&quot;Sub&quot;);[.K56];[.J56]);[.L56]))" office:value-type="string" office:string-value="repeated string LandingZoneGuid = 3; // The unique guid for the LandingZone" calcext:value-type="string">
            <text:p>repeated string LandingZoneGuid = 3; // The unique guid for the LandingZon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LandingZoneGuid = </text:p>
          </table:table-cell>
          <table:table-cell table:style-name="ce9" table:formula="of:=IF(LEN([.E56]) = 0;[.J56];IF(OR([.E56]=&quot;SubStart&quot;;[.E56]=&quot;SubEnd&quot;);&quot;&quot;;[.K56]))" office:value-type="float" office:value="3" calcext:value-type="float">
            <text:p>3</text:p>
          </table:table-cell>
          <table:table-cell table:style-name="ce9" table:formula="of:=IF([.E56]=&quot;Sub&quot;;[.J55];IF(LEN([.H56])=0;&quot;&quot;;IF([.J55]=&quot;Number&quot;;&quot;&quot;;IF(LEN([.J55])=0;1;[.J55]+1))))" office:value-type="float" office:value="3" calcext:value-type="float">
            <text:p>3</text:p>
          </table:table-cell>
          <table:table-cell table:style-name="ce9" table:formula="of:=IF(LEN([.H56])=0;&quot;&quot;;IF([.K55]=&quot;SubOrder&quot;;&quot;&quot;;IF([.E56]&lt;&gt;&quot;Sub&quot;;&quot;&quot;;IF(LEN([.K55])=0;1;[.K55]+1))))">
            <text:p/>
          </table:table-cell>
          <table:table-cell office:value-type="string" calcext:value-type="string">
            <text:p>; // The unique guid for the LandingZone</text:p>
          </table:table-cell>
          <table:table-cell table:number-columns-repeated="1012"/>
        </table:table-row>
        <table:table-row table:style-name="ro1">
          <table:table-cell table:style-name="ce3" table:formula="of:=IF(ISBLANK([.B57]);&quot;&quot;;CONCATENATE([.D57];[.F57];[.G57];[.H57];IF(OR([.E57]=&quot;SubStart&quot;;[.E57]=&quot;Sub&quot;);[.K57];[.J57]);[.L57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7]) = 0;[.J57];IF(OR([.E57]=&quot;SubStart&quot;;[.E57]=&quot;SubEnd&quot;);&quot;&quot;;[.K57]))">
            <text:p/>
          </table:table-cell>
          <table:table-cell table:style-name="ce9" table:formula="of:=IF([.E57]=&quot;Sub&quot;;[.J56];IF(LEN([.H57])=0;&quot;&quot;;IF([.J56]=&quot;Number&quot;;&quot;&quot;;IF(LEN([.J56])=0;1;[.J56]+1))))">
            <text:p/>
          </table:table-cell>
          <table:table-cell table:style-name="ce9" table:formula="of:=IF(LEN([.H57])=0;&quot;&quot;;IF([.K56]=&quot;SubOrder&quot;;&quot;&quot;;IF([.E57]&lt;&gt;&quot;Sub&quot;;&quot;&quot;;IF(LEN([.K56])=0;1;[.K56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58]);&quot;&quot;;CONCATENATE([.D58];[.F58];[.G58];[.H58];IF(OR([.E58]=&quot;SubStart&quot;;[.E58]=&quot;Sub&quot;);[.K58];[.J58]);[.L58]))" office:value-type="string" office:string-value="190130" calcext:value-type="string">
            <text:p>190130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8]) = 0;[.J58];IF(OR([.E58]=&quot;SubStart&quot;;[.E58]=&quot;SubEnd&quot;);&quot;&quot;;[.K58]))">
            <text:p/>
          </table:table-cell>
          <table:table-cell table:style-name="ce9" table:formula="of:=IF([.E58]=&quot;Sub&quot;;[.J57];IF(LEN([.H58])=0;&quot;&quot;;IF([.J57]=&quot;Number&quot;;&quot;&quot;;IF(LEN([.J57])=0;1;[.J57]+1))))">
            <text:p/>
          </table:table-cell>
          <table:table-cell table:style-name="ce9" table:formula="of:=IF(LEN([.H58])=0;&quot;&quot;;IF([.K57]=&quot;SubOrder&quot;;&quot;&quot;;IF([.E58]&lt;&gt;&quot;Sub&quot;;&quot;&quot;;IF(LEN([.K57])=0;1;[.K57]+1))))">
            <text:p/>
          </table:table-cell>
          <table:table-cell table:style-name="ce11" office:value-type="string" calcext:value-type="string">
            <text:p>190130</text:p>
          </table:table-cell>
          <table:table-cell table:number-columns-repeated="1012"/>
        </table:table-row>
        <table:table-row table:style-name="ro1">
          <table:table-cell table:style-name="ce3" table:formula="of:=IF(ISBLANK([.B59]);&quot;&quot;;CONCATENATE([.D59];[.F59];[.G59];[.H59];IF(OR([.E59]=&quot;SubStart&quot;;[.E59]=&quot;Sub&quot;);[.K59];[.J59]);[.L59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9]) = 0;[.J59];IF(OR([.E59]=&quot;SubStart&quot;;[.E59]=&quot;SubEnd&quot;);&quot;&quot;;[.K59]))">
            <text:p/>
          </table:table-cell>
          <table:table-cell table:style-name="ce9" table:formula="of:=IF([.E59]=&quot;Sub&quot;;[.J58];IF(LEN([.H59])=0;&quot;&quot;;IF([.J58]=&quot;Number&quot;;&quot;&quot;;IF(LEN([.J58])=0;1;[.J58]+1))))">
            <text:p/>
          </table:table-cell>
          <table:table-cell table:style-name="ce9" table:formula="of:=IF(LEN([.H59])=0;&quot;&quot;;IF([.K58]=&quot;SubOrder&quot;;&quot;&quot;;IF([.E59]&lt;&gt;&quot;Sub&quot;;&quot;&quot;;IF(LEN([.K58])=0;1;[.K58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60]);&quot;&quot;;CONCATENATE([.D60];[.F60];[.G60];[.H60];IF(OR([.E60]=&quot;SubStart&quot;;[.E60]=&quot;Sub&quot;);[.K60];[.J60]);[.L60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0]) = 0;[.J60];IF(OR([.E60]=&quot;SubStart&quot;;[.E60]=&quot;SubEnd&quot;);&quot;&quot;;[.K60]))">
            <text:p/>
          </table:table-cell>
          <table:table-cell table:style-name="ce9" table:formula="of:=IF([.E60]=&quot;Sub&quot;;[.J59];IF(LEN([.H60])=0;&quot;&quot;;IF([.J59]=&quot;Number&quot;;&quot;&quot;;IF(LEN([.J59])=0;1;[.J59]+1))))">
            <text:p/>
          </table:table-cell>
          <table:table-cell table:style-name="ce9" table:formula="of:=IF(LEN([.H60])=0;&quot;&quot;;IF([.K59]=&quot;SubOrder&quot;;&quot;&quot;;IF([.E60]&lt;&gt;&quot;Sub&quot;;&quot;&quot;;IF(LEN([.K59])=0;1;[.K59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61]);&quot;&quot;;CONCATENATE([.D61];[.F61];[.G61];[.H61];IF(OR([.E61]=&quot;SubStart&quot;;[.E61]=&quot;Sub&quot;);[.K61];[.J61]);[.L61]))" office:value-type="string" office:string-value="message {LandingZones_ED; // A list of LandingZones that server supports" calcext:value-type="string">
            <text:p>message {LandingZones_ED; // A list of LandingZones that server supports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LandingZone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1]) = 0;[.J61];IF(OR([.E61]=&quot;SubStart&quot;;[.E61]=&quot;SubEnd&quot;);&quot;&quot;;[.K61]))">
            <text:p/>
          </table:table-cell>
          <table:table-cell table:style-name="ce9" table:formula="of:=IF([.E61]=&quot;Sub&quot;;[.J60];IF(LEN([.H61])=0;&quot;&quot;;IF([.J60]=&quot;Number&quot;;&quot;&quot;;IF(LEN([.J60])=0;1;[.J60]+1))))">
            <text:p/>
          </table:table-cell>
          <table:table-cell table:style-name="ce9" table:formula="of:=IF(LEN([.H61])=0;&quot;&quot;;IF([.K60]=&quot;SubOrder&quot;;&quot;&quot;;IF([.E61]&lt;&gt;&quot;Sub&quot;;&quot;&quot;;IF(LEN([.K60])=0;1;[.K60]+1))))">
            <text:p/>
          </table:table-cell>
          <table:table-cell office:value-type="string" calcext:value-type="string">
            <text:p>; // A list of LandingZones that server supports</text:p>
          </table:table-cell>
          <table:table-cell table:number-columns-repeated="1012"/>
        </table:table-row>
        <table:table-row table:style-name="ro1">
          <table:table-cell table:style-name="ce3" table:formula="of:=IF(ISBLANK([.B62]);&quot;&quot;;CONCATENATE([.D62];[.F62];[.G62];[.H62];IF(OR([.E62]=&quot;SubStart&quot;;[.E62]=&quot;Sub&quot;);[.K62];[.J62]);[.L62]))" office:value-type="string" office:string-value="repeated LandingsZone_EDLandingZoneGuid = 1; // List with all LandingZone with data" calcext:value-type="string">
            <text:p>repeated LandingsZone_EDLandingZoneGuid = 1; // List with all LandingZone with data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LandingsZone_ED</text:p>
          </table:table-cell>
          <table:table-cell office:value-type="string" calcext:value-type="string">
            <text:p>LandingZoneGuid = </text:p>
          </table:table-cell>
          <table:table-cell table:style-name="ce9" table:formula="of:=IF(LEN([.E62]) = 0;[.J62];IF(OR([.E62]=&quot;SubStart&quot;;[.E62]=&quot;SubEnd&quot;);&quot;&quot;;[.K62]))" office:value-type="float" office:value="1" calcext:value-type="float">
            <text:p>1</text:p>
          </table:table-cell>
          <table:table-cell table:style-name="ce9" table:formula="of:=IF([.E62]=&quot;Sub&quot;;[.J61];IF(LEN([.H62])=0;&quot;&quot;;IF([.J61]=&quot;Number&quot;;&quot;&quot;;IF(LEN([.J61])=0;1;[.J61]+1))))" office:value-type="float" office:value="1" calcext:value-type="float">
            <text:p>1</text:p>
          </table:table-cell>
          <table:table-cell table:style-name="ce9" table:formula="of:=IF(LEN([.H62])=0;&quot;&quot;;IF([.K61]=&quot;SubOrder&quot;;&quot;&quot;;IF([.E62]&lt;&gt;&quot;Sub&quot;;&quot;&quot;;IF(LEN([.K61])=0;1;[.K61]+1))))">
            <text:p/>
          </table:table-cell>
          <table:table-cell office:value-type="string" calcext:value-type="string">
            <text:p>; // List with all LandingZone with data</text:p>
          </table:table-cell>
          <table:table-cell table:number-columns-repeated="1012"/>
        </table:table-row>
        <table:table-row table:style-name="ro1">
          <table:table-cell table:style-name="ce3" table:formula="of:=IF(ISBLANK([.B63]);&quot;&quot;;CONCATENATE([.D63];[.F63];[.G63];[.H63];IF(OR([.E63]=&quot;SubStart&quot;;[.E63]=&quot;Sub&quot;);[.K63];[.J63]);[.L63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3]) = 0;[.J63];IF(OR([.E63]=&quot;SubStart&quot;;[.E63]=&quot;SubEnd&quot;);&quot;&quot;;[.K63]))">
            <text:p/>
          </table:table-cell>
          <table:table-cell table:style-name="ce9" table:formula="of:=IF([.E63]=&quot;Sub&quot;;[.J62];IF(LEN([.H63])=0;&quot;&quot;;IF([.J62]=&quot;Number&quot;;&quot;&quot;;IF(LEN([.J62])=0;1;[.J62]+1))))">
            <text:p/>
          </table:table-cell>
          <table:table-cell table:style-name="ce9" table:formula="of:=IF(LEN([.H63])=0;&quot;&quot;;IF([.K62]=&quot;SubOrder&quot;;&quot;&quot;;IF([.E63]&lt;&gt;&quot;Sub&quot;;&quot;&quot;;IF(LEN([.K62])=0;1;[.K62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64]);&quot;&quot;;CONCATENATE([.D64];[.F64];[.G64];[.H64];IF(OR([.E64]=&quot;SubStart&quot;;[.E64]=&quot;Sub&quot;);[.K64];[.J64]);[.L64]))" office:value-type="string" office:string-value="190130" calcext:value-type="string">
            <text:p>190130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4]) = 0;[.J64];IF(OR([.E64]=&quot;SubStart&quot;;[.E64]=&quot;SubEnd&quot;);&quot;&quot;;[.K64]))">
            <text:p/>
          </table:table-cell>
          <table:table-cell table:style-name="ce9" table:formula="of:=IF([.E64]=&quot;Sub&quot;;[.J63];IF(LEN([.H64])=0;&quot;&quot;;IF([.J63]=&quot;Number&quot;;&quot;&quot;;IF(LEN([.J63])=0;1;[.J63]+1))))">
            <text:p/>
          </table:table-cell>
          <table:table-cell table:style-name="ce9" table:formula="of:=IF(LEN([.H64])=0;&quot;&quot;;IF([.K63]=&quot;SubOrder&quot;;&quot;&quot;;IF([.E64]&lt;&gt;&quot;Sub&quot;;&quot;&quot;;IF(LEN([.K63])=0;1;[.K63]+1))))">
            <text:p/>
          </table:table-cell>
          <table:table-cell table:style-name="ce11" office:value-type="string" calcext:value-type="string">
            <text:p>190130</text:p>
          </table:table-cell>
          <table:table-cell table:number-columns-repeated="1012"/>
        </table:table-row>
        <table:table-row table:style-name="ro1">
          <table:table-cell table:style-name="ce3" table:formula="of:=IF(ISBLANK([.B65]);&quot;&quot;;CONCATENATE([.D65];[.F65];[.G65];[.H65];IF(OR([.E65]=&quot;SubStart&quot;;[.E65]=&quot;Sub&quot;);[.K65];[.J65]);[.L65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5]) = 0;[.J65];IF(OR([.E65]=&quot;SubStart&quot;;[.E65]=&quot;SubEnd&quot;);&quot;&quot;;[.K65]))">
            <text:p/>
          </table:table-cell>
          <table:table-cell table:style-name="ce9" table:formula="of:=IF([.E65]=&quot;Sub&quot;;[.J64];IF(LEN([.H65])=0;&quot;&quot;;IF([.J64]=&quot;Number&quot;;&quot;&quot;;IF(LEN([.J64])=0;1;[.J64]+1))))">
            <text:p/>
          </table:table-cell>
          <table:table-cell table:style-name="ce9" table:formula="of:=IF(LEN([.H65])=0;&quot;&quot;;IF([.K64]=&quot;SubOrder&quot;;&quot;&quot;;IF([.E65]&lt;&gt;&quot;Sub&quot;;&quot;&quot;;IF(LEN([.K64])=0;1;[.K64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66]);&quot;&quot;;CONCATENATE([.D66];[.F66];[.G66];[.H66];IF(OR([.E66]=&quot;SubStart&quot;;[.E66]=&quot;Sub&quot;);[.K66];[.J66]);[.L66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6]) = 0;[.J66];IF(OR([.E66]=&quot;SubStart&quot;;[.E66]=&quot;SubEnd&quot;);&quot;&quot;;[.K66]))">
            <text:p/>
          </table:table-cell>
          <table:table-cell table:style-name="ce9" table:formula="of:=IF([.E66]=&quot;Sub&quot;;[.J65];IF(LEN([.H66])=0;&quot;&quot;;IF([.J65]=&quot;Number&quot;;&quot;&quot;;IF(LEN([.J65])=0;1;[.J65]+1))))">
            <text:p/>
          </table:table-cell>
          <table:table-cell table:style-name="ce9" table:formula="of:=IF(LEN([.H66])=0;&quot;&quot;;IF([.K65]=&quot;SubOrder&quot;;&quot;&quot;;IF([.E66]&lt;&gt;&quot;Sub&quot;;&quot;&quot;;IF(LEN([.K65])=0;1;[.K65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67]);&quot;&quot;;CONCATENATE([.D67];[.F67];[.G67];[.H67];IF(OR([.E67]=&quot;SubStart&quot;;[.E67]=&quot;Sub&quot;);[.K67];[.J67]);[.L67]))" office:value-type="string" office:string-value="message {LandingsZone_ED; // A LandingZone" calcext:value-type="string">
            <text:p>message {LandingsZone_ED; // A LandingZone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LandingsZone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7]) = 0;[.J67];IF(OR([.E67]=&quot;SubStart&quot;;[.E67]=&quot;SubEnd&quot;);&quot;&quot;;[.K67]))">
            <text:p/>
          </table:table-cell>
          <table:table-cell table:style-name="ce9" table:formula="of:=IF([.E67]=&quot;Sub&quot;;[.J66];IF(LEN([.H67])=0;&quot;&quot;;IF([.J66]=&quot;Number&quot;;&quot;&quot;;IF(LEN([.J66])=0;1;[.J66]+1))))">
            <text:p/>
          </table:table-cell>
          <table:table-cell table:style-name="ce9" table:formula="of:=IF(LEN([.H67])=0;&quot;&quot;;IF([.K66]=&quot;SubOrder&quot;;&quot;&quot;;IF([.E67]&lt;&gt;&quot;Sub&quot;;&quot;&quot;;IF(LEN([.K66])=0;1;[.K66]+1))))">
            <text:p/>
          </table:table-cell>
          <table:table-cell office:value-type="string" calcext:value-type="string">
            <text:p>; // A LandingZone</text:p>
          </table:table-cell>
          <table:table-cell table:number-columns-repeated="1012"/>
        </table:table-row>
        <table:table-row table:style-name="ro1">
          <table:table-cell table:style-name="ce3" table:formula="of:=IF(ISBLANK([.B68]);&quot;&quot;;CONCATENATE([.D68];[.F68];[.G68];[.H68];IF(OR([.E68]=&quot;SubStart&quot;;[.E68]=&quot;Sub&quot;);[.K68];[.J68]);[.L68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68]) = 0;[.J68];IF(OR([.E68]=&quot;SubStart&quot;;[.E68]=&quot;SubEnd&quot;);&quot;&quot;;[.K68]))" office:value-type="float" office:value="1" calcext:value-type="float">
            <text:p>1</text:p>
          </table:table-cell>
          <table:table-cell table:style-name="ce9" table:formula="of:=IF([.E68]=&quot;Sub&quot;;[.J67];IF(LEN([.H68])=0;&quot;&quot;;IF([.J67]=&quot;Number&quot;;&quot;&quot;;IF(LEN([.J67])=0;1;[.J67]+1))))" office:value-type="float" office:value="1" calcext:value-type="float">
            <text:p>1</text:p>
          </table:table-cell>
          <table:table-cell table:style-name="ce9" table:formula="of:=IF(LEN([.H68])=0;&quot;&quot;;IF([.K67]=&quot;SubOrder&quot;;&quot;&quot;;IF([.E68]&lt;&gt;&quot;Sub&quot;;&quot;&quot;;IF(LEN([.K67])=0;1;[.K67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69]);&quot;&quot;;CONCATENATE([.D69];[.F69];[.G69];[.H69];IF(OR([.E69]=&quot;SubStart&quot;;[.E69]=&quot;Sub&quot;);[.K69];[.J69]);[.L69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69]) = 0;[.J69];IF(OR([.E69]=&quot;SubStart&quot;;[.E69]=&quot;SubEnd&quot;);&quot;&quot;;[.K69]))" office:value-type="float" office:value="2" calcext:value-type="float">
            <text:p>2</text:p>
          </table:table-cell>
          <table:table-cell table:style-name="ce9" table:formula="of:=IF([.E69]=&quot;Sub&quot;;[.J68];IF(LEN([.H69])=0;&quot;&quot;;IF([.J68]=&quot;Number&quot;;&quot;&quot;;IF(LEN([.J68])=0;1;[.J68]+1))))" office:value-type="float" office:value="2" calcext:value-type="float">
            <text:p>2</text:p>
          </table:table-cell>
          <table:table-cell table:style-name="ce9" table:formula="of:=IF(LEN([.H69])=0;&quot;&quot;;IF([.K68]=&quot;SubOrder&quot;;&quot;&quot;;IF([.E69]&lt;&gt;&quot;Sub&quot;;&quot;&quot;;IF(LEN([.K68])=0;1;[.K68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70]);&quot;&quot;;CONCATENATE([.D70];[.F70];[.G70];[.H70];IF(OR([.E70]=&quot;SubStart&quot;;[.E70]=&quot;Sub&quot;);[.K70];[.J70]);[.L70]))" office:value-type="string" office:string-value="string LandingZoneGuid = 3; // The unique guid for the TestInstructionBlock" calcext:value-type="string">
            <text:p>string LandingZoneGuid = 3; // The unique guid for the TestInstructionBlock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LandingZoneGuid = </text:p>
          </table:table-cell>
          <table:table-cell table:style-name="ce9" table:formula="of:=IF(LEN([.E70]) = 0;[.J70];IF(OR([.E70]=&quot;SubStart&quot;;[.E70]=&quot;SubEnd&quot;);&quot;&quot;;[.K70]))" office:value-type="float" office:value="3" calcext:value-type="float">
            <text:p>3</text:p>
          </table:table-cell>
          <table:table-cell table:style-name="ce9" table:formula="of:=IF([.E70]=&quot;Sub&quot;;[.J69];IF(LEN([.H70])=0;&quot;&quot;;IF([.J69]=&quot;Number&quot;;&quot;&quot;;IF(LEN([.J69])=0;1;[.J69]+1))))" office:value-type="float" office:value="3" calcext:value-type="float">
            <text:p>3</text:p>
          </table:table-cell>
          <table:table-cell table:style-name="ce9" table:formula="of:=IF(LEN([.H70])=0;&quot;&quot;;IF([.K69]=&quot;SubOrder&quot;;&quot;&quot;;IF([.E70]&lt;&gt;&quot;Sub&quot;;&quot;&quot;;IF(LEN([.K69])=0;1;[.K69]+1))))">
            <text:p/>
          </table:table-cell>
          <table:table-cell office:value-type="string" calcext:value-type="string">
            <text:p>; // The unique guid for the TestInstructionBlock</text:p>
          </table:table-cell>
          <table:table-cell table:number-columns-repeated="1012"/>
        </table:table-row>
        <table:table-row table:style-name="ro1">
          <table:table-cell table:style-name="ce3" table:formula="of:=IF(ISBLANK([.B71]);&quot;&quot;;CONCATENATE([.D71];[.F71];[.G71];[.H71];IF(OR([.E71]=&quot;SubStart&quot;;[.E71]=&quot;Sub&quot;);[.K71];[.J71]);[.L71]))" office:value-type="string" office:string-value="string LandingZoneName = 4; // The name of the LandingZone" calcext:value-type="string">
            <text:p>string LandingZoneName = 4; // The name of the LandingZon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LandingZoneName = </text:p>
          </table:table-cell>
          <table:table-cell table:style-name="ce9" table:formula="of:=IF(LEN([.E71]) = 0;[.J71];IF(OR([.E71]=&quot;SubStart&quot;;[.E71]=&quot;SubEnd&quot;);&quot;&quot;;[.K71]))" office:value-type="float" office:value="4" calcext:value-type="float">
            <text:p>4</text:p>
          </table:table-cell>
          <table:table-cell table:style-name="ce9" table:formula="of:=IF([.E71]=&quot;Sub&quot;;[.J70];IF(LEN([.H71])=0;&quot;&quot;;IF([.J70]=&quot;Number&quot;;&quot;&quot;;IF(LEN([.J70])=0;1;[.J70]+1))))" office:value-type="float" office:value="4" calcext:value-type="float">
            <text:p>4</text:p>
          </table:table-cell>
          <table:table-cell table:style-name="ce9" table:formula="of:=IF(LEN([.H71])=0;&quot;&quot;;IF([.K70]=&quot;SubOrder&quot;;&quot;&quot;;IF([.E71]&lt;&gt;&quot;Sub&quot;;&quot;&quot;;IF(LEN([.K70])=0;1;[.K70]+1))))">
            <text:p/>
          </table:table-cell>
          <table:table-cell office:value-type="string" calcext:value-type="string">
            <text:p>; // The name of the LandingZone</text:p>
          </table:table-cell>
          <table:table-cell table:number-columns-repeated="1012"/>
        </table:table-row>
        <table:table-row table:style-name="ro1">
          <table:table-cell table:style-name="ce3" table:formula="of:=IF(ISBLANK([.B72]);&quot;&quot;;CONCATENATE([.D72];[.F72];[.G72];[.H72];IF(OR([.E72]=&quot;SubStart&quot;;[.E72]=&quot;Sub&quot;);[.K72];[.J72]);[.L72]))" office:value-type="string" office:string-value="string LandingZoneDescription = 5; // The description of the LandingZone" calcext:value-type="string">
            <text:p>string LandingZoneDescription = 5; // The description of the LandingZon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LandingZoneDescription = </text:p>
          </table:table-cell>
          <table:table-cell table:style-name="ce9" table:formula="of:=IF(LEN([.E72]) = 0;[.J72];IF(OR([.E72]=&quot;SubStart&quot;;[.E72]=&quot;SubEnd&quot;);&quot;&quot;;[.K72]))" office:value-type="float" office:value="5" calcext:value-type="float">
            <text:p>5</text:p>
          </table:table-cell>
          <table:table-cell table:style-name="ce9" table:formula="of:=IF([.E72]=&quot;Sub&quot;;[.J71];IF(LEN([.H72])=0;&quot;&quot;;IF([.J71]=&quot;Number&quot;;&quot;&quot;;IF(LEN([.J71])=0;1;[.J71]+1))))" office:value-type="float" office:value="5" calcext:value-type="float">
            <text:p>5</text:p>
          </table:table-cell>
          <table:table-cell table:style-name="ce9" table:formula="of:=IF(LEN([.H72])=0;&quot;&quot;;IF([.K71]=&quot;SubOrder&quot;;&quot;&quot;;IF([.E72]&lt;&gt;&quot;Sub&quot;;&quot;&quot;;IF(LEN([.K71])=0;1;[.K71]+1))))">
            <text:p/>
          </table:table-cell>
          <table:table-cell office:value-type="string" calcext:value-type="string">
            <text:p>; // The description of the LandingZone</text:p>
          </table:table-cell>
          <table:table-cell table:number-columns-repeated="1012"/>
        </table:table-row>
        <table:table-row table:style-name="ro1">
          <table:table-cell table:style-name="ce3" table:formula="of:=IF(ISBLANK([.B73]);&quot;&quot;;CONCATENATE([.D73];[.F73];[.G73];[.H73];IF(OR([.E73]=&quot;SubStart&quot;;[.E73]=&quot;Sub&quot;);[.K73];[.J73]);[.L73]))" office:value-type="string" office:string-value="string LandingZoneMouseOver = 6; // The mouse over text for the LandingZone" calcext:value-type="string">
            <text:p>string LandingZoneMouseOver = 6; // The mouse over text for the LandingZon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LandingZoneMouseOver = </text:p>
          </table:table-cell>
          <table:table-cell table:style-name="ce9" table:formula="of:=IF(LEN([.E73]) = 0;[.J73];IF(OR([.E73]=&quot;SubStart&quot;;[.E73]=&quot;SubEnd&quot;);&quot;&quot;;[.K73]))" office:value-type="float" office:value="6" calcext:value-type="float">
            <text:p>6</text:p>
          </table:table-cell>
          <table:table-cell table:style-name="ce9" table:formula="of:=IF([.E73]=&quot;Sub&quot;;[.J72];IF(LEN([.H73])=0;&quot;&quot;;IF([.J72]=&quot;Number&quot;;&quot;&quot;;IF(LEN([.J72])=0;1;[.J72]+1))))" office:value-type="float" office:value="6" calcext:value-type="float">
            <text:p>6</text:p>
          </table:table-cell>
          <table:table-cell table:style-name="ce9" table:formula="of:=IF(LEN([.H73])=0;&quot;&quot;;IF([.K72]=&quot;SubOrder&quot;;&quot;&quot;;IF([.E73]&lt;&gt;&quot;Sub&quot;;&quot;&quot;;IF(LEN([.K72])=0;1;[.K72]+1))))">
            <text:p/>
          </table:table-cell>
          <table:table-cell office:value-type="string" calcext:value-type="string">
            <text:p>; // The mouse over text for the LandingZone</text:p>
          </table:table-cell>
          <table:table-cell table:number-columns-repeated="1012"/>
        </table:table-row>
        <table:table-row table:style-name="ro1">
          <table:table-cell table:style-name="ce3" table:formula="of:=IF(ISBLANK([.B74]);&quot;&quot;;CONCATENATE([.D74];[.F74];[.G74];[.H74];IF(OR([.E74]=&quot;SubStart&quot;;[.E74]=&quot;Sub&quot;);[.K74];[.J74]);[.L74]))" office:value-type="string" office:string-value="string LandingZoneColor = 7; // The color used for presenting the LandingZone e.g. #FAF437 " calcext:value-type="string">
            <text:p>string LandingZoneColor = 7; // The color used for presenting the LandingZone e.g. #FAF437 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LandingZoneColor = </text:p>
          </table:table-cell>
          <table:table-cell table:style-name="ce9" table:formula="of:=IF(LEN([.E74]) = 0;[.J74];IF(OR([.E74]=&quot;SubStart&quot;;[.E74]=&quot;SubEnd&quot;);&quot;&quot;;[.K74]))" office:value-type="float" office:value="7" calcext:value-type="float">
            <text:p>7</text:p>
          </table:table-cell>
          <table:table-cell table:style-name="ce9" table:formula="of:=IF([.E74]=&quot;Sub&quot;;[.J73];IF(LEN([.H74])=0;&quot;&quot;;IF([.J73]=&quot;Number&quot;;&quot;&quot;;IF(LEN([.J73])=0;1;[.J73]+1))))" office:value-type="float" office:value="7" calcext:value-type="float">
            <text:p>7</text:p>
          </table:table-cell>
          <table:table-cell table:style-name="ce9" table:formula="of:=IF(LEN([.H74])=0;&quot;&quot;;IF([.K73]=&quot;SubOrder&quot;;&quot;&quot;;IF([.E74]&lt;&gt;&quot;Sub&quot;;&quot;&quot;;IF(LEN([.K73])=0;1;[.K73]+1))))">
            <text:p/>
          </table:table-cell>
          <table:table-cell office:value-type="string" calcext:value-type="string">
            <text:p>; // The color used for presenting the LandingZone e.g. #FAF437 </text:p>
          </table:table-cell>
          <table:table-cell table:number-columns-repeated="1012"/>
        </table:table-row>
        <table:table-row table:style-name="ro1">
          <table:table-cell table:style-name="ce3" table:formula="of:=IF(ISBLANK([.B75]);&quot;&quot;;CONCATENATE([.D75];[.F75];[.G75];[.H75];IF(OR([.E75]=&quot;SubStart&quot;;[.E75]=&quot;Sub&quot;);[.K75];[.J75]);[.L75]))" office:value-type="string" office:string-value="repeated string LandingZoneAttributePreSetValueGuid = 8; // List with IDs of all preset values for the LandingZone" calcext:value-type="string">
            <text:p>repeated string LandingZoneAttributePreSetValueGuid = 8; // List with IDs of all preset values for the LandingZon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LandingZoneAttributePreSetValueGuid = </text:p>
          </table:table-cell>
          <table:table-cell table:style-name="ce9" table:formula="of:=IF(LEN([.E75]) = 0;[.J75];IF(OR([.E75]=&quot;SubStart&quot;;[.E75]=&quot;SubEnd&quot;);&quot;&quot;;[.K75]))" office:value-type="float" office:value="8" calcext:value-type="float">
            <text:p>8</text:p>
          </table:table-cell>
          <table:table-cell table:style-name="ce9" table:formula="of:=IF([.E75]=&quot;Sub&quot;;[.J74];IF(LEN([.H75])=0;&quot;&quot;;IF([.J74]=&quot;Number&quot;;&quot;&quot;;IF(LEN([.J74])=0;1;[.J74]+1))))" office:value-type="float" office:value="8" calcext:value-type="float">
            <text:p>8</text:p>
          </table:table-cell>
          <table:table-cell table:style-name="ce9" table:formula="of:=IF(LEN([.H75])=0;&quot;&quot;;IF([.K74]=&quot;SubOrder&quot;;&quot;&quot;;IF([.E75]&lt;&gt;&quot;Sub&quot;;&quot;&quot;;IF(LEN([.K74])=0;1;[.K74]+1))))">
            <text:p/>
          </table:table-cell>
          <table:table-cell table:style-name="ce6" office:value-type="string" calcext:value-type="string">
            <text:p>; // List with IDs of all preset values for the LandingZone</text:p>
          </table:table-cell>
          <table:table-cell table:number-columns-repeated="1012"/>
        </table:table-row>
        <table:table-row table:style-name="ro1">
          <table:table-cell table:style-name="ce3" table:formula="of:=IF(ISBLANK([.B76]);&quot;&quot;;CONCATENATE([.D76];[.F76];[.G76];[.H76];IF(OR([.E76]=&quot;SubStart&quot;;[.E76]=&quot;Sub&quot;);[.K76];[.J76]);[.L76]))" office:value-type="string" office:string-value="repeated string LandingZoneFuntions = 9; // List of Functions to be executed, e.g. for Setting default values for attributes" calcext:value-type="string">
            <text:p>repeated string LandingZoneFuntions = 9; // List of Functions to be executed, e.g. for Setting default values for attribute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LandingZoneFuntions = </text:p>
          </table:table-cell>
          <table:table-cell table:style-name="ce9" table:formula="of:=IF(LEN([.E76]) = 0;[.J76];IF(OR([.E76]=&quot;SubStart&quot;;[.E76]=&quot;SubEnd&quot;);&quot;&quot;;[.K76]))" office:value-type="float" office:value="9" calcext:value-type="float">
            <text:p>9</text:p>
          </table:table-cell>
          <table:table-cell table:style-name="ce9" table:formula="of:=IF([.E76]=&quot;Sub&quot;;[.J75];IF(LEN([.H76])=0;&quot;&quot;;IF([.J75]=&quot;Number&quot;;&quot;&quot;;IF(LEN([.J75])=0;1;[.J75]+1))))" office:value-type="float" office:value="9" calcext:value-type="float">
            <text:p>9</text:p>
          </table:table-cell>
          <table:table-cell table:style-name="ce9" table:formula="of:=IF(LEN([.H76])=0;&quot;&quot;;IF([.K75]=&quot;SubOrder&quot;;&quot;&quot;;IF([.E76]&lt;&gt;&quot;Sub&quot;;&quot;&quot;;IF(LEN([.K75])=0;1;[.K75]+1))))">
            <text:p/>
          </table:table-cell>
          <table:table-cell table:style-name="ce6" office:value-type="string" calcext:value-type="string">
            <text:p>; // List of Functions to be executed, e.g. for Setting default values for attributes</text:p>
          </table:table-cell>
          <table:table-cell table:number-columns-repeated="1012"/>
        </table:table-row>
        <table:table-row table:style-name="ro1">
          <table:table-cell table:style-name="ce3" table:formula="of:=IF(ISBLANK([.B77]);&quot;&quot;;CONCATENATE([.D77];[.F77];[.G77];[.H77];IF(OR([.E77]=&quot;SubStart&quot;;[.E77]=&quot;Sub&quot;);[.K77];[.J77]);[.L77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77]) = 0;[.J77];IF(OR([.E77]=&quot;SubStart&quot;;[.E77]=&quot;SubEnd&quot;);&quot;&quot;;[.K77]))">
            <text:p/>
          </table:table-cell>
          <table:table-cell table:style-name="ce9" table:formula="of:=IF([.E77]=&quot;Sub&quot;;[.J76];IF(LEN([.H77])=0;&quot;&quot;;IF([.J76]=&quot;Number&quot;;&quot;&quot;;IF(LEN([.J76])=0;1;[.J76]+1))))">
            <text:p/>
          </table:table-cell>
          <table:table-cell table:style-name="ce9" table:formula="of:=IF(LEN([.H77])=0;&quot;&quot;;IF([.K76]=&quot;SubOrder&quot;;&quot;&quot;;IF([.E77]&lt;&gt;&quot;Sub&quot;;&quot;&quot;;IF(LEN([.K76])=0;1;[.K7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78]);&quot;&quot;;CONCATENATE([.D78];[.F78];[.G78];[.H78];IF(OR([.E78]=&quot;SubStart&quot;;[.E78]=&quot;Sub&quot;);[.K78];[.J78]);[.L78]))" office:value-type="string" office:string-value="190130" calcext:value-type="string">
            <text:p>190130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78]) = 0;[.J78];IF(OR([.E78]=&quot;SubStart&quot;;[.E78]=&quot;SubEnd&quot;);&quot;&quot;;[.K78]))">
            <text:p/>
          </table:table-cell>
          <table:table-cell table:style-name="ce9" table:formula="of:=IF([.E78]=&quot;Sub&quot;;[.J77];IF(LEN([.H78])=0;&quot;&quot;;IF([.J77]=&quot;Number&quot;;&quot;&quot;;IF(LEN([.J77])=0;1;[.J77]+1))))">
            <text:p/>
          </table:table-cell>
          <table:table-cell table:style-name="ce9" table:formula="of:=IF(LEN([.H78])=0;&quot;&quot;;IF([.K77]=&quot;SubOrder&quot;;&quot;&quot;;IF([.E78]&lt;&gt;&quot;Sub&quot;;&quot;&quot;;IF(LEN([.K77])=0;1;[.K77]+1))))">
            <text:p/>
          </table:table-cell>
          <table:table-cell table:style-name="ce11" office:value-type="string" calcext:value-type="string">
            <text:p>190130</text:p>
          </table:table-cell>
          <table:table-cell table:number-columns-repeated="1012"/>
        </table:table-row>
        <table:table-row table:style-name="ro1">
          <table:table-cell table:style-name="ce3" table:formula="of:=IF(ISBLANK([.B79]);&quot;&quot;;CONCATENATE([.D79];[.F79];[.G79];[.H79];IF(OR([.E79]=&quot;SubStart&quot;;[.E79]=&quot;Sub&quot;);[.K79];[.J79]);[.L79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79]) = 0;[.J79];IF(OR([.E79]=&quot;SubStart&quot;;[.E79]=&quot;SubEnd&quot;);&quot;&quot;;[.K79]))">
            <text:p/>
          </table:table-cell>
          <table:table-cell table:style-name="ce9" table:formula="of:=IF([.E79]=&quot;Sub&quot;;[.J78];IF(LEN([.H79])=0;&quot;&quot;;IF([.J78]=&quot;Number&quot;;&quot;&quot;;IF(LEN([.J78])=0;1;[.J78]+1))))">
            <text:p/>
          </table:table-cell>
          <table:table-cell table:style-name="ce9" table:formula="of:=IF(LEN([.H79])=0;&quot;&quot;;IF([.K78]=&quot;SubOrder&quot;;&quot;&quot;;IF([.E79]&lt;&gt;&quot;Sub&quot;;&quot;&quot;;IF(LEN([.K78])=0;1;[.K7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80]);&quot;&quot;;CONCATENATE([.D80];[.F80];[.G80];[.H80];IF(OR([.E80]=&quot;SubStart&quot;;[.E80]=&quot;Sub&quot;);[.K80];[.J80]);[.L80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0]) = 0;[.J80];IF(OR([.E80]=&quot;SubStart&quot;;[.E80]=&quot;SubEnd&quot;);&quot;&quot;;[.K80]))">
            <text:p/>
          </table:table-cell>
          <table:table-cell table:style-name="ce9" table:formula="of:=IF([.E80]=&quot;Sub&quot;;[.J79];IF(LEN([.H80])=0;&quot;&quot;;IF([.J79]=&quot;Number&quot;;&quot;&quot;;IF(LEN([.J79])=0;1;[.J79]+1))))">
            <text:p/>
          </table:table-cell>
          <table:table-cell table:style-name="ce9" table:formula="of:=IF(LEN([.H80])=0;&quot;&quot;;IF([.K79]=&quot;SubOrder&quot;;&quot;&quot;;IF([.E80]&lt;&gt;&quot;Sub&quot;;&quot;&quot;;IF(LEN([.K79])=0;1;[.K7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81]);&quot;&quot;;CONCATENATE([.D81];[.F81];[.G81];[.H81];IF(OR([.E81]=&quot;SubStart&quot;;[.E81]=&quot;Sub&quot;);[.K81];[.J81]);[.L81]))" office:value-type="string" office:string-value="message {LandingZonesAttributesPreSetValues_ED" calcext:value-type="string">
            <text:p>message {LandingZonesAttributesPreSetValues_ED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LandingZonesAttributesPreSetValue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1]) = 0;[.J81];IF(OR([.E81]=&quot;SubStart&quot;;[.E81]=&quot;SubEnd&quot;);&quot;&quot;;[.K81]))">
            <text:p/>
          </table:table-cell>
          <table:table-cell table:style-name="ce9" table:formula="of:=IF([.E81]=&quot;Sub&quot;;[.J80];IF(LEN([.H81])=0;&quot;&quot;;IF([.J80]=&quot;Number&quot;;&quot;&quot;;IF(LEN([.J80])=0;1;[.J80]+1))))">
            <text:p/>
          </table:table-cell>
          <table:table-cell table:style-name="ce9" table:formula="of:=IF(LEN([.H81])=0;&quot;&quot;;IF([.K80]=&quot;SubOrder&quot;;&quot;&quot;;IF([.E81]&lt;&gt;&quot;Sub&quot;;&quot;&quot;;IF(LEN([.K80])=0;1;[.K8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82]);&quot;&quot;;CONCATENATE([.D82];[.F82];[.G82];[.H82];IF(OR([.E82]=&quot;SubStart&quot;;[.E82]=&quot;Sub&quot;);[.K82];[.J82]);[.L82]))" office:value-type="string" office:string-value="repeated LandingZoneAttributesPreSetValue_EDLandingZoneAttributePreSetValueGuid = 1; // List with all preset values for all LandingZones" calcext:value-type="string">
            <text:p>repeated LandingZoneAttributesPreSetValue_EDLandingZoneAttributePreSetValueGuid = 1; // List with all preset values for all LandingZone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LandingZoneAttributesPreSetValue_ED</text:p>
          </table:table-cell>
          <table:table-cell office:value-type="string" calcext:value-type="string">
            <text:p>LandingZoneAttributePreSetValueGuid = </text:p>
          </table:table-cell>
          <table:table-cell table:style-name="ce9" table:formula="of:=IF(LEN([.E82]) = 0;[.J82];IF(OR([.E82]=&quot;SubStart&quot;;[.E82]=&quot;SubEnd&quot;);&quot;&quot;;[.K82]))" office:value-type="float" office:value="1" calcext:value-type="float">
            <text:p>1</text:p>
          </table:table-cell>
          <table:table-cell table:style-name="ce9" table:formula="of:=IF([.E82]=&quot;Sub&quot;;[.J81];IF(LEN([.H82])=0;&quot;&quot;;IF([.J81]=&quot;Number&quot;;&quot;&quot;;IF(LEN([.J81])=0;1;[.J81]+1))))" office:value-type="float" office:value="1" calcext:value-type="float">
            <text:p>1</text:p>
          </table:table-cell>
          <table:table-cell table:style-name="ce9" table:formula="of:=IF(LEN([.H82])=0;&quot;&quot;;IF([.K81]=&quot;SubOrder&quot;;&quot;&quot;;IF([.E82]&lt;&gt;&quot;Sub&quot;;&quot;&quot;;IF(LEN([.K81])=0;1;[.K81]+1))))">
            <text:p/>
          </table:table-cell>
          <table:table-cell table:style-name="ce6" office:value-type="string" calcext:value-type="string">
            <text:p>; // List with all preset values for all LandingZones</text:p>
          </table:table-cell>
          <table:table-cell table:number-columns-repeated="1012"/>
        </table:table-row>
        <table:table-row table:style-name="ro1">
          <table:table-cell table:style-name="ce3" table:formula="of:=IF(ISBLANK([.B83]);&quot;&quot;;CONCATENATE([.D83];[.F83];[.G83];[.H83];IF(OR([.E83]=&quot;SubStart&quot;;[.E83]=&quot;Sub&quot;);[.K83];[.J83]);[.L83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3]) = 0;[.J83];IF(OR([.E83]=&quot;SubStart&quot;;[.E83]=&quot;SubEnd&quot;);&quot;&quot;;[.K83]))">
            <text:p/>
          </table:table-cell>
          <table:table-cell table:style-name="ce9" table:formula="of:=IF([.E83]=&quot;Sub&quot;;[.J82];IF(LEN([.H83])=0;&quot;&quot;;IF([.J82]=&quot;Number&quot;;&quot;&quot;;IF(LEN([.J82])=0;1;[.J82]+1))))">
            <text:p/>
          </table:table-cell>
          <table:table-cell table:style-name="ce9" table:formula="of:=IF(LEN([.H83])=0;&quot;&quot;;IF([.K82]=&quot;SubOrder&quot;;&quot;&quot;;IF([.E83]&lt;&gt;&quot;Sub&quot;;&quot;&quot;;IF(LEN([.K82])=0;1;[.K8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84]);&quot;&quot;;CONCATENATE([.D84];[.F84];[.G84];[.H84];IF(OR([.E84]=&quot;SubStart&quot;;[.E84]=&quot;Sub&quot;);[.K84];[.J84]);[.L84]))" office:value-type="string" office:string-value="190130" calcext:value-type="string">
            <text:p>190130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4]) = 0;[.J84];IF(OR([.E84]=&quot;SubStart&quot;;[.E84]=&quot;SubEnd&quot;);&quot;&quot;;[.K84]))">
            <text:p/>
          </table:table-cell>
          <table:table-cell table:style-name="ce9" table:formula="of:=IF([.E84]=&quot;Sub&quot;;[.J83];IF(LEN([.H84])=0;&quot;&quot;;IF([.J83]=&quot;Number&quot;;&quot;&quot;;IF(LEN([.J83])=0;1;[.J83]+1))))">
            <text:p/>
          </table:table-cell>
          <table:table-cell table:style-name="ce9" table:formula="of:=IF(LEN([.H84])=0;&quot;&quot;;IF([.K83]=&quot;SubOrder&quot;;&quot;&quot;;IF([.E84]&lt;&gt;&quot;Sub&quot;;&quot;&quot;;IF(LEN([.K83])=0;1;[.K83]+1))))">
            <text:p/>
          </table:table-cell>
          <table:table-cell table:style-name="ce6" office:value-type="string" calcext:value-type="string">
            <text:p>190130</text:p>
          </table:table-cell>
          <table:table-cell table:number-columns-repeated="1012"/>
        </table:table-row>
        <table:table-row table:style-name="ro1">
          <table:table-cell table:style-name="ce3" table:formula="of:=IF(ISBLANK([.B85]);&quot;&quot;;CONCATENATE([.D85];[.F85];[.G85];[.H85];IF(OR([.E85]=&quot;SubStart&quot;;[.E85]=&quot;Sub&quot;);[.K85];[.J85]);[.L85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5]) = 0;[.J85];IF(OR([.E85]=&quot;SubStart&quot;;[.E85]=&quot;SubEnd&quot;);&quot;&quot;;[.K85]))">
            <text:p/>
          </table:table-cell>
          <table:table-cell table:style-name="ce9" table:formula="of:=IF([.E85]=&quot;Sub&quot;;[.J84];IF(LEN([.H85])=0;&quot;&quot;;IF([.J84]=&quot;Number&quot;;&quot;&quot;;IF(LEN([.J84])=0;1;[.J84]+1))))">
            <text:p/>
          </table:table-cell>
          <table:table-cell table:style-name="ce9" table:formula="of:=IF(LEN([.H85])=0;&quot;&quot;;IF([.K84]=&quot;SubOrder&quot;;&quot;&quot;;IF([.E85]&lt;&gt;&quot;Sub&quot;;&quot;&quot;;IF(LEN([.K84])=0;1;[.K8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86]);&quot;&quot;;CONCATENATE([.D86];[.F86];[.G86];[.H86];IF(OR([.E86]=&quot;SubStart&quot;;[.E86]=&quot;Sub&quot;);[.K86];[.J86]);[.L86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6]) = 0;[.J86];IF(OR([.E86]=&quot;SubStart&quot;;[.E86]=&quot;SubEnd&quot;);&quot;&quot;;[.K86]))">
            <text:p/>
          </table:table-cell>
          <table:table-cell table:style-name="ce9" table:formula="of:=IF([.E86]=&quot;Sub&quot;;[.J85];IF(LEN([.H86])=0;&quot;&quot;;IF([.J85]=&quot;Number&quot;;&quot;&quot;;IF(LEN([.J85])=0;1;[.J85]+1))))">
            <text:p/>
          </table:table-cell>
          <table:table-cell table:style-name="ce9" table:formula="of:=IF(LEN([.H86])=0;&quot;&quot;;IF([.K85]=&quot;SubOrder&quot;;&quot;&quot;;IF([.E86]&lt;&gt;&quot;Sub&quot;;&quot;&quot;;IF(LEN([.K85])=0;1;[.K85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87]);&quot;&quot;;CONCATENATE([.D87];[.F87];[.G87];[.H87];IF(OR([.E87]=&quot;SubStart&quot;;[.E87]=&quot;Sub&quot;);[.K87];[.J87]);[.L87]))" office:value-type="string" office:string-value="message {LandingZoneAttributesPreSetValue_ED; // A value used for preset value when LandingZone is used" calcext:value-type="string">
            <text:p>message {LandingZoneAttributesPreSetValue_ED; // A value used for preset value when LandingZone is used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LandingZoneAttributesPreSetValue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7]) = 0;[.J87];IF(OR([.E87]=&quot;SubStart&quot;;[.E87]=&quot;SubEnd&quot;);&quot;&quot;;[.K87]))">
            <text:p/>
          </table:table-cell>
          <table:table-cell table:style-name="ce9" table:formula="of:=IF([.E87]=&quot;Sub&quot;;[.J86];IF(LEN([.H87])=0;&quot;&quot;;IF([.J86]=&quot;Number&quot;;&quot;&quot;;IF(LEN([.J86])=0;1;[.J86]+1))))">
            <text:p/>
          </table:table-cell>
          <table:table-cell table:style-name="ce9" table:formula="of:=IF(LEN([.H87])=0;&quot;&quot;;IF([.K86]=&quot;SubOrder&quot;;&quot;&quot;;IF([.E87]&lt;&gt;&quot;Sub&quot;;&quot;&quot;;IF(LEN([.K86])=0;1;[.K86]+1))))">
            <text:p/>
          </table:table-cell>
          <table:table-cell office:value-type="string" calcext:value-type="string">
            <text:p>; // A value used for preset value when LandingZone is used</text:p>
          </table:table-cell>
          <table:table-cell table:number-columns-repeated="1012"/>
        </table:table-row>
        <table:table-row table:style-name="ro1">
          <table:table-cell table:style-name="ce3" table:formula="of:=IF(ISBLANK([.B88]);&quot;&quot;;CONCATENATE([.D88];[.F88];[.G88];[.H88];IF(OR([.E88]=&quot;SubStart&quot;;[.E88]=&quot;Sub&quot;);[.K88];[.J88]);[.L88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88]) = 0;[.J88];IF(OR([.E88]=&quot;SubStart&quot;;[.E88]=&quot;SubEnd&quot;);&quot;&quot;;[.K88]))" office:value-type="float" office:value="1" calcext:value-type="float">
            <text:p>1</text:p>
          </table:table-cell>
          <table:table-cell table:style-name="ce9" table:formula="of:=IF([.E88]=&quot;Sub&quot;;[.J87];IF(LEN([.H88])=0;&quot;&quot;;IF([.J87]=&quot;Number&quot;;&quot;&quot;;IF(LEN([.J87])=0;1;[.J87]+1))))" office:value-type="float" office:value="1" calcext:value-type="float">
            <text:p>1</text:p>
          </table:table-cell>
          <table:table-cell table:style-name="ce9" table:formula="of:=IF(LEN([.H88])=0;&quot;&quot;;IF([.K87]=&quot;SubOrder&quot;;&quot;&quot;;IF([.E88]&lt;&gt;&quot;Sub&quot;;&quot;&quot;;IF(LEN([.K87])=0;1;[.K87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89]);&quot;&quot;;CONCATENATE([.D89];[.F89];[.G89];[.H89];IF(OR([.E89]=&quot;SubStart&quot;;[.E89]=&quot;Sub&quot;);[.K89];[.J89]);[.L89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89]) = 0;[.J89];IF(OR([.E89]=&quot;SubStart&quot;;[.E89]=&quot;SubEnd&quot;);&quot;&quot;;[.K89]))" office:value-type="float" office:value="2" calcext:value-type="float">
            <text:p>2</text:p>
          </table:table-cell>
          <table:table-cell table:style-name="ce9" table:formula="of:=IF([.E89]=&quot;Sub&quot;;[.J88];IF(LEN([.H89])=0;&quot;&quot;;IF([.J88]=&quot;Number&quot;;&quot;&quot;;IF(LEN([.J88])=0;1;[.J88]+1))))" office:value-type="float" office:value="2" calcext:value-type="float">
            <text:p>2</text:p>
          </table:table-cell>
          <table:table-cell table:style-name="ce9" table:formula="of:=IF(LEN([.H89])=0;&quot;&quot;;IF([.K88]=&quot;SubOrder&quot;;&quot;&quot;;IF([.E89]&lt;&gt;&quot;Sub&quot;;&quot;&quot;;IF(LEN([.K88])=0;1;[.K88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90]);&quot;&quot;;CONCATENATE([.D90];[.F90];[.G90];[.H90];IF(OR([.E90]=&quot;SubStart&quot;;[.E90]=&quot;Sub&quot;);[.K90];[.J90]);[.L90]))" office:value-type="string" office:string-value="string LandingZoneAttributePreSetValueGuid = 3; // The unique guid for the LandingZoneAttributePreSetValue" calcext:value-type="string">
            <text:p>string LandingZoneAttributePreSetValueGuid = 3; // The unique guid for the LandingZoneAttributePreSetValu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LandingZoneAttributePreSetValueGuid = </text:p>
          </table:table-cell>
          <table:table-cell table:style-name="ce9" table:formula="of:=IF(LEN([.E90]) = 0;[.J90];IF(OR([.E90]=&quot;SubStart&quot;;[.E90]=&quot;SubEnd&quot;);&quot;&quot;;[.K90]))" office:value-type="float" office:value="3" calcext:value-type="float">
            <text:p>3</text:p>
          </table:table-cell>
          <table:table-cell table:style-name="ce9" table:formula="of:=IF([.E90]=&quot;Sub&quot;;[.J89];IF(LEN([.H90])=0;&quot;&quot;;IF([.J89]=&quot;Number&quot;;&quot;&quot;;IF(LEN([.J89])=0;1;[.J89]+1))))" office:value-type="float" office:value="3" calcext:value-type="float">
            <text:p>3</text:p>
          </table:table-cell>
          <table:table-cell table:style-name="ce9" table:formula="of:=IF(LEN([.H90])=0;&quot;&quot;;IF([.K89]=&quot;SubOrder&quot;;&quot;&quot;;IF([.E90]&lt;&gt;&quot;Sub&quot;;&quot;&quot;;IF(LEN([.K89])=0;1;[.K89]+1))))">
            <text:p/>
          </table:table-cell>
          <table:table-cell office:value-type="string" calcext:value-type="string">
            <text:p>; // The unique guid for the LandingZoneAttributePreSetValue</text:p>
          </table:table-cell>
          <table:table-cell table:number-columns-repeated="1012"/>
        </table:table-row>
        <table:table-row table:style-name="ro1">
          <table:table-cell table:style-name="ce3" table:formula="of:=IF(ISBLANK([.B91]);&quot;&quot;;CONCATENATE([.D91];[.F91];[.G91];[.H91];IF(OR([.E91]=&quot;SubStart&quot;;[.E91]=&quot;Sub&quot;);[.K91];[.J91]);[.L91]))" office:value-type="string" office:string-value="string LandingZoneAttributePreSetValueName = 4; // The name of the attribute" calcext:value-type="string">
            <text:p>string LandingZoneAttributePreSetValueName = 4; // The name of the attribut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LandingZoneAttributePreSetValueName = </text:p>
          </table:table-cell>
          <table:table-cell table:style-name="ce9" table:formula="of:=IF(LEN([.E91]) = 0;[.J91];IF(OR([.E91]=&quot;SubStart&quot;;[.E91]=&quot;SubEnd&quot;);&quot;&quot;;[.K91]))" office:value-type="float" office:value="4" calcext:value-type="float">
            <text:p>4</text:p>
          </table:table-cell>
          <table:table-cell table:style-name="ce9" table:formula="of:=IF([.E91]=&quot;Sub&quot;;[.J90];IF(LEN([.H91])=0;&quot;&quot;;IF([.J90]=&quot;Number&quot;;&quot;&quot;;IF(LEN([.J90])=0;1;[.J90]+1))))" office:value-type="float" office:value="4" calcext:value-type="float">
            <text:p>4</text:p>
          </table:table-cell>
          <table:table-cell table:style-name="ce9" table:formula="of:=IF(LEN([.H91])=0;&quot;&quot;;IF([.K90]=&quot;SubOrder&quot;;&quot;&quot;;IF([.E91]&lt;&gt;&quot;Sub&quot;;&quot;&quot;;IF(LEN([.K90])=0;1;[.K90]+1))))">
            <text:p/>
          </table:table-cell>
          <table:table-cell office:value-type="string" calcext:value-type="string">
            <text:p>; // The name of the attribute</text:p>
          </table:table-cell>
          <table:table-cell table:number-columns-repeated="1012"/>
        </table:table-row>
        <table:table-row table:style-name="ro1">
          <table:table-cell table:style-name="ce3" table:formula="of:=IF(ISBLANK([.B92]);&quot;&quot;;CONCATENATE([.D92];[.F92];[.G92];[.H92];IF(OR([.E92]=&quot;SubStart&quot;;[.E92]=&quot;Sub&quot;);[.K92];[.J92]);[.L92]))" office:value-type="string" office:string-value="string LandingZoneAttributePreSetValueValue = 5; // The preset value for the attribute" calcext:value-type="string">
            <text:p>string LandingZoneAttributePreSetValueValue = 5; // The preset value for the attribut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LandingZoneAttributePreSetValueValue = </text:p>
          </table:table-cell>
          <table:table-cell table:style-name="ce9" table:formula="of:=IF(LEN([.E92]) = 0;[.J92];IF(OR([.E92]=&quot;SubStart&quot;;[.E92]=&quot;SubEnd&quot;);&quot;&quot;;[.K92]))" office:value-type="float" office:value="5" calcext:value-type="float">
            <text:p>5</text:p>
          </table:table-cell>
          <table:table-cell table:style-name="ce9" table:formula="of:=IF([.E92]=&quot;Sub&quot;;[.J91];IF(LEN([.H92])=0;&quot;&quot;;IF([.J91]=&quot;Number&quot;;&quot;&quot;;IF(LEN([.J91])=0;1;[.J91]+1))))" office:value-type="float" office:value="5" calcext:value-type="float">
            <text:p>5</text:p>
          </table:table-cell>
          <table:table-cell table:style-name="ce9" table:formula="of:=IF(LEN([.H92])=0;&quot;&quot;;IF([.K91]=&quot;SubOrder&quot;;&quot;&quot;;IF([.E92]&lt;&gt;&quot;Sub&quot;;&quot;&quot;;IF(LEN([.K91])=0;1;[.K91]+1))))">
            <text:p/>
          </table:table-cell>
          <table:table-cell office:value-type="string" calcext:value-type="string">
            <text:p>; // The preset value for the attribute</text:p>
          </table:table-cell>
          <table:table-cell table:number-columns-repeated="1012"/>
        </table:table-row>
        <table:table-row table:style-name="ro1">
          <table:table-cell table:style-name="ce3" table:formula="of:=IF(ISBLANK([.B93]);&quot;&quot;;CONCATENATE([.D93];[.F93];[.G93];[.H93];IF(OR([.E93]=&quot;SubStart&quot;;[.E93]=&quot;Sub&quot;);[.K93];[.J93]);[.L93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93]) = 0;[.J93];IF(OR([.E93]=&quot;SubStart&quot;;[.E93]=&quot;SubEnd&quot;);&quot;&quot;;[.K93]))">
            <text:p/>
          </table:table-cell>
          <table:table-cell table:style-name="ce9" table:formula="of:=IF([.E93]=&quot;Sub&quot;;[.J92];IF(LEN([.H93])=0;&quot;&quot;;IF([.J92]=&quot;Number&quot;;&quot;&quot;;IF(LEN([.J92])=0;1;[.J92]+1))))">
            <text:p/>
          </table:table-cell>
          <table:table-cell table:style-name="ce9" table:formula="of:=IF(LEN([.H93])=0;&quot;&quot;;IF([.K92]=&quot;SubOrder&quot;;&quot;&quot;;IF([.E93]&lt;&gt;&quot;Sub&quot;;&quot;&quot;;IF(LEN([.K92])=0;1;[.K92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94]);&quot;&quot;;CONCATENATE([.D94];[.F94];[.G94];[.H94];IF(OR([.E94]=&quot;SubStart&quot;;[.E94]=&quot;Sub&quot;);[.K94];[.J94]);[.L94]))" office:value-type="string" office:string-value="190130" calcext:value-type="string">
            <text:p>190130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94]) = 0;[.J94];IF(OR([.E94]=&quot;SubStart&quot;;[.E94]=&quot;SubEnd&quot;);&quot;&quot;;[.K94]))">
            <text:p/>
          </table:table-cell>
          <table:table-cell table:style-name="ce9" table:formula="of:=IF([.E94]=&quot;Sub&quot;;[.J93];IF(LEN([.H94])=0;&quot;&quot;;IF([.J93]=&quot;Number&quot;;&quot;&quot;;IF(LEN([.J93])=0;1;[.J93]+1))))">
            <text:p/>
          </table:table-cell>
          <table:table-cell table:style-name="ce9" table:formula="of:=IF(LEN([.H94])=0;&quot;&quot;;IF([.K93]=&quot;SubOrder&quot;;&quot;&quot;;IF([.E94]&lt;&gt;&quot;Sub&quot;;&quot;&quot;;IF(LEN([.K93])=0;1;[.K93]+1))))">
            <text:p/>
          </table:table-cell>
          <table:table-cell table:style-name="ce11" office:value-type="string" calcext:value-type="string">
            <text:p>190130</text:p>
          </table:table-cell>
          <table:table-cell table:number-columns-repeated="1012"/>
        </table:table-row>
        <table:table-row table:style-name="ro1">
          <table:table-cell table:style-name="ce3" table:formula="of:=IF(ISBLANK([.B95]);&quot;&quot;;CONCATENATE([.D95];[.F95];[.G95];[.H95];IF(OR([.E95]=&quot;SubStart&quot;;[.E95]=&quot;Sub&quot;);[.K95];[.J95]);[.L95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95]) = 0;[.J95];IF(OR([.E95]=&quot;SubStart&quot;;[.E95]=&quot;SubEnd&quot;);&quot;&quot;;[.K95]))">
            <text:p/>
          </table:table-cell>
          <table:table-cell table:style-name="ce9" table:formula="of:=IF([.E95]=&quot;Sub&quot;;[.J94];IF(LEN([.H95])=0;&quot;&quot;;IF([.J94]=&quot;Number&quot;;&quot;&quot;;IF(LEN([.J94])=0;1;[.J94]+1))))">
            <text:p/>
          </table:table-cell>
          <table:table-cell table:style-name="ce9" table:formula="of:=IF(LEN([.H95])=0;&quot;&quot;;IF([.K94]=&quot;SubOrder&quot;;&quot;&quot;;IF([.E95]&lt;&gt;&quot;Sub&quot;;&quot;&quot;;IF(LEN([.K94])=0;1;[.K94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96]);&quot;&quot;;CONCATENATE([.D96];[.F96];[.G96];[.H96];IF(OR([.E96]=&quot;SubStart&quot;;[.E96]=&quot;Sub&quot;);[.K96];[.J96]);[.L96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96]) = 0;[.J96];IF(OR([.E96]=&quot;SubStart&quot;;[.E96]=&quot;SubEnd&quot;);&quot;&quot;;[.K96]))">
            <text:p/>
          </table:table-cell>
          <table:table-cell table:style-name="ce9" table:formula="of:=IF([.E96]=&quot;Sub&quot;;[.J95];IF(LEN([.H96])=0;&quot;&quot;;IF([.J95]=&quot;Number&quot;;&quot;&quot;;IF(LEN([.J95])=0;1;[.J95]+1))))">
            <text:p/>
          </table:table-cell>
          <table:table-cell table:style-name="ce9" table:formula="of:=IF(LEN([.H96])=0;&quot;&quot;;IF([.K95]=&quot;SubOrder&quot;;&quot;&quot;;IF([.E96]&lt;&gt;&quot;Sub&quot;;&quot;&quot;;IF(LEN([.K95])=0;1;[.K95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97]);&quot;&quot;;CONCATENATE([.D97];[.F97];[.G97];[.H97];IF(OR([.E97]=&quot;SubStart&quot;;[.E97]=&quot;Sub&quot;);[.K97];[.J97]);[.L97]))" office:value-type="string" office:string-value="message {TestInstructions_ED; // A list with all Test Instruction" calcext:value-type="string">
            <text:p>message {TestInstructions_ED; // A list with all Test Instruction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97]) = 0;[.J97];IF(OR([.E97]=&quot;SubStart&quot;;[.E97]=&quot;SubEnd&quot;);&quot;&quot;;[.K97]))">
            <text:p/>
          </table:table-cell>
          <table:table-cell table:style-name="ce9" table:formula="of:=IF([.E97]=&quot;Sub&quot;;[.J96];IF(LEN([.H97])=0;&quot;&quot;;IF([.J96]=&quot;Number&quot;;&quot;&quot;;IF(LEN([.J96])=0;1;[.J96]+1))))">
            <text:p/>
          </table:table-cell>
          <table:table-cell table:style-name="ce9" table:formula="of:=IF(LEN([.H97])=0;&quot;&quot;;IF([.K96]=&quot;SubOrder&quot;;&quot;&quot;;IF([.E97]&lt;&gt;&quot;Sub&quot;;&quot;&quot;;IF(LEN([.K96])=0;1;[.K96]+1))))">
            <text:p/>
          </table:table-cell>
          <table:table-cell office:value-type="string" calcext:value-type="string">
            <text:p>; // A list with all Test Instruction</text:p>
          </table:table-cell>
          <table:table-cell table:number-columns-repeated="1012"/>
        </table:table-row>
        <table:table-row table:style-name="ro1">
          <table:table-cell table:style-name="ce3" table:formula="of:=IF(ISBLANK([.B98]);&quot;&quot;;CONCATENATE([.D98];[.F98];[.G98];[.H98];IF(OR([.E98]=&quot;SubStart&quot;;[.E98]=&quot;Sub&quot;);[.K98];[.J98]);[.L98]))" office:value-type="string" office:string-value="repeated TestInstruction_EDTestInstruction1; // A list with all Test Instruction Objects" calcext:value-type="string">
            <text:p>repeated TestInstruction_EDTestInstruction1; // A list with all Test Instruction Object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TestInstruction_ED</text:p>
          </table:table-cell>
          <table:table-cell office:value-type="string" calcext:value-type="string">
            <text:p>TestInstruction</text:p>
          </table:table-cell>
          <table:table-cell table:style-name="ce9" table:formula="of:=IF(LEN([.E98]) = 0;[.J98];IF(OR([.E98]=&quot;SubStart&quot;;[.E98]=&quot;SubEnd&quot;);&quot;&quot;;[.K98]))" office:value-type="float" office:value="1" calcext:value-type="float">
            <text:p>1</text:p>
          </table:table-cell>
          <table:table-cell table:style-name="ce9" table:formula="of:=IF([.E98]=&quot;Sub&quot;;[.J97];IF(LEN([.H98])=0;&quot;&quot;;IF([.J97]=&quot;Number&quot;;&quot;&quot;;IF(LEN([.J97])=0;1;[.J97]+1))))" office:value-type="float" office:value="1" calcext:value-type="float">
            <text:p>1</text:p>
          </table:table-cell>
          <table:table-cell table:style-name="ce9" table:formula="of:=IF(LEN([.H98])=0;&quot;&quot;;IF([.K97]=&quot;SubOrder&quot;;&quot;&quot;;IF([.E98]&lt;&gt;&quot;Sub&quot;;&quot;&quot;;IF(LEN([.K97])=0;1;[.K97]+1))))">
            <text:p/>
          </table:table-cell>
          <table:table-cell office:value-type="string" calcext:value-type="string">
            <text:p>; // A list with all Test Instruction Objects</text:p>
          </table:table-cell>
          <table:table-cell table:number-columns-repeated="1012"/>
        </table:table-row>
        <table:table-row table:style-name="ro1">
          <table:table-cell table:style-name="ce3" table:formula="of:=IF(ISBLANK([.B99]);&quot;&quot;;CONCATENATE([.D99];[.F99];[.G99];[.H99];IF(OR([.E99]=&quot;SubStart&quot;;[.E99]=&quot;Sub&quot;);[.K99];[.J99]);[.L99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99]) = 0;[.J99];IF(OR([.E99]=&quot;SubStart&quot;;[.E99]=&quot;SubEnd&quot;);&quot;&quot;;[.K99]))">
            <text:p/>
          </table:table-cell>
          <table:table-cell table:style-name="ce9" table:formula="of:=IF([.E99]=&quot;Sub&quot;;[.J98];IF(LEN([.H99])=0;&quot;&quot;;IF([.J98]=&quot;Number&quot;;&quot;&quot;;IF(LEN([.J98])=0;1;[.J98]+1))))">
            <text:p/>
          </table:table-cell>
          <table:table-cell table:style-name="ce9" table:formula="of:=IF(LEN([.H99])=0;&quot;&quot;;IF([.K98]=&quot;SubOrder&quot;;&quot;&quot;;IF([.E99]&lt;&gt;&quot;Sub&quot;;&quot;&quot;;IF(LEN([.K98])=0;1;[.K98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00]);&quot;&quot;;CONCATENATE([.D100];[.F100];[.G100];[.H100];IF(OR([.E100]=&quot;SubStart&quot;;[.E100]=&quot;Sub&quot;);[.K100];[.J100]);[.L100]))" office:value-type="string" office:string-value="190130" calcext:value-type="string">
            <text:p>190130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00]) = 0;[.J100];IF(OR([.E100]=&quot;SubStart&quot;;[.E100]=&quot;SubEnd&quot;);&quot;&quot;;[.K100]))">
            <text:p/>
          </table:table-cell>
          <table:table-cell table:style-name="ce9" table:formula="of:=IF([.E100]=&quot;Sub&quot;;[.J99];IF(LEN([.H100])=0;&quot;&quot;;IF([.J99]=&quot;Number&quot;;&quot;&quot;;IF(LEN([.J99])=0;1;[.J99]+1))))">
            <text:p/>
          </table:table-cell>
          <table:table-cell table:style-name="ce9" table:formula="of:=IF(LEN([.H100])=0;&quot;&quot;;IF([.K99]=&quot;SubOrder&quot;;&quot;&quot;;IF([.E100]&lt;&gt;&quot;Sub&quot;;&quot;&quot;;IF(LEN([.K99])=0;1;[.K99]+1))))">
            <text:p/>
          </table:table-cell>
          <table:table-cell table:style-name="ce11" office:value-type="string" calcext:value-type="string">
            <text:p>190130</text:p>
          </table:table-cell>
          <table:table-cell table:number-columns-repeated="1012"/>
        </table:table-row>
        <table:table-row table:style-name="ro1">
          <table:table-cell table:style-name="ce3" table:formula="of:=IF(ISBLANK([.B101]);&quot;&quot;;CONCATENATE([.D101];[.F101];[.G101];[.H101];IF(OR([.E101]=&quot;SubStart&quot;;[.E101]=&quot;Sub&quot;);[.K101];[.J101]);[.L101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01]) = 0;[.J101];IF(OR([.E101]=&quot;SubStart&quot;;[.E101]=&quot;SubEnd&quot;);&quot;&quot;;[.K101]))">
            <text:p/>
          </table:table-cell>
          <table:table-cell table:style-name="ce9" table:formula="of:=IF([.E101]=&quot;Sub&quot;;[.J100];IF(LEN([.H101])=0;&quot;&quot;;IF([.J100]=&quot;Number&quot;;&quot;&quot;;IF(LEN([.J100])=0;1;[.J100]+1))))">
            <text:p/>
          </table:table-cell>
          <table:table-cell table:style-name="ce9" table:formula="of:=IF(LEN([.H101])=0;&quot;&quot;;IF([.K100]=&quot;SubOrder&quot;;&quot;&quot;;IF([.E101]&lt;&gt;&quot;Sub&quot;;&quot;&quot;;IF(LEN([.K100])=0;1;[.K100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02]);&quot;&quot;;CONCATENATE([.D102];[.F102];[.G102];[.H102];IF(OR([.E102]=&quot;SubStart&quot;;[.E102]=&quot;Sub&quot;);[.K102];[.J102]);[.L102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02]) = 0;[.J102];IF(OR([.E102]=&quot;SubStart&quot;;[.E102]=&quot;SubEnd&quot;);&quot;&quot;;[.K102]))">
            <text:p/>
          </table:table-cell>
          <table:table-cell table:style-name="ce9" table:formula="of:=IF([.E102]=&quot;Sub&quot;;[.J101];IF(LEN([.H102])=0;&quot;&quot;;IF([.J101]=&quot;Number&quot;;&quot;&quot;;IF(LEN([.J101])=0;1;[.J101]+1))))">
            <text:p/>
          </table:table-cell>
          <table:table-cell table:style-name="ce9" table:formula="of:=IF(LEN([.H102])=0;&quot;&quot;;IF([.K101]=&quot;SubOrder&quot;;&quot;&quot;;IF([.E102]&lt;&gt;&quot;Sub&quot;;&quot;&quot;;IF(LEN([.K101])=0;1;[.K101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03]);&quot;&quot;;CONCATENATE([.D103];[.F103];[.G103];[.H103];IF(OR([.E103]=&quot;SubStart&quot;;[.E103]=&quot;Sub&quot;);[.K103];[.J103]);[.L103]))" office:value-type="string" office:string-value="message {TestInstruction_ED; // A specific Test Instruction" calcext:value-type="string">
            <text:p>message {TestInstruction_ED; // A specific Test Instruction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03]) = 0;[.J103];IF(OR([.E103]=&quot;SubStart&quot;;[.E103]=&quot;SubEnd&quot;);&quot;&quot;;[.K103]))">
            <text:p/>
          </table:table-cell>
          <table:table-cell table:style-name="ce9" table:formula="of:=IF([.E103]=&quot;Sub&quot;;[.J102];IF(LEN([.H103])=0;&quot;&quot;;IF([.J102]=&quot;Number&quot;;&quot;&quot;;IF(LEN([.J102])=0;1;[.J102]+1))))">
            <text:p/>
          </table:table-cell>
          <table:table-cell table:style-name="ce9" table:formula="of:=IF(LEN([.H103])=0;&quot;&quot;;IF([.K102]=&quot;SubOrder&quot;;&quot;&quot;;IF([.E103]&lt;&gt;&quot;Sub&quot;;&quot;&quot;;IF(LEN([.K102])=0;1;[.K102]+1))))">
            <text:p/>
          </table:table-cell>
          <table:table-cell office:value-type="string" calcext:value-type="string">
            <text:p>; // A specific Test Instruction</text:p>
          </table:table-cell>
          <table:table-cell table:number-columns-repeated="1012"/>
        </table:table-row>
        <table:table-row table:style-name="ro1">
          <table:table-cell table:style-name="ce3" table:formula="of:=IF(ISBLANK([.B104]);&quot;&quot;;CONCATENATE([.D104];[.F104];[.G104];[.H104];IF(OR([.E104]=&quot;SubStart&quot;;[.E104]=&quot;Sub&quot;);[.K104];[.J104]);[.L104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104]) = 0;[.J104];IF(OR([.E104]=&quot;SubStart&quot;;[.E104]=&quot;SubEnd&quot;);&quot;&quot;;[.K104]))" office:value-type="float" office:value="1" calcext:value-type="float">
            <text:p>1</text:p>
          </table:table-cell>
          <table:table-cell table:style-name="ce9" table:formula="of:=IF([.E104]=&quot;Sub&quot;;[.J103];IF(LEN([.H104])=0;&quot;&quot;;IF([.J103]=&quot;Number&quot;;&quot;&quot;;IF(LEN([.J103])=0;1;[.J103]+1))))" office:value-type="float" office:value="1" calcext:value-type="float">
            <text:p>1</text:p>
          </table:table-cell>
          <table:table-cell table:style-name="ce9" table:formula="of:=IF(LEN([.H104])=0;&quot;&quot;;IF([.K103]=&quot;SubOrder&quot;;&quot;&quot;;IF([.E104]&lt;&gt;&quot;Sub&quot;;&quot;&quot;;IF(LEN([.K103])=0;1;[.K103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105]);&quot;&quot;;CONCATENATE([.D105];[.F105];[.G105];[.H105];IF(OR([.E105]=&quot;SubStart&quot;;[.E105]=&quot;Sub&quot;);[.K105];[.J105]);[.L105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105]) = 0;[.J105];IF(OR([.E105]=&quot;SubStart&quot;;[.E105]=&quot;SubEnd&quot;);&quot;&quot;;[.K105]))" office:value-type="float" office:value="2" calcext:value-type="float">
            <text:p>2</text:p>
          </table:table-cell>
          <table:table-cell table:style-name="ce9" table:formula="of:=IF([.E105]=&quot;Sub&quot;;[.J104];IF(LEN([.H105])=0;&quot;&quot;;IF([.J104]=&quot;Number&quot;;&quot;&quot;;IF(LEN([.J104])=0;1;[.J104]+1))))" office:value-type="float" office:value="2" calcext:value-type="float">
            <text:p>2</text:p>
          </table:table-cell>
          <table:table-cell table:style-name="ce9" table:formula="of:=IF(LEN([.H105])=0;&quot;&quot;;IF([.K104]=&quot;SubOrder&quot;;&quot;&quot;;IF([.E105]&lt;&gt;&quot;Sub&quot;;&quot;&quot;;IF(LEN([.K104])=0;1;[.K104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106]);&quot;&quot;;CONCATENATE([.D106];[.F106];[.G106];[.H106];IF(OR([.E106]=&quot;SubStart&quot;;[.E106]=&quot;Sub&quot;);[.K106];[.J106]);[.L106]))" office:value-type="string" office:string-value="string TestInstructionTypeGuid = 3; // The unique guid for the Type of TestInstruction. Set by Client system" calcext:value-type="string">
            <text:p>string TestInstructionTypeGuid = 3; // The unique guid for the Type of TestInstruction. Set by Client system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TypeGuid = </text:p>
          </table:table-cell>
          <table:table-cell table:style-name="ce9" table:formula="of:=IF(LEN([.E106]) = 0;[.J106];IF(OR([.E106]=&quot;SubStart&quot;;[.E106]=&quot;SubEnd&quot;);&quot;&quot;;[.K106]))" office:value-type="float" office:value="3" calcext:value-type="float">
            <text:p>3</text:p>
          </table:table-cell>
          <table:table-cell table:style-name="ce9" table:formula="of:=IF([.E106]=&quot;Sub&quot;;[.J105];IF(LEN([.H106])=0;&quot;&quot;;IF([.J105]=&quot;Number&quot;;&quot;&quot;;IF(LEN([.J105])=0;1;[.J105]+1))))" office:value-type="float" office:value="3" calcext:value-type="float">
            <text:p>3</text:p>
          </table:table-cell>
          <table:table-cell table:style-name="ce9" table:formula="of:=IF(LEN([.H106])=0;&quot;&quot;;IF([.K105]=&quot;SubOrder&quot;;&quot;&quot;;IF([.E106]&lt;&gt;&quot;Sub&quot;;&quot;&quot;;IF(LEN([.K105])=0;1;[.K105]+1))))">
            <text:p/>
          </table:table-cell>
          <table:table-cell office:value-type="string" calcext:value-type="string">
            <text:p>; // The unique guid for the Type of TestInstruction. Set by Client system</text:p>
          </table:table-cell>
          <table:table-cell table:number-columns-repeated="1012"/>
        </table:table-row>
        <table:table-row table:style-name="ro1">
          <table:table-cell table:style-name="ce3" table:formula="of:=IF(ISBLANK([.B107]);&quot;&quot;;CONCATENATE([.D107];[.F107];[.G107];[.H107];IF(OR([.E107]=&quot;SubStart&quot;;[.E107]=&quot;Sub&quot;);[.K107];[.J107]);[.L107]))" office:value-type="string" office:string-value="string TestInstructionGuid = 4; // The unique guid for the TestInstruction. Set when used in Editor" calcext:value-type="string">
            <text:p>string TestInstructionGuid = 4; // The unique guid for the TestInstruction. Set when used in Editor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Guid = </text:p>
          </table:table-cell>
          <table:table-cell table:style-name="ce9" table:formula="of:=IF(LEN([.E107]) = 0;[.J107];IF(OR([.E107]=&quot;SubStart&quot;;[.E107]=&quot;SubEnd&quot;);&quot;&quot;;[.K107]))" office:value-type="float" office:value="4" calcext:value-type="float">
            <text:p>4</text:p>
          </table:table-cell>
          <table:table-cell table:style-name="ce9" table:formula="of:=IF([.E107]=&quot;Sub&quot;;[.J106];IF(LEN([.H107])=0;&quot;&quot;;IF([.J106]=&quot;Number&quot;;&quot;&quot;;IF(LEN([.J106])=0;1;[.J106]+1))))" office:value-type="float" office:value="4" calcext:value-type="float">
            <text:p>4</text:p>
          </table:table-cell>
          <table:table-cell table:style-name="ce9" table:formula="of:=IF(LEN([.H107])=0;&quot;&quot;;IF([.K106]=&quot;SubOrder&quot;;&quot;&quot;;IF([.E107]&lt;&gt;&quot;Sub&quot;;&quot;&quot;;IF(LEN([.K106])=0;1;[.K106]+1))))">
            <text:p/>
          </table:table-cell>
          <table:table-cell office:value-type="string" calcext:value-type="string">
            <text:p>; // The unique guid for the TestInstruction. Set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108]);&quot;&quot;;CONCATENATE([.D108];[.F108];[.G108];[.H108];IF(OR([.E108]=&quot;SubStart&quot;;[.E108]=&quot;Sub&quot;);[.K108];[.J108]);[.L108]))" office:value-type="string" office:string-value="string TestInstructionName = 5; // The name of the TestInstruction" calcext:value-type="string">
            <text:p>string TestInstructionName = 5; // The name of the TestInstruction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Name = </text:p>
          </table:table-cell>
          <table:table-cell table:style-name="ce9" table:formula="of:=IF(LEN([.E108]) = 0;[.J108];IF(OR([.E108]=&quot;SubStart&quot;;[.E108]=&quot;SubEnd&quot;);&quot;&quot;;[.K108]))" office:value-type="float" office:value="5" calcext:value-type="float">
            <text:p>5</text:p>
          </table:table-cell>
          <table:table-cell table:style-name="ce9" table:formula="of:=IF([.E108]=&quot;Sub&quot;;[.J107];IF(LEN([.H108])=0;&quot;&quot;;IF([.J107]=&quot;Number&quot;;&quot;&quot;;IF(LEN([.J107])=0;1;[.J107]+1))))" office:value-type="float" office:value="5" calcext:value-type="float">
            <text:p>5</text:p>
          </table:table-cell>
          <table:table-cell table:style-name="ce9" table:formula="of:=IF(LEN([.H108])=0;&quot;&quot;;IF([.K107]=&quot;SubOrder&quot;;&quot;&quot;;IF([.E108]&lt;&gt;&quot;Sub&quot;;&quot;&quot;;IF(LEN([.K107])=0;1;[.K107]+1))))">
            <text:p/>
          </table:table-cell>
          <table:table-cell office:value-type="string" calcext:value-type="string">
            <text:p>; // The name of the TestInstruction</text:p>
          </table:table-cell>
          <table:table-cell table:number-columns-repeated="1012"/>
        </table:table-row>
        <table:table-row table:style-name="ro1">
          <table:table-cell table:style-name="ce3" table:formula="of:=IF(ISBLANK([.B109]);&quot;&quot;;CONCATENATE([.D109];[.F109];[.G109];[.H109];IF(OR([.E109]=&quot;SubStart&quot;;[.E109]=&quot;Sub&quot;);[.K109];[.J109]);[.L109]))" office:value-type="string" office:string-value="string TestInstructionDescription = 6; // The description of the TestInstruction" calcext:value-type="string">
            <text:p>string TestInstructionDescription = 6; // The description of the TestInstruction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Description = </text:p>
          </table:table-cell>
          <table:table-cell table:style-name="ce9" table:formula="of:=IF(LEN([.E109]) = 0;[.J109];IF(OR([.E109]=&quot;SubStart&quot;;[.E109]=&quot;SubEnd&quot;);&quot;&quot;;[.K109]))" office:value-type="float" office:value="6" calcext:value-type="float">
            <text:p>6</text:p>
          </table:table-cell>
          <table:table-cell table:style-name="ce9" table:formula="of:=IF([.E109]=&quot;Sub&quot;;[.J108];IF(LEN([.H109])=0;&quot;&quot;;IF([.J108]=&quot;Number&quot;;&quot;&quot;;IF(LEN([.J108])=0;1;[.J108]+1))))" office:value-type="float" office:value="6" calcext:value-type="float">
            <text:p>6</text:p>
          </table:table-cell>
          <table:table-cell table:style-name="ce9" table:formula="of:=IF(LEN([.H109])=0;&quot;&quot;;IF([.K108]=&quot;SubOrder&quot;;&quot;&quot;;IF([.E109]&lt;&gt;&quot;Sub&quot;;&quot;&quot;;IF(LEN([.K108])=0;1;[.K108]+1))))">
            <text:p/>
          </table:table-cell>
          <table:table-cell office:value-type="string" calcext:value-type="string">
            <text:p>; // The description of the TestInstruction</text:p>
          </table:table-cell>
          <table:table-cell table:number-columns-repeated="1012"/>
        </table:table-row>
        <table:table-row table:style-name="ro1">
          <table:table-cell table:style-name="ce3" table:formula="of:=IF(ISBLANK([.B110]);&quot;&quot;;CONCATENATE([.D110];[.F110];[.G110];[.H110];IF(OR([.E110]=&quot;SubStart&quot;;[.E110]=&quot;Sub&quot;);[.K110];[.J110]);[.L110]))" office:value-type="string" office:string-value="repeated string DropIDs7; // A Drop-IDs deciding if receiver accepts obejct when drag n drop. Can have many Drop-IDs" calcext:value-type="string">
            <text:p>repeated string DropIDs7; // A Drop-IDs deciding if receiver accepts obejct when drag n drop. Can have many Drop-ID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DropIDs</text:p>
          </table:table-cell>
          <table:table-cell table:style-name="ce9" table:formula="of:=IF(LEN([.E110]) = 0;[.J110];IF(OR([.E110]=&quot;SubStart&quot;;[.E110]=&quot;SubEnd&quot;);&quot;&quot;;[.K110]))" office:value-type="float" office:value="7" calcext:value-type="float">
            <text:p>7</text:p>
          </table:table-cell>
          <table:table-cell table:style-name="ce9" table:formula="of:=IF([.E110]=&quot;Sub&quot;;[.J109];IF(LEN([.H110])=0;&quot;&quot;;IF([.J109]=&quot;Number&quot;;&quot;&quot;;IF(LEN([.J109])=0;1;[.J109]+1))))" office:value-type="float" office:value="7" calcext:value-type="float">
            <text:p>7</text:p>
          </table:table-cell>
          <table:table-cell table:style-name="ce9" table:formula="of:=IF(LEN([.H110])=0;&quot;&quot;;IF([.K109]=&quot;SubOrder&quot;;&quot;&quot;;IF([.E110]&lt;&gt;&quot;Sub&quot;;&quot;&quot;;IF(LEN([.K109])=0;1;[.K109]+1))))">
            <text:p/>
          </table:table-cell>
          <table:table-cell office:value-type="string" calcext:value-type="string">
            <text:p>; // A Drop-IDs deciding if receiver accepts obejct when drag n drop. Can have many Drop-IDs</text:p>
          </table:table-cell>
          <table:table-cell table:number-columns-repeated="1012"/>
        </table:table-row>
        <table:table-row table:style-name="ro1">
          <table:table-cell table:style-name="ce3" table:formula="of:=IF(ISBLANK([.B111]);&quot;&quot;;CONCATENATE([.D111];[.F111];[.G111];[.H111];IF(OR([.E111]=&quot;SubStart&quot;;[.E111]=&quot;Sub&quot;);[.K111];[.J111]);[.L111]))" office:value-type="string" office:string-value="string TestInstructionMouseOver = 8; // The mouse over test for the TestInstruction" calcext:value-type="string">
            <text:p>string TestInstructionMouseOver = 8; // The mouse over test for the TestInstruction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MouseOver = </text:p>
          </table:table-cell>
          <table:table-cell table:style-name="ce9" table:formula="of:=IF(LEN([.E111]) = 0;[.J111];IF(OR([.E111]=&quot;SubStart&quot;;[.E111]=&quot;SubEnd&quot;);&quot;&quot;;[.K111]))" office:value-type="float" office:value="8" calcext:value-type="float">
            <text:p>8</text:p>
          </table:table-cell>
          <table:table-cell table:style-name="ce9" table:formula="of:=IF([.E111]=&quot;Sub&quot;;[.J110];IF(LEN([.H111])=0;&quot;&quot;;IF([.J110]=&quot;Number&quot;;&quot;&quot;;IF(LEN([.J110])=0;1;[.J110]+1))))" office:value-type="float" office:value="8" calcext:value-type="float">
            <text:p>8</text:p>
          </table:table-cell>
          <table:table-cell table:style-name="ce9" table:formula="of:=IF(LEN([.H111])=0;&quot;&quot;;IF([.K110]=&quot;SubOrder&quot;;&quot;&quot;;IF([.E111]&lt;&gt;&quot;Sub&quot;;&quot;&quot;;IF(LEN([.K110])=0;1;[.K110]+1))))">
            <text:p/>
          </table:table-cell>
          <table:table-cell office:value-type="string" calcext:value-type="string">
            <text:p>; // The mouse over test for the TestInstruction</text:p>
          </table:table-cell>
          <table:table-cell table:number-columns-repeated="1012"/>
        </table:table-row>
        <table:table-row table:style-name="ro1">
          <table:table-cell table:style-name="ce3" table:formula="of:=IF(ISBLANK([.B112]);&quot;&quot;;CONCATENATE([.D112];[.F112];[.G112];[.H112];IF(OR([.E112]=&quot;SubStart&quot;;[.E112]=&quot;Sub&quot;);[.K112];[.J112]);[.L112]))" office:value-type="string" office:string-value="string TestInstructionVisible = 9; // Should the TestInstruction be visible in GUI or not" calcext:value-type="string">
            <text:p>string TestInstructionVisible = 9; // Should the TestInstruction be visible in GUI or no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Visible = </text:p>
          </table:table-cell>
          <table:table-cell table:style-name="ce9" table:formula="of:=IF(LEN([.E112]) = 0;[.J112];IF(OR([.E112]=&quot;SubStart&quot;;[.E112]=&quot;SubEnd&quot;);&quot;&quot;;[.K112]))" office:value-type="float" office:value="9" calcext:value-type="float">
            <text:p>9</text:p>
          </table:table-cell>
          <table:table-cell table:style-name="ce9" table:formula="of:=IF([.E112]=&quot;Sub&quot;;[.J111];IF(LEN([.H112])=0;&quot;&quot;;IF([.J111]=&quot;Number&quot;;&quot;&quot;;IF(LEN([.J111])=0;1;[.J111]+1))))" office:value-type="float" office:value="9" calcext:value-type="float">
            <text:p>9</text:p>
          </table:table-cell>
          <table:table-cell table:style-name="ce9" table:formula="of:=IF(LEN([.H112])=0;&quot;&quot;;IF([.K111]=&quot;SubOrder&quot;;&quot;&quot;;IF([.E112]&lt;&gt;&quot;Sub&quot;;&quot;&quot;;IF(LEN([.K111])=0;1;[.K111]+1))))">
            <text:p/>
          </table:table-cell>
          <table:table-cell office:value-type="string" calcext:value-type="string">
            <text:p>; // Should the TestInstruction be visible in GUI or not</text:p>
          </table:table-cell>
          <table:table-cell table:number-columns-repeated="1012"/>
        </table:table-row>
        <table:table-row table:style-name="ro1">
          <table:table-cell table:style-name="ce3" table:formula="of:=IF(ISBLANK([.B113]);&quot;&quot;;CONCATENATE([.D113];[.F113];[.G113];[.H113];IF(OR([.E113]=&quot;SubStart&quot;;[.E113]=&quot;Sub&quot;);[.K113];[.J113]);[.L113]))" office:value-type="string" office:string-value="string TestInstructionEnable = 10; // Should the TestInstruction be enabled or not" calcext:value-type="string">
            <text:p>string TestInstructionEnable = 10; // Should the TestInstruction be enabled or no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Enable = </text:p>
          </table:table-cell>
          <table:table-cell table:style-name="ce9" table:formula="of:=IF(LEN([.E113]) = 0;[.J113];IF(OR([.E113]=&quot;SubStart&quot;;[.E113]=&quot;SubEnd&quot;);&quot;&quot;;[.K113]))" office:value-type="float" office:value="10" calcext:value-type="float">
            <text:p>10</text:p>
          </table:table-cell>
          <table:table-cell table:style-name="ce9" table:formula="of:=IF([.E113]=&quot;Sub&quot;;[.J112];IF(LEN([.H113])=0;&quot;&quot;;IF([.J112]=&quot;Number&quot;;&quot;&quot;;IF(LEN([.J112])=0;1;[.J112]+1))))" office:value-type="float" office:value="10" calcext:value-type="float">
            <text:p>10</text:p>
          </table:table-cell>
          <table:table-cell table:style-name="ce9" table:formula="of:=IF(LEN([.H113])=0;&quot;&quot;;IF([.K112]=&quot;SubOrder&quot;;&quot;&quot;;IF([.E113]&lt;&gt;&quot;Sub&quot;;&quot;&quot;;IF(LEN([.K112])=0;1;[.K112]+1))))">
            <text:p/>
          </table:table-cell>
          <table:table-cell office:value-type="string" calcext:value-type="string">
            <text:p>; // Should the TestInstruction be enabled or not</text:p>
          </table:table-cell>
          <table:table-cell table:number-columns-repeated="1012"/>
        </table:table-row>
        <table:table-row table:style-name="ro1">
          <table:table-cell table:style-name="ce3" table:formula="of:=IF(ISBLANK([.B114]);&quot;&quot;;CONCATENATE([.D114];[.F114];[.G114];[.H114];IF(OR([.E114]=&quot;SubStart&quot;;[.E114]=&quot;Sub&quot;);[.K114];[.J114]);[.L114]))" office:value-type="string" office:string-value="enum TestInstructionExecutionOrderEnum = {; // The TestInstruction can be executed in 1 of 3 three phases; &quot;Pre&quot;, &quot;Main&quot;, &quot;Post&quot;" calcext:value-type="string">
            <text:p>enum TestInstructionExecutionOrderEnum = {; // The TestInstruction can be executed in 1 of 3 three phases; "Pre", "Main", "Post"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Start</text:p>
          </table:table-cell>
          <table:table-cell table:content-validation-name="val4"/>
          <table:table-cell table:content-validation-name="val5" office:value-type="string" calcext:value-type="string">
            <text:p>enum </text:p>
          </table:table-cell>
          <table:table-cell office:value-type="string" calcext:value-type="string">
            <text:p>TestInstructionExecutionOrderEnum = {</text:p>
          </table:table-cell>
          <table:table-cell table:style-name="ce9" table:formula="of:=IF(LEN([.E114]) = 0;[.J114];IF(OR([.E114]=&quot;SubStart&quot;;[.E114]=&quot;SubEnd&quot;);&quot;&quot;;[.K114]))">
            <text:p/>
          </table:table-cell>
          <table:table-cell table:style-name="ce9" table:formula="of:=IF([.E114]=&quot;Sub&quot;;[.J113];IF(LEN([.H114])=0;&quot;&quot;;IF([.J113]=&quot;Number&quot;;&quot;&quot;;IF(LEN([.J113])=0;1;[.J113]+1))))" office:value-type="float" office:value="11" calcext:value-type="float">
            <text:p>11</text:p>
          </table:table-cell>
          <table:table-cell table:style-name="ce9" table:formula="of:=IF(LEN([.H114])=0;&quot;&quot;;IF([.K113]=&quot;SubOrder&quot;;&quot;&quot;;IF([.E114]&lt;&gt;&quot;Sub&quot;;&quot;&quot;;IF(LEN([.K113])=0;1;[.K113]+1))))">
            <text:p/>
          </table:table-cell>
          <table:table-cell office:value-type="string" calcext:value-type="string">
            <text:p>; // The TestInstruction can be executed in 1 of 3 three phases; "Pre", "Main", "Post"</text:p>
          </table:table-cell>
          <table:table-cell table:number-columns-repeated="1012"/>
        </table:table-row>
        <table:table-row table:style-name="ro1">
          <table:table-cell table:style-name="ce3" table:formula="of:=IF(ISBLANK([.B115]);&quot;&quot;;CONCATENATE([.D115];[.F115];[.G115];[.H115];IF(OR([.E115]=&quot;SubStart&quot;;[.E115]=&quot;Sub&quot;);[.K115];[.J115]);[.L115]))" office:value-type="string" office:string-value="    PRE = 1; // Defines that TestInstruction should be executed in Pre-phase, the first execution phase" calcext:value-type="string">
            <text:p><text:s text:c="4"/>PRE = 1; // Defines that TestInstruction should be executed in Pre-phase, the first execution ph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PRE = </text:p>
          </table:table-cell>
          <table:table-cell table:style-name="ce9" table:formula="of:=IF(LEN([.E115]) = 0;[.J115];IF(OR([.E115]=&quot;SubStart&quot;;[.E115]=&quot;SubEnd&quot;);&quot;&quot;;[.K115]))" office:value-type="float" office:value="1" calcext:value-type="float">
            <text:p>1</text:p>
          </table:table-cell>
          <table:table-cell table:style-name="ce9" table:formula="of:=IF([.E115]=&quot;Sub&quot;;[.J114];IF(LEN([.H115])=0;&quot;&quot;;IF([.J114]=&quot;Number&quot;;&quot;&quot;;IF(LEN([.J114])=0;1;[.J114]+1))))" office:value-type="float" office:value="11" calcext:value-type="float">
            <text:p>11</text:p>
          </table:table-cell>
          <table:table-cell table:style-name="ce9" table:formula="of:=IF(LEN([.H115])=0;&quot;&quot;;IF([.K114]=&quot;SubOrder&quot;;&quot;&quot;;IF([.E115]&lt;&gt;&quot;Sub&quot;;&quot;&quot;;IF(LEN([.K114])=0;1;[.K114]+1))))" office:value-type="float" office:value="1" calcext:value-type="float">
            <text:p>1</text:p>
          </table:table-cell>
          <table:table-cell office:value-type="string" calcext:value-type="string">
            <text:p>; // Defines that TestInstruction should be executed in Pre-phase, the first execution phase</text:p>
          </table:table-cell>
          <table:table-cell table:number-columns-repeated="1012"/>
        </table:table-row>
        <table:table-row table:style-name="ro1">
          <table:table-cell table:style-name="ce3" table:formula="of:=IF(ISBLANK([.B116]);&quot;&quot;;CONCATENATE([.D116];[.F116];[.G116];[.H116];IF(OR([.E116]=&quot;SubStart&quot;;[.E116]=&quot;Sub&quot;);[.K116];[.J116]);[.L116]))" office:value-type="string" office:string-value="    MAIN = 2; // Defines that TestInstruction should be executed in Main-phase, the middle execution phase" calcext:value-type="string">
            <text:p><text:s text:c="4"/>MAIN = 2; // Defines that TestInstruction should be executed in Main-phase, the middle execution ph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MAIN = </text:p>
          </table:table-cell>
          <table:table-cell table:style-name="ce9" table:formula="of:=IF(LEN([.E116]) = 0;[.J116];IF(OR([.E116]=&quot;SubStart&quot;;[.E116]=&quot;SubEnd&quot;);&quot;&quot;;[.K116]))" office:value-type="float" office:value="2" calcext:value-type="float">
            <text:p>2</text:p>
          </table:table-cell>
          <table:table-cell table:style-name="ce9" table:formula="of:=IF([.E116]=&quot;Sub&quot;;[.J115];IF(LEN([.H116])=0;&quot;&quot;;IF([.J115]=&quot;Number&quot;;&quot;&quot;;IF(LEN([.J115])=0;1;[.J115]+1))))" office:value-type="float" office:value="11" calcext:value-type="float">
            <text:p>11</text:p>
          </table:table-cell>
          <table:table-cell table:style-name="ce9" table:formula="of:=IF(LEN([.H116])=0;&quot;&quot;;IF([.K115]=&quot;SubOrder&quot;;&quot;&quot;;IF([.E116]&lt;&gt;&quot;Sub&quot;;&quot;&quot;;IF(LEN([.K115])=0;1;[.K115]+1))))" office:value-type="float" office:value="2" calcext:value-type="float">
            <text:p>2</text:p>
          </table:table-cell>
          <table:table-cell office:value-type="string" calcext:value-type="string">
            <text:p>; // Defines that TestInstruction should be executed in Main-phase, the middle execution phase</text:p>
          </table:table-cell>
          <table:table-cell table:number-columns-repeated="1012"/>
        </table:table-row>
        <table:table-row table:style-name="ro1">
          <table:table-cell table:style-name="ce3" table:formula="of:=IF(ISBLANK([.B117]);&quot;&quot;;CONCATENATE([.D117];[.F117];[.G117];[.H117];IF(OR([.E117]=&quot;SubStart&quot;;[.E117]=&quot;Sub&quot;);[.K117];[.J117]);[.L117]))" office:value-type="string" office:string-value="    POST = 3; // Defines that TestInstruction should be executed in Post-phase, the last execution phase" calcext:value-type="string">
            <text:p><text:s text:c="4"/>POST = 3; // Defines that TestInstruction should be executed in Post-phase, the last execution ph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POST = </text:p>
          </table:table-cell>
          <table:table-cell table:style-name="ce9" table:formula="of:=IF(LEN([.E117]) = 0;[.J117];IF(OR([.E117]=&quot;SubStart&quot;;[.E117]=&quot;SubEnd&quot;);&quot;&quot;;[.K117]))" office:value-type="float" office:value="3" calcext:value-type="float">
            <text:p>3</text:p>
          </table:table-cell>
          <table:table-cell table:style-name="ce9" table:formula="of:=IF([.E117]=&quot;Sub&quot;;[.J116];IF(LEN([.H117])=0;&quot;&quot;;IF([.J116]=&quot;Number&quot;;&quot;&quot;;IF(LEN([.J116])=0;1;[.J116]+1))))" office:value-type="float" office:value="11" calcext:value-type="float">
            <text:p>11</text:p>
          </table:table-cell>
          <table:table-cell table:style-name="ce9" table:formula="of:=IF(LEN([.H117])=0;&quot;&quot;;IF([.K116]=&quot;SubOrder&quot;;&quot;&quot;;IF([.E117]&lt;&gt;&quot;Sub&quot;;&quot;&quot;;IF(LEN([.K116])=0;1;[.K116]+1))))" office:value-type="float" office:value="3" calcext:value-type="float">
            <text:p>3</text:p>
          </table:table-cell>
          <table:table-cell office:value-type="string" calcext:value-type="string">
            <text:p>; // Defines that TestInstruction should be executed in Post-phase, the last execution phase</text:p>
          </table:table-cell>
          <table:table-cell table:number-columns-repeated="1012"/>
        </table:table-row>
        <table:table-row table:style-name="ro1">
          <table:table-cell table:style-name="ce3" table:formula="of:=IF(ISBLANK([.B118]);&quot;&quot;;CONCATENATE([.D118];[.F118];[.G118];[.H118];IF(OR([.E118]=&quot;SubStart&quot;;[.E118]=&quot;Sub&quot;);[.K118];[.J118]);[.L118]))" office:value-type="string" office:string-value="} = 12; // " calcext:value-type="string">
            <text:p>} = 12; // 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End</text:p>
          </table:table-cell>
          <table:table-cell table:content-validation-name="val4"/>
          <table:table-cell table:content-validation-name="val5"/>
          <table:table-cell office:value-type="string" calcext:value-type="string">
            <text:p>} = </text:p>
          </table:table-cell>
          <table:table-cell table:style-name="ce9" table:formula="of:=IF(LEN([.E118]) = 0;[.J118];IF(OR([.E118]=&quot;SubStart&quot;;[.E118]=&quot;SubEnd&quot;);&quot;&quot;;[.K118]))">
            <text:p/>
          </table:table-cell>
          <table:table-cell table:style-name="ce9" table:formula="of:=IF([.E118]=&quot;Sub&quot;;[.J117];IF(LEN([.H118])=0;&quot;&quot;;IF([.J117]=&quot;Number&quot;;&quot;&quot;;IF(LEN([.J117])=0;1;[.J117]+1))))" office:value-type="float" office:value="12" calcext:value-type="float">
            <text:p>12</text:p>
          </table:table-cell>
          <table:table-cell table:style-name="ce9" table:formula="of:=IF(LEN([.H118])=0;&quot;&quot;;IF([.K117]=&quot;SubOrder&quot;;&quot;&quot;;IF([.E118]&lt;&gt;&quot;Sub&quot;;&quot;&quot;;IF(LEN([.K117])=0;1;[.K117]+1))))">
            <text:p/>
          </table:table-cell>
          <table:table-cell office:value-type="string" calcext:value-type="string">
            <text:p>; // </text:p>
          </table:table-cell>
          <table:table-cell table:number-columns-repeated="1012"/>
        </table:table-row>
        <table:table-row table:style-name="ro1">
          <table:table-cell table:style-name="ce3" table:formula="of:=IF(ISBLANK([.B119]);&quot;&quot;;CONCATENATE([.D119];[.F119];[.G119];[.H119];IF(OR([.E119]=&quot;SubStart&quot;;[.E119]=&quot;Sub&quot;);[.K119];[.J119]);[.L119]))" office:value-type="string" office:string-value="TestInstructionExecutionOrderEnum TestInstructionExecutionOrder = 13; // The choosen Enum value for which phase the instruction should be run at" calcext:value-type="string">
            <text:p>TestInstructionExecutionOrderEnum TestInstructionExecutionOrder = 13; // The choosen Enum value for which phase the instruction should be run a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InstructionExecutionOrderEnum </text:p>
          </table:table-cell>
          <table:table-cell office:value-type="string" calcext:value-type="string">
            <text:p>TestInstructionExecutionOrder = </text:p>
          </table:table-cell>
          <table:table-cell table:style-name="ce9" table:formula="of:=IF(LEN([.E119]) = 0;[.J119];IF(OR([.E119]=&quot;SubStart&quot;;[.E119]=&quot;SubEnd&quot;);&quot;&quot;;[.K119]))" office:value-type="float" office:value="13" calcext:value-type="float">
            <text:p>13</text:p>
          </table:table-cell>
          <table:table-cell table:style-name="ce9" table:formula="of:=IF([.E119]=&quot;Sub&quot;;[.J118];IF(LEN([.H119])=0;&quot;&quot;;IF([.J118]=&quot;Number&quot;;&quot;&quot;;IF(LEN([.J118])=0;1;[.J118]+1))))" office:value-type="float" office:value="13" calcext:value-type="float">
            <text:p>13</text:p>
          </table:table-cell>
          <table:table-cell table:style-name="ce9" table:formula="of:=IF(LEN([.H119])=0;&quot;&quot;;IF([.K118]=&quot;SubOrder&quot;;&quot;&quot;;IF([.E119]&lt;&gt;&quot;Sub&quot;;&quot;&quot;;IF(LEN([.K118])=0;1;[.K118]+1))))">
            <text:p/>
          </table:table-cell>
          <table:table-cell office:value-type="string" calcext:value-type="string">
            <text:p>; // The choosen Enum value for which phase the instruction should be run at</text:p>
          </table:table-cell>
          <table:table-cell table:number-columns-repeated="1012"/>
        </table:table-row>
        <table:table-row table:style-name="ro1">
          <table:table-cell table:style-name="ce3" table:formula="of:=IF(ISBLANK([.B120]);&quot;&quot;;CONCATENATE([.D120];[.F120];[.G120];[.H120];IF(OR([.E120]=&quot;SubStart&quot;;[.E120]=&quot;Sub&quot;);[.K120];[.J120]);[.L120]))" office:value-type="string" office:string-value="repeated string TestInstructionAttributes = 14; // List with IDs of all attributes for the TestInstruction" calcext:value-type="string">
            <text:p>repeated string TestInstructionAttributes = 14; // List with IDs of all attributes for the TestInstruction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s = </text:p>
          </table:table-cell>
          <table:table-cell table:style-name="ce9" table:formula="of:=IF(LEN([.E120]) = 0;[.J120];IF(OR([.E120]=&quot;SubStart&quot;;[.E120]=&quot;SubEnd&quot;);&quot;&quot;;[.K120]))" office:value-type="float" office:value="14" calcext:value-type="float">
            <text:p>14</text:p>
          </table:table-cell>
          <table:table-cell table:style-name="ce9" table:formula="of:=IF([.E120]=&quot;Sub&quot;;[.J119];IF(LEN([.H120])=0;&quot;&quot;;IF([.J119]=&quot;Number&quot;;&quot;&quot;;IF(LEN([.J119])=0;1;[.J119]+1))))" office:value-type="float" office:value="14" calcext:value-type="float">
            <text:p>14</text:p>
          </table:table-cell>
          <table:table-cell table:style-name="ce9" table:formula="of:=IF(LEN([.H120])=0;&quot;&quot;;IF([.K119]=&quot;SubOrder&quot;;&quot;&quot;;IF([.E120]&lt;&gt;&quot;Sub&quot;;&quot;&quot;;IF(LEN([.K119])=0;1;[.K119]+1))))">
            <text:p/>
          </table:table-cell>
          <table:table-cell table:style-name="ce6" office:value-type="string" calcext:value-type="string">
            <text:p>; // List with IDs of all attributes for the TestInstruction</text:p>
          </table:table-cell>
          <table:table-cell table:number-columns-repeated="1012"/>
        </table:table-row>
        <table:table-row table:style-name="ro1">
          <table:table-cell table:style-name="ce3" table:formula="of:=IF(ISBLANK([.B121]);&quot;&quot;;CONCATENATE([.D121];[.F121];[.G121];[.H121];IF(OR([.E121]=&quot;SubStart&quot;;[.E121]=&quot;Sub&quot;);[.K121];[.J121]);[.L121]))" office:value-type="string" office:string-value="string TestInstructionColor = 15; // The color used for presenting the TestInstructionBlock, e.g. #FAF437 " calcext:value-type="string">
            <text:p>string TestInstructionColor = 15; // The color used for presenting the TestInstructionBlock, e.g. #FAF437 </text:p>
          </table:table-cell>
          <table:table-cell table:style-name="ce6"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Color = </text:p>
          </table:table-cell>
          <table:table-cell table:style-name="ce9" table:formula="of:=IF(LEN([.E121]) = 0;[.J121];IF(OR([.E121]=&quot;SubStart&quot;;[.E121]=&quot;SubEnd&quot;);&quot;&quot;;[.K121]))" office:value-type="float" office:value="15" calcext:value-type="float">
            <text:p>15</text:p>
          </table:table-cell>
          <table:table-cell table:style-name="ce9" table:formula="of:=IF([.E121]=&quot;Sub&quot;;[.J120];IF(LEN([.H121])=0;&quot;&quot;;IF([.J120]=&quot;Number&quot;;&quot;&quot;;IF(LEN([.J120])=0;1;[.J120]+1))))" office:value-type="float" office:value="15" calcext:value-type="float">
            <text:p>15</text:p>
          </table:table-cell>
          <table:table-cell table:style-name="ce9" table:formula="of:=IF(LEN([.H121])=0;&quot;&quot;;IF([.K120]=&quot;SubOrder&quot;;&quot;&quot;;IF([.E121]&lt;&gt;&quot;Sub&quot;;&quot;&quot;;IF(LEN([.K120])=0;1;[.K120]+1))))">
            <text:p/>
          </table:table-cell>
          <table:table-cell table:style-name="ce6" office:value-type="string" calcext:value-type="string">
            <text:p>; // The color used for presenting the TestInstructionBlock, e.g. #FAF437 </text:p>
          </table:table-cell>
          <table:table-cell table:number-columns-repeated="1012"/>
        </table:table-row>
        <table:table-row table:style-name="ro1">
          <table:table-cell table:style-name="ce3" table:formula="of:=IF(ISBLANK([.B122]);&quot;&quot;;CONCATENATE([.D122];[.F122];[.G122];[.H122];IF(OR([.E122]=&quot;SubStart&quot;;[.E122]=&quot;Sub&quot;);[.K122];[.J122]);[.L122]))" office:value-type="string" office:string-value="repeated string LandingZoneGuid = 16; //  List with IDs of all available LandingZones for TestInstructionBlock" calcext:value-type="string">
            <text:p>repeated string LandingZoneGuid = 16; // <text:s/>List with IDs of all available LandingZones for TestInstructionBlock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LandingZoneGuid = </text:p>
          </table:table-cell>
          <table:table-cell table:style-name="ce9" table:formula="of:=IF(LEN([.E122]) = 0;[.J122];IF(OR([.E122]=&quot;SubStart&quot;;[.E122]=&quot;SubEnd&quot;);&quot;&quot;;[.K122]))" office:value-type="float" office:value="16" calcext:value-type="float">
            <text:p>16</text:p>
          </table:table-cell>
          <table:table-cell table:style-name="ce9" table:formula="of:=IF([.E122]=&quot;Sub&quot;;[.J121];IF(LEN([.H122])=0;&quot;&quot;;IF([.J121]=&quot;Number&quot;;&quot;&quot;;IF(LEN([.J121])=0;1;[.J121]+1))))" office:value-type="float" office:value="16" calcext:value-type="float">
            <text:p>16</text:p>
          </table:table-cell>
          <table:table-cell table:style-name="ce9" table:formula="of:=IF(LEN([.H122])=0;&quot;&quot;;IF([.K121]=&quot;SubOrder&quot;;&quot;&quot;;IF([.E122]&lt;&gt;&quot;Sub&quot;;&quot;&quot;;IF(LEN([.K121])=0;1;[.K121]+1))))">
            <text:p/>
          </table:table-cell>
          <table:table-cell table:style-name="ce6" office:value-type="string" calcext:value-type="string">
            <text:p>; // <text:s/>List with IDs of all available LandingZones for TestInstructionBlock</text:p>
          </table:table-cell>
          <table:table-cell table:number-columns-repeated="1012"/>
        </table:table-row>
        <table:table-row table:style-name="ro1">
          <table:table-cell table:style-name="ce3" table:formula="of:=IF(ISBLANK([.B123]);&quot;&quot;;CONCATENATE([.D123];[.F123];[.G123];[.H123];IF(OR([.E123]=&quot;SubStart&quot;;[.E123]=&quot;Sub&quot;);[.K123];[.J123]);[.L123]))" office:value-type="string" office:string-value="string ChoosenLandingZone = 17; // The choosen LandingZone for this TestInstructionBlock" calcext:value-type="string">
            <text:p>string ChoosenLandingZone = 17; // The choosen LandingZone for this TestInstructionBlock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hoosenLandingZone = </text:p>
          </table:table-cell>
          <table:table-cell table:style-name="ce9" table:formula="of:=IF(LEN([.E123]) = 0;[.J123];IF(OR([.E123]=&quot;SubStart&quot;;[.E123]=&quot;SubEnd&quot;);&quot;&quot;;[.K123]))" office:value-type="float" office:value="17" calcext:value-type="float">
            <text:p>17</text:p>
          </table:table-cell>
          <table:table-cell table:style-name="ce9" table:formula="of:=IF([.E123]=&quot;Sub&quot;;[.J122];IF(LEN([.H123])=0;&quot;&quot;;IF([.J122]=&quot;Number&quot;;&quot;&quot;;IF(LEN([.J122])=0;1;[.J122]+1))))" office:value-type="float" office:value="17" calcext:value-type="float">
            <text:p>17</text:p>
          </table:table-cell>
          <table:table-cell table:style-name="ce9" table:formula="of:=IF(LEN([.H123])=0;&quot;&quot;;IF([.K122]=&quot;SubOrder&quot;;&quot;&quot;;IF([.E123]&lt;&gt;&quot;Sub&quot;;&quot;&quot;;IF(LEN([.K122])=0;1;[.K122]+1))))">
            <text:p/>
          </table:table-cell>
          <table:table-cell table:style-name="ce6" office:value-type="string" calcext:value-type="string">
            <text:p>; // The choosen LandingZone for this TestInstructionBlock</text:p>
          </table:table-cell>
          <table:table-cell table:number-columns-repeated="1012"/>
        </table:table-row>
        <table:table-row table:style-name="ro1">
          <table:table-cell table:style-name="ce3" table:formula="of:=IF(ISBLANK([.B124]);&quot;&quot;;CONCATENATE([.D124];[.F124];[.G124];[.H124];IF(OR([.E124]=&quot;SubStart&quot;;[.E124]=&quot;Sub&quot;);[.K124];[.J124]);[.L124]))" office:value-type="string" office:string-value="TestInstructionChangeMetaData_EDTestInstructionChangeMetaData = 18; // The ChangeMetaData-Object" calcext:value-type="string">
            <text:p>TestInstructionChangeMetaData_EDTestInstructionChangeMetaData = 18; // The ChangeMetaData-Objec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InstructionChangeMetaData_ED</text:p>
          </table:table-cell>
          <table:table-cell office:value-type="string" calcext:value-type="string">
            <text:p>TestInstructionChangeMetaData = </text:p>
          </table:table-cell>
          <table:table-cell table:style-name="ce9" table:formula="of:=IF(LEN([.E124]) = 0;[.J124];IF(OR([.E124]=&quot;SubStart&quot;;[.E124]=&quot;SubEnd&quot;);&quot;&quot;;[.K124]))" office:value-type="float" office:value="18" calcext:value-type="float">
            <text:p>18</text:p>
          </table:table-cell>
          <table:table-cell table:style-name="ce9" table:formula="of:=IF([.E124]=&quot;Sub&quot;;[.J123];IF(LEN([.H124])=0;&quot;&quot;;IF([.J123]=&quot;Number&quot;;&quot;&quot;;IF(LEN([.J123])=0;1;[.J123]+1))))" office:value-type="float" office:value="18" calcext:value-type="float">
            <text:p>18</text:p>
          </table:table-cell>
          <table:table-cell table:style-name="ce9" table:formula="of:=IF(LEN([.H124])=0;&quot;&quot;;IF([.K123]=&quot;SubOrder&quot;;&quot;&quot;;IF([.E124]&lt;&gt;&quot;Sub&quot;;&quot;&quot;;IF(LEN([.K123])=0;1;[.K123]+1))))">
            <text:p/>
          </table:table-cell>
          <table:table-cell table:style-name="ce6" office:value-type="string" calcext:value-type="string">
            <text:p>; // The ChangeMetaData-Object</text:p>
          </table:table-cell>
          <table:table-cell table:number-columns-repeated="1012"/>
        </table:table-row>
        <table:table-row table:style-name="ro1">
          <table:table-cell table:style-name="ce3" table:formula="of:=IF(ISBLANK([.B125]);&quot;&quot;;CONCATENATE([.D125];[.F125];[.G125];[.H125];IF(OR([.E125]=&quot;SubStart&quot;;[.E125]=&quot;Sub&quot;);[.K125];[.J125]);[.L125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25]) = 0;[.J125];IF(OR([.E125]=&quot;SubStart&quot;;[.E125]=&quot;SubEnd&quot;);&quot;&quot;;[.K125]))">
            <text:p/>
          </table:table-cell>
          <table:table-cell table:style-name="ce9" table:formula="of:=IF([.E125]=&quot;Sub&quot;;[.J124];IF(LEN([.H125])=0;&quot;&quot;;IF([.J124]=&quot;Number&quot;;&quot;&quot;;IF(LEN([.J124])=0;1;[.J124]+1))))">
            <text:p/>
          </table:table-cell>
          <table:table-cell table:style-name="ce9" table:formula="of:=IF(LEN([.H125])=0;&quot;&quot;;IF([.K124]=&quot;SubOrder&quot;;&quot;&quot;;IF([.E125]&lt;&gt;&quot;Sub&quot;;&quot;&quot;;IF(LEN([.K124])=0;1;[.K12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26]);&quot;&quot;;CONCATENATE([.D126];[.F126];[.G126];[.H126];IF(OR([.E126]=&quot;SubStart&quot;;[.E126]=&quot;Sub&quot;);[.K126];[.J126]);[.L126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26]) = 0;[.J126];IF(OR([.E126]=&quot;SubStart&quot;;[.E126]=&quot;SubEnd&quot;);&quot;&quot;;[.K126]))">
            <text:p/>
          </table:table-cell>
          <table:table-cell table:style-name="ce9" table:formula="of:=IF([.E126]=&quot;Sub&quot;;[.J125];IF(LEN([.H126])=0;&quot;&quot;;IF([.J125]=&quot;Number&quot;;&quot;&quot;;IF(LEN([.J125])=0;1;[.J125]+1))))">
            <text:p/>
          </table:table-cell>
          <table:table-cell table:style-name="ce9" table:formula="of:=IF(LEN([.H126])=0;&quot;&quot;;IF([.K125]=&quot;SubOrder&quot;;&quot;&quot;;IF([.E126]&lt;&gt;&quot;Sub&quot;;&quot;&quot;;IF(LEN([.K125])=0;1;[.K12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27]);&quot;&quot;;CONCATENATE([.D127];[.F127];[.G127];[.H127];IF(OR([.E127]=&quot;SubStart&quot;;[.E127]=&quot;Sub&quot;);[.K127];[.J127]);[.L127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27]) = 0;[.J127];IF(OR([.E127]=&quot;SubStart&quot;;[.E127]=&quot;SubEnd&quot;);&quot;&quot;;[.K127]))">
            <text:p/>
          </table:table-cell>
          <table:table-cell table:style-name="ce9" table:formula="of:=IF([.E127]=&quot;Sub&quot;;[.J126];IF(LEN([.H127])=0;&quot;&quot;;IF([.J126]=&quot;Number&quot;;&quot;&quot;;IF(LEN([.J126])=0;1;[.J126]+1))))">
            <text:p/>
          </table:table-cell>
          <table:table-cell table:style-name="ce9" table:formula="of:=IF(LEN([.H127])=0;&quot;&quot;;IF([.K126]=&quot;SubOrder&quot;;&quot;&quot;;IF([.E127]&lt;&gt;&quot;Sub&quot;;&quot;&quot;;IF(LEN([.K126])=0;1;[.K126]+1))))">
            <text:p/>
          </table:table-cell>
          <table:table-cell table:style-name="ce6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128]);&quot;&quot;;CONCATENATE([.D128];[.F128];[.G128];[.H128];IF(OR([.E128]=&quot;SubStart&quot;;[.E128]=&quot;Sub&quot;);[.K128];[.J128]);[.L128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28]) = 0;[.J128];IF(OR([.E128]=&quot;SubStart&quot;;[.E128]=&quot;SubEnd&quot;);&quot;&quot;;[.K128]))">
            <text:p/>
          </table:table-cell>
          <table:table-cell table:style-name="ce9" table:formula="of:=IF([.E128]=&quot;Sub&quot;;[.J127];IF(LEN([.H128])=0;&quot;&quot;;IF([.J127]=&quot;Number&quot;;&quot;&quot;;IF(LEN([.J127])=0;1;[.J127]+1))))">
            <text:p/>
          </table:table-cell>
          <table:table-cell table:style-name="ce9" table:formula="of:=IF(LEN([.H128])=0;&quot;&quot;;IF([.K127]=&quot;SubOrder&quot;;&quot;&quot;;IF([.E128]&lt;&gt;&quot;Sub&quot;;&quot;&quot;;IF(LEN([.K127])=0;1;[.K12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29]);&quot;&quot;;CONCATENATE([.D129];[.F129];[.G129];[.H129];IF(OR([.E129]=&quot;SubStart&quot;;[.E129]=&quot;Sub&quot;);[.K129];[.J129]);[.L129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29]) = 0;[.J129];IF(OR([.E129]=&quot;SubStart&quot;;[.E129]=&quot;SubEnd&quot;);&quot;&quot;;[.K129]))">
            <text:p/>
          </table:table-cell>
          <table:table-cell table:style-name="ce9" table:formula="of:=IF([.E129]=&quot;Sub&quot;;[.J128];IF(LEN([.H129])=0;&quot;&quot;;IF([.J128]=&quot;Number&quot;;&quot;&quot;;IF(LEN([.J128])=0;1;[.J128]+1))))">
            <text:p/>
          </table:table-cell>
          <table:table-cell table:style-name="ce9" table:formula="of:=IF(LEN([.H129])=0;&quot;&quot;;IF([.K128]=&quot;SubOrder&quot;;&quot;&quot;;IF([.E129]&lt;&gt;&quot;Sub&quot;;&quot;&quot;;IF(LEN([.K128])=0;1;[.K12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30]);&quot;&quot;;CONCATENATE([.D130];[.F130];[.G130];[.H130];IF(OR([.E130]=&quot;SubStart&quot;;[.E130]=&quot;Sub&quot;);[.K130];[.J130]);[.L130]))" office:value-type="string" office:string-value="message {TestInstructionChangeMetaData_ED; // Holds Change-meteadata for TestInstruction when used in editor" calcext:value-type="string">
            <text:p>message {TestInstructionChangeMetaData_ED; // Holds Change-meteadata for TestInstruction when used in editor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Chang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30]) = 0;[.J130];IF(OR([.E130]=&quot;SubStart&quot;;[.E130]=&quot;SubEnd&quot;);&quot;&quot;;[.K130]))">
            <text:p/>
          </table:table-cell>
          <table:table-cell table:style-name="ce9" table:formula="of:=IF([.E130]=&quot;Sub&quot;;[.J129];IF(LEN([.H130])=0;&quot;&quot;;IF([.J129]=&quot;Number&quot;;&quot;&quot;;IF(LEN([.J129])=0;1;[.J129]+1))))">
            <text:p/>
          </table:table-cell>
          <table:table-cell table:style-name="ce9" table:formula="of:=IF(LEN([.H130])=0;&quot;&quot;;IF([.K129]=&quot;SubOrder&quot;;&quot;&quot;;IF([.E130]&lt;&gt;&quot;Sub&quot;;&quot;&quot;;IF(LEN([.K129])=0;1;[.K129]+1))))">
            <text:p/>
          </table:table-cell>
          <table:table-cell table:style-name="ce6" office:value-type="string" calcext:value-type="string">
            <text:p>; // Holds Change-meteadata for TestInstruction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131]);&quot;&quot;;CONCATENATE([.D131];[.F131];[.G131];[.H131];IF(OR([.E131]=&quot;SubStart&quot;;[.E131]=&quot;Sub&quot;);[.K131];[.J131]);[.L131]))" office:value-type="string" office:string-value="string TestInstructionChangeMetaDataNewGuid = 1; // The new Guid for the TestInstruction when changed, deleted etc." calcext:value-type="string">
            <text:p>string TestInstructionChangeMetaDataNewGuid = 1; // The new Guid for the TestInstruction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ChangeMetaDataNewGuid = </text:p>
          </table:table-cell>
          <table:table-cell table:style-name="ce9" table:formula="of:=IF(LEN([.E131]) = 0;[.J131];IF(OR([.E131]=&quot;SubStart&quot;;[.E131]=&quot;SubEnd&quot;);&quot;&quot;;[.K131]))" office:value-type="float" office:value="1" calcext:value-type="float">
            <text:p>1</text:p>
          </table:table-cell>
          <table:table-cell table:style-name="ce9" table:formula="of:=IF([.E131]=&quot;Sub&quot;;[.J130];IF(LEN([.H131])=0;&quot;&quot;;IF([.J130]=&quot;Number&quot;;&quot;&quot;;IF(LEN([.J130])=0;1;[.J130]+1))))" office:value-type="float" office:value="1" calcext:value-type="float">
            <text:p>1</text:p>
          </table:table-cell>
          <table:table-cell table:style-name="ce9" table:formula="of:=IF(LEN([.H131])=0;&quot;&quot;;IF([.K130]=&quot;SubOrder&quot;;&quot;&quot;;IF([.E131]&lt;&gt;&quot;Sub&quot;;&quot;&quot;;IF(LEN([.K130])=0;1;[.K130]+1))))">
            <text:p/>
          </table:table-cell>
          <table:table-cell table:style-name="ce6" office:value-type="string" calcext:value-type="string">
            <text:p>; // The new Guid for the TestInstruction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132]);&quot;&quot;;CONCATENATE([.D132];[.F132];[.G132];[.H132];IF(OR([.E132]=&quot;SubStart&quot;;[.E132]=&quot;Sub&quot;);[.K132];[.J132]);[.L132]))" office:value-type="string" office:string-value="string TestInstructionChangeMetaDataPreviousGuid = 2; // The previous Guid for the TestInstruction when changed, deleted etc." calcext:value-type="string">
            <text:p>string TestInstructionChangeMetaDataPreviousGuid = 2; // The previous Guid for the TestInstruction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ChangeMetaDataPreviousGuid = </text:p>
          </table:table-cell>
          <table:table-cell table:style-name="ce9" table:formula="of:=IF(LEN([.E132]) = 0;[.J132];IF(OR([.E132]=&quot;SubStart&quot;;[.E132]=&quot;SubEnd&quot;);&quot;&quot;;[.K132]))" office:value-type="float" office:value="2" calcext:value-type="float">
            <text:p>2</text:p>
          </table:table-cell>
          <table:table-cell table:style-name="ce9" table:formula="of:=IF([.E132]=&quot;Sub&quot;;[.J131];IF(LEN([.H132])=0;&quot;&quot;;IF([.J131]=&quot;Number&quot;;&quot;&quot;;IF(LEN([.J131])=0;1;[.J131]+1))))" office:value-type="float" office:value="2" calcext:value-type="float">
            <text:p>2</text:p>
          </table:table-cell>
          <table:table-cell table:style-name="ce9" table:formula="of:=IF(LEN([.H132])=0;&quot;&quot;;IF([.K131]=&quot;SubOrder&quot;;&quot;&quot;;IF([.E132]&lt;&gt;&quot;Sub&quot;;&quot;&quot;;IF(LEN([.K131])=0;1;[.K131]+1))))">
            <text:p/>
          </table:table-cell>
          <table:table-cell table:style-name="ce6" office:value-type="string" calcext:value-type="string">
            <text:p>; // The previous Guid for the TestInstruction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133]);&quot;&quot;;CONCATENATE([.D133];[.F133];[.G133];[.H133];IF(OR([.E133]=&quot;SubStart&quot;;[.E133]=&quot;Sub&quot;);[.K133];[.J133]);[.L133]))" office:value-type="string" office:string-value="string TestInstructionChangeMetaDataCreatedDate = 3; // Date when created in Test Case" calcext:value-type="string">
            <text:p>string TestInstructionChangeMetaDataCreatedDate = 3; // Date when created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ChangeMetaDataCreatedDate = </text:p>
          </table:table-cell>
          <table:table-cell table:style-name="ce9" table:formula="of:=IF(LEN([.E133]) = 0;[.J133];IF(OR([.E133]=&quot;SubStart&quot;;[.E133]=&quot;SubEnd&quot;);&quot;&quot;;[.K133]))" office:value-type="float" office:value="3" calcext:value-type="float">
            <text:p>3</text:p>
          </table:table-cell>
          <table:table-cell table:style-name="ce9" table:formula="of:=IF([.E133]=&quot;Sub&quot;;[.J132];IF(LEN([.H133])=0;&quot;&quot;;IF([.J132]=&quot;Number&quot;;&quot;&quot;;IF(LEN([.J132])=0;1;[.J132]+1))))" office:value-type="float" office:value="3" calcext:value-type="float">
            <text:p>3</text:p>
          </table:table-cell>
          <table:table-cell table:style-name="ce9" table:formula="of:=IF(LEN([.H133])=0;&quot;&quot;;IF([.K132]=&quot;SubOrder&quot;;&quot;&quot;;IF([.E133]&lt;&gt;&quot;Sub&quot;;&quot;&quot;;IF(LEN([.K132])=0;1;[.K132]+1))))">
            <text:p/>
          </table:table-cell>
          <table:table-cell table:style-name="ce6" office:value-type="string" calcext:value-type="string">
            <text:p>; // Date when created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134]);&quot;&quot;;CONCATENATE([.D134];[.F134];[.G134];[.H134];IF(OR([.E134]=&quot;SubStart&quot;;[.E134]=&quot;Sub&quot;);[.K134];[.J134]);[.L134]))" office:value-type="string" office:string-value="string TestInstructionChangeMetaDataCreatedBy = 4; // Who create the TestInstruction in Test Case" calcext:value-type="string">
            <text:p>string TestInstructionChangeMetaDataCreatedBy = 4; // Who create the TestInstruction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ChangeMetaDataCreatedBy = </text:p>
          </table:table-cell>
          <table:table-cell table:style-name="ce9" table:formula="of:=IF(LEN([.E134]) = 0;[.J134];IF(OR([.E134]=&quot;SubStart&quot;;[.E134]=&quot;SubEnd&quot;);&quot;&quot;;[.K134]))" office:value-type="float" office:value="4" calcext:value-type="float">
            <text:p>4</text:p>
          </table:table-cell>
          <table:table-cell table:style-name="ce9" table:formula="of:=IF([.E134]=&quot;Sub&quot;;[.J133];IF(LEN([.H134])=0;&quot;&quot;;IF([.J133]=&quot;Number&quot;;&quot;&quot;;IF(LEN([.J133])=0;1;[.J133]+1))))" office:value-type="float" office:value="4" calcext:value-type="float">
            <text:p>4</text:p>
          </table:table-cell>
          <table:table-cell table:style-name="ce9" table:formula="of:=IF(LEN([.H134])=0;&quot;&quot;;IF([.K133]=&quot;SubOrder&quot;;&quot;&quot;;IF([.E134]&lt;&gt;&quot;Sub&quot;;&quot;&quot;;IF(LEN([.K133])=0;1;[.K133]+1))))">
            <text:p/>
          </table:table-cell>
          <table:table-cell table:style-name="ce6" office:value-type="string" calcext:value-type="string">
            <text:p>; // Who create the TestInstruction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135]);&quot;&quot;;CONCATENATE([.D135];[.F135];[.G135];[.H135];IF(OR([.E135]=&quot;SubStart&quot;;[.E135]=&quot;Sub&quot;);[.K135];[.J135]);[.L135]))" office:value-type="string" office:string-value="string TestInstructionChangeMetaDataChangeDate = 5; // Date when TestInstruction was changed" calcext:value-type="string">
            <text:p>string TestInstructionChangeMetaDataChangeDate = 5; // Date when TestInstruction was chang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ChangeMetaDataChangeDate = </text:p>
          </table:table-cell>
          <table:table-cell table:style-name="ce9" table:formula="of:=IF(LEN([.E135]) = 0;[.J135];IF(OR([.E135]=&quot;SubStart&quot;;[.E135]=&quot;SubEnd&quot;);&quot;&quot;;[.K135]))" office:value-type="float" office:value="5" calcext:value-type="float">
            <text:p>5</text:p>
          </table:table-cell>
          <table:table-cell table:style-name="ce9" table:formula="of:=IF([.E135]=&quot;Sub&quot;;[.J134];IF(LEN([.H135])=0;&quot;&quot;;IF([.J134]=&quot;Number&quot;;&quot;&quot;;IF(LEN([.J134])=0;1;[.J134]+1))))" office:value-type="float" office:value="5" calcext:value-type="float">
            <text:p>5</text:p>
          </table:table-cell>
          <table:table-cell table:style-name="ce9" table:formula="of:=IF(LEN([.H135])=0;&quot;&quot;;IF([.K134]=&quot;SubOrder&quot;;&quot;&quot;;IF([.E135]&lt;&gt;&quot;Sub&quot;;&quot;&quot;;IF(LEN([.K134])=0;1;[.K134]+1))))">
            <text:p/>
          </table:table-cell>
          <table:table-cell table:style-name="ce6" office:value-type="string" calcext:value-type="string">
            <text:p>; // Date when TestInstruction was changed</text:p>
          </table:table-cell>
          <table:table-cell table:number-columns-repeated="1012"/>
        </table:table-row>
        <table:table-row table:style-name="ro1">
          <table:table-cell table:style-name="ce3" table:formula="of:=IF(ISBLANK([.B136]);&quot;&quot;;CONCATENATE([.D136];[.F136];[.G136];[.H136];IF(OR([.E136]=&quot;SubStart&quot;;[.E136]=&quot;Sub&quot;);[.K136];[.J136]);[.L136]))" office:value-type="string" office:string-value="string TestInstructionChangeMetaDataChangeBy = 6; // Who changed the TestInstruction in the Test Case" calcext:value-type="string">
            <text:p>string TestInstructionChangeMetaDataChangeBy = 6; // Who changed the TestInstruction in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ChangeMetaDataChangeBy = </text:p>
          </table:table-cell>
          <table:table-cell table:style-name="ce9" table:formula="of:=IF(LEN([.E136]) = 0;[.J136];IF(OR([.E136]=&quot;SubStart&quot;;[.E136]=&quot;SubEnd&quot;);&quot;&quot;;[.K136]))" office:value-type="float" office:value="6" calcext:value-type="float">
            <text:p>6</text:p>
          </table:table-cell>
          <table:table-cell table:style-name="ce9" table:formula="of:=IF([.E136]=&quot;Sub&quot;;[.J135];IF(LEN([.H136])=0;&quot;&quot;;IF([.J135]=&quot;Number&quot;;&quot;&quot;;IF(LEN([.J135])=0;1;[.J135]+1))))" office:value-type="float" office:value="6" calcext:value-type="float">
            <text:p>6</text:p>
          </table:table-cell>
          <table:table-cell table:style-name="ce9" table:formula="of:=IF(LEN([.H136])=0;&quot;&quot;;IF([.K135]=&quot;SubOrder&quot;;&quot;&quot;;IF([.E136]&lt;&gt;&quot;Sub&quot;;&quot;&quot;;IF(LEN([.K135])=0;1;[.K135]+1))))">
            <text:p/>
          </table:table-cell>
          <table:table-cell table:style-name="ce6" office:value-type="string" calcext:value-type="string">
            <text:p>; // Who changed the TestInstruction in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137]);&quot;&quot;;CONCATENATE([.D137];[.F137];[.G137];[.H137];IF(OR([.E137]=&quot;SubStart&quot;;[.E137]=&quot;Sub&quot;);[.K137];[.J137]);[.L137]))" office:value-type="string" office:string-value="string TestInstructionChangeMetaDataDeletedDate = 7; // Date when TestInstruction was deleted" calcext:value-type="string">
            <text:p>string TestInstructionChangeMetaDataDeletedDate = 7; // Date when TestInstruction was delet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ChangeMetaDataDeletedDate = </text:p>
          </table:table-cell>
          <table:table-cell table:style-name="ce9" table:formula="of:=IF(LEN([.E137]) = 0;[.J137];IF(OR([.E137]=&quot;SubStart&quot;;[.E137]=&quot;SubEnd&quot;);&quot;&quot;;[.K137]))" office:value-type="float" office:value="7" calcext:value-type="float">
            <text:p>7</text:p>
          </table:table-cell>
          <table:table-cell table:style-name="ce9" table:formula="of:=IF([.E137]=&quot;Sub&quot;;[.J136];IF(LEN([.H137])=0;&quot;&quot;;IF([.J136]=&quot;Number&quot;;&quot;&quot;;IF(LEN([.J136])=0;1;[.J136]+1))))" office:value-type="float" office:value="7" calcext:value-type="float">
            <text:p>7</text:p>
          </table:table-cell>
          <table:table-cell table:style-name="ce9" table:formula="of:=IF(LEN([.H137])=0;&quot;&quot;;IF([.K136]=&quot;SubOrder&quot;;&quot;&quot;;IF([.E137]&lt;&gt;&quot;Sub&quot;;&quot;&quot;;IF(LEN([.K136])=0;1;[.K136]+1))))">
            <text:p/>
          </table:table-cell>
          <table:table-cell table:style-name="ce6" office:value-type="string" calcext:value-type="string">
            <text:p>; // Date when TestInstruction was deleted</text:p>
          </table:table-cell>
          <table:table-cell table:number-columns-repeated="1012"/>
        </table:table-row>
        <table:table-row table:style-name="ro1">
          <table:table-cell table:style-name="ce3" table:formula="of:=IF(ISBLANK([.B138]);&quot;&quot;;CONCATENATE([.D138];[.F138];[.G138];[.H138];IF(OR([.E138]=&quot;SubStart&quot;;[.E138]=&quot;Sub&quot;);[.K138];[.J138]);[.L138]))" office:value-type="string" office:string-value="string TestInstructionChangeMetaDataDeletedBy = 8; // Who deleted the TestInstruction from the Test Case" calcext:value-type="string">
            <text:p>string TestInstructionChangeMetaDataDeletedBy = 8; // Who deleted the TestInstruction from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ChangeMetaDataDeletedBy = </text:p>
          </table:table-cell>
          <table:table-cell table:style-name="ce9" table:formula="of:=IF(LEN([.E138]) = 0;[.J138];IF(OR([.E138]=&quot;SubStart&quot;;[.E138]=&quot;SubEnd&quot;);&quot;&quot;;[.K138]))" office:value-type="float" office:value="8" calcext:value-type="float">
            <text:p>8</text:p>
          </table:table-cell>
          <table:table-cell table:style-name="ce9" table:formula="of:=IF([.E138]=&quot;Sub&quot;;[.J137];IF(LEN([.H138])=0;&quot;&quot;;IF([.J137]=&quot;Number&quot;;&quot;&quot;;IF(LEN([.J137])=0;1;[.J137]+1))))" office:value-type="float" office:value="8" calcext:value-type="float">
            <text:p>8</text:p>
          </table:table-cell>
          <table:table-cell table:style-name="ce9" table:formula="of:=IF(LEN([.H138])=0;&quot;&quot;;IF([.K137]=&quot;SubOrder&quot;;&quot;&quot;;IF([.E138]&lt;&gt;&quot;Sub&quot;;&quot;&quot;;IF(LEN([.K137])=0;1;[.K137]+1))))">
            <text:p/>
          </table:table-cell>
          <table:table-cell table:style-name="ce6" office:value-type="string" calcext:value-type="string">
            <text:p>; // Who deleted the TestInstruction from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139]);&quot;&quot;;CONCATENATE([.D139];[.F139];[.G139];[.H139];IF(OR([.E139]=&quot;SubStart&quot;;[.E139]=&quot;Sub&quot;);[.K139];[.J139]);[.L139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39]) = 0;[.J139];IF(OR([.E139]=&quot;SubStart&quot;;[.E139]=&quot;SubEnd&quot;);&quot;&quot;;[.K139]))">
            <text:p/>
          </table:table-cell>
          <table:table-cell table:style-name="ce9" table:formula="of:=IF([.E139]=&quot;Sub&quot;;[.J138];IF(LEN([.H139])=0;&quot;&quot;;IF([.J138]=&quot;Number&quot;;&quot;&quot;;IF(LEN([.J138])=0;1;[.J138]+1))))">
            <text:p/>
          </table:table-cell>
          <table:table-cell table:style-name="ce9" table:formula="of:=IF(LEN([.H139])=0;&quot;&quot;;IF([.K138]=&quot;SubOrder&quot;;&quot;&quot;;IF([.E139]&lt;&gt;&quot;Sub&quot;;&quot;&quot;;IF(LEN([.K138])=0;1;[.K13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40]);&quot;&quot;;CONCATENATE([.D140];[.F140];[.G140];[.H140];IF(OR([.E140]=&quot;SubStart&quot;;[.E140]=&quot;Sub&quot;);[.K140];[.J140]);[.L140]))" office:value-type="string" office:string-value="190204" calcext:value-type="string">
            <text:p>190204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40]) = 0;[.J140];IF(OR([.E140]=&quot;SubStart&quot;;[.E140]=&quot;SubEnd&quot;);&quot;&quot;;[.K140]))">
            <text:p/>
          </table:table-cell>
          <table:table-cell table:style-name="ce9" table:formula="of:=IF([.E140]=&quot;Sub&quot;;[.J139];IF(LEN([.H140])=0;&quot;&quot;;IF([.J139]=&quot;Number&quot;;&quot;&quot;;IF(LEN([.J139])=0;1;[.J139]+1))))">
            <text:p/>
          </table:table-cell>
          <table:table-cell table:style-name="ce9" table:formula="of:=IF(LEN([.H140])=0;&quot;&quot;;IF([.K139]=&quot;SubOrder&quot;;&quot;&quot;;IF([.E140]&lt;&gt;&quot;Sub&quot;;&quot;&quot;;IF(LEN([.K139])=0;1;[.K139]+1))))">
            <text:p/>
          </table:table-cell>
          <table:table-cell table:style-name="ce6" office:value-type="string" calcext:value-type="string">
            <text:p>190204</text:p>
          </table:table-cell>
          <table:table-cell table:number-columns-repeated="1012"/>
        </table:table-row>
        <table:table-row table:style-name="ro1">
          <table:table-cell table:style-name="ce3" table:formula="of:=IF(ISBLANK([.B141]);&quot;&quot;;CONCATENATE([.D141];[.F141];[.G141];[.H141];IF(OR([.E141]=&quot;SubStart&quot;;[.E141]=&quot;Sub&quot;);[.K141];[.J141]);[.L141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41]) = 0;[.J141];IF(OR([.E141]=&quot;SubStart&quot;;[.E141]=&quot;SubEnd&quot;);&quot;&quot;;[.K141]))">
            <text:p/>
          </table:table-cell>
          <table:table-cell table:style-name="ce9" table:formula="of:=IF([.E141]=&quot;Sub&quot;;[.J140];IF(LEN([.H141])=0;&quot;&quot;;IF([.J140]=&quot;Number&quot;;&quot;&quot;;IF(LEN([.J140])=0;1;[.J140]+1))))">
            <text:p/>
          </table:table-cell>
          <table:table-cell table:style-name="ce9" table:formula="of:=IF(LEN([.H141])=0;&quot;&quot;;IF([.K140]=&quot;SubOrder&quot;;&quot;&quot;;IF([.E141]&lt;&gt;&quot;Sub&quot;;&quot;&quot;;IF(LEN([.K140])=0;1;[.K14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42]);&quot;&quot;;CONCATENATE([.D142];[.F142];[.G142];[.H142];IF(OR([.E142]=&quot;SubStart&quot;;[.E142]=&quot;Sub&quot;);[.K142];[.J142]);[.L142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42]) = 0;[.J142];IF(OR([.E142]=&quot;SubStart&quot;;[.E142]=&quot;SubEnd&quot;);&quot;&quot;;[.K142]))">
            <text:p/>
          </table:table-cell>
          <table:table-cell table:style-name="ce9" table:formula="of:=IF([.E142]=&quot;Sub&quot;;[.J141];IF(LEN([.H142])=0;&quot;&quot;;IF([.J141]=&quot;Number&quot;;&quot;&quot;;IF(LEN([.J141])=0;1;[.J141]+1))))">
            <text:p/>
          </table:table-cell>
          <table:table-cell table:style-name="ce9" table:formula="of:=IF(LEN([.H142])=0;&quot;&quot;;IF([.K141]=&quot;SubOrder&quot;;&quot;&quot;;IF([.E142]&lt;&gt;&quot;Sub&quot;;&quot;&quot;;IF(LEN([.K141])=0;1;[.K14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43]);&quot;&quot;;CONCATENATE([.D143];[.F143];[.G143];[.H143];IF(OR([.E143]=&quot;SubStart&quot;;[.E143]=&quot;Sub&quot;);[.K143];[.J143]);[.L143]))" office:value-type="string" office:string-value="message {TestInstructionAttributes_ED; // A list with all TestInstrctionsAttributes" calcext:value-type="string">
            <text:p>message {TestInstructionAttributes_ED; // A list with all TestInstrctionsAttributes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Attribute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43]) = 0;[.J143];IF(OR([.E143]=&quot;SubStart&quot;;[.E143]=&quot;SubEnd&quot;);&quot;&quot;;[.K143]))">
            <text:p/>
          </table:table-cell>
          <table:table-cell table:style-name="ce9" table:formula="of:=IF([.E143]=&quot;Sub&quot;;[.J142];IF(LEN([.H143])=0;&quot;&quot;;IF([.J142]=&quot;Number&quot;;&quot;&quot;;IF(LEN([.J142])=0;1;[.J142]+1))))">
            <text:p/>
          </table:table-cell>
          <table:table-cell table:style-name="ce9" table:formula="of:=IF(LEN([.H143])=0;&quot;&quot;;IF([.K142]=&quot;SubOrder&quot;;&quot;&quot;;IF([.E143]&lt;&gt;&quot;Sub&quot;;&quot;&quot;;IF(LEN([.K142])=0;1;[.K142]+1))))">
            <text:p/>
          </table:table-cell>
          <table:table-cell table:style-name="ce6" office:value-type="string" calcext:value-type="string">
            <text:p>; // A list with all TestInstrctionsAttributes</text:p>
          </table:table-cell>
          <table:table-cell table:number-columns-repeated="1012"/>
        </table:table-row>
        <table:table-row table:style-name="ro1">
          <table:table-cell table:style-name="ce3" table:formula="of:=IF(ISBLANK([.B144]);&quot;&quot;;CONCATENATE([.D144];[.F144];[.G144];[.H144];IF(OR([.E144]=&quot;SubStart&quot;;[.E144]=&quot;Sub&quot;);[.K144];[.J144]);[.L144]))" office:value-type="string" office:string-value="repeated TestInstructionAttribute_EDTestInstructionAttribute1; // All TestInstrctionsAttributes Objects" calcext:value-type="string">
            <text:p>repeated TestInstructionAttribute_EDTestInstructionAttribute1; // All TestInstrctionsAttributes Object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TestInstructionAttribute_ED</text:p>
          </table:table-cell>
          <table:table-cell office:value-type="string" calcext:value-type="string">
            <text:p>TestInstructionAttribute</text:p>
          </table:table-cell>
          <table:table-cell table:style-name="ce9" table:formula="of:=IF(LEN([.E144]) = 0;[.J144];IF(OR([.E144]=&quot;SubStart&quot;;[.E144]=&quot;SubEnd&quot;);&quot;&quot;;[.K144]))" office:value-type="float" office:value="1" calcext:value-type="float">
            <text:p>1</text:p>
          </table:table-cell>
          <table:table-cell table:style-name="ce9" table:formula="of:=IF([.E144]=&quot;Sub&quot;;[.J143];IF(LEN([.H144])=0;&quot;&quot;;IF([.J143]=&quot;Number&quot;;&quot;&quot;;IF(LEN([.J143])=0;1;[.J143]+1))))" office:value-type="float" office:value="1" calcext:value-type="float">
            <text:p>1</text:p>
          </table:table-cell>
          <table:table-cell table:style-name="ce9" table:formula="of:=IF(LEN([.H144])=0;&quot;&quot;;IF([.K143]=&quot;SubOrder&quot;;&quot;&quot;;IF([.E144]&lt;&gt;&quot;Sub&quot;;&quot;&quot;;IF(LEN([.K143])=0;1;[.K143]+1))))">
            <text:p/>
          </table:table-cell>
          <table:table-cell table:style-name="ce6" office:value-type="string" calcext:value-type="string">
            <text:p>; // All TestInstrctionsAttributes Objects</text:p>
          </table:table-cell>
          <table:table-cell table:number-columns-repeated="1012"/>
        </table:table-row>
        <table:table-row table:style-name="ro1">
          <table:table-cell table:style-name="ce3" table:formula="of:=IF(ISBLANK([.B145]);&quot;&quot;;CONCATENATE([.D145];[.F145];[.G145];[.H145];IF(OR([.E145]=&quot;SubStart&quot;;[.E145]=&quot;Sub&quot;);[.K145];[.J145]);[.L145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45]) = 0;[.J145];IF(OR([.E145]=&quot;SubStart&quot;;[.E145]=&quot;SubEnd&quot;);&quot;&quot;;[.K145]))">
            <text:p/>
          </table:table-cell>
          <table:table-cell table:style-name="ce9" table:formula="of:=IF([.E145]=&quot;Sub&quot;;[.J144];IF(LEN([.H145])=0;&quot;&quot;;IF([.J144]=&quot;Number&quot;;&quot;&quot;;IF(LEN([.J144])=0;1;[.J144]+1))))">
            <text:p/>
          </table:table-cell>
          <table:table-cell table:style-name="ce9" table:formula="of:=IF(LEN([.H145])=0;&quot;&quot;;IF([.K144]=&quot;SubOrder&quot;;&quot;&quot;;IF([.E145]&lt;&gt;&quot;Sub&quot;;&quot;&quot;;IF(LEN([.K144])=0;1;[.K14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46]);&quot;&quot;;CONCATENATE([.D146];[.F146];[.G146];[.H146];IF(OR([.E146]=&quot;SubStart&quot;;[.E146]=&quot;Sub&quot;);[.K146];[.J146]);[.L146]))" office:value-type="string" office:string-value="190130" calcext:value-type="string">
            <text:p>190130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46]) = 0;[.J146];IF(OR([.E146]=&quot;SubStart&quot;;[.E146]=&quot;SubEnd&quot;);&quot;&quot;;[.K146]))">
            <text:p/>
          </table:table-cell>
          <table:table-cell table:style-name="ce9" table:formula="of:=IF([.E146]=&quot;Sub&quot;;[.J145];IF(LEN([.H146])=0;&quot;&quot;;IF([.J145]=&quot;Number&quot;;&quot;&quot;;IF(LEN([.J145])=0;1;[.J145]+1))))">
            <text:p/>
          </table:table-cell>
          <table:table-cell table:style-name="ce9" table:formula="of:=IF(LEN([.H146])=0;&quot;&quot;;IF([.K145]=&quot;SubOrder&quot;;&quot;&quot;;IF([.E146]&lt;&gt;&quot;Sub&quot;;&quot;&quot;;IF(LEN([.K145])=0;1;[.K145]+1))))">
            <text:p/>
          </table:table-cell>
          <table:table-cell table:style-name="ce6" office:value-type="string" calcext:value-type="string">
            <text:p>190130</text:p>
          </table:table-cell>
          <table:table-cell table:number-columns-repeated="1012"/>
        </table:table-row>
        <table:table-row table:style-name="ro1">
          <table:table-cell table:style-name="ce3" table:formula="of:=IF(ISBLANK([.B147]);&quot;&quot;;CONCATENATE([.D147];[.F147];[.G147];[.H147];IF(OR([.E147]=&quot;SubStart&quot;;[.E147]=&quot;Sub&quot;);[.K147];[.J147]);[.L147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47]) = 0;[.J147];IF(OR([.E147]=&quot;SubStart&quot;;[.E147]=&quot;SubEnd&quot;);&quot;&quot;;[.K147]))">
            <text:p/>
          </table:table-cell>
          <table:table-cell table:style-name="ce9" table:formula="of:=IF([.E147]=&quot;Sub&quot;;[.J146];IF(LEN([.H147])=0;&quot;&quot;;IF([.J146]=&quot;Number&quot;;&quot;&quot;;IF(LEN([.J146])=0;1;[.J146]+1))))">
            <text:p/>
          </table:table-cell>
          <table:table-cell table:style-name="ce9" table:formula="of:=IF(LEN([.H147])=0;&quot;&quot;;IF([.K146]=&quot;SubOrder&quot;;&quot;&quot;;IF([.E147]&lt;&gt;&quot;Sub&quot;;&quot;&quot;;IF(LEN([.K146])=0;1;[.K14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148]);&quot;&quot;;CONCATENATE([.D148];[.F148];[.G148];[.H148];IF(OR([.E148]=&quot;SubStart&quot;;[.E148]=&quot;Sub&quot;);[.K148];[.J148]);[.L148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48]) = 0;[.J148];IF(OR([.E148]=&quot;SubStart&quot;;[.E148]=&quot;SubEnd&quot;);&quot;&quot;;[.K148]))">
            <text:p/>
          </table:table-cell>
          <table:table-cell table:style-name="ce9" table:formula="of:=IF([.E148]=&quot;Sub&quot;;[.J147];IF(LEN([.H148])=0;&quot;&quot;;IF([.J147]=&quot;Number&quot;;&quot;&quot;;IF(LEN([.J147])=0;1;[.J147]+1))))">
            <text:p/>
          </table:table-cell>
          <table:table-cell table:style-name="ce9" table:formula="of:=IF(LEN([.H148])=0;&quot;&quot;;IF([.K147]=&quot;SubOrder&quot;;&quot;&quot;;IF([.E148]&lt;&gt;&quot;Sub&quot;;&quot;&quot;;IF(LEN([.K147])=0;1;[.K147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49]);&quot;&quot;;CONCATENATE([.D149];[.F149];[.G149];[.H149];IF(OR([.E149]=&quot;SubStart&quot;;[.E149]=&quot;Sub&quot;);[.K149];[.J149]);[.L149]))" office:value-type="string" office:string-value="message {TestInstructionAttribute_ED; // A specific Attribute for a Test Instruction" calcext:value-type="string">
            <text:p>message {TestInstructionAttribute_ED; // A specific Attribute for a Test Instruction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Attribute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49]) = 0;[.J149];IF(OR([.E149]=&quot;SubStart&quot;;[.E149]=&quot;SubEnd&quot;);&quot;&quot;;[.K149]))">
            <text:p/>
          </table:table-cell>
          <table:table-cell table:style-name="ce9" table:formula="of:=IF([.E149]=&quot;Sub&quot;;[.J148];IF(LEN([.H149])=0;&quot;&quot;;IF([.J148]=&quot;Number&quot;;&quot;&quot;;IF(LEN([.J148])=0;1;[.J148]+1))))">
            <text:p/>
          </table:table-cell>
          <table:table-cell table:style-name="ce9" table:formula="of:=IF(LEN([.H149])=0;&quot;&quot;;IF([.K148]=&quot;SubOrder&quot;;&quot;&quot;;IF([.E149]&lt;&gt;&quot;Sub&quot;;&quot;&quot;;IF(LEN([.K148])=0;1;[.K148]+1))))">
            <text:p/>
          </table:table-cell>
          <table:table-cell office:value-type="string" calcext:value-type="string">
            <text:p>; // A specific Attribute for a Test Instruction</text:p>
          </table:table-cell>
          <table:table-cell table:number-columns-repeated="1012"/>
        </table:table-row>
        <table:table-row table:style-name="ro1">
          <table:table-cell table:style-name="ce3" table:formula="of:=IF(ISBLANK([.B150]);&quot;&quot;;CONCATENATE([.D150];[.F150];[.G150];[.H150];IF(OR([.E150]=&quot;SubStart&quot;;[.E150]=&quot;Sub&quot;);[.K150];[.J150]);[.L150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150]) = 0;[.J150];IF(OR([.E150]=&quot;SubStart&quot;;[.E150]=&quot;SubEnd&quot;);&quot;&quot;;[.K150]))" office:value-type="float" office:value="1" calcext:value-type="float">
            <text:p>1</text:p>
          </table:table-cell>
          <table:table-cell table:style-name="ce9" table:formula="of:=IF([.E150]=&quot;Sub&quot;;[.J149];IF(LEN([.H150])=0;&quot;&quot;;IF([.J149]=&quot;Number&quot;;&quot;&quot;;IF(LEN([.J149])=0;1;[.J149]+1))))" office:value-type="float" office:value="1" calcext:value-type="float">
            <text:p>1</text:p>
          </table:table-cell>
          <table:table-cell table:style-name="ce9" table:formula="of:=IF(LEN([.H150])=0;&quot;&quot;;IF([.K149]=&quot;SubOrder&quot;;&quot;&quot;;IF([.E150]&lt;&gt;&quot;Sub&quot;;&quot;&quot;;IF(LEN([.K149])=0;1;[.K149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151]);&quot;&quot;;CONCATENATE([.D151];[.F151];[.G151];[.H151];IF(OR([.E151]=&quot;SubStart&quot;;[.E151]=&quot;Sub&quot;);[.K151];[.J151]);[.L151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151]) = 0;[.J151];IF(OR([.E151]=&quot;SubStart&quot;;[.E151]=&quot;SubEnd&quot;);&quot;&quot;;[.K151]))" office:value-type="float" office:value="2" calcext:value-type="float">
            <text:p>2</text:p>
          </table:table-cell>
          <table:table-cell table:style-name="ce9" table:formula="of:=IF([.E151]=&quot;Sub&quot;;[.J150];IF(LEN([.H151])=0;&quot;&quot;;IF([.J150]=&quot;Number&quot;;&quot;&quot;;IF(LEN([.J150])=0;1;[.J150]+1))))" office:value-type="float" office:value="2" calcext:value-type="float">
            <text:p>2</text:p>
          </table:table-cell>
          <table:table-cell table:style-name="ce9" table:formula="of:=IF(LEN([.H151])=0;&quot;&quot;;IF([.K150]=&quot;SubOrder&quot;;&quot;&quot;;IF([.E151]&lt;&gt;&quot;Sub&quot;;&quot;&quot;;IF(LEN([.K150])=0;1;[.K150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152]);&quot;&quot;;CONCATENATE([.D152];[.F152];[.G152];[.H152];IF(OR([.E152]=&quot;SubStart&quot;;[.E152]=&quot;Sub&quot;);[.K152];[.J152]);[.L152]))" office:value-type="string" office:string-value="string TestInstructionAttributeGuid = 3; // The unique guid for the TestInstructionAttribute, set when used in Editor" calcext:value-type="string">
            <text:p>string TestInstructionAttributeGuid = 3; // The unique guid for the TestInstructionAttribute, set when used in Editor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Guid = </text:p>
          </table:table-cell>
          <table:table-cell table:style-name="ce9" table:formula="of:=IF(LEN([.E152]) = 0;[.J152];IF(OR([.E152]=&quot;SubStart&quot;;[.E152]=&quot;SubEnd&quot;);&quot;&quot;;[.K152]))" office:value-type="float" office:value="3" calcext:value-type="float">
            <text:p>3</text:p>
          </table:table-cell>
          <table:table-cell table:style-name="ce9" table:formula="of:=IF([.E152]=&quot;Sub&quot;;[.J151];IF(LEN([.H152])=0;&quot;&quot;;IF([.J151]=&quot;Number&quot;;&quot;&quot;;IF(LEN([.J151])=0;1;[.J151]+1))))" office:value-type="float" office:value="3" calcext:value-type="float">
            <text:p>3</text:p>
          </table:table-cell>
          <table:table-cell table:style-name="ce9" table:formula="of:=IF(LEN([.H152])=0;&quot;&quot;;IF([.K151]=&quot;SubOrder&quot;;&quot;&quot;;IF([.E152]&lt;&gt;&quot;Sub&quot;;&quot;&quot;;IF(LEN([.K151])=0;1;[.K151]+1))))">
            <text:p/>
          </table:table-cell>
          <table:table-cell office:value-type="string" calcext:value-type="string">
            <text:p>; // The unique guid for the TestInstructionAttribute, set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153]);&quot;&quot;;CONCATENATE([.D153];[.F153];[.G153];[.H153];IF(OR([.E153]=&quot;SubStart&quot;;[.E153]=&quot;Sub&quot;);[.K153];[.J153]);[.L153]))" office:value-type="string" office:string-value="string TestInstructionAttributeTypeGuid = 4; // The unique guid for the TestInstructionAttribute-type, set by client system" calcext:value-type="string">
            <text:p>string TestInstructionAttributeTypeGuid = 4; // The unique guid for the TestInstructionAttribute-type, set by client system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TypeGuid = </text:p>
          </table:table-cell>
          <table:table-cell table:style-name="ce9" table:formula="of:=IF(LEN([.E153]) = 0;[.J153];IF(OR([.E153]=&quot;SubStart&quot;;[.E153]=&quot;SubEnd&quot;);&quot;&quot;;[.K153]))" office:value-type="float" office:value="4" calcext:value-type="float">
            <text:p>4</text:p>
          </table:table-cell>
          <table:table-cell table:style-name="ce9" table:formula="of:=IF([.E153]=&quot;Sub&quot;;[.J152];IF(LEN([.H153])=0;&quot;&quot;;IF([.J152]=&quot;Number&quot;;&quot;&quot;;IF(LEN([.J152])=0;1;[.J152]+1))))" office:value-type="float" office:value="4" calcext:value-type="float">
            <text:p>4</text:p>
          </table:table-cell>
          <table:table-cell table:style-name="ce9" table:formula="of:=IF(LEN([.H153])=0;&quot;&quot;;IF([.K152]=&quot;SubOrder&quot;;&quot;&quot;;IF([.E153]&lt;&gt;&quot;Sub&quot;;&quot;&quot;;IF(LEN([.K152])=0;1;[.K152]+1))))">
            <text:p/>
          </table:table-cell>
          <table:table-cell office:value-type="string" calcext:value-type="string">
            <text:p>; // The unique guid for the TestInstructionAttribute-type, set by client system</text:p>
          </table:table-cell>
          <table:table-cell table:number-columns-repeated="1012"/>
        </table:table-row>
        <table:table-row table:style-name="ro1">
          <table:table-cell table:style-name="ce3" table:formula="of:=IF(ISBLANK([.B154]);&quot;&quot;;CONCATENATE([.D154];[.F154];[.G154];[.H154];IF(OR([.E154]=&quot;SubStart&quot;;[.E154]=&quot;Sub&quot;);[.K154];[.J154]);[.L154]))" office:value-type="string" office:string-value="string TestInstructionAttributeName = 5; // The name of the TestInstructionAttribute" calcext:value-type="string">
            <text:p>string TestInstructionAttributeName = 5; // The name of the TestInstructionAttribut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Name = </text:p>
          </table:table-cell>
          <table:table-cell table:style-name="ce9" table:formula="of:=IF(LEN([.E154]) = 0;[.J154];IF(OR([.E154]=&quot;SubStart&quot;;[.E154]=&quot;SubEnd&quot;);&quot;&quot;;[.K154]))" office:value-type="float" office:value="5" calcext:value-type="float">
            <text:p>5</text:p>
          </table:table-cell>
          <table:table-cell table:style-name="ce9" table:formula="of:=IF([.E154]=&quot;Sub&quot;;[.J153];IF(LEN([.H154])=0;&quot;&quot;;IF([.J153]=&quot;Number&quot;;&quot;&quot;;IF(LEN([.J153])=0;1;[.J153]+1))))" office:value-type="float" office:value="5" calcext:value-type="float">
            <text:p>5</text:p>
          </table:table-cell>
          <table:table-cell table:style-name="ce9" table:formula="of:=IF(LEN([.H154])=0;&quot;&quot;;IF([.K153]=&quot;SubOrder&quot;;&quot;&quot;;IF([.E154]&lt;&gt;&quot;Sub&quot;;&quot;&quot;;IF(LEN([.K153])=0;1;[.K153]+1))))">
            <text:p/>
          </table:table-cell>
          <table:table-cell office:value-type="string" calcext:value-type="string">
            <text:p>; // The name of the TestInstructionAttribute</text:p>
          </table:table-cell>
          <table:table-cell table:number-columns-repeated="1012"/>
        </table:table-row>
        <table:table-row table:style-name="ro1">
          <table:table-cell table:style-name="ce3" table:formula="of:=IF(ISBLANK([.B155]);&quot;&quot;;CONCATENATE([.D155];[.F155];[.G155];[.H155];IF(OR([.E155]=&quot;SubStart&quot;;[.E155]=&quot;Sub&quot;);[.K155];[.J155]);[.L155]))" office:value-type="string" office:string-value="string TestInstructionAttributeDescription = 6; // The description of the TestInstructionAttribute" calcext:value-type="string">
            <text:p>string TestInstructionAttributeDescription = 6; // The description of the TestInstructionAttribut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Description = </text:p>
          </table:table-cell>
          <table:table-cell table:style-name="ce9" table:formula="of:=IF(LEN([.E155]) = 0;[.J155];IF(OR([.E155]=&quot;SubStart&quot;;[.E155]=&quot;SubEnd&quot;);&quot;&quot;;[.K155]))" office:value-type="float" office:value="6" calcext:value-type="float">
            <text:p>6</text:p>
          </table:table-cell>
          <table:table-cell table:style-name="ce9" table:formula="of:=IF([.E155]=&quot;Sub&quot;;[.J154];IF(LEN([.H155])=0;&quot;&quot;;IF([.J154]=&quot;Number&quot;;&quot;&quot;;IF(LEN([.J154])=0;1;[.J154]+1))))" office:value-type="float" office:value="6" calcext:value-type="float">
            <text:p>6</text:p>
          </table:table-cell>
          <table:table-cell table:style-name="ce9" table:formula="of:=IF(LEN([.H155])=0;&quot;&quot;;IF([.K154]=&quot;SubOrder&quot;;&quot;&quot;;IF([.E155]&lt;&gt;&quot;Sub&quot;;&quot;&quot;;IF(LEN([.K154])=0;1;[.K154]+1))))">
            <text:p/>
          </table:table-cell>
          <table:table-cell office:value-type="string" calcext:value-type="string">
            <text:p>; // The description of the TestInstructionAttribute</text:p>
          </table:table-cell>
          <table:table-cell table:number-columns-repeated="1012"/>
        </table:table-row>
        <table:table-row table:style-name="ro1">
          <table:table-cell table:style-name="ce3" table:formula="of:=IF(ISBLANK([.B156]);&quot;&quot;;CONCATENATE([.D156];[.F156];[.G156];[.H156];IF(OR([.E156]=&quot;SubStart&quot;;[.E156]=&quot;Sub&quot;);[.K156];[.J156]);[.L156]))" office:value-type="string" office:string-value="string TestInstructionAttributeMouseOver = 7; // The mouse over test for the TestInstructionAttribute" calcext:value-type="string">
            <text:p>string TestInstructionAttributeMouseOver = 7; // The mouse over test for the TestInstructionAttribut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MouseOver = </text:p>
          </table:table-cell>
          <table:table-cell table:style-name="ce9" table:formula="of:=IF(LEN([.E156]) = 0;[.J156];IF(OR([.E156]=&quot;SubStart&quot;;[.E156]=&quot;SubEnd&quot;);&quot;&quot;;[.K156]))" office:value-type="float" office:value="7" calcext:value-type="float">
            <text:p>7</text:p>
          </table:table-cell>
          <table:table-cell table:style-name="ce9" table:formula="of:=IF([.E156]=&quot;Sub&quot;;[.J155];IF(LEN([.H156])=0;&quot;&quot;;IF([.J155]=&quot;Number&quot;;&quot;&quot;;IF(LEN([.J155])=0;1;[.J155]+1))))" office:value-type="float" office:value="7" calcext:value-type="float">
            <text:p>7</text:p>
          </table:table-cell>
          <table:table-cell table:style-name="ce9" table:formula="of:=IF(LEN([.H156])=0;&quot;&quot;;IF([.K155]=&quot;SubOrder&quot;;&quot;&quot;;IF([.E156]&lt;&gt;&quot;Sub&quot;;&quot;&quot;;IF(LEN([.K155])=0;1;[.K155]+1))))">
            <text:p/>
          </table:table-cell>
          <table:table-cell office:value-type="string" calcext:value-type="string">
            <text:p>; // The mouse over test for the TestInstructionAttribute</text:p>
          </table:table-cell>
          <table:table-cell table:number-columns-repeated="1012"/>
        </table:table-row>
        <table:table-row table:style-name="ro1">
          <table:table-cell table:style-name="ce3" table:formula="of:=IF(ISBLANK([.B157]);&quot;&quot;;CONCATENATE([.D157];[.F157];[.G157];[.H157];IF(OR([.E157]=&quot;SubStart&quot;;[.E157]=&quot;Sub&quot;);[.K157];[.J157]);[.L157]))" office:value-type="string" office:string-value="bool TestInstructionAttributeVisible = 8; // Should the TestInstructionAttribute be visible in attributes list in GUI or not" calcext:value-type="string">
            <text:p>bool TestInstructionAttributeVisible = 8; // Should the TestInstructionAttribute be visible in attributes list in GUI or no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bool </text:p>
          </table:table-cell>
          <table:table-cell office:value-type="string" calcext:value-type="string">
            <text:p>TestInstructionAttributeVisible = </text:p>
          </table:table-cell>
          <table:table-cell table:style-name="ce9" table:formula="of:=IF(LEN([.E157]) = 0;[.J157];IF(OR([.E157]=&quot;SubStart&quot;;[.E157]=&quot;SubEnd&quot;);&quot;&quot;;[.K157]))" office:value-type="float" office:value="8" calcext:value-type="float">
            <text:p>8</text:p>
          </table:table-cell>
          <table:table-cell table:style-name="ce9" table:formula="of:=IF([.E157]=&quot;Sub&quot;;[.J156];IF(LEN([.H157])=0;&quot;&quot;;IF([.J156]=&quot;Number&quot;;&quot;&quot;;IF(LEN([.J156])=0;1;[.J156]+1))))" office:value-type="float" office:value="8" calcext:value-type="float">
            <text:p>8</text:p>
          </table:table-cell>
          <table:table-cell table:style-name="ce9" table:formula="of:=IF(LEN([.H157])=0;&quot;&quot;;IF([.K156]=&quot;SubOrder&quot;;&quot;&quot;;IF([.E157]&lt;&gt;&quot;Sub&quot;;&quot;&quot;;IF(LEN([.K156])=0;1;[.K156]+1))))">
            <text:p/>
          </table:table-cell>
          <table:table-cell office:value-type="string" calcext:value-type="string">
            <text:p>; // Should the TestInstructionAttribute be visible in attributes list in GUI or not</text:p>
          </table:table-cell>
          <table:table-cell table:number-columns-repeated="1012"/>
        </table:table-row>
        <table:table-row table:style-name="ro1">
          <table:table-cell table:style-name="ce3" table:formula="of:=IF(ISBLANK([.B158]);&quot;&quot;;CONCATENATE([.D158];[.F158];[.G158];[.H158];IF(OR([.E158]=&quot;SubStart&quot;;[.E158]=&quot;Sub&quot;);[.K158];[.J158]);[.L158]))" office:value-type="string" office:string-value="bool TestInstructionAttributeEnable = 9; // Should the TestInstructionAttribute be enabled or not" calcext:value-type="string">
            <text:p>bool TestInstructionAttributeEnable = 9; // Should the TestInstructionAttribute be enabled or no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bool </text:p>
          </table:table-cell>
          <table:table-cell office:value-type="string" calcext:value-type="string">
            <text:p>TestInstructionAttributeEnable = </text:p>
          </table:table-cell>
          <table:table-cell table:style-name="ce9" table:formula="of:=IF(LEN([.E158]) = 0;[.J158];IF(OR([.E158]=&quot;SubStart&quot;;[.E158]=&quot;SubEnd&quot;);&quot;&quot;;[.K158]))" office:value-type="float" office:value="9" calcext:value-type="float">
            <text:p>9</text:p>
          </table:table-cell>
          <table:table-cell table:style-name="ce9" table:formula="of:=IF([.E158]=&quot;Sub&quot;;[.J157];IF(LEN([.H158])=0;&quot;&quot;;IF([.J157]=&quot;Number&quot;;&quot;&quot;;IF(LEN([.J157])=0;1;[.J157]+1))))" office:value-type="float" office:value="9" calcext:value-type="float">
            <text:p>9</text:p>
          </table:table-cell>
          <table:table-cell table:style-name="ce9" table:formula="of:=IF(LEN([.H158])=0;&quot;&quot;;IF([.K157]=&quot;SubOrder&quot;;&quot;&quot;;IF([.E158]&lt;&gt;&quot;Sub&quot;;&quot;&quot;;IF(LEN([.K157])=0;1;[.K157]+1))))">
            <text:p/>
          </table:table-cell>
          <table:table-cell office:value-type="string" calcext:value-type="string">
            <text:p>; // Should the TestInstructionAttribute be enabled or not</text:p>
          </table:table-cell>
          <table:table-cell table:number-columns-repeated="1012"/>
        </table:table-row>
        <table:table-row table:style-name="ro1">
          <table:table-cell table:style-name="ce3" table:formula="of:=IF(ISBLANK([.B159]);&quot;&quot;;CONCATENATE([.D159];[.F159];[.G159];[.H159];IF(OR([.E159]=&quot;SubStart&quot;;[.E159]=&quot;Sub&quot;);[.K159];[.J159]);[.L159]))" office:value-type="string" office:string-value="bool TestInstructionAttributeMandatory10; // Should the TestInstructionAttribute be mandatory or not" calcext:value-type="string">
            <text:p>bool TestInstructionAttributeMandatory10; // Should the TestInstructionAttribute be mandatory or no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bool </text:p>
          </table:table-cell>
          <table:table-cell office:value-type="string" calcext:value-type="string">
            <text:p>TestInstructionAttributeMandatory</text:p>
          </table:table-cell>
          <table:table-cell table:style-name="ce9" table:formula="of:=IF(LEN([.E159]) = 0;[.J159];IF(OR([.E159]=&quot;SubStart&quot;;[.E159]=&quot;SubEnd&quot;);&quot;&quot;;[.K159]))" office:value-type="float" office:value="10" calcext:value-type="float">
            <text:p>10</text:p>
          </table:table-cell>
          <table:table-cell table:style-name="ce9" table:formula="of:=IF([.E159]=&quot;Sub&quot;;[.J158];IF(LEN([.H159])=0;&quot;&quot;;IF([.J158]=&quot;Number&quot;;&quot;&quot;;IF(LEN([.J158])=0;1;[.J158]+1))))" office:value-type="float" office:value="10" calcext:value-type="float">
            <text:p>10</text:p>
          </table:table-cell>
          <table:table-cell table:style-name="ce9" table:formula="of:=IF(LEN([.H159])=0;&quot;&quot;;IF([.K158]=&quot;SubOrder&quot;;&quot;&quot;;IF([.E159]&lt;&gt;&quot;Sub&quot;;&quot;&quot;;IF(LEN([.K158])=0;1;[.K158]+1))))">
            <text:p/>
          </table:table-cell>
          <table:table-cell office:value-type="string" calcext:value-type="string">
            <text:p>; // Should the TestInstructionAttribute be mandatory or not</text:p>
          </table:table-cell>
          <table:table-cell table:number-columns-repeated="1012"/>
        </table:table-row>
        <table:table-row table:style-name="ro1">
          <table:table-cell table:style-name="ce3" table:formula="of:=IF(ISBLANK([.B160]);&quot;&quot;;CONCATENATE([.D160];[.F160];[.G160];[.H160];IF(OR([.E160]=&quot;SubStart&quot;;[.E160]=&quot;Sub&quot;);[.K160];[.J160]);[.L160]))" office:value-type="string" office:string-value="bool TestInstructionAttributeVisibleInBlockArea = 11; // Should the TestInstructionAttribute be visible in TestInstructionBlockAreain GUI or not" calcext:value-type="string">
            <text:p>bool TestInstructionAttributeVisibleInBlockArea = 11; // Should the TestInstructionAttribute be visible in TestInstructionBlockAreain GUI or no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bool </text:p>
          </table:table-cell>
          <table:table-cell office:value-type="string" calcext:value-type="string">
            <text:p>TestInstructionAttributeVisibleInBlockArea = </text:p>
          </table:table-cell>
          <table:table-cell table:style-name="ce9" table:formula="of:=IF(LEN([.E160]) = 0;[.J160];IF(OR([.E160]=&quot;SubStart&quot;;[.E160]=&quot;SubEnd&quot;);&quot;&quot;;[.K160]))" office:value-type="float" office:value="11" calcext:value-type="float">
            <text:p>11</text:p>
          </table:table-cell>
          <table:table-cell table:style-name="ce9" table:formula="of:=IF([.E160]=&quot;Sub&quot;;[.J159];IF(LEN([.H160])=0;&quot;&quot;;IF([.J159]=&quot;Number&quot;;&quot;&quot;;IF(LEN([.J159])=0;1;[.J159]+1))))" office:value-type="float" office:value="11" calcext:value-type="float">
            <text:p>11</text:p>
          </table:table-cell>
          <table:table-cell table:style-name="ce9" table:formula="of:=IF(LEN([.H160])=0;&quot;&quot;;IF([.K159]=&quot;SubOrder&quot;;&quot;&quot;;IF([.E160]&lt;&gt;&quot;Sub&quot;;&quot;&quot;;IF(LEN([.K159])=0;1;[.K159]+1))))">
            <text:p/>
          </table:table-cell>
          <table:table-cell office:value-type="string" calcext:value-type="string">
            <text:p>; // Should the TestInstructionAttribute be visible in TestInstructionBlockAreain GUI or not</text:p>
          </table:table-cell>
          <table:table-cell table:number-columns-repeated="1012"/>
        </table:table-row>
        <table:table-row table:style-name="ro1">
          <table:table-cell table:style-name="ce3" table:formula="of:=IF(ISBLANK([.B161]);&quot;&quot;;CONCATENATE([.D161];[.F161];[.G161];[.H161];IF(OR([.E161]=&quot;SubStart&quot;;[.E161]=&quot;Sub&quot;);[.K161];[.J161]);[.L161]))" office:value-type="string" office:string-value="enum TestInstructionAttributeTypeEnum = {; // The TestInstructionAttribute can one of the folowing type: &quot;TextBox&quot;, &quot;ComboBox&quot;, &quot;FileSelector&quot;, &quot;FunctionSelector&quot;" calcext:value-type="string">
            <text:p>enum TestInstructionAttributeTypeEnum = {; // The TestInstructionAttribute can one of the folowing type: "TextBox", "ComboBox", "FileSelector", "FunctionSelector"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Start</text:p>
          </table:table-cell>
          <table:table-cell table:content-validation-name="val4"/>
          <table:table-cell table:content-validation-name="val5" office:value-type="string" calcext:value-type="string">
            <text:p>enum </text:p>
          </table:table-cell>
          <table:table-cell office:value-type="string" calcext:value-type="string">
            <text:p>TestInstructionAttributeTypeEnum = {</text:p>
          </table:table-cell>
          <table:table-cell table:style-name="ce9" table:formula="of:=IF(LEN([.E161]) = 0;[.J161];IF(OR([.E161]=&quot;SubStart&quot;;[.E161]=&quot;SubEnd&quot;);&quot;&quot;;[.K161]))">
            <text:p/>
          </table:table-cell>
          <table:table-cell table:style-name="ce9" table:formula="of:=IF([.E161]=&quot;Sub&quot;;[.J160];IF(LEN([.H161])=0;&quot;&quot;;IF([.J160]=&quot;Number&quot;;&quot;&quot;;IF(LEN([.J160])=0;1;[.J160]+1))))" office:value-type="float" office:value="12" calcext:value-type="float">
            <text:p>12</text:p>
          </table:table-cell>
          <table:table-cell table:style-name="ce9" table:formula="of:=IF(LEN([.H161])=0;&quot;&quot;;IF([.K160]=&quot;SubOrder&quot;;&quot;&quot;;IF([.E161]&lt;&gt;&quot;Sub&quot;;&quot;&quot;;IF(LEN([.K160])=0;1;[.K160]+1))))">
            <text:p/>
          </table:table-cell>
          <table:table-cell office:value-type="string" calcext:value-type="string">
            <text:p>; // The TestInstructionAttribute can one of the folowing type: "TextBox", "ComboBox", "FileSelector", "FunctionSelector"</text:p>
          </table:table-cell>
          <table:table-cell table:number-columns-repeated="1012"/>
        </table:table-row>
        <table:table-row table:style-name="ro1">
          <table:table-cell table:style-name="ce3" table:formula="of:=IF(ISBLANK([.B162]);&quot;&quot;;CONCATENATE([.D162];[.F162];[.G162];[.H162];IF(OR([.E162]=&quot;SubStart&quot;;[.E162]=&quot;Sub&quot;);[.K162];[.J162]);[.L162]))" office:value-type="string" office:string-value="    TextBox = 1; // Defines that TestInstructionAttriebute of type &quot;TextBox&quot;" calcext:value-type="string">
            <text:p><text:s text:c="4"/>TextBox = 1; // Defines that TestInstructionAttriebute of type "TextBox"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TextBox = </text:p>
          </table:table-cell>
          <table:table-cell table:style-name="ce9" table:formula="of:=IF(LEN([.E162]) = 0;[.J162];IF(OR([.E162]=&quot;SubStart&quot;;[.E162]=&quot;SubEnd&quot;);&quot;&quot;;[.K162]))" office:value-type="float" office:value="1" calcext:value-type="float">
            <text:p>1</text:p>
          </table:table-cell>
          <table:table-cell table:style-name="ce9" table:formula="of:=IF([.E162]=&quot;Sub&quot;;[.J161];IF(LEN([.H162])=0;&quot;&quot;;IF([.J161]=&quot;Number&quot;;&quot;&quot;;IF(LEN([.J161])=0;1;[.J161]+1))))" office:value-type="float" office:value="12" calcext:value-type="float">
            <text:p>12</text:p>
          </table:table-cell>
          <table:table-cell table:style-name="ce9" table:formula="of:=IF(LEN([.H162])=0;&quot;&quot;;IF([.K161]=&quot;SubOrder&quot;;&quot;&quot;;IF([.E162]&lt;&gt;&quot;Sub&quot;;&quot;&quot;;IF(LEN([.K161])=0;1;[.K161]+1))))" office:value-type="float" office:value="1" calcext:value-type="float">
            <text:p>1</text:p>
          </table:table-cell>
          <table:table-cell office:value-type="string" calcext:value-type="string">
            <text:p>; // Defines that TestInstructionAttriebute of type "TextBox"</text:p>
          </table:table-cell>
          <table:table-cell table:number-columns-repeated="1012"/>
        </table:table-row>
        <table:table-row table:style-name="ro1">
          <table:table-cell table:style-name="ce3" table:formula="of:=IF(ISBLANK([.B163]);&quot;&quot;;CONCATENATE([.D163];[.F163];[.G163];[.H163];IF(OR([.E163]=&quot;SubStart&quot;;[.E163]=&quot;Sub&quot;);[.K163];[.J163]);[.L163]))" office:value-type="string" office:string-value="    ComboBox = 2; // Defines that TestInstructionAttriebute of type ComboBox" calcext:value-type="string">
            <text:p><text:s text:c="4"/>ComboBox = 2; // Defines that TestInstructionAttriebute of type ComboBox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ComboBox = </text:p>
          </table:table-cell>
          <table:table-cell table:style-name="ce9" table:formula="of:=IF(LEN([.E163]) = 0;[.J163];IF(OR([.E163]=&quot;SubStart&quot;;[.E163]=&quot;SubEnd&quot;);&quot;&quot;;[.K163]))" office:value-type="float" office:value="2" calcext:value-type="float">
            <text:p>2</text:p>
          </table:table-cell>
          <table:table-cell table:style-name="ce9" table:formula="of:=IF([.E163]=&quot;Sub&quot;;[.J162];IF(LEN([.H163])=0;&quot;&quot;;IF([.J162]=&quot;Number&quot;;&quot;&quot;;IF(LEN([.J162])=0;1;[.J162]+1))))" office:value-type="float" office:value="12" calcext:value-type="float">
            <text:p>12</text:p>
          </table:table-cell>
          <table:table-cell table:style-name="ce9" table:formula="of:=IF(LEN([.H163])=0;&quot;&quot;;IF([.K162]=&quot;SubOrder&quot;;&quot;&quot;;IF([.E163]&lt;&gt;&quot;Sub&quot;;&quot;&quot;;IF(LEN([.K162])=0;1;[.K162]+1))))" office:value-type="float" office:value="2" calcext:value-type="float">
            <text:p>2</text:p>
          </table:table-cell>
          <table:table-cell office:value-type="string" calcext:value-type="string">
            <text:p>; // Defines that TestInstructionAttriebute of type ComboBox</text:p>
          </table:table-cell>
          <table:table-cell table:number-columns-repeated="1012"/>
        </table:table-row>
        <table:table-row table:style-name="ro1">
          <table:table-cell table:style-name="ce3" table:formula="of:=IF(ISBLANK([.B164]);&quot;&quot;;CONCATENATE([.D164];[.F164];[.G164];[.H164];IF(OR([.E164]=&quot;SubStart&quot;;[.E164]=&quot;Sub&quot;);[.K164];[.J164]);[.L164]))" office:value-type="string" office:string-value="    FileSelector = 3; // Defines that TestInstructionAttriebute of type FileSelector" calcext:value-type="string">
            <text:p><text:s text:c="4"/>FileSelector = 3; // Defines that TestInstructionAttriebute of type FileSelector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FileSelector = </text:p>
          </table:table-cell>
          <table:table-cell table:style-name="ce9" table:formula="of:=IF(LEN([.E164]) = 0;[.J164];IF(OR([.E164]=&quot;SubStart&quot;;[.E164]=&quot;SubEnd&quot;);&quot;&quot;;[.K164]))" office:value-type="float" office:value="3" calcext:value-type="float">
            <text:p>3</text:p>
          </table:table-cell>
          <table:table-cell table:style-name="ce9" table:formula="of:=IF([.E164]=&quot;Sub&quot;;[.J163];IF(LEN([.H164])=0;&quot;&quot;;IF([.J163]=&quot;Number&quot;;&quot;&quot;;IF(LEN([.J163])=0;1;[.J163]+1))))" office:value-type="float" office:value="12" calcext:value-type="float">
            <text:p>12</text:p>
          </table:table-cell>
          <table:table-cell table:style-name="ce9" table:formula="of:=IF(LEN([.H164])=0;&quot;&quot;;IF([.K163]=&quot;SubOrder&quot;;&quot;&quot;;IF([.E164]&lt;&gt;&quot;Sub&quot;;&quot;&quot;;IF(LEN([.K163])=0;1;[.K163]+1))))" office:value-type="float" office:value="3" calcext:value-type="float">
            <text:p>3</text:p>
          </table:table-cell>
          <table:table-cell office:value-type="string" calcext:value-type="string">
            <text:p>; // Defines that TestInstructionAttriebute of type FileSelector</text:p>
          </table:table-cell>
          <table:table-cell table:number-columns-repeated="1012"/>
        </table:table-row>
        <table:table-row table:style-name="ro1">
          <table:table-cell table:style-name="ce3" table:formula="of:=IF(ISBLANK([.B165]);&quot;&quot;;CONCATENATE([.D165];[.F165];[.G165];[.H165];IF(OR([.E165]=&quot;SubStart&quot;;[.E165]=&quot;Sub&quot;);[.K165];[.J165]);[.L165]))" office:value-type="string" office:string-value="    FunctionSelector = 4; // Defines that TestInstructionAttriebute of type FunctionSelector" calcext:value-type="string">
            <text:p><text:s text:c="4"/>FunctionSelector = 4; // Defines that TestInstructionAttriebute of type FunctionSelector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FunctionSelector = </text:p>
          </table:table-cell>
          <table:table-cell table:style-name="ce9" table:formula="of:=IF(LEN([.E165]) = 0;[.J165];IF(OR([.E165]=&quot;SubStart&quot;;[.E165]=&quot;SubEnd&quot;);&quot;&quot;;[.K165]))" office:value-type="float" office:value="4" calcext:value-type="float">
            <text:p>4</text:p>
          </table:table-cell>
          <table:table-cell table:style-name="ce9" table:formula="of:=IF([.E165]=&quot;Sub&quot;;[.J164];IF(LEN([.H165])=0;&quot;&quot;;IF([.J164]=&quot;Number&quot;;&quot;&quot;;IF(LEN([.J164])=0;1;[.J164]+1))))" office:value-type="float" office:value="12" calcext:value-type="float">
            <text:p>12</text:p>
          </table:table-cell>
          <table:table-cell table:style-name="ce9" table:formula="of:=IF(LEN([.H165])=0;&quot;&quot;;IF([.K164]=&quot;SubOrder&quot;;&quot;&quot;;IF([.E165]&lt;&gt;&quot;Sub&quot;;&quot;&quot;;IF(LEN([.K164])=0;1;[.K164]+1))))" office:value-type="float" office:value="4" calcext:value-type="float">
            <text:p>4</text:p>
          </table:table-cell>
          <table:table-cell office:value-type="string" calcext:value-type="string">
            <text:p>; // Defines that TestInstructionAttriebute of type FunctionSelector</text:p>
          </table:table-cell>
          <table:table-cell table:number-columns-repeated="1012"/>
        </table:table-row>
        <table:table-row table:style-name="ro1">
          <table:table-cell table:style-name="ce3" table:formula="of:=IF(ISBLANK([.B166]);&quot;&quot;;CONCATENATE([.D166];[.F166];[.G166];[.H166];IF(OR([.E166]=&quot;SubStart&quot;;[.E166]=&quot;Sub&quot;);[.K166];[.J166]);[.L166]))" office:value-type="string" office:string-value="} = 13; // " calcext:value-type="string">
            <text:p>} = 13; // 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End</text:p>
          </table:table-cell>
          <table:table-cell table:content-validation-name="val4"/>
          <table:table-cell table:content-validation-name="val5"/>
          <table:table-cell office:value-type="string" calcext:value-type="string">
            <text:p>} = </text:p>
          </table:table-cell>
          <table:table-cell table:style-name="ce9" table:formula="of:=IF(LEN([.E166]) = 0;[.J166];IF(OR([.E166]=&quot;SubStart&quot;;[.E166]=&quot;SubEnd&quot;);&quot;&quot;;[.K166]))">
            <text:p/>
          </table:table-cell>
          <table:table-cell table:style-name="ce9" table:formula="of:=IF([.E166]=&quot;Sub&quot;;[.J165];IF(LEN([.H166])=0;&quot;&quot;;IF([.J165]=&quot;Number&quot;;&quot;&quot;;IF(LEN([.J165])=0;1;[.J165]+1))))" office:value-type="float" office:value="13" calcext:value-type="float">
            <text:p>13</text:p>
          </table:table-cell>
          <table:table-cell table:style-name="ce9" table:formula="of:=IF(LEN([.H166])=0;&quot;&quot;;IF([.K165]=&quot;SubOrder&quot;;&quot;&quot;;IF([.E166]&lt;&gt;&quot;Sub&quot;;&quot;&quot;;IF(LEN([.K165])=0;1;[.K165]+1))))">
            <text:p/>
          </table:table-cell>
          <table:table-cell office:value-type="string" calcext:value-type="string">
            <text:p>; // </text:p>
          </table:table-cell>
          <table:table-cell table:number-columns-repeated="1012"/>
        </table:table-row>
        <table:table-row table:style-name="ro1">
          <table:table-cell table:style-name="ce3" table:formula="of:=IF(ISBLANK([.B167]);&quot;&quot;;CONCATENATE([.D167];[.F167];[.G167];[.H167];IF(OR([.E167]=&quot;SubStart&quot;;[.E167]=&quot;Sub&quot;);[.K167];[.J167]);[.L167]))" office:value-type="string" office:string-value="TestInstructionAttributeTypeEnum TestInstructionAttributeType = 14; // The choosen Enum value for what type the instruction attribute should be" calcext:value-type="string">
            <text:p>TestInstructionAttributeTypeEnum TestInstructionAttributeType = 14; // The choosen Enum value for what type the instruction attribute should b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InstructionAttributeTypeEnum </text:p>
          </table:table-cell>
          <table:table-cell office:value-type="string" calcext:value-type="string">
            <text:p>TestInstructionAttributeType = </text:p>
          </table:table-cell>
          <table:table-cell table:style-name="ce9" table:formula="of:=IF(LEN([.E167]) = 0;[.J167];IF(OR([.E167]=&quot;SubStart&quot;;[.E167]=&quot;SubEnd&quot;);&quot;&quot;;[.K167]))" office:value-type="float" office:value="14" calcext:value-type="float">
            <text:p>14</text:p>
          </table:table-cell>
          <table:table-cell table:style-name="ce9" table:formula="of:=IF([.E167]=&quot;Sub&quot;;[.J166];IF(LEN([.H167])=0;&quot;&quot;;IF([.J166]=&quot;Number&quot;;&quot;&quot;;IF(LEN([.J166])=0;1;[.J166]+1))))" office:value-type="float" office:value="14" calcext:value-type="float">
            <text:p>14</text:p>
          </table:table-cell>
          <table:table-cell table:style-name="ce9" table:formula="of:=IF(LEN([.H167])=0;&quot;&quot;;IF([.K166]=&quot;SubOrder&quot;;&quot;&quot;;IF([.E167]&lt;&gt;&quot;Sub&quot;;&quot;&quot;;IF(LEN([.K166])=0;1;[.K166]+1))))">
            <text:p/>
          </table:table-cell>
          <table:table-cell office:value-type="string" calcext:value-type="string">
            <text:p>; // The choosen Enum value for what type the instruction attribute should be</text:p>
          </table:table-cell>
          <table:table-cell table:number-columns-repeated="1012"/>
        </table:table-row>
        <table:table-row table:style-name="ro1">
          <table:table-cell table:style-name="ce3" table:formula="of:=IF(ISBLANK([.B168]);&quot;&quot;;CONCATENATE([.D168];[.F168];[.G168];[.H168];IF(OR([.E168]=&quot;SubStart&quot;;[.E168]=&quot;Sub&quot;);[.K168];[.J168]);[.L168]))" office:value-type="string" office:string-value="repeated string FunctionGuid = 15" calcext:value-type="string">
            <text:p>repeated string FunctionGuid = 1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FunctionGuid = </text:p>
          </table:table-cell>
          <table:table-cell table:style-name="ce9" table:formula="of:=IF(LEN([.E168]) = 0;[.J168];IF(OR([.E168]=&quot;SubStart&quot;;[.E168]=&quot;SubEnd&quot;);&quot;&quot;;[.K168]))" office:value-type="float" office:value="15" calcext:value-type="float">
            <text:p>15</text:p>
          </table:table-cell>
          <table:table-cell table:style-name="ce9" table:formula="of:=IF([.E168]=&quot;Sub&quot;;[.J167];IF(LEN([.H168])=0;&quot;&quot;;IF([.J167]=&quot;Number&quot;;&quot;&quot;;IF(LEN([.J167])=0;1;[.J167]+1))))" office:value-type="float" office:value="15" calcext:value-type="float">
            <text:p>15</text:p>
          </table:table-cell>
          <table:table-cell table:style-name="ce9" table:formula="of:=IF(LEN([.H168])=0;&quot;&quot;;IF([.K167]=&quot;SubOrder&quot;;&quot;&quot;;IF([.E168]&lt;&gt;&quot;Sub&quot;;&quot;&quot;;IF(LEN([.K167])=0;1;[.K167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69]);&quot;&quot;;CONCATENATE([.D169];[.F169];[.G169];[.H169];IF(OR([.E169]=&quot;SubStart&quot;;[.E169]=&quot;Sub&quot;);[.K169];[.J169]);[.L169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69]) = 0;[.J169];IF(OR([.E169]=&quot;SubStart&quot;;[.E169]=&quot;SubEnd&quot;);&quot;&quot;;[.K169]))">
            <text:p/>
          </table:table-cell>
          <table:table-cell table:style-name="ce9" table:formula="of:=IF([.E169]=&quot;Sub&quot;;[.J168];IF(LEN([.H169])=0;&quot;&quot;;IF([.J168]=&quot;Number&quot;;&quot;&quot;;IF(LEN([.J168])=0;1;[.J168]+1))))">
            <text:p/>
          </table:table-cell>
          <table:table-cell table:style-name="ce9" table:formula="of:=IF(LEN([.H169])=0;&quot;&quot;;IF([.K168]=&quot;SubOrder&quot;;&quot;&quot;;IF([.E169]&lt;&gt;&quot;Sub&quot;;&quot;&quot;;IF(LEN([.K168])=0;1;[.K168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70]);&quot;&quot;;CONCATENATE([.D170];[.F170];[.G170];[.H170];IF(OR([.E170]=&quot;SubStart&quot;;[.E170]=&quot;Sub&quot;);[.K170];[.J170]);[.L170]))" office:value-type="string" office:string-value="190130" calcext:value-type="string">
            <text:p>190130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70]) = 0;[.J170];IF(OR([.E170]=&quot;SubStart&quot;;[.E170]=&quot;SubEnd&quot;);&quot;&quot;;[.K170]))">
            <text:p/>
          </table:table-cell>
          <table:table-cell table:style-name="ce9" table:formula="of:=IF([.E170]=&quot;Sub&quot;;[.J169];IF(LEN([.H170])=0;&quot;&quot;;IF([.J169]=&quot;Number&quot;;&quot;&quot;;IF(LEN([.J169])=0;1;[.J169]+1))))">
            <text:p/>
          </table:table-cell>
          <table:table-cell table:style-name="ce9" table:formula="of:=IF(LEN([.H170])=0;&quot;&quot;;IF([.K169]=&quot;SubOrder&quot;;&quot;&quot;;IF([.E170]&lt;&gt;&quot;Sub&quot;;&quot;&quot;;IF(LEN([.K169])=0;1;[.K169]+1))))">
            <text:p/>
          </table:table-cell>
          <table:table-cell table:style-name="ce11" office:value-type="string" calcext:value-type="string">
            <text:p>190130</text:p>
          </table:table-cell>
          <table:table-cell table:number-columns-repeated="1012"/>
        </table:table-row>
        <table:table-row table:style-name="ro1">
          <table:table-cell table:style-name="ce3" table:formula="of:=IF(ISBLANK([.B171]);&quot;&quot;;CONCATENATE([.D171];[.F171];[.G171];[.H171];IF(OR([.E171]=&quot;SubStart&quot;;[.E171]=&quot;Sub&quot;);[.K171];[.J171]);[.L171]))" office:value-type="string" office:string-value="}" calcext:value-type="string">
            <text:p>}</text:p>
          </table:table-cell>
          <table:table-cell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71]) = 0;[.J171];IF(OR([.E171]=&quot;SubStart&quot;;[.E171]=&quot;SubEnd&quot;);&quot;&quot;;[.K171]))">
            <text:p/>
          </table:table-cell>
          <table:table-cell table:style-name="ce9" table:formula="of:=IF([.E171]=&quot;Sub&quot;;[.J170];IF(LEN([.H171])=0;&quot;&quot;;IF([.J170]=&quot;Number&quot;;&quot;&quot;;IF(LEN([.J170])=0;1;[.J170]+1))))">
            <text:p/>
          </table:table-cell>
          <table:table-cell table:style-name="ce9" table:formula="of:=IF(LEN([.H171])=0;&quot;&quot;;IF([.K170]=&quot;SubOrder&quot;;&quot;&quot;;IF([.E171]&lt;&gt;&quot;Sub&quot;;&quot;&quot;;IF(LEN([.K170])=0;1;[.K170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72]);&quot;&quot;;CONCATENATE([.D172];[.F172];[.G172];[.H172];IF(OR([.E172]=&quot;SubStart&quot;;[.E172]=&quot;Sub&quot;);[.K172];[.J172]);[.L172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72]) = 0;[.J172];IF(OR([.E172]=&quot;SubStart&quot;;[.E172]=&quot;SubEnd&quot;);&quot;&quot;;[.K172]))">
            <text:p/>
          </table:table-cell>
          <table:table-cell table:style-name="ce9" table:formula="of:=IF([.E172]=&quot;Sub&quot;;[.J171];IF(LEN([.H172])=0;&quot;&quot;;IF([.J171]=&quot;Number&quot;;&quot;&quot;;IF(LEN([.J171])=0;1;[.J171]+1))))">
            <text:p/>
          </table:table-cell>
          <table:table-cell table:style-name="ce9" table:formula="of:=IF(LEN([.H172])=0;&quot;&quot;;IF([.K171]=&quot;SubOrder&quot;;&quot;&quot;;IF([.E172]&lt;&gt;&quot;Sub&quot;;&quot;&quot;;IF(LEN([.K171])=0;1;[.K171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73]);&quot;&quot;;CONCATENATE([.D173];[.F173];[.G173];[.H173];IF(OR([.E173]=&quot;SubStart&quot;;[.E173]=&quot;Sub&quot;);[.K173];[.J173]);[.L173]))" office:value-type="string" office:string-value="message {TestInstructionsAttributessInputTextBoxesProperties_ED; // A list with all TestInstructionAttributesInputTextBoxProperties " calcext:value-type="string">
            <text:p>message {TestInstructionsAttributessInputTextBoxesProperties_ED; // A list with all TestInstructionAttributesInputTextBoxProperties 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sAttributessInputTextBoxesPropertie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73]) = 0;[.J173];IF(OR([.E173]=&quot;SubStart&quot;;[.E173]=&quot;SubEnd&quot;);&quot;&quot;;[.K173]))">
            <text:p/>
          </table:table-cell>
          <table:table-cell table:style-name="ce9" table:formula="of:=IF([.E173]=&quot;Sub&quot;;[.J172];IF(LEN([.H173])=0;&quot;&quot;;IF([.J172]=&quot;Number&quot;;&quot;&quot;;IF(LEN([.J172])=0;1;[.J172]+1))))">
            <text:p/>
          </table:table-cell>
          <table:table-cell table:style-name="ce9" table:formula="of:=IF(LEN([.H173])=0;&quot;&quot;;IF([.K172]=&quot;SubOrder&quot;;&quot;&quot;;IF([.E173]&lt;&gt;&quot;Sub&quot;;&quot;&quot;;IF(LEN([.K172])=0;1;[.K172]+1))))">
            <text:p/>
          </table:table-cell>
          <table:table-cell office:value-type="string" calcext:value-type="string">
            <text:p>; // A list with all TestInstructionAttributesInputTextBoxProperties </text:p>
          </table:table-cell>
          <table:table-cell table:number-columns-repeated="1012"/>
        </table:table-row>
        <table:table-row table:style-name="ro1">
          <table:table-cell table:style-name="ce3" table:formula="of:=IF(ISBLANK([.B174]);&quot;&quot;;CONCATENATE([.D174];[.F174];[.G174];[.H174];IF(OR([.E174]=&quot;SubStart&quot;;[.E174]=&quot;Sub&quot;);[.K174];[.J174]);[.L174]))" office:value-type="string" office:string-value="repeated TestInstructionAttributeInputTextBoxProperty_EDTestInstructionAttributeInputTextBoxProperty1; // All TestInstructionAttributeInputTextBoxProperty-Objects" calcext:value-type="string">
            <text:p>repeated TestInstructionAttributeInputTextBoxProperty_EDTestInstructionAttributeInputTextBoxProperty1; // All TestInstructionAttributeInputTextBoxProperty-Object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TestInstructionAttributeInputTextBoxProperty_ED</text:p>
          </table:table-cell>
          <table:table-cell office:value-type="string" calcext:value-type="string">
            <text:p>TestInstructionAttributeInputTextBoxProperty</text:p>
          </table:table-cell>
          <table:table-cell table:style-name="ce9" table:formula="of:=IF(LEN([.E174]) = 0;[.J174];IF(OR([.E174]=&quot;SubStart&quot;;[.E174]=&quot;SubEnd&quot;);&quot;&quot;;[.K174]))" office:value-type="float" office:value="1" calcext:value-type="float">
            <text:p>1</text:p>
          </table:table-cell>
          <table:table-cell table:style-name="ce9" table:formula="of:=IF([.E174]=&quot;Sub&quot;;[.J173];IF(LEN([.H174])=0;&quot;&quot;;IF([.J173]=&quot;Number&quot;;&quot;&quot;;IF(LEN([.J173])=0;1;[.J173]+1))))" office:value-type="float" office:value="1" calcext:value-type="float">
            <text:p>1</text:p>
          </table:table-cell>
          <table:table-cell table:style-name="ce9" table:formula="of:=IF(LEN([.H174])=0;&quot;&quot;;IF([.K173]=&quot;SubOrder&quot;;&quot;&quot;;IF([.E174]&lt;&gt;&quot;Sub&quot;;&quot;&quot;;IF(LEN([.K173])=0;1;[.K173]+1))))">
            <text:p/>
          </table:table-cell>
          <table:table-cell office:value-type="string" calcext:value-type="string">
            <text:p>; // All TestInstructionAttributeInputTextBoxProperty-Objects</text:p>
          </table:table-cell>
          <table:table-cell table:number-columns-repeated="1012"/>
        </table:table-row>
        <table:table-row table:style-name="ro1">
          <table:table-cell table:style-name="ce3" table:formula="of:=IF(ISBLANK([.B175]);&quot;&quot;;CONCATENATE([.D175];[.F175];[.G175];[.H175];IF(OR([.E175]=&quot;SubStart&quot;;[.E175]=&quot;Sub&quot;);[.K175];[.J175]);[.L175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75]) = 0;[.J175];IF(OR([.E175]=&quot;SubStart&quot;;[.E175]=&quot;SubEnd&quot;);&quot;&quot;;[.K175]))">
            <text:p/>
          </table:table-cell>
          <table:table-cell table:style-name="ce9" table:formula="of:=IF([.E175]=&quot;Sub&quot;;[.J174];IF(LEN([.H175])=0;&quot;&quot;;IF([.J174]=&quot;Number&quot;;&quot;&quot;;IF(LEN([.J174])=0;1;[.J174]+1))))">
            <text:p/>
          </table:table-cell>
          <table:table-cell table:style-name="ce9" table:formula="of:=IF(LEN([.H175])=0;&quot;&quot;;IF([.K174]=&quot;SubOrder&quot;;&quot;&quot;;IF([.E175]&lt;&gt;&quot;Sub&quot;;&quot;&quot;;IF(LEN([.K174])=0;1;[.K174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76]);&quot;&quot;;CONCATENATE([.D176];[.F176];[.G176];[.H176];IF(OR([.E176]=&quot;SubStart&quot;;[.E176]=&quot;Sub&quot;);[.K176];[.J176]);[.L176]))" office:value-type="string" office:string-value="190130" calcext:value-type="string">
            <text:p>190130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76]) = 0;[.J176];IF(OR([.E176]=&quot;SubStart&quot;;[.E176]=&quot;SubEnd&quot;);&quot;&quot;;[.K176]))">
            <text:p/>
          </table:table-cell>
          <table:table-cell table:style-name="ce9" table:formula="of:=IF([.E176]=&quot;Sub&quot;;[.J175];IF(LEN([.H176])=0;&quot;&quot;;IF([.J175]=&quot;Number&quot;;&quot;&quot;;IF(LEN([.J175])=0;1;[.J175]+1))))">
            <text:p/>
          </table:table-cell>
          <table:table-cell table:style-name="ce9" table:formula="of:=IF(LEN([.H176])=0;&quot;&quot;;IF([.K175]=&quot;SubOrder&quot;;&quot;&quot;;IF([.E176]&lt;&gt;&quot;Sub&quot;;&quot;&quot;;IF(LEN([.K175])=0;1;[.K175]+1))))">
            <text:p/>
          </table:table-cell>
          <table:table-cell table:style-name="ce11" office:value-type="string" calcext:value-type="string">
            <text:p>190130</text:p>
          </table:table-cell>
          <table:table-cell table:number-columns-repeated="1012"/>
        </table:table-row>
        <table:table-row table:style-name="ro1">
          <table:table-cell table:style-name="ce3" table:formula="of:=IF(ISBLANK([.B177]);&quot;&quot;;CONCATENATE([.D177];[.F177];[.G177];[.H177];IF(OR([.E177]=&quot;SubStart&quot;;[.E177]=&quot;Sub&quot;);[.K177];[.J177]);[.L177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77]) = 0;[.J177];IF(OR([.E177]=&quot;SubStart&quot;;[.E177]=&quot;SubEnd&quot;);&quot;&quot;;[.K177]))">
            <text:p/>
          </table:table-cell>
          <table:table-cell table:style-name="ce9" table:formula="of:=IF([.E177]=&quot;Sub&quot;;[.J176];IF(LEN([.H177])=0;&quot;&quot;;IF([.J176]=&quot;Number&quot;;&quot;&quot;;IF(LEN([.J176])=0;1;[.J176]+1))))">
            <text:p/>
          </table:table-cell>
          <table:table-cell table:style-name="ce9" table:formula="of:=IF(LEN([.H177])=0;&quot;&quot;;IF([.K176]=&quot;SubOrder&quot;;&quot;&quot;;IF([.E177]&lt;&gt;&quot;Sub&quot;;&quot;&quot;;IF(LEN([.K176])=0;1;[.K176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78]);&quot;&quot;;CONCATENATE([.D178];[.F178];[.G178];[.H178];IF(OR([.E178]=&quot;SubStart&quot;;[.E178]=&quot;Sub&quot;);[.K178];[.J178]);[.L178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78]) = 0;[.J178];IF(OR([.E178]=&quot;SubStart&quot;;[.E178]=&quot;SubEnd&quot;);&quot;&quot;;[.K178]))">
            <text:p/>
          </table:table-cell>
          <table:table-cell table:style-name="ce9" table:formula="of:=IF([.E178]=&quot;Sub&quot;;[.J177];IF(LEN([.H178])=0;&quot;&quot;;IF([.J177]=&quot;Number&quot;;&quot;&quot;;IF(LEN([.J177])=0;1;[.J177]+1))))">
            <text:p/>
          </table:table-cell>
          <table:table-cell table:style-name="ce9" table:formula="of:=IF(LEN([.H178])=0;&quot;&quot;;IF([.K177]=&quot;SubOrder&quot;;&quot;&quot;;IF([.E178]&lt;&gt;&quot;Sub&quot;;&quot;&quot;;IF(LEN([.K177])=0;1;[.K177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79]);&quot;&quot;;CONCATENATE([.D179];[.F179];[.G179];[.H179];IF(OR([.E179]=&quot;SubStart&quot;;[.E179]=&quot;Sub&quot;);[.K179];[.J179]);[.L179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79]) = 0;[.J179];IF(OR([.E179]=&quot;SubStart&quot;;[.E179]=&quot;SubEnd&quot;);&quot;&quot;;[.K179]))">
            <text:p/>
          </table:table-cell>
          <table:table-cell table:style-name="ce9" table:formula="of:=IF([.E179]=&quot;Sub&quot;;[.J178];IF(LEN([.H179])=0;&quot;&quot;;IF([.J178]=&quot;Number&quot;;&quot;&quot;;IF(LEN([.J178])=0;1;[.J178]+1))))">
            <text:p/>
          </table:table-cell>
          <table:table-cell table:style-name="ce9" table:formula="of:=IF(LEN([.H179])=0;&quot;&quot;;IF([.K178]=&quot;SubOrder&quot;;&quot;&quot;;IF([.E179]&lt;&gt;&quot;Sub&quot;;&quot;&quot;;IF(LEN([.K178])=0;1;[.K178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80]);&quot;&quot;;CONCATENATE([.D180];[.F180];[.G180];[.H180];IF(OR([.E180]=&quot;SubStart&quot;;[.E180]=&quot;Sub&quot;);[.K180];[.J180]);[.L180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80]) = 0;[.J180];IF(OR([.E180]=&quot;SubStart&quot;;[.E180]=&quot;SubEnd&quot;);&quot;&quot;;[.K180]))">
            <text:p/>
          </table:table-cell>
          <table:table-cell table:style-name="ce9" table:formula="of:=IF([.E180]=&quot;Sub&quot;;[.J179];IF(LEN([.H180])=0;&quot;&quot;;IF([.J179]=&quot;Number&quot;;&quot;&quot;;IF(LEN([.J179])=0;1;[.J179]+1))))">
            <text:p/>
          </table:table-cell>
          <table:table-cell table:style-name="ce9" table:formula="of:=IF(LEN([.H180])=0;&quot;&quot;;IF([.K179]=&quot;SubOrder&quot;;&quot;&quot;;IF([.E180]&lt;&gt;&quot;Sub&quot;;&quot;&quot;;IF(LEN([.K179])=0;1;[.K179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81]);&quot;&quot;;CONCATENATE([.D181];[.F181];[.G181];[.H181];IF(OR([.E181]=&quot;SubStart&quot;;[.E181]=&quot;Sub&quot;);[.K181];[.J181]);[.L181]))" office:value-type="string" office:string-value="message {TestInstructionAttributeInputTextBoxProperty_ED; // Properties for TextBox attribute" calcext:value-type="string">
            <text:p>message {TestInstructionAttributeInputTextBoxProperty_ED; // Properties for TextBox attribute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AttributeInputTextBoxProperty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81]) = 0;[.J181];IF(OR([.E181]=&quot;SubStart&quot;;[.E181]=&quot;SubEnd&quot;);&quot;&quot;;[.K181]))">
            <text:p/>
          </table:table-cell>
          <table:table-cell table:style-name="ce9" table:formula="of:=IF([.E181]=&quot;Sub&quot;;[.J180];IF(LEN([.H181])=0;&quot;&quot;;IF([.J180]=&quot;Number&quot;;&quot;&quot;;IF(LEN([.J180])=0;1;[.J180]+1))))">
            <text:p/>
          </table:table-cell>
          <table:table-cell table:style-name="ce9" table:formula="of:=IF(LEN([.H181])=0;&quot;&quot;;IF([.K180]=&quot;SubOrder&quot;;&quot;&quot;;IF([.E181]&lt;&gt;&quot;Sub&quot;;&quot;&quot;;IF(LEN([.K180])=0;1;[.K180]+1))))">
            <text:p/>
          </table:table-cell>
          <table:table-cell office:value-type="string" calcext:value-type="string">
            <text:p>; // Properties for TextBox attribute</text:p>
          </table:table-cell>
          <table:table-cell table:number-columns-repeated="1012"/>
        </table:table-row>
        <table:table-row table:style-name="ro1">
          <table:table-cell table:style-name="ce3" table:formula="of:=IF(ISBLANK([.B182]);&quot;&quot;;CONCATENATE([.D182];[.F182];[.G182];[.H182];IF(OR([.E182]=&quot;SubStart&quot;;[.E182]=&quot;Sub&quot;);[.K182];[.J182]);[.L182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182]) = 0;[.J182];IF(OR([.E182]=&quot;SubStart&quot;;[.E182]=&quot;SubEnd&quot;);&quot;&quot;;[.K182]))" office:value-type="float" office:value="1" calcext:value-type="float">
            <text:p>1</text:p>
          </table:table-cell>
          <table:table-cell table:style-name="ce9" table:formula="of:=IF([.E182]=&quot;Sub&quot;;[.J181];IF(LEN([.H182])=0;&quot;&quot;;IF([.J181]=&quot;Number&quot;;&quot;&quot;;IF(LEN([.J181])=0;1;[.J181]+1))))" office:value-type="float" office:value="1" calcext:value-type="float">
            <text:p>1</text:p>
          </table:table-cell>
          <table:table-cell table:style-name="ce9" table:formula="of:=IF(LEN([.H182])=0;&quot;&quot;;IF([.K181]=&quot;SubOrder&quot;;&quot;&quot;;IF([.E182]&lt;&gt;&quot;Sub&quot;;&quot;&quot;;IF(LEN([.K181])=0;1;[.K181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183]);&quot;&quot;;CONCATENATE([.D183];[.F183];[.G183];[.H183];IF(OR([.E183]=&quot;SubStart&quot;;[.E183]=&quot;Sub&quot;);[.K183];[.J183]);[.L183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183]) = 0;[.J183];IF(OR([.E183]=&quot;SubStart&quot;;[.E183]=&quot;SubEnd&quot;);&quot;&quot;;[.K183]))" office:value-type="float" office:value="2" calcext:value-type="float">
            <text:p>2</text:p>
          </table:table-cell>
          <table:table-cell table:style-name="ce9" table:formula="of:=IF([.E183]=&quot;Sub&quot;;[.J182];IF(LEN([.H183])=0;&quot;&quot;;IF([.J182]=&quot;Number&quot;;&quot;&quot;;IF(LEN([.J182])=0;1;[.J182]+1))))" office:value-type="float" office:value="2" calcext:value-type="float">
            <text:p>2</text:p>
          </table:table-cell>
          <table:table-cell table:style-name="ce9" table:formula="of:=IF(LEN([.H183])=0;&quot;&quot;;IF([.K182]=&quot;SubOrder&quot;;&quot;&quot;;IF([.E183]&lt;&gt;&quot;Sub&quot;;&quot;&quot;;IF(LEN([.K182])=0;1;[.K182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184]);&quot;&quot;;CONCATENATE([.D184];[.F184];[.G184];[.H184];IF(OR([.E184]=&quot;SubStart&quot;;[.E184]=&quot;Sub&quot;);[.K184];[.J184]);[.L184]))" office:value-type="string" office:string-value="string TestInstructionAttributeInputTextBoxGuid = 3; // The unique guid for the TestInstructionAttributeInputTextBoxProperties, set when used in Editor" calcext:value-type="string">
            <text:p>string TestInstructionAttributeInputTextBoxGuid = 3; // The unique guid for the TestInstructionAttributeInputTextBoxProperties, set when used in Editor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TextBoxGuid = </text:p>
          </table:table-cell>
          <table:table-cell table:style-name="ce9" table:formula="of:=IF(LEN([.E184]) = 0;[.J184];IF(OR([.E184]=&quot;SubStart&quot;;[.E184]=&quot;SubEnd&quot;);&quot;&quot;;[.K184]))" office:value-type="float" office:value="3" calcext:value-type="float">
            <text:p>3</text:p>
          </table:table-cell>
          <table:table-cell table:style-name="ce9" table:formula="of:=IF([.E184]=&quot;Sub&quot;;[.J183];IF(LEN([.H184])=0;&quot;&quot;;IF([.J183]=&quot;Number&quot;;&quot;&quot;;IF(LEN([.J183])=0;1;[.J183]+1))))" office:value-type="float" office:value="3" calcext:value-type="float">
            <text:p>3</text:p>
          </table:table-cell>
          <table:table-cell table:style-name="ce9" table:formula="of:=IF(LEN([.H184])=0;&quot;&quot;;IF([.K183]=&quot;SubOrder&quot;;&quot;&quot;;IF([.E184]&lt;&gt;&quot;Sub&quot;;&quot;&quot;;IF(LEN([.K183])=0;1;[.K183]+1))))">
            <text:p/>
          </table:table-cell>
          <table:table-cell office:value-type="string" calcext:value-type="string">
            <text:p>; // The unique guid for the TestInstructionAttributeInputTextBoxProperties, set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185]);&quot;&quot;;CONCATENATE([.D185];[.F185];[.G185];[.H185];IF(OR([.E185]=&quot;SubStart&quot;;[.E185]=&quot;Sub&quot;);[.K185];[.J185]);[.L185]))" office:value-type="string" office:string-value="string TestInstructionAttributeInputTextBoxName = 4; // The name of the TestInstructionAttributeInputTextBoxProperties" calcext:value-type="string">
            <text:p>string TestInstructionAttributeInputTextBoxName = 4; // The name of the TestInstructionAttributeInputTextBoxPropertie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TextBoxName = </text:p>
          </table:table-cell>
          <table:table-cell table:style-name="ce9" table:formula="of:=IF(LEN([.E185]) = 0;[.J185];IF(OR([.E185]=&quot;SubStart&quot;;[.E185]=&quot;SubEnd&quot;);&quot;&quot;;[.K185]))" office:value-type="float" office:value="4" calcext:value-type="float">
            <text:p>4</text:p>
          </table:table-cell>
          <table:table-cell table:style-name="ce9" table:formula="of:=IF([.E185]=&quot;Sub&quot;;[.J184];IF(LEN([.H185])=0;&quot;&quot;;IF([.J184]=&quot;Number&quot;;&quot;&quot;;IF(LEN([.J184])=0;1;[.J184]+1))))" office:value-type="float" office:value="4" calcext:value-type="float">
            <text:p>4</text:p>
          </table:table-cell>
          <table:table-cell table:style-name="ce9" table:formula="of:=IF(LEN([.H185])=0;&quot;&quot;;IF([.K184]=&quot;SubOrder&quot;;&quot;&quot;;IF([.E185]&lt;&gt;&quot;Sub&quot;;&quot;&quot;;IF(LEN([.K184])=0;1;[.K184]+1))))">
            <text:p/>
          </table:table-cell>
          <table:table-cell office:value-type="string" calcext:value-type="string">
            <text:p>; // The name of the TestInstructionAttributeInputTextBoxProperties</text:p>
          </table:table-cell>
          <table:table-cell table:number-columns-repeated="1012"/>
        </table:table-row>
        <table:table-row table:style-name="ro1">
          <table:table-cell table:style-name="ce3" table:formula="of:=IF(ISBLANK([.B186]);&quot;&quot;;CONCATENATE([.D186];[.F186];[.G186];[.H186];IF(OR([.E186]=&quot;SubStart&quot;;[.E186]=&quot;Sub&quot;);[.K186];[.J186]);[.L186]))" office:value-type="string" office:string-value="bool TextBoxEditable = 5; // Should the the TextBox be editable or not" calcext:value-type="string">
            <text:p>bool TextBoxEditable = 5; // Should the the TextBox be editable or no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bool </text:p>
          </table:table-cell>
          <table:table-cell office:value-type="string" calcext:value-type="string">
            <text:p>TextBoxEditable = </text:p>
          </table:table-cell>
          <table:table-cell table:style-name="ce9" table:formula="of:=IF(LEN([.E186]) = 0;[.J186];IF(OR([.E186]=&quot;SubStart&quot;;[.E186]=&quot;SubEnd&quot;);&quot;&quot;;[.K186]))" office:value-type="float" office:value="5" calcext:value-type="float">
            <text:p>5</text:p>
          </table:table-cell>
          <table:table-cell table:style-name="ce9" table:formula="of:=IF([.E186]=&quot;Sub&quot;;[.J185];IF(LEN([.H186])=0;&quot;&quot;;IF([.J185]=&quot;Number&quot;;&quot;&quot;;IF(LEN([.J185])=0;1;[.J185]+1))))" office:value-type="float" office:value="5" calcext:value-type="float">
            <text:p>5</text:p>
          </table:table-cell>
          <table:table-cell table:style-name="ce9" table:formula="of:=IF(LEN([.H186])=0;&quot;&quot;;IF([.K185]=&quot;SubOrder&quot;;&quot;&quot;;IF([.E186]&lt;&gt;&quot;Sub&quot;;&quot;&quot;;IF(LEN([.K185])=0;1;[.K185]+1))))">
            <text:p/>
          </table:table-cell>
          <table:table-cell office:value-type="string" calcext:value-type="string">
            <text:p>; // Should the the TextBox be editable or not</text:p>
          </table:table-cell>
          <table:table-cell table:number-columns-repeated="1012"/>
        </table:table-row>
        <table:table-row table:style-name="ro1">
          <table:table-cell table:style-name="ce3" table:formula="of:=IF(ISBLANK([.B187]);&quot;&quot;;CONCATENATE([.D187];[.F187];[.G187];[.H187];IF(OR([.E187]=&quot;SubStart&quot;;[.E187]=&quot;Sub&quot;);[.K187];[.J187]);[.L187]))" office:value-type="string" office:string-value="string TextBoxInputMask = 6; // Inputmask for the TextBox" calcext:value-type="string">
            <text:p>string TextBoxInputMask = 6; // Inputmask for the TextBox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xtBoxInputMask = </text:p>
          </table:table-cell>
          <table:table-cell table:style-name="ce9" table:formula="of:=IF(LEN([.E187]) = 0;[.J187];IF(OR([.E187]=&quot;SubStart&quot;;[.E187]=&quot;SubEnd&quot;);&quot;&quot;;[.K187]))" office:value-type="float" office:value="6" calcext:value-type="float">
            <text:p>6</text:p>
          </table:table-cell>
          <table:table-cell table:style-name="ce9" table:formula="of:=IF([.E187]=&quot;Sub&quot;;[.J186];IF(LEN([.H187])=0;&quot;&quot;;IF([.J186]=&quot;Number&quot;;&quot;&quot;;IF(LEN([.J186])=0;1;[.J186]+1))))" office:value-type="float" office:value="6" calcext:value-type="float">
            <text:p>6</text:p>
          </table:table-cell>
          <table:table-cell table:style-name="ce9" table:formula="of:=IF(LEN([.H187])=0;&quot;&quot;;IF([.K186]=&quot;SubOrder&quot;;&quot;&quot;;IF([.E187]&lt;&gt;&quot;Sub&quot;;&quot;&quot;;IF(LEN([.K186])=0;1;[.K186]+1))))">
            <text:p/>
          </table:table-cell>
          <table:table-cell office:value-type="string" calcext:value-type="string">
            <text:p>; // Inputmask for the TextBox</text:p>
          </table:table-cell>
          <table:table-cell table:number-columns-repeated="1012"/>
        </table:table-row>
        <table:table-row table:style-name="ro1">
          <table:table-cell table:style-name="ce3" table:formula="of:=IF(ISBLANK([.B188]);&quot;&quot;;CONCATENATE([.D188];[.F188];[.G188];[.H188];IF(OR([.E188]=&quot;SubStart&quot;;[.E188]=&quot;Sub&quot;);[.K188];[.J188]);[.L188]))" office:value-type="string" office:string-value="string TextBoxAttributeTypeGuid = 7; // The unique guid for the Type of the TextBox. Used for datamanupulation" calcext:value-type="string">
            <text:p>string TextBoxAttributeTypeGuid = 7; // The unique guid for the Type of the TextBox. Used for datamanupulation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xtBoxAttributeTypeGuid = </text:p>
          </table:table-cell>
          <table:table-cell table:style-name="ce9" table:formula="of:=IF(LEN([.E188]) = 0;[.J188];IF(OR([.E188]=&quot;SubStart&quot;;[.E188]=&quot;SubEnd&quot;);&quot;&quot;;[.K188]))" office:value-type="float" office:value="7" calcext:value-type="float">
            <text:p>7</text:p>
          </table:table-cell>
          <table:table-cell table:style-name="ce9" table:formula="of:=IF([.E188]=&quot;Sub&quot;;[.J187];IF(LEN([.H188])=0;&quot;&quot;;IF([.J187]=&quot;Number&quot;;&quot;&quot;;IF(LEN([.J187])=0;1;[.J187]+1))))" office:value-type="float" office:value="7" calcext:value-type="float">
            <text:p>7</text:p>
          </table:table-cell>
          <table:table-cell table:style-name="ce9" table:formula="of:=IF(LEN([.H188])=0;&quot;&quot;;IF([.K187]=&quot;SubOrder&quot;;&quot;&quot;;IF([.E188]&lt;&gt;&quot;Sub&quot;;&quot;&quot;;IF(LEN([.K187])=0;1;[.K187]+1))))">
            <text:p/>
          </table:table-cell>
          <table:table-cell office:value-type="string" calcext:value-type="string">
            <text:p>; // The unique guid for the Type of the TextBox. Used for datamanupulation</text:p>
          </table:table-cell>
          <table:table-cell table:number-columns-repeated="1012"/>
        </table:table-row>
        <table:table-row table:style-name="ro1">
          <table:table-cell table:style-name="ce3" table:formula="of:=IF(ISBLANK([.B189]);&quot;&quot;;CONCATENATE([.D189];[.F189];[.G189];[.H189];IF(OR([.E189]=&quot;SubStart&quot;;[.E189]=&quot;Sub&quot;);[.K189];[.J189]);[.L189]))" office:value-type="string" office:string-value="string TextBoxAttributeTypeName = 8; // The Name for the Type of the TextBox." calcext:value-type="string">
            <text:p>string TextBoxAttributeTypeName = 8; // The Name for the Type of the TextBox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xtBoxAttributeTypeName = </text:p>
          </table:table-cell>
          <table:table-cell table:style-name="ce9" table:formula="of:=IF(LEN([.E189]) = 0;[.J189];IF(OR([.E189]=&quot;SubStart&quot;;[.E189]=&quot;SubEnd&quot;);&quot;&quot;;[.K189]))" office:value-type="float" office:value="8" calcext:value-type="float">
            <text:p>8</text:p>
          </table:table-cell>
          <table:table-cell table:style-name="ce9" table:formula="of:=IF([.E189]=&quot;Sub&quot;;[.J188];IF(LEN([.H189])=0;&quot;&quot;;IF([.J188]=&quot;Number&quot;;&quot;&quot;;IF(LEN([.J188])=0;1;[.J188]+1))))" office:value-type="float" office:value="8" calcext:value-type="float">
            <text:p>8</text:p>
          </table:table-cell>
          <table:table-cell table:style-name="ce9" table:formula="of:=IF(LEN([.H189])=0;&quot;&quot;;IF([.K188]=&quot;SubOrder&quot;;&quot;&quot;;IF([.E189]&lt;&gt;&quot;Sub&quot;;&quot;&quot;;IF(LEN([.K188])=0;1;[.K188]+1))))">
            <text:p/>
          </table:table-cell>
          <table:table-cell office:value-type="string" calcext:value-type="string">
            <text:p>; // The Name for the Type of the TextBox.</text:p>
          </table:table-cell>
          <table:table-cell table:number-columns-repeated="1012"/>
        </table:table-row>
        <table:table-row table:style-name="ro1">
          <table:table-cell table:style-name="ce3" table:formula="of:=IF(ISBLANK([.B190]);&quot;&quot;;CONCATENATE([.D190];[.F190];[.G190];[.H190];IF(OR([.E190]=&quot;SubStart&quot;;[.E190]=&quot;Sub&quot;);[.K190];[.J190]);[.L190]))" office:value-type="string" office:string-value="string TextBoxAttributeValue = 9; // The value for the the TextBox" calcext:value-type="string">
            <text:p>string TextBoxAttributeValue = 9; // The value for the the TextBox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xtBoxAttributeValue = </text:p>
          </table:table-cell>
          <table:table-cell table:style-name="ce9" table:formula="of:=IF(LEN([.E190]) = 0;[.J190];IF(OR([.E190]=&quot;SubStart&quot;;[.E190]=&quot;SubEnd&quot;);&quot;&quot;;[.K190]))" office:value-type="float" office:value="9" calcext:value-type="float">
            <text:p>9</text:p>
          </table:table-cell>
          <table:table-cell table:style-name="ce9" table:formula="of:=IF([.E190]=&quot;Sub&quot;;[.J189];IF(LEN([.H190])=0;&quot;&quot;;IF([.J189]=&quot;Number&quot;;&quot;&quot;;IF(LEN([.J189])=0;1;[.J189]+1))))" office:value-type="float" office:value="9" calcext:value-type="float">
            <text:p>9</text:p>
          </table:table-cell>
          <table:table-cell table:style-name="ce9" table:formula="of:=IF(LEN([.H190])=0;&quot;&quot;;IF([.K189]=&quot;SubOrder&quot;;&quot;&quot;;IF([.E190]&lt;&gt;&quot;Sub&quot;;&quot;&quot;;IF(LEN([.K189])=0;1;[.K189]+1))))">
            <text:p/>
          </table:table-cell>
          <table:table-cell office:value-type="string" calcext:value-type="string">
            <text:p>; // The value for the the TextBox</text:p>
          </table:table-cell>
          <table:table-cell table:number-columns-repeated="1012"/>
        </table:table-row>
        <table:table-row table:style-name="ro1">
          <table:table-cell table:style-name="ce3" table:formula="of:=IF(ISBLANK([.B191]);&quot;&quot;;CONCATENATE([.D191];[.F191];[.G191];[.H191];IF(OR([.E191]=&quot;SubStart&quot;;[.E191]=&quot;Sub&quot;);[.K191];[.J191]);[.L191]))" office:value-type="string" office:string-value="TestInstructionAttributeInputTextBoxPropertyChangeMetaData_ED TestInstructionAttributeInputTextBoxPropertyChangeMetaData = 10; // Holds ChangeMetaData-object" calcext:value-type="string">
            <text:p>TestInstructionAttributeInputTextBoxPropertyChangeMetaData_ED TestInstructionAttributeInputTextBoxPropertyChangeMetaData = 10; // Holds ChangeMetaData-objec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InstructionAttributeInputTextBoxPropertyChangeMetaData_ED </text:p>
          </table:table-cell>
          <table:table-cell office:value-type="string" calcext:value-type="string">
            <text:p>TestInstructionAttributeInputTextBoxPropertyChangeMetaData = </text:p>
          </table:table-cell>
          <table:table-cell table:style-name="ce9" table:formula="of:=IF(LEN([.E191]) = 0;[.J191];IF(OR([.E191]=&quot;SubStart&quot;;[.E191]=&quot;SubEnd&quot;);&quot;&quot;;[.K191]))" office:value-type="float" office:value="10" calcext:value-type="float">
            <text:p>10</text:p>
          </table:table-cell>
          <table:table-cell table:style-name="ce9" table:formula="of:=IF([.E191]=&quot;Sub&quot;;[.J190];IF(LEN([.H191])=0;&quot;&quot;;IF([.J190]=&quot;Number&quot;;&quot;&quot;;IF(LEN([.J190])=0;1;[.J190]+1))))" office:value-type="float" office:value="10" calcext:value-type="float">
            <text:p>10</text:p>
          </table:table-cell>
          <table:table-cell table:style-name="ce9" table:formula="of:=IF(LEN([.H191])=0;&quot;&quot;;IF([.K190]=&quot;SubOrder&quot;;&quot;&quot;;IF([.E191]&lt;&gt;&quot;Sub&quot;;&quot;&quot;;IF(LEN([.K190])=0;1;[.K190]+1))))">
            <text:p/>
          </table:table-cell>
          <table:table-cell office:value-type="string" calcext:value-type="string">
            <text:p>; // Holds ChangeMetaData-object</text:p>
          </table:table-cell>
          <table:table-cell table:number-columns-repeated="1012"/>
        </table:table-row>
        <table:table-row table:style-name="ro1">
          <table:table-cell table:style-name="ce3" table:formula="of:=IF(ISBLANK([.B192]);&quot;&quot;;CONCATENATE([.D192];[.F192];[.G192];[.H192];IF(OR([.E192]=&quot;SubStart&quot;;[.E192]=&quot;Sub&quot;);[.K192];[.J192]);[.L192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92]) = 0;[.J192];IF(OR([.E192]=&quot;SubStart&quot;;[.E192]=&quot;SubEnd&quot;);&quot;&quot;;[.K192]))">
            <text:p/>
          </table:table-cell>
          <table:table-cell table:style-name="ce9" table:formula="of:=IF([.E192]=&quot;Sub&quot;;[.J191];IF(LEN([.H192])=0;&quot;&quot;;IF([.J191]=&quot;Number&quot;;&quot;&quot;;IF(LEN([.J191])=0;1;[.J191]+1))))">
            <text:p/>
          </table:table-cell>
          <table:table-cell table:style-name="ce9" table:formula="of:=IF(LEN([.H192])=0;&quot;&quot;;IF([.K191]=&quot;SubOrder&quot;;&quot;&quot;;IF([.E192]&lt;&gt;&quot;Sub&quot;;&quot;&quot;;IF(LEN([.K191])=0;1;[.K191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93]);&quot;&quot;;CONCATENATE([.D193];[.F193];[.G193];[.H193];IF(OR([.E193]=&quot;SubStart&quot;;[.E193]=&quot;Sub&quot;);[.K193];[.J193]);[.L193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93]) = 0;[.J193];IF(OR([.E193]=&quot;SubStart&quot;;[.E193]=&quot;SubEnd&quot;);&quot;&quot;;[.K193]))">
            <text:p/>
          </table:table-cell>
          <table:table-cell table:style-name="ce9" table:formula="of:=IF([.E193]=&quot;Sub&quot;;[.J192];IF(LEN([.H193])=0;&quot;&quot;;IF([.J192]=&quot;Number&quot;;&quot;&quot;;IF(LEN([.J192])=0;1;[.J192]+1))))">
            <text:p/>
          </table:table-cell>
          <table:table-cell table:style-name="ce9" table:formula="of:=IF(LEN([.H193])=0;&quot;&quot;;IF([.K192]=&quot;SubOrder&quot;;&quot;&quot;;IF([.E193]&lt;&gt;&quot;Sub&quot;;&quot;&quot;;IF(LEN([.K192])=0;1;[.K192]+1))))">
            <text:p/>
          </table:table-cell>
          <table:table-cell table:style-name="ce11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194]);&quot;&quot;;CONCATENATE([.D194];[.F194];[.G194];[.H194];IF(OR([.E194]=&quot;SubStart&quot;;[.E194]=&quot;Sub&quot;);[.K194];[.J194]);[.L194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94]) = 0;[.J194];IF(OR([.E194]=&quot;SubStart&quot;;[.E194]=&quot;SubEnd&quot;);&quot;&quot;;[.K194]))">
            <text:p/>
          </table:table-cell>
          <table:table-cell table:style-name="ce9" table:formula="of:=IF([.E194]=&quot;Sub&quot;;[.J193];IF(LEN([.H194])=0;&quot;&quot;;IF([.J193]=&quot;Number&quot;;&quot;&quot;;IF(LEN([.J193])=0;1;[.J193]+1))))">
            <text:p/>
          </table:table-cell>
          <table:table-cell table:style-name="ce9" table:formula="of:=IF(LEN([.H194])=0;&quot;&quot;;IF([.K193]=&quot;SubOrder&quot;;&quot;&quot;;IF([.E194]&lt;&gt;&quot;Sub&quot;;&quot;&quot;;IF(LEN([.K193])=0;1;[.K193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95]);&quot;&quot;;CONCATENATE([.D195];[.F195];[.G195];[.H195];IF(OR([.E195]=&quot;SubStart&quot;;[.E195]=&quot;Sub&quot;);[.K195];[.J195]);[.L195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95]) = 0;[.J195];IF(OR([.E195]=&quot;SubStart&quot;;[.E195]=&quot;SubEnd&quot;);&quot;&quot;;[.K195]))">
            <text:p/>
          </table:table-cell>
          <table:table-cell table:style-name="ce9" table:formula="of:=IF([.E195]=&quot;Sub&quot;;[.J194];IF(LEN([.H195])=0;&quot;&quot;;IF([.J194]=&quot;Number&quot;;&quot;&quot;;IF(LEN([.J194])=0;1;[.J194]+1))))">
            <text:p/>
          </table:table-cell>
          <table:table-cell table:style-name="ce9" table:formula="of:=IF(LEN([.H195])=0;&quot;&quot;;IF([.K194]=&quot;SubOrder&quot;;&quot;&quot;;IF([.E195]&lt;&gt;&quot;Sub&quot;;&quot;&quot;;IF(LEN([.K194])=0;1;[.K194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196]);&quot;&quot;;CONCATENATE([.D196];[.F196];[.G196];[.H196];IF(OR([.E196]=&quot;SubStart&quot;;[.E196]=&quot;Sub&quot;);[.K196];[.J196]);[.L196]))" office:value-type="string" office:string-value="message {TestInstructionAttributeInputTextBoxPropertyChangeMetaData_ED; // Holds Change-meteadata for TextBoxAttribute when used in editor" calcext:value-type="string">
            <text:p>message {TestInstructionAttributeInputTextBoxPropertyChangeMetaData_ED; // Holds Change-meteadata for TextBoxAttribute when used in editor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AttributeInputTextBoxPropertyChang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96]) = 0;[.J196];IF(OR([.E196]=&quot;SubStart&quot;;[.E196]=&quot;SubEnd&quot;);&quot;&quot;;[.K196]))">
            <text:p/>
          </table:table-cell>
          <table:table-cell table:style-name="ce9" table:formula="of:=IF([.E196]=&quot;Sub&quot;;[.J195];IF(LEN([.H196])=0;&quot;&quot;;IF([.J195]=&quot;Number&quot;;&quot;&quot;;IF(LEN([.J195])=0;1;[.J195]+1))))">
            <text:p/>
          </table:table-cell>
          <table:table-cell table:style-name="ce9" table:formula="of:=IF(LEN([.H196])=0;&quot;&quot;;IF([.K195]=&quot;SubOrder&quot;;&quot;&quot;;IF([.E196]&lt;&gt;&quot;Sub&quot;;&quot;&quot;;IF(LEN([.K195])=0;1;[.K195]+1))))">
            <text:p/>
          </table:table-cell>
          <table:table-cell table:style-name="ce6" office:value-type="string" calcext:value-type="string">
            <text:p>; // Holds Change-meteadata for TextBoxAttribute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197]);&quot;&quot;;CONCATENATE([.D197];[.F197];[.G197];[.H197];IF(OR([.E197]=&quot;SubStart&quot;;[.E197]=&quot;Sub&quot;);[.K197];[.J197]);[.L197]))" office:value-type="string" office:string-value="string TestInstructionAttributeInputTextBoxPropertyChangeMetaDataNewGuid = 1; // The new Guid for the TextBoxAttribute when changed, deleted etc." calcext:value-type="string">
            <text:p>string TestInstructionAttributeInputTextBoxPropertyChangeMetaDataNewGuid = 1; // The new Guid for the TextBoxAttribute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TextBoxPropertyChangeMetaDataNewGuid = </text:p>
          </table:table-cell>
          <table:table-cell table:style-name="ce9" table:formula="of:=IF(LEN([.E197]) = 0;[.J197];IF(OR([.E197]=&quot;SubStart&quot;;[.E197]=&quot;SubEnd&quot;);&quot;&quot;;[.K197]))" office:value-type="float" office:value="1" calcext:value-type="float">
            <text:p>1</text:p>
          </table:table-cell>
          <table:table-cell table:style-name="ce9" table:formula="of:=IF([.E197]=&quot;Sub&quot;;[.J196];IF(LEN([.H197])=0;&quot;&quot;;IF([.J196]=&quot;Number&quot;;&quot;&quot;;IF(LEN([.J196])=0;1;[.J196]+1))))" office:value-type="float" office:value="1" calcext:value-type="float">
            <text:p>1</text:p>
          </table:table-cell>
          <table:table-cell table:style-name="ce9" table:formula="of:=IF(LEN([.H197])=0;&quot;&quot;;IF([.K196]=&quot;SubOrder&quot;;&quot;&quot;;IF([.E197]&lt;&gt;&quot;Sub&quot;;&quot;&quot;;IF(LEN([.K196])=0;1;[.K196]+1))))">
            <text:p/>
          </table:table-cell>
          <table:table-cell table:style-name="ce6" office:value-type="string" calcext:value-type="string">
            <text:p>; // The new Guid for the TextBoxAttribute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198]);&quot;&quot;;CONCATENATE([.D198];[.F198];[.G198];[.H198];IF(OR([.E198]=&quot;SubStart&quot;;[.E198]=&quot;Sub&quot;);[.K198];[.J198]);[.L198]))" office:value-type="string" office:string-value="string TestInstructionAttributeInputTextBoxPropertyChangeMetaDataPreviousGuid = 2; // The previous Guid for the TextBoxAttribute when changed, deleted etc." calcext:value-type="string">
            <text:p>string TestInstructionAttributeInputTextBoxPropertyChangeMetaDataPreviousGuid = 2; // The previous Guid for the TextBoxAttribute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TextBoxPropertyChangeMetaDataPreviousGuid = </text:p>
          </table:table-cell>
          <table:table-cell table:style-name="ce9" table:formula="of:=IF(LEN([.E198]) = 0;[.J198];IF(OR([.E198]=&quot;SubStart&quot;;[.E198]=&quot;SubEnd&quot;);&quot;&quot;;[.K198]))" office:value-type="float" office:value="2" calcext:value-type="float">
            <text:p>2</text:p>
          </table:table-cell>
          <table:table-cell table:style-name="ce9" table:formula="of:=IF([.E198]=&quot;Sub&quot;;[.J197];IF(LEN([.H198])=0;&quot;&quot;;IF([.J197]=&quot;Number&quot;;&quot;&quot;;IF(LEN([.J197])=0;1;[.J197]+1))))" office:value-type="float" office:value="2" calcext:value-type="float">
            <text:p>2</text:p>
          </table:table-cell>
          <table:table-cell table:style-name="ce9" table:formula="of:=IF(LEN([.H198])=0;&quot;&quot;;IF([.K197]=&quot;SubOrder&quot;;&quot;&quot;;IF([.E198]&lt;&gt;&quot;Sub&quot;;&quot;&quot;;IF(LEN([.K197])=0;1;[.K197]+1))))">
            <text:p/>
          </table:table-cell>
          <table:table-cell table:style-name="ce6" office:value-type="string" calcext:value-type="string">
            <text:p>; // The previous Guid for the TextBoxAttribute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199]);&quot;&quot;;CONCATENATE([.D199];[.F199];[.G199];[.H199];IF(OR([.E199]=&quot;SubStart&quot;;[.E199]=&quot;Sub&quot;);[.K199];[.J199]);[.L199]))" office:value-type="string" office:string-value="string TestInstructionAttributeInputTextBoxPropertyChangeMetaDataCreatedDate = 3; // Date when created in Test Case" calcext:value-type="string">
            <text:p>string TestInstructionAttributeInputTextBoxPropertyChangeMetaDataCreatedDate = 3; // Date when created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TextBoxPropertyChangeMetaDataCreatedDate = </text:p>
          </table:table-cell>
          <table:table-cell table:style-name="ce9" table:formula="of:=IF(LEN([.E199]) = 0;[.J199];IF(OR([.E199]=&quot;SubStart&quot;;[.E199]=&quot;SubEnd&quot;);&quot;&quot;;[.K199]))" office:value-type="float" office:value="3" calcext:value-type="float">
            <text:p>3</text:p>
          </table:table-cell>
          <table:table-cell table:style-name="ce9" table:formula="of:=IF([.E199]=&quot;Sub&quot;;[.J198];IF(LEN([.H199])=0;&quot;&quot;;IF([.J198]=&quot;Number&quot;;&quot;&quot;;IF(LEN([.J198])=0;1;[.J198]+1))))" office:value-type="float" office:value="3" calcext:value-type="float">
            <text:p>3</text:p>
          </table:table-cell>
          <table:table-cell table:style-name="ce9" table:formula="of:=IF(LEN([.H199])=0;&quot;&quot;;IF([.K198]=&quot;SubOrder&quot;;&quot;&quot;;IF([.E199]&lt;&gt;&quot;Sub&quot;;&quot;&quot;;IF(LEN([.K198])=0;1;[.K198]+1))))">
            <text:p/>
          </table:table-cell>
          <table:table-cell table:style-name="ce6" office:value-type="string" calcext:value-type="string">
            <text:p>; // Date when created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200]);&quot;&quot;;CONCATENATE([.D200];[.F200];[.G200];[.H200];IF(OR([.E200]=&quot;SubStart&quot;;[.E200]=&quot;Sub&quot;);[.K200];[.J200]);[.L200]))" office:value-type="string" office:string-value="string TestInstructionAttributeInputTextBoxPropertyChangeMetaDataCreatedBy = 4; // Who create the TextBoxAttribute in Test Case" calcext:value-type="string">
            <text:p>string TestInstructionAttributeInputTextBoxPropertyChangeMetaDataCreatedBy = 4; // Who create the TextBoxAttribute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TextBoxPropertyChangeMetaDataCreatedBy = </text:p>
          </table:table-cell>
          <table:table-cell table:style-name="ce9" table:formula="of:=IF(LEN([.E200]) = 0;[.J200];IF(OR([.E200]=&quot;SubStart&quot;;[.E200]=&quot;SubEnd&quot;);&quot;&quot;;[.K200]))" office:value-type="float" office:value="4" calcext:value-type="float">
            <text:p>4</text:p>
          </table:table-cell>
          <table:table-cell table:style-name="ce9" table:formula="of:=IF([.E200]=&quot;Sub&quot;;[.J199];IF(LEN([.H200])=0;&quot;&quot;;IF([.J199]=&quot;Number&quot;;&quot;&quot;;IF(LEN([.J199])=0;1;[.J199]+1))))" office:value-type="float" office:value="4" calcext:value-type="float">
            <text:p>4</text:p>
          </table:table-cell>
          <table:table-cell table:style-name="ce9" table:formula="of:=IF(LEN([.H200])=0;&quot;&quot;;IF([.K199]=&quot;SubOrder&quot;;&quot;&quot;;IF([.E200]&lt;&gt;&quot;Sub&quot;;&quot;&quot;;IF(LEN([.K199])=0;1;[.K199]+1))))">
            <text:p/>
          </table:table-cell>
          <table:table-cell table:style-name="ce6" office:value-type="string" calcext:value-type="string">
            <text:p>; // Who create the TextBoxAttribute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201]);&quot;&quot;;CONCATENATE([.D201];[.F201];[.G201];[.H201];IF(OR([.E201]=&quot;SubStart&quot;;[.E201]=&quot;Sub&quot;);[.K201];[.J201]);[.L201]))" office:value-type="string" office:string-value="string TestInstructionAttributeInputTextBoxPropertyChangeMetaDataChangeDate = 5; // Date when TextBoxAttribute was changed" calcext:value-type="string">
            <text:p>string TestInstructionAttributeInputTextBoxPropertyChangeMetaDataChangeDate = 5; // Date when TextBoxAttribute was chang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TextBoxPropertyChangeMetaDataChangeDate = </text:p>
          </table:table-cell>
          <table:table-cell table:style-name="ce9" table:formula="of:=IF(LEN([.E201]) = 0;[.J201];IF(OR([.E201]=&quot;SubStart&quot;;[.E201]=&quot;SubEnd&quot;);&quot;&quot;;[.K201]))" office:value-type="float" office:value="5" calcext:value-type="float">
            <text:p>5</text:p>
          </table:table-cell>
          <table:table-cell table:style-name="ce9" table:formula="of:=IF([.E201]=&quot;Sub&quot;;[.J200];IF(LEN([.H201])=0;&quot;&quot;;IF([.J200]=&quot;Number&quot;;&quot;&quot;;IF(LEN([.J200])=0;1;[.J200]+1))))" office:value-type="float" office:value="5" calcext:value-type="float">
            <text:p>5</text:p>
          </table:table-cell>
          <table:table-cell table:style-name="ce9" table:formula="of:=IF(LEN([.H201])=0;&quot;&quot;;IF([.K200]=&quot;SubOrder&quot;;&quot;&quot;;IF([.E201]&lt;&gt;&quot;Sub&quot;;&quot;&quot;;IF(LEN([.K200])=0;1;[.K200]+1))))">
            <text:p/>
          </table:table-cell>
          <table:table-cell table:style-name="ce6" office:value-type="string" calcext:value-type="string">
            <text:p>; // Date when TextBoxAttribute was changed</text:p>
          </table:table-cell>
          <table:table-cell table:number-columns-repeated="1012"/>
        </table:table-row>
        <table:table-row table:style-name="ro1">
          <table:table-cell table:style-name="ce3" table:formula="of:=IF(ISBLANK([.B202]);&quot;&quot;;CONCATENATE([.D202];[.F202];[.G202];[.H202];IF(OR([.E202]=&quot;SubStart&quot;;[.E202]=&quot;Sub&quot;);[.K202];[.J202]);[.L202]))" office:value-type="string" office:string-value="string TestInstructionAttributeInputTextBoxPropertyChangeMetaDataChangeBy = 6; // Who changed the TextBoxAttribute in the Test Case" calcext:value-type="string">
            <text:p>string TestInstructionAttributeInputTextBoxPropertyChangeMetaDataChangeBy = 6; // Who changed the TextBoxAttribute in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TextBoxPropertyChangeMetaDataChangeBy = </text:p>
          </table:table-cell>
          <table:table-cell table:style-name="ce9" table:formula="of:=IF(LEN([.E202]) = 0;[.J202];IF(OR([.E202]=&quot;SubStart&quot;;[.E202]=&quot;SubEnd&quot;);&quot;&quot;;[.K202]))" office:value-type="float" office:value="6" calcext:value-type="float">
            <text:p>6</text:p>
          </table:table-cell>
          <table:table-cell table:style-name="ce9" table:formula="of:=IF([.E202]=&quot;Sub&quot;;[.J201];IF(LEN([.H202])=0;&quot;&quot;;IF([.J201]=&quot;Number&quot;;&quot;&quot;;IF(LEN([.J201])=0;1;[.J201]+1))))" office:value-type="float" office:value="6" calcext:value-type="float">
            <text:p>6</text:p>
          </table:table-cell>
          <table:table-cell table:style-name="ce9" table:formula="of:=IF(LEN([.H202])=0;&quot;&quot;;IF([.K201]=&quot;SubOrder&quot;;&quot;&quot;;IF([.E202]&lt;&gt;&quot;Sub&quot;;&quot;&quot;;IF(LEN([.K201])=0;1;[.K201]+1))))">
            <text:p/>
          </table:table-cell>
          <table:table-cell table:style-name="ce6" office:value-type="string" calcext:value-type="string">
            <text:p>; // Who changed the TextBoxAttribute in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203]);&quot;&quot;;CONCATENATE([.D203];[.F203];[.G203];[.H203];IF(OR([.E203]=&quot;SubStart&quot;;[.E203]=&quot;Sub&quot;);[.K203];[.J203]);[.L203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03]) = 0;[.J203];IF(OR([.E203]=&quot;SubStart&quot;;[.E203]=&quot;SubEnd&quot;);&quot;&quot;;[.K203]))">
            <text:p/>
          </table:table-cell>
          <table:table-cell table:style-name="ce9" table:formula="of:=IF([.E203]=&quot;Sub&quot;;[.J202];IF(LEN([.H203])=0;&quot;&quot;;IF([.J202]=&quot;Number&quot;;&quot;&quot;;IF(LEN([.J202])=0;1;[.J202]+1))))">
            <text:p/>
          </table:table-cell>
          <table:table-cell table:style-name="ce9" table:formula="of:=IF(LEN([.H203])=0;&quot;&quot;;IF([.K202]=&quot;SubOrder&quot;;&quot;&quot;;IF([.E203]&lt;&gt;&quot;Sub&quot;;&quot;&quot;;IF(LEN([.K202])=0;1;[.K20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204]);&quot;&quot;;CONCATENATE([.D204];[.F204];[.G204];[.H204];IF(OR([.E204]=&quot;SubStart&quot;;[.E204]=&quot;Sub&quot;);[.K204];[.J204]);[.L204]))" office:value-type="string" office:string-value="190204" calcext:value-type="string">
            <text:p>190204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04]) = 0;[.J204];IF(OR([.E204]=&quot;SubStart&quot;;[.E204]=&quot;SubEnd&quot;);&quot;&quot;;[.K204]))">
            <text:p/>
          </table:table-cell>
          <table:table-cell table:style-name="ce9" table:formula="of:=IF([.E204]=&quot;Sub&quot;;[.J203];IF(LEN([.H204])=0;&quot;&quot;;IF([.J203]=&quot;Number&quot;;&quot;&quot;;IF(LEN([.J203])=0;1;[.J203]+1))))">
            <text:p/>
          </table:table-cell>
          <table:table-cell table:style-name="ce9" table:formula="of:=IF(LEN([.H204])=0;&quot;&quot;;IF([.K203]=&quot;SubOrder&quot;;&quot;&quot;;IF([.E204]&lt;&gt;&quot;Sub&quot;;&quot;&quot;;IF(LEN([.K203])=0;1;[.K203]+1))))">
            <text:p/>
          </table:table-cell>
          <table:table-cell table:style-name="ce6" office:value-type="string" calcext:value-type="string">
            <text:p>190204</text:p>
          </table:table-cell>
          <table:table-cell table:number-columns-repeated="1012"/>
        </table:table-row>
        <table:table-row table:style-name="ro1">
          <table:table-cell table:style-name="ce3" table:formula="of:=IF(ISBLANK([.B205]);&quot;&quot;;CONCATENATE([.D205];[.F205];[.G205];[.H205];IF(OR([.E205]=&quot;SubStart&quot;;[.E205]=&quot;Sub&quot;);[.K205];[.J205]);[.L205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05]) = 0;[.J205];IF(OR([.E205]=&quot;SubStart&quot;;[.E205]=&quot;SubEnd&quot;);&quot;&quot;;[.K205]))">
            <text:p/>
          </table:table-cell>
          <table:table-cell table:style-name="ce9" table:formula="of:=IF([.E205]=&quot;Sub&quot;;[.J204];IF(LEN([.H205])=0;&quot;&quot;;IF([.J204]=&quot;Number&quot;;&quot;&quot;;IF(LEN([.J204])=0;1;[.J204]+1))))">
            <text:p/>
          </table:table-cell>
          <table:table-cell table:style-name="ce9" table:formula="of:=IF(LEN([.H205])=0;&quot;&quot;;IF([.K204]=&quot;SubOrder&quot;;&quot;&quot;;IF([.E205]&lt;&gt;&quot;Sub&quot;;&quot;&quot;;IF(LEN([.K204])=0;1;[.K20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206]);&quot;&quot;;CONCATENATE([.D206];[.F206];[.G206];[.H206];IF(OR([.E206]=&quot;SubStart&quot;;[.E206]=&quot;Sub&quot;);[.K206];[.J206]);[.L206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06]) = 0;[.J206];IF(OR([.E206]=&quot;SubStart&quot;;[.E206]=&quot;SubEnd&quot;);&quot;&quot;;[.K206]))">
            <text:p/>
          </table:table-cell>
          <table:table-cell table:style-name="ce9" table:formula="of:=IF([.E206]=&quot;Sub&quot;;[.J205];IF(LEN([.H206])=0;&quot;&quot;;IF([.J205]=&quot;Number&quot;;&quot;&quot;;IF(LEN([.J205])=0;1;[.J205]+1))))">
            <text:p/>
          </table:table-cell>
          <table:table-cell table:style-name="ce9" table:formula="of:=IF(LEN([.H206])=0;&quot;&quot;;IF([.K205]=&quot;SubOrder&quot;;&quot;&quot;;IF([.E206]&lt;&gt;&quot;Sub&quot;;&quot;&quot;;IF(LEN([.K205])=0;1;[.K205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07]);&quot;&quot;;CONCATENATE([.D207];[.F207];[.G207];[.H207];IF(OR([.E207]=&quot;SubStart&quot;;[.E207]=&quot;Sub&quot;);[.K207];[.J207]);[.L207]))" office:value-type="string" office:string-value="message {TestInstructionsAttributesInputComboBoxesProperties_ED; // A list with all TestInstructionAttributeInputComboBoxProperties" calcext:value-type="string">
            <text:p>message {TestInstructionsAttributesInputComboBoxesProperties_ED; // A list with all TestInstructionAttributeInputComboBoxProperties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sAttributesInputComboBoxesPropertie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07]) = 0;[.J207];IF(OR([.E207]=&quot;SubStart&quot;;[.E207]=&quot;SubEnd&quot;);&quot;&quot;;[.K207]))">
            <text:p/>
          </table:table-cell>
          <table:table-cell table:style-name="ce9" table:formula="of:=IF([.E207]=&quot;Sub&quot;;[.J206];IF(LEN([.H207])=0;&quot;&quot;;IF([.J206]=&quot;Number&quot;;&quot;&quot;;IF(LEN([.J206])=0;1;[.J206]+1))))">
            <text:p/>
          </table:table-cell>
          <table:table-cell table:style-name="ce9" table:formula="of:=IF(LEN([.H207])=0;&quot;&quot;;IF([.K206]=&quot;SubOrder&quot;;&quot;&quot;;IF([.E207]&lt;&gt;&quot;Sub&quot;;&quot;&quot;;IF(LEN([.K206])=0;1;[.K206]+1))))">
            <text:p/>
          </table:table-cell>
          <table:table-cell office:value-type="string" calcext:value-type="string">
            <text:p>; // A list with all TestInstructionAttributeInputComboBoxProperties</text:p>
          </table:table-cell>
          <table:table-cell table:number-columns-repeated="1012"/>
        </table:table-row>
        <table:table-row table:style-name="ro1">
          <table:table-cell table:style-name="ce3" table:formula="of:=IF(ISBLANK([.B208]);&quot;&quot;;CONCATENATE([.D208];[.F208];[.G208];[.H208];IF(OR([.E208]=&quot;SubStart&quot;;[.E208]=&quot;Sub&quot;);[.K208];[.J208]);[.L208]))" office:value-type="string" office:string-value="repeated TestInstructionAttributeInputComboBoxProperty_EDTestInstructionAttributeInputComboBoxProperty1; // All TestInstructionAttributeInputComboBoxPropertiy-objects" calcext:value-type="string">
            <text:p>repeated TestInstructionAttributeInputComboBoxProperty_EDTestInstructionAttributeInputComboBoxProperty1; // All TestInstructionAttributeInputComboBoxPropertiy-object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TestInstructionAttributeInputComboBoxProperty_ED</text:p>
          </table:table-cell>
          <table:table-cell office:value-type="string" calcext:value-type="string">
            <text:p>TestInstructionAttributeInputComboBoxProperty</text:p>
          </table:table-cell>
          <table:table-cell table:style-name="ce9" table:formula="of:=IF(LEN([.E208]) = 0;[.J208];IF(OR([.E208]=&quot;SubStart&quot;;[.E208]=&quot;SubEnd&quot;);&quot;&quot;;[.K208]))" office:value-type="float" office:value="1" calcext:value-type="float">
            <text:p>1</text:p>
          </table:table-cell>
          <table:table-cell table:style-name="ce9" table:formula="of:=IF([.E208]=&quot;Sub&quot;;[.J207];IF(LEN([.H208])=0;&quot;&quot;;IF([.J207]=&quot;Number&quot;;&quot;&quot;;IF(LEN([.J207])=0;1;[.J207]+1))))" office:value-type="float" office:value="1" calcext:value-type="float">
            <text:p>1</text:p>
          </table:table-cell>
          <table:table-cell table:style-name="ce9" table:formula="of:=IF(LEN([.H208])=0;&quot;&quot;;IF([.K207]=&quot;SubOrder&quot;;&quot;&quot;;IF([.E208]&lt;&gt;&quot;Sub&quot;;&quot;&quot;;IF(LEN([.K207])=0;1;[.K207]+1))))">
            <text:p/>
          </table:table-cell>
          <table:table-cell office:value-type="string" calcext:value-type="string">
            <text:p>; // All TestInstructionAttributeInputComboBoxPropertiy-objects</text:p>
          </table:table-cell>
          <table:table-cell table:number-columns-repeated="1012"/>
        </table:table-row>
        <table:table-row table:style-name="ro1">
          <table:table-cell table:style-name="ce3" table:formula="of:=IF(ISBLANK([.B209]);&quot;&quot;;CONCATENATE([.D209];[.F209];[.G209];[.H209];IF(OR([.E209]=&quot;SubStart&quot;;[.E209]=&quot;Sub&quot;);[.K209];[.J209]);[.L209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09]) = 0;[.J209];IF(OR([.E209]=&quot;SubStart&quot;;[.E209]=&quot;SubEnd&quot;);&quot;&quot;;[.K209]))">
            <text:p/>
          </table:table-cell>
          <table:table-cell table:style-name="ce9" table:formula="of:=IF([.E209]=&quot;Sub&quot;;[.J208];IF(LEN([.H209])=0;&quot;&quot;;IF([.J208]=&quot;Number&quot;;&quot;&quot;;IF(LEN([.J208])=0;1;[.J208]+1))))">
            <text:p/>
          </table:table-cell>
          <table:table-cell table:style-name="ce9" table:formula="of:=IF(LEN([.H209])=0;&quot;&quot;;IF([.K208]=&quot;SubOrder&quot;;&quot;&quot;;IF([.E209]&lt;&gt;&quot;Sub&quot;;&quot;&quot;;IF(LEN([.K208])=0;1;[.K208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10]);&quot;&quot;;CONCATENATE([.D210];[.F210];[.G210];[.H210];IF(OR([.E210]=&quot;SubStart&quot;;[.E210]=&quot;Sub&quot;);[.K210];[.J210]);[.L210]))" office:value-type="string" office:string-value="190131" calcext:value-type="string">
            <text:p>190131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10]) = 0;[.J210];IF(OR([.E210]=&quot;SubStart&quot;;[.E210]=&quot;SubEnd&quot;);&quot;&quot;;[.K210]))">
            <text:p/>
          </table:table-cell>
          <table:table-cell table:style-name="ce9" table:formula="of:=IF([.E210]=&quot;Sub&quot;;[.J209];IF(LEN([.H210])=0;&quot;&quot;;IF([.J209]=&quot;Number&quot;;&quot;&quot;;IF(LEN([.J209])=0;1;[.J209]+1))))">
            <text:p/>
          </table:table-cell>
          <table:table-cell table:style-name="ce9" table:formula="of:=IF(LEN([.H210])=0;&quot;&quot;;IF([.K209]=&quot;SubOrder&quot;;&quot;&quot;;IF([.E210]&lt;&gt;&quot;Sub&quot;;&quot;&quot;;IF(LEN([.K209])=0;1;[.K209]+1))))">
            <text:p/>
          </table:table-cell>
          <table:table-cell table:style-name="ce11" office:value-type="string" calcext:value-type="string">
            <text:p>190131</text:p>
          </table:table-cell>
          <table:table-cell table:number-columns-repeated="1012"/>
        </table:table-row>
        <table:table-row table:style-name="ro1">
          <table:table-cell table:style-name="ce3" table:formula="of:=IF(ISBLANK([.B211]);&quot;&quot;;CONCATENATE([.D211];[.F211];[.G211];[.H211];IF(OR([.E211]=&quot;SubStart&quot;;[.E211]=&quot;Sub&quot;);[.K211];[.J211]);[.L211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11]) = 0;[.J211];IF(OR([.E211]=&quot;SubStart&quot;;[.E211]=&quot;SubEnd&quot;);&quot;&quot;;[.K211]))">
            <text:p/>
          </table:table-cell>
          <table:table-cell table:style-name="ce9" table:formula="of:=IF([.E211]=&quot;Sub&quot;;[.J210];IF(LEN([.H211])=0;&quot;&quot;;IF([.J210]=&quot;Number&quot;;&quot;&quot;;IF(LEN([.J210])=0;1;[.J210]+1))))">
            <text:p/>
          </table:table-cell>
          <table:table-cell table:style-name="ce9" table:formula="of:=IF(LEN([.H211])=0;&quot;&quot;;IF([.K210]=&quot;SubOrder&quot;;&quot;&quot;;IF([.E211]&lt;&gt;&quot;Sub&quot;;&quot;&quot;;IF(LEN([.K210])=0;1;[.K210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12]);&quot;&quot;;CONCATENATE([.D212];[.F212];[.G212];[.H212];IF(OR([.E212]=&quot;SubStart&quot;;[.E212]=&quot;Sub&quot;);[.K212];[.J212]);[.L212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12]) = 0;[.J212];IF(OR([.E212]=&quot;SubStart&quot;;[.E212]=&quot;SubEnd&quot;);&quot;&quot;;[.K212]))">
            <text:p/>
          </table:table-cell>
          <table:table-cell table:style-name="ce9" table:formula="of:=IF([.E212]=&quot;Sub&quot;;[.J211];IF(LEN([.H212])=0;&quot;&quot;;IF([.J211]=&quot;Number&quot;;&quot;&quot;;IF(LEN([.J211])=0;1;[.J211]+1))))">
            <text:p/>
          </table:table-cell>
          <table:table-cell table:style-name="ce9" table:formula="of:=IF(LEN([.H212])=0;&quot;&quot;;IF([.K211]=&quot;SubOrder&quot;;&quot;&quot;;IF([.E212]&lt;&gt;&quot;Sub&quot;;&quot;&quot;;IF(LEN([.K211])=0;1;[.K211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13]);&quot;&quot;;CONCATENATE([.D213];[.F213];[.G213];[.H213];IF(OR([.E213]=&quot;SubStart&quot;;[.E213]=&quot;Sub&quot;);[.K213];[.J213]);[.L213]))" office:value-type="string" office:string-value="message {TestInstructionAttributeInputComboBoxProperty_ED; // Properties for ComboBox attribute" calcext:value-type="string">
            <text:p>message {TestInstructionAttributeInputComboBoxProperty_ED; // Properties for ComboBox attribute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AttributeInputComboBoxProperty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13]) = 0;[.J213];IF(OR([.E213]=&quot;SubStart&quot;;[.E213]=&quot;SubEnd&quot;);&quot;&quot;;[.K213]))">
            <text:p/>
          </table:table-cell>
          <table:table-cell table:style-name="ce9" table:formula="of:=IF([.E213]=&quot;Sub&quot;;[.J212];IF(LEN([.H213])=0;&quot;&quot;;IF([.J212]=&quot;Number&quot;;&quot;&quot;;IF(LEN([.J212])=0;1;[.J212]+1))))">
            <text:p/>
          </table:table-cell>
          <table:table-cell table:style-name="ce9" table:formula="of:=IF(LEN([.H213])=0;&quot;&quot;;IF([.K212]=&quot;SubOrder&quot;;&quot;&quot;;IF([.E213]&lt;&gt;&quot;Sub&quot;;&quot;&quot;;IF(LEN([.K212])=0;1;[.K212]+1))))">
            <text:p/>
          </table:table-cell>
          <table:table-cell office:value-type="string" calcext:value-type="string">
            <text:p>; // Properties for ComboBox attribute</text:p>
          </table:table-cell>
          <table:table-cell table:number-columns-repeated="1012"/>
        </table:table-row>
        <table:table-row table:style-name="ro1">
          <table:table-cell table:style-name="ce3" table:formula="of:=IF(ISBLANK([.B214]);&quot;&quot;;CONCATENATE([.D214];[.F214];[.G214];[.H214];IF(OR([.E214]=&quot;SubStart&quot;;[.E214]=&quot;Sub&quot;);[.K214];[.J214]);[.L214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214]) = 0;[.J214];IF(OR([.E214]=&quot;SubStart&quot;;[.E214]=&quot;SubEnd&quot;);&quot;&quot;;[.K214]))" office:value-type="float" office:value="1" calcext:value-type="float">
            <text:p>1</text:p>
          </table:table-cell>
          <table:table-cell table:style-name="ce9" table:formula="of:=IF([.E214]=&quot;Sub&quot;;[.J213];IF(LEN([.H214])=0;&quot;&quot;;IF([.J213]=&quot;Number&quot;;&quot;&quot;;IF(LEN([.J213])=0;1;[.J213]+1))))" office:value-type="float" office:value="1" calcext:value-type="float">
            <text:p>1</text:p>
          </table:table-cell>
          <table:table-cell table:style-name="ce9" table:formula="of:=IF(LEN([.H214])=0;&quot;&quot;;IF([.K213]=&quot;SubOrder&quot;;&quot;&quot;;IF([.E214]&lt;&gt;&quot;Sub&quot;;&quot;&quot;;IF(LEN([.K213])=0;1;[.K213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215]);&quot;&quot;;CONCATENATE([.D215];[.F215];[.G215];[.H215];IF(OR([.E215]=&quot;SubStart&quot;;[.E215]=&quot;Sub&quot;);[.K215];[.J215]);[.L215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215]) = 0;[.J215];IF(OR([.E215]=&quot;SubStart&quot;;[.E215]=&quot;SubEnd&quot;);&quot;&quot;;[.K215]))" office:value-type="float" office:value="2" calcext:value-type="float">
            <text:p>2</text:p>
          </table:table-cell>
          <table:table-cell table:style-name="ce9" table:formula="of:=IF([.E215]=&quot;Sub&quot;;[.J214];IF(LEN([.H215])=0;&quot;&quot;;IF([.J214]=&quot;Number&quot;;&quot;&quot;;IF(LEN([.J214])=0;1;[.J214]+1))))" office:value-type="float" office:value="2" calcext:value-type="float">
            <text:p>2</text:p>
          </table:table-cell>
          <table:table-cell table:style-name="ce9" table:formula="of:=IF(LEN([.H215])=0;&quot;&quot;;IF([.K214]=&quot;SubOrder&quot;;&quot;&quot;;IF([.E215]&lt;&gt;&quot;Sub&quot;;&quot;&quot;;IF(LEN([.K214])=0;1;[.K214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216]);&quot;&quot;;CONCATENATE([.D216];[.F216];[.G216];[.H216];IF(OR([.E216]=&quot;SubStart&quot;;[.E216]=&quot;Sub&quot;);[.K216];[.J216]);[.L216]))" office:value-type="string" office:string-value="string TestInstructionAttributeComboBoxGuid = 3; // The unique guid for the TestInstructionAttributeComboBoxProperties, set when used in Editor" calcext:value-type="string">
            <text:p>string TestInstructionAttributeComboBoxGuid = 3; // The unique guid for the TestInstructionAttributeComboBoxProperties, set when used in Editor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ComboBoxGuid = </text:p>
          </table:table-cell>
          <table:table-cell table:style-name="ce9" table:formula="of:=IF(LEN([.E216]) = 0;[.J216];IF(OR([.E216]=&quot;SubStart&quot;;[.E216]=&quot;SubEnd&quot;);&quot;&quot;;[.K216]))" office:value-type="float" office:value="3" calcext:value-type="float">
            <text:p>3</text:p>
          </table:table-cell>
          <table:table-cell table:style-name="ce9" table:formula="of:=IF([.E216]=&quot;Sub&quot;;[.J215];IF(LEN([.H216])=0;&quot;&quot;;IF([.J215]=&quot;Number&quot;;&quot;&quot;;IF(LEN([.J215])=0;1;[.J215]+1))))" office:value-type="float" office:value="3" calcext:value-type="float">
            <text:p>3</text:p>
          </table:table-cell>
          <table:table-cell table:style-name="ce9" table:formula="of:=IF(LEN([.H216])=0;&quot;&quot;;IF([.K215]=&quot;SubOrder&quot;;&quot;&quot;;IF([.E216]&lt;&gt;&quot;Sub&quot;;&quot;&quot;;IF(LEN([.K215])=0;1;[.K215]+1))))">
            <text:p/>
          </table:table-cell>
          <table:table-cell office:value-type="string" calcext:value-type="string">
            <text:p>; // The unique guid for the TestInstructionAttributeComboBoxProperties, set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217]);&quot;&quot;;CONCATENATE([.D217];[.F217];[.G217];[.H217];IF(OR([.E217]=&quot;SubStart&quot;;[.E217]=&quot;Sub&quot;);[.K217];[.J217]);[.L217]))" office:value-type="string" office:string-value="string TestInstructionAttributeComboBoxName = 4; // The name of the TestInstructionAttributeComboBoxProperties" calcext:value-type="string">
            <text:p>string TestInstructionAttributeComboBoxName = 4; // The name of the TestInstructionAttributeComboBoxPropertie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ComboBoxName = </text:p>
          </table:table-cell>
          <table:table-cell table:style-name="ce9" table:formula="of:=IF(LEN([.E217]) = 0;[.J217];IF(OR([.E217]=&quot;SubStart&quot;;[.E217]=&quot;SubEnd&quot;);&quot;&quot;;[.K217]))" office:value-type="float" office:value="4" calcext:value-type="float">
            <text:p>4</text:p>
          </table:table-cell>
          <table:table-cell table:style-name="ce9" table:formula="of:=IF([.E217]=&quot;Sub&quot;;[.J216];IF(LEN([.H217])=0;&quot;&quot;;IF([.J216]=&quot;Number&quot;;&quot;&quot;;IF(LEN([.J216])=0;1;[.J216]+1))))" office:value-type="float" office:value="4" calcext:value-type="float">
            <text:p>4</text:p>
          </table:table-cell>
          <table:table-cell table:style-name="ce9" table:formula="of:=IF(LEN([.H217])=0;&quot;&quot;;IF([.K216]=&quot;SubOrder&quot;;&quot;&quot;;IF([.E217]&lt;&gt;&quot;Sub&quot;;&quot;&quot;;IF(LEN([.K216])=0;1;[.K216]+1))))">
            <text:p/>
          </table:table-cell>
          <table:table-cell office:value-type="string" calcext:value-type="string">
            <text:p>; // The name of the TestInstructionAttributeComboBoxProperties</text:p>
          </table:table-cell>
          <table:table-cell table:number-columns-repeated="1012"/>
        </table:table-row>
        <table:table-row table:style-name="ro1">
          <table:table-cell table:style-name="ce3" table:formula="of:=IF(ISBLANK([.B218]);&quot;&quot;;CONCATENATE([.D218];[.F218];[.G218];[.H218];IF(OR([.E218]=&quot;SubStart&quot;;[.E218]=&quot;Sub&quot;);[.K218];[.J218]);[.L218]))" office:value-type="string" office:string-value="bool ComboBoxEditable = 5; // Should the the ComboBox be editable or not" calcext:value-type="string">
            <text:p>bool ComboBoxEditable = 5; // Should the the ComboBox be editable or no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bool </text:p>
          </table:table-cell>
          <table:table-cell office:value-type="string" calcext:value-type="string">
            <text:p>ComboBoxEditable = </text:p>
          </table:table-cell>
          <table:table-cell table:style-name="ce9" table:formula="of:=IF(LEN([.E218]) = 0;[.J218];IF(OR([.E218]=&quot;SubStart&quot;;[.E218]=&quot;SubEnd&quot;);&quot;&quot;;[.K218]))" office:value-type="float" office:value="5" calcext:value-type="float">
            <text:p>5</text:p>
          </table:table-cell>
          <table:table-cell table:style-name="ce9" table:formula="of:=IF([.E218]=&quot;Sub&quot;;[.J217];IF(LEN([.H218])=0;&quot;&quot;;IF([.J217]=&quot;Number&quot;;&quot;&quot;;IF(LEN([.J217])=0;1;[.J217]+1))))" office:value-type="float" office:value="5" calcext:value-type="float">
            <text:p>5</text:p>
          </table:table-cell>
          <table:table-cell table:style-name="ce9" table:formula="of:=IF(LEN([.H218])=0;&quot;&quot;;IF([.K217]=&quot;SubOrder&quot;;&quot;&quot;;IF([.E218]&lt;&gt;&quot;Sub&quot;;&quot;&quot;;IF(LEN([.K217])=0;1;[.K217]+1))))">
            <text:p/>
          </table:table-cell>
          <table:table-cell office:value-type="string" calcext:value-type="string">
            <text:p>; // Should the the ComboBox be editable or not</text:p>
          </table:table-cell>
          <table:table-cell table:number-columns-repeated="1012"/>
        </table:table-row>
        <table:table-row table:style-name="ro1">
          <table:table-cell table:style-name="ce3" table:formula="of:=IF(ISBLANK([.B219]);&quot;&quot;;CONCATENATE([.D219];[.F219];[.G219];[.H219];IF(OR([.E219]=&quot;SubStart&quot;;[.E219]=&quot;Sub&quot;);[.K219];[.J219]);[.L219]))" office:value-type="string" office:string-value="string ComboBoxInputMask = 6; // Inputmask for the ComboBox" calcext:value-type="string">
            <text:p>string ComboBoxInputMask = 6; // Inputmask for the ComboBox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omboBoxInputMask = </text:p>
          </table:table-cell>
          <table:table-cell table:style-name="ce9" table:formula="of:=IF(LEN([.E219]) = 0;[.J219];IF(OR([.E219]=&quot;SubStart&quot;;[.E219]=&quot;SubEnd&quot;);&quot;&quot;;[.K219]))" office:value-type="float" office:value="6" calcext:value-type="float">
            <text:p>6</text:p>
          </table:table-cell>
          <table:table-cell table:style-name="ce9" table:formula="of:=IF([.E219]=&quot;Sub&quot;;[.J218];IF(LEN([.H219])=0;&quot;&quot;;IF([.J218]=&quot;Number&quot;;&quot;&quot;;IF(LEN([.J218])=0;1;[.J218]+1))))" office:value-type="float" office:value="6" calcext:value-type="float">
            <text:p>6</text:p>
          </table:table-cell>
          <table:table-cell table:style-name="ce9" table:formula="of:=IF(LEN([.H219])=0;&quot;&quot;;IF([.K218]=&quot;SubOrder&quot;;&quot;&quot;;IF([.E219]&lt;&gt;&quot;Sub&quot;;&quot;&quot;;IF(LEN([.K218])=0;1;[.K218]+1))))">
            <text:p/>
          </table:table-cell>
          <table:table-cell office:value-type="string" calcext:value-type="string">
            <text:p>; // Inputmask for the ComboBox</text:p>
          </table:table-cell>
          <table:table-cell table:number-columns-repeated="1012"/>
        </table:table-row>
        <table:table-row table:style-name="ro1">
          <table:table-cell table:style-name="ce3" table:formula="of:=IF(ISBLANK([.B220]);&quot;&quot;;CONCATENATE([.D220];[.F220];[.G220];[.H220];IF(OR([.E220]=&quot;SubStart&quot;;[.E220]=&quot;Sub&quot;);[.K220];[.J220]);[.L220]))" office:value-type="string" office:string-value="string ComboBoxAttributeTypeGuid = 7; // The unique guid for the Type of the ComboBox Used for datamanupulation" calcext:value-type="string">
            <text:p>string ComboBoxAttributeTypeGuid = 7; // The unique guid for the Type of the ComboBox Used for datamanupulation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omboBoxAttributeTypeGuid = </text:p>
          </table:table-cell>
          <table:table-cell table:style-name="ce9" table:formula="of:=IF(LEN([.E220]) = 0;[.J220];IF(OR([.E220]=&quot;SubStart&quot;;[.E220]=&quot;SubEnd&quot;);&quot;&quot;;[.K220]))" office:value-type="float" office:value="7" calcext:value-type="float">
            <text:p>7</text:p>
          </table:table-cell>
          <table:table-cell table:style-name="ce9" table:formula="of:=IF([.E220]=&quot;Sub&quot;;[.J219];IF(LEN([.H220])=0;&quot;&quot;;IF([.J219]=&quot;Number&quot;;&quot;&quot;;IF(LEN([.J219])=0;1;[.J219]+1))))" office:value-type="float" office:value="7" calcext:value-type="float">
            <text:p>7</text:p>
          </table:table-cell>
          <table:table-cell table:style-name="ce9" table:formula="of:=IF(LEN([.H220])=0;&quot;&quot;;IF([.K219]=&quot;SubOrder&quot;;&quot;&quot;;IF([.E220]&lt;&gt;&quot;Sub&quot;;&quot;&quot;;IF(LEN([.K219])=0;1;[.K219]+1))))">
            <text:p/>
          </table:table-cell>
          <table:table-cell office:value-type="string" calcext:value-type="string">
            <text:p>; // The unique guid for the Type of the ComboBox Used for datamanupulation</text:p>
          </table:table-cell>
          <table:table-cell table:number-columns-repeated="1012"/>
        </table:table-row>
        <table:table-row table:style-name="ro1">
          <table:table-cell table:style-name="ce3" table:formula="of:=IF(ISBLANK([.B221]);&quot;&quot;;CONCATENATE([.D221];[.F221];[.G221];[.H221];IF(OR([.E221]=&quot;SubStart&quot;;[.E221]=&quot;Sub&quot;);[.K221];[.J221]);[.L221]))" office:value-type="string" office:string-value="string ComboBoxAttributeTypeName = 8; // The Name for the Type of the ComboBox" calcext:value-type="string">
            <text:p>string ComboBoxAttributeTypeName = 8; // The Name for the Type of the ComboBox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omboBoxAttributeTypeName = </text:p>
          </table:table-cell>
          <table:table-cell table:style-name="ce9" table:formula="of:=IF(LEN([.E221]) = 0;[.J221];IF(OR([.E221]=&quot;SubStart&quot;;[.E221]=&quot;SubEnd&quot;);&quot;&quot;;[.K221]))" office:value-type="float" office:value="8" calcext:value-type="float">
            <text:p>8</text:p>
          </table:table-cell>
          <table:table-cell table:style-name="ce9" table:formula="of:=IF([.E221]=&quot;Sub&quot;;[.J220];IF(LEN([.H221])=0;&quot;&quot;;IF([.J220]=&quot;Number&quot;;&quot;&quot;;IF(LEN([.J220])=0;1;[.J220]+1))))" office:value-type="float" office:value="8" calcext:value-type="float">
            <text:p>8</text:p>
          </table:table-cell>
          <table:table-cell table:style-name="ce9" table:formula="of:=IF(LEN([.H221])=0;&quot;&quot;;IF([.K220]=&quot;SubOrder&quot;;&quot;&quot;;IF([.E221]&lt;&gt;&quot;Sub&quot;;&quot;&quot;;IF(LEN([.K220])=0;1;[.K220]+1))))">
            <text:p/>
          </table:table-cell>
          <table:table-cell office:value-type="string" calcext:value-type="string">
            <text:p>; // The Name for the Type of the ComboBox</text:p>
          </table:table-cell>
          <table:table-cell table:number-columns-repeated="1012"/>
        </table:table-row>
        <table:table-row table:style-name="ro1">
          <table:table-cell table:style-name="ce3" table:formula="of:=IF(ISBLANK([.B222]);&quot;&quot;;CONCATENATE([.D222];[.F222];[.G222];[.H222];IF(OR([.E222]=&quot;SubStart&quot;;[.E222]=&quot;Sub&quot;);[.K222];[.J222]);[.L222]))" office:value-type="string" office:string-value="string ComboBoxAttributeValueGuid9; // The guid of the value for the the ComboBox" calcext:value-type="string">
            <text:p>string ComboBoxAttributeValueGuid9; // The guid of the value for the the ComboBox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omboBoxAttributeValueGuid</text:p>
          </table:table-cell>
          <table:table-cell table:style-name="ce9" table:formula="of:=IF(LEN([.E222]) = 0;[.J222];IF(OR([.E222]=&quot;SubStart&quot;;[.E222]=&quot;SubEnd&quot;);&quot;&quot;;[.K222]))" office:value-type="float" office:value="9" calcext:value-type="float">
            <text:p>9</text:p>
          </table:table-cell>
          <table:table-cell table:style-name="ce9" table:formula="of:=IF([.E222]=&quot;Sub&quot;;[.J221];IF(LEN([.H222])=0;&quot;&quot;;IF([.J221]=&quot;Number&quot;;&quot;&quot;;IF(LEN([.J221])=0;1;[.J221]+1))))" office:value-type="float" office:value="9" calcext:value-type="float">
            <text:p>9</text:p>
          </table:table-cell>
          <table:table-cell table:style-name="ce9" table:formula="of:=IF(LEN([.H222])=0;&quot;&quot;;IF([.K221]=&quot;SubOrder&quot;;&quot;&quot;;IF([.E222]&lt;&gt;&quot;Sub&quot;;&quot;&quot;;IF(LEN([.K221])=0;1;[.K221]+1))))">
            <text:p/>
          </table:table-cell>
          <table:table-cell office:value-type="string" calcext:value-type="string">
            <text:p>; // The guid of the value for the the ComboBox</text:p>
          </table:table-cell>
          <table:table-cell table:number-columns-repeated="1012"/>
        </table:table-row>
        <table:table-row table:style-name="ro1">
          <table:table-cell table:style-name="ce3" table:formula="of:=IF(ISBLANK([.B223]);&quot;&quot;;CONCATENATE([.D223];[.F223];[.G223];[.H223];IF(OR([.E223]=&quot;SubStart&quot;;[.E223]=&quot;Sub&quot;);[.K223];[.J223]);[.L223]))" office:value-type="string" office:string-value="string ComboBoxAttributeValue = 10; // The value for the the ComboBox" calcext:value-type="string">
            <text:p>string ComboBoxAttributeValue = 10; // The value for the the ComboBox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omboBoxAttributeValue = </text:p>
          </table:table-cell>
          <table:table-cell table:style-name="ce9" table:formula="of:=IF(LEN([.E223]) = 0;[.J223];IF(OR([.E223]=&quot;SubStart&quot;;[.E223]=&quot;SubEnd&quot;);&quot;&quot;;[.K223]))" office:value-type="float" office:value="10" calcext:value-type="float">
            <text:p>10</text:p>
          </table:table-cell>
          <table:table-cell table:style-name="ce9" table:formula="of:=IF([.E223]=&quot;Sub&quot;;[.J222];IF(LEN([.H223])=0;&quot;&quot;;IF([.J222]=&quot;Number&quot;;&quot;&quot;;IF(LEN([.J222])=0;1;[.J222]+1))))" office:value-type="float" office:value="10" calcext:value-type="float">
            <text:p>10</text:p>
          </table:table-cell>
          <table:table-cell table:style-name="ce9" table:formula="of:=IF(LEN([.H223])=0;&quot;&quot;;IF([.K222]=&quot;SubOrder&quot;;&quot;&quot;;IF([.E223]&lt;&gt;&quot;Sub&quot;;&quot;&quot;;IF(LEN([.K222])=0;1;[.K222]+1))))">
            <text:p/>
          </table:table-cell>
          <table:table-cell office:value-type="string" calcext:value-type="string">
            <text:p>; // The value for the the ComboBox</text:p>
          </table:table-cell>
          <table:table-cell table:number-columns-repeated="1012"/>
        </table:table-row>
        <table:table-row table:style-name="ro1">
          <table:table-cell table:style-name="ce3" table:formula="of:=IF(ISBLANK([.B224]);&quot;&quot;;CONCATENATE([.D224];[.F224];[.G224];[.H224];IF(OR([.E224]=&quot;SubStart&quot;;[.E224]=&quot;Sub&quot;);[.K224];[.J224]);[.L224]))" office:value-type="string" office:string-value="TestInstructionAttributeInputComboBoxPropertyChangeMetaData_ED TestInstructionAttributeInputComboBoxPropertyChangeMetaData = 11; // Holds ChangeMetaData-object" calcext:value-type="string">
            <text:p>TestInstructionAttributeInputComboBoxPropertyChangeMetaData_ED TestInstructionAttributeInputComboBoxPropertyChangeMetaData = 11; // Holds ChangeMetaData-objec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InstructionAttributeInputComboBoxPropertyChangeMetaData_ED </text:p>
          </table:table-cell>
          <table:table-cell office:value-type="string" calcext:value-type="string">
            <text:p>TestInstructionAttributeInputComboBoxPropertyChangeMetaData = </text:p>
          </table:table-cell>
          <table:table-cell table:style-name="ce9" table:formula="of:=IF(LEN([.E224]) = 0;[.J224];IF(OR([.E224]=&quot;SubStart&quot;;[.E224]=&quot;SubEnd&quot;);&quot;&quot;;[.K224]))" office:value-type="float" office:value="11" calcext:value-type="float">
            <text:p>11</text:p>
          </table:table-cell>
          <table:table-cell table:style-name="ce9" table:formula="of:=IF([.E224]=&quot;Sub&quot;;[.J223];IF(LEN([.H224])=0;&quot;&quot;;IF([.J223]=&quot;Number&quot;;&quot;&quot;;IF(LEN([.J223])=0;1;[.J223]+1))))" office:value-type="float" office:value="11" calcext:value-type="float">
            <text:p>11</text:p>
          </table:table-cell>
          <table:table-cell table:style-name="ce9" table:formula="of:=IF(LEN([.H224])=0;&quot;&quot;;IF([.K223]=&quot;SubOrder&quot;;&quot;&quot;;IF([.E224]&lt;&gt;&quot;Sub&quot;;&quot;&quot;;IF(LEN([.K223])=0;1;[.K223]+1))))">
            <text:p/>
          </table:table-cell>
          <table:table-cell office:value-type="string" calcext:value-type="string">
            <text:p>; // Holds ChangeMetaData-object</text:p>
          </table:table-cell>
          <table:table-cell table:number-columns-repeated="1012"/>
        </table:table-row>
        <table:table-row table:style-name="ro1">
          <table:table-cell table:style-name="ce3" table:formula="of:=IF(ISBLANK([.B225]);&quot;&quot;;CONCATENATE([.D225];[.F225];[.G225];[.H225];IF(OR([.E225]=&quot;SubStart&quot;;[.E225]=&quot;Sub&quot;);[.K225];[.J225]);[.L225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25]) = 0;[.J225];IF(OR([.E225]=&quot;SubStart&quot;;[.E225]=&quot;SubEnd&quot;);&quot;&quot;;[.K225]))">
            <text:p/>
          </table:table-cell>
          <table:table-cell table:style-name="ce9" table:formula="of:=IF([.E225]=&quot;Sub&quot;;[.J224];IF(LEN([.H225])=0;&quot;&quot;;IF([.J224]=&quot;Number&quot;;&quot;&quot;;IF(LEN([.J224])=0;1;[.J224]+1))))">
            <text:p/>
          </table:table-cell>
          <table:table-cell table:style-name="ce9" table:formula="of:=IF(LEN([.H225])=0;&quot;&quot;;IF([.K224]=&quot;SubOrder&quot;;&quot;&quot;;IF([.E225]&lt;&gt;&quot;Sub&quot;;&quot;&quot;;IF(LEN([.K224])=0;1;[.K224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26]);&quot;&quot;;CONCATENATE([.D226];[.F226];[.G226];[.H226];IF(OR([.E226]=&quot;SubStart&quot;;[.E226]=&quot;Sub&quot;);[.K226];[.J226]);[.L226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26]) = 0;[.J226];IF(OR([.E226]=&quot;SubStart&quot;;[.E226]=&quot;SubEnd&quot;);&quot;&quot;;[.K226]))">
            <text:p/>
          </table:table-cell>
          <table:table-cell table:style-name="ce9" table:formula="of:=IF([.E226]=&quot;Sub&quot;;[.J225];IF(LEN([.H226])=0;&quot;&quot;;IF([.J225]=&quot;Number&quot;;&quot;&quot;;IF(LEN([.J225])=0;1;[.J225]+1))))">
            <text:p/>
          </table:table-cell>
          <table:table-cell table:style-name="ce9" table:formula="of:=IF(LEN([.H226])=0;&quot;&quot;;IF([.K225]=&quot;SubOrder&quot;;&quot;&quot;;IF([.E226]&lt;&gt;&quot;Sub&quot;;&quot;&quot;;IF(LEN([.K225])=0;1;[.K225]+1))))">
            <text:p/>
          </table:table-cell>
          <table:table-cell table:style-name="ce11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227]);&quot;&quot;;CONCATENATE([.D227];[.F227];[.G227];[.H227];IF(OR([.E227]=&quot;SubStart&quot;;[.E227]=&quot;Sub&quot;);[.K227];[.J227]);[.L227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27]) = 0;[.J227];IF(OR([.E227]=&quot;SubStart&quot;;[.E227]=&quot;SubEnd&quot;);&quot;&quot;;[.K227]))">
            <text:p/>
          </table:table-cell>
          <table:table-cell table:style-name="ce9" table:formula="of:=IF([.E227]=&quot;Sub&quot;;[.J226];IF(LEN([.H227])=0;&quot;&quot;;IF([.J226]=&quot;Number&quot;;&quot;&quot;;IF(LEN([.J226])=0;1;[.J226]+1))))">
            <text:p/>
          </table:table-cell>
          <table:table-cell table:style-name="ce9" table:formula="of:=IF(LEN([.H227])=0;&quot;&quot;;IF([.K226]=&quot;SubOrder&quot;;&quot;&quot;;IF([.E227]&lt;&gt;&quot;Sub&quot;;&quot;&quot;;IF(LEN([.K226])=0;1;[.K226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28]);&quot;&quot;;CONCATENATE([.D228];[.F228];[.G228];[.H228];IF(OR([.E228]=&quot;SubStart&quot;;[.E228]=&quot;Sub&quot;);[.K228];[.J228]);[.L228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28]) = 0;[.J228];IF(OR([.E228]=&quot;SubStart&quot;;[.E228]=&quot;SubEnd&quot;);&quot;&quot;;[.K228]))">
            <text:p/>
          </table:table-cell>
          <table:table-cell table:style-name="ce9" table:formula="of:=IF([.E228]=&quot;Sub&quot;;[.J227];IF(LEN([.H228])=0;&quot;&quot;;IF([.J227]=&quot;Number&quot;;&quot;&quot;;IF(LEN([.J227])=0;1;[.J227]+1))))">
            <text:p/>
          </table:table-cell>
          <table:table-cell table:style-name="ce9" table:formula="of:=IF(LEN([.H228])=0;&quot;&quot;;IF([.K227]=&quot;SubOrder&quot;;&quot;&quot;;IF([.E228]&lt;&gt;&quot;Sub&quot;;&quot;&quot;;IF(LEN([.K227])=0;1;[.K227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29]);&quot;&quot;;CONCATENATE([.D229];[.F229];[.G229];[.H229];IF(OR([.E229]=&quot;SubStart&quot;;[.E229]=&quot;Sub&quot;);[.K229];[.J229]);[.L229]))" office:value-type="string" office:string-value="message {TestInstructionAttributeInputComboBoxPropertyChangeMetaData_ED; // Holds Change-meteadata for ComboBoxAttribute when used in editor" calcext:value-type="string">
            <text:p>message {TestInstructionAttributeInputComboBoxPropertyChangeMetaData_ED; // Holds Change-meteadata for ComboBoxAttribute when used in editor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AttributeInputComboBoxPropertyChang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29]) = 0;[.J229];IF(OR([.E229]=&quot;SubStart&quot;;[.E229]=&quot;SubEnd&quot;);&quot;&quot;;[.K229]))">
            <text:p/>
          </table:table-cell>
          <table:table-cell table:style-name="ce9" table:formula="of:=IF([.E229]=&quot;Sub&quot;;[.J228];IF(LEN([.H229])=0;&quot;&quot;;IF([.J228]=&quot;Number&quot;;&quot;&quot;;IF(LEN([.J228])=0;1;[.J228]+1))))">
            <text:p/>
          </table:table-cell>
          <table:table-cell table:style-name="ce9" table:formula="of:=IF(LEN([.H229])=0;&quot;&quot;;IF([.K228]=&quot;SubOrder&quot;;&quot;&quot;;IF([.E229]&lt;&gt;&quot;Sub&quot;;&quot;&quot;;IF(LEN([.K228])=0;1;[.K228]+1))))">
            <text:p/>
          </table:table-cell>
          <table:table-cell table:style-name="ce6" office:value-type="string" calcext:value-type="string">
            <text:p>; // Holds Change-meteadata for ComboBoxAttribute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230]);&quot;&quot;;CONCATENATE([.D230];[.F230];[.G230];[.H230];IF(OR([.E230]=&quot;SubStart&quot;;[.E230]=&quot;Sub&quot;);[.K230];[.J230]);[.L230]))" office:value-type="string" office:string-value="string TestInstructionAttributeInputComboBoxPropertyChangeMetaDataNewGuid = 1; // The new Guid for the ComboBoxAttribute when changed, deleted etc." calcext:value-type="string">
            <text:p>string TestInstructionAttributeInputComboBoxPropertyChangeMetaDataNewGuid = 1; // The new Guid for the ComboBoxAttribute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ComboBoxPropertyChangeMetaDataNewGuid = </text:p>
          </table:table-cell>
          <table:table-cell table:style-name="ce9" table:formula="of:=IF(LEN([.E230]) = 0;[.J230];IF(OR([.E230]=&quot;SubStart&quot;;[.E230]=&quot;SubEnd&quot;);&quot;&quot;;[.K230]))" office:value-type="float" office:value="1" calcext:value-type="float">
            <text:p>1</text:p>
          </table:table-cell>
          <table:table-cell table:style-name="ce9" table:formula="of:=IF([.E230]=&quot;Sub&quot;;[.J229];IF(LEN([.H230])=0;&quot;&quot;;IF([.J229]=&quot;Number&quot;;&quot;&quot;;IF(LEN([.J229])=0;1;[.J229]+1))))" office:value-type="float" office:value="1" calcext:value-type="float">
            <text:p>1</text:p>
          </table:table-cell>
          <table:table-cell table:style-name="ce9" table:formula="of:=IF(LEN([.H230])=0;&quot;&quot;;IF([.K229]=&quot;SubOrder&quot;;&quot;&quot;;IF([.E230]&lt;&gt;&quot;Sub&quot;;&quot;&quot;;IF(LEN([.K229])=0;1;[.K229]+1))))">
            <text:p/>
          </table:table-cell>
          <table:table-cell table:style-name="ce6" office:value-type="string" calcext:value-type="string">
            <text:p>; // The new Guid for the ComboBoxAttribute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231]);&quot;&quot;;CONCATENATE([.D231];[.F231];[.G231];[.H231];IF(OR([.E231]=&quot;SubStart&quot;;[.E231]=&quot;Sub&quot;);[.K231];[.J231]);[.L231]))" office:value-type="string" office:string-value="string TestInstructionAttributeInputComboBoxPropertyChangeMetaDataPreviousGuid = 2; // The previous Guid for the ComboBoxAttribute when changed, deleted etc." calcext:value-type="string">
            <text:p>string TestInstructionAttributeInputComboBoxPropertyChangeMetaDataPreviousGuid = 2; // The previous Guid for the ComboBoxAttribute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ComboBoxPropertyChangeMetaDataPreviousGuid = </text:p>
          </table:table-cell>
          <table:table-cell table:style-name="ce9" table:formula="of:=IF(LEN([.E231]) = 0;[.J231];IF(OR([.E231]=&quot;SubStart&quot;;[.E231]=&quot;SubEnd&quot;);&quot;&quot;;[.K231]))" office:value-type="float" office:value="2" calcext:value-type="float">
            <text:p>2</text:p>
          </table:table-cell>
          <table:table-cell table:style-name="ce9" table:formula="of:=IF([.E231]=&quot;Sub&quot;;[.J230];IF(LEN([.H231])=0;&quot;&quot;;IF([.J230]=&quot;Number&quot;;&quot;&quot;;IF(LEN([.J230])=0;1;[.J230]+1))))" office:value-type="float" office:value="2" calcext:value-type="float">
            <text:p>2</text:p>
          </table:table-cell>
          <table:table-cell table:style-name="ce9" table:formula="of:=IF(LEN([.H231])=0;&quot;&quot;;IF([.K230]=&quot;SubOrder&quot;;&quot;&quot;;IF([.E231]&lt;&gt;&quot;Sub&quot;;&quot;&quot;;IF(LEN([.K230])=0;1;[.K230]+1))))">
            <text:p/>
          </table:table-cell>
          <table:table-cell table:style-name="ce6" office:value-type="string" calcext:value-type="string">
            <text:p>; // The previous Guid for the ComboBoxAttribute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232]);&quot;&quot;;CONCATENATE([.D232];[.F232];[.G232];[.H232];IF(OR([.E232]=&quot;SubStart&quot;;[.E232]=&quot;Sub&quot;);[.K232];[.J232]);[.L232]))" office:value-type="string" office:string-value="string TestInstructionAttributeInputComboBoxPropertyChangeMetaDataCreatedDate = 3; // Date when created in Test Case" calcext:value-type="string">
            <text:p>string TestInstructionAttributeInputComboBoxPropertyChangeMetaDataCreatedDate = 3; // Date when created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ComboBoxPropertyChangeMetaDataCreatedDate = </text:p>
          </table:table-cell>
          <table:table-cell table:style-name="ce9" table:formula="of:=IF(LEN([.E232]) = 0;[.J232];IF(OR([.E232]=&quot;SubStart&quot;;[.E232]=&quot;SubEnd&quot;);&quot;&quot;;[.K232]))" office:value-type="float" office:value="3" calcext:value-type="float">
            <text:p>3</text:p>
          </table:table-cell>
          <table:table-cell table:style-name="ce9" table:formula="of:=IF([.E232]=&quot;Sub&quot;;[.J231];IF(LEN([.H232])=0;&quot;&quot;;IF([.J231]=&quot;Number&quot;;&quot;&quot;;IF(LEN([.J231])=0;1;[.J231]+1))))" office:value-type="float" office:value="3" calcext:value-type="float">
            <text:p>3</text:p>
          </table:table-cell>
          <table:table-cell table:style-name="ce9" table:formula="of:=IF(LEN([.H232])=0;&quot;&quot;;IF([.K231]=&quot;SubOrder&quot;;&quot;&quot;;IF([.E232]&lt;&gt;&quot;Sub&quot;;&quot;&quot;;IF(LEN([.K231])=0;1;[.K231]+1))))">
            <text:p/>
          </table:table-cell>
          <table:table-cell table:style-name="ce6" office:value-type="string" calcext:value-type="string">
            <text:p>; // Date when created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233]);&quot;&quot;;CONCATENATE([.D233];[.F233];[.G233];[.H233];IF(OR([.E233]=&quot;SubStart&quot;;[.E233]=&quot;Sub&quot;);[.K233];[.J233]);[.L233]))" office:value-type="string" office:string-value="string TestInstructionAttributeInputComboBoxPropertyChangeMetaDataCreatedBy = 4; // Who create the ComboBoxAttribute in Test Case" calcext:value-type="string">
            <text:p>string TestInstructionAttributeInputComboBoxPropertyChangeMetaDataCreatedBy = 4; // Who create the ComboBoxAttribute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ComboBoxPropertyChangeMetaDataCreatedBy = </text:p>
          </table:table-cell>
          <table:table-cell table:style-name="ce9" table:formula="of:=IF(LEN([.E233]) = 0;[.J233];IF(OR([.E233]=&quot;SubStart&quot;;[.E233]=&quot;SubEnd&quot;);&quot;&quot;;[.K233]))" office:value-type="float" office:value="4" calcext:value-type="float">
            <text:p>4</text:p>
          </table:table-cell>
          <table:table-cell table:style-name="ce9" table:formula="of:=IF([.E233]=&quot;Sub&quot;;[.J232];IF(LEN([.H233])=0;&quot;&quot;;IF([.J232]=&quot;Number&quot;;&quot;&quot;;IF(LEN([.J232])=0;1;[.J232]+1))))" office:value-type="float" office:value="4" calcext:value-type="float">
            <text:p>4</text:p>
          </table:table-cell>
          <table:table-cell table:style-name="ce9" table:formula="of:=IF(LEN([.H233])=0;&quot;&quot;;IF([.K232]=&quot;SubOrder&quot;;&quot;&quot;;IF([.E233]&lt;&gt;&quot;Sub&quot;;&quot;&quot;;IF(LEN([.K232])=0;1;[.K232]+1))))">
            <text:p/>
          </table:table-cell>
          <table:table-cell table:style-name="ce6" office:value-type="string" calcext:value-type="string">
            <text:p>; // Who create the ComboBoxAttribute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234]);&quot;&quot;;CONCATENATE([.D234];[.F234];[.G234];[.H234];IF(OR([.E234]=&quot;SubStart&quot;;[.E234]=&quot;Sub&quot;);[.K234];[.J234]);[.L234]))" office:value-type="string" office:string-value="string TestInstructionAttributeInputComboBoxPropertyChangeMetaDataChangeDate = 5; // Date when ComboBoxAttribute was changed" calcext:value-type="string">
            <text:p>string TestInstructionAttributeInputComboBoxPropertyChangeMetaDataChangeDate = 5; // Date when ComboBoxAttribute was chang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ComboBoxPropertyChangeMetaDataChangeDate = </text:p>
          </table:table-cell>
          <table:table-cell table:style-name="ce9" table:formula="of:=IF(LEN([.E234]) = 0;[.J234];IF(OR([.E234]=&quot;SubStart&quot;;[.E234]=&quot;SubEnd&quot;);&quot;&quot;;[.K234]))" office:value-type="float" office:value="5" calcext:value-type="float">
            <text:p>5</text:p>
          </table:table-cell>
          <table:table-cell table:style-name="ce9" table:formula="of:=IF([.E234]=&quot;Sub&quot;;[.J233];IF(LEN([.H234])=0;&quot;&quot;;IF([.J233]=&quot;Number&quot;;&quot;&quot;;IF(LEN([.J233])=0;1;[.J233]+1))))" office:value-type="float" office:value="5" calcext:value-type="float">
            <text:p>5</text:p>
          </table:table-cell>
          <table:table-cell table:style-name="ce9" table:formula="of:=IF(LEN([.H234])=0;&quot;&quot;;IF([.K233]=&quot;SubOrder&quot;;&quot;&quot;;IF([.E234]&lt;&gt;&quot;Sub&quot;;&quot;&quot;;IF(LEN([.K233])=0;1;[.K233]+1))))">
            <text:p/>
          </table:table-cell>
          <table:table-cell table:style-name="ce6" office:value-type="string" calcext:value-type="string">
            <text:p>; // Date when ComboBoxAttribute was changed</text:p>
          </table:table-cell>
          <table:table-cell table:number-columns-repeated="1012"/>
        </table:table-row>
        <table:table-row table:style-name="ro1">
          <table:table-cell table:style-name="ce3" table:formula="of:=IF(ISBLANK([.B235]);&quot;&quot;;CONCATENATE([.D235];[.F235];[.G235];[.H235];IF(OR([.E235]=&quot;SubStart&quot;;[.E235]=&quot;Sub&quot;);[.K235];[.J235]);[.L235]))" office:value-type="string" office:string-value="string TestInstructionAttributeInputComboBoxPropertyChangeMetaDataChangeBy = 6; // Who changed the ComboBoxAttribute in the Test Case" calcext:value-type="string">
            <text:p>string TestInstructionAttributeInputComboBoxPropertyChangeMetaDataChangeBy = 6; // Who changed the ComboBoxAttribute in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ComboBoxPropertyChangeMetaDataChangeBy = </text:p>
          </table:table-cell>
          <table:table-cell table:style-name="ce9" table:formula="of:=IF(LEN([.E235]) = 0;[.J235];IF(OR([.E235]=&quot;SubStart&quot;;[.E235]=&quot;SubEnd&quot;);&quot;&quot;;[.K235]))" office:value-type="float" office:value="6" calcext:value-type="float">
            <text:p>6</text:p>
          </table:table-cell>
          <table:table-cell table:style-name="ce9" table:formula="of:=IF([.E235]=&quot;Sub&quot;;[.J234];IF(LEN([.H235])=0;&quot;&quot;;IF([.J234]=&quot;Number&quot;;&quot;&quot;;IF(LEN([.J234])=0;1;[.J234]+1))))" office:value-type="float" office:value="6" calcext:value-type="float">
            <text:p>6</text:p>
          </table:table-cell>
          <table:table-cell table:style-name="ce9" table:formula="of:=IF(LEN([.H235])=0;&quot;&quot;;IF([.K234]=&quot;SubOrder&quot;;&quot;&quot;;IF([.E235]&lt;&gt;&quot;Sub&quot;;&quot;&quot;;IF(LEN([.K234])=0;1;[.K234]+1))))">
            <text:p/>
          </table:table-cell>
          <table:table-cell table:style-name="ce6" office:value-type="string" calcext:value-type="string">
            <text:p>; // Who changed the ComboBoxAttribute in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236]);&quot;&quot;;CONCATENATE([.D236];[.F236];[.G236];[.H236];IF(OR([.E236]=&quot;SubStart&quot;;[.E236]=&quot;Sub&quot;);[.K236];[.J236]);[.L236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36]) = 0;[.J236];IF(OR([.E236]=&quot;SubStart&quot;;[.E236]=&quot;SubEnd&quot;);&quot;&quot;;[.K236]))">
            <text:p/>
          </table:table-cell>
          <table:table-cell table:style-name="ce9" table:formula="of:=IF([.E236]=&quot;Sub&quot;;[.J235];IF(LEN([.H236])=0;&quot;&quot;;IF([.J235]=&quot;Number&quot;;&quot;&quot;;IF(LEN([.J235])=0;1;[.J235]+1))))">
            <text:p/>
          </table:table-cell>
          <table:table-cell table:style-name="ce9" table:formula="of:=IF(LEN([.H236])=0;&quot;&quot;;IF([.K235]=&quot;SubOrder&quot;;&quot;&quot;;IF([.E236]&lt;&gt;&quot;Sub&quot;;&quot;&quot;;IF(LEN([.K235])=0;1;[.K23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237]);&quot;&quot;;CONCATENATE([.D237];[.F237];[.G237];[.H237];IF(OR([.E237]=&quot;SubStart&quot;;[.E237]=&quot;Sub&quot;);[.K237];[.J237]);[.L237]))" office:value-type="string" office:string-value="190204" calcext:value-type="string">
            <text:p>190204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37]) = 0;[.J237];IF(OR([.E237]=&quot;SubStart&quot;;[.E237]=&quot;SubEnd&quot;);&quot;&quot;;[.K237]))">
            <text:p/>
          </table:table-cell>
          <table:table-cell table:style-name="ce9" table:formula="of:=IF([.E237]=&quot;Sub&quot;;[.J236];IF(LEN([.H237])=0;&quot;&quot;;IF([.J236]=&quot;Number&quot;;&quot;&quot;;IF(LEN([.J236])=0;1;[.J236]+1))))">
            <text:p/>
          </table:table-cell>
          <table:table-cell table:style-name="ce9" table:formula="of:=IF(LEN([.H237])=0;&quot;&quot;;IF([.K236]=&quot;SubOrder&quot;;&quot;&quot;;IF([.E237]&lt;&gt;&quot;Sub&quot;;&quot;&quot;;IF(LEN([.K236])=0;1;[.K236]+1))))">
            <text:p/>
          </table:table-cell>
          <table:table-cell table:style-name="ce6" office:value-type="string" calcext:value-type="string">
            <text:p>190204</text:p>
          </table:table-cell>
          <table:table-cell table:number-columns-repeated="1012"/>
        </table:table-row>
        <table:table-row table:style-name="ro1">
          <table:table-cell table:style-name="ce3" table:formula="of:=IF(ISBLANK([.B238]);&quot;&quot;;CONCATENATE([.D238];[.F238];[.G238];[.H238];IF(OR([.E238]=&quot;SubStart&quot;;[.E238]=&quot;Sub&quot;);[.K238];[.J238]);[.L238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38]) = 0;[.J238];IF(OR([.E238]=&quot;SubStart&quot;;[.E238]=&quot;SubEnd&quot;);&quot;&quot;;[.K238]))">
            <text:p/>
          </table:table-cell>
          <table:table-cell table:style-name="ce9" table:formula="of:=IF([.E238]=&quot;Sub&quot;;[.J237];IF(LEN([.H238])=0;&quot;&quot;;IF([.J237]=&quot;Number&quot;;&quot;&quot;;IF(LEN([.J237])=0;1;[.J237]+1))))">
            <text:p/>
          </table:table-cell>
          <table:table-cell table:style-name="ce9" table:formula="of:=IF(LEN([.H238])=0;&quot;&quot;;IF([.K237]=&quot;SubOrder&quot;;&quot;&quot;;IF([.E238]&lt;&gt;&quot;Sub&quot;;&quot;&quot;;IF(LEN([.K237])=0;1;[.K23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239]);&quot;&quot;;CONCATENATE([.D239];[.F239];[.G239];[.H239];IF(OR([.E239]=&quot;SubStart&quot;;[.E239]=&quot;Sub&quot;);[.K239];[.J239]);[.L239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39]) = 0;[.J239];IF(OR([.E239]=&quot;SubStart&quot;;[.E239]=&quot;SubEnd&quot;);&quot;&quot;;[.K239]))">
            <text:p/>
          </table:table-cell>
          <table:table-cell table:style-name="ce9" table:formula="of:=IF([.E239]=&quot;Sub&quot;;[.J238];IF(LEN([.H239])=0;&quot;&quot;;IF([.J238]=&quot;Number&quot;;&quot;&quot;;IF(LEN([.J238])=0;1;[.J238]+1))))">
            <text:p/>
          </table:table-cell>
          <table:table-cell table:style-name="ce9" table:formula="of:=IF(LEN([.H239])=0;&quot;&quot;;IF([.K238]=&quot;SubOrder&quot;;&quot;&quot;;IF([.E239]&lt;&gt;&quot;Sub&quot;;&quot;&quot;;IF(LEN([.K238])=0;1;[.K238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40]);&quot;&quot;;CONCATENATE([.D240];[.F240];[.G240];[.H240];IF(OR([.E240]=&quot;SubStart&quot;;[.E240]=&quot;Sub&quot;);[.K240];[.J240]);[.L240]))" office:value-type="string" office:string-value="message {TestInstructionsAttributesInputFileSelectorsProperties_ED; // A list with all TestInstructionsAttributesInputFileSelectorsProperties" calcext:value-type="string">
            <text:p>message {TestInstructionsAttributesInputFileSelectorsProperties_ED; // A list with all TestInstructionsAttributesInputFileSelectorsProperties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sAttributesInputFileSelectorsPropertie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40]) = 0;[.J240];IF(OR([.E240]=&quot;SubStart&quot;;[.E240]=&quot;SubEnd&quot;);&quot;&quot;;[.K240]))">
            <text:p/>
          </table:table-cell>
          <table:table-cell table:style-name="ce9" table:formula="of:=IF([.E240]=&quot;Sub&quot;;[.J239];IF(LEN([.H240])=0;&quot;&quot;;IF([.J239]=&quot;Number&quot;;&quot;&quot;;IF(LEN([.J239])=0;1;[.J239]+1))))">
            <text:p/>
          </table:table-cell>
          <table:table-cell table:style-name="ce9" table:formula="of:=IF(LEN([.H240])=0;&quot;&quot;;IF([.K239]=&quot;SubOrder&quot;;&quot;&quot;;IF([.E240]&lt;&gt;&quot;Sub&quot;;&quot;&quot;;IF(LEN([.K239])=0;1;[.K239]+1))))">
            <text:p/>
          </table:table-cell>
          <table:table-cell office:value-type="string" calcext:value-type="string">
            <text:p>; // A list with all TestInstructionsAttributesInputFileSelectorsProperties</text:p>
          </table:table-cell>
          <table:table-cell table:number-columns-repeated="1012"/>
        </table:table-row>
        <table:table-row table:style-name="ro1">
          <table:table-cell table:style-name="ce3" table:formula="of:=IF(ISBLANK([.B241]);&quot;&quot;;CONCATENATE([.D241];[.F241];[.G241];[.H241];IF(OR([.E241]=&quot;SubStart&quot;;[.E241]=&quot;Sub&quot;);[.K241];[.J241]);[.L241]))" office:value-type="string" office:string-value="repeated TestInstructionAttributeInputFileSelectorProperty_EDTestInstructionAttributeInputFileSelectorProperty = 1; // All TestInstructionAttributeInputFileSelectorProperty-objects" calcext:value-type="string">
            <text:p>repeated TestInstructionAttributeInputFileSelectorProperty_EDTestInstructionAttributeInputFileSelectorProperty = 1; // All TestInstructionAttributeInputFileSelectorProperty-object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TestInstructionAttributeInputFileSelectorProperty_ED</text:p>
          </table:table-cell>
          <table:table-cell office:value-type="string" calcext:value-type="string">
            <text:p>TestInstructionAttributeInputFileSelectorProperty = </text:p>
          </table:table-cell>
          <table:table-cell table:style-name="ce9" table:formula="of:=IF(LEN([.E241]) = 0;[.J241];IF(OR([.E241]=&quot;SubStart&quot;;[.E241]=&quot;SubEnd&quot;);&quot;&quot;;[.K241]))" office:value-type="float" office:value="1" calcext:value-type="float">
            <text:p>1</text:p>
          </table:table-cell>
          <table:table-cell table:style-name="ce9" table:formula="of:=IF([.E241]=&quot;Sub&quot;;[.J240];IF(LEN([.H241])=0;&quot;&quot;;IF([.J240]=&quot;Number&quot;;&quot;&quot;;IF(LEN([.J240])=0;1;[.J240]+1))))" office:value-type="float" office:value="1" calcext:value-type="float">
            <text:p>1</text:p>
          </table:table-cell>
          <table:table-cell table:style-name="ce9" table:formula="of:=IF(LEN([.H241])=0;&quot;&quot;;IF([.K240]=&quot;SubOrder&quot;;&quot;&quot;;IF([.E241]&lt;&gt;&quot;Sub&quot;;&quot;&quot;;IF(LEN([.K240])=0;1;[.K240]+1))))">
            <text:p/>
          </table:table-cell>
          <table:table-cell office:value-type="string" calcext:value-type="string">
            <text:p>; // All TestInstructionAttributeInputFileSelectorProperty-objects</text:p>
          </table:table-cell>
          <table:table-cell table:number-columns-repeated="1012"/>
        </table:table-row>
        <table:table-row table:style-name="ro1">
          <table:table-cell table:style-name="ce3" table:formula="of:=IF(ISBLANK([.B242]);&quot;&quot;;CONCATENATE([.D242];[.F242];[.G242];[.H242];IF(OR([.E242]=&quot;SubStart&quot;;[.E242]=&quot;Sub&quot;);[.K242];[.J242]);[.L242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42]) = 0;[.J242];IF(OR([.E242]=&quot;SubStart&quot;;[.E242]=&quot;SubEnd&quot;);&quot;&quot;;[.K242]))">
            <text:p/>
          </table:table-cell>
          <table:table-cell table:style-name="ce9" table:formula="of:=IF([.E242]=&quot;Sub&quot;;[.J241];IF(LEN([.H242])=0;&quot;&quot;;IF([.J241]=&quot;Number&quot;;&quot;&quot;;IF(LEN([.J241])=0;1;[.J241]+1))))">
            <text:p/>
          </table:table-cell>
          <table:table-cell table:style-name="ce9" table:formula="of:=IF(LEN([.H242])=0;&quot;&quot;;IF([.K241]=&quot;SubOrder&quot;;&quot;&quot;;IF([.E242]&lt;&gt;&quot;Sub&quot;;&quot;&quot;;IF(LEN([.K241])=0;1;[.K241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43]);&quot;&quot;;CONCATENATE([.D243];[.F243];[.G243];[.H243];IF(OR([.E243]=&quot;SubStart&quot;;[.E243]=&quot;Sub&quot;);[.K243];[.J243]);[.L243]))" office:value-type="string" office:string-value="190131" calcext:value-type="string">
            <text:p>190131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43]) = 0;[.J243];IF(OR([.E243]=&quot;SubStart&quot;;[.E243]=&quot;SubEnd&quot;);&quot;&quot;;[.K243]))">
            <text:p/>
          </table:table-cell>
          <table:table-cell table:style-name="ce9" table:formula="of:=IF([.E243]=&quot;Sub&quot;;[.J242];IF(LEN([.H243])=0;&quot;&quot;;IF([.J242]=&quot;Number&quot;;&quot;&quot;;IF(LEN([.J242])=0;1;[.J242]+1))))">
            <text:p/>
          </table:table-cell>
          <table:table-cell table:style-name="ce9" table:formula="of:=IF(LEN([.H243])=0;&quot;&quot;;IF([.K242]=&quot;SubOrder&quot;;&quot;&quot;;IF([.E243]&lt;&gt;&quot;Sub&quot;;&quot;&quot;;IF(LEN([.K242])=0;1;[.K242]+1))))">
            <text:p/>
          </table:table-cell>
          <table:table-cell table:style-name="ce11" office:value-type="string" calcext:value-type="string">
            <text:p>190131</text:p>
          </table:table-cell>
          <table:table-cell table:number-columns-repeated="1012"/>
        </table:table-row>
        <table:table-row table:style-name="ro1">
          <table:table-cell table:style-name="ce3" table:formula="of:=IF(ISBLANK([.B244]);&quot;&quot;;CONCATENATE([.D244];[.F244];[.G244];[.H244];IF(OR([.E244]=&quot;SubStart&quot;;[.E244]=&quot;Sub&quot;);[.K244];[.J244]);[.L244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44]) = 0;[.J244];IF(OR([.E244]=&quot;SubStart&quot;;[.E244]=&quot;SubEnd&quot;);&quot;&quot;;[.K244]))">
            <text:p/>
          </table:table-cell>
          <table:table-cell table:style-name="ce9" table:formula="of:=IF([.E244]=&quot;Sub&quot;;[.J243];IF(LEN([.H244])=0;&quot;&quot;;IF([.J243]=&quot;Number&quot;;&quot;&quot;;IF(LEN([.J243])=0;1;[.J243]+1))))">
            <text:p/>
          </table:table-cell>
          <table:table-cell table:style-name="ce9" table:formula="of:=IF(LEN([.H244])=0;&quot;&quot;;IF([.K243]=&quot;SubOrder&quot;;&quot;&quot;;IF([.E244]&lt;&gt;&quot;Sub&quot;;&quot;&quot;;IF(LEN([.K243])=0;1;[.K243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45]);&quot;&quot;;CONCATENATE([.D245];[.F245];[.G245];[.H245];IF(OR([.E245]=&quot;SubStart&quot;;[.E245]=&quot;Sub&quot;);[.K245];[.J245]);[.L245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45]) = 0;[.J245];IF(OR([.E245]=&quot;SubStart&quot;;[.E245]=&quot;SubEnd&quot;);&quot;&quot;;[.K245]))">
            <text:p/>
          </table:table-cell>
          <table:table-cell table:style-name="ce9" table:formula="of:=IF([.E245]=&quot;Sub&quot;;[.J244];IF(LEN([.H245])=0;&quot;&quot;;IF([.J244]=&quot;Number&quot;;&quot;&quot;;IF(LEN([.J244])=0;1;[.J244]+1))))">
            <text:p/>
          </table:table-cell>
          <table:table-cell table:style-name="ce9" table:formula="of:=IF(LEN([.H245])=0;&quot;&quot;;IF([.K244]=&quot;SubOrder&quot;;&quot;&quot;;IF([.E245]&lt;&gt;&quot;Sub&quot;;&quot;&quot;;IF(LEN([.K244])=0;1;[.K244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46]);&quot;&quot;;CONCATENATE([.D246];[.F246];[.G246];[.H246];IF(OR([.E246]=&quot;SubStart&quot;;[.E246]=&quot;Sub&quot;);[.K246];[.J246]);[.L246]))" office:value-type="string" office:string-value="message {TestInstructionAttributeInputFileSelectorProperty_ED; // Properties for FileSelector attribute" calcext:value-type="string">
            <text:p>message {TestInstructionAttributeInputFileSelectorProperty_ED; // Properties for FileSelector attribute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AttributeInputFileSelectorProperty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46]) = 0;[.J246];IF(OR([.E246]=&quot;SubStart&quot;;[.E246]=&quot;SubEnd&quot;);&quot;&quot;;[.K246]))">
            <text:p/>
          </table:table-cell>
          <table:table-cell table:style-name="ce9" table:formula="of:=IF([.E246]=&quot;Sub&quot;;[.J245];IF(LEN([.H246])=0;&quot;&quot;;IF([.J245]=&quot;Number&quot;;&quot;&quot;;IF(LEN([.J245])=0;1;[.J245]+1))))">
            <text:p/>
          </table:table-cell>
          <table:table-cell table:style-name="ce9" table:formula="of:=IF(LEN([.H246])=0;&quot;&quot;;IF([.K245]=&quot;SubOrder&quot;;&quot;&quot;;IF([.E246]&lt;&gt;&quot;Sub&quot;;&quot;&quot;;IF(LEN([.K245])=0;1;[.K245]+1))))">
            <text:p/>
          </table:table-cell>
          <table:table-cell office:value-type="string" calcext:value-type="string">
            <text:p>; // Properties for FileSelector attribute</text:p>
          </table:table-cell>
          <table:table-cell table:number-columns-repeated="1012"/>
        </table:table-row>
        <table:table-row table:style-name="ro1">
          <table:table-cell table:style-name="ce3" table:formula="of:=IF(ISBLANK([.B247]);&quot;&quot;;CONCATENATE([.D247];[.F247];[.G247];[.H247];IF(OR([.E247]=&quot;SubStart&quot;;[.E247]=&quot;Sub&quot;);[.K247];[.J247]);[.L247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247]) = 0;[.J247];IF(OR([.E247]=&quot;SubStart&quot;;[.E247]=&quot;SubEnd&quot;);&quot;&quot;;[.K247]))" office:value-type="float" office:value="1" calcext:value-type="float">
            <text:p>1</text:p>
          </table:table-cell>
          <table:table-cell table:style-name="ce9" table:formula="of:=IF([.E247]=&quot;Sub&quot;;[.J246];IF(LEN([.H247])=0;&quot;&quot;;IF([.J246]=&quot;Number&quot;;&quot;&quot;;IF(LEN([.J246])=0;1;[.J246]+1))))" office:value-type="float" office:value="1" calcext:value-type="float">
            <text:p>1</text:p>
          </table:table-cell>
          <table:table-cell table:style-name="ce9" table:formula="of:=IF(LEN([.H247])=0;&quot;&quot;;IF([.K246]=&quot;SubOrder&quot;;&quot;&quot;;IF([.E247]&lt;&gt;&quot;Sub&quot;;&quot;&quot;;IF(LEN([.K246])=0;1;[.K246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248]);&quot;&quot;;CONCATENATE([.D248];[.F248];[.G248];[.H248];IF(OR([.E248]=&quot;SubStart&quot;;[.E248]=&quot;Sub&quot;);[.K248];[.J248]);[.L248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248]) = 0;[.J248];IF(OR([.E248]=&quot;SubStart&quot;;[.E248]=&quot;SubEnd&quot;);&quot;&quot;;[.K248]))" office:value-type="float" office:value="2" calcext:value-type="float">
            <text:p>2</text:p>
          </table:table-cell>
          <table:table-cell table:style-name="ce9" table:formula="of:=IF([.E248]=&quot;Sub&quot;;[.J247];IF(LEN([.H248])=0;&quot;&quot;;IF([.J247]=&quot;Number&quot;;&quot;&quot;;IF(LEN([.J247])=0;1;[.J247]+1))))" office:value-type="float" office:value="2" calcext:value-type="float">
            <text:p>2</text:p>
          </table:table-cell>
          <table:table-cell table:style-name="ce9" table:formula="of:=IF(LEN([.H248])=0;&quot;&quot;;IF([.K247]=&quot;SubOrder&quot;;&quot;&quot;;IF([.E248]&lt;&gt;&quot;Sub&quot;;&quot;&quot;;IF(LEN([.K247])=0;1;[.K247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249]);&quot;&quot;;CONCATENATE([.D249];[.F249];[.G249];[.H249];IF(OR([.E249]=&quot;SubStart&quot;;[.E249]=&quot;Sub&quot;);[.K249];[.J249]);[.L249]))" office:value-type="string" office:string-value="string TestInstructionAttributeFileSelectorGuid = 3; // The unique guid for the TestInstructionAttributeFileSelectorProperties, set when used in Editor" calcext:value-type="string">
            <text:p>string TestInstructionAttributeFileSelectorGuid = 3; // The unique guid for the TestInstructionAttributeFileSelectorProperties, set when used in Editor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FileSelectorGuid = </text:p>
          </table:table-cell>
          <table:table-cell table:style-name="ce9" table:formula="of:=IF(LEN([.E249]) = 0;[.J249];IF(OR([.E249]=&quot;SubStart&quot;;[.E249]=&quot;SubEnd&quot;);&quot;&quot;;[.K249]))" office:value-type="float" office:value="3" calcext:value-type="float">
            <text:p>3</text:p>
          </table:table-cell>
          <table:table-cell table:style-name="ce9" table:formula="of:=IF([.E249]=&quot;Sub&quot;;[.J248];IF(LEN([.H249])=0;&quot;&quot;;IF([.J248]=&quot;Number&quot;;&quot;&quot;;IF(LEN([.J248])=0;1;[.J248]+1))))" office:value-type="float" office:value="3" calcext:value-type="float">
            <text:p>3</text:p>
          </table:table-cell>
          <table:table-cell table:style-name="ce9" table:formula="of:=IF(LEN([.H249])=0;&quot;&quot;;IF([.K248]=&quot;SubOrder&quot;;&quot;&quot;;IF([.E249]&lt;&gt;&quot;Sub&quot;;&quot;&quot;;IF(LEN([.K248])=0;1;[.K248]+1))))">
            <text:p/>
          </table:table-cell>
          <table:table-cell office:value-type="string" calcext:value-type="string">
            <text:p>; // The unique guid for the TestInstructionAttributeFileSelectorProperties, set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250]);&quot;&quot;;CONCATENATE([.D250];[.F250];[.G250];[.H250];IF(OR([.E250]=&quot;SubStart&quot;;[.E250]=&quot;Sub&quot;);[.K250];[.J250]);[.L250]))" office:value-type="string" office:string-value="string TestInstructionAttributeFileSelectorName = 4; // The name of the TestInstructionAttributeFileSelectorProperties" calcext:value-type="string">
            <text:p>string TestInstructionAttributeFileSelectorName = 4; // The name of the TestInstructionAttributeFileSelectorPropertie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FileSelectorName = </text:p>
          </table:table-cell>
          <table:table-cell table:style-name="ce9" table:formula="of:=IF(LEN([.E250]) = 0;[.J250];IF(OR([.E250]=&quot;SubStart&quot;;[.E250]=&quot;SubEnd&quot;);&quot;&quot;;[.K250]))" office:value-type="float" office:value="4" calcext:value-type="float">
            <text:p>4</text:p>
          </table:table-cell>
          <table:table-cell table:style-name="ce9" table:formula="of:=IF([.E250]=&quot;Sub&quot;;[.J249];IF(LEN([.H250])=0;&quot;&quot;;IF([.J249]=&quot;Number&quot;;&quot;&quot;;IF(LEN([.J249])=0;1;[.J249]+1))))" office:value-type="float" office:value="4" calcext:value-type="float">
            <text:p>4</text:p>
          </table:table-cell>
          <table:table-cell table:style-name="ce9" table:formula="of:=IF(LEN([.H250])=0;&quot;&quot;;IF([.K249]=&quot;SubOrder&quot;;&quot;&quot;;IF([.E250]&lt;&gt;&quot;Sub&quot;;&quot;&quot;;IF(LEN([.K249])=0;1;[.K249]+1))))">
            <text:p/>
          </table:table-cell>
          <table:table-cell office:value-type="string" calcext:value-type="string">
            <text:p>; // The name of the TestInstructionAttributeFileSelectorProperties</text:p>
          </table:table-cell>
          <table:table-cell table:number-columns-repeated="1012"/>
        </table:table-row>
        <table:table-row table:style-name="ro1">
          <table:table-cell table:style-name="ce3" table:formula="of:=IF(ISBLANK([.B251]);&quot;&quot;;CONCATENATE([.D251];[.F251];[.G251];[.H251];IF(OR([.E251]=&quot;SubStart&quot;;[.E251]=&quot;Sub&quot;);[.K251];[.J251]);[.L251]))" office:value-type="string" office:string-value="bool FileSelectorValuePath = 5; // The File Path to the selected file" calcext:value-type="string">
            <text:p>bool FileSelectorValuePath = 5; // The File Path to the selected fil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bool </text:p>
          </table:table-cell>
          <table:table-cell office:value-type="string" calcext:value-type="string">
            <text:p>FileSelectorValuePath = </text:p>
          </table:table-cell>
          <table:table-cell table:style-name="ce9" table:formula="of:=IF(LEN([.E251]) = 0;[.J251];IF(OR([.E251]=&quot;SubStart&quot;;[.E251]=&quot;SubEnd&quot;);&quot;&quot;;[.K251]))" office:value-type="float" office:value="5" calcext:value-type="float">
            <text:p>5</text:p>
          </table:table-cell>
          <table:table-cell table:style-name="ce9" table:formula="of:=IF([.E251]=&quot;Sub&quot;;[.J250];IF(LEN([.H251])=0;&quot;&quot;;IF([.J250]=&quot;Number&quot;;&quot;&quot;;IF(LEN([.J250])=0;1;[.J250]+1))))" office:value-type="float" office:value="5" calcext:value-type="float">
            <text:p>5</text:p>
          </table:table-cell>
          <table:table-cell table:style-name="ce9" table:formula="of:=IF(LEN([.H251])=0;&quot;&quot;;IF([.K250]=&quot;SubOrder&quot;;&quot;&quot;;IF([.E251]&lt;&gt;&quot;Sub&quot;;&quot;&quot;;IF(LEN([.K250])=0;1;[.K250]+1))))">
            <text:p/>
          </table:table-cell>
          <table:table-cell office:value-type="string" calcext:value-type="string">
            <text:p>; // The File Path to the selected file</text:p>
          </table:table-cell>
          <table:table-cell table:number-columns-repeated="1012"/>
        </table:table-row>
        <table:table-row table:style-name="ro1">
          <table:table-cell table:style-name="ce3" table:formula="of:=IF(ISBLANK([.B252]);&quot;&quot;;CONCATENATE([.D252];[.F252];[.G252];[.H252];IF(OR([.E252]=&quot;SubStart&quot;;[.E252]=&quot;Sub&quot;);[.K252];[.J252]);[.L252]))" office:value-type="string" office:string-value="string FileSelectorValueFileName = 6; // The File Name of the selected file" calcext:value-type="string">
            <text:p>string FileSelectorValueFileName = 6; // The File Name of the selected fil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FileSelectorValueFileName = </text:p>
          </table:table-cell>
          <table:table-cell table:style-name="ce9" table:formula="of:=IF(LEN([.E252]) = 0;[.J252];IF(OR([.E252]=&quot;SubStart&quot;;[.E252]=&quot;SubEnd&quot;);&quot;&quot;;[.K252]))" office:value-type="float" office:value="6" calcext:value-type="float">
            <text:p>6</text:p>
          </table:table-cell>
          <table:table-cell table:style-name="ce9" table:formula="of:=IF([.E252]=&quot;Sub&quot;;[.J251];IF(LEN([.H252])=0;&quot;&quot;;IF([.J251]=&quot;Number&quot;;&quot;&quot;;IF(LEN([.J251])=0;1;[.J251]+1))))" office:value-type="float" office:value="6" calcext:value-type="float">
            <text:p>6</text:p>
          </table:table-cell>
          <table:table-cell table:style-name="ce9" table:formula="of:=IF(LEN([.H252])=0;&quot;&quot;;IF([.K251]=&quot;SubOrder&quot;;&quot;&quot;;IF([.E252]&lt;&gt;&quot;Sub&quot;;&quot;&quot;;IF(LEN([.K251])=0;1;[.K251]+1))))">
            <text:p/>
          </table:table-cell>
          <table:table-cell office:value-type="string" calcext:value-type="string">
            <text:p>; // The File Name of the selected file</text:p>
          </table:table-cell>
          <table:table-cell table:number-columns-repeated="1012"/>
        </table:table-row>
        <table:table-row table:style-name="ro1">
          <table:table-cell table:style-name="ce3" table:formula="of:=IF(ISBLANK([.B253]);&quot;&quot;;CONCATENATE([.D253];[.F253];[.G253];[.H253];IF(OR([.E253]=&quot;SubStart&quot;;[.E253]=&quot;Sub&quot;);[.K253];[.J253]);[.L253]))" office:value-type="string" office:string-value="string FileSelectorValueFile = 7; // The selected file" calcext:value-type="string">
            <text:p>string FileSelectorValueFile = 7; // The selected fil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FileSelectorValueFile = </text:p>
          </table:table-cell>
          <table:table-cell table:style-name="ce9" table:formula="of:=IF(LEN([.E253]) = 0;[.J253];IF(OR([.E253]=&quot;SubStart&quot;;[.E253]=&quot;SubEnd&quot;);&quot;&quot;;[.K253]))" office:value-type="float" office:value="7" calcext:value-type="float">
            <text:p>7</text:p>
          </table:table-cell>
          <table:table-cell table:style-name="ce9" table:formula="of:=IF([.E253]=&quot;Sub&quot;;[.J252];IF(LEN([.H253])=0;&quot;&quot;;IF([.J252]=&quot;Number&quot;;&quot;&quot;;IF(LEN([.J252])=0;1;[.J252]+1))))" office:value-type="float" office:value="7" calcext:value-type="float">
            <text:p>7</text:p>
          </table:table-cell>
          <table:table-cell table:style-name="ce9" table:formula="of:=IF(LEN([.H253])=0;&quot;&quot;;IF([.K252]=&quot;SubOrder&quot;;&quot;&quot;;IF([.E253]&lt;&gt;&quot;Sub&quot;;&quot;&quot;;IF(LEN([.K252])=0;1;[.K252]+1))))">
            <text:p/>
          </table:table-cell>
          <table:table-cell office:value-type="string" calcext:value-type="string">
            <text:p>; // The selected file</text:p>
          </table:table-cell>
          <table:table-cell table:number-columns-repeated="1012"/>
        </table:table-row>
        <table:table-row table:style-name="ro1">
          <table:table-cell table:style-name="ce3" table:formula="of:=IF(ISBLANK([.B254]);&quot;&quot;;CONCATENATE([.D254];[.F254];[.G254];[.H254];IF(OR([.E254]=&quot;SubStart&quot;;[.E254]=&quot;Sub&quot;);[.K254];[.J254]);[.L254]))" office:value-type="string" office:string-value="TestInstructionAttributeInputFileSelectorPropertyChangeMetaData_ED TestInstructionAttributeInputFileSelectorPropertyChangeMetaData = 8; // Holds ChangeMetaData-object" calcext:value-type="string">
            <text:p>TestInstructionAttributeInputFileSelectorPropertyChangeMetaData_ED TestInstructionAttributeInputFileSelectorPropertyChangeMetaData = 8; // Holds ChangeMetaData-objec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InstructionAttributeInputFileSelectorPropertyChangeMetaData_ED </text:p>
          </table:table-cell>
          <table:table-cell office:value-type="string" calcext:value-type="string">
            <text:p>TestInstructionAttributeInputFileSelectorPropertyChangeMetaData = </text:p>
          </table:table-cell>
          <table:table-cell table:style-name="ce9" table:formula="of:=IF(LEN([.E254]) = 0;[.J254];IF(OR([.E254]=&quot;SubStart&quot;;[.E254]=&quot;SubEnd&quot;);&quot;&quot;;[.K254]))" office:value-type="float" office:value="8" calcext:value-type="float">
            <text:p>8</text:p>
          </table:table-cell>
          <table:table-cell table:style-name="ce9" table:formula="of:=IF([.E254]=&quot;Sub&quot;;[.J253];IF(LEN([.H254])=0;&quot;&quot;;IF([.J253]=&quot;Number&quot;;&quot;&quot;;IF(LEN([.J253])=0;1;[.J253]+1))))" office:value-type="float" office:value="8" calcext:value-type="float">
            <text:p>8</text:p>
          </table:table-cell>
          <table:table-cell table:style-name="ce9" table:formula="of:=IF(LEN([.H254])=0;&quot;&quot;;IF([.K253]=&quot;SubOrder&quot;;&quot;&quot;;IF([.E254]&lt;&gt;&quot;Sub&quot;;&quot;&quot;;IF(LEN([.K253])=0;1;[.K253]+1))))">
            <text:p/>
          </table:table-cell>
          <table:table-cell office:value-type="string" calcext:value-type="string">
            <text:p>; // Holds ChangeMetaData-object</text:p>
          </table:table-cell>
          <table:table-cell table:number-columns-repeated="1012"/>
        </table:table-row>
        <table:table-row table:style-name="ro1">
          <table:table-cell table:style-name="ce3" table:formula="of:=IF(ISBLANK([.B255]);&quot;&quot;;CONCATENATE([.D255];[.F255];[.G255];[.H255];IF(OR([.E255]=&quot;SubStart&quot;;[.E255]=&quot;Sub&quot;);[.K255];[.J255]);[.L255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55]) = 0;[.J255];IF(OR([.E255]=&quot;SubStart&quot;;[.E255]=&quot;SubEnd&quot;);&quot;&quot;;[.K255]))">
            <text:p/>
          </table:table-cell>
          <table:table-cell table:style-name="ce9" table:formula="of:=IF([.E255]=&quot;Sub&quot;;[.J254];IF(LEN([.H255])=0;&quot;&quot;;IF([.J254]=&quot;Number&quot;;&quot;&quot;;IF(LEN([.J254])=0;1;[.J254]+1))))">
            <text:p/>
          </table:table-cell>
          <table:table-cell table:style-name="ce9" table:formula="of:=IF(LEN([.H255])=0;&quot;&quot;;IF([.K254]=&quot;SubOrder&quot;;&quot;&quot;;IF([.E255]&lt;&gt;&quot;Sub&quot;;&quot;&quot;;IF(LEN([.K254])=0;1;[.K254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56]);&quot;&quot;;CONCATENATE([.D256];[.F256];[.G256];[.H256];IF(OR([.E256]=&quot;SubStart&quot;;[.E256]=&quot;Sub&quot;);[.K256];[.J256]);[.L256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56]) = 0;[.J256];IF(OR([.E256]=&quot;SubStart&quot;;[.E256]=&quot;SubEnd&quot;);&quot;&quot;;[.K256]))">
            <text:p/>
          </table:table-cell>
          <table:table-cell table:style-name="ce9" table:formula="of:=IF([.E256]=&quot;Sub&quot;;[.J255];IF(LEN([.H256])=0;&quot;&quot;;IF([.J255]=&quot;Number&quot;;&quot;&quot;;IF(LEN([.J255])=0;1;[.J255]+1))))">
            <text:p/>
          </table:table-cell>
          <table:table-cell table:style-name="ce9" table:formula="of:=IF(LEN([.H256])=0;&quot;&quot;;IF([.K255]=&quot;SubOrder&quot;;&quot;&quot;;IF([.E256]&lt;&gt;&quot;Sub&quot;;&quot;&quot;;IF(LEN([.K255])=0;1;[.K255]+1))))">
            <text:p/>
          </table:table-cell>
          <table:table-cell table:style-name="ce11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257]);&quot;&quot;;CONCATENATE([.D257];[.F257];[.G257];[.H257];IF(OR([.E257]=&quot;SubStart&quot;;[.E257]=&quot;Sub&quot;);[.K257];[.J257]);[.L257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57]) = 0;[.J257];IF(OR([.E257]=&quot;SubStart&quot;;[.E257]=&quot;SubEnd&quot;);&quot;&quot;;[.K257]))">
            <text:p/>
          </table:table-cell>
          <table:table-cell table:style-name="ce9" table:formula="of:=IF([.E257]=&quot;Sub&quot;;[.J256];IF(LEN([.H257])=0;&quot;&quot;;IF([.J256]=&quot;Number&quot;;&quot;&quot;;IF(LEN([.J256])=0;1;[.J256]+1))))">
            <text:p/>
          </table:table-cell>
          <table:table-cell table:style-name="ce9" table:formula="of:=IF(LEN([.H257])=0;&quot;&quot;;IF([.K256]=&quot;SubOrder&quot;;&quot;&quot;;IF([.E257]&lt;&gt;&quot;Sub&quot;;&quot;&quot;;IF(LEN([.K256])=0;1;[.K256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58]);&quot;&quot;;CONCATENATE([.D258];[.F258];[.G258];[.H258];IF(OR([.E258]=&quot;SubStart&quot;;[.E258]=&quot;Sub&quot;);[.K258];[.J258]);[.L258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58]) = 0;[.J258];IF(OR([.E258]=&quot;SubStart&quot;;[.E258]=&quot;SubEnd&quot;);&quot;&quot;;[.K258]))">
            <text:p/>
          </table:table-cell>
          <table:table-cell table:style-name="ce9" table:formula="of:=IF([.E258]=&quot;Sub&quot;;[.J257];IF(LEN([.H258])=0;&quot;&quot;;IF([.J257]=&quot;Number&quot;;&quot;&quot;;IF(LEN([.J257])=0;1;[.J257]+1))))">
            <text:p/>
          </table:table-cell>
          <table:table-cell table:style-name="ce9" table:formula="of:=IF(LEN([.H258])=0;&quot;&quot;;IF([.K257]=&quot;SubOrder&quot;;&quot;&quot;;IF([.E258]&lt;&gt;&quot;Sub&quot;;&quot;&quot;;IF(LEN([.K257])=0;1;[.K257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59]);&quot;&quot;;CONCATENATE([.D259];[.F259];[.G259];[.H259];IF(OR([.E259]=&quot;SubStart&quot;;[.E259]=&quot;Sub&quot;);[.K259];[.J259]);[.L259]))" office:value-type="string" office:string-value="message {TestInstructionAttributeInputFileSelectorPropertyChangeMetaData_ED; // Holds Change-meteadata for FileSelectorAttribute when used in editor" calcext:value-type="string">
            <text:p>message {TestInstructionAttributeInputFileSelectorPropertyChangeMetaData_ED; // Holds Change-meteadata for FileSelectorAttribute when used in editor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AttributeInputFileSelectorPropertyChang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59]) = 0;[.J259];IF(OR([.E259]=&quot;SubStart&quot;;[.E259]=&quot;SubEnd&quot;);&quot;&quot;;[.K259]))">
            <text:p/>
          </table:table-cell>
          <table:table-cell table:style-name="ce9" table:formula="of:=IF([.E259]=&quot;Sub&quot;;[.J258];IF(LEN([.H259])=0;&quot;&quot;;IF([.J258]=&quot;Number&quot;;&quot;&quot;;IF(LEN([.J258])=0;1;[.J258]+1))))">
            <text:p/>
          </table:table-cell>
          <table:table-cell table:style-name="ce9" table:formula="of:=IF(LEN([.H259])=0;&quot;&quot;;IF([.K258]=&quot;SubOrder&quot;;&quot;&quot;;IF([.E259]&lt;&gt;&quot;Sub&quot;;&quot;&quot;;IF(LEN([.K258])=0;1;[.K258]+1))))">
            <text:p/>
          </table:table-cell>
          <table:table-cell table:style-name="ce6" office:value-type="string" calcext:value-type="string">
            <text:p>; // Holds Change-meteadata for FileSelectorAttribute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260]);&quot;&quot;;CONCATENATE([.D260];[.F260];[.G260];[.H260];IF(OR([.E260]=&quot;SubStart&quot;;[.E260]=&quot;Sub&quot;);[.K260];[.J260]);[.L260]))" office:value-type="string" office:string-value="string TestInstructionAttributeInputFileSelectorPropertyChangeMetaDataNewGuid = 1; // The new Guid for the FileSelectorAttribute when changed, deleted etc." calcext:value-type="string">
            <text:p>string TestInstructionAttributeInputFileSelectorPropertyChangeMetaDataNewGuid = 1; // The new Guid for the FileSelectorAttribute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FileSelectorPropertyChangeMetaDataNewGuid = </text:p>
          </table:table-cell>
          <table:table-cell table:style-name="ce9" table:formula="of:=IF(LEN([.E260]) = 0;[.J260];IF(OR([.E260]=&quot;SubStart&quot;;[.E260]=&quot;SubEnd&quot;);&quot;&quot;;[.K260]))" office:value-type="float" office:value="1" calcext:value-type="float">
            <text:p>1</text:p>
          </table:table-cell>
          <table:table-cell table:style-name="ce9" table:formula="of:=IF([.E260]=&quot;Sub&quot;;[.J259];IF(LEN([.H260])=0;&quot;&quot;;IF([.J259]=&quot;Number&quot;;&quot;&quot;;IF(LEN([.J259])=0;1;[.J259]+1))))" office:value-type="float" office:value="1" calcext:value-type="float">
            <text:p>1</text:p>
          </table:table-cell>
          <table:table-cell table:style-name="ce9" table:formula="of:=IF(LEN([.H260])=0;&quot;&quot;;IF([.K259]=&quot;SubOrder&quot;;&quot;&quot;;IF([.E260]&lt;&gt;&quot;Sub&quot;;&quot;&quot;;IF(LEN([.K259])=0;1;[.K259]+1))))">
            <text:p/>
          </table:table-cell>
          <table:table-cell table:style-name="ce6" office:value-type="string" calcext:value-type="string">
            <text:p>; // The new Guid for the FileSelectorAttribute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261]);&quot;&quot;;CONCATENATE([.D261];[.F261];[.G261];[.H261];IF(OR([.E261]=&quot;SubStart&quot;;[.E261]=&quot;Sub&quot;);[.K261];[.J261]);[.L261]))" office:value-type="string" office:string-value="string TestInstructionAttributeInputFileSelectorPropertyChangeMetaDataPreviousGuid = 2; // The previous Guid for the FileSelectorAttribute when changed, deleted etc." calcext:value-type="string">
            <text:p>string TestInstructionAttributeInputFileSelectorPropertyChangeMetaDataPreviousGuid = 2; // The previous Guid for the FileSelectorAttribute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FileSelectorPropertyChangeMetaDataPreviousGuid = </text:p>
          </table:table-cell>
          <table:table-cell table:style-name="ce9" table:formula="of:=IF(LEN([.E261]) = 0;[.J261];IF(OR([.E261]=&quot;SubStart&quot;;[.E261]=&quot;SubEnd&quot;);&quot;&quot;;[.K261]))" office:value-type="float" office:value="2" calcext:value-type="float">
            <text:p>2</text:p>
          </table:table-cell>
          <table:table-cell table:style-name="ce9" table:formula="of:=IF([.E261]=&quot;Sub&quot;;[.J260];IF(LEN([.H261])=0;&quot;&quot;;IF([.J260]=&quot;Number&quot;;&quot;&quot;;IF(LEN([.J260])=0;1;[.J260]+1))))" office:value-type="float" office:value="2" calcext:value-type="float">
            <text:p>2</text:p>
          </table:table-cell>
          <table:table-cell table:style-name="ce9" table:formula="of:=IF(LEN([.H261])=0;&quot;&quot;;IF([.K260]=&quot;SubOrder&quot;;&quot;&quot;;IF([.E261]&lt;&gt;&quot;Sub&quot;;&quot;&quot;;IF(LEN([.K260])=0;1;[.K260]+1))))">
            <text:p/>
          </table:table-cell>
          <table:table-cell table:style-name="ce6" office:value-type="string" calcext:value-type="string">
            <text:p>; // The previous Guid for the FileSelectorAttribute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262]);&quot;&quot;;CONCATENATE([.D262];[.F262];[.G262];[.H262];IF(OR([.E262]=&quot;SubStart&quot;;[.E262]=&quot;Sub&quot;);[.K262];[.J262]);[.L262]))" office:value-type="string" office:string-value="string TestInstructionAttributeInputFileSelectorPropertyChangeMetaDataCreatedDate = 3; // Date when created in Test Case" calcext:value-type="string">
            <text:p>string TestInstructionAttributeInputFileSelectorPropertyChangeMetaDataCreatedDate = 3; // Date when created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FileSelectorPropertyChangeMetaDataCreatedDate = </text:p>
          </table:table-cell>
          <table:table-cell table:style-name="ce9" table:formula="of:=IF(LEN([.E262]) = 0;[.J262];IF(OR([.E262]=&quot;SubStart&quot;;[.E262]=&quot;SubEnd&quot;);&quot;&quot;;[.K262]))" office:value-type="float" office:value="3" calcext:value-type="float">
            <text:p>3</text:p>
          </table:table-cell>
          <table:table-cell table:style-name="ce9" table:formula="of:=IF([.E262]=&quot;Sub&quot;;[.J261];IF(LEN([.H262])=0;&quot;&quot;;IF([.J261]=&quot;Number&quot;;&quot;&quot;;IF(LEN([.J261])=0;1;[.J261]+1))))" office:value-type="float" office:value="3" calcext:value-type="float">
            <text:p>3</text:p>
          </table:table-cell>
          <table:table-cell table:style-name="ce9" table:formula="of:=IF(LEN([.H262])=0;&quot;&quot;;IF([.K261]=&quot;SubOrder&quot;;&quot;&quot;;IF([.E262]&lt;&gt;&quot;Sub&quot;;&quot;&quot;;IF(LEN([.K261])=0;1;[.K261]+1))))">
            <text:p/>
          </table:table-cell>
          <table:table-cell table:style-name="ce6" office:value-type="string" calcext:value-type="string">
            <text:p>; // Date when created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263]);&quot;&quot;;CONCATENATE([.D263];[.F263];[.G263];[.H263];IF(OR([.E263]=&quot;SubStart&quot;;[.E263]=&quot;Sub&quot;);[.K263];[.J263]);[.L263]))" office:value-type="string" office:string-value="string TestInstructionAttributeInputFileSelectorPropertyChangeMetaDataCreatedBy = 4; // Who create theFileSelectorAttribute in Test Case" calcext:value-type="string">
            <text:p>string TestInstructionAttributeInputFileSelectorPropertyChangeMetaDataCreatedBy = 4; // Who create theFileSelectorAttribute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FileSelectorPropertyChangeMetaDataCreatedBy = </text:p>
          </table:table-cell>
          <table:table-cell table:style-name="ce9" table:formula="of:=IF(LEN([.E263]) = 0;[.J263];IF(OR([.E263]=&quot;SubStart&quot;;[.E263]=&quot;SubEnd&quot;);&quot;&quot;;[.K263]))" office:value-type="float" office:value="4" calcext:value-type="float">
            <text:p>4</text:p>
          </table:table-cell>
          <table:table-cell table:style-name="ce9" table:formula="of:=IF([.E263]=&quot;Sub&quot;;[.J262];IF(LEN([.H263])=0;&quot;&quot;;IF([.J262]=&quot;Number&quot;;&quot;&quot;;IF(LEN([.J262])=0;1;[.J262]+1))))" office:value-type="float" office:value="4" calcext:value-type="float">
            <text:p>4</text:p>
          </table:table-cell>
          <table:table-cell table:style-name="ce9" table:formula="of:=IF(LEN([.H263])=0;&quot;&quot;;IF([.K262]=&quot;SubOrder&quot;;&quot;&quot;;IF([.E263]&lt;&gt;&quot;Sub&quot;;&quot;&quot;;IF(LEN([.K262])=0;1;[.K262]+1))))">
            <text:p/>
          </table:table-cell>
          <table:table-cell table:style-name="ce6" office:value-type="string" calcext:value-type="string">
            <text:p>; // Who create theFileSelectorAttribute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264]);&quot;&quot;;CONCATENATE([.D264];[.F264];[.G264];[.H264];IF(OR([.E264]=&quot;SubStart&quot;;[.E264]=&quot;Sub&quot;);[.K264];[.J264]);[.L264]))" office:value-type="string" office:string-value="string TestInstructionAttributeInputFileSelectorPropertyChangeMetaDataChangeDate = 5; // Date when FileSelectorAttribute was changed" calcext:value-type="string">
            <text:p>string TestInstructionAttributeInputFileSelectorPropertyChangeMetaDataChangeDate = 5; // Date when FileSelectorAttribute was chang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FileSelectorPropertyChangeMetaDataChangeDate = </text:p>
          </table:table-cell>
          <table:table-cell table:style-name="ce9" table:formula="of:=IF(LEN([.E264]) = 0;[.J264];IF(OR([.E264]=&quot;SubStart&quot;;[.E264]=&quot;SubEnd&quot;);&quot;&quot;;[.K264]))" office:value-type="float" office:value="5" calcext:value-type="float">
            <text:p>5</text:p>
          </table:table-cell>
          <table:table-cell table:style-name="ce9" table:formula="of:=IF([.E264]=&quot;Sub&quot;;[.J263];IF(LEN([.H264])=0;&quot;&quot;;IF([.J263]=&quot;Number&quot;;&quot;&quot;;IF(LEN([.J263])=0;1;[.J263]+1))))" office:value-type="float" office:value="5" calcext:value-type="float">
            <text:p>5</text:p>
          </table:table-cell>
          <table:table-cell table:style-name="ce9" table:formula="of:=IF(LEN([.H264])=0;&quot;&quot;;IF([.K263]=&quot;SubOrder&quot;;&quot;&quot;;IF([.E264]&lt;&gt;&quot;Sub&quot;;&quot;&quot;;IF(LEN([.K263])=0;1;[.K263]+1))))">
            <text:p/>
          </table:table-cell>
          <table:table-cell table:style-name="ce6" office:value-type="string" calcext:value-type="string">
            <text:p>; // Date when FileSelectorAttribute was changed</text:p>
          </table:table-cell>
          <table:table-cell table:number-columns-repeated="1012"/>
        </table:table-row>
        <table:table-row table:style-name="ro1">
          <table:table-cell table:style-name="ce3" table:formula="of:=IF(ISBLANK([.B265]);&quot;&quot;;CONCATENATE([.D265];[.F265];[.G265];[.H265];IF(OR([.E265]=&quot;SubStart&quot;;[.E265]=&quot;Sub&quot;);[.K265];[.J265]);[.L265]))" office:value-type="string" office:string-value="string TestInstructionAttributeInputFileSelectorPropertyChangeMetaDataChangeBy = 6; // Who changed the FileSelectorAttribute in the Test Case" calcext:value-type="string">
            <text:p>string TestInstructionAttributeInputFileSelectorPropertyChangeMetaDataChangeBy = 6; // Who changed the FileSelectorAttribute in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FileSelectorPropertyChangeMetaDataChangeBy = </text:p>
          </table:table-cell>
          <table:table-cell table:style-name="ce9" table:formula="of:=IF(LEN([.E265]) = 0;[.J265];IF(OR([.E265]=&quot;SubStart&quot;;[.E265]=&quot;SubEnd&quot;);&quot;&quot;;[.K265]))" office:value-type="float" office:value="6" calcext:value-type="float">
            <text:p>6</text:p>
          </table:table-cell>
          <table:table-cell table:style-name="ce9" table:formula="of:=IF([.E265]=&quot;Sub&quot;;[.J264];IF(LEN([.H265])=0;&quot;&quot;;IF([.J264]=&quot;Number&quot;;&quot;&quot;;IF(LEN([.J264])=0;1;[.J264]+1))))" office:value-type="float" office:value="6" calcext:value-type="float">
            <text:p>6</text:p>
          </table:table-cell>
          <table:table-cell table:style-name="ce9" table:formula="of:=IF(LEN([.H265])=0;&quot;&quot;;IF([.K264]=&quot;SubOrder&quot;;&quot;&quot;;IF([.E265]&lt;&gt;&quot;Sub&quot;;&quot;&quot;;IF(LEN([.K264])=0;1;[.K264]+1))))">
            <text:p/>
          </table:table-cell>
          <table:table-cell table:style-name="ce6" office:value-type="string" calcext:value-type="string">
            <text:p>; // Who changed the FileSelectorAttribute in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266]);&quot;&quot;;CONCATENATE([.D266];[.F266];[.G266];[.H266];IF(OR([.E266]=&quot;SubStart&quot;;[.E266]=&quot;Sub&quot;);[.K266];[.J266]);[.L266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66]) = 0;[.J266];IF(OR([.E266]=&quot;SubStart&quot;;[.E266]=&quot;SubEnd&quot;);&quot;&quot;;[.K266]))">
            <text:p/>
          </table:table-cell>
          <table:table-cell table:style-name="ce9" table:formula="of:=IF([.E266]=&quot;Sub&quot;;[.J265];IF(LEN([.H266])=0;&quot;&quot;;IF([.J265]=&quot;Number&quot;;&quot;&quot;;IF(LEN([.J265])=0;1;[.J265]+1))))">
            <text:p/>
          </table:table-cell>
          <table:table-cell table:style-name="ce9" table:formula="of:=IF(LEN([.H266])=0;&quot;&quot;;IF([.K265]=&quot;SubOrder&quot;;&quot;&quot;;IF([.E266]&lt;&gt;&quot;Sub&quot;;&quot;&quot;;IF(LEN([.K265])=0;1;[.K26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267]);&quot;&quot;;CONCATENATE([.D267];[.F267];[.G267];[.H267];IF(OR([.E267]=&quot;SubStart&quot;;[.E267]=&quot;Sub&quot;);[.K267];[.J267]);[.L267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67]) = 0;[.J267];IF(OR([.E267]=&quot;SubStart&quot;;[.E267]=&quot;SubEnd&quot;);&quot;&quot;;[.K267]))">
            <text:p/>
          </table:table-cell>
          <table:table-cell table:style-name="ce9" table:formula="of:=IF([.E267]=&quot;Sub&quot;;[.J266];IF(LEN([.H267])=0;&quot;&quot;;IF([.J266]=&quot;Number&quot;;&quot;&quot;;IF(LEN([.J266])=0;1;[.J266]+1))))">
            <text:p/>
          </table:table-cell>
          <table:table-cell table:style-name="ce9" table:formula="of:=IF(LEN([.H267])=0;&quot;&quot;;IF([.K266]=&quot;SubOrder&quot;;&quot;&quot;;IF([.E267]&lt;&gt;&quot;Sub&quot;;&quot;&quot;;IF(LEN([.K266])=0;1;[.K266]+1))))">
            <text:p/>
          </table:table-cell>
          <table:table-cell table:style-name="ce6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268]);&quot;&quot;;CONCATENATE([.D268];[.F268];[.G268];[.H268];IF(OR([.E268]=&quot;SubStart&quot;;[.E268]=&quot;Sub&quot;);[.K268];[.J268]);[.L268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68]) = 0;[.J268];IF(OR([.E268]=&quot;SubStart&quot;;[.E268]=&quot;SubEnd&quot;);&quot;&quot;;[.K268]))">
            <text:p/>
          </table:table-cell>
          <table:table-cell table:style-name="ce9" table:formula="of:=IF([.E268]=&quot;Sub&quot;;[.J267];IF(LEN([.H268])=0;&quot;&quot;;IF([.J267]=&quot;Number&quot;;&quot;&quot;;IF(LEN([.J267])=0;1;[.J267]+1))))">
            <text:p/>
          </table:table-cell>
          <table:table-cell table:style-name="ce9" table:formula="of:=IF(LEN([.H268])=0;&quot;&quot;;IF([.K267]=&quot;SubOrder&quot;;&quot;&quot;;IF([.E268]&lt;&gt;&quot;Sub&quot;;&quot;&quot;;IF(LEN([.K267])=0;1;[.K26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269]);&quot;&quot;;CONCATENATE([.D269];[.F269];[.G269];[.H269];IF(OR([.E269]=&quot;SubStart&quot;;[.E269]=&quot;Sub&quot;);[.K269];[.J269]);[.L269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69]) = 0;[.J269];IF(OR([.E269]=&quot;SubStart&quot;;[.E269]=&quot;SubEnd&quot;);&quot;&quot;;[.K269]))">
            <text:p/>
          </table:table-cell>
          <table:table-cell table:style-name="ce9" table:formula="of:=IF([.E269]=&quot;Sub&quot;;[.J268];IF(LEN([.H269])=0;&quot;&quot;;IF([.J268]=&quot;Number&quot;;&quot;&quot;;IF(LEN([.J268])=0;1;[.J268]+1))))">
            <text:p/>
          </table:table-cell>
          <table:table-cell table:style-name="ce9" table:formula="of:=IF(LEN([.H269])=0;&quot;&quot;;IF([.K268]=&quot;SubOrder&quot;;&quot;&quot;;IF([.E269]&lt;&gt;&quot;Sub&quot;;&quot;&quot;;IF(LEN([.K268])=0;1;[.K268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70]);&quot;&quot;;CONCATENATE([.D270];[.F270];[.G270];[.H270];IF(OR([.E270]=&quot;SubStart&quot;;[.E270]=&quot;Sub&quot;);[.K270];[.J270]);[.L270]))" office:value-type="string" office:string-value="message {TestInstructionsAttributesInputFenixFunctionsProperties_ED; // A list with all TestInstructionsAttributesInputFenixFunctionsProperties" calcext:value-type="string">
            <text:p>message {TestInstructionsAttributesInputFenixFunctionsProperties_ED; // A list with all TestInstructionsAttributesInputFenixFunctionsProperties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sAttributesInputFenixFunctionsPropertie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70]) = 0;[.J270];IF(OR([.E270]=&quot;SubStart&quot;;[.E270]=&quot;SubEnd&quot;);&quot;&quot;;[.K270]))">
            <text:p/>
          </table:table-cell>
          <table:table-cell table:style-name="ce9" table:formula="of:=IF([.E270]=&quot;Sub&quot;;[.J269];IF(LEN([.H270])=0;&quot;&quot;;IF([.J269]=&quot;Number&quot;;&quot;&quot;;IF(LEN([.J269])=0;1;[.J269]+1))))">
            <text:p/>
          </table:table-cell>
          <table:table-cell table:style-name="ce9" table:formula="of:=IF(LEN([.H270])=0;&quot;&quot;;IF([.K269]=&quot;SubOrder&quot;;&quot;&quot;;IF([.E270]&lt;&gt;&quot;Sub&quot;;&quot;&quot;;IF(LEN([.K269])=0;1;[.K269]+1))))">
            <text:p/>
          </table:table-cell>
          <table:table-cell office:value-type="string" calcext:value-type="string">
            <text:p>; // A list with all TestInstructionsAttributesInputFenixFunctionsProperties</text:p>
          </table:table-cell>
          <table:table-cell table:number-columns-repeated="1012"/>
        </table:table-row>
        <table:table-row table:style-name="ro1">
          <table:table-cell table:style-name="ce3" table:formula="of:=IF(ISBLANK([.B271]);&quot;&quot;;CONCATENATE([.D271];[.F271];[.G271];[.H271];IF(OR([.E271]=&quot;SubStart&quot;;[.E271]=&quot;Sub&quot;);[.K271];[.J271]);[.L271]))" office:value-type="string" office:string-value="repeated TestInstructionAttributeInputFenixFunctionProperty_EDTestInstructionAttributeInputFenixFunctionProperty = 1; // All TestInstructionAttributeInputFenixFunctionProperty-objects" calcext:value-type="string">
            <text:p>repeated TestInstructionAttributeInputFenixFunctionProperty_EDTestInstructionAttributeInputFenixFunctionProperty = 1; // All TestInstructionAttributeInputFenixFunctionProperty-object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TestInstructionAttributeInputFenixFunctionProperty_ED</text:p>
          </table:table-cell>
          <table:table-cell office:value-type="string" calcext:value-type="string">
            <text:p>TestInstructionAttributeInputFenixFunctionProperty = </text:p>
          </table:table-cell>
          <table:table-cell table:style-name="ce9" table:formula="of:=IF(LEN([.E271]) = 0;[.J271];IF(OR([.E271]=&quot;SubStart&quot;;[.E271]=&quot;SubEnd&quot;);&quot;&quot;;[.K271]))" office:value-type="float" office:value="1" calcext:value-type="float">
            <text:p>1</text:p>
          </table:table-cell>
          <table:table-cell table:style-name="ce9" table:formula="of:=IF([.E271]=&quot;Sub&quot;;[.J270];IF(LEN([.H271])=0;&quot;&quot;;IF([.J270]=&quot;Number&quot;;&quot;&quot;;IF(LEN([.J270])=0;1;[.J270]+1))))" office:value-type="float" office:value="1" calcext:value-type="float">
            <text:p>1</text:p>
          </table:table-cell>
          <table:table-cell table:style-name="ce9" table:formula="of:=IF(LEN([.H271])=0;&quot;&quot;;IF([.K270]=&quot;SubOrder&quot;;&quot;&quot;;IF([.E271]&lt;&gt;&quot;Sub&quot;;&quot;&quot;;IF(LEN([.K270])=0;1;[.K270]+1))))">
            <text:p/>
          </table:table-cell>
          <table:table-cell office:value-type="string" calcext:value-type="string">
            <text:p>; // All TestInstructionAttributeInputFenixFunctionProperty-objects</text:p>
          </table:table-cell>
          <table:table-cell table:number-columns-repeated="1012"/>
        </table:table-row>
        <table:table-row table:style-name="ro1">
          <table:table-cell table:style-name="ce3" table:formula="of:=IF(ISBLANK([.B272]);&quot;&quot;;CONCATENATE([.D272];[.F272];[.G272];[.H272];IF(OR([.E272]=&quot;SubStart&quot;;[.E272]=&quot;Sub&quot;);[.K272];[.J272]);[.L272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72]) = 0;[.J272];IF(OR([.E272]=&quot;SubStart&quot;;[.E272]=&quot;SubEnd&quot;);&quot;&quot;;[.K272]))">
            <text:p/>
          </table:table-cell>
          <table:table-cell table:style-name="ce9" table:formula="of:=IF([.E272]=&quot;Sub&quot;;[.J271];IF(LEN([.H272])=0;&quot;&quot;;IF([.J271]=&quot;Number&quot;;&quot;&quot;;IF(LEN([.J271])=0;1;[.J271]+1))))">
            <text:p/>
          </table:table-cell>
          <table:table-cell table:style-name="ce9" table:formula="of:=IF(LEN([.H272])=0;&quot;&quot;;IF([.K271]=&quot;SubOrder&quot;;&quot;&quot;;IF([.E272]&lt;&gt;&quot;Sub&quot;;&quot;&quot;;IF(LEN([.K271])=0;1;[.K271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73]);&quot;&quot;;CONCATENATE([.D273];[.F273];[.G273];[.H273];IF(OR([.E273]=&quot;SubStart&quot;;[.E273]=&quot;Sub&quot;);[.K273];[.J273]);[.L273]))" office:value-type="string" office:string-value="190131" calcext:value-type="string">
            <text:p>190131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73]) = 0;[.J273];IF(OR([.E273]=&quot;SubStart&quot;;[.E273]=&quot;SubEnd&quot;);&quot;&quot;;[.K273]))">
            <text:p/>
          </table:table-cell>
          <table:table-cell table:style-name="ce9" table:formula="of:=IF([.E273]=&quot;Sub&quot;;[.J272];IF(LEN([.H273])=0;&quot;&quot;;IF([.J272]=&quot;Number&quot;;&quot;&quot;;IF(LEN([.J272])=0;1;[.J272]+1))))">
            <text:p/>
          </table:table-cell>
          <table:table-cell table:style-name="ce9" table:formula="of:=IF(LEN([.H273])=0;&quot;&quot;;IF([.K272]=&quot;SubOrder&quot;;&quot;&quot;;IF([.E273]&lt;&gt;&quot;Sub&quot;;&quot;&quot;;IF(LEN([.K272])=0;1;[.K272]+1))))">
            <text:p/>
          </table:table-cell>
          <table:table-cell table:style-name="ce11" office:value-type="string" calcext:value-type="string">
            <text:p>190131</text:p>
          </table:table-cell>
          <table:table-cell table:number-columns-repeated="1012"/>
        </table:table-row>
        <table:table-row table:style-name="ro1">
          <table:table-cell table:style-name="ce3" table:formula="of:=IF(ISBLANK([.B274]);&quot;&quot;;CONCATENATE([.D274];[.F274];[.G274];[.H274];IF(OR([.E274]=&quot;SubStart&quot;;[.E274]=&quot;Sub&quot;);[.K274];[.J274]);[.L274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74]) = 0;[.J274];IF(OR([.E274]=&quot;SubStart&quot;;[.E274]=&quot;SubEnd&quot;);&quot;&quot;;[.K274]))">
            <text:p/>
          </table:table-cell>
          <table:table-cell table:style-name="ce9" table:formula="of:=IF([.E274]=&quot;Sub&quot;;[.J273];IF(LEN([.H274])=0;&quot;&quot;;IF([.J273]=&quot;Number&quot;;&quot;&quot;;IF(LEN([.J273])=0;1;[.J273]+1))))">
            <text:p/>
          </table:table-cell>
          <table:table-cell table:style-name="ce9" table:formula="of:=IF(LEN([.H274])=0;&quot;&quot;;IF([.K273]=&quot;SubOrder&quot;;&quot;&quot;;IF([.E274]&lt;&gt;&quot;Sub&quot;;&quot;&quot;;IF(LEN([.K273])=0;1;[.K273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75]);&quot;&quot;;CONCATENATE([.D275];[.F275];[.G275];[.H275];IF(OR([.E275]=&quot;SubStart&quot;;[.E275]=&quot;Sub&quot;);[.K275];[.J275]);[.L275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75]) = 0;[.J275];IF(OR([.E275]=&quot;SubStart&quot;;[.E275]=&quot;SubEnd&quot;);&quot;&quot;;[.K275]))">
            <text:p/>
          </table:table-cell>
          <table:table-cell table:style-name="ce9" table:formula="of:=IF([.E275]=&quot;Sub&quot;;[.J274];IF(LEN([.H275])=0;&quot;&quot;;IF([.J274]=&quot;Number&quot;;&quot;&quot;;IF(LEN([.J274])=0;1;[.J274]+1))))">
            <text:p/>
          </table:table-cell>
          <table:table-cell table:style-name="ce9" table:formula="of:=IF(LEN([.H275])=0;&quot;&quot;;IF([.K274]=&quot;SubOrder&quot;;&quot;&quot;;IF([.E275]&lt;&gt;&quot;Sub&quot;;&quot;&quot;;IF(LEN([.K274])=0;1;[.K274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76]);&quot;&quot;;CONCATENATE([.D276];[.F276];[.G276];[.H276];IF(OR([.E276]=&quot;SubStart&quot;;[.E276]=&quot;Sub&quot;);[.K276];[.J276]);[.L276]))" office:value-type="string" office:string-value="message {TestInstructionAttributeInputFenixFunctionProperty_ED; // Properties for FunctionSelector attribute" calcext:value-type="string">
            <text:p>message {TestInstructionAttributeInputFenixFunctionProperty_ED; // Properties for FunctionSelector attribute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AttributeInputFenixFunctionProperty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76]) = 0;[.J276];IF(OR([.E276]=&quot;SubStart&quot;;[.E276]=&quot;SubEnd&quot;);&quot;&quot;;[.K276]))">
            <text:p/>
          </table:table-cell>
          <table:table-cell table:style-name="ce9" table:formula="of:=IF([.E276]=&quot;Sub&quot;;[.J275];IF(LEN([.H276])=0;&quot;&quot;;IF([.J275]=&quot;Number&quot;;&quot;&quot;;IF(LEN([.J275])=0;1;[.J275]+1))))">
            <text:p/>
          </table:table-cell>
          <table:table-cell table:style-name="ce9" table:formula="of:=IF(LEN([.H276])=0;&quot;&quot;;IF([.K275]=&quot;SubOrder&quot;;&quot;&quot;;IF([.E276]&lt;&gt;&quot;Sub&quot;;&quot;&quot;;IF(LEN([.K275])=0;1;[.K275]+1))))">
            <text:p/>
          </table:table-cell>
          <table:table-cell office:value-type="string" calcext:value-type="string">
            <text:p>; // Properties for FunctionSelector attribute</text:p>
          </table:table-cell>
          <table:table-cell table:number-columns-repeated="1012"/>
        </table:table-row>
        <table:table-row table:style-name="ro1">
          <table:table-cell table:style-name="ce3" table:formula="of:=IF(ISBLANK([.B277]);&quot;&quot;;CONCATENATE([.D277];[.F277];[.G277];[.H277];IF(OR([.E277]=&quot;SubStart&quot;;[.E277]=&quot;Sub&quot;);[.K277];[.J277]);[.L277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277]) = 0;[.J277];IF(OR([.E277]=&quot;SubStart&quot;;[.E277]=&quot;SubEnd&quot;);&quot;&quot;;[.K277]))" office:value-type="float" office:value="1" calcext:value-type="float">
            <text:p>1</text:p>
          </table:table-cell>
          <table:table-cell table:style-name="ce9" table:formula="of:=IF([.E277]=&quot;Sub&quot;;[.J276];IF(LEN([.H277])=0;&quot;&quot;;IF([.J276]=&quot;Number&quot;;&quot;&quot;;IF(LEN([.J276])=0;1;[.J276]+1))))" office:value-type="float" office:value="1" calcext:value-type="float">
            <text:p>1</text:p>
          </table:table-cell>
          <table:table-cell table:style-name="ce9" table:formula="of:=IF(LEN([.H277])=0;&quot;&quot;;IF([.K276]=&quot;SubOrder&quot;;&quot;&quot;;IF([.E277]&lt;&gt;&quot;Sub&quot;;&quot;&quot;;IF(LEN([.K276])=0;1;[.K276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278]);&quot;&quot;;CONCATENATE([.D278];[.F278];[.G278];[.H278];IF(OR([.E278]=&quot;SubStart&quot;;[.E278]=&quot;Sub&quot;);[.K278];[.J278]);[.L278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278]) = 0;[.J278];IF(OR([.E278]=&quot;SubStart&quot;;[.E278]=&quot;SubEnd&quot;);&quot;&quot;;[.K278]))" office:value-type="float" office:value="2" calcext:value-type="float">
            <text:p>2</text:p>
          </table:table-cell>
          <table:table-cell table:style-name="ce9" table:formula="of:=IF([.E278]=&quot;Sub&quot;;[.J277];IF(LEN([.H278])=0;&quot;&quot;;IF([.J277]=&quot;Number&quot;;&quot;&quot;;IF(LEN([.J277])=0;1;[.J277]+1))))" office:value-type="float" office:value="2" calcext:value-type="float">
            <text:p>2</text:p>
          </table:table-cell>
          <table:table-cell table:style-name="ce9" table:formula="of:=IF(LEN([.H278])=0;&quot;&quot;;IF([.K277]=&quot;SubOrder&quot;;&quot;&quot;;IF([.E278]&lt;&gt;&quot;Sub&quot;;&quot;&quot;;IF(LEN([.K277])=0;1;[.K277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279]);&quot;&quot;;CONCATENATE([.D279];[.F279];[.G279];[.H279];IF(OR([.E279]=&quot;SubStart&quot;;[.E279]=&quot;Sub&quot;);[.K279];[.J279]);[.L279]))" office:value-type="string" office:string-value="string TestInstructionAttributeFunctionSelectorGuid = 3; // The unique guid for the TestInstructionAttributeFileSelectorProperties, set when used in Editor" calcext:value-type="string">
            <text:p>string TestInstructionAttributeFunctionSelectorGuid = 3; // The unique guid for the TestInstructionAttributeFileSelectorProperties, set when used in Editor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FunctionSelectorGuid = </text:p>
          </table:table-cell>
          <table:table-cell table:style-name="ce9" table:formula="of:=IF(LEN([.E279]) = 0;[.J279];IF(OR([.E279]=&quot;SubStart&quot;;[.E279]=&quot;SubEnd&quot;);&quot;&quot;;[.K279]))" office:value-type="float" office:value="3" calcext:value-type="float">
            <text:p>3</text:p>
          </table:table-cell>
          <table:table-cell table:style-name="ce9" table:formula="of:=IF([.E279]=&quot;Sub&quot;;[.J278];IF(LEN([.H279])=0;&quot;&quot;;IF([.J278]=&quot;Number&quot;;&quot;&quot;;IF(LEN([.J278])=0;1;[.J278]+1))))" office:value-type="float" office:value="3" calcext:value-type="float">
            <text:p>3</text:p>
          </table:table-cell>
          <table:table-cell table:style-name="ce9" table:formula="of:=IF(LEN([.H279])=0;&quot;&quot;;IF([.K278]=&quot;SubOrder&quot;;&quot;&quot;;IF([.E279]&lt;&gt;&quot;Sub&quot;;&quot;&quot;;IF(LEN([.K278])=0;1;[.K278]+1))))">
            <text:p/>
          </table:table-cell>
          <table:table-cell office:value-type="string" calcext:value-type="string">
            <text:p>; // The unique guid for the TestInstructionAttributeFileSelectorProperties, set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280]);&quot;&quot;;CONCATENATE([.D280];[.F280];[.G280];[.H280];IF(OR([.E280]=&quot;SubStart&quot;;[.E280]=&quot;Sub&quot;);[.K280];[.J280]);[.L280]))" office:value-type="string" office:string-value="string TestInstructionAttributeFunctionSelectorName = 4; // The name of the TestInstructionAttributeFenixFunctionSelectorProperties" calcext:value-type="string">
            <text:p>string TestInstructionAttributeFunctionSelectorName = 4; // The name of the TestInstructionAttributeFenixFunctionSelectorPropertie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FunctionSelectorName = </text:p>
          </table:table-cell>
          <table:table-cell table:style-name="ce9" table:formula="of:=IF(LEN([.E280]) = 0;[.J280];IF(OR([.E280]=&quot;SubStart&quot;;[.E280]=&quot;SubEnd&quot;);&quot;&quot;;[.K280]))" office:value-type="float" office:value="4" calcext:value-type="float">
            <text:p>4</text:p>
          </table:table-cell>
          <table:table-cell table:style-name="ce9" table:formula="of:=IF([.E280]=&quot;Sub&quot;;[.J279];IF(LEN([.H280])=0;&quot;&quot;;IF([.J279]=&quot;Number&quot;;&quot;&quot;;IF(LEN([.J279])=0;1;[.J279]+1))))" office:value-type="float" office:value="4" calcext:value-type="float">
            <text:p>4</text:p>
          </table:table-cell>
          <table:table-cell table:style-name="ce9" table:formula="of:=IF(LEN([.H280])=0;&quot;&quot;;IF([.K279]=&quot;SubOrder&quot;;&quot;&quot;;IF([.E280]&lt;&gt;&quot;Sub&quot;;&quot;&quot;;IF(LEN([.K279])=0;1;[.K279]+1))))">
            <text:p/>
          </table:table-cell>
          <table:table-cell office:value-type="string" calcext:value-type="string">
            <text:p>; // The name of the TestInstructionAttributeFenixFunctionSelectorProperties</text:p>
          </table:table-cell>
          <table:table-cell table:number-columns-repeated="1012"/>
        </table:table-row>
        <table:table-row table:style-name="ro1">
          <table:table-cell table:style-name="ce3" table:formula="of:=IF(ISBLANK([.B281]);&quot;&quot;;CONCATENATE([.D281];[.F281];[.G281];[.H281];IF(OR([.E281]=&quot;SubStart&quot;;[.E281]=&quot;Sub&quot;);[.K281];[.J281]);[.L281]))" office:value-type="string" office:string-value="string FenixFunctionsSelector = 5; // The File Path to the selected file" calcext:value-type="string">
            <text:p>string FenixFunctionsSelector = 5; // The File Path to the selected fil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FenixFunctionsSelector = </text:p>
          </table:table-cell>
          <table:table-cell table:style-name="ce9" table:formula="of:=IF(LEN([.E281]) = 0;[.J281];IF(OR([.E281]=&quot;SubStart&quot;;[.E281]=&quot;SubEnd&quot;);&quot;&quot;;[.K281]))" office:value-type="float" office:value="5" calcext:value-type="float">
            <text:p>5</text:p>
          </table:table-cell>
          <table:table-cell table:style-name="ce9" table:formula="of:=IF([.E281]=&quot;Sub&quot;;[.J280];IF(LEN([.H281])=0;&quot;&quot;;IF([.J280]=&quot;Number&quot;;&quot;&quot;;IF(LEN([.J280])=0;1;[.J280]+1))))" office:value-type="float" office:value="5" calcext:value-type="float">
            <text:p>5</text:p>
          </table:table-cell>
          <table:table-cell table:style-name="ce9" table:formula="of:=IF(LEN([.H281])=0;&quot;&quot;;IF([.K280]=&quot;SubOrder&quot;;&quot;&quot;;IF([.E281]&lt;&gt;&quot;Sub&quot;;&quot;&quot;;IF(LEN([.K280])=0;1;[.K280]+1))))">
            <text:p/>
          </table:table-cell>
          <table:table-cell office:value-type="string" calcext:value-type="string">
            <text:p>; // The File Path to the selected file</text:p>
          </table:table-cell>
          <table:table-cell table:number-columns-repeated="1012"/>
        </table:table-row>
        <table:table-row table:style-name="ro1">
          <table:table-cell table:style-name="ce3" table:formula="of:=IF(ISBLANK([.B282]);&quot;&quot;;CONCATENATE([.D282];[.F282];[.G282];[.H282];IF(OR([.E282]=&quot;SubStart&quot;;[.E282]=&quot;Sub&quot;);[.K282];[.J282]);[.L282]))" office:value-type="string" office:string-value="enum TestInstructionAttributeIsFunctionCallEnum = {; // Should function be run in Editor or at RunTime" calcext:value-type="string">
            <text:p>enum TestInstructionAttributeIsFunctionCallEnum = {; // Should function be run in Editor or at RunTim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Start</text:p>
          </table:table-cell>
          <table:table-cell table:content-validation-name="val4"/>
          <table:table-cell table:content-validation-name="val5" office:value-type="string" calcext:value-type="string">
            <text:p>enum </text:p>
          </table:table-cell>
          <table:table-cell office:value-type="string" calcext:value-type="string">
            <text:p>TestInstructionAttributeIsFunctionCallEnum = {</text:p>
          </table:table-cell>
          <table:table-cell table:style-name="ce9" table:formula="of:=IF(LEN([.E282]) = 0;[.J282];IF(OR([.E282]=&quot;SubStart&quot;;[.E282]=&quot;SubEnd&quot;);&quot;&quot;;[.K282]))">
            <text:p/>
          </table:table-cell>
          <table:table-cell table:style-name="ce9" table:formula="of:=IF([.E282]=&quot;Sub&quot;;[.J281];IF(LEN([.H282])=0;&quot;&quot;;IF([.J281]=&quot;Number&quot;;&quot;&quot;;IF(LEN([.J281])=0;1;[.J281]+1))))" office:value-type="float" office:value="6" calcext:value-type="float">
            <text:p>6</text:p>
          </table:table-cell>
          <table:table-cell table:style-name="ce9" table:formula="of:=IF(LEN([.H282])=0;&quot;&quot;;IF([.K281]=&quot;SubOrder&quot;;&quot;&quot;;IF([.E282]&lt;&gt;&quot;Sub&quot;;&quot;&quot;;IF(LEN([.K281])=0;1;[.K281]+1))))">
            <text:p/>
          </table:table-cell>
          <table:table-cell office:value-type="string" calcext:value-type="string">
            <text:p>; // Should function be run in Editor or at RunTime</text:p>
          </table:table-cell>
          <table:table-cell table:number-columns-repeated="1012"/>
        </table:table-row>
        <table:table-row table:style-name="ro1">
          <table:table-cell table:style-name="ce3" table:formula="of:=IF(ISBLANK([.B283]);&quot;&quot;;CONCATENATE([.D283];[.F283];[.G283];[.H283];IF(OR([.E283]=&quot;SubStart&quot;;[.E283]=&quot;Sub&quot;);[.K283];[.J283]);[.L283]))" office:value-type="string" office:string-value="    EditorFunctionCall = 1; // Should be run in Editor" calcext:value-type="string">
            <text:p><text:s text:c="4"/>EditorFunctionCall = 1; // Should be run in Editor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EditorFunctionCall = </text:p>
          </table:table-cell>
          <table:table-cell table:style-name="ce9" table:formula="of:=IF(LEN([.E283]) = 0;[.J283];IF(OR([.E283]=&quot;SubStart&quot;;[.E283]=&quot;SubEnd&quot;);&quot;&quot;;[.K283]))" office:value-type="float" office:value="1" calcext:value-type="float">
            <text:p>1</text:p>
          </table:table-cell>
          <table:table-cell table:style-name="ce9" table:formula="of:=IF([.E283]=&quot;Sub&quot;;[.J282];IF(LEN([.H283])=0;&quot;&quot;;IF([.J282]=&quot;Number&quot;;&quot;&quot;;IF(LEN([.J282])=0;1;[.J282]+1))))" office:value-type="float" office:value="6" calcext:value-type="float">
            <text:p>6</text:p>
          </table:table-cell>
          <table:table-cell table:style-name="ce9" table:formula="of:=IF(LEN([.H283])=0;&quot;&quot;;IF([.K282]=&quot;SubOrder&quot;;&quot;&quot;;IF([.E283]&lt;&gt;&quot;Sub&quot;;&quot;&quot;;IF(LEN([.K282])=0;1;[.K282]+1))))" office:value-type="float" office:value="1" calcext:value-type="float">
            <text:p>1</text:p>
          </table:table-cell>
          <table:table-cell office:value-type="string" calcext:value-type="string">
            <text:p>; // Should be run in Editor</text:p>
          </table:table-cell>
          <table:table-cell table:number-columns-repeated="1012"/>
        </table:table-row>
        <table:table-row table:style-name="ro1">
          <table:table-cell table:style-name="ce3" table:formula="of:=IF(ISBLANK([.B284]);&quot;&quot;;CONCATENATE([.D284];[.F284];[.G284];[.H284];IF(OR([.E284]=&quot;SubStart&quot;;[.E284]=&quot;Sub&quot;);[.K284];[.J284]);[.L284]))" office:value-type="string" office:string-value="    RunTimeFunctionCall = 2; // Should be run at Run time" calcext:value-type="string">
            <text:p><text:s text:c="4"/>RunTimeFunctionCall = 2; // Should be run at Run tim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RunTimeFunctionCall = </text:p>
          </table:table-cell>
          <table:table-cell table:style-name="ce9" table:formula="of:=IF(LEN([.E284]) = 0;[.J284];IF(OR([.E284]=&quot;SubStart&quot;;[.E284]=&quot;SubEnd&quot;);&quot;&quot;;[.K284]))" office:value-type="float" office:value="2" calcext:value-type="float">
            <text:p>2</text:p>
          </table:table-cell>
          <table:table-cell table:style-name="ce9" table:formula="of:=IF([.E284]=&quot;Sub&quot;;[.J283];IF(LEN([.H284])=0;&quot;&quot;;IF([.J283]=&quot;Number&quot;;&quot;&quot;;IF(LEN([.J283])=0;1;[.J283]+1))))" office:value-type="float" office:value="6" calcext:value-type="float">
            <text:p>6</text:p>
          </table:table-cell>
          <table:table-cell table:style-name="ce9" table:formula="of:=IF(LEN([.H284])=0;&quot;&quot;;IF([.K283]=&quot;SubOrder&quot;;&quot;&quot;;IF([.E284]&lt;&gt;&quot;Sub&quot;;&quot;&quot;;IF(LEN([.K283])=0;1;[.K283]+1))))" office:value-type="float" office:value="2" calcext:value-type="float">
            <text:p>2</text:p>
          </table:table-cell>
          <table:table-cell office:value-type="string" calcext:value-type="string">
            <text:p>; // Should be run at Run time</text:p>
          </table:table-cell>
          <table:table-cell table:number-columns-repeated="1012"/>
        </table:table-row>
        <table:table-row table:style-name="ro1">
          <table:table-cell table:style-name="ce3" table:formula="of:=IF(ISBLANK([.B285]);&quot;&quot;;CONCATENATE([.D285];[.F285];[.G285];[.H285];IF(OR([.E285]=&quot;SubStart&quot;;[.E285]=&quot;Sub&quot;);[.K285];[.J285]);[.L285]))" office:value-type="string" office:string-value="} = 7" calcext:value-type="string">
            <text:p>} = 7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End</text:p>
          </table:table-cell>
          <table:table-cell table:content-validation-name="val4"/>
          <table:table-cell table:content-validation-name="val5"/>
          <table:table-cell office:value-type="string" calcext:value-type="string">
            <text:p>} = </text:p>
          </table:table-cell>
          <table:table-cell table:style-name="ce9" table:formula="of:=IF(LEN([.E285]) = 0;[.J285];IF(OR([.E285]=&quot;SubStart&quot;;[.E285]=&quot;SubEnd&quot;);&quot;&quot;;[.K285]))">
            <text:p/>
          </table:table-cell>
          <table:table-cell table:style-name="ce9" table:formula="of:=IF([.E285]=&quot;Sub&quot;;[.J284];IF(LEN([.H285])=0;&quot;&quot;;IF([.J284]=&quot;Number&quot;;&quot;&quot;;IF(LEN([.J284])=0;1;[.J284]+1))))" office:value-type="float" office:value="7" calcext:value-type="float">
            <text:p>7</text:p>
          </table:table-cell>
          <table:table-cell table:style-name="ce9" table:formula="of:=IF(LEN([.H285])=0;&quot;&quot;;IF([.K284]=&quot;SubOrder&quot;;&quot;&quot;;IF([.E285]&lt;&gt;&quot;Sub&quot;;&quot;&quot;;IF(LEN([.K284])=0;1;[.K284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86]);&quot;&quot;;CONCATENATE([.D286];[.F286];[.G286];[.H286];IF(OR([.E286]=&quot;SubStart&quot;;[.E286]=&quot;Sub&quot;);[.K286];[.J286]);[.L286]))" office:value-type="string" office:string-value="TestInstructionAttributeInputFenixFunctionPropertyChangeMetaData_ED TestInstructionAttributeInputFenixFunctionPropertyChangeMetaData = 8; // Holds ChangeMetaData-object" calcext:value-type="string">
            <text:p>TestInstructionAttributeInputFenixFunctionPropertyChangeMetaData_ED TestInstructionAttributeInputFenixFunctionPropertyChangeMetaData = 8; // Holds ChangeMetaData-objec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InstructionAttributeInputFenixFunctionPropertyChangeMetaData_ED </text:p>
          </table:table-cell>
          <table:table-cell office:value-type="string" calcext:value-type="string">
            <text:p>TestInstructionAttributeInputFenixFunctionPropertyChangeMetaData = </text:p>
          </table:table-cell>
          <table:table-cell table:style-name="ce9" table:formula="of:=IF(LEN([.E286]) = 0;[.J286];IF(OR([.E286]=&quot;SubStart&quot;;[.E286]=&quot;SubEnd&quot;);&quot;&quot;;[.K286]))" office:value-type="float" office:value="8" calcext:value-type="float">
            <text:p>8</text:p>
          </table:table-cell>
          <table:table-cell table:style-name="ce9" table:formula="of:=IF([.E286]=&quot;Sub&quot;;[.J285];IF(LEN([.H286])=0;&quot;&quot;;IF([.J285]=&quot;Number&quot;;&quot;&quot;;IF(LEN([.J285])=0;1;[.J285]+1))))" office:value-type="float" office:value="8" calcext:value-type="float">
            <text:p>8</text:p>
          </table:table-cell>
          <table:table-cell table:style-name="ce9" table:formula="of:=IF(LEN([.H286])=0;&quot;&quot;;IF([.K285]=&quot;SubOrder&quot;;&quot;&quot;;IF([.E286]&lt;&gt;&quot;Sub&quot;;&quot;&quot;;IF(LEN([.K285])=0;1;[.K285]+1))))">
            <text:p/>
          </table:table-cell>
          <table:table-cell office:value-type="string" calcext:value-type="string">
            <text:p>; // Holds ChangeMetaData-object</text:p>
          </table:table-cell>
          <table:table-cell table:number-columns-repeated="1012"/>
        </table:table-row>
        <table:table-row table:style-name="ro1">
          <table:table-cell table:style-name="ce3" table:formula="of:=IF(ISBLANK([.B287]);&quot;&quot;;CONCATENATE([.D287];[.F287];[.G287];[.H287];IF(OR([.E287]=&quot;SubStart&quot;;[.E287]=&quot;Sub&quot;);[.K287];[.J287]);[.L287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87]) = 0;[.J287];IF(OR([.E287]=&quot;SubStart&quot;;[.E287]=&quot;SubEnd&quot;);&quot;&quot;;[.K287]))">
            <text:p/>
          </table:table-cell>
          <table:table-cell table:style-name="ce9" table:formula="of:=IF([.E287]=&quot;Sub&quot;;[.J286];IF(LEN([.H287])=0;&quot;&quot;;IF([.J286]=&quot;Number&quot;;&quot;&quot;;IF(LEN([.J286])=0;1;[.J286]+1))))">
            <text:p/>
          </table:table-cell>
          <table:table-cell table:style-name="ce9" table:formula="of:=IF(LEN([.H287])=0;&quot;&quot;;IF([.K286]=&quot;SubOrder&quot;;&quot;&quot;;IF([.E287]&lt;&gt;&quot;Sub&quot;;&quot;&quot;;IF(LEN([.K286])=0;1;[.K286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88]);&quot;&quot;;CONCATENATE([.D288];[.F288];[.G288];[.H288];IF(OR([.E288]=&quot;SubStart&quot;;[.E288]=&quot;Sub&quot;);[.K288];[.J288]);[.L288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88]) = 0;[.J288];IF(OR([.E288]=&quot;SubStart&quot;;[.E288]=&quot;SubEnd&quot;);&quot;&quot;;[.K288]))">
            <text:p/>
          </table:table-cell>
          <table:table-cell table:style-name="ce9" table:formula="of:=IF([.E288]=&quot;Sub&quot;;[.J287];IF(LEN([.H288])=0;&quot;&quot;;IF([.J287]=&quot;Number&quot;;&quot;&quot;;IF(LEN([.J287])=0;1;[.J287]+1))))">
            <text:p/>
          </table:table-cell>
          <table:table-cell table:style-name="ce9" table:formula="of:=IF(LEN([.H288])=0;&quot;&quot;;IF([.K287]=&quot;SubOrder&quot;;&quot;&quot;;IF([.E288]&lt;&gt;&quot;Sub&quot;;&quot;&quot;;IF(LEN([.K287])=0;1;[.K287]+1))))">
            <text:p/>
          </table:table-cell>
          <table:table-cell table:style-name="ce11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289]);&quot;&quot;;CONCATENATE([.D289];[.F289];[.G289];[.H289];IF(OR([.E289]=&quot;SubStart&quot;;[.E289]=&quot;Sub&quot;);[.K289];[.J289]);[.L289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89]) = 0;[.J289];IF(OR([.E289]=&quot;SubStart&quot;;[.E289]=&quot;SubEnd&quot;);&quot;&quot;;[.K289]))">
            <text:p/>
          </table:table-cell>
          <table:table-cell table:style-name="ce9" table:formula="of:=IF([.E289]=&quot;Sub&quot;;[.J288];IF(LEN([.H289])=0;&quot;&quot;;IF([.J288]=&quot;Number&quot;;&quot;&quot;;IF(LEN([.J288])=0;1;[.J288]+1))))">
            <text:p/>
          </table:table-cell>
          <table:table-cell table:style-name="ce9" table:formula="of:=IF(LEN([.H289])=0;&quot;&quot;;IF([.K288]=&quot;SubOrder&quot;;&quot;&quot;;IF([.E289]&lt;&gt;&quot;Sub&quot;;&quot;&quot;;IF(LEN([.K288])=0;1;[.K288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90]);&quot;&quot;;CONCATENATE([.D290];[.F290];[.G290];[.H290];IF(OR([.E290]=&quot;SubStart&quot;;[.E290]=&quot;Sub&quot;);[.K290];[.J290]);[.L290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90]) = 0;[.J290];IF(OR([.E290]=&quot;SubStart&quot;;[.E290]=&quot;SubEnd&quot;);&quot;&quot;;[.K290]))">
            <text:p/>
          </table:table-cell>
          <table:table-cell table:style-name="ce9" table:formula="of:=IF([.E290]=&quot;Sub&quot;;[.J289];IF(LEN([.H290])=0;&quot;&quot;;IF([.J289]=&quot;Number&quot;;&quot;&quot;;IF(LEN([.J289])=0;1;[.J289]+1))))">
            <text:p/>
          </table:table-cell>
          <table:table-cell table:style-name="ce9" table:formula="of:=IF(LEN([.H290])=0;&quot;&quot;;IF([.K289]=&quot;SubOrder&quot;;&quot;&quot;;IF([.E290]&lt;&gt;&quot;Sub&quot;;&quot;&quot;;IF(LEN([.K289])=0;1;[.K289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291]);&quot;&quot;;CONCATENATE([.D291];[.F291];[.G291];[.H291];IF(OR([.E291]=&quot;SubStart&quot;;[.E291]=&quot;Sub&quot;);[.K291];[.J291]);[.L291]))" office:value-type="string" office:string-value="message {TestInstructionAttributeInputFenixFunctionPropertyChangeMetaData_ED; // Holds Change-meteadata for FenixFunctionAttribute when used in editor" calcext:value-type="string">
            <text:p>message {TestInstructionAttributeInputFenixFunctionPropertyChangeMetaData_ED; // Holds Change-meteadata for FenixFunctionAttribute when used in editor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InstructionAttributeInputFenixFunctionPropertyChang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91]) = 0;[.J291];IF(OR([.E291]=&quot;SubStart&quot;;[.E291]=&quot;SubEnd&quot;);&quot;&quot;;[.K291]))">
            <text:p/>
          </table:table-cell>
          <table:table-cell table:style-name="ce9" table:formula="of:=IF([.E291]=&quot;Sub&quot;;[.J290];IF(LEN([.H291])=0;&quot;&quot;;IF([.J290]=&quot;Number&quot;;&quot;&quot;;IF(LEN([.J290])=0;1;[.J290]+1))))">
            <text:p/>
          </table:table-cell>
          <table:table-cell table:style-name="ce9" table:formula="of:=IF(LEN([.H291])=0;&quot;&quot;;IF([.K290]=&quot;SubOrder&quot;;&quot;&quot;;IF([.E291]&lt;&gt;&quot;Sub&quot;;&quot;&quot;;IF(LEN([.K290])=0;1;[.K290]+1))))">
            <text:p/>
          </table:table-cell>
          <table:table-cell table:style-name="ce6" office:value-type="string" calcext:value-type="string">
            <text:p>; // Holds Change-meteadata for FenixFunctionAttribute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292]);&quot;&quot;;CONCATENATE([.D292];[.F292];[.G292];[.H292];IF(OR([.E292]=&quot;SubStart&quot;;[.E292]=&quot;Sub&quot;);[.K292];[.J292]);[.L292]))" office:value-type="string" office:string-value="string TestInstructionAttributeInputFenixFunctionPropertyChangeMetaDataNewGuid = 1; // The new Guid for the FenixFunctionAttribute when changed, deleted etc." calcext:value-type="string">
            <text:p>string TestInstructionAttributeInputFenixFunctionPropertyChangeMetaDataNewGuid = 1; // The new Guid for the FenixFunctionAttribute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FenixFunctionPropertyChangeMetaDataNewGuid = </text:p>
          </table:table-cell>
          <table:table-cell table:style-name="ce9" table:formula="of:=IF(LEN([.E292]) = 0;[.J292];IF(OR([.E292]=&quot;SubStart&quot;;[.E292]=&quot;SubEnd&quot;);&quot;&quot;;[.K292]))" office:value-type="float" office:value="1" calcext:value-type="float">
            <text:p>1</text:p>
          </table:table-cell>
          <table:table-cell table:style-name="ce9" table:formula="of:=IF([.E292]=&quot;Sub&quot;;[.J291];IF(LEN([.H292])=0;&quot;&quot;;IF([.J291]=&quot;Number&quot;;&quot;&quot;;IF(LEN([.J291])=0;1;[.J291]+1))))" office:value-type="float" office:value="1" calcext:value-type="float">
            <text:p>1</text:p>
          </table:table-cell>
          <table:table-cell table:style-name="ce9" table:formula="of:=IF(LEN([.H292])=0;&quot;&quot;;IF([.K291]=&quot;SubOrder&quot;;&quot;&quot;;IF([.E292]&lt;&gt;&quot;Sub&quot;;&quot;&quot;;IF(LEN([.K291])=0;1;[.K291]+1))))">
            <text:p/>
          </table:table-cell>
          <table:table-cell table:style-name="ce6" office:value-type="string" calcext:value-type="string">
            <text:p>; // The new Guid for the FenixFunctionAttribute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293]);&quot;&quot;;CONCATENATE([.D293];[.F293];[.G293];[.H293];IF(OR([.E293]=&quot;SubStart&quot;;[.E293]=&quot;Sub&quot;);[.K293];[.J293]);[.L293]))" office:value-type="string" office:string-value="string TestInstructionAttributeInputFenixFunctionPropertyChangeMetaDataPreviousGuid = 2; // The previous Guid for the FenixFunctionAttribute when changed, deleted etc." calcext:value-type="string">
            <text:p>string TestInstructionAttributeInputFenixFunctionPropertyChangeMetaDataPreviousGuid = 2; // The previous Guid for the FenixFunctionAttribute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FenixFunctionPropertyChangeMetaDataPreviousGuid = </text:p>
          </table:table-cell>
          <table:table-cell table:style-name="ce9" table:formula="of:=IF(LEN([.E293]) = 0;[.J293];IF(OR([.E293]=&quot;SubStart&quot;;[.E293]=&quot;SubEnd&quot;);&quot;&quot;;[.K293]))" office:value-type="float" office:value="2" calcext:value-type="float">
            <text:p>2</text:p>
          </table:table-cell>
          <table:table-cell table:style-name="ce9" table:formula="of:=IF([.E293]=&quot;Sub&quot;;[.J292];IF(LEN([.H293])=0;&quot;&quot;;IF([.J292]=&quot;Number&quot;;&quot;&quot;;IF(LEN([.J292])=0;1;[.J292]+1))))" office:value-type="float" office:value="2" calcext:value-type="float">
            <text:p>2</text:p>
          </table:table-cell>
          <table:table-cell table:style-name="ce9" table:formula="of:=IF(LEN([.H293])=0;&quot;&quot;;IF([.K292]=&quot;SubOrder&quot;;&quot;&quot;;IF([.E293]&lt;&gt;&quot;Sub&quot;;&quot;&quot;;IF(LEN([.K292])=0;1;[.K292]+1))))">
            <text:p/>
          </table:table-cell>
          <table:table-cell table:style-name="ce6" office:value-type="string" calcext:value-type="string">
            <text:p>; // The previous Guid for the FenixFunctionAttribute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294]);&quot;&quot;;CONCATENATE([.D294];[.F294];[.G294];[.H294];IF(OR([.E294]=&quot;SubStart&quot;;[.E294]=&quot;Sub&quot;);[.K294];[.J294]);[.L294]))" office:value-type="string" office:string-value="string TestInstructionAttributeInputFenixFunctionPropertyChangeMetaDataCreatedDate = 3; // Date when created in Test Case" calcext:value-type="string">
            <text:p>string TestInstructionAttributeInputFenixFunctionPropertyChangeMetaDataCreatedDate = 3; // Date when created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FenixFunctionPropertyChangeMetaDataCreatedDate = </text:p>
          </table:table-cell>
          <table:table-cell table:style-name="ce9" table:formula="of:=IF(LEN([.E294]) = 0;[.J294];IF(OR([.E294]=&quot;SubStart&quot;;[.E294]=&quot;SubEnd&quot;);&quot;&quot;;[.K294]))" office:value-type="float" office:value="3" calcext:value-type="float">
            <text:p>3</text:p>
          </table:table-cell>
          <table:table-cell table:style-name="ce9" table:formula="of:=IF([.E294]=&quot;Sub&quot;;[.J293];IF(LEN([.H294])=0;&quot;&quot;;IF([.J293]=&quot;Number&quot;;&quot;&quot;;IF(LEN([.J293])=0;1;[.J293]+1))))" office:value-type="float" office:value="3" calcext:value-type="float">
            <text:p>3</text:p>
          </table:table-cell>
          <table:table-cell table:style-name="ce9" table:formula="of:=IF(LEN([.H294])=0;&quot;&quot;;IF([.K293]=&quot;SubOrder&quot;;&quot;&quot;;IF([.E294]&lt;&gt;&quot;Sub&quot;;&quot;&quot;;IF(LEN([.K293])=0;1;[.K293]+1))))">
            <text:p/>
          </table:table-cell>
          <table:table-cell table:style-name="ce6" office:value-type="string" calcext:value-type="string">
            <text:p>; // Date when created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295]);&quot;&quot;;CONCATENATE([.D295];[.F295];[.G295];[.H295];IF(OR([.E295]=&quot;SubStart&quot;;[.E295]=&quot;Sub&quot;);[.K295];[.J295]);[.L295]))" office:value-type="string" office:string-value="string TestInstructionAttributeInputFenixFunctionPropertyChangeMetaDataCreatedBy = 4; // Who create the FenixFunctionAttribute in Test Case" calcext:value-type="string">
            <text:p>string TestInstructionAttributeInputFenixFunctionPropertyChangeMetaDataCreatedBy = 4; // Who create the FenixFunctionAttribute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FenixFunctionPropertyChangeMetaDataCreatedBy = </text:p>
          </table:table-cell>
          <table:table-cell table:style-name="ce9" table:formula="of:=IF(LEN([.E295]) = 0;[.J295];IF(OR([.E295]=&quot;SubStart&quot;;[.E295]=&quot;SubEnd&quot;);&quot;&quot;;[.K295]))" office:value-type="float" office:value="4" calcext:value-type="float">
            <text:p>4</text:p>
          </table:table-cell>
          <table:table-cell table:style-name="ce9" table:formula="of:=IF([.E295]=&quot;Sub&quot;;[.J294];IF(LEN([.H295])=0;&quot;&quot;;IF([.J294]=&quot;Number&quot;;&quot;&quot;;IF(LEN([.J294])=0;1;[.J294]+1))))" office:value-type="float" office:value="4" calcext:value-type="float">
            <text:p>4</text:p>
          </table:table-cell>
          <table:table-cell table:style-name="ce9" table:formula="of:=IF(LEN([.H295])=0;&quot;&quot;;IF([.K294]=&quot;SubOrder&quot;;&quot;&quot;;IF([.E295]&lt;&gt;&quot;Sub&quot;;&quot;&quot;;IF(LEN([.K294])=0;1;[.K294]+1))))">
            <text:p/>
          </table:table-cell>
          <table:table-cell table:style-name="ce6" office:value-type="string" calcext:value-type="string">
            <text:p>; // Who create the FenixFunctionAttribute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296]);&quot;&quot;;CONCATENATE([.D296];[.F296];[.G296];[.H296];IF(OR([.E296]=&quot;SubStart&quot;;[.E296]=&quot;Sub&quot;);[.K296];[.J296]);[.L296]))" office:value-type="string" office:string-value="string TestInstructionAttributeInputFenixFunctionPropertyChangeMetaDataChangeDate = 5; // Date when FenixFunctionAttribute was changed" calcext:value-type="string">
            <text:p>string TestInstructionAttributeInputFenixFunctionPropertyChangeMetaDataChangeDate = 5; // Date when FenixFunctionAttribute was chang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FenixFunctionPropertyChangeMetaDataChangeDate = </text:p>
          </table:table-cell>
          <table:table-cell table:style-name="ce9" table:formula="of:=IF(LEN([.E296]) = 0;[.J296];IF(OR([.E296]=&quot;SubStart&quot;;[.E296]=&quot;SubEnd&quot;);&quot;&quot;;[.K296]))" office:value-type="float" office:value="5" calcext:value-type="float">
            <text:p>5</text:p>
          </table:table-cell>
          <table:table-cell table:style-name="ce9" table:formula="of:=IF([.E296]=&quot;Sub&quot;;[.J295];IF(LEN([.H296])=0;&quot;&quot;;IF([.J295]=&quot;Number&quot;;&quot;&quot;;IF(LEN([.J295])=0;1;[.J295]+1))))" office:value-type="float" office:value="5" calcext:value-type="float">
            <text:p>5</text:p>
          </table:table-cell>
          <table:table-cell table:style-name="ce9" table:formula="of:=IF(LEN([.H296])=0;&quot;&quot;;IF([.K295]=&quot;SubOrder&quot;;&quot;&quot;;IF([.E296]&lt;&gt;&quot;Sub&quot;;&quot;&quot;;IF(LEN([.K295])=0;1;[.K295]+1))))">
            <text:p/>
          </table:table-cell>
          <table:table-cell table:style-name="ce6" office:value-type="string" calcext:value-type="string">
            <text:p>; // Date when FenixFunctionAttribute was changed</text:p>
          </table:table-cell>
          <table:table-cell table:number-columns-repeated="1012"/>
        </table:table-row>
        <table:table-row table:style-name="ro1">
          <table:table-cell table:style-name="ce3" table:formula="of:=IF(ISBLANK([.B297]);&quot;&quot;;CONCATENATE([.D297];[.F297];[.G297];[.H297];IF(OR([.E297]=&quot;SubStart&quot;;[.E297]=&quot;Sub&quot;);[.K297];[.J297]);[.L297]))" office:value-type="string" office:string-value="string TestInstructionAttributeInputFenixFunctionPropertyChangeMetaDataChangeBy = 6; // Who changed the FenixFunctionAttribute in the Test Case" calcext:value-type="string">
            <text:p>string TestInstructionAttributeInputFenixFunctionPropertyChangeMetaDataChangeBy = 6; // Who changed the FenixFunctionAttribute in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InstructionAttributeInputFenixFunctionPropertyChangeMetaDataChangeBy = </text:p>
          </table:table-cell>
          <table:table-cell table:style-name="ce9" table:formula="of:=IF(LEN([.E297]) = 0;[.J297];IF(OR([.E297]=&quot;SubStart&quot;;[.E297]=&quot;SubEnd&quot;);&quot;&quot;;[.K297]))" office:value-type="float" office:value="6" calcext:value-type="float">
            <text:p>6</text:p>
          </table:table-cell>
          <table:table-cell table:style-name="ce9" table:formula="of:=IF([.E297]=&quot;Sub&quot;;[.J296];IF(LEN([.H297])=0;&quot;&quot;;IF([.J296]=&quot;Number&quot;;&quot;&quot;;IF(LEN([.J296])=0;1;[.J296]+1))))" office:value-type="float" office:value="6" calcext:value-type="float">
            <text:p>6</text:p>
          </table:table-cell>
          <table:table-cell table:style-name="ce9" table:formula="of:=IF(LEN([.H297])=0;&quot;&quot;;IF([.K296]=&quot;SubOrder&quot;;&quot;&quot;;IF([.E297]&lt;&gt;&quot;Sub&quot;;&quot;&quot;;IF(LEN([.K296])=0;1;[.K296]+1))))">
            <text:p/>
          </table:table-cell>
          <table:table-cell table:style-name="ce6" office:value-type="string" calcext:value-type="string">
            <text:p>; // Who changed the FenixFunctionAttribute in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298]);&quot;&quot;;CONCATENATE([.D298];[.F298];[.G298];[.H298];IF(OR([.E298]=&quot;SubStart&quot;;[.E298]=&quot;Sub&quot;);[.K298];[.J298]);[.L298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98]) = 0;[.J298];IF(OR([.E298]=&quot;SubStart&quot;;[.E298]=&quot;SubEnd&quot;);&quot;&quot;;[.K298]))">
            <text:p/>
          </table:table-cell>
          <table:table-cell table:style-name="ce9" table:formula="of:=IF([.E298]=&quot;Sub&quot;;[.J297];IF(LEN([.H298])=0;&quot;&quot;;IF([.J297]=&quot;Number&quot;;&quot;&quot;;IF(LEN([.J297])=0;1;[.J297]+1))))">
            <text:p/>
          </table:table-cell>
          <table:table-cell table:style-name="ce9" table:formula="of:=IF(LEN([.H298])=0;&quot;&quot;;IF([.K297]=&quot;SubOrder&quot;;&quot;&quot;;IF([.E298]&lt;&gt;&quot;Sub&quot;;&quot;&quot;;IF(LEN([.K297])=0;1;[.K29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299]);&quot;&quot;;CONCATENATE([.D299];[.F299];[.G299];[.H299];IF(OR([.E299]=&quot;SubStart&quot;;[.E299]=&quot;Sub&quot;);[.K299];[.J299]);[.L299]))" office:value-type="string" office:string-value="190204" calcext:value-type="string">
            <text:p>190204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99]) = 0;[.J299];IF(OR([.E299]=&quot;SubStart&quot;;[.E299]=&quot;SubEnd&quot;);&quot;&quot;;[.K299]))">
            <text:p/>
          </table:table-cell>
          <table:table-cell table:style-name="ce9" table:formula="of:=IF([.E299]=&quot;Sub&quot;;[.J298];IF(LEN([.H299])=0;&quot;&quot;;IF([.J298]=&quot;Number&quot;;&quot;&quot;;IF(LEN([.J298])=0;1;[.J298]+1))))">
            <text:p/>
          </table:table-cell>
          <table:table-cell table:style-name="ce9" table:formula="of:=IF(LEN([.H299])=0;&quot;&quot;;IF([.K298]=&quot;SubOrder&quot;;&quot;&quot;;IF([.E299]&lt;&gt;&quot;Sub&quot;;&quot;&quot;;IF(LEN([.K298])=0;1;[.K298]+1))))">
            <text:p/>
          </table:table-cell>
          <table:table-cell table:style-name="ce6" office:value-type="string" calcext:value-type="string">
            <text:p>190204</text:p>
          </table:table-cell>
          <table:table-cell table:number-columns-repeated="1012"/>
        </table:table-row>
        <table:table-row table:style-name="ro1">
          <table:table-cell table:style-name="ce3" table:formula="of:=IF(ISBLANK([.B300]);&quot;&quot;;CONCATENATE([.D300];[.F300];[.G300];[.H300];IF(OR([.E300]=&quot;SubStart&quot;;[.E300]=&quot;Sub&quot;);[.K300];[.J300]);[.L300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00]) = 0;[.J300];IF(OR([.E300]=&quot;SubStart&quot;;[.E300]=&quot;SubEnd&quot;);&quot;&quot;;[.K300]))">
            <text:p/>
          </table:table-cell>
          <table:table-cell table:style-name="ce9" table:formula="of:=IF([.E300]=&quot;Sub&quot;;[.J299];IF(LEN([.H300])=0;&quot;&quot;;IF([.J299]=&quot;Number&quot;;&quot;&quot;;IF(LEN([.J299])=0;1;[.J299]+1))))">
            <text:p/>
          </table:table-cell>
          <table:table-cell table:style-name="ce9" table:formula="of:=IF(LEN([.H300])=0;&quot;&quot;;IF([.K299]=&quot;SubOrder&quot;;&quot;&quot;;IF([.E300]&lt;&gt;&quot;Sub&quot;;&quot;&quot;;IF(LEN([.K299])=0;1;[.K29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301]);&quot;&quot;;CONCATENATE([.D301];[.F301];[.G301];[.H301];IF(OR([.E301]=&quot;SubStart&quot;;[.E301]=&quot;Sub&quot;);[.K301];[.J301]);[.L301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01]) = 0;[.J301];IF(OR([.E301]=&quot;SubStart&quot;;[.E301]=&quot;SubEnd&quot;);&quot;&quot;;[.K301]))">
            <text:p/>
          </table:table-cell>
          <table:table-cell table:style-name="ce9" table:formula="of:=IF([.E301]=&quot;Sub&quot;;[.J300];IF(LEN([.H301])=0;&quot;&quot;;IF([.J300]=&quot;Number&quot;;&quot;&quot;;IF(LEN([.J300])=0;1;[.J300]+1))))">
            <text:p/>
          </table:table-cell>
          <table:table-cell table:style-name="ce9" table:formula="of:=IF(LEN([.H301])=0;&quot;&quot;;IF([.K300]=&quot;SubOrder&quot;;&quot;&quot;;IF([.E301]&lt;&gt;&quot;Sub&quot;;&quot;&quot;;IF(LEN([.K300])=0;1;[.K300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02]);&quot;&quot;;CONCATENATE([.D302];[.F302];[.G302];[.H302];IF(OR([.E302]=&quot;SubStart&quot;;[.E302]=&quot;Sub&quot;);[.K302];[.J302]);[.L302]))" office:value-type="string" office:string-value="message {TestMainGroup_ED; // The MainGroup that holds ProcessContainers for a 'TestCase'" calcext:value-type="string">
            <text:p>message {TestMainGroup_ED; // The MainGroup that holds ProcessContainers for a 'TestCase'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MainGroup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02]) = 0;[.J302];IF(OR([.E302]=&quot;SubStart&quot;;[.E302]=&quot;SubEnd&quot;);&quot;&quot;;[.K302]))">
            <text:p/>
          </table:table-cell>
          <table:table-cell table:style-name="ce9" table:formula="of:=IF([.E302]=&quot;Sub&quot;;[.J301];IF(LEN([.H302])=0;&quot;&quot;;IF([.J301]=&quot;Number&quot;;&quot;&quot;;IF(LEN([.J301])=0;1;[.J301]+1))))">
            <text:p/>
          </table:table-cell>
          <table:table-cell table:style-name="ce9" table:formula="of:=IF(LEN([.H302])=0;&quot;&quot;;IF([.K301]=&quot;SubOrder&quot;;&quot;&quot;;IF([.E302]&lt;&gt;&quot;Sub&quot;;&quot;&quot;;IF(LEN([.K301])=0;1;[.K301]+1))))">
            <text:p/>
          </table:table-cell>
          <table:table-cell office:value-type="string" calcext:value-type="string">
            <text:p>; // The MainGroup that holds ProcessContainers for a 'TestCase'</text:p>
          </table:table-cell>
          <table:table-cell table:number-columns-repeated="1012"/>
        </table:table-row>
        <table:table-row table:style-name="ro1">
          <table:table-cell table:style-name="ce3" table:formula="of:=IF(ISBLANK([.B303]);&quot;&quot;;CONCATENATE([.D303];[.F303];[.G303];[.H303];IF(OR([.E303]=&quot;SubStart&quot;;[.E303]=&quot;Sub&quot;);[.K303];[.J303]);[.L303]))" office:value-type="string" office:string-value="string TestMainGroupGuid = 1; // The unique id of the MainGroup, this is not used for handling of versions whicj can be found in ChangeMetaData-part" calcext:value-type="string">
            <text:p>string TestMainGroupGuid = 1; // The unique id of the MainGroup, this is not used for handling of versions whicj can be found in ChangeMetaData-par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MainGroupGuid = </text:p>
          </table:table-cell>
          <table:table-cell table:style-name="ce9" table:formula="of:=IF(LEN([.E303]) = 0;[.J303];IF(OR([.E303]=&quot;SubStart&quot;;[.E303]=&quot;SubEnd&quot;);&quot;&quot;;[.K303]))" office:value-type="float" office:value="1" calcext:value-type="float">
            <text:p>1</text:p>
          </table:table-cell>
          <table:table-cell table:style-name="ce9" table:formula="of:=IF([.E303]=&quot;Sub&quot;;[.J302];IF(LEN([.H303])=0;&quot;&quot;;IF([.J302]=&quot;Number&quot;;&quot;&quot;;IF(LEN([.J302])=0;1;[.J302]+1))))" office:value-type="float" office:value="1" calcext:value-type="float">
            <text:p>1</text:p>
          </table:table-cell>
          <table:table-cell table:style-name="ce9" table:formula="of:=IF(LEN([.H303])=0;&quot;&quot;;IF([.K302]=&quot;SubOrder&quot;;&quot;&quot;;IF([.E303]&lt;&gt;&quot;Sub&quot;;&quot;&quot;;IF(LEN([.K302])=0;1;[.K302]+1))))">
            <text:p/>
          </table:table-cell>
          <table:table-cell office:value-type="string" calcext:value-type="string">
            <text:p>; // The unique id of the MainGroup, this is not used for handling of versions whicj can be found in ChangeMetaData-part</text:p>
          </table:table-cell>
          <table:table-cell table:number-columns-repeated="1012"/>
        </table:table-row>
        <table:table-row table:style-name="ro1">
          <table:table-cell table:style-name="ce3" table:formula="of:=IF(ISBLANK([.B304]);&quot;&quot;;CONCATENATE([.D304];[.F304];[.G304];[.H304];IF(OR([.E304]=&quot;SubStart&quot;;[.E304]=&quot;Sub&quot;);[.K304];[.J304]);[.L304]))" office:value-type="string" office:string-value="TestGroupBasicMetaDataType TestMainGroupBasicMetaData = 2; // Basic information like name, description and dates" calcext:value-type="string">
            <text:p>TestGroupBasicMetaDataType TestMainGroupBasicMetaData = 2; // Basic information like name, description and date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GroupBasicMetaDataType </text:p>
          </table:table-cell>
          <table:table-cell office:value-type="string" calcext:value-type="string">
            <text:p>TestMainGroupBasicMetaData = </text:p>
          </table:table-cell>
          <table:table-cell table:style-name="ce9" table:formula="of:=IF(LEN([.E304]) = 0;[.J304];IF(OR([.E304]=&quot;SubStart&quot;;[.E304]=&quot;SubEnd&quot;);&quot;&quot;;[.K304]))" office:value-type="float" office:value="2" calcext:value-type="float">
            <text:p>2</text:p>
          </table:table-cell>
          <table:table-cell table:style-name="ce9" table:formula="of:=IF([.E304]=&quot;Sub&quot;;[.J303];IF(LEN([.H304])=0;&quot;&quot;;IF([.J303]=&quot;Number&quot;;&quot;&quot;;IF(LEN([.J303])=0;1;[.J303]+1))))" office:value-type="float" office:value="2" calcext:value-type="float">
            <text:p>2</text:p>
          </table:table-cell>
          <table:table-cell table:style-name="ce9" table:formula="of:=IF(LEN([.H304])=0;&quot;&quot;;IF([.K303]=&quot;SubOrder&quot;;&quot;&quot;;IF([.E304]&lt;&gt;&quot;Sub&quot;;&quot;&quot;;IF(LEN([.K303])=0;1;[.K303]+1))))">
            <text:p/>
          </table:table-cell>
          <table:table-cell office:value-type="string" calcext:value-type="string">
            <text:p>; // Basic information like name, description and dates</text:p>
          </table:table-cell>
          <table:table-cell table:number-columns-repeated="1012"/>
        </table:table-row>
        <table:table-row table:style-name="ro1">
          <table:table-cell table:style-name="ce3" table:formula="of:=IF(ISBLANK([.B305]);&quot;&quot;;CONCATENATE([.D305];[.F305];[.G305];[.H305];IF(OR([.E305]=&quot;SubStart&quot;;[.E305]=&quot;Sub&quot;);[.K305];[.J305]);[.L305]))" office:value-type="string" office:string-value="TestGroupMetaDataType TestMainGroupMetaData = 3; // Dynamic MetaData for " calcext:value-type="string">
            <text:p>TestGroupMetaDataType TestMainGroupMetaData = 3; // Dynamic MetaData for 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GroupMetaDataType </text:p>
          </table:table-cell>
          <table:table-cell office:value-type="string" calcext:value-type="string">
            <text:p>TestMainGroupMetaData = </text:p>
          </table:table-cell>
          <table:table-cell table:style-name="ce9" table:formula="of:=IF(LEN([.E305]) = 0;[.J305];IF(OR([.E305]=&quot;SubStart&quot;;[.E305]=&quot;SubEnd&quot;);&quot;&quot;;[.K305]))" office:value-type="float" office:value="3" calcext:value-type="float">
            <text:p>3</text:p>
          </table:table-cell>
          <table:table-cell table:style-name="ce9" table:formula="of:=IF([.E305]=&quot;Sub&quot;;[.J304];IF(LEN([.H305])=0;&quot;&quot;;IF([.J304]=&quot;Number&quot;;&quot;&quot;;IF(LEN([.J304])=0;1;[.J304]+1))))" office:value-type="float" office:value="3" calcext:value-type="float">
            <text:p>3</text:p>
          </table:table-cell>
          <table:table-cell table:style-name="ce9" table:formula="of:=IF(LEN([.H305])=0;&quot;&quot;;IF([.K304]=&quot;SubOrder&quot;;&quot;&quot;;IF([.E305]&lt;&gt;&quot;Sub&quot;;&quot;&quot;;IF(LEN([.K304])=0;1;[.K304]+1))))">
            <text:p/>
          </table:table-cell>
          <table:table-cell office:value-type="string" calcext:value-type="string">
            <text:p>; // Dynamic MetaData for </text:p>
          </table:table-cell>
          <table:table-cell table:number-columns-repeated="1012"/>
        </table:table-row>
        <table:table-row table:style-name="ro1">
          <table:table-cell table:style-name="ce3" table:formula="of:=IF(ISBLANK([.B306]);&quot;&quot;;CONCATENATE([.D306];[.F306];[.G306];[.H306];IF(OR([.E306]=&quot;SubStart&quot;;[.E306]=&quot;Sub&quot;);[.K306];[.J306]);[.L306]))" office:value-type="string" office:string-value="string TestMainGroupContainerGuidReference = 4; // Holds guid for the first container for the TestMainGroup" calcext:value-type="string">
            <text:p>string TestMainGroupContainerGuidReference = 4; // Holds guid for the first container for the TestMainGroup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MainGroupContainerGuidReference = </text:p>
          </table:table-cell>
          <table:table-cell table:style-name="ce9" table:formula="of:=IF(LEN([.E306]) = 0;[.J306];IF(OR([.E306]=&quot;SubStart&quot;;[.E306]=&quot;SubEnd&quot;);&quot;&quot;;[.K306]))" office:value-type="float" office:value="4" calcext:value-type="float">
            <text:p>4</text:p>
          </table:table-cell>
          <table:table-cell table:style-name="ce9" table:formula="of:=IF([.E306]=&quot;Sub&quot;;[.J305];IF(LEN([.H306])=0;&quot;&quot;;IF([.J305]=&quot;Number&quot;;&quot;&quot;;IF(LEN([.J305])=0;1;[.J305]+1))))" office:value-type="float" office:value="4" calcext:value-type="float">
            <text:p>4</text:p>
          </table:table-cell>
          <table:table-cell table:style-name="ce9" table:formula="of:=IF(LEN([.H306])=0;&quot;&quot;;IF([.K305]=&quot;SubOrder&quot;;&quot;&quot;;IF([.E306]&lt;&gt;&quot;Sub&quot;;&quot;&quot;;IF(LEN([.K305])=0;1;[.K305]+1))))">
            <text:p/>
          </table:table-cell>
          <table:table-cell office:value-type="string" calcext:value-type="string">
            <text:p>; // Holds guid for the first container for the TestMainGroup</text:p>
          </table:table-cell>
          <table:table-cell table:number-columns-repeated="1012"/>
        </table:table-row>
        <table:table-row table:style-name="ro1">
          <table:table-cell table:style-name="ce3" table:formula="of:=IF(ISBLANK([.B307]);&quot;&quot;;CONCATENATE([.D307];[.F307];[.G307];[.H307];IF(OR([.E307]=&quot;SubStart&quot;;[.E307]=&quot;Sub&quot;);[.K307];[.J307]);[.L307]))" office:value-type="string" office:string-value="TestGroupBasicChangeMetaData_ED TestGroupBasicChangeMetaData = 5; // Holds the ChangeMetaData för the MainGroup" calcext:value-type="string">
            <text:p>TestGroupBasicChangeMetaData_ED TestGroupBasicChangeMetaData = 5; // Holds the ChangeMetaData för the MainGroup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GroupBasicChangeMetaData_ED </text:p>
          </table:table-cell>
          <table:table-cell office:value-type="string" calcext:value-type="string">
            <text:p>TestGroupBasicChangeMetaData = </text:p>
          </table:table-cell>
          <table:table-cell table:style-name="ce9" table:formula="of:=IF(LEN([.E307]) = 0;[.J307];IF(OR([.E307]=&quot;SubStart&quot;;[.E307]=&quot;SubEnd&quot;);&quot;&quot;;[.K307]))" office:value-type="float" office:value="5" calcext:value-type="float">
            <text:p>5</text:p>
          </table:table-cell>
          <table:table-cell table:style-name="ce9" table:formula="of:=IF([.E307]=&quot;Sub&quot;;[.J306];IF(LEN([.H307])=0;&quot;&quot;;IF([.J306]=&quot;Number&quot;;&quot;&quot;;IF(LEN([.J306])=0;1;[.J306]+1))))" office:value-type="float" office:value="5" calcext:value-type="float">
            <text:p>5</text:p>
          </table:table-cell>
          <table:table-cell table:style-name="ce9" table:formula="of:=IF(LEN([.H307])=0;&quot;&quot;;IF([.K306]=&quot;SubOrder&quot;;&quot;&quot;;IF([.E307]&lt;&gt;&quot;Sub&quot;;&quot;&quot;;IF(LEN([.K306])=0;1;[.K306]+1))))">
            <text:p/>
          </table:table-cell>
          <table:table-cell office:value-type="string" calcext:value-type="string">
            <text:p>; // Holds the ChangeMetaData för the MainGroup</text:p>
          </table:table-cell>
          <table:table-cell table:number-columns-repeated="1012"/>
        </table:table-row>
        <table:table-row table:style-name="ro1">
          <table:table-cell table:style-name="ce3" table:formula="of:=IF(ISBLANK([.B308]);&quot;&quot;;CONCATENATE([.D308];[.F308];[.G308];[.H308];IF(OR([.E308]=&quot;SubStart&quot;;[.E308]=&quot;Sub&quot;);[.K308];[.J308]);[.L308]))" office:value-type="string" office:string-value="repeated string ChosenTestDataPoints = 6; // Holds reference to all chosen TestDataPoints for Test Case" calcext:value-type="string">
            <text:p>repeated string ChosenTestDataPoints = 6; // Holds reference to all chosen TestDataPoints for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hosenTestDataPoints = </text:p>
          </table:table-cell>
          <table:table-cell table:style-name="ce9" table:formula="of:=IF(LEN([.E308]) = 0;[.J308];IF(OR([.E308]=&quot;SubStart&quot;;[.E308]=&quot;SubEnd&quot;);&quot;&quot;;[.K308]))" office:value-type="float" office:value="6" calcext:value-type="float">
            <text:p>6</text:p>
          </table:table-cell>
          <table:table-cell table:style-name="ce9" table:formula="of:=IF([.E308]=&quot;Sub&quot;;[.J307];IF(LEN([.H308])=0;&quot;&quot;;IF([.J307]=&quot;Number&quot;;&quot;&quot;;IF(LEN([.J307])=0;1;[.J307]+1))))" office:value-type="float" office:value="6" calcext:value-type="float">
            <text:p>6</text:p>
          </table:table-cell>
          <table:table-cell table:style-name="ce9" table:formula="of:=IF(LEN([.H308])=0;&quot;&quot;;IF([.K307]=&quot;SubOrder&quot;;&quot;&quot;;IF([.E308]&lt;&gt;&quot;Sub&quot;;&quot;&quot;;IF(LEN([.K307])=0;1;[.K307]+1))))">
            <text:p/>
          </table:table-cell>
          <table:table-cell office:value-type="string" calcext:value-type="string">
            <text:p>; // Holds reference to all chosen TestDataPoints for Test Case</text:p>
          </table:table-cell>
          <table:table-cell table:number-columns-repeated="1012"/>
        </table:table-row>
        <table:table-row table:style-name="ro1">
          <table:table-cell table:style-name="ce3" table:formula="of:=IF(ISBLANK([.B309]);&quot;&quot;;CONCATENATE([.D309];[.F309];[.G309];[.H309];IF(OR([.E309]=&quot;SubStart&quot;;[.E309]=&quot;Sub&quot;);[.K309];[.J309]);[.L309]))" office:value-type="string" office:string-value="string ImportedFiles7; // Holds reference to all imported files for Test Case" calcext:value-type="string">
            <text:p>string ImportedFiles7; // Holds reference to all imported files for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ImportedFiles</text:p>
          </table:table-cell>
          <table:table-cell table:style-name="ce9" table:formula="of:=IF(LEN([.E309]) = 0;[.J309];IF(OR([.E309]=&quot;SubStart&quot;;[.E309]=&quot;SubEnd&quot;);&quot;&quot;;[.K309]))" office:value-type="float" office:value="7" calcext:value-type="float">
            <text:p>7</text:p>
          </table:table-cell>
          <table:table-cell table:style-name="ce9" table:formula="of:=IF([.E309]=&quot;Sub&quot;;[.J308];IF(LEN([.H309])=0;&quot;&quot;;IF([.J308]=&quot;Number&quot;;&quot;&quot;;IF(LEN([.J308])=0;1;[.J308]+1))))" office:value-type="float" office:value="7" calcext:value-type="float">
            <text:p>7</text:p>
          </table:table-cell>
          <table:table-cell table:style-name="ce9" table:formula="of:=IF(LEN([.H309])=0;&quot;&quot;;IF([.K308]=&quot;SubOrder&quot;;&quot;&quot;;IF([.E309]&lt;&gt;&quot;Sub&quot;;&quot;&quot;;IF(LEN([.K308])=0;1;[.K308]+1))))">
            <text:p/>
          </table:table-cell>
          <table:table-cell office:value-type="string" calcext:value-type="string">
            <text:p>; // Holds reference to all imported files for Test Case</text:p>
          </table:table-cell>
          <table:table-cell table:number-columns-repeated="1012"/>
        </table:table-row>
        <table:table-row table:style-name="ro1">
          <table:table-cell table:style-name="ce3" table:formula="of:=IF(ISBLANK([.B310]);&quot;&quot;;CONCATENATE([.D310];[.F310];[.G310];[.H310];IF(OR([.E310]=&quot;SubStart&quot;;[.E310]=&quot;Sub&quot;);[.K310];[.J310]);[.L310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10]) = 0;[.J310];IF(OR([.E310]=&quot;SubStart&quot;;[.E310]=&quot;SubEnd&quot;);&quot;&quot;;[.K310]))">
            <text:p/>
          </table:table-cell>
          <table:table-cell table:style-name="ce9" table:formula="of:=IF([.E310]=&quot;Sub&quot;;[.J309];IF(LEN([.H310])=0;&quot;&quot;;IF([.J309]=&quot;Number&quot;;&quot;&quot;;IF(LEN([.J309])=0;1;[.J309]+1))))">
            <text:p/>
          </table:table-cell>
          <table:table-cell table:style-name="ce9" table:formula="of:=IF(LEN([.H310])=0;&quot;&quot;;IF([.K309]=&quot;SubOrder&quot;;&quot;&quot;;IF([.E310]&lt;&gt;&quot;Sub&quot;;&quot;&quot;;IF(LEN([.K309])=0;1;[.K309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11]);&quot;&quot;;CONCATENATE([.D311];[.F311];[.G311];[.H311];IF(OR([.E311]=&quot;SubStart&quot;;[.E311]=&quot;Sub&quot;);[.K311];[.J311]);[.L311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11]) = 0;[.J311];IF(OR([.E311]=&quot;SubStart&quot;;[.E311]=&quot;SubEnd&quot;);&quot;&quot;;[.K311]))">
            <text:p/>
          </table:table-cell>
          <table:table-cell table:style-name="ce9" table:formula="of:=IF([.E311]=&quot;Sub&quot;;[.J310];IF(LEN([.H311])=0;&quot;&quot;;IF([.J310]=&quot;Number&quot;;&quot;&quot;;IF(LEN([.J310])=0;1;[.J310]+1))))">
            <text:p/>
          </table:table-cell>
          <table:table-cell table:style-name="ce9" table:formula="of:=IF(LEN([.H311])=0;&quot;&quot;;IF([.K310]=&quot;SubOrder&quot;;&quot;&quot;;IF([.E311]&lt;&gt;&quot;Sub&quot;;&quot;&quot;;IF(LEN([.K310])=0;1;[.K310]+1))))">
            <text:p/>
          </table:table-cell>
          <table:table-cell table:style-name="ce11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312]);&quot;&quot;;CONCATENATE([.D312];[.F312];[.G312];[.H312];IF(OR([.E312]=&quot;SubStart&quot;;[.E312]=&quot;Sub&quot;);[.K312];[.J312]);[.L312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12]) = 0;[.J312];IF(OR([.E312]=&quot;SubStart&quot;;[.E312]=&quot;SubEnd&quot;);&quot;&quot;;[.K312]))">
            <text:p/>
          </table:table-cell>
          <table:table-cell table:style-name="ce9" table:formula="of:=IF([.E312]=&quot;Sub&quot;;[.J311];IF(LEN([.H312])=0;&quot;&quot;;IF([.J311]=&quot;Number&quot;;&quot;&quot;;IF(LEN([.J311])=0;1;[.J311]+1))))">
            <text:p/>
          </table:table-cell>
          <table:table-cell table:style-name="ce9" table:formula="of:=IF(LEN([.H312])=0;&quot;&quot;;IF([.K311]=&quot;SubOrder&quot;;&quot;&quot;;IF([.E312]&lt;&gt;&quot;Sub&quot;;&quot;&quot;;IF(LEN([.K311])=0;1;[.K311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13]);&quot;&quot;;CONCATENATE([.D313];[.F313];[.G313];[.H313];IF(OR([.E313]=&quot;SubStart&quot;;[.E313]=&quot;Sub&quot;);[.K313];[.J313]);[.L313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13]) = 0;[.J313];IF(OR([.E313]=&quot;SubStart&quot;;[.E313]=&quot;SubEnd&quot;);&quot;&quot;;[.K313]))">
            <text:p/>
          </table:table-cell>
          <table:table-cell table:style-name="ce9" table:formula="of:=IF([.E313]=&quot;Sub&quot;;[.J312];IF(LEN([.H313])=0;&quot;&quot;;IF([.J312]=&quot;Number&quot;;&quot;&quot;;IF(LEN([.J312])=0;1;[.J312]+1))))">
            <text:p/>
          </table:table-cell>
          <table:table-cell table:style-name="ce9" table:formula="of:=IF(LEN([.H313])=0;&quot;&quot;;IF([.K312]=&quot;SubOrder&quot;;&quot;&quot;;IF([.E313]&lt;&gt;&quot;Sub&quot;;&quot;&quot;;IF(LEN([.K312])=0;1;[.K312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14]);&quot;&quot;;CONCATENATE([.D314];[.F314];[.G314];[.H314];IF(OR([.E314]=&quot;SubStart&quot;;[.E314]=&quot;Sub&quot;);[.K314];[.J314]);[.L314]))" office:value-type="string" office:string-value="message {TestGroupBasicMetaDataType_ED; // Holds MetaData for the MainTestGroup" calcext:value-type="string">
            <text:p>message {TestGroupBasicMetaDataType_ED; // Holds MetaData for the MainTestGroup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GroupBasicMetaDataType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14]) = 0;[.J314];IF(OR([.E314]=&quot;SubStart&quot;;[.E314]=&quot;SubEnd&quot;);&quot;&quot;;[.K314]))">
            <text:p/>
          </table:table-cell>
          <table:table-cell table:style-name="ce9" table:formula="of:=IF([.E314]=&quot;Sub&quot;;[.J313];IF(LEN([.H314])=0;&quot;&quot;;IF([.J313]=&quot;Number&quot;;&quot;&quot;;IF(LEN([.J313])=0;1;[.J313]+1))))">
            <text:p/>
          </table:table-cell>
          <table:table-cell table:style-name="ce9" table:formula="of:=IF(LEN([.H314])=0;&quot;&quot;;IF([.K313]=&quot;SubOrder&quot;;&quot;&quot;;IF([.E314]&lt;&gt;&quot;Sub&quot;;&quot;&quot;;IF(LEN([.K313])=0;1;[.K313]+1))))">
            <text:p/>
          </table:table-cell>
          <table:table-cell office:value-type="string" calcext:value-type="string">
            <text:p>; // Holds MetaData for the MainTestGroup</text:p>
          </table:table-cell>
          <table:table-cell table:number-columns-repeated="1012"/>
        </table:table-row>
        <table:table-row table:style-name="ro1">
          <table:table-cell table:style-name="ce3" table:formula="of:=IF(ISBLANK([.B315]);&quot;&quot;;CONCATENATE([.D315];[.F315];[.G315];[.H315];IF(OR([.E315]=&quot;SubStart&quot;;[.E315]=&quot;Sub&quot;);[.K315];[.J315]);[.L315]))" office:value-type="string" office:string-value="string TestMainGroupMetaDataTypeName = 1; // The TestMainGroups Name" calcext:value-type="string">
            <text:p>string TestMainGroupMetaDataTypeName = 1; // The TestMainGroups Nam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MainGroupMetaDataTypeName = </text:p>
          </table:table-cell>
          <table:table-cell table:style-name="ce9" table:formula="of:=IF(LEN([.E315]) = 0;[.J315];IF(OR([.E315]=&quot;SubStart&quot;;[.E315]=&quot;SubEnd&quot;);&quot;&quot;;[.K315]))" office:value-type="float" office:value="1" calcext:value-type="float">
            <text:p>1</text:p>
          </table:table-cell>
          <table:table-cell table:style-name="ce9" table:formula="of:=IF([.E315]=&quot;Sub&quot;;[.J314];IF(LEN([.H315])=0;&quot;&quot;;IF([.J314]=&quot;Number&quot;;&quot;&quot;;IF(LEN([.J314])=0;1;[.J314]+1))))" office:value-type="float" office:value="1" calcext:value-type="float">
            <text:p>1</text:p>
          </table:table-cell>
          <table:table-cell table:style-name="ce9" table:formula="of:=IF(LEN([.H315])=0;&quot;&quot;;IF([.K314]=&quot;SubOrder&quot;;&quot;&quot;;IF([.E315]&lt;&gt;&quot;Sub&quot;;&quot;&quot;;IF(LEN([.K314])=0;1;[.K314]+1))))">
            <text:p/>
          </table:table-cell>
          <table:table-cell office:value-type="string" calcext:value-type="string">
            <text:p>; // The TestMainGroups Name</text:p>
          </table:table-cell>
          <table:table-cell table:number-columns-repeated="1012"/>
        </table:table-row>
        <table:table-row table:style-name="ro1">
          <table:table-cell table:style-name="ce3" table:formula="of:=IF(ISBLANK([.B316]);&quot;&quot;;CONCATENATE([.D316];[.F316];[.G316];[.H316];IF(OR([.E316]=&quot;SubStart&quot;;[.E316]=&quot;Sub&quot;);[.K316];[.J316]);[.L316]))" office:value-type="string" office:string-value="string TestMainGroupMetaDataTypeDescription = 2; // The TestMainGroups Description" calcext:value-type="string">
            <text:p>string TestMainGroupMetaDataTypeDescription = 2; // The TestMainGroups Description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MainGroupMetaDataTypeDescription = </text:p>
          </table:table-cell>
          <table:table-cell table:style-name="ce9" table:formula="of:=IF(LEN([.E316]) = 0;[.J316];IF(OR([.E316]=&quot;SubStart&quot;;[.E316]=&quot;SubEnd&quot;);&quot;&quot;;[.K316]))" office:value-type="float" office:value="2" calcext:value-type="float">
            <text:p>2</text:p>
          </table:table-cell>
          <table:table-cell table:style-name="ce9" table:formula="of:=IF([.E316]=&quot;Sub&quot;;[.J315];IF(LEN([.H316])=0;&quot;&quot;;IF([.J315]=&quot;Number&quot;;&quot;&quot;;IF(LEN([.J315])=0;1;[.J315]+1))))" office:value-type="float" office:value="2" calcext:value-type="float">
            <text:p>2</text:p>
          </table:table-cell>
          <table:table-cell table:style-name="ce9" table:formula="of:=IF(LEN([.H316])=0;&quot;&quot;;IF([.K315]=&quot;SubOrder&quot;;&quot;&quot;;IF([.E316]&lt;&gt;&quot;Sub&quot;;&quot;&quot;;IF(LEN([.K315])=0;1;[.K315]+1))))">
            <text:p/>
          </table:table-cell>
          <table:table-cell office:value-type="string" calcext:value-type="string">
            <text:p>; // The TestMainGroups Description</text:p>
          </table:table-cell>
          <table:table-cell table:number-columns-repeated="1012"/>
        </table:table-row>
        <table:table-row table:style-name="ro1">
          <table:table-cell table:style-name="ce3" table:formula="of:=IF(ISBLANK([.B317]);&quot;&quot;;CONCATENATE([.D317];[.F317];[.G317];[.H317];IF(OR([.E317]=&quot;SubStart&quot;;[.E317]=&quot;Sub&quot;);[.K317];[.J317]);[.L317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17]) = 0;[.J317];IF(OR([.E317]=&quot;SubStart&quot;;[.E317]=&quot;SubEnd&quot;);&quot;&quot;;[.K317]))">
            <text:p/>
          </table:table-cell>
          <table:table-cell table:style-name="ce9" table:formula="of:=IF([.E317]=&quot;Sub&quot;;[.J316];IF(LEN([.H317])=0;&quot;&quot;;IF([.J316]=&quot;Number&quot;;&quot;&quot;;IF(LEN([.J316])=0;1;[.J316]+1))))">
            <text:p/>
          </table:table-cell>
          <table:table-cell table:style-name="ce9" table:formula="of:=IF(LEN([.H317])=0;&quot;&quot;;IF([.K316]=&quot;SubOrder&quot;;&quot;&quot;;IF([.E317]&lt;&gt;&quot;Sub&quot;;&quot;&quot;;IF(LEN([.K316])=0;1;[.K316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18]);&quot;&quot;;CONCATENATE([.D318];[.F318];[.G318];[.H318];IF(OR([.E318]=&quot;SubStart&quot;;[.E318]=&quot;Sub&quot;);[.K318];[.J318]);[.L318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18]) = 0;[.J318];IF(OR([.E318]=&quot;SubStart&quot;;[.E318]=&quot;SubEnd&quot;);&quot;&quot;;[.K318]))">
            <text:p/>
          </table:table-cell>
          <table:table-cell table:style-name="ce9" table:formula="of:=IF([.E318]=&quot;Sub&quot;;[.J317];IF(LEN([.H318])=0;&quot;&quot;;IF([.J317]=&quot;Number&quot;;&quot;&quot;;IF(LEN([.J317])=0;1;[.J317]+1))))">
            <text:p/>
          </table:table-cell>
          <table:table-cell table:style-name="ce9" table:formula="of:=IF(LEN([.H318])=0;&quot;&quot;;IF([.K317]=&quot;SubOrder&quot;;&quot;&quot;;IF([.E318]&lt;&gt;&quot;Sub&quot;;&quot;&quot;;IF(LEN([.K317])=0;1;[.K317]+1))))">
            <text:p/>
          </table:table-cell>
          <table:table-cell table:style-name="ce11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319]);&quot;&quot;;CONCATENATE([.D319];[.F319];[.G319];[.H319];IF(OR([.E319]=&quot;SubStart&quot;;[.E319]=&quot;Sub&quot;);[.K319];[.J319]);[.L319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19]) = 0;[.J319];IF(OR([.E319]=&quot;SubStart&quot;;[.E319]=&quot;SubEnd&quot;);&quot;&quot;;[.K319]))">
            <text:p/>
          </table:table-cell>
          <table:table-cell table:style-name="ce9" table:formula="of:=IF([.E319]=&quot;Sub&quot;;[.J318];IF(LEN([.H319])=0;&quot;&quot;;IF([.J318]=&quot;Number&quot;;&quot;&quot;;IF(LEN([.J318])=0;1;[.J318]+1))))">
            <text:p/>
          </table:table-cell>
          <table:table-cell table:style-name="ce9" table:formula="of:=IF(LEN([.H319])=0;&quot;&quot;;IF([.K318]=&quot;SubOrder&quot;;&quot;&quot;;IF([.E319]&lt;&gt;&quot;Sub&quot;;&quot;&quot;;IF(LEN([.K318])=0;1;[.K318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20]);&quot;&quot;;CONCATENATE([.D320];[.F320];[.G320];[.H320];IF(OR([.E320]=&quot;SubStart&quot;;[.E320]=&quot;Sub&quot;);[.K320];[.J320]);[.L320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20]) = 0;[.J320];IF(OR([.E320]=&quot;SubStart&quot;;[.E320]=&quot;SubEnd&quot;);&quot;&quot;;[.K320]))">
            <text:p/>
          </table:table-cell>
          <table:table-cell table:style-name="ce9" table:formula="of:=IF([.E320]=&quot;Sub&quot;;[.J319];IF(LEN([.H320])=0;&quot;&quot;;IF([.J319]=&quot;Number&quot;;&quot;&quot;;IF(LEN([.J319])=0;1;[.J319]+1))))">
            <text:p/>
          </table:table-cell>
          <table:table-cell table:style-name="ce9" table:formula="of:=IF(LEN([.H320])=0;&quot;&quot;;IF([.K319]=&quot;SubOrder&quot;;&quot;&quot;;IF([.E320]&lt;&gt;&quot;Sub&quot;;&quot;&quot;;IF(LEN([.K319])=0;1;[.K319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21]);&quot;&quot;;CONCATENATE([.D321];[.F321];[.G321];[.H321];IF(OR([.E321]=&quot;SubStart&quot;;[.E321]=&quot;Sub&quot;);[.K321];[.J321]);[.L321]))" office:value-type="string" office:string-value="message {TestGroupBasicChangeMetaData_ED; // Holds Change-meteadata for TestMainGroup when used in editor" calcext:value-type="string">
            <text:p>message {TestGroupBasicChangeMetaData_ED; // Holds Change-meteadata for TestMainGroup when used in editor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GroupBasicChang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21]) = 0;[.J321];IF(OR([.E321]=&quot;SubStart&quot;;[.E321]=&quot;SubEnd&quot;);&quot;&quot;;[.K321]))">
            <text:p/>
          </table:table-cell>
          <table:table-cell table:style-name="ce9" table:formula="of:=IF([.E321]=&quot;Sub&quot;;[.J320];IF(LEN([.H321])=0;&quot;&quot;;IF([.J320]=&quot;Number&quot;;&quot;&quot;;IF(LEN([.J320])=0;1;[.J320]+1))))">
            <text:p/>
          </table:table-cell>
          <table:table-cell table:style-name="ce9" table:formula="of:=IF(LEN([.H321])=0;&quot;&quot;;IF([.K320]=&quot;SubOrder&quot;;&quot;&quot;;IF([.E321]&lt;&gt;&quot;Sub&quot;;&quot;&quot;;IF(LEN([.K320])=0;1;[.K320]+1))))">
            <text:p/>
          </table:table-cell>
          <table:table-cell table:style-name="ce6" office:value-type="string" calcext:value-type="string">
            <text:p>; // Holds Change-meteadata for TestMainGroup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322]);&quot;&quot;;CONCATENATE([.D322];[.F322];[.G322];[.H322];IF(OR([.E322]=&quot;SubStart&quot;;[.E322]=&quot;Sub&quot;);[.K322];[.J322]);[.L322]))" office:value-type="string" office:string-value="string TestMainGroupChangeMetaDataNewGuid = 1; // The new Guid for the TestMainGroup when changed, deleted etc." calcext:value-type="string">
            <text:p>string TestMainGroupChangeMetaDataNewGuid = 1; // The new Guid for the TestMainGroup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MainGroupChangeMetaDataNewGuid = </text:p>
          </table:table-cell>
          <table:table-cell table:style-name="ce9" table:formula="of:=IF(LEN([.E322]) = 0;[.J322];IF(OR([.E322]=&quot;SubStart&quot;;[.E322]=&quot;SubEnd&quot;);&quot;&quot;;[.K322]))" office:value-type="float" office:value="1" calcext:value-type="float">
            <text:p>1</text:p>
          </table:table-cell>
          <table:table-cell table:style-name="ce9" table:formula="of:=IF([.E322]=&quot;Sub&quot;;[.J321];IF(LEN([.H322])=0;&quot;&quot;;IF([.J321]=&quot;Number&quot;;&quot;&quot;;IF(LEN([.J321])=0;1;[.J321]+1))))" office:value-type="float" office:value="1" calcext:value-type="float">
            <text:p>1</text:p>
          </table:table-cell>
          <table:table-cell table:style-name="ce9" table:formula="of:=IF(LEN([.H322])=0;&quot;&quot;;IF([.K321]=&quot;SubOrder&quot;;&quot;&quot;;IF([.E322]&lt;&gt;&quot;Sub&quot;;&quot;&quot;;IF(LEN([.K321])=0;1;[.K321]+1))))">
            <text:p/>
          </table:table-cell>
          <table:table-cell table:style-name="ce6" office:value-type="string" calcext:value-type="string">
            <text:p>; // The new Guid for the TestMainGroup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323]);&quot;&quot;;CONCATENATE([.D323];[.F323];[.G323];[.H323];IF(OR([.E323]=&quot;SubStart&quot;;[.E323]=&quot;Sub&quot;);[.K323];[.J323]);[.L323]))" office:value-type="string" office:string-value="string TestMainGroupChangeMetaDataPreviousGuid = 2; // The previous Guid for the TestMainGroup when changed, deleted etc." calcext:value-type="string">
            <text:p>string TestMainGroupChangeMetaDataPreviousGuid = 2; // The previous Guid for the TestMainGroup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MainGroupChangeMetaDataPreviousGuid = </text:p>
          </table:table-cell>
          <table:table-cell table:style-name="ce9" table:formula="of:=IF(LEN([.E323]) = 0;[.J323];IF(OR([.E323]=&quot;SubStart&quot;;[.E323]=&quot;SubEnd&quot;);&quot;&quot;;[.K323]))" office:value-type="float" office:value="2" calcext:value-type="float">
            <text:p>2</text:p>
          </table:table-cell>
          <table:table-cell table:style-name="ce9" table:formula="of:=IF([.E323]=&quot;Sub&quot;;[.J322];IF(LEN([.H323])=0;&quot;&quot;;IF([.J322]=&quot;Number&quot;;&quot;&quot;;IF(LEN([.J322])=0;1;[.J322]+1))))" office:value-type="float" office:value="2" calcext:value-type="float">
            <text:p>2</text:p>
          </table:table-cell>
          <table:table-cell table:style-name="ce9" table:formula="of:=IF(LEN([.H323])=0;&quot;&quot;;IF([.K322]=&quot;SubOrder&quot;;&quot;&quot;;IF([.E323]&lt;&gt;&quot;Sub&quot;;&quot;&quot;;IF(LEN([.K322])=0;1;[.K322]+1))))">
            <text:p/>
          </table:table-cell>
          <table:table-cell table:style-name="ce6" office:value-type="string" calcext:value-type="string">
            <text:p>; // The previous Guid for the TestMainGroup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324]);&quot;&quot;;CONCATENATE([.D324];[.F324];[.G324];[.H324];IF(OR([.E324]=&quot;SubStart&quot;;[.E324]=&quot;Sub&quot;);[.K324];[.J324]);[.L324]))" office:value-type="string" office:string-value="string TestMainGroupMetaDataTypeCreatedDate = 3; // Date when created in TestMainGroup" calcext:value-type="string">
            <text:p>string TestMainGroupMetaDataTypeCreatedDate = 3; // Date when created in TestMainGroup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MainGroupMetaDataTypeCreatedDate = </text:p>
          </table:table-cell>
          <table:table-cell table:style-name="ce9" table:formula="of:=IF(LEN([.E324]) = 0;[.J324];IF(OR([.E324]=&quot;SubStart&quot;;[.E324]=&quot;SubEnd&quot;);&quot;&quot;;[.K324]))" office:value-type="float" office:value="3" calcext:value-type="float">
            <text:p>3</text:p>
          </table:table-cell>
          <table:table-cell table:style-name="ce9" table:formula="of:=IF([.E324]=&quot;Sub&quot;;[.J323];IF(LEN([.H324])=0;&quot;&quot;;IF([.J323]=&quot;Number&quot;;&quot;&quot;;IF(LEN([.J323])=0;1;[.J323]+1))))" office:value-type="float" office:value="3" calcext:value-type="float">
            <text:p>3</text:p>
          </table:table-cell>
          <table:table-cell table:style-name="ce9" table:formula="of:=IF(LEN([.H324])=0;&quot;&quot;;IF([.K323]=&quot;SubOrder&quot;;&quot;&quot;;IF([.E324]&lt;&gt;&quot;Sub&quot;;&quot;&quot;;IF(LEN([.K323])=0;1;[.K323]+1))))">
            <text:p/>
          </table:table-cell>
          <table:table-cell table:style-name="ce6" office:value-type="string" calcext:value-type="string">
            <text:p>; // Date when created in TestMainGroup</text:p>
          </table:table-cell>
          <table:table-cell table:number-columns-repeated="1012"/>
        </table:table-row>
        <table:table-row table:style-name="ro1">
          <table:table-cell table:style-name="ce3" table:formula="of:=IF(ISBLANK([.B325]);&quot;&quot;;CONCATENATE([.D325];[.F325];[.G325];[.H325];IF(OR([.E325]=&quot;SubStart&quot;;[.E325]=&quot;Sub&quot;);[.K325];[.J325]);[.L325]))" office:value-type="string" office:string-value="string TestMainGroupMetaDataTypeCreatedBy = 4; // Who create the TestMainGroup in Test Case" calcext:value-type="string">
            <text:p>string TestMainGroupMetaDataTypeCreatedBy = 4; // Who create the TestMainGroup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MainGroupMetaDataTypeCreatedBy = </text:p>
          </table:table-cell>
          <table:table-cell table:style-name="ce9" table:formula="of:=IF(LEN([.E325]) = 0;[.J325];IF(OR([.E325]=&quot;SubStart&quot;;[.E325]=&quot;SubEnd&quot;);&quot;&quot;;[.K325]))" office:value-type="float" office:value="4" calcext:value-type="float">
            <text:p>4</text:p>
          </table:table-cell>
          <table:table-cell table:style-name="ce9" table:formula="of:=IF([.E325]=&quot;Sub&quot;;[.J324];IF(LEN([.H325])=0;&quot;&quot;;IF([.J324]=&quot;Number&quot;;&quot;&quot;;IF(LEN([.J324])=0;1;[.J324]+1))))" office:value-type="float" office:value="4" calcext:value-type="float">
            <text:p>4</text:p>
          </table:table-cell>
          <table:table-cell table:style-name="ce9" table:formula="of:=IF(LEN([.H325])=0;&quot;&quot;;IF([.K324]=&quot;SubOrder&quot;;&quot;&quot;;IF([.E325]&lt;&gt;&quot;Sub&quot;;&quot;&quot;;IF(LEN([.K324])=0;1;[.K324]+1))))">
            <text:p/>
          </table:table-cell>
          <table:table-cell table:style-name="ce6" office:value-type="string" calcext:value-type="string">
            <text:p>; // Who create the TestMainGroup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326]);&quot;&quot;;CONCATENATE([.D326];[.F326];[.G326];[.H326];IF(OR([.E326]=&quot;SubStart&quot;;[.E326]=&quot;Sub&quot;);[.K326];[.J326]);[.L326]))" office:value-type="string" office:string-value="string TestMainGroupMetaDataTypeLastUpdatedDate = 5; // Date when TestMainGroup was changed" calcext:value-type="string">
            <text:p>string TestMainGroupMetaDataTypeLastUpdatedDate = 5; // Date when TestMainGroup was chang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MainGroupMetaDataTypeLastUpdatedDate = </text:p>
          </table:table-cell>
          <table:table-cell table:style-name="ce9" table:formula="of:=IF(LEN([.E326]) = 0;[.J326];IF(OR([.E326]=&quot;SubStart&quot;;[.E326]=&quot;SubEnd&quot;);&quot;&quot;;[.K326]))" office:value-type="float" office:value="5" calcext:value-type="float">
            <text:p>5</text:p>
          </table:table-cell>
          <table:table-cell table:style-name="ce9" table:formula="of:=IF([.E326]=&quot;Sub&quot;;[.J325];IF(LEN([.H326])=0;&quot;&quot;;IF([.J325]=&quot;Number&quot;;&quot;&quot;;IF(LEN([.J325])=0;1;[.J325]+1))))" office:value-type="float" office:value="5" calcext:value-type="float">
            <text:p>5</text:p>
          </table:table-cell>
          <table:table-cell table:style-name="ce9" table:formula="of:=IF(LEN([.H326])=0;&quot;&quot;;IF([.K325]=&quot;SubOrder&quot;;&quot;&quot;;IF([.E326]&lt;&gt;&quot;Sub&quot;;&quot;&quot;;IF(LEN([.K325])=0;1;[.K325]+1))))">
            <text:p/>
          </table:table-cell>
          <table:table-cell table:style-name="ce6" office:value-type="string" calcext:value-type="string">
            <text:p>; // Date when TestMainGroup was changed</text:p>
          </table:table-cell>
          <table:table-cell table:number-columns-repeated="1012"/>
        </table:table-row>
        <table:table-row table:style-name="ro1">
          <table:table-cell table:style-name="ce3" table:formula="of:=IF(ISBLANK([.B327]);&quot;&quot;;CONCATENATE([.D327];[.F327];[.G327];[.H327];IF(OR([.E327]=&quot;SubStart&quot;;[.E327]=&quot;Sub&quot;);[.K327];[.J327]);[.L327]))" office:value-type="string" office:string-value="string TestMainGroupMetaDataTypelastUpdatedBy = 6; // Who changed the TestMainGroup in the Test Case" calcext:value-type="string">
            <text:p>string TestMainGroupMetaDataTypelastUpdatedBy = 6; // Who changed the TestMainGroup in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MainGroupMetaDataTypelastUpdatedBy = </text:p>
          </table:table-cell>
          <table:table-cell table:style-name="ce9" table:formula="of:=IF(LEN([.E327]) = 0;[.J327];IF(OR([.E327]=&quot;SubStart&quot;;[.E327]=&quot;SubEnd&quot;);&quot;&quot;;[.K327]))" office:value-type="float" office:value="6" calcext:value-type="float">
            <text:p>6</text:p>
          </table:table-cell>
          <table:table-cell table:style-name="ce9" table:formula="of:=IF([.E327]=&quot;Sub&quot;;[.J326];IF(LEN([.H327])=0;&quot;&quot;;IF([.J326]=&quot;Number&quot;;&quot;&quot;;IF(LEN([.J326])=0;1;[.J326]+1))))" office:value-type="float" office:value="6" calcext:value-type="float">
            <text:p>6</text:p>
          </table:table-cell>
          <table:table-cell table:style-name="ce9" table:formula="of:=IF(LEN([.H327])=0;&quot;&quot;;IF([.K326]=&quot;SubOrder&quot;;&quot;&quot;;IF([.E327]&lt;&gt;&quot;Sub&quot;;&quot;&quot;;IF(LEN([.K326])=0;1;[.K326]+1))))">
            <text:p/>
          </table:table-cell>
          <table:table-cell table:style-name="ce6" office:value-type="string" calcext:value-type="string">
            <text:p>; // Who changed the TestMainGroup in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328]);&quot;&quot;;CONCATENATE([.D328];[.F328];[.G328];[.H328];IF(OR([.E328]=&quot;SubStart&quot;;[.E328]=&quot;Sub&quot;);[.K328];[.J328]);[.L328]))" office:value-type="string" office:string-value="bool TestMainGroupMetaDataTypeDeleted = 7; // Date when TestMainGroup was deleted" calcext:value-type="string">
            <text:p>bool TestMainGroupMetaDataTypeDeleted = 7; // Date when TestMainGroup was delet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bool </text:p>
          </table:table-cell>
          <table:table-cell office:value-type="string" calcext:value-type="string">
            <text:p>TestMainGroupMetaDataTypeDeleted = </text:p>
          </table:table-cell>
          <table:table-cell table:style-name="ce9" table:formula="of:=IF(LEN([.E328]) = 0;[.J328];IF(OR([.E328]=&quot;SubStart&quot;;[.E328]=&quot;SubEnd&quot;);&quot;&quot;;[.K328]))" office:value-type="float" office:value="7" calcext:value-type="float">
            <text:p>7</text:p>
          </table:table-cell>
          <table:table-cell table:style-name="ce9" table:formula="of:=IF([.E328]=&quot;Sub&quot;;[.J327];IF(LEN([.H328])=0;&quot;&quot;;IF([.J327]=&quot;Number&quot;;&quot;&quot;;IF(LEN([.J327])=0;1;[.J327]+1))))" office:value-type="float" office:value="7" calcext:value-type="float">
            <text:p>7</text:p>
          </table:table-cell>
          <table:table-cell table:style-name="ce9" table:formula="of:=IF(LEN([.H328])=0;&quot;&quot;;IF([.K327]=&quot;SubOrder&quot;;&quot;&quot;;IF([.E328]&lt;&gt;&quot;Sub&quot;;&quot;&quot;;IF(LEN([.K327])=0;1;[.K327]+1))))">
            <text:p/>
          </table:table-cell>
          <table:table-cell table:style-name="ce6" office:value-type="string" calcext:value-type="string">
            <text:p>; // Date when TestMainGroup was deleted</text:p>
          </table:table-cell>
          <table:table-cell table:number-columns-repeated="1012"/>
        </table:table-row>
        <table:table-row table:style-name="ro1">
          <table:table-cell table:style-name="ce3" table:formula="of:=IF(ISBLANK([.B329]);&quot;&quot;;CONCATENATE([.D329];[.F329];[.G329];[.H329];IF(OR([.E329]=&quot;SubStart&quot;;[.E329]=&quot;Sub&quot;);[.K329];[.J329]);[.L329]))" office:value-type="string" office:string-value="string TestMainGroupMetaDataTypeDeletedDate = 8; // Who deleted the TestMainGroup from the Test Case" calcext:value-type="string">
            <text:p>string TestMainGroupMetaDataTypeDeletedDate = 8; // Who deleted the TestMainGroup from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MainGroupMetaDataTypeDeletedDate = </text:p>
          </table:table-cell>
          <table:table-cell table:style-name="ce9" table:formula="of:=IF(LEN([.E329]) = 0;[.J329];IF(OR([.E329]=&quot;SubStart&quot;;[.E329]=&quot;SubEnd&quot;);&quot;&quot;;[.K329]))" office:value-type="float" office:value="8" calcext:value-type="float">
            <text:p>8</text:p>
          </table:table-cell>
          <table:table-cell table:style-name="ce9" table:formula="of:=IF([.E329]=&quot;Sub&quot;;[.J328];IF(LEN([.H329])=0;&quot;&quot;;IF([.J328]=&quot;Number&quot;;&quot;&quot;;IF(LEN([.J328])=0;1;[.J328]+1))))" office:value-type="float" office:value="8" calcext:value-type="float">
            <text:p>8</text:p>
          </table:table-cell>
          <table:table-cell table:style-name="ce9" table:formula="of:=IF(LEN([.H329])=0;&quot;&quot;;IF([.K328]=&quot;SubOrder&quot;;&quot;&quot;;IF([.E329]&lt;&gt;&quot;Sub&quot;;&quot;&quot;;IF(LEN([.K328])=0;1;[.K328]+1))))">
            <text:p/>
          </table:table-cell>
          <table:table-cell table:style-name="ce6" office:value-type="string" calcext:value-type="string">
            <text:p>; // Who deleted the TestMainGroup from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330]);&quot;&quot;;CONCATENATE([.D330];[.F330];[.G330];[.H330];IF(OR([.E330]=&quot;SubStart&quot;;[.E330]=&quot;Sub&quot;);[.K330];[.J330]);[.L330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30]) = 0;[.J330];IF(OR([.E330]=&quot;SubStart&quot;;[.E330]=&quot;SubEnd&quot;);&quot;&quot;;[.K330]))">
            <text:p/>
          </table:table-cell>
          <table:table-cell table:style-name="ce9" table:formula="of:=IF([.E330]=&quot;Sub&quot;;[.J329];IF(LEN([.H330])=0;&quot;&quot;;IF([.J329]=&quot;Number&quot;;&quot;&quot;;IF(LEN([.J329])=0;1;[.J329]+1))))">
            <text:p/>
          </table:table-cell>
          <table:table-cell table:style-name="ce9" table:formula="of:=IF(LEN([.H330])=0;&quot;&quot;;IF([.K329]=&quot;SubOrder&quot;;&quot;&quot;;IF([.E330]&lt;&gt;&quot;Sub&quot;;&quot;&quot;;IF(LEN([.K329])=0;1;[.K329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31]);&quot;&quot;;CONCATENATE([.D331];[.F331];[.G331];[.H331];IF(OR([.E331]=&quot;SubStart&quot;;[.E331]=&quot;Sub&quot;);[.K331];[.J331]);[.L331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31]) = 0;[.J331];IF(OR([.E331]=&quot;SubStart&quot;;[.E331]=&quot;SubEnd&quot;);&quot;&quot;;[.K331]))">
            <text:p/>
          </table:table-cell>
          <table:table-cell table:style-name="ce9" table:formula="of:=IF([.E331]=&quot;Sub&quot;;[.J330];IF(LEN([.H331])=0;&quot;&quot;;IF([.J330]=&quot;Number&quot;;&quot;&quot;;IF(LEN([.J330])=0;1;[.J330]+1))))">
            <text:p/>
          </table:table-cell>
          <table:table-cell table:style-name="ce9" table:formula="of:=IF(LEN([.H331])=0;&quot;&quot;;IF([.K330]=&quot;SubOrder&quot;;&quot;&quot;;IF([.E331]&lt;&gt;&quot;Sub&quot;;&quot;&quot;;IF(LEN([.K330])=0;1;[.K330]+1))))">
            <text:p/>
          </table:table-cell>
          <table:table-cell table:style-name="ce11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332]);&quot;&quot;;CONCATENATE([.D332];[.F332];[.G332];[.H332];IF(OR([.E332]=&quot;SubStart&quot;;[.E332]=&quot;Sub&quot;);[.K332];[.J332]);[.L332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32]) = 0;[.J332];IF(OR([.E332]=&quot;SubStart&quot;;[.E332]=&quot;SubEnd&quot;);&quot;&quot;;[.K332]))">
            <text:p/>
          </table:table-cell>
          <table:table-cell table:style-name="ce9" table:formula="of:=IF([.E332]=&quot;Sub&quot;;[.J331];IF(LEN([.H332])=0;&quot;&quot;;IF([.J331]=&quot;Number&quot;;&quot;&quot;;IF(LEN([.J331])=0;1;[.J331]+1))))">
            <text:p/>
          </table:table-cell>
          <table:table-cell table:style-name="ce9" table:formula="of:=IF(LEN([.H332])=0;&quot;&quot;;IF([.K331]=&quot;SubOrder&quot;;&quot;&quot;;IF([.E332]&lt;&gt;&quot;Sub&quot;;&quot;&quot;;IF(LEN([.K331])=0;1;[.K331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33]);&quot;&quot;;CONCATENATE([.D333];[.F333];[.G333];[.H333];IF(OR([.E333]=&quot;SubStart&quot;;[.E333]=&quot;Sub&quot;);[.K333];[.J333]);[.L333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33]) = 0;[.J333];IF(OR([.E333]=&quot;SubStart&quot;;[.E333]=&quot;SubEnd&quot;);&quot;&quot;;[.K333]))">
            <text:p/>
          </table:table-cell>
          <table:table-cell table:style-name="ce9" table:formula="of:=IF([.E333]=&quot;Sub&quot;;[.J332];IF(LEN([.H333])=0;&quot;&quot;;IF([.J332]=&quot;Number&quot;;&quot;&quot;;IF(LEN([.J332])=0;1;[.J332]+1))))">
            <text:p/>
          </table:table-cell>
          <table:table-cell table:style-name="ce9" table:formula="of:=IF(LEN([.H333])=0;&quot;&quot;;IF([.K332]=&quot;SubOrder&quot;;&quot;&quot;;IF([.E333]&lt;&gt;&quot;Sub&quot;;&quot;&quot;;IF(LEN([.K332])=0;1;[.K332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34]);&quot;&quot;;CONCATENATE([.D334];[.F334];[.G334];[.H334];IF(OR([.E334]=&quot;SubStart&quot;;[.E334]=&quot;Sub&quot;);[.K334];[.J334]);[.L334]))" office:value-type="string" office:string-value="message {TestContainer_ED; // A container that holds Containers, TestInstructionBlocks or TestInstructions" calcext:value-type="string">
            <text:p>message {TestContainer_ED; // A container that holds Containers, TestInstructionBlocks or TestInstructions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Container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34]) = 0;[.J334];IF(OR([.E334]=&quot;SubStart&quot;;[.E334]=&quot;SubEnd&quot;);&quot;&quot;;[.K334]))">
            <text:p/>
          </table:table-cell>
          <table:table-cell table:style-name="ce9" table:formula="of:=IF([.E334]=&quot;Sub&quot;;[.J333];IF(LEN([.H334])=0;&quot;&quot;;IF([.J333]=&quot;Number&quot;;&quot;&quot;;IF(LEN([.J333])=0;1;[.J333]+1))))">
            <text:p/>
          </table:table-cell>
          <table:table-cell table:style-name="ce9" table:formula="of:=IF(LEN([.H334])=0;&quot;&quot;;IF([.K333]=&quot;SubOrder&quot;;&quot;&quot;;IF([.E334]&lt;&gt;&quot;Sub&quot;;&quot;&quot;;IF(LEN([.K333])=0;1;[.K333]+1))))">
            <text:p/>
          </table:table-cell>
          <table:table-cell office:value-type="string" calcext:value-type="string">
            <text:p>; // A container that holds Containers, TestInstructionBlocks or TestInstructions</text:p>
          </table:table-cell>
          <table:table-cell table:number-columns-repeated="1012"/>
        </table:table-row>
        <table:table-row table:style-name="ro1">
          <table:table-cell table:style-name="ce3" table:formula="of:=IF(ISBLANK([.B335]);&quot;&quot;;CONCATENATE([.D335];[.F335];[.G335];[.H335];IF(OR([.E335]=&quot;SubStart&quot;;[.E335]=&quot;Sub&quot;);[.K335];[.J335]);[.L335]))" office:value-type="string" office:string-value="string TestContainerGuid = 1; // A unique id for the TestContainer" calcext:value-type="string">
            <text:p>string TestContainerGuid = 1; // A unique id for the TestContainer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ContainerGuid = </text:p>
          </table:table-cell>
          <table:table-cell table:style-name="ce9" table:formula="of:=IF(LEN([.E335]) = 0;[.J335];IF(OR([.E335]=&quot;SubStart&quot;;[.E335]=&quot;SubEnd&quot;);&quot;&quot;;[.K335]))" office:value-type="float" office:value="1" calcext:value-type="float">
            <text:p>1</text:p>
          </table:table-cell>
          <table:table-cell table:style-name="ce9" table:formula="of:=IF([.E335]=&quot;Sub&quot;;[.J334];IF(LEN([.H335])=0;&quot;&quot;;IF([.J334]=&quot;Number&quot;;&quot;&quot;;IF(LEN([.J334])=0;1;[.J334]+1))))" office:value-type="float" office:value="1" calcext:value-type="float">
            <text:p>1</text:p>
          </table:table-cell>
          <table:table-cell table:style-name="ce9" table:formula="of:=IF(LEN([.H335])=0;&quot;&quot;;IF([.K334]=&quot;SubOrder&quot;;&quot;&quot;;IF([.E335]&lt;&gt;&quot;Sub&quot;;&quot;&quot;;IF(LEN([.K334])=0;1;[.K334]+1))))">
            <text:p/>
          </table:table-cell>
          <table:table-cell office:value-type="string" calcext:value-type="string">
            <text:p>; // A unique id for the TestContainer</text:p>
          </table:table-cell>
          <table:table-cell table:number-columns-repeated="1012"/>
        </table:table-row>
        <table:table-row table:style-name="ro1">
          <table:table-cell table:style-name="ce3" table:formula="of:=IF(ISBLANK([.B336]);&quot;&quot;;CONCATENATE([.D336];[.F336];[.G336];[.H336];IF(OR([.E336]=&quot;SubStart&quot;;[.E336]=&quot;Sub&quot;);[.K336];[.J336]);[.L336]))" office:value-type="string" office:string-value="repeated string DropIDs2; // A Drop-IDs deciding if receiver accepts obejct when drag n drop. Can have many Drop-IDs" calcext:value-type="string">
            <text:p>repeated string DropIDs2; // A Drop-IDs deciding if receiver accepts obejct when drag n drop. Can have many Drop-ID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DropIDs</text:p>
          </table:table-cell>
          <table:table-cell table:style-name="ce9" table:formula="of:=IF(LEN([.E336]) = 0;[.J336];IF(OR([.E336]=&quot;SubStart&quot;;[.E336]=&quot;SubEnd&quot;);&quot;&quot;;[.K336]))" office:value-type="float" office:value="2" calcext:value-type="float">
            <text:p>2</text:p>
          </table:table-cell>
          <table:table-cell table:style-name="ce9" table:formula="of:=IF([.E336]=&quot;Sub&quot;;[.J335];IF(LEN([.H336])=0;&quot;&quot;;IF([.J335]=&quot;Number&quot;;&quot;&quot;;IF(LEN([.J335])=0;1;[.J335]+1))))" office:value-type="float" office:value="2" calcext:value-type="float">
            <text:p>2</text:p>
          </table:table-cell>
          <table:table-cell table:style-name="ce9" table:formula="of:=IF(LEN([.H336])=0;&quot;&quot;;IF([.K335]=&quot;SubOrder&quot;;&quot;&quot;;IF([.E336]&lt;&gt;&quot;Sub&quot;;&quot;&quot;;IF(LEN([.K335])=0;1;[.K335]+1))))">
            <text:p/>
          </table:table-cell>
          <table:table-cell office:value-type="string" calcext:value-type="string">
            <text:p>; // A Drop-IDs deciding if receiver accepts obejct when drag n drop. Can have many Drop-IDs</text:p>
          </table:table-cell>
          <table:table-cell table:number-columns-repeated="1012"/>
        </table:table-row>
        <table:table-row table:style-name="ro1">
          <table:table-cell table:style-name="ce3" table:formula="of:=IF(ISBLANK([.B337]);&quot;&quot;;CONCATENATE([.D337];[.F337];[.G337];[.H337];IF(OR([.E337]=&quot;SubStart&quot;;[.E337]=&quot;Sub&quot;);[.K337];[.J337]);[.L337]))" office:value-type="string" office:string-value="repeated string AcceptedDropIDs3; // A list of DropIDs that can be dropped into this Obejct" calcext:value-type="string">
            <text:p>repeated string AcceptedDropIDs3; // A list of DropIDs that can be dropped into this Obejc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AcceptedDropIDs</text:p>
          </table:table-cell>
          <table:table-cell table:style-name="ce9" table:formula="of:=IF(LEN([.E337]) = 0;[.J337];IF(OR([.E337]=&quot;SubStart&quot;;[.E337]=&quot;SubEnd&quot;);&quot;&quot;;[.K337]))" office:value-type="float" office:value="3" calcext:value-type="float">
            <text:p>3</text:p>
          </table:table-cell>
          <table:table-cell table:style-name="ce9" table:formula="of:=IF([.E337]=&quot;Sub&quot;;[.J336];IF(LEN([.H337])=0;&quot;&quot;;IF([.J336]=&quot;Number&quot;;&quot;&quot;;IF(LEN([.J336])=0;1;[.J336]+1))))" office:value-type="float" office:value="3" calcext:value-type="float">
            <text:p>3</text:p>
          </table:table-cell>
          <table:table-cell table:style-name="ce9" table:formula="of:=IF(LEN([.H337])=0;&quot;&quot;;IF([.K336]=&quot;SubOrder&quot;;&quot;&quot;;IF([.E337]&lt;&gt;&quot;Sub&quot;;&quot;&quot;;IF(LEN([.K336])=0;1;[.K336]+1))))">
            <text:p/>
          </table:table-cell>
          <table:table-cell office:value-type="string" calcext:value-type="string">
            <text:p>; // A list of DropIDs that can be dropped into this Obejct</text:p>
          </table:table-cell>
          <table:table-cell table:number-columns-repeated="1012"/>
        </table:table-row>
        <table:table-row table:style-name="ro1">
          <table:table-cell table:style-name="ce3" table:formula="of:=IF(ISBLANK([.B338]);&quot;&quot;;CONCATENATE([.D338];[.F338];[.G338];[.H338];IF(OR([.E338]=&quot;SubStart&quot;;[.E338]=&quot;Sub&quot;);[.K338];[.J338]);[.L338]))" office:value-type="string" office:string-value="enum TestContainerTypeEnum = { ; // Should container have Serial or Parallell processed children or is it a TestInstructionBlock" calcext:value-type="string">
            <text:p>enum TestContainerTypeEnum = { ; // Should container have Serial or Parallell processed children or is it a TestInstructionBlock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Start</text:p>
          </table:table-cell>
          <table:table-cell table:content-validation-name="val4"/>
          <table:table-cell table:content-validation-name="val5" office:value-type="string" calcext:value-type="string">
            <text:p>enum </text:p>
          </table:table-cell>
          <table:table-cell office:value-type="string" calcext:value-type="string">
            <text:p>TestContainerTypeEnum = { </text:p>
          </table:table-cell>
          <table:table-cell table:style-name="ce9" table:formula="of:=IF(LEN([.E338]) = 0;[.J338];IF(OR([.E338]=&quot;SubStart&quot;;[.E338]=&quot;SubEnd&quot;);&quot;&quot;;[.K338]))">
            <text:p/>
          </table:table-cell>
          <table:table-cell table:style-name="ce9" table:formula="of:=IF([.E338]=&quot;Sub&quot;;[.J337];IF(LEN([.H338])=0;&quot;&quot;;IF([.J337]=&quot;Number&quot;;&quot;&quot;;IF(LEN([.J337])=0;1;[.J337]+1))))" office:value-type="float" office:value="4" calcext:value-type="float">
            <text:p>4</text:p>
          </table:table-cell>
          <table:table-cell table:style-name="ce9" table:formula="of:=IF(LEN([.H338])=0;&quot;&quot;;IF([.K337]=&quot;SubOrder&quot;;&quot;&quot;;IF([.E338]&lt;&gt;&quot;Sub&quot;;&quot;&quot;;IF(LEN([.K337])=0;1;[.K337]+1))))">
            <text:p/>
          </table:table-cell>
          <table:table-cell office:value-type="string" calcext:value-type="string">
            <text:p>; // Should container have Serial or Parallell processed children or is it a TestInstructionBlock</text:p>
          </table:table-cell>
          <table:table-cell table:number-columns-repeated="1012"/>
        </table:table-row>
        <table:table-row table:style-name="ro1">
          <table:table-cell table:style-name="ce3" table:formula="of:=IF(ISBLANK([.B339]);&quot;&quot;;CONCATENATE([.D339];[.F339];[.G339];[.H339];IF(OR([.E339]=&quot;SubStart&quot;;[.E339]=&quot;Sub&quot;);[.K339];[.J339]);[.L339]))" office:value-type="string" office:string-value="    IsSerialProcessedContainer = 1; // Container has Serial Processed children" calcext:value-type="string">
            <text:p><text:s text:c="4"/>IsSerialProcessedContainer = 1; // Container has Serial Processed children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IsSerialProcessedContainer = </text:p>
          </table:table-cell>
          <table:table-cell table:style-name="ce9" table:formula="of:=IF(LEN([.E339]) = 0;[.J339];IF(OR([.E339]=&quot;SubStart&quot;;[.E339]=&quot;SubEnd&quot;);&quot;&quot;;[.K339]))" office:value-type="float" office:value="1" calcext:value-type="float">
            <text:p>1</text:p>
          </table:table-cell>
          <table:table-cell table:style-name="ce9" table:formula="of:=IF([.E339]=&quot;Sub&quot;;[.J338];IF(LEN([.H339])=0;&quot;&quot;;IF([.J338]=&quot;Number&quot;;&quot;&quot;;IF(LEN([.J338])=0;1;[.J338]+1))))" office:value-type="float" office:value="4" calcext:value-type="float">
            <text:p>4</text:p>
          </table:table-cell>
          <table:table-cell table:style-name="ce9" table:formula="of:=IF(LEN([.H339])=0;&quot;&quot;;IF([.K338]=&quot;SubOrder&quot;;&quot;&quot;;IF([.E339]&lt;&gt;&quot;Sub&quot;;&quot;&quot;;IF(LEN([.K338])=0;1;[.K338]+1))))" office:value-type="float" office:value="1" calcext:value-type="float">
            <text:p>1</text:p>
          </table:table-cell>
          <table:table-cell office:value-type="string" calcext:value-type="string">
            <text:p>; // Container has Serial Processed children</text:p>
          </table:table-cell>
          <table:table-cell table:number-columns-repeated="1012"/>
        </table:table-row>
        <table:table-row table:style-name="ro1">
          <table:table-cell table:style-name="ce3" table:formula="of:=IF(ISBLANK([.B340]);&quot;&quot;;CONCATENATE([.D340];[.F340];[.G340];[.H340];IF(OR([.E340]=&quot;SubStart&quot;;[.E340]=&quot;Sub&quot;);[.K340];[.J340]);[.L340]))" office:value-type="string" office:string-value="    IsParallellProcessedContainer = 2; // Container has Parallell Processed children" calcext:value-type="string">
            <text:p><text:s text:c="4"/>IsParallellProcessedContainer = 2; // Container has Parallell Processed children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IsParallellProcessedContainer = </text:p>
          </table:table-cell>
          <table:table-cell table:style-name="ce9" table:formula="of:=IF(LEN([.E340]) = 0;[.J340];IF(OR([.E340]=&quot;SubStart&quot;;[.E340]=&quot;SubEnd&quot;);&quot;&quot;;[.K340]))" office:value-type="float" office:value="2" calcext:value-type="float">
            <text:p>2</text:p>
          </table:table-cell>
          <table:table-cell table:style-name="ce9" table:formula="of:=IF([.E340]=&quot;Sub&quot;;[.J339];IF(LEN([.H340])=0;&quot;&quot;;IF([.J339]=&quot;Number&quot;;&quot;&quot;;IF(LEN([.J339])=0;1;[.J339]+1))))" office:value-type="float" office:value="4" calcext:value-type="float">
            <text:p>4</text:p>
          </table:table-cell>
          <table:table-cell table:style-name="ce9" table:formula="of:=IF(LEN([.H340])=0;&quot;&quot;;IF([.K339]=&quot;SubOrder&quot;;&quot;&quot;;IF([.E340]&lt;&gt;&quot;Sub&quot;;&quot;&quot;;IF(LEN([.K339])=0;1;[.K339]+1))))" office:value-type="float" office:value="2" calcext:value-type="float">
            <text:p>2</text:p>
          </table:table-cell>
          <table:table-cell office:value-type="string" calcext:value-type="string">
            <text:p>; // Container has Parallell Processed children</text:p>
          </table:table-cell>
          <table:table-cell table:number-columns-repeated="1012"/>
        </table:table-row>
        <table:table-row table:style-name="ro1">
          <table:table-cell table:style-name="ce3" table:formula="of:=IF(ISBLANK([.B341]);&quot;&quot;;CONCATENATE([.D341];[.F341];[.G341];[.H341];IF(OR([.E341]=&quot;SubStart&quot;;[.E341]=&quot;Sub&quot;);[.K341];[.J341]);[.L341]))" office:value-type="string" office:string-value="} = 5; // " calcext:value-type="string">
            <text:p>} = 5; // 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End</text:p>
          </table:table-cell>
          <table:table-cell table:content-validation-name="val4"/>
          <table:table-cell table:content-validation-name="val5"/>
          <table:table-cell office:value-type="string" calcext:value-type="string">
            <text:p>} = </text:p>
          </table:table-cell>
          <table:table-cell table:style-name="ce9" table:formula="of:=IF(LEN([.E341]) = 0;[.J341];IF(OR([.E341]=&quot;SubStart&quot;;[.E341]=&quot;SubEnd&quot;);&quot;&quot;;[.K341]))">
            <text:p/>
          </table:table-cell>
          <table:table-cell table:style-name="ce9" table:formula="of:=IF([.E341]=&quot;Sub&quot;;[.J340];IF(LEN([.H341])=0;&quot;&quot;;IF([.J340]=&quot;Number&quot;;&quot;&quot;;IF(LEN([.J340])=0;1;[.J340]+1))))" office:value-type="float" office:value="5" calcext:value-type="float">
            <text:p>5</text:p>
          </table:table-cell>
          <table:table-cell table:style-name="ce9" table:formula="of:=IF(LEN([.H341])=0;&quot;&quot;;IF([.K340]=&quot;SubOrder&quot;;&quot;&quot;;IF([.E341]&lt;&gt;&quot;Sub&quot;;&quot;&quot;;IF(LEN([.K340])=0;1;[.K340]+1))))">
            <text:p/>
          </table:table-cell>
          <table:table-cell office:value-type="string" calcext:value-type="string">
            <text:p>; // </text:p>
          </table:table-cell>
          <table:table-cell table:number-columns-repeated="1012"/>
        </table:table-row>
        <table:table-row table:style-name="ro1">
          <table:table-cell table:style-name="ce3" table:formula="of:=IF(ISBLANK([.B342]);&quot;&quot;;CONCATENATE([.D342];[.F342];[.G342];[.H342];IF(OR([.E342]=&quot;SubStart&quot;;[.E342]=&quot;Sub&quot;);[.K342];[.J342]);[.L342]))" office:value-type="string" office:string-value="repeated string TestContainerChildObjects = 6; // A list of child-TesContainers, child-TestInstructionBlocks or child-TestInstructions" calcext:value-type="string">
            <text:p>repeated string TestContainerChildObjects = 6; // A list of child-TesContainers, child-TestInstructionBlocks or child-TestInstruction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ContainerChildObjects = </text:p>
          </table:table-cell>
          <table:table-cell table:style-name="ce9" table:formula="of:=IF(LEN([.E342]) = 0;[.J342];IF(OR([.E342]=&quot;SubStart&quot;;[.E342]=&quot;SubEnd&quot;);&quot;&quot;;[.K342]))" office:value-type="float" office:value="6" calcext:value-type="float">
            <text:p>6</text:p>
          </table:table-cell>
          <table:table-cell table:style-name="ce9" table:formula="of:=IF([.E342]=&quot;Sub&quot;;[.J341];IF(LEN([.H342])=0;&quot;&quot;;IF([.J341]=&quot;Number&quot;;&quot;&quot;;IF(LEN([.J341])=0;1;[.J341]+1))))" office:value-type="float" office:value="6" calcext:value-type="float">
            <text:p>6</text:p>
          </table:table-cell>
          <table:table-cell table:style-name="ce9" table:formula="of:=IF(LEN([.H342])=0;&quot;&quot;;IF([.K341]=&quot;SubOrder&quot;;&quot;&quot;;IF([.E342]&lt;&gt;&quot;Sub&quot;;&quot;&quot;;IF(LEN([.K341])=0;1;[.K341]+1))))">
            <text:p/>
          </table:table-cell>
          <table:table-cell office:value-type="string" calcext:value-type="string">
            <text:p>; // A list of child-TesContainers, child-TestInstructionBlocks or child-TestInstructions</text:p>
          </table:table-cell>
          <table:table-cell table:number-columns-repeated="1012"/>
        </table:table-row>
        <table:table-row table:style-name="ro1">
          <table:table-cell table:style-name="ce3" table:formula="of:=IF(ISBLANK([.B343]);&quot;&quot;;CONCATENATE([.D343];[.F343];[.G343];[.H343];IF(OR([.E343]=&quot;SubStart&quot;;[.E343]=&quot;Sub&quot;);[.K343];[.J343]);[.L343]))" office:value-type="string" office:string-value="TestContainerChangeMetaData_EDTestContainerChangeMetaData7; // The ChangeMetaData objekt" calcext:value-type="string">
            <text:p>TestContainerChangeMetaData_EDTestContainerChangeMetaData7; // The ChangeMetaData objek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ContainerChangeMetaData_ED</text:p>
          </table:table-cell>
          <table:table-cell office:value-type="string" calcext:value-type="string">
            <text:p>TestContainerChangeMetaData</text:p>
          </table:table-cell>
          <table:table-cell table:style-name="ce9" table:formula="of:=IF(LEN([.E343]) = 0;[.J343];IF(OR([.E343]=&quot;SubStart&quot;;[.E343]=&quot;SubEnd&quot;);&quot;&quot;;[.K343]))" office:value-type="float" office:value="7" calcext:value-type="float">
            <text:p>7</text:p>
          </table:table-cell>
          <table:table-cell table:style-name="ce9" table:formula="of:=IF([.E343]=&quot;Sub&quot;;[.J342];IF(LEN([.H343])=0;&quot;&quot;;IF([.J342]=&quot;Number&quot;;&quot;&quot;;IF(LEN([.J342])=0;1;[.J342]+1))))" office:value-type="float" office:value="7" calcext:value-type="float">
            <text:p>7</text:p>
          </table:table-cell>
          <table:table-cell table:style-name="ce9" table:formula="of:=IF(LEN([.H343])=0;&quot;&quot;;IF([.K342]=&quot;SubOrder&quot;;&quot;&quot;;IF([.E343]&lt;&gt;&quot;Sub&quot;;&quot;&quot;;IF(LEN([.K342])=0;1;[.K342]+1))))">
            <text:p/>
          </table:table-cell>
          <table:table-cell office:value-type="string" calcext:value-type="string">
            <text:p>; // The ChangeMetaData objekt</text:p>
          </table:table-cell>
          <table:table-cell table:number-columns-repeated="1012"/>
        </table:table-row>
        <table:table-row table:style-name="ro1">
          <table:table-cell table:style-name="ce3" table:formula="of:=IF(ISBLANK([.B344]);&quot;&quot;;CONCATENATE([.D344];[.F344];[.G344];[.H344];IF(OR([.E344]=&quot;SubStart&quot;;[.E344]=&quot;Sub&quot;);[.K344];[.J344]);[.L344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44]) = 0;[.J344];IF(OR([.E344]=&quot;SubStart&quot;;[.E344]=&quot;SubEnd&quot;);&quot;&quot;;[.K344]))">
            <text:p/>
          </table:table-cell>
          <table:table-cell table:style-name="ce9" table:formula="of:=IF([.E344]=&quot;Sub&quot;;[.J343];IF(LEN([.H344])=0;&quot;&quot;;IF([.J343]=&quot;Number&quot;;&quot;&quot;;IF(LEN([.J343])=0;1;[.J343]+1))))">
            <text:p/>
          </table:table-cell>
          <table:table-cell table:style-name="ce9" table:formula="of:=IF(LEN([.H344])=0;&quot;&quot;;IF([.K343]=&quot;SubOrder&quot;;&quot;&quot;;IF([.E344]&lt;&gt;&quot;Sub&quot;;&quot;&quot;;IF(LEN([.K343])=0;1;[.K343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45]);&quot;&quot;;CONCATENATE([.D345];[.F345];[.G345];[.H345];IF(OR([.E345]=&quot;SubStart&quot;;[.E345]=&quot;Sub&quot;);[.K345];[.J345]);[.L345]))" office:value-type="string" office:string-value="190204" calcext:value-type="string">
            <text:p>190204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45]) = 0;[.J345];IF(OR([.E345]=&quot;SubStart&quot;;[.E345]=&quot;SubEnd&quot;);&quot;&quot;;[.K345]))">
            <text:p/>
          </table:table-cell>
          <table:table-cell table:style-name="ce9" table:formula="of:=IF([.E345]=&quot;Sub&quot;;[.J344];IF(LEN([.H345])=0;&quot;&quot;;IF([.J344]=&quot;Number&quot;;&quot;&quot;;IF(LEN([.J344])=0;1;[.J344]+1))))">
            <text:p/>
          </table:table-cell>
          <table:table-cell table:style-name="ce9" table:formula="of:=IF(LEN([.H345])=0;&quot;&quot;;IF([.K344]=&quot;SubOrder&quot;;&quot;&quot;;IF([.E345]&lt;&gt;&quot;Sub&quot;;&quot;&quot;;IF(LEN([.K344])=0;1;[.K344]+1))))">
            <text:p/>
          </table:table-cell>
          <table:table-cell table:style-name="ce11" office:value-type="string" calcext:value-type="string">
            <text:p>190204</text:p>
          </table:table-cell>
          <table:table-cell table:number-columns-repeated="1012"/>
        </table:table-row>
        <table:table-row table:style-name="ro1">
          <table:table-cell table:style-name="ce3" table:formula="of:=IF(ISBLANK([.B346]);&quot;&quot;;CONCATENATE([.D346];[.F346];[.G346];[.H346];IF(OR([.E346]=&quot;SubStart&quot;;[.E346]=&quot;Sub&quot;);[.K346];[.J346]);[.L346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46]) = 0;[.J346];IF(OR([.E346]=&quot;SubStart&quot;;[.E346]=&quot;SubEnd&quot;);&quot;&quot;;[.K346]))">
            <text:p/>
          </table:table-cell>
          <table:table-cell table:style-name="ce9" table:formula="of:=IF([.E346]=&quot;Sub&quot;;[.J345];IF(LEN([.H346])=0;&quot;&quot;;IF([.J345]=&quot;Number&quot;;&quot;&quot;;IF(LEN([.J345])=0;1;[.J345]+1))))">
            <text:p/>
          </table:table-cell>
          <table:table-cell table:style-name="ce9" table:formula="of:=IF(LEN([.H346])=0;&quot;&quot;;IF([.K345]=&quot;SubOrder&quot;;&quot;&quot;;IF([.E346]&lt;&gt;&quot;Sub&quot;;&quot;&quot;;IF(LEN([.K345])=0;1;[.K345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47]);&quot;&quot;;CONCATENATE([.D347];[.F347];[.G347];[.H347];IF(OR([.E347]=&quot;SubStart&quot;;[.E347]=&quot;Sub&quot;);[.K347];[.J347]);[.L347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47]) = 0;[.J347];IF(OR([.E347]=&quot;SubStart&quot;;[.E347]=&quot;SubEnd&quot;);&quot;&quot;;[.K347]))">
            <text:p/>
          </table:table-cell>
          <table:table-cell table:style-name="ce9" table:formula="of:=IF([.E347]=&quot;Sub&quot;;[.J346];IF(LEN([.H347])=0;&quot;&quot;;IF([.J346]=&quot;Number&quot;;&quot;&quot;;IF(LEN([.J346])=0;1;[.J346]+1))))">
            <text:p/>
          </table:table-cell>
          <table:table-cell table:style-name="ce9" table:formula="of:=IF(LEN([.H347])=0;&quot;&quot;;IF([.K346]=&quot;SubOrder&quot;;&quot;&quot;;IF([.E347]&lt;&gt;&quot;Sub&quot;;&quot;&quot;;IF(LEN([.K346])=0;1;[.K346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48]);&quot;&quot;;CONCATENATE([.D348];[.F348];[.G348];[.H348];IF(OR([.E348]=&quot;SubStart&quot;;[.E348]=&quot;Sub&quot;);[.K348];[.J348]);[.L348]))" office:value-type="string" office:string-value="message {TestContainerChangeMetaData_ED; // Holds Change-meteadata for TestContainer when used in editor" calcext:value-type="string">
            <text:p>message {TestContainerChangeMetaData_ED; // Holds Change-meteadata for TestContainer when used in editor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ContainerChang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48]) = 0;[.J348];IF(OR([.E348]=&quot;SubStart&quot;;[.E348]=&quot;SubEnd&quot;);&quot;&quot;;[.K348]))">
            <text:p/>
          </table:table-cell>
          <table:table-cell table:style-name="ce9" table:formula="of:=IF([.E348]=&quot;Sub&quot;;[.J347];IF(LEN([.H348])=0;&quot;&quot;;IF([.J347]=&quot;Number&quot;;&quot;&quot;;IF(LEN([.J347])=0;1;[.J347]+1))))">
            <text:p/>
          </table:table-cell>
          <table:table-cell table:style-name="ce9" table:formula="of:=IF(LEN([.H348])=0;&quot;&quot;;IF([.K347]=&quot;SubOrder&quot;;&quot;&quot;;IF([.E348]&lt;&gt;&quot;Sub&quot;;&quot;&quot;;IF(LEN([.K347])=0;1;[.K347]+1))))">
            <text:p/>
          </table:table-cell>
          <table:table-cell table:style-name="ce6" office:value-type="string" calcext:value-type="string">
            <text:p>; // Holds Change-meteadata for TestContainer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349]);&quot;&quot;;CONCATENATE([.D349];[.F349];[.G349];[.H349];IF(OR([.E349]=&quot;SubStart&quot;;[.E349]=&quot;Sub&quot;);[.K349];[.J349]);[.L349]))" office:value-type="string" office:string-value="string TestContainerChangeMetaDataNewGuid = 1; // The new Guid for the TestContainer when changed, deleted etc." calcext:value-type="string">
            <text:p>string TestContainerChangeMetaDataNewGuid = 1; // The new Guid for the TestContainer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ContainerChangeMetaDataNewGuid = </text:p>
          </table:table-cell>
          <table:table-cell table:style-name="ce9" table:formula="of:=IF(LEN([.E349]) = 0;[.J349];IF(OR([.E349]=&quot;SubStart&quot;;[.E349]=&quot;SubEnd&quot;);&quot;&quot;;[.K349]))" office:value-type="float" office:value="1" calcext:value-type="float">
            <text:p>1</text:p>
          </table:table-cell>
          <table:table-cell table:style-name="ce9" table:formula="of:=IF([.E349]=&quot;Sub&quot;;[.J348];IF(LEN([.H349])=0;&quot;&quot;;IF([.J348]=&quot;Number&quot;;&quot;&quot;;IF(LEN([.J348])=0;1;[.J348]+1))))" office:value-type="float" office:value="1" calcext:value-type="float">
            <text:p>1</text:p>
          </table:table-cell>
          <table:table-cell table:style-name="ce9" table:formula="of:=IF(LEN([.H349])=0;&quot;&quot;;IF([.K348]=&quot;SubOrder&quot;;&quot;&quot;;IF([.E349]&lt;&gt;&quot;Sub&quot;;&quot;&quot;;IF(LEN([.K348])=0;1;[.K348]+1))))">
            <text:p/>
          </table:table-cell>
          <table:table-cell table:style-name="ce6" office:value-type="string" calcext:value-type="string">
            <text:p>; // The new Guid for the TestContainer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350]);&quot;&quot;;CONCATENATE([.D350];[.F350];[.G350];[.H350];IF(OR([.E350]=&quot;SubStart&quot;;[.E350]=&quot;Sub&quot;);[.K350];[.J350]);[.L350]))" office:value-type="string" office:string-value="string TestContainerChangeMetaDataPreviousGuid = 2; // The previous Guid for the TestContainer when changed, deleted etc." calcext:value-type="string">
            <text:p>string TestContainerChangeMetaDataPreviousGuid = 2; // The previous Guid for the TestContainer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ContainerChangeMetaDataPreviousGuid = </text:p>
          </table:table-cell>
          <table:table-cell table:style-name="ce9" table:formula="of:=IF(LEN([.E350]) = 0;[.J350];IF(OR([.E350]=&quot;SubStart&quot;;[.E350]=&quot;SubEnd&quot;);&quot;&quot;;[.K350]))" office:value-type="float" office:value="2" calcext:value-type="float">
            <text:p>2</text:p>
          </table:table-cell>
          <table:table-cell table:style-name="ce9" table:formula="of:=IF([.E350]=&quot;Sub&quot;;[.J349];IF(LEN([.H350])=0;&quot;&quot;;IF([.J349]=&quot;Number&quot;;&quot;&quot;;IF(LEN([.J349])=0;1;[.J349]+1))))" office:value-type="float" office:value="2" calcext:value-type="float">
            <text:p>2</text:p>
          </table:table-cell>
          <table:table-cell table:style-name="ce9" table:formula="of:=IF(LEN([.H350])=0;&quot;&quot;;IF([.K349]=&quot;SubOrder&quot;;&quot;&quot;;IF([.E350]&lt;&gt;&quot;Sub&quot;;&quot;&quot;;IF(LEN([.K349])=0;1;[.K349]+1))))">
            <text:p/>
          </table:table-cell>
          <table:table-cell table:style-name="ce6" office:value-type="string" calcext:value-type="string">
            <text:p>; // The previous Guid for the TestContainer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351]);&quot;&quot;;CONCATENATE([.D351];[.F351];[.G351];[.H351];IF(OR([.E351]=&quot;SubStart&quot;;[.E351]=&quot;Sub&quot;);[.K351];[.J351]);[.L351]))" office:value-type="string" office:string-value="string TestContainerChangeMetaDataCreatedDate = 3; // Date when created in Test Case" calcext:value-type="string">
            <text:p>string TestContainerChangeMetaDataCreatedDate = 3; // Date when created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ContainerChangeMetaDataCreatedDate = </text:p>
          </table:table-cell>
          <table:table-cell table:style-name="ce9" table:formula="of:=IF(LEN([.E351]) = 0;[.J351];IF(OR([.E351]=&quot;SubStart&quot;;[.E351]=&quot;SubEnd&quot;);&quot;&quot;;[.K351]))" office:value-type="float" office:value="3" calcext:value-type="float">
            <text:p>3</text:p>
          </table:table-cell>
          <table:table-cell table:style-name="ce9" table:formula="of:=IF([.E351]=&quot;Sub&quot;;[.J350];IF(LEN([.H351])=0;&quot;&quot;;IF([.J350]=&quot;Number&quot;;&quot;&quot;;IF(LEN([.J350])=0;1;[.J350]+1))))" office:value-type="float" office:value="3" calcext:value-type="float">
            <text:p>3</text:p>
          </table:table-cell>
          <table:table-cell table:style-name="ce9" table:formula="of:=IF(LEN([.H351])=0;&quot;&quot;;IF([.K350]=&quot;SubOrder&quot;;&quot;&quot;;IF([.E351]&lt;&gt;&quot;Sub&quot;;&quot;&quot;;IF(LEN([.K350])=0;1;[.K350]+1))))">
            <text:p/>
          </table:table-cell>
          <table:table-cell table:style-name="ce6" office:value-type="string" calcext:value-type="string">
            <text:p>; // Date when created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352]);&quot;&quot;;CONCATENATE([.D352];[.F352];[.G352];[.H352];IF(OR([.E352]=&quot;SubStart&quot;;[.E352]=&quot;Sub&quot;);[.K352];[.J352]);[.L352]))" office:value-type="string" office:string-value="string TestContainerChangeMetaDataCreatedBy = 4; // Who create the TestContainer in Test Case" calcext:value-type="string">
            <text:p>string TestContainerChangeMetaDataCreatedBy = 4; // Who create the TestContainer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ContainerChangeMetaDataCreatedBy = </text:p>
          </table:table-cell>
          <table:table-cell table:style-name="ce9" table:formula="of:=IF(LEN([.E352]) = 0;[.J352];IF(OR([.E352]=&quot;SubStart&quot;;[.E352]=&quot;SubEnd&quot;);&quot;&quot;;[.K352]))" office:value-type="float" office:value="4" calcext:value-type="float">
            <text:p>4</text:p>
          </table:table-cell>
          <table:table-cell table:style-name="ce9" table:formula="of:=IF([.E352]=&quot;Sub&quot;;[.J351];IF(LEN([.H352])=0;&quot;&quot;;IF([.J351]=&quot;Number&quot;;&quot;&quot;;IF(LEN([.J351])=0;1;[.J351]+1))))" office:value-type="float" office:value="4" calcext:value-type="float">
            <text:p>4</text:p>
          </table:table-cell>
          <table:table-cell table:style-name="ce9" table:formula="of:=IF(LEN([.H352])=0;&quot;&quot;;IF([.K351]=&quot;SubOrder&quot;;&quot;&quot;;IF([.E352]&lt;&gt;&quot;Sub&quot;;&quot;&quot;;IF(LEN([.K351])=0;1;[.K351]+1))))">
            <text:p/>
          </table:table-cell>
          <table:table-cell table:style-name="ce6" office:value-type="string" calcext:value-type="string">
            <text:p>; // Who create the TestContainer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353]);&quot;&quot;;CONCATENATE([.D353];[.F353];[.G353];[.H353];IF(OR([.E353]=&quot;SubStart&quot;;[.E353]=&quot;Sub&quot;);[.K353];[.J353]);[.L353]))" office:value-type="string" office:string-value="string TestContainerChangeMetaDataChangeDate = 5; // Date when TestContainer was changed" calcext:value-type="string">
            <text:p>string TestContainerChangeMetaDataChangeDate = 5; // Date when TestContainer was chang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ContainerChangeMetaDataChangeDate = </text:p>
          </table:table-cell>
          <table:table-cell table:style-name="ce9" table:formula="of:=IF(LEN([.E353]) = 0;[.J353];IF(OR([.E353]=&quot;SubStart&quot;;[.E353]=&quot;SubEnd&quot;);&quot;&quot;;[.K353]))" office:value-type="float" office:value="5" calcext:value-type="float">
            <text:p>5</text:p>
          </table:table-cell>
          <table:table-cell table:style-name="ce9" table:formula="of:=IF([.E353]=&quot;Sub&quot;;[.J352];IF(LEN([.H353])=0;&quot;&quot;;IF([.J352]=&quot;Number&quot;;&quot;&quot;;IF(LEN([.J352])=0;1;[.J352]+1))))" office:value-type="float" office:value="5" calcext:value-type="float">
            <text:p>5</text:p>
          </table:table-cell>
          <table:table-cell table:style-name="ce9" table:formula="of:=IF(LEN([.H353])=0;&quot;&quot;;IF([.K352]=&quot;SubOrder&quot;;&quot;&quot;;IF([.E353]&lt;&gt;&quot;Sub&quot;;&quot;&quot;;IF(LEN([.K352])=0;1;[.K352]+1))))">
            <text:p/>
          </table:table-cell>
          <table:table-cell table:style-name="ce6" office:value-type="string" calcext:value-type="string">
            <text:p>; // Date when TestContainer was changed</text:p>
          </table:table-cell>
          <table:table-cell table:number-columns-repeated="1012"/>
        </table:table-row>
        <table:table-row table:style-name="ro1">
          <table:table-cell table:style-name="ce3" table:formula="of:=IF(ISBLANK([.B354]);&quot;&quot;;CONCATENATE([.D354];[.F354];[.G354];[.H354];IF(OR([.E354]=&quot;SubStart&quot;;[.E354]=&quot;Sub&quot;);[.K354];[.J354]);[.L354]))" office:value-type="string" office:string-value="string TestContainerChangeMetaDataChangeBy = 6; // Who changed the TestContainer in the Test Case" calcext:value-type="string">
            <text:p>string TestContainerChangeMetaDataChangeBy = 6; // Who changed the TestContainer in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ContainerChangeMetaDataChangeBy = </text:p>
          </table:table-cell>
          <table:table-cell table:style-name="ce9" table:formula="of:=IF(LEN([.E354]) = 0;[.J354];IF(OR([.E354]=&quot;SubStart&quot;;[.E354]=&quot;SubEnd&quot;);&quot;&quot;;[.K354]))" office:value-type="float" office:value="6" calcext:value-type="float">
            <text:p>6</text:p>
          </table:table-cell>
          <table:table-cell table:style-name="ce9" table:formula="of:=IF([.E354]=&quot;Sub&quot;;[.J353];IF(LEN([.H354])=0;&quot;&quot;;IF([.J353]=&quot;Number&quot;;&quot;&quot;;IF(LEN([.J353])=0;1;[.J353]+1))))" office:value-type="float" office:value="6" calcext:value-type="float">
            <text:p>6</text:p>
          </table:table-cell>
          <table:table-cell table:style-name="ce9" table:formula="of:=IF(LEN([.H354])=0;&quot;&quot;;IF([.K353]=&quot;SubOrder&quot;;&quot;&quot;;IF([.E354]&lt;&gt;&quot;Sub&quot;;&quot;&quot;;IF(LEN([.K353])=0;1;[.K353]+1))))">
            <text:p/>
          </table:table-cell>
          <table:table-cell table:style-name="ce6" office:value-type="string" calcext:value-type="string">
            <text:p>; // Who changed the TestContainer in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355]);&quot;&quot;;CONCATENATE([.D355];[.F355];[.G355];[.H355];IF(OR([.E355]=&quot;SubStart&quot;;[.E355]=&quot;Sub&quot;);[.K355];[.J355]);[.L355]))" office:value-type="string" office:string-value="string TestContainerChangeMetaDataDeletedDate = 7; // Date when TestContainer was deleted" calcext:value-type="string">
            <text:p>string TestContainerChangeMetaDataDeletedDate = 7; // Date when TestContainer was delet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ContainerChangeMetaDataDeletedDate = </text:p>
          </table:table-cell>
          <table:table-cell table:style-name="ce9" table:formula="of:=IF(LEN([.E355]) = 0;[.J355];IF(OR([.E355]=&quot;SubStart&quot;;[.E355]=&quot;SubEnd&quot;);&quot;&quot;;[.K355]))" office:value-type="float" office:value="7" calcext:value-type="float">
            <text:p>7</text:p>
          </table:table-cell>
          <table:table-cell table:style-name="ce9" table:formula="of:=IF([.E355]=&quot;Sub&quot;;[.J354];IF(LEN([.H355])=0;&quot;&quot;;IF([.J354]=&quot;Number&quot;;&quot;&quot;;IF(LEN([.J354])=0;1;[.J354]+1))))" office:value-type="float" office:value="7" calcext:value-type="float">
            <text:p>7</text:p>
          </table:table-cell>
          <table:table-cell table:style-name="ce9" table:formula="of:=IF(LEN([.H355])=0;&quot;&quot;;IF([.K354]=&quot;SubOrder&quot;;&quot;&quot;;IF([.E355]&lt;&gt;&quot;Sub&quot;;&quot;&quot;;IF(LEN([.K354])=0;1;[.K354]+1))))">
            <text:p/>
          </table:table-cell>
          <table:table-cell table:style-name="ce6" office:value-type="string" calcext:value-type="string">
            <text:p>; // Date when TestContainer was deleted</text:p>
          </table:table-cell>
          <table:table-cell table:number-columns-repeated="1012"/>
        </table:table-row>
        <table:table-row table:style-name="ro1">
          <table:table-cell table:style-name="ce3" table:formula="of:=IF(ISBLANK([.B356]);&quot;&quot;;CONCATENATE([.D356];[.F356];[.G356];[.H356];IF(OR([.E356]=&quot;SubStart&quot;;[.E356]=&quot;Sub&quot;);[.K356];[.J356]);[.L356]))" office:value-type="string" office:string-value="string TestContainerChangeMetaDataDeletedBy = 8; // Who deleted the TestContainer from the Test Case" calcext:value-type="string">
            <text:p>string TestContainerChangeMetaDataDeletedBy = 8; // Who deleted the TestContainer from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ContainerChangeMetaDataDeletedBy = </text:p>
          </table:table-cell>
          <table:table-cell table:style-name="ce9" table:formula="of:=IF(LEN([.E356]) = 0;[.J356];IF(OR([.E356]=&quot;SubStart&quot;;[.E356]=&quot;SubEnd&quot;);&quot;&quot;;[.K356]))" office:value-type="float" office:value="8" calcext:value-type="float">
            <text:p>8</text:p>
          </table:table-cell>
          <table:table-cell table:style-name="ce9" table:formula="of:=IF([.E356]=&quot;Sub&quot;;[.J355];IF(LEN([.H356])=0;&quot;&quot;;IF([.J355]=&quot;Number&quot;;&quot;&quot;;IF(LEN([.J355])=0;1;[.J355]+1))))" office:value-type="float" office:value="8" calcext:value-type="float">
            <text:p>8</text:p>
          </table:table-cell>
          <table:table-cell table:style-name="ce9" table:formula="of:=IF(LEN([.H356])=0;&quot;&quot;;IF([.K355]=&quot;SubOrder&quot;;&quot;&quot;;IF([.E356]&lt;&gt;&quot;Sub&quot;;&quot;&quot;;IF(LEN([.K355])=0;1;[.K355]+1))))">
            <text:p/>
          </table:table-cell>
          <table:table-cell table:style-name="ce6" office:value-type="string" calcext:value-type="string">
            <text:p>; // Who deleted the TestContainer from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357]);&quot;&quot;;CONCATENATE([.D357];[.F357];[.G357];[.H357];IF(OR([.E357]=&quot;SubStart&quot;;[.E357]=&quot;Sub&quot;);[.K357];[.J357]);[.L357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57]) = 0;[.J357];IF(OR([.E357]=&quot;SubStart&quot;;[.E357]=&quot;SubEnd&quot;);&quot;&quot;;[.K357]))">
            <text:p/>
          </table:table-cell>
          <table:table-cell table:style-name="ce9" table:formula="of:=IF([.E357]=&quot;Sub&quot;;[.J356];IF(LEN([.H357])=0;&quot;&quot;;IF([.J356]=&quot;Number&quot;;&quot;&quot;;IF(LEN([.J356])=0;1;[.J356]+1))))">
            <text:p/>
          </table:table-cell>
          <table:table-cell table:style-name="ce9" table:formula="of:=IF(LEN([.H357])=0;&quot;&quot;;IF([.K356]=&quot;SubOrder&quot;;&quot;&quot;;IF([.E357]&lt;&gt;&quot;Sub&quot;;&quot;&quot;;IF(LEN([.K356])=0;1;[.K35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358]);&quot;&quot;;CONCATENATE([.D358];[.F358];[.G358];[.H358];IF(OR([.E358]=&quot;SubStart&quot;;[.E358]=&quot;Sub&quot;);[.K358];[.J358]);[.L358]))" office:value-type="string" office:string-value="190204" calcext:value-type="string">
            <text:p>190204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58]) = 0;[.J358];IF(OR([.E358]=&quot;SubStart&quot;;[.E358]=&quot;SubEnd&quot;);&quot;&quot;;[.K358]))">
            <text:p/>
          </table:table-cell>
          <table:table-cell table:style-name="ce9" table:formula="of:=IF([.E358]=&quot;Sub&quot;;[.J357];IF(LEN([.H358])=0;&quot;&quot;;IF([.J357]=&quot;Number&quot;;&quot;&quot;;IF(LEN([.J357])=0;1;[.J357]+1))))">
            <text:p/>
          </table:table-cell>
          <table:table-cell table:style-name="ce9" table:formula="of:=IF(LEN([.H358])=0;&quot;&quot;;IF([.K357]=&quot;SubOrder&quot;;&quot;&quot;;IF([.E358]&lt;&gt;&quot;Sub&quot;;&quot;&quot;;IF(LEN([.K357])=0;1;[.K357]+1))))">
            <text:p/>
          </table:table-cell>
          <table:table-cell table:style-name="ce6" office:value-type="string" calcext:value-type="string">
            <text:p>190204</text:p>
          </table:table-cell>
          <table:table-cell table:number-columns-repeated="1012"/>
        </table:table-row>
        <table:table-row table:style-name="ro1">
          <table:table-cell table:style-name="ce3" table:formula="of:=IF(ISBLANK([.B359]);&quot;&quot;;CONCATENATE([.D359];[.F359];[.G359];[.H359];IF(OR([.E359]=&quot;SubStart&quot;;[.E359]=&quot;Sub&quot;);[.K359];[.J359]);[.L359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59]) = 0;[.J359];IF(OR([.E359]=&quot;SubStart&quot;;[.E359]=&quot;SubEnd&quot;);&quot;&quot;;[.K359]))">
            <text:p/>
          </table:table-cell>
          <table:table-cell table:style-name="ce9" table:formula="of:=IF([.E359]=&quot;Sub&quot;;[.J358];IF(LEN([.H359])=0;&quot;&quot;;IF([.J358]=&quot;Number&quot;;&quot;&quot;;IF(LEN([.J358])=0;1;[.J358]+1))))">
            <text:p/>
          </table:table-cell>
          <table:table-cell table:style-name="ce9" table:formula="of:=IF(LEN([.H359])=0;&quot;&quot;;IF([.K358]=&quot;SubOrder&quot;;&quot;&quot;;IF([.E359]&lt;&gt;&quot;Sub&quot;;&quot;&quot;;IF(LEN([.K358])=0;1;[.K35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360]);&quot;&quot;;CONCATENATE([.D360];[.F360];[.G360];[.H360];IF(OR([.E360]=&quot;SubStart&quot;;[.E360]=&quot;Sub&quot;);[.K360];[.J360]);[.L360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60]) = 0;[.J360];IF(OR([.E360]=&quot;SubStart&quot;;[.E360]=&quot;SubEnd&quot;);&quot;&quot;;[.K360]))">
            <text:p/>
          </table:table-cell>
          <table:table-cell table:style-name="ce9" table:formula="of:=IF([.E360]=&quot;Sub&quot;;[.J359];IF(LEN([.H360])=0;&quot;&quot;;IF([.J359]=&quot;Number&quot;;&quot;&quot;;IF(LEN([.J359])=0;1;[.J359]+1))))">
            <text:p/>
          </table:table-cell>
          <table:table-cell table:style-name="ce9" table:formula="of:=IF(LEN([.H360])=0;&quot;&quot;;IF([.K359]=&quot;SubOrder&quot;;&quot;&quot;;IF([.E360]&lt;&gt;&quot;Sub&quot;;&quot;&quot;;IF(LEN([.K359])=0;1;[.K359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61]);&quot;&quot;;CONCATENATE([.D361];[.F361];[.G361];[.H361];IF(OR([.E361]=&quot;SubStart&quot;;[.E361]=&quot;Sub&quot;);[.K361];[.J361]);[.L361]))" office:value-type="string" office:string-value="message {ImportedFiles_ED; // A list of all files that are imported into the the Test Case" calcext:value-type="string">
            <text:p>message {ImportedFiles_ED; // A list of all files that are imported into the the Test Case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ImportedFile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61]) = 0;[.J361];IF(OR([.E361]=&quot;SubStart&quot;;[.E361]=&quot;SubEnd&quot;);&quot;&quot;;[.K361]))">
            <text:p/>
          </table:table-cell>
          <table:table-cell table:style-name="ce9" table:formula="of:=IF([.E361]=&quot;Sub&quot;;[.J360];IF(LEN([.H361])=0;&quot;&quot;;IF([.J360]=&quot;Number&quot;;&quot;&quot;;IF(LEN([.J360])=0;1;[.J360]+1))))">
            <text:p/>
          </table:table-cell>
          <table:table-cell table:style-name="ce9" table:formula="of:=IF(LEN([.H361])=0;&quot;&quot;;IF([.K360]=&quot;SubOrder&quot;;&quot;&quot;;IF([.E361]&lt;&gt;&quot;Sub&quot;;&quot;&quot;;IF(LEN([.K360])=0;1;[.K360]+1))))">
            <text:p/>
          </table:table-cell>
          <table:table-cell office:value-type="string" calcext:value-type="string">
            <text:p>; // A list of all files that are imported into the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362]);&quot;&quot;;CONCATENATE([.D362];[.F362];[.G362];[.H362];IF(OR([.E362]=&quot;SubStart&quot;;[.E362]=&quot;Sub&quot;);[.K362];[.J362]);[.L362]))" office:value-type="string" office:string-value="string ImportedFileGuid = 1; // A unique guid for the imported files object, created when used in Editor" calcext:value-type="string">
            <text:p>string ImportedFileGuid = 1; // A unique guid for the imported files object, created when used in Editor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ImportedFileGuid = </text:p>
          </table:table-cell>
          <table:table-cell table:style-name="ce9" table:formula="of:=IF(LEN([.E362]) = 0;[.J362];IF(OR([.E362]=&quot;SubStart&quot;;[.E362]=&quot;SubEnd&quot;);&quot;&quot;;[.K362]))" office:value-type="float" office:value="1" calcext:value-type="float">
            <text:p>1</text:p>
          </table:table-cell>
          <table:table-cell table:style-name="ce9" table:formula="of:=IF([.E362]=&quot;Sub&quot;;[.J361];IF(LEN([.H362])=0;&quot;&quot;;IF([.J361]=&quot;Number&quot;;&quot;&quot;;IF(LEN([.J361])=0;1;[.J361]+1))))" office:value-type="float" office:value="1" calcext:value-type="float">
            <text:p>1</text:p>
          </table:table-cell>
          <table:table-cell table:style-name="ce9" table:formula="of:=IF(LEN([.H362])=0;&quot;&quot;;IF([.K361]=&quot;SubOrder&quot;;&quot;&quot;;IF([.E362]&lt;&gt;&quot;Sub&quot;;&quot;&quot;;IF(LEN([.K361])=0;1;[.K361]+1))))">
            <text:p/>
          </table:table-cell>
          <table:table-cell office:value-type="string" calcext:value-type="string">
            <text:p>; // A unique guid for the imported files object, created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363]);&quot;&quot;;CONCATENATE([.D363];[.F363];[.G363];[.H363];IF(OR([.E363]=&quot;SubStart&quot;;[.E363]=&quot;Sub&quot;);[.K363];[.J363]);[.L363]))" office:value-type="string" office:string-value="repeated ImportedFileMetaData_ED ImportedFileMetaData = 2; // Object with FileInformation" calcext:value-type="string">
            <text:p>repeated ImportedFileMetaData_ED ImportedFileMetaData = 2; // Object with FileInformation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ImportedFileMetaData_ED </text:p>
          </table:table-cell>
          <table:table-cell office:value-type="string" calcext:value-type="string">
            <text:p>ImportedFileMetaData = </text:p>
          </table:table-cell>
          <table:table-cell table:style-name="ce9" table:formula="of:=IF(LEN([.E363]) = 0;[.J363];IF(OR([.E363]=&quot;SubStart&quot;;[.E363]=&quot;SubEnd&quot;);&quot;&quot;;[.K363]))" office:value-type="float" office:value="2" calcext:value-type="float">
            <text:p>2</text:p>
          </table:table-cell>
          <table:table-cell table:style-name="ce9" table:formula="of:=IF([.E363]=&quot;Sub&quot;;[.J362];IF(LEN([.H363])=0;&quot;&quot;;IF([.J362]=&quot;Number&quot;;&quot;&quot;;IF(LEN([.J362])=0;1;[.J362]+1))))" office:value-type="float" office:value="2" calcext:value-type="float">
            <text:p>2</text:p>
          </table:table-cell>
          <table:table-cell table:style-name="ce9" table:formula="of:=IF(LEN([.H363])=0;&quot;&quot;;IF([.K362]=&quot;SubOrder&quot;;&quot;&quot;;IF([.E363]&lt;&gt;&quot;Sub&quot;;&quot;&quot;;IF(LEN([.K362])=0;1;[.K362]+1))))">
            <text:p/>
          </table:table-cell>
          <table:table-cell office:value-type="string" calcext:value-type="string">
            <text:p>; // Object with FileInformation</text:p>
          </table:table-cell>
          <table:table-cell table:number-columns-repeated="1012"/>
        </table:table-row>
        <table:table-row table:style-name="ro1">
          <table:table-cell table:style-name="ce3" table:formula="of:=IF(ISBLANK([.B364]);&quot;&quot;;CONCATENATE([.D364];[.F364];[.G364];[.H364];IF(OR([.E364]=&quot;SubStart&quot;;[.E364]=&quot;Sub&quot;);[.K364];[.J364]);[.L364]))" office:value-type="string" office:string-value="ImportedChangeMetaData_ED ImportedChangeMetaData = 3; // Object with change MetaData" calcext:value-type="string">
            <text:p>ImportedChangeMetaData_ED ImportedChangeMetaData = 3; // Object with change MetaData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ImportedChangeMetaData_ED </text:p>
          </table:table-cell>
          <table:table-cell office:value-type="string" calcext:value-type="string">
            <text:p>ImportedChangeMetaData = </text:p>
          </table:table-cell>
          <table:table-cell table:style-name="ce9" table:formula="of:=IF(LEN([.E364]) = 0;[.J364];IF(OR([.E364]=&quot;SubStart&quot;;[.E364]=&quot;SubEnd&quot;);&quot;&quot;;[.K364]))" office:value-type="float" office:value="3" calcext:value-type="float">
            <text:p>3</text:p>
          </table:table-cell>
          <table:table-cell table:style-name="ce9" table:formula="of:=IF([.E364]=&quot;Sub&quot;;[.J363];IF(LEN([.H364])=0;&quot;&quot;;IF([.J363]=&quot;Number&quot;;&quot;&quot;;IF(LEN([.J363])=0;1;[.J363]+1))))" office:value-type="float" office:value="3" calcext:value-type="float">
            <text:p>3</text:p>
          </table:table-cell>
          <table:table-cell table:style-name="ce9" table:formula="of:=IF(LEN([.H364])=0;&quot;&quot;;IF([.K363]=&quot;SubOrder&quot;;&quot;&quot;;IF([.E364]&lt;&gt;&quot;Sub&quot;;&quot;&quot;;IF(LEN([.K363])=0;1;[.K363]+1))))">
            <text:p/>
          </table:table-cell>
          <table:table-cell office:value-type="string" calcext:value-type="string">
            <text:p>; // Object with change MetaData</text:p>
          </table:table-cell>
          <table:table-cell table:number-columns-repeated="1012"/>
        </table:table-row>
        <table:table-row table:style-name="ro1">
          <table:table-cell table:style-name="ce3" table:formula="of:=IF(ISBLANK([.B365]);&quot;&quot;;CONCATENATE([.D365];[.F365];[.G365];[.H365];IF(OR([.E365]=&quot;SubStart&quot;;[.E365]=&quot;Sub&quot;);[.K365];[.J365]);[.L365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65]) = 0;[.J365];IF(OR([.E365]=&quot;SubStart&quot;;[.E365]=&quot;SubEnd&quot;);&quot;&quot;;[.K365]))">
            <text:p/>
          </table:table-cell>
          <table:table-cell table:style-name="ce9" table:formula="of:=IF([.E365]=&quot;Sub&quot;;[.J364];IF(LEN([.H365])=0;&quot;&quot;;IF([.J364]=&quot;Number&quot;;&quot;&quot;;IF(LEN([.J364])=0;1;[.J364]+1))))">
            <text:p/>
          </table:table-cell>
          <table:table-cell table:style-name="ce9" table:formula="of:=IF(LEN([.H365])=0;&quot;&quot;;IF([.K364]=&quot;SubOrder&quot;;&quot;&quot;;IF([.E365]&lt;&gt;&quot;Sub&quot;;&quot;&quot;;IF(LEN([.K364])=0;1;[.K364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66]);&quot;&quot;;CONCATENATE([.D366];[.F366];[.G366];[.H366];IF(OR([.E366]=&quot;SubStart&quot;;[.E366]=&quot;Sub&quot;);[.K366];[.J366]);[.L366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66]) = 0;[.J366];IF(OR([.E366]=&quot;SubStart&quot;;[.E366]=&quot;SubEnd&quot;);&quot;&quot;;[.K366]))">
            <text:p/>
          </table:table-cell>
          <table:table-cell table:style-name="ce9" table:formula="of:=IF([.E366]=&quot;Sub&quot;;[.J365];IF(LEN([.H366])=0;&quot;&quot;;IF([.J365]=&quot;Number&quot;;&quot;&quot;;IF(LEN([.J365])=0;1;[.J365]+1))))">
            <text:p/>
          </table:table-cell>
          <table:table-cell table:style-name="ce9" table:formula="of:=IF(LEN([.H366])=0;&quot;&quot;;IF([.K365]=&quot;SubOrder&quot;;&quot;&quot;;IF([.E366]&lt;&gt;&quot;Sub&quot;;&quot;&quot;;IF(LEN([.K365])=0;1;[.K365]+1))))">
            <text:p/>
          </table:table-cell>
          <table:table-cell table:style-name="ce11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367]);&quot;&quot;;CONCATENATE([.D367];[.F367];[.G367];[.H367];IF(OR([.E367]=&quot;SubStart&quot;;[.E367]=&quot;Sub&quot;);[.K367];[.J367]);[.L367]))" office:value-type="string" office:string-value="}" calcext:value-type="string">
            <text:p>}</text:p>
          </table:table-cell>
          <table:table-cell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67]) = 0;[.J367];IF(OR([.E367]=&quot;SubStart&quot;;[.E367]=&quot;SubEnd&quot;);&quot;&quot;;[.K367]))">
            <text:p/>
          </table:table-cell>
          <table:table-cell table:style-name="ce9" table:formula="of:=IF([.E367]=&quot;Sub&quot;;[.J366];IF(LEN([.H367])=0;&quot;&quot;;IF([.J366]=&quot;Number&quot;;&quot;&quot;;IF(LEN([.J366])=0;1;[.J366]+1))))">
            <text:p/>
          </table:table-cell>
          <table:table-cell table:style-name="ce9" table:formula="of:=IF(LEN([.H367])=0;&quot;&quot;;IF([.K366]=&quot;SubOrder&quot;;&quot;&quot;;IF([.E367]&lt;&gt;&quot;Sub&quot;;&quot;&quot;;IF(LEN([.K366])=0;1;[.K366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68]);&quot;&quot;;CONCATENATE([.D368];[.F368];[.G368];[.H368];IF(OR([.E368]=&quot;SubStart&quot;;[.E368]=&quot;Sub&quot;);[.K368];[.J368]);[.L368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68]) = 0;[.J368];IF(OR([.E368]=&quot;SubStart&quot;;[.E368]=&quot;SubEnd&quot;);&quot;&quot;;[.K368]))">
            <text:p/>
          </table:table-cell>
          <table:table-cell table:style-name="ce9" table:formula="of:=IF([.E368]=&quot;Sub&quot;;[.J367];IF(LEN([.H368])=0;&quot;&quot;;IF([.J367]=&quot;Number&quot;;&quot;&quot;;IF(LEN([.J367])=0;1;[.J367]+1))))">
            <text:p/>
          </table:table-cell>
          <table:table-cell table:style-name="ce9" table:formula="of:=IF(LEN([.H368])=0;&quot;&quot;;IF([.K367]=&quot;SubOrder&quot;;&quot;&quot;;IF([.E368]&lt;&gt;&quot;Sub&quot;;&quot;&quot;;IF(LEN([.K367])=0;1;[.K367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69]);&quot;&quot;;CONCATENATE([.D369];[.F369];[.G369];[.H369];IF(OR([.E369]=&quot;SubStart&quot;;[.E369]=&quot;Sub&quot;);[.K369];[.J369]);[.L369]))" office:value-type="string" office:string-value="message {ImportedFileMetaData_ED; // Holds information about one file" calcext:value-type="string">
            <text:p>message {ImportedFileMetaData_ED; // Holds information about one file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ImportedFil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69]) = 0;[.J369];IF(OR([.E369]=&quot;SubStart&quot;;[.E369]=&quot;SubEnd&quot;);&quot;&quot;;[.K369]))">
            <text:p/>
          </table:table-cell>
          <table:table-cell table:style-name="ce9" table:formula="of:=IF([.E369]=&quot;Sub&quot;;[.J368];IF(LEN([.H369])=0;&quot;&quot;;IF([.J368]=&quot;Number&quot;;&quot;&quot;;IF(LEN([.J368])=0;1;[.J368]+1))))">
            <text:p/>
          </table:table-cell>
          <table:table-cell table:style-name="ce9" table:formula="of:=IF(LEN([.H369])=0;&quot;&quot;;IF([.K368]=&quot;SubOrder&quot;;&quot;&quot;;IF([.E369]&lt;&gt;&quot;Sub&quot;;&quot;&quot;;IF(LEN([.K368])=0;1;[.K368]+1))))">
            <text:p/>
          </table:table-cell>
          <table:table-cell office:value-type="string" calcext:value-type="string">
            <text:p>; // Holds information about one file</text:p>
          </table:table-cell>
          <table:table-cell table:number-columns-repeated="1012"/>
        </table:table-row>
        <table:table-row table:style-name="ro1">
          <table:table-cell table:style-name="ce3" table:formula="of:=IF(ISBLANK([.B370]);&quot;&quot;;CONCATENATE([.D370];[.F370];[.G370];[.H370];IF(OR([.E370]=&quot;SubStart&quot;;[.E370]=&quot;Sub&quot;);[.K370];[.J370]);[.L370]))" office:value-type="string" office:string-value="string FileName = 1; // The File Name" calcext:value-type="string">
            <text:p>string FileName = 1; // The File Nam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FileName = </text:p>
          </table:table-cell>
          <table:table-cell table:style-name="ce9" table:formula="of:=IF(LEN([.E370]) = 0;[.J370];IF(OR([.E370]=&quot;SubStart&quot;;[.E370]=&quot;SubEnd&quot;);&quot;&quot;;[.K370]))" office:value-type="float" office:value="1" calcext:value-type="float">
            <text:p>1</text:p>
          </table:table-cell>
          <table:table-cell table:style-name="ce9" table:formula="of:=IF([.E370]=&quot;Sub&quot;;[.J369];IF(LEN([.H370])=0;&quot;&quot;;IF([.J369]=&quot;Number&quot;;&quot;&quot;;IF(LEN([.J369])=0;1;[.J369]+1))))" office:value-type="float" office:value="1" calcext:value-type="float">
            <text:p>1</text:p>
          </table:table-cell>
          <table:table-cell table:style-name="ce9" table:formula="of:=IF(LEN([.H370])=0;&quot;&quot;;IF([.K369]=&quot;SubOrder&quot;;&quot;&quot;;IF([.E370]&lt;&gt;&quot;Sub&quot;;&quot;&quot;;IF(LEN([.K369])=0;1;[.K369]+1))))">
            <text:p/>
          </table:table-cell>
          <table:table-cell office:value-type="string" calcext:value-type="string">
            <text:p>; // The File Name</text:p>
          </table:table-cell>
          <table:table-cell table:number-columns-repeated="1012"/>
        </table:table-row>
        <table:table-row table:style-name="ro1">
          <table:table-cell table:style-name="ce3" table:formula="of:=IF(ISBLANK([.B371]);&quot;&quot;;CONCATENATE([.D371];[.F371];[.G371];[.H371];IF(OR([.E371]=&quot;SubStart&quot;;[.E371]=&quot;Sub&quot;);[.K371];[.J371]);[.L371]))" office:value-type="string" office:string-value="string FilePath = 2; // Path to File to where it was imported" calcext:value-type="string">
            <text:p>string FilePath = 2; // Path to File to where it was import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FilePath = </text:p>
          </table:table-cell>
          <table:table-cell table:style-name="ce9" table:formula="of:=IF(LEN([.E371]) = 0;[.J371];IF(OR([.E371]=&quot;SubStart&quot;;[.E371]=&quot;SubEnd&quot;);&quot;&quot;;[.K371]))" office:value-type="float" office:value="2" calcext:value-type="float">
            <text:p>2</text:p>
          </table:table-cell>
          <table:table-cell table:style-name="ce9" table:formula="of:=IF([.E371]=&quot;Sub&quot;;[.J370];IF(LEN([.H371])=0;&quot;&quot;;IF([.J370]=&quot;Number&quot;;&quot;&quot;;IF(LEN([.J370])=0;1;[.J370]+1))))" office:value-type="float" office:value="2" calcext:value-type="float">
            <text:p>2</text:p>
          </table:table-cell>
          <table:table-cell table:style-name="ce9" table:formula="of:=IF(LEN([.H371])=0;&quot;&quot;;IF([.K370]=&quot;SubOrder&quot;;&quot;&quot;;IF([.E371]&lt;&gt;&quot;Sub&quot;;&quot;&quot;;IF(LEN([.K370])=0;1;[.K370]+1))))">
            <text:p/>
          </table:table-cell>
          <table:table-cell office:value-type="string" calcext:value-type="string">
            <text:p>; // Path to File to where it was imported</text:p>
          </table:table-cell>
          <table:table-cell table:number-columns-repeated="1012"/>
        </table:table-row>
        <table:table-row table:style-name="ro1">
          <table:table-cell table:style-name="ce3" table:formula="of:=IF(ISBLANK([.B372]);&quot;&quot;;CONCATENATE([.D372];[.F372];[.G372];[.H372];IF(OR([.E372]=&quot;SubStart&quot;;[.E372]=&quot;Sub&quot;);[.K372];[.J372]);[.L372]))" office:value-type="string" office:string-value="string FileContent = 3; // The content of the file" calcext:value-type="string">
            <text:p>string FileContent = 3; // The content of the fil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FileContent = </text:p>
          </table:table-cell>
          <table:table-cell table:style-name="ce9" table:formula="of:=IF(LEN([.E372]) = 0;[.J372];IF(OR([.E372]=&quot;SubStart&quot;;[.E372]=&quot;SubEnd&quot;);&quot;&quot;;[.K372]))" office:value-type="float" office:value="3" calcext:value-type="float">
            <text:p>3</text:p>
          </table:table-cell>
          <table:table-cell table:style-name="ce9" table:formula="of:=IF([.E372]=&quot;Sub&quot;;[.J371];IF(LEN([.H372])=0;&quot;&quot;;IF([.J371]=&quot;Number&quot;;&quot;&quot;;IF(LEN([.J371])=0;1;[.J371]+1))))" office:value-type="float" office:value="3" calcext:value-type="float">
            <text:p>3</text:p>
          </table:table-cell>
          <table:table-cell table:style-name="ce9" table:formula="of:=IF(LEN([.H372])=0;&quot;&quot;;IF([.K371]=&quot;SubOrder&quot;;&quot;&quot;;IF([.E372]&lt;&gt;&quot;Sub&quot;;&quot;&quot;;IF(LEN([.K371])=0;1;[.K371]+1))))">
            <text:p/>
          </table:table-cell>
          <table:table-cell office:value-type="string" calcext:value-type="string">
            <text:p>; // The content of the file</text:p>
          </table:table-cell>
          <table:table-cell table:number-columns-repeated="1012"/>
        </table:table-row>
        <table:table-row table:style-name="ro1">
          <table:table-cell table:style-name="ce3" table:formula="of:=IF(ISBLANK([.B373]);&quot;&quot;;CONCATENATE([.D373];[.F373];[.G373];[.H373];IF(OR([.E373]=&quot;SubStart&quot;;[.E373]=&quot;Sub&quot;);[.K373];[.J373]);[.L373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73]) = 0;[.J373];IF(OR([.E373]=&quot;SubStart&quot;;[.E373]=&quot;SubEnd&quot;);&quot;&quot;;[.K373]))">
            <text:p/>
          </table:table-cell>
          <table:table-cell table:style-name="ce9" table:formula="of:=IF([.E373]=&quot;Sub&quot;;[.J372];IF(LEN([.H373])=0;&quot;&quot;;IF([.J372]=&quot;Number&quot;;&quot;&quot;;IF(LEN([.J372])=0;1;[.J372]+1))))">
            <text:p/>
          </table:table-cell>
          <table:table-cell table:style-name="ce9" table:formula="of:=IF(LEN([.H373])=0;&quot;&quot;;IF([.K372]=&quot;SubOrder&quot;;&quot;&quot;;IF([.E373]&lt;&gt;&quot;Sub&quot;;&quot;&quot;;IF(LEN([.K372])=0;1;[.K372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74]);&quot;&quot;;CONCATENATE([.D374];[.F374];[.G374];[.H374];IF(OR([.E374]=&quot;SubStart&quot;;[.E374]=&quot;Sub&quot;);[.K374];[.J374]);[.L374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74]) = 0;[.J374];IF(OR([.E374]=&quot;SubStart&quot;;[.E374]=&quot;SubEnd&quot;);&quot;&quot;;[.K374]))">
            <text:p/>
          </table:table-cell>
          <table:table-cell table:style-name="ce9" table:formula="of:=IF([.E374]=&quot;Sub&quot;;[.J373];IF(LEN([.H374])=0;&quot;&quot;;IF([.J373]=&quot;Number&quot;;&quot;&quot;;IF(LEN([.J373])=0;1;[.J373]+1))))">
            <text:p/>
          </table:table-cell>
          <table:table-cell table:style-name="ce9" table:formula="of:=IF(LEN([.H374])=0;&quot;&quot;;IF([.K373]=&quot;SubOrder&quot;;&quot;&quot;;IF([.E374]&lt;&gt;&quot;Sub&quot;;&quot;&quot;;IF(LEN([.K373])=0;1;[.K373]+1))))">
            <text:p/>
          </table:table-cell>
          <table:table-cell table:style-name="ce11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375]);&quot;&quot;;CONCATENATE([.D375];[.F375];[.G375];[.H375];IF(OR([.E375]=&quot;SubStart&quot;;[.E375]=&quot;Sub&quot;);[.K375];[.J375]);[.L375]))" office:value-type="string" office:string-value="}" calcext:value-type="string">
            <text:p>}</text:p>
          </table:table-cell>
          <table:table-cell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75]) = 0;[.J375];IF(OR([.E375]=&quot;SubStart&quot;;[.E375]=&quot;SubEnd&quot;);&quot;&quot;;[.K375]))">
            <text:p/>
          </table:table-cell>
          <table:table-cell table:style-name="ce9" table:formula="of:=IF([.E375]=&quot;Sub&quot;;[.J374];IF(LEN([.H375])=0;&quot;&quot;;IF([.J374]=&quot;Number&quot;;&quot;&quot;;IF(LEN([.J374])=0;1;[.J374]+1))))">
            <text:p/>
          </table:table-cell>
          <table:table-cell table:style-name="ce9" table:formula="of:=IF(LEN([.H375])=0;&quot;&quot;;IF([.K374]=&quot;SubOrder&quot;;&quot;&quot;;IF([.E375]&lt;&gt;&quot;Sub&quot;;&quot;&quot;;IF(LEN([.K374])=0;1;[.K374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76]);&quot;&quot;;CONCATENATE([.D376];[.F376];[.G376];[.H376];IF(OR([.E376]=&quot;SubStart&quot;;[.E376]=&quot;Sub&quot;);[.K376];[.J376]);[.L376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76]) = 0;[.J376];IF(OR([.E376]=&quot;SubStart&quot;;[.E376]=&quot;SubEnd&quot;);&quot;&quot;;[.K376]))">
            <text:p/>
          </table:table-cell>
          <table:table-cell table:style-name="ce9" table:formula="of:=IF([.E376]=&quot;Sub&quot;;[.J375];IF(LEN([.H376])=0;&quot;&quot;;IF([.J375]=&quot;Number&quot;;&quot;&quot;;IF(LEN([.J375])=0;1;[.J375]+1))))">
            <text:p/>
          </table:table-cell>
          <table:table-cell table:style-name="ce9" table:formula="of:=IF(LEN([.H376])=0;&quot;&quot;;IF([.K375]=&quot;SubOrder&quot;;&quot;&quot;;IF([.E376]&lt;&gt;&quot;Sub&quot;;&quot;&quot;;IF(LEN([.K375])=0;1;[.K375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77]);&quot;&quot;;CONCATENATE([.D377];[.F377];[.G377];[.H377];IF(OR([.E377]=&quot;SubStart&quot;;[.E377]=&quot;Sub&quot;);[.K377];[.J377]);[.L377]))" office:value-type="string" office:string-value="message {ImportedFilesChangeMetaData_ED; // Holds Change-meteadata for Imported Files when used in editor" calcext:value-type="string">
            <text:p>message {ImportedFilesChangeMetaData_ED; // Holds Change-meteadata for Imported Files when used in editor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ImportedFilesChang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77]) = 0;[.J377];IF(OR([.E377]=&quot;SubStart&quot;;[.E377]=&quot;SubEnd&quot;);&quot;&quot;;[.K377]))">
            <text:p/>
          </table:table-cell>
          <table:table-cell table:style-name="ce9" table:formula="of:=IF([.E377]=&quot;Sub&quot;;[.J376];IF(LEN([.H377])=0;&quot;&quot;;IF([.J376]=&quot;Number&quot;;&quot;&quot;;IF(LEN([.J376])=0;1;[.J376]+1))))">
            <text:p/>
          </table:table-cell>
          <table:table-cell table:style-name="ce9" table:formula="of:=IF(LEN([.H377])=0;&quot;&quot;;IF([.K376]=&quot;SubOrder&quot;;&quot;&quot;;IF([.E377]&lt;&gt;&quot;Sub&quot;;&quot;&quot;;IF(LEN([.K376])=0;1;[.K376]+1))))">
            <text:p/>
          </table:table-cell>
          <table:table-cell table:style-name="ce6" office:value-type="string" calcext:value-type="string">
            <text:p>; // Holds Change-meteadata for Imported Files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378]);&quot;&quot;;CONCATENATE([.D378];[.F378];[.G378];[.H378];IF(OR([.E378]=&quot;SubStart&quot;;[.E378]=&quot;Sub&quot;);[.K378];[.J378]);[.L378]))" office:value-type="string" office:string-value="string ImportedFilesChangeMetaDataNewGuid = 1; // The new Guid for the Imported Files when changed, deleted etc." calcext:value-type="string">
            <text:p>string ImportedFilesChangeMetaDataNewGuid = 1; // The new Guid for the Imported Files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ImportedFilesChangeMetaDataNewGuid = </text:p>
          </table:table-cell>
          <table:table-cell table:style-name="ce9" table:formula="of:=IF(LEN([.E378]) = 0;[.J378];IF(OR([.E378]=&quot;SubStart&quot;;[.E378]=&quot;SubEnd&quot;);&quot;&quot;;[.K378]))" office:value-type="float" office:value="1" calcext:value-type="float">
            <text:p>1</text:p>
          </table:table-cell>
          <table:table-cell table:style-name="ce9" table:formula="of:=IF([.E378]=&quot;Sub&quot;;[.J377];IF(LEN([.H378])=0;&quot;&quot;;IF([.J377]=&quot;Number&quot;;&quot;&quot;;IF(LEN([.J377])=0;1;[.J377]+1))))" office:value-type="float" office:value="1" calcext:value-type="float">
            <text:p>1</text:p>
          </table:table-cell>
          <table:table-cell table:style-name="ce9" table:formula="of:=IF(LEN([.H378])=0;&quot;&quot;;IF([.K377]=&quot;SubOrder&quot;;&quot;&quot;;IF([.E378]&lt;&gt;&quot;Sub&quot;;&quot;&quot;;IF(LEN([.K377])=0;1;[.K377]+1))))">
            <text:p/>
          </table:table-cell>
          <table:table-cell table:style-name="ce6" office:value-type="string" calcext:value-type="string">
            <text:p>; // The new Guid for the Imported Files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379]);&quot;&quot;;CONCATENATE([.D379];[.F379];[.G379];[.H379];IF(OR([.E379]=&quot;SubStart&quot;;[.E379]=&quot;Sub&quot;);[.K379];[.J379]);[.L379]))" office:value-type="string" office:string-value="string ImportedFilesChangeMetaDataPreviousGuid = 2; // The previous Guid for the Imported Files when changed, deleted etc." calcext:value-type="string">
            <text:p>string ImportedFilesChangeMetaDataPreviousGuid = 2; // The previous Guid for the Imported Files when changed, delet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ImportedFilesChangeMetaDataPreviousGuid = </text:p>
          </table:table-cell>
          <table:table-cell table:style-name="ce9" table:formula="of:=IF(LEN([.E379]) = 0;[.J379];IF(OR([.E379]=&quot;SubStart&quot;;[.E379]=&quot;SubEnd&quot;);&quot;&quot;;[.K379]))" office:value-type="float" office:value="2" calcext:value-type="float">
            <text:p>2</text:p>
          </table:table-cell>
          <table:table-cell table:style-name="ce9" table:formula="of:=IF([.E379]=&quot;Sub&quot;;[.J378];IF(LEN([.H379])=0;&quot;&quot;;IF([.J378]=&quot;Number&quot;;&quot;&quot;;IF(LEN([.J378])=0;1;[.J378]+1))))" office:value-type="float" office:value="2" calcext:value-type="float">
            <text:p>2</text:p>
          </table:table-cell>
          <table:table-cell table:style-name="ce9" table:formula="of:=IF(LEN([.H379])=0;&quot;&quot;;IF([.K378]=&quot;SubOrder&quot;;&quot;&quot;;IF([.E379]&lt;&gt;&quot;Sub&quot;;&quot;&quot;;IF(LEN([.K378])=0;1;[.K378]+1))))">
            <text:p/>
          </table:table-cell>
          <table:table-cell table:style-name="ce6" office:value-type="string" calcext:value-type="string">
            <text:p>; // The previous Guid for the Imported Files when changed, deleted etc.</text:p>
          </table:table-cell>
          <table:table-cell table:number-columns-repeated="1012"/>
        </table:table-row>
        <table:table-row table:style-name="ro1">
          <table:table-cell table:style-name="ce3" table:formula="of:=IF(ISBLANK([.B380]);&quot;&quot;;CONCATENATE([.D380];[.F380];[.G380];[.H380];IF(OR([.E380]=&quot;SubStart&quot;;[.E380]=&quot;Sub&quot;);[.K380];[.J380]);[.L380]))" office:value-type="string" office:string-value="string ImportedFilesChangeMetaDataCreatedDate = 3; // Date when created in Test Case" calcext:value-type="string">
            <text:p>string ImportedFilesChangeMetaDataCreatedDate = 3; // Date when created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ImportedFilesChangeMetaDataCreatedDate = </text:p>
          </table:table-cell>
          <table:table-cell table:style-name="ce9" table:formula="of:=IF(LEN([.E380]) = 0;[.J380];IF(OR([.E380]=&quot;SubStart&quot;;[.E380]=&quot;SubEnd&quot;);&quot;&quot;;[.K380]))" office:value-type="float" office:value="3" calcext:value-type="float">
            <text:p>3</text:p>
          </table:table-cell>
          <table:table-cell table:style-name="ce9" table:formula="of:=IF([.E380]=&quot;Sub&quot;;[.J379];IF(LEN([.H380])=0;&quot;&quot;;IF([.J379]=&quot;Number&quot;;&quot;&quot;;IF(LEN([.J379])=0;1;[.J379]+1))))" office:value-type="float" office:value="3" calcext:value-type="float">
            <text:p>3</text:p>
          </table:table-cell>
          <table:table-cell table:style-name="ce9" table:formula="of:=IF(LEN([.H380])=0;&quot;&quot;;IF([.K379]=&quot;SubOrder&quot;;&quot;&quot;;IF([.E380]&lt;&gt;&quot;Sub&quot;;&quot;&quot;;IF(LEN([.K379])=0;1;[.K379]+1))))">
            <text:p/>
          </table:table-cell>
          <table:table-cell table:style-name="ce6" office:value-type="string" calcext:value-type="string">
            <text:p>; // Date when created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381]);&quot;&quot;;CONCATENATE([.D381];[.F381];[.G381];[.H381];IF(OR([.E381]=&quot;SubStart&quot;;[.E381]=&quot;Sub&quot;);[.K381];[.J381]);[.L381]))" office:value-type="string" office:string-value="string ImportedFilesChangeMetaDataCreatedBy = 4; // Who create the Imported Files in Test Case" calcext:value-type="string">
            <text:p>string ImportedFilesChangeMetaDataCreatedBy = 4; // Who create the Imported Files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ImportedFilesChangeMetaDataCreatedBy = </text:p>
          </table:table-cell>
          <table:table-cell table:style-name="ce9" table:formula="of:=IF(LEN([.E381]) = 0;[.J381];IF(OR([.E381]=&quot;SubStart&quot;;[.E381]=&quot;SubEnd&quot;);&quot;&quot;;[.K381]))" office:value-type="float" office:value="4" calcext:value-type="float">
            <text:p>4</text:p>
          </table:table-cell>
          <table:table-cell table:style-name="ce9" table:formula="of:=IF([.E381]=&quot;Sub&quot;;[.J380];IF(LEN([.H381])=0;&quot;&quot;;IF([.J380]=&quot;Number&quot;;&quot;&quot;;IF(LEN([.J380])=0;1;[.J380]+1))))" office:value-type="float" office:value="4" calcext:value-type="float">
            <text:p>4</text:p>
          </table:table-cell>
          <table:table-cell table:style-name="ce9" table:formula="of:=IF(LEN([.H381])=0;&quot;&quot;;IF([.K380]=&quot;SubOrder&quot;;&quot;&quot;;IF([.E381]&lt;&gt;&quot;Sub&quot;;&quot;&quot;;IF(LEN([.K380])=0;1;[.K380]+1))))">
            <text:p/>
          </table:table-cell>
          <table:table-cell table:style-name="ce6" office:value-type="string" calcext:value-type="string">
            <text:p>; // Who create the Imported Files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382]);&quot;&quot;;CONCATENATE([.D382];[.F382];[.G382];[.H382];IF(OR([.E382]=&quot;SubStart&quot;;[.E382]=&quot;Sub&quot;);[.K382];[.J382]);[.L382]))" office:value-type="string" office:string-value="string ImportedFilesChangeMetaDataChangeDate = 5; // Date when Imported Files was changed" calcext:value-type="string">
            <text:p>string ImportedFilesChangeMetaDataChangeDate = 5; // Date when Imported Files was chang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ImportedFilesChangeMetaDataChangeDate = </text:p>
          </table:table-cell>
          <table:table-cell table:style-name="ce9" table:formula="of:=IF(LEN([.E382]) = 0;[.J382];IF(OR([.E382]=&quot;SubStart&quot;;[.E382]=&quot;SubEnd&quot;);&quot;&quot;;[.K382]))" office:value-type="float" office:value="5" calcext:value-type="float">
            <text:p>5</text:p>
          </table:table-cell>
          <table:table-cell table:style-name="ce9" table:formula="of:=IF([.E382]=&quot;Sub&quot;;[.J381];IF(LEN([.H382])=0;&quot;&quot;;IF([.J381]=&quot;Number&quot;;&quot;&quot;;IF(LEN([.J381])=0;1;[.J381]+1))))" office:value-type="float" office:value="5" calcext:value-type="float">
            <text:p>5</text:p>
          </table:table-cell>
          <table:table-cell table:style-name="ce9" table:formula="of:=IF(LEN([.H382])=0;&quot;&quot;;IF([.K381]=&quot;SubOrder&quot;;&quot;&quot;;IF([.E382]&lt;&gt;&quot;Sub&quot;;&quot;&quot;;IF(LEN([.K381])=0;1;[.K381]+1))))">
            <text:p/>
          </table:table-cell>
          <table:table-cell table:style-name="ce6" office:value-type="string" calcext:value-type="string">
            <text:p>; // Date when Imported Files was changed</text:p>
          </table:table-cell>
          <table:table-cell table:number-columns-repeated="1012"/>
        </table:table-row>
        <table:table-row table:style-name="ro1">
          <table:table-cell table:style-name="ce3" table:formula="of:=IF(ISBLANK([.B383]);&quot;&quot;;CONCATENATE([.D383];[.F383];[.G383];[.H383];IF(OR([.E383]=&quot;SubStart&quot;;[.E383]=&quot;Sub&quot;);[.K383];[.J383]);[.L383]))" office:value-type="string" office:string-value="string ImportedFilesChangeMetaDataChangeBy = 6; // Who changed the Imported Files in the Test Case" calcext:value-type="string">
            <text:p>string ImportedFilesChangeMetaDataChangeBy = 6; // Who changed the Imported Files in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ImportedFilesChangeMetaDataChangeBy = </text:p>
          </table:table-cell>
          <table:table-cell table:style-name="ce9" table:formula="of:=IF(LEN([.E383]) = 0;[.J383];IF(OR([.E383]=&quot;SubStart&quot;;[.E383]=&quot;SubEnd&quot;);&quot;&quot;;[.K383]))" office:value-type="float" office:value="6" calcext:value-type="float">
            <text:p>6</text:p>
          </table:table-cell>
          <table:table-cell table:style-name="ce9" table:formula="of:=IF([.E383]=&quot;Sub&quot;;[.J382];IF(LEN([.H383])=0;&quot;&quot;;IF([.J382]=&quot;Number&quot;;&quot;&quot;;IF(LEN([.J382])=0;1;[.J382]+1))))" office:value-type="float" office:value="6" calcext:value-type="float">
            <text:p>6</text:p>
          </table:table-cell>
          <table:table-cell table:style-name="ce9" table:formula="of:=IF(LEN([.H383])=0;&quot;&quot;;IF([.K382]=&quot;SubOrder&quot;;&quot;&quot;;IF([.E383]&lt;&gt;&quot;Sub&quot;;&quot;&quot;;IF(LEN([.K382])=0;1;[.K382]+1))))">
            <text:p/>
          </table:table-cell>
          <table:table-cell table:style-name="ce6" office:value-type="string" calcext:value-type="string">
            <text:p>; // Who changed the Imported Files in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384]);&quot;&quot;;CONCATENATE([.D384];[.F384];[.G384];[.H384];IF(OR([.E384]=&quot;SubStart&quot;;[.E384]=&quot;Sub&quot;);[.K384];[.J384]);[.L384]))" office:value-type="string" office:string-value="string ImportedFilesChangeMetaDataDeletedDate = 7; // Date when Imported Files was deleted" calcext:value-type="string">
            <text:p>string ImportedFilesChangeMetaDataDeletedDate = 7; // Date when Imported Files was delet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ImportedFilesChangeMetaDataDeletedDate = </text:p>
          </table:table-cell>
          <table:table-cell table:style-name="ce9" table:formula="of:=IF(LEN([.E384]) = 0;[.J384];IF(OR([.E384]=&quot;SubStart&quot;;[.E384]=&quot;SubEnd&quot;);&quot;&quot;;[.K384]))" office:value-type="float" office:value="7" calcext:value-type="float">
            <text:p>7</text:p>
          </table:table-cell>
          <table:table-cell table:style-name="ce9" table:formula="of:=IF([.E384]=&quot;Sub&quot;;[.J383];IF(LEN([.H384])=0;&quot;&quot;;IF([.J383]=&quot;Number&quot;;&quot;&quot;;IF(LEN([.J383])=0;1;[.J383]+1))))" office:value-type="float" office:value="7" calcext:value-type="float">
            <text:p>7</text:p>
          </table:table-cell>
          <table:table-cell table:style-name="ce9" table:formula="of:=IF(LEN([.H384])=0;&quot;&quot;;IF([.K383]=&quot;SubOrder&quot;;&quot;&quot;;IF([.E384]&lt;&gt;&quot;Sub&quot;;&quot;&quot;;IF(LEN([.K383])=0;1;[.K383]+1))))">
            <text:p/>
          </table:table-cell>
          <table:table-cell table:style-name="ce6" office:value-type="string" calcext:value-type="string">
            <text:p>; // Date when Imported Files was deleted</text:p>
          </table:table-cell>
          <table:table-cell table:number-columns-repeated="1012"/>
        </table:table-row>
        <table:table-row table:style-name="ro1">
          <table:table-cell table:style-name="ce3" table:formula="of:=IF(ISBLANK([.B385]);&quot;&quot;;CONCATENATE([.D385];[.F385];[.G385];[.H385];IF(OR([.E385]=&quot;SubStart&quot;;[.E385]=&quot;Sub&quot;);[.K385];[.J385]);[.L385]))" office:value-type="string" office:string-value="string ImportedFilesChangeMetaDataDeletedBy = 8; // Who deleted the Imported Files from the Test Case" calcext:value-type="string">
            <text:p>string ImportedFilesChangeMetaDataDeletedBy = 8; // Who deleted the Imported Files from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ImportedFilesChangeMetaDataDeletedBy = </text:p>
          </table:table-cell>
          <table:table-cell table:style-name="ce9" table:formula="of:=IF(LEN([.E385]) = 0;[.J385];IF(OR([.E385]=&quot;SubStart&quot;;[.E385]=&quot;SubEnd&quot;);&quot;&quot;;[.K385]))" office:value-type="float" office:value="8" calcext:value-type="float">
            <text:p>8</text:p>
          </table:table-cell>
          <table:table-cell table:style-name="ce9" table:formula="of:=IF([.E385]=&quot;Sub&quot;;[.J384];IF(LEN([.H385])=0;&quot;&quot;;IF([.J384]=&quot;Number&quot;;&quot;&quot;;IF(LEN([.J384])=0;1;[.J384]+1))))" office:value-type="float" office:value="8" calcext:value-type="float">
            <text:p>8</text:p>
          </table:table-cell>
          <table:table-cell table:style-name="ce9" table:formula="of:=IF(LEN([.H385])=0;&quot;&quot;;IF([.K384]=&quot;SubOrder&quot;;&quot;&quot;;IF([.E385]&lt;&gt;&quot;Sub&quot;;&quot;&quot;;IF(LEN([.K384])=0;1;[.K384]+1))))">
            <text:p/>
          </table:table-cell>
          <table:table-cell table:style-name="ce6" office:value-type="string" calcext:value-type="string">
            <text:p>; // Who deleted the Imported Files from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386]);&quot;&quot;;CONCATENATE([.D386];[.F386];[.G386];[.H386];IF(OR([.E386]=&quot;SubStart&quot;;[.E386]=&quot;Sub&quot;);[.K386];[.J386]);[.L386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86]) = 0;[.J386];IF(OR([.E386]=&quot;SubStart&quot;;[.E386]=&quot;SubEnd&quot;);&quot;&quot;;[.K386]))">
            <text:p/>
          </table:table-cell>
          <table:table-cell table:style-name="ce9" table:formula="of:=IF([.E386]=&quot;Sub&quot;;[.J385];IF(LEN([.H386])=0;&quot;&quot;;IF([.J385]=&quot;Number&quot;;&quot;&quot;;IF(LEN([.J385])=0;1;[.J385]+1))))">
            <text:p/>
          </table:table-cell>
          <table:table-cell table:style-name="ce9" table:formula="of:=IF(LEN([.H386])=0;&quot;&quot;;IF([.K385]=&quot;SubOrder&quot;;&quot;&quot;;IF([.E386]&lt;&gt;&quot;Sub&quot;;&quot;&quot;;IF(LEN([.K385])=0;1;[.K38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387]);&quot;&quot;;CONCATENATE([.D387];[.F387];[.G387];[.H387];IF(OR([.E387]=&quot;SubStart&quot;;[.E387]=&quot;Sub&quot;);[.K387];[.J387]);[.L387]))" office:value-type="string" office:string-value="190204" calcext:value-type="string">
            <text:p>190204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87]) = 0;[.J387];IF(OR([.E387]=&quot;SubStart&quot;;[.E387]=&quot;SubEnd&quot;);&quot;&quot;;[.K387]))">
            <text:p/>
          </table:table-cell>
          <table:table-cell table:style-name="ce9" table:formula="of:=IF([.E387]=&quot;Sub&quot;;[.J386];IF(LEN([.H387])=0;&quot;&quot;;IF([.J386]=&quot;Number&quot;;&quot;&quot;;IF(LEN([.J386])=0;1;[.J386]+1))))">
            <text:p/>
          </table:table-cell>
          <table:table-cell table:style-name="ce9" table:formula="of:=IF(LEN([.H387])=0;&quot;&quot;;IF([.K386]=&quot;SubOrder&quot;;&quot;&quot;;IF([.E387]&lt;&gt;&quot;Sub&quot;;&quot;&quot;;IF(LEN([.K386])=0;1;[.K386]+1))))">
            <text:p/>
          </table:table-cell>
          <table:table-cell table:style-name="ce6" office:value-type="string" calcext:value-type="string">
            <text:p>190204</text:p>
          </table:table-cell>
          <table:table-cell table:number-columns-repeated="1012"/>
        </table:table-row>
        <table:table-row table:style-name="ro1">
          <table:table-cell table:style-name="ce3" table:formula="of:=IF(ISBLANK([.B388]);&quot;&quot;;CONCATENATE([.D388];[.F388];[.G388];[.H388];IF(OR([.E388]=&quot;SubStart&quot;;[.E388]=&quot;Sub&quot;);[.K388];[.J388]);[.L388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88]) = 0;[.J388];IF(OR([.E388]=&quot;SubStart&quot;;[.E388]=&quot;SubEnd&quot;);&quot;&quot;;[.K388]))">
            <text:p/>
          </table:table-cell>
          <table:table-cell table:style-name="ce9" table:formula="of:=IF([.E388]=&quot;Sub&quot;;[.J387];IF(LEN([.H388])=0;&quot;&quot;;IF([.J387]=&quot;Number&quot;;&quot;&quot;;IF(LEN([.J387])=0;1;[.J387]+1))))">
            <text:p/>
          </table:table-cell>
          <table:table-cell table:style-name="ce9" table:formula="of:=IF(LEN([.H388])=0;&quot;&quot;;IF([.K387]=&quot;SubOrder&quot;;&quot;&quot;;IF([.E388]&lt;&gt;&quot;Sub&quot;;&quot;&quot;;IF(LEN([.K387])=0;1;[.K38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389]);&quot;&quot;;CONCATENATE([.D389];[.F389];[.G389];[.H389];IF(OR([.E389]=&quot;SubStart&quot;;[.E389]=&quot;Sub&quot;);[.K389];[.J389]);[.L389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89]) = 0;[.J389];IF(OR([.E389]=&quot;SubStart&quot;;[.E389]=&quot;SubEnd&quot;);&quot;&quot;;[.K389]))">
            <text:p/>
          </table:table-cell>
          <table:table-cell table:style-name="ce9" table:formula="of:=IF([.E389]=&quot;Sub&quot;;[.J388];IF(LEN([.H389])=0;&quot;&quot;;IF([.J388]=&quot;Number&quot;;&quot;&quot;;IF(LEN([.J388])=0;1;[.J388]+1))))">
            <text:p/>
          </table:table-cell>
          <table:table-cell table:style-name="ce9" table:formula="of:=IF(LEN([.H389])=0;&quot;&quot;;IF([.K388]=&quot;SubOrder&quot;;&quot;&quot;;IF([.E389]&lt;&gt;&quot;Sub&quot;;&quot;&quot;;IF(LEN([.K388])=0;1;[.K388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90]);&quot;&quot;;CONCATENATE([.D390];[.F390];[.G390];[.H390];IF(OR([.E390]=&quot;SubStart&quot;;[.E390]=&quot;Sub&quot;);[.K390];[.J390]);[.L390]))" office:value-type="string" office:string-value="message {AvailableTestDataPoints_ED; // Holds a systems available TestDataPoints" calcext:value-type="string">
            <text:p>message {AvailableTestDataPoints_ED; // Holds a systems available TestDataPoints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AvailableTestDataPoint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90]) = 0;[.J390];IF(OR([.E390]=&quot;SubStart&quot;;[.E390]=&quot;SubEnd&quot;);&quot;&quot;;[.K390]))">
            <text:p/>
          </table:table-cell>
          <table:table-cell table:style-name="ce9" table:formula="of:=IF([.E390]=&quot;Sub&quot;;[.J389];IF(LEN([.H390])=0;&quot;&quot;;IF([.J389]=&quot;Number&quot;;&quot;&quot;;IF(LEN([.J389])=0;1;[.J389]+1))))">
            <text:p/>
          </table:table-cell>
          <table:table-cell table:style-name="ce9" table:formula="of:=IF(LEN([.H390])=0;&quot;&quot;;IF([.K389]=&quot;SubOrder&quot;;&quot;&quot;;IF([.E390]&lt;&gt;&quot;Sub&quot;;&quot;&quot;;IF(LEN([.K389])=0;1;[.K389]+1))))">
            <text:p/>
          </table:table-cell>
          <table:table-cell office:value-type="string" calcext:value-type="string">
            <text:p>; // Holds a systems available TestDataPoints</text:p>
          </table:table-cell>
          <table:table-cell table:number-columns-repeated="1012"/>
        </table:table-row>
        <table:table-row table:style-name="ro1">
          <table:table-cell table:style-name="ce3" table:formula="of:=IF(ISBLANK([.B391]);&quot;&quot;;CONCATENATE([.D391];[.F391];[.G391];[.H391];IF(OR([.E391]=&quot;SubStart&quot;;[.E391]=&quot;Sub&quot;);[.K391];[.J391]);[.L391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391]) = 0;[.J391];IF(OR([.E391]=&quot;SubStart&quot;;[.E391]=&quot;SubEnd&quot;);&quot;&quot;;[.K391]))" office:value-type="float" office:value="1" calcext:value-type="float">
            <text:p>1</text:p>
          </table:table-cell>
          <table:table-cell table:style-name="ce9" table:formula="of:=IF([.E391]=&quot;Sub&quot;;[.J390];IF(LEN([.H391])=0;&quot;&quot;;IF([.J390]=&quot;Number&quot;;&quot;&quot;;IF(LEN([.J390])=0;1;[.J390]+1))))" office:value-type="float" office:value="1" calcext:value-type="float">
            <text:p>1</text:p>
          </table:table-cell>
          <table:table-cell table:style-name="ce9" table:formula="of:=IF(LEN([.H391])=0;&quot;&quot;;IF([.K390]=&quot;SubOrder&quot;;&quot;&quot;;IF([.E391]&lt;&gt;&quot;Sub&quot;;&quot;&quot;;IF(LEN([.K390])=0;1;[.K390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392]);&quot;&quot;;CONCATENATE([.D392];[.F392];[.G392];[.H392];IF(OR([.E392]=&quot;SubStart&quot;;[.E392]=&quot;Sub&quot;);[.K392];[.J392]);[.L392]))" office:value-type="string" office:string-value="string ClientSystemGuid = 2; // Used as unique guid for distributed servers" calcext:value-type="string">
            <text:p>string ClientSystemGuid = 2; // Used as unique gu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392]) = 0;[.J392];IF(OR([.E392]=&quot;SubStart&quot;;[.E392]=&quot;SubEnd&quot;);&quot;&quot;;[.K392]))" office:value-type="float" office:value="2" calcext:value-type="float">
            <text:p>2</text:p>
          </table:table-cell>
          <table:table-cell table:style-name="ce9" table:formula="of:=IF([.E392]=&quot;Sub&quot;;[.J391];IF(LEN([.H392])=0;&quot;&quot;;IF([.J391]=&quot;Number&quot;;&quot;&quot;;IF(LEN([.J391])=0;1;[.J391]+1))))" office:value-type="float" office:value="2" calcext:value-type="float">
            <text:p>2</text:p>
          </table:table-cell>
          <table:table-cell table:style-name="ce9" table:formula="of:=IF(LEN([.H392])=0;&quot;&quot;;IF([.K391]=&quot;SubOrder&quot;;&quot;&quot;;IF([.E392]&lt;&gt;&quot;Sub&quot;;&quot;&quot;;IF(LEN([.K391])=0;1;[.K391]+1))))">
            <text:p/>
          </table:table-cell>
          <table:table-cell office:value-type="string" calcext:value-type="string">
            <text:p>; // Used as unique gu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393]);&quot;&quot;;CONCATENATE([.D393];[.F393];[.G393];[.H393];IF(OR([.E393]=&quot;SubStart&quot;;[.E393]=&quot;Sub&quot;);[.K393];[.J393]);[.L393]))" office:value-type="string" office:string-value="repeated TestDataPoint_ED TestDataPoints = 3; // Hold all TestDataPoints" calcext:value-type="string">
            <text:p>repeated TestDataPoint_ED TestDataPoints = 3; // Hold all TestDataPoint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TestDataPoint_ED </text:p>
          </table:table-cell>
          <table:table-cell office:value-type="string" calcext:value-type="string">
            <text:p>TestDataPoints = </text:p>
          </table:table-cell>
          <table:table-cell table:style-name="ce9" table:formula="of:=IF(LEN([.E393]) = 0;[.J393];IF(OR([.E393]=&quot;SubStart&quot;;[.E393]=&quot;SubEnd&quot;);&quot;&quot;;[.K393]))" office:value-type="float" office:value="3" calcext:value-type="float">
            <text:p>3</text:p>
          </table:table-cell>
          <table:table-cell table:style-name="ce9" table:formula="of:=IF([.E393]=&quot;Sub&quot;;[.J392];IF(LEN([.H393])=0;&quot;&quot;;IF([.J392]=&quot;Number&quot;;&quot;&quot;;IF(LEN([.J392])=0;1;[.J392]+1))))" office:value-type="float" office:value="3" calcext:value-type="float">
            <text:p>3</text:p>
          </table:table-cell>
          <table:table-cell table:style-name="ce9" table:formula="of:=IF(LEN([.H393])=0;&quot;&quot;;IF([.K392]=&quot;SubOrder&quot;;&quot;&quot;;IF([.E393]&lt;&gt;&quot;Sub&quot;;&quot;&quot;;IF(LEN([.K392])=0;1;[.K392]+1))))">
            <text:p/>
          </table:table-cell>
          <table:table-cell office:value-type="string" calcext:value-type="string">
            <text:p>; // Hold all TestDataPoints</text:p>
          </table:table-cell>
          <table:table-cell table:number-columns-repeated="1012"/>
        </table:table-row>
        <table:table-row table:style-name="ro1">
          <table:table-cell table:style-name="ce3" table:formula="of:=IF(ISBLANK([.B394]);&quot;&quot;;CONCATENATE([.D394];[.F394];[.G394];[.H394];IF(OR([.E394]=&quot;SubStart&quot;;[.E394]=&quot;Sub&quot;);[.K394];[.J394]);[.L394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94]) = 0;[.J394];IF(OR([.E394]=&quot;SubStart&quot;;[.E394]=&quot;SubEnd&quot;);&quot;&quot;;[.K394]))">
            <text:p/>
          </table:table-cell>
          <table:table-cell table:style-name="ce9" table:formula="of:=IF([.E394]=&quot;Sub&quot;;[.J393];IF(LEN([.H394])=0;&quot;&quot;;IF([.J393]=&quot;Number&quot;;&quot;&quot;;IF(LEN([.J393])=0;1;[.J393]+1))))">
            <text:p/>
          </table:table-cell>
          <table:table-cell table:style-name="ce9" table:formula="of:=IF(LEN([.H394])=0;&quot;&quot;;IF([.K393]=&quot;SubOrder&quot;;&quot;&quot;;IF([.E394]&lt;&gt;&quot;Sub&quot;;&quot;&quot;;IF(LEN([.K393])=0;1;[.K393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95]);&quot;&quot;;CONCATENATE([.D395];[.F395];[.G395];[.H395];IF(OR([.E395]=&quot;SubStart&quot;;[.E395]=&quot;Sub&quot;);[.K395];[.J395]);[.L395]))" office:value-type="string" office:string-value="190206" calcext:value-type="string">
            <text:p>190206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95]) = 0;[.J395];IF(OR([.E395]=&quot;SubStart&quot;;[.E395]=&quot;SubEnd&quot;);&quot;&quot;;[.K395]))">
            <text:p/>
          </table:table-cell>
          <table:table-cell table:style-name="ce9" table:formula="of:=IF([.E395]=&quot;Sub&quot;;[.J394];IF(LEN([.H395])=0;&quot;&quot;;IF([.J394]=&quot;Number&quot;;&quot;&quot;;IF(LEN([.J394])=0;1;[.J394]+1))))">
            <text:p/>
          </table:table-cell>
          <table:table-cell table:style-name="ce9" table:formula="of:=IF(LEN([.H395])=0;&quot;&quot;;IF([.K394]=&quot;SubOrder&quot;;&quot;&quot;;IF([.E395]&lt;&gt;&quot;Sub&quot;;&quot;&quot;;IF(LEN([.K394])=0;1;[.K394]+1))))">
            <text:p/>
          </table:table-cell>
          <table:table-cell table:style-name="ce11" office:value-type="string" calcext:value-type="string">
            <text:p>190206</text:p>
          </table:table-cell>
          <table:table-cell table:number-columns-repeated="1012"/>
        </table:table-row>
        <table:table-row table:style-name="ro1">
          <table:table-cell table:style-name="ce3" table:formula="of:=IF(ISBLANK([.B396]);&quot;&quot;;CONCATENATE([.D396];[.F396];[.G396];[.H396];IF(OR([.E396]=&quot;SubStart&quot;;[.E396]=&quot;Sub&quot;);[.K396];[.J396]);[.L396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96]) = 0;[.J396];IF(OR([.E396]=&quot;SubStart&quot;;[.E396]=&quot;SubEnd&quot;);&quot;&quot;;[.K396]))">
            <text:p/>
          </table:table-cell>
          <table:table-cell table:style-name="ce9" table:formula="of:=IF([.E396]=&quot;Sub&quot;;[.J395];IF(LEN([.H396])=0;&quot;&quot;;IF([.J395]=&quot;Number&quot;;&quot;&quot;;IF(LEN([.J395])=0;1;[.J395]+1))))">
            <text:p/>
          </table:table-cell>
          <table:table-cell table:style-name="ce9" table:formula="of:=IF(LEN([.H396])=0;&quot;&quot;;IF([.K395]=&quot;SubOrder&quot;;&quot;&quot;;IF([.E396]&lt;&gt;&quot;Sub&quot;;&quot;&quot;;IF(LEN([.K395])=0;1;[.K395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97]);&quot;&quot;;CONCATENATE([.D397];[.F397];[.G397];[.H397];IF(OR([.E397]=&quot;SubStart&quot;;[.E397]=&quot;Sub&quot;);[.K397];[.J397]);[.L397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97]) = 0;[.J397];IF(OR([.E397]=&quot;SubStart&quot;;[.E397]=&quot;SubEnd&quot;);&quot;&quot;;[.K397]))">
            <text:p/>
          </table:table-cell>
          <table:table-cell table:style-name="ce9" table:formula="of:=IF([.E397]=&quot;Sub&quot;;[.J396];IF(LEN([.H397])=0;&quot;&quot;;IF([.J396]=&quot;Number&quot;;&quot;&quot;;IF(LEN([.J396])=0;1;[.J396]+1))))">
            <text:p/>
          </table:table-cell>
          <table:table-cell table:style-name="ce9" table:formula="of:=IF(LEN([.H397])=0;&quot;&quot;;IF([.K396]=&quot;SubOrder&quot;;&quot;&quot;;IF([.E397]&lt;&gt;&quot;Sub&quot;;&quot;&quot;;IF(LEN([.K396])=0;1;[.K396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398]);&quot;&quot;;CONCATENATE([.D398];[.F398];[.G398];[.H398];IF(OR([.E398]=&quot;SubStart&quot;;[.E398]=&quot;Sub&quot;);[.K398];[.J398]);[.L398]))" office:value-type="string" office:string-value="message {TestDataPoint_ED; // Holds a unique TestDataPoint" calcext:value-type="string">
            <text:p>message {TestDataPoint_ED; // Holds a unique TestDataPoint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DataPoint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98]) = 0;[.J398];IF(OR([.E398]=&quot;SubStart&quot;;[.E398]=&quot;SubEnd&quot;);&quot;&quot;;[.K398]))">
            <text:p/>
          </table:table-cell>
          <table:table-cell table:style-name="ce9" table:formula="of:=IF([.E398]=&quot;Sub&quot;;[.J397];IF(LEN([.H398])=0;&quot;&quot;;IF([.J397]=&quot;Number&quot;;&quot;&quot;;IF(LEN([.J397])=0;1;[.J397]+1))))">
            <text:p/>
          </table:table-cell>
          <table:table-cell table:style-name="ce9" table:formula="of:=IF(LEN([.H398])=0;&quot;&quot;;IF([.K397]=&quot;SubOrder&quot;;&quot;&quot;;IF([.E398]&lt;&gt;&quot;Sub&quot;;&quot;&quot;;IF(LEN([.K397])=0;1;[.K397]+1))))">
            <text:p/>
          </table:table-cell>
          <table:table-cell office:value-type="string" calcext:value-type="string">
            <text:p>; // Holds a unique TestDataPoint</text:p>
          </table:table-cell>
          <table:table-cell table:number-columns-repeated="1012"/>
        </table:table-row>
        <table:table-row table:style-name="ro1">
          <table:table-cell table:style-name="ce3" table:formula="of:=IF(ISBLANK([.B399]);&quot;&quot;;CONCATENATE([.D399];[.F399];[.G399];[.H399];IF(OR([.E399]=&quot;SubStart&quot;;[.E399]=&quot;Sub&quot;);[.K399];[.J399]);[.L399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399]) = 0;[.J399];IF(OR([.E399]=&quot;SubStart&quot;;[.E399]=&quot;SubEnd&quot;);&quot;&quot;;[.K399]))" office:value-type="float" office:value="1" calcext:value-type="float">
            <text:p>1</text:p>
          </table:table-cell>
          <table:table-cell table:style-name="ce9" table:formula="of:=IF([.E399]=&quot;Sub&quot;;[.J398];IF(LEN([.H399])=0;&quot;&quot;;IF([.J398]=&quot;Number&quot;;&quot;&quot;;IF(LEN([.J398])=0;1;[.J398]+1))))" office:value-type="float" office:value="1" calcext:value-type="float">
            <text:p>1</text:p>
          </table:table-cell>
          <table:table-cell table:style-name="ce9" table:formula="of:=IF(LEN([.H399])=0;&quot;&quot;;IF([.K398]=&quot;SubOrder&quot;;&quot;&quot;;IF([.E399]&lt;&gt;&quot;Sub&quot;;&quot;&quot;;IF(LEN([.K398])=0;1;[.K398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400]);&quot;&quot;;CONCATENATE([.D400];[.F400];[.G400];[.H400];IF(OR([.E400]=&quot;SubStart&quot;;[.E400]=&quot;Sub&quot;);[.K400];[.J400]);[.L400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400]) = 0;[.J400];IF(OR([.E400]=&quot;SubStart&quot;;[.E400]=&quot;SubEnd&quot;);&quot;&quot;;[.K400]))" office:value-type="float" office:value="2" calcext:value-type="float">
            <text:p>2</text:p>
          </table:table-cell>
          <table:table-cell table:style-name="ce9" table:formula="of:=IF([.E400]=&quot;Sub&quot;;[.J399];IF(LEN([.H400])=0;&quot;&quot;;IF([.J399]=&quot;Number&quot;;&quot;&quot;;IF(LEN([.J399])=0;1;[.J399]+1))))" office:value-type="float" office:value="2" calcext:value-type="float">
            <text:p>2</text:p>
          </table:table-cell>
          <table:table-cell table:style-name="ce9" table:formula="of:=IF(LEN([.H400])=0;&quot;&quot;;IF([.K399]=&quot;SubOrder&quot;;&quot;&quot;;IF([.E400]&lt;&gt;&quot;Sub&quot;;&quot;&quot;;IF(LEN([.K399])=0;1;[.K399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401]);&quot;&quot;;CONCATENATE([.D401];[.F401];[.G401];[.H401];IF(OR([.E401]=&quot;SubStart&quot;;[.E401]=&quot;Sub&quot;);[.K401];[.J401]);[.L401]))" office:value-type="string" office:string-value="string TestDataPointGuid = 3; // Unique guid for TestDatPoint" calcext:value-type="string">
            <text:p>string TestDataPointGuid = 3; // Unique guid for TestDatPoin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DataPointGuid = </text:p>
          </table:table-cell>
          <table:table-cell table:style-name="ce9" table:formula="of:=IF(LEN([.E401]) = 0;[.J401];IF(OR([.E401]=&quot;SubStart&quot;;[.E401]=&quot;SubEnd&quot;);&quot;&quot;;[.K401]))" office:value-type="float" office:value="3" calcext:value-type="float">
            <text:p>3</text:p>
          </table:table-cell>
          <table:table-cell table:style-name="ce9" table:formula="of:=IF([.E401]=&quot;Sub&quot;;[.J400];IF(LEN([.H401])=0;&quot;&quot;;IF([.J400]=&quot;Number&quot;;&quot;&quot;;IF(LEN([.J400])=0;1;[.J400]+1))))" office:value-type="float" office:value="3" calcext:value-type="float">
            <text:p>3</text:p>
          </table:table-cell>
          <table:table-cell table:style-name="ce9" table:formula="of:=IF(LEN([.H401])=0;&quot;&quot;;IF([.K400]=&quot;SubOrder&quot;;&quot;&quot;;IF([.E401]&lt;&gt;&quot;Sub&quot;;&quot;&quot;;IF(LEN([.K400])=0;1;[.K400]+1))))">
            <text:p/>
          </table:table-cell>
          <table:table-cell office:value-type="string" calcext:value-type="string">
            <text:p>; // Unique guid for TestDatPoint</text:p>
          </table:table-cell>
          <table:table-cell table:number-columns-repeated="1012"/>
        </table:table-row>
        <table:table-row table:style-name="ro1">
          <table:table-cell table:style-name="ce3" table:formula="of:=IF(ISBLANK([.B402]);&quot;&quot;;CONCATENATE([.D402];[.F402];[.G402];[.H402];IF(OR([.E402]=&quot;SubStart&quot;;[.E402]=&quot;Sub&quot;);[.K402];[.J402]);[.L402]))" office:value-type="string" office:string-value="enum TestDataPointEnviromentEnum; // In which enviroment can the TestDataPoint be used" calcext:value-type="string">
            <text:p>enum TestDataPointEnviromentEnum; // In which enviroment can the TestDataPoint be us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Start</text:p>
          </table:table-cell>
          <table:table-cell table:content-validation-name="val4"/>
          <table:table-cell table:content-validation-name="val5" office:value-type="string" calcext:value-type="string">
            <text:p>enum </text:p>
          </table:table-cell>
          <table:table-cell office:value-type="string" calcext:value-type="string">
            <text:p>TestDataPointEnviromentEnum</text:p>
          </table:table-cell>
          <table:table-cell table:style-name="ce9" table:formula="of:=IF(LEN([.E402]) = 0;[.J402];IF(OR([.E402]=&quot;SubStart&quot;;[.E402]=&quot;SubEnd&quot;);&quot;&quot;;[.K402]))">
            <text:p/>
          </table:table-cell>
          <table:table-cell table:style-name="ce9" table:formula="of:=IF([.E402]=&quot;Sub&quot;;[.J401];IF(LEN([.H402])=0;&quot;&quot;;IF([.J401]=&quot;Number&quot;;&quot;&quot;;IF(LEN([.J401])=0;1;[.J401]+1))))" office:value-type="float" office:value="4" calcext:value-type="float">
            <text:p>4</text:p>
          </table:table-cell>
          <table:table-cell table:style-name="ce9" table:formula="of:=IF(LEN([.H402])=0;&quot;&quot;;IF([.K401]=&quot;SubOrder&quot;;&quot;&quot;;IF([.E402]&lt;&gt;&quot;Sub&quot;;&quot;&quot;;IF(LEN([.K401])=0;1;[.K401]+1))))">
            <text:p/>
          </table:table-cell>
          <table:table-cell office:value-type="string" calcext:value-type="string">
            <text:p>; // In which enviroment can the TestDataPoint be used</text:p>
          </table:table-cell>
          <table:table-cell table:number-columns-repeated="1012"/>
        </table:table-row>
        <table:table-row table:style-name="ro1">
          <table:table-cell table:style-name="ce3" table:formula="of:=IF(ISBLANK([.B403]);&quot;&quot;;CONCATENATE([.D403];[.F403];[.G403];[.H403];IF(OR([.E403]=&quot;SubStart&quot;;[.E403]=&quot;Sub&quot;);[.K403];[.J403]);[.L403]))" office:value-type="string" office:string-value="    LocalDevelopmentEnviroment1; // TestDataPoint can be used in LocalDevelopmentEnviroment" calcext:value-type="string">
            <text:p><text:s text:c="4"/>LocalDevelopmentEnviroment1; // TestDataPoint can be used in LocalDevelopmentEnviromen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LocalDevelopmentEnviroment</text:p>
          </table:table-cell>
          <table:table-cell table:style-name="ce9" table:formula="of:=IF(LEN([.E403]) = 0;[.J403];IF(OR([.E403]=&quot;SubStart&quot;;[.E403]=&quot;SubEnd&quot;);&quot;&quot;;[.K403]))" office:value-type="float" office:value="1" calcext:value-type="float">
            <text:p>1</text:p>
          </table:table-cell>
          <table:table-cell table:style-name="ce9" table:formula="of:=IF([.E403]=&quot;Sub&quot;;[.J402];IF(LEN([.H403])=0;&quot;&quot;;IF([.J402]=&quot;Number&quot;;&quot;&quot;;IF(LEN([.J402])=0;1;[.J402]+1))))" office:value-type="float" office:value="4" calcext:value-type="float">
            <text:p>4</text:p>
          </table:table-cell>
          <table:table-cell table:style-name="ce9" table:formula="of:=IF(LEN([.H403])=0;&quot;&quot;;IF([.K402]=&quot;SubOrder&quot;;&quot;&quot;;IF([.E403]&lt;&gt;&quot;Sub&quot;;&quot;&quot;;IF(LEN([.K402])=0;1;[.K402]+1))))" office:value-type="float" office:value="1" calcext:value-type="float">
            <text:p>1</text:p>
          </table:table-cell>
          <table:table-cell office:value-type="string" calcext:value-type="string">
            <text:p>; // TestDataPoint can be used in LocalDevelopmentEnviroment</text:p>
          </table:table-cell>
          <table:table-cell table:number-columns-repeated="1012"/>
        </table:table-row>
        <table:table-row table:style-name="ro1">
          <table:table-cell table:style-name="ce3" table:formula="of:=IF(ISBLANK([.B404]);&quot;&quot;;CONCATENATE([.D404];[.F404];[.G404];[.H404];IF(OR([.E404]=&quot;SubStart&quot;;[.E404]=&quot;Sub&quot;);[.K404];[.J404]);[.L404]))" office:value-type="string" office:string-value="    SystemTestEnviroment2; // TestDataPoint can be used in SystemTestEnviroment" calcext:value-type="string">
            <text:p><text:s text:c="4"/>SystemTestEnviroment2; // TestDataPoint can be used in SystemTestEnviromen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SystemTestEnviroment</text:p>
          </table:table-cell>
          <table:table-cell table:style-name="ce9" table:formula="of:=IF(LEN([.E404]) = 0;[.J404];IF(OR([.E404]=&quot;SubStart&quot;;[.E404]=&quot;SubEnd&quot;);&quot;&quot;;[.K404]))" office:value-type="float" office:value="2" calcext:value-type="float">
            <text:p>2</text:p>
          </table:table-cell>
          <table:table-cell table:style-name="ce9" table:formula="of:=IF([.E404]=&quot;Sub&quot;;[.J403];IF(LEN([.H404])=0;&quot;&quot;;IF([.J403]=&quot;Number&quot;;&quot;&quot;;IF(LEN([.J403])=0;1;[.J403]+1))))" office:value-type="float" office:value="4" calcext:value-type="float">
            <text:p>4</text:p>
          </table:table-cell>
          <table:table-cell table:style-name="ce9" table:formula="of:=IF(LEN([.H404])=0;&quot;&quot;;IF([.K403]=&quot;SubOrder&quot;;&quot;&quot;;IF([.E404]&lt;&gt;&quot;Sub&quot;;&quot;&quot;;IF(LEN([.K403])=0;1;[.K403]+1))))" office:value-type="float" office:value="2" calcext:value-type="float">
            <text:p>2</text:p>
          </table:table-cell>
          <table:table-cell office:value-type="string" calcext:value-type="string">
            <text:p>; // TestDataPoint can be used in SystemTestEnviroment</text:p>
          </table:table-cell>
          <table:table-cell table:number-columns-repeated="1012"/>
        </table:table-row>
        <table:table-row table:style-name="ro1">
          <table:table-cell table:style-name="ce3" table:formula="of:=IF(ISBLANK([.B405]);&quot;&quot;;CONCATENATE([.D405];[.F405];[.G405];[.H405];IF(OR([.E405]=&quot;SubStart&quot;;[.E405]=&quot;Sub&quot;);[.K405];[.J405]);[.L405]))" office:value-type="string" office:string-value="    AcceptanceTestEnviroment3; // TestDataPoint can be used in AcceptanceTestEnviroment" calcext:value-type="string">
            <text:p><text:s text:c="4"/>AcceptanceTestEnviroment3; // TestDataPoint can be used in AcceptanceTestEnviromen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AcceptanceTestEnviroment</text:p>
          </table:table-cell>
          <table:table-cell table:style-name="ce9" table:formula="of:=IF(LEN([.E405]) = 0;[.J405];IF(OR([.E405]=&quot;SubStart&quot;;[.E405]=&quot;SubEnd&quot;);&quot;&quot;;[.K405]))" office:value-type="float" office:value="3" calcext:value-type="float">
            <text:p>3</text:p>
          </table:table-cell>
          <table:table-cell table:style-name="ce9" table:formula="of:=IF([.E405]=&quot;Sub&quot;;[.J404];IF(LEN([.H405])=0;&quot;&quot;;IF([.J404]=&quot;Number&quot;;&quot;&quot;;IF(LEN([.J404])=0;1;[.J404]+1))))" office:value-type="float" office:value="4" calcext:value-type="float">
            <text:p>4</text:p>
          </table:table-cell>
          <table:table-cell table:style-name="ce9" table:formula="of:=IF(LEN([.H405])=0;&quot;&quot;;IF([.K404]=&quot;SubOrder&quot;;&quot;&quot;;IF([.E405]&lt;&gt;&quot;Sub&quot;;&quot;&quot;;IF(LEN([.K404])=0;1;[.K404]+1))))" office:value-type="float" office:value="3" calcext:value-type="float">
            <text:p>3</text:p>
          </table:table-cell>
          <table:table-cell office:value-type="string" calcext:value-type="string">
            <text:p>; // TestDataPoint can be used in AcceptanceTestEnviroment</text:p>
          </table:table-cell>
          <table:table-cell table:number-columns-repeated="1012"/>
        </table:table-row>
        <table:table-row table:style-name="ro1">
          <table:table-cell table:style-name="ce3" table:formula="of:=IF(ISBLANK([.B406]);&quot;&quot;;CONCATENATE([.D406];[.F406];[.G406];[.H406];IF(OR([.E406]=&quot;SubStart&quot;;[.E406]=&quot;Sub&quot;);[.K406];[.J406]);[.L406]))" office:value-type="string" office:string-value="    OtherTestEnviroment4; // TestDataPoint can be used in OtherTestEnviroment" calcext:value-type="string">
            <text:p><text:s text:c="4"/>OtherTestEnviroment4; // TestDataPoint can be used in OtherTestEnviromen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OtherTestEnviroment</text:p>
          </table:table-cell>
          <table:table-cell table:style-name="ce9" table:formula="of:=IF(LEN([.E406]) = 0;[.J406];IF(OR([.E406]=&quot;SubStart&quot;;[.E406]=&quot;SubEnd&quot;);&quot;&quot;;[.K406]))" office:value-type="float" office:value="4" calcext:value-type="float">
            <text:p>4</text:p>
          </table:table-cell>
          <table:table-cell table:style-name="ce9" table:formula="of:=IF([.E406]=&quot;Sub&quot;;[.J405];IF(LEN([.H406])=0;&quot;&quot;;IF([.J405]=&quot;Number&quot;;&quot;&quot;;IF(LEN([.J405])=0;1;[.J405]+1))))" office:value-type="float" office:value="4" calcext:value-type="float">
            <text:p>4</text:p>
          </table:table-cell>
          <table:table-cell table:style-name="ce9" table:formula="of:=IF(LEN([.H406])=0;&quot;&quot;;IF([.K405]=&quot;SubOrder&quot;;&quot;&quot;;IF([.E406]&lt;&gt;&quot;Sub&quot;;&quot;&quot;;IF(LEN([.K405])=0;1;[.K405]+1))))" office:value-type="float" office:value="4" calcext:value-type="float">
            <text:p>4</text:p>
          </table:table-cell>
          <table:table-cell office:value-type="string" calcext:value-type="string">
            <text:p>; // TestDataPoint can be used in OtherTestEnviroment</text:p>
          </table:table-cell>
          <table:table-cell table:number-columns-repeated="1012"/>
        </table:table-row>
        <table:table-row table:style-name="ro1">
          <table:table-cell table:style-name="ce3" table:formula="of:=IF(ISBLANK([.B407]);&quot;&quot;;CONCATENATE([.D407];[.F407];[.G407];[.H407];IF(OR([.E407]=&quot;SubStart&quot;;[.E407]=&quot;Sub&quot;);[.K407];[.J407]);[.L407]))" office:value-type="string" office:string-value="} = 5" calcext:value-type="string">
            <text:p>} = 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 office:value-type="string" calcext:value-type="string">
            <text:p>SubEnd</text:p>
          </table:table-cell>
          <table:table-cell table:content-validation-name="val4"/>
          <table:table-cell table:content-validation-name="val5"/>
          <table:table-cell office:value-type="string" calcext:value-type="string">
            <text:p>} = </text:p>
          </table:table-cell>
          <table:table-cell table:style-name="ce9" table:formula="of:=IF(LEN([.E407]) = 0;[.J407];IF(OR([.E407]=&quot;SubStart&quot;;[.E407]=&quot;SubEnd&quot;);&quot;&quot;;[.K407]))">
            <text:p/>
          </table:table-cell>
          <table:table-cell table:style-name="ce9" table:formula="of:=IF([.E407]=&quot;Sub&quot;;[.J406];IF(LEN([.H407])=0;&quot;&quot;;IF([.J406]=&quot;Number&quot;;&quot;&quot;;IF(LEN([.J406])=0;1;[.J406]+1))))" office:value-type="float" office:value="5" calcext:value-type="float">
            <text:p>5</text:p>
          </table:table-cell>
          <table:table-cell table:style-name="ce9" table:formula="of:=IF(LEN([.H407])=0;&quot;&quot;;IF([.K406]=&quot;SubOrder&quot;;&quot;&quot;;IF([.E407]&lt;&gt;&quot;Sub&quot;;&quot;&quot;;IF(LEN([.K406])=0;1;[.K406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408]);&quot;&quot;;CONCATENATE([.D408];[.F408];[.G408];[.H408];IF(OR([.E408]=&quot;SubStart&quot;;[.E408]=&quot;Sub&quot;);[.K408];[.J408]);[.L408]))" office:value-type="string" office:string-value="repeated TestDataPointKeyValue_ED TestDataPointKeyValue = 6; // Collection of all KeyValues for a TestDataPoint" calcext:value-type="string">
            <text:p>repeated TestDataPointKeyValue_ED TestDataPointKeyValue = 6; // Collection of all KeyValues for a TestDataPoin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TestDataPointKeyValue_ED </text:p>
          </table:table-cell>
          <table:table-cell office:value-type="string" calcext:value-type="string">
            <text:p>TestDataPointKeyValue = </text:p>
          </table:table-cell>
          <table:table-cell table:style-name="ce9" table:formula="of:=IF(LEN([.E408]) = 0;[.J408];IF(OR([.E408]=&quot;SubStart&quot;;[.E408]=&quot;SubEnd&quot;);&quot;&quot;;[.K408]))" office:value-type="float" office:value="6" calcext:value-type="float">
            <text:p>6</text:p>
          </table:table-cell>
          <table:table-cell table:style-name="ce9" table:formula="of:=IF([.E408]=&quot;Sub&quot;;[.J407];IF(LEN([.H408])=0;&quot;&quot;;IF([.J407]=&quot;Number&quot;;&quot;&quot;;IF(LEN([.J407])=0;1;[.J407]+1))))" office:value-type="float" office:value="6" calcext:value-type="float">
            <text:p>6</text:p>
          </table:table-cell>
          <table:table-cell table:style-name="ce9" table:formula="of:=IF(LEN([.H408])=0;&quot;&quot;;IF([.K407]=&quot;SubOrder&quot;;&quot;&quot;;IF([.E408]&lt;&gt;&quot;Sub&quot;;&quot;&quot;;IF(LEN([.K407])=0;1;[.K407]+1))))">
            <text:p/>
          </table:table-cell>
          <table:table-cell office:value-type="string" calcext:value-type="string">
            <text:p>; // Collection of all KeyValues for a TestDataPoint</text:p>
          </table:table-cell>
          <table:table-cell table:number-columns-repeated="1012"/>
        </table:table-row>
        <table:table-row table:style-name="ro1">
          <table:table-cell table:style-name="ce3" table:formula="of:=IF(ISBLANK([.B409]);&quot;&quot;;CONCATENATE([.D409];[.F409];[.G409];[.H409];IF(OR([.E409]=&quot;SubStart&quot;;[.E409]=&quot;Sub&quot;);[.K409];[.J409]);[.L409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09]) = 0;[.J409];IF(OR([.E409]=&quot;SubStart&quot;;[.E409]=&quot;SubEnd&quot;);&quot;&quot;;[.K409]))">
            <text:p/>
          </table:table-cell>
          <table:table-cell table:style-name="ce9" table:formula="of:=IF([.E409]=&quot;Sub&quot;;[.J408];IF(LEN([.H409])=0;&quot;&quot;;IF([.J408]=&quot;Number&quot;;&quot;&quot;;IF(LEN([.J408])=0;1;[.J408]+1))))">
            <text:p/>
          </table:table-cell>
          <table:table-cell table:style-name="ce9" table:formula="of:=IF(LEN([.H409])=0;&quot;&quot;;IF([.K408]=&quot;SubOrder&quot;;&quot;&quot;;IF([.E409]&lt;&gt;&quot;Sub&quot;;&quot;&quot;;IF(LEN([.K408])=0;1;[.K408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410]);&quot;&quot;;CONCATENATE([.D410];[.F410];[.G410];[.H410];IF(OR([.E410]=&quot;SubStart&quot;;[.E410]=&quot;Sub&quot;);[.K410];[.J410]);[.L410]))" office:value-type="string" office:string-value="1902018" calcext:value-type="string">
            <text:p>1902018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10]) = 0;[.J410];IF(OR([.E410]=&quot;SubStart&quot;;[.E410]=&quot;SubEnd&quot;);&quot;&quot;;[.K410]))">
            <text:p/>
          </table:table-cell>
          <table:table-cell table:style-name="ce9" table:formula="of:=IF([.E410]=&quot;Sub&quot;;[.J409];IF(LEN([.H410])=0;&quot;&quot;;IF([.J409]=&quot;Number&quot;;&quot;&quot;;IF(LEN([.J409])=0;1;[.J409]+1))))">
            <text:p/>
          </table:table-cell>
          <table:table-cell table:style-name="ce9" table:formula="of:=IF(LEN([.H410])=0;&quot;&quot;;IF([.K409]=&quot;SubOrder&quot;;&quot;&quot;;IF([.E410]&lt;&gt;&quot;Sub&quot;;&quot;&quot;;IF(LEN([.K409])=0;1;[.K409]+1))))">
            <text:p/>
          </table:table-cell>
          <table:table-cell table:style-name="ce11" office:value-type="string" calcext:value-type="string">
            <text:p>1902018</text:p>
          </table:table-cell>
          <table:table-cell table:number-columns-repeated="1012"/>
        </table:table-row>
        <table:table-row table:style-name="ro1">
          <table:table-cell table:style-name="ce3" table:formula="of:=IF(ISBLANK([.B411]);&quot;&quot;;CONCATENATE([.D411];[.F411];[.G411];[.H411];IF(OR([.E411]=&quot;SubStart&quot;;[.E411]=&quot;Sub&quot;);[.K411];[.J411]);[.L411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11]) = 0;[.J411];IF(OR([.E411]=&quot;SubStart&quot;;[.E411]=&quot;SubEnd&quot;);&quot;&quot;;[.K411]))">
            <text:p/>
          </table:table-cell>
          <table:table-cell table:style-name="ce9" table:formula="of:=IF([.E411]=&quot;Sub&quot;;[.J410];IF(LEN([.H411])=0;&quot;&quot;;IF([.J410]=&quot;Number&quot;;&quot;&quot;;IF(LEN([.J410])=0;1;[.J410]+1))))">
            <text:p/>
          </table:table-cell>
          <table:table-cell table:style-name="ce9" table:formula="of:=IF(LEN([.H411])=0;&quot;&quot;;IF([.K410]=&quot;SubOrder&quot;;&quot;&quot;;IF([.E411]&lt;&gt;&quot;Sub&quot;;&quot;&quot;;IF(LEN([.K410])=0;1;[.K410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412]);&quot;&quot;;CONCATENATE([.D412];[.F412];[.G412];[.H412];IF(OR([.E412]=&quot;SubStart&quot;;[.E412]=&quot;Sub&quot;);[.K412];[.J412]);[.L412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12]) = 0;[.J412];IF(OR([.E412]=&quot;SubStart&quot;;[.E412]=&quot;SubEnd&quot;);&quot;&quot;;[.K412]))">
            <text:p/>
          </table:table-cell>
          <table:table-cell table:style-name="ce9" table:formula="of:=IF([.E412]=&quot;Sub&quot;;[.J411];IF(LEN([.H412])=0;&quot;&quot;;IF([.J411]=&quot;Number&quot;;&quot;&quot;;IF(LEN([.J411])=0;1;[.J411]+1))))">
            <text:p/>
          </table:table-cell>
          <table:table-cell table:style-name="ce9" table:formula="of:=IF(LEN([.H412])=0;&quot;&quot;;IF([.K411]=&quot;SubOrder&quot;;&quot;&quot;;IF([.E412]&lt;&gt;&quot;Sub&quot;;&quot;&quot;;IF(LEN([.K411])=0;1;[.K411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413]);&quot;&quot;;CONCATENATE([.D413];[.F413];[.G413];[.H413];IF(OR([.E413]=&quot;SubStart&quot;;[.E413]=&quot;Sub&quot;);[.K413];[.J413]);[.L413]))" office:value-type="string" office:string-value="message {TestDataPointKeyValue_ED; // Holds Key-Values for a TestDataPoint" calcext:value-type="string">
            <text:p>message {TestDataPointKeyValue_ED; // Holds Key-Values for a TestDataPoint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DataPointKeyValue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13]) = 0;[.J413];IF(OR([.E413]=&quot;SubStart&quot;;[.E413]=&quot;SubEnd&quot;);&quot;&quot;;[.K413]))">
            <text:p/>
          </table:table-cell>
          <table:table-cell table:style-name="ce9" table:formula="of:=IF([.E413]=&quot;Sub&quot;;[.J412];IF(LEN([.H413])=0;&quot;&quot;;IF([.J412]=&quot;Number&quot;;&quot;&quot;;IF(LEN([.J412])=0;1;[.J412]+1))))">
            <text:p/>
          </table:table-cell>
          <table:table-cell table:style-name="ce9" table:formula="of:=IF(LEN([.H413])=0;&quot;&quot;;IF([.K412]=&quot;SubOrder&quot;;&quot;&quot;;IF([.E413]&lt;&gt;&quot;Sub&quot;;&quot;&quot;;IF(LEN([.K412])=0;1;[.K412]+1))))">
            <text:p/>
          </table:table-cell>
          <table:table-cell office:value-type="string" calcext:value-type="string">
            <text:p>; // Holds Key-Values for a TestDataPoint</text:p>
          </table:table-cell>
          <table:table-cell table:number-columns-repeated="1012"/>
        </table:table-row>
        <table:table-row table:style-name="ro1">
          <table:table-cell table:style-name="ce3" table:formula="of:=IF(ISBLANK([.B414]);&quot;&quot;;CONCATENATE([.D414];[.F414];[.G414];[.H414];IF(OR([.E414]=&quot;SubStart&quot;;[.E414]=&quot;Sub&quot;);[.K414];[.J414]);[.L414]))" office:value-type="string" office:string-value="string Key = 1; // TestDataPoint-Key" calcext:value-type="string">
            <text:p>string Key = 1; // TestDataPoint-Key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Key = </text:p>
          </table:table-cell>
          <table:table-cell table:style-name="ce9" table:formula="of:=IF(LEN([.E414]) = 0;[.J414];IF(OR([.E414]=&quot;SubStart&quot;;[.E414]=&quot;SubEnd&quot;);&quot;&quot;;[.K414]))" office:value-type="float" office:value="1" calcext:value-type="float">
            <text:p>1</text:p>
          </table:table-cell>
          <table:table-cell table:style-name="ce9" table:formula="of:=IF([.E414]=&quot;Sub&quot;;[.J413];IF(LEN([.H414])=0;&quot;&quot;;IF([.J413]=&quot;Number&quot;;&quot;&quot;;IF(LEN([.J413])=0;1;[.J413]+1))))" office:value-type="float" office:value="1" calcext:value-type="float">
            <text:p>1</text:p>
          </table:table-cell>
          <table:table-cell table:style-name="ce9" table:formula="of:=IF(LEN([.H414])=0;&quot;&quot;;IF([.K413]=&quot;SubOrder&quot;;&quot;&quot;;IF([.E414]&lt;&gt;&quot;Sub&quot;;&quot;&quot;;IF(LEN([.K413])=0;1;[.K413]+1))))">
            <text:p/>
          </table:table-cell>
          <table:table-cell office:value-type="string" calcext:value-type="string">
            <text:p>; // TestDataPoint-Key</text:p>
          </table:table-cell>
          <table:table-cell table:number-columns-repeated="1012"/>
        </table:table-row>
        <table:table-row table:style-name="ro1">
          <table:table-cell table:style-name="ce3" table:formula="of:=IF(ISBLANK([.B415]);&quot;&quot;;CONCATENATE([.D415];[.F415];[.G415];[.H415];IF(OR([.E415]=&quot;SubStart&quot;;[.E415]=&quot;Sub&quot;);[.K415];[.J415]);[.L415]))" office:value-type="string" office:string-value="string Value = 2; // TestDataPoint-Value" calcext:value-type="string">
            <text:p>string Value = 2; // TestDataPoint-Valu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Value = </text:p>
          </table:table-cell>
          <table:table-cell table:style-name="ce9" table:formula="of:=IF(LEN([.E415]) = 0;[.J415];IF(OR([.E415]=&quot;SubStart&quot;;[.E415]=&quot;SubEnd&quot;);&quot;&quot;;[.K415]))" office:value-type="float" office:value="2" calcext:value-type="float">
            <text:p>2</text:p>
          </table:table-cell>
          <table:table-cell table:style-name="ce9" table:formula="of:=IF([.E415]=&quot;Sub&quot;;[.J414];IF(LEN([.H415])=0;&quot;&quot;;IF([.J414]=&quot;Number&quot;;&quot;&quot;;IF(LEN([.J414])=0;1;[.J414]+1))))" office:value-type="float" office:value="2" calcext:value-type="float">
            <text:p>2</text:p>
          </table:table-cell>
          <table:table-cell table:style-name="ce9" table:formula="of:=IF(LEN([.H415])=0;&quot;&quot;;IF([.K414]=&quot;SubOrder&quot;;&quot;&quot;;IF([.E415]&lt;&gt;&quot;Sub&quot;;&quot;&quot;;IF(LEN([.K414])=0;1;[.K414]+1))))">
            <text:p/>
          </table:table-cell>
          <table:table-cell office:value-type="string" calcext:value-type="string">
            <text:p>; // TestDataPoint-Value</text:p>
          </table:table-cell>
          <table:table-cell table:number-columns-repeated="1012"/>
        </table:table-row>
        <table:table-row table:style-name="ro1">
          <table:table-cell table:style-name="ce3" table:formula="of:=IF(ISBLANK([.B416]);&quot;&quot;;CONCATENATE([.D416];[.F416];[.G416];[.H416];IF(OR([.E416]=&quot;SubStart&quot;;[.E416]=&quot;Sub&quot;);[.K416];[.J416]);[.L416]))" office:value-type="string" office:string-value="repeated string Placeholder3; // Use Value at Placeholder, eg. placeholders in UTR-files" calcext:value-type="string">
            <text:p>repeated string Placeholder3; // Use Value at Placeholder, eg. placeholders in UTR-file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Placeholder</text:p>
          </table:table-cell>
          <table:table-cell table:style-name="ce9" table:formula="of:=IF(LEN([.E416]) = 0;[.J416];IF(OR([.E416]=&quot;SubStart&quot;;[.E416]=&quot;SubEnd&quot;);&quot;&quot;;[.K416]))" office:value-type="float" office:value="3" calcext:value-type="float">
            <text:p>3</text:p>
          </table:table-cell>
          <table:table-cell table:style-name="ce9" table:formula="of:=IF([.E416]=&quot;Sub&quot;;[.J415];IF(LEN([.H416])=0;&quot;&quot;;IF([.J415]=&quot;Number&quot;;&quot;&quot;;IF(LEN([.J415])=0;1;[.J415]+1))))" office:value-type="float" office:value="3" calcext:value-type="float">
            <text:p>3</text:p>
          </table:table-cell>
          <table:table-cell table:style-name="ce9" table:formula="of:=IF(LEN([.H416])=0;&quot;&quot;;IF([.K415]=&quot;SubOrder&quot;;&quot;&quot;;IF([.E416]&lt;&gt;&quot;Sub&quot;;&quot;&quot;;IF(LEN([.K415])=0;1;[.K415]+1))))">
            <text:p/>
          </table:table-cell>
          <table:table-cell office:value-type="string" calcext:value-type="string">
            <text:p>; // Use Value at Placeholder, eg. placeholders in UTR-files</text:p>
          </table:table-cell>
          <table:table-cell table:number-columns-repeated="1012"/>
        </table:table-row>
        <table:table-row table:style-name="ro1">
          <table:table-cell table:style-name="ce3" table:formula="of:=IF(ISBLANK([.B417]);&quot;&quot;;CONCATENATE([.D417];[.F417];[.G417];[.H417];IF(OR([.E417]=&quot;SubStart&quot;;[.E417]=&quot;Sub&quot;);[.K417];[.J417]);[.L417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17]) = 0;[.J417];IF(OR([.E417]=&quot;SubStart&quot;;[.E417]=&quot;SubEnd&quot;);&quot;&quot;;[.K417]))">
            <text:p/>
          </table:table-cell>
          <table:table-cell table:style-name="ce9" table:formula="of:=IF([.E417]=&quot;Sub&quot;;[.J416];IF(LEN([.H417])=0;&quot;&quot;;IF([.J416]=&quot;Number&quot;;&quot;&quot;;IF(LEN([.J416])=0;1;[.J416]+1))))">
            <text:p/>
          </table:table-cell>
          <table:table-cell table:style-name="ce9" table:formula="of:=IF(LEN([.H417])=0;&quot;&quot;;IF([.K416]=&quot;SubOrder&quot;;&quot;&quot;;IF([.E417]&lt;&gt;&quot;Sub&quot;;&quot;&quot;;IF(LEN([.K416])=0;1;[.K416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418]);&quot;&quot;;CONCATENATE([.D418];[.F418];[.G418];[.H418];IF(OR([.E418]=&quot;SubStart&quot;;[.E418]=&quot;Sub&quot;);[.K418];[.J418]);[.L418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18]) = 0;[.J418];IF(OR([.E418]=&quot;SubStart&quot;;[.E418]=&quot;SubEnd&quot;);&quot;&quot;;[.K418]))">
            <text:p/>
          </table:table-cell>
          <table:table-cell table:style-name="ce9" table:formula="of:=IF([.E418]=&quot;Sub&quot;;[.J417];IF(LEN([.H418])=0;&quot;&quot;;IF([.J417]=&quot;Number&quot;;&quot;&quot;;IF(LEN([.J417])=0;1;[.J417]+1))))">
            <text:p/>
          </table:table-cell>
          <table:table-cell table:style-name="ce9" table:formula="of:=IF(LEN([.H418])=0;&quot;&quot;;IF([.K417]=&quot;SubOrder&quot;;&quot;&quot;;IF([.E418]&lt;&gt;&quot;Sub&quot;;&quot;&quot;;IF(LEN([.K417])=0;1;[.K417]+1))))">
            <text:p/>
          </table:table-cell>
          <table:table-cell table:style-name="ce11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419]);&quot;&quot;;CONCATENATE([.D419];[.F419];[.G419];[.H419];IF(OR([.E419]=&quot;SubStart&quot;;[.E419]=&quot;Sub&quot;);[.K419];[.J419]);[.L419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19]) = 0;[.J419];IF(OR([.E419]=&quot;SubStart&quot;;[.E419]=&quot;SubEnd&quot;);&quot;&quot;;[.K419]))">
            <text:p/>
          </table:table-cell>
          <table:table-cell table:style-name="ce9" table:formula="of:=IF([.E419]=&quot;Sub&quot;;[.J418];IF(LEN([.H419])=0;&quot;&quot;;IF([.J418]=&quot;Number&quot;;&quot;&quot;;IF(LEN([.J418])=0;1;[.J418]+1))))">
            <text:p/>
          </table:table-cell>
          <table:table-cell table:style-name="ce9" table:formula="of:=IF(LEN([.H419])=0;&quot;&quot;;IF([.K418]=&quot;SubOrder&quot;;&quot;&quot;;IF([.E419]&lt;&gt;&quot;Sub&quot;;&quot;&quot;;IF(LEN([.K418])=0;1;[.K418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420]);&quot;&quot;;CONCATENATE([.D420];[.F420];[.G420];[.H420];IF(OR([.E420]=&quot;SubStart&quot;;[.E420]=&quot;Sub&quot;);[.K420];[.J420]);[.L420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20]) = 0;[.J420];IF(OR([.E420]=&quot;SubStart&quot;;[.E420]=&quot;SubEnd&quot;);&quot;&quot;;[.K420]))">
            <text:p/>
          </table:table-cell>
          <table:table-cell table:style-name="ce9" table:formula="of:=IF([.E420]=&quot;Sub&quot;;[.J419];IF(LEN([.H420])=0;&quot;&quot;;IF([.J419]=&quot;Number&quot;;&quot;&quot;;IF(LEN([.J419])=0;1;[.J419]+1))))">
            <text:p/>
          </table:table-cell>
          <table:table-cell table:style-name="ce9" table:formula="of:=IF(LEN([.H420])=0;&quot;&quot;;IF([.K419]=&quot;SubOrder&quot;;&quot;&quot;;IF([.E420]&lt;&gt;&quot;Sub&quot;;&quot;&quot;;IF(LEN([.K419])=0;1;[.K419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421]);&quot;&quot;;CONCATENATE([.D421];[.F421];[.G421];[.H421];IF(OR([.E421]=&quot;SubStart&quot;;[.E421]=&quot;Sub&quot;);[.K421];[.J421]);[.L421]))" office:value-type="string" office:string-value="message {ChosenTestDataPoints_ED; // Holds chosen TestDataPoints" calcext:value-type="string">
            <text:p>message {ChosenTestDataPoints_ED; // Holds chosen TestDataPoints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ChosenTestDataPoint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21]) = 0;[.J421];IF(OR([.E421]=&quot;SubStart&quot;;[.E421]=&quot;SubEnd&quot;);&quot;&quot;;[.K421]))">
            <text:p/>
          </table:table-cell>
          <table:table-cell table:style-name="ce9" table:formula="of:=IF([.E421]=&quot;Sub&quot;;[.J420];IF(LEN([.H421])=0;&quot;&quot;;IF([.J420]=&quot;Number&quot;;&quot;&quot;;IF(LEN([.J420])=0;1;[.J420]+1))))">
            <text:p/>
          </table:table-cell>
          <table:table-cell table:style-name="ce9" table:formula="of:=IF(LEN([.H421])=0;&quot;&quot;;IF([.K420]=&quot;SubOrder&quot;;&quot;&quot;;IF([.E421]&lt;&gt;&quot;Sub&quot;;&quot;&quot;;IF(LEN([.K420])=0;1;[.K420]+1))))">
            <text:p/>
          </table:table-cell>
          <table:table-cell office:value-type="string" calcext:value-type="string">
            <text:p>; // Holds chosen TestDataPoints</text:p>
          </table:table-cell>
          <table:table-cell table:number-columns-repeated="1012"/>
        </table:table-row>
        <table:table-row table:style-name="ro1">
          <table:table-cell table:style-name="ce3" table:formula="of:=IF(ISBLANK([.B422]);&quot;&quot;;CONCATENATE([.D422];[.F422];[.G422];[.H422];IF(OR([.E422]=&quot;SubStart&quot;;[.E422]=&quot;Sub&quot;);[.K422];[.J422]);[.L422]))" office:value-type="string" office:string-value="string TestDataPointsGuid = 1; //The unique id of theTestDataPoints, this is not used for handling of versions which can be found in ChangeMetaData-part" calcext:value-type="string">
            <text:p>string TestDataPointsGuid = 1; //The unique id of theTestDataPoints, this is not used for handling of versions which can be found in ChangeMetaData-part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DataPointsGuid = </text:p>
          </table:table-cell>
          <table:table-cell table:style-name="ce9" table:formula="of:=IF(LEN([.E422]) = 0;[.J422];IF(OR([.E422]=&quot;SubStart&quot;;[.E422]=&quot;SubEnd&quot;);&quot;&quot;;[.K422]))" office:value-type="float" office:value="1" calcext:value-type="float">
            <text:p>1</text:p>
          </table:table-cell>
          <table:table-cell table:style-name="ce9" table:formula="of:=IF([.E422]=&quot;Sub&quot;;[.J421];IF(LEN([.H422])=0;&quot;&quot;;IF([.J421]=&quot;Number&quot;;&quot;&quot;;IF(LEN([.J421])=0;1;[.J421]+1))))" office:value-type="float" office:value="1" calcext:value-type="float">
            <text:p>1</text:p>
          </table:table-cell>
          <table:table-cell table:style-name="ce9" table:formula="of:=IF(LEN([.H422])=0;&quot;&quot;;IF([.K421]=&quot;SubOrder&quot;;&quot;&quot;;IF([.E422]&lt;&gt;&quot;Sub&quot;;&quot;&quot;;IF(LEN([.K421])=0;1;[.K421]+1))))">
            <text:p/>
          </table:table-cell>
          <table:table-cell office:value-type="string" calcext:value-type="string">
            <text:p>; //The unique id of theTestDataPoints, this is not used for handling of versions which can be found in ChangeMetaData-part</text:p>
          </table:table-cell>
          <table:table-cell table:number-columns-repeated="1012"/>
        </table:table-row>
        <table:table-row table:style-name="ro1">
          <table:table-cell table:style-name="ce3" table:formula="of:=IF(ISBLANK([.B423]);&quot;&quot;;CONCATENATE([.D423];[.F423];[.G423];[.H423];IF(OR([.E423]=&quot;SubStart&quot;;[.E423]=&quot;Sub&quot;);[.K423];[.J423]);[.L423]))" office:value-type="string" office:string-value="ChosenTestDataPointsChangeMetaData_ED ChosenTestDataPointsChangeMetaData = 2; // Object with change MetaData" calcext:value-type="string">
            <text:p>ChosenTestDataPointsChangeMetaData_ED ChosenTestDataPointsChangeMetaData = 2; // Object with change MetaData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ChosenTestDataPointsChangeMetaData_ED </text:p>
          </table:table-cell>
          <table:table-cell office:value-type="string" calcext:value-type="string">
            <text:p>ChosenTestDataPointsChangeMetaData = </text:p>
          </table:table-cell>
          <table:table-cell table:style-name="ce9" table:formula="of:=IF(LEN([.E423]) = 0;[.J423];IF(OR([.E423]=&quot;SubStart&quot;;[.E423]=&quot;SubEnd&quot;);&quot;&quot;;[.K423]))" office:value-type="float" office:value="2" calcext:value-type="float">
            <text:p>2</text:p>
          </table:table-cell>
          <table:table-cell table:style-name="ce9" table:formula="of:=IF([.E423]=&quot;Sub&quot;;[.J422];IF(LEN([.H423])=0;&quot;&quot;;IF([.J422]=&quot;Number&quot;;&quot;&quot;;IF(LEN([.J422])=0;1;[.J422]+1))))" office:value-type="float" office:value="2" calcext:value-type="float">
            <text:p>2</text:p>
          </table:table-cell>
          <table:table-cell table:style-name="ce9" table:formula="of:=IF(LEN([.H423])=0;&quot;&quot;;IF([.K422]=&quot;SubOrder&quot;;&quot;&quot;;IF([.E423]&lt;&gt;&quot;Sub&quot;;&quot;&quot;;IF(LEN([.K422])=0;1;[.K422]+1))))">
            <text:p/>
          </table:table-cell>
          <table:table-cell office:value-type="string" calcext:value-type="string">
            <text:p>; // Object with change MetaData</text:p>
          </table:table-cell>
          <table:table-cell table:number-columns-repeated="1012"/>
        </table:table-row>
        <table:table-row table:style-name="ro1">
          <table:table-cell table:style-name="ce3" table:formula="of:=IF(ISBLANK([.B424]);&quot;&quot;;CONCATENATE([.D424];[.F424];[.G424];[.H424];IF(OR([.E424]=&quot;SubStart&quot;;[.E424]=&quot;Sub&quot;);[.K424];[.J424]);[.L424]))" office:value-type="string" office:string-value="repeated string TestDataPoint = 3; // A List of references to TestDataPoints" calcext:value-type="string">
            <text:p>repeated string TestDataPoint = 3; // A List of references to TestDataPoint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DataPoint = </text:p>
          </table:table-cell>
          <table:table-cell table:style-name="ce9" table:formula="of:=IF(LEN([.E424]) = 0;[.J424];IF(OR([.E424]=&quot;SubStart&quot;;[.E424]=&quot;SubEnd&quot;);&quot;&quot;;[.K424]))" office:value-type="float" office:value="3" calcext:value-type="float">
            <text:p>3</text:p>
          </table:table-cell>
          <table:table-cell table:style-name="ce9" table:formula="of:=IF([.E424]=&quot;Sub&quot;;[.J423];IF(LEN([.H424])=0;&quot;&quot;;IF([.J423]=&quot;Number&quot;;&quot;&quot;;IF(LEN([.J423])=0;1;[.J423]+1))))" office:value-type="float" office:value="3" calcext:value-type="float">
            <text:p>3</text:p>
          </table:table-cell>
          <table:table-cell table:style-name="ce9" table:formula="of:=IF(LEN([.H424])=0;&quot;&quot;;IF([.K423]=&quot;SubOrder&quot;;&quot;&quot;;IF([.E424]&lt;&gt;&quot;Sub&quot;;&quot;&quot;;IF(LEN([.K423])=0;1;[.K423]+1))))">
            <text:p/>
          </table:table-cell>
          <table:table-cell office:value-type="string" calcext:value-type="string">
            <text:p>; // A List of references to TestDataPoints</text:p>
          </table:table-cell>
          <table:table-cell table:number-columns-repeated="1012"/>
        </table:table-row>
        <table:table-row table:style-name="ro1">
          <table:table-cell table:style-name="ce3" table:formula="of:=IF(ISBLANK([.B425]);&quot;&quot;;CONCATENATE([.D425];[.F425];[.G425];[.H425];IF(OR([.E425]=&quot;SubStart&quot;;[.E425]=&quot;Sub&quot;);[.K425];[.J425]);[.L425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25]) = 0;[.J425];IF(OR([.E425]=&quot;SubStart&quot;;[.E425]=&quot;SubEnd&quot;);&quot;&quot;;[.K425]))">
            <text:p/>
          </table:table-cell>
          <table:table-cell table:style-name="ce9" table:formula="of:=IF([.E425]=&quot;Sub&quot;;[.J424];IF(LEN([.H425])=0;&quot;&quot;;IF([.J424]=&quot;Number&quot;;&quot;&quot;;IF(LEN([.J424])=0;1;[.J424]+1))))">
            <text:p/>
          </table:table-cell>
          <table:table-cell table:style-name="ce9" table:formula="of:=IF(LEN([.H425])=0;&quot;&quot;;IF([.K424]=&quot;SubOrder&quot;;&quot;&quot;;IF([.E425]&lt;&gt;&quot;Sub&quot;;&quot;&quot;;IF(LEN([.K424])=0;1;[.K424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426]);&quot;&quot;;CONCATENATE([.D426];[.F426];[.G426];[.H426];IF(OR([.E426]=&quot;SubStart&quot;;[.E426]=&quot;Sub&quot;);[.K426];[.J426]);[.L426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26]) = 0;[.J426];IF(OR([.E426]=&quot;SubStart&quot;;[.E426]=&quot;SubEnd&quot;);&quot;&quot;;[.K426]))">
            <text:p/>
          </table:table-cell>
          <table:table-cell table:style-name="ce9" table:formula="of:=IF([.E426]=&quot;Sub&quot;;[.J425];IF(LEN([.H426])=0;&quot;&quot;;IF([.J425]=&quot;Number&quot;;&quot;&quot;;IF(LEN([.J425])=0;1;[.J425]+1))))">
            <text:p/>
          </table:table-cell>
          <table:table-cell table:style-name="ce9" table:formula="of:=IF(LEN([.H426])=0;&quot;&quot;;IF([.K425]=&quot;SubOrder&quot;;&quot;&quot;;IF([.E426]&lt;&gt;&quot;Sub&quot;;&quot;&quot;;IF(LEN([.K425])=0;1;[.K425]+1))))">
            <text:p/>
          </table:table-cell>
          <table:table-cell table:style-name="ce11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427]);&quot;&quot;;CONCATENATE([.D427];[.F427];[.G427];[.H427];IF(OR([.E427]=&quot;SubStart&quot;;[.E427]=&quot;Sub&quot;);[.K427];[.J427]);[.L427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27]) = 0;[.J427];IF(OR([.E427]=&quot;SubStart&quot;;[.E427]=&quot;SubEnd&quot;);&quot;&quot;;[.K427]))">
            <text:p/>
          </table:table-cell>
          <table:table-cell table:style-name="ce9" table:formula="of:=IF([.E427]=&quot;Sub&quot;;[.J426];IF(LEN([.H427])=0;&quot;&quot;;IF([.J426]=&quot;Number&quot;;&quot;&quot;;IF(LEN([.J426])=0;1;[.J426]+1))))">
            <text:p/>
          </table:table-cell>
          <table:table-cell table:style-name="ce9" table:formula="of:=IF(LEN([.H427])=0;&quot;&quot;;IF([.K426]=&quot;SubOrder&quot;;&quot;&quot;;IF([.E427]&lt;&gt;&quot;Sub&quot;;&quot;&quot;;IF(LEN([.K426])=0;1;[.K426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428]);&quot;&quot;;CONCATENATE([.D428];[.F428];[.G428];[.H428];IF(OR([.E428]=&quot;SubStart&quot;;[.E428]=&quot;Sub&quot;);[.K428];[.J428]);[.L428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28]) = 0;[.J428];IF(OR([.E428]=&quot;SubStart&quot;;[.E428]=&quot;SubEnd&quot;);&quot;&quot;;[.K428]))">
            <text:p/>
          </table:table-cell>
          <table:table-cell table:style-name="ce9" table:formula="of:=IF([.E428]=&quot;Sub&quot;;[.J427];IF(LEN([.H428])=0;&quot;&quot;;IF([.J427]=&quot;Number&quot;;&quot;&quot;;IF(LEN([.J427])=0;1;[.J427]+1))))">
            <text:p/>
          </table:table-cell>
          <table:table-cell table:style-name="ce9" table:formula="of:=IF(LEN([.H428])=0;&quot;&quot;;IF([.K427]=&quot;SubOrder&quot;;&quot;&quot;;IF([.E428]&lt;&gt;&quot;Sub&quot;;&quot;&quot;;IF(LEN([.K427])=0;1;[.K427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429]);&quot;&quot;;CONCATENATE([.D429];[.F429];[.G429];[.H429];IF(OR([.E429]=&quot;SubStart&quot;;[.E429]=&quot;Sub&quot;);[.K429];[.J429]);[.L429]))" office:value-type="string" office:string-value="message {ChosenTestDataPointsChangeMetaData_ED; // Holds Change-meteadata for TestDataPoints when used in editor" calcext:value-type="string">
            <text:p>message {ChosenTestDataPointsChangeMetaData_ED; // Holds Change-meteadata for TestDataPoints when used in editor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ChosenTestDataPointsChang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29]) = 0;[.J429];IF(OR([.E429]=&quot;SubStart&quot;;[.E429]=&quot;SubEnd&quot;);&quot;&quot;;[.K429]))">
            <text:p/>
          </table:table-cell>
          <table:table-cell table:style-name="ce9" table:formula="of:=IF([.E429]=&quot;Sub&quot;;[.J428];IF(LEN([.H429])=0;&quot;&quot;;IF([.J428]=&quot;Number&quot;;&quot;&quot;;IF(LEN([.J428])=0;1;[.J428]+1))))">
            <text:p/>
          </table:table-cell>
          <table:table-cell table:style-name="ce9" table:formula="of:=IF(LEN([.H429])=0;&quot;&quot;;IF([.K428]=&quot;SubOrder&quot;;&quot;&quot;;IF([.E429]&lt;&gt;&quot;Sub&quot;;&quot;&quot;;IF(LEN([.K428])=0;1;[.K428]+1))))">
            <text:p/>
          </table:table-cell>
          <table:table-cell table:style-name="ce6" office:value-type="string" calcext:value-type="string">
            <text:p>; // Holds Change-meteadata for TestDataPoints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430]);&quot;&quot;;CONCATENATE([.D430];[.F430];[.G430];[.H430];IF(OR([.E430]=&quot;SubStart&quot;;[.E430]=&quot;Sub&quot;);[.K430];[.J430]);[.L430]))" office:value-type="string" office:string-value="string ChosenTestDataPointsChangeMetaDataNewGuid = 1; // The new Guid for the TestDataPoints when changed, etc." calcext:value-type="string">
            <text:p>string ChosenTestDataPointsChangeMetaDataNewGuid = 1; // The new Guid for the TestDataPoints when changed,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hosenTestDataPointsChangeMetaDataNewGuid = </text:p>
          </table:table-cell>
          <table:table-cell table:style-name="ce9" table:formula="of:=IF(LEN([.E430]) = 0;[.J430];IF(OR([.E430]=&quot;SubStart&quot;;[.E430]=&quot;SubEnd&quot;);&quot;&quot;;[.K430]))" office:value-type="float" office:value="1" calcext:value-type="float">
            <text:p>1</text:p>
          </table:table-cell>
          <table:table-cell table:style-name="ce9" table:formula="of:=IF([.E430]=&quot;Sub&quot;;[.J429];IF(LEN([.H430])=0;&quot;&quot;;IF([.J429]=&quot;Number&quot;;&quot;&quot;;IF(LEN([.J429])=0;1;[.J429]+1))))" office:value-type="float" office:value="1" calcext:value-type="float">
            <text:p>1</text:p>
          </table:table-cell>
          <table:table-cell table:style-name="ce9" table:formula="of:=IF(LEN([.H430])=0;&quot;&quot;;IF([.K429]=&quot;SubOrder&quot;;&quot;&quot;;IF([.E430]&lt;&gt;&quot;Sub&quot;;&quot;&quot;;IF(LEN([.K429])=0;1;[.K429]+1))))">
            <text:p/>
          </table:table-cell>
          <table:table-cell table:style-name="ce6" office:value-type="string" calcext:value-type="string">
            <text:p>; // The new Guid for the TestDataPoints when changed, etc.</text:p>
          </table:table-cell>
          <table:table-cell table:number-columns-repeated="1012"/>
        </table:table-row>
        <table:table-row table:style-name="ro1">
          <table:table-cell table:style-name="ce3" table:formula="of:=IF(ISBLANK([.B431]);&quot;&quot;;CONCATENATE([.D431];[.F431];[.G431];[.H431];IF(OR([.E431]=&quot;SubStart&quot;;[.E431]=&quot;Sub&quot;);[.K431];[.J431]);[.L431]))" office:value-type="string" office:string-value="string ChosenTestDataPointsChangeMetaDataPreviousGuid = 2; // The previous Guid for the TestDataPoints when changed etc." calcext:value-type="string">
            <text:p>string ChosenTestDataPointsChangeMetaDataPreviousGuid = 2; // The previous Guid for the TestDataPoints when chang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hosenTestDataPointsChangeMetaDataPreviousGuid = </text:p>
          </table:table-cell>
          <table:table-cell table:style-name="ce9" table:formula="of:=IF(LEN([.E431]) = 0;[.J431];IF(OR([.E431]=&quot;SubStart&quot;;[.E431]=&quot;SubEnd&quot;);&quot;&quot;;[.K431]))" office:value-type="float" office:value="2" calcext:value-type="float">
            <text:p>2</text:p>
          </table:table-cell>
          <table:table-cell table:style-name="ce9" table:formula="of:=IF([.E431]=&quot;Sub&quot;;[.J430];IF(LEN([.H431])=0;&quot;&quot;;IF([.J430]=&quot;Number&quot;;&quot;&quot;;IF(LEN([.J430])=0;1;[.J430]+1))))" office:value-type="float" office:value="2" calcext:value-type="float">
            <text:p>2</text:p>
          </table:table-cell>
          <table:table-cell table:style-name="ce9" table:formula="of:=IF(LEN([.H431])=0;&quot;&quot;;IF([.K430]=&quot;SubOrder&quot;;&quot;&quot;;IF([.E431]&lt;&gt;&quot;Sub&quot;;&quot;&quot;;IF(LEN([.K430])=0;1;[.K430]+1))))">
            <text:p/>
          </table:table-cell>
          <table:table-cell table:style-name="ce6" office:value-type="string" calcext:value-type="string">
            <text:p>; // The previous Guid for the TestDataPoints when changed etc.</text:p>
          </table:table-cell>
          <table:table-cell table:number-columns-repeated="1012"/>
        </table:table-row>
        <table:table-row table:style-name="ro1">
          <table:table-cell table:style-name="ce3" table:formula="of:=IF(ISBLANK([.B432]);&quot;&quot;;CONCATENATE([.D432];[.F432];[.G432];[.H432];IF(OR([.E432]=&quot;SubStart&quot;;[.E432]=&quot;Sub&quot;);[.K432];[.J432]);[.L432]))" office:value-type="string" office:string-value="string ChosenTestDataPointsChangeMetaDataCreatedDate = 3; // Date when created in Test Case" calcext:value-type="string">
            <text:p>string ChosenTestDataPointsChangeMetaDataCreatedDate = 3; // Date when created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hosenTestDataPointsChangeMetaDataCreatedDate = </text:p>
          </table:table-cell>
          <table:table-cell table:style-name="ce9" table:formula="of:=IF(LEN([.E432]) = 0;[.J432];IF(OR([.E432]=&quot;SubStart&quot;;[.E432]=&quot;SubEnd&quot;);&quot;&quot;;[.K432]))" office:value-type="float" office:value="3" calcext:value-type="float">
            <text:p>3</text:p>
          </table:table-cell>
          <table:table-cell table:style-name="ce9" table:formula="of:=IF([.E432]=&quot;Sub&quot;;[.J431];IF(LEN([.H432])=0;&quot;&quot;;IF([.J431]=&quot;Number&quot;;&quot;&quot;;IF(LEN([.J431])=0;1;[.J431]+1))))" office:value-type="float" office:value="3" calcext:value-type="float">
            <text:p>3</text:p>
          </table:table-cell>
          <table:table-cell table:style-name="ce9" table:formula="of:=IF(LEN([.H432])=0;&quot;&quot;;IF([.K431]=&quot;SubOrder&quot;;&quot;&quot;;IF([.E432]&lt;&gt;&quot;Sub&quot;;&quot;&quot;;IF(LEN([.K431])=0;1;[.K431]+1))))">
            <text:p/>
          </table:table-cell>
          <table:table-cell table:style-name="ce6" office:value-type="string" calcext:value-type="string">
            <text:p>; // Date when created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433]);&quot;&quot;;CONCATENATE([.D433];[.F433];[.G433];[.H433];IF(OR([.E433]=&quot;SubStart&quot;;[.E433]=&quot;Sub&quot;);[.K433];[.J433]);[.L433]))" office:value-type="string" office:string-value="string ChosenTestDataPointsChangeMetaDataCreatedBy = 4; // Who create the TestDataPoints in Test Case" calcext:value-type="string">
            <text:p>string ChosenTestDataPointsChangeMetaDataCreatedBy = 4; // Who create the TestDataPoints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hosenTestDataPointsChangeMetaDataCreatedBy = </text:p>
          </table:table-cell>
          <table:table-cell table:style-name="ce9" table:formula="of:=IF(LEN([.E433]) = 0;[.J433];IF(OR([.E433]=&quot;SubStart&quot;;[.E433]=&quot;SubEnd&quot;);&quot;&quot;;[.K433]))" office:value-type="float" office:value="4" calcext:value-type="float">
            <text:p>4</text:p>
          </table:table-cell>
          <table:table-cell table:style-name="ce9" table:formula="of:=IF([.E433]=&quot;Sub&quot;;[.J432];IF(LEN([.H433])=0;&quot;&quot;;IF([.J432]=&quot;Number&quot;;&quot;&quot;;IF(LEN([.J432])=0;1;[.J432]+1))))" office:value-type="float" office:value="4" calcext:value-type="float">
            <text:p>4</text:p>
          </table:table-cell>
          <table:table-cell table:style-name="ce9" table:formula="of:=IF(LEN([.H433])=0;&quot;&quot;;IF([.K432]=&quot;SubOrder&quot;;&quot;&quot;;IF([.E433]&lt;&gt;&quot;Sub&quot;;&quot;&quot;;IF(LEN([.K432])=0;1;[.K432]+1))))">
            <text:p/>
          </table:table-cell>
          <table:table-cell table:style-name="ce6" office:value-type="string" calcext:value-type="string">
            <text:p>; // Who create the TestDataPoints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434]);&quot;&quot;;CONCATENATE([.D434];[.F434];[.G434];[.H434];IF(OR([.E434]=&quot;SubStart&quot;;[.E434]=&quot;Sub&quot;);[.K434];[.J434]);[.L434]))" office:value-type="string" office:string-value="string ChosenTestDataPointsChangeMetaDataChangeDate = 5; // Date when TestDataPoints was changed" calcext:value-type="string">
            <text:p>string ChosenTestDataPointsChangeMetaDataChangeDate = 5; // Date when TestDataPoints was chang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hosenTestDataPointsChangeMetaDataChangeDate = </text:p>
          </table:table-cell>
          <table:table-cell table:style-name="ce9" table:formula="of:=IF(LEN([.E434]) = 0;[.J434];IF(OR([.E434]=&quot;SubStart&quot;;[.E434]=&quot;SubEnd&quot;);&quot;&quot;;[.K434]))" office:value-type="float" office:value="5" calcext:value-type="float">
            <text:p>5</text:p>
          </table:table-cell>
          <table:table-cell table:style-name="ce9" table:formula="of:=IF([.E434]=&quot;Sub&quot;;[.J433];IF(LEN([.H434])=0;&quot;&quot;;IF([.J433]=&quot;Number&quot;;&quot;&quot;;IF(LEN([.J433])=0;1;[.J433]+1))))" office:value-type="float" office:value="5" calcext:value-type="float">
            <text:p>5</text:p>
          </table:table-cell>
          <table:table-cell table:style-name="ce9" table:formula="of:=IF(LEN([.H434])=0;&quot;&quot;;IF([.K433]=&quot;SubOrder&quot;;&quot;&quot;;IF([.E434]&lt;&gt;&quot;Sub&quot;;&quot;&quot;;IF(LEN([.K433])=0;1;[.K433]+1))))">
            <text:p/>
          </table:table-cell>
          <table:table-cell table:style-name="ce6" office:value-type="string" calcext:value-type="string">
            <text:p>; // Date when TestDataPoints was changed</text:p>
          </table:table-cell>
          <table:table-cell table:number-columns-repeated="1012"/>
        </table:table-row>
        <table:table-row table:style-name="ro1">
          <table:table-cell table:style-name="ce3" table:formula="of:=IF(ISBLANK([.B435]);&quot;&quot;;CONCATENATE([.D435];[.F435];[.G435];[.H435];IF(OR([.E435]=&quot;SubStart&quot;;[.E435]=&quot;Sub&quot;);[.K435];[.J435]);[.L435]))" office:value-type="string" office:string-value="string ChosenTestDataPointsFilesChangeMetaDataChangeBy = 6; // Who changed the TestDataPoints in the Test Case" calcext:value-type="string">
            <text:p>string ChosenTestDataPointsFilesChangeMetaDataChangeBy = 6; // Who changed the TestDataPoints in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hosenTestDataPointsFilesChangeMetaDataChangeBy = </text:p>
          </table:table-cell>
          <table:table-cell table:style-name="ce9" table:formula="of:=IF(LEN([.E435]) = 0;[.J435];IF(OR([.E435]=&quot;SubStart&quot;;[.E435]=&quot;SubEnd&quot;);&quot;&quot;;[.K435]))" office:value-type="float" office:value="6" calcext:value-type="float">
            <text:p>6</text:p>
          </table:table-cell>
          <table:table-cell table:style-name="ce9" table:formula="of:=IF([.E435]=&quot;Sub&quot;;[.J434];IF(LEN([.H435])=0;&quot;&quot;;IF([.J434]=&quot;Number&quot;;&quot;&quot;;IF(LEN([.J434])=0;1;[.J434]+1))))" office:value-type="float" office:value="6" calcext:value-type="float">
            <text:p>6</text:p>
          </table:table-cell>
          <table:table-cell table:style-name="ce9" table:formula="of:=IF(LEN([.H435])=0;&quot;&quot;;IF([.K434]=&quot;SubOrder&quot;;&quot;&quot;;IF([.E435]&lt;&gt;&quot;Sub&quot;;&quot;&quot;;IF(LEN([.K434])=0;1;[.K434]+1))))">
            <text:p/>
          </table:table-cell>
          <table:table-cell table:style-name="ce6" office:value-type="string" calcext:value-type="string">
            <text:p>; // Who changed the TestDataPoints in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436]);&quot;&quot;;CONCATENATE([.D436];[.F436];[.G436];[.H436];IF(OR([.E436]=&quot;SubStart&quot;;[.E436]=&quot;Sub&quot;);[.K436];[.J436]);[.L436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36]) = 0;[.J436];IF(OR([.E436]=&quot;SubStart&quot;;[.E436]=&quot;SubEnd&quot;);&quot;&quot;;[.K436]))">
            <text:p/>
          </table:table-cell>
          <table:table-cell table:style-name="ce9" table:formula="of:=IF([.E436]=&quot;Sub&quot;;[.J435];IF(LEN([.H436])=0;&quot;&quot;;IF([.J435]=&quot;Number&quot;;&quot;&quot;;IF(LEN([.J435])=0;1;[.J435]+1))))">
            <text:p/>
          </table:table-cell>
          <table:table-cell table:style-name="ce9" table:formula="of:=IF(LEN([.H436])=0;&quot;&quot;;IF([.K435]=&quot;SubOrder&quot;;&quot;&quot;;IF([.E436]&lt;&gt;&quot;Sub&quot;;&quot;&quot;;IF(LEN([.K435])=0;1;[.K43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37]);&quot;&quot;;CONCATENATE([.D437];[.F437];[.G437];[.H437];IF(OR([.E437]=&quot;SubStart&quot;;[.E437]=&quot;Sub&quot;);[.K437];[.J437]);[.L437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37]) = 0;[.J437];IF(OR([.E437]=&quot;SubStart&quot;;[.E437]=&quot;SubEnd&quot;);&quot;&quot;;[.K437]))">
            <text:p/>
          </table:table-cell>
          <table:table-cell table:style-name="ce9" table:formula="of:=IF([.E437]=&quot;Sub&quot;;[.J436];IF(LEN([.H437])=0;&quot;&quot;;IF([.J436]=&quot;Number&quot;;&quot;&quot;;IF(LEN([.J436])=0;1;[.J436]+1))))">
            <text:p/>
          </table:table-cell>
          <table:table-cell table:style-name="ce9" table:formula="of:=IF(LEN([.H437])=0;&quot;&quot;;IF([.K436]=&quot;SubOrder&quot;;&quot;&quot;;IF([.E437]&lt;&gt;&quot;Sub&quot;;&quot;&quot;;IF(LEN([.K436])=0;1;[.K43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38]);&quot;&quot;;CONCATENATE([.D438];[.F438];[.G438];[.H438];IF(OR([.E438]=&quot;SubStart&quot;;[.E438]=&quot;Sub&quot;);[.K438];[.J438]);[.L438]))" office:value-type="string" office:string-value="190205" calcext:value-type="string">
            <text:p>19020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38]) = 0;[.J438];IF(OR([.E438]=&quot;SubStart&quot;;[.E438]=&quot;SubEnd&quot;);&quot;&quot;;[.K438]))">
            <text:p/>
          </table:table-cell>
          <table:table-cell table:style-name="ce9" table:formula="of:=IF([.E438]=&quot;Sub&quot;;[.J437];IF(LEN([.H438])=0;&quot;&quot;;IF([.J437]=&quot;Number&quot;;&quot;&quot;;IF(LEN([.J437])=0;1;[.J437]+1))))">
            <text:p/>
          </table:table-cell>
          <table:table-cell table:style-name="ce9" table:formula="of:=IF(LEN([.H438])=0;&quot;&quot;;IF([.K437]=&quot;SubOrder&quot;;&quot;&quot;;IF([.E438]&lt;&gt;&quot;Sub&quot;;&quot;&quot;;IF(LEN([.K437])=0;1;[.K437]+1))))">
            <text:p/>
          </table:table-cell>
          <table:table-cell table:style-name="ce6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3" table:formula="of:=IF(ISBLANK([.B439]);&quot;&quot;;CONCATENATE([.D439];[.F439];[.G439];[.H439];IF(OR([.E439]=&quot;SubStart&quot;;[.E439]=&quot;Sub&quot;);[.K439];[.J439]);[.L439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39]) = 0;[.J439];IF(OR([.E439]=&quot;SubStart&quot;;[.E439]=&quot;SubEnd&quot;);&quot;&quot;;[.K439]))">
            <text:p/>
          </table:table-cell>
          <table:table-cell table:style-name="ce9" table:formula="of:=IF([.E439]=&quot;Sub&quot;;[.J438];IF(LEN([.H439])=0;&quot;&quot;;IF([.J438]=&quot;Number&quot;;&quot;&quot;;IF(LEN([.J438])=0;1;[.J438]+1))))">
            <text:p/>
          </table:table-cell>
          <table:table-cell table:style-name="ce9" table:formula="of:=IF(LEN([.H439])=0;&quot;&quot;;IF([.K438]=&quot;SubOrder&quot;;&quot;&quot;;IF([.E439]&lt;&gt;&quot;Sub&quot;;&quot;&quot;;IF(LEN([.K438])=0;1;[.K43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40]);&quot;&quot;;CONCATENATE([.D440];[.F440];[.G440];[.H440];IF(OR([.E440]=&quot;SubStart&quot;;[.E440]=&quot;Sub&quot;);[.K440];[.J440]);[.L440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40]) = 0;[.J440];IF(OR([.E440]=&quot;SubStart&quot;;[.E440]=&quot;SubEnd&quot;);&quot;&quot;;[.K440]))">
            <text:p/>
          </table:table-cell>
          <table:table-cell table:style-name="ce9" table:formula="of:=IF([.E440]=&quot;Sub&quot;;[.J439];IF(LEN([.H440])=0;&quot;&quot;;IF([.J439]=&quot;Number&quot;;&quot;&quot;;IF(LEN([.J439])=0;1;[.J439]+1))))">
            <text:p/>
          </table:table-cell>
          <table:table-cell table:style-name="ce9" table:formula="of:=IF(LEN([.H440])=0;&quot;&quot;;IF([.K439]=&quot;SubOrder&quot;;&quot;&quot;;IF([.E440]&lt;&gt;&quot;Sub&quot;;&quot;&quot;;IF(LEN([.K439])=0;1;[.K43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41]);&quot;&quot;;CONCATENATE([.D441];[.F441];[.G441];[.H441];IF(OR([.E441]=&quot;SubStart&quot;;[.E441]=&quot;Sub&quot;);[.K441];[.J441]);[.L441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41]) = 0;[.J441];IF(OR([.E441]=&quot;SubStart&quot;;[.E441]=&quot;SubEnd&quot;);&quot;&quot;;[.K441]))">
            <text:p/>
          </table:table-cell>
          <table:table-cell table:style-name="ce9" table:formula="of:=IF([.E441]=&quot;Sub&quot;;[.J440];IF(LEN([.H441])=0;&quot;&quot;;IF([.J440]=&quot;Number&quot;;&quot;&quot;;IF(LEN([.J440])=0;1;[.J440]+1))))">
            <text:p/>
          </table:table-cell>
          <table:table-cell table:style-name="ce9" table:formula="of:=IF(LEN([.H441])=0;&quot;&quot;;IF([.K440]=&quot;SubOrder&quot;;&quot;&quot;;IF([.E441]&lt;&gt;&quot;Sub&quot;;&quot;&quot;;IF(LEN([.K440])=0;1;[.K44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42]);&quot;&quot;;CONCATENATE([.D442];[.F442];[.G442];[.H442];IF(OR([.E442]=&quot;SubStart&quot;;[.E442]=&quot;Sub&quot;);[.K442];[.J442]);[.L442]))" office:value-type="string" office:string-value="message {AvailableMetaData_ED; // Holds a systems available MetaData" calcext:value-type="string">
            <text:p>message {AvailableMetaData_ED; // Holds a systems available MetaData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Availabl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42]) = 0;[.J442];IF(OR([.E442]=&quot;SubStart&quot;;[.E442]=&quot;SubEnd&quot;);&quot;&quot;;[.K442]))">
            <text:p/>
          </table:table-cell>
          <table:table-cell table:style-name="ce9" table:formula="of:=IF([.E442]=&quot;Sub&quot;;[.J441];IF(LEN([.H442])=0;&quot;&quot;;IF([.J441]=&quot;Number&quot;;&quot;&quot;;IF(LEN([.J441])=0;1;[.J441]+1))))">
            <text:p/>
          </table:table-cell>
          <table:table-cell table:style-name="ce9" table:formula="of:=IF(LEN([.H442])=0;&quot;&quot;;IF([.K441]=&quot;SubOrder&quot;;&quot;&quot;;IF([.E442]&lt;&gt;&quot;Sub&quot;;&quot;&quot;;IF(LEN([.K441])=0;1;[.K441]+1))))">
            <text:p/>
          </table:table-cell>
          <table:table-cell office:value-type="string" calcext:value-type="string">
            <text:p>; // Holds a systems available MetaData</text:p>
          </table:table-cell>
          <table:table-cell table:number-columns-repeated="1012"/>
        </table:table-row>
        <table:table-row table:style-name="ro1">
          <table:table-cell table:style-name="ce3" table:formula="of:=IF(ISBLANK([.B443]);&quot;&quot;;CONCATENATE([.D443];[.F443];[.G443];[.H443];IF(OR([.E443]=&quot;SubStart&quot;;[.E443]=&quot;Sub&quot;);[.K443];[.J443]);[.L443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443]) = 0;[.J443];IF(OR([.E443]=&quot;SubStart&quot;;[.E443]=&quot;SubEnd&quot;);&quot;&quot;;[.K443]))" office:value-type="float" office:value="1" calcext:value-type="float">
            <text:p>1</text:p>
          </table:table-cell>
          <table:table-cell table:style-name="ce9" table:formula="of:=IF([.E443]=&quot;Sub&quot;;[.J442];IF(LEN([.H443])=0;&quot;&quot;;IF([.J442]=&quot;Number&quot;;&quot;&quot;;IF(LEN([.J442])=0;1;[.J442]+1))))" office:value-type="float" office:value="1" calcext:value-type="float">
            <text:p>1</text:p>
          </table:table-cell>
          <table:table-cell table:style-name="ce9" table:formula="of:=IF(LEN([.H443])=0;&quot;&quot;;IF([.K442]=&quot;SubOrder&quot;;&quot;&quot;;IF([.E443]&lt;&gt;&quot;Sub&quot;;&quot;&quot;;IF(LEN([.K442])=0;1;[.K442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444]);&quot;&quot;;CONCATENATE([.D444];[.F444];[.G444];[.H444];IF(OR([.E444]=&quot;SubStart&quot;;[.E444]=&quot;Sub&quot;);[.K444];[.J444]);[.L444]))" office:value-type="string" office:string-value="string ClientSystemGuid = 2; // Used as unique guid for distributed servers" calcext:value-type="string">
            <text:p>string ClientSystemGuid = 2; // Used as unique gu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444]) = 0;[.J444];IF(OR([.E444]=&quot;SubStart&quot;;[.E444]=&quot;SubEnd&quot;);&quot;&quot;;[.K444]))" office:value-type="float" office:value="2" calcext:value-type="float">
            <text:p>2</text:p>
          </table:table-cell>
          <table:table-cell table:style-name="ce9" table:formula="of:=IF([.E444]=&quot;Sub&quot;;[.J443];IF(LEN([.H444])=0;&quot;&quot;;IF([.J443]=&quot;Number&quot;;&quot;&quot;;IF(LEN([.J443])=0;1;[.J443]+1))))" office:value-type="float" office:value="2" calcext:value-type="float">
            <text:p>2</text:p>
          </table:table-cell>
          <table:table-cell table:style-name="ce9" table:formula="of:=IF(LEN([.H444])=0;&quot;&quot;;IF([.K443]=&quot;SubOrder&quot;;&quot;&quot;;IF([.E444]&lt;&gt;&quot;Sub&quot;;&quot;&quot;;IF(LEN([.K443])=0;1;[.K443]+1))))">
            <text:p/>
          </table:table-cell>
          <table:table-cell office:value-type="string" calcext:value-type="string">
            <text:p>; // Used as unique gu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445]);&quot;&quot;;CONCATENATE([.D445];[.F445];[.G445];[.H445];IF(OR([.E445]=&quot;SubStart&quot;;[.E445]=&quot;Sub&quot;);[.K445];[.J445]);[.L445]))" office:value-type="string" office:string-value="repeated AllMetaDataVariables_ED AllMetaDataVariables = 3; // Hold all MetaDataVariables" calcext:value-type="string">
            <text:p>repeated AllMetaDataVariables_ED AllMetaDataVariables = 3; // Hold all MetaDataVariable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AllMetaDataVariables_ED </text:p>
          </table:table-cell>
          <table:table-cell office:value-type="string" calcext:value-type="string">
            <text:p>AllMetaDataVariables = </text:p>
          </table:table-cell>
          <table:table-cell table:style-name="ce9" table:formula="of:=IF(LEN([.E445]) = 0;[.J445];IF(OR([.E445]=&quot;SubStart&quot;;[.E445]=&quot;SubEnd&quot;);&quot;&quot;;[.K445]))" office:value-type="float" office:value="3" calcext:value-type="float">
            <text:p>3</text:p>
          </table:table-cell>
          <table:table-cell table:style-name="ce9" table:formula="of:=IF([.E445]=&quot;Sub&quot;;[.J444];IF(LEN([.H445])=0;&quot;&quot;;IF([.J444]=&quot;Number&quot;;&quot;&quot;;IF(LEN([.J444])=0;1;[.J444]+1))))" office:value-type="float" office:value="3" calcext:value-type="float">
            <text:p>3</text:p>
          </table:table-cell>
          <table:table-cell table:style-name="ce9" table:formula="of:=IF(LEN([.H445])=0;&quot;&quot;;IF([.K444]=&quot;SubOrder&quot;;&quot;&quot;;IF([.E445]&lt;&gt;&quot;Sub&quot;;&quot;&quot;;IF(LEN([.K444])=0;1;[.K444]+1))))">
            <text:p/>
          </table:table-cell>
          <table:table-cell office:value-type="string" calcext:value-type="string">
            <text:p>; // Hold all MetaDataVariables</text:p>
          </table:table-cell>
          <table:table-cell table:number-columns-repeated="1012"/>
        </table:table-row>
        <table:table-row table:style-name="ro1">
          <table:table-cell table:style-name="ce3" table:formula="of:=IF(ISBLANK([.B446]);&quot;&quot;;CONCATENATE([.D446];[.F446];[.G446];[.H446];IF(OR([.E446]=&quot;SubStart&quot;;[.E446]=&quot;Sub&quot;);[.K446];[.J446]);[.L446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46]) = 0;[.J446];IF(OR([.E446]=&quot;SubStart&quot;;[.E446]=&quot;SubEnd&quot;);&quot;&quot;;[.K446]))">
            <text:p/>
          </table:table-cell>
          <table:table-cell table:style-name="ce9" table:formula="of:=IF([.E446]=&quot;Sub&quot;;[.J445];IF(LEN([.H446])=0;&quot;&quot;;IF([.J445]=&quot;Number&quot;;&quot;&quot;;IF(LEN([.J445])=0;1;[.J445]+1))))">
            <text:p/>
          </table:table-cell>
          <table:table-cell table:style-name="ce9" table:formula="of:=IF(LEN([.H446])=0;&quot;&quot;;IF([.K445]=&quot;SubOrder&quot;;&quot;&quot;;IF([.E446]&lt;&gt;&quot;Sub&quot;;&quot;&quot;;IF(LEN([.K445])=0;1;[.K445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447]);&quot;&quot;;CONCATENATE([.D447];[.F447];[.G447];[.H447];IF(OR([.E447]=&quot;SubStart&quot;;[.E447]=&quot;Sub&quot;);[.K447];[.J447]);[.L447]))" office:value-type="string" office:string-value="190207" calcext:value-type="string">
            <text:p>190207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47]) = 0;[.J447];IF(OR([.E447]=&quot;SubStart&quot;;[.E447]=&quot;SubEnd&quot;);&quot;&quot;;[.K447]))">
            <text:p/>
          </table:table-cell>
          <table:table-cell table:style-name="ce9" table:formula="of:=IF([.E447]=&quot;Sub&quot;;[.J446];IF(LEN([.H447])=0;&quot;&quot;;IF([.J446]=&quot;Number&quot;;&quot;&quot;;IF(LEN([.J446])=0;1;[.J446]+1))))">
            <text:p/>
          </table:table-cell>
          <table:table-cell table:style-name="ce9" table:formula="of:=IF(LEN([.H447])=0;&quot;&quot;;IF([.K446]=&quot;SubOrder&quot;;&quot;&quot;;IF([.E447]&lt;&gt;&quot;Sub&quot;;&quot;&quot;;IF(LEN([.K446])=0;1;[.K446]+1))))">
            <text:p/>
          </table:table-cell>
          <table:table-cell table:style-name="ce6" office:value-type="string" calcext:value-type="string">
            <text:p>190207</text:p>
          </table:table-cell>
          <table:table-cell table:number-columns-repeated="1012"/>
        </table:table-row>
        <table:table-row table:style-name="ro1">
          <table:table-cell table:style-name="ce3" table:formula="of:=IF(ISBLANK([.B448]);&quot;&quot;;CONCATENATE([.D448];[.F448];[.G448];[.H448];IF(OR([.E448]=&quot;SubStart&quot;;[.E448]=&quot;Sub&quot;);[.K448];[.J448]);[.L448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48]) = 0;[.J448];IF(OR([.E448]=&quot;SubStart&quot;;[.E448]=&quot;SubEnd&quot;);&quot;&quot;;[.K448]))">
            <text:p/>
          </table:table-cell>
          <table:table-cell table:style-name="ce9" table:formula="of:=IF([.E448]=&quot;Sub&quot;;[.J447];IF(LEN([.H448])=0;&quot;&quot;;IF([.J447]=&quot;Number&quot;;&quot;&quot;;IF(LEN([.J447])=0;1;[.J447]+1))))">
            <text:p/>
          </table:table-cell>
          <table:table-cell table:style-name="ce9" table:formula="of:=IF(LEN([.H448])=0;&quot;&quot;;IF([.K447]=&quot;SubOrder&quot;;&quot;&quot;;IF([.E448]&lt;&gt;&quot;Sub&quot;;&quot;&quot;;IF(LEN([.K447])=0;1;[.K44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49]);&quot;&quot;;CONCATENATE([.D449];[.F449];[.G449];[.H449];IF(OR([.E449]=&quot;SubStart&quot;;[.E449]=&quot;Sub&quot;);[.K449];[.J449]);[.L449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49]) = 0;[.J449];IF(OR([.E449]=&quot;SubStart&quot;;[.E449]=&quot;SubEnd&quot;);&quot;&quot;;[.K449]))">
            <text:p/>
          </table:table-cell>
          <table:table-cell table:style-name="ce9" table:formula="of:=IF([.E449]=&quot;Sub&quot;;[.J448];IF(LEN([.H449])=0;&quot;&quot;;IF([.J448]=&quot;Number&quot;;&quot;&quot;;IF(LEN([.J448])=0;1;[.J448]+1))))">
            <text:p/>
          </table:table-cell>
          <table:table-cell table:style-name="ce9" table:formula="of:=IF(LEN([.H449])=0;&quot;&quot;;IF([.K448]=&quot;SubOrder&quot;;&quot;&quot;;IF([.E449]&lt;&gt;&quot;Sub&quot;;&quot;&quot;;IF(LEN([.K448])=0;1;[.K44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50]);&quot;&quot;;CONCATENATE([.D450];[.F450];[.G450];[.H450];IF(OR([.E450]=&quot;SubStart&quot;;[.E450]=&quot;Sub&quot;);[.K450];[.J450]);[.L450]))" office:value-type="string" office:string-value="message {AllMetaDataVariables_ED; // Holds all MetaDataVariables" calcext:value-type="string">
            <text:p>message {AllMetaDataVariables_ED; // Holds all MetaDataVariables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AllMetaDataVariable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50]) = 0;[.J450];IF(OR([.E450]=&quot;SubStart&quot;;[.E450]=&quot;SubEnd&quot;);&quot;&quot;;[.K450]))">
            <text:p/>
          </table:table-cell>
          <table:table-cell table:style-name="ce9" table:formula="of:=IF([.E450]=&quot;Sub&quot;;[.J449];IF(LEN([.H450])=0;&quot;&quot;;IF([.J449]=&quot;Number&quot;;&quot;&quot;;IF(LEN([.J449])=0;1;[.J449]+1))))">
            <text:p/>
          </table:table-cell>
          <table:table-cell table:style-name="ce9" table:formula="of:=IF(LEN([.H450])=0;&quot;&quot;;IF([.K449]=&quot;SubOrder&quot;;&quot;&quot;;IF([.E450]&lt;&gt;&quot;Sub&quot;;&quot;&quot;;IF(LEN([.K449])=0;1;[.K449]+1))))">
            <text:p/>
          </table:table-cell>
          <table:table-cell office:value-type="string" calcext:value-type="string">
            <text:p>; // Holds all MetaDataVariables</text:p>
          </table:table-cell>
          <table:table-cell table:number-columns-repeated="1012"/>
        </table:table-row>
        <table:table-row table:style-name="ro1">
          <table:table-cell table:style-name="ce3" table:formula="of:=IF(ISBLANK([.B451]);&quot;&quot;;CONCATENATE([.D451];[.F451];[.G451];[.H451];IF(OR([.E451]=&quot;SubStart&quot;;[.E451]=&quot;Sub&quot;);[.K451];[.J451]);[.L451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451]) = 0;[.J451];IF(OR([.E451]=&quot;SubStart&quot;;[.E451]=&quot;SubEnd&quot;);&quot;&quot;;[.K451]))" office:value-type="float" office:value="1" calcext:value-type="float">
            <text:p>1</text:p>
          </table:table-cell>
          <table:table-cell table:style-name="ce9" table:formula="of:=IF([.E451]=&quot;Sub&quot;;[.J450];IF(LEN([.H451])=0;&quot;&quot;;IF([.J450]=&quot;Number&quot;;&quot;&quot;;IF(LEN([.J450])=0;1;[.J450]+1))))" office:value-type="float" office:value="1" calcext:value-type="float">
            <text:p>1</text:p>
          </table:table-cell>
          <table:table-cell table:style-name="ce9" table:formula="of:=IF(LEN([.H451])=0;&quot;&quot;;IF([.K450]=&quot;SubOrder&quot;;&quot;&quot;;IF([.E451]&lt;&gt;&quot;Sub&quot;;&quot;&quot;;IF(LEN([.K450])=0;1;[.K450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452]);&quot;&quot;;CONCATENATE([.D452];[.F452];[.G452];[.H452];IF(OR([.E452]=&quot;SubStart&quot;;[.E452]=&quot;Sub&quot;);[.K452];[.J452]);[.L452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452]) = 0;[.J452];IF(OR([.E452]=&quot;SubStart&quot;;[.E452]=&quot;SubEnd&quot;);&quot;&quot;;[.K452]))" office:value-type="float" office:value="2" calcext:value-type="float">
            <text:p>2</text:p>
          </table:table-cell>
          <table:table-cell table:style-name="ce9" table:formula="of:=IF([.E452]=&quot;Sub&quot;;[.J451];IF(LEN([.H452])=0;&quot;&quot;;IF([.J451]=&quot;Number&quot;;&quot;&quot;;IF(LEN([.J451])=0;1;[.J451]+1))))" office:value-type="float" office:value="2" calcext:value-type="float">
            <text:p>2</text:p>
          </table:table-cell>
          <table:table-cell table:style-name="ce9" table:formula="of:=IF(LEN([.H452])=0;&quot;&quot;;IF([.K451]=&quot;SubOrder&quot;;&quot;&quot;;IF([.E452]&lt;&gt;&quot;Sub&quot;;&quot;&quot;;IF(LEN([.K451])=0;1;[.K451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453]);&quot;&quot;;CONCATENATE([.D453];[.F453];[.G453];[.H453];IF(OR([.E453]=&quot;SubStart&quot;;[.E453]=&quot;Sub&quot;);[.K453];[.J453]);[.L453]))" office:value-type="string" office:string-value="string MetaDataVariableGuid = 3; // Unique guid for MetaDataVariable" calcext:value-type="string">
            <text:p>string MetaDataVariableGuid = 3; // Unique guid for MetaDataVariabl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MetaDataVariableGuid = </text:p>
          </table:table-cell>
          <table:table-cell table:style-name="ce9" table:formula="of:=IF(LEN([.E453]) = 0;[.J453];IF(OR([.E453]=&quot;SubStart&quot;;[.E453]=&quot;SubEnd&quot;);&quot;&quot;;[.K453]))" office:value-type="float" office:value="3" calcext:value-type="float">
            <text:p>3</text:p>
          </table:table-cell>
          <table:table-cell table:style-name="ce9" table:formula="of:=IF([.E453]=&quot;Sub&quot;;[.J452];IF(LEN([.H453])=0;&quot;&quot;;IF([.J452]=&quot;Number&quot;;&quot;&quot;;IF(LEN([.J452])=0;1;[.J452]+1))))" office:value-type="float" office:value="3" calcext:value-type="float">
            <text:p>3</text:p>
          </table:table-cell>
          <table:table-cell table:style-name="ce9" table:formula="of:=IF(LEN([.H453])=0;&quot;&quot;;IF([.K452]=&quot;SubOrder&quot;;&quot;&quot;;IF([.E453]&lt;&gt;&quot;Sub&quot;;&quot;&quot;;IF(LEN([.K452])=0;1;[.K452]+1))))">
            <text:p/>
          </table:table-cell>
          <table:table-cell office:value-type="string" calcext:value-type="string">
            <text:p>; // Unique guid for MetaDataVariable</text:p>
          </table:table-cell>
          <table:table-cell table:number-columns-repeated="1012"/>
        </table:table-row>
        <table:table-row table:style-name="ro1">
          <table:table-cell table:style-name="ce3" table:formula="of:=IF(ISBLANK([.B454]);&quot;&quot;;CONCATENATE([.D454];[.F454];[.G454];[.H454];IF(OR([.E454]=&quot;SubStart&quot;;[.E454]=&quot;Sub&quot;);[.K454];[.J454]);[.L454]))" office:value-type="string" office:string-value="string MetaDataVaraibleHeader = 4; // The Header for the specific MetaData" calcext:value-type="string">
            <text:p>string MetaDataVaraibleHeader = 4; // The Header for the specific MetaData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MetaDataVaraibleHeader = </text:p>
          </table:table-cell>
          <table:table-cell table:style-name="ce9" table:formula="of:=IF(LEN([.E454]) = 0;[.J454];IF(OR([.E454]=&quot;SubStart&quot;;[.E454]=&quot;SubEnd&quot;);&quot;&quot;;[.K454]))" office:value-type="float" office:value="4" calcext:value-type="float">
            <text:p>4</text:p>
          </table:table-cell>
          <table:table-cell table:style-name="ce9" table:formula="of:=IF([.E454]=&quot;Sub&quot;;[.J453];IF(LEN([.H454])=0;&quot;&quot;;IF([.J453]=&quot;Number&quot;;&quot;&quot;;IF(LEN([.J453])=0;1;[.J453]+1))))" office:value-type="float" office:value="4" calcext:value-type="float">
            <text:p>4</text:p>
          </table:table-cell>
          <table:table-cell table:style-name="ce9" table:formula="of:=IF(LEN([.H454])=0;&quot;&quot;;IF([.K453]=&quot;SubOrder&quot;;&quot;&quot;;IF([.E454]&lt;&gt;&quot;Sub&quot;;&quot;&quot;;IF(LEN([.K453])=0;1;[.K453]+1))))">
            <text:p/>
          </table:table-cell>
          <table:table-cell table:style-name="ce6" office:value-type="string" calcext:value-type="string">
            <text:p>; // The Header for the specific MetaData</text:p>
          </table:table-cell>
          <table:table-cell table:number-columns-repeated="1012"/>
        </table:table-row>
        <table:table-row table:style-name="ro1">
          <table:table-cell table:style-name="ce3" table:formula="of:=IF(ISBLANK([.B455]);&quot;&quot;;CONCATENATE([.D455];[.F455];[.G455];[.H455];IF(OR([.E455]=&quot;SubStart&quot;;[.E455]=&quot;Sub&quot;);[.K455];[.J455]);[.L455]))" office:value-type="string" office:string-value="repeated string MetaDataVariableValue = 5; // A list of values values for the specific MetaData" calcext:value-type="string">
            <text:p>repeated string MetaDataVariableValue = 5; // A list of values values for the specific MetaData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MetaDataVariableValue = </text:p>
          </table:table-cell>
          <table:table-cell table:style-name="ce9" table:formula="of:=IF(LEN([.E455]) = 0;[.J455];IF(OR([.E455]=&quot;SubStart&quot;;[.E455]=&quot;SubEnd&quot;);&quot;&quot;;[.K455]))" office:value-type="float" office:value="5" calcext:value-type="float">
            <text:p>5</text:p>
          </table:table-cell>
          <table:table-cell table:style-name="ce9" table:formula="of:=IF([.E455]=&quot;Sub&quot;;[.J454];IF(LEN([.H455])=0;&quot;&quot;;IF([.J454]=&quot;Number&quot;;&quot;&quot;;IF(LEN([.J454])=0;1;[.J454]+1))))" office:value-type="float" office:value="5" calcext:value-type="float">
            <text:p>5</text:p>
          </table:table-cell>
          <table:table-cell table:style-name="ce9" table:formula="of:=IF(LEN([.H455])=0;&quot;&quot;;IF([.K454]=&quot;SubOrder&quot;;&quot;&quot;;IF([.E455]&lt;&gt;&quot;Sub&quot;;&quot;&quot;;IF(LEN([.K454])=0;1;[.K454]+1))))">
            <text:p/>
          </table:table-cell>
          <table:table-cell table:style-name="ce6" office:value-type="string" calcext:value-type="string">
            <text:p>; // A list of values values for the specific MetaData</text:p>
          </table:table-cell>
          <table:table-cell table:number-columns-repeated="1012"/>
        </table:table-row>
        <table:table-row table:style-name="ro1">
          <table:table-cell table:style-name="ce3" table:formula="of:=IF(ISBLANK([.B456]);&quot;&quot;;CONCATENATE([.D456];[.F456];[.G456];[.H456];IF(OR([.E456]=&quot;SubStart&quot;;[.E456]=&quot;Sub&quot;);[.K456];[.J456]);[.L456]))" office:value-type="string" office:string-value="string MetaDataTypeGuid = 6; // The Type-guid for the MetaDataVariable" calcext:value-type="string">
            <text:p>string MetaDataTypeGuid = 6; // The Type-guid for the MetaDataVariabl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MetaDataTypeGuid = </text:p>
          </table:table-cell>
          <table:table-cell table:style-name="ce9" table:formula="of:=IF(LEN([.E456]) = 0;[.J456];IF(OR([.E456]=&quot;SubStart&quot;;[.E456]=&quot;SubEnd&quot;);&quot;&quot;;[.K456]))" office:value-type="float" office:value="6" calcext:value-type="float">
            <text:p>6</text:p>
          </table:table-cell>
          <table:table-cell table:style-name="ce9" table:formula="of:=IF([.E456]=&quot;Sub&quot;;[.J455];IF(LEN([.H456])=0;&quot;&quot;;IF([.J455]=&quot;Number&quot;;&quot;&quot;;IF(LEN([.J455])=0;1;[.J455]+1))))" office:value-type="float" office:value="6" calcext:value-type="float">
            <text:p>6</text:p>
          </table:table-cell>
          <table:table-cell table:style-name="ce9" table:formula="of:=IF(LEN([.H456])=0;&quot;&quot;;IF([.K455]=&quot;SubOrder&quot;;&quot;&quot;;IF([.E456]&lt;&gt;&quot;Sub&quot;;&quot;&quot;;IF(LEN([.K455])=0;1;[.K455]+1))))">
            <text:p/>
          </table:table-cell>
          <table:table-cell table:style-name="ce6" office:value-type="string" calcext:value-type="string">
            <text:p>; // The Type-guid for the MetaDataVariable</text:p>
          </table:table-cell>
          <table:table-cell table:number-columns-repeated="1012"/>
        </table:table-row>
        <table:table-row table:style-name="ro1">
          <table:table-cell table:style-name="ce3" table:formula="of:=IF(ISBLANK([.B457]);&quot;&quot;;CONCATENATE([.D457];[.F457];[.G457];[.H457];IF(OR([.E457]=&quot;SubStart&quot;;[.E457]=&quot;Sub&quot;);[.K457];[.J457]);[.L457]))" office:value-type="string" office:string-value="MetaDataTypeName = 7; // The Type-Name for the MetaDataVariable" calcext:value-type="string">
            <text:p>MetaDataTypeName = 7; // The Type-Name for the MetaDataVariabl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office:value-type="string" calcext:value-type="string">
            <text:p>MetaDataTypeName = </text:p>
          </table:table-cell>
          <table:table-cell table:style-name="ce9" table:formula="of:=IF(LEN([.E457]) = 0;[.J457];IF(OR([.E457]=&quot;SubStart&quot;;[.E457]=&quot;SubEnd&quot;);&quot;&quot;;[.K457]))" office:value-type="float" office:value="7" calcext:value-type="float">
            <text:p>7</text:p>
          </table:table-cell>
          <table:table-cell table:style-name="ce9" table:formula="of:=IF([.E457]=&quot;Sub&quot;;[.J456];IF(LEN([.H457])=0;&quot;&quot;;IF([.J456]=&quot;Number&quot;;&quot;&quot;;IF(LEN([.J456])=0;1;[.J456]+1))))" office:value-type="float" office:value="7" calcext:value-type="float">
            <text:p>7</text:p>
          </table:table-cell>
          <table:table-cell table:style-name="ce9" table:formula="of:=IF(LEN([.H457])=0;&quot;&quot;;IF([.K456]=&quot;SubOrder&quot;;&quot;&quot;;IF([.E457]&lt;&gt;&quot;Sub&quot;;&quot;&quot;;IF(LEN([.K456])=0;1;[.K456]+1))))">
            <text:p/>
          </table:table-cell>
          <table:table-cell table:style-name="ce6" office:value-type="string" calcext:value-type="string">
            <text:p>; // The Type-Name for the MetaDataVariable</text:p>
          </table:table-cell>
          <table:table-cell table:number-columns-repeated="1012"/>
        </table:table-row>
        <table:table-row table:style-name="ro1">
          <table:table-cell table:style-name="ce3" table:formula="of:=IF(ISBLANK([.B458]);&quot;&quot;;CONCATENATE([.D458];[.F458];[.G458];[.H458];IF(OR([.E458]=&quot;SubStart&quot;;[.E458]=&quot;Sub&quot;);[.K458];[.J458]);[.L458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58]) = 0;[.J458];IF(OR([.E458]=&quot;SubStart&quot;;[.E458]=&quot;SubEnd&quot;);&quot;&quot;;[.K458]))">
            <text:p/>
          </table:table-cell>
          <table:table-cell table:style-name="ce9" table:formula="of:=IF([.E458]=&quot;Sub&quot;;[.J457];IF(LEN([.H458])=0;&quot;&quot;;IF([.J457]=&quot;Number&quot;;&quot;&quot;;IF(LEN([.J457])=0;1;[.J457]+1))))">
            <text:p/>
          </table:table-cell>
          <table:table-cell table:style-name="ce9" table:formula="of:=IF(LEN([.H458])=0;&quot;&quot;;IF([.K457]=&quot;SubOrder&quot;;&quot;&quot;;IF([.E458]&lt;&gt;&quot;Sub&quot;;&quot;&quot;;IF(LEN([.K457])=0;1;[.K45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59]);&quot;&quot;;CONCATENATE([.D459];[.F459];[.G459];[.H459];IF(OR([.E459]=&quot;SubStart&quot;;[.E459]=&quot;Sub&quot;);[.K459];[.J459]);[.L459]))" office:value-type="string" office:string-value="190207" calcext:value-type="string">
            <text:p>190207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59]) = 0;[.J459];IF(OR([.E459]=&quot;SubStart&quot;;[.E459]=&quot;SubEnd&quot;);&quot;&quot;;[.K459]))">
            <text:p/>
          </table:table-cell>
          <table:table-cell table:style-name="ce9" table:formula="of:=IF([.E459]=&quot;Sub&quot;;[.J458];IF(LEN([.H459])=0;&quot;&quot;;IF([.J458]=&quot;Number&quot;;&quot;&quot;;IF(LEN([.J458])=0;1;[.J458]+1))))">
            <text:p/>
          </table:table-cell>
          <table:table-cell table:style-name="ce9" table:formula="of:=IF(LEN([.H459])=0;&quot;&quot;;IF([.K458]=&quot;SubOrder&quot;;&quot;&quot;;IF([.E459]&lt;&gt;&quot;Sub&quot;;&quot;&quot;;IF(LEN([.K458])=0;1;[.K458]+1))))">
            <text:p/>
          </table:table-cell>
          <table:table-cell table:style-name="ce6" office:value-type="string" calcext:value-type="string">
            <text:p>190207</text:p>
          </table:table-cell>
          <table:table-cell table:number-columns-repeated="1012"/>
        </table:table-row>
        <table:table-row table:style-name="ro1">
          <table:table-cell table:style-name="ce3" table:formula="of:=IF(ISBLANK([.B460]);&quot;&quot;;CONCATENATE([.D460];[.F460];[.G460];[.H460];IF(OR([.E460]=&quot;SubStart&quot;;[.E460]=&quot;Sub&quot;);[.K460];[.J460]);[.L460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60]) = 0;[.J460];IF(OR([.E460]=&quot;SubStart&quot;;[.E460]=&quot;SubEnd&quot;);&quot;&quot;;[.K460]))">
            <text:p/>
          </table:table-cell>
          <table:table-cell table:style-name="ce9" table:formula="of:=IF([.E460]=&quot;Sub&quot;;[.J459];IF(LEN([.H460])=0;&quot;&quot;;IF([.J459]=&quot;Number&quot;;&quot;&quot;;IF(LEN([.J459])=0;1;[.J459]+1))))">
            <text:p/>
          </table:table-cell>
          <table:table-cell table:style-name="ce9" table:formula="of:=IF(LEN([.H460])=0;&quot;&quot;;IF([.K459]=&quot;SubOrder&quot;;&quot;&quot;;IF([.E460]&lt;&gt;&quot;Sub&quot;;&quot;&quot;;IF(LEN([.K459])=0;1;[.K45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61]);&quot;&quot;;CONCATENATE([.D461];[.F461];[.G461];[.H461];IF(OR([.E461]=&quot;SubStart&quot;;[.E461]=&quot;Sub&quot;);[.K461];[.J461]);[.L461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61]) = 0;[.J461];IF(OR([.E461]=&quot;SubStart&quot;;[.E461]=&quot;SubEnd&quot;);&quot;&quot;;[.K461]))">
            <text:p/>
          </table:table-cell>
          <table:table-cell table:style-name="ce9" table:formula="of:=IF([.E461]=&quot;Sub&quot;;[.J460];IF(LEN([.H461])=0;&quot;&quot;;IF([.J460]=&quot;Number&quot;;&quot;&quot;;IF(LEN([.J460])=0;1;[.J460]+1))))">
            <text:p/>
          </table:table-cell>
          <table:table-cell table:style-name="ce9" table:formula="of:=IF(LEN([.H461])=0;&quot;&quot;;IF([.K460]=&quot;SubOrder&quot;;&quot;&quot;;IF([.E461]&lt;&gt;&quot;Sub&quot;;&quot;&quot;;IF(LEN([.K460])=0;1;[.K46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62]);&quot;&quot;;CONCATENATE([.D462];[.F462];[.G462];[.H462];IF(OR([.E462]=&quot;SubStart&quot;;[.E462]=&quot;Sub&quot;);[.K462];[.J462]);[.L462]))" office:value-type="string" office:string-value="message {SetMetaDataVariables_ED; // Container for for all set MetaDataVariables" calcext:value-type="string">
            <text:p>message {SetMetaDataVariables_ED; // Container for for all set MetaDataVariables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SetMetaDataVariable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62]) = 0;[.J462];IF(OR([.E462]=&quot;SubStart&quot;;[.E462]=&quot;SubEnd&quot;);&quot;&quot;;[.K462]))">
            <text:p/>
          </table:table-cell>
          <table:table-cell table:style-name="ce9" table:formula="of:=IF([.E462]=&quot;Sub&quot;;[.J461];IF(LEN([.H462])=0;&quot;&quot;;IF([.J461]=&quot;Number&quot;;&quot;&quot;;IF(LEN([.J461])=0;1;[.J461]+1))))">
            <text:p/>
          </table:table-cell>
          <table:table-cell table:style-name="ce9" table:formula="of:=IF(LEN([.H462])=0;&quot;&quot;;IF([.K461]=&quot;SubOrder&quot;;&quot;&quot;;IF([.E462]&lt;&gt;&quot;Sub&quot;;&quot;&quot;;IF(LEN([.K461])=0;1;[.K461]+1))))">
            <text:p/>
          </table:table-cell>
          <table:table-cell table:style-name="ce6" office:value-type="string" calcext:value-type="string">
            <text:p>; // Container for for all set MetaDataVariables</text:p>
          </table:table-cell>
          <table:table-cell table:number-columns-repeated="1012"/>
        </table:table-row>
        <table:table-row table:style-name="ro1">
          <table:table-cell table:style-name="ce3" table:formula="of:=IF(ISBLANK([.B463]);&quot;&quot;;CONCATENATE([.D463];[.F463];[.G463];[.H463];IF(OR([.E463]=&quot;SubStart&quot;;[.E463]=&quot;Sub&quot;);[.K463];[.J463]);[.L463]))" office:value-type="string" office:string-value="SetMetaDataVariableChangeMetaData_ED SetMetaDataVariableChangeMetaData = 1; // Hold all changeMetaData" calcext:value-type="string">
            <text:p>SetMetaDataVariableChangeMetaData_ED SetMetaDataVariableChangeMetaData = 1; // Hold all changeMetaData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etMetaDataVariableChangeMetaData_ED </text:p>
          </table:table-cell>
          <table:table-cell office:value-type="string" calcext:value-type="string">
            <text:p>SetMetaDataVariableChangeMetaData = </text:p>
          </table:table-cell>
          <table:table-cell table:style-name="ce9" table:formula="of:=IF(LEN([.E463]) = 0;[.J463];IF(OR([.E463]=&quot;SubStart&quot;;[.E463]=&quot;SubEnd&quot;);&quot;&quot;;[.K463]))" office:value-type="float" office:value="1" calcext:value-type="float">
            <text:p>1</text:p>
          </table:table-cell>
          <table:table-cell table:style-name="ce9" table:formula="of:=IF([.E463]=&quot;Sub&quot;;[.J462];IF(LEN([.H463])=0;&quot;&quot;;IF([.J462]=&quot;Number&quot;;&quot;&quot;;IF(LEN([.J462])=0;1;[.J462]+1))))" office:value-type="float" office:value="1" calcext:value-type="float">
            <text:p>1</text:p>
          </table:table-cell>
          <table:table-cell table:style-name="ce9" table:formula="of:=IF(LEN([.H463])=0;&quot;&quot;;IF([.K462]=&quot;SubOrder&quot;;&quot;&quot;;IF([.E463]&lt;&gt;&quot;Sub&quot;;&quot;&quot;;IF(LEN([.K462])=0;1;[.K462]+1))))">
            <text:p/>
          </table:table-cell>
          <table:table-cell office:value-type="string" calcext:value-type="string">
            <text:p>; // Hold all changeMetaData</text:p>
          </table:table-cell>
          <table:table-cell table:number-columns-repeated="1012"/>
        </table:table-row>
        <table:table-row table:style-name="ro1">
          <table:table-cell table:style-name="ce3" table:formula="of:=IF(ISBLANK([.B464]);&quot;&quot;;CONCATENATE([.D464];[.F464];[.G464];[.H464];IF(OR([.E464]=&quot;SubStart&quot;;[.E464]=&quot;Sub&quot;);[.K464];[.J464]);[.L464]))" office:value-type="string" office:string-value="repeated SetMetaDataVariable_ED SetMetaDataVariables = 2; // Hold the values for set MetaDataVariables" calcext:value-type="string">
            <text:p>repeated SetMetaDataVariable_ED SetMetaDataVariables = 2; // Hold the values for set MetaDataVariable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etMetaDataVariable_ED </text:p>
          </table:table-cell>
          <table:table-cell office:value-type="string" calcext:value-type="string">
            <text:p>SetMetaDataVariables = </text:p>
          </table:table-cell>
          <table:table-cell table:style-name="ce9" table:formula="of:=IF(LEN([.E464]) = 0;[.J464];IF(OR([.E464]=&quot;SubStart&quot;;[.E464]=&quot;SubEnd&quot;);&quot;&quot;;[.K464]))" office:value-type="float" office:value="2" calcext:value-type="float">
            <text:p>2</text:p>
          </table:table-cell>
          <table:table-cell table:style-name="ce9" table:formula="of:=IF([.E464]=&quot;Sub&quot;;[.J463];IF(LEN([.H464])=0;&quot;&quot;;IF([.J463]=&quot;Number&quot;;&quot;&quot;;IF(LEN([.J463])=0;1;[.J463]+1))))" office:value-type="float" office:value="2" calcext:value-type="float">
            <text:p>2</text:p>
          </table:table-cell>
          <table:table-cell table:style-name="ce9" table:formula="of:=IF(LEN([.H464])=0;&quot;&quot;;IF([.K463]=&quot;SubOrder&quot;;&quot;&quot;;IF([.E464]&lt;&gt;&quot;Sub&quot;;&quot;&quot;;IF(LEN([.K463])=0;1;[.K463]+1))))">
            <text:p/>
          </table:table-cell>
          <table:table-cell table:style-name="ce6" office:value-type="string" calcext:value-type="string">
            <text:p>; // Hold the values for set MetaDataVariables</text:p>
          </table:table-cell>
          <table:table-cell table:number-columns-repeated="1012"/>
        </table:table-row>
        <table:table-row table:style-name="ro1">
          <table:table-cell table:style-name="ce3" table:formula="of:=IF(ISBLANK([.B465]);&quot;&quot;;CONCATENATE([.D465];[.F465];[.G465];[.H465];IF(OR([.E465]=&quot;SubStart&quot;;[.E465]=&quot;Sub&quot;);[.K465];[.J465]);[.L465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65]) = 0;[.J465];IF(OR([.E465]=&quot;SubStart&quot;;[.E465]=&quot;SubEnd&quot;);&quot;&quot;;[.K465]))">
            <text:p/>
          </table:table-cell>
          <table:table-cell table:style-name="ce9" table:formula="of:=IF([.E465]=&quot;Sub&quot;;[.J464];IF(LEN([.H465])=0;&quot;&quot;;IF([.J464]=&quot;Number&quot;;&quot;&quot;;IF(LEN([.J464])=0;1;[.J464]+1))))">
            <text:p/>
          </table:table-cell>
          <table:table-cell table:style-name="ce9" table:formula="of:=IF(LEN([.H465])=0;&quot;&quot;;IF([.K464]=&quot;SubOrder&quot;;&quot;&quot;;IF([.E465]&lt;&gt;&quot;Sub&quot;;&quot;&quot;;IF(LEN([.K464])=0;1;[.K46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66]);&quot;&quot;;CONCATENATE([.D466];[.F466];[.G466];[.H466];IF(OR([.E466]=&quot;SubStart&quot;;[.E466]=&quot;Sub&quot;);[.K466];[.J466]);[.L466]))" office:value-type="string" office:string-value="190207" calcext:value-type="string">
            <text:p>190207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66]) = 0;[.J466];IF(OR([.E466]=&quot;SubStart&quot;;[.E466]=&quot;SubEnd&quot;);&quot;&quot;;[.K466]))">
            <text:p/>
          </table:table-cell>
          <table:table-cell table:style-name="ce9" table:formula="of:=IF([.E466]=&quot;Sub&quot;;[.J465];IF(LEN([.H466])=0;&quot;&quot;;IF([.J465]=&quot;Number&quot;;&quot;&quot;;IF(LEN([.J465])=0;1;[.J465]+1))))">
            <text:p/>
          </table:table-cell>
          <table:table-cell table:style-name="ce9" table:formula="of:=IF(LEN([.H466])=0;&quot;&quot;;IF([.K465]=&quot;SubOrder&quot;;&quot;&quot;;IF([.E466]&lt;&gt;&quot;Sub&quot;;&quot;&quot;;IF(LEN([.K465])=0;1;[.K465]+1))))">
            <text:p/>
          </table:table-cell>
          <table:table-cell table:style-name="ce6" office:value-type="string" calcext:value-type="string">
            <text:p>190207</text:p>
          </table:table-cell>
          <table:table-cell table:number-columns-repeated="1012"/>
        </table:table-row>
        <table:table-row table:style-name="ro1">
          <table:table-cell table:style-name="ce3" table:formula="of:=IF(ISBLANK([.B467]);&quot;&quot;;CONCATENATE([.D467];[.F467];[.G467];[.H467];IF(OR([.E467]=&quot;SubStart&quot;;[.E467]=&quot;Sub&quot;);[.K467];[.J467]);[.L467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67]) = 0;[.J467];IF(OR([.E467]=&quot;SubStart&quot;;[.E467]=&quot;SubEnd&quot;);&quot;&quot;;[.K467]))">
            <text:p/>
          </table:table-cell>
          <table:table-cell table:style-name="ce9" table:formula="of:=IF([.E467]=&quot;Sub&quot;;[.J466];IF(LEN([.H467])=0;&quot;&quot;;IF([.J466]=&quot;Number&quot;;&quot;&quot;;IF(LEN([.J466])=0;1;[.J466]+1))))">
            <text:p/>
          </table:table-cell>
          <table:table-cell table:style-name="ce9" table:formula="of:=IF(LEN([.H467])=0;&quot;&quot;;IF([.K466]=&quot;SubOrder&quot;;&quot;&quot;;IF([.E467]&lt;&gt;&quot;Sub&quot;;&quot;&quot;;IF(LEN([.K466])=0;1;[.K46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68]);&quot;&quot;;CONCATENATE([.D468];[.F468];[.G468];[.H468];IF(OR([.E468]=&quot;SubStart&quot;;[.E468]=&quot;Sub&quot;);[.K468];[.J468]);[.L468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68]) = 0;[.J468];IF(OR([.E468]=&quot;SubStart&quot;;[.E468]=&quot;SubEnd&quot;);&quot;&quot;;[.K468]))">
            <text:p/>
          </table:table-cell>
          <table:table-cell table:style-name="ce9" table:formula="of:=IF([.E468]=&quot;Sub&quot;;[.J467];IF(LEN([.H468])=0;&quot;&quot;;IF([.J467]=&quot;Number&quot;;&quot;&quot;;IF(LEN([.J467])=0;1;[.J467]+1))))">
            <text:p/>
          </table:table-cell>
          <table:table-cell table:style-name="ce9" table:formula="of:=IF(LEN([.H468])=0;&quot;&quot;;IF([.K467]=&quot;SubOrder&quot;;&quot;&quot;;IF([.E468]&lt;&gt;&quot;Sub&quot;;&quot;&quot;;IF(LEN([.K467])=0;1;[.K46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69]);&quot;&quot;;CONCATENATE([.D469];[.F469];[.G469];[.H469];IF(OR([.E469]=&quot;SubStart&quot;;[.E469]=&quot;Sub&quot;);[.K469];[.J469]);[.L469]))" office:value-type="string" office:string-value="message {SetMetaDataVariable_ED; // Holds a specific MetaDataParameters value" calcext:value-type="string">
            <text:p>message {SetMetaDataVariable_ED; // Holds a specific MetaDataParameters value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SetMetaDataVariable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69]) = 0;[.J469];IF(OR([.E469]=&quot;SubStart&quot;;[.E469]=&quot;SubEnd&quot;);&quot;&quot;;[.K469]))">
            <text:p/>
          </table:table-cell>
          <table:table-cell table:style-name="ce9" table:formula="of:=IF([.E469]=&quot;Sub&quot;;[.J468];IF(LEN([.H469])=0;&quot;&quot;;IF([.J468]=&quot;Number&quot;;&quot;&quot;;IF(LEN([.J468])=0;1;[.J468]+1))))">
            <text:p/>
          </table:table-cell>
          <table:table-cell table:style-name="ce9" table:formula="of:=IF(LEN([.H469])=0;&quot;&quot;;IF([.K468]=&quot;SubOrder&quot;;&quot;&quot;;IF([.E469]&lt;&gt;&quot;Sub&quot;;&quot;&quot;;IF(LEN([.K468])=0;1;[.K468]+1))))">
            <text:p/>
          </table:table-cell>
          <table:table-cell table:style-name="ce6" office:value-type="string" calcext:value-type="string">
            <text:p>; // Holds a specific MetaDataParameters value</text:p>
          </table:table-cell>
          <table:table-cell table:number-columns-repeated="1012"/>
        </table:table-row>
        <table:table-row table:style-name="ro1">
          <table:table-cell table:style-name="ce3" table:formula="of:=IF(ISBLANK([.B470]);&quot;&quot;;CONCATENATE([.D470];[.F470];[.G470];[.H470];IF(OR([.E470]=&quot;SubStart&quot;;[.E470]=&quot;Sub&quot;);[.K470];[.J470]);[.L470]))" office:value-type="string" office:string-value="string SetMetaDataVariableGuid = 1; // Unique guid for MetaDataVariable" calcext:value-type="string">
            <text:p>string SetMetaDataVariableGuid = 1; // Unique guid for MetaDataVariabl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SetMetaDataVariableGuid = </text:p>
          </table:table-cell>
          <table:table-cell table:style-name="ce9" table:formula="of:=IF(LEN([.E470]) = 0;[.J470];IF(OR([.E470]=&quot;SubStart&quot;;[.E470]=&quot;SubEnd&quot;);&quot;&quot;;[.K470]))" office:value-type="float" office:value="1" calcext:value-type="float">
            <text:p>1</text:p>
          </table:table-cell>
          <table:table-cell table:style-name="ce9" table:formula="of:=IF([.E470]=&quot;Sub&quot;;[.J469];IF(LEN([.H470])=0;&quot;&quot;;IF([.J469]=&quot;Number&quot;;&quot;&quot;;IF(LEN([.J469])=0;1;[.J469]+1))))" office:value-type="float" office:value="1" calcext:value-type="float">
            <text:p>1</text:p>
          </table:table-cell>
          <table:table-cell table:style-name="ce9" table:formula="of:=IF(LEN([.H470])=0;&quot;&quot;;IF([.K469]=&quot;SubOrder&quot;;&quot;&quot;;IF([.E470]&lt;&gt;&quot;Sub&quot;;&quot;&quot;;IF(LEN([.K469])=0;1;[.K469]+1))))">
            <text:p/>
          </table:table-cell>
          <table:table-cell office:value-type="string" calcext:value-type="string">
            <text:p>; // Unique guid for MetaDataVariable</text:p>
          </table:table-cell>
          <table:table-cell table:number-columns-repeated="1012"/>
        </table:table-row>
        <table:table-row table:style-name="ro1">
          <table:table-cell table:style-name="ce3" table:formula="of:=IF(ISBLANK([.B471]);&quot;&quot;;CONCATENATE([.D471];[.F471];[.G471];[.H471];IF(OR([.E471]=&quot;SubStart&quot;;[.E471]=&quot;Sub&quot;);[.K471];[.J471]);[.L471]))" office:value-type="string" office:string-value="string SetMetaDataVaraibleHeader = 2; // The Header for the specific MetaData" calcext:value-type="string">
            <text:p>string SetMetaDataVaraibleHeader = 2; // The Header for the specific MetaData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SetMetaDataVaraibleHeader = </text:p>
          </table:table-cell>
          <table:table-cell table:style-name="ce9" table:formula="of:=IF(LEN([.E471]) = 0;[.J471];IF(OR([.E471]=&quot;SubStart&quot;;[.E471]=&quot;SubEnd&quot;);&quot;&quot;;[.K471]))" office:value-type="float" office:value="2" calcext:value-type="float">
            <text:p>2</text:p>
          </table:table-cell>
          <table:table-cell table:style-name="ce9" table:formula="of:=IF([.E471]=&quot;Sub&quot;;[.J470];IF(LEN([.H471])=0;&quot;&quot;;IF([.J470]=&quot;Number&quot;;&quot;&quot;;IF(LEN([.J470])=0;1;[.J470]+1))))" office:value-type="float" office:value="2" calcext:value-type="float">
            <text:p>2</text:p>
          </table:table-cell>
          <table:table-cell table:style-name="ce9" table:formula="of:=IF(LEN([.H471])=0;&quot;&quot;;IF([.K470]=&quot;SubOrder&quot;;&quot;&quot;;IF([.E471]&lt;&gt;&quot;Sub&quot;;&quot;&quot;;IF(LEN([.K470])=0;1;[.K470]+1))))">
            <text:p/>
          </table:table-cell>
          <table:table-cell table:style-name="ce6" office:value-type="string" calcext:value-type="string">
            <text:p>; // The Header for the specific MetaData</text:p>
          </table:table-cell>
          <table:table-cell table:number-columns-repeated="1012"/>
        </table:table-row>
        <table:table-row table:style-name="ro1">
          <table:table-cell table:style-name="ce3" table:formula="of:=IF(ISBLANK([.B472]);&quot;&quot;;CONCATENATE([.D472];[.F472];[.G472];[.H472];IF(OR([.E472]=&quot;SubStart&quot;;[.E472]=&quot;Sub&quot;);[.K472];[.J472]);[.L472]))" office:value-type="string" office:string-value="string SetMetaDataVariableValue = 3; // The values for the specific MetaData" calcext:value-type="string">
            <text:p>string SetMetaDataVariableValue = 3; // The values for the specific MetaData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SetMetaDataVariableValue = </text:p>
          </table:table-cell>
          <table:table-cell table:style-name="ce9" table:formula="of:=IF(LEN([.E472]) = 0;[.J472];IF(OR([.E472]=&quot;SubStart&quot;;[.E472]=&quot;SubEnd&quot;);&quot;&quot;;[.K472]))" office:value-type="float" office:value="3" calcext:value-type="float">
            <text:p>3</text:p>
          </table:table-cell>
          <table:table-cell table:style-name="ce9" table:formula="of:=IF([.E472]=&quot;Sub&quot;;[.J471];IF(LEN([.H472])=0;&quot;&quot;;IF([.J471]=&quot;Number&quot;;&quot;&quot;;IF(LEN([.J471])=0;1;[.J471]+1))))" office:value-type="float" office:value="3" calcext:value-type="float">
            <text:p>3</text:p>
          </table:table-cell>
          <table:table-cell table:style-name="ce9" table:formula="of:=IF(LEN([.H472])=0;&quot;&quot;;IF([.K471]=&quot;SubOrder&quot;;&quot;&quot;;IF([.E472]&lt;&gt;&quot;Sub&quot;;&quot;&quot;;IF(LEN([.K471])=0;1;[.K471]+1))))">
            <text:p/>
          </table:table-cell>
          <table:table-cell table:style-name="ce6" office:value-type="string" calcext:value-type="string">
            <text:p>; // The values for the specific MetaData</text:p>
          </table:table-cell>
          <table:table-cell table:number-columns-repeated="1012"/>
        </table:table-row>
        <table:table-row table:style-name="ro1">
          <table:table-cell table:style-name="ce3" table:formula="of:=IF(ISBLANK([.B473]);&quot;&quot;;CONCATENATE([.D473];[.F473];[.G473];[.H473];IF(OR([.E473]=&quot;SubStart&quot;;[.E473]=&quot;Sub&quot;);[.K473];[.J473]);[.L473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73]) = 0;[.J473];IF(OR([.E473]=&quot;SubStart&quot;;[.E473]=&quot;SubEnd&quot;);&quot;&quot;;[.K473]))">
            <text:p/>
          </table:table-cell>
          <table:table-cell table:style-name="ce9" table:formula="of:=IF([.E473]=&quot;Sub&quot;;[.J472];IF(LEN([.H473])=0;&quot;&quot;;IF([.J472]=&quot;Number&quot;;&quot;&quot;;IF(LEN([.J472])=0;1;[.J472]+1))))">
            <text:p/>
          </table:table-cell>
          <table:table-cell table:style-name="ce9" table:formula="of:=IF(LEN([.H473])=0;&quot;&quot;;IF([.K472]=&quot;SubOrder&quot;;&quot;&quot;;IF([.E473]&lt;&gt;&quot;Sub&quot;;&quot;&quot;;IF(LEN([.K472])=0;1;[.K47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74]);&quot;&quot;;CONCATENATE([.D474];[.F474];[.G474];[.H474];IF(OR([.E474]=&quot;SubStart&quot;;[.E474]=&quot;Sub&quot;);[.K474];[.J474]);[.L474]))" office:value-type="string" office:string-value="190207" calcext:value-type="string">
            <text:p>190207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74]) = 0;[.J474];IF(OR([.E474]=&quot;SubStart&quot;;[.E474]=&quot;SubEnd&quot;);&quot;&quot;;[.K474]))">
            <text:p/>
          </table:table-cell>
          <table:table-cell table:style-name="ce9" table:formula="of:=IF([.E474]=&quot;Sub&quot;;[.J473];IF(LEN([.H474])=0;&quot;&quot;;IF([.J473]=&quot;Number&quot;;&quot;&quot;;IF(LEN([.J473])=0;1;[.J473]+1))))">
            <text:p/>
          </table:table-cell>
          <table:table-cell table:style-name="ce9" table:formula="of:=IF(LEN([.H474])=0;&quot;&quot;;IF([.K473]=&quot;SubOrder&quot;;&quot;&quot;;IF([.E474]&lt;&gt;&quot;Sub&quot;;&quot;&quot;;IF(LEN([.K473])=0;1;[.K473]+1))))">
            <text:p/>
          </table:table-cell>
          <table:table-cell table:style-name="ce6" office:value-type="string" calcext:value-type="string">
            <text:p>190207</text:p>
          </table:table-cell>
          <table:table-cell table:number-columns-repeated="1012"/>
        </table:table-row>
        <table:table-row table:style-name="ro1">
          <table:table-cell table:style-name="ce3" table:formula="of:=IF(ISBLANK([.B475]);&quot;&quot;;CONCATENATE([.D475];[.F475];[.G475];[.H475];IF(OR([.E475]=&quot;SubStart&quot;;[.E475]=&quot;Sub&quot;);[.K475];[.J475]);[.L475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75]) = 0;[.J475];IF(OR([.E475]=&quot;SubStart&quot;;[.E475]=&quot;SubEnd&quot;);&quot;&quot;;[.K475]))">
            <text:p/>
          </table:table-cell>
          <table:table-cell table:style-name="ce9" table:formula="of:=IF([.E475]=&quot;Sub&quot;;[.J474];IF(LEN([.H475])=0;&quot;&quot;;IF([.J474]=&quot;Number&quot;;&quot;&quot;;IF(LEN([.J474])=0;1;[.J474]+1))))">
            <text:p/>
          </table:table-cell>
          <table:table-cell table:style-name="ce9" table:formula="of:=IF(LEN([.H475])=0;&quot;&quot;;IF([.K474]=&quot;SubOrder&quot;;&quot;&quot;;IF([.E475]&lt;&gt;&quot;Sub&quot;;&quot;&quot;;IF(LEN([.K474])=0;1;[.K47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76]);&quot;&quot;;CONCATENATE([.D476];[.F476];[.G476];[.H476];IF(OR([.E476]=&quot;SubStart&quot;;[.E476]=&quot;Sub&quot;);[.K476];[.J476]);[.L476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76]) = 0;[.J476];IF(OR([.E476]=&quot;SubStart&quot;;[.E476]=&quot;SubEnd&quot;);&quot;&quot;;[.K476]))">
            <text:p/>
          </table:table-cell>
          <table:table-cell table:style-name="ce9" table:formula="of:=IF([.E476]=&quot;Sub&quot;;[.J475];IF(LEN([.H476])=0;&quot;&quot;;IF([.J475]=&quot;Number&quot;;&quot;&quot;;IF(LEN([.J475])=0;1;[.J475]+1))))">
            <text:p/>
          </table:table-cell>
          <table:table-cell table:style-name="ce9" table:formula="of:=IF(LEN([.H476])=0;&quot;&quot;;IF([.K475]=&quot;SubOrder&quot;;&quot;&quot;;IF([.E476]&lt;&gt;&quot;Sub&quot;;&quot;&quot;;IF(LEN([.K475])=0;1;[.K47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77]);&quot;&quot;;CONCATENATE([.D477];[.F477];[.G477];[.H477];IF(OR([.E477]=&quot;SubStart&quot;;[.E477]=&quot;Sub&quot;);[.K477];[.J477]);[.L477]))" office:value-type="string" office:string-value="message {SetMetaDataVariableChangeMetaData_ED; // Holds Change-meteadata for MetaDataVariable when used in editor" calcext:value-type="string">
            <text:p>message {SetMetaDataVariableChangeMetaData_ED; // Holds Change-meteadata for MetaDataVariable when used in editor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SetMetaDataVariableChang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77]) = 0;[.J477];IF(OR([.E477]=&quot;SubStart&quot;;[.E477]=&quot;SubEnd&quot;);&quot;&quot;;[.K477]))">
            <text:p/>
          </table:table-cell>
          <table:table-cell table:style-name="ce9" table:formula="of:=IF([.E477]=&quot;Sub&quot;;[.J476];IF(LEN([.H477])=0;&quot;&quot;;IF([.J476]=&quot;Number&quot;;&quot;&quot;;IF(LEN([.J476])=0;1;[.J476]+1))))">
            <text:p/>
          </table:table-cell>
          <table:table-cell table:style-name="ce9" table:formula="of:=IF(LEN([.H477])=0;&quot;&quot;;IF([.K476]=&quot;SubOrder&quot;;&quot;&quot;;IF([.E477]&lt;&gt;&quot;Sub&quot;;&quot;&quot;;IF(LEN([.K476])=0;1;[.K476]+1))))">
            <text:p/>
          </table:table-cell>
          <table:table-cell table:style-name="ce6" office:value-type="string" calcext:value-type="string">
            <text:p>; // Holds Change-meteadata for MetaDataVariable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478]);&quot;&quot;;CONCATENATE([.D478];[.F478];[.G478];[.H478];IF(OR([.E478]=&quot;SubStart&quot;;[.E478]=&quot;Sub&quot;);[.K478];[.J478]);[.L478]))" office:value-type="string" office:string-value="string SetMetaDataVariableChangeMetaDataNewGuid = 1; // The new Guid for the MetaDataVariable when changed, etc." calcext:value-type="string">
            <text:p>string SetMetaDataVariableChangeMetaDataNewGuid = 1; // The new Guid for the MetaDataVariable when changed,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SetMetaDataVariableChangeMetaDataNewGuid = </text:p>
          </table:table-cell>
          <table:table-cell table:style-name="ce9" table:formula="of:=IF(LEN([.E478]) = 0;[.J478];IF(OR([.E478]=&quot;SubStart&quot;;[.E478]=&quot;SubEnd&quot;);&quot;&quot;;[.K478]))" office:value-type="float" office:value="1" calcext:value-type="float">
            <text:p>1</text:p>
          </table:table-cell>
          <table:table-cell table:style-name="ce9" table:formula="of:=IF([.E478]=&quot;Sub&quot;;[.J477];IF(LEN([.H478])=0;&quot;&quot;;IF([.J477]=&quot;Number&quot;;&quot;&quot;;IF(LEN([.J477])=0;1;[.J477]+1))))" office:value-type="float" office:value="1" calcext:value-type="float">
            <text:p>1</text:p>
          </table:table-cell>
          <table:table-cell table:style-name="ce9" table:formula="of:=IF(LEN([.H478])=0;&quot;&quot;;IF([.K477]=&quot;SubOrder&quot;;&quot;&quot;;IF([.E478]&lt;&gt;&quot;Sub&quot;;&quot;&quot;;IF(LEN([.K477])=0;1;[.K477]+1))))">
            <text:p/>
          </table:table-cell>
          <table:table-cell table:style-name="ce6" office:value-type="string" calcext:value-type="string">
            <text:p>; // The new Guid for the MetaDataVariable when changed, etc.</text:p>
          </table:table-cell>
          <table:table-cell table:number-columns-repeated="1012"/>
        </table:table-row>
        <table:table-row table:style-name="ro1">
          <table:table-cell table:style-name="ce3" table:formula="of:=IF(ISBLANK([.B479]);&quot;&quot;;CONCATENATE([.D479];[.F479];[.G479];[.H479];IF(OR([.E479]=&quot;SubStart&quot;;[.E479]=&quot;Sub&quot;);[.K479];[.J479]);[.L479]))" office:value-type="string" office:string-value="string SetMetaDataVariableChangeMetaDataPreviousGuid = 2; // The previous Guid for the MetaDataVariable when changed etc." calcext:value-type="string">
            <text:p>string SetMetaDataVariableChangeMetaDataPreviousGuid = 2; // The previous Guid for the MetaDataVariable when chang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SetMetaDataVariableChangeMetaDataPreviousGuid = </text:p>
          </table:table-cell>
          <table:table-cell table:style-name="ce9" table:formula="of:=IF(LEN([.E479]) = 0;[.J479];IF(OR([.E479]=&quot;SubStart&quot;;[.E479]=&quot;SubEnd&quot;);&quot;&quot;;[.K479]))" office:value-type="float" office:value="2" calcext:value-type="float">
            <text:p>2</text:p>
          </table:table-cell>
          <table:table-cell table:style-name="ce9" table:formula="of:=IF([.E479]=&quot;Sub&quot;;[.J478];IF(LEN([.H479])=0;&quot;&quot;;IF([.J478]=&quot;Number&quot;;&quot;&quot;;IF(LEN([.J478])=0;1;[.J478]+1))))" office:value-type="float" office:value="2" calcext:value-type="float">
            <text:p>2</text:p>
          </table:table-cell>
          <table:table-cell table:style-name="ce9" table:formula="of:=IF(LEN([.H479])=0;&quot;&quot;;IF([.K478]=&quot;SubOrder&quot;;&quot;&quot;;IF([.E479]&lt;&gt;&quot;Sub&quot;;&quot;&quot;;IF(LEN([.K478])=0;1;[.K478]+1))))">
            <text:p/>
          </table:table-cell>
          <table:table-cell table:style-name="ce6" office:value-type="string" calcext:value-type="string">
            <text:p>; // The previous Guid for the MetaDataVariable when changed etc.</text:p>
          </table:table-cell>
          <table:table-cell table:number-columns-repeated="1012"/>
        </table:table-row>
        <table:table-row table:style-name="ro1">
          <table:table-cell table:style-name="ce3" table:formula="of:=IF(ISBLANK([.B480]);&quot;&quot;;CONCATENATE([.D480];[.F480];[.G480];[.H480];IF(OR([.E480]=&quot;SubStart&quot;;[.E480]=&quot;Sub&quot;);[.K480];[.J480]);[.L480]))" office:value-type="string" office:string-value="string SetMetaDataVariableChangeMetaDataCreatedDate = 3; // Date when created in Test Case" calcext:value-type="string">
            <text:p>string SetMetaDataVariableChangeMetaDataCreatedDate = 3; // Date when created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SetMetaDataVariableChangeMetaDataCreatedDate = </text:p>
          </table:table-cell>
          <table:table-cell table:style-name="ce9" table:formula="of:=IF(LEN([.E480]) = 0;[.J480];IF(OR([.E480]=&quot;SubStart&quot;;[.E480]=&quot;SubEnd&quot;);&quot;&quot;;[.K480]))" office:value-type="float" office:value="3" calcext:value-type="float">
            <text:p>3</text:p>
          </table:table-cell>
          <table:table-cell table:style-name="ce9" table:formula="of:=IF([.E480]=&quot;Sub&quot;;[.J479];IF(LEN([.H480])=0;&quot;&quot;;IF([.J479]=&quot;Number&quot;;&quot;&quot;;IF(LEN([.J479])=0;1;[.J479]+1))))" office:value-type="float" office:value="3" calcext:value-type="float">
            <text:p>3</text:p>
          </table:table-cell>
          <table:table-cell table:style-name="ce9" table:formula="of:=IF(LEN([.H480])=0;&quot;&quot;;IF([.K479]=&quot;SubOrder&quot;;&quot;&quot;;IF([.E480]&lt;&gt;&quot;Sub&quot;;&quot;&quot;;IF(LEN([.K479])=0;1;[.K479]+1))))">
            <text:p/>
          </table:table-cell>
          <table:table-cell table:style-name="ce6" office:value-type="string" calcext:value-type="string">
            <text:p>; // Date when created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481]);&quot;&quot;;CONCATENATE([.D481];[.F481];[.G481];[.H481];IF(OR([.E481]=&quot;SubStart&quot;;[.E481]=&quot;Sub&quot;);[.K481];[.J481]);[.L481]))" office:value-type="string" office:string-value="string SetMetaDataVariableChangeMetaDataCreatedBy = 4; // Who create the MetaDataVariable in Test Case" calcext:value-type="string">
            <text:p>string SetMetaDataVariableChangeMetaDataCreatedBy = 4; // Who create the MetaDataVariable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SetMetaDataVariableChangeMetaDataCreatedBy = </text:p>
          </table:table-cell>
          <table:table-cell table:style-name="ce9" table:formula="of:=IF(LEN([.E481]) = 0;[.J481];IF(OR([.E481]=&quot;SubStart&quot;;[.E481]=&quot;SubEnd&quot;);&quot;&quot;;[.K481]))" office:value-type="float" office:value="4" calcext:value-type="float">
            <text:p>4</text:p>
          </table:table-cell>
          <table:table-cell table:style-name="ce9" table:formula="of:=IF([.E481]=&quot;Sub&quot;;[.J480];IF(LEN([.H481])=0;&quot;&quot;;IF([.J480]=&quot;Number&quot;;&quot;&quot;;IF(LEN([.J480])=0;1;[.J480]+1))))" office:value-type="float" office:value="4" calcext:value-type="float">
            <text:p>4</text:p>
          </table:table-cell>
          <table:table-cell table:style-name="ce9" table:formula="of:=IF(LEN([.H481])=0;&quot;&quot;;IF([.K480]=&quot;SubOrder&quot;;&quot;&quot;;IF([.E481]&lt;&gt;&quot;Sub&quot;;&quot;&quot;;IF(LEN([.K480])=0;1;[.K480]+1))))">
            <text:p/>
          </table:table-cell>
          <table:table-cell table:style-name="ce6" office:value-type="string" calcext:value-type="string">
            <text:p>; // Who create the MetaDataVariable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482]);&quot;&quot;;CONCATENATE([.D482];[.F482];[.G482];[.H482];IF(OR([.E482]=&quot;SubStart&quot;;[.E482]=&quot;Sub&quot;);[.K482];[.J482]);[.L482]))" office:value-type="string" office:string-value="string SetMetaDataVariableChangeMetaDataChangeDate = 5; // Date when MetaDataVariable was changed" calcext:value-type="string">
            <text:p>string SetMetaDataVariableChangeMetaDataChangeDate = 5; // Date when MetaDataVariable was chang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SetMetaDataVariableChangeMetaDataChangeDate = </text:p>
          </table:table-cell>
          <table:table-cell table:style-name="ce9" table:formula="of:=IF(LEN([.E482]) = 0;[.J482];IF(OR([.E482]=&quot;SubStart&quot;;[.E482]=&quot;SubEnd&quot;);&quot;&quot;;[.K482]))" office:value-type="float" office:value="5" calcext:value-type="float">
            <text:p>5</text:p>
          </table:table-cell>
          <table:table-cell table:style-name="ce9" table:formula="of:=IF([.E482]=&quot;Sub&quot;;[.J481];IF(LEN([.H482])=0;&quot;&quot;;IF([.J481]=&quot;Number&quot;;&quot;&quot;;IF(LEN([.J481])=0;1;[.J481]+1))))" office:value-type="float" office:value="5" calcext:value-type="float">
            <text:p>5</text:p>
          </table:table-cell>
          <table:table-cell table:style-name="ce9" table:formula="of:=IF(LEN([.H482])=0;&quot;&quot;;IF([.K481]=&quot;SubOrder&quot;;&quot;&quot;;IF([.E482]&lt;&gt;&quot;Sub&quot;;&quot;&quot;;IF(LEN([.K481])=0;1;[.K481]+1))))">
            <text:p/>
          </table:table-cell>
          <table:table-cell table:style-name="ce6" office:value-type="string" calcext:value-type="string">
            <text:p>; // Date when MetaDataVariable was changed</text:p>
          </table:table-cell>
          <table:table-cell table:number-columns-repeated="1012"/>
        </table:table-row>
        <table:table-row table:style-name="ro1">
          <table:table-cell table:style-name="ce3" table:formula="of:=IF(ISBLANK([.B483]);&quot;&quot;;CONCATENATE([.D483];[.F483];[.G483];[.H483];IF(OR([.E483]=&quot;SubStart&quot;;[.E483]=&quot;Sub&quot;);[.K483];[.J483]);[.L483]))" office:value-type="string" office:string-value="string SetMetaDataVariableFilesChangeMetaDataChangeBy = 6; // Who changed the MetaDataVariable in the Test Case" calcext:value-type="string">
            <text:p>string SetMetaDataVariableFilesChangeMetaDataChangeBy = 6; // Who changed the MetaDataVariable in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SetMetaDataVariableFilesChangeMetaDataChangeBy = </text:p>
          </table:table-cell>
          <table:table-cell table:style-name="ce9" table:formula="of:=IF(LEN([.E483]) = 0;[.J483];IF(OR([.E483]=&quot;SubStart&quot;;[.E483]=&quot;SubEnd&quot;);&quot;&quot;;[.K483]))" office:value-type="float" office:value="6" calcext:value-type="float">
            <text:p>6</text:p>
          </table:table-cell>
          <table:table-cell table:style-name="ce9" table:formula="of:=IF([.E483]=&quot;Sub&quot;;[.J482];IF(LEN([.H483])=0;&quot;&quot;;IF([.J482]=&quot;Number&quot;;&quot;&quot;;IF(LEN([.J482])=0;1;[.J482]+1))))" office:value-type="float" office:value="6" calcext:value-type="float">
            <text:p>6</text:p>
          </table:table-cell>
          <table:table-cell table:style-name="ce9" table:formula="of:=IF(LEN([.H483])=0;&quot;&quot;;IF([.K482]=&quot;SubOrder&quot;;&quot;&quot;;IF([.E483]&lt;&gt;&quot;Sub&quot;;&quot;&quot;;IF(LEN([.K482])=0;1;[.K482]+1))))">
            <text:p/>
          </table:table-cell>
          <table:table-cell table:style-name="ce6" office:value-type="string" calcext:value-type="string">
            <text:p>; // Who changed the MetaDataVariable in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484]);&quot;&quot;;CONCATENATE([.D484];[.F484];[.G484];[.H484];IF(OR([.E484]=&quot;SubStart&quot;;[.E484]=&quot;Sub&quot;);[.K484];[.J484]);[.L484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84]) = 0;[.J484];IF(OR([.E484]=&quot;SubStart&quot;;[.E484]=&quot;SubEnd&quot;);&quot;&quot;;[.K484]))">
            <text:p/>
          </table:table-cell>
          <table:table-cell table:style-name="ce9" table:formula="of:=IF([.E484]=&quot;Sub&quot;;[.J483];IF(LEN([.H484])=0;&quot;&quot;;IF([.J483]=&quot;Number&quot;;&quot;&quot;;IF(LEN([.J483])=0;1;[.J483]+1))))">
            <text:p/>
          </table:table-cell>
          <table:table-cell table:style-name="ce9" table:formula="of:=IF(LEN([.H484])=0;&quot;&quot;;IF([.K483]=&quot;SubOrder&quot;;&quot;&quot;;IF([.E484]&lt;&gt;&quot;Sub&quot;;&quot;&quot;;IF(LEN([.K483])=0;1;[.K48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85]);&quot;&quot;;CONCATENATE([.D485];[.F485];[.G485];[.H485];IF(OR([.E485]=&quot;SubStart&quot;;[.E485]=&quot;Sub&quot;);[.K485];[.J485]);[.L485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85]) = 0;[.J485];IF(OR([.E485]=&quot;SubStart&quot;;[.E485]=&quot;SubEnd&quot;);&quot;&quot;;[.K485]))">
            <text:p/>
          </table:table-cell>
          <table:table-cell table:style-name="ce9" table:formula="of:=IF([.E485]=&quot;Sub&quot;;[.J484];IF(LEN([.H485])=0;&quot;&quot;;IF([.J484]=&quot;Number&quot;;&quot;&quot;;IF(LEN([.J484])=0;1;[.J484]+1))))">
            <text:p/>
          </table:table-cell>
          <table:table-cell table:style-name="ce9" table:formula="of:=IF(LEN([.H485])=0;&quot;&quot;;IF([.K484]=&quot;SubOrder&quot;;&quot;&quot;;IF([.E485]&lt;&gt;&quot;Sub&quot;;&quot;&quot;;IF(LEN([.K484])=0;1;[.K48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86]);&quot;&quot;;CONCATENATE([.D486];[.F486];[.G486];[.H486];IF(OR([.E486]=&quot;SubStart&quot;;[.E486]=&quot;Sub&quot;);[.K486];[.J486]);[.L486]))" office:value-type="string" office:string-value="190206" calcext:value-type="string">
            <text:p>190206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86]) = 0;[.J486];IF(OR([.E486]=&quot;SubStart&quot;;[.E486]=&quot;SubEnd&quot;);&quot;&quot;;[.K486]))">
            <text:p/>
          </table:table-cell>
          <table:table-cell table:style-name="ce9" table:formula="of:=IF([.E486]=&quot;Sub&quot;;[.J485];IF(LEN([.H486])=0;&quot;&quot;;IF([.J485]=&quot;Number&quot;;&quot;&quot;;IF(LEN([.J485])=0;1;[.J485]+1))))">
            <text:p/>
          </table:table-cell>
          <table:table-cell table:style-name="ce9" table:formula="of:=IF(LEN([.H486])=0;&quot;&quot;;IF([.K485]=&quot;SubOrder&quot;;&quot;&quot;;IF([.E486]&lt;&gt;&quot;Sub&quot;;&quot;&quot;;IF(LEN([.K485])=0;1;[.K485]+1))))">
            <text:p/>
          </table:table-cell>
          <table:table-cell table:style-name="ce6" office:value-type="string" calcext:value-type="string">
            <text:p>190206</text:p>
          </table:table-cell>
          <table:table-cell table:number-columns-repeated="1012"/>
        </table:table-row>
        <table:table-row table:style-name="ro1">
          <table:table-cell table:style-name="ce3" table:formula="of:=IF(ISBLANK([.B487]);&quot;&quot;;CONCATENATE([.D487];[.F487];[.G487];[.H487];IF(OR([.E487]=&quot;SubStart&quot;;[.E487]=&quot;Sub&quot;);[.K487];[.J487]);[.L487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87]) = 0;[.J487];IF(OR([.E487]=&quot;SubStart&quot;;[.E487]=&quot;SubEnd&quot;);&quot;&quot;;[.K487]))">
            <text:p/>
          </table:table-cell>
          <table:table-cell table:style-name="ce9" table:formula="of:=IF([.E487]=&quot;Sub&quot;;[.J486];IF(LEN([.H487])=0;&quot;&quot;;IF([.J486]=&quot;Number&quot;;&quot;&quot;;IF(LEN([.J486])=0;1;[.J486]+1))))">
            <text:p/>
          </table:table-cell>
          <table:table-cell table:style-name="ce9" table:formula="of:=IF(LEN([.H487])=0;&quot;&quot;;IF([.K486]=&quot;SubOrder&quot;;&quot;&quot;;IF([.E487]&lt;&gt;&quot;Sub&quot;;&quot;&quot;;IF(LEN([.K486])=0;1;[.K48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88]);&quot;&quot;;CONCATENATE([.D488];[.F488];[.G488];[.H488];IF(OR([.E488]=&quot;SubStart&quot;;[.E488]=&quot;Sub&quot;);[.K488];[.J488]);[.L488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88]) = 0;[.J488];IF(OR([.E488]=&quot;SubStart&quot;;[.E488]=&quot;SubEnd&quot;);&quot;&quot;;[.K488]))">
            <text:p/>
          </table:table-cell>
          <table:table-cell table:style-name="ce9" table:formula="of:=IF([.E488]=&quot;Sub&quot;;[.J487];IF(LEN([.H488])=0;&quot;&quot;;IF([.J487]=&quot;Number&quot;;&quot;&quot;;IF(LEN([.J487])=0;1;[.J487]+1))))">
            <text:p/>
          </table:table-cell>
          <table:table-cell table:style-name="ce9" table:formula="of:=IF(LEN([.H488])=0;&quot;&quot;;IF([.K487]=&quot;SubOrder&quot;;&quot;&quot;;IF([.E488]&lt;&gt;&quot;Sub&quot;;&quot;&quot;;IF(LEN([.K487])=0;1;[.K48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89]);&quot;&quot;;CONCATENATE([.D489];[.F489];[.G489];[.H489];IF(OR([.E489]=&quot;SubStart&quot;;[.E489]=&quot;Sub&quot;);[.K489];[.J489]);[.L489]))">
            <text:p/>
          </table:table-cell>
          <table:table-cell table:style-name="ce6"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89]) = 0;[.J489];IF(OR([.E489]=&quot;SubStart&quot;;[.E489]=&quot;SubEnd&quot;);&quot;&quot;;[.K489]))">
            <text:p/>
          </table:table-cell>
          <table:table-cell table:style-name="ce9" table:formula="of:=IF([.E489]=&quot;Sub&quot;;[.J488];IF(LEN([.H489])=0;&quot;&quot;;IF([.J488]=&quot;Number&quot;;&quot;&quot;;IF(LEN([.J488])=0;1;[.J488]+1))))">
            <text:p/>
          </table:table-cell>
          <table:table-cell table:style-name="ce9" table:formula="of:=IF(LEN([.H489])=0;&quot;&quot;;IF([.K488]=&quot;SubOrder&quot;;&quot;&quot;;IF([.E489]&lt;&gt;&quot;Sub&quot;;&quot;&quot;;IF(LEN([.K488])=0;1;[.K48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90]);&quot;&quot;;CONCATENATE([.D490];[.F490];[.G490];[.H490];IF(OR([.E490]=&quot;SubStart&quot;;[.E490]=&quot;Sub&quot;);[.K490];[.J490]);[.L490]))" office:value-type="string" office:string-value="message {AvailableHashTagMetaData_ED; // Holds a systems used HashTags" calcext:value-type="string">
            <text:p>message {AvailableHashTagMetaData_ED; // Holds a systems used HashTags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AvailableHashTag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90]) = 0;[.J490];IF(OR([.E490]=&quot;SubStart&quot;;[.E490]=&quot;SubEnd&quot;);&quot;&quot;;[.K490]))">
            <text:p/>
          </table:table-cell>
          <table:table-cell table:style-name="ce9" table:formula="of:=IF([.E490]=&quot;Sub&quot;;[.J489];IF(LEN([.H490])=0;&quot;&quot;;IF([.J489]=&quot;Number&quot;;&quot;&quot;;IF(LEN([.J489])=0;1;[.J489]+1))))">
            <text:p/>
          </table:table-cell>
          <table:table-cell table:style-name="ce9" table:formula="of:=IF(LEN([.H490])=0;&quot;&quot;;IF([.K489]=&quot;SubOrder&quot;;&quot;&quot;;IF([.E490]&lt;&gt;&quot;Sub&quot;;&quot;&quot;;IF(LEN([.K489])=0;1;[.K489]+1))))">
            <text:p/>
          </table:table-cell>
          <table:table-cell office:value-type="string" calcext:value-type="string">
            <text:p>; // Holds a systems used HashTags</text:p>
          </table:table-cell>
          <table:table-cell table:number-columns-repeated="1012"/>
        </table:table-row>
        <table:table-row table:style-name="ro1">
          <table:table-cell table:style-name="ce3" table:formula="of:=IF(ISBLANK([.B491]);&quot;&quot;;CONCATENATE([.D491];[.F491];[.G491];[.H491];IF(OR([.E491]=&quot;SubStart&quot;;[.E491]=&quot;Sub&quot;);[.K491];[.J491]);[.L491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491]) = 0;[.J491];IF(OR([.E491]=&quot;SubStart&quot;;[.E491]=&quot;SubEnd&quot;);&quot;&quot;;[.K491]))" office:value-type="float" office:value="1" calcext:value-type="float">
            <text:p>1</text:p>
          </table:table-cell>
          <table:table-cell table:style-name="ce9" table:formula="of:=IF([.E491]=&quot;Sub&quot;;[.J490];IF(LEN([.H491])=0;&quot;&quot;;IF([.J490]=&quot;Number&quot;;&quot;&quot;;IF(LEN([.J490])=0;1;[.J490]+1))))" office:value-type="float" office:value="1" calcext:value-type="float">
            <text:p>1</text:p>
          </table:table-cell>
          <table:table-cell table:style-name="ce9" table:formula="of:=IF(LEN([.H491])=0;&quot;&quot;;IF([.K490]=&quot;SubOrder&quot;;&quot;&quot;;IF([.E491]&lt;&gt;&quot;Sub&quot;;&quot;&quot;;IF(LEN([.K490])=0;1;[.K490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492]);&quot;&quot;;CONCATENATE([.D492];[.F492];[.G492];[.H492];IF(OR([.E492]=&quot;SubStart&quot;;[.E492]=&quot;Sub&quot;);[.K492];[.J492]);[.L492]))" office:value-type="string" office:string-value="string ClientSystemGuid = 2; // Used as unique guid for distributed servers" calcext:value-type="string">
            <text:p>string ClientSystemGuid = 2; // Used as unique gu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492]) = 0;[.J492];IF(OR([.E492]=&quot;SubStart&quot;;[.E492]=&quot;SubEnd&quot;);&quot;&quot;;[.K492]))" office:value-type="float" office:value="2" calcext:value-type="float">
            <text:p>2</text:p>
          </table:table-cell>
          <table:table-cell table:style-name="ce9" table:formula="of:=IF([.E492]=&quot;Sub&quot;;[.J491];IF(LEN([.H492])=0;&quot;&quot;;IF([.J491]=&quot;Number&quot;;&quot;&quot;;IF(LEN([.J491])=0;1;[.J491]+1))))" office:value-type="float" office:value="2" calcext:value-type="float">
            <text:p>2</text:p>
          </table:table-cell>
          <table:table-cell table:style-name="ce9" table:formula="of:=IF(LEN([.H492])=0;&quot;&quot;;IF([.K491]=&quot;SubOrder&quot;;&quot;&quot;;IF([.E492]&lt;&gt;&quot;Sub&quot;;&quot;&quot;;IF(LEN([.K491])=0;1;[.K491]+1))))">
            <text:p/>
          </table:table-cell>
          <table:table-cell office:value-type="string" calcext:value-type="string">
            <text:p>; // Used as unique gu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493]);&quot;&quot;;CONCATENATE([.D493];[.F493];[.G493];[.H493];IF(OR([.E493]=&quot;SubStart&quot;;[.E493]=&quot;Sub&quot;);[.K493];[.J493]);[.L493]))" office:value-type="string" office:string-value="repeated string HashTagValues = 3; // Hold all HashTagValues" calcext:value-type="string">
            <text:p>repeated string HashTagValues = 3; // Hold all HashTagValue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HashTagValues = </text:p>
          </table:table-cell>
          <table:table-cell table:style-name="ce9" table:formula="of:=IF(LEN([.E493]) = 0;[.J493];IF(OR([.E493]=&quot;SubStart&quot;;[.E493]=&quot;SubEnd&quot;);&quot;&quot;;[.K493]))" office:value-type="float" office:value="3" calcext:value-type="float">
            <text:p>3</text:p>
          </table:table-cell>
          <table:table-cell table:style-name="ce9" table:formula="of:=IF([.E493]=&quot;Sub&quot;;[.J492];IF(LEN([.H493])=0;&quot;&quot;;IF([.J492]=&quot;Number&quot;;&quot;&quot;;IF(LEN([.J492])=0;1;[.J492]+1))))" office:value-type="float" office:value="3" calcext:value-type="float">
            <text:p>3</text:p>
          </table:table-cell>
          <table:table-cell table:style-name="ce9" table:formula="of:=IF(LEN([.H493])=0;&quot;&quot;;IF([.K492]=&quot;SubOrder&quot;;&quot;&quot;;IF([.E493]&lt;&gt;&quot;Sub&quot;;&quot;&quot;;IF(LEN([.K492])=0;1;[.K492]+1))))">
            <text:p/>
          </table:table-cell>
          <table:table-cell office:value-type="string" calcext:value-type="string">
            <text:p>; // Hold all HashTagValues</text:p>
          </table:table-cell>
          <table:table-cell table:number-columns-repeated="1012"/>
        </table:table-row>
        <table:table-row table:style-name="ro1">
          <table:table-cell table:style-name="ce3" table:formula="of:=IF(ISBLANK([.B494]);&quot;&quot;;CONCATENATE([.D494];[.F494];[.G494];[.H494];IF(OR([.E494]=&quot;SubStart&quot;;[.E494]=&quot;Sub&quot;);[.K494];[.J494]);[.L494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94]) = 0;[.J494];IF(OR([.E494]=&quot;SubStart&quot;;[.E494]=&quot;SubEnd&quot;);&quot;&quot;;[.K494]))">
            <text:p/>
          </table:table-cell>
          <table:table-cell table:style-name="ce9" table:formula="of:=IF([.E494]=&quot;Sub&quot;;[.J493];IF(LEN([.H494])=0;&quot;&quot;;IF([.J493]=&quot;Number&quot;;&quot;&quot;;IF(LEN([.J493])=0;1;[.J493]+1))))">
            <text:p/>
          </table:table-cell>
          <table:table-cell table:style-name="ce9" table:formula="of:=IF(LEN([.H494])=0;&quot;&quot;;IF([.K493]=&quot;SubOrder&quot;;&quot;&quot;;IF([.E494]&lt;&gt;&quot;Sub&quot;;&quot;&quot;;IF(LEN([.K493])=0;1;[.K493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495]);&quot;&quot;;CONCATENATE([.D495];[.F495];[.G495];[.H495];IF(OR([.E495]=&quot;SubStart&quot;;[.E495]=&quot;Sub&quot;);[.K495];[.J495]);[.L495]))" office:value-type="string" office:string-value="190207" calcext:value-type="string">
            <text:p>190207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95]) = 0;[.J495];IF(OR([.E495]=&quot;SubStart&quot;;[.E495]=&quot;SubEnd&quot;);&quot;&quot;;[.K495]))">
            <text:p/>
          </table:table-cell>
          <table:table-cell table:style-name="ce9" table:formula="of:=IF([.E495]=&quot;Sub&quot;;[.J494];IF(LEN([.H495])=0;&quot;&quot;;IF([.J494]=&quot;Number&quot;;&quot;&quot;;IF(LEN([.J494])=0;1;[.J494]+1))))">
            <text:p/>
          </table:table-cell>
          <table:table-cell table:style-name="ce9" table:formula="of:=IF(LEN([.H495])=0;&quot;&quot;;IF([.K494]=&quot;SubOrder&quot;;&quot;&quot;;IF([.E495]&lt;&gt;&quot;Sub&quot;;&quot;&quot;;IF(LEN([.K494])=0;1;[.K494]+1))))">
            <text:p/>
          </table:table-cell>
          <table:table-cell table:style-name="ce6" office:value-type="string" calcext:value-type="string">
            <text:p>190207</text:p>
          </table:table-cell>
          <table:table-cell table:number-columns-repeated="1012"/>
        </table:table-row>
        <table:table-row table:style-name="ro1">
          <table:table-cell table:style-name="ce3" table:formula="of:=IF(ISBLANK([.B496]);&quot;&quot;;CONCATENATE([.D496];[.F496];[.G496];[.H496];IF(OR([.E496]=&quot;SubStart&quot;;[.E496]=&quot;Sub&quot;);[.K496];[.J496]);[.L496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96]) = 0;[.J496];IF(OR([.E496]=&quot;SubStart&quot;;[.E496]=&quot;SubEnd&quot;);&quot;&quot;;[.K496]))">
            <text:p/>
          </table:table-cell>
          <table:table-cell table:style-name="ce9" table:formula="of:=IF([.E496]=&quot;Sub&quot;;[.J495];IF(LEN([.H496])=0;&quot;&quot;;IF([.J495]=&quot;Number&quot;;&quot;&quot;;IF(LEN([.J495])=0;1;[.J495]+1))))">
            <text:p/>
          </table:table-cell>
          <table:table-cell table:style-name="ce9" table:formula="of:=IF(LEN([.H496])=0;&quot;&quot;;IF([.K495]=&quot;SubOrder&quot;;&quot;&quot;;IF([.E496]&lt;&gt;&quot;Sub&quot;;&quot;&quot;;IF(LEN([.K495])=0;1;[.K49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97]);&quot;&quot;;CONCATENATE([.D497];[.F497];[.G497];[.H497];IF(OR([.E497]=&quot;SubStart&quot;;[.E497]=&quot;Sub&quot;);[.K497];[.J497]);[.L497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97]) = 0;[.J497];IF(OR([.E497]=&quot;SubStart&quot;;[.E497]=&quot;SubEnd&quot;);&quot;&quot;;[.K497]))">
            <text:p/>
          </table:table-cell>
          <table:table-cell table:style-name="ce9" table:formula="of:=IF([.E497]=&quot;Sub&quot;;[.J496];IF(LEN([.H497])=0;&quot;&quot;;IF([.J496]=&quot;Number&quot;;&quot;&quot;;IF(LEN([.J496])=0;1;[.J496]+1))))">
            <text:p/>
          </table:table-cell>
          <table:table-cell table:style-name="ce9" table:formula="of:=IF(LEN([.H497])=0;&quot;&quot;;IF([.K496]=&quot;SubOrder&quot;;&quot;&quot;;IF([.E497]&lt;&gt;&quot;Sub&quot;;&quot;&quot;;IF(LEN([.K496])=0;1;[.K49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98]);&quot;&quot;;CONCATENATE([.D498];[.F498];[.G498];[.H498];IF(OR([.E498]=&quot;SubStart&quot;;[.E498]=&quot;Sub&quot;);[.K498];[.J498]);[.L498]))" office:value-type="string" office:string-value="message {UsedHashTags_ED" calcext:value-type="string">
            <text:p>message {UsedHashTags_ED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UsedHashTag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98]) = 0;[.J498];IF(OR([.E498]=&quot;SubStart&quot;;[.E498]=&quot;SubEnd&quot;);&quot;&quot;;[.K498]))">
            <text:p/>
          </table:table-cell>
          <table:table-cell table:style-name="ce9" table:formula="of:=IF([.E498]=&quot;Sub&quot;;[.J497];IF(LEN([.H498])=0;&quot;&quot;;IF([.J497]=&quot;Number&quot;;&quot;&quot;;IF(LEN([.J497])=0;1;[.J497]+1))))">
            <text:p/>
          </table:table-cell>
          <table:table-cell table:style-name="ce9" table:formula="of:=IF(LEN([.H498])=0;&quot;&quot;;IF([.K497]=&quot;SubOrder&quot;;&quot;&quot;;IF([.E498]&lt;&gt;&quot;Sub&quot;;&quot;&quot;;IF(LEN([.K497])=0;1;[.K49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499]);&quot;&quot;;CONCATENATE([.D499];[.F499];[.G499];[.H499];IF(OR([.E499]=&quot;SubStart&quot;;[.E499]=&quot;Sub&quot;);[.K499];[.J499]);[.L499]))" office:value-type="string" office:string-value="string TestMainGroupGuid = 1; // Unique guid for MetaDataVariable" calcext:value-type="string">
            <text:p>string TestMainGroupGuid = 1; // Unique guid for MetaDataVariabl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MainGroupGuid = </text:p>
          </table:table-cell>
          <table:table-cell table:style-name="ce9" table:formula="of:=IF(LEN([.E499]) = 0;[.J499];IF(OR([.E499]=&quot;SubStart&quot;;[.E499]=&quot;SubEnd&quot;);&quot;&quot;;[.K499]))" office:value-type="float" office:value="1" calcext:value-type="float">
            <text:p>1</text:p>
          </table:table-cell>
          <table:table-cell table:style-name="ce9" table:formula="of:=IF([.E499]=&quot;Sub&quot;;[.J498];IF(LEN([.H499])=0;&quot;&quot;;IF([.J498]=&quot;Number&quot;;&quot;&quot;;IF(LEN([.J498])=0;1;[.J498]+1))))" office:value-type="float" office:value="1" calcext:value-type="float">
            <text:p>1</text:p>
          </table:table-cell>
          <table:table-cell table:style-name="ce9" table:formula="of:=IF(LEN([.H499])=0;&quot;&quot;;IF([.K498]=&quot;SubOrder&quot;;&quot;&quot;;IF([.E499]&lt;&gt;&quot;Sub&quot;;&quot;&quot;;IF(LEN([.K498])=0;1;[.K498]+1))))">
            <text:p/>
          </table:table-cell>
          <table:table-cell office:value-type="string" calcext:value-type="string">
            <text:p>; // Unique guid for MetaDataVariable</text:p>
          </table:table-cell>
          <table:table-cell table:number-columns-repeated="1012"/>
        </table:table-row>
        <table:table-row table:style-name="ro1">
          <table:table-cell table:style-name="ce3" table:formula="of:=IF(ISBLANK([.B500]);&quot;&quot;;CONCATENATE([.D500];[.F500];[.G500];[.H500];IF(OR([.E500]=&quot;SubStart&quot;;[.E500]=&quot;Sub&quot;);[.K500];[.J500]);[.L500]))" office:value-type="string" office:string-value="repeated string HashTahValues = 2; // The Header for the specific MetaData" calcext:value-type="string">
            <text:p>repeated string HashTahValues = 2; // The Header for the specific MetaData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HashTahValues = </text:p>
          </table:table-cell>
          <table:table-cell table:style-name="ce9" table:formula="of:=IF(LEN([.E500]) = 0;[.J500];IF(OR([.E500]=&quot;SubStart&quot;;[.E500]=&quot;SubEnd&quot;);&quot;&quot;;[.K500]))" office:value-type="float" office:value="2" calcext:value-type="float">
            <text:p>2</text:p>
          </table:table-cell>
          <table:table-cell table:style-name="ce9" table:formula="of:=IF([.E500]=&quot;Sub&quot;;[.J499];IF(LEN([.H500])=0;&quot;&quot;;IF([.J499]=&quot;Number&quot;;&quot;&quot;;IF(LEN([.J499])=0;1;[.J499]+1))))" office:value-type="float" office:value="2" calcext:value-type="float">
            <text:p>2</text:p>
          </table:table-cell>
          <table:table-cell table:style-name="ce9" table:formula="of:=IF(LEN([.H500])=0;&quot;&quot;;IF([.K499]=&quot;SubOrder&quot;;&quot;&quot;;IF([.E500]&lt;&gt;&quot;Sub&quot;;&quot;&quot;;IF(LEN([.K499])=0;1;[.K499]+1))))">
            <text:p/>
          </table:table-cell>
          <table:table-cell table:style-name="ce6" office:value-type="string" calcext:value-type="string">
            <text:p>; // The Header for the specific MetaData</text:p>
          </table:table-cell>
          <table:table-cell table:number-columns-repeated="1012"/>
        </table:table-row>
        <table:table-row table:style-name="ro1">
          <table:table-cell table:style-name="ce3" table:formula="of:=IF(ISBLANK([.B501]);&quot;&quot;;CONCATENATE([.D501];[.F501];[.G501];[.H501];IF(OR([.E501]=&quot;SubStart&quot;;[.E501]=&quot;Sub&quot;);[.K501];[.J501]);[.L501]))" office:value-type="string" office:string-value="UsedHashTagsChangeMetaData_ED UsedHashTagsChangeMetaData = 3; // The values for the specific MetaData" calcext:value-type="string">
            <text:p>UsedHashTagsChangeMetaData_ED UsedHashTagsChangeMetaData = 3; // The values for the specific MetaData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UsedHashTagsChangeMetaData_ED </text:p>
          </table:table-cell>
          <table:table-cell office:value-type="string" calcext:value-type="string">
            <text:p>UsedHashTagsChangeMetaData = </text:p>
          </table:table-cell>
          <table:table-cell table:style-name="ce9" table:formula="of:=IF(LEN([.E501]) = 0;[.J501];IF(OR([.E501]=&quot;SubStart&quot;;[.E501]=&quot;SubEnd&quot;);&quot;&quot;;[.K501]))" office:value-type="float" office:value="3" calcext:value-type="float">
            <text:p>3</text:p>
          </table:table-cell>
          <table:table-cell table:style-name="ce9" table:formula="of:=IF([.E501]=&quot;Sub&quot;;[.J500];IF(LEN([.H501])=0;&quot;&quot;;IF([.J500]=&quot;Number&quot;;&quot;&quot;;IF(LEN([.J500])=0;1;[.J500]+1))))" office:value-type="float" office:value="3" calcext:value-type="float">
            <text:p>3</text:p>
          </table:table-cell>
          <table:table-cell table:style-name="ce9" table:formula="of:=IF(LEN([.H501])=0;&quot;&quot;;IF([.K500]=&quot;SubOrder&quot;;&quot;&quot;;IF([.E501]&lt;&gt;&quot;Sub&quot;;&quot;&quot;;IF(LEN([.K500])=0;1;[.K500]+1))))">
            <text:p/>
          </table:table-cell>
          <table:table-cell table:style-name="ce6" office:value-type="string" calcext:value-type="string">
            <text:p>; // The values for the specific MetaData</text:p>
          </table:table-cell>
          <table:table-cell table:number-columns-repeated="1012"/>
        </table:table-row>
        <table:table-row table:style-name="ro1">
          <table:table-cell table:style-name="ce3" table:formula="of:=IF(ISBLANK([.B502]);&quot;&quot;;CONCATENATE([.D502];[.F502];[.G502];[.H502];IF(OR([.E502]=&quot;SubStart&quot;;[.E502]=&quot;Sub&quot;);[.K502];[.J502]);[.L502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02]) = 0;[.J502];IF(OR([.E502]=&quot;SubStart&quot;;[.E502]=&quot;SubEnd&quot;);&quot;&quot;;[.K502]))">
            <text:p/>
          </table:table-cell>
          <table:table-cell table:style-name="ce9" table:formula="of:=IF([.E502]=&quot;Sub&quot;;[.J501];IF(LEN([.H502])=0;&quot;&quot;;IF([.J501]=&quot;Number&quot;;&quot;&quot;;IF(LEN([.J501])=0;1;[.J501]+1))))">
            <text:p/>
          </table:table-cell>
          <table:table-cell table:style-name="ce9" table:formula="of:=IF(LEN([.H502])=0;&quot;&quot;;IF([.K501]=&quot;SubOrder&quot;;&quot;&quot;;IF([.E502]&lt;&gt;&quot;Sub&quot;;&quot;&quot;;IF(LEN([.K501])=0;1;[.K50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03]);&quot;&quot;;CONCATENATE([.D503];[.F503];[.G503];[.H503];IF(OR([.E503]=&quot;SubStart&quot;;[.E503]=&quot;Sub&quot;);[.K503];[.J503]);[.L503]))" office:value-type="string" office:string-value="190207" calcext:value-type="string">
            <text:p>190207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03]) = 0;[.J503];IF(OR([.E503]=&quot;SubStart&quot;;[.E503]=&quot;SubEnd&quot;);&quot;&quot;;[.K503]))">
            <text:p/>
          </table:table-cell>
          <table:table-cell table:style-name="ce9" table:formula="of:=IF([.E503]=&quot;Sub&quot;;[.J502];IF(LEN([.H503])=0;&quot;&quot;;IF([.J502]=&quot;Number&quot;;&quot;&quot;;IF(LEN([.J502])=0;1;[.J502]+1))))">
            <text:p/>
          </table:table-cell>
          <table:table-cell table:style-name="ce9" table:formula="of:=IF(LEN([.H503])=0;&quot;&quot;;IF([.K502]=&quot;SubOrder&quot;;&quot;&quot;;IF([.E503]&lt;&gt;&quot;Sub&quot;;&quot;&quot;;IF(LEN([.K502])=0;1;[.K502]+1))))">
            <text:p/>
          </table:table-cell>
          <table:table-cell table:style-name="ce6" office:value-type="string" calcext:value-type="string">
            <text:p>190207</text:p>
          </table:table-cell>
          <table:table-cell table:number-columns-repeated="1012"/>
        </table:table-row>
        <table:table-row table:style-name="ro1">
          <table:table-cell table:style-name="ce3" table:formula="of:=IF(ISBLANK([.B504]);&quot;&quot;;CONCATENATE([.D504];[.F504];[.G504];[.H504];IF(OR([.E504]=&quot;SubStart&quot;;[.E504]=&quot;Sub&quot;);[.K504];[.J504]);[.L504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04]) = 0;[.J504];IF(OR([.E504]=&quot;SubStart&quot;;[.E504]=&quot;SubEnd&quot;);&quot;&quot;;[.K504]))">
            <text:p/>
          </table:table-cell>
          <table:table-cell table:style-name="ce9" table:formula="of:=IF([.E504]=&quot;Sub&quot;;[.J503];IF(LEN([.H504])=0;&quot;&quot;;IF([.J503]=&quot;Number&quot;;&quot;&quot;;IF(LEN([.J503])=0;1;[.J503]+1))))">
            <text:p/>
          </table:table-cell>
          <table:table-cell table:style-name="ce9" table:formula="of:=IF(LEN([.H504])=0;&quot;&quot;;IF([.K503]=&quot;SubOrder&quot;;&quot;&quot;;IF([.E504]&lt;&gt;&quot;Sub&quot;;&quot;&quot;;IF(LEN([.K503])=0;1;[.K50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05]);&quot;&quot;;CONCATENATE([.D505];[.F505];[.G505];[.H505];IF(OR([.E505]=&quot;SubStart&quot;;[.E505]=&quot;Sub&quot;);[.K505];[.J505]);[.L505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05]) = 0;[.J505];IF(OR([.E505]=&quot;SubStart&quot;;[.E505]=&quot;SubEnd&quot;);&quot;&quot;;[.K505]))">
            <text:p/>
          </table:table-cell>
          <table:table-cell table:style-name="ce9" table:formula="of:=IF([.E505]=&quot;Sub&quot;;[.J504];IF(LEN([.H505])=0;&quot;&quot;;IF([.J504]=&quot;Number&quot;;&quot;&quot;;IF(LEN([.J504])=0;1;[.J504]+1))))">
            <text:p/>
          </table:table-cell>
          <table:table-cell table:style-name="ce9" table:formula="of:=IF(LEN([.H505])=0;&quot;&quot;;IF([.K504]=&quot;SubOrder&quot;;&quot;&quot;;IF([.E505]&lt;&gt;&quot;Sub&quot;;&quot;&quot;;IF(LEN([.K504])=0;1;[.K50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06]);&quot;&quot;;CONCATENATE([.D506];[.F506];[.G506];[.H506];IF(OR([.E506]=&quot;SubStart&quot;;[.E506]=&quot;Sub&quot;);[.K506];[.J506]);[.L506]))" office:value-type="string" office:string-value="message {UsedHashTagsChangeMetaData_ED; // Holds Change-meteadata for UsedHashTags when used in editor" calcext:value-type="string">
            <text:p>message {UsedHashTagsChangeMetaData_ED; // Holds Change-meteadata for UsedHashTags when used in editor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UsedHashTagsChangeMetaData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06]) = 0;[.J506];IF(OR([.E506]=&quot;SubStart&quot;;[.E506]=&quot;SubEnd&quot;);&quot;&quot;;[.K506]))">
            <text:p/>
          </table:table-cell>
          <table:table-cell table:style-name="ce9" table:formula="of:=IF([.E506]=&quot;Sub&quot;;[.J505];IF(LEN([.H506])=0;&quot;&quot;;IF([.J505]=&quot;Number&quot;;&quot;&quot;;IF(LEN([.J505])=0;1;[.J505]+1))))">
            <text:p/>
          </table:table-cell>
          <table:table-cell table:style-name="ce9" table:formula="of:=IF(LEN([.H506])=0;&quot;&quot;;IF([.K505]=&quot;SubOrder&quot;;&quot;&quot;;IF([.E506]&lt;&gt;&quot;Sub&quot;;&quot;&quot;;IF(LEN([.K505])=0;1;[.K505]+1))))">
            <text:p/>
          </table:table-cell>
          <table:table-cell table:style-name="ce6" office:value-type="string" calcext:value-type="string">
            <text:p>; // Holds Change-meteadata for UsedHashTags when used in editor</text:p>
          </table:table-cell>
          <table:table-cell table:number-columns-repeated="1012"/>
        </table:table-row>
        <table:table-row table:style-name="ro1">
          <table:table-cell table:style-name="ce3" table:formula="of:=IF(ISBLANK([.B507]);&quot;&quot;;CONCATENATE([.D507];[.F507];[.G507];[.H507];IF(OR([.E507]=&quot;SubStart&quot;;[.E507]=&quot;Sub&quot;);[.K507];[.J507]);[.L507]))" office:value-type="string" office:string-value="string UsedHashTagsChangeMetaDataNewGuid = 1; // The new Guid for the UsedHashTags when changed, etc." calcext:value-type="string">
            <text:p>string UsedHashTagsChangeMetaDataNewGuid = 1; // The new Guid for the UsedHashTags when changed,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UsedHashTagsChangeMetaDataNewGuid = </text:p>
          </table:table-cell>
          <table:table-cell table:style-name="ce9" table:formula="of:=IF(LEN([.E507]) = 0;[.J507];IF(OR([.E507]=&quot;SubStart&quot;;[.E507]=&quot;SubEnd&quot;);&quot;&quot;;[.K507]))" office:value-type="float" office:value="1" calcext:value-type="float">
            <text:p>1</text:p>
          </table:table-cell>
          <table:table-cell table:style-name="ce9" table:formula="of:=IF([.E507]=&quot;Sub&quot;;[.J506];IF(LEN([.H507])=0;&quot;&quot;;IF([.J506]=&quot;Number&quot;;&quot;&quot;;IF(LEN([.J506])=0;1;[.J506]+1))))" office:value-type="float" office:value="1" calcext:value-type="float">
            <text:p>1</text:p>
          </table:table-cell>
          <table:table-cell table:style-name="ce9" table:formula="of:=IF(LEN([.H507])=0;&quot;&quot;;IF([.K506]=&quot;SubOrder&quot;;&quot;&quot;;IF([.E507]&lt;&gt;&quot;Sub&quot;;&quot;&quot;;IF(LEN([.K506])=0;1;[.K506]+1))))">
            <text:p/>
          </table:table-cell>
          <table:table-cell table:style-name="ce6" office:value-type="string" calcext:value-type="string">
            <text:p>; // The new Guid for the UsedHashTags when changed, etc.</text:p>
          </table:table-cell>
          <table:table-cell table:number-columns-repeated="1012"/>
        </table:table-row>
        <table:table-row table:style-name="ro1">
          <table:table-cell table:style-name="ce3" table:formula="of:=IF(ISBLANK([.B508]);&quot;&quot;;CONCATENATE([.D508];[.F508];[.G508];[.H508];IF(OR([.E508]=&quot;SubStart&quot;;[.E508]=&quot;Sub&quot;);[.K508];[.J508]);[.L508]))" office:value-type="string" office:string-value="string UsedHashTagsChangeMetaDataPreviousGuid = 2; // The previous Guid for the UsedHashTags when changed etc." calcext:value-type="string">
            <text:p>string UsedHashTagsChangeMetaDataPreviousGuid = 2; // The previous Guid for the UsedHashTags when changed etc.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UsedHashTagsChangeMetaDataPreviousGuid = </text:p>
          </table:table-cell>
          <table:table-cell table:style-name="ce9" table:formula="of:=IF(LEN([.E508]) = 0;[.J508];IF(OR([.E508]=&quot;SubStart&quot;;[.E508]=&quot;SubEnd&quot;);&quot;&quot;;[.K508]))" office:value-type="float" office:value="2" calcext:value-type="float">
            <text:p>2</text:p>
          </table:table-cell>
          <table:table-cell table:style-name="ce9" table:formula="of:=IF([.E508]=&quot;Sub&quot;;[.J507];IF(LEN([.H508])=0;&quot;&quot;;IF([.J507]=&quot;Number&quot;;&quot;&quot;;IF(LEN([.J507])=0;1;[.J507]+1))))" office:value-type="float" office:value="2" calcext:value-type="float">
            <text:p>2</text:p>
          </table:table-cell>
          <table:table-cell table:style-name="ce9" table:formula="of:=IF(LEN([.H508])=0;&quot;&quot;;IF([.K507]=&quot;SubOrder&quot;;&quot;&quot;;IF([.E508]&lt;&gt;&quot;Sub&quot;;&quot;&quot;;IF(LEN([.K507])=0;1;[.K507]+1))))">
            <text:p/>
          </table:table-cell>
          <table:table-cell table:style-name="ce6" office:value-type="string" calcext:value-type="string">
            <text:p>; // The previous Guid for the UsedHashTags when changed etc.</text:p>
          </table:table-cell>
          <table:table-cell table:number-columns-repeated="1012"/>
        </table:table-row>
        <table:table-row table:style-name="ro1">
          <table:table-cell table:style-name="ce3" table:formula="of:=IF(ISBLANK([.B509]);&quot;&quot;;CONCATENATE([.D509];[.F509];[.G509];[.H509];IF(OR([.E509]=&quot;SubStart&quot;;[.E509]=&quot;Sub&quot;);[.K509];[.J509]);[.L509]))" office:value-type="string" office:string-value="string UsedHashTagsChangeMetaDataCreatedDate = 3; // Date when created in Test Case" calcext:value-type="string">
            <text:p>string UsedHashTagsChangeMetaDataCreatedDate = 3; // Date when created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UsedHashTagsChangeMetaDataCreatedDate = </text:p>
          </table:table-cell>
          <table:table-cell table:style-name="ce9" table:formula="of:=IF(LEN([.E509]) = 0;[.J509];IF(OR([.E509]=&quot;SubStart&quot;;[.E509]=&quot;SubEnd&quot;);&quot;&quot;;[.K509]))" office:value-type="float" office:value="3" calcext:value-type="float">
            <text:p>3</text:p>
          </table:table-cell>
          <table:table-cell table:style-name="ce9" table:formula="of:=IF([.E509]=&quot;Sub&quot;;[.J508];IF(LEN([.H509])=0;&quot;&quot;;IF([.J508]=&quot;Number&quot;;&quot;&quot;;IF(LEN([.J508])=0;1;[.J508]+1))))" office:value-type="float" office:value="3" calcext:value-type="float">
            <text:p>3</text:p>
          </table:table-cell>
          <table:table-cell table:style-name="ce9" table:formula="of:=IF(LEN([.H509])=0;&quot;&quot;;IF([.K508]=&quot;SubOrder&quot;;&quot;&quot;;IF([.E509]&lt;&gt;&quot;Sub&quot;;&quot;&quot;;IF(LEN([.K508])=0;1;[.K508]+1))))">
            <text:p/>
          </table:table-cell>
          <table:table-cell table:style-name="ce6" office:value-type="string" calcext:value-type="string">
            <text:p>; // Date when created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510]);&quot;&quot;;CONCATENATE([.D510];[.F510];[.G510];[.H510];IF(OR([.E510]=&quot;SubStart&quot;;[.E510]=&quot;Sub&quot;);[.K510];[.J510]);[.L510]))" office:value-type="string" office:string-value="string UsedHashTagsVariableChangeMetaDataCreatedBy = 4; // Who create the UsedHashTags in Test Case" calcext:value-type="string">
            <text:p>string UsedHashTagsVariableChangeMetaDataCreatedBy = 4; // Who create the UsedHashTags in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UsedHashTagsVariableChangeMetaDataCreatedBy = </text:p>
          </table:table-cell>
          <table:table-cell table:style-name="ce9" table:formula="of:=IF(LEN([.E510]) = 0;[.J510];IF(OR([.E510]=&quot;SubStart&quot;;[.E510]=&quot;SubEnd&quot;);&quot;&quot;;[.K510]))" office:value-type="float" office:value="4" calcext:value-type="float">
            <text:p>4</text:p>
          </table:table-cell>
          <table:table-cell table:style-name="ce9" table:formula="of:=IF([.E510]=&quot;Sub&quot;;[.J509];IF(LEN([.H510])=0;&quot;&quot;;IF([.J509]=&quot;Number&quot;;&quot;&quot;;IF(LEN([.J509])=0;1;[.J509]+1))))" office:value-type="float" office:value="4" calcext:value-type="float">
            <text:p>4</text:p>
          </table:table-cell>
          <table:table-cell table:style-name="ce9" table:formula="of:=IF(LEN([.H510])=0;&quot;&quot;;IF([.K509]=&quot;SubOrder&quot;;&quot;&quot;;IF([.E510]&lt;&gt;&quot;Sub&quot;;&quot;&quot;;IF(LEN([.K509])=0;1;[.K509]+1))))">
            <text:p/>
          </table:table-cell>
          <table:table-cell table:style-name="ce6" office:value-type="string" calcext:value-type="string">
            <text:p>; // Who create the UsedHashTags in Test Case</text:p>
          </table:table-cell>
          <table:table-cell table:number-columns-repeated="1012"/>
        </table:table-row>
        <table:table-row table:style-name="ro1">
          <table:table-cell table:style-name="ce3" table:formula="of:=IF(ISBLANK([.B511]);&quot;&quot;;CONCATENATE([.D511];[.F511];[.G511];[.H511];IF(OR([.E511]=&quot;SubStart&quot;;[.E511]=&quot;Sub&quot;);[.K511];[.J511]);[.L511]))" office:value-type="string" office:string-value="string UsedHashTagsVariableChangeMetaDataChangeDate = 5; // Date when UsedHashTags was changed" calcext:value-type="string">
            <text:p>string UsedHashTagsVariableChangeMetaDataChangeDate = 5; // Date when UsedHashTags was change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UsedHashTagsVariableChangeMetaDataChangeDate = </text:p>
          </table:table-cell>
          <table:table-cell table:style-name="ce9" table:formula="of:=IF(LEN([.E511]) = 0;[.J511];IF(OR([.E511]=&quot;SubStart&quot;;[.E511]=&quot;SubEnd&quot;);&quot;&quot;;[.K511]))" office:value-type="float" office:value="5" calcext:value-type="float">
            <text:p>5</text:p>
          </table:table-cell>
          <table:table-cell table:style-name="ce9" table:formula="of:=IF([.E511]=&quot;Sub&quot;;[.J510];IF(LEN([.H511])=0;&quot;&quot;;IF([.J510]=&quot;Number&quot;;&quot;&quot;;IF(LEN([.J510])=0;1;[.J510]+1))))" office:value-type="float" office:value="5" calcext:value-type="float">
            <text:p>5</text:p>
          </table:table-cell>
          <table:table-cell table:style-name="ce9" table:formula="of:=IF(LEN([.H511])=0;&quot;&quot;;IF([.K510]=&quot;SubOrder&quot;;&quot;&quot;;IF([.E511]&lt;&gt;&quot;Sub&quot;;&quot;&quot;;IF(LEN([.K510])=0;1;[.K510]+1))))">
            <text:p/>
          </table:table-cell>
          <table:table-cell table:style-name="ce6" office:value-type="string" calcext:value-type="string">
            <text:p>; // Date when UsedHashTags was changed</text:p>
          </table:table-cell>
          <table:table-cell table:number-columns-repeated="1012"/>
        </table:table-row>
        <table:table-row table:style-name="ro1">
          <table:table-cell table:style-name="ce3" table:formula="of:=IF(ISBLANK([.B512]);&quot;&quot;;CONCATENATE([.D512];[.F512];[.G512];[.H512];IF(OR([.E512]=&quot;SubStart&quot;;[.E512]=&quot;Sub&quot;);[.K512];[.J512]);[.L512]))" office:value-type="string" office:string-value="string UsedHashTagsVariableFilesChangeMetaDataChangeBy = 6; // Who changed the UsedHashTags in the Test Case" calcext:value-type="string">
            <text:p>string UsedHashTagsVariableFilesChangeMetaDataChangeBy = 6; // Who changed the UsedHashTags in the Test Cas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UsedHashTagsVariableFilesChangeMetaDataChangeBy = </text:p>
          </table:table-cell>
          <table:table-cell table:style-name="ce9" table:formula="of:=IF(LEN([.E512]) = 0;[.J512];IF(OR([.E512]=&quot;SubStart&quot;;[.E512]=&quot;SubEnd&quot;);&quot;&quot;;[.K512]))" office:value-type="float" office:value="6" calcext:value-type="float">
            <text:p>6</text:p>
          </table:table-cell>
          <table:table-cell table:style-name="ce9" table:formula="of:=IF([.E512]=&quot;Sub&quot;;[.J511];IF(LEN([.H512])=0;&quot;&quot;;IF([.J511]=&quot;Number&quot;;&quot;&quot;;IF(LEN([.J511])=0;1;[.J511]+1))))" office:value-type="float" office:value="6" calcext:value-type="float">
            <text:p>6</text:p>
          </table:table-cell>
          <table:table-cell table:style-name="ce9" table:formula="of:=IF(LEN([.H512])=0;&quot;&quot;;IF([.K511]=&quot;SubOrder&quot;;&quot;&quot;;IF([.E512]&lt;&gt;&quot;Sub&quot;;&quot;&quot;;IF(LEN([.K511])=0;1;[.K511]+1))))">
            <text:p/>
          </table:table-cell>
          <table:table-cell table:style-name="ce6" office:value-type="string" calcext:value-type="string">
            <text:p>; // Who changed the UsedHashTags in the Test Case</text:p>
          </table:table-cell>
          <table:table-cell table:number-columns-repeated="1012"/>
        </table:table-row>
        <table:table-row table:style-name="ro1">
          <table:table-cell table:style-name="ce3" table:formula="of:=IF(ISBLANK([.B513]);&quot;&quot;;CONCATENATE([.D513];[.F513];[.G513];[.H513];IF(OR([.E513]=&quot;SubStart&quot;;[.E513]=&quot;Sub&quot;);[.K513];[.J513]);[.L513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13]) = 0;[.J513];IF(OR([.E513]=&quot;SubStart&quot;;[.E513]=&quot;SubEnd&quot;);&quot;&quot;;[.K513]))">
            <text:p/>
          </table:table-cell>
          <table:table-cell table:style-name="ce9" table:formula="of:=IF([.E513]=&quot;Sub&quot;;[.J512];IF(LEN([.H513])=0;&quot;&quot;;IF([.J512]=&quot;Number&quot;;&quot;&quot;;IF(LEN([.J512])=0;1;[.J512]+1))))">
            <text:p/>
          </table:table-cell>
          <table:table-cell table:style-name="ce9" table:formula="of:=IF(LEN([.H513])=0;&quot;&quot;;IF([.K512]=&quot;SubOrder&quot;;&quot;&quot;;IF([.E513]&lt;&gt;&quot;Sub&quot;;&quot;&quot;;IF(LEN([.K512])=0;1;[.K51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14]);&quot;&quot;;CONCATENATE([.D514];[.F514];[.G514];[.H514];IF(OR([.E514]=&quot;SubStart&quot;;[.E514]=&quot;Sub&quot;);[.K514];[.J514]);[.L514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14]) = 0;[.J514];IF(OR([.E514]=&quot;SubStart&quot;;[.E514]=&quot;SubEnd&quot;);&quot;&quot;;[.K514]))">
            <text:p/>
          </table:table-cell>
          <table:table-cell table:style-name="ce9" table:formula="of:=IF([.E514]=&quot;Sub&quot;;[.J513];IF(LEN([.H514])=0;&quot;&quot;;IF([.J513]=&quot;Number&quot;;&quot;&quot;;IF(LEN([.J513])=0;1;[.J513]+1))))">
            <text:p/>
          </table:table-cell>
          <table:table-cell table:style-name="ce9" table:formula="of:=IF(LEN([.H514])=0;&quot;&quot;;IF([.K513]=&quot;SubOrder&quot;;&quot;&quot;;IF([.E514]&lt;&gt;&quot;Sub&quot;;&quot;&quot;;IF(LEN([.K513])=0;1;[.K51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15]);&quot;&quot;;CONCATENATE([.D515];[.F515];[.G515];[.H515];IF(OR([.E515]=&quot;SubStart&quot;;[.E515]=&quot;Sub&quot;);[.K515];[.J515]);[.L515]))" office:value-type="string" office:string-value="190207" calcext:value-type="string">
            <text:p>190207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15]) = 0;[.J515];IF(OR([.E515]=&quot;SubStart&quot;;[.E515]=&quot;SubEnd&quot;);&quot;&quot;;[.K515]))">
            <text:p/>
          </table:table-cell>
          <table:table-cell table:style-name="ce9" table:formula="of:=IF([.E515]=&quot;Sub&quot;;[.J514];IF(LEN([.H515])=0;&quot;&quot;;IF([.J514]=&quot;Number&quot;;&quot;&quot;;IF(LEN([.J514])=0;1;[.J514]+1))))">
            <text:p/>
          </table:table-cell>
          <table:table-cell table:style-name="ce9" table:formula="of:=IF(LEN([.H515])=0;&quot;&quot;;IF([.K514]=&quot;SubOrder&quot;;&quot;&quot;;IF([.E515]&lt;&gt;&quot;Sub&quot;;&quot;&quot;;IF(LEN([.K514])=0;1;[.K514]+1))))">
            <text:p/>
          </table:table-cell>
          <table:table-cell table:style-name="ce6" office:value-type="string" calcext:value-type="string">
            <text:p>190207</text:p>
          </table:table-cell>
          <table:table-cell table:number-columns-repeated="1012"/>
        </table:table-row>
        <table:table-row table:style-name="ro1">
          <table:table-cell table:style-name="ce3" table:formula="of:=IF(ISBLANK([.B516]);&quot;&quot;;CONCATENATE([.D516];[.F516];[.G516];[.H516];IF(OR([.E516]=&quot;SubStart&quot;;[.E516]=&quot;Sub&quot;);[.K516];[.J516]);[.L516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16]) = 0;[.J516];IF(OR([.E516]=&quot;SubStart&quot;;[.E516]=&quot;SubEnd&quot;);&quot;&quot;;[.K516]))">
            <text:p/>
          </table:table-cell>
          <table:table-cell table:style-name="ce9" table:formula="of:=IF([.E516]=&quot;Sub&quot;;[.J515];IF(LEN([.H516])=0;&quot;&quot;;IF([.J515]=&quot;Number&quot;;&quot;&quot;;IF(LEN([.J515])=0;1;[.J515]+1))))">
            <text:p/>
          </table:table-cell>
          <table:table-cell table:style-name="ce9" table:formula="of:=IF(LEN([.H516])=0;&quot;&quot;;IF([.K515]=&quot;SubOrder&quot;;&quot;&quot;;IF([.E516]&lt;&gt;&quot;Sub&quot;;&quot;&quot;;IF(LEN([.K515])=0;1;[.K51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17]);&quot;&quot;;CONCATENATE([.D517];[.F517];[.G517];[.H517];IF(OR([.E517]=&quot;SubStart&quot;;[.E517]=&quot;Sub&quot;);[.K517];[.J517]);[.L517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17]) = 0;[.J517];IF(OR([.E517]=&quot;SubStart&quot;;[.E517]=&quot;SubEnd&quot;);&quot;&quot;;[.K517]))">
            <text:p/>
          </table:table-cell>
          <table:table-cell table:style-name="ce9" table:formula="of:=IF([.E517]=&quot;Sub&quot;;[.J516];IF(LEN([.H517])=0;&quot;&quot;;IF([.J516]=&quot;Number&quot;;&quot;&quot;;IF(LEN([.J516])=0;1;[.J516]+1))))">
            <text:p/>
          </table:table-cell>
          <table:table-cell table:style-name="ce9" table:formula="of:=IF(LEN([.H517])=0;&quot;&quot;;IF([.K516]=&quot;SubOrder&quot;;&quot;&quot;;IF([.E517]&lt;&gt;&quot;Sub&quot;;&quot;&quot;;IF(LEN([.K516])=0;1;[.K516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518]);&quot;&quot;;CONCATENATE([.D518];[.F518];[.G518];[.H518];IF(OR([.E518]=&quot;SubStart&quot;;[.E518]=&quot;Sub&quot;);[.K518];[.J518]);[.L518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18]) = 0;[.J518];IF(OR([.E518]=&quot;SubStart&quot;;[.E518]=&quot;SubEnd&quot;);&quot;&quot;;[.K518]))">
            <text:p/>
          </table:table-cell>
          <table:table-cell table:style-name="ce9" table:formula="of:=IF([.E518]=&quot;Sub&quot;;[.J517];IF(LEN([.H518])=0;&quot;&quot;;IF([.J517]=&quot;Number&quot;;&quot;&quot;;IF(LEN([.J517])=0;1;[.J517]+1))))">
            <text:p/>
          </table:table-cell>
          <table:table-cell table:style-name="ce9" table:formula="of:=IF(LEN([.H518])=0;&quot;&quot;;IF([.K517]=&quot;SubOrder&quot;;&quot;&quot;;IF([.E518]&lt;&gt;&quot;Sub&quot;;&quot;&quot;;IF(LEN([.K517])=0;1;[.K517]+1))))">
            <text:p/>
          </table:table-cell>
          <table:table-cell table:number-columns-repeated="1013"/>
        </table:table-row>
        <table:table-row table:style-name="ro1">
          <table:table-cell table:style-name="ce3" table:formula="of:=IF(ISBLANK([.B519]);&quot;&quot;;CONCATENATE([.D519];[.F519];[.G519];[.H519];IF(OR([.E519]=&quot;SubStart&quot;;[.E519]=&quot;Sub&quot;);[.K519];[.J519]);[.L519]))" office:value-type="string" office:string-value="message {AvailableTestDataPointTypes_ED; // Holds all TestdataPoints Types" calcext:value-type="string">
            <text:p>message {AvailableTestDataPointTypes_ED; // Holds all TestdataPoints Types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AvailableTestDataPointTypes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19]) = 0;[.J519];IF(OR([.E519]=&quot;SubStart&quot;;[.E519]=&quot;SubEnd&quot;);&quot;&quot;;[.K519]))">
            <text:p/>
          </table:table-cell>
          <table:table-cell table:style-name="ce9" table:formula="of:=IF([.E519]=&quot;Sub&quot;;[.J518];IF(LEN([.H519])=0;&quot;&quot;;IF([.J518]=&quot;Number&quot;;&quot;&quot;;IF(LEN([.J518])=0;1;[.J518]+1))))">
            <text:p/>
          </table:table-cell>
          <table:table-cell table:style-name="ce9" table:formula="of:=IF(LEN([.H519])=0;&quot;&quot;;IF([.K518]=&quot;SubOrder&quot;;&quot;&quot;;IF([.E519]&lt;&gt;&quot;Sub&quot;;&quot;&quot;;IF(LEN([.K518])=0;1;[.K518]+1))))">
            <text:p/>
          </table:table-cell>
          <table:table-cell table:style-name="ce6" office:value-type="string" calcext:value-type="string">
            <text:p>; // Holds all TestdataPoints Types</text:p>
          </table:table-cell>
          <table:table-cell table:number-columns-repeated="1012"/>
        </table:table-row>
        <table:table-row table:style-name="ro1">
          <table:table-cell table:style-name="ce3" table:formula="of:=IF(ISBLANK([.B520]);&quot;&quot;;CONCATENATE([.D520];[.F520];[.G520];[.H520];IF(OR([.E520]=&quot;SubStart&quot;;[.E520]=&quot;Sub&quot;);[.K520];[.J520]);[.L520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520]) = 0;[.J520];IF(OR([.E520]=&quot;SubStart&quot;;[.E520]=&quot;SubEnd&quot;);&quot;&quot;;[.K520]))" office:value-type="float" office:value="1" calcext:value-type="float">
            <text:p>1</text:p>
          </table:table-cell>
          <table:table-cell table:style-name="ce9" table:formula="of:=IF([.E520]=&quot;Sub&quot;;[.J519];IF(LEN([.H520])=0;&quot;&quot;;IF([.J519]=&quot;Number&quot;;&quot;&quot;;IF(LEN([.J519])=0;1;[.J519]+1))))" office:value-type="float" office:value="1" calcext:value-type="float">
            <text:p>1</text:p>
          </table:table-cell>
          <table:table-cell table:style-name="ce9" table:formula="of:=IF(LEN([.H520])=0;&quot;&quot;;IF([.K519]=&quot;SubOrder&quot;;&quot;&quot;;IF([.E520]&lt;&gt;&quot;Sub&quot;;&quot;&quot;;IF(LEN([.K519])=0;1;[.K519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521]);&quot;&quot;;CONCATENATE([.D521];[.F521];[.G521];[.H521];IF(OR([.E521]=&quot;SubStart&quot;;[.E521]=&quot;Sub&quot;);[.K521];[.J521]);[.L521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521]) = 0;[.J521];IF(OR([.E521]=&quot;SubStart&quot;;[.E521]=&quot;SubEnd&quot;);&quot;&quot;;[.K521]))" office:value-type="float" office:value="2" calcext:value-type="float">
            <text:p>2</text:p>
          </table:table-cell>
          <table:table-cell table:style-name="ce9" table:formula="of:=IF([.E521]=&quot;Sub&quot;;[.J520];IF(LEN([.H521])=0;&quot;&quot;;IF([.J520]=&quot;Number&quot;;&quot;&quot;;IF(LEN([.J520])=0;1;[.J520]+1))))" office:value-type="float" office:value="2" calcext:value-type="float">
            <text:p>2</text:p>
          </table:table-cell>
          <table:table-cell table:style-name="ce9" table:formula="of:=IF(LEN([.H521])=0;&quot;&quot;;IF([.K520]=&quot;SubOrder&quot;;&quot;&quot;;IF([.E521]&lt;&gt;&quot;Sub&quot;;&quot;&quot;;IF(LEN([.K520])=0;1;[.K520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522]);&quot;&quot;;CONCATENATE([.D522];[.F522];[.G522];[.H522];IF(OR([.E522]=&quot;SubStart&quot;;[.E522]=&quot;Sub&quot;);[.K522];[.J522]);[.L522]))" office:value-type="string" office:string-value="repeated TestDataPointType_ED TestDataPointType = 3; // Object contains alla Types of TestDataPoints " calcext:value-type="string">
            <text:p>repeated TestDataPointType_ED TestDataPointType = 3; // Object contains alla Types of TestDataPoints 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TestDataPointType_ED </text:p>
          </table:table-cell>
          <table:table-cell office:value-type="string" calcext:value-type="string">
            <text:p>TestDataPointType = </text:p>
          </table:table-cell>
          <table:table-cell table:style-name="ce9" table:formula="of:=IF(LEN([.E522]) = 0;[.J522];IF(OR([.E522]=&quot;SubStart&quot;;[.E522]=&quot;SubEnd&quot;);&quot;&quot;;[.K522]))" office:value-type="float" office:value="3" calcext:value-type="float">
            <text:p>3</text:p>
          </table:table-cell>
          <table:table-cell table:style-name="ce9" table:formula="of:=IF([.E522]=&quot;Sub&quot;;[.J521];IF(LEN([.H522])=0;&quot;&quot;;IF([.J521]=&quot;Number&quot;;&quot;&quot;;IF(LEN([.J521])=0;1;[.J521]+1))))" office:value-type="float" office:value="3" calcext:value-type="float">
            <text:p>3</text:p>
          </table:table-cell>
          <table:table-cell table:style-name="ce9" table:formula="of:=IF(LEN([.H522])=0;&quot;&quot;;IF([.K521]=&quot;SubOrder&quot;;&quot;&quot;;IF([.E522]&lt;&gt;&quot;Sub&quot;;&quot;&quot;;IF(LEN([.K521])=0;1;[.K521]+1))))">
            <text:p/>
          </table:table-cell>
          <table:table-cell table:style-name="ce6" office:value-type="string" calcext:value-type="string">
            <text:p>; // Object contains alla Types of TestDataPoints </text:p>
          </table:table-cell>
          <table:table-cell table:number-columns-repeated="1012"/>
        </table:table-row>
        <table:table-row table:style-name="ro1">
          <table:table-cell table:style-name="ce3" table:formula="of:=IF(ISBLANK([.B523]);&quot;&quot;;CONCATENATE([.D523];[.F523];[.G523];[.H523];IF(OR([.E523]=&quot;SubStart&quot;;[.E523]=&quot;Sub&quot;);[.K523];[.J523]);[.L523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23]) = 0;[.J523];IF(OR([.E523]=&quot;SubStart&quot;;[.E523]=&quot;SubEnd&quot;);&quot;&quot;;[.K523]))">
            <text:p/>
          </table:table-cell>
          <table:table-cell table:style-name="ce9" table:formula="of:=IF([.E523]=&quot;Sub&quot;;[.J522];IF(LEN([.H523])=0;&quot;&quot;;IF([.J522]=&quot;Number&quot;;&quot;&quot;;IF(LEN([.J522])=0;1;[.J522]+1))))">
            <text:p/>
          </table:table-cell>
          <table:table-cell table:style-name="ce9" table:formula="of:=IF(LEN([.H523])=0;&quot;&quot;;IF([.K522]=&quot;SubOrder&quot;;&quot;&quot;;IF([.E523]&lt;&gt;&quot;Sub&quot;;&quot;&quot;;IF(LEN([.K522])=0;1;[.K52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24]);&quot;&quot;;CONCATENATE([.D524];[.F524];[.G524];[.H524];IF(OR([.E524]=&quot;SubStart&quot;;[.E524]=&quot;Sub&quot;);[.K524];[.J524]);[.L524]))" office:value-type="string" office:string-value="190215" calcext:value-type="string">
            <text:p>19021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24]) = 0;[.J524];IF(OR([.E524]=&quot;SubStart&quot;;[.E524]=&quot;SubEnd&quot;);&quot;&quot;;[.K524]))">
            <text:p/>
          </table:table-cell>
          <table:table-cell table:style-name="ce9" table:formula="of:=IF([.E524]=&quot;Sub&quot;;[.J523];IF(LEN([.H524])=0;&quot;&quot;;IF([.J523]=&quot;Number&quot;;&quot;&quot;;IF(LEN([.J523])=0;1;[.J523]+1))))">
            <text:p/>
          </table:table-cell>
          <table:table-cell table:style-name="ce9" table:formula="of:=IF(LEN([.H524])=0;&quot;&quot;;IF([.K523]=&quot;SubOrder&quot;;&quot;&quot;;IF([.E524]&lt;&gt;&quot;Sub&quot;;&quot;&quot;;IF(LEN([.K523])=0;1;[.K523]+1))))">
            <text:p/>
          </table:table-cell>
          <table:table-cell table:style-name="ce6" office:value-type="string" calcext:value-type="string">
            <text:p>190215</text:p>
          </table:table-cell>
          <table:table-cell table:number-columns-repeated="1012"/>
        </table:table-row>
        <table:table-row table:style-name="ro1">
          <table:table-cell table:style-name="ce3" table:formula="of:=IF(ISBLANK([.B525]);&quot;&quot;;CONCATENATE([.D525];[.F525];[.G525];[.H525];IF(OR([.E525]=&quot;SubStart&quot;;[.E525]=&quot;Sub&quot;);[.K525];[.J525]);[.L525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25]) = 0;[.J525];IF(OR([.E525]=&quot;SubStart&quot;;[.E525]=&quot;SubEnd&quot;);&quot;&quot;;[.K525]))">
            <text:p/>
          </table:table-cell>
          <table:table-cell table:style-name="ce9" table:formula="of:=IF([.E525]=&quot;Sub&quot;;[.J524];IF(LEN([.H525])=0;&quot;&quot;;IF([.J524]=&quot;Number&quot;;&quot;&quot;;IF(LEN([.J524])=0;1;[.J524]+1))))">
            <text:p/>
          </table:table-cell>
          <table:table-cell table:style-name="ce9" table:formula="of:=IF(LEN([.H525])=0;&quot;&quot;;IF([.K524]=&quot;SubOrder&quot;;&quot;&quot;;IF([.E525]&lt;&gt;&quot;Sub&quot;;&quot;&quot;;IF(LEN([.K524])=0;1;[.K52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26]);&quot;&quot;;CONCATENATE([.D526];[.F526];[.G526];[.H526];IF(OR([.E526]=&quot;SubStart&quot;;[.E526]=&quot;Sub&quot;);[.K526];[.J526]);[.L526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26]) = 0;[.J526];IF(OR([.E526]=&quot;SubStart&quot;;[.E526]=&quot;SubEnd&quot;);&quot;&quot;;[.K526]))">
            <text:p/>
          </table:table-cell>
          <table:table-cell table:style-name="ce9" table:formula="of:=IF([.E526]=&quot;Sub&quot;;[.J525];IF(LEN([.H526])=0;&quot;&quot;;IF([.J525]=&quot;Number&quot;;&quot;&quot;;IF(LEN([.J525])=0;1;[.J525]+1))))">
            <text:p/>
          </table:table-cell>
          <table:table-cell table:style-name="ce9" table:formula="of:=IF(LEN([.H526])=0;&quot;&quot;;IF([.K525]=&quot;SubOrder&quot;;&quot;&quot;;IF([.E526]&lt;&gt;&quot;Sub&quot;;&quot;&quot;;IF(LEN([.K525])=0;1;[.K52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27]);&quot;&quot;;CONCATENATE([.D527];[.F527];[.G527];[.H527];IF(OR([.E527]=&quot;SubStart&quot;;[.E527]=&quot;Sub&quot;);[.K527];[.J527]);[.L527]))" office:value-type="string" office:string-value="message {TestDataPointType_ED; // Holds one TestdataPoints Type" calcext:value-type="string">
            <text:p>message {TestDataPointType_ED; // Holds one TestdataPoints Type</text:p>
          </table:table-cell>
          <table:table-cell table:content-validation-name="val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message {TestDataPointType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27]) = 0;[.J527];IF(OR([.E527]=&quot;SubStart&quot;;[.E527]=&quot;SubEnd&quot;);&quot;&quot;;[.K527]))">
            <text:p/>
          </table:table-cell>
          <table:table-cell table:style-name="ce9" table:formula="of:=IF([.E527]=&quot;Sub&quot;;[.J526];IF(LEN([.H527])=0;&quot;&quot;;IF([.J526]=&quot;Number&quot;;&quot;&quot;;IF(LEN([.J526])=0;1;[.J526]+1))))">
            <text:p/>
          </table:table-cell>
          <table:table-cell table:style-name="ce9" table:formula="of:=IF(LEN([.H527])=0;&quot;&quot;;IF([.K526]=&quot;SubOrder&quot;;&quot;&quot;;IF([.E527]&lt;&gt;&quot;Sub&quot;;&quot;&quot;;IF(LEN([.K526])=0;1;[.K526]+1))))">
            <text:p/>
          </table:table-cell>
          <table:table-cell table:style-name="ce6" office:value-type="string" calcext:value-type="string">
            <text:p>; // Holds one TestdataPoints Type</text:p>
          </table:table-cell>
          <table:table-cell table:number-columns-repeated="1012"/>
        </table:table-row>
        <table:table-row table:style-name="ro1">
          <table:table-cell table:style-name="ce3" table:formula="of:=IF(ISBLANK([.B528]);&quot;&quot;;CONCATENATE([.D528];[.F528];[.G528];[.H528];IF(OR([.E528]=&quot;SubStart&quot;;[.E528]=&quot;Sub&quot;);[.K528];[.J528]);[.L528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528]) = 0;[.J528];IF(OR([.E528]=&quot;SubStart&quot;;[.E528]=&quot;SubEnd&quot;);&quot;&quot;;[.K528]))" office:value-type="float" office:value="1" calcext:value-type="float">
            <text:p>1</text:p>
          </table:table-cell>
          <table:table-cell table:style-name="ce9" table:formula="of:=IF([.E528]=&quot;Sub&quot;;[.J527];IF(LEN([.H528])=0;&quot;&quot;;IF([.J527]=&quot;Number&quot;;&quot;&quot;;IF(LEN([.J527])=0;1;[.J527]+1))))" office:value-type="float" office:value="1" calcext:value-type="float">
            <text:p>1</text:p>
          </table:table-cell>
          <table:table-cell table:style-name="ce9" table:formula="of:=IF(LEN([.H528])=0;&quot;&quot;;IF([.K527]=&quot;SubOrder&quot;;&quot;&quot;;IF([.E528]&lt;&gt;&quot;Sub&quot;;&quot;&quot;;IF(LEN([.K527])=0;1;[.K527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529]);&quot;&quot;;CONCATENATE([.D529];[.F529];[.G529];[.H529];IF(OR([.E529]=&quot;SubStart&quot;;[.E529]=&quot;Sub&quot;);[.K529];[.J529]);[.L529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529]) = 0;[.J529];IF(OR([.E529]=&quot;SubStart&quot;;[.E529]=&quot;SubEnd&quot;);&quot;&quot;;[.K529]))" office:value-type="float" office:value="2" calcext:value-type="float">
            <text:p>2</text:p>
          </table:table-cell>
          <table:table-cell table:style-name="ce9" table:formula="of:=IF([.E529]=&quot;Sub&quot;;[.J528];IF(LEN([.H529])=0;&quot;&quot;;IF([.J528]=&quot;Number&quot;;&quot;&quot;;IF(LEN([.J528])=0;1;[.J528]+1))))" office:value-type="float" office:value="2" calcext:value-type="float">
            <text:p>2</text:p>
          </table:table-cell>
          <table:table-cell table:style-name="ce9" table:formula="of:=IF(LEN([.H529])=0;&quot;&quot;;IF([.K528]=&quot;SubOrder&quot;;&quot;&quot;;IF([.E529]&lt;&gt;&quot;Sub&quot;;&quot;&quot;;IF(LEN([.K528])=0;1;[.K528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3" table:formula="of:=IF(ISBLANK([.B530]);&quot;&quot;;CONCATENATE([.D530];[.F530];[.G530];[.H530];IF(OR([.E530]=&quot;SubStart&quot;;[.E530]=&quot;Sub&quot;);[.K530];[.J530]);[.L530]))" office:value-type="string" office:string-value="string TestDataPointTypeGuid = 3; // TestDataPointTypes unique guid" calcext:value-type="string">
            <text:p>string TestDataPointTypeGuid = 3; // TestDataPointTypes unique guid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DataPointTypeGuid = </text:p>
          </table:table-cell>
          <table:table-cell table:style-name="ce9" table:formula="of:=IF(LEN([.E530]) = 0;[.J530];IF(OR([.E530]=&quot;SubStart&quot;;[.E530]=&quot;SubEnd&quot;);&quot;&quot;;[.K530]))" office:value-type="float" office:value="3" calcext:value-type="float">
            <text:p>3</text:p>
          </table:table-cell>
          <table:table-cell table:style-name="ce9" table:formula="of:=IF([.E530]=&quot;Sub&quot;;[.J529];IF(LEN([.H530])=0;&quot;&quot;;IF([.J529]=&quot;Number&quot;;&quot;&quot;;IF(LEN([.J529])=0;1;[.J529]+1))))" office:value-type="float" office:value="3" calcext:value-type="float">
            <text:p>3</text:p>
          </table:table-cell>
          <table:table-cell table:style-name="ce9" table:formula="of:=IF(LEN([.H530])=0;&quot;&quot;;IF([.K529]=&quot;SubOrder&quot;;&quot;&quot;;IF([.E530]&lt;&gt;&quot;Sub&quot;;&quot;&quot;;IF(LEN([.K529])=0;1;[.K529]+1))))">
            <text:p/>
          </table:table-cell>
          <table:table-cell table:style-name="ce6" office:value-type="string" calcext:value-type="string">
            <text:p>; // TestDataPointTypes unique guid</text:p>
          </table:table-cell>
          <table:table-cell table:number-columns-repeated="1012"/>
        </table:table-row>
        <table:table-row table:style-name="ro1">
          <table:table-cell table:style-name="ce3" table:formula="of:=IF(ISBLANK([.B531]);&quot;&quot;;CONCATENATE([.D531];[.F531];[.G531];[.H531];IF(OR([.E531]=&quot;SubStart&quot;;[.E531]=&quot;Sub&quot;);[.K531];[.J531]);[.L531]))" office:value-type="string" office:string-value="string TestDataPointTypename = 4; // TestDataPointTypes name" calcext:value-type="string">
            <text:p>string TestDataPointTypename = 4; // TestDataPointTypes name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DataPointTypename = </text:p>
          </table:table-cell>
          <table:table-cell table:style-name="ce9" table:formula="of:=IF(LEN([.E531]) = 0;[.J531];IF(OR([.E531]=&quot;SubStart&quot;;[.E531]=&quot;SubEnd&quot;);&quot;&quot;;[.K531]))" office:value-type="float" office:value="4" calcext:value-type="float">
            <text:p>4</text:p>
          </table:table-cell>
          <table:table-cell table:style-name="ce9" table:formula="of:=IF([.E531]=&quot;Sub&quot;;[.J530];IF(LEN([.H531])=0;&quot;&quot;;IF([.J530]=&quot;Number&quot;;&quot;&quot;;IF(LEN([.J530])=0;1;[.J530]+1))))" office:value-type="float" office:value="4" calcext:value-type="float">
            <text:p>4</text:p>
          </table:table-cell>
          <table:table-cell table:style-name="ce9" table:formula="of:=IF(LEN([.H531])=0;&quot;&quot;;IF([.K530]=&quot;SubOrder&quot;;&quot;&quot;;IF([.E531]&lt;&gt;&quot;Sub&quot;;&quot;&quot;;IF(LEN([.K530])=0;1;[.K530]+1))))">
            <text:p/>
          </table:table-cell>
          <table:table-cell table:style-name="ce6" office:value-type="string" calcext:value-type="string">
            <text:p>; // TestDataPointTypes name</text:p>
          </table:table-cell>
          <table:table-cell table:number-columns-repeated="1012"/>
        </table:table-row>
        <table:table-row table:style-name="ro1">
          <table:table-cell table:style-name="ce3" table:formula="of:=IF(ISBLANK([.B532]);&quot;&quot;;CONCATENATE([.D532];[.F532];[.G532];[.H532];IF(OR([.E532]=&quot;SubStart&quot;;[.E532]=&quot;Sub&quot;);[.K532];[.J532]);[.L532]))">
            <text:p/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32]) = 0;[.J532];IF(OR([.E532]=&quot;SubStart&quot;;[.E532]=&quot;SubEnd&quot;);&quot;&quot;;[.K532]))">
            <text:p/>
          </table:table-cell>
          <table:table-cell table:style-name="ce9" table:formula="of:=IF([.E532]=&quot;Sub&quot;;[.J531];IF(LEN([.H532])=0;&quot;&quot;;IF([.J531]=&quot;Number&quot;;&quot;&quot;;IF(LEN([.J531])=0;1;[.J531]+1))))">
            <text:p/>
          </table:table-cell>
          <table:table-cell table:style-name="ce9" table:formula="of:=IF(LEN([.H532])=0;&quot;&quot;;IF([.K531]=&quot;SubOrder&quot;;&quot;&quot;;IF([.E532]&lt;&gt;&quot;Sub&quot;;&quot;&quot;;IF(LEN([.K531])=0;1;[.K53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33]);&quot;&quot;;CONCATENATE([.D533];[.F533];[.G533];[.H533];IF(OR([.E533]=&quot;SubStart&quot;;[.E533]=&quot;Sub&quot;);[.K533];[.J533]);[.L533]))" office:value-type="string" office:string-value="190215" calcext:value-type="string">
            <text:p>190215</text:p>
          </table:table-cell>
          <table:table-cell table:content-validation-name="val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33]) = 0;[.J533];IF(OR([.E533]=&quot;SubStart&quot;;[.E533]=&quot;SubEnd&quot;);&quot;&quot;;[.K533]))">
            <text:p/>
          </table:table-cell>
          <table:table-cell table:style-name="ce9" table:formula="of:=IF([.E533]=&quot;Sub&quot;;[.J532];IF(LEN([.H533])=0;&quot;&quot;;IF([.J532]=&quot;Number&quot;;&quot;&quot;;IF(LEN([.J532])=0;1;[.J532]+1))))">
            <text:p/>
          </table:table-cell>
          <table:table-cell table:style-name="ce9" table:formula="of:=IF(LEN([.H533])=0;&quot;&quot;;IF([.K532]=&quot;SubOrder&quot;;&quot;&quot;;IF([.E533]&lt;&gt;&quot;Sub&quot;;&quot;&quot;;IF(LEN([.K532])=0;1;[.K532]+1))))">
            <text:p/>
          </table:table-cell>
          <table:table-cell table:style-name="ce6" office:value-type="string" calcext:value-type="string">
            <text:p>190215</text:p>
          </table:table-cell>
          <table:table-cell table:number-columns-repeated="1012"/>
        </table:table-row>
        <table:table-row table:style-name="ro1">
          <table:table-cell table:style-name="ce3" table:formula="of:=IF(ISBLANK([.B534]);&quot;&quot;;CONCATENATE([.D534];[.F534];[.G534];[.H534];IF(OR([.E534]=&quot;SubStart&quot;;[.E534]=&quot;Sub&quot;);[.K534];[.J534]);[.L534]))" office:value-type="string" office:string-value="}" calcext:value-type="string">
            <text:p>}</text:p>
          </table:table-cell>
          <table:table-cell table:style-name="ce6" table:content-validation-name="val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34]) = 0;[.J534];IF(OR([.E534]=&quot;SubStart&quot;;[.E534]=&quot;SubEnd&quot;);&quot;&quot;;[.K534]))">
            <text:p/>
          </table:table-cell>
          <table:table-cell table:style-name="ce9" table:formula="of:=IF([.E534]=&quot;Sub&quot;;[.J533];IF(LEN([.H534])=0;&quot;&quot;;IF([.J533]=&quot;Number&quot;;&quot;&quot;;IF(LEN([.J533])=0;1;[.J533]+1))))">
            <text:p/>
          </table:table-cell>
          <table:table-cell table:style-name="ce9" table:formula="of:=IF(LEN([.H534])=0;&quot;&quot;;IF([.K533]=&quot;SubOrder&quot;;&quot;&quot;;IF([.E534]&lt;&gt;&quot;Sub&quot;;&quot;&quot;;IF(LEN([.K533])=0;1;[.K53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35]);&quot;&quot;;CONCATENATE([.D535];[.F535];[.G535];[.H535];IF(OR([.E535]=&quot;SubStart&quot;;[.E535]=&quot;Sub&quot;);[.K535];[.J535]);[.L535]))">
            <text:p/>
          </table:table-cell>
          <table:table-cell table:content-validation-name="val1"/>
          <table:table-cell table:style-name="ce6" table:content-validation-name="val2" office:value-type="string" calcext:value-type="string">
            <text:p>ED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35]) = 0;[.J535];IF(OR([.E535]=&quot;SubStart&quot;;[.E535]=&quot;SubEnd&quot;);&quot;&quot;;[.K535]))">
            <text:p/>
          </table:table-cell>
          <table:table-cell table:style-name="ce9" table:formula="of:=IF([.E535]=&quot;Sub&quot;;[.J534];IF(LEN([.H535])=0;&quot;&quot;;IF([.J534]=&quot;Number&quot;;&quot;&quot;;IF(LEN([.J534])=0;1;[.J534]+1))))">
            <text:p/>
          </table:table-cell>
          <table:table-cell table:style-name="ce9" table:formula="of:=IF(LEN([.H535])=0;&quot;&quot;;IF([.K534]=&quot;SubOrder&quot;;&quot;&quot;;IF([.E535]&lt;&gt;&quot;Sub&quot;;&quot;&quot;;IF(LEN([.K534])=0;1;[.K53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36]);&quot;&quot;;CONCATENATE([.D536];[.F536];[.G536];[.H536];IF(OR([.E536]=&quot;SubStart&quot;;[.E536]=&quot;Sub&quot;);[.K536];[.J536]);[.L536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36]) = 0;[.J536];IF(OR([.E536]=&quot;SubStart&quot;;[.E536]=&quot;SubEnd&quot;);&quot;&quot;;[.K536]))">
            <text:p/>
          </table:table-cell>
          <table:table-cell table:style-name="ce9" table:formula="of:=IF([.E536]=&quot;Sub&quot;;[.J535];IF(LEN([.H536])=0;&quot;&quot;;IF([.J535]=&quot;Number&quot;;&quot;&quot;;IF(LEN([.J535])=0;1;[.J535]+1))))">
            <text:p/>
          </table:table-cell>
          <table:table-cell table:style-name="ce9" table:formula="of:=IF(LEN([.H536])=0;&quot;&quot;;IF([.K535]=&quot;SubOrder&quot;;&quot;&quot;;IF([.E536]&lt;&gt;&quot;Sub&quot;;&quot;&quot;;IF(LEN([.K535])=0;1;[.K53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37]);&quot;&quot;;CONCATENATE([.D537];[.F537];[.G537];[.H537];IF(OR([.E537]=&quot;SubStart&quot;;[.E537]=&quot;Sub&quot;);[.K537];[.J537]);[.L537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37]) = 0;[.J537];IF(OR([.E537]=&quot;SubStart&quot;;[.E537]=&quot;SubEnd&quot;);&quot;&quot;;[.K537]))">
            <text:p/>
          </table:table-cell>
          <table:table-cell table:style-name="ce9" table:formula="of:=IF([.E537]=&quot;Sub&quot;;[.J536];IF(LEN([.H537])=0;&quot;&quot;;IF([.J536]=&quot;Number&quot;;&quot;&quot;;IF(LEN([.J536])=0;1;[.J536]+1))))">
            <text:p/>
          </table:table-cell>
          <table:table-cell table:style-name="ce9" table:formula="of:=IF(LEN([.H537])=0;&quot;&quot;;IF([.K536]=&quot;SubOrder&quot;;&quot;&quot;;IF([.E537]&lt;&gt;&quot;Sub&quot;;&quot;&quot;;IF(LEN([.K536])=0;1;[.K53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38]);&quot;&quot;;CONCATENATE([.D538];[.F538];[.G538];[.H538];IF(OR([.E538]=&quot;SubStart&quot;;[.E538]=&quot;Sub&quot;);[.K538];[.J538]);[.L538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38]) = 0;[.J538];IF(OR([.E538]=&quot;SubStart&quot;;[.E538]=&quot;SubEnd&quot;);&quot;&quot;;[.K538]))">
            <text:p/>
          </table:table-cell>
          <table:table-cell table:style-name="ce9" table:formula="of:=IF([.E538]=&quot;Sub&quot;;[.J537];IF(LEN([.H538])=0;&quot;&quot;;IF([.J537]=&quot;Number&quot;;&quot;&quot;;IF(LEN([.J537])=0;1;[.J537]+1))))">
            <text:p/>
          </table:table-cell>
          <table:table-cell table:style-name="ce9" table:formula="of:=IF(LEN([.H538])=0;&quot;&quot;;IF([.K537]=&quot;SubOrder&quot;;&quot;&quot;;IF([.E538]&lt;&gt;&quot;Sub&quot;;&quot;&quot;;IF(LEN([.K537])=0;1;[.K53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39]);&quot;&quot;;CONCATENATE([.D539];[.F539];[.G539];[.H539];IF(OR([.E539]=&quot;SubStart&quot;;[.E539]=&quot;Sub&quot;);[.K539];[.J539]);[.L539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39]) = 0;[.J539];IF(OR([.E539]=&quot;SubStart&quot;;[.E539]=&quot;SubEnd&quot;);&quot;&quot;;[.K539]))">
            <text:p/>
          </table:table-cell>
          <table:table-cell table:style-name="ce9" table:formula="of:=IF([.E539]=&quot;Sub&quot;;[.J538];IF(LEN([.H539])=0;&quot;&quot;;IF([.J538]=&quot;Number&quot;;&quot;&quot;;IF(LEN([.J538])=0;1;[.J538]+1))))">
            <text:p/>
          </table:table-cell>
          <table:table-cell table:style-name="ce9" table:formula="of:=IF(LEN([.H539])=0;&quot;&quot;;IF([.K538]=&quot;SubOrder&quot;;&quot;&quot;;IF([.E539]&lt;&gt;&quot;Sub&quot;;&quot;&quot;;IF(LEN([.K538])=0;1;[.K53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40]);&quot;&quot;;CONCATENATE([.D540];[.F540];[.G540];[.H540];IF(OR([.E540]=&quot;SubStart&quot;;[.E540]=&quot;Sub&quot;);[.K540];[.J540]);[.L540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40]) = 0;[.J540];IF(OR([.E540]=&quot;SubStart&quot;;[.E540]=&quot;SubEnd&quot;);&quot;&quot;;[.K540]))">
            <text:p/>
          </table:table-cell>
          <table:table-cell table:style-name="ce9" table:formula="of:=IF([.E540]=&quot;Sub&quot;;[.J539];IF(LEN([.H540])=0;&quot;&quot;;IF([.J539]=&quot;Number&quot;;&quot;&quot;;IF(LEN([.J539])=0;1;[.J539]+1))))">
            <text:p/>
          </table:table-cell>
          <table:table-cell table:style-name="ce9" table:formula="of:=IF(LEN([.H540])=0;&quot;&quot;;IF([.K539]=&quot;SubOrder&quot;;&quot;&quot;;IF([.E540]&lt;&gt;&quot;Sub&quot;;&quot;&quot;;IF(LEN([.K539])=0;1;[.K53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41]);&quot;&quot;;CONCATENATE([.D541];[.F541];[.G541];[.H541];IF(OR([.E541]=&quot;SubStart&quot;;[.E541]=&quot;Sub&quot;);[.K541];[.J541]);[.L541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41]) = 0;[.J541];IF(OR([.E541]=&quot;SubStart&quot;;[.E541]=&quot;SubEnd&quot;);&quot;&quot;;[.K541]))">
            <text:p/>
          </table:table-cell>
          <table:table-cell table:style-name="ce9" table:formula="of:=IF([.E541]=&quot;Sub&quot;;[.J540];IF(LEN([.H541])=0;&quot;&quot;;IF([.J540]=&quot;Number&quot;;&quot;&quot;;IF(LEN([.J540])=0;1;[.J540]+1))))">
            <text:p/>
          </table:table-cell>
          <table:table-cell table:style-name="ce9" table:formula="of:=IF(LEN([.H541])=0;&quot;&quot;;IF([.K540]=&quot;SubOrder&quot;;&quot;&quot;;IF([.E541]&lt;&gt;&quot;Sub&quot;;&quot;&quot;;IF(LEN([.K540])=0;1;[.K54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42]);&quot;&quot;;CONCATENATE([.D542];[.F542];[.G542];[.H542];IF(OR([.E542]=&quot;SubStart&quot;;[.E542]=&quot;Sub&quot;);[.K542];[.J542]);[.L542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42]) = 0;[.J542];IF(OR([.E542]=&quot;SubStart&quot;;[.E542]=&quot;SubEnd&quot;);&quot;&quot;;[.K542]))">
            <text:p/>
          </table:table-cell>
          <table:table-cell table:style-name="ce9" table:formula="of:=IF([.E542]=&quot;Sub&quot;;[.J541];IF(LEN([.H542])=0;&quot;&quot;;IF([.J541]=&quot;Number&quot;;&quot;&quot;;IF(LEN([.J541])=0;1;[.J541]+1))))">
            <text:p/>
          </table:table-cell>
          <table:table-cell table:style-name="ce9" table:formula="of:=IF(LEN([.H542])=0;&quot;&quot;;IF([.K541]=&quot;SubOrder&quot;;&quot;&quot;;IF([.E542]&lt;&gt;&quot;Sub&quot;;&quot;&quot;;IF(LEN([.K541])=0;1;[.K54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43]);&quot;&quot;;CONCATENATE([.D543];[.F543];[.G543];[.H543];IF(OR([.E543]=&quot;SubStart&quot;;[.E543]=&quot;Sub&quot;);[.K543];[.J543]);[.L543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43]) = 0;[.J543];IF(OR([.E543]=&quot;SubStart&quot;;[.E543]=&quot;SubEnd&quot;);&quot;&quot;;[.K543]))">
            <text:p/>
          </table:table-cell>
          <table:table-cell table:style-name="ce9" table:formula="of:=IF([.E543]=&quot;Sub&quot;;[.J542];IF(LEN([.H543])=0;&quot;&quot;;IF([.J542]=&quot;Number&quot;;&quot;&quot;;IF(LEN([.J542])=0;1;[.J542]+1))))">
            <text:p/>
          </table:table-cell>
          <table:table-cell table:style-name="ce9" table:formula="of:=IF(LEN([.H543])=0;&quot;&quot;;IF([.K542]=&quot;SubOrder&quot;;&quot;&quot;;IF([.E543]&lt;&gt;&quot;Sub&quot;;&quot;&quot;;IF(LEN([.K542])=0;1;[.K54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44]);&quot;&quot;;CONCATENATE([.D544];[.F544];[.G544];[.H544];IF(OR([.E544]=&quot;SubStart&quot;;[.E544]=&quot;Sub&quot;);[.K544];[.J544]);[.L544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44]) = 0;[.J544];IF(OR([.E544]=&quot;SubStart&quot;;[.E544]=&quot;SubEnd&quot;);&quot;&quot;;[.K544]))">
            <text:p/>
          </table:table-cell>
          <table:table-cell table:style-name="ce9" table:formula="of:=IF([.E544]=&quot;Sub&quot;;[.J543];IF(LEN([.H544])=0;&quot;&quot;;IF([.J543]=&quot;Number&quot;;&quot;&quot;;IF(LEN([.J543])=0;1;[.J543]+1))))">
            <text:p/>
          </table:table-cell>
          <table:table-cell table:style-name="ce9" table:formula="of:=IF(LEN([.H544])=0;&quot;&quot;;IF([.K543]=&quot;SubOrder&quot;;&quot;&quot;;IF([.E544]&lt;&gt;&quot;Sub&quot;;&quot;&quot;;IF(LEN([.K543])=0;1;[.K54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45]);&quot;&quot;;CONCATENATE([.D545];[.F545];[.G545];[.H545];IF(OR([.E545]=&quot;SubStart&quot;;[.E545]=&quot;Sub&quot;);[.K545];[.J545]);[.L545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45]) = 0;[.J545];IF(OR([.E545]=&quot;SubStart&quot;;[.E545]=&quot;SubEnd&quot;);&quot;&quot;;[.K545]))">
            <text:p/>
          </table:table-cell>
          <table:table-cell table:style-name="ce9" table:formula="of:=IF([.E545]=&quot;Sub&quot;;[.J544];IF(LEN([.H545])=0;&quot;&quot;;IF([.J544]=&quot;Number&quot;;&quot;&quot;;IF(LEN([.J544])=0;1;[.J544]+1))))">
            <text:p/>
          </table:table-cell>
          <table:table-cell table:style-name="ce9" table:formula="of:=IF(LEN([.H545])=0;&quot;&quot;;IF([.K544]=&quot;SubOrder&quot;;&quot;&quot;;IF([.E545]&lt;&gt;&quot;Sub&quot;;&quot;&quot;;IF(LEN([.K544])=0;1;[.K54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46]);&quot;&quot;;CONCATENATE([.D546];[.F546];[.G546];[.H546];IF(OR([.E546]=&quot;SubStart&quot;;[.E546]=&quot;Sub&quot;);[.K546];[.J546]);[.L546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46]) = 0;[.J546];IF(OR([.E546]=&quot;SubStart&quot;;[.E546]=&quot;SubEnd&quot;);&quot;&quot;;[.K546]))">
            <text:p/>
          </table:table-cell>
          <table:table-cell table:style-name="ce9" table:formula="of:=IF([.E546]=&quot;Sub&quot;;[.J545];IF(LEN([.H546])=0;&quot;&quot;;IF([.J545]=&quot;Number&quot;;&quot;&quot;;IF(LEN([.J545])=0;1;[.J545]+1))))">
            <text:p/>
          </table:table-cell>
          <table:table-cell table:style-name="ce9" table:formula="of:=IF(LEN([.H546])=0;&quot;&quot;;IF([.K545]=&quot;SubOrder&quot;;&quot;&quot;;IF([.E546]&lt;&gt;&quot;Sub&quot;;&quot;&quot;;IF(LEN([.K545])=0;1;[.K54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47]);&quot;&quot;;CONCATENATE([.D547];[.F547];[.G547];[.H547];IF(OR([.E547]=&quot;SubStart&quot;;[.E547]=&quot;Sub&quot;);[.K547];[.J547]);[.L547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47]) = 0;[.J547];IF(OR([.E547]=&quot;SubStart&quot;;[.E547]=&quot;SubEnd&quot;);&quot;&quot;;[.K547]))">
            <text:p/>
          </table:table-cell>
          <table:table-cell table:style-name="ce9" table:formula="of:=IF([.E547]=&quot;Sub&quot;;[.J546];IF(LEN([.H547])=0;&quot;&quot;;IF([.J546]=&quot;Number&quot;;&quot;&quot;;IF(LEN([.J546])=0;1;[.J546]+1))))">
            <text:p/>
          </table:table-cell>
          <table:table-cell table:style-name="ce9" table:formula="of:=IF(LEN([.H547])=0;&quot;&quot;;IF([.K546]=&quot;SubOrder&quot;;&quot;&quot;;IF([.E547]&lt;&gt;&quot;Sub&quot;;&quot;&quot;;IF(LEN([.K546])=0;1;[.K54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48]);&quot;&quot;;CONCATENATE([.D548];[.F548];[.G548];[.H548];IF(OR([.E548]=&quot;SubStart&quot;;[.E548]=&quot;Sub&quot;);[.K548];[.J548]);[.L548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48]) = 0;[.J548];IF(OR([.E548]=&quot;SubStart&quot;;[.E548]=&quot;SubEnd&quot;);&quot;&quot;;[.K548]))">
            <text:p/>
          </table:table-cell>
          <table:table-cell table:style-name="ce9" table:formula="of:=IF([.E548]=&quot;Sub&quot;;[.J547];IF(LEN([.H548])=0;&quot;&quot;;IF([.J547]=&quot;Number&quot;;&quot;&quot;;IF(LEN([.J547])=0;1;[.J547]+1))))">
            <text:p/>
          </table:table-cell>
          <table:table-cell table:style-name="ce9" table:formula="of:=IF(LEN([.H548])=0;&quot;&quot;;IF([.K547]=&quot;SubOrder&quot;;&quot;&quot;;IF([.E548]&lt;&gt;&quot;Sub&quot;;&quot;&quot;;IF(LEN([.K547])=0;1;[.K54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49]);&quot;&quot;;CONCATENATE([.D549];[.F549];[.G549];[.H549];IF(OR([.E549]=&quot;SubStart&quot;;[.E549]=&quot;Sub&quot;);[.K549];[.J549]);[.L549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49]) = 0;[.J549];IF(OR([.E549]=&quot;SubStart&quot;;[.E549]=&quot;SubEnd&quot;);&quot;&quot;;[.K549]))">
            <text:p/>
          </table:table-cell>
          <table:table-cell table:style-name="ce9" table:formula="of:=IF([.E549]=&quot;Sub&quot;;[.J548];IF(LEN([.H549])=0;&quot;&quot;;IF([.J548]=&quot;Number&quot;;&quot;&quot;;IF(LEN([.J548])=0;1;[.J548]+1))))">
            <text:p/>
          </table:table-cell>
          <table:table-cell table:style-name="ce9" table:formula="of:=IF(LEN([.H549])=0;&quot;&quot;;IF([.K548]=&quot;SubOrder&quot;;&quot;&quot;;IF([.E549]&lt;&gt;&quot;Sub&quot;;&quot;&quot;;IF(LEN([.K548])=0;1;[.K54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50]);&quot;&quot;;CONCATENATE([.D550];[.F550];[.G550];[.H550];IF(OR([.E550]=&quot;SubStart&quot;;[.E550]=&quot;Sub&quot;);[.K550];[.J550]);[.L550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50]) = 0;[.J550];IF(OR([.E550]=&quot;SubStart&quot;;[.E550]=&quot;SubEnd&quot;);&quot;&quot;;[.K550]))">
            <text:p/>
          </table:table-cell>
          <table:table-cell table:style-name="ce9" table:formula="of:=IF([.E550]=&quot;Sub&quot;;[.J549];IF(LEN([.H550])=0;&quot;&quot;;IF([.J549]=&quot;Number&quot;;&quot;&quot;;IF(LEN([.J549])=0;1;[.J549]+1))))">
            <text:p/>
          </table:table-cell>
          <table:table-cell table:style-name="ce9" table:formula="of:=IF(LEN([.H550])=0;&quot;&quot;;IF([.K549]=&quot;SubOrder&quot;;&quot;&quot;;IF([.E550]&lt;&gt;&quot;Sub&quot;;&quot;&quot;;IF(LEN([.K549])=0;1;[.K54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51]);&quot;&quot;;CONCATENATE([.D551];[.F551];[.G551];[.H551];IF(OR([.E551]=&quot;SubStart&quot;;[.E551]=&quot;Sub&quot;);[.K551];[.J551]);[.L551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51]) = 0;[.J551];IF(OR([.E551]=&quot;SubStart&quot;;[.E551]=&quot;SubEnd&quot;);&quot;&quot;;[.K551]))">
            <text:p/>
          </table:table-cell>
          <table:table-cell table:style-name="ce9" table:formula="of:=IF([.E551]=&quot;Sub&quot;;[.J550];IF(LEN([.H551])=0;&quot;&quot;;IF([.J550]=&quot;Number&quot;;&quot;&quot;;IF(LEN([.J550])=0;1;[.J550]+1))))">
            <text:p/>
          </table:table-cell>
          <table:table-cell table:style-name="ce9" table:formula="of:=IF(LEN([.H551])=0;&quot;&quot;;IF([.K550]=&quot;SubOrder&quot;;&quot;&quot;;IF([.E551]&lt;&gt;&quot;Sub&quot;;&quot;&quot;;IF(LEN([.K550])=0;1;[.K55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52]);&quot;&quot;;CONCATENATE([.D552];[.F552];[.G552];[.H552];IF(OR([.E552]=&quot;SubStart&quot;;[.E552]=&quot;Sub&quot;);[.K552];[.J552]);[.L552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52]) = 0;[.J552];IF(OR([.E552]=&quot;SubStart&quot;;[.E552]=&quot;SubEnd&quot;);&quot;&quot;;[.K552]))">
            <text:p/>
          </table:table-cell>
          <table:table-cell table:style-name="ce9" table:formula="of:=IF([.E552]=&quot;Sub&quot;;[.J551];IF(LEN([.H552])=0;&quot;&quot;;IF([.J551]=&quot;Number&quot;;&quot;&quot;;IF(LEN([.J551])=0;1;[.J551]+1))))">
            <text:p/>
          </table:table-cell>
          <table:table-cell table:style-name="ce9" table:formula="of:=IF(LEN([.H552])=0;&quot;&quot;;IF([.K551]=&quot;SubOrder&quot;;&quot;&quot;;IF([.E552]&lt;&gt;&quot;Sub&quot;;&quot;&quot;;IF(LEN([.K551])=0;1;[.K55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53]);&quot;&quot;;CONCATENATE([.D553];[.F553];[.G553];[.H553];IF(OR([.E553]=&quot;SubStart&quot;;[.E553]=&quot;Sub&quot;);[.K553];[.J553]);[.L553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53]) = 0;[.J553];IF(OR([.E553]=&quot;SubStart&quot;;[.E553]=&quot;SubEnd&quot;);&quot;&quot;;[.K553]))">
            <text:p/>
          </table:table-cell>
          <table:table-cell table:style-name="ce9" table:formula="of:=IF([.E553]=&quot;Sub&quot;;[.J552];IF(LEN([.H553])=0;&quot;&quot;;IF([.J552]=&quot;Number&quot;;&quot;&quot;;IF(LEN([.J552])=0;1;[.J552]+1))))">
            <text:p/>
          </table:table-cell>
          <table:table-cell table:style-name="ce9" table:formula="of:=IF(LEN([.H553])=0;&quot;&quot;;IF([.K552]=&quot;SubOrder&quot;;&quot;&quot;;IF([.E553]&lt;&gt;&quot;Sub&quot;;&quot;&quot;;IF(LEN([.K552])=0;1;[.K55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54]);&quot;&quot;;CONCATENATE([.D554];[.F554];[.G554];[.H554];IF(OR([.E554]=&quot;SubStart&quot;;[.E554]=&quot;Sub&quot;);[.K554];[.J554]);[.L554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54]) = 0;[.J554];IF(OR([.E554]=&quot;SubStart&quot;;[.E554]=&quot;SubEnd&quot;);&quot;&quot;;[.K554]))">
            <text:p/>
          </table:table-cell>
          <table:table-cell table:style-name="ce9" table:formula="of:=IF([.E554]=&quot;Sub&quot;;[.J553];IF(LEN([.H554])=0;&quot;&quot;;IF([.J553]=&quot;Number&quot;;&quot;&quot;;IF(LEN([.J553])=0;1;[.J553]+1))))">
            <text:p/>
          </table:table-cell>
          <table:table-cell table:style-name="ce9" table:formula="of:=IF(LEN([.H554])=0;&quot;&quot;;IF([.K553]=&quot;SubOrder&quot;;&quot;&quot;;IF([.E554]&lt;&gt;&quot;Sub&quot;;&quot;&quot;;IF(LEN([.K553])=0;1;[.K55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55]);&quot;&quot;;CONCATENATE([.D555];[.F555];[.G555];[.H555];IF(OR([.E555]=&quot;SubStart&quot;;[.E555]=&quot;Sub&quot;);[.K555];[.J555]);[.L555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55]) = 0;[.J555];IF(OR([.E555]=&quot;SubStart&quot;;[.E555]=&quot;SubEnd&quot;);&quot;&quot;;[.K555]))">
            <text:p/>
          </table:table-cell>
          <table:table-cell table:style-name="ce9" table:formula="of:=IF([.E555]=&quot;Sub&quot;;[.J554];IF(LEN([.H555])=0;&quot;&quot;;IF([.J554]=&quot;Number&quot;;&quot;&quot;;IF(LEN([.J554])=0;1;[.J554]+1))))">
            <text:p/>
          </table:table-cell>
          <table:table-cell table:style-name="ce9" table:formula="of:=IF(LEN([.H555])=0;&quot;&quot;;IF([.K554]=&quot;SubOrder&quot;;&quot;&quot;;IF([.E555]&lt;&gt;&quot;Sub&quot;;&quot;&quot;;IF(LEN([.K554])=0;1;[.K55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56]);&quot;&quot;;CONCATENATE([.D556];[.F556];[.G556];[.H556];IF(OR([.E556]=&quot;SubStart&quot;;[.E556]=&quot;Sub&quot;);[.K556];[.J556]);[.L556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56]) = 0;[.J556];IF(OR([.E556]=&quot;SubStart&quot;;[.E556]=&quot;SubEnd&quot;);&quot;&quot;;[.K556]))">
            <text:p/>
          </table:table-cell>
          <table:table-cell table:style-name="ce9" table:formula="of:=IF([.E556]=&quot;Sub&quot;;[.J555];IF(LEN([.H556])=0;&quot;&quot;;IF([.J555]=&quot;Number&quot;;&quot;&quot;;IF(LEN([.J555])=0;1;[.J555]+1))))">
            <text:p/>
          </table:table-cell>
          <table:table-cell table:style-name="ce9" table:formula="of:=IF(LEN([.H556])=0;&quot;&quot;;IF([.K555]=&quot;SubOrder&quot;;&quot;&quot;;IF([.E556]&lt;&gt;&quot;Sub&quot;;&quot;&quot;;IF(LEN([.K555])=0;1;[.K55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57]);&quot;&quot;;CONCATENATE([.D557];[.F557];[.G557];[.H557];IF(OR([.E557]=&quot;SubStart&quot;;[.E557]=&quot;Sub&quot;);[.K557];[.J557]);[.L557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57]) = 0;[.J557];IF(OR([.E557]=&quot;SubStart&quot;;[.E557]=&quot;SubEnd&quot;);&quot;&quot;;[.K557]))">
            <text:p/>
          </table:table-cell>
          <table:table-cell table:style-name="ce9" table:formula="of:=IF([.E557]=&quot;Sub&quot;;[.J556];IF(LEN([.H557])=0;&quot;&quot;;IF([.J556]=&quot;Number&quot;;&quot;&quot;;IF(LEN([.J556])=0;1;[.J556]+1))))">
            <text:p/>
          </table:table-cell>
          <table:table-cell table:style-name="ce9" table:formula="of:=IF(LEN([.H557])=0;&quot;&quot;;IF([.K556]=&quot;SubOrder&quot;;&quot;&quot;;IF([.E557]&lt;&gt;&quot;Sub&quot;;&quot;&quot;;IF(LEN([.K556])=0;1;[.K55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58]);&quot;&quot;;CONCATENATE([.D558];[.F558];[.G558];[.H558];IF(OR([.E558]=&quot;SubStart&quot;;[.E558]=&quot;Sub&quot;);[.K558];[.J558]);[.L558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58]) = 0;[.J558];IF(OR([.E558]=&quot;SubStart&quot;;[.E558]=&quot;SubEnd&quot;);&quot;&quot;;[.K558]))">
            <text:p/>
          </table:table-cell>
          <table:table-cell table:style-name="ce9" table:formula="of:=IF([.E558]=&quot;Sub&quot;;[.J557];IF(LEN([.H558])=0;&quot;&quot;;IF([.J557]=&quot;Number&quot;;&quot;&quot;;IF(LEN([.J557])=0;1;[.J557]+1))))">
            <text:p/>
          </table:table-cell>
          <table:table-cell table:style-name="ce9" table:formula="of:=IF(LEN([.H558])=0;&quot;&quot;;IF([.K557]=&quot;SubOrder&quot;;&quot;&quot;;IF([.E558]&lt;&gt;&quot;Sub&quot;;&quot;&quot;;IF(LEN([.K557])=0;1;[.K55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59]);&quot;&quot;;CONCATENATE([.D559];[.F559];[.G559];[.H559];IF(OR([.E559]=&quot;SubStart&quot;;[.E559]=&quot;Sub&quot;);[.K559];[.J559]);[.L559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59]) = 0;[.J559];IF(OR([.E559]=&quot;SubStart&quot;;[.E559]=&quot;SubEnd&quot;);&quot;&quot;;[.K559]))">
            <text:p/>
          </table:table-cell>
          <table:table-cell table:style-name="ce9" table:formula="of:=IF([.E559]=&quot;Sub&quot;;[.J558];IF(LEN([.H559])=0;&quot;&quot;;IF([.J558]=&quot;Number&quot;;&quot;&quot;;IF(LEN([.J558])=0;1;[.J558]+1))))">
            <text:p/>
          </table:table-cell>
          <table:table-cell table:style-name="ce9" table:formula="of:=IF(LEN([.H559])=0;&quot;&quot;;IF([.K558]=&quot;SubOrder&quot;;&quot;&quot;;IF([.E559]&lt;&gt;&quot;Sub&quot;;&quot;&quot;;IF(LEN([.K558])=0;1;[.K55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60]);&quot;&quot;;CONCATENATE([.D560];[.F560];[.G560];[.H560];IF(OR([.E560]=&quot;SubStart&quot;;[.E560]=&quot;Sub&quot;);[.K560];[.J560]);[.L560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60]) = 0;[.J560];IF(OR([.E560]=&quot;SubStart&quot;;[.E560]=&quot;SubEnd&quot;);&quot;&quot;;[.K560]))">
            <text:p/>
          </table:table-cell>
          <table:table-cell table:style-name="ce9" table:formula="of:=IF([.E560]=&quot;Sub&quot;;[.J559];IF(LEN([.H560])=0;&quot;&quot;;IF([.J559]=&quot;Number&quot;;&quot;&quot;;IF(LEN([.J559])=0;1;[.J559]+1))))">
            <text:p/>
          </table:table-cell>
          <table:table-cell table:style-name="ce9" table:formula="of:=IF(LEN([.H560])=0;&quot;&quot;;IF([.K559]=&quot;SubOrder&quot;;&quot;&quot;;IF([.E560]&lt;&gt;&quot;Sub&quot;;&quot;&quot;;IF(LEN([.K559])=0;1;[.K55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61]);&quot;&quot;;CONCATENATE([.D561];[.F561];[.G561];[.H561];IF(OR([.E561]=&quot;SubStart&quot;;[.E561]=&quot;Sub&quot;);[.K561];[.J561]);[.L561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61]) = 0;[.J561];IF(OR([.E561]=&quot;SubStart&quot;;[.E561]=&quot;SubEnd&quot;);&quot;&quot;;[.K561]))">
            <text:p/>
          </table:table-cell>
          <table:table-cell table:style-name="ce9" table:formula="of:=IF([.E561]=&quot;Sub&quot;;[.J560];IF(LEN([.H561])=0;&quot;&quot;;IF([.J560]=&quot;Number&quot;;&quot;&quot;;IF(LEN([.J560])=0;1;[.J560]+1))))">
            <text:p/>
          </table:table-cell>
          <table:table-cell table:style-name="ce9" table:formula="of:=IF(LEN([.H561])=0;&quot;&quot;;IF([.K560]=&quot;SubOrder&quot;;&quot;&quot;;IF([.E561]&lt;&gt;&quot;Sub&quot;;&quot;&quot;;IF(LEN([.K560])=0;1;[.K56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62]);&quot;&quot;;CONCATENATE([.D562];[.F562];[.G562];[.H562];IF(OR([.E562]=&quot;SubStart&quot;;[.E562]=&quot;Sub&quot;);[.K562];[.J562]);[.L562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62]) = 0;[.J562];IF(OR([.E562]=&quot;SubStart&quot;;[.E562]=&quot;SubEnd&quot;);&quot;&quot;;[.K562]))">
            <text:p/>
          </table:table-cell>
          <table:table-cell table:style-name="ce9" table:formula="of:=IF([.E562]=&quot;Sub&quot;;[.J561];IF(LEN([.H562])=0;&quot;&quot;;IF([.J561]=&quot;Number&quot;;&quot;&quot;;IF(LEN([.J561])=0;1;[.J561]+1))))">
            <text:p/>
          </table:table-cell>
          <table:table-cell table:style-name="ce9" table:formula="of:=IF(LEN([.H562])=0;&quot;&quot;;IF([.K561]=&quot;SubOrder&quot;;&quot;&quot;;IF([.E562]&lt;&gt;&quot;Sub&quot;;&quot;&quot;;IF(LEN([.K561])=0;1;[.K56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63]);&quot;&quot;;CONCATENATE([.D563];[.F563];[.G563];[.H563];IF(OR([.E563]=&quot;SubStart&quot;;[.E563]=&quot;Sub&quot;);[.K563];[.J563]);[.L563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63]) = 0;[.J563];IF(OR([.E563]=&quot;SubStart&quot;;[.E563]=&quot;SubEnd&quot;);&quot;&quot;;[.K563]))">
            <text:p/>
          </table:table-cell>
          <table:table-cell table:style-name="ce9" table:formula="of:=IF([.E563]=&quot;Sub&quot;;[.J562];IF(LEN([.H563])=0;&quot;&quot;;IF([.J562]=&quot;Number&quot;;&quot;&quot;;IF(LEN([.J562])=0;1;[.J562]+1))))">
            <text:p/>
          </table:table-cell>
          <table:table-cell table:style-name="ce9" table:formula="of:=IF(LEN([.H563])=0;&quot;&quot;;IF([.K562]=&quot;SubOrder&quot;;&quot;&quot;;IF([.E563]&lt;&gt;&quot;Sub&quot;;&quot;&quot;;IF(LEN([.K562])=0;1;[.K56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64]);&quot;&quot;;CONCATENATE([.D564];[.F564];[.G564];[.H564];IF(OR([.E564]=&quot;SubStart&quot;;[.E564]=&quot;Sub&quot;);[.K564];[.J564]);[.L564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64]) = 0;[.J564];IF(OR([.E564]=&quot;SubStart&quot;;[.E564]=&quot;SubEnd&quot;);&quot;&quot;;[.K564]))">
            <text:p/>
          </table:table-cell>
          <table:table-cell table:style-name="ce9" table:formula="of:=IF([.E564]=&quot;Sub&quot;;[.J563];IF(LEN([.H564])=0;&quot;&quot;;IF([.J563]=&quot;Number&quot;;&quot;&quot;;IF(LEN([.J563])=0;1;[.J563]+1))))">
            <text:p/>
          </table:table-cell>
          <table:table-cell table:style-name="ce9" table:formula="of:=IF(LEN([.H564])=0;&quot;&quot;;IF([.K563]=&quot;SubOrder&quot;;&quot;&quot;;IF([.E564]&lt;&gt;&quot;Sub&quot;;&quot;&quot;;IF(LEN([.K563])=0;1;[.K56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65]);&quot;&quot;;CONCATENATE([.D565];[.F565];[.G565];[.H565];IF(OR([.E565]=&quot;SubStart&quot;;[.E565]=&quot;Sub&quot;);[.K565];[.J565]);[.L565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65]) = 0;[.J565];IF(OR([.E565]=&quot;SubStart&quot;;[.E565]=&quot;SubEnd&quot;);&quot;&quot;;[.K565]))">
            <text:p/>
          </table:table-cell>
          <table:table-cell table:style-name="ce9" table:formula="of:=IF([.E565]=&quot;Sub&quot;;[.J564];IF(LEN([.H565])=0;&quot;&quot;;IF([.J564]=&quot;Number&quot;;&quot;&quot;;IF(LEN([.J564])=0;1;[.J564]+1))))">
            <text:p/>
          </table:table-cell>
          <table:table-cell table:style-name="ce9" table:formula="of:=IF(LEN([.H565])=0;&quot;&quot;;IF([.K564]=&quot;SubOrder&quot;;&quot;&quot;;IF([.E565]&lt;&gt;&quot;Sub&quot;;&quot;&quot;;IF(LEN([.K564])=0;1;[.K56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66]);&quot;&quot;;CONCATENATE([.D566];[.F566];[.G566];[.H566];IF(OR([.E566]=&quot;SubStart&quot;;[.E566]=&quot;Sub&quot;);[.K566];[.J566]);[.L566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66]) = 0;[.J566];IF(OR([.E566]=&quot;SubStart&quot;;[.E566]=&quot;SubEnd&quot;);&quot;&quot;;[.K566]))">
            <text:p/>
          </table:table-cell>
          <table:table-cell table:style-name="ce9" table:formula="of:=IF([.E566]=&quot;Sub&quot;;[.J565];IF(LEN([.H566])=0;&quot;&quot;;IF([.J565]=&quot;Number&quot;;&quot;&quot;;IF(LEN([.J565])=0;1;[.J565]+1))))">
            <text:p/>
          </table:table-cell>
          <table:table-cell table:style-name="ce9" table:formula="of:=IF(LEN([.H566])=0;&quot;&quot;;IF([.K565]=&quot;SubOrder&quot;;&quot;&quot;;IF([.E566]&lt;&gt;&quot;Sub&quot;;&quot;&quot;;IF(LEN([.K565])=0;1;[.K56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67]);&quot;&quot;;CONCATENATE([.D567];[.F567];[.G567];[.H567];IF(OR([.E567]=&quot;SubStart&quot;;[.E567]=&quot;Sub&quot;);[.K567];[.J567]);[.L567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67]) = 0;[.J567];IF(OR([.E567]=&quot;SubStart&quot;;[.E567]=&quot;SubEnd&quot;);&quot;&quot;;[.K567]))">
            <text:p/>
          </table:table-cell>
          <table:table-cell table:style-name="ce9" table:formula="of:=IF([.E567]=&quot;Sub&quot;;[.J566];IF(LEN([.H567])=0;&quot;&quot;;IF([.J566]=&quot;Number&quot;;&quot;&quot;;IF(LEN([.J566])=0;1;[.J566]+1))))">
            <text:p/>
          </table:table-cell>
          <table:table-cell table:style-name="ce9" table:formula="of:=IF(LEN([.H567])=0;&quot;&quot;;IF([.K566]=&quot;SubOrder&quot;;&quot;&quot;;IF([.E567]&lt;&gt;&quot;Sub&quot;;&quot;&quot;;IF(LEN([.K566])=0;1;[.K56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68]);&quot;&quot;;CONCATENATE([.D568];[.F568];[.G568];[.H568];IF(OR([.E568]=&quot;SubStart&quot;;[.E568]=&quot;Sub&quot;);[.K568];[.J568]);[.L568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68]) = 0;[.J568];IF(OR([.E568]=&quot;SubStart&quot;;[.E568]=&quot;SubEnd&quot;);&quot;&quot;;[.K568]))">
            <text:p/>
          </table:table-cell>
          <table:table-cell table:style-name="ce9" table:formula="of:=IF([.E568]=&quot;Sub&quot;;[.J567];IF(LEN([.H568])=0;&quot;&quot;;IF([.J567]=&quot;Number&quot;;&quot;&quot;;IF(LEN([.J567])=0;1;[.J567]+1))))">
            <text:p/>
          </table:table-cell>
          <table:table-cell table:style-name="ce9" table:formula="of:=IF(LEN([.H568])=0;&quot;&quot;;IF([.K567]=&quot;SubOrder&quot;;&quot;&quot;;IF([.E568]&lt;&gt;&quot;Sub&quot;;&quot;&quot;;IF(LEN([.K567])=0;1;[.K56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69]);&quot;&quot;;CONCATENATE([.D569];[.F569];[.G569];[.H569];IF(OR([.E569]=&quot;SubStart&quot;;[.E569]=&quot;Sub&quot;);[.K569];[.J569]);[.L569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69]) = 0;[.J569];IF(OR([.E569]=&quot;SubStart&quot;;[.E569]=&quot;SubEnd&quot;);&quot;&quot;;[.K569]))">
            <text:p/>
          </table:table-cell>
          <table:table-cell table:style-name="ce9" table:formula="of:=IF([.E569]=&quot;Sub&quot;;[.J568];IF(LEN([.H569])=0;&quot;&quot;;IF([.J568]=&quot;Number&quot;;&quot;&quot;;IF(LEN([.J568])=0;1;[.J568]+1))))">
            <text:p/>
          </table:table-cell>
          <table:table-cell table:style-name="ce9" table:formula="of:=IF(LEN([.H569])=0;&quot;&quot;;IF([.K568]=&quot;SubOrder&quot;;&quot;&quot;;IF([.E569]&lt;&gt;&quot;Sub&quot;;&quot;&quot;;IF(LEN([.K568])=0;1;[.K56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70]);&quot;&quot;;CONCATENATE([.D570];[.F570];[.G570];[.H570];IF(OR([.E570]=&quot;SubStart&quot;;[.E570]=&quot;Sub&quot;);[.K570];[.J570]);[.L570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70]) = 0;[.J570];IF(OR([.E570]=&quot;SubStart&quot;;[.E570]=&quot;SubEnd&quot;);&quot;&quot;;[.K570]))">
            <text:p/>
          </table:table-cell>
          <table:table-cell table:style-name="ce9" table:formula="of:=IF([.E570]=&quot;Sub&quot;;[.J569];IF(LEN([.H570])=0;&quot;&quot;;IF([.J569]=&quot;Number&quot;;&quot;&quot;;IF(LEN([.J569])=0;1;[.J569]+1))))">
            <text:p/>
          </table:table-cell>
          <table:table-cell table:style-name="ce9" table:formula="of:=IF(LEN([.H570])=0;&quot;&quot;;IF([.K569]=&quot;SubOrder&quot;;&quot;&quot;;IF([.E570]&lt;&gt;&quot;Sub&quot;;&quot;&quot;;IF(LEN([.K569])=0;1;[.K56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71]);&quot;&quot;;CONCATENATE([.D571];[.F571];[.G571];[.H571];IF(OR([.E571]=&quot;SubStart&quot;;[.E571]=&quot;Sub&quot;);[.K571];[.J571]);[.L571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71]) = 0;[.J571];IF(OR([.E571]=&quot;SubStart&quot;;[.E571]=&quot;SubEnd&quot;);&quot;&quot;;[.K571]))">
            <text:p/>
          </table:table-cell>
          <table:table-cell table:style-name="ce9" table:formula="of:=IF([.E571]=&quot;Sub&quot;;[.J570];IF(LEN([.H571])=0;&quot;&quot;;IF([.J570]=&quot;Number&quot;;&quot;&quot;;IF(LEN([.J570])=0;1;[.J570]+1))))">
            <text:p/>
          </table:table-cell>
          <table:table-cell table:style-name="ce9" table:formula="of:=IF(LEN([.H571])=0;&quot;&quot;;IF([.K570]=&quot;SubOrder&quot;;&quot;&quot;;IF([.E571]&lt;&gt;&quot;Sub&quot;;&quot;&quot;;IF(LEN([.K570])=0;1;[.K57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72]);&quot;&quot;;CONCATENATE([.D572];[.F572];[.G572];[.H572];IF(OR([.E572]=&quot;SubStart&quot;;[.E572]=&quot;Sub&quot;);[.K572];[.J572]);[.L572]))">
            <text:p/>
          </table:table-cell>
          <table:table-cell table:content-validation-name="val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72]) = 0;[.J572];IF(OR([.E572]=&quot;SubStart&quot;;[.E572]=&quot;SubEnd&quot;);&quot;&quot;;[.K572]))">
            <text:p/>
          </table:table-cell>
          <table:table-cell table:style-name="ce9" table:formula="of:=IF([.E572]=&quot;Sub&quot;;[.J571];IF(LEN([.H572])=0;&quot;&quot;;IF([.J571]=&quot;Number&quot;;&quot;&quot;;IF(LEN([.J571])=0;1;[.J571]+1))))">
            <text:p/>
          </table:table-cell>
          <table:table-cell table:style-name="ce9" table:formula="of:=IF(LEN([.H572])=0;&quot;&quot;;IF([.K571]=&quot;SubOrder&quot;;&quot;&quot;;IF([.E572]&lt;&gt;&quot;Sub&quot;;&quot;&quot;;IF(LEN([.K571])=0;1;[.K57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3" table:formula="of:=IF(ISBLANK([.B573]);&quot;&quot;;CONCATENATE([.D573];[.F573];[.G573];[.H573];IF(OR([.E573]=&quot;SubStart&quot;;[.E573]=&quot;Sub&quot;);[.K573];[.J573]);[.L573]))">
            <text:p/>
          </table:table-cell>
          <table:table-cell table:style-name="ce6" table:content-validation-name="val1" table:number-columns-repeated="2"/>
          <table:table-cell table:style-name="ce6"/>
          <table:table-cell table:style-name="ce6" table:content-validation-name="val3"/>
          <table:table-cell table:style-name="ce6" table:content-validation-name="val4"/>
          <table:table-cell table:style-name="ce6" table:content-validation-name="val5"/>
          <table:table-cell table:style-name="ce6"/>
          <table:table-cell table:style-name="ce9" table:formula="of:=IF(LEN([.E573]) = 0;[.J573];IF(OR([.E573]=&quot;SubStart&quot;;[.E573]=&quot;SubEnd&quot;);&quot;&quot;;[.K573]))">
            <text:p/>
          </table:table-cell>
          <table:table-cell table:style-name="ce9" table:formula="of:=IF([.E573]=&quot;Sub&quot;;[.J572];IF(LEN([.H573])=0;&quot;&quot;;IF([.J572]=&quot;Number&quot;;&quot;&quot;;IF(LEN([.J572])=0;1;[.J572]+1))))">
            <text:p/>
          </table:table-cell>
          <table:table-cell table:style-name="ce9" table:formula="of:=IF(LEN([.H573])=0;&quot;&quot;;IF([.K572]=&quot;SubOrder&quot;;&quot;&quot;;IF([.E573]&lt;&gt;&quot;Sub&quot;;&quot;&quot;;IF(LEN([.K572])=0;1;[.K572]+1))))">
            <text:p/>
          </table:table-cell>
          <table:table-cell table:style-name="ce6" table:number-columns-repeated="1013"/>
        </table:table-row>
        <table:table-row table:style-name="ro1">
          <table:table-cell table:number-columns-repeated="2" table:style-name="ce4" office:value-type="string" calcext:value-type="string">
            <text:p>#END#</text:p>
          </table:table-cell>
          <table:table-cell table:style-name="ce4"/>
          <table:table-cell table:number-columns-repeated="9" table:style-name="ce4" office:value-type="string" calcext:value-type="string">
            <text:p>#END#</text:p>
          </table:table-cell>
          <table:table-cell table:number-columns-repeated="1012"/>
        </table:table-row>
        <table:table-row table:style-name="ro1" table:number-rows-repeated="104800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ED - Proto model'.$A$1" table:cell-range-address="$'ED - Proto model'.$A$3:.$L$574"/>
        </table:named-expressions>
        <calcext:conditional-formats>
          <calcext:conditional-format calcext:target-range-address="'ED - Proto model'.A4:'ED - Proto model'.A573">
            <calcext:condition calcext:apply-style-name="ConditionalStyle_32" calcext:value="formula-is(IF([.B4]=&quot;MessageAttribute&quot;;1;0))" calcext:base-cell-address="'ED - Proto model'.A4"/>
            <calcext:condition calcext:apply-style-name="ConditionalStyle_31" calcext:value="formula-is(IF([.B4]=&quot;MessageStart&quot;;1;0))" calcext:base-cell-address="'ED - Proto model'.A4"/>
            <calcext:condition calcext:apply-style-name="ConditionalStyle_30" calcext:value="formula-is(IF([.B4]=&quot;MessageEnd&quot;;1;0))" calcext:base-cell-address="'ED - Proto model'.A4"/>
          </calcext:conditional-format>
          <calcext:conditional-format calcext:target-range-address="'ED - Proto model'.A4:'ED - Proto model'.A573">
            <calcext:condition calcext:apply-style-name="ConditionalStyle_29" calcext:value="formula-is(IF(LEN([.A4])=0;1;0))" calcext:base-cell-address="'ED - Proto model'.A4"/>
          </calcext:conditional-format>
        </calcext:conditional-formats>
      </table:table>
      <table:table table:name="RT - Proto model" table:style-name="ta2">
        <office:forms form:automatic-focus="false" form:apply-design-mode="false"/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11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11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1012" table:default-cell-style-name="ce11"/>
        <table:table-row table:style-name="ro1">
          <table:table-cell table:style-name="ce1" office:value-type="string" calcext:value-type="string">
            <text:p>StartRow</text:p>
          </table:table-cell>
          <table:table-cell table:style-name="ce1" office:value-type="string" calcext:value-type="string">
            <text:p>EndRow</text:p>
          </table:table-cell>
          <table:table-cell table:number-columns-repeated="1022"/>
        </table:table-row>
        <table:table-row table:style-name="ro1">
          <table:table-cell table:style-name="ce1" table:formula="of:=ROW([.B3])" office:value-type="float" office:value="3" calcext:value-type="float">
            <text:p>3</text:p>
          </table:table-cell>
          <table:table-cell table:style-name="ce1" table:formula="of:=MATCH(&quot;#END#&quot;;[.A$1:.A$1048576];0)"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to3 format</text:p>
          </table:table-cell>
          <table:table-cell table:style-name="ce2" office:value-type="string" calcext:value-type="string">
            <text:p>ProtoType</text:p>
          </table:table-cell>
          <table:table-cell table:style-name="ce2" office:value-type="string" calcext:value-type="string">
            <text:p>MessageType</text:p>
          </table:table-cell>
          <table:table-cell table:style-name="ce7" office:value-type="string" calcext:value-type="string">
            <text:p>Message Name</text:p>
          </table:table-cell>
          <table:table-cell table:style-name="ce7" office:value-type="string" calcext:value-type="string">
            <text:p>Level</text:p>
          </table:table-cell>
          <table:table-cell table:style-name="ce8" office:value-type="string" calcext:value-type="string">
            <text:p>Repeate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Order to Use</text:p>
          </table:table-cell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SubOrder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12" table:formula="of:=IF(ISBLANK([.B4]);&quot;&quot;;CONCATENATE([.D4];[.F4];[.G4];[.H4];IF(OR([.E4]=&quot;SubStart&quot;;[.E4]=&quot;Sub&quot;);[.K4];[.J4]);[.L4]))">
            <text:p/>
          </table:table-cell>
          <table:table-cell table:style-name="ce6" table:content-validation-name="val6"/>
          <table:table-cell table:style-name="ce6" table:content-validation-name="val7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4]) = 0;[.J4];IF(OR([.E4]=&quot;SubStart&quot;;[.E4]=&quot;SubEnd&quot;);&quot;&quot;;[.K4]))">
            <text:p/>
          </table:table-cell>
          <table:table-cell table:style-name="ce9" table:formula="of:=IF([.E4]=&quot;Sub&quot;;[.J3];IF(LEN([.H4])=0;&quot;&quot;;IF([.J3]=&quot;Number&quot;;&quot;&quot;;IF(LEN([.J3])=0;1;[.J3]+1))))">
            <text:p/>
          </table:table-cell>
          <table:table-cell table:style-name="ce9" table:formula="of:=IF(LEN([.H4])=0;&quot;&quot;;IF([.K3]=&quot;SubOrder&quot;;&quot;&quot;;IF([.E4]&lt;&gt;&quot;Sub&quot;;&quot;&quot;;IF(LEN([.K3])=0;1;[.K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]);&quot;&quot;;CONCATENATE([.D5];[.F5];[.G5];[.H5];IF(OR([.E5]=&quot;SubStart&quot;;[.E5]=&quot;Sub&quot;);[.K5];[.J5]);[.L5]))" office:value-type="string" office:string-value="message {TestInstruction_RT" calcext:value-type="string">
            <text:p>message {TestInstruction_RT</text:p>
          </table:table-cell>
          <table:table-cell table:content-validation-name="val6" office:value-type="string" calcext:value-type="string">
            <text:p>MessageStart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message {TestInstruction_RT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5]) = 0;[.J5];IF(OR([.E5]=&quot;SubStart&quot;;[.E5]=&quot;SubEnd&quot;);&quot;&quot;;[.K5]))">
            <text:p/>
          </table:table-cell>
          <table:table-cell table:style-name="ce9" table:formula="of:=IF([.E5]=&quot;Sub&quot;;[.J4];IF(LEN([.H5])=0;&quot;&quot;;IF([.J4]=&quot;Number&quot;;&quot;&quot;;IF(LEN([.J4])=0;1;[.J4]+1))))">
            <text:p/>
          </table:table-cell>
          <table:table-cell table:style-name="ce9" table:formula="of:=IF(LEN([.H5])=0;&quot;&quot;;IF([.K4]=&quot;SubOrder&quot;;&quot;&quot;;IF([.E5]&lt;&gt;&quot;Sub&quot;;&quot;&quot;;IF(LEN([.K4])=0;1;[.K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6]);&quot;&quot;;CONCATENATE([.D6];[.F6];[.G6];[.H6];IF(OR([.E6]=&quot;SubStart&quot;;[.E6]=&quot;Sub&quot;);[.K6];[.J6]);[.L6]))" office:value-type="string" office:string-value="string TestInstructionGuid = 1; // TestInstructionGuid which tells Client what to do " calcext:value-type="string">
            <text:p>string TestInstructionGuid = 1; // TestInstructionGuid which tells Client what to do 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Guid = </text:p>
          </table:table-cell>
          <table:table-cell table:style-name="ce9" table:formula="of:=IF(LEN([.E6]) = 0;[.J6];IF(OR([.E6]=&quot;SubStart&quot;;[.E6]=&quot;SubEnd&quot;);&quot;&quot;;[.K6]))" office:value-type="float" office:value="1" calcext:value-type="float">
            <text:p>1</text:p>
          </table:table-cell>
          <table:table-cell table:style-name="ce9" table:formula="of:=IF([.E6]=&quot;Sub&quot;;[.J5];IF(LEN([.H6])=0;&quot;&quot;;IF([.J5]=&quot;Number&quot;;&quot;&quot;;IF(LEN([.J5])=0;1;[.J5]+1))))" office:value-type="float" office:value="1" calcext:value-type="float">
            <text:p>1</text:p>
          </table:table-cell>
          <table:table-cell table:style-name="ce9" table:formula="of:=IF(LEN([.H6])=0;&quot;&quot;;IF([.K5]=&quot;SubOrder&quot;;&quot;&quot;;IF([.E6]&lt;&gt;&quot;Sub&quot;;&quot;&quot;;IF(LEN([.K5])=0;1;[.K5]+1))))">
            <text:p/>
          </table:table-cell>
          <table:table-cell table:style-name="ce6" office:value-type="string" calcext:value-type="string">
            <text:p>; // TestInstructionGuid which tells Client what to do </text:p>
          </table:table-cell>
          <table:table-cell table:number-columns-repeated="1012"/>
        </table:table-row>
        <table:table-row table:style-name="ro1">
          <table:table-cell table:style-name="ce13" table:formula="of:=IF(ISBLANK([.B7]);&quot;&quot;;CONCATENATE([.D7];[.F7];[.G7];[.H7];IF(OR([.E7]=&quot;SubStart&quot;;[.E7]=&quot;Sub&quot;);[.K7];[.J7]);[.L7]))" office:value-type="string" office:string-value="string TestInstructionName = 2; // Name of TestInstruction" calcext:value-type="string">
            <text:p>string TestInstructionName = 2; // Name of TestInstruction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Name = </text:p>
          </table:table-cell>
          <table:table-cell table:style-name="ce9" table:formula="of:=IF(LEN([.E7]) = 0;[.J7];IF(OR([.E7]=&quot;SubStart&quot;;[.E7]=&quot;SubEnd&quot;);&quot;&quot;;[.K7]))" office:value-type="float" office:value="2" calcext:value-type="float">
            <text:p>2</text:p>
          </table:table-cell>
          <table:table-cell table:style-name="ce9" table:formula="of:=IF([.E7]=&quot;Sub&quot;;[.J6];IF(LEN([.H7])=0;&quot;&quot;;IF([.J6]=&quot;Number&quot;;&quot;&quot;;IF(LEN([.J6])=0;1;[.J6]+1))))" office:value-type="float" office:value="2" calcext:value-type="float">
            <text:p>2</text:p>
          </table:table-cell>
          <table:table-cell table:style-name="ce9" table:formula="of:=IF(LEN([.H7])=0;&quot;&quot;;IF([.K6]=&quot;SubOrder&quot;;&quot;&quot;;IF([.E7]&lt;&gt;&quot;Sub&quot;;&quot;&quot;;IF(LEN([.K6])=0;1;[.K6]+1))))">
            <text:p/>
          </table:table-cell>
          <table:table-cell table:style-name="ce6" office:value-type="string" calcext:value-type="string">
            <text:p>; // Name of TestInstruction</text:p>
          </table:table-cell>
          <table:table-cell table:number-columns-repeated="1012"/>
        </table:table-row>
        <table:table-row table:style-name="ro1">
          <table:table-cell table:style-name="ce13" table:formula="of:=IF(ISBLANK([.B8]);&quot;&quot;;CONCATENATE([.D8];[.F8];[.G8];[.H8];IF(OR([.E8]=&quot;SubStart&quot;;[.E8]=&quot;Sub&quot;);[.K8];[.J8]);[.L8]))" office:value-type="string" office:string-value="string TestMainGroupGuid_RT = 3; // Reference to TestManinGroupGuid_RT which is top object" calcext:value-type="string">
            <text:p>string TestMainGroupGuid_RT = 3; // Reference to TestManinGroupGuid_RT which is top object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MainGroupGuid_RT = </text:p>
          </table:table-cell>
          <table:table-cell table:style-name="ce9" table:formula="of:=IF(LEN([.E8]) = 0;[.J8];IF(OR([.E8]=&quot;SubStart&quot;;[.E8]=&quot;SubEnd&quot;);&quot;&quot;;[.K8]))" office:value-type="float" office:value="3" calcext:value-type="float">
            <text:p>3</text:p>
          </table:table-cell>
          <table:table-cell table:style-name="ce9" table:formula="of:=IF([.E8]=&quot;Sub&quot;;[.J7];IF(LEN([.H8])=0;&quot;&quot;;IF([.J7]=&quot;Number&quot;;&quot;&quot;;IF(LEN([.J7])=0;1;[.J7]+1))))" office:value-type="float" office:value="3" calcext:value-type="float">
            <text:p>3</text:p>
          </table:table-cell>
          <table:table-cell table:style-name="ce9" table:formula="of:=IF(LEN([.H8])=0;&quot;&quot;;IF([.K7]=&quot;SubOrder&quot;;&quot;&quot;;IF([.E8]&lt;&gt;&quot;Sub&quot;;&quot;&quot;;IF(LEN([.K7])=0;1;[.K7]+1))))">
            <text:p/>
          </table:table-cell>
          <table:table-cell table:style-name="ce6" office:value-type="string" calcext:value-type="string">
            <text:p>; // Reference to TestManinGroupGuid_RT which is top object</text:p>
          </table:table-cell>
          <table:table-cell table:number-columns-repeated="1012"/>
        </table:table-row>
        <table:table-row table:style-name="ro1">
          <table:table-cell table:style-name="ce13" table:formula="of:=IF(ISBLANK([.B9]);&quot;&quot;;CONCATENATE([.D9];[.F9];[.G9];[.H9];IF(OR([.E9]=&quot;SubStart&quot;;[.E9]=&quot;Sub&quot;);[.K9];[.J9]);[.L9]))" office:value-type="string" office:string-value="string TestInstructionExecutionOrder = 4; // Might to be removed" calcext:value-type="string">
            <text:p>string TestInstructionExecutionOrder = 4; // Might to be removed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ExecutionOrder = </text:p>
          </table:table-cell>
          <table:table-cell table:style-name="ce9" table:formula="of:=IF(LEN([.E9]) = 0;[.J9];IF(OR([.E9]=&quot;SubStart&quot;;[.E9]=&quot;SubEnd&quot;);&quot;&quot;;[.K9]))" office:value-type="float" office:value="4" calcext:value-type="float">
            <text:p>4</text:p>
          </table:table-cell>
          <table:table-cell table:style-name="ce9" table:formula="of:=IF([.E9]=&quot;Sub&quot;;[.J8];IF(LEN([.H9])=0;&quot;&quot;;IF([.J8]=&quot;Number&quot;;&quot;&quot;;IF(LEN([.J8])=0;1;[.J8]+1))))" office:value-type="float" office:value="4" calcext:value-type="float">
            <text:p>4</text:p>
          </table:table-cell>
          <table:table-cell table:style-name="ce9" table:formula="of:=IF(LEN([.H9])=0;&quot;&quot;;IF([.K8]=&quot;SubOrder&quot;;&quot;&quot;;IF([.E9]&lt;&gt;&quot;Sub&quot;;&quot;&quot;;IF(LEN([.K8])=0;1;[.K8]+1))))">
            <text:p/>
          </table:table-cell>
          <table:table-cell table:style-name="ce6" office:value-type="string" calcext:value-type="string">
            <text:p>; // Might to be removed</text:p>
          </table:table-cell>
          <table:table-cell table:number-columns-repeated="1012"/>
        </table:table-row>
        <table:table-row table:style-name="ro1">
          <table:table-cell table:style-name="ce13" table:formula="of:=IF(ISBLANK([.B10]);&quot;&quot;;CONCATENATE([.D10];[.F10];[.G10];[.H10];IF(OR([.E10]=&quot;SubStart&quot;;[.E10]=&quot;Sub&quot;);[.K10];[.J10]);[.L10]))" office:value-type="string" office:string-value="repeated TestInstructionAttribute_RTTestInstructionAttributes = 5; // All attributes with values for TestInstruction" calcext:value-type="string">
            <text:p>repeated TestInstructionAttribute_RTTestInstructionAttributes = 5; // All attributes with values for TestInstruction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 office:value-type="string" calcext:value-type="string">
            <text:p>repeated </text:p>
          </table:table-cell>
          <table:table-cell table:content-validation-name="val10" office:value-type="string" calcext:value-type="string">
            <text:p>TestInstructionAttribute_RT</text:p>
          </table:table-cell>
          <table:table-cell office:value-type="string" calcext:value-type="string">
            <text:p>TestInstructionAttributes = </text:p>
          </table:table-cell>
          <table:table-cell table:style-name="ce9" table:formula="of:=IF(LEN([.E10]) = 0;[.J10];IF(OR([.E10]=&quot;SubStart&quot;;[.E10]=&quot;SubEnd&quot;);&quot;&quot;;[.K10]))" office:value-type="float" office:value="5" calcext:value-type="float">
            <text:p>5</text:p>
          </table:table-cell>
          <table:table-cell table:style-name="ce9" table:formula="of:=IF([.E10]=&quot;Sub&quot;;[.J9];IF(LEN([.H10])=0;&quot;&quot;;IF([.J9]=&quot;Number&quot;;&quot;&quot;;IF(LEN([.J9])=0;1;[.J9]+1))))" office:value-type="float" office:value="5" calcext:value-type="float">
            <text:p>5</text:p>
          </table:table-cell>
          <table:table-cell table:style-name="ce9" table:formula="of:=IF(LEN([.H10])=0;&quot;&quot;;IF([.K9]=&quot;SubOrder&quot;;&quot;&quot;;IF([.E10]&lt;&gt;&quot;Sub&quot;;&quot;&quot;;IF(LEN([.K9])=0;1;[.K9]+1))))">
            <text:p/>
          </table:table-cell>
          <table:table-cell table:style-name="ce6" office:value-type="string" calcext:value-type="string">
            <text:p>; // All attributes with values for TestInstruction</text:p>
          </table:table-cell>
          <table:table-cell table:number-columns-repeated="1012"/>
        </table:table-row>
        <table:table-row table:style-name="ro1">
          <table:table-cell table:style-name="ce13" table:formula="of:=IF(ISBLANK([.B11]);&quot;&quot;;CONCATENATE([.D11];[.F11];[.G11];[.H11];IF(OR([.E11]=&quot;SubStart&quot;;[.E11]=&quot;Sub&quot;);[.K11];[.J11]);[.L11]))" office:value-type="string" office:string-value="TestInstructionSendMetaData_RTTestInstructionSendMetaData = 6; // SendMetaData for TestInstruction" calcext:value-type="string">
            <text:p>TestInstructionSendMetaData_RTTestInstructionSendMetaData = 6; // SendMetaData for TestInstruction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TestInstructionSendMetaData_RT</text:p>
          </table:table-cell>
          <table:table-cell office:value-type="string" calcext:value-type="string">
            <text:p>TestInstructionSendMetaData = </text:p>
          </table:table-cell>
          <table:table-cell table:style-name="ce9" table:formula="of:=IF(LEN([.E11]) = 0;[.J11];IF(OR([.E11]=&quot;SubStart&quot;;[.E11]=&quot;SubEnd&quot;);&quot;&quot;;[.K11]))" office:value-type="float" office:value="6" calcext:value-type="float">
            <text:p>6</text:p>
          </table:table-cell>
          <table:table-cell table:style-name="ce9" table:formula="of:=IF([.E11]=&quot;Sub&quot;;[.J10];IF(LEN([.H11])=0;&quot;&quot;;IF([.J10]=&quot;Number&quot;;&quot;&quot;;IF(LEN([.J10])=0;1;[.J10]+1))))" office:value-type="float" office:value="6" calcext:value-type="float">
            <text:p>6</text:p>
          </table:table-cell>
          <table:table-cell table:style-name="ce9" table:formula="of:=IF(LEN([.H11])=0;&quot;&quot;;IF([.K10]=&quot;SubOrder&quot;;&quot;&quot;;IF([.E11]&lt;&gt;&quot;Sub&quot;;&quot;&quot;;IF(LEN([.K10])=0;1;[.K10]+1))))">
            <text:p/>
          </table:table-cell>
          <table:table-cell table:style-name="ce6" office:value-type="string" calcext:value-type="string">
            <text:p>; // SendMetaData for TestInstruction</text:p>
          </table:table-cell>
          <table:table-cell table:number-columns-repeated="1012"/>
        </table:table-row>
        <table:table-row table:style-name="ro1">
          <table:table-cell table:style-name="ce13" table:formula="of:=IF(ISBLANK([.B12]);&quot;&quot;;CONCATENATE([.D12];[.F12];[.G12];[.H12];IF(OR([.E12]=&quot;SubStart&quot;;[.E12]=&quot;Sub&quot;);[.K12];[.J12]);[.L12]))" office:value-type="string" office:string-value="string ChoosenLandingZone = 7; // Chosen LandingZone for TestInstruction" calcext:value-type="string">
            <text:p>string ChoosenLandingZone = 7; // Chosen LandingZone for TestInstruction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ChoosenLandingZone = </text:p>
          </table:table-cell>
          <table:table-cell table:style-name="ce9" table:formula="of:=IF(LEN([.E12]) = 0;[.J12];IF(OR([.E12]=&quot;SubStart&quot;;[.E12]=&quot;SubEnd&quot;);&quot;&quot;;[.K12]))" office:value-type="float" office:value="7" calcext:value-type="float">
            <text:p>7</text:p>
          </table:table-cell>
          <table:table-cell table:style-name="ce9" table:formula="of:=IF([.E12]=&quot;Sub&quot;;[.J11];IF(LEN([.H12])=0;&quot;&quot;;IF([.J11]=&quot;Number&quot;;&quot;&quot;;IF(LEN([.J11])=0;1;[.J11]+1))))" office:value-type="float" office:value="7" calcext:value-type="float">
            <text:p>7</text:p>
          </table:table-cell>
          <table:table-cell table:style-name="ce9" table:formula="of:=IF(LEN([.H12])=0;&quot;&quot;;IF([.K11]=&quot;SubOrder&quot;;&quot;&quot;;IF([.E12]&lt;&gt;&quot;Sub&quot;;&quot;&quot;;IF(LEN([.K11])=0;1;[.K11]+1))))">
            <text:p/>
          </table:table-cell>
          <table:table-cell table:style-name="ce6" office:value-type="string" calcext:value-type="string">
            <text:p>; // Chosen LandingZone for TestInstruction</text:p>
          </table:table-cell>
          <table:table-cell table:number-columns-repeated="1012"/>
        </table:table-row>
        <table:table-row table:style-name="ro1">
          <table:table-cell table:style-name="ce13" table:formula="of:=IF(ISBLANK([.B13]);&quot;&quot;;CONCATENATE([.D13];[.F13];[.G13];[.H13];IF(OR([.E13]=&quot;SubStart&quot;;[.E13]=&quot;Sub&quot;);[.K13];[.J13]);[.L13]))">
            <text:p/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3]) = 0;[.J13];IF(OR([.E13]=&quot;SubStart&quot;;[.E13]=&quot;SubEnd&quot;);&quot;&quot;;[.K13]))">
            <text:p/>
          </table:table-cell>
          <table:table-cell table:style-name="ce9" table:formula="of:=IF([.E13]=&quot;Sub&quot;;[.J12];IF(LEN([.H13])=0;&quot;&quot;;IF([.J12]=&quot;Number&quot;;&quot;&quot;;IF(LEN([.J12])=0;1;[.J12]+1))))">
            <text:p/>
          </table:table-cell>
          <table:table-cell table:style-name="ce9" table:formula="of:=IF(LEN([.H13])=0;&quot;&quot;;IF([.K12]=&quot;SubOrder&quot;;&quot;&quot;;IF([.E13]&lt;&gt;&quot;Sub&quot;;&quot;&quot;;IF(LEN([.K12])=0;1;[.K1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4]);&quot;&quot;;CONCATENATE([.D14];[.F14];[.G14];[.H14];IF(OR([.E14]=&quot;SubStart&quot;;[.E14]=&quot;Sub&quot;);[.K14];[.J14]);[.L14]))" office:value-type="string" office:string-value="190208" calcext:value-type="string">
            <text:p>190208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4]) = 0;[.J14];IF(OR([.E14]=&quot;SubStart&quot;;[.E14]=&quot;SubEnd&quot;);&quot;&quot;;[.K14]))">
            <text:p/>
          </table:table-cell>
          <table:table-cell table:style-name="ce9" table:formula="of:=IF([.E14]=&quot;Sub&quot;;[.J13];IF(LEN([.H14])=0;&quot;&quot;;IF([.J13]=&quot;Number&quot;;&quot;&quot;;IF(LEN([.J13])=0;1;[.J13]+1))))">
            <text:p/>
          </table:table-cell>
          <table:table-cell table:style-name="ce9" table:formula="of:=IF(LEN([.H14])=0;&quot;&quot;;IF([.K13]=&quot;SubOrder&quot;;&quot;&quot;;IF([.E14]&lt;&gt;&quot;Sub&quot;;&quot;&quot;;IF(LEN([.K13])=0;1;[.K13]+1))))">
            <text:p/>
          </table:table-cell>
          <table:table-cell table:style-name="ce6" office:value-type="string" calcext:value-type="string">
            <text:p>190208</text:p>
          </table:table-cell>
          <table:table-cell table:number-columns-repeated="1012"/>
        </table:table-row>
        <table:table-row table:style-name="ro1">
          <table:table-cell table:style-name="ce13" table:formula="of:=IF(ISBLANK([.B15]);&quot;&quot;;CONCATENATE([.D15];[.F15];[.G15];[.H15];IF(OR([.E15]=&quot;SubStart&quot;;[.E15]=&quot;Sub&quot;);[.K15];[.J15]);[.L15]))" office:value-type="string" office:string-value="}" calcext:value-type="string">
            <text:p>}</text:p>
          </table:table-cell>
          <table:table-cell table:style-name="ce6" table:content-validation-name="val6" office:value-type="string" calcext:value-type="string">
            <text:p>MessageEnd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}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5]) = 0;[.J15];IF(OR([.E15]=&quot;SubStart&quot;;[.E15]=&quot;SubEnd&quot;);&quot;&quot;;[.K15]))">
            <text:p/>
          </table:table-cell>
          <table:table-cell table:style-name="ce9" table:formula="of:=IF([.E15]=&quot;Sub&quot;;[.J14];IF(LEN([.H15])=0;&quot;&quot;;IF([.J14]=&quot;Number&quot;;&quot;&quot;;IF(LEN([.J14])=0;1;[.J14]+1))))">
            <text:p/>
          </table:table-cell>
          <table:table-cell table:style-name="ce9" table:formula="of:=IF(LEN([.H15])=0;&quot;&quot;;IF([.K14]=&quot;SubOrder&quot;;&quot;&quot;;IF([.E15]&lt;&gt;&quot;Sub&quot;;&quot;&quot;;IF(LEN([.K14])=0;1;[.K1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6]);&quot;&quot;;CONCATENATE([.D16];[.F16];[.G16];[.H16];IF(OR([.E16]=&quot;SubStart&quot;;[.E16]=&quot;Sub&quot;);[.K16];[.J16]);[.L16]))">
            <text:p/>
          </table:table-cell>
          <table:table-cell table:style-name="ce6"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6]) = 0;[.J16];IF(OR([.E16]=&quot;SubStart&quot;;[.E16]=&quot;SubEnd&quot;);&quot;&quot;;[.K16]))">
            <text:p/>
          </table:table-cell>
          <table:table-cell table:style-name="ce9" table:formula="of:=IF([.E16]=&quot;Sub&quot;;[.J15];IF(LEN([.H16])=0;&quot;&quot;;IF([.J15]=&quot;Number&quot;;&quot;&quot;;IF(LEN([.J15])=0;1;[.J15]+1))))">
            <text:p/>
          </table:table-cell>
          <table:table-cell table:style-name="ce9" table:formula="of:=IF(LEN([.H16])=0;&quot;&quot;;IF([.K15]=&quot;SubOrder&quot;;&quot;&quot;;IF([.E16]&lt;&gt;&quot;Sub&quot;;&quot;&quot;;IF(LEN([.K15])=0;1;[.K1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7]);&quot;&quot;;CONCATENATE([.D17];[.F17];[.G17];[.H17];IF(OR([.E17]=&quot;SubStart&quot;;[.E17]=&quot;Sub&quot;);[.K17];[.J17]);[.L17]))" office:value-type="string" office:string-value="message {TestInstructionSendMetaData_RT" calcext:value-type="string">
            <text:p>message {TestInstructionSendMetaData_RT</text:p>
          </table:table-cell>
          <table:table-cell table:content-validation-name="val6" office:value-type="string" calcext:value-type="string">
            <text:p>MessageStart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message {TestInstructionSendMetaData_RT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7]) = 0;[.J17];IF(OR([.E17]=&quot;SubStart&quot;;[.E17]=&quot;SubEnd&quot;);&quot;&quot;;[.K17]))">
            <text:p/>
          </table:table-cell>
          <table:table-cell table:style-name="ce9" table:formula="of:=IF([.E17]=&quot;Sub&quot;;[.J16];IF(LEN([.H17])=0;&quot;&quot;;IF([.J16]=&quot;Number&quot;;&quot;&quot;;IF(LEN([.J16])=0;1;[.J16]+1))))">
            <text:p/>
          </table:table-cell>
          <table:table-cell table:style-name="ce9" table:formula="of:=IF(LEN([.H17])=0;&quot;&quot;;IF([.K16]=&quot;SubOrder&quot;;&quot;&quot;;IF([.E17]&lt;&gt;&quot;Sub&quot;;&quot;&quot;;IF(LEN([.K16])=0;1;[.K1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8]);&quot;&quot;;CONCATENATE([.D18];[.F18];[.G18];[.H18];IF(OR([.E18]=&quot;SubStart&quot;;[.E18]=&quot;Sub&quot;);[.K18];[.J18]);[.L18]))" office:value-type="string" office:string-value="string TestInstructionSendMetaDataCreatedDate = 1" calcext:value-type="string">
            <text:p>string TestInstructionSendMetaDataCreatedDate = 1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SendMetaDataCreatedDate = </text:p>
          </table:table-cell>
          <table:table-cell table:style-name="ce9" table:formula="of:=IF(LEN([.E18]) = 0;[.J18];IF(OR([.E18]=&quot;SubStart&quot;;[.E18]=&quot;SubEnd&quot;);&quot;&quot;;[.K18]))" office:value-type="float" office:value="1" calcext:value-type="float">
            <text:p>1</text:p>
          </table:table-cell>
          <table:table-cell table:style-name="ce9" table:formula="of:=IF([.E18]=&quot;Sub&quot;;[.J17];IF(LEN([.H18])=0;&quot;&quot;;IF([.J17]=&quot;Number&quot;;&quot;&quot;;IF(LEN([.J17])=0;1;[.J17]+1))))" office:value-type="float" office:value="1" calcext:value-type="float">
            <text:p>1</text:p>
          </table:table-cell>
          <table:table-cell table:style-name="ce9" table:formula="of:=IF(LEN([.H18])=0;&quot;&quot;;IF([.K17]=&quot;SubOrder&quot;;&quot;&quot;;IF([.E18]&lt;&gt;&quot;Sub&quot;;&quot;&quot;;IF(LEN([.K17])=0;1;[.K1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9]);&quot;&quot;;CONCATENATE([.D19];[.F19];[.G19];[.H19];IF(OR([.E19]=&quot;SubStart&quot;;[.E19]=&quot;Sub&quot;);[.K19];[.J19]);[.L19]))" office:value-type="string" office:string-value="string TestInstructionSendMetaDataSendDate = 2" calcext:value-type="string">
            <text:p>string TestInstructionSendMetaDataSendDate = 2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SendMetaDataSendDate = </text:p>
          </table:table-cell>
          <table:table-cell table:style-name="ce9" table:formula="of:=IF(LEN([.E19]) = 0;[.J19];IF(OR([.E19]=&quot;SubStart&quot;;[.E19]=&quot;SubEnd&quot;);&quot;&quot;;[.K19]))" office:value-type="float" office:value="2" calcext:value-type="float">
            <text:p>2</text:p>
          </table:table-cell>
          <table:table-cell table:style-name="ce9" table:formula="of:=IF([.E19]=&quot;Sub&quot;;[.J18];IF(LEN([.H19])=0;&quot;&quot;;IF([.J18]=&quot;Number&quot;;&quot;&quot;;IF(LEN([.J18])=0;1;[.J18]+1))))" office:value-type="float" office:value="2" calcext:value-type="float">
            <text:p>2</text:p>
          </table:table-cell>
          <table:table-cell table:style-name="ce9" table:formula="of:=IF(LEN([.H19])=0;&quot;&quot;;IF([.K18]=&quot;SubOrder&quot;;&quot;&quot;;IF([.E19]&lt;&gt;&quot;Sub&quot;;&quot;&quot;;IF(LEN([.K18])=0;1;[.K1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20]);&quot;&quot;;CONCATENATE([.D20];[.F20];[.G20];[.H20];IF(OR([.E20]=&quot;SubStart&quot;;[.E20]=&quot;Sub&quot;);[.K20];[.J20]);[.L20]))" office:value-type="string" office:string-value="repeated string TestInstructionSendMetaDataResendDate = 3" calcext:value-type="string">
            <text:p>repeated string TestInstructionSendMetaDataResendDate = 3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 office:value-type="string" calcext:value-type="string">
            <text:p>repeated </text:p>
          </table:table-cell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SendMetaDataResendDate = </text:p>
          </table:table-cell>
          <table:table-cell table:style-name="ce9" table:formula="of:=IF(LEN([.E20]) = 0;[.J20];IF(OR([.E20]=&quot;SubStart&quot;;[.E20]=&quot;SubEnd&quot;);&quot;&quot;;[.K20]))" office:value-type="float" office:value="3" calcext:value-type="float">
            <text:p>3</text:p>
          </table:table-cell>
          <table:table-cell table:style-name="ce9" table:formula="of:=IF([.E20]=&quot;Sub&quot;;[.J19];IF(LEN([.H20])=0;&quot;&quot;;IF([.J19]=&quot;Number&quot;;&quot;&quot;;IF(LEN([.J19])=0;1;[.J19]+1))))" office:value-type="float" office:value="3" calcext:value-type="float">
            <text:p>3</text:p>
          </table:table-cell>
          <table:table-cell table:style-name="ce9" table:formula="of:=IF(LEN([.H20])=0;&quot;&quot;;IF([.K19]=&quot;SubOrder&quot;;&quot;&quot;;IF([.E20]&lt;&gt;&quot;Sub&quot;;&quot;&quot;;IF(LEN([.K19])=0;1;[.K1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21]);&quot;&quot;;CONCATENATE([.D21];[.F21];[.G21];[.H21];IF(OR([.E21]=&quot;SubStart&quot;;[.E21]=&quot;Sub&quot;);[.K21];[.J21]);[.L21]))" office:value-type="string" office:string-value="repeated string TestInstructionSendMetaDataAnswerDate = 4" calcext:value-type="string">
            <text:p>repeated string TestInstructionSendMetaDataAnswerDate = 4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 office:value-type="string" calcext:value-type="string">
            <text:p>repeated </text:p>
          </table:table-cell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SendMetaDataAnswerDate = </text:p>
          </table:table-cell>
          <table:table-cell table:style-name="ce9" table:formula="of:=IF(LEN([.E21]) = 0;[.J21];IF(OR([.E21]=&quot;SubStart&quot;;[.E21]=&quot;SubEnd&quot;);&quot;&quot;;[.K21]))" office:value-type="float" office:value="4" calcext:value-type="float">
            <text:p>4</text:p>
          </table:table-cell>
          <table:table-cell table:style-name="ce9" table:formula="of:=IF([.E21]=&quot;Sub&quot;;[.J20];IF(LEN([.H21])=0;&quot;&quot;;IF([.J20]=&quot;Number&quot;;&quot;&quot;;IF(LEN([.J20])=0;1;[.J20]+1))))" office:value-type="float" office:value="4" calcext:value-type="float">
            <text:p>4</text:p>
          </table:table-cell>
          <table:table-cell table:style-name="ce9" table:formula="of:=IF(LEN([.H21])=0;&quot;&quot;;IF([.K20]=&quot;SubOrder&quot;;&quot;&quot;;IF([.E21]&lt;&gt;&quot;Sub&quot;;&quot;&quot;;IF(LEN([.K20])=0;1;[.K2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22]);&quot;&quot;;CONCATENATE([.D22];[.F22];[.G22];[.H22];IF(OR([.E22]=&quot;SubStart&quot;;[.E22]=&quot;Sub&quot;);[.K22];[.J22]);[.L22]))">
            <text:p/>
          </table:table-cell>
          <table:table-cell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22]) = 0;[.J22];IF(OR([.E22]=&quot;SubStart&quot;;[.E22]=&quot;SubEnd&quot;);&quot;&quot;;[.K22]))">
            <text:p/>
          </table:table-cell>
          <table:table-cell table:style-name="ce9" table:formula="of:=IF([.E22]=&quot;Sub&quot;;[.J21];IF(LEN([.H22])=0;&quot;&quot;;IF([.J21]=&quot;Number&quot;;&quot;&quot;;IF(LEN([.J21])=0;1;[.J21]+1))))">
            <text:p/>
          </table:table-cell>
          <table:table-cell table:style-name="ce9" table:formula="of:=IF(LEN([.H22])=0;&quot;&quot;;IF([.K21]=&quot;SubOrder&quot;;&quot;&quot;;IF([.E22]&lt;&gt;&quot;Sub&quot;;&quot;&quot;;IF(LEN([.K21])=0;1;[.K2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23]);&quot;&quot;;CONCATENATE([.D23];[.F23];[.G23];[.H23];IF(OR([.E23]=&quot;SubStart&quot;;[.E23]=&quot;Sub&quot;);[.K23];[.J23]);[.L23]))">
            <text:p/>
          </table:table-cell>
          <table:table-cell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23]) = 0;[.J23];IF(OR([.E23]=&quot;SubStart&quot;;[.E23]=&quot;SubEnd&quot;);&quot;&quot;;[.K23]))">
            <text:p/>
          </table:table-cell>
          <table:table-cell table:style-name="ce9" table:formula="of:=IF([.E23]=&quot;Sub&quot;;[.J22];IF(LEN([.H23])=0;&quot;&quot;;IF([.J22]=&quot;Number&quot;;&quot;&quot;;IF(LEN([.J22])=0;1;[.J22]+1))))">
            <text:p/>
          </table:table-cell>
          <table:table-cell table:style-name="ce9" table:formula="of:=IF(LEN([.H23])=0;&quot;&quot;;IF([.K22]=&quot;SubOrder&quot;;&quot;&quot;;IF([.E23]&lt;&gt;&quot;Sub&quot;;&quot;&quot;;IF(LEN([.K22])=0;1;[.K2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24]);&quot;&quot;;CONCATENATE([.D24];[.F24];[.G24];[.H24];IF(OR([.E24]=&quot;SubStart&quot;;[.E24]=&quot;Sub&quot;);[.K24];[.J24]);[.L24]))" office:value-type="string" office:string-value="}" calcext:value-type="string">
            <text:p>}</text:p>
          </table:table-cell>
          <table:table-cell table:style-name="ce6" table:content-validation-name="val6" office:value-type="string" calcext:value-type="string">
            <text:p>MessageEnd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}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24]) = 0;[.J24];IF(OR([.E24]=&quot;SubStart&quot;;[.E24]=&quot;SubEnd&quot;);&quot;&quot;;[.K24]))">
            <text:p/>
          </table:table-cell>
          <table:table-cell table:style-name="ce9" table:formula="of:=IF([.E24]=&quot;Sub&quot;;[.J23];IF(LEN([.H24])=0;&quot;&quot;;IF([.J23]=&quot;Number&quot;;&quot;&quot;;IF(LEN([.J23])=0;1;[.J23]+1))))">
            <text:p/>
          </table:table-cell>
          <table:table-cell table:style-name="ce9" table:formula="of:=IF(LEN([.H24])=0;&quot;&quot;;IF([.K23]=&quot;SubOrder&quot;;&quot;&quot;;IF([.E24]&lt;&gt;&quot;Sub&quot;;&quot;&quot;;IF(LEN([.K23])=0;1;[.K2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25]);&quot;&quot;;CONCATENATE([.D25];[.F25];[.G25];[.H25];IF(OR([.E25]=&quot;SubStart&quot;;[.E25]=&quot;Sub&quot;);[.K25];[.J25]);[.L25]))">
            <text:p/>
          </table:table-cell>
          <table:table-cell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25]) = 0;[.J25];IF(OR([.E25]=&quot;SubStart&quot;;[.E25]=&quot;SubEnd&quot;);&quot;&quot;;[.K25]))">
            <text:p/>
          </table:table-cell>
          <table:table-cell table:style-name="ce9" table:formula="of:=IF([.E25]=&quot;Sub&quot;;[.J24];IF(LEN([.H25])=0;&quot;&quot;;IF([.J24]=&quot;Number&quot;;&quot;&quot;;IF(LEN([.J24])=0;1;[.J24]+1))))">
            <text:p/>
          </table:table-cell>
          <table:table-cell table:style-name="ce9" table:formula="of:=IF(LEN([.H25])=0;&quot;&quot;;IF([.K24]=&quot;SubOrder&quot;;&quot;&quot;;IF([.E25]&lt;&gt;&quot;Sub&quot;;&quot;&quot;;IF(LEN([.K24])=0;1;[.K2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26]);&quot;&quot;;CONCATENATE([.D26];[.F26];[.G26];[.H26];IF(OR([.E26]=&quot;SubStart&quot;;[.E26]=&quot;Sub&quot;);[.K26];[.J26]);[.L26]))" office:value-type="string" office:string-value="message {TestInstructionAttribute_RT" calcext:value-type="string">
            <text:p>message {TestInstructionAttribute_RT</text:p>
          </table:table-cell>
          <table:table-cell table:content-validation-name="val6" office:value-type="string" calcext:value-type="string">
            <text:p>MessageStart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message {TestInstructionAttribute_RT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26]) = 0;[.J26];IF(OR([.E26]=&quot;SubStart&quot;;[.E26]=&quot;SubEnd&quot;);&quot;&quot;;[.K26]))">
            <text:p/>
          </table:table-cell>
          <table:table-cell table:style-name="ce9" table:formula="of:=IF([.E26]=&quot;Sub&quot;;[.J25];IF(LEN([.H26])=0;&quot;&quot;;IF([.J25]=&quot;Number&quot;;&quot;&quot;;IF(LEN([.J25])=0;1;[.J25]+1))))">
            <text:p/>
          </table:table-cell>
          <table:table-cell table:style-name="ce9" table:formula="of:=IF(LEN([.H26])=0;&quot;&quot;;IF([.K25]=&quot;SubOrder&quot;;&quot;&quot;;IF([.E26]&lt;&gt;&quot;Sub&quot;;&quot;&quot;;IF(LEN([.K25])=0;1;[.K2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7]);&quot;&quot;;CONCATENATE([.D27];[.F27];[.G27];[.H27];IF(OR([.E27]=&quot;SubStart&quot;;[.E27]=&quot;Sub&quot;);[.K27];[.J27]);[.L27]))" office:value-type="string" office:string-value="string TestInstructionAttributeGuid = 1" calcext:value-type="string">
            <text:p>string TestInstructionAttributeGuid = 1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AttributeGuid = </text:p>
          </table:table-cell>
          <table:table-cell table:style-name="ce9" table:formula="of:=IF(LEN([.E27]) = 0;[.J27];IF(OR([.E27]=&quot;SubStart&quot;;[.E27]=&quot;SubEnd&quot;);&quot;&quot;;[.K27]))" office:value-type="float" office:value="1" calcext:value-type="float">
            <text:p>1</text:p>
          </table:table-cell>
          <table:table-cell table:style-name="ce9" table:formula="of:=IF([.E27]=&quot;Sub&quot;;[.J26];IF(LEN([.H27])=0;&quot;&quot;;IF([.J26]=&quot;Number&quot;;&quot;&quot;;IF(LEN([.J26])=0;1;[.J26]+1))))" office:value-type="float" office:value="1" calcext:value-type="float">
            <text:p>1</text:p>
          </table:table-cell>
          <table:table-cell table:style-name="ce9" table:formula="of:=IF(LEN([.H27])=0;&quot;&quot;;IF([.K26]=&quot;SubOrder&quot;;&quot;&quot;;IF([.E27]&lt;&gt;&quot;Sub&quot;;&quot;&quot;;IF(LEN([.K26])=0;1;[.K2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8]);&quot;&quot;;CONCATENATE([.D28];[.F28];[.G28];[.H28];IF(OR([.E28]=&quot;SubStart&quot;;[.E28]=&quot;Sub&quot;);[.K28];[.J28]);[.L28]))" office:value-type="string" office:string-value="string TestInstructionAttributeName = 2" calcext:value-type="string">
            <text:p>string TestInstructionAttributeName = 2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AttributeName = </text:p>
          </table:table-cell>
          <table:table-cell table:style-name="ce9" table:formula="of:=IF(LEN([.E28]) = 0;[.J28];IF(OR([.E28]=&quot;SubStart&quot;;[.E28]=&quot;SubEnd&quot;);&quot;&quot;;[.K28]))" office:value-type="float" office:value="2" calcext:value-type="float">
            <text:p>2</text:p>
          </table:table-cell>
          <table:table-cell table:style-name="ce9" table:formula="of:=IF([.E28]=&quot;Sub&quot;;[.J27];IF(LEN([.H28])=0;&quot;&quot;;IF([.J27]=&quot;Number&quot;;&quot;&quot;;IF(LEN([.J27])=0;1;[.J27]+1))))" office:value-type="float" office:value="2" calcext:value-type="float">
            <text:p>2</text:p>
          </table:table-cell>
          <table:table-cell table:style-name="ce9" table:formula="of:=IF(LEN([.H28])=0;&quot;&quot;;IF([.K27]=&quot;SubOrder&quot;;&quot;&quot;;IF([.E28]&lt;&gt;&quot;Sub&quot;;&quot;&quot;;IF(LEN([.K27])=0;1;[.K2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9]);&quot;&quot;;CONCATENATE([.D29];[.F29];[.G29];[.H29];IF(OR([.E29]=&quot;SubStart&quot;;[.E29]=&quot;Sub&quot;);[.K29];[.J29]);[.L29]))" office:value-type="string" office:string-value="string TestInstructionAttributeType = 3" calcext:value-type="string">
            <text:p>string TestInstructionAttributeType = 3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AttributeType = </text:p>
          </table:table-cell>
          <table:table-cell table:style-name="ce9" table:formula="of:=IF(LEN([.E29]) = 0;[.J29];IF(OR([.E29]=&quot;SubStart&quot;;[.E29]=&quot;SubEnd&quot;);&quot;&quot;;[.K29]))" office:value-type="float" office:value="3" calcext:value-type="float">
            <text:p>3</text:p>
          </table:table-cell>
          <table:table-cell table:style-name="ce9" table:formula="of:=IF([.E29]=&quot;Sub&quot;;[.J28];IF(LEN([.H29])=0;&quot;&quot;;IF([.J28]=&quot;Number&quot;;&quot;&quot;;IF(LEN([.J28])=0;1;[.J28]+1))))" office:value-type="float" office:value="3" calcext:value-type="float">
            <text:p>3</text:p>
          </table:table-cell>
          <table:table-cell table:style-name="ce9" table:formula="of:=IF(LEN([.H29])=0;&quot;&quot;;IF([.K28]=&quot;SubOrder&quot;;&quot;&quot;;IF([.E29]&lt;&gt;&quot;Sub&quot;;&quot;&quot;;IF(LEN([.K28])=0;1;[.K2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0]);&quot;&quot;;CONCATENATE([.D30];[.F30];[.G30];[.H30];IF(OR([.E30]=&quot;SubStart&quot;;[.E30]=&quot;Sub&quot;);[.K30];[.J30]);[.L30]))" office:value-type="string" office:string-value="repeated string FunctionGuid = 4" calcext:value-type="string">
            <text:p>repeated string FunctionGuid = 4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 office:value-type="string" calcext:value-type="string">
            <text:p>repeated </text:p>
          </table:table-cell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FunctionGuid = </text:p>
          </table:table-cell>
          <table:table-cell table:style-name="ce9" table:formula="of:=IF(LEN([.E30]) = 0;[.J30];IF(OR([.E30]=&quot;SubStart&quot;;[.E30]=&quot;SubEnd&quot;);&quot;&quot;;[.K30]))" office:value-type="float" office:value="4" calcext:value-type="float">
            <text:p>4</text:p>
          </table:table-cell>
          <table:table-cell table:style-name="ce9" table:formula="of:=IF([.E30]=&quot;Sub&quot;;[.J29];IF(LEN([.H30])=0;&quot;&quot;;IF([.J29]=&quot;Number&quot;;&quot;&quot;;IF(LEN([.J29])=0;1;[.J29]+1))))" office:value-type="float" office:value="4" calcext:value-type="float">
            <text:p>4</text:p>
          </table:table-cell>
          <table:table-cell table:style-name="ce9" table:formula="of:=IF(LEN([.H30])=0;&quot;&quot;;IF([.K29]=&quot;SubOrder&quot;;&quot;&quot;;IF([.E30]&lt;&gt;&quot;Sub&quot;;&quot;&quot;;IF(LEN([.K29])=0;1;[.K2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1]);&quot;&quot;;CONCATENATE([.D31];[.F31];[.G31];[.H31];IF(OR([.E31]=&quot;SubStart&quot;;[.E31]=&quot;Sub&quot;);[.K31];[.J31]);[.L31]))" office:value-type="string" office:string-value="string TestInstructionAttributeValue = 5" calcext:value-type="string">
            <text:p>string TestInstructionAttributeValue = 5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AttributeValue = </text:p>
          </table:table-cell>
          <table:table-cell table:style-name="ce9" table:formula="of:=IF(LEN([.E31]) = 0;[.J31];IF(OR([.E31]=&quot;SubStart&quot;;[.E31]=&quot;SubEnd&quot;);&quot;&quot;;[.K31]))" office:value-type="float" office:value="5" calcext:value-type="float">
            <text:p>5</text:p>
          </table:table-cell>
          <table:table-cell table:style-name="ce9" table:formula="of:=IF([.E31]=&quot;Sub&quot;;[.J30];IF(LEN([.H31])=0;&quot;&quot;;IF([.J30]=&quot;Number&quot;;&quot;&quot;;IF(LEN([.J30])=0;1;[.J30]+1))))" office:value-type="float" office:value="5" calcext:value-type="float">
            <text:p>5</text:p>
          </table:table-cell>
          <table:table-cell table:style-name="ce9" table:formula="of:=IF(LEN([.H31])=0;&quot;&quot;;IF([.K30]=&quot;SubOrder&quot;;&quot;&quot;;IF([.E31]&lt;&gt;&quot;Sub&quot;;&quot;&quot;;IF(LEN([.K30])=0;1;[.K3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2]);&quot;&quot;;CONCATENATE([.D32];[.F32];[.G32];[.H32];IF(OR([.E32]=&quot;SubStart&quot;;[.E32]=&quot;Sub&quot;);[.K32];[.J32]);[.L32]))">
            <text:p/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32]) = 0;[.J32];IF(OR([.E32]=&quot;SubStart&quot;;[.E32]=&quot;SubEnd&quot;);&quot;&quot;;[.K32]))">
            <text:p/>
          </table:table-cell>
          <table:table-cell table:style-name="ce9" table:formula="of:=IF([.E32]=&quot;Sub&quot;;[.J31];IF(LEN([.H32])=0;&quot;&quot;;IF([.J31]=&quot;Number&quot;;&quot;&quot;;IF(LEN([.J31])=0;1;[.J31]+1))))">
            <text:p/>
          </table:table-cell>
          <table:table-cell table:style-name="ce9" table:formula="of:=IF(LEN([.H32])=0;&quot;&quot;;IF([.K31]=&quot;SubOrder&quot;;&quot;&quot;;IF([.E32]&lt;&gt;&quot;Sub&quot;;&quot;&quot;;IF(LEN([.K31])=0;1;[.K3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3]);&quot;&quot;;CONCATENATE([.D33];[.F33];[.G33];[.H33];IF(OR([.E33]=&quot;SubStart&quot;;[.E33]=&quot;Sub&quot;);[.K33];[.J33]);[.L33]))" office:value-type="string" office:string-value="190201" calcext:value-type="string">
            <text:p>190201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33]) = 0;[.J33];IF(OR([.E33]=&quot;SubStart&quot;;[.E33]=&quot;SubEnd&quot;);&quot;&quot;;[.K33]))">
            <text:p/>
          </table:table-cell>
          <table:table-cell table:style-name="ce9" table:formula="of:=IF([.E33]=&quot;Sub&quot;;[.J32];IF(LEN([.H33])=0;&quot;&quot;;IF([.J32]=&quot;Number&quot;;&quot;&quot;;IF(LEN([.J32])=0;1;[.J32]+1))))">
            <text:p/>
          </table:table-cell>
          <table:table-cell table:style-name="ce9" table:formula="of:=IF(LEN([.H33])=0;&quot;&quot;;IF([.K32]=&quot;SubOrder&quot;;&quot;&quot;;IF([.E33]&lt;&gt;&quot;Sub&quot;;&quot;&quot;;IF(LEN([.K32])=0;1;[.K32]+1))))">
            <text:p/>
          </table:table-cell>
          <table:table-cell office:value-type="string" calcext:value-type="string">
            <text:p>190201</text:p>
          </table:table-cell>
          <table:table-cell table:number-columns-repeated="1012"/>
        </table:table-row>
        <table:table-row table:style-name="ro1">
          <table:table-cell table:style-name="ce13" table:formula="of:=IF(ISBLANK([.B34]);&quot;&quot;;CONCATENATE([.D34];[.F34];[.G34];[.H34];IF(OR([.E34]=&quot;SubStart&quot;;[.E34]=&quot;Sub&quot;);[.K34];[.J34]);[.L34]))" office:value-type="string" office:string-value="}" calcext:value-type="string">
            <text:p>}</text:p>
          </table:table-cell>
          <table:table-cell table:content-validation-name="val6" office:value-type="string" calcext:value-type="string">
            <text:p>MessageEnd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}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34]) = 0;[.J34];IF(OR([.E34]=&quot;SubStart&quot;;[.E34]=&quot;SubEnd&quot;);&quot;&quot;;[.K34]))">
            <text:p/>
          </table:table-cell>
          <table:table-cell table:style-name="ce9" table:formula="of:=IF([.E34]=&quot;Sub&quot;;[.J33];IF(LEN([.H34])=0;&quot;&quot;;IF([.J33]=&quot;Number&quot;;&quot;&quot;;IF(LEN([.J33])=0;1;[.J33]+1))))">
            <text:p/>
          </table:table-cell>
          <table:table-cell table:style-name="ce9" table:formula="of:=IF(LEN([.H34])=0;&quot;&quot;;IF([.K33]=&quot;SubOrder&quot;;&quot;&quot;;IF([.E34]&lt;&gt;&quot;Sub&quot;;&quot;&quot;;IF(LEN([.K33])=0;1;[.K3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5]);&quot;&quot;;CONCATENATE([.D35];[.F35];[.G35];[.H35];IF(OR([.E35]=&quot;SubStart&quot;;[.E35]=&quot;Sub&quot;);[.K35];[.J35]);[.L35]))">
            <text:p/>
          </table:table-cell>
          <table:table-cell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35]) = 0;[.J35];IF(OR([.E35]=&quot;SubStart&quot;;[.E35]=&quot;SubEnd&quot;);&quot;&quot;;[.K35]))">
            <text:p/>
          </table:table-cell>
          <table:table-cell table:style-name="ce9" table:formula="of:=IF([.E35]=&quot;Sub&quot;;[.J34];IF(LEN([.H35])=0;&quot;&quot;;IF([.J34]=&quot;Number&quot;;&quot;&quot;;IF(LEN([.J34])=0;1;[.J34]+1))))">
            <text:p/>
          </table:table-cell>
          <table:table-cell table:style-name="ce9" table:formula="of:=IF(LEN([.H35])=0;&quot;&quot;;IF([.K34]=&quot;SubOrder&quot;;&quot;&quot;;IF([.E35]&lt;&gt;&quot;Sub&quot;;&quot;&quot;;IF(LEN([.K34])=0;1;[.K3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6]);&quot;&quot;;CONCATENATE([.D36];[.F36];[.G36];[.H36];IF(OR([.E36]=&quot;SubStart&quot;;[.E36]=&quot;Sub&quot;);[.K36];[.J36]);[.L36]))" office:value-type="string" office:string-value="message {TestMainGroup_RT" calcext:value-type="string">
            <text:p>message {TestMainGroup_RT</text:p>
          </table:table-cell>
          <table:table-cell table:content-validation-name="val6" office:value-type="string" calcext:value-type="string">
            <text:p>MessageStart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message {TestMainGroup_RT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36]) = 0;[.J36];IF(OR([.E36]=&quot;SubStart&quot;;[.E36]=&quot;SubEnd&quot;);&quot;&quot;;[.K36]))">
            <text:p/>
          </table:table-cell>
          <table:table-cell table:style-name="ce9" table:formula="of:=IF([.E36]=&quot;Sub&quot;;[.J35];IF(LEN([.H36])=0;&quot;&quot;;IF([.J35]=&quot;Number&quot;;&quot;&quot;;IF(LEN([.J35])=0;1;[.J35]+1))))">
            <text:p/>
          </table:table-cell>
          <table:table-cell table:style-name="ce9" table:formula="of:=IF(LEN([.H36])=0;&quot;&quot;;IF([.K35]=&quot;SubOrder&quot;;&quot;&quot;;IF([.E36]&lt;&gt;&quot;Sub&quot;;&quot;&quot;;IF(LEN([.K35])=0;1;[.K3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7]);&quot;&quot;;CONCATENATE([.D37];[.F37];[.G37];[.H37];IF(OR([.E37]=&quot;SubStart&quot;;[.E37]=&quot;Sub&quot;);[.K37];[.J37]);[.L37]))" office:value-type="string" office:string-value="string TestMainGroupGuid = 1" calcext:value-type="string">
            <text:p>string TestMainGroupGuid = 1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MainGroupGuid = </text:p>
          </table:table-cell>
          <table:table-cell table:style-name="ce9" table:formula="of:=IF(LEN([.E37]) = 0;[.J37];IF(OR([.E37]=&quot;SubStart&quot;;[.E37]=&quot;SubEnd&quot;);&quot;&quot;;[.K37]))" office:value-type="float" office:value="1" calcext:value-type="float">
            <text:p>1</text:p>
          </table:table-cell>
          <table:table-cell table:style-name="ce9" table:formula="of:=IF([.E37]=&quot;Sub&quot;;[.J36];IF(LEN([.H37])=0;&quot;&quot;;IF([.J36]=&quot;Number&quot;;&quot;&quot;;IF(LEN([.J36])=0;1;[.J36]+1))))" office:value-type="float" office:value="1" calcext:value-type="float">
            <text:p>1</text:p>
          </table:table-cell>
          <table:table-cell table:style-name="ce9" table:formula="of:=IF(LEN([.H37])=0;&quot;&quot;;IF([.K36]=&quot;SubOrder&quot;;&quot;&quot;;IF([.E37]&lt;&gt;&quot;Sub&quot;;&quot;&quot;;IF(LEN([.K36])=0;1;[.K3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8]);&quot;&quot;;CONCATENATE([.D38];[.F38];[.G38];[.H38];IF(OR([.E38]=&quot;SubStart&quot;;[.E38]=&quot;Sub&quot;);[.K38];[.J38]);[.L38]))" office:value-type="string" office:string-value="string TestMainGroupGuid_RT = 2" calcext:value-type="string">
            <text:p>string TestMainGroupGuid_RT = 2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MainGroupGuid_RT = </text:p>
          </table:table-cell>
          <table:table-cell table:style-name="ce9" table:formula="of:=IF(LEN([.E38]) = 0;[.J38];IF(OR([.E38]=&quot;SubStart&quot;;[.E38]=&quot;SubEnd&quot;);&quot;&quot;;[.K38]))" office:value-type="float" office:value="2" calcext:value-type="float">
            <text:p>2</text:p>
          </table:table-cell>
          <table:table-cell table:style-name="ce9" table:formula="of:=IF([.E38]=&quot;Sub&quot;;[.J37];IF(LEN([.H38])=0;&quot;&quot;;IF([.J37]=&quot;Number&quot;;&quot;&quot;;IF(LEN([.J37])=0;1;[.J37]+1))))" office:value-type="float" office:value="2" calcext:value-type="float">
            <text:p>2</text:p>
          </table:table-cell>
          <table:table-cell table:style-name="ce9" table:formula="of:=IF(LEN([.H38])=0;&quot;&quot;;IF([.K37]=&quot;SubOrder&quot;;&quot;&quot;;IF([.E38]&lt;&gt;&quot;Sub&quot;;&quot;&quot;;IF(LEN([.K37])=0;1;[.K3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9]);&quot;&quot;;CONCATENATE([.D39];[.F39];[.G39];[.H39];IF(OR([.E39]=&quot;SubStart&quot;;[.E39]=&quot;Sub&quot;);[.K39];[.J39]);[.L39]))" office:value-type="string" office:string-value="TestGroupMetaDataType TestMainGroupMetaData = 3" calcext:value-type="string">
            <text:p>TestGroupMetaDataType TestMainGroupMetaData = 3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TestGroupMetaDataType </text:p>
          </table:table-cell>
          <table:table-cell office:value-type="string" calcext:value-type="string">
            <text:p>TestMainGroupMetaData = </text:p>
          </table:table-cell>
          <table:table-cell table:style-name="ce9" table:formula="of:=IF(LEN([.E39]) = 0;[.J39];IF(OR([.E39]=&quot;SubStart&quot;;[.E39]=&quot;SubEnd&quot;);&quot;&quot;;[.K39]))" office:value-type="float" office:value="3" calcext:value-type="float">
            <text:p>3</text:p>
          </table:table-cell>
          <table:table-cell table:style-name="ce9" table:formula="of:=IF([.E39]=&quot;Sub&quot;;[.J38];IF(LEN([.H39])=0;&quot;&quot;;IF([.J38]=&quot;Number&quot;;&quot;&quot;;IF(LEN([.J38])=0;1;[.J38]+1))))" office:value-type="float" office:value="3" calcext:value-type="float">
            <text:p>3</text:p>
          </table:table-cell>
          <table:table-cell table:style-name="ce9" table:formula="of:=IF(LEN([.H39])=0;&quot;&quot;;IF([.K38]=&quot;SubOrder&quot;;&quot;&quot;;IF([.E39]&lt;&gt;&quot;Sub&quot;;&quot;&quot;;IF(LEN([.K38])=0;1;[.K3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0]);&quot;&quot;;CONCATENATE([.D40];[.F40];[.G40];[.H40];IF(OR([.E40]=&quot;SubStart&quot;;[.E40]=&quot;Sub&quot;);[.K40];[.J40]);[.L40]))">
            <text:p/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40]) = 0;[.J40];IF(OR([.E40]=&quot;SubStart&quot;;[.E40]=&quot;SubEnd&quot;);&quot;&quot;;[.K40]))">
            <text:p/>
          </table:table-cell>
          <table:table-cell table:style-name="ce9" table:formula="of:=IF([.E40]=&quot;Sub&quot;;[.J39];IF(LEN([.H40])=0;&quot;&quot;;IF([.J39]=&quot;Number&quot;;&quot;&quot;;IF(LEN([.J39])=0;1;[.J39]+1))))">
            <text:p/>
          </table:table-cell>
          <table:table-cell table:style-name="ce9" table:formula="of:=IF(LEN([.H40])=0;&quot;&quot;;IF([.K39]=&quot;SubOrder&quot;;&quot;&quot;;IF([.E40]&lt;&gt;&quot;Sub&quot;;&quot;&quot;;IF(LEN([.K39])=0;1;[.K3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1]);&quot;&quot;;CONCATENATE([.D41];[.F41];[.G41];[.H41];IF(OR([.E41]=&quot;SubStart&quot;;[.E41]=&quot;Sub&quot;);[.K41];[.J41]);[.L41]))">
            <text:p/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41]) = 0;[.J41];IF(OR([.E41]=&quot;SubStart&quot;;[.E41]=&quot;SubEnd&quot;);&quot;&quot;;[.K41]))">
            <text:p/>
          </table:table-cell>
          <table:table-cell table:style-name="ce9" table:formula="of:=IF([.E41]=&quot;Sub&quot;;[.J40];IF(LEN([.H41])=0;&quot;&quot;;IF([.J40]=&quot;Number&quot;;&quot;&quot;;IF(LEN([.J40])=0;1;[.J40]+1))))">
            <text:p/>
          </table:table-cell>
          <table:table-cell table:style-name="ce9" table:formula="of:=IF(LEN([.H41])=0;&quot;&quot;;IF([.K40]=&quot;SubOrder&quot;;&quot;&quot;;IF([.E41]&lt;&gt;&quot;Sub&quot;;&quot;&quot;;IF(LEN([.K40])=0;1;[.K4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2]);&quot;&quot;;CONCATENATE([.D42];[.F42];[.G42];[.H42];IF(OR([.E42]=&quot;SubStart&quot;;[.E42]=&quot;Sub&quot;);[.K42];[.J42]);[.L42]))" office:value-type="string" office:string-value="}" calcext:value-type="string">
            <text:p>}</text:p>
          </table:table-cell>
          <table:table-cell table:style-name="ce6" table:content-validation-name="val6" office:value-type="string" calcext:value-type="string">
            <text:p>MessageEnd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}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42]) = 0;[.J42];IF(OR([.E42]=&quot;SubStart&quot;;[.E42]=&quot;SubEnd&quot;);&quot;&quot;;[.K42]))">
            <text:p/>
          </table:table-cell>
          <table:table-cell table:style-name="ce9" table:formula="of:=IF([.E42]=&quot;Sub&quot;;[.J41];IF(LEN([.H42])=0;&quot;&quot;;IF([.J41]=&quot;Number&quot;;&quot;&quot;;IF(LEN([.J41])=0;1;[.J41]+1))))">
            <text:p/>
          </table:table-cell>
          <table:table-cell table:style-name="ce9" table:formula="of:=IF(LEN([.H42])=0;&quot;&quot;;IF([.K41]=&quot;SubOrder&quot;;&quot;&quot;;IF([.E42]&lt;&gt;&quot;Sub&quot;;&quot;&quot;;IF(LEN([.K41])=0;1;[.K4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3]);&quot;&quot;;CONCATENATE([.D43];[.F43];[.G43];[.H43];IF(OR([.E43]=&quot;SubStart&quot;;[.E43]=&quot;Sub&quot;);[.K43];[.J43]);[.L43]))" office:value-type="string" office:string-value="message {TestGroupBasicMetaDataType_RT" calcext:value-type="string">
            <text:p>message {TestGroupBasicMetaDataType_RT</text:p>
          </table:table-cell>
          <table:table-cell table:content-validation-name="val6" office:value-type="string" calcext:value-type="string">
            <text:p>MessageStart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message {TestGroupBasicMetaDataType_RT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43]) = 0;[.J43];IF(OR([.E43]=&quot;SubStart&quot;;[.E43]=&quot;SubEnd&quot;);&quot;&quot;;[.K43]))">
            <text:p/>
          </table:table-cell>
          <table:table-cell table:style-name="ce9" table:formula="of:=IF([.E43]=&quot;Sub&quot;;[.J42];IF(LEN([.H43])=0;&quot;&quot;;IF([.J42]=&quot;Number&quot;;&quot;&quot;;IF(LEN([.J42])=0;1;[.J42]+1))))">
            <text:p/>
          </table:table-cell>
          <table:table-cell table:style-name="ce9" table:formula="of:=IF(LEN([.H43])=0;&quot;&quot;;IF([.K42]=&quot;SubOrder&quot;;&quot;&quot;;IF([.E43]&lt;&gt;&quot;Sub&quot;;&quot;&quot;;IF(LEN([.K42])=0;1;[.K4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4]);&quot;&quot;;CONCATENATE([.D44];[.F44];[.G44];[.H44];IF(OR([.E44]=&quot;SubStart&quot;;[.E44]=&quot;Sub&quot;);[.K44];[.J44]);[.L44]))" office:value-type="string" office:string-value="string TestMainGroupMetaDataTypeName = 1" calcext:value-type="string">
            <text:p>string TestMainGroupMetaDataTypeName = 1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MainGroupMetaDataTypeName = </text:p>
          </table:table-cell>
          <table:table-cell table:style-name="ce9" table:formula="of:=IF(LEN([.E44]) = 0;[.J44];IF(OR([.E44]=&quot;SubStart&quot;;[.E44]=&quot;SubEnd&quot;);&quot;&quot;;[.K44]))" office:value-type="float" office:value="1" calcext:value-type="float">
            <text:p>1</text:p>
          </table:table-cell>
          <table:table-cell table:style-name="ce9" table:formula="of:=IF([.E44]=&quot;Sub&quot;;[.J43];IF(LEN([.H44])=0;&quot;&quot;;IF([.J43]=&quot;Number&quot;;&quot;&quot;;IF(LEN([.J43])=0;1;[.J43]+1))))" office:value-type="float" office:value="1" calcext:value-type="float">
            <text:p>1</text:p>
          </table:table-cell>
          <table:table-cell table:style-name="ce9" table:formula="of:=IF(LEN([.H44])=0;&quot;&quot;;IF([.K43]=&quot;SubOrder&quot;;&quot;&quot;;IF([.E44]&lt;&gt;&quot;Sub&quot;;&quot;&quot;;IF(LEN([.K43])=0;1;[.K4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5]);&quot;&quot;;CONCATENATE([.D45];[.F45];[.G45];[.H45];IF(OR([.E45]=&quot;SubStart&quot;;[.E45]=&quot;Sub&quot;);[.K45];[.J45]);[.L45]))" office:value-type="string" office:string-value="string TestMainGroupMetaDataTypeDescription = 2" calcext:value-type="string">
            <text:p>string TestMainGroupMetaDataTypeDescription = 2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MainGroupMetaDataTypeDescription = </text:p>
          </table:table-cell>
          <table:table-cell table:style-name="ce9" table:formula="of:=IF(LEN([.E45]) = 0;[.J45];IF(OR([.E45]=&quot;SubStart&quot;;[.E45]=&quot;SubEnd&quot;);&quot;&quot;;[.K45]))" office:value-type="float" office:value="2" calcext:value-type="float">
            <text:p>2</text:p>
          </table:table-cell>
          <table:table-cell table:style-name="ce9" table:formula="of:=IF([.E45]=&quot;Sub&quot;;[.J44];IF(LEN([.H45])=0;&quot;&quot;;IF([.J44]=&quot;Number&quot;;&quot;&quot;;IF(LEN([.J44])=0;1;[.J44]+1))))" office:value-type="float" office:value="2" calcext:value-type="float">
            <text:p>2</text:p>
          </table:table-cell>
          <table:table-cell table:style-name="ce9" table:formula="of:=IF(LEN([.H45])=0;&quot;&quot;;IF([.K44]=&quot;SubOrder&quot;;&quot;&quot;;IF([.E45]&lt;&gt;&quot;Sub&quot;;&quot;&quot;;IF(LEN([.K44])=0;1;[.K4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6]);&quot;&quot;;CONCATENATE([.D46];[.F46];[.G46];[.H46];IF(OR([.E46]=&quot;SubStart&quot;;[.E46]=&quot;Sub&quot;);[.K46];[.J46]);[.L46]))" office:value-type="string" office:string-value="string TestMainGroupMetaDataTypeCreatedDate = 3" calcext:value-type="string">
            <text:p>string TestMainGroupMetaDataTypeCreatedDate = 3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MainGroupMetaDataTypeCreatedDate = </text:p>
          </table:table-cell>
          <table:table-cell table:style-name="ce9" table:formula="of:=IF(LEN([.E46]) = 0;[.J46];IF(OR([.E46]=&quot;SubStart&quot;;[.E46]=&quot;SubEnd&quot;);&quot;&quot;;[.K46]))" office:value-type="float" office:value="3" calcext:value-type="float">
            <text:p>3</text:p>
          </table:table-cell>
          <table:table-cell table:style-name="ce9" table:formula="of:=IF([.E46]=&quot;Sub&quot;;[.J45];IF(LEN([.H46])=0;&quot;&quot;;IF([.J45]=&quot;Number&quot;;&quot;&quot;;IF(LEN([.J45])=0;1;[.J45]+1))))" office:value-type="float" office:value="3" calcext:value-type="float">
            <text:p>3</text:p>
          </table:table-cell>
          <table:table-cell table:style-name="ce9" table:formula="of:=IF(LEN([.H46])=0;&quot;&quot;;IF([.K45]=&quot;SubOrder&quot;;&quot;&quot;;IF([.E46]&lt;&gt;&quot;Sub&quot;;&quot;&quot;;IF(LEN([.K45])=0;1;[.K4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7]);&quot;&quot;;CONCATENATE([.D47];[.F47];[.G47];[.H47];IF(OR([.E47]=&quot;SubStart&quot;;[.E47]=&quot;Sub&quot;);[.K47];[.J47]);[.L47]))" office:value-type="string" office:string-value="string TestMainGroupMetaDataTypeCreatedBy = 4" calcext:value-type="string">
            <text:p>string TestMainGroupMetaDataTypeCreatedBy = 4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MainGroupMetaDataTypeCreatedBy = </text:p>
          </table:table-cell>
          <table:table-cell table:style-name="ce9" table:formula="of:=IF(LEN([.E47]) = 0;[.J47];IF(OR([.E47]=&quot;SubStart&quot;;[.E47]=&quot;SubEnd&quot;);&quot;&quot;;[.K47]))" office:value-type="float" office:value="4" calcext:value-type="float">
            <text:p>4</text:p>
          </table:table-cell>
          <table:table-cell table:style-name="ce9" table:formula="of:=IF([.E47]=&quot;Sub&quot;;[.J46];IF(LEN([.H47])=0;&quot;&quot;;IF([.J46]=&quot;Number&quot;;&quot;&quot;;IF(LEN([.J46])=0;1;[.J46]+1))))" office:value-type="float" office:value="4" calcext:value-type="float">
            <text:p>4</text:p>
          </table:table-cell>
          <table:table-cell table:style-name="ce9" table:formula="of:=IF(LEN([.H47])=0;&quot;&quot;;IF([.K46]=&quot;SubOrder&quot;;&quot;&quot;;IF([.E47]&lt;&gt;&quot;Sub&quot;;&quot;&quot;;IF(LEN([.K46])=0;1;[.K4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8]);&quot;&quot;;CONCATENATE([.D48];[.F48];[.G48];[.H48];IF(OR([.E48]=&quot;SubStart&quot;;[.E48]=&quot;Sub&quot;);[.K48];[.J48]);[.L48]))" office:value-type="string" office:string-value="string TestMainGroupMetaDataTypeSendDate = 5" calcext:value-type="string">
            <text:p>string TestMainGroupMetaDataTypeSendDate = 5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MainGroupMetaDataTypeSendDate = </text:p>
          </table:table-cell>
          <table:table-cell table:style-name="ce9" table:formula="of:=IF(LEN([.E48]) = 0;[.J48];IF(OR([.E48]=&quot;SubStart&quot;;[.E48]=&quot;SubEnd&quot;);&quot;&quot;;[.K48]))" office:value-type="float" office:value="5" calcext:value-type="float">
            <text:p>5</text:p>
          </table:table-cell>
          <table:table-cell table:style-name="ce9" table:formula="of:=IF([.E48]=&quot;Sub&quot;;[.J47];IF(LEN([.H48])=0;&quot;&quot;;IF([.J47]=&quot;Number&quot;;&quot;&quot;;IF(LEN([.J47])=0;1;[.J47]+1))))" office:value-type="float" office:value="5" calcext:value-type="float">
            <text:p>5</text:p>
          </table:table-cell>
          <table:table-cell table:style-name="ce9" table:formula="of:=IF(LEN([.H48])=0;&quot;&quot;;IF([.K47]=&quot;SubOrder&quot;;&quot;&quot;;IF([.E48]&lt;&gt;&quot;Sub&quot;;&quot;&quot;;IF(LEN([.K47])=0;1;[.K4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9]);&quot;&quot;;CONCATENATE([.D49];[.F49];[.G49];[.H49];IF(OR([.E49]=&quot;SubStart&quot;;[.E49]=&quot;Sub&quot;);[.K49];[.J49]);[.L49]))" office:value-type="string" office:string-value="string TestMainGroupMetaDataTypelastResendDate = 6" calcext:value-type="string">
            <text:p>string TestMainGroupMetaDataTypelastResendDate = 6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MainGroupMetaDataTypelastResendDate = </text:p>
          </table:table-cell>
          <table:table-cell table:style-name="ce9" table:formula="of:=IF(LEN([.E49]) = 0;[.J49];IF(OR([.E49]=&quot;SubStart&quot;;[.E49]=&quot;SubEnd&quot;);&quot;&quot;;[.K49]))" office:value-type="float" office:value="6" calcext:value-type="float">
            <text:p>6</text:p>
          </table:table-cell>
          <table:table-cell table:style-name="ce9" table:formula="of:=IF([.E49]=&quot;Sub&quot;;[.J48];IF(LEN([.H49])=0;&quot;&quot;;IF([.J48]=&quot;Number&quot;;&quot;&quot;;IF(LEN([.J48])=0;1;[.J48]+1))))" office:value-type="float" office:value="6" calcext:value-type="float">
            <text:p>6</text:p>
          </table:table-cell>
          <table:table-cell table:style-name="ce9" table:formula="of:=IF(LEN([.H49])=0;&quot;&quot;;IF([.K48]=&quot;SubOrder&quot;;&quot;&quot;;IF([.E49]&lt;&gt;&quot;Sub&quot;;&quot;&quot;;IF(LEN([.K48])=0;1;[.K4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0]);&quot;&quot;;CONCATENATE([.D50];[.F50];[.G50];[.H50];IF(OR([.E50]=&quot;SubStart&quot;;[.E50]=&quot;Sub&quot;);[.K50];[.J50]);[.L50]))" office:value-type="string" office:string-value="repeated string TestMainGroupMetaDataTypeDeleted = 7" calcext:value-type="string">
            <text:p>repeated string TestMainGroupMetaDataTypeDeleted = 7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 office:value-type="string" calcext:value-type="string">
            <text:p>repeated </text:p>
          </table:table-cell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MainGroupMetaDataTypeDeleted = </text:p>
          </table:table-cell>
          <table:table-cell table:style-name="ce9" table:formula="of:=IF(LEN([.E50]) = 0;[.J50];IF(OR([.E50]=&quot;SubStart&quot;;[.E50]=&quot;SubEnd&quot;);&quot;&quot;;[.K50]))" office:value-type="float" office:value="7" calcext:value-type="float">
            <text:p>7</text:p>
          </table:table-cell>
          <table:table-cell table:style-name="ce9" table:formula="of:=IF([.E50]=&quot;Sub&quot;;[.J49];IF(LEN([.H50])=0;&quot;&quot;;IF([.J49]=&quot;Number&quot;;&quot;&quot;;IF(LEN([.J49])=0;1;[.J49]+1))))" office:value-type="float" office:value="7" calcext:value-type="float">
            <text:p>7</text:p>
          </table:table-cell>
          <table:table-cell table:style-name="ce9" table:formula="of:=IF(LEN([.H50])=0;&quot;&quot;;IF([.K49]=&quot;SubOrder&quot;;&quot;&quot;;IF([.E50]&lt;&gt;&quot;Sub&quot;;&quot;&quot;;IF(LEN([.K49])=0;1;[.K4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1]);&quot;&quot;;CONCATENATE([.D51];[.F51];[.G51];[.H51];IF(OR([.E51]=&quot;SubStart&quot;;[.E51]=&quot;Sub&quot;);[.K51];[.J51]);[.L51]))" office:value-type="string" office:string-value="string TestMainGroupMetaDataTypeAnswerDate = 8" calcext:value-type="string">
            <text:p>string TestMainGroupMetaDataTypeAnswerDate = 8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MainGroupMetaDataTypeAnswerDate = </text:p>
          </table:table-cell>
          <table:table-cell table:style-name="ce9" table:formula="of:=IF(LEN([.E51]) = 0;[.J51];IF(OR([.E51]=&quot;SubStart&quot;;[.E51]=&quot;SubEnd&quot;);&quot;&quot;;[.K51]))" office:value-type="float" office:value="8" calcext:value-type="float">
            <text:p>8</text:p>
          </table:table-cell>
          <table:table-cell table:style-name="ce9" table:formula="of:=IF([.E51]=&quot;Sub&quot;;[.J50];IF(LEN([.H51])=0;&quot;&quot;;IF([.J50]=&quot;Number&quot;;&quot;&quot;;IF(LEN([.J50])=0;1;[.J50]+1))))" office:value-type="float" office:value="8" calcext:value-type="float">
            <text:p>8</text:p>
          </table:table-cell>
          <table:table-cell table:style-name="ce9" table:formula="of:=IF(LEN([.H51])=0;&quot;&quot;;IF([.K50]=&quot;SubOrder&quot;;&quot;&quot;;IF([.E51]&lt;&gt;&quot;Sub&quot;;&quot;&quot;;IF(LEN([.K50])=0;1;[.K5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2]);&quot;&quot;;CONCATENATE([.D52];[.F52];[.G52];[.H52];IF(OR([.E52]=&quot;SubStart&quot;;[.E52]=&quot;Sub&quot;);[.K52];[.J52]);[.L52]))">
            <text:p/>
          </table:table-cell>
          <table:table-cell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52]) = 0;[.J52];IF(OR([.E52]=&quot;SubStart&quot;;[.E52]=&quot;SubEnd&quot;);&quot;&quot;;[.K52]))">
            <text:p/>
          </table:table-cell>
          <table:table-cell table:style-name="ce9" table:formula="of:=IF([.E52]=&quot;Sub&quot;;[.J51];IF(LEN([.H52])=0;&quot;&quot;;IF([.J51]=&quot;Number&quot;;&quot;&quot;;IF(LEN([.J51])=0;1;[.J51]+1))))">
            <text:p/>
          </table:table-cell>
          <table:table-cell table:style-name="ce9" table:formula="of:=IF(LEN([.H52])=0;&quot;&quot;;IF([.K51]=&quot;SubOrder&quot;;&quot;&quot;;IF([.E52]&lt;&gt;&quot;Sub&quot;;&quot;&quot;;IF(LEN([.K51])=0;1;[.K5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3]);&quot;&quot;;CONCATENATE([.D53];[.F53];[.G53];[.H53];IF(OR([.E53]=&quot;SubStart&quot;;[.E53]=&quot;Sub&quot;);[.K53];[.J53]);[.L53]))">
            <text:p/>
          </table:table-cell>
          <table:table-cell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53]) = 0;[.J53];IF(OR([.E53]=&quot;SubStart&quot;;[.E53]=&quot;SubEnd&quot;);&quot;&quot;;[.K53]))">
            <text:p/>
          </table:table-cell>
          <table:table-cell table:style-name="ce9" table:formula="of:=IF([.E53]=&quot;Sub&quot;;[.J52];IF(LEN([.H53])=0;&quot;&quot;;IF([.J52]=&quot;Number&quot;;&quot;&quot;;IF(LEN([.J52])=0;1;[.J52]+1))))">
            <text:p/>
          </table:table-cell>
          <table:table-cell table:style-name="ce9" table:formula="of:=IF(LEN([.H53])=0;&quot;&quot;;IF([.K52]=&quot;SubOrder&quot;;&quot;&quot;;IF([.E53]&lt;&gt;&quot;Sub&quot;;&quot;&quot;;IF(LEN([.K52])=0;1;[.K5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4]);&quot;&quot;;CONCATENATE([.D54];[.F54];[.G54];[.H54];IF(OR([.E54]=&quot;SubStart&quot;;[.E54]=&quot;Sub&quot;);[.K54];[.J54]);[.L54]))" office:value-type="string" office:string-value="}" calcext:value-type="string">
            <text:p>}</text:p>
          </table:table-cell>
          <table:table-cell table:style-name="ce6" table:content-validation-name="val6" office:value-type="string" calcext:value-type="string">
            <text:p>MessageEnd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}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54]) = 0;[.J54];IF(OR([.E54]=&quot;SubStart&quot;;[.E54]=&quot;SubEnd&quot;);&quot;&quot;;[.K54]))">
            <text:p/>
          </table:table-cell>
          <table:table-cell table:style-name="ce9" table:formula="of:=IF([.E54]=&quot;Sub&quot;;[.J53];IF(LEN([.H54])=0;&quot;&quot;;IF([.J53]=&quot;Number&quot;;&quot;&quot;;IF(LEN([.J53])=0;1;[.J53]+1))))">
            <text:p/>
          </table:table-cell>
          <table:table-cell table:style-name="ce9" table:formula="of:=IF(LEN([.H54])=0;&quot;&quot;;IF([.K53]=&quot;SubOrder&quot;;&quot;&quot;;IF([.E54]&lt;&gt;&quot;Sub&quot;;&quot;&quot;;IF(LEN([.K53])=0;1;[.K5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5]);&quot;&quot;;CONCATENATE([.D55];[.F55];[.G55];[.H55];IF(OR([.E55]=&quot;SubStart&quot;;[.E55]=&quot;Sub&quot;);[.K55];[.J55]);[.L55]))">
            <text:p/>
          </table:table-cell>
          <table:table-cell table:style-name="ce6"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55]) = 0;[.J55];IF(OR([.E55]=&quot;SubStart&quot;;[.E55]=&quot;SubEnd&quot;);&quot;&quot;;[.K55]))">
            <text:p/>
          </table:table-cell>
          <table:table-cell table:style-name="ce9" table:formula="of:=IF([.E55]=&quot;Sub&quot;;[.J54];IF(LEN([.H55])=0;&quot;&quot;;IF([.J54]=&quot;Number&quot;;&quot;&quot;;IF(LEN([.J54])=0;1;[.J54]+1))))">
            <text:p/>
          </table:table-cell>
          <table:table-cell table:style-name="ce9" table:formula="of:=IF(LEN([.H55])=0;&quot;&quot;;IF([.K54]=&quot;SubOrder&quot;;&quot;&quot;;IF([.E55]&lt;&gt;&quot;Sub&quot;;&quot;&quot;;IF(LEN([.K54])=0;1;[.K5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6]);&quot;&quot;;CONCATENATE([.D56];[.F56];[.G56];[.H56];IF(OR([.E56]=&quot;SubStart&quot;;[.E56]=&quot;Sub&quot;);[.K56];[.J56]);[.L56]))" office:value-type="string" office:string-value="message {TestContainer_RT; // A RuntTime object for TestContainers" calcext:value-type="string">
            <text:p>message {TestContainer_RT; // A RuntTime object for TestContainers</text:p>
          </table:table-cell>
          <table:table-cell table:content-validation-name="val6" office:value-type="string" calcext:value-type="string">
            <text:p>MessageStart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message {TestContainer_RT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56]) = 0;[.J56];IF(OR([.E56]=&quot;SubStart&quot;;[.E56]=&quot;SubEnd&quot;);&quot;&quot;;[.K56]))">
            <text:p/>
          </table:table-cell>
          <table:table-cell table:style-name="ce9" table:formula="of:=IF([.E56]=&quot;Sub&quot;;[.J55];IF(LEN([.H56])=0;&quot;&quot;;IF([.J55]=&quot;Number&quot;;&quot;&quot;;IF(LEN([.J55])=0;1;[.J55]+1))))">
            <text:p/>
          </table:table-cell>
          <table:table-cell table:style-name="ce9" table:formula="of:=IF(LEN([.H56])=0;&quot;&quot;;IF([.K55]=&quot;SubOrder&quot;;&quot;&quot;;IF([.E56]&lt;&gt;&quot;Sub&quot;;&quot;&quot;;IF(LEN([.K55])=0;1;[.K55]+1))))">
            <text:p/>
          </table:table-cell>
          <table:table-cell office:value-type="string" calcext:value-type="string">
            <text:p>; // A RuntTime object for TestContainers</text:p>
          </table:table-cell>
          <table:table-cell table:number-columns-repeated="1012"/>
        </table:table-row>
        <table:table-row table:style-name="ro1">
          <table:table-cell table:style-name="ce13" table:formula="of:=IF(ISBLANK([.B57]);&quot;&quot;;CONCATENATE([.D57];[.F57];[.G57];[.H57];IF(OR([.E57]=&quot;SubStart&quot;;[.E57]=&quot;Sub&quot;);[.K57];[.J57]);[.L57]))" office:value-type="string" office:string-value="string TestContainerGuid = 1; // A unique id for the TestContainer" calcext:value-type="string">
            <text:p>string TestContainerGuid = 1; // A unique id for the TestContainer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ContainerGuid = </text:p>
          </table:table-cell>
          <table:table-cell table:style-name="ce9" table:formula="of:=IF(LEN([.E57]) = 0;[.J57];IF(OR([.E57]=&quot;SubStart&quot;;[.E57]=&quot;SubEnd&quot;);&quot;&quot;;[.K57]))" office:value-type="float" office:value="1" calcext:value-type="float">
            <text:p>1</text:p>
          </table:table-cell>
          <table:table-cell table:style-name="ce9" table:formula="of:=IF([.E57]=&quot;Sub&quot;;[.J56];IF(LEN([.H57])=0;&quot;&quot;;IF([.J56]=&quot;Number&quot;;&quot;&quot;;IF(LEN([.J56])=0;1;[.J56]+1))))" office:value-type="float" office:value="1" calcext:value-type="float">
            <text:p>1</text:p>
          </table:table-cell>
          <table:table-cell table:style-name="ce9" table:formula="of:=IF(LEN([.H57])=0;&quot;&quot;;IF([.K56]=&quot;SubOrder&quot;;&quot;&quot;;IF([.E57]&lt;&gt;&quot;Sub&quot;;&quot;&quot;;IF(LEN([.K56])=0;1;[.K56]+1))))">
            <text:p/>
          </table:table-cell>
          <table:table-cell office:value-type="string" calcext:value-type="string">
            <text:p>; // A unique id for the TestContainer</text:p>
          </table:table-cell>
          <table:table-cell table:number-columns-repeated="1012"/>
        </table:table-row>
        <table:table-row table:style-name="ro1">
          <table:table-cell table:style-name="ce13" table:formula="of:=IF(ISBLANK([.B58]);&quot;&quot;;CONCATENATE([.D58];[.F58];[.G58];[.H58];IF(OR([.E58]=&quot;SubStart&quot;;[.E58]=&quot;Sub&quot;);[.K58];[.J58]);[.L58]))" office:value-type="string" office:string-value="enum TestContainerTypeEnum = { ; // Should the cildren be processed in Serial or in Parallell" calcext:value-type="string">
            <text:p>enum TestContainerTypeEnum = { ; // Should the cildren be processed in Serial or in Parallell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 office:value-type="string" calcext:value-type="string">
            <text:p>SubStart</text:p>
          </table:table-cell>
          <table:table-cell table:content-validation-name="val9"/>
          <table:table-cell table:content-validation-name="val10" office:value-type="string" calcext:value-type="string">
            <text:p>enum </text:p>
          </table:table-cell>
          <table:table-cell office:value-type="string" calcext:value-type="string">
            <text:p>TestContainerTypeEnum = { </text:p>
          </table:table-cell>
          <table:table-cell table:style-name="ce9" table:formula="of:=IF(LEN([.E58]) = 0;[.J58];IF(OR([.E58]=&quot;SubStart&quot;;[.E58]=&quot;SubEnd&quot;);&quot;&quot;;[.K58]))">
            <text:p/>
          </table:table-cell>
          <table:table-cell table:style-name="ce9" table:formula="of:=IF([.E58]=&quot;Sub&quot;;[.J57];IF(LEN([.H58])=0;&quot;&quot;;IF([.J57]=&quot;Number&quot;;&quot;&quot;;IF(LEN([.J57])=0;1;[.J57]+1))))" office:value-type="float" office:value="2" calcext:value-type="float">
            <text:p>2</text:p>
          </table:table-cell>
          <table:table-cell table:style-name="ce9" table:formula="of:=IF(LEN([.H58])=0;&quot;&quot;;IF([.K57]=&quot;SubOrder&quot;;&quot;&quot;;IF([.E58]&lt;&gt;&quot;Sub&quot;;&quot;&quot;;IF(LEN([.K57])=0;1;[.K57]+1))))">
            <text:p/>
          </table:table-cell>
          <table:table-cell office:value-type="string" calcext:value-type="string">
            <text:p>; // Should the cildren be processed in Serial or in Parallell</text:p>
          </table:table-cell>
          <table:table-cell table:number-columns-repeated="1012"/>
        </table:table-row>
        <table:table-row table:style-name="ro1">
          <table:table-cell table:style-name="ce13" table:formula="of:=IF(ISBLANK([.B59]);&quot;&quot;;CONCATENATE([.D59];[.F59];[.G59];[.H59];IF(OR([.E59]=&quot;SubStart&quot;;[.E59]=&quot;Sub&quot;);[.K59];[.J59]);[.L59]))" office:value-type="string" office:string-value="    IsSerialProcessedContainer = 1; // Children should be processed in Serial" calcext:value-type="string">
            <text:p><text:s text:c="4"/>IsSerialProcessedContainer = 1; // Children should be processed in Serial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 office:value-type="string" calcext:value-type="string">
            <text:p>Sub</text:p>
          </table:table-cell>
          <table:table-cell table:content-validation-name="val9"/>
          <table:table-cell table:content-validation-name="val10"/>
          <table:table-cell office:value-type="string" calcext:value-type="string">
            <text:p><text:s text:c="4"/>IsSerialProcessedContainer = </text:p>
          </table:table-cell>
          <table:table-cell table:style-name="ce9" table:formula="of:=IF(LEN([.E59]) = 0;[.J59];IF(OR([.E59]=&quot;SubStart&quot;;[.E59]=&quot;SubEnd&quot;);&quot;&quot;;[.K59]))" office:value-type="float" office:value="1" calcext:value-type="float">
            <text:p>1</text:p>
          </table:table-cell>
          <table:table-cell table:style-name="ce9" table:formula="of:=IF([.E59]=&quot;Sub&quot;;[.J58];IF(LEN([.H59])=0;&quot;&quot;;IF([.J58]=&quot;Number&quot;;&quot;&quot;;IF(LEN([.J58])=0;1;[.J58]+1))))" office:value-type="float" office:value="2" calcext:value-type="float">
            <text:p>2</text:p>
          </table:table-cell>
          <table:table-cell table:style-name="ce9" table:formula="of:=IF(LEN([.H59])=0;&quot;&quot;;IF([.K58]=&quot;SubOrder&quot;;&quot;&quot;;IF([.E59]&lt;&gt;&quot;Sub&quot;;&quot;&quot;;IF(LEN([.K58])=0;1;[.K58]+1))))" office:value-type="float" office:value="1" calcext:value-type="float">
            <text:p>1</text:p>
          </table:table-cell>
          <table:table-cell office:value-type="string" calcext:value-type="string">
            <text:p>; // Children should be processed in Serial</text:p>
          </table:table-cell>
          <table:table-cell table:number-columns-repeated="1012"/>
        </table:table-row>
        <table:table-row table:style-name="ro1">
          <table:table-cell table:style-name="ce13" table:formula="of:=IF(ISBLANK([.B60]);&quot;&quot;;CONCATENATE([.D60];[.F60];[.G60];[.H60];IF(OR([.E60]=&quot;SubStart&quot;;[.E60]=&quot;Sub&quot;);[.K60];[.J60]);[.L60]))" office:value-type="string" office:string-value="    IsParallellProcessedContainer = 2; // Children should be processed in Parallell" calcext:value-type="string">
            <text:p><text:s text:c="4"/>IsParallellProcessedContainer = 2; // Children should be processed in Parallell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 office:value-type="string" calcext:value-type="string">
            <text:p>Sub</text:p>
          </table:table-cell>
          <table:table-cell table:content-validation-name="val9"/>
          <table:table-cell table:content-validation-name="val10"/>
          <table:table-cell office:value-type="string" calcext:value-type="string">
            <text:p><text:s text:c="4"/>IsParallellProcessedContainer = </text:p>
          </table:table-cell>
          <table:table-cell table:style-name="ce9" table:formula="of:=IF(LEN([.E60]) = 0;[.J60];IF(OR([.E60]=&quot;SubStart&quot;;[.E60]=&quot;SubEnd&quot;);&quot;&quot;;[.K60]))" office:value-type="float" office:value="2" calcext:value-type="float">
            <text:p>2</text:p>
          </table:table-cell>
          <table:table-cell table:style-name="ce9" table:formula="of:=IF([.E60]=&quot;Sub&quot;;[.J59];IF(LEN([.H60])=0;&quot;&quot;;IF([.J59]=&quot;Number&quot;;&quot;&quot;;IF(LEN([.J59])=0;1;[.J59]+1))))" office:value-type="float" office:value="2" calcext:value-type="float">
            <text:p>2</text:p>
          </table:table-cell>
          <table:table-cell table:style-name="ce9" table:formula="of:=IF(LEN([.H60])=0;&quot;&quot;;IF([.K59]=&quot;SubOrder&quot;;&quot;&quot;;IF([.E60]&lt;&gt;&quot;Sub&quot;;&quot;&quot;;IF(LEN([.K59])=0;1;[.K59]+1))))" office:value-type="float" office:value="2" calcext:value-type="float">
            <text:p>2</text:p>
          </table:table-cell>
          <table:table-cell office:value-type="string" calcext:value-type="string">
            <text:p>; // Children should be processed in Parallell</text:p>
          </table:table-cell>
          <table:table-cell table:number-columns-repeated="1012"/>
        </table:table-row>
        <table:table-row table:style-name="ro1">
          <table:table-cell table:style-name="ce13" table:formula="of:=IF(ISBLANK([.B61]);&quot;&quot;;CONCATENATE([.D61];[.F61];[.G61];[.H61];IF(OR([.E61]=&quot;SubStart&quot;;[.E61]=&quot;Sub&quot;);[.K61];[.J61]);[.L61]))" office:value-type="string" office:string-value="} = 3; // " calcext:value-type="string">
            <text:p>} = 3; // 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 office:value-type="string" calcext:value-type="string">
            <text:p>SubEnd</text:p>
          </table:table-cell>
          <table:table-cell table:content-validation-name="val9"/>
          <table:table-cell table:content-validation-name="val10"/>
          <table:table-cell office:value-type="string" calcext:value-type="string">
            <text:p>} = </text:p>
          </table:table-cell>
          <table:table-cell table:style-name="ce9" table:formula="of:=IF(LEN([.E61]) = 0;[.J61];IF(OR([.E61]=&quot;SubStart&quot;;[.E61]=&quot;SubEnd&quot;);&quot;&quot;;[.K61]))">
            <text:p/>
          </table:table-cell>
          <table:table-cell table:style-name="ce9" table:formula="of:=IF([.E61]=&quot;Sub&quot;;[.J60];IF(LEN([.H61])=0;&quot;&quot;;IF([.J60]=&quot;Number&quot;;&quot;&quot;;IF(LEN([.J60])=0;1;[.J60]+1))))" office:value-type="float" office:value="3" calcext:value-type="float">
            <text:p>3</text:p>
          </table:table-cell>
          <table:table-cell table:style-name="ce9" table:formula="of:=IF(LEN([.H61])=0;&quot;&quot;;IF([.K60]=&quot;SubOrder&quot;;&quot;&quot;;IF([.E61]&lt;&gt;&quot;Sub&quot;;&quot;&quot;;IF(LEN([.K60])=0;1;[.K60]+1))))">
            <text:p/>
          </table:table-cell>
          <table:table-cell office:value-type="string" calcext:value-type="string">
            <text:p>; // </text:p>
          </table:table-cell>
          <table:table-cell table:number-columns-repeated="1012"/>
        </table:table-row>
        <table:table-row table:style-name="ro1">
          <table:table-cell table:style-name="ce13" table:formula="of:=IF(ISBLANK([.B62]);&quot;&quot;;CONCATENATE([.D62];[.F62];[.G62];[.H62];IF(OR([.E62]=&quot;SubStart&quot;;[.E62]=&quot;Sub&quot;);[.K62];[.J62]);[.L62]))" office:value-type="string" office:string-value="repeated TestContainerChildObject_RT TestContainerChildObjects = 4; // List of child-objects" calcext:value-type="string">
            <text:p>repeated TestContainerChildObject_RT TestContainerChildObjects = 4; // List of child-objects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 office:value-type="string" calcext:value-type="string">
            <text:p>repeated </text:p>
          </table:table-cell>
          <table:table-cell table:content-validation-name="val10" office:value-type="string" calcext:value-type="string">
            <text:p>TestContainerChildObject_RT </text:p>
          </table:table-cell>
          <table:table-cell office:value-type="string" calcext:value-type="string">
            <text:p>TestContainerChildObjects = </text:p>
          </table:table-cell>
          <table:table-cell table:style-name="ce9" table:formula="of:=IF(LEN([.E62]) = 0;[.J62];IF(OR([.E62]=&quot;SubStart&quot;;[.E62]=&quot;SubEnd&quot;);&quot;&quot;;[.K62]))" office:value-type="float" office:value="4" calcext:value-type="float">
            <text:p>4</text:p>
          </table:table-cell>
          <table:table-cell table:style-name="ce9" table:formula="of:=IF([.E62]=&quot;Sub&quot;;[.J61];IF(LEN([.H62])=0;&quot;&quot;;IF([.J61]=&quot;Number&quot;;&quot;&quot;;IF(LEN([.J61])=0;1;[.J61]+1))))" office:value-type="float" office:value="4" calcext:value-type="float">
            <text:p>4</text:p>
          </table:table-cell>
          <table:table-cell table:style-name="ce9" table:formula="of:=IF(LEN([.H62])=0;&quot;&quot;;IF([.K61]=&quot;SubOrder&quot;;&quot;&quot;;IF([.E62]&lt;&gt;&quot;Sub&quot;;&quot;&quot;;IF(LEN([.K61])=0;1;[.K61]+1))))">
            <text:p/>
          </table:table-cell>
          <table:table-cell office:value-type="string" calcext:value-type="string">
            <text:p>; // List of child-objects</text:p>
          </table:table-cell>
          <table:table-cell table:number-columns-repeated="1012"/>
        </table:table-row>
        <table:table-row table:style-name="ro1">
          <table:table-cell table:style-name="ce13" table:formula="of:=IF(ISBLANK([.B63]);&quot;&quot;;CONCATENATE([.D63];[.F63];[.G63];[.H63];IF(OR([.E63]=&quot;SubStart&quot;;[.E63]=&quot;Sub&quot;);[.K63];[.J63]);[.L63]))">
            <text:p/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63]) = 0;[.J63];IF(OR([.E63]=&quot;SubStart&quot;;[.E63]=&quot;SubEnd&quot;);&quot;&quot;;[.K63]))">
            <text:p/>
          </table:table-cell>
          <table:table-cell table:style-name="ce9" table:formula="of:=IF([.E63]=&quot;Sub&quot;;[.J62];IF(LEN([.H63])=0;&quot;&quot;;IF([.J62]=&quot;Number&quot;;&quot;&quot;;IF(LEN([.J62])=0;1;[.J62]+1))))">
            <text:p/>
          </table:table-cell>
          <table:table-cell table:style-name="ce9" table:formula="of:=IF(LEN([.H63])=0;&quot;&quot;;IF([.K62]=&quot;SubOrder&quot;;&quot;&quot;;IF([.E63]&lt;&gt;&quot;Sub&quot;;&quot;&quot;;IF(LEN([.K62])=0;1;[.K6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64]);&quot;&quot;;CONCATENATE([.D64];[.F64];[.G64];[.H64];IF(OR([.E64]=&quot;SubStart&quot;;[.E64]=&quot;Sub&quot;);[.K64];[.J64]);[.L64]))" office:value-type="string" office:string-value="190201" calcext:value-type="string">
            <text:p>190201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64]) = 0;[.J64];IF(OR([.E64]=&quot;SubStart&quot;;[.E64]=&quot;SubEnd&quot;);&quot;&quot;;[.K64]))">
            <text:p/>
          </table:table-cell>
          <table:table-cell table:style-name="ce9" table:formula="of:=IF([.E64]=&quot;Sub&quot;;[.J63];IF(LEN([.H64])=0;&quot;&quot;;IF([.J63]=&quot;Number&quot;;&quot;&quot;;IF(LEN([.J63])=0;1;[.J63]+1))))">
            <text:p/>
          </table:table-cell>
          <table:table-cell table:style-name="ce9" table:formula="of:=IF(LEN([.H64])=0;&quot;&quot;;IF([.K63]=&quot;SubOrder&quot;;&quot;&quot;;IF([.E64]&lt;&gt;&quot;Sub&quot;;&quot;&quot;;IF(LEN([.K63])=0;1;[.K63]+1))))">
            <text:p/>
          </table:table-cell>
          <table:table-cell office:value-type="string" calcext:value-type="string">
            <text:p>190201</text:p>
          </table:table-cell>
          <table:table-cell table:number-columns-repeated="1012"/>
        </table:table-row>
        <table:table-row table:style-name="ro1">
          <table:table-cell table:style-name="ce13" table:formula="of:=IF(ISBLANK([.B65]);&quot;&quot;;CONCATENATE([.D65];[.F65];[.G65];[.H65];IF(OR([.E65]=&quot;SubStart&quot;;[.E65]=&quot;Sub&quot;);[.K65];[.J65]);[.L65]))" office:value-type="string" office:string-value="}" calcext:value-type="string">
            <text:p>}</text:p>
          </table:table-cell>
          <table:table-cell table:content-validation-name="val6" office:value-type="string" calcext:value-type="string">
            <text:p>MessageEnd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}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65]) = 0;[.J65];IF(OR([.E65]=&quot;SubStart&quot;;[.E65]=&quot;SubEnd&quot;);&quot;&quot;;[.K65]))">
            <text:p/>
          </table:table-cell>
          <table:table-cell table:style-name="ce9" table:formula="of:=IF([.E65]=&quot;Sub&quot;;[.J64];IF(LEN([.H65])=0;&quot;&quot;;IF([.J64]=&quot;Number&quot;;&quot;&quot;;IF(LEN([.J64])=0;1;[.J64]+1))))">
            <text:p/>
          </table:table-cell>
          <table:table-cell table:style-name="ce9" table:formula="of:=IF(LEN([.H65])=0;&quot;&quot;;IF([.K64]=&quot;SubOrder&quot;;&quot;&quot;;IF([.E65]&lt;&gt;&quot;Sub&quot;;&quot;&quot;;IF(LEN([.K64])=0;1;[.K6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66]);&quot;&quot;;CONCATENATE([.D66];[.F66];[.G66];[.H66];IF(OR([.E66]=&quot;SubStart&quot;;[.E66]=&quot;Sub&quot;);[.K66];[.J66]);[.L66]))">
            <text:p/>
          </table:table-cell>
          <table:table-cell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66]) = 0;[.J66];IF(OR([.E66]=&quot;SubStart&quot;;[.E66]=&quot;SubEnd&quot;);&quot;&quot;;[.K66]))">
            <text:p/>
          </table:table-cell>
          <table:table-cell table:style-name="ce9" table:formula="of:=IF([.E66]=&quot;Sub&quot;;[.J65];IF(LEN([.H66])=0;&quot;&quot;;IF([.J65]=&quot;Number&quot;;&quot;&quot;;IF(LEN([.J65])=0;1;[.J65]+1))))">
            <text:p/>
          </table:table-cell>
          <table:table-cell table:style-name="ce9" table:formula="of:=IF(LEN([.H66])=0;&quot;&quot;;IF([.K65]=&quot;SubOrder&quot;;&quot;&quot;;IF([.E66]&lt;&gt;&quot;Sub&quot;;&quot;&quot;;IF(LEN([.K65])=0;1;[.K6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67]);&quot;&quot;;CONCATENATE([.D67];[.F67];[.G67];[.H67];IF(OR([.E67]=&quot;SubStart&quot;;[.E67]=&quot;Sub&quot;);[.K67];[.J67]);[.L67]))" office:value-type="string" office:string-value="message {TestContainerChildObject_RT; // A RT-object that hold type of child object and child-object" calcext:value-type="string">
            <text:p>message {TestContainerChildObject_RT; // A RT-object that hold type of child object and child-object</text:p>
          </table:table-cell>
          <table:table-cell table:content-validation-name="val6" office:value-type="string" calcext:value-type="string">
            <text:p>MessageStart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message {TestContainerChildObject_RT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67]) = 0;[.J67];IF(OR([.E67]=&quot;SubStart&quot;;[.E67]=&quot;SubEnd&quot;);&quot;&quot;;[.K67]))">
            <text:p/>
          </table:table-cell>
          <table:table-cell table:style-name="ce9" table:formula="of:=IF([.E67]=&quot;Sub&quot;;[.J66];IF(LEN([.H67])=0;&quot;&quot;;IF([.J66]=&quot;Number&quot;;&quot;&quot;;IF(LEN([.J66])=0;1;[.J66]+1))))">
            <text:p/>
          </table:table-cell>
          <table:table-cell table:style-name="ce9" table:formula="of:=IF(LEN([.H67])=0;&quot;&quot;;IF([.K66]=&quot;SubOrder&quot;;&quot;&quot;;IF([.E67]&lt;&gt;&quot;Sub&quot;;&quot;&quot;;IF(LEN([.K66])=0;1;[.K66]+1))))">
            <text:p/>
          </table:table-cell>
          <table:table-cell office:value-type="string" calcext:value-type="string">
            <text:p>; // A RT-object that hold type of child object and child-object</text:p>
          </table:table-cell>
          <table:table-cell table:number-columns-repeated="1012"/>
        </table:table-row>
        <table:table-row table:style-name="ro1">
          <table:table-cell table:style-name="ce13" table:formula="of:=IF(ISBLANK([.B68]);&quot;&quot;;CONCATENATE([.D68];[.F68];[.G68];[.H68];IF(OR([.E68]=&quot;SubStart&quot;;[.E68]=&quot;Sub&quot;);[.K68];[.J68]);[.L68]))" office:value-type="string" office:string-value="enum TestContainerChildObjectTypeEnum; // Type of object" calcext:value-type="string">
            <text:p>enum TestContainerChildObjectTypeEnum; // Type of object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 office:value-type="string" calcext:value-type="string">
            <text:p>SubStart</text:p>
          </table:table-cell>
          <table:table-cell table:content-validation-name="val9"/>
          <table:table-cell table:content-validation-name="val10" office:value-type="string" calcext:value-type="string">
            <text:p>enum </text:p>
          </table:table-cell>
          <table:table-cell office:value-type="string" calcext:value-type="string">
            <text:p>TestContainerChildObjectTypeEnum</text:p>
          </table:table-cell>
          <table:table-cell table:style-name="ce9" table:formula="of:=IF(LEN([.E68]) = 0;[.J68];IF(OR([.E68]=&quot;SubStart&quot;;[.E68]=&quot;SubEnd&quot;);&quot;&quot;;[.K68]))">
            <text:p/>
          </table:table-cell>
          <table:table-cell table:style-name="ce9" table:formula="of:=IF([.E68]=&quot;Sub&quot;;[.J67];IF(LEN([.H68])=0;&quot;&quot;;IF([.J67]=&quot;Number&quot;;&quot;&quot;;IF(LEN([.J67])=0;1;[.J67]+1))))" office:value-type="float" office:value="1" calcext:value-type="float">
            <text:p>1</text:p>
          </table:table-cell>
          <table:table-cell table:style-name="ce9" table:formula="of:=IF(LEN([.H68])=0;&quot;&quot;;IF([.K67]=&quot;SubOrder&quot;;&quot;&quot;;IF([.E68]&lt;&gt;&quot;Sub&quot;;&quot;&quot;;IF(LEN([.K67])=0;1;[.K67]+1))))">
            <text:p/>
          </table:table-cell>
          <table:table-cell office:value-type="string" calcext:value-type="string">
            <text:p>; // Type of object</text:p>
          </table:table-cell>
          <table:table-cell table:number-columns-repeated="1012"/>
        </table:table-row>
        <table:table-row table:style-name="ro1">
          <table:table-cell table:style-name="ce13" table:formula="of:=IF(ISBLANK([.B69]);&quot;&quot;;CONCATENATE([.D69];[.F69];[.G69];[.H69];IF(OR([.E69]=&quot;SubStart&quot;;[.E69]=&quot;Sub&quot;);[.K69];[.J69]);[.L69]))" office:value-type="string" office:string-value="    IsTestContainer1; // Type is Container" calcext:value-type="string">
            <text:p><text:s text:c="4"/>IsTestContainer1; // Type is Container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 office:value-type="string" calcext:value-type="string">
            <text:p>Sub</text:p>
          </table:table-cell>
          <table:table-cell table:content-validation-name="val9"/>
          <table:table-cell table:content-validation-name="val10"/>
          <table:table-cell office:value-type="string" calcext:value-type="string">
            <text:p><text:s text:c="4"/>IsTestContainer</text:p>
          </table:table-cell>
          <table:table-cell table:style-name="ce9" table:formula="of:=IF(LEN([.E69]) = 0;[.J69];IF(OR([.E69]=&quot;SubStart&quot;;[.E69]=&quot;SubEnd&quot;);&quot;&quot;;[.K69]))" office:value-type="float" office:value="1" calcext:value-type="float">
            <text:p>1</text:p>
          </table:table-cell>
          <table:table-cell table:style-name="ce9" table:formula="of:=IF([.E69]=&quot;Sub&quot;;[.J68];IF(LEN([.H69])=0;&quot;&quot;;IF([.J68]=&quot;Number&quot;;&quot;&quot;;IF(LEN([.J68])=0;1;[.J68]+1))))" office:value-type="float" office:value="1" calcext:value-type="float">
            <text:p>1</text:p>
          </table:table-cell>
          <table:table-cell table:style-name="ce9" table:formula="of:=IF(LEN([.H69])=0;&quot;&quot;;IF([.K68]=&quot;SubOrder&quot;;&quot;&quot;;IF([.E69]&lt;&gt;&quot;Sub&quot;;&quot;&quot;;IF(LEN([.K68])=0;1;[.K68]+1))))" office:value-type="float" office:value="1" calcext:value-type="float">
            <text:p>1</text:p>
          </table:table-cell>
          <table:table-cell office:value-type="string" calcext:value-type="string">
            <text:p>; // Type is Container</text:p>
          </table:table-cell>
          <table:table-cell table:number-columns-repeated="1012"/>
        </table:table-row>
        <table:table-row table:style-name="ro1">
          <table:table-cell table:style-name="ce13" table:formula="of:=IF(ISBLANK([.B70]);&quot;&quot;;CONCATENATE([.D70];[.F70];[.G70];[.H70];IF(OR([.E70]=&quot;SubStart&quot;;[.E70]=&quot;Sub&quot;);[.K70];[.J70]);[.L70]))" office:value-type="string" office:string-value="    IsTestInstructionObject2; // Type is TestInstruction" calcext:value-type="string">
            <text:p><text:s text:c="4"/>IsTestInstructionObject2; // Type is TestInstruction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 office:value-type="string" calcext:value-type="string">
            <text:p>Sub</text:p>
          </table:table-cell>
          <table:table-cell table:content-validation-name="val9"/>
          <table:table-cell table:content-validation-name="val10"/>
          <table:table-cell office:value-type="string" calcext:value-type="string">
            <text:p><text:s text:c="4"/>IsTestInstructionObject</text:p>
          </table:table-cell>
          <table:table-cell table:style-name="ce9" table:formula="of:=IF(LEN([.E70]) = 0;[.J70];IF(OR([.E70]=&quot;SubStart&quot;;[.E70]=&quot;SubEnd&quot;);&quot;&quot;;[.K70]))" office:value-type="float" office:value="2" calcext:value-type="float">
            <text:p>2</text:p>
          </table:table-cell>
          <table:table-cell table:style-name="ce9" table:formula="of:=IF([.E70]=&quot;Sub&quot;;[.J69];IF(LEN([.H70])=0;&quot;&quot;;IF([.J69]=&quot;Number&quot;;&quot;&quot;;IF(LEN([.J69])=0;1;[.J69]+1))))" office:value-type="float" office:value="1" calcext:value-type="float">
            <text:p>1</text:p>
          </table:table-cell>
          <table:table-cell table:style-name="ce9" table:formula="of:=IF(LEN([.H70])=0;&quot;&quot;;IF([.K69]=&quot;SubOrder&quot;;&quot;&quot;;IF([.E70]&lt;&gt;&quot;Sub&quot;;&quot;&quot;;IF(LEN([.K69])=0;1;[.K69]+1))))" office:value-type="float" office:value="2" calcext:value-type="float">
            <text:p>2</text:p>
          </table:table-cell>
          <table:table-cell office:value-type="string" calcext:value-type="string">
            <text:p>; // Type is TestInstruction</text:p>
          </table:table-cell>
          <table:table-cell table:number-columns-repeated="1012"/>
        </table:table-row>
        <table:table-row table:style-name="ro1">
          <table:table-cell table:style-name="ce13" table:formula="of:=IF(ISBLANK([.B71]);&quot;&quot;;CONCATENATE([.D71];[.F71];[.G71];[.H71];IF(OR([.E71]=&quot;SubStart&quot;;[.E71]=&quot;Sub&quot;);[.K71];[.J71]);[.L71]))" office:value-type="string" office:string-value="} = 2" calcext:value-type="string">
            <text:p>} = 2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 office:value-type="string" calcext:value-type="string">
            <text:p>SubEnd</text:p>
          </table:table-cell>
          <table:table-cell table:content-validation-name="val9"/>
          <table:table-cell table:content-validation-name="val10"/>
          <table:table-cell office:value-type="string" calcext:value-type="string">
            <text:p>} = </text:p>
          </table:table-cell>
          <table:table-cell table:style-name="ce9" table:formula="of:=IF(LEN([.E71]) = 0;[.J71];IF(OR([.E71]=&quot;SubStart&quot;;[.E71]=&quot;SubEnd&quot;);&quot;&quot;;[.K71]))">
            <text:p/>
          </table:table-cell>
          <table:table-cell table:style-name="ce9" table:formula="of:=IF([.E71]=&quot;Sub&quot;;[.J70];IF(LEN([.H71])=0;&quot;&quot;;IF([.J70]=&quot;Number&quot;;&quot;&quot;;IF(LEN([.J70])=0;1;[.J70]+1))))" office:value-type="float" office:value="2" calcext:value-type="float">
            <text:p>2</text:p>
          </table:table-cell>
          <table:table-cell table:style-name="ce9" table:formula="of:=IF(LEN([.H71])=0;&quot;&quot;;IF([.K70]=&quot;SubOrder&quot;;&quot;&quot;;IF([.E71]&lt;&gt;&quot;Sub&quot;;&quot;&quot;;IF(LEN([.K70])=0;1;[.K7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72]);&quot;&quot;;CONCATENATE([.D72];[.F72];[.G72];[.H72];IF(OR([.E72]=&quot;SubStart&quot;;[.E72]=&quot;Sub&quot;);[.K72];[.J72]);[.L72]))" office:value-type="string" office:string-value="TestContainer_RT TestContainerObject = 3; // The object of a TestContainer" calcext:value-type="string">
            <text:p>TestContainer_RT TestContainerObject = 3; // The object of a TestContainer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TestContainer_RT </text:p>
          </table:table-cell>
          <table:table-cell office:value-type="string" calcext:value-type="string">
            <text:p>TestContainerObject = </text:p>
          </table:table-cell>
          <table:table-cell table:style-name="ce9" table:formula="of:=IF(LEN([.E72]) = 0;[.J72];IF(OR([.E72]=&quot;SubStart&quot;;[.E72]=&quot;SubEnd&quot;);&quot;&quot;;[.K72]))" office:value-type="float" office:value="3" calcext:value-type="float">
            <text:p>3</text:p>
          </table:table-cell>
          <table:table-cell table:style-name="ce9" table:formula="of:=IF([.E72]=&quot;Sub&quot;;[.J71];IF(LEN([.H72])=0;&quot;&quot;;IF([.J71]=&quot;Number&quot;;&quot;&quot;;IF(LEN([.J71])=0;1;[.J71]+1))))" office:value-type="float" office:value="3" calcext:value-type="float">
            <text:p>3</text:p>
          </table:table-cell>
          <table:table-cell table:style-name="ce9" table:formula="of:=IF(LEN([.H72])=0;&quot;&quot;;IF([.K71]=&quot;SubOrder&quot;;&quot;&quot;;IF([.E72]&lt;&gt;&quot;Sub&quot;;&quot;&quot;;IF(LEN([.K71])=0;1;[.K71]+1))))">
            <text:p/>
          </table:table-cell>
          <table:table-cell office:value-type="string" calcext:value-type="string">
            <text:p>; // The object of a TestContainer</text:p>
          </table:table-cell>
          <table:table-cell table:number-columns-repeated="1012"/>
        </table:table-row>
        <table:table-row table:style-name="ro1">
          <table:table-cell table:style-name="ce13" table:formula="of:=IF(ISBLANK([.B73]);&quot;&quot;;CONCATENATE([.D73];[.F73];[.G73];[.H73];IF(OR([.E73]=&quot;SubStart&quot;;[.E73]=&quot;Sub&quot;);[.K73];[.J73]);[.L73]))" office:value-type="string" office:string-value="TestInstruction_RT TestInstructionObject = 4; // The object of a TestInstruction" calcext:value-type="string">
            <text:p>TestInstruction_RT TestInstructionObject = 4; // The object of a TestInstruction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TestInstruction_RT </text:p>
          </table:table-cell>
          <table:table-cell office:value-type="string" calcext:value-type="string">
            <text:p>TestInstructionObject = </text:p>
          </table:table-cell>
          <table:table-cell table:style-name="ce9" table:formula="of:=IF(LEN([.E73]) = 0;[.J73];IF(OR([.E73]=&quot;SubStart&quot;;[.E73]=&quot;SubEnd&quot;);&quot;&quot;;[.K73]))" office:value-type="float" office:value="4" calcext:value-type="float">
            <text:p>4</text:p>
          </table:table-cell>
          <table:table-cell table:style-name="ce9" table:formula="of:=IF([.E73]=&quot;Sub&quot;;[.J72];IF(LEN([.H73])=0;&quot;&quot;;IF([.J72]=&quot;Number&quot;;&quot;&quot;;IF(LEN([.J72])=0;1;[.J72]+1))))" office:value-type="float" office:value="4" calcext:value-type="float">
            <text:p>4</text:p>
          </table:table-cell>
          <table:table-cell table:style-name="ce9" table:formula="of:=IF(LEN([.H73])=0;&quot;&quot;;IF([.K72]=&quot;SubOrder&quot;;&quot;&quot;;IF([.E73]&lt;&gt;&quot;Sub&quot;;&quot;&quot;;IF(LEN([.K72])=0;1;[.K72]+1))))">
            <text:p/>
          </table:table-cell>
          <table:table-cell office:value-type="string" calcext:value-type="string">
            <text:p>; // The object of a TestInstruction</text:p>
          </table:table-cell>
          <table:table-cell table:number-columns-repeated="1012"/>
        </table:table-row>
        <table:table-row table:style-name="ro1">
          <table:table-cell table:style-name="ce13" table:formula="of:=IF(ISBLANK([.B74]);&quot;&quot;;CONCATENATE([.D74];[.F74];[.G74];[.H74];IF(OR([.E74]=&quot;SubStart&quot;;[.E74]=&quot;Sub&quot;);[.K74];[.J74]);[.L74]))">
            <text:p/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74]) = 0;[.J74];IF(OR([.E74]=&quot;SubStart&quot;;[.E74]=&quot;SubEnd&quot;);&quot;&quot;;[.K74]))">
            <text:p/>
          </table:table-cell>
          <table:table-cell table:style-name="ce9" table:formula="of:=IF([.E74]=&quot;Sub&quot;;[.J73];IF(LEN([.H74])=0;&quot;&quot;;IF([.J73]=&quot;Number&quot;;&quot;&quot;;IF(LEN([.J73])=0;1;[.J73]+1))))">
            <text:p/>
          </table:table-cell>
          <table:table-cell table:style-name="ce9" table:formula="of:=IF(LEN([.H74])=0;&quot;&quot;;IF([.K73]=&quot;SubOrder&quot;;&quot;&quot;;IF([.E74]&lt;&gt;&quot;Sub&quot;;&quot;&quot;;IF(LEN([.K73])=0;1;[.K7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75]);&quot;&quot;;CONCATENATE([.D75];[.F75];[.G75];[.H75];IF(OR([.E75]=&quot;SubStart&quot;;[.E75]=&quot;Sub&quot;);[.K75];[.J75]);[.L75]))" office:value-type="string" office:string-value="190201" calcext:value-type="string">
            <text:p>190201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75]) = 0;[.J75];IF(OR([.E75]=&quot;SubStart&quot;;[.E75]=&quot;SubEnd&quot;);&quot;&quot;;[.K75]))">
            <text:p/>
          </table:table-cell>
          <table:table-cell table:style-name="ce9" table:formula="of:=IF([.E75]=&quot;Sub&quot;;[.J74];IF(LEN([.H75])=0;&quot;&quot;;IF([.J74]=&quot;Number&quot;;&quot;&quot;;IF(LEN([.J74])=0;1;[.J74]+1))))">
            <text:p/>
          </table:table-cell>
          <table:table-cell table:style-name="ce9" table:formula="of:=IF(LEN([.H75])=0;&quot;&quot;;IF([.K74]=&quot;SubOrder&quot;;&quot;&quot;;IF([.E75]&lt;&gt;&quot;Sub&quot;;&quot;&quot;;IF(LEN([.K74])=0;1;[.K74]+1))))">
            <text:p/>
          </table:table-cell>
          <table:table-cell office:value-type="string" calcext:value-type="string">
            <text:p>190201</text:p>
          </table:table-cell>
          <table:table-cell table:number-columns-repeated="1012"/>
        </table:table-row>
        <table:table-row table:style-name="ro1">
          <table:table-cell table:style-name="ce13" table:formula="of:=IF(ISBLANK([.B76]);&quot;&quot;;CONCATENATE([.D76];[.F76];[.G76];[.H76];IF(OR([.E76]=&quot;SubStart&quot;;[.E76]=&quot;Sub&quot;);[.K76];[.J76]);[.L76]))" office:value-type="string" office:string-value="}" calcext:value-type="string">
            <text:p>}</text:p>
          </table:table-cell>
          <table:table-cell table:content-validation-name="val6" office:value-type="string" calcext:value-type="string">
            <text:p>MessageEnd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}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76]) = 0;[.J76];IF(OR([.E76]=&quot;SubStart&quot;;[.E76]=&quot;SubEnd&quot;);&quot;&quot;;[.K76]))">
            <text:p/>
          </table:table-cell>
          <table:table-cell table:style-name="ce9" table:formula="of:=IF([.E76]=&quot;Sub&quot;;[.J75];IF(LEN([.H76])=0;&quot;&quot;;IF([.J75]=&quot;Number&quot;;&quot;&quot;;IF(LEN([.J75])=0;1;[.J75]+1))))">
            <text:p/>
          </table:table-cell>
          <table:table-cell table:style-name="ce9" table:formula="of:=IF(LEN([.H76])=0;&quot;&quot;;IF([.K75]=&quot;SubOrder&quot;;&quot;&quot;;IF([.E76]&lt;&gt;&quot;Sub&quot;;&quot;&quot;;IF(LEN([.K75])=0;1;[.K7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77]);&quot;&quot;;CONCATENATE([.D77];[.F77];[.G77];[.H77];IF(OR([.E77]=&quot;SubStart&quot;;[.E77]=&quot;Sub&quot;);[.K77];[.J77]);[.L77]))">
            <text:p/>
          </table:table-cell>
          <table:table-cell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77]) = 0;[.J77];IF(OR([.E77]=&quot;SubStart&quot;;[.E77]=&quot;SubEnd&quot;);&quot;&quot;;[.K77]))">
            <text:p/>
          </table:table-cell>
          <table:table-cell table:style-name="ce9" table:formula="of:=IF([.E77]=&quot;Sub&quot;;[.J76];IF(LEN([.H77])=0;&quot;&quot;;IF([.J76]=&quot;Number&quot;;&quot;&quot;;IF(LEN([.J76])=0;1;[.J76]+1))))">
            <text:p/>
          </table:table-cell>
          <table:table-cell table:style-name="ce9" table:formula="of:=IF(LEN([.H77])=0;&quot;&quot;;IF([.K76]=&quot;SubOrder&quot;;&quot;&quot;;IF([.E77]&lt;&gt;&quot;Sub&quot;;&quot;&quot;;IF(LEN([.K76])=0;1;[.K7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78]);&quot;&quot;;CONCATENATE([.D78];[.F78];[.G78];[.H78];IF(OR([.E78]=&quot;SubStart&quot;;[.E78]=&quot;Sub&quot;);[.K78];[.J78]);[.L78]))" office:value-type="string" office:string-value="message {ChosenTestDataPoint_RT; // Holds chosen TestDataPoint to execute" calcext:value-type="string">
            <text:p>message {ChosenTestDataPoint_RT; // Holds chosen TestDataPoint to execute</text:p>
          </table:table-cell>
          <table:table-cell table:content-validation-name="val6" office:value-type="string" calcext:value-type="string">
            <text:p>MessageStart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message {ChosenTestDataPoint_RT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78]) = 0;[.J78];IF(OR([.E78]=&quot;SubStart&quot;;[.E78]=&quot;SubEnd&quot;);&quot;&quot;;[.K78]))">
            <text:p/>
          </table:table-cell>
          <table:table-cell table:style-name="ce9" table:formula="of:=IF([.E78]=&quot;Sub&quot;;[.J77];IF(LEN([.H78])=0;&quot;&quot;;IF([.J77]=&quot;Number&quot;;&quot;&quot;;IF(LEN([.J77])=0;1;[.J77]+1))))">
            <text:p/>
          </table:table-cell>
          <table:table-cell table:style-name="ce9" table:formula="of:=IF(LEN([.H78])=0;&quot;&quot;;IF([.K77]=&quot;SubOrder&quot;;&quot;&quot;;IF([.E78]&lt;&gt;&quot;Sub&quot;;&quot;&quot;;IF(LEN([.K77])=0;1;[.K77]+1))))">
            <text:p/>
          </table:table-cell>
          <table:table-cell office:value-type="string" calcext:value-type="string">
            <text:p>; // Holds chosen TestDataPoint to execute</text:p>
          </table:table-cell>
          <table:table-cell table:number-columns-repeated="1012"/>
        </table:table-row>
        <table:table-row table:style-name="ro1">
          <table:table-cell table:style-name="ce13" table:formula="of:=IF(ISBLANK([.B79]);&quot;&quot;;CONCATENATE([.D79];[.F79];[.G79];[.H79];IF(OR([.E79]=&quot;SubStart&quot;;[.E79]=&quot;Sub&quot;);[.K79];[.J79]);[.L79]))" office:value-type="string" office:string-value="string TestDataPointsGuid = 1; //The unique id of theTestDataPoint" calcext:value-type="string">
            <text:p>string TestDataPointsGuid = 1; //The unique id of theTestDataPoint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DataPointsGuid = </text:p>
          </table:table-cell>
          <table:table-cell table:style-name="ce9" table:formula="of:=IF(LEN([.E79]) = 0;[.J79];IF(OR([.E79]=&quot;SubStart&quot;;[.E79]=&quot;SubEnd&quot;);&quot;&quot;;[.K79]))" office:value-type="float" office:value="1" calcext:value-type="float">
            <text:p>1</text:p>
          </table:table-cell>
          <table:table-cell table:style-name="ce9" table:formula="of:=IF([.E79]=&quot;Sub&quot;;[.J78];IF(LEN([.H79])=0;&quot;&quot;;IF([.J78]=&quot;Number&quot;;&quot;&quot;;IF(LEN([.J78])=0;1;[.J78]+1))))" office:value-type="float" office:value="1" calcext:value-type="float">
            <text:p>1</text:p>
          </table:table-cell>
          <table:table-cell table:style-name="ce9" table:formula="of:=IF(LEN([.H79])=0;&quot;&quot;;IF([.K78]=&quot;SubOrder&quot;;&quot;&quot;;IF([.E79]&lt;&gt;&quot;Sub&quot;;&quot;&quot;;IF(LEN([.K78])=0;1;[.K78]+1))))">
            <text:p/>
          </table:table-cell>
          <table:table-cell office:value-type="string" calcext:value-type="string">
            <text:p>; //The unique id of theTestDataPoint</text:p>
          </table:table-cell>
          <table:table-cell table:number-columns-repeated="1012"/>
        </table:table-row>
        <table:table-row table:style-name="ro1">
          <table:table-cell table:style-name="ce13" table:formula="of:=IF(ISBLANK([.B80]);&quot;&quot;;CONCATENATE([.D80];[.F80];[.G80];[.H80];IF(OR([.E80]=&quot;SubStart&quot;;[.E80]=&quot;Sub&quot;);[.K80];[.J80]);[.L80]))" office:value-type="string" office:string-value="repeated TestDataPointKeyValue_RT TestDataPointsKeyValue = 2; // Holds alla TestDataValues the chosen TestDataPoint" calcext:value-type="string">
            <text:p>repeated TestDataPointKeyValue_RT TestDataPointsKeyValue = 2; // Holds alla TestDataValues the chosen TestDataPoint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 office:value-type="string" calcext:value-type="string">
            <text:p>repeated </text:p>
          </table:table-cell>
          <table:table-cell table:content-validation-name="val10" office:value-type="string" calcext:value-type="string">
            <text:p>TestDataPointKeyValue_RT </text:p>
          </table:table-cell>
          <table:table-cell office:value-type="string" calcext:value-type="string">
            <text:p>TestDataPointsKeyValue = </text:p>
          </table:table-cell>
          <table:table-cell table:style-name="ce9" table:formula="of:=IF(LEN([.E80]) = 0;[.J80];IF(OR([.E80]=&quot;SubStart&quot;;[.E80]=&quot;SubEnd&quot;);&quot;&quot;;[.K80]))" office:value-type="float" office:value="2" calcext:value-type="float">
            <text:p>2</text:p>
          </table:table-cell>
          <table:table-cell table:style-name="ce9" table:formula="of:=IF([.E80]=&quot;Sub&quot;;[.J79];IF(LEN([.H80])=0;&quot;&quot;;IF([.J79]=&quot;Number&quot;;&quot;&quot;;IF(LEN([.J79])=0;1;[.J79]+1))))" office:value-type="float" office:value="2" calcext:value-type="float">
            <text:p>2</text:p>
          </table:table-cell>
          <table:table-cell table:style-name="ce9" table:formula="of:=IF(LEN([.H80])=0;&quot;&quot;;IF([.K79]=&quot;SubOrder&quot;;&quot;&quot;;IF([.E80]&lt;&gt;&quot;Sub&quot;;&quot;&quot;;IF(LEN([.K79])=0;1;[.K79]+1))))">
            <text:p/>
          </table:table-cell>
          <table:table-cell table:style-name="ce6" office:value-type="string" calcext:value-type="string">
            <text:p>; // Holds alla TestDataValues the chosen TestDataPoint</text:p>
          </table:table-cell>
          <table:table-cell table:number-columns-repeated="1012"/>
        </table:table-row>
        <table:table-row table:style-name="ro1">
          <table:table-cell table:style-name="ce13" table:formula="of:=IF(ISBLANK([.B81]);&quot;&quot;;CONCATENATE([.D81];[.F81];[.G81];[.H81];IF(OR([.E81]=&quot;SubStart&quot;;[.E81]=&quot;Sub&quot;);[.K81];[.J81]);[.L81]))">
            <text:p/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81]) = 0;[.J81];IF(OR([.E81]=&quot;SubStart&quot;;[.E81]=&quot;SubEnd&quot;);&quot;&quot;;[.K81]))">
            <text:p/>
          </table:table-cell>
          <table:table-cell table:style-name="ce9" table:formula="of:=IF([.E81]=&quot;Sub&quot;;[.J80];IF(LEN([.H81])=0;&quot;&quot;;IF([.J80]=&quot;Number&quot;;&quot;&quot;;IF(LEN([.J80])=0;1;[.J80]+1))))">
            <text:p/>
          </table:table-cell>
          <table:table-cell table:style-name="ce9" table:formula="of:=IF(LEN([.H81])=0;&quot;&quot;;IF([.K80]=&quot;SubOrder&quot;;&quot;&quot;;IF([.E81]&lt;&gt;&quot;Sub&quot;;&quot;&quot;;IF(LEN([.K80])=0;1;[.K8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82]);&quot;&quot;;CONCATENATE([.D82];[.F82];[.G82];[.H82];IF(OR([.E82]=&quot;SubStart&quot;;[.E82]=&quot;Sub&quot;);[.K82];[.J82]);[.L82]))" office:value-type="string" office:string-value="190208" calcext:value-type="string">
            <text:p>190208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82]) = 0;[.J82];IF(OR([.E82]=&quot;SubStart&quot;;[.E82]=&quot;SubEnd&quot;);&quot;&quot;;[.K82]))">
            <text:p/>
          </table:table-cell>
          <table:table-cell table:style-name="ce9" table:formula="of:=IF([.E82]=&quot;Sub&quot;;[.J81];IF(LEN([.H82])=0;&quot;&quot;;IF([.J81]=&quot;Number&quot;;&quot;&quot;;IF(LEN([.J81])=0;1;[.J81]+1))))">
            <text:p/>
          </table:table-cell>
          <table:table-cell table:style-name="ce9" table:formula="of:=IF(LEN([.H82])=0;&quot;&quot;;IF([.K81]=&quot;SubOrder&quot;;&quot;&quot;;IF([.E82]&lt;&gt;&quot;Sub&quot;;&quot;&quot;;IF(LEN([.K81])=0;1;[.K81]+1))))">
            <text:p/>
          </table:table-cell>
          <table:table-cell table:style-name="ce6" office:value-type="string" calcext:value-type="string">
            <text:p>190208</text:p>
          </table:table-cell>
          <table:table-cell table:number-columns-repeated="1012"/>
        </table:table-row>
        <table:table-row table:style-name="ro1">
          <table:table-cell table:style-name="ce13" table:formula="of:=IF(ISBLANK([.B83]);&quot;&quot;;CONCATENATE([.D83];[.F83];[.G83];[.H83];IF(OR([.E83]=&quot;SubStart&quot;;[.E83]=&quot;Sub&quot;);[.K83];[.J83]);[.L83]))" office:value-type="string" office:string-value="}" calcext:value-type="string">
            <text:p>}</text:p>
          </table:table-cell>
          <table:table-cell table:style-name="ce6" table:content-validation-name="val6" office:value-type="string" calcext:value-type="string">
            <text:p>MessageEnd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}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83]) = 0;[.J83];IF(OR([.E83]=&quot;SubStart&quot;;[.E83]=&quot;SubEnd&quot;);&quot;&quot;;[.K83]))">
            <text:p/>
          </table:table-cell>
          <table:table-cell table:style-name="ce9" table:formula="of:=IF([.E83]=&quot;Sub&quot;;[.J82];IF(LEN([.H83])=0;&quot;&quot;;IF([.J82]=&quot;Number&quot;;&quot;&quot;;IF(LEN([.J82])=0;1;[.J82]+1))))">
            <text:p/>
          </table:table-cell>
          <table:table-cell table:style-name="ce9" table:formula="of:=IF(LEN([.H83])=0;&quot;&quot;;IF([.K82]=&quot;SubOrder&quot;;&quot;&quot;;IF([.E83]&lt;&gt;&quot;Sub&quot;;&quot;&quot;;IF(LEN([.K82])=0;1;[.K8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84]);&quot;&quot;;CONCATENATE([.D84];[.F84];[.G84];[.H84];IF(OR([.E84]=&quot;SubStart&quot;;[.E84]=&quot;Sub&quot;);[.K84];[.J84]);[.L84]))">
            <text:p/>
          </table:table-cell>
          <table:table-cell table:style-name="ce6"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84]) = 0;[.J84];IF(OR([.E84]=&quot;SubStart&quot;;[.E84]=&quot;SubEnd&quot;);&quot;&quot;;[.K84]))">
            <text:p/>
          </table:table-cell>
          <table:table-cell table:style-name="ce9" table:formula="of:=IF([.E84]=&quot;Sub&quot;;[.J83];IF(LEN([.H84])=0;&quot;&quot;;IF([.J83]=&quot;Number&quot;;&quot;&quot;;IF(LEN([.J83])=0;1;[.J83]+1))))">
            <text:p/>
          </table:table-cell>
          <table:table-cell table:style-name="ce9" table:formula="of:=IF(LEN([.H84])=0;&quot;&quot;;IF([.K83]=&quot;SubOrder&quot;;&quot;&quot;;IF([.E84]&lt;&gt;&quot;Sub&quot;;&quot;&quot;;IF(LEN([.K83])=0;1;[.K8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85]);&quot;&quot;;CONCATENATE([.D85];[.F85];[.G85];[.H85];IF(OR([.E85]=&quot;SubStart&quot;;[.E85]=&quot;Sub&quot;);[.K85];[.J85]);[.L85]))" office:value-type="string" office:string-value="message {TestDataPointKeyValue_RT; // Holds Key-Values for a TestDataPoint" calcext:value-type="string">
            <text:p>message {TestDataPointKeyValue_RT; // Holds Key-Values for a TestDataPoint</text:p>
          </table:table-cell>
          <table:table-cell table:content-validation-name="val6" office:value-type="string" calcext:value-type="string">
            <text:p>MessageStart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message {TestDataPointKeyValue_RT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85]) = 0;[.J85];IF(OR([.E85]=&quot;SubStart&quot;;[.E85]=&quot;SubEnd&quot;);&quot;&quot;;[.K85]))">
            <text:p/>
          </table:table-cell>
          <table:table-cell table:style-name="ce9" table:formula="of:=IF([.E85]=&quot;Sub&quot;;[.J84];IF(LEN([.H85])=0;&quot;&quot;;IF([.J84]=&quot;Number&quot;;&quot;&quot;;IF(LEN([.J84])=0;1;[.J84]+1))))">
            <text:p/>
          </table:table-cell>
          <table:table-cell table:style-name="ce9" table:formula="of:=IF(LEN([.H85])=0;&quot;&quot;;IF([.K84]=&quot;SubOrder&quot;;&quot;&quot;;IF([.E85]&lt;&gt;&quot;Sub&quot;;&quot;&quot;;IF(LEN([.K84])=0;1;[.K84]+1))))">
            <text:p/>
          </table:table-cell>
          <table:table-cell office:value-type="string" calcext:value-type="string">
            <text:p>; // Holds Key-Values for a TestDataPoint</text:p>
          </table:table-cell>
          <table:table-cell table:number-columns-repeated="1012"/>
        </table:table-row>
        <table:table-row table:style-name="ro1">
          <table:table-cell table:style-name="ce13" table:formula="of:=IF(ISBLANK([.B86]);&quot;&quot;;CONCATENATE([.D86];[.F86];[.G86];[.H86];IF(OR([.E86]=&quot;SubStart&quot;;[.E86]=&quot;Sub&quot;);[.K86];[.J86]);[.L86]))" office:value-type="string" office:string-value="string Key = 1; // TestDataPoint-Key" calcext:value-type="string">
            <text:p>string Key = 1; // TestDataPoint-Key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Key = </text:p>
          </table:table-cell>
          <table:table-cell table:style-name="ce9" table:formula="of:=IF(LEN([.E86]) = 0;[.J86];IF(OR([.E86]=&quot;SubStart&quot;;[.E86]=&quot;SubEnd&quot;);&quot;&quot;;[.K86]))" office:value-type="float" office:value="1" calcext:value-type="float">
            <text:p>1</text:p>
          </table:table-cell>
          <table:table-cell table:style-name="ce9" table:formula="of:=IF([.E86]=&quot;Sub&quot;;[.J85];IF(LEN([.H86])=0;&quot;&quot;;IF([.J85]=&quot;Number&quot;;&quot;&quot;;IF(LEN([.J85])=0;1;[.J85]+1))))" office:value-type="float" office:value="1" calcext:value-type="float">
            <text:p>1</text:p>
          </table:table-cell>
          <table:table-cell table:style-name="ce9" table:formula="of:=IF(LEN([.H86])=0;&quot;&quot;;IF([.K85]=&quot;SubOrder&quot;;&quot;&quot;;IF([.E86]&lt;&gt;&quot;Sub&quot;;&quot;&quot;;IF(LEN([.K85])=0;1;[.K85]+1))))">
            <text:p/>
          </table:table-cell>
          <table:table-cell office:value-type="string" calcext:value-type="string">
            <text:p>; // TestDataPoint-Key</text:p>
          </table:table-cell>
          <table:table-cell table:number-columns-repeated="1012"/>
        </table:table-row>
        <table:table-row table:style-name="ro1">
          <table:table-cell table:style-name="ce13" table:formula="of:=IF(ISBLANK([.B87]);&quot;&quot;;CONCATENATE([.D87];[.F87];[.G87];[.H87];IF(OR([.E87]=&quot;SubStart&quot;;[.E87]=&quot;Sub&quot;);[.K87];[.J87]);[.L87]))" office:value-type="string" office:string-value="string Value = 2; // TestDataPoint-Value" calcext:value-type="string">
            <text:p>string Value = 2; // TestDataPoint-Value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Value = </text:p>
          </table:table-cell>
          <table:table-cell table:style-name="ce9" table:formula="of:=IF(LEN([.E87]) = 0;[.J87];IF(OR([.E87]=&quot;SubStart&quot;;[.E87]=&quot;SubEnd&quot;);&quot;&quot;;[.K87]))" office:value-type="float" office:value="2" calcext:value-type="float">
            <text:p>2</text:p>
          </table:table-cell>
          <table:table-cell table:style-name="ce9" table:formula="of:=IF([.E87]=&quot;Sub&quot;;[.J86];IF(LEN([.H87])=0;&quot;&quot;;IF([.J86]=&quot;Number&quot;;&quot;&quot;;IF(LEN([.J86])=0;1;[.J86]+1))))" office:value-type="float" office:value="2" calcext:value-type="float">
            <text:p>2</text:p>
          </table:table-cell>
          <table:table-cell table:style-name="ce9" table:formula="of:=IF(LEN([.H87])=0;&quot;&quot;;IF([.K86]=&quot;SubOrder&quot;;&quot;&quot;;IF([.E87]&lt;&gt;&quot;Sub&quot;;&quot;&quot;;IF(LEN([.K86])=0;1;[.K86]+1))))">
            <text:p/>
          </table:table-cell>
          <table:table-cell office:value-type="string" calcext:value-type="string">
            <text:p>; // TestDataPoint-Value</text:p>
          </table:table-cell>
          <table:table-cell table:number-columns-repeated="1012"/>
        </table:table-row>
        <table:table-row table:style-name="ro1">
          <table:table-cell table:style-name="ce13" table:formula="of:=IF(ISBLANK([.B88]);&quot;&quot;;CONCATENATE([.D88];[.F88];[.G88];[.H88];IF(OR([.E88]=&quot;SubStart&quot;;[.E88]=&quot;Sub&quot;);[.K88];[.J88]);[.L88]))" office:value-type="string" office:string-value="repeated string Placeholder3; // Use Value at Placeholder, eg. placeholders in UTR-files" calcext:value-type="string">
            <text:p>repeated string Placeholder3; // Use Value at Placeholder, eg. placeholders in UTR-files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 office:value-type="string" calcext:value-type="string">
            <text:p>repeated </text:p>
          </table:table-cell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Placeholder</text:p>
          </table:table-cell>
          <table:table-cell table:style-name="ce9" table:formula="of:=IF(LEN([.E88]) = 0;[.J88];IF(OR([.E88]=&quot;SubStart&quot;;[.E88]=&quot;SubEnd&quot;);&quot;&quot;;[.K88]))" office:value-type="float" office:value="3" calcext:value-type="float">
            <text:p>3</text:p>
          </table:table-cell>
          <table:table-cell table:style-name="ce9" table:formula="of:=IF([.E88]=&quot;Sub&quot;;[.J87];IF(LEN([.H88])=0;&quot;&quot;;IF([.J87]=&quot;Number&quot;;&quot;&quot;;IF(LEN([.J87])=0;1;[.J87]+1))))" office:value-type="float" office:value="3" calcext:value-type="float">
            <text:p>3</text:p>
          </table:table-cell>
          <table:table-cell table:style-name="ce9" table:formula="of:=IF(LEN([.H88])=0;&quot;&quot;;IF([.K87]=&quot;SubOrder&quot;;&quot;&quot;;IF([.E88]&lt;&gt;&quot;Sub&quot;;&quot;&quot;;IF(LEN([.K87])=0;1;[.K87]+1))))">
            <text:p/>
          </table:table-cell>
          <table:table-cell office:value-type="string" calcext:value-type="string">
            <text:p>; // Use Value at Placeholder, eg. placeholders in UTR-files</text:p>
          </table:table-cell>
          <table:table-cell table:number-columns-repeated="1012"/>
        </table:table-row>
        <table:table-row table:style-name="ro1">
          <table:table-cell table:style-name="ce13" table:formula="of:=IF(ISBLANK([.B89]);&quot;&quot;;CONCATENATE([.D89];[.F89];[.G89];[.H89];IF(OR([.E89]=&quot;SubStart&quot;;[.E89]=&quot;Sub&quot;);[.K89];[.J89]);[.L89]))">
            <text:p/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89]) = 0;[.J89];IF(OR([.E89]=&quot;SubStart&quot;;[.E89]=&quot;SubEnd&quot;);&quot;&quot;;[.K89]))">
            <text:p/>
          </table:table-cell>
          <table:table-cell table:style-name="ce9" table:formula="of:=IF([.E89]=&quot;Sub&quot;;[.J88];IF(LEN([.H89])=0;&quot;&quot;;IF([.J88]=&quot;Number&quot;;&quot;&quot;;IF(LEN([.J88])=0;1;[.J88]+1))))">
            <text:p/>
          </table:table-cell>
          <table:table-cell table:style-name="ce9" table:formula="of:=IF(LEN([.H89])=0;&quot;&quot;;IF([.K88]=&quot;SubOrder&quot;;&quot;&quot;;IF([.E89]&lt;&gt;&quot;Sub&quot;;&quot;&quot;;IF(LEN([.K88])=0;1;[.K8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90]);&quot;&quot;;CONCATENATE([.D90];[.F90];[.G90];[.H90];IF(OR([.E90]=&quot;SubStart&quot;;[.E90]=&quot;Sub&quot;);[.K90];[.J90]);[.L90]))" office:value-type="string" office:string-value="190208" calcext:value-type="string">
            <text:p>190208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90]) = 0;[.J90];IF(OR([.E90]=&quot;SubStart&quot;;[.E90]=&quot;SubEnd&quot;);&quot;&quot;;[.K90]))">
            <text:p/>
          </table:table-cell>
          <table:table-cell table:style-name="ce9" table:formula="of:=IF([.E90]=&quot;Sub&quot;;[.J89];IF(LEN([.H90])=0;&quot;&quot;;IF([.J89]=&quot;Number&quot;;&quot;&quot;;IF(LEN([.J89])=0;1;[.J89]+1))))">
            <text:p/>
          </table:table-cell>
          <table:table-cell table:style-name="ce9" table:formula="of:=IF(LEN([.H90])=0;&quot;&quot;;IF([.K89]=&quot;SubOrder&quot;;&quot;&quot;;IF([.E90]&lt;&gt;&quot;Sub&quot;;&quot;&quot;;IF(LEN([.K89])=0;1;[.K89]+1))))">
            <text:p/>
          </table:table-cell>
          <table:table-cell office:value-type="string" calcext:value-type="string">
            <text:p>190208</text:p>
          </table:table-cell>
          <table:table-cell table:number-columns-repeated="1012"/>
        </table:table-row>
        <table:table-row table:style-name="ro1">
          <table:table-cell table:style-name="ce13" table:formula="of:=IF(ISBLANK([.B91]);&quot;&quot;;CONCATENATE([.D91];[.F91];[.G91];[.H91];IF(OR([.E91]=&quot;SubStart&quot;;[.E91]=&quot;Sub&quot;);[.K91];[.J91]);[.L91]))" office:value-type="string" office:string-value="}" calcext:value-type="string">
            <text:p>}</text:p>
          </table:table-cell>
          <table:table-cell table:style-name="ce6" table:content-validation-name="val6" office:value-type="string" calcext:value-type="string">
            <text:p>MessageEnd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}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91]) = 0;[.J91];IF(OR([.E91]=&quot;SubStart&quot;;[.E91]=&quot;SubEnd&quot;);&quot;&quot;;[.K91]))">
            <text:p/>
          </table:table-cell>
          <table:table-cell table:style-name="ce9" table:formula="of:=IF([.E91]=&quot;Sub&quot;;[.J90];IF(LEN([.H91])=0;&quot;&quot;;IF([.J90]=&quot;Number&quot;;&quot;&quot;;IF(LEN([.J90])=0;1;[.J90]+1))))">
            <text:p/>
          </table:table-cell>
          <table:table-cell table:style-name="ce9" table:formula="of:=IF(LEN([.H91])=0;&quot;&quot;;IF([.K90]=&quot;SubOrder&quot;;&quot;&quot;;IF([.E91]&lt;&gt;&quot;Sub&quot;;&quot;&quot;;IF(LEN([.K90])=0;1;[.K9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92]);&quot;&quot;;CONCATENATE([.D92];[.F92];[.G92];[.H92];IF(OR([.E92]=&quot;SubStart&quot;;[.E92]=&quot;Sub&quot;);[.K92];[.J92]);[.L92]))">
            <text:p/>
          </table:table-cell>
          <table:table-cell table:style-name="ce6"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92]) = 0;[.J92];IF(OR([.E92]=&quot;SubStart&quot;;[.E92]=&quot;SubEnd&quot;);&quot;&quot;;[.K92]))">
            <text:p/>
          </table:table-cell>
          <table:table-cell table:style-name="ce9" table:formula="of:=IF([.E92]=&quot;Sub&quot;;[.J91];IF(LEN([.H92])=0;&quot;&quot;;IF([.J91]=&quot;Number&quot;;&quot;&quot;;IF(LEN([.J91])=0;1;[.J91]+1))))">
            <text:p/>
          </table:table-cell>
          <table:table-cell table:style-name="ce9" table:formula="of:=IF(LEN([.H92])=0;&quot;&quot;;IF([.K91]=&quot;SubOrder&quot;;&quot;&quot;;IF([.E92]&lt;&gt;&quot;Sub&quot;;&quot;&quot;;IF(LEN([.K91])=0;1;[.K9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93]);&quot;&quot;;CONCATENATE([.D93];[.F93];[.G93];[.H93];IF(OR([.E93]=&quot;SubStart&quot;;[.E93]=&quot;Sub&quot;);[.K93];[.J93]);[.L93]))" office:value-type="string" office:string-value="message {SetMetaDataVariables_RT; // RT Container for for all set MetaDataVariables" calcext:value-type="string">
            <text:p>message {SetMetaDataVariables_RT; // RT Container for for all set MetaDataVariables</text:p>
          </table:table-cell>
          <table:table-cell table:content-validation-name="val6" office:value-type="string" calcext:value-type="string">
            <text:p>MessageStart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message {SetMetaDataVariables_RT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93]) = 0;[.J93];IF(OR([.E93]=&quot;SubStart&quot;;[.E93]=&quot;SubEnd&quot;);&quot;&quot;;[.K93]))">
            <text:p/>
          </table:table-cell>
          <table:table-cell table:style-name="ce9" table:formula="of:=IF([.E93]=&quot;Sub&quot;;[.J92];IF(LEN([.H93])=0;&quot;&quot;;IF([.J92]=&quot;Number&quot;;&quot;&quot;;IF(LEN([.J92])=0;1;[.J92]+1))))">
            <text:p/>
          </table:table-cell>
          <table:table-cell table:style-name="ce9" table:formula="of:=IF(LEN([.H93])=0;&quot;&quot;;IF([.K92]=&quot;SubOrder&quot;;&quot;&quot;;IF([.E93]&lt;&gt;&quot;Sub&quot;;&quot;&quot;;IF(LEN([.K92])=0;1;[.K92]+1))))">
            <text:p/>
          </table:table-cell>
          <table:table-cell table:style-name="ce6" office:value-type="string" calcext:value-type="string">
            <text:p>; // RT Container for for all set MetaDataVariables</text:p>
          </table:table-cell>
          <table:table-cell table:number-columns-repeated="1012"/>
        </table:table-row>
        <table:table-row table:style-name="ro1">
          <table:table-cell table:style-name="ce13" table:formula="of:=IF(ISBLANK([.B94]);&quot;&quot;;CONCATENATE([.D94];[.F94];[.G94];[.H94];IF(OR([.E94]=&quot;SubStart&quot;;[.E94]=&quot;Sub&quot;);[.K94];[.J94]);[.L94]))" office:value-type="string" office:string-value="repeated SetMetaDataVariable_RT SetMetaDataVariables = 1; // Hold the values for set MetaDataVariables" calcext:value-type="string">
            <text:p>repeated SetMetaDataVariable_RT SetMetaDataVariables = 1; // Hold the values for set MetaDataVariables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 office:value-type="string" calcext:value-type="string">
            <text:p>repeated </text:p>
          </table:table-cell>
          <table:table-cell table:content-validation-name="val10" office:value-type="string" calcext:value-type="string">
            <text:p>SetMetaDataVariable_RT </text:p>
          </table:table-cell>
          <table:table-cell office:value-type="string" calcext:value-type="string">
            <text:p>SetMetaDataVariables = </text:p>
          </table:table-cell>
          <table:table-cell table:style-name="ce9" table:formula="of:=IF(LEN([.E94]) = 0;[.J94];IF(OR([.E94]=&quot;SubStart&quot;;[.E94]=&quot;SubEnd&quot;);&quot;&quot;;[.K94]))" office:value-type="float" office:value="1" calcext:value-type="float">
            <text:p>1</text:p>
          </table:table-cell>
          <table:table-cell table:style-name="ce9" table:formula="of:=IF([.E94]=&quot;Sub&quot;;[.J93];IF(LEN([.H94])=0;&quot;&quot;;IF([.J93]=&quot;Number&quot;;&quot;&quot;;IF(LEN([.J93])=0;1;[.J93]+1))))" office:value-type="float" office:value="1" calcext:value-type="float">
            <text:p>1</text:p>
          </table:table-cell>
          <table:table-cell table:style-name="ce9" table:formula="of:=IF(LEN([.H94])=0;&quot;&quot;;IF([.K93]=&quot;SubOrder&quot;;&quot;&quot;;IF([.E94]&lt;&gt;&quot;Sub&quot;;&quot;&quot;;IF(LEN([.K93])=0;1;[.K93]+1))))">
            <text:p/>
          </table:table-cell>
          <table:table-cell table:style-name="ce6" office:value-type="string" calcext:value-type="string">
            <text:p>; // Hold the values for set MetaDataVariables</text:p>
          </table:table-cell>
          <table:table-cell table:number-columns-repeated="1012"/>
        </table:table-row>
        <table:table-row table:style-name="ro1">
          <table:table-cell table:style-name="ce13" table:formula="of:=IF(ISBLANK([.B95]);&quot;&quot;;CONCATENATE([.D95];[.F95];[.G95];[.H95];IF(OR([.E95]=&quot;SubStart&quot;;[.E95]=&quot;Sub&quot;);[.K95];[.J95]);[.L95]))">
            <text:p/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95]) = 0;[.J95];IF(OR([.E95]=&quot;SubStart&quot;;[.E95]=&quot;SubEnd&quot;);&quot;&quot;;[.K95]))">
            <text:p/>
          </table:table-cell>
          <table:table-cell table:style-name="ce9" table:formula="of:=IF([.E95]=&quot;Sub&quot;;[.J94];IF(LEN([.H95])=0;&quot;&quot;;IF([.J94]=&quot;Number&quot;;&quot;&quot;;IF(LEN([.J94])=0;1;[.J94]+1))))">
            <text:p/>
          </table:table-cell>
          <table:table-cell table:style-name="ce9" table:formula="of:=IF(LEN([.H95])=0;&quot;&quot;;IF([.K94]=&quot;SubOrder&quot;;&quot;&quot;;IF([.E95]&lt;&gt;&quot;Sub&quot;;&quot;&quot;;IF(LEN([.K94])=0;1;[.K9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96]);&quot;&quot;;CONCATENATE([.D96];[.F96];[.G96];[.H96];IF(OR([.E96]=&quot;SubStart&quot;;[.E96]=&quot;Sub&quot;);[.K96];[.J96]);[.L96]))" office:value-type="string" office:string-value="190208" calcext:value-type="string">
            <text:p>190208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96]) = 0;[.J96];IF(OR([.E96]=&quot;SubStart&quot;;[.E96]=&quot;SubEnd&quot;);&quot;&quot;;[.K96]))">
            <text:p/>
          </table:table-cell>
          <table:table-cell table:style-name="ce9" table:formula="of:=IF([.E96]=&quot;Sub&quot;;[.J95];IF(LEN([.H96])=0;&quot;&quot;;IF([.J95]=&quot;Number&quot;;&quot;&quot;;IF(LEN([.J95])=0;1;[.J95]+1))))">
            <text:p/>
          </table:table-cell>
          <table:table-cell table:style-name="ce9" table:formula="of:=IF(LEN([.H96])=0;&quot;&quot;;IF([.K95]=&quot;SubOrder&quot;;&quot;&quot;;IF([.E96]&lt;&gt;&quot;Sub&quot;;&quot;&quot;;IF(LEN([.K95])=0;1;[.K95]+1))))">
            <text:p/>
          </table:table-cell>
          <table:table-cell table:style-name="ce6" office:value-type="string" calcext:value-type="string">
            <text:p>190208</text:p>
          </table:table-cell>
          <table:table-cell table:number-columns-repeated="1012"/>
        </table:table-row>
        <table:table-row table:style-name="ro1">
          <table:table-cell table:style-name="ce13" table:formula="of:=IF(ISBLANK([.B97]);&quot;&quot;;CONCATENATE([.D97];[.F97];[.G97];[.H97];IF(OR([.E97]=&quot;SubStart&quot;;[.E97]=&quot;Sub&quot;);[.K97];[.J97]);[.L97]))" office:value-type="string" office:string-value="}" calcext:value-type="string">
            <text:p>}</text:p>
          </table:table-cell>
          <table:table-cell table:style-name="ce6" table:content-validation-name="val6" office:value-type="string" calcext:value-type="string">
            <text:p>MessageEnd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}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97]) = 0;[.J97];IF(OR([.E97]=&quot;SubStart&quot;;[.E97]=&quot;SubEnd&quot;);&quot;&quot;;[.K97]))">
            <text:p/>
          </table:table-cell>
          <table:table-cell table:style-name="ce9" table:formula="of:=IF([.E97]=&quot;Sub&quot;;[.J96];IF(LEN([.H97])=0;&quot;&quot;;IF([.J96]=&quot;Number&quot;;&quot;&quot;;IF(LEN([.J96])=0;1;[.J96]+1))))">
            <text:p/>
          </table:table-cell>
          <table:table-cell table:style-name="ce9" table:formula="of:=IF(LEN([.H97])=0;&quot;&quot;;IF([.K96]=&quot;SubOrder&quot;;&quot;&quot;;IF([.E97]&lt;&gt;&quot;Sub&quot;;&quot;&quot;;IF(LEN([.K96])=0;1;[.K9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98]);&quot;&quot;;CONCATENATE([.D98];[.F98];[.G98];[.H98];IF(OR([.E98]=&quot;SubStart&quot;;[.E98]=&quot;Sub&quot;);[.K98];[.J98]);[.L98]))">
            <text:p/>
          </table:table-cell>
          <table:table-cell table:style-name="ce6"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98]) = 0;[.J98];IF(OR([.E98]=&quot;SubStart&quot;;[.E98]=&quot;SubEnd&quot;);&quot;&quot;;[.K98]))">
            <text:p/>
          </table:table-cell>
          <table:table-cell table:style-name="ce9" table:formula="of:=IF([.E98]=&quot;Sub&quot;;[.J97];IF(LEN([.H98])=0;&quot;&quot;;IF([.J97]=&quot;Number&quot;;&quot;&quot;;IF(LEN([.J97])=0;1;[.J97]+1))))">
            <text:p/>
          </table:table-cell>
          <table:table-cell table:style-name="ce9" table:formula="of:=IF(LEN([.H98])=0;&quot;&quot;;IF([.K97]=&quot;SubOrder&quot;;&quot;&quot;;IF([.E98]&lt;&gt;&quot;Sub&quot;;&quot;&quot;;IF(LEN([.K97])=0;1;[.K9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99]);&quot;&quot;;CONCATENATE([.D99];[.F99];[.G99];[.H99];IF(OR([.E99]=&quot;SubStart&quot;;[.E99]=&quot;Sub&quot;);[.K99];[.J99]);[.L99]))" office:value-type="string" office:string-value="message {SetMetaDataVariable_RT; // Holds a specific MetaDataParameters value" calcext:value-type="string">
            <text:p>message {SetMetaDataVariable_RT; // Holds a specific MetaDataParameters value</text:p>
          </table:table-cell>
          <table:table-cell table:content-validation-name="val6" office:value-type="string" calcext:value-type="string">
            <text:p>MessageStart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message {SetMetaDataVariable_RT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99]) = 0;[.J99];IF(OR([.E99]=&quot;SubStart&quot;;[.E99]=&quot;SubEnd&quot;);&quot;&quot;;[.K99]))">
            <text:p/>
          </table:table-cell>
          <table:table-cell table:style-name="ce9" table:formula="of:=IF([.E99]=&quot;Sub&quot;;[.J98];IF(LEN([.H99])=0;&quot;&quot;;IF([.J98]=&quot;Number&quot;;&quot;&quot;;IF(LEN([.J98])=0;1;[.J98]+1))))">
            <text:p/>
          </table:table-cell>
          <table:table-cell table:style-name="ce9" table:formula="of:=IF(LEN([.H99])=0;&quot;&quot;;IF([.K98]=&quot;SubOrder&quot;;&quot;&quot;;IF([.E99]&lt;&gt;&quot;Sub&quot;;&quot;&quot;;IF(LEN([.K98])=0;1;[.K98]+1))))">
            <text:p/>
          </table:table-cell>
          <table:table-cell table:style-name="ce6" office:value-type="string" calcext:value-type="string">
            <text:p>; // Holds a specific MetaDataParameters value</text:p>
          </table:table-cell>
          <table:table-cell table:number-columns-repeated="1012"/>
        </table:table-row>
        <table:table-row table:style-name="ro1">
          <table:table-cell table:style-name="ce13" table:formula="of:=IF(ISBLANK([.B100]);&quot;&quot;;CONCATENATE([.D100];[.F100];[.G100];[.H100];IF(OR([.E100]=&quot;SubStart&quot;;[.E100]=&quot;Sub&quot;);[.K100];[.J100]);[.L100]))" office:value-type="string" office:string-value="string SetMetaDataVariableGuid = 1; // Unique guid for MetaDataVariable" calcext:value-type="string">
            <text:p>string SetMetaDataVariableGuid = 1; // Unique guid for MetaDataVariable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SetMetaDataVariableGuid = </text:p>
          </table:table-cell>
          <table:table-cell table:style-name="ce9" table:formula="of:=IF(LEN([.E100]) = 0;[.J100];IF(OR([.E100]=&quot;SubStart&quot;;[.E100]=&quot;SubEnd&quot;);&quot;&quot;;[.K100]))" office:value-type="float" office:value="1" calcext:value-type="float">
            <text:p>1</text:p>
          </table:table-cell>
          <table:table-cell table:style-name="ce9" table:formula="of:=IF([.E100]=&quot;Sub&quot;;[.J99];IF(LEN([.H100])=0;&quot;&quot;;IF([.J99]=&quot;Number&quot;;&quot;&quot;;IF(LEN([.J99])=0;1;[.J99]+1))))" office:value-type="float" office:value="1" calcext:value-type="float">
            <text:p>1</text:p>
          </table:table-cell>
          <table:table-cell table:style-name="ce9" table:formula="of:=IF(LEN([.H100])=0;&quot;&quot;;IF([.K99]=&quot;SubOrder&quot;;&quot;&quot;;IF([.E100]&lt;&gt;&quot;Sub&quot;;&quot;&quot;;IF(LEN([.K99])=0;1;[.K99]+1))))">
            <text:p/>
          </table:table-cell>
          <table:table-cell office:value-type="string" calcext:value-type="string">
            <text:p>; // Unique guid for MetaDataVariable</text:p>
          </table:table-cell>
          <table:table-cell table:number-columns-repeated="1012"/>
        </table:table-row>
        <table:table-row table:style-name="ro1">
          <table:table-cell table:style-name="ce13" table:formula="of:=IF(ISBLANK([.B101]);&quot;&quot;;CONCATENATE([.D101];[.F101];[.G101];[.H101];IF(OR([.E101]=&quot;SubStart&quot;;[.E101]=&quot;Sub&quot;);[.K101];[.J101]);[.L101]))" office:value-type="string" office:string-value="string SetMetaDataVaraibleHeader = 2; // The Header for the specific MetaData" calcext:value-type="string">
            <text:p>string SetMetaDataVaraibleHeader = 2; // The Header for the specific MetaData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SetMetaDataVaraibleHeader = </text:p>
          </table:table-cell>
          <table:table-cell table:style-name="ce9" table:formula="of:=IF(LEN([.E101]) = 0;[.J101];IF(OR([.E101]=&quot;SubStart&quot;;[.E101]=&quot;SubEnd&quot;);&quot;&quot;;[.K101]))" office:value-type="float" office:value="2" calcext:value-type="float">
            <text:p>2</text:p>
          </table:table-cell>
          <table:table-cell table:style-name="ce9" table:formula="of:=IF([.E101]=&quot;Sub&quot;;[.J100];IF(LEN([.H101])=0;&quot;&quot;;IF([.J100]=&quot;Number&quot;;&quot;&quot;;IF(LEN([.J100])=0;1;[.J100]+1))))" office:value-type="float" office:value="2" calcext:value-type="float">
            <text:p>2</text:p>
          </table:table-cell>
          <table:table-cell table:style-name="ce9" table:formula="of:=IF(LEN([.H101])=0;&quot;&quot;;IF([.K100]=&quot;SubOrder&quot;;&quot;&quot;;IF([.E101]&lt;&gt;&quot;Sub&quot;;&quot;&quot;;IF(LEN([.K100])=0;1;[.K100]+1))))">
            <text:p/>
          </table:table-cell>
          <table:table-cell table:style-name="ce6" office:value-type="string" calcext:value-type="string">
            <text:p>; // The Header for the specific MetaData</text:p>
          </table:table-cell>
          <table:table-cell table:number-columns-repeated="1012"/>
        </table:table-row>
        <table:table-row table:style-name="ro1">
          <table:table-cell table:style-name="ce13" table:formula="of:=IF(ISBLANK([.B102]);&quot;&quot;;CONCATENATE([.D102];[.F102];[.G102];[.H102];IF(OR([.E102]=&quot;SubStart&quot;;[.E102]=&quot;Sub&quot;);[.K102];[.J102]);[.L102]))" office:value-type="string" office:string-value="string SetMetaDataVariableValue = 3; // The values for the specific MetaData" calcext:value-type="string">
            <text:p>string SetMetaDataVariableValue = 3; // The values for the specific MetaData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SetMetaDataVariableValue = </text:p>
          </table:table-cell>
          <table:table-cell table:style-name="ce9" table:formula="of:=IF(LEN([.E102]) = 0;[.J102];IF(OR([.E102]=&quot;SubStart&quot;;[.E102]=&quot;SubEnd&quot;);&quot;&quot;;[.K102]))" office:value-type="float" office:value="3" calcext:value-type="float">
            <text:p>3</text:p>
          </table:table-cell>
          <table:table-cell table:style-name="ce9" table:formula="of:=IF([.E102]=&quot;Sub&quot;;[.J101];IF(LEN([.H102])=0;&quot;&quot;;IF([.J101]=&quot;Number&quot;;&quot;&quot;;IF(LEN([.J101])=0;1;[.J101]+1))))" office:value-type="float" office:value="3" calcext:value-type="float">
            <text:p>3</text:p>
          </table:table-cell>
          <table:table-cell table:style-name="ce9" table:formula="of:=IF(LEN([.H102])=0;&quot;&quot;;IF([.K101]=&quot;SubOrder&quot;;&quot;&quot;;IF([.E102]&lt;&gt;&quot;Sub&quot;;&quot;&quot;;IF(LEN([.K101])=0;1;[.K101]+1))))">
            <text:p/>
          </table:table-cell>
          <table:table-cell table:style-name="ce6" office:value-type="string" calcext:value-type="string">
            <text:p>; // The values for the specific MetaData</text:p>
          </table:table-cell>
          <table:table-cell table:number-columns-repeated="1012"/>
        </table:table-row>
        <table:table-row table:style-name="ro1">
          <table:table-cell table:style-name="ce13" table:formula="of:=IF(ISBLANK([.B103]);&quot;&quot;;CONCATENATE([.D103];[.F103];[.G103];[.H103];IF(OR([.E103]=&quot;SubStart&quot;;[.E103]=&quot;Sub&quot;);[.K103];[.J103]);[.L103]))">
            <text:p/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03]) = 0;[.J103];IF(OR([.E103]=&quot;SubStart&quot;;[.E103]=&quot;SubEnd&quot;);&quot;&quot;;[.K103]))">
            <text:p/>
          </table:table-cell>
          <table:table-cell table:style-name="ce9" table:formula="of:=IF([.E103]=&quot;Sub&quot;;[.J102];IF(LEN([.H103])=0;&quot;&quot;;IF([.J102]=&quot;Number&quot;;&quot;&quot;;IF(LEN([.J102])=0;1;[.J102]+1))))">
            <text:p/>
          </table:table-cell>
          <table:table-cell table:style-name="ce9" table:formula="of:=IF(LEN([.H103])=0;&quot;&quot;;IF([.K102]=&quot;SubOrder&quot;;&quot;&quot;;IF([.E103]&lt;&gt;&quot;Sub&quot;;&quot;&quot;;IF(LEN([.K102])=0;1;[.K10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04]);&quot;&quot;;CONCATENATE([.D104];[.F104];[.G104];[.H104];IF(OR([.E104]=&quot;SubStart&quot;;[.E104]=&quot;Sub&quot;);[.K104];[.J104]);[.L104]))" office:value-type="string" office:string-value="190208" calcext:value-type="string">
            <text:p>190208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04]) = 0;[.J104];IF(OR([.E104]=&quot;SubStart&quot;;[.E104]=&quot;SubEnd&quot;);&quot;&quot;;[.K104]))">
            <text:p/>
          </table:table-cell>
          <table:table-cell table:style-name="ce9" table:formula="of:=IF([.E104]=&quot;Sub&quot;;[.J103];IF(LEN([.H104])=0;&quot;&quot;;IF([.J103]=&quot;Number&quot;;&quot;&quot;;IF(LEN([.J103])=0;1;[.J103]+1))))">
            <text:p/>
          </table:table-cell>
          <table:table-cell table:style-name="ce9" table:formula="of:=IF(LEN([.H104])=0;&quot;&quot;;IF([.K103]=&quot;SubOrder&quot;;&quot;&quot;;IF([.E104]&lt;&gt;&quot;Sub&quot;;&quot;&quot;;IF(LEN([.K103])=0;1;[.K103]+1))))">
            <text:p/>
          </table:table-cell>
          <table:table-cell table:style-name="ce6" office:value-type="string" calcext:value-type="string">
            <text:p>190208</text:p>
          </table:table-cell>
          <table:table-cell table:number-columns-repeated="1012"/>
        </table:table-row>
        <table:table-row table:style-name="ro1">
          <table:table-cell table:style-name="ce13" table:formula="of:=IF(ISBLANK([.B105]);&quot;&quot;;CONCATENATE([.D105];[.F105];[.G105];[.H105];IF(OR([.E105]=&quot;SubStart&quot;;[.E105]=&quot;Sub&quot;);[.K105];[.J105]);[.L105]))" office:value-type="string" office:string-value="}" calcext:value-type="string">
            <text:p>}</text:p>
          </table:table-cell>
          <table:table-cell table:style-name="ce6" table:content-validation-name="val6" office:value-type="string" calcext:value-type="string">
            <text:p>MessageEnd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}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05]) = 0;[.J105];IF(OR([.E105]=&quot;SubStart&quot;;[.E105]=&quot;SubEnd&quot;);&quot;&quot;;[.K105]))">
            <text:p/>
          </table:table-cell>
          <table:table-cell table:style-name="ce9" table:formula="of:=IF([.E105]=&quot;Sub&quot;;[.J104];IF(LEN([.H105])=0;&quot;&quot;;IF([.J104]=&quot;Number&quot;;&quot;&quot;;IF(LEN([.J104])=0;1;[.J104]+1))))">
            <text:p/>
          </table:table-cell>
          <table:table-cell table:style-name="ce9" table:formula="of:=IF(LEN([.H105])=0;&quot;&quot;;IF([.K104]=&quot;SubOrder&quot;;&quot;&quot;;IF([.E105]&lt;&gt;&quot;Sub&quot;;&quot;&quot;;IF(LEN([.K104])=0;1;[.K10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06]);&quot;&quot;;CONCATENATE([.D106];[.F106];[.G106];[.H106];IF(OR([.E106]=&quot;SubStart&quot;;[.E106]=&quot;Sub&quot;);[.K106];[.J106]);[.L106]))">
            <text:p/>
          </table:table-cell>
          <table:table-cell table:style-name="ce6"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06]) = 0;[.J106];IF(OR([.E106]=&quot;SubStart&quot;;[.E106]=&quot;SubEnd&quot;);&quot;&quot;;[.K106]))">
            <text:p/>
          </table:table-cell>
          <table:table-cell table:style-name="ce9" table:formula="of:=IF([.E106]=&quot;Sub&quot;;[.J105];IF(LEN([.H106])=0;&quot;&quot;;IF([.J105]=&quot;Number&quot;;&quot;&quot;;IF(LEN([.J105])=0;1;[.J105]+1))))">
            <text:p/>
          </table:table-cell>
          <table:table-cell table:style-name="ce9" table:formula="of:=IF(LEN([.H106])=0;&quot;&quot;;IF([.K105]=&quot;SubOrder&quot;;&quot;&quot;;IF([.E106]&lt;&gt;&quot;Sub&quot;;&quot;&quot;;IF(LEN([.K105])=0;1;[.K10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07]);&quot;&quot;;CONCATENATE([.D107];[.F107];[.G107];[.H107];IF(OR([.E107]=&quot;SubStart&quot;;[.E107]=&quot;Sub&quot;);[.K107];[.J107]);[.L107]))" office:value-type="string" office:string-value="message {StaticData_RT; // Holds all StaticData for a TestCase" calcext:value-type="string">
            <text:p>message {StaticData_RT; // Holds all StaticData for a TestCase</text:p>
          </table:table-cell>
          <table:table-cell table:content-validation-name="val6" office:value-type="string" calcext:value-type="string">
            <text:p>MessageStart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message {StaticData_RT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07]) = 0;[.J107];IF(OR([.E107]=&quot;SubStart&quot;;[.E107]=&quot;SubEnd&quot;);&quot;&quot;;[.K107]))">
            <text:p/>
          </table:table-cell>
          <table:table-cell table:style-name="ce9" table:formula="of:=IF([.E107]=&quot;Sub&quot;;[.J106];IF(LEN([.H107])=0;&quot;&quot;;IF([.J106]=&quot;Number&quot;;&quot;&quot;;IF(LEN([.J106])=0;1;[.J106]+1))))">
            <text:p/>
          </table:table-cell>
          <table:table-cell table:style-name="ce9" table:formula="of:=IF(LEN([.H107])=0;&quot;&quot;;IF([.K106]=&quot;SubOrder&quot;;&quot;&quot;;IF([.E107]&lt;&gt;&quot;Sub&quot;;&quot;&quot;;IF(LEN([.K106])=0;1;[.K106]+1))))">
            <text:p/>
          </table:table-cell>
          <table:table-cell table:style-name="ce6" office:value-type="string" calcext:value-type="string">
            <text:p>; // Holds all StaticData for a TestCase</text:p>
          </table:table-cell>
          <table:table-cell table:number-columns-repeated="1012"/>
        </table:table-row>
        <table:table-row table:style-name="ro1">
          <table:table-cell table:style-name="ce13" table:formula="of:=IF(ISBLANK([.B108]);&quot;&quot;;CONCATENATE([.D108];[.F108];[.G108];[.H108];IF(OR([.E108]=&quot;SubStart&quot;;[.E108]=&quot;Sub&quot;);[.K108];[.J108]);[.L108]))" office:value-type="string" office:string-value="ChosenTestDataPoint_RT ChosenTestDataPoint = 1; // TestDataPoint for RunTime" calcext:value-type="string">
            <text:p>ChosenTestDataPoint_RT ChosenTestDataPoint = 1; // TestDataPoint for RunTime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ChosenTestDataPoint_RT </text:p>
          </table:table-cell>
          <table:table-cell office:value-type="string" calcext:value-type="string">
            <text:p>ChosenTestDataPoint = </text:p>
          </table:table-cell>
          <table:table-cell table:style-name="ce9" table:formula="of:=IF(LEN([.E108]) = 0;[.J108];IF(OR([.E108]=&quot;SubStart&quot;;[.E108]=&quot;SubEnd&quot;);&quot;&quot;;[.K108]))" office:value-type="float" office:value="1" calcext:value-type="float">
            <text:p>1</text:p>
          </table:table-cell>
          <table:table-cell table:style-name="ce9" table:formula="of:=IF([.E108]=&quot;Sub&quot;;[.J107];IF(LEN([.H108])=0;&quot;&quot;;IF([.J107]=&quot;Number&quot;;&quot;&quot;;IF(LEN([.J107])=0;1;[.J107]+1))))" office:value-type="float" office:value="1" calcext:value-type="float">
            <text:p>1</text:p>
          </table:table-cell>
          <table:table-cell table:style-name="ce9" table:formula="of:=IF(LEN([.H108])=0;&quot;&quot;;IF([.K107]=&quot;SubOrder&quot;;&quot;&quot;;IF([.E108]&lt;&gt;&quot;Sub&quot;;&quot;&quot;;IF(LEN([.K107])=0;1;[.K107]+1))))">
            <text:p/>
          </table:table-cell>
          <table:table-cell table:style-name="ce6" office:value-type="string" calcext:value-type="string">
            <text:p>; // TestDataPoint for RunTime</text:p>
          </table:table-cell>
          <table:table-cell table:number-columns-repeated="1012"/>
        </table:table-row>
        <table:table-row table:style-name="ro1">
          <table:table-cell table:style-name="ce13" table:formula="of:=IF(ISBLANK([.B109]);&quot;&quot;;CONCATENATE([.D109];[.F109];[.G109];[.H109];IF(OR([.E109]=&quot;SubStart&quot;;[.E109]=&quot;Sub&quot;);[.K109];[.J109]);[.L109]))" office:value-type="string" office:string-value="SetMetaDataVariables_RT SetMetaDataVariables = 2; // MetaData for RunTime" calcext:value-type="string">
            <text:p>SetMetaDataVariables_RT SetMetaDataVariables = 2; // MetaData for RunTime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etMetaDataVariables_RT </text:p>
          </table:table-cell>
          <table:table-cell office:value-type="string" calcext:value-type="string">
            <text:p>SetMetaDataVariables = </text:p>
          </table:table-cell>
          <table:table-cell table:style-name="ce9" table:formula="of:=IF(LEN([.E109]) = 0;[.J109];IF(OR([.E109]=&quot;SubStart&quot;;[.E109]=&quot;SubEnd&quot;);&quot;&quot;;[.K109]))" office:value-type="float" office:value="2" calcext:value-type="float">
            <text:p>2</text:p>
          </table:table-cell>
          <table:table-cell table:style-name="ce9" table:formula="of:=IF([.E109]=&quot;Sub&quot;;[.J108];IF(LEN([.H109])=0;&quot;&quot;;IF([.J108]=&quot;Number&quot;;&quot;&quot;;IF(LEN([.J108])=0;1;[.J108]+1))))" office:value-type="float" office:value="2" calcext:value-type="float">
            <text:p>2</text:p>
          </table:table-cell>
          <table:table-cell table:style-name="ce9" table:formula="of:=IF(LEN([.H109])=0;&quot;&quot;;IF([.K108]=&quot;SubOrder&quot;;&quot;&quot;;IF([.E109]&lt;&gt;&quot;Sub&quot;;&quot;&quot;;IF(LEN([.K108])=0;1;[.K108]+1))))">
            <text:p/>
          </table:table-cell>
          <table:table-cell table:style-name="ce6" office:value-type="string" calcext:value-type="string">
            <text:p>; // MetaData for RunTime</text:p>
          </table:table-cell>
          <table:table-cell table:number-columns-repeated="1012"/>
        </table:table-row>
        <table:table-row table:style-name="ro1">
          <table:table-cell table:style-name="ce13" table:formula="of:=IF(ISBLANK([.B110]);&quot;&quot;;CONCATENATE([.D110];[.F110];[.G110];[.H110];IF(OR([.E110]=&quot;SubStart&quot;;[.E110]=&quot;Sub&quot;);[.K110];[.J110]);[.L110]))">
            <text:p/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10]) = 0;[.J110];IF(OR([.E110]=&quot;SubStart&quot;;[.E110]=&quot;SubEnd&quot;);&quot;&quot;;[.K110]))">
            <text:p/>
          </table:table-cell>
          <table:table-cell table:style-name="ce9" table:formula="of:=IF([.E110]=&quot;Sub&quot;;[.J109];IF(LEN([.H110])=0;&quot;&quot;;IF([.J109]=&quot;Number&quot;;&quot;&quot;;IF(LEN([.J109])=0;1;[.J109]+1))))">
            <text:p/>
          </table:table-cell>
          <table:table-cell table:style-name="ce9" table:formula="of:=IF(LEN([.H110])=0;&quot;&quot;;IF([.K109]=&quot;SubOrder&quot;;&quot;&quot;;IF([.E110]&lt;&gt;&quot;Sub&quot;;&quot;&quot;;IF(LEN([.K109])=0;1;[.K10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11]);&quot;&quot;;CONCATENATE([.D111];[.F111];[.G111];[.H111];IF(OR([.E111]=&quot;SubStart&quot;;[.E111]=&quot;Sub&quot;);[.K111];[.J111]);[.L111]))" office:value-type="string" office:string-value="190208" calcext:value-type="string">
            <text:p>190208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11]) = 0;[.J111];IF(OR([.E111]=&quot;SubStart&quot;;[.E111]=&quot;SubEnd&quot;);&quot;&quot;;[.K111]))">
            <text:p/>
          </table:table-cell>
          <table:table-cell table:style-name="ce9" table:formula="of:=IF([.E111]=&quot;Sub&quot;;[.J110];IF(LEN([.H111])=0;&quot;&quot;;IF([.J110]=&quot;Number&quot;;&quot;&quot;;IF(LEN([.J110])=0;1;[.J110]+1))))">
            <text:p/>
          </table:table-cell>
          <table:table-cell table:style-name="ce9" table:formula="of:=IF(LEN([.H111])=0;&quot;&quot;;IF([.K110]=&quot;SubOrder&quot;;&quot;&quot;;IF([.E111]&lt;&gt;&quot;Sub&quot;;&quot;&quot;;IF(LEN([.K110])=0;1;[.K110]+1))))">
            <text:p/>
          </table:table-cell>
          <table:table-cell table:style-name="ce6" office:value-type="string" calcext:value-type="string">
            <text:p>190208</text:p>
          </table:table-cell>
          <table:table-cell table:number-columns-repeated="1012"/>
        </table:table-row>
        <table:table-row table:style-name="ro1">
          <table:table-cell table:style-name="ce13" table:formula="of:=IF(ISBLANK([.B112]);&quot;&quot;;CONCATENATE([.D112];[.F112];[.G112];[.H112];IF(OR([.E112]=&quot;SubStart&quot;;[.E112]=&quot;Sub&quot;);[.K112];[.J112]);[.L112]))" office:value-type="string" office:string-value="}" calcext:value-type="string">
            <text:p>}</text:p>
          </table:table-cell>
          <table:table-cell table:style-name="ce6" table:content-validation-name="val6" office:value-type="string" calcext:value-type="string">
            <text:p>MessageEnd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}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12]) = 0;[.J112];IF(OR([.E112]=&quot;SubStart&quot;;[.E112]=&quot;SubEnd&quot;);&quot;&quot;;[.K112]))">
            <text:p/>
          </table:table-cell>
          <table:table-cell table:style-name="ce9" table:formula="of:=IF([.E112]=&quot;Sub&quot;;[.J111];IF(LEN([.H112])=0;&quot;&quot;;IF([.J111]=&quot;Number&quot;;&quot;&quot;;IF(LEN([.J111])=0;1;[.J111]+1))))">
            <text:p/>
          </table:table-cell>
          <table:table-cell table:style-name="ce9" table:formula="of:=IF(LEN([.H112])=0;&quot;&quot;;IF([.K111]=&quot;SubOrder&quot;;&quot;&quot;;IF([.E112]&lt;&gt;&quot;Sub&quot;;&quot;&quot;;IF(LEN([.K111])=0;1;[.K11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13]);&quot;&quot;;CONCATENATE([.D113];[.F113];[.G113];[.H113];IF(OR([.E113]=&quot;SubStart&quot;;[.E113]=&quot;Sub&quot;);[.K113];[.J113]);[.L113]))">
            <text:p/>
          </table:table-cell>
          <table:table-cell table:style-name="ce6"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13]) = 0;[.J113];IF(OR([.E113]=&quot;SubStart&quot;;[.E113]=&quot;SubEnd&quot;);&quot;&quot;;[.K113]))">
            <text:p/>
          </table:table-cell>
          <table:table-cell table:style-name="ce9" table:formula="of:=IF([.E113]=&quot;Sub&quot;;[.J112];IF(LEN([.H113])=0;&quot;&quot;;IF([.J112]=&quot;Number&quot;;&quot;&quot;;IF(LEN([.J112])=0;1;[.J112]+1))))">
            <text:p/>
          </table:table-cell>
          <table:table-cell table:style-name="ce9" table:formula="of:=IF(LEN([.H113])=0;&quot;&quot;;IF([.K112]=&quot;SubOrder&quot;;&quot;&quot;;IF([.E113]&lt;&gt;&quot;Sub&quot;;&quot;&quot;;IF(LEN([.K112])=0;1;[.K11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14]);&quot;&quot;;CONCATENATE([.D114];[.F114];[.G114];[.H114];IF(OR([.E114]=&quot;SubStart&quot;;[.E114]=&quot;Sub&quot;);[.K114];[.J114]);[.L114]))" office:value-type="string" office:string-value="message {TestInstructionExecutionResult_RT; // Holds result of result from one TestInstructionExecution" calcext:value-type="string">
            <text:p>message {TestInstructionExecutionResult_RT; // Holds result of result from one TestInstructionExecution</text:p>
          </table:table-cell>
          <table:table-cell table:content-validation-name="val6" office:value-type="string" calcext:value-type="string">
            <text:p>MessageStart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message {TestInstructionExecutionResult_RT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14]) = 0;[.J114];IF(OR([.E114]=&quot;SubStart&quot;;[.E114]=&quot;SubEnd&quot;);&quot;&quot;;[.K114]))">
            <text:p/>
          </table:table-cell>
          <table:table-cell table:style-name="ce9" table:formula="of:=IF([.E114]=&quot;Sub&quot;;[.J113];IF(LEN([.H114])=0;&quot;&quot;;IF([.J113]=&quot;Number&quot;;&quot;&quot;;IF(LEN([.J113])=0;1;[.J113]+1))))">
            <text:p/>
          </table:table-cell>
          <table:table-cell table:style-name="ce9" table:formula="of:=IF(LEN([.H114])=0;&quot;&quot;;IF([.K113]=&quot;SubOrder&quot;;&quot;&quot;;IF([.E114]&lt;&gt;&quot;Sub&quot;;&quot;&quot;;IF(LEN([.K113])=0;1;[.K113]+1))))">
            <text:p/>
          </table:table-cell>
          <table:table-cell table:style-name="ce6" office:value-type="string" calcext:value-type="string">
            <text:p>; // Holds result of result from one TestInstructionExecution</text:p>
          </table:table-cell>
          <table:table-cell table:number-columns-repeated="1012"/>
        </table:table-row>
        <table:table-row table:style-name="ro1">
          <table:table-cell table:style-name="ce13" table:formula="of:=IF(ISBLANK([.B115]);&quot;&quot;;CONCATENATE([.D115];[.F115];[.G115];[.H115];IF(OR([.E115]=&quot;SubStart&quot;;[.E115]=&quot;Sub&quot;);[.K115];[.J115]);[.L115]))" office:value-type="string" office:string-value="string ClientSystemName = 1; // Used as unique name for distributed servers" calcext:value-type="string">
            <text:p>string ClientSystemName = 1; // Used as unique name for distributed servers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ClientSystemName = </text:p>
          </table:table-cell>
          <table:table-cell table:style-name="ce9" table:formula="of:=IF(LEN([.E115]) = 0;[.J115];IF(OR([.E115]=&quot;SubStart&quot;;[.E115]=&quot;SubEnd&quot;);&quot;&quot;;[.K115]))" office:value-type="float" office:value="1" calcext:value-type="float">
            <text:p>1</text:p>
          </table:table-cell>
          <table:table-cell table:style-name="ce9" table:formula="of:=IF([.E115]=&quot;Sub&quot;;[.J114];IF(LEN([.H115])=0;&quot;&quot;;IF([.J114]=&quot;Number&quot;;&quot;&quot;;IF(LEN([.J114])=0;1;[.J114]+1))))" office:value-type="float" office:value="1" calcext:value-type="float">
            <text:p>1</text:p>
          </table:table-cell>
          <table:table-cell table:style-name="ce9" table:formula="of:=IF(LEN([.H115])=0;&quot;&quot;;IF([.K114]=&quot;SubOrder&quot;;&quot;&quot;;IF([.E115]&lt;&gt;&quot;Sub&quot;;&quot;&quot;;IF(LEN([.K114])=0;1;[.K114]+1))))">
            <text:p/>
          </table:table-cell>
          <table:table-cell office:value-type="string" calcext:value-type="string">
            <text:p>; // Used as unique name for distributed servers</text:p>
          </table:table-cell>
          <table:table-cell table:number-columns-repeated="1012"/>
        </table:table-row>
        <table:table-row table:style-name="ro1">
          <table:table-cell table:style-name="ce13" table:formula="of:=IF(ISBLANK([.B116]);&quot;&quot;;CONCATENATE([.D116];[.F116];[.G116];[.H116];IF(OR([.E116]=&quot;SubStart&quot;;[.E116]=&quot;Sub&quot;);[.K116];[.J116]);[.L116]))" office:value-type="string" office:string-value="string ClientSystemGuid = 2; // Used as unique id for distributed servers" calcext:value-type="string">
            <text:p>string ClientSystemGuid = 2; // Used as unique id for distributed servers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ClientSystemGuid = </text:p>
          </table:table-cell>
          <table:table-cell table:style-name="ce9" table:formula="of:=IF(LEN([.E116]) = 0;[.J116];IF(OR([.E116]=&quot;SubStart&quot;;[.E116]=&quot;SubEnd&quot;);&quot;&quot;;[.K116]))" office:value-type="float" office:value="2" calcext:value-type="float">
            <text:p>2</text:p>
          </table:table-cell>
          <table:table-cell table:style-name="ce9" table:formula="of:=IF([.E116]=&quot;Sub&quot;;[.J115];IF(LEN([.H116])=0;&quot;&quot;;IF([.J115]=&quot;Number&quot;;&quot;&quot;;IF(LEN([.J115])=0;1;[.J115]+1))))" office:value-type="float" office:value="2" calcext:value-type="float">
            <text:p>2</text:p>
          </table:table-cell>
          <table:table-cell table:style-name="ce9" table:formula="of:=IF(LEN([.H116])=0;&quot;&quot;;IF([.K115]=&quot;SubOrder&quot;;&quot;&quot;;IF([.E116]&lt;&gt;&quot;Sub&quot;;&quot;&quot;;IF(LEN([.K115])=0;1;[.K115]+1))))">
            <text:p/>
          </table:table-cell>
          <table:table-cell office:value-type="string" calcext:value-type="string">
            <text:p>; // Used as unique id for distributed servers</text:p>
          </table:table-cell>
          <table:table-cell table:number-columns-repeated="1012"/>
        </table:table-row>
        <table:table-row table:style-name="ro1">
          <table:table-cell table:style-name="ce13" table:formula="of:=IF(ISBLANK([.B117]);&quot;&quot;;CONCATENATE([.D117];[.F117];[.G117];[.H117];IF(OR([.E117]=&quot;SubStart&quot;;[.E117]=&quot;Sub&quot;);[.K117];[.J117]);[.L117]))" office:value-type="string" office:string-value="string TestInstructionGuid = 3; // TestInstructionGuid which tells Client what to do " calcext:value-type="string">
            <text:p>string TestInstructionGuid = 3; // TestInstructionGuid which tells Client what to do 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Guid = </text:p>
          </table:table-cell>
          <table:table-cell table:style-name="ce9" table:formula="of:=IF(LEN([.E117]) = 0;[.J117];IF(OR([.E117]=&quot;SubStart&quot;;[.E117]=&quot;SubEnd&quot;);&quot;&quot;;[.K117]))" office:value-type="float" office:value="3" calcext:value-type="float">
            <text:p>3</text:p>
          </table:table-cell>
          <table:table-cell table:style-name="ce9" table:formula="of:=IF([.E117]=&quot;Sub&quot;;[.J116];IF(LEN([.H117])=0;&quot;&quot;;IF([.J116]=&quot;Number&quot;;&quot;&quot;;IF(LEN([.J116])=0;1;[.J116]+1))))" office:value-type="float" office:value="3" calcext:value-type="float">
            <text:p>3</text:p>
          </table:table-cell>
          <table:table-cell table:style-name="ce9" table:formula="of:=IF(LEN([.H117])=0;&quot;&quot;;IF([.K116]=&quot;SubOrder&quot;;&quot;&quot;;IF([.E117]&lt;&gt;&quot;Sub&quot;;&quot;&quot;;IF(LEN([.K116])=0;1;[.K116]+1))))">
            <text:p/>
          </table:table-cell>
          <table:table-cell table:style-name="ce6" office:value-type="string" calcext:value-type="string">
            <text:p>; // TestInstructionGuid which tells Client what to do </text:p>
          </table:table-cell>
          <table:table-cell table:number-columns-repeated="1012"/>
        </table:table-row>
        <table:table-row table:style-name="ro1">
          <table:table-cell table:style-name="ce13" table:formula="of:=IF(ISBLANK([.B118]);&quot;&quot;;CONCATENATE([.D118];[.F118];[.G118];[.H118];IF(OR([.E118]=&quot;SubStart&quot;;[.E118]=&quot;Sub&quot;);[.K118];[.J118]);[.L118]))" office:value-type="string" office:string-value="string TestInstructionName = 4; // Name of TestInstruction" calcext:value-type="string">
            <text:p>string TestInstructionName = 4; // Name of TestInstruction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Name = </text:p>
          </table:table-cell>
          <table:table-cell table:style-name="ce9" table:formula="of:=IF(LEN([.E118]) = 0;[.J118];IF(OR([.E118]=&quot;SubStart&quot;;[.E118]=&quot;SubEnd&quot;);&quot;&quot;;[.K118]))" office:value-type="float" office:value="4" calcext:value-type="float">
            <text:p>4</text:p>
          </table:table-cell>
          <table:table-cell table:style-name="ce9" table:formula="of:=IF([.E118]=&quot;Sub&quot;;[.J117];IF(LEN([.H118])=0;&quot;&quot;;IF([.J117]=&quot;Number&quot;;&quot;&quot;;IF(LEN([.J117])=0;1;[.J117]+1))))" office:value-type="float" office:value="4" calcext:value-type="float">
            <text:p>4</text:p>
          </table:table-cell>
          <table:table-cell table:style-name="ce9" table:formula="of:=IF(LEN([.H118])=0;&quot;&quot;;IF([.K117]=&quot;SubOrder&quot;;&quot;&quot;;IF([.E118]&lt;&gt;&quot;Sub&quot;;&quot;&quot;;IF(LEN([.K117])=0;1;[.K117]+1))))">
            <text:p/>
          </table:table-cell>
          <table:table-cell table:style-name="ce6" office:value-type="string" calcext:value-type="string">
            <text:p>; // Name of TestInstruction</text:p>
          </table:table-cell>
          <table:table-cell table:number-columns-repeated="1012"/>
        </table:table-row>
        <table:table-row table:style-name="ro1">
          <table:table-cell table:style-name="ce13" table:formula="of:=IF(ISBLANK([.B119]);&quot;&quot;;CONCATENATE([.D119];[.F119];[.G119];[.H119];IF(OR([.E119]=&quot;SubStart&quot;;[.E119]=&quot;Sub&quot;);[.K119];[.J119]);[.L119]))" office:value-type="string" office:string-value="string TestMainGroupGuid_RT = 5; // Reference to TestManinGroupGuid_RT which is top object" calcext:value-type="string">
            <text:p>string TestMainGroupGuid_RT = 5; // Reference to TestManinGroupGuid_RT which is top object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MainGroupGuid_RT = </text:p>
          </table:table-cell>
          <table:table-cell table:style-name="ce9" table:formula="of:=IF(LEN([.E119]) = 0;[.J119];IF(OR([.E119]=&quot;SubStart&quot;;[.E119]=&quot;SubEnd&quot;);&quot;&quot;;[.K119]))" office:value-type="float" office:value="5" calcext:value-type="float">
            <text:p>5</text:p>
          </table:table-cell>
          <table:table-cell table:style-name="ce9" table:formula="of:=IF([.E119]=&quot;Sub&quot;;[.J118];IF(LEN([.H119])=0;&quot;&quot;;IF([.J118]=&quot;Number&quot;;&quot;&quot;;IF(LEN([.J118])=0;1;[.J118]+1))))" office:value-type="float" office:value="5" calcext:value-type="float">
            <text:p>5</text:p>
          </table:table-cell>
          <table:table-cell table:style-name="ce9" table:formula="of:=IF(LEN([.H119])=0;&quot;&quot;;IF([.K118]=&quot;SubOrder&quot;;&quot;&quot;;IF([.E119]&lt;&gt;&quot;Sub&quot;;&quot;&quot;;IF(LEN([.K118])=0;1;[.K118]+1))))">
            <text:p/>
          </table:table-cell>
          <table:table-cell table:style-name="ce6" office:value-type="string" calcext:value-type="string">
            <text:p>; // Reference to TestManinGroupGuid_RT which is top object</text:p>
          </table:table-cell>
          <table:table-cell table:number-columns-repeated="1012"/>
        </table:table-row>
        <table:table-row table:style-name="ro1">
          <table:table-cell table:style-name="ce13" table:formula="of:=IF(ISBLANK([.B120]);&quot;&quot;;CONCATENATE([.D120];[.F120];[.G120];[.H120];IF(OR([.E120]=&quot;SubStart&quot;;[.E120]=&quot;Sub&quot;);[.K120];[.J120]);[.L120]))" office:value-type="string" office:string-value="bool TestInstructionExecutionResult6; // Did the Execution ended as expected" calcext:value-type="string">
            <text:p>bool TestInstructionExecutionResult6; // Did the Execution ended as expected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bool </text:p>
          </table:table-cell>
          <table:table-cell office:value-type="string" calcext:value-type="string">
            <text:p>TestInstructionExecutionResult</text:p>
          </table:table-cell>
          <table:table-cell table:style-name="ce9" table:formula="of:=IF(LEN([.E120]) = 0;[.J120];IF(OR([.E120]=&quot;SubStart&quot;;[.E120]=&quot;SubEnd&quot;);&quot;&quot;;[.K120]))" office:value-type="float" office:value="6" calcext:value-type="float">
            <text:p>6</text:p>
          </table:table-cell>
          <table:table-cell table:style-name="ce9" table:formula="of:=IF([.E120]=&quot;Sub&quot;;[.J119];IF(LEN([.H120])=0;&quot;&quot;;IF([.J119]=&quot;Number&quot;;&quot;&quot;;IF(LEN([.J119])=0;1;[.J119]+1))))" office:value-type="float" office:value="6" calcext:value-type="float">
            <text:p>6</text:p>
          </table:table-cell>
          <table:table-cell table:style-name="ce9" table:formula="of:=IF(LEN([.H120])=0;&quot;&quot;;IF([.K119]=&quot;SubOrder&quot;;&quot;&quot;;IF([.E120]&lt;&gt;&quot;Sub&quot;;&quot;&quot;;IF(LEN([.K119])=0;1;[.K119]+1))))">
            <text:p/>
          </table:table-cell>
          <table:table-cell table:style-name="ce6" office:value-type="string" calcext:value-type="string">
            <text:p>; // Did the Execution ended as expected</text:p>
          </table:table-cell>
          <table:table-cell table:number-columns-repeated="1012"/>
        </table:table-row>
        <table:table-row table:style-name="ro1">
          <table:table-cell table:style-name="ce13" table:formula="of:=IF(ISBLANK([.B121]);&quot;&quot;;CONCATENATE([.D121];[.F121];[.G121];[.H121];IF(OR([.E121]=&quot;SubStart&quot;;[.E121]=&quot;Sub&quot;);[.K121];[.J121]);[.L121]))" office:value-type="string" office:string-value="string TestInstructionExecutionLog7; // Exection log for TestInstructionExecution" calcext:value-type="string">
            <text:p>string TestInstructionExecutionLog7; // Exection log for TestInstructionExecution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 office:value-type="string" calcext:value-type="string">
            <text:p>string </text:p>
          </table:table-cell>
          <table:table-cell office:value-type="string" calcext:value-type="string">
            <text:p>TestInstructionExecutionLog</text:p>
          </table:table-cell>
          <table:table-cell table:style-name="ce9" table:formula="of:=IF(LEN([.E121]) = 0;[.J121];IF(OR([.E121]=&quot;SubStart&quot;;[.E121]=&quot;SubEnd&quot;);&quot;&quot;;[.K121]))" office:value-type="float" office:value="7" calcext:value-type="float">
            <text:p>7</text:p>
          </table:table-cell>
          <table:table-cell table:style-name="ce9" table:formula="of:=IF([.E121]=&quot;Sub&quot;;[.J120];IF(LEN([.H121])=0;&quot;&quot;;IF([.J120]=&quot;Number&quot;;&quot;&quot;;IF(LEN([.J120])=0;1;[.J120]+1))))" office:value-type="float" office:value="7" calcext:value-type="float">
            <text:p>7</text:p>
          </table:table-cell>
          <table:table-cell table:style-name="ce9" table:formula="of:=IF(LEN([.H121])=0;&quot;&quot;;IF([.K120]=&quot;SubOrder&quot;;&quot;&quot;;IF([.E121]&lt;&gt;&quot;Sub&quot;;&quot;&quot;;IF(LEN([.K120])=0;1;[.K120]+1))))">
            <text:p/>
          </table:table-cell>
          <table:table-cell table:style-name="ce6" office:value-type="string" calcext:value-type="string">
            <text:p>; // Exection log for TestInstructionExecution</text:p>
          </table:table-cell>
          <table:table-cell table:number-columns-repeated="1012"/>
        </table:table-row>
        <table:table-row table:style-name="ro1">
          <table:table-cell table:style-name="ce13" table:formula="of:=IF(ISBLANK([.B122]);&quot;&quot;;CONCATENATE([.D122];[.F122];[.G122];[.H122];IF(OR([.E122]=&quot;SubStart&quot;;[.E122]=&quot;Sub&quot;);[.K122];[.J122]);[.L122]))">
            <text:p/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22]) = 0;[.J122];IF(OR([.E122]=&quot;SubStart&quot;;[.E122]=&quot;SubEnd&quot;);&quot;&quot;;[.K122]))">
            <text:p/>
          </table:table-cell>
          <table:table-cell table:style-name="ce9" table:formula="of:=IF([.E122]=&quot;Sub&quot;;[.J121];IF(LEN([.H122])=0;&quot;&quot;;IF([.J121]=&quot;Number&quot;;&quot;&quot;;IF(LEN([.J121])=0;1;[.J121]+1))))">
            <text:p/>
          </table:table-cell>
          <table:table-cell table:style-name="ce9" table:formula="of:=IF(LEN([.H122])=0;&quot;&quot;;IF([.K121]=&quot;SubOrder&quot;;&quot;&quot;;IF([.E122]&lt;&gt;&quot;Sub&quot;;&quot;&quot;;IF(LEN([.K121])=0;1;[.K12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23]);&quot;&quot;;CONCATENATE([.D123];[.F123];[.G123];[.H123];IF(OR([.E123]=&quot;SubStart&quot;;[.E123]=&quot;Sub&quot;);[.K123];[.J123]);[.L123]))" office:value-type="string" office:string-value="190211" calcext:value-type="string">
            <text:p>190211</text:p>
          </table:table-cell>
          <table:table-cell table:content-validation-name="val6" office:value-type="string" calcext:value-type="string">
            <text:p>MessageAttribute</text:p>
          </table:table-cell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23]) = 0;[.J123];IF(OR([.E123]=&quot;SubStart&quot;;[.E123]=&quot;SubEnd&quot;);&quot;&quot;;[.K123]))">
            <text:p/>
          </table:table-cell>
          <table:table-cell table:style-name="ce9" table:formula="of:=IF([.E123]=&quot;Sub&quot;;[.J122];IF(LEN([.H123])=0;&quot;&quot;;IF([.J122]=&quot;Number&quot;;&quot;&quot;;IF(LEN([.J122])=0;1;[.J122]+1))))">
            <text:p/>
          </table:table-cell>
          <table:table-cell table:style-name="ce9" table:formula="of:=IF(LEN([.H123])=0;&quot;&quot;;IF([.K122]=&quot;SubOrder&quot;;&quot;&quot;;IF([.E123]&lt;&gt;&quot;Sub&quot;;&quot;&quot;;IF(LEN([.K122])=0;1;[.K122]+1))))">
            <text:p/>
          </table:table-cell>
          <table:table-cell table:style-name="ce6" office:value-type="string" calcext:value-type="string">
            <text:p>190211</text:p>
          </table:table-cell>
          <table:table-cell table:number-columns-repeated="1012"/>
        </table:table-row>
        <table:table-row table:style-name="ro1">
          <table:table-cell table:style-name="ce13" table:formula="of:=IF(ISBLANK([.B124]);&quot;&quot;;CONCATENATE([.D124];[.F124];[.G124];[.H124];IF(OR([.E124]=&quot;SubStart&quot;;[.E124]=&quot;Sub&quot;);[.K124];[.J124]);[.L124]))" office:value-type="string" office:string-value="}" calcext:value-type="string">
            <text:p>}</text:p>
          </table:table-cell>
          <table:table-cell table:style-name="ce6" table:content-validation-name="val6" office:value-type="string" calcext:value-type="string">
            <text:p>MessageEnd</text:p>
          </table:table-cell>
          <table:table-cell table:style-name="ce6" table:content-validation-name="val7" office:value-type="string" calcext:value-type="string">
            <text:p>RT</text:p>
          </table:table-cell>
          <table:table-cell office:value-type="string" calcext:value-type="string">
            <text:p>}</text:p>
          </table:table-cell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24]) = 0;[.J124];IF(OR([.E124]=&quot;SubStart&quot;;[.E124]=&quot;SubEnd&quot;);&quot;&quot;;[.K124]))">
            <text:p/>
          </table:table-cell>
          <table:table-cell table:style-name="ce9" table:formula="of:=IF([.E124]=&quot;Sub&quot;;[.J123];IF(LEN([.H124])=0;&quot;&quot;;IF([.J123]=&quot;Number&quot;;&quot;&quot;;IF(LEN([.J123])=0;1;[.J123]+1))))">
            <text:p/>
          </table:table-cell>
          <table:table-cell table:style-name="ce9" table:formula="of:=IF(LEN([.H124])=0;&quot;&quot;;IF([.K123]=&quot;SubOrder&quot;;&quot;&quot;;IF([.E124]&lt;&gt;&quot;Sub&quot;;&quot;&quot;;IF(LEN([.K123])=0;1;[.K12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25]);&quot;&quot;;CONCATENATE([.D125];[.F125];[.G125];[.H125];IF(OR([.E125]=&quot;SubStart&quot;;[.E125]=&quot;Sub&quot;);[.K125];[.J125]);[.L125]))">
            <text:p/>
          </table:table-cell>
          <table:table-cell table:content-validation-name="val6"/>
          <table:table-cell table:style-name="ce6" table:content-validation-name="val7" office:value-type="string" calcext:value-type="string">
            <text:p>RT</text:p>
          </table:table-cell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25]) = 0;[.J125];IF(OR([.E125]=&quot;SubStart&quot;;[.E125]=&quot;SubEnd&quot;);&quot;&quot;;[.K125]))">
            <text:p/>
          </table:table-cell>
          <table:table-cell table:style-name="ce9" table:formula="of:=IF([.E125]=&quot;Sub&quot;;[.J124];IF(LEN([.H125])=0;&quot;&quot;;IF([.J124]=&quot;Number&quot;;&quot;&quot;;IF(LEN([.J124])=0;1;[.J124]+1))))">
            <text:p/>
          </table:table-cell>
          <table:table-cell table:style-name="ce9" table:formula="of:=IF(LEN([.H125])=0;&quot;&quot;;IF([.K124]=&quot;SubOrder&quot;;&quot;&quot;;IF([.E125]&lt;&gt;&quot;Sub&quot;;&quot;&quot;;IF(LEN([.K124])=0;1;[.K12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26]);&quot;&quot;;CONCATENATE([.D126];[.F126];[.G126];[.H126];IF(OR([.E126]=&quot;SubStart&quot;;[.E126]=&quot;Sub&quot;);[.K126];[.J126]);[.L126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26]) = 0;[.J126];IF(OR([.E126]=&quot;SubStart&quot;;[.E126]=&quot;SubEnd&quot;);&quot;&quot;;[.K126]))">
            <text:p/>
          </table:table-cell>
          <table:table-cell table:style-name="ce9" table:formula="of:=IF([.E126]=&quot;Sub&quot;;[.J125];IF(LEN([.H126])=0;&quot;&quot;;IF([.J125]=&quot;Number&quot;;&quot;&quot;;IF(LEN([.J125])=0;1;[.J125]+1))))">
            <text:p/>
          </table:table-cell>
          <table:table-cell table:style-name="ce9" table:formula="of:=IF(LEN([.H126])=0;&quot;&quot;;IF([.K125]=&quot;SubOrder&quot;;&quot;&quot;;IF([.E126]&lt;&gt;&quot;Sub&quot;;&quot;&quot;;IF(LEN([.K125])=0;1;[.K12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27]);&quot;&quot;;CONCATENATE([.D127];[.F127];[.G127];[.H127];IF(OR([.E127]=&quot;SubStart&quot;;[.E127]=&quot;Sub&quot;);[.K127];[.J127]);[.L127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27]) = 0;[.J127];IF(OR([.E127]=&quot;SubStart&quot;;[.E127]=&quot;SubEnd&quot;);&quot;&quot;;[.K127]))">
            <text:p/>
          </table:table-cell>
          <table:table-cell table:style-name="ce9" table:formula="of:=IF([.E127]=&quot;Sub&quot;;[.J126];IF(LEN([.H127])=0;&quot;&quot;;IF([.J126]=&quot;Number&quot;;&quot;&quot;;IF(LEN([.J126])=0;1;[.J126]+1))))">
            <text:p/>
          </table:table-cell>
          <table:table-cell table:style-name="ce9" table:formula="of:=IF(LEN([.H127])=0;&quot;&quot;;IF([.K126]=&quot;SubOrder&quot;;&quot;&quot;;IF([.E127]&lt;&gt;&quot;Sub&quot;;&quot;&quot;;IF(LEN([.K126])=0;1;[.K12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28]);&quot;&quot;;CONCATENATE([.D128];[.F128];[.G128];[.H128];IF(OR([.E128]=&quot;SubStart&quot;;[.E128]=&quot;Sub&quot;);[.K128];[.J128]);[.L128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28]) = 0;[.J128];IF(OR([.E128]=&quot;SubStart&quot;;[.E128]=&quot;SubEnd&quot;);&quot;&quot;;[.K128]))">
            <text:p/>
          </table:table-cell>
          <table:table-cell table:style-name="ce9" table:formula="of:=IF([.E128]=&quot;Sub&quot;;[.J127];IF(LEN([.H128])=0;&quot;&quot;;IF([.J127]=&quot;Number&quot;;&quot;&quot;;IF(LEN([.J127])=0;1;[.J127]+1))))">
            <text:p/>
          </table:table-cell>
          <table:table-cell table:style-name="ce9" table:formula="of:=IF(LEN([.H128])=0;&quot;&quot;;IF([.K127]=&quot;SubOrder&quot;;&quot;&quot;;IF([.E128]&lt;&gt;&quot;Sub&quot;;&quot;&quot;;IF(LEN([.K127])=0;1;[.K12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29]);&quot;&quot;;CONCATENATE([.D129];[.F129];[.G129];[.H129];IF(OR([.E129]=&quot;SubStart&quot;;[.E129]=&quot;Sub&quot;);[.K129];[.J129]);[.L129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29]) = 0;[.J129];IF(OR([.E129]=&quot;SubStart&quot;;[.E129]=&quot;SubEnd&quot;);&quot;&quot;;[.K129]))">
            <text:p/>
          </table:table-cell>
          <table:table-cell table:style-name="ce9" table:formula="of:=IF([.E129]=&quot;Sub&quot;;[.J128];IF(LEN([.H129])=0;&quot;&quot;;IF([.J128]=&quot;Number&quot;;&quot;&quot;;IF(LEN([.J128])=0;1;[.J128]+1))))">
            <text:p/>
          </table:table-cell>
          <table:table-cell table:style-name="ce9" table:formula="of:=IF(LEN([.H129])=0;&quot;&quot;;IF([.K128]=&quot;SubOrder&quot;;&quot;&quot;;IF([.E129]&lt;&gt;&quot;Sub&quot;;&quot;&quot;;IF(LEN([.K128])=0;1;[.K12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30]);&quot;&quot;;CONCATENATE([.D130];[.F130];[.G130];[.H130];IF(OR([.E130]=&quot;SubStart&quot;;[.E130]=&quot;Sub&quot;);[.K130];[.J130]);[.L130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30]) = 0;[.J130];IF(OR([.E130]=&quot;SubStart&quot;;[.E130]=&quot;SubEnd&quot;);&quot;&quot;;[.K130]))">
            <text:p/>
          </table:table-cell>
          <table:table-cell table:style-name="ce9" table:formula="of:=IF([.E130]=&quot;Sub&quot;;[.J129];IF(LEN([.H130])=0;&quot;&quot;;IF([.J129]=&quot;Number&quot;;&quot;&quot;;IF(LEN([.J129])=0;1;[.J129]+1))))">
            <text:p/>
          </table:table-cell>
          <table:table-cell table:style-name="ce9" table:formula="of:=IF(LEN([.H130])=0;&quot;&quot;;IF([.K129]=&quot;SubOrder&quot;;&quot;&quot;;IF([.E130]&lt;&gt;&quot;Sub&quot;;&quot;&quot;;IF(LEN([.K129])=0;1;[.K12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31]);&quot;&quot;;CONCATENATE([.D131];[.F131];[.G131];[.H131];IF(OR([.E131]=&quot;SubStart&quot;;[.E131]=&quot;Sub&quot;);[.K131];[.J131]);[.L131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31]) = 0;[.J131];IF(OR([.E131]=&quot;SubStart&quot;;[.E131]=&quot;SubEnd&quot;);&quot;&quot;;[.K131]))">
            <text:p/>
          </table:table-cell>
          <table:table-cell table:style-name="ce9" table:formula="of:=IF([.E131]=&quot;Sub&quot;;[.J130];IF(LEN([.H131])=0;&quot;&quot;;IF([.J130]=&quot;Number&quot;;&quot;&quot;;IF(LEN([.J130])=0;1;[.J130]+1))))">
            <text:p/>
          </table:table-cell>
          <table:table-cell table:style-name="ce9" table:formula="of:=IF(LEN([.H131])=0;&quot;&quot;;IF([.K130]=&quot;SubOrder&quot;;&quot;&quot;;IF([.E131]&lt;&gt;&quot;Sub&quot;;&quot;&quot;;IF(LEN([.K130])=0;1;[.K13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32]);&quot;&quot;;CONCATENATE([.D132];[.F132];[.G132];[.H132];IF(OR([.E132]=&quot;SubStart&quot;;[.E132]=&quot;Sub&quot;);[.K132];[.J132]);[.L132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32]) = 0;[.J132];IF(OR([.E132]=&quot;SubStart&quot;;[.E132]=&quot;SubEnd&quot;);&quot;&quot;;[.K132]))">
            <text:p/>
          </table:table-cell>
          <table:table-cell table:style-name="ce9" table:formula="of:=IF([.E132]=&quot;Sub&quot;;[.J131];IF(LEN([.H132])=0;&quot;&quot;;IF([.J131]=&quot;Number&quot;;&quot;&quot;;IF(LEN([.J131])=0;1;[.J131]+1))))">
            <text:p/>
          </table:table-cell>
          <table:table-cell table:style-name="ce9" table:formula="of:=IF(LEN([.H132])=0;&quot;&quot;;IF([.K131]=&quot;SubOrder&quot;;&quot;&quot;;IF([.E132]&lt;&gt;&quot;Sub&quot;;&quot;&quot;;IF(LEN([.K131])=0;1;[.K13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33]);&quot;&quot;;CONCATENATE([.D133];[.F133];[.G133];[.H133];IF(OR([.E133]=&quot;SubStart&quot;;[.E133]=&quot;Sub&quot;);[.K133];[.J133]);[.L133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33]) = 0;[.J133];IF(OR([.E133]=&quot;SubStart&quot;;[.E133]=&quot;SubEnd&quot;);&quot;&quot;;[.K133]))">
            <text:p/>
          </table:table-cell>
          <table:table-cell table:style-name="ce9" table:formula="of:=IF([.E133]=&quot;Sub&quot;;[.J132];IF(LEN([.H133])=0;&quot;&quot;;IF([.J132]=&quot;Number&quot;;&quot;&quot;;IF(LEN([.J132])=0;1;[.J132]+1))))">
            <text:p/>
          </table:table-cell>
          <table:table-cell table:style-name="ce9" table:formula="of:=IF(LEN([.H133])=0;&quot;&quot;;IF([.K132]=&quot;SubOrder&quot;;&quot;&quot;;IF([.E133]&lt;&gt;&quot;Sub&quot;;&quot;&quot;;IF(LEN([.K132])=0;1;[.K13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34]);&quot;&quot;;CONCATENATE([.D134];[.F134];[.G134];[.H134];IF(OR([.E134]=&quot;SubStart&quot;;[.E134]=&quot;Sub&quot;);[.K134];[.J134]);[.L134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34]) = 0;[.J134];IF(OR([.E134]=&quot;SubStart&quot;;[.E134]=&quot;SubEnd&quot;);&quot;&quot;;[.K134]))">
            <text:p/>
          </table:table-cell>
          <table:table-cell table:style-name="ce9" table:formula="of:=IF([.E134]=&quot;Sub&quot;;[.J133];IF(LEN([.H134])=0;&quot;&quot;;IF([.J133]=&quot;Number&quot;;&quot;&quot;;IF(LEN([.J133])=0;1;[.J133]+1))))">
            <text:p/>
          </table:table-cell>
          <table:table-cell table:style-name="ce9" table:formula="of:=IF(LEN([.H134])=0;&quot;&quot;;IF([.K133]=&quot;SubOrder&quot;;&quot;&quot;;IF([.E134]&lt;&gt;&quot;Sub&quot;;&quot;&quot;;IF(LEN([.K133])=0;1;[.K13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35]);&quot;&quot;;CONCATENATE([.D135];[.F135];[.G135];[.H135];IF(OR([.E135]=&quot;SubStart&quot;;[.E135]=&quot;Sub&quot;);[.K135];[.J135]);[.L135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35]) = 0;[.J135];IF(OR([.E135]=&quot;SubStart&quot;;[.E135]=&quot;SubEnd&quot;);&quot;&quot;;[.K135]))">
            <text:p/>
          </table:table-cell>
          <table:table-cell table:style-name="ce9" table:formula="of:=IF([.E135]=&quot;Sub&quot;;[.J134];IF(LEN([.H135])=0;&quot;&quot;;IF([.J134]=&quot;Number&quot;;&quot;&quot;;IF(LEN([.J134])=0;1;[.J134]+1))))">
            <text:p/>
          </table:table-cell>
          <table:table-cell table:style-name="ce9" table:formula="of:=IF(LEN([.H135])=0;&quot;&quot;;IF([.K134]=&quot;SubOrder&quot;;&quot;&quot;;IF([.E135]&lt;&gt;&quot;Sub&quot;;&quot;&quot;;IF(LEN([.K134])=0;1;[.K13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36]);&quot;&quot;;CONCATENATE([.D136];[.F136];[.G136];[.H136];IF(OR([.E136]=&quot;SubStart&quot;;[.E136]=&quot;Sub&quot;);[.K136];[.J136]);[.L136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36]) = 0;[.J136];IF(OR([.E136]=&quot;SubStart&quot;;[.E136]=&quot;SubEnd&quot;);&quot;&quot;;[.K136]))">
            <text:p/>
          </table:table-cell>
          <table:table-cell table:style-name="ce9" table:formula="of:=IF([.E136]=&quot;Sub&quot;;[.J135];IF(LEN([.H136])=0;&quot;&quot;;IF([.J135]=&quot;Number&quot;;&quot;&quot;;IF(LEN([.J135])=0;1;[.J135]+1))))">
            <text:p/>
          </table:table-cell>
          <table:table-cell table:style-name="ce9" table:formula="of:=IF(LEN([.H136])=0;&quot;&quot;;IF([.K135]=&quot;SubOrder&quot;;&quot;&quot;;IF([.E136]&lt;&gt;&quot;Sub&quot;;&quot;&quot;;IF(LEN([.K135])=0;1;[.K13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37]);&quot;&quot;;CONCATENATE([.D137];[.F137];[.G137];[.H137];IF(OR([.E137]=&quot;SubStart&quot;;[.E137]=&quot;Sub&quot;);[.K137];[.J137]);[.L137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37]) = 0;[.J137];IF(OR([.E137]=&quot;SubStart&quot;;[.E137]=&quot;SubEnd&quot;);&quot;&quot;;[.K137]))">
            <text:p/>
          </table:table-cell>
          <table:table-cell table:style-name="ce9" table:formula="of:=IF([.E137]=&quot;Sub&quot;;[.J136];IF(LEN([.H137])=0;&quot;&quot;;IF([.J136]=&quot;Number&quot;;&quot;&quot;;IF(LEN([.J136])=0;1;[.J136]+1))))">
            <text:p/>
          </table:table-cell>
          <table:table-cell table:style-name="ce9" table:formula="of:=IF(LEN([.H137])=0;&quot;&quot;;IF([.K136]=&quot;SubOrder&quot;;&quot;&quot;;IF([.E137]&lt;&gt;&quot;Sub&quot;;&quot;&quot;;IF(LEN([.K136])=0;1;[.K13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38]);&quot;&quot;;CONCATENATE([.D138];[.F138];[.G138];[.H138];IF(OR([.E138]=&quot;SubStart&quot;;[.E138]=&quot;Sub&quot;);[.K138];[.J138]);[.L138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38]) = 0;[.J138];IF(OR([.E138]=&quot;SubStart&quot;;[.E138]=&quot;SubEnd&quot;);&quot;&quot;;[.K138]))">
            <text:p/>
          </table:table-cell>
          <table:table-cell table:style-name="ce9" table:formula="of:=IF([.E138]=&quot;Sub&quot;;[.J137];IF(LEN([.H138])=0;&quot;&quot;;IF([.J137]=&quot;Number&quot;;&quot;&quot;;IF(LEN([.J137])=0;1;[.J137]+1))))">
            <text:p/>
          </table:table-cell>
          <table:table-cell table:style-name="ce9" table:formula="of:=IF(LEN([.H138])=0;&quot;&quot;;IF([.K137]=&quot;SubOrder&quot;;&quot;&quot;;IF([.E138]&lt;&gt;&quot;Sub&quot;;&quot;&quot;;IF(LEN([.K137])=0;1;[.K13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39]);&quot;&quot;;CONCATENATE([.D139];[.F139];[.G139];[.H139];IF(OR([.E139]=&quot;SubStart&quot;;[.E139]=&quot;Sub&quot;);[.K139];[.J139]);[.L139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39]) = 0;[.J139];IF(OR([.E139]=&quot;SubStart&quot;;[.E139]=&quot;SubEnd&quot;);&quot;&quot;;[.K139]))">
            <text:p/>
          </table:table-cell>
          <table:table-cell table:style-name="ce9" table:formula="of:=IF([.E139]=&quot;Sub&quot;;[.J138];IF(LEN([.H139])=0;&quot;&quot;;IF([.J138]=&quot;Number&quot;;&quot;&quot;;IF(LEN([.J138])=0;1;[.J138]+1))))">
            <text:p/>
          </table:table-cell>
          <table:table-cell table:style-name="ce9" table:formula="of:=IF(LEN([.H139])=0;&quot;&quot;;IF([.K138]=&quot;SubOrder&quot;;&quot;&quot;;IF([.E139]&lt;&gt;&quot;Sub&quot;;&quot;&quot;;IF(LEN([.K138])=0;1;[.K13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40]);&quot;&quot;;CONCATENATE([.D140];[.F140];[.G140];[.H140];IF(OR([.E140]=&quot;SubStart&quot;;[.E140]=&quot;Sub&quot;);[.K140];[.J140]);[.L140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40]) = 0;[.J140];IF(OR([.E140]=&quot;SubStart&quot;;[.E140]=&quot;SubEnd&quot;);&quot;&quot;;[.K140]))">
            <text:p/>
          </table:table-cell>
          <table:table-cell table:style-name="ce9" table:formula="of:=IF([.E140]=&quot;Sub&quot;;[.J139];IF(LEN([.H140])=0;&quot;&quot;;IF([.J139]=&quot;Number&quot;;&quot;&quot;;IF(LEN([.J139])=0;1;[.J139]+1))))">
            <text:p/>
          </table:table-cell>
          <table:table-cell table:style-name="ce9" table:formula="of:=IF(LEN([.H140])=0;&quot;&quot;;IF([.K139]=&quot;SubOrder&quot;;&quot;&quot;;IF([.E140]&lt;&gt;&quot;Sub&quot;;&quot;&quot;;IF(LEN([.K139])=0;1;[.K13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41]);&quot;&quot;;CONCATENATE([.D141];[.F141];[.G141];[.H141];IF(OR([.E141]=&quot;SubStart&quot;;[.E141]=&quot;Sub&quot;);[.K141];[.J141]);[.L141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41]) = 0;[.J141];IF(OR([.E141]=&quot;SubStart&quot;;[.E141]=&quot;SubEnd&quot;);&quot;&quot;;[.K141]))">
            <text:p/>
          </table:table-cell>
          <table:table-cell table:style-name="ce9" table:formula="of:=IF([.E141]=&quot;Sub&quot;;[.J140];IF(LEN([.H141])=0;&quot;&quot;;IF([.J140]=&quot;Number&quot;;&quot;&quot;;IF(LEN([.J140])=0;1;[.J140]+1))))">
            <text:p/>
          </table:table-cell>
          <table:table-cell table:style-name="ce9" table:formula="of:=IF(LEN([.H141])=0;&quot;&quot;;IF([.K140]=&quot;SubOrder&quot;;&quot;&quot;;IF([.E141]&lt;&gt;&quot;Sub&quot;;&quot;&quot;;IF(LEN([.K140])=0;1;[.K14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42]);&quot;&quot;;CONCATENATE([.D142];[.F142];[.G142];[.H142];IF(OR([.E142]=&quot;SubStart&quot;;[.E142]=&quot;Sub&quot;);[.K142];[.J142]);[.L142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42]) = 0;[.J142];IF(OR([.E142]=&quot;SubStart&quot;;[.E142]=&quot;SubEnd&quot;);&quot;&quot;;[.K142]))">
            <text:p/>
          </table:table-cell>
          <table:table-cell table:style-name="ce9" table:formula="of:=IF([.E142]=&quot;Sub&quot;;[.J141];IF(LEN([.H142])=0;&quot;&quot;;IF([.J141]=&quot;Number&quot;;&quot;&quot;;IF(LEN([.J141])=0;1;[.J141]+1))))">
            <text:p/>
          </table:table-cell>
          <table:table-cell table:style-name="ce9" table:formula="of:=IF(LEN([.H142])=0;&quot;&quot;;IF([.K141]=&quot;SubOrder&quot;;&quot;&quot;;IF([.E142]&lt;&gt;&quot;Sub&quot;;&quot;&quot;;IF(LEN([.K141])=0;1;[.K14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43]);&quot;&quot;;CONCATENATE([.D143];[.F143];[.G143];[.H143];IF(OR([.E143]=&quot;SubStart&quot;;[.E143]=&quot;Sub&quot;);[.K143];[.J143]);[.L143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43]) = 0;[.J143];IF(OR([.E143]=&quot;SubStart&quot;;[.E143]=&quot;SubEnd&quot;);&quot;&quot;;[.K143]))">
            <text:p/>
          </table:table-cell>
          <table:table-cell table:style-name="ce9" table:formula="of:=IF([.E143]=&quot;Sub&quot;;[.J142];IF(LEN([.H143])=0;&quot;&quot;;IF([.J142]=&quot;Number&quot;;&quot;&quot;;IF(LEN([.J142])=0;1;[.J142]+1))))">
            <text:p/>
          </table:table-cell>
          <table:table-cell table:style-name="ce9" table:formula="of:=IF(LEN([.H143])=0;&quot;&quot;;IF([.K142]=&quot;SubOrder&quot;;&quot;&quot;;IF([.E143]&lt;&gt;&quot;Sub&quot;;&quot;&quot;;IF(LEN([.K142])=0;1;[.K14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44]);&quot;&quot;;CONCATENATE([.D144];[.F144];[.G144];[.H144];IF(OR([.E144]=&quot;SubStart&quot;;[.E144]=&quot;Sub&quot;);[.K144];[.J144]);[.L144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44]) = 0;[.J144];IF(OR([.E144]=&quot;SubStart&quot;;[.E144]=&quot;SubEnd&quot;);&quot;&quot;;[.K144]))">
            <text:p/>
          </table:table-cell>
          <table:table-cell table:style-name="ce9" table:formula="of:=IF([.E144]=&quot;Sub&quot;;[.J143];IF(LEN([.H144])=0;&quot;&quot;;IF([.J143]=&quot;Number&quot;;&quot;&quot;;IF(LEN([.J143])=0;1;[.J143]+1))))">
            <text:p/>
          </table:table-cell>
          <table:table-cell table:style-name="ce9" table:formula="of:=IF(LEN([.H144])=0;&quot;&quot;;IF([.K143]=&quot;SubOrder&quot;;&quot;&quot;;IF([.E144]&lt;&gt;&quot;Sub&quot;;&quot;&quot;;IF(LEN([.K143])=0;1;[.K14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45]);&quot;&quot;;CONCATENATE([.D145];[.F145];[.G145];[.H145];IF(OR([.E145]=&quot;SubStart&quot;;[.E145]=&quot;Sub&quot;);[.K145];[.J145]);[.L145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45]) = 0;[.J145];IF(OR([.E145]=&quot;SubStart&quot;;[.E145]=&quot;SubEnd&quot;);&quot;&quot;;[.K145]))">
            <text:p/>
          </table:table-cell>
          <table:table-cell table:style-name="ce9" table:formula="of:=IF([.E145]=&quot;Sub&quot;;[.J144];IF(LEN([.H145])=0;&quot;&quot;;IF([.J144]=&quot;Number&quot;;&quot;&quot;;IF(LEN([.J144])=0;1;[.J144]+1))))">
            <text:p/>
          </table:table-cell>
          <table:table-cell table:style-name="ce9" table:formula="of:=IF(LEN([.H145])=0;&quot;&quot;;IF([.K144]=&quot;SubOrder&quot;;&quot;&quot;;IF([.E145]&lt;&gt;&quot;Sub&quot;;&quot;&quot;;IF(LEN([.K144])=0;1;[.K14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46]);&quot;&quot;;CONCATENATE([.D146];[.F146];[.G146];[.H146];IF(OR([.E146]=&quot;SubStart&quot;;[.E146]=&quot;Sub&quot;);[.K146];[.J146]);[.L146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46]) = 0;[.J146];IF(OR([.E146]=&quot;SubStart&quot;;[.E146]=&quot;SubEnd&quot;);&quot;&quot;;[.K146]))">
            <text:p/>
          </table:table-cell>
          <table:table-cell table:style-name="ce9" table:formula="of:=IF([.E146]=&quot;Sub&quot;;[.J145];IF(LEN([.H146])=0;&quot;&quot;;IF([.J145]=&quot;Number&quot;;&quot;&quot;;IF(LEN([.J145])=0;1;[.J145]+1))))">
            <text:p/>
          </table:table-cell>
          <table:table-cell table:style-name="ce9" table:formula="of:=IF(LEN([.H146])=0;&quot;&quot;;IF([.K145]=&quot;SubOrder&quot;;&quot;&quot;;IF([.E146]&lt;&gt;&quot;Sub&quot;;&quot;&quot;;IF(LEN([.K145])=0;1;[.K14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47]);&quot;&quot;;CONCATENATE([.D147];[.F147];[.G147];[.H147];IF(OR([.E147]=&quot;SubStart&quot;;[.E147]=&quot;Sub&quot;);[.K147];[.J147]);[.L147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47]) = 0;[.J147];IF(OR([.E147]=&quot;SubStart&quot;;[.E147]=&quot;SubEnd&quot;);&quot;&quot;;[.K147]))">
            <text:p/>
          </table:table-cell>
          <table:table-cell table:style-name="ce9" table:formula="of:=IF([.E147]=&quot;Sub&quot;;[.J146];IF(LEN([.H147])=0;&quot;&quot;;IF([.J146]=&quot;Number&quot;;&quot;&quot;;IF(LEN([.J146])=0;1;[.J146]+1))))">
            <text:p/>
          </table:table-cell>
          <table:table-cell table:style-name="ce9" table:formula="of:=IF(LEN([.H147])=0;&quot;&quot;;IF([.K146]=&quot;SubOrder&quot;;&quot;&quot;;IF([.E147]&lt;&gt;&quot;Sub&quot;;&quot;&quot;;IF(LEN([.K146])=0;1;[.K14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48]);&quot;&quot;;CONCATENATE([.D148];[.F148];[.G148];[.H148];IF(OR([.E148]=&quot;SubStart&quot;;[.E148]=&quot;Sub&quot;);[.K148];[.J148]);[.L148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48]) = 0;[.J148];IF(OR([.E148]=&quot;SubStart&quot;;[.E148]=&quot;SubEnd&quot;);&quot;&quot;;[.K148]))">
            <text:p/>
          </table:table-cell>
          <table:table-cell table:style-name="ce9" table:formula="of:=IF([.E148]=&quot;Sub&quot;;[.J147];IF(LEN([.H148])=0;&quot;&quot;;IF([.J147]=&quot;Number&quot;;&quot;&quot;;IF(LEN([.J147])=0;1;[.J147]+1))))">
            <text:p/>
          </table:table-cell>
          <table:table-cell table:style-name="ce9" table:formula="of:=IF(LEN([.H148])=0;&quot;&quot;;IF([.K147]=&quot;SubOrder&quot;;&quot;&quot;;IF([.E148]&lt;&gt;&quot;Sub&quot;;&quot;&quot;;IF(LEN([.K147])=0;1;[.K14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49]);&quot;&quot;;CONCATENATE([.D149];[.F149];[.G149];[.H149];IF(OR([.E149]=&quot;SubStart&quot;;[.E149]=&quot;Sub&quot;);[.K149];[.J149]);[.L149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49]) = 0;[.J149];IF(OR([.E149]=&quot;SubStart&quot;;[.E149]=&quot;SubEnd&quot;);&quot;&quot;;[.K149]))">
            <text:p/>
          </table:table-cell>
          <table:table-cell table:style-name="ce9" table:formula="of:=IF([.E149]=&quot;Sub&quot;;[.J148];IF(LEN([.H149])=0;&quot;&quot;;IF([.J148]=&quot;Number&quot;;&quot;&quot;;IF(LEN([.J148])=0;1;[.J148]+1))))">
            <text:p/>
          </table:table-cell>
          <table:table-cell table:style-name="ce9" table:formula="of:=IF(LEN([.H149])=0;&quot;&quot;;IF([.K148]=&quot;SubOrder&quot;;&quot;&quot;;IF([.E149]&lt;&gt;&quot;Sub&quot;;&quot;&quot;;IF(LEN([.K148])=0;1;[.K14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50]);&quot;&quot;;CONCATENATE([.D150];[.F150];[.G150];[.H150];IF(OR([.E150]=&quot;SubStart&quot;;[.E150]=&quot;Sub&quot;);[.K150];[.J150]);[.L150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50]) = 0;[.J150];IF(OR([.E150]=&quot;SubStart&quot;;[.E150]=&quot;SubEnd&quot;);&quot;&quot;;[.K150]))">
            <text:p/>
          </table:table-cell>
          <table:table-cell table:style-name="ce9" table:formula="of:=IF([.E150]=&quot;Sub&quot;;[.J149];IF(LEN([.H150])=0;&quot;&quot;;IF([.J149]=&quot;Number&quot;;&quot;&quot;;IF(LEN([.J149])=0;1;[.J149]+1))))">
            <text:p/>
          </table:table-cell>
          <table:table-cell table:style-name="ce9" table:formula="of:=IF(LEN([.H150])=0;&quot;&quot;;IF([.K149]=&quot;SubOrder&quot;;&quot;&quot;;IF([.E150]&lt;&gt;&quot;Sub&quot;;&quot;&quot;;IF(LEN([.K149])=0;1;[.K14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51]);&quot;&quot;;CONCATENATE([.D151];[.F151];[.G151];[.H151];IF(OR([.E151]=&quot;SubStart&quot;;[.E151]=&quot;Sub&quot;);[.K151];[.J151]);[.L151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51]) = 0;[.J151];IF(OR([.E151]=&quot;SubStart&quot;;[.E151]=&quot;SubEnd&quot;);&quot;&quot;;[.K151]))">
            <text:p/>
          </table:table-cell>
          <table:table-cell table:style-name="ce9" table:formula="of:=IF([.E151]=&quot;Sub&quot;;[.J150];IF(LEN([.H151])=0;&quot;&quot;;IF([.J150]=&quot;Number&quot;;&quot;&quot;;IF(LEN([.J150])=0;1;[.J150]+1))))">
            <text:p/>
          </table:table-cell>
          <table:table-cell table:style-name="ce9" table:formula="of:=IF(LEN([.H151])=0;&quot;&quot;;IF([.K150]=&quot;SubOrder&quot;;&quot;&quot;;IF([.E151]&lt;&gt;&quot;Sub&quot;;&quot;&quot;;IF(LEN([.K150])=0;1;[.K15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52]);&quot;&quot;;CONCATENATE([.D152];[.F152];[.G152];[.H152];IF(OR([.E152]=&quot;SubStart&quot;;[.E152]=&quot;Sub&quot;);[.K152];[.J152]);[.L152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52]) = 0;[.J152];IF(OR([.E152]=&quot;SubStart&quot;;[.E152]=&quot;SubEnd&quot;);&quot;&quot;;[.K152]))">
            <text:p/>
          </table:table-cell>
          <table:table-cell table:style-name="ce9" table:formula="of:=IF([.E152]=&quot;Sub&quot;;[.J151];IF(LEN([.H152])=0;&quot;&quot;;IF([.J151]=&quot;Number&quot;;&quot;&quot;;IF(LEN([.J151])=0;1;[.J151]+1))))">
            <text:p/>
          </table:table-cell>
          <table:table-cell table:style-name="ce9" table:formula="of:=IF(LEN([.H152])=0;&quot;&quot;;IF([.K151]=&quot;SubOrder&quot;;&quot;&quot;;IF([.E152]&lt;&gt;&quot;Sub&quot;;&quot;&quot;;IF(LEN([.K151])=0;1;[.K15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53]);&quot;&quot;;CONCATENATE([.D153];[.F153];[.G153];[.H153];IF(OR([.E153]=&quot;SubStart&quot;;[.E153]=&quot;Sub&quot;);[.K153];[.J153]);[.L153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53]) = 0;[.J153];IF(OR([.E153]=&quot;SubStart&quot;;[.E153]=&quot;SubEnd&quot;);&quot;&quot;;[.K153]))">
            <text:p/>
          </table:table-cell>
          <table:table-cell table:style-name="ce9" table:formula="of:=IF([.E153]=&quot;Sub&quot;;[.J152];IF(LEN([.H153])=0;&quot;&quot;;IF([.J152]=&quot;Number&quot;;&quot;&quot;;IF(LEN([.J152])=0;1;[.J152]+1))))">
            <text:p/>
          </table:table-cell>
          <table:table-cell table:style-name="ce9" table:formula="of:=IF(LEN([.H153])=0;&quot;&quot;;IF([.K152]=&quot;SubOrder&quot;;&quot;&quot;;IF([.E153]&lt;&gt;&quot;Sub&quot;;&quot;&quot;;IF(LEN([.K152])=0;1;[.K15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54]);&quot;&quot;;CONCATENATE([.D154];[.F154];[.G154];[.H154];IF(OR([.E154]=&quot;SubStart&quot;;[.E154]=&quot;Sub&quot;);[.K154];[.J154]);[.L154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54]) = 0;[.J154];IF(OR([.E154]=&quot;SubStart&quot;;[.E154]=&quot;SubEnd&quot;);&quot;&quot;;[.K154]))">
            <text:p/>
          </table:table-cell>
          <table:table-cell table:style-name="ce9" table:formula="of:=IF([.E154]=&quot;Sub&quot;;[.J153];IF(LEN([.H154])=0;&quot;&quot;;IF([.J153]=&quot;Number&quot;;&quot;&quot;;IF(LEN([.J153])=0;1;[.J153]+1))))">
            <text:p/>
          </table:table-cell>
          <table:table-cell table:style-name="ce9" table:formula="of:=IF(LEN([.H154])=0;&quot;&quot;;IF([.K153]=&quot;SubOrder&quot;;&quot;&quot;;IF([.E154]&lt;&gt;&quot;Sub&quot;;&quot;&quot;;IF(LEN([.K153])=0;1;[.K15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55]);&quot;&quot;;CONCATENATE([.D155];[.F155];[.G155];[.H155];IF(OR([.E155]=&quot;SubStart&quot;;[.E155]=&quot;Sub&quot;);[.K155];[.J155]);[.L155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55]) = 0;[.J155];IF(OR([.E155]=&quot;SubStart&quot;;[.E155]=&quot;SubEnd&quot;);&quot;&quot;;[.K155]))">
            <text:p/>
          </table:table-cell>
          <table:table-cell table:style-name="ce9" table:formula="of:=IF([.E155]=&quot;Sub&quot;;[.J154];IF(LEN([.H155])=0;&quot;&quot;;IF([.J154]=&quot;Number&quot;;&quot;&quot;;IF(LEN([.J154])=0;1;[.J154]+1))))">
            <text:p/>
          </table:table-cell>
          <table:table-cell table:style-name="ce9" table:formula="of:=IF(LEN([.H155])=0;&quot;&quot;;IF([.K154]=&quot;SubOrder&quot;;&quot;&quot;;IF([.E155]&lt;&gt;&quot;Sub&quot;;&quot;&quot;;IF(LEN([.K154])=0;1;[.K15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56]);&quot;&quot;;CONCATENATE([.D156];[.F156];[.G156];[.H156];IF(OR([.E156]=&quot;SubStart&quot;;[.E156]=&quot;Sub&quot;);[.K156];[.J156]);[.L156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56]) = 0;[.J156];IF(OR([.E156]=&quot;SubStart&quot;;[.E156]=&quot;SubEnd&quot;);&quot;&quot;;[.K156]))">
            <text:p/>
          </table:table-cell>
          <table:table-cell table:style-name="ce9" table:formula="of:=IF([.E156]=&quot;Sub&quot;;[.J155];IF(LEN([.H156])=0;&quot;&quot;;IF([.J155]=&quot;Number&quot;;&quot;&quot;;IF(LEN([.J155])=0;1;[.J155]+1))))">
            <text:p/>
          </table:table-cell>
          <table:table-cell table:style-name="ce9" table:formula="of:=IF(LEN([.H156])=0;&quot;&quot;;IF([.K155]=&quot;SubOrder&quot;;&quot;&quot;;IF([.E156]&lt;&gt;&quot;Sub&quot;;&quot;&quot;;IF(LEN([.K155])=0;1;[.K15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57]);&quot;&quot;;CONCATENATE([.D157];[.F157];[.G157];[.H157];IF(OR([.E157]=&quot;SubStart&quot;;[.E157]=&quot;Sub&quot;);[.K157];[.J157]);[.L157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57]) = 0;[.J157];IF(OR([.E157]=&quot;SubStart&quot;;[.E157]=&quot;SubEnd&quot;);&quot;&quot;;[.K157]))">
            <text:p/>
          </table:table-cell>
          <table:table-cell table:style-name="ce9" table:formula="of:=IF([.E157]=&quot;Sub&quot;;[.J156];IF(LEN([.H157])=0;&quot;&quot;;IF([.J156]=&quot;Number&quot;;&quot;&quot;;IF(LEN([.J156])=0;1;[.J156]+1))))">
            <text:p/>
          </table:table-cell>
          <table:table-cell table:style-name="ce9" table:formula="of:=IF(LEN([.H157])=0;&quot;&quot;;IF([.K156]=&quot;SubOrder&quot;;&quot;&quot;;IF([.E157]&lt;&gt;&quot;Sub&quot;;&quot;&quot;;IF(LEN([.K156])=0;1;[.K15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58]);&quot;&quot;;CONCATENATE([.D158];[.F158];[.G158];[.H158];IF(OR([.E158]=&quot;SubStart&quot;;[.E158]=&quot;Sub&quot;);[.K158];[.J158]);[.L158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58]) = 0;[.J158];IF(OR([.E158]=&quot;SubStart&quot;;[.E158]=&quot;SubEnd&quot;);&quot;&quot;;[.K158]))">
            <text:p/>
          </table:table-cell>
          <table:table-cell table:style-name="ce9" table:formula="of:=IF([.E158]=&quot;Sub&quot;;[.J157];IF(LEN([.H158])=0;&quot;&quot;;IF([.J157]=&quot;Number&quot;;&quot;&quot;;IF(LEN([.J157])=0;1;[.J157]+1))))">
            <text:p/>
          </table:table-cell>
          <table:table-cell table:style-name="ce9" table:formula="of:=IF(LEN([.H158])=0;&quot;&quot;;IF([.K157]=&quot;SubOrder&quot;;&quot;&quot;;IF([.E158]&lt;&gt;&quot;Sub&quot;;&quot;&quot;;IF(LEN([.K157])=0;1;[.K15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59]);&quot;&quot;;CONCATENATE([.D159];[.F159];[.G159];[.H159];IF(OR([.E159]=&quot;SubStart&quot;;[.E159]=&quot;Sub&quot;);[.K159];[.J159]);[.L159]))">
            <text:p/>
          </table:table-cell>
          <table:table-cell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59]) = 0;[.J159];IF(OR([.E159]=&quot;SubStart&quot;;[.E159]=&quot;SubEnd&quot;);&quot;&quot;;[.K159]))">
            <text:p/>
          </table:table-cell>
          <table:table-cell table:style-name="ce9" table:formula="of:=IF([.E159]=&quot;Sub&quot;;[.J158];IF(LEN([.H159])=0;&quot;&quot;;IF([.J158]=&quot;Number&quot;;&quot;&quot;;IF(LEN([.J158])=0;1;[.J158]+1))))">
            <text:p/>
          </table:table-cell>
          <table:table-cell table:style-name="ce9" table:formula="of:=IF(LEN([.H159])=0;&quot;&quot;;IF([.K158]=&quot;SubOrder&quot;;&quot;&quot;;IF([.E159]&lt;&gt;&quot;Sub&quot;;&quot;&quot;;IF(LEN([.K158])=0;1;[.K15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3" table:formula="of:=IF(ISBLANK([.B160]);&quot;&quot;;CONCATENATE([.D160];[.F160];[.G160];[.H160];IF(OR([.E160]=&quot;SubStart&quot;;[.E160]=&quot;Sub&quot;);[.K160];[.J160]);[.L160]))">
            <text:p/>
          </table:table-cell>
          <table:table-cell table:style-name="ce6" table:content-validation-name="val6" table:number-columns-repeated="2"/>
          <table:table-cell/>
          <table:table-cell table:content-validation-name="val8"/>
          <table:table-cell table:content-validation-name="val9"/>
          <table:table-cell table:content-validation-name="val10"/>
          <table:table-cell/>
          <table:table-cell table:style-name="ce9" table:formula="of:=IF(LEN([.E160]) = 0;[.J160];IF(OR([.E160]=&quot;SubStart&quot;;[.E160]=&quot;SubEnd&quot;);&quot;&quot;;[.K160]))">
            <text:p/>
          </table:table-cell>
          <table:table-cell table:style-name="ce9" table:formula="of:=IF([.E160]=&quot;Sub&quot;;[.J159];IF(LEN([.H160])=0;&quot;&quot;;IF([.J159]=&quot;Number&quot;;&quot;&quot;;IF(LEN([.J159])=0;1;[.J159]+1))))">
            <text:p/>
          </table:table-cell>
          <table:table-cell table:style-name="ce9" table:formula="of:=IF(LEN([.H160])=0;&quot;&quot;;IF([.K159]=&quot;SubOrder&quot;;&quot;&quot;;IF([.E160]&lt;&gt;&quot;Sub&quot;;&quot;&quot;;IF(LEN([.K159])=0;1;[.K159]+1))))">
            <text:p/>
          </table:table-cell>
          <table:table-cell table:style-name="ce6" table:number-columns-repeated="1013"/>
        </table:table-row>
        <table:table-row table:style-name="ro1">
          <table:table-cell table:number-columns-repeated="2" table:style-name="ce4" office:value-type="string" calcext:value-type="string">
            <text:p>#END#</text:p>
          </table:table-cell>
          <table:table-cell table:style-name="ce4"/>
          <table:table-cell table:number-columns-repeated="9" table:style-name="ce4" office:value-type="string" calcext:value-type="string">
            <text:p>#END#</text:p>
          </table:table-cell>
          <table:table-cell table:number-columns-repeated="1012"/>
        </table:table-row>
        <table:table-row table:style-name="ro1">
          <table:table-cell table:style-name="ce13" table:formula="of:=IF(ISBLANK([.B162]);&quot;&quot;;CONCATENATE([.D162];[.F162];[.G162];[.H162];IF(OR([.E162]=&quot;SubStart&quot;;[.E162]=&quot;Sub&quot;);[.K162];[.J162]);[.L162]))">
            <text:p/>
          </table:table-cell>
          <table:table-cell table:number-columns-repeated="7"/>
          <table:table-cell table:style-name="ce9" table:formula="of:=IF(LEN([.E162]) = 0;[.J162];IF(OR([.E162]=&quot;SubStart&quot;;[.E162]=&quot;SubEnd&quot;);&quot;&quot;;[.K162]))">
            <text:p/>
          </table:table-cell>
          <table:table-cell table:style-name="ce9" table:formula="of:=IF([.E162]=&quot;Sub&quot;;[.J161];IF(LEN([.H162])=0;&quot;&quot;;IF([.J161]=&quot;Number&quot;;&quot;&quot;;IF(LEN([.J161])=0;1;[.J161]+1))))">
            <text:p/>
          </table:table-cell>
          <table:table-cell table:style-name="ce9" table:formula="of:=IF(LEN([.H162])=0;&quot;&quot;;IF([.K161]=&quot;SubOrder&quot;;&quot;&quot;;IF([.E162]&lt;&gt;&quot;Sub&quot;;&quot;&quot;;IF(LEN([.K161])=0;1;[.K16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63]);&quot;&quot;;CONCATENATE([.D163];[.F163];[.G163];[.H163];IF(OR([.E163]=&quot;SubStart&quot;;[.E163]=&quot;Sub&quot;);[.K163];[.J163]);[.L163]))">
            <text:p/>
          </table:table-cell>
          <table:table-cell table:number-columns-repeated="7"/>
          <table:table-cell table:style-name="ce9" table:formula="of:=IF(LEN([.E163]) = 0;[.J163];IF(OR([.E163]=&quot;SubStart&quot;;[.E163]=&quot;SubEnd&quot;);&quot;&quot;;[.K163]))">
            <text:p/>
          </table:table-cell>
          <table:table-cell table:style-name="ce9" table:formula="of:=IF([.E163]=&quot;Sub&quot;;[.J162];IF(LEN([.H163])=0;&quot;&quot;;IF([.J162]=&quot;Number&quot;;&quot;&quot;;IF(LEN([.J162])=0;1;[.J162]+1))))">
            <text:p/>
          </table:table-cell>
          <table:table-cell table:style-name="ce9" table:formula="of:=IF(LEN([.H163])=0;&quot;&quot;;IF([.K162]=&quot;SubOrder&quot;;&quot;&quot;;IF([.E163]&lt;&gt;&quot;Sub&quot;;&quot;&quot;;IF(LEN([.K162])=0;1;[.K16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64]);&quot;&quot;;CONCATENATE([.D164];[.F164];[.G164];[.H164];IF(OR([.E164]=&quot;SubStart&quot;;[.E164]=&quot;Sub&quot;);[.K164];[.J164]);[.L164]))">
            <text:p/>
          </table:table-cell>
          <table:table-cell table:number-columns-repeated="7"/>
          <table:table-cell table:style-name="ce9" table:formula="of:=IF(LEN([.E164]) = 0;[.J164];IF(OR([.E164]=&quot;SubStart&quot;;[.E164]=&quot;SubEnd&quot;);&quot;&quot;;[.K164]))">
            <text:p/>
          </table:table-cell>
          <table:table-cell table:style-name="ce9" table:formula="of:=IF([.E164]=&quot;Sub&quot;;[.J163];IF(LEN([.H164])=0;&quot;&quot;;IF([.J163]=&quot;Number&quot;;&quot;&quot;;IF(LEN([.J163])=0;1;[.J163]+1))))">
            <text:p/>
          </table:table-cell>
          <table:table-cell table:style-name="ce9" table:formula="of:=IF(LEN([.H164])=0;&quot;&quot;;IF([.K163]=&quot;SubOrder&quot;;&quot;&quot;;IF([.E164]&lt;&gt;&quot;Sub&quot;;&quot;&quot;;IF(LEN([.K163])=0;1;[.K16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65]);&quot;&quot;;CONCATENATE([.D165];[.F165];[.G165];[.H165];IF(OR([.E165]=&quot;SubStart&quot;;[.E165]=&quot;Sub&quot;);[.K165];[.J165]);[.L165]))">
            <text:p/>
          </table:table-cell>
          <table:table-cell table:number-columns-repeated="7"/>
          <table:table-cell table:style-name="ce9" table:formula="of:=IF(LEN([.E165]) = 0;[.J165];IF(OR([.E165]=&quot;SubStart&quot;;[.E165]=&quot;SubEnd&quot;);&quot;&quot;;[.K165]))">
            <text:p/>
          </table:table-cell>
          <table:table-cell table:style-name="ce9" table:formula="of:=IF([.E165]=&quot;Sub&quot;;[.J164];IF(LEN([.H165])=0;&quot;&quot;;IF([.J164]=&quot;Number&quot;;&quot;&quot;;IF(LEN([.J164])=0;1;[.J164]+1))))">
            <text:p/>
          </table:table-cell>
          <table:table-cell table:style-name="ce9" table:formula="of:=IF(LEN([.H165])=0;&quot;&quot;;IF([.K164]=&quot;SubOrder&quot;;&quot;&quot;;IF([.E165]&lt;&gt;&quot;Sub&quot;;&quot;&quot;;IF(LEN([.K164])=0;1;[.K16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66]);&quot;&quot;;CONCATENATE([.D166];[.F166];[.G166];[.H166];IF(OR([.E166]=&quot;SubStart&quot;;[.E166]=&quot;Sub&quot;);[.K166];[.J166]);[.L166]))">
            <text:p/>
          </table:table-cell>
          <table:table-cell table:number-columns-repeated="7"/>
          <table:table-cell table:style-name="ce9" table:formula="of:=IF(LEN([.E166]) = 0;[.J166];IF(OR([.E166]=&quot;SubStart&quot;;[.E166]=&quot;SubEnd&quot;);&quot;&quot;;[.K166]))">
            <text:p/>
          </table:table-cell>
          <table:table-cell table:style-name="ce9" table:formula="of:=IF([.E166]=&quot;Sub&quot;;[.J165];IF(LEN([.H166])=0;&quot;&quot;;IF([.J165]=&quot;Number&quot;;&quot;&quot;;IF(LEN([.J165])=0;1;[.J165]+1))))">
            <text:p/>
          </table:table-cell>
          <table:table-cell table:style-name="ce9" table:formula="of:=IF(LEN([.H166])=0;&quot;&quot;;IF([.K165]=&quot;SubOrder&quot;;&quot;&quot;;IF([.E166]&lt;&gt;&quot;Sub&quot;;&quot;&quot;;IF(LEN([.K165])=0;1;[.K16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67]);&quot;&quot;;CONCATENATE([.D167];[.F167];[.G167];[.H167];IF(OR([.E167]=&quot;SubStart&quot;;[.E167]=&quot;Sub&quot;);[.K167];[.J167]);[.L167]))">
            <text:p/>
          </table:table-cell>
          <table:table-cell table:number-columns-repeated="7"/>
          <table:table-cell table:style-name="ce9" table:formula="of:=IF(LEN([.E167]) = 0;[.J167];IF(OR([.E167]=&quot;SubStart&quot;;[.E167]=&quot;SubEnd&quot;);&quot;&quot;;[.K167]))">
            <text:p/>
          </table:table-cell>
          <table:table-cell table:style-name="ce9" table:formula="of:=IF([.E167]=&quot;Sub&quot;;[.J166];IF(LEN([.H167])=0;&quot;&quot;;IF([.J166]=&quot;Number&quot;;&quot;&quot;;IF(LEN([.J166])=0;1;[.J166]+1))))">
            <text:p/>
          </table:table-cell>
          <table:table-cell table:style-name="ce9" table:formula="of:=IF(LEN([.H167])=0;&quot;&quot;;IF([.K166]=&quot;SubOrder&quot;;&quot;&quot;;IF([.E167]&lt;&gt;&quot;Sub&quot;;&quot;&quot;;IF(LEN([.K166])=0;1;[.K16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68]);&quot;&quot;;CONCATENATE([.D168];[.F168];[.G168];[.H168];IF(OR([.E168]=&quot;SubStart&quot;;[.E168]=&quot;Sub&quot;);[.K168];[.J168]);[.L168]))">
            <text:p/>
          </table:table-cell>
          <table:table-cell table:number-columns-repeated="7"/>
          <table:table-cell table:style-name="ce9" table:formula="of:=IF(LEN([.E168]) = 0;[.J168];IF(OR([.E168]=&quot;SubStart&quot;;[.E168]=&quot;SubEnd&quot;);&quot;&quot;;[.K168]))">
            <text:p/>
          </table:table-cell>
          <table:table-cell table:style-name="ce9" table:formula="of:=IF([.E168]=&quot;Sub&quot;;[.J167];IF(LEN([.H168])=0;&quot;&quot;;IF([.J167]=&quot;Number&quot;;&quot;&quot;;IF(LEN([.J167])=0;1;[.J167]+1))))">
            <text:p/>
          </table:table-cell>
          <table:table-cell table:style-name="ce9" table:formula="of:=IF(LEN([.H168])=0;&quot;&quot;;IF([.K167]=&quot;SubOrder&quot;;&quot;&quot;;IF([.E168]&lt;&gt;&quot;Sub&quot;;&quot;&quot;;IF(LEN([.K167])=0;1;[.K16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69]);&quot;&quot;;CONCATENATE([.D169];[.F169];[.G169];[.H169];IF(OR([.E169]=&quot;SubStart&quot;;[.E169]=&quot;Sub&quot;);[.K169];[.J169]);[.L169]))">
            <text:p/>
          </table:table-cell>
          <table:table-cell table:number-columns-repeated="7"/>
          <table:table-cell table:style-name="ce9" table:formula="of:=IF(LEN([.E169]) = 0;[.J169];IF(OR([.E169]=&quot;SubStart&quot;;[.E169]=&quot;SubEnd&quot;);&quot;&quot;;[.K169]))">
            <text:p/>
          </table:table-cell>
          <table:table-cell table:style-name="ce9" table:formula="of:=IF([.E169]=&quot;Sub&quot;;[.J168];IF(LEN([.H169])=0;&quot;&quot;;IF([.J168]=&quot;Number&quot;;&quot;&quot;;IF(LEN([.J168])=0;1;[.J168]+1))))">
            <text:p/>
          </table:table-cell>
          <table:table-cell table:style-name="ce9" table:formula="of:=IF(LEN([.H169])=0;&quot;&quot;;IF([.K168]=&quot;SubOrder&quot;;&quot;&quot;;IF([.E169]&lt;&gt;&quot;Sub&quot;;&quot;&quot;;IF(LEN([.K168])=0;1;[.K16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70]);&quot;&quot;;CONCATENATE([.D170];[.F170];[.G170];[.H170];IF(OR([.E170]=&quot;SubStart&quot;;[.E170]=&quot;Sub&quot;);[.K170];[.J170]);[.L170]))">
            <text:p/>
          </table:table-cell>
          <table:table-cell table:number-columns-repeated="7"/>
          <table:table-cell table:style-name="ce9" table:formula="of:=IF(LEN([.E170]) = 0;[.J170];IF(OR([.E170]=&quot;SubStart&quot;;[.E170]=&quot;SubEnd&quot;);&quot;&quot;;[.K170]))">
            <text:p/>
          </table:table-cell>
          <table:table-cell table:style-name="ce9" table:formula="of:=IF([.E170]=&quot;Sub&quot;;[.J169];IF(LEN([.H170])=0;&quot;&quot;;IF([.J169]=&quot;Number&quot;;&quot;&quot;;IF(LEN([.J169])=0;1;[.J169]+1))))">
            <text:p/>
          </table:table-cell>
          <table:table-cell table:style-name="ce9" table:formula="of:=IF(LEN([.H170])=0;&quot;&quot;;IF([.K169]=&quot;SubOrder&quot;;&quot;&quot;;IF([.E170]&lt;&gt;&quot;Sub&quot;;&quot;&quot;;IF(LEN([.K169])=0;1;[.K16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71]);&quot;&quot;;CONCATENATE([.D171];[.F171];[.G171];[.H171];IF(OR([.E171]=&quot;SubStart&quot;;[.E171]=&quot;Sub&quot;);[.K171];[.J171]);[.L171]))">
            <text:p/>
          </table:table-cell>
          <table:table-cell table:number-columns-repeated="7"/>
          <table:table-cell table:style-name="ce9" table:formula="of:=IF(LEN([.E171]) = 0;[.J171];IF(OR([.E171]=&quot;SubStart&quot;;[.E171]=&quot;SubEnd&quot;);&quot;&quot;;[.K171]))">
            <text:p/>
          </table:table-cell>
          <table:table-cell table:style-name="ce9" table:formula="of:=IF([.E171]=&quot;Sub&quot;;[.J170];IF(LEN([.H171])=0;&quot;&quot;;IF([.J170]=&quot;Number&quot;;&quot;&quot;;IF(LEN([.J170])=0;1;[.J170]+1))))">
            <text:p/>
          </table:table-cell>
          <table:table-cell table:style-name="ce9" table:formula="of:=IF(LEN([.H171])=0;&quot;&quot;;IF([.K170]=&quot;SubOrder&quot;;&quot;&quot;;IF([.E171]&lt;&gt;&quot;Sub&quot;;&quot;&quot;;IF(LEN([.K170])=0;1;[.K17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72]);&quot;&quot;;CONCATENATE([.D172];[.F172];[.G172];[.H172];IF(OR([.E172]=&quot;SubStart&quot;;[.E172]=&quot;Sub&quot;);[.K172];[.J172]);[.L172]))">
            <text:p/>
          </table:table-cell>
          <table:table-cell table:number-columns-repeated="7"/>
          <table:table-cell table:style-name="ce9" table:formula="of:=IF(LEN([.E172]) = 0;[.J172];IF(OR([.E172]=&quot;SubStart&quot;;[.E172]=&quot;SubEnd&quot;);&quot;&quot;;[.K172]))">
            <text:p/>
          </table:table-cell>
          <table:table-cell table:style-name="ce9" table:formula="of:=IF([.E172]=&quot;Sub&quot;;[.J171];IF(LEN([.H172])=0;&quot;&quot;;IF([.J171]=&quot;Number&quot;;&quot;&quot;;IF(LEN([.J171])=0;1;[.J171]+1))))">
            <text:p/>
          </table:table-cell>
          <table:table-cell table:style-name="ce9" table:formula="of:=IF(LEN([.H172])=0;&quot;&quot;;IF([.K171]=&quot;SubOrder&quot;;&quot;&quot;;IF([.E172]&lt;&gt;&quot;Sub&quot;;&quot;&quot;;IF(LEN([.K171])=0;1;[.K17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73]);&quot;&quot;;CONCATENATE([.D173];[.F173];[.G173];[.H173];IF(OR([.E173]=&quot;SubStart&quot;;[.E173]=&quot;Sub&quot;);[.K173];[.J173]);[.L173]))">
            <text:p/>
          </table:table-cell>
          <table:table-cell table:number-columns-repeated="7"/>
          <table:table-cell table:style-name="ce9" table:formula="of:=IF(LEN([.E173]) = 0;[.J173];IF(OR([.E173]=&quot;SubStart&quot;;[.E173]=&quot;SubEnd&quot;);&quot;&quot;;[.K173]))">
            <text:p/>
          </table:table-cell>
          <table:table-cell table:style-name="ce9" table:formula="of:=IF([.E173]=&quot;Sub&quot;;[.J172];IF(LEN([.H173])=0;&quot;&quot;;IF([.J172]=&quot;Number&quot;;&quot;&quot;;IF(LEN([.J172])=0;1;[.J172]+1))))">
            <text:p/>
          </table:table-cell>
          <table:table-cell table:style-name="ce9" table:formula="of:=IF(LEN([.H173])=0;&quot;&quot;;IF([.K172]=&quot;SubOrder&quot;;&quot;&quot;;IF([.E173]&lt;&gt;&quot;Sub&quot;;&quot;&quot;;IF(LEN([.K172])=0;1;[.K17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74]);&quot;&quot;;CONCATENATE([.D174];[.F174];[.G174];[.H174];IF(OR([.E174]=&quot;SubStart&quot;;[.E174]=&quot;Sub&quot;);[.K174];[.J174]);[.L174]))">
            <text:p/>
          </table:table-cell>
          <table:table-cell table:number-columns-repeated="7"/>
          <table:table-cell table:style-name="ce9" table:formula="of:=IF(LEN([.E174]) = 0;[.J174];IF(OR([.E174]=&quot;SubStart&quot;;[.E174]=&quot;SubEnd&quot;);&quot;&quot;;[.K174]))">
            <text:p/>
          </table:table-cell>
          <table:table-cell table:style-name="ce9" table:formula="of:=IF([.E174]=&quot;Sub&quot;;[.J173];IF(LEN([.H174])=0;&quot;&quot;;IF([.J173]=&quot;Number&quot;;&quot;&quot;;IF(LEN([.J173])=0;1;[.J173]+1))))">
            <text:p/>
          </table:table-cell>
          <table:table-cell table:style-name="ce9" table:formula="of:=IF(LEN([.H174])=0;&quot;&quot;;IF([.K173]=&quot;SubOrder&quot;;&quot;&quot;;IF([.E174]&lt;&gt;&quot;Sub&quot;;&quot;&quot;;IF(LEN([.K173])=0;1;[.K17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75]);&quot;&quot;;CONCATENATE([.D175];[.F175];[.G175];[.H175];IF(OR([.E175]=&quot;SubStart&quot;;[.E175]=&quot;Sub&quot;);[.K175];[.J175]);[.L175]))">
            <text:p/>
          </table:table-cell>
          <table:table-cell table:number-columns-repeated="7"/>
          <table:table-cell table:style-name="ce9" table:formula="of:=IF(LEN([.E175]) = 0;[.J175];IF(OR([.E175]=&quot;SubStart&quot;;[.E175]=&quot;SubEnd&quot;);&quot;&quot;;[.K175]))">
            <text:p/>
          </table:table-cell>
          <table:table-cell table:style-name="ce9" table:formula="of:=IF([.E175]=&quot;Sub&quot;;[.J174];IF(LEN([.H175])=0;&quot;&quot;;IF([.J174]=&quot;Number&quot;;&quot;&quot;;IF(LEN([.J174])=0;1;[.J174]+1))))">
            <text:p/>
          </table:table-cell>
          <table:table-cell table:style-name="ce9" table:formula="of:=IF(LEN([.H175])=0;&quot;&quot;;IF([.K174]=&quot;SubOrder&quot;;&quot;&quot;;IF([.E175]&lt;&gt;&quot;Sub&quot;;&quot;&quot;;IF(LEN([.K174])=0;1;[.K17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76]);&quot;&quot;;CONCATENATE([.D176];[.F176];[.G176];[.H176];IF(OR([.E176]=&quot;SubStart&quot;;[.E176]=&quot;Sub&quot;);[.K176];[.J176]);[.L176]))">
            <text:p/>
          </table:table-cell>
          <table:table-cell table:number-columns-repeated="7"/>
          <table:table-cell table:style-name="ce9" table:formula="of:=IF(LEN([.E176]) = 0;[.J176];IF(OR([.E176]=&quot;SubStart&quot;;[.E176]=&quot;SubEnd&quot;);&quot;&quot;;[.K176]))">
            <text:p/>
          </table:table-cell>
          <table:table-cell table:style-name="ce9" table:formula="of:=IF([.E176]=&quot;Sub&quot;;[.J175];IF(LEN([.H176])=0;&quot;&quot;;IF([.J175]=&quot;Number&quot;;&quot;&quot;;IF(LEN([.J175])=0;1;[.J175]+1))))">
            <text:p/>
          </table:table-cell>
          <table:table-cell table:style-name="ce9" table:formula="of:=IF(LEN([.H176])=0;&quot;&quot;;IF([.K175]=&quot;SubOrder&quot;;&quot;&quot;;IF([.E176]&lt;&gt;&quot;Sub&quot;;&quot;&quot;;IF(LEN([.K175])=0;1;[.K17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77]);&quot;&quot;;CONCATENATE([.D177];[.F177];[.G177];[.H177];IF(OR([.E177]=&quot;SubStart&quot;;[.E177]=&quot;Sub&quot;);[.K177];[.J177]);[.L177]))">
            <text:p/>
          </table:table-cell>
          <table:table-cell table:number-columns-repeated="7"/>
          <table:table-cell table:style-name="ce9" table:formula="of:=IF(LEN([.E177]) = 0;[.J177];IF(OR([.E177]=&quot;SubStart&quot;;[.E177]=&quot;SubEnd&quot;);&quot;&quot;;[.K177]))">
            <text:p/>
          </table:table-cell>
          <table:table-cell table:style-name="ce9" table:formula="of:=IF([.E177]=&quot;Sub&quot;;[.J176];IF(LEN([.H177])=0;&quot;&quot;;IF([.J176]=&quot;Number&quot;;&quot;&quot;;IF(LEN([.J176])=0;1;[.J176]+1))))">
            <text:p/>
          </table:table-cell>
          <table:table-cell table:style-name="ce9" table:formula="of:=IF(LEN([.H177])=0;&quot;&quot;;IF([.K176]=&quot;SubOrder&quot;;&quot;&quot;;IF([.E177]&lt;&gt;&quot;Sub&quot;;&quot;&quot;;IF(LEN([.K176])=0;1;[.K17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78]);&quot;&quot;;CONCATENATE([.D178];[.F178];[.G178];[.H178];IF(OR([.E178]=&quot;SubStart&quot;;[.E178]=&quot;Sub&quot;);[.K178];[.J178]);[.L178]))">
            <text:p/>
          </table:table-cell>
          <table:table-cell table:number-columns-repeated="7"/>
          <table:table-cell table:style-name="ce9" table:formula="of:=IF(LEN([.E178]) = 0;[.J178];IF(OR([.E178]=&quot;SubStart&quot;;[.E178]=&quot;SubEnd&quot;);&quot;&quot;;[.K178]))">
            <text:p/>
          </table:table-cell>
          <table:table-cell table:style-name="ce9" table:formula="of:=IF([.E178]=&quot;Sub&quot;;[.J177];IF(LEN([.H178])=0;&quot;&quot;;IF([.J177]=&quot;Number&quot;;&quot;&quot;;IF(LEN([.J177])=0;1;[.J177]+1))))">
            <text:p/>
          </table:table-cell>
          <table:table-cell table:style-name="ce9" table:formula="of:=IF(LEN([.H178])=0;&quot;&quot;;IF([.K177]=&quot;SubOrder&quot;;&quot;&quot;;IF([.E178]&lt;&gt;&quot;Sub&quot;;&quot;&quot;;IF(LEN([.K177])=0;1;[.K17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79]);&quot;&quot;;CONCATENATE([.D179];[.F179];[.G179];[.H179];IF(OR([.E179]=&quot;SubStart&quot;;[.E179]=&quot;Sub&quot;);[.K179];[.J179]);[.L179]))">
            <text:p/>
          </table:table-cell>
          <table:table-cell table:number-columns-repeated="7"/>
          <table:table-cell table:style-name="ce9" table:formula="of:=IF(LEN([.E179]) = 0;[.J179];IF(OR([.E179]=&quot;SubStart&quot;;[.E179]=&quot;SubEnd&quot;);&quot;&quot;;[.K179]))">
            <text:p/>
          </table:table-cell>
          <table:table-cell table:style-name="ce9" table:formula="of:=IF([.E179]=&quot;Sub&quot;;[.J178];IF(LEN([.H179])=0;&quot;&quot;;IF([.J178]=&quot;Number&quot;;&quot;&quot;;IF(LEN([.J178])=0;1;[.J178]+1))))">
            <text:p/>
          </table:table-cell>
          <table:table-cell table:style-name="ce9" table:formula="of:=IF(LEN([.H179])=0;&quot;&quot;;IF([.K178]=&quot;SubOrder&quot;;&quot;&quot;;IF([.E179]&lt;&gt;&quot;Sub&quot;;&quot;&quot;;IF(LEN([.K178])=0;1;[.K17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80]);&quot;&quot;;CONCATENATE([.D180];[.F180];[.G180];[.H180];IF(OR([.E180]=&quot;SubStart&quot;;[.E180]=&quot;Sub&quot;);[.K180];[.J180]);[.L180]))">
            <text:p/>
          </table:table-cell>
          <table:table-cell table:number-columns-repeated="7"/>
          <table:table-cell table:style-name="ce9" table:formula="of:=IF(LEN([.E180]) = 0;[.J180];IF(OR([.E180]=&quot;SubStart&quot;;[.E180]=&quot;SubEnd&quot;);&quot;&quot;;[.K180]))">
            <text:p/>
          </table:table-cell>
          <table:table-cell table:style-name="ce9" table:formula="of:=IF([.E180]=&quot;Sub&quot;;[.J179];IF(LEN([.H180])=0;&quot;&quot;;IF([.J179]=&quot;Number&quot;;&quot;&quot;;IF(LEN([.J179])=0;1;[.J179]+1))))">
            <text:p/>
          </table:table-cell>
          <table:table-cell table:style-name="ce9" table:formula="of:=IF(LEN([.H180])=0;&quot;&quot;;IF([.K179]=&quot;SubOrder&quot;;&quot;&quot;;IF([.E180]&lt;&gt;&quot;Sub&quot;;&quot;&quot;;IF(LEN([.K179])=0;1;[.K17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81]);&quot;&quot;;CONCATENATE([.D181];[.F181];[.G181];[.H181];IF(OR([.E181]=&quot;SubStart&quot;;[.E181]=&quot;Sub&quot;);[.K181];[.J181]);[.L181]))">
            <text:p/>
          </table:table-cell>
          <table:table-cell table:number-columns-repeated="7"/>
          <table:table-cell table:style-name="ce9" table:formula="of:=IF(LEN([.E181]) = 0;[.J181];IF(OR([.E181]=&quot;SubStart&quot;;[.E181]=&quot;SubEnd&quot;);&quot;&quot;;[.K181]))">
            <text:p/>
          </table:table-cell>
          <table:table-cell table:style-name="ce9" table:formula="of:=IF([.E181]=&quot;Sub&quot;;[.J180];IF(LEN([.H181])=0;&quot;&quot;;IF([.J180]=&quot;Number&quot;;&quot;&quot;;IF(LEN([.J180])=0;1;[.J180]+1))))">
            <text:p/>
          </table:table-cell>
          <table:table-cell table:style-name="ce9" table:formula="of:=IF(LEN([.H181])=0;&quot;&quot;;IF([.K180]=&quot;SubOrder&quot;;&quot;&quot;;IF([.E181]&lt;&gt;&quot;Sub&quot;;&quot;&quot;;IF(LEN([.K180])=0;1;[.K18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82]);&quot;&quot;;CONCATENATE([.D182];[.F182];[.G182];[.H182];IF(OR([.E182]=&quot;SubStart&quot;;[.E182]=&quot;Sub&quot;);[.K182];[.J182]);[.L182]))">
            <text:p/>
          </table:table-cell>
          <table:table-cell table:number-columns-repeated="7"/>
          <table:table-cell table:style-name="ce9" table:formula="of:=IF(LEN([.E182]) = 0;[.J182];IF(OR([.E182]=&quot;SubStart&quot;;[.E182]=&quot;SubEnd&quot;);&quot;&quot;;[.K182]))">
            <text:p/>
          </table:table-cell>
          <table:table-cell table:style-name="ce9" table:formula="of:=IF([.E182]=&quot;Sub&quot;;[.J181];IF(LEN([.H182])=0;&quot;&quot;;IF([.J181]=&quot;Number&quot;;&quot;&quot;;IF(LEN([.J181])=0;1;[.J181]+1))))">
            <text:p/>
          </table:table-cell>
          <table:table-cell table:style-name="ce9" table:formula="of:=IF(LEN([.H182])=0;&quot;&quot;;IF([.K181]=&quot;SubOrder&quot;;&quot;&quot;;IF([.E182]&lt;&gt;&quot;Sub&quot;;&quot;&quot;;IF(LEN([.K181])=0;1;[.K18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83]);&quot;&quot;;CONCATENATE([.D183];[.F183];[.G183];[.H183];IF(OR([.E183]=&quot;SubStart&quot;;[.E183]=&quot;Sub&quot;);[.K183];[.J183]);[.L183]))">
            <text:p/>
          </table:table-cell>
          <table:table-cell table:number-columns-repeated="7"/>
          <table:table-cell table:style-name="ce9" table:formula="of:=IF(LEN([.E183]) = 0;[.J183];IF(OR([.E183]=&quot;SubStart&quot;;[.E183]=&quot;SubEnd&quot;);&quot;&quot;;[.K183]))">
            <text:p/>
          </table:table-cell>
          <table:table-cell table:style-name="ce9" table:formula="of:=IF([.E183]=&quot;Sub&quot;;[.J182];IF(LEN([.H183])=0;&quot;&quot;;IF([.J182]=&quot;Number&quot;;&quot;&quot;;IF(LEN([.J182])=0;1;[.J182]+1))))">
            <text:p/>
          </table:table-cell>
          <table:table-cell table:style-name="ce9" table:formula="of:=IF(LEN([.H183])=0;&quot;&quot;;IF([.K182]=&quot;SubOrder&quot;;&quot;&quot;;IF([.E183]&lt;&gt;&quot;Sub&quot;;&quot;&quot;;IF(LEN([.K182])=0;1;[.K18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84]);&quot;&quot;;CONCATENATE([.D184];[.F184];[.G184];[.H184];IF(OR([.E184]=&quot;SubStart&quot;;[.E184]=&quot;Sub&quot;);[.K184];[.J184]);[.L184]))">
            <text:p/>
          </table:table-cell>
          <table:table-cell table:number-columns-repeated="7"/>
          <table:table-cell table:style-name="ce9" table:formula="of:=IF(LEN([.E184]) = 0;[.J184];IF(OR([.E184]=&quot;SubStart&quot;;[.E184]=&quot;SubEnd&quot;);&quot;&quot;;[.K184]))">
            <text:p/>
          </table:table-cell>
          <table:table-cell table:style-name="ce9" table:formula="of:=IF([.E184]=&quot;Sub&quot;;[.J183];IF(LEN([.H184])=0;&quot;&quot;;IF([.J183]=&quot;Number&quot;;&quot;&quot;;IF(LEN([.J183])=0;1;[.J183]+1))))">
            <text:p/>
          </table:table-cell>
          <table:table-cell table:style-name="ce9" table:formula="of:=IF(LEN([.H184])=0;&quot;&quot;;IF([.K183]=&quot;SubOrder&quot;;&quot;&quot;;IF([.E184]&lt;&gt;&quot;Sub&quot;;&quot;&quot;;IF(LEN([.K183])=0;1;[.K18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85]);&quot;&quot;;CONCATENATE([.D185];[.F185];[.G185];[.H185];IF(OR([.E185]=&quot;SubStart&quot;;[.E185]=&quot;Sub&quot;);[.K185];[.J185]);[.L185]))">
            <text:p/>
          </table:table-cell>
          <table:table-cell table:number-columns-repeated="7"/>
          <table:table-cell table:style-name="ce9" table:formula="of:=IF(LEN([.E185]) = 0;[.J185];IF(OR([.E185]=&quot;SubStart&quot;;[.E185]=&quot;SubEnd&quot;);&quot;&quot;;[.K185]))">
            <text:p/>
          </table:table-cell>
          <table:table-cell table:style-name="ce9" table:formula="of:=IF([.E185]=&quot;Sub&quot;;[.J184];IF(LEN([.H185])=0;&quot;&quot;;IF([.J184]=&quot;Number&quot;;&quot;&quot;;IF(LEN([.J184])=0;1;[.J184]+1))))">
            <text:p/>
          </table:table-cell>
          <table:table-cell table:style-name="ce9" table:formula="of:=IF(LEN([.H185])=0;&quot;&quot;;IF([.K184]=&quot;SubOrder&quot;;&quot;&quot;;IF([.E185]&lt;&gt;&quot;Sub&quot;;&quot;&quot;;IF(LEN([.K184])=0;1;[.K18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86]);&quot;&quot;;CONCATENATE([.D186];[.F186];[.G186];[.H186];IF(OR([.E186]=&quot;SubStart&quot;;[.E186]=&quot;Sub&quot;);[.K186];[.J186]);[.L186]))">
            <text:p/>
          </table:table-cell>
          <table:table-cell table:number-columns-repeated="7"/>
          <table:table-cell table:style-name="ce9" table:formula="of:=IF(LEN([.E186]) = 0;[.J186];IF(OR([.E186]=&quot;SubStart&quot;;[.E186]=&quot;SubEnd&quot;);&quot;&quot;;[.K186]))">
            <text:p/>
          </table:table-cell>
          <table:table-cell table:style-name="ce9" table:formula="of:=IF([.E186]=&quot;Sub&quot;;[.J185];IF(LEN([.H186])=0;&quot;&quot;;IF([.J185]=&quot;Number&quot;;&quot;&quot;;IF(LEN([.J185])=0;1;[.J185]+1))))">
            <text:p/>
          </table:table-cell>
          <table:table-cell table:style-name="ce9" table:formula="of:=IF(LEN([.H186])=0;&quot;&quot;;IF([.K185]=&quot;SubOrder&quot;;&quot;&quot;;IF([.E186]&lt;&gt;&quot;Sub&quot;;&quot;&quot;;IF(LEN([.K185])=0;1;[.K18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87]);&quot;&quot;;CONCATENATE([.D187];[.F187];[.G187];[.H187];IF(OR([.E187]=&quot;SubStart&quot;;[.E187]=&quot;Sub&quot;);[.K187];[.J187]);[.L187]))">
            <text:p/>
          </table:table-cell>
          <table:table-cell table:number-columns-repeated="7"/>
          <table:table-cell table:style-name="ce9" table:formula="of:=IF(LEN([.E187]) = 0;[.J187];IF(OR([.E187]=&quot;SubStart&quot;;[.E187]=&quot;SubEnd&quot;);&quot;&quot;;[.K187]))">
            <text:p/>
          </table:table-cell>
          <table:table-cell table:style-name="ce9" table:formula="of:=IF([.E187]=&quot;Sub&quot;;[.J186];IF(LEN([.H187])=0;&quot;&quot;;IF([.J186]=&quot;Number&quot;;&quot;&quot;;IF(LEN([.J186])=0;1;[.J186]+1))))">
            <text:p/>
          </table:table-cell>
          <table:table-cell table:style-name="ce9" table:formula="of:=IF(LEN([.H187])=0;&quot;&quot;;IF([.K186]=&quot;SubOrder&quot;;&quot;&quot;;IF([.E187]&lt;&gt;&quot;Sub&quot;;&quot;&quot;;IF(LEN([.K186])=0;1;[.K18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88]);&quot;&quot;;CONCATENATE([.D188];[.F188];[.G188];[.H188];IF(OR([.E188]=&quot;SubStart&quot;;[.E188]=&quot;Sub&quot;);[.K188];[.J188]);[.L188]))">
            <text:p/>
          </table:table-cell>
          <table:table-cell table:number-columns-repeated="7"/>
          <table:table-cell table:style-name="ce9" table:formula="of:=IF(LEN([.E188]) = 0;[.J188];IF(OR([.E188]=&quot;SubStart&quot;;[.E188]=&quot;SubEnd&quot;);&quot;&quot;;[.K188]))">
            <text:p/>
          </table:table-cell>
          <table:table-cell table:style-name="ce9" table:formula="of:=IF([.E188]=&quot;Sub&quot;;[.J187];IF(LEN([.H188])=0;&quot;&quot;;IF([.J187]=&quot;Number&quot;;&quot;&quot;;IF(LEN([.J187])=0;1;[.J187]+1))))">
            <text:p/>
          </table:table-cell>
          <table:table-cell table:style-name="ce9" table:formula="of:=IF(LEN([.H188])=0;&quot;&quot;;IF([.K187]=&quot;SubOrder&quot;;&quot;&quot;;IF([.E188]&lt;&gt;&quot;Sub&quot;;&quot;&quot;;IF(LEN([.K187])=0;1;[.K18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89]);&quot;&quot;;CONCATENATE([.D189];[.F189];[.G189];[.H189];IF(OR([.E189]=&quot;SubStart&quot;;[.E189]=&quot;Sub&quot;);[.K189];[.J189]);[.L189]))">
            <text:p/>
          </table:table-cell>
          <table:table-cell table:number-columns-repeated="7"/>
          <table:table-cell table:style-name="ce9" table:formula="of:=IF(LEN([.E189]) = 0;[.J189];IF(OR([.E189]=&quot;SubStart&quot;;[.E189]=&quot;SubEnd&quot;);&quot;&quot;;[.K189]))">
            <text:p/>
          </table:table-cell>
          <table:table-cell table:style-name="ce9" table:formula="of:=IF([.E189]=&quot;Sub&quot;;[.J188];IF(LEN([.H189])=0;&quot;&quot;;IF([.J188]=&quot;Number&quot;;&quot;&quot;;IF(LEN([.J188])=0;1;[.J188]+1))))">
            <text:p/>
          </table:table-cell>
          <table:table-cell table:style-name="ce9" table:formula="of:=IF(LEN([.H189])=0;&quot;&quot;;IF([.K188]=&quot;SubOrder&quot;;&quot;&quot;;IF([.E189]&lt;&gt;&quot;Sub&quot;;&quot;&quot;;IF(LEN([.K188])=0;1;[.K18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90]);&quot;&quot;;CONCATENATE([.D190];[.F190];[.G190];[.H190];IF(OR([.E190]=&quot;SubStart&quot;;[.E190]=&quot;Sub&quot;);[.K190];[.J190]);[.L190]))">
            <text:p/>
          </table:table-cell>
          <table:table-cell table:number-columns-repeated="7"/>
          <table:table-cell table:style-name="ce9" table:formula="of:=IF(LEN([.E190]) = 0;[.J190];IF(OR([.E190]=&quot;SubStart&quot;;[.E190]=&quot;SubEnd&quot;);&quot;&quot;;[.K190]))">
            <text:p/>
          </table:table-cell>
          <table:table-cell table:style-name="ce9" table:formula="of:=IF([.E190]=&quot;Sub&quot;;[.J189];IF(LEN([.H190])=0;&quot;&quot;;IF([.J189]=&quot;Number&quot;;&quot;&quot;;IF(LEN([.J189])=0;1;[.J189]+1))))">
            <text:p/>
          </table:table-cell>
          <table:table-cell table:style-name="ce9" table:formula="of:=IF(LEN([.H190])=0;&quot;&quot;;IF([.K189]=&quot;SubOrder&quot;;&quot;&quot;;IF([.E190]&lt;&gt;&quot;Sub&quot;;&quot;&quot;;IF(LEN([.K189])=0;1;[.K18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91]);&quot;&quot;;CONCATENATE([.D191];[.F191];[.G191];[.H191];IF(OR([.E191]=&quot;SubStart&quot;;[.E191]=&quot;Sub&quot;);[.K191];[.J191]);[.L191]))">
            <text:p/>
          </table:table-cell>
          <table:table-cell table:number-columns-repeated="7"/>
          <table:table-cell table:style-name="ce9" table:formula="of:=IF(LEN([.E191]) = 0;[.J191];IF(OR([.E191]=&quot;SubStart&quot;;[.E191]=&quot;SubEnd&quot;);&quot;&quot;;[.K191]))">
            <text:p/>
          </table:table-cell>
          <table:table-cell table:style-name="ce9" table:formula="of:=IF([.E191]=&quot;Sub&quot;;[.J190];IF(LEN([.H191])=0;&quot;&quot;;IF([.J190]=&quot;Number&quot;;&quot;&quot;;IF(LEN([.J190])=0;1;[.J190]+1))))">
            <text:p/>
          </table:table-cell>
          <table:table-cell table:style-name="ce9" table:formula="of:=IF(LEN([.H191])=0;&quot;&quot;;IF([.K190]=&quot;SubOrder&quot;;&quot;&quot;;IF([.E191]&lt;&gt;&quot;Sub&quot;;&quot;&quot;;IF(LEN([.K190])=0;1;[.K19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92]);&quot;&quot;;CONCATENATE([.D192];[.F192];[.G192];[.H192];IF(OR([.E192]=&quot;SubStart&quot;;[.E192]=&quot;Sub&quot;);[.K192];[.J192]);[.L192]))">
            <text:p/>
          </table:table-cell>
          <table:table-cell table:number-columns-repeated="7"/>
          <table:table-cell table:style-name="ce9" table:formula="of:=IF(LEN([.E192]) = 0;[.J192];IF(OR([.E192]=&quot;SubStart&quot;;[.E192]=&quot;SubEnd&quot;);&quot;&quot;;[.K192]))">
            <text:p/>
          </table:table-cell>
          <table:table-cell table:style-name="ce9" table:formula="of:=IF([.E192]=&quot;Sub&quot;;[.J191];IF(LEN([.H192])=0;&quot;&quot;;IF([.J191]=&quot;Number&quot;;&quot;&quot;;IF(LEN([.J191])=0;1;[.J191]+1))))">
            <text:p/>
          </table:table-cell>
          <table:table-cell table:style-name="ce9" table:formula="of:=IF(LEN([.H192])=0;&quot;&quot;;IF([.K191]=&quot;SubOrder&quot;;&quot;&quot;;IF([.E192]&lt;&gt;&quot;Sub&quot;;&quot;&quot;;IF(LEN([.K191])=0;1;[.K19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93]);&quot;&quot;;CONCATENATE([.D193];[.F193];[.G193];[.H193];IF(OR([.E193]=&quot;SubStart&quot;;[.E193]=&quot;Sub&quot;);[.K193];[.J193]);[.L193]))">
            <text:p/>
          </table:table-cell>
          <table:table-cell table:number-columns-repeated="7"/>
          <table:table-cell table:style-name="ce9" table:formula="of:=IF(LEN([.E193]) = 0;[.J193];IF(OR([.E193]=&quot;SubStart&quot;;[.E193]=&quot;SubEnd&quot;);&quot;&quot;;[.K193]))">
            <text:p/>
          </table:table-cell>
          <table:table-cell table:style-name="ce9" table:formula="of:=IF([.E193]=&quot;Sub&quot;;[.J192];IF(LEN([.H193])=0;&quot;&quot;;IF([.J192]=&quot;Number&quot;;&quot;&quot;;IF(LEN([.J192])=0;1;[.J192]+1))))">
            <text:p/>
          </table:table-cell>
          <table:table-cell table:style-name="ce9" table:formula="of:=IF(LEN([.H193])=0;&quot;&quot;;IF([.K192]=&quot;SubOrder&quot;;&quot;&quot;;IF([.E193]&lt;&gt;&quot;Sub&quot;;&quot;&quot;;IF(LEN([.K192])=0;1;[.K19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94]);&quot;&quot;;CONCATENATE([.D194];[.F194];[.G194];[.H194];IF(OR([.E194]=&quot;SubStart&quot;;[.E194]=&quot;Sub&quot;);[.K194];[.J194]);[.L194]))">
            <text:p/>
          </table:table-cell>
          <table:table-cell table:number-columns-repeated="7"/>
          <table:table-cell table:style-name="ce9" table:formula="of:=IF(LEN([.E194]) = 0;[.J194];IF(OR([.E194]=&quot;SubStart&quot;;[.E194]=&quot;SubEnd&quot;);&quot;&quot;;[.K194]))">
            <text:p/>
          </table:table-cell>
          <table:table-cell table:style-name="ce9" table:formula="of:=IF([.E194]=&quot;Sub&quot;;[.J193];IF(LEN([.H194])=0;&quot;&quot;;IF([.J193]=&quot;Number&quot;;&quot;&quot;;IF(LEN([.J193])=0;1;[.J193]+1))))">
            <text:p/>
          </table:table-cell>
          <table:table-cell table:style-name="ce9" table:formula="of:=IF(LEN([.H194])=0;&quot;&quot;;IF([.K193]=&quot;SubOrder&quot;;&quot;&quot;;IF([.E194]&lt;&gt;&quot;Sub&quot;;&quot;&quot;;IF(LEN([.K193])=0;1;[.K19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95]);&quot;&quot;;CONCATENATE([.D195];[.F195];[.G195];[.H195];IF(OR([.E195]=&quot;SubStart&quot;;[.E195]=&quot;Sub&quot;);[.K195];[.J195]);[.L195]))">
            <text:p/>
          </table:table-cell>
          <table:table-cell table:number-columns-repeated="7"/>
          <table:table-cell table:style-name="ce9" table:formula="of:=IF(LEN([.E195]) = 0;[.J195];IF(OR([.E195]=&quot;SubStart&quot;;[.E195]=&quot;SubEnd&quot;);&quot;&quot;;[.K195]))">
            <text:p/>
          </table:table-cell>
          <table:table-cell table:style-name="ce9" table:formula="of:=IF([.E195]=&quot;Sub&quot;;[.J194];IF(LEN([.H195])=0;&quot;&quot;;IF([.J194]=&quot;Number&quot;;&quot;&quot;;IF(LEN([.J194])=0;1;[.J194]+1))))">
            <text:p/>
          </table:table-cell>
          <table:table-cell table:style-name="ce9" table:formula="of:=IF(LEN([.H195])=0;&quot;&quot;;IF([.K194]=&quot;SubOrder&quot;;&quot;&quot;;IF([.E195]&lt;&gt;&quot;Sub&quot;;&quot;&quot;;IF(LEN([.K194])=0;1;[.K19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96]);&quot;&quot;;CONCATENATE([.D196];[.F196];[.G196];[.H196];IF(OR([.E196]=&quot;SubStart&quot;;[.E196]=&quot;Sub&quot;);[.K196];[.J196]);[.L196]))">
            <text:p/>
          </table:table-cell>
          <table:table-cell table:number-columns-repeated="7"/>
          <table:table-cell table:style-name="ce9" table:formula="of:=IF(LEN([.E196]) = 0;[.J196];IF(OR([.E196]=&quot;SubStart&quot;;[.E196]=&quot;SubEnd&quot;);&quot;&quot;;[.K196]))">
            <text:p/>
          </table:table-cell>
          <table:table-cell table:style-name="ce9" table:formula="of:=IF([.E196]=&quot;Sub&quot;;[.J195];IF(LEN([.H196])=0;&quot;&quot;;IF([.J195]=&quot;Number&quot;;&quot;&quot;;IF(LEN([.J195])=0;1;[.J195]+1))))">
            <text:p/>
          </table:table-cell>
          <table:table-cell table:style-name="ce9" table:formula="of:=IF(LEN([.H196])=0;&quot;&quot;;IF([.K195]=&quot;SubOrder&quot;;&quot;&quot;;IF([.E196]&lt;&gt;&quot;Sub&quot;;&quot;&quot;;IF(LEN([.K195])=0;1;[.K19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97]);&quot;&quot;;CONCATENATE([.D197];[.F197];[.G197];[.H197];IF(OR([.E197]=&quot;SubStart&quot;;[.E197]=&quot;Sub&quot;);[.K197];[.J197]);[.L197]))">
            <text:p/>
          </table:table-cell>
          <table:table-cell table:number-columns-repeated="7"/>
          <table:table-cell table:style-name="ce9" table:formula="of:=IF(LEN([.E197]) = 0;[.J197];IF(OR([.E197]=&quot;SubStart&quot;;[.E197]=&quot;SubEnd&quot;);&quot;&quot;;[.K197]))">
            <text:p/>
          </table:table-cell>
          <table:table-cell table:style-name="ce9" table:formula="of:=IF([.E197]=&quot;Sub&quot;;[.J196];IF(LEN([.H197])=0;&quot;&quot;;IF([.J196]=&quot;Number&quot;;&quot;&quot;;IF(LEN([.J196])=0;1;[.J196]+1))))">
            <text:p/>
          </table:table-cell>
          <table:table-cell table:style-name="ce9" table:formula="of:=IF(LEN([.H197])=0;&quot;&quot;;IF([.K196]=&quot;SubOrder&quot;;&quot;&quot;;IF([.E197]&lt;&gt;&quot;Sub&quot;;&quot;&quot;;IF(LEN([.K196])=0;1;[.K19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98]);&quot;&quot;;CONCATENATE([.D198];[.F198];[.G198];[.H198];IF(OR([.E198]=&quot;SubStart&quot;;[.E198]=&quot;Sub&quot;);[.K198];[.J198]);[.L198]))">
            <text:p/>
          </table:table-cell>
          <table:table-cell table:number-columns-repeated="7"/>
          <table:table-cell table:style-name="ce9" table:formula="of:=IF(LEN([.E198]) = 0;[.J198];IF(OR([.E198]=&quot;SubStart&quot;;[.E198]=&quot;SubEnd&quot;);&quot;&quot;;[.K198]))">
            <text:p/>
          </table:table-cell>
          <table:table-cell table:style-name="ce9" table:formula="of:=IF([.E198]=&quot;Sub&quot;;[.J197];IF(LEN([.H198])=0;&quot;&quot;;IF([.J197]=&quot;Number&quot;;&quot;&quot;;IF(LEN([.J197])=0;1;[.J197]+1))))">
            <text:p/>
          </table:table-cell>
          <table:table-cell table:style-name="ce9" table:formula="of:=IF(LEN([.H198])=0;&quot;&quot;;IF([.K197]=&quot;SubOrder&quot;;&quot;&quot;;IF([.E198]&lt;&gt;&quot;Sub&quot;;&quot;&quot;;IF(LEN([.K197])=0;1;[.K19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199]);&quot;&quot;;CONCATENATE([.D199];[.F199];[.G199];[.H199];IF(OR([.E199]=&quot;SubStart&quot;;[.E199]=&quot;Sub&quot;);[.K199];[.J199]);[.L199]))">
            <text:p/>
          </table:table-cell>
          <table:table-cell table:number-columns-repeated="7"/>
          <table:table-cell table:style-name="ce9" table:formula="of:=IF(LEN([.E199]) = 0;[.J199];IF(OR([.E199]=&quot;SubStart&quot;;[.E199]=&quot;SubEnd&quot;);&quot;&quot;;[.K199]))">
            <text:p/>
          </table:table-cell>
          <table:table-cell table:style-name="ce9" table:formula="of:=IF([.E199]=&quot;Sub&quot;;[.J198];IF(LEN([.H199])=0;&quot;&quot;;IF([.J198]=&quot;Number&quot;;&quot;&quot;;IF(LEN([.J198])=0;1;[.J198]+1))))">
            <text:p/>
          </table:table-cell>
          <table:table-cell table:style-name="ce9" table:formula="of:=IF(LEN([.H199])=0;&quot;&quot;;IF([.K198]=&quot;SubOrder&quot;;&quot;&quot;;IF([.E199]&lt;&gt;&quot;Sub&quot;;&quot;&quot;;IF(LEN([.K198])=0;1;[.K19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00]);&quot;&quot;;CONCATENATE([.D200];[.F200];[.G200];[.H200];IF(OR([.E200]=&quot;SubStart&quot;;[.E200]=&quot;Sub&quot;);[.K200];[.J200]);[.L200]))">
            <text:p/>
          </table:table-cell>
          <table:table-cell table:number-columns-repeated="7"/>
          <table:table-cell table:style-name="ce9" table:formula="of:=IF(LEN([.E200]) = 0;[.J200];IF(OR([.E200]=&quot;SubStart&quot;;[.E200]=&quot;SubEnd&quot;);&quot;&quot;;[.K200]))">
            <text:p/>
          </table:table-cell>
          <table:table-cell table:style-name="ce9" table:formula="of:=IF([.E200]=&quot;Sub&quot;;[.J199];IF(LEN([.H200])=0;&quot;&quot;;IF([.J199]=&quot;Number&quot;;&quot;&quot;;IF(LEN([.J199])=0;1;[.J199]+1))))">
            <text:p/>
          </table:table-cell>
          <table:table-cell table:style-name="ce9" table:formula="of:=IF(LEN([.H200])=0;&quot;&quot;;IF([.K199]=&quot;SubOrder&quot;;&quot;&quot;;IF([.E200]&lt;&gt;&quot;Sub&quot;;&quot;&quot;;IF(LEN([.K199])=0;1;[.K19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01]);&quot;&quot;;CONCATENATE([.D201];[.F201];[.G201];[.H201];IF(OR([.E201]=&quot;SubStart&quot;;[.E201]=&quot;Sub&quot;);[.K201];[.J201]);[.L201]))">
            <text:p/>
          </table:table-cell>
          <table:table-cell table:number-columns-repeated="7"/>
          <table:table-cell table:style-name="ce9" table:formula="of:=IF(LEN([.E201]) = 0;[.J201];IF(OR([.E201]=&quot;SubStart&quot;;[.E201]=&quot;SubEnd&quot;);&quot;&quot;;[.K201]))">
            <text:p/>
          </table:table-cell>
          <table:table-cell table:style-name="ce9" table:formula="of:=IF([.E201]=&quot;Sub&quot;;[.J200];IF(LEN([.H201])=0;&quot;&quot;;IF([.J200]=&quot;Number&quot;;&quot;&quot;;IF(LEN([.J200])=0;1;[.J200]+1))))">
            <text:p/>
          </table:table-cell>
          <table:table-cell table:style-name="ce9" table:formula="of:=IF(LEN([.H201])=0;&quot;&quot;;IF([.K200]=&quot;SubOrder&quot;;&quot;&quot;;IF([.E201]&lt;&gt;&quot;Sub&quot;;&quot;&quot;;IF(LEN([.K200])=0;1;[.K20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02]);&quot;&quot;;CONCATENATE([.D202];[.F202];[.G202];[.H202];IF(OR([.E202]=&quot;SubStart&quot;;[.E202]=&quot;Sub&quot;);[.K202];[.J202]);[.L202]))">
            <text:p/>
          </table:table-cell>
          <table:table-cell table:number-columns-repeated="7"/>
          <table:table-cell table:style-name="ce9" table:formula="of:=IF(LEN([.E202]) = 0;[.J202];IF(OR([.E202]=&quot;SubStart&quot;;[.E202]=&quot;SubEnd&quot;);&quot;&quot;;[.K202]))">
            <text:p/>
          </table:table-cell>
          <table:table-cell table:style-name="ce9" table:formula="of:=IF([.E202]=&quot;Sub&quot;;[.J201];IF(LEN([.H202])=0;&quot;&quot;;IF([.J201]=&quot;Number&quot;;&quot;&quot;;IF(LEN([.J201])=0;1;[.J201]+1))))">
            <text:p/>
          </table:table-cell>
          <table:table-cell table:style-name="ce9" table:formula="of:=IF(LEN([.H202])=0;&quot;&quot;;IF([.K201]=&quot;SubOrder&quot;;&quot;&quot;;IF([.E202]&lt;&gt;&quot;Sub&quot;;&quot;&quot;;IF(LEN([.K201])=0;1;[.K20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03]);&quot;&quot;;CONCATENATE([.D203];[.F203];[.G203];[.H203];IF(OR([.E203]=&quot;SubStart&quot;;[.E203]=&quot;Sub&quot;);[.K203];[.J203]);[.L203]))">
            <text:p/>
          </table:table-cell>
          <table:table-cell table:number-columns-repeated="7"/>
          <table:table-cell table:style-name="ce9" table:formula="of:=IF(LEN([.E203]) = 0;[.J203];IF(OR([.E203]=&quot;SubStart&quot;;[.E203]=&quot;SubEnd&quot;);&quot;&quot;;[.K203]))">
            <text:p/>
          </table:table-cell>
          <table:table-cell table:style-name="ce9" table:formula="of:=IF([.E203]=&quot;Sub&quot;;[.J202];IF(LEN([.H203])=0;&quot;&quot;;IF([.J202]=&quot;Number&quot;;&quot;&quot;;IF(LEN([.J202])=0;1;[.J202]+1))))">
            <text:p/>
          </table:table-cell>
          <table:table-cell table:style-name="ce9" table:formula="of:=IF(LEN([.H203])=0;&quot;&quot;;IF([.K202]=&quot;SubOrder&quot;;&quot;&quot;;IF([.E203]&lt;&gt;&quot;Sub&quot;;&quot;&quot;;IF(LEN([.K202])=0;1;[.K20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04]);&quot;&quot;;CONCATENATE([.D204];[.F204];[.G204];[.H204];IF(OR([.E204]=&quot;SubStart&quot;;[.E204]=&quot;Sub&quot;);[.K204];[.J204]);[.L204]))">
            <text:p/>
          </table:table-cell>
          <table:table-cell table:number-columns-repeated="7"/>
          <table:table-cell table:style-name="ce9" table:formula="of:=IF(LEN([.E204]) = 0;[.J204];IF(OR([.E204]=&quot;SubStart&quot;;[.E204]=&quot;SubEnd&quot;);&quot;&quot;;[.K204]))">
            <text:p/>
          </table:table-cell>
          <table:table-cell table:style-name="ce9" table:formula="of:=IF([.E204]=&quot;Sub&quot;;[.J203];IF(LEN([.H204])=0;&quot;&quot;;IF([.J203]=&quot;Number&quot;;&quot;&quot;;IF(LEN([.J203])=0;1;[.J203]+1))))">
            <text:p/>
          </table:table-cell>
          <table:table-cell table:style-name="ce9" table:formula="of:=IF(LEN([.H204])=0;&quot;&quot;;IF([.K203]=&quot;SubOrder&quot;;&quot;&quot;;IF([.E204]&lt;&gt;&quot;Sub&quot;;&quot;&quot;;IF(LEN([.K203])=0;1;[.K20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05]);&quot;&quot;;CONCATENATE([.D205];[.F205];[.G205];[.H205];IF(OR([.E205]=&quot;SubStart&quot;;[.E205]=&quot;Sub&quot;);[.K205];[.J205]);[.L205]))">
            <text:p/>
          </table:table-cell>
          <table:table-cell table:number-columns-repeated="7"/>
          <table:table-cell table:style-name="ce9" table:formula="of:=IF(LEN([.E205]) = 0;[.J205];IF(OR([.E205]=&quot;SubStart&quot;;[.E205]=&quot;SubEnd&quot;);&quot;&quot;;[.K205]))">
            <text:p/>
          </table:table-cell>
          <table:table-cell table:style-name="ce9" table:formula="of:=IF([.E205]=&quot;Sub&quot;;[.J204];IF(LEN([.H205])=0;&quot;&quot;;IF([.J204]=&quot;Number&quot;;&quot;&quot;;IF(LEN([.J204])=0;1;[.J204]+1))))">
            <text:p/>
          </table:table-cell>
          <table:table-cell table:style-name="ce9" table:formula="of:=IF(LEN([.H205])=0;&quot;&quot;;IF([.K204]=&quot;SubOrder&quot;;&quot;&quot;;IF([.E205]&lt;&gt;&quot;Sub&quot;;&quot;&quot;;IF(LEN([.K204])=0;1;[.K20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06]);&quot;&quot;;CONCATENATE([.D206];[.F206];[.G206];[.H206];IF(OR([.E206]=&quot;SubStart&quot;;[.E206]=&quot;Sub&quot;);[.K206];[.J206]);[.L206]))">
            <text:p/>
          </table:table-cell>
          <table:table-cell table:number-columns-repeated="7"/>
          <table:table-cell table:style-name="ce9" table:formula="of:=IF(LEN([.E206]) = 0;[.J206];IF(OR([.E206]=&quot;SubStart&quot;;[.E206]=&quot;SubEnd&quot;);&quot;&quot;;[.K206]))">
            <text:p/>
          </table:table-cell>
          <table:table-cell table:style-name="ce9" table:formula="of:=IF([.E206]=&quot;Sub&quot;;[.J205];IF(LEN([.H206])=0;&quot;&quot;;IF([.J205]=&quot;Number&quot;;&quot;&quot;;IF(LEN([.J205])=0;1;[.J205]+1))))">
            <text:p/>
          </table:table-cell>
          <table:table-cell table:style-name="ce9" table:formula="of:=IF(LEN([.H206])=0;&quot;&quot;;IF([.K205]=&quot;SubOrder&quot;;&quot;&quot;;IF([.E206]&lt;&gt;&quot;Sub&quot;;&quot;&quot;;IF(LEN([.K205])=0;1;[.K20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07]);&quot;&quot;;CONCATENATE([.D207];[.F207];[.G207];[.H207];IF(OR([.E207]=&quot;SubStart&quot;;[.E207]=&quot;Sub&quot;);[.K207];[.J207]);[.L207]))">
            <text:p/>
          </table:table-cell>
          <table:table-cell table:number-columns-repeated="7"/>
          <table:table-cell table:style-name="ce9" table:formula="of:=IF(LEN([.E207]) = 0;[.J207];IF(OR([.E207]=&quot;SubStart&quot;;[.E207]=&quot;SubEnd&quot;);&quot;&quot;;[.K207]))">
            <text:p/>
          </table:table-cell>
          <table:table-cell table:style-name="ce9" table:formula="of:=IF([.E207]=&quot;Sub&quot;;[.J206];IF(LEN([.H207])=0;&quot;&quot;;IF([.J206]=&quot;Number&quot;;&quot;&quot;;IF(LEN([.J206])=0;1;[.J206]+1))))">
            <text:p/>
          </table:table-cell>
          <table:table-cell table:style-name="ce9" table:formula="of:=IF(LEN([.H207])=0;&quot;&quot;;IF([.K206]=&quot;SubOrder&quot;;&quot;&quot;;IF([.E207]&lt;&gt;&quot;Sub&quot;;&quot;&quot;;IF(LEN([.K206])=0;1;[.K20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08]);&quot;&quot;;CONCATENATE([.D208];[.F208];[.G208];[.H208];IF(OR([.E208]=&quot;SubStart&quot;;[.E208]=&quot;Sub&quot;);[.K208];[.J208]);[.L208]))">
            <text:p/>
          </table:table-cell>
          <table:table-cell table:number-columns-repeated="7"/>
          <table:table-cell table:style-name="ce9" table:formula="of:=IF(LEN([.E208]) = 0;[.J208];IF(OR([.E208]=&quot;SubStart&quot;;[.E208]=&quot;SubEnd&quot;);&quot;&quot;;[.K208]))">
            <text:p/>
          </table:table-cell>
          <table:table-cell table:style-name="ce9" table:formula="of:=IF([.E208]=&quot;Sub&quot;;[.J207];IF(LEN([.H208])=0;&quot;&quot;;IF([.J207]=&quot;Number&quot;;&quot;&quot;;IF(LEN([.J207])=0;1;[.J207]+1))))">
            <text:p/>
          </table:table-cell>
          <table:table-cell table:style-name="ce9" table:formula="of:=IF(LEN([.H208])=0;&quot;&quot;;IF([.K207]=&quot;SubOrder&quot;;&quot;&quot;;IF([.E208]&lt;&gt;&quot;Sub&quot;;&quot;&quot;;IF(LEN([.K207])=0;1;[.K20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09]);&quot;&quot;;CONCATENATE([.D209];[.F209];[.G209];[.H209];IF(OR([.E209]=&quot;SubStart&quot;;[.E209]=&quot;Sub&quot;);[.K209];[.J209]);[.L209]))">
            <text:p/>
          </table:table-cell>
          <table:table-cell table:number-columns-repeated="7"/>
          <table:table-cell table:style-name="ce9" table:formula="of:=IF(LEN([.E209]) = 0;[.J209];IF(OR([.E209]=&quot;SubStart&quot;;[.E209]=&quot;SubEnd&quot;);&quot;&quot;;[.K209]))">
            <text:p/>
          </table:table-cell>
          <table:table-cell table:style-name="ce9" table:formula="of:=IF([.E209]=&quot;Sub&quot;;[.J208];IF(LEN([.H209])=0;&quot;&quot;;IF([.J208]=&quot;Number&quot;;&quot;&quot;;IF(LEN([.J208])=0;1;[.J208]+1))))">
            <text:p/>
          </table:table-cell>
          <table:table-cell table:style-name="ce9" table:formula="of:=IF(LEN([.H209])=0;&quot;&quot;;IF([.K208]=&quot;SubOrder&quot;;&quot;&quot;;IF([.E209]&lt;&gt;&quot;Sub&quot;;&quot;&quot;;IF(LEN([.K208])=0;1;[.K20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10]);&quot;&quot;;CONCATENATE([.D210];[.F210];[.G210];[.H210];IF(OR([.E210]=&quot;SubStart&quot;;[.E210]=&quot;Sub&quot;);[.K210];[.J210]);[.L210]))">
            <text:p/>
          </table:table-cell>
          <table:table-cell table:number-columns-repeated="7"/>
          <table:table-cell table:style-name="ce9" table:formula="of:=IF(LEN([.E210]) = 0;[.J210];IF(OR([.E210]=&quot;SubStart&quot;;[.E210]=&quot;SubEnd&quot;);&quot;&quot;;[.K210]))">
            <text:p/>
          </table:table-cell>
          <table:table-cell table:style-name="ce9" table:formula="of:=IF([.E210]=&quot;Sub&quot;;[.J209];IF(LEN([.H210])=0;&quot;&quot;;IF([.J209]=&quot;Number&quot;;&quot;&quot;;IF(LEN([.J209])=0;1;[.J209]+1))))">
            <text:p/>
          </table:table-cell>
          <table:table-cell table:style-name="ce9" table:formula="of:=IF(LEN([.H210])=0;&quot;&quot;;IF([.K209]=&quot;SubOrder&quot;;&quot;&quot;;IF([.E210]&lt;&gt;&quot;Sub&quot;;&quot;&quot;;IF(LEN([.K209])=0;1;[.K20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11]);&quot;&quot;;CONCATENATE([.D211];[.F211];[.G211];[.H211];IF(OR([.E211]=&quot;SubStart&quot;;[.E211]=&quot;Sub&quot;);[.K211];[.J211]);[.L211]))">
            <text:p/>
          </table:table-cell>
          <table:table-cell table:number-columns-repeated="7"/>
          <table:table-cell table:style-name="ce9" table:formula="of:=IF(LEN([.E211]) = 0;[.J211];IF(OR([.E211]=&quot;SubStart&quot;;[.E211]=&quot;SubEnd&quot;);&quot;&quot;;[.K211]))">
            <text:p/>
          </table:table-cell>
          <table:table-cell table:style-name="ce9" table:formula="of:=IF([.E211]=&quot;Sub&quot;;[.J210];IF(LEN([.H211])=0;&quot;&quot;;IF([.J210]=&quot;Number&quot;;&quot;&quot;;IF(LEN([.J210])=0;1;[.J210]+1))))">
            <text:p/>
          </table:table-cell>
          <table:table-cell table:style-name="ce9" table:formula="of:=IF(LEN([.H211])=0;&quot;&quot;;IF([.K210]=&quot;SubOrder&quot;;&quot;&quot;;IF([.E211]&lt;&gt;&quot;Sub&quot;;&quot;&quot;;IF(LEN([.K210])=0;1;[.K21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12]);&quot;&quot;;CONCATENATE([.D212];[.F212];[.G212];[.H212];IF(OR([.E212]=&quot;SubStart&quot;;[.E212]=&quot;Sub&quot;);[.K212];[.J212]);[.L212]))">
            <text:p/>
          </table:table-cell>
          <table:table-cell table:number-columns-repeated="7"/>
          <table:table-cell table:style-name="ce9" table:formula="of:=IF(LEN([.E212]) = 0;[.J212];IF(OR([.E212]=&quot;SubStart&quot;;[.E212]=&quot;SubEnd&quot;);&quot;&quot;;[.K212]))">
            <text:p/>
          </table:table-cell>
          <table:table-cell table:style-name="ce9" table:formula="of:=IF([.E212]=&quot;Sub&quot;;[.J211];IF(LEN([.H212])=0;&quot;&quot;;IF([.J211]=&quot;Number&quot;;&quot;&quot;;IF(LEN([.J211])=0;1;[.J211]+1))))">
            <text:p/>
          </table:table-cell>
          <table:table-cell table:style-name="ce9" table:formula="of:=IF(LEN([.H212])=0;&quot;&quot;;IF([.K211]=&quot;SubOrder&quot;;&quot;&quot;;IF([.E212]&lt;&gt;&quot;Sub&quot;;&quot;&quot;;IF(LEN([.K211])=0;1;[.K21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13]);&quot;&quot;;CONCATENATE([.D213];[.F213];[.G213];[.H213];IF(OR([.E213]=&quot;SubStart&quot;;[.E213]=&quot;Sub&quot;);[.K213];[.J213]);[.L213]))">
            <text:p/>
          </table:table-cell>
          <table:table-cell table:number-columns-repeated="7"/>
          <table:table-cell table:style-name="ce9" table:formula="of:=IF(LEN([.E213]) = 0;[.J213];IF(OR([.E213]=&quot;SubStart&quot;;[.E213]=&quot;SubEnd&quot;);&quot;&quot;;[.K213]))">
            <text:p/>
          </table:table-cell>
          <table:table-cell table:style-name="ce9" table:formula="of:=IF([.E213]=&quot;Sub&quot;;[.J212];IF(LEN([.H213])=0;&quot;&quot;;IF([.J212]=&quot;Number&quot;;&quot;&quot;;IF(LEN([.J212])=0;1;[.J212]+1))))">
            <text:p/>
          </table:table-cell>
          <table:table-cell table:style-name="ce9" table:formula="of:=IF(LEN([.H213])=0;&quot;&quot;;IF([.K212]=&quot;SubOrder&quot;;&quot;&quot;;IF([.E213]&lt;&gt;&quot;Sub&quot;;&quot;&quot;;IF(LEN([.K212])=0;1;[.K21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14]);&quot;&quot;;CONCATENATE([.D214];[.F214];[.G214];[.H214];IF(OR([.E214]=&quot;SubStart&quot;;[.E214]=&quot;Sub&quot;);[.K214];[.J214]);[.L214]))">
            <text:p/>
          </table:table-cell>
          <table:table-cell table:number-columns-repeated="7"/>
          <table:table-cell table:style-name="ce9" table:formula="of:=IF(LEN([.E214]) = 0;[.J214];IF(OR([.E214]=&quot;SubStart&quot;;[.E214]=&quot;SubEnd&quot;);&quot;&quot;;[.K214]))">
            <text:p/>
          </table:table-cell>
          <table:table-cell table:style-name="ce9" table:formula="of:=IF([.E214]=&quot;Sub&quot;;[.J213];IF(LEN([.H214])=0;&quot;&quot;;IF([.J213]=&quot;Number&quot;;&quot;&quot;;IF(LEN([.J213])=0;1;[.J213]+1))))">
            <text:p/>
          </table:table-cell>
          <table:table-cell table:style-name="ce9" table:formula="of:=IF(LEN([.H214])=0;&quot;&quot;;IF([.K213]=&quot;SubOrder&quot;;&quot;&quot;;IF([.E214]&lt;&gt;&quot;Sub&quot;;&quot;&quot;;IF(LEN([.K213])=0;1;[.K21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15]);&quot;&quot;;CONCATENATE([.D215];[.F215];[.G215];[.H215];IF(OR([.E215]=&quot;SubStart&quot;;[.E215]=&quot;Sub&quot;);[.K215];[.J215]);[.L215]))">
            <text:p/>
          </table:table-cell>
          <table:table-cell table:number-columns-repeated="7"/>
          <table:table-cell table:style-name="ce9" table:formula="of:=IF(LEN([.E215]) = 0;[.J215];IF(OR([.E215]=&quot;SubStart&quot;;[.E215]=&quot;SubEnd&quot;);&quot;&quot;;[.K215]))">
            <text:p/>
          </table:table-cell>
          <table:table-cell table:style-name="ce9" table:formula="of:=IF([.E215]=&quot;Sub&quot;;[.J214];IF(LEN([.H215])=0;&quot;&quot;;IF([.J214]=&quot;Number&quot;;&quot;&quot;;IF(LEN([.J214])=0;1;[.J214]+1))))">
            <text:p/>
          </table:table-cell>
          <table:table-cell table:style-name="ce9" table:formula="of:=IF(LEN([.H215])=0;&quot;&quot;;IF([.K214]=&quot;SubOrder&quot;;&quot;&quot;;IF([.E215]&lt;&gt;&quot;Sub&quot;;&quot;&quot;;IF(LEN([.K214])=0;1;[.K21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16]);&quot;&quot;;CONCATENATE([.D216];[.F216];[.G216];[.H216];IF(OR([.E216]=&quot;SubStart&quot;;[.E216]=&quot;Sub&quot;);[.K216];[.J216]);[.L216]))">
            <text:p/>
          </table:table-cell>
          <table:table-cell table:number-columns-repeated="7"/>
          <table:table-cell table:style-name="ce9" table:formula="of:=IF(LEN([.E216]) = 0;[.J216];IF(OR([.E216]=&quot;SubStart&quot;;[.E216]=&quot;SubEnd&quot;);&quot;&quot;;[.K216]))">
            <text:p/>
          </table:table-cell>
          <table:table-cell table:style-name="ce9" table:formula="of:=IF([.E216]=&quot;Sub&quot;;[.J215];IF(LEN([.H216])=0;&quot;&quot;;IF([.J215]=&quot;Number&quot;;&quot;&quot;;IF(LEN([.J215])=0;1;[.J215]+1))))">
            <text:p/>
          </table:table-cell>
          <table:table-cell table:style-name="ce9" table:formula="of:=IF(LEN([.H216])=0;&quot;&quot;;IF([.K215]=&quot;SubOrder&quot;;&quot;&quot;;IF([.E216]&lt;&gt;&quot;Sub&quot;;&quot;&quot;;IF(LEN([.K215])=0;1;[.K21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17]);&quot;&quot;;CONCATENATE([.D217];[.F217];[.G217];[.H217];IF(OR([.E217]=&quot;SubStart&quot;;[.E217]=&quot;Sub&quot;);[.K217];[.J217]);[.L217]))">
            <text:p/>
          </table:table-cell>
          <table:table-cell table:number-columns-repeated="7"/>
          <table:table-cell table:style-name="ce9" table:formula="of:=IF(LEN([.E217]) = 0;[.J217];IF(OR([.E217]=&quot;SubStart&quot;;[.E217]=&quot;SubEnd&quot;);&quot;&quot;;[.K217]))">
            <text:p/>
          </table:table-cell>
          <table:table-cell table:style-name="ce9" table:formula="of:=IF([.E217]=&quot;Sub&quot;;[.J216];IF(LEN([.H217])=0;&quot;&quot;;IF([.J216]=&quot;Number&quot;;&quot;&quot;;IF(LEN([.J216])=0;1;[.J216]+1))))">
            <text:p/>
          </table:table-cell>
          <table:table-cell table:style-name="ce9" table:formula="of:=IF(LEN([.H217])=0;&quot;&quot;;IF([.K216]=&quot;SubOrder&quot;;&quot;&quot;;IF([.E217]&lt;&gt;&quot;Sub&quot;;&quot;&quot;;IF(LEN([.K216])=0;1;[.K21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18]);&quot;&quot;;CONCATENATE([.D218];[.F218];[.G218];[.H218];IF(OR([.E218]=&quot;SubStart&quot;;[.E218]=&quot;Sub&quot;);[.K218];[.J218]);[.L218]))">
            <text:p/>
          </table:table-cell>
          <table:table-cell table:number-columns-repeated="7"/>
          <table:table-cell table:style-name="ce9" table:formula="of:=IF(LEN([.E218]) = 0;[.J218];IF(OR([.E218]=&quot;SubStart&quot;;[.E218]=&quot;SubEnd&quot;);&quot;&quot;;[.K218]))">
            <text:p/>
          </table:table-cell>
          <table:table-cell table:style-name="ce9" table:formula="of:=IF([.E218]=&quot;Sub&quot;;[.J217];IF(LEN([.H218])=0;&quot;&quot;;IF([.J217]=&quot;Number&quot;;&quot;&quot;;IF(LEN([.J217])=0;1;[.J217]+1))))">
            <text:p/>
          </table:table-cell>
          <table:table-cell table:style-name="ce9" table:formula="of:=IF(LEN([.H218])=0;&quot;&quot;;IF([.K217]=&quot;SubOrder&quot;;&quot;&quot;;IF([.E218]&lt;&gt;&quot;Sub&quot;;&quot;&quot;;IF(LEN([.K217])=0;1;[.K21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19]);&quot;&quot;;CONCATENATE([.D219];[.F219];[.G219];[.H219];IF(OR([.E219]=&quot;SubStart&quot;;[.E219]=&quot;Sub&quot;);[.K219];[.J219]);[.L219]))">
            <text:p/>
          </table:table-cell>
          <table:table-cell table:number-columns-repeated="7"/>
          <table:table-cell table:style-name="ce9" table:formula="of:=IF(LEN([.E219]) = 0;[.J219];IF(OR([.E219]=&quot;SubStart&quot;;[.E219]=&quot;SubEnd&quot;);&quot;&quot;;[.K219]))">
            <text:p/>
          </table:table-cell>
          <table:table-cell table:style-name="ce9" table:formula="of:=IF([.E219]=&quot;Sub&quot;;[.J218];IF(LEN([.H219])=0;&quot;&quot;;IF([.J218]=&quot;Number&quot;;&quot;&quot;;IF(LEN([.J218])=0;1;[.J218]+1))))">
            <text:p/>
          </table:table-cell>
          <table:table-cell table:style-name="ce9" table:formula="of:=IF(LEN([.H219])=0;&quot;&quot;;IF([.K218]=&quot;SubOrder&quot;;&quot;&quot;;IF([.E219]&lt;&gt;&quot;Sub&quot;;&quot;&quot;;IF(LEN([.K218])=0;1;[.K21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20]);&quot;&quot;;CONCATENATE([.D220];[.F220];[.G220];[.H220];IF(OR([.E220]=&quot;SubStart&quot;;[.E220]=&quot;Sub&quot;);[.K220];[.J220]);[.L220]))">
            <text:p/>
          </table:table-cell>
          <table:table-cell table:number-columns-repeated="7"/>
          <table:table-cell table:style-name="ce9" table:formula="of:=IF(LEN([.E220]) = 0;[.J220];IF(OR([.E220]=&quot;SubStart&quot;;[.E220]=&quot;SubEnd&quot;);&quot;&quot;;[.K220]))">
            <text:p/>
          </table:table-cell>
          <table:table-cell table:style-name="ce9" table:formula="of:=IF([.E220]=&quot;Sub&quot;;[.J219];IF(LEN([.H220])=0;&quot;&quot;;IF([.J219]=&quot;Number&quot;;&quot;&quot;;IF(LEN([.J219])=0;1;[.J219]+1))))">
            <text:p/>
          </table:table-cell>
          <table:table-cell table:style-name="ce9" table:formula="of:=IF(LEN([.H220])=0;&quot;&quot;;IF([.K219]=&quot;SubOrder&quot;;&quot;&quot;;IF([.E220]&lt;&gt;&quot;Sub&quot;;&quot;&quot;;IF(LEN([.K219])=0;1;[.K21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21]);&quot;&quot;;CONCATENATE([.D221];[.F221];[.G221];[.H221];IF(OR([.E221]=&quot;SubStart&quot;;[.E221]=&quot;Sub&quot;);[.K221];[.J221]);[.L221]))">
            <text:p/>
          </table:table-cell>
          <table:table-cell table:number-columns-repeated="7"/>
          <table:table-cell table:style-name="ce9" table:formula="of:=IF(LEN([.E221]) = 0;[.J221];IF(OR([.E221]=&quot;SubStart&quot;;[.E221]=&quot;SubEnd&quot;);&quot;&quot;;[.K221]))">
            <text:p/>
          </table:table-cell>
          <table:table-cell table:style-name="ce9" table:formula="of:=IF([.E221]=&quot;Sub&quot;;[.J220];IF(LEN([.H221])=0;&quot;&quot;;IF([.J220]=&quot;Number&quot;;&quot;&quot;;IF(LEN([.J220])=0;1;[.J220]+1))))">
            <text:p/>
          </table:table-cell>
          <table:table-cell table:style-name="ce9" table:formula="of:=IF(LEN([.H221])=0;&quot;&quot;;IF([.K220]=&quot;SubOrder&quot;;&quot;&quot;;IF([.E221]&lt;&gt;&quot;Sub&quot;;&quot;&quot;;IF(LEN([.K220])=0;1;[.K22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22]);&quot;&quot;;CONCATENATE([.D222];[.F222];[.G222];[.H222];IF(OR([.E222]=&quot;SubStart&quot;;[.E222]=&quot;Sub&quot;);[.K222];[.J222]);[.L222]))">
            <text:p/>
          </table:table-cell>
          <table:table-cell table:number-columns-repeated="7"/>
          <table:table-cell table:style-name="ce9" table:formula="of:=IF(LEN([.E222]) = 0;[.J222];IF(OR([.E222]=&quot;SubStart&quot;;[.E222]=&quot;SubEnd&quot;);&quot;&quot;;[.K222]))">
            <text:p/>
          </table:table-cell>
          <table:table-cell table:style-name="ce9" table:formula="of:=IF([.E222]=&quot;Sub&quot;;[.J221];IF(LEN([.H222])=0;&quot;&quot;;IF([.J221]=&quot;Number&quot;;&quot;&quot;;IF(LEN([.J221])=0;1;[.J221]+1))))">
            <text:p/>
          </table:table-cell>
          <table:table-cell table:style-name="ce9" table:formula="of:=IF(LEN([.H222])=0;&quot;&quot;;IF([.K221]=&quot;SubOrder&quot;;&quot;&quot;;IF([.E222]&lt;&gt;&quot;Sub&quot;;&quot;&quot;;IF(LEN([.K221])=0;1;[.K22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23]);&quot;&quot;;CONCATENATE([.D223];[.F223];[.G223];[.H223];IF(OR([.E223]=&quot;SubStart&quot;;[.E223]=&quot;Sub&quot;);[.K223];[.J223]);[.L223]))">
            <text:p/>
          </table:table-cell>
          <table:table-cell table:number-columns-repeated="7"/>
          <table:table-cell table:style-name="ce9" table:formula="of:=IF(LEN([.E223]) = 0;[.J223];IF(OR([.E223]=&quot;SubStart&quot;;[.E223]=&quot;SubEnd&quot;);&quot;&quot;;[.K223]))">
            <text:p/>
          </table:table-cell>
          <table:table-cell table:style-name="ce9" table:formula="of:=IF([.E223]=&quot;Sub&quot;;[.J222];IF(LEN([.H223])=0;&quot;&quot;;IF([.J222]=&quot;Number&quot;;&quot;&quot;;IF(LEN([.J222])=0;1;[.J222]+1))))">
            <text:p/>
          </table:table-cell>
          <table:table-cell table:style-name="ce9" table:formula="of:=IF(LEN([.H223])=0;&quot;&quot;;IF([.K222]=&quot;SubOrder&quot;;&quot;&quot;;IF([.E223]&lt;&gt;&quot;Sub&quot;;&quot;&quot;;IF(LEN([.K222])=0;1;[.K22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24]);&quot;&quot;;CONCATENATE([.D224];[.F224];[.G224];[.H224];IF(OR([.E224]=&quot;SubStart&quot;;[.E224]=&quot;Sub&quot;);[.K224];[.J224]);[.L224]))">
            <text:p/>
          </table:table-cell>
          <table:table-cell table:number-columns-repeated="7"/>
          <table:table-cell table:style-name="ce9" table:formula="of:=IF(LEN([.E224]) = 0;[.J224];IF(OR([.E224]=&quot;SubStart&quot;;[.E224]=&quot;SubEnd&quot;);&quot;&quot;;[.K224]))">
            <text:p/>
          </table:table-cell>
          <table:table-cell table:style-name="ce9" table:formula="of:=IF([.E224]=&quot;Sub&quot;;[.J223];IF(LEN([.H224])=0;&quot;&quot;;IF([.J223]=&quot;Number&quot;;&quot;&quot;;IF(LEN([.J223])=0;1;[.J223]+1))))">
            <text:p/>
          </table:table-cell>
          <table:table-cell table:style-name="ce9" table:formula="of:=IF(LEN([.H224])=0;&quot;&quot;;IF([.K223]=&quot;SubOrder&quot;;&quot;&quot;;IF([.E224]&lt;&gt;&quot;Sub&quot;;&quot;&quot;;IF(LEN([.K223])=0;1;[.K22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25]);&quot;&quot;;CONCATENATE([.D225];[.F225];[.G225];[.H225];IF(OR([.E225]=&quot;SubStart&quot;;[.E225]=&quot;Sub&quot;);[.K225];[.J225]);[.L225]))">
            <text:p/>
          </table:table-cell>
          <table:table-cell table:number-columns-repeated="7"/>
          <table:table-cell table:style-name="ce9" table:formula="of:=IF(LEN([.E225]) = 0;[.J225];IF(OR([.E225]=&quot;SubStart&quot;;[.E225]=&quot;SubEnd&quot;);&quot;&quot;;[.K225]))">
            <text:p/>
          </table:table-cell>
          <table:table-cell table:style-name="ce9" table:formula="of:=IF([.E225]=&quot;Sub&quot;;[.J224];IF(LEN([.H225])=0;&quot;&quot;;IF([.J224]=&quot;Number&quot;;&quot;&quot;;IF(LEN([.J224])=0;1;[.J224]+1))))">
            <text:p/>
          </table:table-cell>
          <table:table-cell table:style-name="ce9" table:formula="of:=IF(LEN([.H225])=0;&quot;&quot;;IF([.K224]=&quot;SubOrder&quot;;&quot;&quot;;IF([.E225]&lt;&gt;&quot;Sub&quot;;&quot;&quot;;IF(LEN([.K224])=0;1;[.K22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26]);&quot;&quot;;CONCATENATE([.D226];[.F226];[.G226];[.H226];IF(OR([.E226]=&quot;SubStart&quot;;[.E226]=&quot;Sub&quot;);[.K226];[.J226]);[.L226]))">
            <text:p/>
          </table:table-cell>
          <table:table-cell table:number-columns-repeated="7"/>
          <table:table-cell table:style-name="ce9" table:formula="of:=IF(LEN([.E226]) = 0;[.J226];IF(OR([.E226]=&quot;SubStart&quot;;[.E226]=&quot;SubEnd&quot;);&quot;&quot;;[.K226]))">
            <text:p/>
          </table:table-cell>
          <table:table-cell table:style-name="ce9" table:formula="of:=IF([.E226]=&quot;Sub&quot;;[.J225];IF(LEN([.H226])=0;&quot;&quot;;IF([.J225]=&quot;Number&quot;;&quot;&quot;;IF(LEN([.J225])=0;1;[.J225]+1))))">
            <text:p/>
          </table:table-cell>
          <table:table-cell table:style-name="ce9" table:formula="of:=IF(LEN([.H226])=0;&quot;&quot;;IF([.K225]=&quot;SubOrder&quot;;&quot;&quot;;IF([.E226]&lt;&gt;&quot;Sub&quot;;&quot;&quot;;IF(LEN([.K225])=0;1;[.K22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27]);&quot;&quot;;CONCATENATE([.D227];[.F227];[.G227];[.H227];IF(OR([.E227]=&quot;SubStart&quot;;[.E227]=&quot;Sub&quot;);[.K227];[.J227]);[.L227]))">
            <text:p/>
          </table:table-cell>
          <table:table-cell table:number-columns-repeated="7"/>
          <table:table-cell table:style-name="ce9" table:formula="of:=IF(LEN([.E227]) = 0;[.J227];IF(OR([.E227]=&quot;SubStart&quot;;[.E227]=&quot;SubEnd&quot;);&quot;&quot;;[.K227]))">
            <text:p/>
          </table:table-cell>
          <table:table-cell table:style-name="ce9" table:formula="of:=IF([.E227]=&quot;Sub&quot;;[.J226];IF(LEN([.H227])=0;&quot;&quot;;IF([.J226]=&quot;Number&quot;;&quot;&quot;;IF(LEN([.J226])=0;1;[.J226]+1))))">
            <text:p/>
          </table:table-cell>
          <table:table-cell table:style-name="ce9" table:formula="of:=IF(LEN([.H227])=0;&quot;&quot;;IF([.K226]=&quot;SubOrder&quot;;&quot;&quot;;IF([.E227]&lt;&gt;&quot;Sub&quot;;&quot;&quot;;IF(LEN([.K226])=0;1;[.K22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28]);&quot;&quot;;CONCATENATE([.D228];[.F228];[.G228];[.H228];IF(OR([.E228]=&quot;SubStart&quot;;[.E228]=&quot;Sub&quot;);[.K228];[.J228]);[.L228]))">
            <text:p/>
          </table:table-cell>
          <table:table-cell table:number-columns-repeated="7"/>
          <table:table-cell table:style-name="ce9" table:formula="of:=IF(LEN([.E228]) = 0;[.J228];IF(OR([.E228]=&quot;SubStart&quot;;[.E228]=&quot;SubEnd&quot;);&quot;&quot;;[.K228]))">
            <text:p/>
          </table:table-cell>
          <table:table-cell table:style-name="ce9" table:formula="of:=IF([.E228]=&quot;Sub&quot;;[.J227];IF(LEN([.H228])=0;&quot;&quot;;IF([.J227]=&quot;Number&quot;;&quot;&quot;;IF(LEN([.J227])=0;1;[.J227]+1))))">
            <text:p/>
          </table:table-cell>
          <table:table-cell table:style-name="ce9" table:formula="of:=IF(LEN([.H228])=0;&quot;&quot;;IF([.K227]=&quot;SubOrder&quot;;&quot;&quot;;IF([.E228]&lt;&gt;&quot;Sub&quot;;&quot;&quot;;IF(LEN([.K227])=0;1;[.K22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29]);&quot;&quot;;CONCATENATE([.D229];[.F229];[.G229];[.H229];IF(OR([.E229]=&quot;SubStart&quot;;[.E229]=&quot;Sub&quot;);[.K229];[.J229]);[.L229]))">
            <text:p/>
          </table:table-cell>
          <table:table-cell table:number-columns-repeated="7"/>
          <table:table-cell table:style-name="ce9" table:formula="of:=IF(LEN([.E229]) = 0;[.J229];IF(OR([.E229]=&quot;SubStart&quot;;[.E229]=&quot;SubEnd&quot;);&quot;&quot;;[.K229]))">
            <text:p/>
          </table:table-cell>
          <table:table-cell table:style-name="ce9" table:formula="of:=IF([.E229]=&quot;Sub&quot;;[.J228];IF(LEN([.H229])=0;&quot;&quot;;IF([.J228]=&quot;Number&quot;;&quot;&quot;;IF(LEN([.J228])=0;1;[.J228]+1))))">
            <text:p/>
          </table:table-cell>
          <table:table-cell table:style-name="ce9" table:formula="of:=IF(LEN([.H229])=0;&quot;&quot;;IF([.K228]=&quot;SubOrder&quot;;&quot;&quot;;IF([.E229]&lt;&gt;&quot;Sub&quot;;&quot;&quot;;IF(LEN([.K228])=0;1;[.K22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30]);&quot;&quot;;CONCATENATE([.D230];[.F230];[.G230];[.H230];IF(OR([.E230]=&quot;SubStart&quot;;[.E230]=&quot;Sub&quot;);[.K230];[.J230]);[.L230]))">
            <text:p/>
          </table:table-cell>
          <table:table-cell table:number-columns-repeated="7"/>
          <table:table-cell table:style-name="ce9" table:formula="of:=IF(LEN([.E230]) = 0;[.J230];IF(OR([.E230]=&quot;SubStart&quot;;[.E230]=&quot;SubEnd&quot;);&quot;&quot;;[.K230]))">
            <text:p/>
          </table:table-cell>
          <table:table-cell table:style-name="ce9" table:formula="of:=IF([.E230]=&quot;Sub&quot;;[.J229];IF(LEN([.H230])=0;&quot;&quot;;IF([.J229]=&quot;Number&quot;;&quot;&quot;;IF(LEN([.J229])=0;1;[.J229]+1))))">
            <text:p/>
          </table:table-cell>
          <table:table-cell table:style-name="ce9" table:formula="of:=IF(LEN([.H230])=0;&quot;&quot;;IF([.K229]=&quot;SubOrder&quot;;&quot;&quot;;IF([.E230]&lt;&gt;&quot;Sub&quot;;&quot;&quot;;IF(LEN([.K229])=0;1;[.K22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31]);&quot;&quot;;CONCATENATE([.D231];[.F231];[.G231];[.H231];IF(OR([.E231]=&quot;SubStart&quot;;[.E231]=&quot;Sub&quot;);[.K231];[.J231]);[.L231]))">
            <text:p/>
          </table:table-cell>
          <table:table-cell table:number-columns-repeated="7"/>
          <table:table-cell table:style-name="ce9" table:formula="of:=IF(LEN([.E231]) = 0;[.J231];IF(OR([.E231]=&quot;SubStart&quot;;[.E231]=&quot;SubEnd&quot;);&quot;&quot;;[.K231]))">
            <text:p/>
          </table:table-cell>
          <table:table-cell table:style-name="ce9" table:formula="of:=IF([.E231]=&quot;Sub&quot;;[.J230];IF(LEN([.H231])=0;&quot;&quot;;IF([.J230]=&quot;Number&quot;;&quot;&quot;;IF(LEN([.J230])=0;1;[.J230]+1))))">
            <text:p/>
          </table:table-cell>
          <table:table-cell table:style-name="ce9" table:formula="of:=IF(LEN([.H231])=0;&quot;&quot;;IF([.K230]=&quot;SubOrder&quot;;&quot;&quot;;IF([.E231]&lt;&gt;&quot;Sub&quot;;&quot;&quot;;IF(LEN([.K230])=0;1;[.K23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32]);&quot;&quot;;CONCATENATE([.D232];[.F232];[.G232];[.H232];IF(OR([.E232]=&quot;SubStart&quot;;[.E232]=&quot;Sub&quot;);[.K232];[.J232]);[.L232]))">
            <text:p/>
          </table:table-cell>
          <table:table-cell table:number-columns-repeated="7"/>
          <table:table-cell table:style-name="ce9" table:formula="of:=IF(LEN([.E232]) = 0;[.J232];IF(OR([.E232]=&quot;SubStart&quot;;[.E232]=&quot;SubEnd&quot;);&quot;&quot;;[.K232]))">
            <text:p/>
          </table:table-cell>
          <table:table-cell table:style-name="ce9" table:formula="of:=IF([.E232]=&quot;Sub&quot;;[.J231];IF(LEN([.H232])=0;&quot;&quot;;IF([.J231]=&quot;Number&quot;;&quot;&quot;;IF(LEN([.J231])=0;1;[.J231]+1))))">
            <text:p/>
          </table:table-cell>
          <table:table-cell table:style-name="ce9" table:formula="of:=IF(LEN([.H232])=0;&quot;&quot;;IF([.K231]=&quot;SubOrder&quot;;&quot;&quot;;IF([.E232]&lt;&gt;&quot;Sub&quot;;&quot;&quot;;IF(LEN([.K231])=0;1;[.K23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33]);&quot;&quot;;CONCATENATE([.D233];[.F233];[.G233];[.H233];IF(OR([.E233]=&quot;SubStart&quot;;[.E233]=&quot;Sub&quot;);[.K233];[.J233]);[.L233]))">
            <text:p/>
          </table:table-cell>
          <table:table-cell table:number-columns-repeated="7"/>
          <table:table-cell table:style-name="ce9" table:formula="of:=IF(LEN([.E233]) = 0;[.J233];IF(OR([.E233]=&quot;SubStart&quot;;[.E233]=&quot;SubEnd&quot;);&quot;&quot;;[.K233]))">
            <text:p/>
          </table:table-cell>
          <table:table-cell table:style-name="ce9" table:formula="of:=IF([.E233]=&quot;Sub&quot;;[.J232];IF(LEN([.H233])=0;&quot;&quot;;IF([.J232]=&quot;Number&quot;;&quot;&quot;;IF(LEN([.J232])=0;1;[.J232]+1))))">
            <text:p/>
          </table:table-cell>
          <table:table-cell table:style-name="ce9" table:formula="of:=IF(LEN([.H233])=0;&quot;&quot;;IF([.K232]=&quot;SubOrder&quot;;&quot;&quot;;IF([.E233]&lt;&gt;&quot;Sub&quot;;&quot;&quot;;IF(LEN([.K232])=0;1;[.K23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34]);&quot;&quot;;CONCATENATE([.D234];[.F234];[.G234];[.H234];IF(OR([.E234]=&quot;SubStart&quot;;[.E234]=&quot;Sub&quot;);[.K234];[.J234]);[.L234]))">
            <text:p/>
          </table:table-cell>
          <table:table-cell table:number-columns-repeated="7"/>
          <table:table-cell table:style-name="ce9" table:formula="of:=IF(LEN([.E234]) = 0;[.J234];IF(OR([.E234]=&quot;SubStart&quot;;[.E234]=&quot;SubEnd&quot;);&quot;&quot;;[.K234]))">
            <text:p/>
          </table:table-cell>
          <table:table-cell table:style-name="ce9" table:formula="of:=IF([.E234]=&quot;Sub&quot;;[.J233];IF(LEN([.H234])=0;&quot;&quot;;IF([.J233]=&quot;Number&quot;;&quot;&quot;;IF(LEN([.J233])=0;1;[.J233]+1))))">
            <text:p/>
          </table:table-cell>
          <table:table-cell table:style-name="ce9" table:formula="of:=IF(LEN([.H234])=0;&quot;&quot;;IF([.K233]=&quot;SubOrder&quot;;&quot;&quot;;IF([.E234]&lt;&gt;&quot;Sub&quot;;&quot;&quot;;IF(LEN([.K233])=0;1;[.K23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35]);&quot;&quot;;CONCATENATE([.D235];[.F235];[.G235];[.H235];IF(OR([.E235]=&quot;SubStart&quot;;[.E235]=&quot;Sub&quot;);[.K235];[.J235]);[.L235]))">
            <text:p/>
          </table:table-cell>
          <table:table-cell table:number-columns-repeated="7"/>
          <table:table-cell table:style-name="ce9" table:formula="of:=IF(LEN([.E235]) = 0;[.J235];IF(OR([.E235]=&quot;SubStart&quot;;[.E235]=&quot;SubEnd&quot;);&quot;&quot;;[.K235]))">
            <text:p/>
          </table:table-cell>
          <table:table-cell table:style-name="ce9" table:formula="of:=IF([.E235]=&quot;Sub&quot;;[.J234];IF(LEN([.H235])=0;&quot;&quot;;IF([.J234]=&quot;Number&quot;;&quot;&quot;;IF(LEN([.J234])=0;1;[.J234]+1))))">
            <text:p/>
          </table:table-cell>
          <table:table-cell table:style-name="ce9" table:formula="of:=IF(LEN([.H235])=0;&quot;&quot;;IF([.K234]=&quot;SubOrder&quot;;&quot;&quot;;IF([.E235]&lt;&gt;&quot;Sub&quot;;&quot;&quot;;IF(LEN([.K234])=0;1;[.K23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36]);&quot;&quot;;CONCATENATE([.D236];[.F236];[.G236];[.H236];IF(OR([.E236]=&quot;SubStart&quot;;[.E236]=&quot;Sub&quot;);[.K236];[.J236]);[.L236]))">
            <text:p/>
          </table:table-cell>
          <table:table-cell table:number-columns-repeated="7"/>
          <table:table-cell table:style-name="ce9" table:formula="of:=IF(LEN([.E236]) = 0;[.J236];IF(OR([.E236]=&quot;SubStart&quot;;[.E236]=&quot;SubEnd&quot;);&quot;&quot;;[.K236]))">
            <text:p/>
          </table:table-cell>
          <table:table-cell table:style-name="ce9" table:formula="of:=IF([.E236]=&quot;Sub&quot;;[.J235];IF(LEN([.H236])=0;&quot;&quot;;IF([.J235]=&quot;Number&quot;;&quot;&quot;;IF(LEN([.J235])=0;1;[.J235]+1))))">
            <text:p/>
          </table:table-cell>
          <table:table-cell table:style-name="ce9" table:formula="of:=IF(LEN([.H236])=0;&quot;&quot;;IF([.K235]=&quot;SubOrder&quot;;&quot;&quot;;IF([.E236]&lt;&gt;&quot;Sub&quot;;&quot;&quot;;IF(LEN([.K235])=0;1;[.K23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37]);&quot;&quot;;CONCATENATE([.D237];[.F237];[.G237];[.H237];IF(OR([.E237]=&quot;SubStart&quot;;[.E237]=&quot;Sub&quot;);[.K237];[.J237]);[.L237]))">
            <text:p/>
          </table:table-cell>
          <table:table-cell table:number-columns-repeated="7"/>
          <table:table-cell table:style-name="ce9" table:formula="of:=IF(LEN([.E237]) = 0;[.J237];IF(OR([.E237]=&quot;SubStart&quot;;[.E237]=&quot;SubEnd&quot;);&quot;&quot;;[.K237]))">
            <text:p/>
          </table:table-cell>
          <table:table-cell table:style-name="ce9" table:formula="of:=IF([.E237]=&quot;Sub&quot;;[.J236];IF(LEN([.H237])=0;&quot;&quot;;IF([.J236]=&quot;Number&quot;;&quot;&quot;;IF(LEN([.J236])=0;1;[.J236]+1))))">
            <text:p/>
          </table:table-cell>
          <table:table-cell table:style-name="ce9" table:formula="of:=IF(LEN([.H237])=0;&quot;&quot;;IF([.K236]=&quot;SubOrder&quot;;&quot;&quot;;IF([.E237]&lt;&gt;&quot;Sub&quot;;&quot;&quot;;IF(LEN([.K236])=0;1;[.K23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38]);&quot;&quot;;CONCATENATE([.D238];[.F238];[.G238];[.H238];IF(OR([.E238]=&quot;SubStart&quot;;[.E238]=&quot;Sub&quot;);[.K238];[.J238]);[.L238]))">
            <text:p/>
          </table:table-cell>
          <table:table-cell table:number-columns-repeated="7"/>
          <table:table-cell table:style-name="ce9" table:formula="of:=IF(LEN([.E238]) = 0;[.J238];IF(OR([.E238]=&quot;SubStart&quot;;[.E238]=&quot;SubEnd&quot;);&quot;&quot;;[.K238]))">
            <text:p/>
          </table:table-cell>
          <table:table-cell table:style-name="ce9" table:formula="of:=IF([.E238]=&quot;Sub&quot;;[.J237];IF(LEN([.H238])=0;&quot;&quot;;IF([.J237]=&quot;Number&quot;;&quot;&quot;;IF(LEN([.J237])=0;1;[.J237]+1))))">
            <text:p/>
          </table:table-cell>
          <table:table-cell table:style-name="ce9" table:formula="of:=IF(LEN([.H238])=0;&quot;&quot;;IF([.K237]=&quot;SubOrder&quot;;&quot;&quot;;IF([.E238]&lt;&gt;&quot;Sub&quot;;&quot;&quot;;IF(LEN([.K237])=0;1;[.K23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39]);&quot;&quot;;CONCATENATE([.D239];[.F239];[.G239];[.H239];IF(OR([.E239]=&quot;SubStart&quot;;[.E239]=&quot;Sub&quot;);[.K239];[.J239]);[.L239]))">
            <text:p/>
          </table:table-cell>
          <table:table-cell table:number-columns-repeated="7"/>
          <table:table-cell table:style-name="ce9" table:formula="of:=IF(LEN([.E239]) = 0;[.J239];IF(OR([.E239]=&quot;SubStart&quot;;[.E239]=&quot;SubEnd&quot;);&quot;&quot;;[.K239]))">
            <text:p/>
          </table:table-cell>
          <table:table-cell table:style-name="ce9" table:formula="of:=IF([.E239]=&quot;Sub&quot;;[.J238];IF(LEN([.H239])=0;&quot;&quot;;IF([.J238]=&quot;Number&quot;;&quot;&quot;;IF(LEN([.J238])=0;1;[.J238]+1))))">
            <text:p/>
          </table:table-cell>
          <table:table-cell table:style-name="ce9" table:formula="of:=IF(LEN([.H239])=0;&quot;&quot;;IF([.K238]=&quot;SubOrder&quot;;&quot;&quot;;IF([.E239]&lt;&gt;&quot;Sub&quot;;&quot;&quot;;IF(LEN([.K238])=0;1;[.K23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40]);&quot;&quot;;CONCATENATE([.D240];[.F240];[.G240];[.H240];IF(OR([.E240]=&quot;SubStart&quot;;[.E240]=&quot;Sub&quot;);[.K240];[.J240]);[.L240]))">
            <text:p/>
          </table:table-cell>
          <table:table-cell table:number-columns-repeated="7"/>
          <table:table-cell table:style-name="ce9" table:formula="of:=IF(LEN([.E240]) = 0;[.J240];IF(OR([.E240]=&quot;SubStart&quot;;[.E240]=&quot;SubEnd&quot;);&quot;&quot;;[.K240]))">
            <text:p/>
          </table:table-cell>
          <table:table-cell table:style-name="ce9" table:formula="of:=IF([.E240]=&quot;Sub&quot;;[.J239];IF(LEN([.H240])=0;&quot;&quot;;IF([.J239]=&quot;Number&quot;;&quot;&quot;;IF(LEN([.J239])=0;1;[.J239]+1))))">
            <text:p/>
          </table:table-cell>
          <table:table-cell table:style-name="ce9" table:formula="of:=IF(LEN([.H240])=0;&quot;&quot;;IF([.K239]=&quot;SubOrder&quot;;&quot;&quot;;IF([.E240]&lt;&gt;&quot;Sub&quot;;&quot;&quot;;IF(LEN([.K239])=0;1;[.K23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41]);&quot;&quot;;CONCATENATE([.D241];[.F241];[.G241];[.H241];IF(OR([.E241]=&quot;SubStart&quot;;[.E241]=&quot;Sub&quot;);[.K241];[.J241]);[.L241]))">
            <text:p/>
          </table:table-cell>
          <table:table-cell table:number-columns-repeated="7"/>
          <table:table-cell table:style-name="ce9" table:formula="of:=IF(LEN([.E241]) = 0;[.J241];IF(OR([.E241]=&quot;SubStart&quot;;[.E241]=&quot;SubEnd&quot;);&quot;&quot;;[.K241]))">
            <text:p/>
          </table:table-cell>
          <table:table-cell table:style-name="ce9" table:formula="of:=IF([.E241]=&quot;Sub&quot;;[.J240];IF(LEN([.H241])=0;&quot;&quot;;IF([.J240]=&quot;Number&quot;;&quot;&quot;;IF(LEN([.J240])=0;1;[.J240]+1))))">
            <text:p/>
          </table:table-cell>
          <table:table-cell table:style-name="ce9" table:formula="of:=IF(LEN([.H241])=0;&quot;&quot;;IF([.K240]=&quot;SubOrder&quot;;&quot;&quot;;IF([.E241]&lt;&gt;&quot;Sub&quot;;&quot;&quot;;IF(LEN([.K240])=0;1;[.K24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42]);&quot;&quot;;CONCATENATE([.D242];[.F242];[.G242];[.H242];IF(OR([.E242]=&quot;SubStart&quot;;[.E242]=&quot;Sub&quot;);[.K242];[.J242]);[.L242]))">
            <text:p/>
          </table:table-cell>
          <table:table-cell table:number-columns-repeated="7"/>
          <table:table-cell table:style-name="ce9" table:formula="of:=IF(LEN([.E242]) = 0;[.J242];IF(OR([.E242]=&quot;SubStart&quot;;[.E242]=&quot;SubEnd&quot;);&quot;&quot;;[.K242]))">
            <text:p/>
          </table:table-cell>
          <table:table-cell table:style-name="ce9" table:formula="of:=IF([.E242]=&quot;Sub&quot;;[.J241];IF(LEN([.H242])=0;&quot;&quot;;IF([.J241]=&quot;Number&quot;;&quot;&quot;;IF(LEN([.J241])=0;1;[.J241]+1))))">
            <text:p/>
          </table:table-cell>
          <table:table-cell table:style-name="ce9" table:formula="of:=IF(LEN([.H242])=0;&quot;&quot;;IF([.K241]=&quot;SubOrder&quot;;&quot;&quot;;IF([.E242]&lt;&gt;&quot;Sub&quot;;&quot;&quot;;IF(LEN([.K241])=0;1;[.K24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43]);&quot;&quot;;CONCATENATE([.D243];[.F243];[.G243];[.H243];IF(OR([.E243]=&quot;SubStart&quot;;[.E243]=&quot;Sub&quot;);[.K243];[.J243]);[.L243]))">
            <text:p/>
          </table:table-cell>
          <table:table-cell table:number-columns-repeated="7"/>
          <table:table-cell table:style-name="ce9" table:formula="of:=IF(LEN([.E243]) = 0;[.J243];IF(OR([.E243]=&quot;SubStart&quot;;[.E243]=&quot;SubEnd&quot;);&quot;&quot;;[.K243]))">
            <text:p/>
          </table:table-cell>
          <table:table-cell table:style-name="ce9" table:formula="of:=IF([.E243]=&quot;Sub&quot;;[.J242];IF(LEN([.H243])=0;&quot;&quot;;IF([.J242]=&quot;Number&quot;;&quot;&quot;;IF(LEN([.J242])=0;1;[.J242]+1))))">
            <text:p/>
          </table:table-cell>
          <table:table-cell table:style-name="ce9" table:formula="of:=IF(LEN([.H243])=0;&quot;&quot;;IF([.K242]=&quot;SubOrder&quot;;&quot;&quot;;IF([.E243]&lt;&gt;&quot;Sub&quot;;&quot;&quot;;IF(LEN([.K242])=0;1;[.K24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44]);&quot;&quot;;CONCATENATE([.D244];[.F244];[.G244];[.H244];IF(OR([.E244]=&quot;SubStart&quot;;[.E244]=&quot;Sub&quot;);[.K244];[.J244]);[.L244]))">
            <text:p/>
          </table:table-cell>
          <table:table-cell table:number-columns-repeated="7"/>
          <table:table-cell table:style-name="ce9" table:formula="of:=IF(LEN([.E244]) = 0;[.J244];IF(OR([.E244]=&quot;SubStart&quot;;[.E244]=&quot;SubEnd&quot;);&quot;&quot;;[.K244]))">
            <text:p/>
          </table:table-cell>
          <table:table-cell table:style-name="ce9" table:formula="of:=IF([.E244]=&quot;Sub&quot;;[.J243];IF(LEN([.H244])=0;&quot;&quot;;IF([.J243]=&quot;Number&quot;;&quot;&quot;;IF(LEN([.J243])=0;1;[.J243]+1))))">
            <text:p/>
          </table:table-cell>
          <table:table-cell table:style-name="ce9" table:formula="of:=IF(LEN([.H244])=0;&quot;&quot;;IF([.K243]=&quot;SubOrder&quot;;&quot;&quot;;IF([.E244]&lt;&gt;&quot;Sub&quot;;&quot;&quot;;IF(LEN([.K243])=0;1;[.K24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45]);&quot;&quot;;CONCATENATE([.D245];[.F245];[.G245];[.H245];IF(OR([.E245]=&quot;SubStart&quot;;[.E245]=&quot;Sub&quot;);[.K245];[.J245]);[.L245]))">
            <text:p/>
          </table:table-cell>
          <table:table-cell table:number-columns-repeated="7"/>
          <table:table-cell table:style-name="ce9" table:formula="of:=IF(LEN([.E245]) = 0;[.J245];IF(OR([.E245]=&quot;SubStart&quot;;[.E245]=&quot;SubEnd&quot;);&quot;&quot;;[.K245]))">
            <text:p/>
          </table:table-cell>
          <table:table-cell table:style-name="ce9" table:formula="of:=IF([.E245]=&quot;Sub&quot;;[.J244];IF(LEN([.H245])=0;&quot;&quot;;IF([.J244]=&quot;Number&quot;;&quot;&quot;;IF(LEN([.J244])=0;1;[.J244]+1))))">
            <text:p/>
          </table:table-cell>
          <table:table-cell table:style-name="ce9" table:formula="of:=IF(LEN([.H245])=0;&quot;&quot;;IF([.K244]=&quot;SubOrder&quot;;&quot;&quot;;IF([.E245]&lt;&gt;&quot;Sub&quot;;&quot;&quot;;IF(LEN([.K244])=0;1;[.K24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46]);&quot;&quot;;CONCATENATE([.D246];[.F246];[.G246];[.H246];IF(OR([.E246]=&quot;SubStart&quot;;[.E246]=&quot;Sub&quot;);[.K246];[.J246]);[.L246]))">
            <text:p/>
          </table:table-cell>
          <table:table-cell table:number-columns-repeated="7"/>
          <table:table-cell table:style-name="ce9" table:formula="of:=IF(LEN([.E246]) = 0;[.J246];IF(OR([.E246]=&quot;SubStart&quot;;[.E246]=&quot;SubEnd&quot;);&quot;&quot;;[.K246]))">
            <text:p/>
          </table:table-cell>
          <table:table-cell table:style-name="ce9" table:formula="of:=IF([.E246]=&quot;Sub&quot;;[.J245];IF(LEN([.H246])=0;&quot;&quot;;IF([.J245]=&quot;Number&quot;;&quot;&quot;;IF(LEN([.J245])=0;1;[.J245]+1))))">
            <text:p/>
          </table:table-cell>
          <table:table-cell table:style-name="ce9" table:formula="of:=IF(LEN([.H246])=0;&quot;&quot;;IF([.K245]=&quot;SubOrder&quot;;&quot;&quot;;IF([.E246]&lt;&gt;&quot;Sub&quot;;&quot;&quot;;IF(LEN([.K245])=0;1;[.K24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47]);&quot;&quot;;CONCATENATE([.D247];[.F247];[.G247];[.H247];IF(OR([.E247]=&quot;SubStart&quot;;[.E247]=&quot;Sub&quot;);[.K247];[.J247]);[.L247]))">
            <text:p/>
          </table:table-cell>
          <table:table-cell table:number-columns-repeated="7"/>
          <table:table-cell table:style-name="ce9" table:formula="of:=IF(LEN([.E247]) = 0;[.J247];IF(OR([.E247]=&quot;SubStart&quot;;[.E247]=&quot;SubEnd&quot;);&quot;&quot;;[.K247]))">
            <text:p/>
          </table:table-cell>
          <table:table-cell table:style-name="ce9" table:formula="of:=IF([.E247]=&quot;Sub&quot;;[.J246];IF(LEN([.H247])=0;&quot;&quot;;IF([.J246]=&quot;Number&quot;;&quot;&quot;;IF(LEN([.J246])=0;1;[.J246]+1))))">
            <text:p/>
          </table:table-cell>
          <table:table-cell table:style-name="ce9" table:formula="of:=IF(LEN([.H247])=0;&quot;&quot;;IF([.K246]=&quot;SubOrder&quot;;&quot;&quot;;IF([.E247]&lt;&gt;&quot;Sub&quot;;&quot;&quot;;IF(LEN([.K246])=0;1;[.K24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48]);&quot;&quot;;CONCATENATE([.D248];[.F248];[.G248];[.H248];IF(OR([.E248]=&quot;SubStart&quot;;[.E248]=&quot;Sub&quot;);[.K248];[.J248]);[.L248]))">
            <text:p/>
          </table:table-cell>
          <table:table-cell table:number-columns-repeated="7"/>
          <table:table-cell table:style-name="ce9" table:formula="of:=IF(LEN([.E248]) = 0;[.J248];IF(OR([.E248]=&quot;SubStart&quot;;[.E248]=&quot;SubEnd&quot;);&quot;&quot;;[.K248]))">
            <text:p/>
          </table:table-cell>
          <table:table-cell table:style-name="ce9" table:formula="of:=IF([.E248]=&quot;Sub&quot;;[.J247];IF(LEN([.H248])=0;&quot;&quot;;IF([.J247]=&quot;Number&quot;;&quot;&quot;;IF(LEN([.J247])=0;1;[.J247]+1))))">
            <text:p/>
          </table:table-cell>
          <table:table-cell table:style-name="ce9" table:formula="of:=IF(LEN([.H248])=0;&quot;&quot;;IF([.K247]=&quot;SubOrder&quot;;&quot;&quot;;IF([.E248]&lt;&gt;&quot;Sub&quot;;&quot;&quot;;IF(LEN([.K247])=0;1;[.K24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49]);&quot;&quot;;CONCATENATE([.D249];[.F249];[.G249];[.H249];IF(OR([.E249]=&quot;SubStart&quot;;[.E249]=&quot;Sub&quot;);[.K249];[.J249]);[.L249]))">
            <text:p/>
          </table:table-cell>
          <table:table-cell table:number-columns-repeated="7"/>
          <table:table-cell table:style-name="ce9" table:formula="of:=IF(LEN([.E249]) = 0;[.J249];IF(OR([.E249]=&quot;SubStart&quot;;[.E249]=&quot;SubEnd&quot;);&quot;&quot;;[.K249]))">
            <text:p/>
          </table:table-cell>
          <table:table-cell table:style-name="ce9" table:formula="of:=IF([.E249]=&quot;Sub&quot;;[.J248];IF(LEN([.H249])=0;&quot;&quot;;IF([.J248]=&quot;Number&quot;;&quot;&quot;;IF(LEN([.J248])=0;1;[.J248]+1))))">
            <text:p/>
          </table:table-cell>
          <table:table-cell table:style-name="ce9" table:formula="of:=IF(LEN([.H249])=0;&quot;&quot;;IF([.K248]=&quot;SubOrder&quot;;&quot;&quot;;IF([.E249]&lt;&gt;&quot;Sub&quot;;&quot;&quot;;IF(LEN([.K248])=0;1;[.K24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50]);&quot;&quot;;CONCATENATE([.D250];[.F250];[.G250];[.H250];IF(OR([.E250]=&quot;SubStart&quot;;[.E250]=&quot;Sub&quot;);[.K250];[.J250]);[.L250]))">
            <text:p/>
          </table:table-cell>
          <table:table-cell table:number-columns-repeated="7"/>
          <table:table-cell table:style-name="ce9" table:formula="of:=IF(LEN([.E250]) = 0;[.J250];IF(OR([.E250]=&quot;SubStart&quot;;[.E250]=&quot;SubEnd&quot;);&quot;&quot;;[.K250]))">
            <text:p/>
          </table:table-cell>
          <table:table-cell table:style-name="ce9" table:formula="of:=IF([.E250]=&quot;Sub&quot;;[.J249];IF(LEN([.H250])=0;&quot;&quot;;IF([.J249]=&quot;Number&quot;;&quot;&quot;;IF(LEN([.J249])=0;1;[.J249]+1))))">
            <text:p/>
          </table:table-cell>
          <table:table-cell table:style-name="ce9" table:formula="of:=IF(LEN([.H250])=0;&quot;&quot;;IF([.K249]=&quot;SubOrder&quot;;&quot;&quot;;IF([.E250]&lt;&gt;&quot;Sub&quot;;&quot;&quot;;IF(LEN([.K249])=0;1;[.K24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51]);&quot;&quot;;CONCATENATE([.D251];[.F251];[.G251];[.H251];IF(OR([.E251]=&quot;SubStart&quot;;[.E251]=&quot;Sub&quot;);[.K251];[.J251]);[.L251]))">
            <text:p/>
          </table:table-cell>
          <table:table-cell table:number-columns-repeated="7"/>
          <table:table-cell table:style-name="ce9" table:formula="of:=IF(LEN([.E251]) = 0;[.J251];IF(OR([.E251]=&quot;SubStart&quot;;[.E251]=&quot;SubEnd&quot;);&quot;&quot;;[.K251]))">
            <text:p/>
          </table:table-cell>
          <table:table-cell table:style-name="ce9" table:formula="of:=IF([.E251]=&quot;Sub&quot;;[.J250];IF(LEN([.H251])=0;&quot;&quot;;IF([.J250]=&quot;Number&quot;;&quot;&quot;;IF(LEN([.J250])=0;1;[.J250]+1))))">
            <text:p/>
          </table:table-cell>
          <table:table-cell table:style-name="ce9" table:formula="of:=IF(LEN([.H251])=0;&quot;&quot;;IF([.K250]=&quot;SubOrder&quot;;&quot;&quot;;IF([.E251]&lt;&gt;&quot;Sub&quot;;&quot;&quot;;IF(LEN([.K250])=0;1;[.K25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52]);&quot;&quot;;CONCATENATE([.D252];[.F252];[.G252];[.H252];IF(OR([.E252]=&quot;SubStart&quot;;[.E252]=&quot;Sub&quot;);[.K252];[.J252]);[.L252]))">
            <text:p/>
          </table:table-cell>
          <table:table-cell table:number-columns-repeated="7"/>
          <table:table-cell table:style-name="ce9" table:formula="of:=IF(LEN([.E252]) = 0;[.J252];IF(OR([.E252]=&quot;SubStart&quot;;[.E252]=&quot;SubEnd&quot;);&quot;&quot;;[.K252]))">
            <text:p/>
          </table:table-cell>
          <table:table-cell table:style-name="ce9" table:formula="of:=IF([.E252]=&quot;Sub&quot;;[.J251];IF(LEN([.H252])=0;&quot;&quot;;IF([.J251]=&quot;Number&quot;;&quot;&quot;;IF(LEN([.J251])=0;1;[.J251]+1))))">
            <text:p/>
          </table:table-cell>
          <table:table-cell table:style-name="ce9" table:formula="of:=IF(LEN([.H252])=0;&quot;&quot;;IF([.K251]=&quot;SubOrder&quot;;&quot;&quot;;IF([.E252]&lt;&gt;&quot;Sub&quot;;&quot;&quot;;IF(LEN([.K251])=0;1;[.K25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53]);&quot;&quot;;CONCATENATE([.D253];[.F253];[.G253];[.H253];IF(OR([.E253]=&quot;SubStart&quot;;[.E253]=&quot;Sub&quot;);[.K253];[.J253]);[.L253]))">
            <text:p/>
          </table:table-cell>
          <table:table-cell table:number-columns-repeated="7"/>
          <table:table-cell table:style-name="ce9" table:formula="of:=IF(LEN([.E253]) = 0;[.J253];IF(OR([.E253]=&quot;SubStart&quot;;[.E253]=&quot;SubEnd&quot;);&quot;&quot;;[.K253]))">
            <text:p/>
          </table:table-cell>
          <table:table-cell table:style-name="ce9" table:formula="of:=IF([.E253]=&quot;Sub&quot;;[.J252];IF(LEN([.H253])=0;&quot;&quot;;IF([.J252]=&quot;Number&quot;;&quot;&quot;;IF(LEN([.J252])=0;1;[.J252]+1))))">
            <text:p/>
          </table:table-cell>
          <table:table-cell table:style-name="ce9" table:formula="of:=IF(LEN([.H253])=0;&quot;&quot;;IF([.K252]=&quot;SubOrder&quot;;&quot;&quot;;IF([.E253]&lt;&gt;&quot;Sub&quot;;&quot;&quot;;IF(LEN([.K252])=0;1;[.K25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54]);&quot;&quot;;CONCATENATE([.D254];[.F254];[.G254];[.H254];IF(OR([.E254]=&quot;SubStart&quot;;[.E254]=&quot;Sub&quot;);[.K254];[.J254]);[.L254]))">
            <text:p/>
          </table:table-cell>
          <table:table-cell table:number-columns-repeated="7"/>
          <table:table-cell table:style-name="ce9" table:formula="of:=IF(LEN([.E254]) = 0;[.J254];IF(OR([.E254]=&quot;SubStart&quot;;[.E254]=&quot;SubEnd&quot;);&quot;&quot;;[.K254]))">
            <text:p/>
          </table:table-cell>
          <table:table-cell table:style-name="ce9" table:formula="of:=IF([.E254]=&quot;Sub&quot;;[.J253];IF(LEN([.H254])=0;&quot;&quot;;IF([.J253]=&quot;Number&quot;;&quot;&quot;;IF(LEN([.J253])=0;1;[.J253]+1))))">
            <text:p/>
          </table:table-cell>
          <table:table-cell table:style-name="ce9" table:formula="of:=IF(LEN([.H254])=0;&quot;&quot;;IF([.K253]=&quot;SubOrder&quot;;&quot;&quot;;IF([.E254]&lt;&gt;&quot;Sub&quot;;&quot;&quot;;IF(LEN([.K253])=0;1;[.K25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55]);&quot;&quot;;CONCATENATE([.D255];[.F255];[.G255];[.H255];IF(OR([.E255]=&quot;SubStart&quot;;[.E255]=&quot;Sub&quot;);[.K255];[.J255]);[.L255]))">
            <text:p/>
          </table:table-cell>
          <table:table-cell table:number-columns-repeated="7"/>
          <table:table-cell table:style-name="ce9" table:formula="of:=IF(LEN([.E255]) = 0;[.J255];IF(OR([.E255]=&quot;SubStart&quot;;[.E255]=&quot;SubEnd&quot;);&quot;&quot;;[.K255]))">
            <text:p/>
          </table:table-cell>
          <table:table-cell table:style-name="ce9" table:formula="of:=IF([.E255]=&quot;Sub&quot;;[.J254];IF(LEN([.H255])=0;&quot;&quot;;IF([.J254]=&quot;Number&quot;;&quot;&quot;;IF(LEN([.J254])=0;1;[.J254]+1))))">
            <text:p/>
          </table:table-cell>
          <table:table-cell table:style-name="ce9" table:formula="of:=IF(LEN([.H255])=0;&quot;&quot;;IF([.K254]=&quot;SubOrder&quot;;&quot;&quot;;IF([.E255]&lt;&gt;&quot;Sub&quot;;&quot;&quot;;IF(LEN([.K254])=0;1;[.K25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56]);&quot;&quot;;CONCATENATE([.D256];[.F256];[.G256];[.H256];IF(OR([.E256]=&quot;SubStart&quot;;[.E256]=&quot;Sub&quot;);[.K256];[.J256]);[.L256]))">
            <text:p/>
          </table:table-cell>
          <table:table-cell table:number-columns-repeated="7"/>
          <table:table-cell table:style-name="ce9" table:formula="of:=IF(LEN([.E256]) = 0;[.J256];IF(OR([.E256]=&quot;SubStart&quot;;[.E256]=&quot;SubEnd&quot;);&quot;&quot;;[.K256]))">
            <text:p/>
          </table:table-cell>
          <table:table-cell table:style-name="ce9" table:formula="of:=IF([.E256]=&quot;Sub&quot;;[.J255];IF(LEN([.H256])=0;&quot;&quot;;IF([.J255]=&quot;Number&quot;;&quot;&quot;;IF(LEN([.J255])=0;1;[.J255]+1))))">
            <text:p/>
          </table:table-cell>
          <table:table-cell table:style-name="ce9" table:formula="of:=IF(LEN([.H256])=0;&quot;&quot;;IF([.K255]=&quot;SubOrder&quot;;&quot;&quot;;IF([.E256]&lt;&gt;&quot;Sub&quot;;&quot;&quot;;IF(LEN([.K255])=0;1;[.K25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57]);&quot;&quot;;CONCATENATE([.D257];[.F257];[.G257];[.H257];IF(OR([.E257]=&quot;SubStart&quot;;[.E257]=&quot;Sub&quot;);[.K257];[.J257]);[.L257]))">
            <text:p/>
          </table:table-cell>
          <table:table-cell table:number-columns-repeated="7"/>
          <table:table-cell table:style-name="ce9" table:formula="of:=IF(LEN([.E257]) = 0;[.J257];IF(OR([.E257]=&quot;SubStart&quot;;[.E257]=&quot;SubEnd&quot;);&quot;&quot;;[.K257]))">
            <text:p/>
          </table:table-cell>
          <table:table-cell table:style-name="ce9" table:formula="of:=IF([.E257]=&quot;Sub&quot;;[.J256];IF(LEN([.H257])=0;&quot;&quot;;IF([.J256]=&quot;Number&quot;;&quot;&quot;;IF(LEN([.J256])=0;1;[.J256]+1))))">
            <text:p/>
          </table:table-cell>
          <table:table-cell table:style-name="ce9" table:formula="of:=IF(LEN([.H257])=0;&quot;&quot;;IF([.K256]=&quot;SubOrder&quot;;&quot;&quot;;IF([.E257]&lt;&gt;&quot;Sub&quot;;&quot;&quot;;IF(LEN([.K256])=0;1;[.K25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58]);&quot;&quot;;CONCATENATE([.D258];[.F258];[.G258];[.H258];IF(OR([.E258]=&quot;SubStart&quot;;[.E258]=&quot;Sub&quot;);[.K258];[.J258]);[.L258]))">
            <text:p/>
          </table:table-cell>
          <table:table-cell table:number-columns-repeated="7"/>
          <table:table-cell table:style-name="ce9" table:formula="of:=IF(LEN([.E258]) = 0;[.J258];IF(OR([.E258]=&quot;SubStart&quot;;[.E258]=&quot;SubEnd&quot;);&quot;&quot;;[.K258]))">
            <text:p/>
          </table:table-cell>
          <table:table-cell table:style-name="ce9" table:formula="of:=IF([.E258]=&quot;Sub&quot;;[.J257];IF(LEN([.H258])=0;&quot;&quot;;IF([.J257]=&quot;Number&quot;;&quot;&quot;;IF(LEN([.J257])=0;1;[.J257]+1))))">
            <text:p/>
          </table:table-cell>
          <table:table-cell table:style-name="ce9" table:formula="of:=IF(LEN([.H258])=0;&quot;&quot;;IF([.K257]=&quot;SubOrder&quot;;&quot;&quot;;IF([.E258]&lt;&gt;&quot;Sub&quot;;&quot;&quot;;IF(LEN([.K257])=0;1;[.K25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59]);&quot;&quot;;CONCATENATE([.D259];[.F259];[.G259];[.H259];IF(OR([.E259]=&quot;SubStart&quot;;[.E259]=&quot;Sub&quot;);[.K259];[.J259]);[.L259]))">
            <text:p/>
          </table:table-cell>
          <table:table-cell table:number-columns-repeated="7"/>
          <table:table-cell table:style-name="ce9" table:formula="of:=IF(LEN([.E259]) = 0;[.J259];IF(OR([.E259]=&quot;SubStart&quot;;[.E259]=&quot;SubEnd&quot;);&quot;&quot;;[.K259]))">
            <text:p/>
          </table:table-cell>
          <table:table-cell table:style-name="ce9" table:formula="of:=IF([.E259]=&quot;Sub&quot;;[.J258];IF(LEN([.H259])=0;&quot;&quot;;IF([.J258]=&quot;Number&quot;;&quot;&quot;;IF(LEN([.J258])=0;1;[.J258]+1))))">
            <text:p/>
          </table:table-cell>
          <table:table-cell table:style-name="ce9" table:formula="of:=IF(LEN([.H259])=0;&quot;&quot;;IF([.K258]=&quot;SubOrder&quot;;&quot;&quot;;IF([.E259]&lt;&gt;&quot;Sub&quot;;&quot;&quot;;IF(LEN([.K258])=0;1;[.K25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60]);&quot;&quot;;CONCATENATE([.D260];[.F260];[.G260];[.H260];IF(OR([.E260]=&quot;SubStart&quot;;[.E260]=&quot;Sub&quot;);[.K260];[.J260]);[.L260]))">
            <text:p/>
          </table:table-cell>
          <table:table-cell table:number-columns-repeated="7"/>
          <table:table-cell table:style-name="ce9" table:formula="of:=IF(LEN([.E260]) = 0;[.J260];IF(OR([.E260]=&quot;SubStart&quot;;[.E260]=&quot;SubEnd&quot;);&quot;&quot;;[.K260]))">
            <text:p/>
          </table:table-cell>
          <table:table-cell table:style-name="ce9" table:formula="of:=IF([.E260]=&quot;Sub&quot;;[.J259];IF(LEN([.H260])=0;&quot;&quot;;IF([.J259]=&quot;Number&quot;;&quot;&quot;;IF(LEN([.J259])=0;1;[.J259]+1))))">
            <text:p/>
          </table:table-cell>
          <table:table-cell table:style-name="ce9" table:formula="of:=IF(LEN([.H260])=0;&quot;&quot;;IF([.K259]=&quot;SubOrder&quot;;&quot;&quot;;IF([.E260]&lt;&gt;&quot;Sub&quot;;&quot;&quot;;IF(LEN([.K259])=0;1;[.K25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61]);&quot;&quot;;CONCATENATE([.D261];[.F261];[.G261];[.H261];IF(OR([.E261]=&quot;SubStart&quot;;[.E261]=&quot;Sub&quot;);[.K261];[.J261]);[.L261]))">
            <text:p/>
          </table:table-cell>
          <table:table-cell table:number-columns-repeated="7"/>
          <table:table-cell table:style-name="ce9" table:formula="of:=IF(LEN([.E261]) = 0;[.J261];IF(OR([.E261]=&quot;SubStart&quot;;[.E261]=&quot;SubEnd&quot;);&quot;&quot;;[.K261]))">
            <text:p/>
          </table:table-cell>
          <table:table-cell table:style-name="ce9" table:formula="of:=IF([.E261]=&quot;Sub&quot;;[.J260];IF(LEN([.H261])=0;&quot;&quot;;IF([.J260]=&quot;Number&quot;;&quot;&quot;;IF(LEN([.J260])=0;1;[.J260]+1))))">
            <text:p/>
          </table:table-cell>
          <table:table-cell table:style-name="ce9" table:formula="of:=IF(LEN([.H261])=0;&quot;&quot;;IF([.K260]=&quot;SubOrder&quot;;&quot;&quot;;IF([.E261]&lt;&gt;&quot;Sub&quot;;&quot;&quot;;IF(LEN([.K260])=0;1;[.K26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62]);&quot;&quot;;CONCATENATE([.D262];[.F262];[.G262];[.H262];IF(OR([.E262]=&quot;SubStart&quot;;[.E262]=&quot;Sub&quot;);[.K262];[.J262]);[.L262]))">
            <text:p/>
          </table:table-cell>
          <table:table-cell table:number-columns-repeated="7"/>
          <table:table-cell table:style-name="ce9" table:formula="of:=IF(LEN([.E262]) = 0;[.J262];IF(OR([.E262]=&quot;SubStart&quot;;[.E262]=&quot;SubEnd&quot;);&quot;&quot;;[.K262]))">
            <text:p/>
          </table:table-cell>
          <table:table-cell table:style-name="ce9" table:formula="of:=IF([.E262]=&quot;Sub&quot;;[.J261];IF(LEN([.H262])=0;&quot;&quot;;IF([.J261]=&quot;Number&quot;;&quot;&quot;;IF(LEN([.J261])=0;1;[.J261]+1))))">
            <text:p/>
          </table:table-cell>
          <table:table-cell table:style-name="ce9" table:formula="of:=IF(LEN([.H262])=0;&quot;&quot;;IF([.K261]=&quot;SubOrder&quot;;&quot;&quot;;IF([.E262]&lt;&gt;&quot;Sub&quot;;&quot;&quot;;IF(LEN([.K261])=0;1;[.K26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63]);&quot;&quot;;CONCATENATE([.D263];[.F263];[.G263];[.H263];IF(OR([.E263]=&quot;SubStart&quot;;[.E263]=&quot;Sub&quot;);[.K263];[.J263]);[.L263]))">
            <text:p/>
          </table:table-cell>
          <table:table-cell table:number-columns-repeated="7"/>
          <table:table-cell table:style-name="ce9" table:formula="of:=IF(LEN([.E263]) = 0;[.J263];IF(OR([.E263]=&quot;SubStart&quot;;[.E263]=&quot;SubEnd&quot;);&quot;&quot;;[.K263]))">
            <text:p/>
          </table:table-cell>
          <table:table-cell table:style-name="ce9" table:formula="of:=IF([.E263]=&quot;Sub&quot;;[.J262];IF(LEN([.H263])=0;&quot;&quot;;IF([.J262]=&quot;Number&quot;;&quot;&quot;;IF(LEN([.J262])=0;1;[.J262]+1))))">
            <text:p/>
          </table:table-cell>
          <table:table-cell table:style-name="ce9" table:formula="of:=IF(LEN([.H263])=0;&quot;&quot;;IF([.K262]=&quot;SubOrder&quot;;&quot;&quot;;IF([.E263]&lt;&gt;&quot;Sub&quot;;&quot;&quot;;IF(LEN([.K262])=0;1;[.K26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64]);&quot;&quot;;CONCATENATE([.D264];[.F264];[.G264];[.H264];IF(OR([.E264]=&quot;SubStart&quot;;[.E264]=&quot;Sub&quot;);[.K264];[.J264]);[.L264]))">
            <text:p/>
          </table:table-cell>
          <table:table-cell table:number-columns-repeated="7"/>
          <table:table-cell table:style-name="ce9" table:formula="of:=IF(LEN([.E264]) = 0;[.J264];IF(OR([.E264]=&quot;SubStart&quot;;[.E264]=&quot;SubEnd&quot;);&quot;&quot;;[.K264]))">
            <text:p/>
          </table:table-cell>
          <table:table-cell table:style-name="ce9" table:formula="of:=IF([.E264]=&quot;Sub&quot;;[.J263];IF(LEN([.H264])=0;&quot;&quot;;IF([.J263]=&quot;Number&quot;;&quot;&quot;;IF(LEN([.J263])=0;1;[.J263]+1))))">
            <text:p/>
          </table:table-cell>
          <table:table-cell table:style-name="ce9" table:formula="of:=IF(LEN([.H264])=0;&quot;&quot;;IF([.K263]=&quot;SubOrder&quot;;&quot;&quot;;IF([.E264]&lt;&gt;&quot;Sub&quot;;&quot;&quot;;IF(LEN([.K263])=0;1;[.K26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65]);&quot;&quot;;CONCATENATE([.D265];[.F265];[.G265];[.H265];IF(OR([.E265]=&quot;SubStart&quot;;[.E265]=&quot;Sub&quot;);[.K265];[.J265]);[.L265]))">
            <text:p/>
          </table:table-cell>
          <table:table-cell table:number-columns-repeated="7"/>
          <table:table-cell table:style-name="ce9" table:formula="of:=IF(LEN([.E265]) = 0;[.J265];IF(OR([.E265]=&quot;SubStart&quot;;[.E265]=&quot;SubEnd&quot;);&quot;&quot;;[.K265]))">
            <text:p/>
          </table:table-cell>
          <table:table-cell table:style-name="ce9" table:formula="of:=IF([.E265]=&quot;Sub&quot;;[.J264];IF(LEN([.H265])=0;&quot;&quot;;IF([.J264]=&quot;Number&quot;;&quot;&quot;;IF(LEN([.J264])=0;1;[.J264]+1))))">
            <text:p/>
          </table:table-cell>
          <table:table-cell table:style-name="ce9" table:formula="of:=IF(LEN([.H265])=0;&quot;&quot;;IF([.K264]=&quot;SubOrder&quot;;&quot;&quot;;IF([.E265]&lt;&gt;&quot;Sub&quot;;&quot;&quot;;IF(LEN([.K264])=0;1;[.K26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66]);&quot;&quot;;CONCATENATE([.D266];[.F266];[.G266];[.H266];IF(OR([.E266]=&quot;SubStart&quot;;[.E266]=&quot;Sub&quot;);[.K266];[.J266]);[.L266]))">
            <text:p/>
          </table:table-cell>
          <table:table-cell table:number-columns-repeated="7"/>
          <table:table-cell table:style-name="ce9" table:formula="of:=IF(LEN([.E266]) = 0;[.J266];IF(OR([.E266]=&quot;SubStart&quot;;[.E266]=&quot;SubEnd&quot;);&quot;&quot;;[.K266]))">
            <text:p/>
          </table:table-cell>
          <table:table-cell table:style-name="ce9" table:formula="of:=IF([.E266]=&quot;Sub&quot;;[.J265];IF(LEN([.H266])=0;&quot;&quot;;IF([.J265]=&quot;Number&quot;;&quot;&quot;;IF(LEN([.J265])=0;1;[.J265]+1))))">
            <text:p/>
          </table:table-cell>
          <table:table-cell table:style-name="ce9" table:formula="of:=IF(LEN([.H266])=0;&quot;&quot;;IF([.K265]=&quot;SubOrder&quot;;&quot;&quot;;IF([.E266]&lt;&gt;&quot;Sub&quot;;&quot;&quot;;IF(LEN([.K265])=0;1;[.K26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67]);&quot;&quot;;CONCATENATE([.D267];[.F267];[.G267];[.H267];IF(OR([.E267]=&quot;SubStart&quot;;[.E267]=&quot;Sub&quot;);[.K267];[.J267]);[.L267]))">
            <text:p/>
          </table:table-cell>
          <table:table-cell table:number-columns-repeated="7"/>
          <table:table-cell table:style-name="ce9" table:formula="of:=IF(LEN([.E267]) = 0;[.J267];IF(OR([.E267]=&quot;SubStart&quot;;[.E267]=&quot;SubEnd&quot;);&quot;&quot;;[.K267]))">
            <text:p/>
          </table:table-cell>
          <table:table-cell table:style-name="ce9" table:formula="of:=IF([.E267]=&quot;Sub&quot;;[.J266];IF(LEN([.H267])=0;&quot;&quot;;IF([.J266]=&quot;Number&quot;;&quot;&quot;;IF(LEN([.J266])=0;1;[.J266]+1))))">
            <text:p/>
          </table:table-cell>
          <table:table-cell table:style-name="ce9" table:formula="of:=IF(LEN([.H267])=0;&quot;&quot;;IF([.K266]=&quot;SubOrder&quot;;&quot;&quot;;IF([.E267]&lt;&gt;&quot;Sub&quot;;&quot;&quot;;IF(LEN([.K266])=0;1;[.K26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68]);&quot;&quot;;CONCATENATE([.D268];[.F268];[.G268];[.H268];IF(OR([.E268]=&quot;SubStart&quot;;[.E268]=&quot;Sub&quot;);[.K268];[.J268]);[.L268]))">
            <text:p/>
          </table:table-cell>
          <table:table-cell table:number-columns-repeated="7"/>
          <table:table-cell table:style-name="ce9" table:formula="of:=IF(LEN([.E268]) = 0;[.J268];IF(OR([.E268]=&quot;SubStart&quot;;[.E268]=&quot;SubEnd&quot;);&quot;&quot;;[.K268]))">
            <text:p/>
          </table:table-cell>
          <table:table-cell table:style-name="ce9" table:formula="of:=IF([.E268]=&quot;Sub&quot;;[.J267];IF(LEN([.H268])=0;&quot;&quot;;IF([.J267]=&quot;Number&quot;;&quot;&quot;;IF(LEN([.J267])=0;1;[.J267]+1))))">
            <text:p/>
          </table:table-cell>
          <table:table-cell table:style-name="ce9" table:formula="of:=IF(LEN([.H268])=0;&quot;&quot;;IF([.K267]=&quot;SubOrder&quot;;&quot;&quot;;IF([.E268]&lt;&gt;&quot;Sub&quot;;&quot;&quot;;IF(LEN([.K267])=0;1;[.K26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69]);&quot;&quot;;CONCATENATE([.D269];[.F269];[.G269];[.H269];IF(OR([.E269]=&quot;SubStart&quot;;[.E269]=&quot;Sub&quot;);[.K269];[.J269]);[.L269]))">
            <text:p/>
          </table:table-cell>
          <table:table-cell table:number-columns-repeated="7"/>
          <table:table-cell table:style-name="ce9" table:formula="of:=IF(LEN([.E269]) = 0;[.J269];IF(OR([.E269]=&quot;SubStart&quot;;[.E269]=&quot;SubEnd&quot;);&quot;&quot;;[.K269]))">
            <text:p/>
          </table:table-cell>
          <table:table-cell table:style-name="ce9" table:formula="of:=IF([.E269]=&quot;Sub&quot;;[.J268];IF(LEN([.H269])=0;&quot;&quot;;IF([.J268]=&quot;Number&quot;;&quot;&quot;;IF(LEN([.J268])=0;1;[.J268]+1))))">
            <text:p/>
          </table:table-cell>
          <table:table-cell table:style-name="ce9" table:formula="of:=IF(LEN([.H269])=0;&quot;&quot;;IF([.K268]=&quot;SubOrder&quot;;&quot;&quot;;IF([.E269]&lt;&gt;&quot;Sub&quot;;&quot;&quot;;IF(LEN([.K268])=0;1;[.K26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70]);&quot;&quot;;CONCATENATE([.D270];[.F270];[.G270];[.H270];IF(OR([.E270]=&quot;SubStart&quot;;[.E270]=&quot;Sub&quot;);[.K270];[.J270]);[.L270]))">
            <text:p/>
          </table:table-cell>
          <table:table-cell table:number-columns-repeated="7"/>
          <table:table-cell table:style-name="ce9" table:formula="of:=IF(LEN([.E270]) = 0;[.J270];IF(OR([.E270]=&quot;SubStart&quot;;[.E270]=&quot;SubEnd&quot;);&quot;&quot;;[.K270]))">
            <text:p/>
          </table:table-cell>
          <table:table-cell table:style-name="ce9" table:formula="of:=IF([.E270]=&quot;Sub&quot;;[.J269];IF(LEN([.H270])=0;&quot;&quot;;IF([.J269]=&quot;Number&quot;;&quot;&quot;;IF(LEN([.J269])=0;1;[.J269]+1))))">
            <text:p/>
          </table:table-cell>
          <table:table-cell table:style-name="ce9" table:formula="of:=IF(LEN([.H270])=0;&quot;&quot;;IF([.K269]=&quot;SubOrder&quot;;&quot;&quot;;IF([.E270]&lt;&gt;&quot;Sub&quot;;&quot;&quot;;IF(LEN([.K269])=0;1;[.K26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71]);&quot;&quot;;CONCATENATE([.D271];[.F271];[.G271];[.H271];IF(OR([.E271]=&quot;SubStart&quot;;[.E271]=&quot;Sub&quot;);[.K271];[.J271]);[.L271]))">
            <text:p/>
          </table:table-cell>
          <table:table-cell table:number-columns-repeated="7"/>
          <table:table-cell table:style-name="ce9" table:formula="of:=IF(LEN([.E271]) = 0;[.J271];IF(OR([.E271]=&quot;SubStart&quot;;[.E271]=&quot;SubEnd&quot;);&quot;&quot;;[.K271]))">
            <text:p/>
          </table:table-cell>
          <table:table-cell table:style-name="ce9" table:formula="of:=IF([.E271]=&quot;Sub&quot;;[.J270];IF(LEN([.H271])=0;&quot;&quot;;IF([.J270]=&quot;Number&quot;;&quot;&quot;;IF(LEN([.J270])=0;1;[.J270]+1))))">
            <text:p/>
          </table:table-cell>
          <table:table-cell table:style-name="ce9" table:formula="of:=IF(LEN([.H271])=0;&quot;&quot;;IF([.K270]=&quot;SubOrder&quot;;&quot;&quot;;IF([.E271]&lt;&gt;&quot;Sub&quot;;&quot;&quot;;IF(LEN([.K270])=0;1;[.K27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72]);&quot;&quot;;CONCATENATE([.D272];[.F272];[.G272];[.H272];IF(OR([.E272]=&quot;SubStart&quot;;[.E272]=&quot;Sub&quot;);[.K272];[.J272]);[.L272]))">
            <text:p/>
          </table:table-cell>
          <table:table-cell table:number-columns-repeated="7"/>
          <table:table-cell table:style-name="ce9" table:formula="of:=IF(LEN([.E272]) = 0;[.J272];IF(OR([.E272]=&quot;SubStart&quot;;[.E272]=&quot;SubEnd&quot;);&quot;&quot;;[.K272]))">
            <text:p/>
          </table:table-cell>
          <table:table-cell table:style-name="ce9" table:formula="of:=IF([.E272]=&quot;Sub&quot;;[.J271];IF(LEN([.H272])=0;&quot;&quot;;IF([.J271]=&quot;Number&quot;;&quot;&quot;;IF(LEN([.J271])=0;1;[.J271]+1))))">
            <text:p/>
          </table:table-cell>
          <table:table-cell table:style-name="ce9" table:formula="of:=IF(LEN([.H272])=0;&quot;&quot;;IF([.K271]=&quot;SubOrder&quot;;&quot;&quot;;IF([.E272]&lt;&gt;&quot;Sub&quot;;&quot;&quot;;IF(LEN([.K271])=0;1;[.K27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73]);&quot;&quot;;CONCATENATE([.D273];[.F273];[.G273];[.H273];IF(OR([.E273]=&quot;SubStart&quot;;[.E273]=&quot;Sub&quot;);[.K273];[.J273]);[.L273]))">
            <text:p/>
          </table:table-cell>
          <table:table-cell table:number-columns-repeated="7"/>
          <table:table-cell table:style-name="ce9" table:formula="of:=IF(LEN([.E273]) = 0;[.J273];IF(OR([.E273]=&quot;SubStart&quot;;[.E273]=&quot;SubEnd&quot;);&quot;&quot;;[.K273]))">
            <text:p/>
          </table:table-cell>
          <table:table-cell table:style-name="ce9" table:formula="of:=IF([.E273]=&quot;Sub&quot;;[.J272];IF(LEN([.H273])=0;&quot;&quot;;IF([.J272]=&quot;Number&quot;;&quot;&quot;;IF(LEN([.J272])=0;1;[.J272]+1))))">
            <text:p/>
          </table:table-cell>
          <table:table-cell table:style-name="ce9" table:formula="of:=IF(LEN([.H273])=0;&quot;&quot;;IF([.K272]=&quot;SubOrder&quot;;&quot;&quot;;IF([.E273]&lt;&gt;&quot;Sub&quot;;&quot;&quot;;IF(LEN([.K272])=0;1;[.K27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74]);&quot;&quot;;CONCATENATE([.D274];[.F274];[.G274];[.H274];IF(OR([.E274]=&quot;SubStart&quot;;[.E274]=&quot;Sub&quot;);[.K274];[.J274]);[.L274]))">
            <text:p/>
          </table:table-cell>
          <table:table-cell table:number-columns-repeated="7"/>
          <table:table-cell table:style-name="ce9" table:formula="of:=IF(LEN([.E274]) = 0;[.J274];IF(OR([.E274]=&quot;SubStart&quot;;[.E274]=&quot;SubEnd&quot;);&quot;&quot;;[.K274]))">
            <text:p/>
          </table:table-cell>
          <table:table-cell table:style-name="ce9" table:formula="of:=IF([.E274]=&quot;Sub&quot;;[.J273];IF(LEN([.H274])=0;&quot;&quot;;IF([.J273]=&quot;Number&quot;;&quot;&quot;;IF(LEN([.J273])=0;1;[.J273]+1))))">
            <text:p/>
          </table:table-cell>
          <table:table-cell table:style-name="ce9" table:formula="of:=IF(LEN([.H274])=0;&quot;&quot;;IF([.K273]=&quot;SubOrder&quot;;&quot;&quot;;IF([.E274]&lt;&gt;&quot;Sub&quot;;&quot;&quot;;IF(LEN([.K273])=0;1;[.K27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75]);&quot;&quot;;CONCATENATE([.D275];[.F275];[.G275];[.H275];IF(OR([.E275]=&quot;SubStart&quot;;[.E275]=&quot;Sub&quot;);[.K275];[.J275]);[.L275]))">
            <text:p/>
          </table:table-cell>
          <table:table-cell table:number-columns-repeated="7"/>
          <table:table-cell table:style-name="ce9" table:formula="of:=IF(LEN([.E275]) = 0;[.J275];IF(OR([.E275]=&quot;SubStart&quot;;[.E275]=&quot;SubEnd&quot;);&quot;&quot;;[.K275]))">
            <text:p/>
          </table:table-cell>
          <table:table-cell table:style-name="ce9" table:formula="of:=IF([.E275]=&quot;Sub&quot;;[.J274];IF(LEN([.H275])=0;&quot;&quot;;IF([.J274]=&quot;Number&quot;;&quot;&quot;;IF(LEN([.J274])=0;1;[.J274]+1))))">
            <text:p/>
          </table:table-cell>
          <table:table-cell table:style-name="ce9" table:formula="of:=IF(LEN([.H275])=0;&quot;&quot;;IF([.K274]=&quot;SubOrder&quot;;&quot;&quot;;IF([.E275]&lt;&gt;&quot;Sub&quot;;&quot;&quot;;IF(LEN([.K274])=0;1;[.K27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76]);&quot;&quot;;CONCATENATE([.D276];[.F276];[.G276];[.H276];IF(OR([.E276]=&quot;SubStart&quot;;[.E276]=&quot;Sub&quot;);[.K276];[.J276]);[.L276]))">
            <text:p/>
          </table:table-cell>
          <table:table-cell table:number-columns-repeated="7"/>
          <table:table-cell table:style-name="ce9" table:formula="of:=IF(LEN([.E276]) = 0;[.J276];IF(OR([.E276]=&quot;SubStart&quot;;[.E276]=&quot;SubEnd&quot;);&quot;&quot;;[.K276]))">
            <text:p/>
          </table:table-cell>
          <table:table-cell table:style-name="ce9" table:formula="of:=IF([.E276]=&quot;Sub&quot;;[.J275];IF(LEN([.H276])=0;&quot;&quot;;IF([.J275]=&quot;Number&quot;;&quot;&quot;;IF(LEN([.J275])=0;1;[.J275]+1))))">
            <text:p/>
          </table:table-cell>
          <table:table-cell table:style-name="ce9" table:formula="of:=IF(LEN([.H276])=0;&quot;&quot;;IF([.K275]=&quot;SubOrder&quot;;&quot;&quot;;IF([.E276]&lt;&gt;&quot;Sub&quot;;&quot;&quot;;IF(LEN([.K275])=0;1;[.K27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77]);&quot;&quot;;CONCATENATE([.D277];[.F277];[.G277];[.H277];IF(OR([.E277]=&quot;SubStart&quot;;[.E277]=&quot;Sub&quot;);[.K277];[.J277]);[.L277]))">
            <text:p/>
          </table:table-cell>
          <table:table-cell table:number-columns-repeated="7"/>
          <table:table-cell table:style-name="ce9" table:formula="of:=IF(LEN([.E277]) = 0;[.J277];IF(OR([.E277]=&quot;SubStart&quot;;[.E277]=&quot;SubEnd&quot;);&quot;&quot;;[.K277]))">
            <text:p/>
          </table:table-cell>
          <table:table-cell table:style-name="ce9" table:formula="of:=IF([.E277]=&quot;Sub&quot;;[.J276];IF(LEN([.H277])=0;&quot;&quot;;IF([.J276]=&quot;Number&quot;;&quot;&quot;;IF(LEN([.J276])=0;1;[.J276]+1))))">
            <text:p/>
          </table:table-cell>
          <table:table-cell table:style-name="ce9" table:formula="of:=IF(LEN([.H277])=0;&quot;&quot;;IF([.K276]=&quot;SubOrder&quot;;&quot;&quot;;IF([.E277]&lt;&gt;&quot;Sub&quot;;&quot;&quot;;IF(LEN([.K276])=0;1;[.K27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78]);&quot;&quot;;CONCATENATE([.D278];[.F278];[.G278];[.H278];IF(OR([.E278]=&quot;SubStart&quot;;[.E278]=&quot;Sub&quot;);[.K278];[.J278]);[.L278]))">
            <text:p/>
          </table:table-cell>
          <table:table-cell table:number-columns-repeated="7"/>
          <table:table-cell table:style-name="ce9" table:formula="of:=IF(LEN([.E278]) = 0;[.J278];IF(OR([.E278]=&quot;SubStart&quot;;[.E278]=&quot;SubEnd&quot;);&quot;&quot;;[.K278]))">
            <text:p/>
          </table:table-cell>
          <table:table-cell table:style-name="ce9" table:formula="of:=IF([.E278]=&quot;Sub&quot;;[.J277];IF(LEN([.H278])=0;&quot;&quot;;IF([.J277]=&quot;Number&quot;;&quot;&quot;;IF(LEN([.J277])=0;1;[.J277]+1))))">
            <text:p/>
          </table:table-cell>
          <table:table-cell table:style-name="ce9" table:formula="of:=IF(LEN([.H278])=0;&quot;&quot;;IF([.K277]=&quot;SubOrder&quot;;&quot;&quot;;IF([.E278]&lt;&gt;&quot;Sub&quot;;&quot;&quot;;IF(LEN([.K277])=0;1;[.K27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79]);&quot;&quot;;CONCATENATE([.D279];[.F279];[.G279];[.H279];IF(OR([.E279]=&quot;SubStart&quot;;[.E279]=&quot;Sub&quot;);[.K279];[.J279]);[.L279]))">
            <text:p/>
          </table:table-cell>
          <table:table-cell table:number-columns-repeated="7"/>
          <table:table-cell table:style-name="ce9" table:formula="of:=IF(LEN([.E279]) = 0;[.J279];IF(OR([.E279]=&quot;SubStart&quot;;[.E279]=&quot;SubEnd&quot;);&quot;&quot;;[.K279]))">
            <text:p/>
          </table:table-cell>
          <table:table-cell table:style-name="ce9" table:formula="of:=IF([.E279]=&quot;Sub&quot;;[.J278];IF(LEN([.H279])=0;&quot;&quot;;IF([.J278]=&quot;Number&quot;;&quot;&quot;;IF(LEN([.J278])=0;1;[.J278]+1))))">
            <text:p/>
          </table:table-cell>
          <table:table-cell table:style-name="ce9" table:formula="of:=IF(LEN([.H279])=0;&quot;&quot;;IF([.K278]=&quot;SubOrder&quot;;&quot;&quot;;IF([.E279]&lt;&gt;&quot;Sub&quot;;&quot;&quot;;IF(LEN([.K278])=0;1;[.K27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80]);&quot;&quot;;CONCATENATE([.D280];[.F280];[.G280];[.H280];IF(OR([.E280]=&quot;SubStart&quot;;[.E280]=&quot;Sub&quot;);[.K280];[.J280]);[.L280]))">
            <text:p/>
          </table:table-cell>
          <table:table-cell table:number-columns-repeated="7"/>
          <table:table-cell table:style-name="ce9" table:formula="of:=IF(LEN([.E280]) = 0;[.J280];IF(OR([.E280]=&quot;SubStart&quot;;[.E280]=&quot;SubEnd&quot;);&quot;&quot;;[.K280]))">
            <text:p/>
          </table:table-cell>
          <table:table-cell table:style-name="ce9" table:formula="of:=IF([.E280]=&quot;Sub&quot;;[.J279];IF(LEN([.H280])=0;&quot;&quot;;IF([.J279]=&quot;Number&quot;;&quot;&quot;;IF(LEN([.J279])=0;1;[.J279]+1))))">
            <text:p/>
          </table:table-cell>
          <table:table-cell table:style-name="ce9" table:formula="of:=IF(LEN([.H280])=0;&quot;&quot;;IF([.K279]=&quot;SubOrder&quot;;&quot;&quot;;IF([.E280]&lt;&gt;&quot;Sub&quot;;&quot;&quot;;IF(LEN([.K279])=0;1;[.K27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81]);&quot;&quot;;CONCATENATE([.D281];[.F281];[.G281];[.H281];IF(OR([.E281]=&quot;SubStart&quot;;[.E281]=&quot;Sub&quot;);[.K281];[.J281]);[.L281]))">
            <text:p/>
          </table:table-cell>
          <table:table-cell table:number-columns-repeated="7"/>
          <table:table-cell table:style-name="ce9" table:formula="of:=IF(LEN([.E281]) = 0;[.J281];IF(OR([.E281]=&quot;SubStart&quot;;[.E281]=&quot;SubEnd&quot;);&quot;&quot;;[.K281]))">
            <text:p/>
          </table:table-cell>
          <table:table-cell table:style-name="ce9" table:formula="of:=IF([.E281]=&quot;Sub&quot;;[.J280];IF(LEN([.H281])=0;&quot;&quot;;IF([.J280]=&quot;Number&quot;;&quot;&quot;;IF(LEN([.J280])=0;1;[.J280]+1))))">
            <text:p/>
          </table:table-cell>
          <table:table-cell table:style-name="ce9" table:formula="of:=IF(LEN([.H281])=0;&quot;&quot;;IF([.K280]=&quot;SubOrder&quot;;&quot;&quot;;IF([.E281]&lt;&gt;&quot;Sub&quot;;&quot;&quot;;IF(LEN([.K280])=0;1;[.K28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82]);&quot;&quot;;CONCATENATE([.D282];[.F282];[.G282];[.H282];IF(OR([.E282]=&quot;SubStart&quot;;[.E282]=&quot;Sub&quot;);[.K282];[.J282]);[.L282]))">
            <text:p/>
          </table:table-cell>
          <table:table-cell table:number-columns-repeated="7"/>
          <table:table-cell table:style-name="ce9" table:formula="of:=IF(LEN([.E282]) = 0;[.J282];IF(OR([.E282]=&quot;SubStart&quot;;[.E282]=&quot;SubEnd&quot;);&quot;&quot;;[.K282]))">
            <text:p/>
          </table:table-cell>
          <table:table-cell table:style-name="ce9" table:formula="of:=IF([.E282]=&quot;Sub&quot;;[.J281];IF(LEN([.H282])=0;&quot;&quot;;IF([.J281]=&quot;Number&quot;;&quot;&quot;;IF(LEN([.J281])=0;1;[.J281]+1))))">
            <text:p/>
          </table:table-cell>
          <table:table-cell table:style-name="ce9" table:formula="of:=IF(LEN([.H282])=0;&quot;&quot;;IF([.K281]=&quot;SubOrder&quot;;&quot;&quot;;IF([.E282]&lt;&gt;&quot;Sub&quot;;&quot;&quot;;IF(LEN([.K281])=0;1;[.K28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83]);&quot;&quot;;CONCATENATE([.D283];[.F283];[.G283];[.H283];IF(OR([.E283]=&quot;SubStart&quot;;[.E283]=&quot;Sub&quot;);[.K283];[.J283]);[.L283]))">
            <text:p/>
          </table:table-cell>
          <table:table-cell table:number-columns-repeated="7"/>
          <table:table-cell table:style-name="ce9" table:formula="of:=IF(LEN([.E283]) = 0;[.J283];IF(OR([.E283]=&quot;SubStart&quot;;[.E283]=&quot;SubEnd&quot;);&quot;&quot;;[.K283]))">
            <text:p/>
          </table:table-cell>
          <table:table-cell table:style-name="ce9" table:formula="of:=IF([.E283]=&quot;Sub&quot;;[.J282];IF(LEN([.H283])=0;&quot;&quot;;IF([.J282]=&quot;Number&quot;;&quot;&quot;;IF(LEN([.J282])=0;1;[.J282]+1))))">
            <text:p/>
          </table:table-cell>
          <table:table-cell table:style-name="ce9" table:formula="of:=IF(LEN([.H283])=0;&quot;&quot;;IF([.K282]=&quot;SubOrder&quot;;&quot;&quot;;IF([.E283]&lt;&gt;&quot;Sub&quot;;&quot;&quot;;IF(LEN([.K282])=0;1;[.K28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84]);&quot;&quot;;CONCATENATE([.D284];[.F284];[.G284];[.H284];IF(OR([.E284]=&quot;SubStart&quot;;[.E284]=&quot;Sub&quot;);[.K284];[.J284]);[.L284]))">
            <text:p/>
          </table:table-cell>
          <table:table-cell table:number-columns-repeated="7"/>
          <table:table-cell table:style-name="ce9" table:formula="of:=IF(LEN([.E284]) = 0;[.J284];IF(OR([.E284]=&quot;SubStart&quot;;[.E284]=&quot;SubEnd&quot;);&quot;&quot;;[.K284]))">
            <text:p/>
          </table:table-cell>
          <table:table-cell table:style-name="ce9" table:formula="of:=IF([.E284]=&quot;Sub&quot;;[.J283];IF(LEN([.H284])=0;&quot;&quot;;IF([.J283]=&quot;Number&quot;;&quot;&quot;;IF(LEN([.J283])=0;1;[.J283]+1))))">
            <text:p/>
          </table:table-cell>
          <table:table-cell table:style-name="ce9" table:formula="of:=IF(LEN([.H284])=0;&quot;&quot;;IF([.K283]=&quot;SubOrder&quot;;&quot;&quot;;IF([.E284]&lt;&gt;&quot;Sub&quot;;&quot;&quot;;IF(LEN([.K283])=0;1;[.K28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85]);&quot;&quot;;CONCATENATE([.D285];[.F285];[.G285];[.H285];IF(OR([.E285]=&quot;SubStart&quot;;[.E285]=&quot;Sub&quot;);[.K285];[.J285]);[.L285]))">
            <text:p/>
          </table:table-cell>
          <table:table-cell table:number-columns-repeated="7"/>
          <table:table-cell table:style-name="ce9" table:formula="of:=IF(LEN([.E285]) = 0;[.J285];IF(OR([.E285]=&quot;SubStart&quot;;[.E285]=&quot;SubEnd&quot;);&quot;&quot;;[.K285]))">
            <text:p/>
          </table:table-cell>
          <table:table-cell table:style-name="ce9" table:formula="of:=IF([.E285]=&quot;Sub&quot;;[.J284];IF(LEN([.H285])=0;&quot;&quot;;IF([.J284]=&quot;Number&quot;;&quot;&quot;;IF(LEN([.J284])=0;1;[.J284]+1))))">
            <text:p/>
          </table:table-cell>
          <table:table-cell table:style-name="ce9" table:formula="of:=IF(LEN([.H285])=0;&quot;&quot;;IF([.K284]=&quot;SubOrder&quot;;&quot;&quot;;IF([.E285]&lt;&gt;&quot;Sub&quot;;&quot;&quot;;IF(LEN([.K284])=0;1;[.K28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86]);&quot;&quot;;CONCATENATE([.D286];[.F286];[.G286];[.H286];IF(OR([.E286]=&quot;SubStart&quot;;[.E286]=&quot;Sub&quot;);[.K286];[.J286]);[.L286]))">
            <text:p/>
          </table:table-cell>
          <table:table-cell table:number-columns-repeated="7"/>
          <table:table-cell table:style-name="ce9" table:formula="of:=IF(LEN([.E286]) = 0;[.J286];IF(OR([.E286]=&quot;SubStart&quot;;[.E286]=&quot;SubEnd&quot;);&quot;&quot;;[.K286]))">
            <text:p/>
          </table:table-cell>
          <table:table-cell table:style-name="ce9" table:formula="of:=IF([.E286]=&quot;Sub&quot;;[.J285];IF(LEN([.H286])=0;&quot;&quot;;IF([.J285]=&quot;Number&quot;;&quot;&quot;;IF(LEN([.J285])=0;1;[.J285]+1))))">
            <text:p/>
          </table:table-cell>
          <table:table-cell table:style-name="ce9" table:formula="of:=IF(LEN([.H286])=0;&quot;&quot;;IF([.K285]=&quot;SubOrder&quot;;&quot;&quot;;IF([.E286]&lt;&gt;&quot;Sub&quot;;&quot;&quot;;IF(LEN([.K285])=0;1;[.K28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87]);&quot;&quot;;CONCATENATE([.D287];[.F287];[.G287];[.H287];IF(OR([.E287]=&quot;SubStart&quot;;[.E287]=&quot;Sub&quot;);[.K287];[.J287]);[.L287]))">
            <text:p/>
          </table:table-cell>
          <table:table-cell table:number-columns-repeated="7"/>
          <table:table-cell table:style-name="ce9" table:formula="of:=IF(LEN([.E287]) = 0;[.J287];IF(OR([.E287]=&quot;SubStart&quot;;[.E287]=&quot;SubEnd&quot;);&quot;&quot;;[.K287]))">
            <text:p/>
          </table:table-cell>
          <table:table-cell table:style-name="ce9" table:formula="of:=IF([.E287]=&quot;Sub&quot;;[.J286];IF(LEN([.H287])=0;&quot;&quot;;IF([.J286]=&quot;Number&quot;;&quot;&quot;;IF(LEN([.J286])=0;1;[.J286]+1))))">
            <text:p/>
          </table:table-cell>
          <table:table-cell table:style-name="ce9" table:formula="of:=IF(LEN([.H287])=0;&quot;&quot;;IF([.K286]=&quot;SubOrder&quot;;&quot;&quot;;IF([.E287]&lt;&gt;&quot;Sub&quot;;&quot;&quot;;IF(LEN([.K286])=0;1;[.K28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88]);&quot;&quot;;CONCATENATE([.D288];[.F288];[.G288];[.H288];IF(OR([.E288]=&quot;SubStart&quot;;[.E288]=&quot;Sub&quot;);[.K288];[.J288]);[.L288]))">
            <text:p/>
          </table:table-cell>
          <table:table-cell table:number-columns-repeated="7"/>
          <table:table-cell table:style-name="ce9" table:formula="of:=IF(LEN([.E288]) = 0;[.J288];IF(OR([.E288]=&quot;SubStart&quot;;[.E288]=&quot;SubEnd&quot;);&quot;&quot;;[.K288]))">
            <text:p/>
          </table:table-cell>
          <table:table-cell table:style-name="ce9" table:formula="of:=IF([.E288]=&quot;Sub&quot;;[.J287];IF(LEN([.H288])=0;&quot;&quot;;IF([.J287]=&quot;Number&quot;;&quot;&quot;;IF(LEN([.J287])=0;1;[.J287]+1))))">
            <text:p/>
          </table:table-cell>
          <table:table-cell table:style-name="ce9" table:formula="of:=IF(LEN([.H288])=0;&quot;&quot;;IF([.K287]=&quot;SubOrder&quot;;&quot;&quot;;IF([.E288]&lt;&gt;&quot;Sub&quot;;&quot;&quot;;IF(LEN([.K287])=0;1;[.K28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89]);&quot;&quot;;CONCATENATE([.D289];[.F289];[.G289];[.H289];IF(OR([.E289]=&quot;SubStart&quot;;[.E289]=&quot;Sub&quot;);[.K289];[.J289]);[.L289]))">
            <text:p/>
          </table:table-cell>
          <table:table-cell table:number-columns-repeated="7"/>
          <table:table-cell table:style-name="ce9" table:formula="of:=IF(LEN([.E289]) = 0;[.J289];IF(OR([.E289]=&quot;SubStart&quot;;[.E289]=&quot;SubEnd&quot;);&quot;&quot;;[.K289]))">
            <text:p/>
          </table:table-cell>
          <table:table-cell table:style-name="ce9" table:formula="of:=IF([.E289]=&quot;Sub&quot;;[.J288];IF(LEN([.H289])=0;&quot;&quot;;IF([.J288]=&quot;Number&quot;;&quot;&quot;;IF(LEN([.J288])=0;1;[.J288]+1))))">
            <text:p/>
          </table:table-cell>
          <table:table-cell table:style-name="ce9" table:formula="of:=IF(LEN([.H289])=0;&quot;&quot;;IF([.K288]=&quot;SubOrder&quot;;&quot;&quot;;IF([.E289]&lt;&gt;&quot;Sub&quot;;&quot;&quot;;IF(LEN([.K288])=0;1;[.K28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90]);&quot;&quot;;CONCATENATE([.D290];[.F290];[.G290];[.H290];IF(OR([.E290]=&quot;SubStart&quot;;[.E290]=&quot;Sub&quot;);[.K290];[.J290]);[.L290]))">
            <text:p/>
          </table:table-cell>
          <table:table-cell table:number-columns-repeated="7"/>
          <table:table-cell table:style-name="ce9" table:formula="of:=IF(LEN([.E290]) = 0;[.J290];IF(OR([.E290]=&quot;SubStart&quot;;[.E290]=&quot;SubEnd&quot;);&quot;&quot;;[.K290]))">
            <text:p/>
          </table:table-cell>
          <table:table-cell table:style-name="ce9" table:formula="of:=IF([.E290]=&quot;Sub&quot;;[.J289];IF(LEN([.H290])=0;&quot;&quot;;IF([.J289]=&quot;Number&quot;;&quot;&quot;;IF(LEN([.J289])=0;1;[.J289]+1))))">
            <text:p/>
          </table:table-cell>
          <table:table-cell table:style-name="ce9" table:formula="of:=IF(LEN([.H290])=0;&quot;&quot;;IF([.K289]=&quot;SubOrder&quot;;&quot;&quot;;IF([.E290]&lt;&gt;&quot;Sub&quot;;&quot;&quot;;IF(LEN([.K289])=0;1;[.K28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91]);&quot;&quot;;CONCATENATE([.D291];[.F291];[.G291];[.H291];IF(OR([.E291]=&quot;SubStart&quot;;[.E291]=&quot;Sub&quot;);[.K291];[.J291]);[.L291]))">
            <text:p/>
          </table:table-cell>
          <table:table-cell table:number-columns-repeated="7"/>
          <table:table-cell table:style-name="ce9" table:formula="of:=IF(LEN([.E291]) = 0;[.J291];IF(OR([.E291]=&quot;SubStart&quot;;[.E291]=&quot;SubEnd&quot;);&quot;&quot;;[.K291]))">
            <text:p/>
          </table:table-cell>
          <table:table-cell table:style-name="ce9" table:formula="of:=IF([.E291]=&quot;Sub&quot;;[.J290];IF(LEN([.H291])=0;&quot;&quot;;IF([.J290]=&quot;Number&quot;;&quot;&quot;;IF(LEN([.J290])=0;1;[.J290]+1))))">
            <text:p/>
          </table:table-cell>
          <table:table-cell table:style-name="ce9" table:formula="of:=IF(LEN([.H291])=0;&quot;&quot;;IF([.K290]=&quot;SubOrder&quot;;&quot;&quot;;IF([.E291]&lt;&gt;&quot;Sub&quot;;&quot;&quot;;IF(LEN([.K290])=0;1;[.K29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92]);&quot;&quot;;CONCATENATE([.D292];[.F292];[.G292];[.H292];IF(OR([.E292]=&quot;SubStart&quot;;[.E292]=&quot;Sub&quot;);[.K292];[.J292]);[.L292]))">
            <text:p/>
          </table:table-cell>
          <table:table-cell table:number-columns-repeated="7"/>
          <table:table-cell table:style-name="ce9" table:formula="of:=IF(LEN([.E292]) = 0;[.J292];IF(OR([.E292]=&quot;SubStart&quot;;[.E292]=&quot;SubEnd&quot;);&quot;&quot;;[.K292]))">
            <text:p/>
          </table:table-cell>
          <table:table-cell table:style-name="ce9" table:formula="of:=IF([.E292]=&quot;Sub&quot;;[.J291];IF(LEN([.H292])=0;&quot;&quot;;IF([.J291]=&quot;Number&quot;;&quot;&quot;;IF(LEN([.J291])=0;1;[.J291]+1))))">
            <text:p/>
          </table:table-cell>
          <table:table-cell table:style-name="ce9" table:formula="of:=IF(LEN([.H292])=0;&quot;&quot;;IF([.K291]=&quot;SubOrder&quot;;&quot;&quot;;IF([.E292]&lt;&gt;&quot;Sub&quot;;&quot;&quot;;IF(LEN([.K291])=0;1;[.K29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93]);&quot;&quot;;CONCATENATE([.D293];[.F293];[.G293];[.H293];IF(OR([.E293]=&quot;SubStart&quot;;[.E293]=&quot;Sub&quot;);[.K293];[.J293]);[.L293]))">
            <text:p/>
          </table:table-cell>
          <table:table-cell table:number-columns-repeated="7"/>
          <table:table-cell table:style-name="ce9" table:formula="of:=IF(LEN([.E293]) = 0;[.J293];IF(OR([.E293]=&quot;SubStart&quot;;[.E293]=&quot;SubEnd&quot;);&quot;&quot;;[.K293]))">
            <text:p/>
          </table:table-cell>
          <table:table-cell table:style-name="ce9" table:formula="of:=IF([.E293]=&quot;Sub&quot;;[.J292];IF(LEN([.H293])=0;&quot;&quot;;IF([.J292]=&quot;Number&quot;;&quot;&quot;;IF(LEN([.J292])=0;1;[.J292]+1))))">
            <text:p/>
          </table:table-cell>
          <table:table-cell table:style-name="ce9" table:formula="of:=IF(LEN([.H293])=0;&quot;&quot;;IF([.K292]=&quot;SubOrder&quot;;&quot;&quot;;IF([.E293]&lt;&gt;&quot;Sub&quot;;&quot;&quot;;IF(LEN([.K292])=0;1;[.K29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94]);&quot;&quot;;CONCATENATE([.D294];[.F294];[.G294];[.H294];IF(OR([.E294]=&quot;SubStart&quot;;[.E294]=&quot;Sub&quot;);[.K294];[.J294]);[.L294]))">
            <text:p/>
          </table:table-cell>
          <table:table-cell table:number-columns-repeated="7"/>
          <table:table-cell table:style-name="ce9" table:formula="of:=IF(LEN([.E294]) = 0;[.J294];IF(OR([.E294]=&quot;SubStart&quot;;[.E294]=&quot;SubEnd&quot;);&quot;&quot;;[.K294]))">
            <text:p/>
          </table:table-cell>
          <table:table-cell table:style-name="ce9" table:formula="of:=IF([.E294]=&quot;Sub&quot;;[.J293];IF(LEN([.H294])=0;&quot;&quot;;IF([.J293]=&quot;Number&quot;;&quot;&quot;;IF(LEN([.J293])=0;1;[.J293]+1))))">
            <text:p/>
          </table:table-cell>
          <table:table-cell table:style-name="ce9" table:formula="of:=IF(LEN([.H294])=0;&quot;&quot;;IF([.K293]=&quot;SubOrder&quot;;&quot;&quot;;IF([.E294]&lt;&gt;&quot;Sub&quot;;&quot;&quot;;IF(LEN([.K293])=0;1;[.K29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95]);&quot;&quot;;CONCATENATE([.D295];[.F295];[.G295];[.H295];IF(OR([.E295]=&quot;SubStart&quot;;[.E295]=&quot;Sub&quot;);[.K295];[.J295]);[.L295]))">
            <text:p/>
          </table:table-cell>
          <table:table-cell table:number-columns-repeated="7"/>
          <table:table-cell table:style-name="ce9" table:formula="of:=IF(LEN([.E295]) = 0;[.J295];IF(OR([.E295]=&quot;SubStart&quot;;[.E295]=&quot;SubEnd&quot;);&quot;&quot;;[.K295]))">
            <text:p/>
          </table:table-cell>
          <table:table-cell table:style-name="ce9" table:formula="of:=IF([.E295]=&quot;Sub&quot;;[.J294];IF(LEN([.H295])=0;&quot;&quot;;IF([.J294]=&quot;Number&quot;;&quot;&quot;;IF(LEN([.J294])=0;1;[.J294]+1))))">
            <text:p/>
          </table:table-cell>
          <table:table-cell table:style-name="ce9" table:formula="of:=IF(LEN([.H295])=0;&quot;&quot;;IF([.K294]=&quot;SubOrder&quot;;&quot;&quot;;IF([.E295]&lt;&gt;&quot;Sub&quot;;&quot;&quot;;IF(LEN([.K294])=0;1;[.K29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96]);&quot;&quot;;CONCATENATE([.D296];[.F296];[.G296];[.H296];IF(OR([.E296]=&quot;SubStart&quot;;[.E296]=&quot;Sub&quot;);[.K296];[.J296]);[.L296]))">
            <text:p/>
          </table:table-cell>
          <table:table-cell table:number-columns-repeated="7"/>
          <table:table-cell table:style-name="ce9" table:formula="of:=IF(LEN([.E296]) = 0;[.J296];IF(OR([.E296]=&quot;SubStart&quot;;[.E296]=&quot;SubEnd&quot;);&quot;&quot;;[.K296]))">
            <text:p/>
          </table:table-cell>
          <table:table-cell table:style-name="ce9" table:formula="of:=IF([.E296]=&quot;Sub&quot;;[.J295];IF(LEN([.H296])=0;&quot;&quot;;IF([.J295]=&quot;Number&quot;;&quot;&quot;;IF(LEN([.J295])=0;1;[.J295]+1))))">
            <text:p/>
          </table:table-cell>
          <table:table-cell table:style-name="ce9" table:formula="of:=IF(LEN([.H296])=0;&quot;&quot;;IF([.K295]=&quot;SubOrder&quot;;&quot;&quot;;IF([.E296]&lt;&gt;&quot;Sub&quot;;&quot;&quot;;IF(LEN([.K295])=0;1;[.K29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97]);&quot;&quot;;CONCATENATE([.D297];[.F297];[.G297];[.H297];IF(OR([.E297]=&quot;SubStart&quot;;[.E297]=&quot;Sub&quot;);[.K297];[.J297]);[.L297]))">
            <text:p/>
          </table:table-cell>
          <table:table-cell table:number-columns-repeated="7"/>
          <table:table-cell table:style-name="ce9" table:formula="of:=IF(LEN([.E297]) = 0;[.J297];IF(OR([.E297]=&quot;SubStart&quot;;[.E297]=&quot;SubEnd&quot;);&quot;&quot;;[.K297]))">
            <text:p/>
          </table:table-cell>
          <table:table-cell table:style-name="ce9" table:formula="of:=IF([.E297]=&quot;Sub&quot;;[.J296];IF(LEN([.H297])=0;&quot;&quot;;IF([.J296]=&quot;Number&quot;;&quot;&quot;;IF(LEN([.J296])=0;1;[.J296]+1))))">
            <text:p/>
          </table:table-cell>
          <table:table-cell table:style-name="ce9" table:formula="of:=IF(LEN([.H297])=0;&quot;&quot;;IF([.K296]=&quot;SubOrder&quot;;&quot;&quot;;IF([.E297]&lt;&gt;&quot;Sub&quot;;&quot;&quot;;IF(LEN([.K296])=0;1;[.K29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98]);&quot;&quot;;CONCATENATE([.D298];[.F298];[.G298];[.H298];IF(OR([.E298]=&quot;SubStart&quot;;[.E298]=&quot;Sub&quot;);[.K298];[.J298]);[.L298]))">
            <text:p/>
          </table:table-cell>
          <table:table-cell table:number-columns-repeated="7"/>
          <table:table-cell table:style-name="ce9" table:formula="of:=IF(LEN([.E298]) = 0;[.J298];IF(OR([.E298]=&quot;SubStart&quot;;[.E298]=&quot;SubEnd&quot;);&quot;&quot;;[.K298]))">
            <text:p/>
          </table:table-cell>
          <table:table-cell table:style-name="ce9" table:formula="of:=IF([.E298]=&quot;Sub&quot;;[.J297];IF(LEN([.H298])=0;&quot;&quot;;IF([.J297]=&quot;Number&quot;;&quot;&quot;;IF(LEN([.J297])=0;1;[.J297]+1))))">
            <text:p/>
          </table:table-cell>
          <table:table-cell table:style-name="ce9" table:formula="of:=IF(LEN([.H298])=0;&quot;&quot;;IF([.K297]=&quot;SubOrder&quot;;&quot;&quot;;IF([.E298]&lt;&gt;&quot;Sub&quot;;&quot;&quot;;IF(LEN([.K297])=0;1;[.K29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299]);&quot;&quot;;CONCATENATE([.D299];[.F299];[.G299];[.H299];IF(OR([.E299]=&quot;SubStart&quot;;[.E299]=&quot;Sub&quot;);[.K299];[.J299]);[.L299]))">
            <text:p/>
          </table:table-cell>
          <table:table-cell table:number-columns-repeated="7"/>
          <table:table-cell table:style-name="ce9" table:formula="of:=IF(LEN([.E299]) = 0;[.J299];IF(OR([.E299]=&quot;SubStart&quot;;[.E299]=&quot;SubEnd&quot;);&quot;&quot;;[.K299]))">
            <text:p/>
          </table:table-cell>
          <table:table-cell table:style-name="ce9" table:formula="of:=IF([.E299]=&quot;Sub&quot;;[.J298];IF(LEN([.H299])=0;&quot;&quot;;IF([.J298]=&quot;Number&quot;;&quot;&quot;;IF(LEN([.J298])=0;1;[.J298]+1))))">
            <text:p/>
          </table:table-cell>
          <table:table-cell table:style-name="ce9" table:formula="of:=IF(LEN([.H299])=0;&quot;&quot;;IF([.K298]=&quot;SubOrder&quot;;&quot;&quot;;IF([.E299]&lt;&gt;&quot;Sub&quot;;&quot;&quot;;IF(LEN([.K298])=0;1;[.K29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00]);&quot;&quot;;CONCATENATE([.D300];[.F300];[.G300];[.H300];IF(OR([.E300]=&quot;SubStart&quot;;[.E300]=&quot;Sub&quot;);[.K300];[.J300]);[.L300]))">
            <text:p/>
          </table:table-cell>
          <table:table-cell table:number-columns-repeated="7"/>
          <table:table-cell table:style-name="ce9" table:formula="of:=IF(LEN([.E300]) = 0;[.J300];IF(OR([.E300]=&quot;SubStart&quot;;[.E300]=&quot;SubEnd&quot;);&quot;&quot;;[.K300]))">
            <text:p/>
          </table:table-cell>
          <table:table-cell table:style-name="ce9" table:formula="of:=IF([.E300]=&quot;Sub&quot;;[.J299];IF(LEN([.H300])=0;&quot;&quot;;IF([.J299]=&quot;Number&quot;;&quot;&quot;;IF(LEN([.J299])=0;1;[.J299]+1))))">
            <text:p/>
          </table:table-cell>
          <table:table-cell table:style-name="ce9" table:formula="of:=IF(LEN([.H300])=0;&quot;&quot;;IF([.K299]=&quot;SubOrder&quot;;&quot;&quot;;IF([.E300]&lt;&gt;&quot;Sub&quot;;&quot;&quot;;IF(LEN([.K299])=0;1;[.K29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01]);&quot;&quot;;CONCATENATE([.D301];[.F301];[.G301];[.H301];IF(OR([.E301]=&quot;SubStart&quot;;[.E301]=&quot;Sub&quot;);[.K301];[.J301]);[.L301]))">
            <text:p/>
          </table:table-cell>
          <table:table-cell table:number-columns-repeated="7"/>
          <table:table-cell table:style-name="ce9" table:formula="of:=IF(LEN([.E301]) = 0;[.J301];IF(OR([.E301]=&quot;SubStart&quot;;[.E301]=&quot;SubEnd&quot;);&quot;&quot;;[.K301]))">
            <text:p/>
          </table:table-cell>
          <table:table-cell table:style-name="ce9" table:formula="of:=IF([.E301]=&quot;Sub&quot;;[.J300];IF(LEN([.H301])=0;&quot;&quot;;IF([.J300]=&quot;Number&quot;;&quot;&quot;;IF(LEN([.J300])=0;1;[.J300]+1))))">
            <text:p/>
          </table:table-cell>
          <table:table-cell table:style-name="ce9" table:formula="of:=IF(LEN([.H301])=0;&quot;&quot;;IF([.K300]=&quot;SubOrder&quot;;&quot;&quot;;IF([.E301]&lt;&gt;&quot;Sub&quot;;&quot;&quot;;IF(LEN([.K300])=0;1;[.K30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02]);&quot;&quot;;CONCATENATE([.D302];[.F302];[.G302];[.H302];IF(OR([.E302]=&quot;SubStart&quot;;[.E302]=&quot;Sub&quot;);[.K302];[.J302]);[.L302]))">
            <text:p/>
          </table:table-cell>
          <table:table-cell table:number-columns-repeated="7"/>
          <table:table-cell table:style-name="ce9" table:formula="of:=IF(LEN([.E302]) = 0;[.J302];IF(OR([.E302]=&quot;SubStart&quot;;[.E302]=&quot;SubEnd&quot;);&quot;&quot;;[.K302]))">
            <text:p/>
          </table:table-cell>
          <table:table-cell table:style-name="ce9" table:formula="of:=IF([.E302]=&quot;Sub&quot;;[.J301];IF(LEN([.H302])=0;&quot;&quot;;IF([.J301]=&quot;Number&quot;;&quot;&quot;;IF(LEN([.J301])=0;1;[.J301]+1))))">
            <text:p/>
          </table:table-cell>
          <table:table-cell table:style-name="ce9" table:formula="of:=IF(LEN([.H302])=0;&quot;&quot;;IF([.K301]=&quot;SubOrder&quot;;&quot;&quot;;IF([.E302]&lt;&gt;&quot;Sub&quot;;&quot;&quot;;IF(LEN([.K301])=0;1;[.K30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03]);&quot;&quot;;CONCATENATE([.D303];[.F303];[.G303];[.H303];IF(OR([.E303]=&quot;SubStart&quot;;[.E303]=&quot;Sub&quot;);[.K303];[.J303]);[.L303]))">
            <text:p/>
          </table:table-cell>
          <table:table-cell table:number-columns-repeated="7"/>
          <table:table-cell table:style-name="ce9" table:formula="of:=IF(LEN([.E303]) = 0;[.J303];IF(OR([.E303]=&quot;SubStart&quot;;[.E303]=&quot;SubEnd&quot;);&quot;&quot;;[.K303]))">
            <text:p/>
          </table:table-cell>
          <table:table-cell table:style-name="ce9" table:formula="of:=IF([.E303]=&quot;Sub&quot;;[.J302];IF(LEN([.H303])=0;&quot;&quot;;IF([.J302]=&quot;Number&quot;;&quot;&quot;;IF(LEN([.J302])=0;1;[.J302]+1))))">
            <text:p/>
          </table:table-cell>
          <table:table-cell table:style-name="ce9" table:formula="of:=IF(LEN([.H303])=0;&quot;&quot;;IF([.K302]=&quot;SubOrder&quot;;&quot;&quot;;IF([.E303]&lt;&gt;&quot;Sub&quot;;&quot;&quot;;IF(LEN([.K302])=0;1;[.K30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04]);&quot;&quot;;CONCATENATE([.D304];[.F304];[.G304];[.H304];IF(OR([.E304]=&quot;SubStart&quot;;[.E304]=&quot;Sub&quot;);[.K304];[.J304]);[.L304]))">
            <text:p/>
          </table:table-cell>
          <table:table-cell table:number-columns-repeated="7"/>
          <table:table-cell table:style-name="ce9" table:formula="of:=IF(LEN([.E304]) = 0;[.J304];IF(OR([.E304]=&quot;SubStart&quot;;[.E304]=&quot;SubEnd&quot;);&quot;&quot;;[.K304]))">
            <text:p/>
          </table:table-cell>
          <table:table-cell table:style-name="ce9" table:formula="of:=IF([.E304]=&quot;Sub&quot;;[.J303];IF(LEN([.H304])=0;&quot;&quot;;IF([.J303]=&quot;Number&quot;;&quot;&quot;;IF(LEN([.J303])=0;1;[.J303]+1))))">
            <text:p/>
          </table:table-cell>
          <table:table-cell table:style-name="ce9" table:formula="of:=IF(LEN([.H304])=0;&quot;&quot;;IF([.K303]=&quot;SubOrder&quot;;&quot;&quot;;IF([.E304]&lt;&gt;&quot;Sub&quot;;&quot;&quot;;IF(LEN([.K303])=0;1;[.K30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05]);&quot;&quot;;CONCATENATE([.D305];[.F305];[.G305];[.H305];IF(OR([.E305]=&quot;SubStart&quot;;[.E305]=&quot;Sub&quot;);[.K305];[.J305]);[.L305]))">
            <text:p/>
          </table:table-cell>
          <table:table-cell table:number-columns-repeated="7"/>
          <table:table-cell table:style-name="ce9" table:formula="of:=IF(LEN([.E305]) = 0;[.J305];IF(OR([.E305]=&quot;SubStart&quot;;[.E305]=&quot;SubEnd&quot;);&quot;&quot;;[.K305]))">
            <text:p/>
          </table:table-cell>
          <table:table-cell table:style-name="ce9" table:formula="of:=IF([.E305]=&quot;Sub&quot;;[.J304];IF(LEN([.H305])=0;&quot;&quot;;IF([.J304]=&quot;Number&quot;;&quot;&quot;;IF(LEN([.J304])=0;1;[.J304]+1))))">
            <text:p/>
          </table:table-cell>
          <table:table-cell table:style-name="ce9" table:formula="of:=IF(LEN([.H305])=0;&quot;&quot;;IF([.K304]=&quot;SubOrder&quot;;&quot;&quot;;IF([.E305]&lt;&gt;&quot;Sub&quot;;&quot;&quot;;IF(LEN([.K304])=0;1;[.K30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06]);&quot;&quot;;CONCATENATE([.D306];[.F306];[.G306];[.H306];IF(OR([.E306]=&quot;SubStart&quot;;[.E306]=&quot;Sub&quot;);[.K306];[.J306]);[.L306]))">
            <text:p/>
          </table:table-cell>
          <table:table-cell table:number-columns-repeated="7"/>
          <table:table-cell table:style-name="ce9" table:formula="of:=IF(LEN([.E306]) = 0;[.J306];IF(OR([.E306]=&quot;SubStart&quot;;[.E306]=&quot;SubEnd&quot;);&quot;&quot;;[.K306]))">
            <text:p/>
          </table:table-cell>
          <table:table-cell table:style-name="ce9" table:formula="of:=IF([.E306]=&quot;Sub&quot;;[.J305];IF(LEN([.H306])=0;&quot;&quot;;IF([.J305]=&quot;Number&quot;;&quot;&quot;;IF(LEN([.J305])=0;1;[.J305]+1))))">
            <text:p/>
          </table:table-cell>
          <table:table-cell table:style-name="ce9" table:formula="of:=IF(LEN([.H306])=0;&quot;&quot;;IF([.K305]=&quot;SubOrder&quot;;&quot;&quot;;IF([.E306]&lt;&gt;&quot;Sub&quot;;&quot;&quot;;IF(LEN([.K305])=0;1;[.K30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07]);&quot;&quot;;CONCATENATE([.D307];[.F307];[.G307];[.H307];IF(OR([.E307]=&quot;SubStart&quot;;[.E307]=&quot;Sub&quot;);[.K307];[.J307]);[.L307]))">
            <text:p/>
          </table:table-cell>
          <table:table-cell table:number-columns-repeated="7"/>
          <table:table-cell table:style-name="ce9" table:formula="of:=IF(LEN([.E307]) = 0;[.J307];IF(OR([.E307]=&quot;SubStart&quot;;[.E307]=&quot;SubEnd&quot;);&quot;&quot;;[.K307]))">
            <text:p/>
          </table:table-cell>
          <table:table-cell table:style-name="ce9" table:formula="of:=IF([.E307]=&quot;Sub&quot;;[.J306];IF(LEN([.H307])=0;&quot;&quot;;IF([.J306]=&quot;Number&quot;;&quot;&quot;;IF(LEN([.J306])=0;1;[.J306]+1))))">
            <text:p/>
          </table:table-cell>
          <table:table-cell table:style-name="ce9" table:formula="of:=IF(LEN([.H307])=0;&quot;&quot;;IF([.K306]=&quot;SubOrder&quot;;&quot;&quot;;IF([.E307]&lt;&gt;&quot;Sub&quot;;&quot;&quot;;IF(LEN([.K306])=0;1;[.K30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08]);&quot;&quot;;CONCATENATE([.D308];[.F308];[.G308];[.H308];IF(OR([.E308]=&quot;SubStart&quot;;[.E308]=&quot;Sub&quot;);[.K308];[.J308]);[.L308]))">
            <text:p/>
          </table:table-cell>
          <table:table-cell table:number-columns-repeated="7"/>
          <table:table-cell table:style-name="ce9" table:formula="of:=IF(LEN([.E308]) = 0;[.J308];IF(OR([.E308]=&quot;SubStart&quot;;[.E308]=&quot;SubEnd&quot;);&quot;&quot;;[.K308]))">
            <text:p/>
          </table:table-cell>
          <table:table-cell table:style-name="ce9" table:formula="of:=IF([.E308]=&quot;Sub&quot;;[.J307];IF(LEN([.H308])=0;&quot;&quot;;IF([.J307]=&quot;Number&quot;;&quot;&quot;;IF(LEN([.J307])=0;1;[.J307]+1))))">
            <text:p/>
          </table:table-cell>
          <table:table-cell table:style-name="ce9" table:formula="of:=IF(LEN([.H308])=0;&quot;&quot;;IF([.K307]=&quot;SubOrder&quot;;&quot;&quot;;IF([.E308]&lt;&gt;&quot;Sub&quot;;&quot;&quot;;IF(LEN([.K307])=0;1;[.K30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09]);&quot;&quot;;CONCATENATE([.D309];[.F309];[.G309];[.H309];IF(OR([.E309]=&quot;SubStart&quot;;[.E309]=&quot;Sub&quot;);[.K309];[.J309]);[.L309]))">
            <text:p/>
          </table:table-cell>
          <table:table-cell table:number-columns-repeated="7"/>
          <table:table-cell table:style-name="ce9" table:formula="of:=IF(LEN([.E309]) = 0;[.J309];IF(OR([.E309]=&quot;SubStart&quot;;[.E309]=&quot;SubEnd&quot;);&quot;&quot;;[.K309]))">
            <text:p/>
          </table:table-cell>
          <table:table-cell table:style-name="ce9" table:formula="of:=IF([.E309]=&quot;Sub&quot;;[.J308];IF(LEN([.H309])=0;&quot;&quot;;IF([.J308]=&quot;Number&quot;;&quot;&quot;;IF(LEN([.J308])=0;1;[.J308]+1))))">
            <text:p/>
          </table:table-cell>
          <table:table-cell table:style-name="ce9" table:formula="of:=IF(LEN([.H309])=0;&quot;&quot;;IF([.K308]=&quot;SubOrder&quot;;&quot;&quot;;IF([.E309]&lt;&gt;&quot;Sub&quot;;&quot;&quot;;IF(LEN([.K308])=0;1;[.K30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10]);&quot;&quot;;CONCATENATE([.D310];[.F310];[.G310];[.H310];IF(OR([.E310]=&quot;SubStart&quot;;[.E310]=&quot;Sub&quot;);[.K310];[.J310]);[.L310]))">
            <text:p/>
          </table:table-cell>
          <table:table-cell table:number-columns-repeated="7"/>
          <table:table-cell table:style-name="ce9" table:formula="of:=IF(LEN([.E310]) = 0;[.J310];IF(OR([.E310]=&quot;SubStart&quot;;[.E310]=&quot;SubEnd&quot;);&quot;&quot;;[.K310]))">
            <text:p/>
          </table:table-cell>
          <table:table-cell table:style-name="ce9" table:formula="of:=IF([.E310]=&quot;Sub&quot;;[.J309];IF(LEN([.H310])=0;&quot;&quot;;IF([.J309]=&quot;Number&quot;;&quot;&quot;;IF(LEN([.J309])=0;1;[.J309]+1))))">
            <text:p/>
          </table:table-cell>
          <table:table-cell table:style-name="ce9" table:formula="of:=IF(LEN([.H310])=0;&quot;&quot;;IF([.K309]=&quot;SubOrder&quot;;&quot;&quot;;IF([.E310]&lt;&gt;&quot;Sub&quot;;&quot;&quot;;IF(LEN([.K309])=0;1;[.K30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11]);&quot;&quot;;CONCATENATE([.D311];[.F311];[.G311];[.H311];IF(OR([.E311]=&quot;SubStart&quot;;[.E311]=&quot;Sub&quot;);[.K311];[.J311]);[.L311]))">
            <text:p/>
          </table:table-cell>
          <table:table-cell table:number-columns-repeated="7"/>
          <table:table-cell table:style-name="ce9" table:formula="of:=IF(LEN([.E311]) = 0;[.J311];IF(OR([.E311]=&quot;SubStart&quot;;[.E311]=&quot;SubEnd&quot;);&quot;&quot;;[.K311]))">
            <text:p/>
          </table:table-cell>
          <table:table-cell table:style-name="ce9" table:formula="of:=IF([.E311]=&quot;Sub&quot;;[.J310];IF(LEN([.H311])=0;&quot;&quot;;IF([.J310]=&quot;Number&quot;;&quot;&quot;;IF(LEN([.J310])=0;1;[.J310]+1))))">
            <text:p/>
          </table:table-cell>
          <table:table-cell table:style-name="ce9" table:formula="of:=IF(LEN([.H311])=0;&quot;&quot;;IF([.K310]=&quot;SubOrder&quot;;&quot;&quot;;IF([.E311]&lt;&gt;&quot;Sub&quot;;&quot;&quot;;IF(LEN([.K310])=0;1;[.K31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12]);&quot;&quot;;CONCATENATE([.D312];[.F312];[.G312];[.H312];IF(OR([.E312]=&quot;SubStart&quot;;[.E312]=&quot;Sub&quot;);[.K312];[.J312]);[.L312]))">
            <text:p/>
          </table:table-cell>
          <table:table-cell table:number-columns-repeated="7"/>
          <table:table-cell table:style-name="ce9" table:formula="of:=IF(LEN([.E312]) = 0;[.J312];IF(OR([.E312]=&quot;SubStart&quot;;[.E312]=&quot;SubEnd&quot;);&quot;&quot;;[.K312]))">
            <text:p/>
          </table:table-cell>
          <table:table-cell table:style-name="ce9" table:formula="of:=IF([.E312]=&quot;Sub&quot;;[.J311];IF(LEN([.H312])=0;&quot;&quot;;IF([.J311]=&quot;Number&quot;;&quot;&quot;;IF(LEN([.J311])=0;1;[.J311]+1))))">
            <text:p/>
          </table:table-cell>
          <table:table-cell table:style-name="ce9" table:formula="of:=IF(LEN([.H312])=0;&quot;&quot;;IF([.K311]=&quot;SubOrder&quot;;&quot;&quot;;IF([.E312]&lt;&gt;&quot;Sub&quot;;&quot;&quot;;IF(LEN([.K311])=0;1;[.K31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13]);&quot;&quot;;CONCATENATE([.D313];[.F313];[.G313];[.H313];IF(OR([.E313]=&quot;SubStart&quot;;[.E313]=&quot;Sub&quot;);[.K313];[.J313]);[.L313]))">
            <text:p/>
          </table:table-cell>
          <table:table-cell table:number-columns-repeated="7"/>
          <table:table-cell table:style-name="ce9" table:formula="of:=IF(LEN([.E313]) = 0;[.J313];IF(OR([.E313]=&quot;SubStart&quot;;[.E313]=&quot;SubEnd&quot;);&quot;&quot;;[.K313]))">
            <text:p/>
          </table:table-cell>
          <table:table-cell table:style-name="ce9" table:formula="of:=IF([.E313]=&quot;Sub&quot;;[.J312];IF(LEN([.H313])=0;&quot;&quot;;IF([.J312]=&quot;Number&quot;;&quot;&quot;;IF(LEN([.J312])=0;1;[.J312]+1))))">
            <text:p/>
          </table:table-cell>
          <table:table-cell table:style-name="ce9" table:formula="of:=IF(LEN([.H313])=0;&quot;&quot;;IF([.K312]=&quot;SubOrder&quot;;&quot;&quot;;IF([.E313]&lt;&gt;&quot;Sub&quot;;&quot;&quot;;IF(LEN([.K312])=0;1;[.K31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14]);&quot;&quot;;CONCATENATE([.D314];[.F314];[.G314];[.H314];IF(OR([.E314]=&quot;SubStart&quot;;[.E314]=&quot;Sub&quot;);[.K314];[.J314]);[.L314]))">
            <text:p/>
          </table:table-cell>
          <table:table-cell table:number-columns-repeated="7"/>
          <table:table-cell table:style-name="ce9" table:formula="of:=IF(LEN([.E314]) = 0;[.J314];IF(OR([.E314]=&quot;SubStart&quot;;[.E314]=&quot;SubEnd&quot;);&quot;&quot;;[.K314]))">
            <text:p/>
          </table:table-cell>
          <table:table-cell table:style-name="ce9" table:formula="of:=IF([.E314]=&quot;Sub&quot;;[.J313];IF(LEN([.H314])=0;&quot;&quot;;IF([.J313]=&quot;Number&quot;;&quot;&quot;;IF(LEN([.J313])=0;1;[.J313]+1))))">
            <text:p/>
          </table:table-cell>
          <table:table-cell table:style-name="ce9" table:formula="of:=IF(LEN([.H314])=0;&quot;&quot;;IF([.K313]=&quot;SubOrder&quot;;&quot;&quot;;IF([.E314]&lt;&gt;&quot;Sub&quot;;&quot;&quot;;IF(LEN([.K313])=0;1;[.K31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15]);&quot;&quot;;CONCATENATE([.D315];[.F315];[.G315];[.H315];IF(OR([.E315]=&quot;SubStart&quot;;[.E315]=&quot;Sub&quot;);[.K315];[.J315]);[.L315]))">
            <text:p/>
          </table:table-cell>
          <table:table-cell table:number-columns-repeated="7"/>
          <table:table-cell table:style-name="ce9" table:formula="of:=IF(LEN([.E315]) = 0;[.J315];IF(OR([.E315]=&quot;SubStart&quot;;[.E315]=&quot;SubEnd&quot;);&quot;&quot;;[.K315]))">
            <text:p/>
          </table:table-cell>
          <table:table-cell table:style-name="ce9" table:formula="of:=IF([.E315]=&quot;Sub&quot;;[.J314];IF(LEN([.H315])=0;&quot;&quot;;IF([.J314]=&quot;Number&quot;;&quot;&quot;;IF(LEN([.J314])=0;1;[.J314]+1))))">
            <text:p/>
          </table:table-cell>
          <table:table-cell table:style-name="ce9" table:formula="of:=IF(LEN([.H315])=0;&quot;&quot;;IF([.K314]=&quot;SubOrder&quot;;&quot;&quot;;IF([.E315]&lt;&gt;&quot;Sub&quot;;&quot;&quot;;IF(LEN([.K314])=0;1;[.K31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16]);&quot;&quot;;CONCATENATE([.D316];[.F316];[.G316];[.H316];IF(OR([.E316]=&quot;SubStart&quot;;[.E316]=&quot;Sub&quot;);[.K316];[.J316]);[.L316]))">
            <text:p/>
          </table:table-cell>
          <table:table-cell table:number-columns-repeated="7"/>
          <table:table-cell table:style-name="ce9" table:formula="of:=IF(LEN([.E316]) = 0;[.J316];IF(OR([.E316]=&quot;SubStart&quot;;[.E316]=&quot;SubEnd&quot;);&quot;&quot;;[.K316]))">
            <text:p/>
          </table:table-cell>
          <table:table-cell table:style-name="ce9" table:formula="of:=IF([.E316]=&quot;Sub&quot;;[.J315];IF(LEN([.H316])=0;&quot;&quot;;IF([.J315]=&quot;Number&quot;;&quot;&quot;;IF(LEN([.J315])=0;1;[.J315]+1))))">
            <text:p/>
          </table:table-cell>
          <table:table-cell table:style-name="ce9" table:formula="of:=IF(LEN([.H316])=0;&quot;&quot;;IF([.K315]=&quot;SubOrder&quot;;&quot;&quot;;IF([.E316]&lt;&gt;&quot;Sub&quot;;&quot;&quot;;IF(LEN([.K315])=0;1;[.K31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17]);&quot;&quot;;CONCATENATE([.D317];[.F317];[.G317];[.H317];IF(OR([.E317]=&quot;SubStart&quot;;[.E317]=&quot;Sub&quot;);[.K317];[.J317]);[.L317]))">
            <text:p/>
          </table:table-cell>
          <table:table-cell table:number-columns-repeated="7"/>
          <table:table-cell table:style-name="ce9" table:formula="of:=IF(LEN([.E317]) = 0;[.J317];IF(OR([.E317]=&quot;SubStart&quot;;[.E317]=&quot;SubEnd&quot;);&quot;&quot;;[.K317]))">
            <text:p/>
          </table:table-cell>
          <table:table-cell table:style-name="ce9" table:formula="of:=IF([.E317]=&quot;Sub&quot;;[.J316];IF(LEN([.H317])=0;&quot;&quot;;IF([.J316]=&quot;Number&quot;;&quot;&quot;;IF(LEN([.J316])=0;1;[.J316]+1))))">
            <text:p/>
          </table:table-cell>
          <table:table-cell table:style-name="ce9" table:formula="of:=IF(LEN([.H317])=0;&quot;&quot;;IF([.K316]=&quot;SubOrder&quot;;&quot;&quot;;IF([.E317]&lt;&gt;&quot;Sub&quot;;&quot;&quot;;IF(LEN([.K316])=0;1;[.K31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18]);&quot;&quot;;CONCATENATE([.D318];[.F318];[.G318];[.H318];IF(OR([.E318]=&quot;SubStart&quot;;[.E318]=&quot;Sub&quot;);[.K318];[.J318]);[.L318]))">
            <text:p/>
          </table:table-cell>
          <table:table-cell table:number-columns-repeated="7"/>
          <table:table-cell table:style-name="ce9" table:formula="of:=IF(LEN([.E318]) = 0;[.J318];IF(OR([.E318]=&quot;SubStart&quot;;[.E318]=&quot;SubEnd&quot;);&quot;&quot;;[.K318]))">
            <text:p/>
          </table:table-cell>
          <table:table-cell table:style-name="ce9" table:formula="of:=IF([.E318]=&quot;Sub&quot;;[.J317];IF(LEN([.H318])=0;&quot;&quot;;IF([.J317]=&quot;Number&quot;;&quot;&quot;;IF(LEN([.J317])=0;1;[.J317]+1))))">
            <text:p/>
          </table:table-cell>
          <table:table-cell table:style-name="ce9" table:formula="of:=IF(LEN([.H318])=0;&quot;&quot;;IF([.K317]=&quot;SubOrder&quot;;&quot;&quot;;IF([.E318]&lt;&gt;&quot;Sub&quot;;&quot;&quot;;IF(LEN([.K317])=0;1;[.K31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19]);&quot;&quot;;CONCATENATE([.D319];[.F319];[.G319];[.H319];IF(OR([.E319]=&quot;SubStart&quot;;[.E319]=&quot;Sub&quot;);[.K319];[.J319]);[.L319]))">
            <text:p/>
          </table:table-cell>
          <table:table-cell table:number-columns-repeated="7"/>
          <table:table-cell table:style-name="ce9" table:formula="of:=IF(LEN([.E319]) = 0;[.J319];IF(OR([.E319]=&quot;SubStart&quot;;[.E319]=&quot;SubEnd&quot;);&quot;&quot;;[.K319]))">
            <text:p/>
          </table:table-cell>
          <table:table-cell table:style-name="ce9" table:formula="of:=IF([.E319]=&quot;Sub&quot;;[.J318];IF(LEN([.H319])=0;&quot;&quot;;IF([.J318]=&quot;Number&quot;;&quot;&quot;;IF(LEN([.J318])=0;1;[.J318]+1))))">
            <text:p/>
          </table:table-cell>
          <table:table-cell table:style-name="ce9" table:formula="of:=IF(LEN([.H319])=0;&quot;&quot;;IF([.K318]=&quot;SubOrder&quot;;&quot;&quot;;IF([.E319]&lt;&gt;&quot;Sub&quot;;&quot;&quot;;IF(LEN([.K318])=0;1;[.K31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20]);&quot;&quot;;CONCATENATE([.D320];[.F320];[.G320];[.H320];IF(OR([.E320]=&quot;SubStart&quot;;[.E320]=&quot;Sub&quot;);[.K320];[.J320]);[.L320]))">
            <text:p/>
          </table:table-cell>
          <table:table-cell table:number-columns-repeated="7"/>
          <table:table-cell table:style-name="ce9" table:formula="of:=IF(LEN([.E320]) = 0;[.J320];IF(OR([.E320]=&quot;SubStart&quot;;[.E320]=&quot;SubEnd&quot;);&quot;&quot;;[.K320]))">
            <text:p/>
          </table:table-cell>
          <table:table-cell table:style-name="ce9" table:formula="of:=IF([.E320]=&quot;Sub&quot;;[.J319];IF(LEN([.H320])=0;&quot;&quot;;IF([.J319]=&quot;Number&quot;;&quot;&quot;;IF(LEN([.J319])=0;1;[.J319]+1))))">
            <text:p/>
          </table:table-cell>
          <table:table-cell table:style-name="ce9" table:formula="of:=IF(LEN([.H320])=0;&quot;&quot;;IF([.K319]=&quot;SubOrder&quot;;&quot;&quot;;IF([.E320]&lt;&gt;&quot;Sub&quot;;&quot;&quot;;IF(LEN([.K319])=0;1;[.K31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21]);&quot;&quot;;CONCATENATE([.D321];[.F321];[.G321];[.H321];IF(OR([.E321]=&quot;SubStart&quot;;[.E321]=&quot;Sub&quot;);[.K321];[.J321]);[.L321]))">
            <text:p/>
          </table:table-cell>
          <table:table-cell table:number-columns-repeated="7"/>
          <table:table-cell table:style-name="ce9" table:formula="of:=IF(LEN([.E321]) = 0;[.J321];IF(OR([.E321]=&quot;SubStart&quot;;[.E321]=&quot;SubEnd&quot;);&quot;&quot;;[.K321]))">
            <text:p/>
          </table:table-cell>
          <table:table-cell table:style-name="ce9" table:formula="of:=IF([.E321]=&quot;Sub&quot;;[.J320];IF(LEN([.H321])=0;&quot;&quot;;IF([.J320]=&quot;Number&quot;;&quot;&quot;;IF(LEN([.J320])=0;1;[.J320]+1))))">
            <text:p/>
          </table:table-cell>
          <table:table-cell table:style-name="ce9" table:formula="of:=IF(LEN([.H321])=0;&quot;&quot;;IF([.K320]=&quot;SubOrder&quot;;&quot;&quot;;IF([.E321]&lt;&gt;&quot;Sub&quot;;&quot;&quot;;IF(LEN([.K320])=0;1;[.K32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22]);&quot;&quot;;CONCATENATE([.D322];[.F322];[.G322];[.H322];IF(OR([.E322]=&quot;SubStart&quot;;[.E322]=&quot;Sub&quot;);[.K322];[.J322]);[.L322]))">
            <text:p/>
          </table:table-cell>
          <table:table-cell table:number-columns-repeated="7"/>
          <table:table-cell table:style-name="ce9" table:formula="of:=IF(LEN([.E322]) = 0;[.J322];IF(OR([.E322]=&quot;SubStart&quot;;[.E322]=&quot;SubEnd&quot;);&quot;&quot;;[.K322]))">
            <text:p/>
          </table:table-cell>
          <table:table-cell table:style-name="ce9" table:formula="of:=IF([.E322]=&quot;Sub&quot;;[.J321];IF(LEN([.H322])=0;&quot;&quot;;IF([.J321]=&quot;Number&quot;;&quot;&quot;;IF(LEN([.J321])=0;1;[.J321]+1))))">
            <text:p/>
          </table:table-cell>
          <table:table-cell table:style-name="ce9" table:formula="of:=IF(LEN([.H322])=0;&quot;&quot;;IF([.K321]=&quot;SubOrder&quot;;&quot;&quot;;IF([.E322]&lt;&gt;&quot;Sub&quot;;&quot;&quot;;IF(LEN([.K321])=0;1;[.K32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23]);&quot;&quot;;CONCATENATE([.D323];[.F323];[.G323];[.H323];IF(OR([.E323]=&quot;SubStart&quot;;[.E323]=&quot;Sub&quot;);[.K323];[.J323]);[.L323]))">
            <text:p/>
          </table:table-cell>
          <table:table-cell table:number-columns-repeated="7"/>
          <table:table-cell table:style-name="ce9" table:formula="of:=IF(LEN([.E323]) = 0;[.J323];IF(OR([.E323]=&quot;SubStart&quot;;[.E323]=&quot;SubEnd&quot;);&quot;&quot;;[.K323]))">
            <text:p/>
          </table:table-cell>
          <table:table-cell table:style-name="ce9" table:formula="of:=IF([.E323]=&quot;Sub&quot;;[.J322];IF(LEN([.H323])=0;&quot;&quot;;IF([.J322]=&quot;Number&quot;;&quot;&quot;;IF(LEN([.J322])=0;1;[.J322]+1))))">
            <text:p/>
          </table:table-cell>
          <table:table-cell table:style-name="ce9" table:formula="of:=IF(LEN([.H323])=0;&quot;&quot;;IF([.K322]=&quot;SubOrder&quot;;&quot;&quot;;IF([.E323]&lt;&gt;&quot;Sub&quot;;&quot;&quot;;IF(LEN([.K322])=0;1;[.K32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24]);&quot;&quot;;CONCATENATE([.D324];[.F324];[.G324];[.H324];IF(OR([.E324]=&quot;SubStart&quot;;[.E324]=&quot;Sub&quot;);[.K324];[.J324]);[.L324]))">
            <text:p/>
          </table:table-cell>
          <table:table-cell table:number-columns-repeated="7"/>
          <table:table-cell table:style-name="ce9" table:formula="of:=IF(LEN([.E324]) = 0;[.J324];IF(OR([.E324]=&quot;SubStart&quot;;[.E324]=&quot;SubEnd&quot;);&quot;&quot;;[.K324]))">
            <text:p/>
          </table:table-cell>
          <table:table-cell table:style-name="ce9" table:formula="of:=IF([.E324]=&quot;Sub&quot;;[.J323];IF(LEN([.H324])=0;&quot;&quot;;IF([.J323]=&quot;Number&quot;;&quot;&quot;;IF(LEN([.J323])=0;1;[.J323]+1))))">
            <text:p/>
          </table:table-cell>
          <table:table-cell table:style-name="ce9" table:formula="of:=IF(LEN([.H324])=0;&quot;&quot;;IF([.K323]=&quot;SubOrder&quot;;&quot;&quot;;IF([.E324]&lt;&gt;&quot;Sub&quot;;&quot;&quot;;IF(LEN([.K323])=0;1;[.K32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25]);&quot;&quot;;CONCATENATE([.D325];[.F325];[.G325];[.H325];IF(OR([.E325]=&quot;SubStart&quot;;[.E325]=&quot;Sub&quot;);[.K325];[.J325]);[.L325]))">
            <text:p/>
          </table:table-cell>
          <table:table-cell table:number-columns-repeated="7"/>
          <table:table-cell table:style-name="ce9" table:formula="of:=IF(LEN([.E325]) = 0;[.J325];IF(OR([.E325]=&quot;SubStart&quot;;[.E325]=&quot;SubEnd&quot;);&quot;&quot;;[.K325]))">
            <text:p/>
          </table:table-cell>
          <table:table-cell table:style-name="ce9" table:formula="of:=IF([.E325]=&quot;Sub&quot;;[.J324];IF(LEN([.H325])=0;&quot;&quot;;IF([.J324]=&quot;Number&quot;;&quot;&quot;;IF(LEN([.J324])=0;1;[.J324]+1))))">
            <text:p/>
          </table:table-cell>
          <table:table-cell table:style-name="ce9" table:formula="of:=IF(LEN([.H325])=0;&quot;&quot;;IF([.K324]=&quot;SubOrder&quot;;&quot;&quot;;IF([.E325]&lt;&gt;&quot;Sub&quot;;&quot;&quot;;IF(LEN([.K324])=0;1;[.K32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26]);&quot;&quot;;CONCATENATE([.D326];[.F326];[.G326];[.H326];IF(OR([.E326]=&quot;SubStart&quot;;[.E326]=&quot;Sub&quot;);[.K326];[.J326]);[.L326]))">
            <text:p/>
          </table:table-cell>
          <table:table-cell table:number-columns-repeated="7"/>
          <table:table-cell table:style-name="ce9" table:formula="of:=IF(LEN([.E326]) = 0;[.J326];IF(OR([.E326]=&quot;SubStart&quot;;[.E326]=&quot;SubEnd&quot;);&quot;&quot;;[.K326]))">
            <text:p/>
          </table:table-cell>
          <table:table-cell table:style-name="ce9" table:formula="of:=IF([.E326]=&quot;Sub&quot;;[.J325];IF(LEN([.H326])=0;&quot;&quot;;IF([.J325]=&quot;Number&quot;;&quot;&quot;;IF(LEN([.J325])=0;1;[.J325]+1))))">
            <text:p/>
          </table:table-cell>
          <table:table-cell table:style-name="ce9" table:formula="of:=IF(LEN([.H326])=0;&quot;&quot;;IF([.K325]=&quot;SubOrder&quot;;&quot;&quot;;IF([.E326]&lt;&gt;&quot;Sub&quot;;&quot;&quot;;IF(LEN([.K325])=0;1;[.K32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27]);&quot;&quot;;CONCATENATE([.D327];[.F327];[.G327];[.H327];IF(OR([.E327]=&quot;SubStart&quot;;[.E327]=&quot;Sub&quot;);[.K327];[.J327]);[.L327]))">
            <text:p/>
          </table:table-cell>
          <table:table-cell table:number-columns-repeated="7"/>
          <table:table-cell table:style-name="ce9" table:formula="of:=IF(LEN([.E327]) = 0;[.J327];IF(OR([.E327]=&quot;SubStart&quot;;[.E327]=&quot;SubEnd&quot;);&quot;&quot;;[.K327]))">
            <text:p/>
          </table:table-cell>
          <table:table-cell table:style-name="ce9" table:formula="of:=IF([.E327]=&quot;Sub&quot;;[.J326];IF(LEN([.H327])=0;&quot;&quot;;IF([.J326]=&quot;Number&quot;;&quot;&quot;;IF(LEN([.J326])=0;1;[.J326]+1))))">
            <text:p/>
          </table:table-cell>
          <table:table-cell table:style-name="ce9" table:formula="of:=IF(LEN([.H327])=0;&quot;&quot;;IF([.K326]=&quot;SubOrder&quot;;&quot;&quot;;IF([.E327]&lt;&gt;&quot;Sub&quot;;&quot;&quot;;IF(LEN([.K326])=0;1;[.K32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28]);&quot;&quot;;CONCATENATE([.D328];[.F328];[.G328];[.H328];IF(OR([.E328]=&quot;SubStart&quot;;[.E328]=&quot;Sub&quot;);[.K328];[.J328]);[.L328]))">
            <text:p/>
          </table:table-cell>
          <table:table-cell table:number-columns-repeated="7"/>
          <table:table-cell table:style-name="ce9" table:formula="of:=IF(LEN([.E328]) = 0;[.J328];IF(OR([.E328]=&quot;SubStart&quot;;[.E328]=&quot;SubEnd&quot;);&quot;&quot;;[.K328]))">
            <text:p/>
          </table:table-cell>
          <table:table-cell table:style-name="ce9" table:formula="of:=IF([.E328]=&quot;Sub&quot;;[.J327];IF(LEN([.H328])=0;&quot;&quot;;IF([.J327]=&quot;Number&quot;;&quot;&quot;;IF(LEN([.J327])=0;1;[.J327]+1))))">
            <text:p/>
          </table:table-cell>
          <table:table-cell table:style-name="ce9" table:formula="of:=IF(LEN([.H328])=0;&quot;&quot;;IF([.K327]=&quot;SubOrder&quot;;&quot;&quot;;IF([.E328]&lt;&gt;&quot;Sub&quot;;&quot;&quot;;IF(LEN([.K327])=0;1;[.K32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29]);&quot;&quot;;CONCATENATE([.D329];[.F329];[.G329];[.H329];IF(OR([.E329]=&quot;SubStart&quot;;[.E329]=&quot;Sub&quot;);[.K329];[.J329]);[.L329]))">
            <text:p/>
          </table:table-cell>
          <table:table-cell table:number-columns-repeated="7"/>
          <table:table-cell table:style-name="ce9" table:formula="of:=IF(LEN([.E329]) = 0;[.J329];IF(OR([.E329]=&quot;SubStart&quot;;[.E329]=&quot;SubEnd&quot;);&quot;&quot;;[.K329]))">
            <text:p/>
          </table:table-cell>
          <table:table-cell table:style-name="ce9" table:formula="of:=IF([.E329]=&quot;Sub&quot;;[.J328];IF(LEN([.H329])=0;&quot;&quot;;IF([.J328]=&quot;Number&quot;;&quot;&quot;;IF(LEN([.J328])=0;1;[.J328]+1))))">
            <text:p/>
          </table:table-cell>
          <table:table-cell table:style-name="ce9" table:formula="of:=IF(LEN([.H329])=0;&quot;&quot;;IF([.K328]=&quot;SubOrder&quot;;&quot;&quot;;IF([.E329]&lt;&gt;&quot;Sub&quot;;&quot;&quot;;IF(LEN([.K328])=0;1;[.K32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30]);&quot;&quot;;CONCATENATE([.D330];[.F330];[.G330];[.H330];IF(OR([.E330]=&quot;SubStart&quot;;[.E330]=&quot;Sub&quot;);[.K330];[.J330]);[.L330]))">
            <text:p/>
          </table:table-cell>
          <table:table-cell table:number-columns-repeated="7"/>
          <table:table-cell table:style-name="ce9" table:formula="of:=IF(LEN([.E330]) = 0;[.J330];IF(OR([.E330]=&quot;SubStart&quot;;[.E330]=&quot;SubEnd&quot;);&quot;&quot;;[.K330]))">
            <text:p/>
          </table:table-cell>
          <table:table-cell table:style-name="ce9" table:formula="of:=IF([.E330]=&quot;Sub&quot;;[.J329];IF(LEN([.H330])=0;&quot;&quot;;IF([.J329]=&quot;Number&quot;;&quot;&quot;;IF(LEN([.J329])=0;1;[.J329]+1))))">
            <text:p/>
          </table:table-cell>
          <table:table-cell table:style-name="ce9" table:formula="of:=IF(LEN([.H330])=0;&quot;&quot;;IF([.K329]=&quot;SubOrder&quot;;&quot;&quot;;IF([.E330]&lt;&gt;&quot;Sub&quot;;&quot;&quot;;IF(LEN([.K329])=0;1;[.K32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31]);&quot;&quot;;CONCATENATE([.D331];[.F331];[.G331];[.H331];IF(OR([.E331]=&quot;SubStart&quot;;[.E331]=&quot;Sub&quot;);[.K331];[.J331]);[.L331]))">
            <text:p/>
          </table:table-cell>
          <table:table-cell table:number-columns-repeated="7"/>
          <table:table-cell table:style-name="ce9" table:formula="of:=IF(LEN([.E331]) = 0;[.J331];IF(OR([.E331]=&quot;SubStart&quot;;[.E331]=&quot;SubEnd&quot;);&quot;&quot;;[.K331]))">
            <text:p/>
          </table:table-cell>
          <table:table-cell table:style-name="ce9" table:formula="of:=IF([.E331]=&quot;Sub&quot;;[.J330];IF(LEN([.H331])=0;&quot;&quot;;IF([.J330]=&quot;Number&quot;;&quot;&quot;;IF(LEN([.J330])=0;1;[.J330]+1))))">
            <text:p/>
          </table:table-cell>
          <table:table-cell table:style-name="ce9" table:formula="of:=IF(LEN([.H331])=0;&quot;&quot;;IF([.K330]=&quot;SubOrder&quot;;&quot;&quot;;IF([.E331]&lt;&gt;&quot;Sub&quot;;&quot;&quot;;IF(LEN([.K330])=0;1;[.K33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32]);&quot;&quot;;CONCATENATE([.D332];[.F332];[.G332];[.H332];IF(OR([.E332]=&quot;SubStart&quot;;[.E332]=&quot;Sub&quot;);[.K332];[.J332]);[.L332]))">
            <text:p/>
          </table:table-cell>
          <table:table-cell table:number-columns-repeated="7"/>
          <table:table-cell table:style-name="ce9" table:formula="of:=IF(LEN([.E332]) = 0;[.J332];IF(OR([.E332]=&quot;SubStart&quot;;[.E332]=&quot;SubEnd&quot;);&quot;&quot;;[.K332]))">
            <text:p/>
          </table:table-cell>
          <table:table-cell table:style-name="ce9" table:formula="of:=IF([.E332]=&quot;Sub&quot;;[.J331];IF(LEN([.H332])=0;&quot;&quot;;IF([.J331]=&quot;Number&quot;;&quot;&quot;;IF(LEN([.J331])=0;1;[.J331]+1))))">
            <text:p/>
          </table:table-cell>
          <table:table-cell table:style-name="ce9" table:formula="of:=IF(LEN([.H332])=0;&quot;&quot;;IF([.K331]=&quot;SubOrder&quot;;&quot;&quot;;IF([.E332]&lt;&gt;&quot;Sub&quot;;&quot;&quot;;IF(LEN([.K331])=0;1;[.K33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33]);&quot;&quot;;CONCATENATE([.D333];[.F333];[.G333];[.H333];IF(OR([.E333]=&quot;SubStart&quot;;[.E333]=&quot;Sub&quot;);[.K333];[.J333]);[.L333]))">
            <text:p/>
          </table:table-cell>
          <table:table-cell table:number-columns-repeated="7"/>
          <table:table-cell table:style-name="ce9" table:formula="of:=IF(LEN([.E333]) = 0;[.J333];IF(OR([.E333]=&quot;SubStart&quot;;[.E333]=&quot;SubEnd&quot;);&quot;&quot;;[.K333]))">
            <text:p/>
          </table:table-cell>
          <table:table-cell table:style-name="ce9" table:formula="of:=IF([.E333]=&quot;Sub&quot;;[.J332];IF(LEN([.H333])=0;&quot;&quot;;IF([.J332]=&quot;Number&quot;;&quot;&quot;;IF(LEN([.J332])=0;1;[.J332]+1))))">
            <text:p/>
          </table:table-cell>
          <table:table-cell table:style-name="ce9" table:formula="of:=IF(LEN([.H333])=0;&quot;&quot;;IF([.K332]=&quot;SubOrder&quot;;&quot;&quot;;IF([.E333]&lt;&gt;&quot;Sub&quot;;&quot;&quot;;IF(LEN([.K332])=0;1;[.K33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34]);&quot;&quot;;CONCATENATE([.D334];[.F334];[.G334];[.H334];IF(OR([.E334]=&quot;SubStart&quot;;[.E334]=&quot;Sub&quot;);[.K334];[.J334]);[.L334]))">
            <text:p/>
          </table:table-cell>
          <table:table-cell table:number-columns-repeated="7"/>
          <table:table-cell table:style-name="ce9" table:formula="of:=IF(LEN([.E334]) = 0;[.J334];IF(OR([.E334]=&quot;SubStart&quot;;[.E334]=&quot;SubEnd&quot;);&quot;&quot;;[.K334]))">
            <text:p/>
          </table:table-cell>
          <table:table-cell table:style-name="ce9" table:formula="of:=IF([.E334]=&quot;Sub&quot;;[.J333];IF(LEN([.H334])=0;&quot;&quot;;IF([.J333]=&quot;Number&quot;;&quot;&quot;;IF(LEN([.J333])=0;1;[.J333]+1))))">
            <text:p/>
          </table:table-cell>
          <table:table-cell table:style-name="ce9" table:formula="of:=IF(LEN([.H334])=0;&quot;&quot;;IF([.K333]=&quot;SubOrder&quot;;&quot;&quot;;IF([.E334]&lt;&gt;&quot;Sub&quot;;&quot;&quot;;IF(LEN([.K333])=0;1;[.K33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35]);&quot;&quot;;CONCATENATE([.D335];[.F335];[.G335];[.H335];IF(OR([.E335]=&quot;SubStart&quot;;[.E335]=&quot;Sub&quot;);[.K335];[.J335]);[.L335]))">
            <text:p/>
          </table:table-cell>
          <table:table-cell table:number-columns-repeated="7"/>
          <table:table-cell table:style-name="ce9" table:formula="of:=IF(LEN([.E335]) = 0;[.J335];IF(OR([.E335]=&quot;SubStart&quot;;[.E335]=&quot;SubEnd&quot;);&quot;&quot;;[.K335]))">
            <text:p/>
          </table:table-cell>
          <table:table-cell table:style-name="ce9" table:formula="of:=IF([.E335]=&quot;Sub&quot;;[.J334];IF(LEN([.H335])=0;&quot;&quot;;IF([.J334]=&quot;Number&quot;;&quot;&quot;;IF(LEN([.J334])=0;1;[.J334]+1))))">
            <text:p/>
          </table:table-cell>
          <table:table-cell table:style-name="ce9" table:formula="of:=IF(LEN([.H335])=0;&quot;&quot;;IF([.K334]=&quot;SubOrder&quot;;&quot;&quot;;IF([.E335]&lt;&gt;&quot;Sub&quot;;&quot;&quot;;IF(LEN([.K334])=0;1;[.K33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36]);&quot;&quot;;CONCATENATE([.D336];[.F336];[.G336];[.H336];IF(OR([.E336]=&quot;SubStart&quot;;[.E336]=&quot;Sub&quot;);[.K336];[.J336]);[.L336]))">
            <text:p/>
          </table:table-cell>
          <table:table-cell table:number-columns-repeated="7"/>
          <table:table-cell table:style-name="ce9" table:formula="of:=IF(LEN([.E336]) = 0;[.J336];IF(OR([.E336]=&quot;SubStart&quot;;[.E336]=&quot;SubEnd&quot;);&quot;&quot;;[.K336]))">
            <text:p/>
          </table:table-cell>
          <table:table-cell table:style-name="ce9" table:formula="of:=IF([.E336]=&quot;Sub&quot;;[.J335];IF(LEN([.H336])=0;&quot;&quot;;IF([.J335]=&quot;Number&quot;;&quot;&quot;;IF(LEN([.J335])=0;1;[.J335]+1))))">
            <text:p/>
          </table:table-cell>
          <table:table-cell table:style-name="ce9" table:formula="of:=IF(LEN([.H336])=0;&quot;&quot;;IF([.K335]=&quot;SubOrder&quot;;&quot;&quot;;IF([.E336]&lt;&gt;&quot;Sub&quot;;&quot;&quot;;IF(LEN([.K335])=0;1;[.K33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37]);&quot;&quot;;CONCATENATE([.D337];[.F337];[.G337];[.H337];IF(OR([.E337]=&quot;SubStart&quot;;[.E337]=&quot;Sub&quot;);[.K337];[.J337]);[.L337]))">
            <text:p/>
          </table:table-cell>
          <table:table-cell table:number-columns-repeated="7"/>
          <table:table-cell table:style-name="ce9" table:formula="of:=IF(LEN([.E337]) = 0;[.J337];IF(OR([.E337]=&quot;SubStart&quot;;[.E337]=&quot;SubEnd&quot;);&quot;&quot;;[.K337]))">
            <text:p/>
          </table:table-cell>
          <table:table-cell table:style-name="ce9" table:formula="of:=IF([.E337]=&quot;Sub&quot;;[.J336];IF(LEN([.H337])=0;&quot;&quot;;IF([.J336]=&quot;Number&quot;;&quot;&quot;;IF(LEN([.J336])=0;1;[.J336]+1))))">
            <text:p/>
          </table:table-cell>
          <table:table-cell table:style-name="ce9" table:formula="of:=IF(LEN([.H337])=0;&quot;&quot;;IF([.K336]=&quot;SubOrder&quot;;&quot;&quot;;IF([.E337]&lt;&gt;&quot;Sub&quot;;&quot;&quot;;IF(LEN([.K336])=0;1;[.K33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38]);&quot;&quot;;CONCATENATE([.D338];[.F338];[.G338];[.H338];IF(OR([.E338]=&quot;SubStart&quot;;[.E338]=&quot;Sub&quot;);[.K338];[.J338]);[.L338]))">
            <text:p/>
          </table:table-cell>
          <table:table-cell table:number-columns-repeated="7"/>
          <table:table-cell table:style-name="ce9" table:formula="of:=IF(LEN([.E338]) = 0;[.J338];IF(OR([.E338]=&quot;SubStart&quot;;[.E338]=&quot;SubEnd&quot;);&quot;&quot;;[.K338]))">
            <text:p/>
          </table:table-cell>
          <table:table-cell table:style-name="ce9" table:formula="of:=IF([.E338]=&quot;Sub&quot;;[.J337];IF(LEN([.H338])=0;&quot;&quot;;IF([.J337]=&quot;Number&quot;;&quot;&quot;;IF(LEN([.J337])=0;1;[.J337]+1))))">
            <text:p/>
          </table:table-cell>
          <table:table-cell table:style-name="ce9" table:formula="of:=IF(LEN([.H338])=0;&quot;&quot;;IF([.K337]=&quot;SubOrder&quot;;&quot;&quot;;IF([.E338]&lt;&gt;&quot;Sub&quot;;&quot;&quot;;IF(LEN([.K337])=0;1;[.K33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39]);&quot;&quot;;CONCATENATE([.D339];[.F339];[.G339];[.H339];IF(OR([.E339]=&quot;SubStart&quot;;[.E339]=&quot;Sub&quot;);[.K339];[.J339]);[.L339]))">
            <text:p/>
          </table:table-cell>
          <table:table-cell table:number-columns-repeated="7"/>
          <table:table-cell table:style-name="ce9" table:formula="of:=IF(LEN([.E339]) = 0;[.J339];IF(OR([.E339]=&quot;SubStart&quot;;[.E339]=&quot;SubEnd&quot;);&quot;&quot;;[.K339]))">
            <text:p/>
          </table:table-cell>
          <table:table-cell table:style-name="ce9" table:formula="of:=IF([.E339]=&quot;Sub&quot;;[.J338];IF(LEN([.H339])=0;&quot;&quot;;IF([.J338]=&quot;Number&quot;;&quot;&quot;;IF(LEN([.J338])=0;1;[.J338]+1))))">
            <text:p/>
          </table:table-cell>
          <table:table-cell table:style-name="ce9" table:formula="of:=IF(LEN([.H339])=0;&quot;&quot;;IF([.K338]=&quot;SubOrder&quot;;&quot;&quot;;IF([.E339]&lt;&gt;&quot;Sub&quot;;&quot;&quot;;IF(LEN([.K338])=0;1;[.K33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40]);&quot;&quot;;CONCATENATE([.D340];[.F340];[.G340];[.H340];IF(OR([.E340]=&quot;SubStart&quot;;[.E340]=&quot;Sub&quot;);[.K340];[.J340]);[.L340]))">
            <text:p/>
          </table:table-cell>
          <table:table-cell table:number-columns-repeated="7"/>
          <table:table-cell table:style-name="ce9" table:formula="of:=IF(LEN([.E340]) = 0;[.J340];IF(OR([.E340]=&quot;SubStart&quot;;[.E340]=&quot;SubEnd&quot;);&quot;&quot;;[.K340]))">
            <text:p/>
          </table:table-cell>
          <table:table-cell table:style-name="ce9" table:formula="of:=IF([.E340]=&quot;Sub&quot;;[.J339];IF(LEN([.H340])=0;&quot;&quot;;IF([.J339]=&quot;Number&quot;;&quot;&quot;;IF(LEN([.J339])=0;1;[.J339]+1))))">
            <text:p/>
          </table:table-cell>
          <table:table-cell table:style-name="ce9" table:formula="of:=IF(LEN([.H340])=0;&quot;&quot;;IF([.K339]=&quot;SubOrder&quot;;&quot;&quot;;IF([.E340]&lt;&gt;&quot;Sub&quot;;&quot;&quot;;IF(LEN([.K339])=0;1;[.K33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41]);&quot;&quot;;CONCATENATE([.D341];[.F341];[.G341];[.H341];IF(OR([.E341]=&quot;SubStart&quot;;[.E341]=&quot;Sub&quot;);[.K341];[.J341]);[.L341]))">
            <text:p/>
          </table:table-cell>
          <table:table-cell table:number-columns-repeated="7"/>
          <table:table-cell table:style-name="ce9" table:formula="of:=IF(LEN([.E341]) = 0;[.J341];IF(OR([.E341]=&quot;SubStart&quot;;[.E341]=&quot;SubEnd&quot;);&quot;&quot;;[.K341]))">
            <text:p/>
          </table:table-cell>
          <table:table-cell table:style-name="ce9" table:formula="of:=IF([.E341]=&quot;Sub&quot;;[.J340];IF(LEN([.H341])=0;&quot;&quot;;IF([.J340]=&quot;Number&quot;;&quot;&quot;;IF(LEN([.J340])=0;1;[.J340]+1))))">
            <text:p/>
          </table:table-cell>
          <table:table-cell table:style-name="ce9" table:formula="of:=IF(LEN([.H341])=0;&quot;&quot;;IF([.K340]=&quot;SubOrder&quot;;&quot;&quot;;IF([.E341]&lt;&gt;&quot;Sub&quot;;&quot;&quot;;IF(LEN([.K340])=0;1;[.K34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42]);&quot;&quot;;CONCATENATE([.D342];[.F342];[.G342];[.H342];IF(OR([.E342]=&quot;SubStart&quot;;[.E342]=&quot;Sub&quot;);[.K342];[.J342]);[.L342]))">
            <text:p/>
          </table:table-cell>
          <table:table-cell table:number-columns-repeated="7"/>
          <table:table-cell table:style-name="ce9" table:formula="of:=IF(LEN([.E342]) = 0;[.J342];IF(OR([.E342]=&quot;SubStart&quot;;[.E342]=&quot;SubEnd&quot;);&quot;&quot;;[.K342]))">
            <text:p/>
          </table:table-cell>
          <table:table-cell table:style-name="ce9" table:formula="of:=IF([.E342]=&quot;Sub&quot;;[.J341];IF(LEN([.H342])=0;&quot;&quot;;IF([.J341]=&quot;Number&quot;;&quot;&quot;;IF(LEN([.J341])=0;1;[.J341]+1))))">
            <text:p/>
          </table:table-cell>
          <table:table-cell table:style-name="ce9" table:formula="of:=IF(LEN([.H342])=0;&quot;&quot;;IF([.K341]=&quot;SubOrder&quot;;&quot;&quot;;IF([.E342]&lt;&gt;&quot;Sub&quot;;&quot;&quot;;IF(LEN([.K341])=0;1;[.K34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43]);&quot;&quot;;CONCATENATE([.D343];[.F343];[.G343];[.H343];IF(OR([.E343]=&quot;SubStart&quot;;[.E343]=&quot;Sub&quot;);[.K343];[.J343]);[.L343]))">
            <text:p/>
          </table:table-cell>
          <table:table-cell table:number-columns-repeated="7"/>
          <table:table-cell table:style-name="ce9" table:formula="of:=IF(LEN([.E343]) = 0;[.J343];IF(OR([.E343]=&quot;SubStart&quot;;[.E343]=&quot;SubEnd&quot;);&quot;&quot;;[.K343]))">
            <text:p/>
          </table:table-cell>
          <table:table-cell table:style-name="ce9" table:formula="of:=IF([.E343]=&quot;Sub&quot;;[.J342];IF(LEN([.H343])=0;&quot;&quot;;IF([.J342]=&quot;Number&quot;;&quot;&quot;;IF(LEN([.J342])=0;1;[.J342]+1))))">
            <text:p/>
          </table:table-cell>
          <table:table-cell table:style-name="ce9" table:formula="of:=IF(LEN([.H343])=0;&quot;&quot;;IF([.K342]=&quot;SubOrder&quot;;&quot;&quot;;IF([.E343]&lt;&gt;&quot;Sub&quot;;&quot;&quot;;IF(LEN([.K342])=0;1;[.K34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44]);&quot;&quot;;CONCATENATE([.D344];[.F344];[.G344];[.H344];IF(OR([.E344]=&quot;SubStart&quot;;[.E344]=&quot;Sub&quot;);[.K344];[.J344]);[.L344]))">
            <text:p/>
          </table:table-cell>
          <table:table-cell table:number-columns-repeated="7"/>
          <table:table-cell table:style-name="ce9" table:formula="of:=IF(LEN([.E344]) = 0;[.J344];IF(OR([.E344]=&quot;SubStart&quot;;[.E344]=&quot;SubEnd&quot;);&quot;&quot;;[.K344]))">
            <text:p/>
          </table:table-cell>
          <table:table-cell table:style-name="ce9" table:formula="of:=IF([.E344]=&quot;Sub&quot;;[.J343];IF(LEN([.H344])=0;&quot;&quot;;IF([.J343]=&quot;Number&quot;;&quot;&quot;;IF(LEN([.J343])=0;1;[.J343]+1))))">
            <text:p/>
          </table:table-cell>
          <table:table-cell table:style-name="ce9" table:formula="of:=IF(LEN([.H344])=0;&quot;&quot;;IF([.K343]=&quot;SubOrder&quot;;&quot;&quot;;IF([.E344]&lt;&gt;&quot;Sub&quot;;&quot;&quot;;IF(LEN([.K343])=0;1;[.K34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45]);&quot;&quot;;CONCATENATE([.D345];[.F345];[.G345];[.H345];IF(OR([.E345]=&quot;SubStart&quot;;[.E345]=&quot;Sub&quot;);[.K345];[.J345]);[.L345]))">
            <text:p/>
          </table:table-cell>
          <table:table-cell table:number-columns-repeated="7"/>
          <table:table-cell table:style-name="ce9" table:formula="of:=IF(LEN([.E345]) = 0;[.J345];IF(OR([.E345]=&quot;SubStart&quot;;[.E345]=&quot;SubEnd&quot;);&quot;&quot;;[.K345]))">
            <text:p/>
          </table:table-cell>
          <table:table-cell table:style-name="ce9" table:formula="of:=IF([.E345]=&quot;Sub&quot;;[.J344];IF(LEN([.H345])=0;&quot;&quot;;IF([.J344]=&quot;Number&quot;;&quot;&quot;;IF(LEN([.J344])=0;1;[.J344]+1))))">
            <text:p/>
          </table:table-cell>
          <table:table-cell table:style-name="ce9" table:formula="of:=IF(LEN([.H345])=0;&quot;&quot;;IF([.K344]=&quot;SubOrder&quot;;&quot;&quot;;IF([.E345]&lt;&gt;&quot;Sub&quot;;&quot;&quot;;IF(LEN([.K344])=0;1;[.K34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46]);&quot;&quot;;CONCATENATE([.D346];[.F346];[.G346];[.H346];IF(OR([.E346]=&quot;SubStart&quot;;[.E346]=&quot;Sub&quot;);[.K346];[.J346]);[.L346]))">
            <text:p/>
          </table:table-cell>
          <table:table-cell table:number-columns-repeated="7"/>
          <table:table-cell table:style-name="ce9" table:formula="of:=IF(LEN([.E346]) = 0;[.J346];IF(OR([.E346]=&quot;SubStart&quot;;[.E346]=&quot;SubEnd&quot;);&quot;&quot;;[.K346]))">
            <text:p/>
          </table:table-cell>
          <table:table-cell table:style-name="ce9" table:formula="of:=IF([.E346]=&quot;Sub&quot;;[.J345];IF(LEN([.H346])=0;&quot;&quot;;IF([.J345]=&quot;Number&quot;;&quot;&quot;;IF(LEN([.J345])=0;1;[.J345]+1))))">
            <text:p/>
          </table:table-cell>
          <table:table-cell table:style-name="ce9" table:formula="of:=IF(LEN([.H346])=0;&quot;&quot;;IF([.K345]=&quot;SubOrder&quot;;&quot;&quot;;IF([.E346]&lt;&gt;&quot;Sub&quot;;&quot;&quot;;IF(LEN([.K345])=0;1;[.K34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47]);&quot;&quot;;CONCATENATE([.D347];[.F347];[.G347];[.H347];IF(OR([.E347]=&quot;SubStart&quot;;[.E347]=&quot;Sub&quot;);[.K347];[.J347]);[.L347]))">
            <text:p/>
          </table:table-cell>
          <table:table-cell table:number-columns-repeated="7"/>
          <table:table-cell table:style-name="ce9" table:formula="of:=IF(LEN([.E347]) = 0;[.J347];IF(OR([.E347]=&quot;SubStart&quot;;[.E347]=&quot;SubEnd&quot;);&quot;&quot;;[.K347]))">
            <text:p/>
          </table:table-cell>
          <table:table-cell table:style-name="ce9" table:formula="of:=IF([.E347]=&quot;Sub&quot;;[.J346];IF(LEN([.H347])=0;&quot;&quot;;IF([.J346]=&quot;Number&quot;;&quot;&quot;;IF(LEN([.J346])=0;1;[.J346]+1))))">
            <text:p/>
          </table:table-cell>
          <table:table-cell table:style-name="ce9" table:formula="of:=IF(LEN([.H347])=0;&quot;&quot;;IF([.K346]=&quot;SubOrder&quot;;&quot;&quot;;IF([.E347]&lt;&gt;&quot;Sub&quot;;&quot;&quot;;IF(LEN([.K346])=0;1;[.K34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48]);&quot;&quot;;CONCATENATE([.D348];[.F348];[.G348];[.H348];IF(OR([.E348]=&quot;SubStart&quot;;[.E348]=&quot;Sub&quot;);[.K348];[.J348]);[.L348]))">
            <text:p/>
          </table:table-cell>
          <table:table-cell table:number-columns-repeated="7"/>
          <table:table-cell table:style-name="ce9" table:formula="of:=IF(LEN([.E348]) = 0;[.J348];IF(OR([.E348]=&quot;SubStart&quot;;[.E348]=&quot;SubEnd&quot;);&quot;&quot;;[.K348]))">
            <text:p/>
          </table:table-cell>
          <table:table-cell table:style-name="ce9" table:formula="of:=IF([.E348]=&quot;Sub&quot;;[.J347];IF(LEN([.H348])=0;&quot;&quot;;IF([.J347]=&quot;Number&quot;;&quot;&quot;;IF(LEN([.J347])=0;1;[.J347]+1))))">
            <text:p/>
          </table:table-cell>
          <table:table-cell table:style-name="ce9" table:formula="of:=IF(LEN([.H348])=0;&quot;&quot;;IF([.K347]=&quot;SubOrder&quot;;&quot;&quot;;IF([.E348]&lt;&gt;&quot;Sub&quot;;&quot;&quot;;IF(LEN([.K347])=0;1;[.K34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49]);&quot;&quot;;CONCATENATE([.D349];[.F349];[.G349];[.H349];IF(OR([.E349]=&quot;SubStart&quot;;[.E349]=&quot;Sub&quot;);[.K349];[.J349]);[.L349]))">
            <text:p/>
          </table:table-cell>
          <table:table-cell table:number-columns-repeated="7"/>
          <table:table-cell table:style-name="ce9" table:formula="of:=IF(LEN([.E349]) = 0;[.J349];IF(OR([.E349]=&quot;SubStart&quot;;[.E349]=&quot;SubEnd&quot;);&quot;&quot;;[.K349]))">
            <text:p/>
          </table:table-cell>
          <table:table-cell table:style-name="ce9" table:formula="of:=IF([.E349]=&quot;Sub&quot;;[.J348];IF(LEN([.H349])=0;&quot;&quot;;IF([.J348]=&quot;Number&quot;;&quot;&quot;;IF(LEN([.J348])=0;1;[.J348]+1))))">
            <text:p/>
          </table:table-cell>
          <table:table-cell table:style-name="ce9" table:formula="of:=IF(LEN([.H349])=0;&quot;&quot;;IF([.K348]=&quot;SubOrder&quot;;&quot;&quot;;IF([.E349]&lt;&gt;&quot;Sub&quot;;&quot;&quot;;IF(LEN([.K348])=0;1;[.K34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50]);&quot;&quot;;CONCATENATE([.D350];[.F350];[.G350];[.H350];IF(OR([.E350]=&quot;SubStart&quot;;[.E350]=&quot;Sub&quot;);[.K350];[.J350]);[.L350]))">
            <text:p/>
          </table:table-cell>
          <table:table-cell table:number-columns-repeated="7"/>
          <table:table-cell table:style-name="ce9" table:formula="of:=IF(LEN([.E350]) = 0;[.J350];IF(OR([.E350]=&quot;SubStart&quot;;[.E350]=&quot;SubEnd&quot;);&quot;&quot;;[.K350]))">
            <text:p/>
          </table:table-cell>
          <table:table-cell table:style-name="ce9" table:formula="of:=IF([.E350]=&quot;Sub&quot;;[.J349];IF(LEN([.H350])=0;&quot;&quot;;IF([.J349]=&quot;Number&quot;;&quot;&quot;;IF(LEN([.J349])=0;1;[.J349]+1))))">
            <text:p/>
          </table:table-cell>
          <table:table-cell table:style-name="ce9" table:formula="of:=IF(LEN([.H350])=0;&quot;&quot;;IF([.K349]=&quot;SubOrder&quot;;&quot;&quot;;IF([.E350]&lt;&gt;&quot;Sub&quot;;&quot;&quot;;IF(LEN([.K349])=0;1;[.K34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51]);&quot;&quot;;CONCATENATE([.D351];[.F351];[.G351];[.H351];IF(OR([.E351]=&quot;SubStart&quot;;[.E351]=&quot;Sub&quot;);[.K351];[.J351]);[.L351]))">
            <text:p/>
          </table:table-cell>
          <table:table-cell table:number-columns-repeated="7"/>
          <table:table-cell table:style-name="ce9" table:formula="of:=IF(LEN([.E351]) = 0;[.J351];IF(OR([.E351]=&quot;SubStart&quot;;[.E351]=&quot;SubEnd&quot;);&quot;&quot;;[.K351]))">
            <text:p/>
          </table:table-cell>
          <table:table-cell table:style-name="ce9" table:formula="of:=IF([.E351]=&quot;Sub&quot;;[.J350];IF(LEN([.H351])=0;&quot;&quot;;IF([.J350]=&quot;Number&quot;;&quot;&quot;;IF(LEN([.J350])=0;1;[.J350]+1))))">
            <text:p/>
          </table:table-cell>
          <table:table-cell table:style-name="ce9" table:formula="of:=IF(LEN([.H351])=0;&quot;&quot;;IF([.K350]=&quot;SubOrder&quot;;&quot;&quot;;IF([.E351]&lt;&gt;&quot;Sub&quot;;&quot;&quot;;IF(LEN([.K350])=0;1;[.K35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52]);&quot;&quot;;CONCATENATE([.D352];[.F352];[.G352];[.H352];IF(OR([.E352]=&quot;SubStart&quot;;[.E352]=&quot;Sub&quot;);[.K352];[.J352]);[.L352]))">
            <text:p/>
          </table:table-cell>
          <table:table-cell table:number-columns-repeated="7"/>
          <table:table-cell table:style-name="ce9" table:formula="of:=IF(LEN([.E352]) = 0;[.J352];IF(OR([.E352]=&quot;SubStart&quot;;[.E352]=&quot;SubEnd&quot;);&quot;&quot;;[.K352]))">
            <text:p/>
          </table:table-cell>
          <table:table-cell table:style-name="ce9" table:formula="of:=IF([.E352]=&quot;Sub&quot;;[.J351];IF(LEN([.H352])=0;&quot;&quot;;IF([.J351]=&quot;Number&quot;;&quot;&quot;;IF(LEN([.J351])=0;1;[.J351]+1))))">
            <text:p/>
          </table:table-cell>
          <table:table-cell table:style-name="ce9" table:formula="of:=IF(LEN([.H352])=0;&quot;&quot;;IF([.K351]=&quot;SubOrder&quot;;&quot;&quot;;IF([.E352]&lt;&gt;&quot;Sub&quot;;&quot;&quot;;IF(LEN([.K351])=0;1;[.K35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53]);&quot;&quot;;CONCATENATE([.D353];[.F353];[.G353];[.H353];IF(OR([.E353]=&quot;SubStart&quot;;[.E353]=&quot;Sub&quot;);[.K353];[.J353]);[.L353]))">
            <text:p/>
          </table:table-cell>
          <table:table-cell table:number-columns-repeated="7"/>
          <table:table-cell table:style-name="ce9" table:formula="of:=IF(LEN([.E353]) = 0;[.J353];IF(OR([.E353]=&quot;SubStart&quot;;[.E353]=&quot;SubEnd&quot;);&quot;&quot;;[.K353]))">
            <text:p/>
          </table:table-cell>
          <table:table-cell table:style-name="ce9" table:formula="of:=IF([.E353]=&quot;Sub&quot;;[.J352];IF(LEN([.H353])=0;&quot;&quot;;IF([.J352]=&quot;Number&quot;;&quot;&quot;;IF(LEN([.J352])=0;1;[.J352]+1))))">
            <text:p/>
          </table:table-cell>
          <table:table-cell table:style-name="ce9" table:formula="of:=IF(LEN([.H353])=0;&quot;&quot;;IF([.K352]=&quot;SubOrder&quot;;&quot;&quot;;IF([.E353]&lt;&gt;&quot;Sub&quot;;&quot;&quot;;IF(LEN([.K352])=0;1;[.K35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54]);&quot;&quot;;CONCATENATE([.D354];[.F354];[.G354];[.H354];IF(OR([.E354]=&quot;SubStart&quot;;[.E354]=&quot;Sub&quot;);[.K354];[.J354]);[.L354]))">
            <text:p/>
          </table:table-cell>
          <table:table-cell table:number-columns-repeated="7"/>
          <table:table-cell table:style-name="ce9" table:formula="of:=IF(LEN([.E354]) = 0;[.J354];IF(OR([.E354]=&quot;SubStart&quot;;[.E354]=&quot;SubEnd&quot;);&quot;&quot;;[.K354]))">
            <text:p/>
          </table:table-cell>
          <table:table-cell table:style-name="ce9" table:formula="of:=IF([.E354]=&quot;Sub&quot;;[.J353];IF(LEN([.H354])=0;&quot;&quot;;IF([.J353]=&quot;Number&quot;;&quot;&quot;;IF(LEN([.J353])=0;1;[.J353]+1))))">
            <text:p/>
          </table:table-cell>
          <table:table-cell table:style-name="ce9" table:formula="of:=IF(LEN([.H354])=0;&quot;&quot;;IF([.K353]=&quot;SubOrder&quot;;&quot;&quot;;IF([.E354]&lt;&gt;&quot;Sub&quot;;&quot;&quot;;IF(LEN([.K353])=0;1;[.K35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55]);&quot;&quot;;CONCATENATE([.D355];[.F355];[.G355];[.H355];IF(OR([.E355]=&quot;SubStart&quot;;[.E355]=&quot;Sub&quot;);[.K355];[.J355]);[.L355]))">
            <text:p/>
          </table:table-cell>
          <table:table-cell table:number-columns-repeated="7"/>
          <table:table-cell table:style-name="ce9" table:formula="of:=IF(LEN([.E355]) = 0;[.J355];IF(OR([.E355]=&quot;SubStart&quot;;[.E355]=&quot;SubEnd&quot;);&quot;&quot;;[.K355]))">
            <text:p/>
          </table:table-cell>
          <table:table-cell table:style-name="ce9" table:formula="of:=IF([.E355]=&quot;Sub&quot;;[.J354];IF(LEN([.H355])=0;&quot;&quot;;IF([.J354]=&quot;Number&quot;;&quot;&quot;;IF(LEN([.J354])=0;1;[.J354]+1))))">
            <text:p/>
          </table:table-cell>
          <table:table-cell table:style-name="ce9" table:formula="of:=IF(LEN([.H355])=0;&quot;&quot;;IF([.K354]=&quot;SubOrder&quot;;&quot;&quot;;IF([.E355]&lt;&gt;&quot;Sub&quot;;&quot;&quot;;IF(LEN([.K354])=0;1;[.K35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56]);&quot;&quot;;CONCATENATE([.D356];[.F356];[.G356];[.H356];IF(OR([.E356]=&quot;SubStart&quot;;[.E356]=&quot;Sub&quot;);[.K356];[.J356]);[.L356]))">
            <text:p/>
          </table:table-cell>
          <table:table-cell table:number-columns-repeated="7"/>
          <table:table-cell table:style-name="ce9" table:formula="of:=IF(LEN([.E356]) = 0;[.J356];IF(OR([.E356]=&quot;SubStart&quot;;[.E356]=&quot;SubEnd&quot;);&quot;&quot;;[.K356]))">
            <text:p/>
          </table:table-cell>
          <table:table-cell table:style-name="ce9" table:formula="of:=IF([.E356]=&quot;Sub&quot;;[.J355];IF(LEN([.H356])=0;&quot;&quot;;IF([.J355]=&quot;Number&quot;;&quot;&quot;;IF(LEN([.J355])=0;1;[.J355]+1))))">
            <text:p/>
          </table:table-cell>
          <table:table-cell table:style-name="ce9" table:formula="of:=IF(LEN([.H356])=0;&quot;&quot;;IF([.K355]=&quot;SubOrder&quot;;&quot;&quot;;IF([.E356]&lt;&gt;&quot;Sub&quot;;&quot;&quot;;IF(LEN([.K355])=0;1;[.K35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57]);&quot;&quot;;CONCATENATE([.D357];[.F357];[.G357];[.H357];IF(OR([.E357]=&quot;SubStart&quot;;[.E357]=&quot;Sub&quot;);[.K357];[.J357]);[.L357]))">
            <text:p/>
          </table:table-cell>
          <table:table-cell table:number-columns-repeated="7"/>
          <table:table-cell table:style-name="ce9" table:formula="of:=IF(LEN([.E357]) = 0;[.J357];IF(OR([.E357]=&quot;SubStart&quot;;[.E357]=&quot;SubEnd&quot;);&quot;&quot;;[.K357]))">
            <text:p/>
          </table:table-cell>
          <table:table-cell table:style-name="ce9" table:formula="of:=IF([.E357]=&quot;Sub&quot;;[.J356];IF(LEN([.H357])=0;&quot;&quot;;IF([.J356]=&quot;Number&quot;;&quot;&quot;;IF(LEN([.J356])=0;1;[.J356]+1))))">
            <text:p/>
          </table:table-cell>
          <table:table-cell table:style-name="ce9" table:formula="of:=IF(LEN([.H357])=0;&quot;&quot;;IF([.K356]=&quot;SubOrder&quot;;&quot;&quot;;IF([.E357]&lt;&gt;&quot;Sub&quot;;&quot;&quot;;IF(LEN([.K356])=0;1;[.K35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58]);&quot;&quot;;CONCATENATE([.D358];[.F358];[.G358];[.H358];IF(OR([.E358]=&quot;SubStart&quot;;[.E358]=&quot;Sub&quot;);[.K358];[.J358]);[.L358]))">
            <text:p/>
          </table:table-cell>
          <table:table-cell table:number-columns-repeated="7"/>
          <table:table-cell table:style-name="ce9" table:formula="of:=IF(LEN([.E358]) = 0;[.J358];IF(OR([.E358]=&quot;SubStart&quot;;[.E358]=&quot;SubEnd&quot;);&quot;&quot;;[.K358]))">
            <text:p/>
          </table:table-cell>
          <table:table-cell table:style-name="ce9" table:formula="of:=IF([.E358]=&quot;Sub&quot;;[.J357];IF(LEN([.H358])=0;&quot;&quot;;IF([.J357]=&quot;Number&quot;;&quot;&quot;;IF(LEN([.J357])=0;1;[.J357]+1))))">
            <text:p/>
          </table:table-cell>
          <table:table-cell table:style-name="ce9" table:formula="of:=IF(LEN([.H358])=0;&quot;&quot;;IF([.K357]=&quot;SubOrder&quot;;&quot;&quot;;IF([.E358]&lt;&gt;&quot;Sub&quot;;&quot;&quot;;IF(LEN([.K357])=0;1;[.K35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59]);&quot;&quot;;CONCATENATE([.D359];[.F359];[.G359];[.H359];IF(OR([.E359]=&quot;SubStart&quot;;[.E359]=&quot;Sub&quot;);[.K359];[.J359]);[.L359]))">
            <text:p/>
          </table:table-cell>
          <table:table-cell table:number-columns-repeated="7"/>
          <table:table-cell table:style-name="ce9" table:formula="of:=IF(LEN([.E359]) = 0;[.J359];IF(OR([.E359]=&quot;SubStart&quot;;[.E359]=&quot;SubEnd&quot;);&quot;&quot;;[.K359]))">
            <text:p/>
          </table:table-cell>
          <table:table-cell table:style-name="ce9" table:formula="of:=IF([.E359]=&quot;Sub&quot;;[.J358];IF(LEN([.H359])=0;&quot;&quot;;IF([.J358]=&quot;Number&quot;;&quot;&quot;;IF(LEN([.J358])=0;1;[.J358]+1))))">
            <text:p/>
          </table:table-cell>
          <table:table-cell table:style-name="ce9" table:formula="of:=IF(LEN([.H359])=0;&quot;&quot;;IF([.K358]=&quot;SubOrder&quot;;&quot;&quot;;IF([.E359]&lt;&gt;&quot;Sub&quot;;&quot;&quot;;IF(LEN([.K358])=0;1;[.K35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60]);&quot;&quot;;CONCATENATE([.D360];[.F360];[.G360];[.H360];IF(OR([.E360]=&quot;SubStart&quot;;[.E360]=&quot;Sub&quot;);[.K360];[.J360]);[.L360]))">
            <text:p/>
          </table:table-cell>
          <table:table-cell table:number-columns-repeated="7"/>
          <table:table-cell table:style-name="ce9" table:formula="of:=IF(LEN([.E360]) = 0;[.J360];IF(OR([.E360]=&quot;SubStart&quot;;[.E360]=&quot;SubEnd&quot;);&quot;&quot;;[.K360]))">
            <text:p/>
          </table:table-cell>
          <table:table-cell table:style-name="ce9" table:formula="of:=IF([.E360]=&quot;Sub&quot;;[.J359];IF(LEN([.H360])=0;&quot;&quot;;IF([.J359]=&quot;Number&quot;;&quot;&quot;;IF(LEN([.J359])=0;1;[.J359]+1))))">
            <text:p/>
          </table:table-cell>
          <table:table-cell table:style-name="ce9" table:formula="of:=IF(LEN([.H360])=0;&quot;&quot;;IF([.K359]=&quot;SubOrder&quot;;&quot;&quot;;IF([.E360]&lt;&gt;&quot;Sub&quot;;&quot;&quot;;IF(LEN([.K359])=0;1;[.K35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61]);&quot;&quot;;CONCATENATE([.D361];[.F361];[.G361];[.H361];IF(OR([.E361]=&quot;SubStart&quot;;[.E361]=&quot;Sub&quot;);[.K361];[.J361]);[.L361]))">
            <text:p/>
          </table:table-cell>
          <table:table-cell table:number-columns-repeated="7"/>
          <table:table-cell table:style-name="ce9" table:formula="of:=IF(LEN([.E361]) = 0;[.J361];IF(OR([.E361]=&quot;SubStart&quot;;[.E361]=&quot;SubEnd&quot;);&quot;&quot;;[.K361]))">
            <text:p/>
          </table:table-cell>
          <table:table-cell table:style-name="ce9" table:formula="of:=IF([.E361]=&quot;Sub&quot;;[.J360];IF(LEN([.H361])=0;&quot;&quot;;IF([.J360]=&quot;Number&quot;;&quot;&quot;;IF(LEN([.J360])=0;1;[.J360]+1))))">
            <text:p/>
          </table:table-cell>
          <table:table-cell table:style-name="ce9" table:formula="of:=IF(LEN([.H361])=0;&quot;&quot;;IF([.K360]=&quot;SubOrder&quot;;&quot;&quot;;IF([.E361]&lt;&gt;&quot;Sub&quot;;&quot;&quot;;IF(LEN([.K360])=0;1;[.K36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62]);&quot;&quot;;CONCATENATE([.D362];[.F362];[.G362];[.H362];IF(OR([.E362]=&quot;SubStart&quot;;[.E362]=&quot;Sub&quot;);[.K362];[.J362]);[.L362]))">
            <text:p/>
          </table:table-cell>
          <table:table-cell table:number-columns-repeated="7"/>
          <table:table-cell table:style-name="ce9" table:formula="of:=IF(LEN([.E362]) = 0;[.J362];IF(OR([.E362]=&quot;SubStart&quot;;[.E362]=&quot;SubEnd&quot;);&quot;&quot;;[.K362]))">
            <text:p/>
          </table:table-cell>
          <table:table-cell table:style-name="ce9" table:formula="of:=IF([.E362]=&quot;Sub&quot;;[.J361];IF(LEN([.H362])=0;&quot;&quot;;IF([.J361]=&quot;Number&quot;;&quot;&quot;;IF(LEN([.J361])=0;1;[.J361]+1))))">
            <text:p/>
          </table:table-cell>
          <table:table-cell table:style-name="ce9" table:formula="of:=IF(LEN([.H362])=0;&quot;&quot;;IF([.K361]=&quot;SubOrder&quot;;&quot;&quot;;IF([.E362]&lt;&gt;&quot;Sub&quot;;&quot;&quot;;IF(LEN([.K361])=0;1;[.K36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63]);&quot;&quot;;CONCATENATE([.D363];[.F363];[.G363];[.H363];IF(OR([.E363]=&quot;SubStart&quot;;[.E363]=&quot;Sub&quot;);[.K363];[.J363]);[.L363]))">
            <text:p/>
          </table:table-cell>
          <table:table-cell table:number-columns-repeated="7"/>
          <table:table-cell table:style-name="ce9" table:formula="of:=IF(LEN([.E363]) = 0;[.J363];IF(OR([.E363]=&quot;SubStart&quot;;[.E363]=&quot;SubEnd&quot;);&quot;&quot;;[.K363]))">
            <text:p/>
          </table:table-cell>
          <table:table-cell table:style-name="ce9" table:formula="of:=IF([.E363]=&quot;Sub&quot;;[.J362];IF(LEN([.H363])=0;&quot;&quot;;IF([.J362]=&quot;Number&quot;;&quot;&quot;;IF(LEN([.J362])=0;1;[.J362]+1))))">
            <text:p/>
          </table:table-cell>
          <table:table-cell table:style-name="ce9" table:formula="of:=IF(LEN([.H363])=0;&quot;&quot;;IF([.K362]=&quot;SubOrder&quot;;&quot;&quot;;IF([.E363]&lt;&gt;&quot;Sub&quot;;&quot;&quot;;IF(LEN([.K362])=0;1;[.K36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64]);&quot;&quot;;CONCATENATE([.D364];[.F364];[.G364];[.H364];IF(OR([.E364]=&quot;SubStart&quot;;[.E364]=&quot;Sub&quot;);[.K364];[.J364]);[.L364]))">
            <text:p/>
          </table:table-cell>
          <table:table-cell table:number-columns-repeated="7"/>
          <table:table-cell table:style-name="ce9" table:formula="of:=IF(LEN([.E364]) = 0;[.J364];IF(OR([.E364]=&quot;SubStart&quot;;[.E364]=&quot;SubEnd&quot;);&quot;&quot;;[.K364]))">
            <text:p/>
          </table:table-cell>
          <table:table-cell table:style-name="ce9" table:formula="of:=IF([.E364]=&quot;Sub&quot;;[.J363];IF(LEN([.H364])=0;&quot;&quot;;IF([.J363]=&quot;Number&quot;;&quot;&quot;;IF(LEN([.J363])=0;1;[.J363]+1))))">
            <text:p/>
          </table:table-cell>
          <table:table-cell table:style-name="ce9" table:formula="of:=IF(LEN([.H364])=0;&quot;&quot;;IF([.K363]=&quot;SubOrder&quot;;&quot;&quot;;IF([.E364]&lt;&gt;&quot;Sub&quot;;&quot;&quot;;IF(LEN([.K363])=0;1;[.K36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65]);&quot;&quot;;CONCATENATE([.D365];[.F365];[.G365];[.H365];IF(OR([.E365]=&quot;SubStart&quot;;[.E365]=&quot;Sub&quot;);[.K365];[.J365]);[.L365]))">
            <text:p/>
          </table:table-cell>
          <table:table-cell table:number-columns-repeated="7"/>
          <table:table-cell table:style-name="ce9" table:formula="of:=IF(LEN([.E365]) = 0;[.J365];IF(OR([.E365]=&quot;SubStart&quot;;[.E365]=&quot;SubEnd&quot;);&quot;&quot;;[.K365]))">
            <text:p/>
          </table:table-cell>
          <table:table-cell table:style-name="ce9" table:formula="of:=IF([.E365]=&quot;Sub&quot;;[.J364];IF(LEN([.H365])=0;&quot;&quot;;IF([.J364]=&quot;Number&quot;;&quot;&quot;;IF(LEN([.J364])=0;1;[.J364]+1))))">
            <text:p/>
          </table:table-cell>
          <table:table-cell table:style-name="ce9" table:formula="of:=IF(LEN([.H365])=0;&quot;&quot;;IF([.K364]=&quot;SubOrder&quot;;&quot;&quot;;IF([.E365]&lt;&gt;&quot;Sub&quot;;&quot;&quot;;IF(LEN([.K364])=0;1;[.K36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66]);&quot;&quot;;CONCATENATE([.D366];[.F366];[.G366];[.H366];IF(OR([.E366]=&quot;SubStart&quot;;[.E366]=&quot;Sub&quot;);[.K366];[.J366]);[.L366]))">
            <text:p/>
          </table:table-cell>
          <table:table-cell table:number-columns-repeated="7"/>
          <table:table-cell table:style-name="ce9" table:formula="of:=IF(LEN([.E366]) = 0;[.J366];IF(OR([.E366]=&quot;SubStart&quot;;[.E366]=&quot;SubEnd&quot;);&quot;&quot;;[.K366]))">
            <text:p/>
          </table:table-cell>
          <table:table-cell table:style-name="ce9" table:formula="of:=IF([.E366]=&quot;Sub&quot;;[.J365];IF(LEN([.H366])=0;&quot;&quot;;IF([.J365]=&quot;Number&quot;;&quot;&quot;;IF(LEN([.J365])=0;1;[.J365]+1))))">
            <text:p/>
          </table:table-cell>
          <table:table-cell table:style-name="ce9" table:formula="of:=IF(LEN([.H366])=0;&quot;&quot;;IF([.K365]=&quot;SubOrder&quot;;&quot;&quot;;IF([.E366]&lt;&gt;&quot;Sub&quot;;&quot;&quot;;IF(LEN([.K365])=0;1;[.K36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67]);&quot;&quot;;CONCATENATE([.D367];[.F367];[.G367];[.H367];IF(OR([.E367]=&quot;SubStart&quot;;[.E367]=&quot;Sub&quot;);[.K367];[.J367]);[.L367]))">
            <text:p/>
          </table:table-cell>
          <table:table-cell table:number-columns-repeated="7"/>
          <table:table-cell table:style-name="ce9" table:formula="of:=IF(LEN([.E367]) = 0;[.J367];IF(OR([.E367]=&quot;SubStart&quot;;[.E367]=&quot;SubEnd&quot;);&quot;&quot;;[.K367]))">
            <text:p/>
          </table:table-cell>
          <table:table-cell table:style-name="ce9" table:formula="of:=IF([.E367]=&quot;Sub&quot;;[.J366];IF(LEN([.H367])=0;&quot;&quot;;IF([.J366]=&quot;Number&quot;;&quot;&quot;;IF(LEN([.J366])=0;1;[.J366]+1))))">
            <text:p/>
          </table:table-cell>
          <table:table-cell table:style-name="ce9" table:formula="of:=IF(LEN([.H367])=0;&quot;&quot;;IF([.K366]=&quot;SubOrder&quot;;&quot;&quot;;IF([.E367]&lt;&gt;&quot;Sub&quot;;&quot;&quot;;IF(LEN([.K366])=0;1;[.K36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68]);&quot;&quot;;CONCATENATE([.D368];[.F368];[.G368];[.H368];IF(OR([.E368]=&quot;SubStart&quot;;[.E368]=&quot;Sub&quot;);[.K368];[.J368]);[.L368]))">
            <text:p/>
          </table:table-cell>
          <table:table-cell table:number-columns-repeated="7"/>
          <table:table-cell table:style-name="ce9" table:formula="of:=IF(LEN([.E368]) = 0;[.J368];IF(OR([.E368]=&quot;SubStart&quot;;[.E368]=&quot;SubEnd&quot;);&quot;&quot;;[.K368]))">
            <text:p/>
          </table:table-cell>
          <table:table-cell table:style-name="ce9" table:formula="of:=IF([.E368]=&quot;Sub&quot;;[.J367];IF(LEN([.H368])=0;&quot;&quot;;IF([.J367]=&quot;Number&quot;;&quot;&quot;;IF(LEN([.J367])=0;1;[.J367]+1))))">
            <text:p/>
          </table:table-cell>
          <table:table-cell table:style-name="ce9" table:formula="of:=IF(LEN([.H368])=0;&quot;&quot;;IF([.K367]=&quot;SubOrder&quot;;&quot;&quot;;IF([.E368]&lt;&gt;&quot;Sub&quot;;&quot;&quot;;IF(LEN([.K367])=0;1;[.K36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69]);&quot;&quot;;CONCATENATE([.D369];[.F369];[.G369];[.H369];IF(OR([.E369]=&quot;SubStart&quot;;[.E369]=&quot;Sub&quot;);[.K369];[.J369]);[.L369]))">
            <text:p/>
          </table:table-cell>
          <table:table-cell table:number-columns-repeated="7"/>
          <table:table-cell table:style-name="ce9" table:formula="of:=IF(LEN([.E369]) = 0;[.J369];IF(OR([.E369]=&quot;SubStart&quot;;[.E369]=&quot;SubEnd&quot;);&quot;&quot;;[.K369]))">
            <text:p/>
          </table:table-cell>
          <table:table-cell table:style-name="ce9" table:formula="of:=IF([.E369]=&quot;Sub&quot;;[.J368];IF(LEN([.H369])=0;&quot;&quot;;IF([.J368]=&quot;Number&quot;;&quot;&quot;;IF(LEN([.J368])=0;1;[.J368]+1))))">
            <text:p/>
          </table:table-cell>
          <table:table-cell table:style-name="ce9" table:formula="of:=IF(LEN([.H369])=0;&quot;&quot;;IF([.K368]=&quot;SubOrder&quot;;&quot;&quot;;IF([.E369]&lt;&gt;&quot;Sub&quot;;&quot;&quot;;IF(LEN([.K368])=0;1;[.K36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70]);&quot;&quot;;CONCATENATE([.D370];[.F370];[.G370];[.H370];IF(OR([.E370]=&quot;SubStart&quot;;[.E370]=&quot;Sub&quot;);[.K370];[.J370]);[.L370]))">
            <text:p/>
          </table:table-cell>
          <table:table-cell table:number-columns-repeated="7"/>
          <table:table-cell table:style-name="ce9" table:formula="of:=IF(LEN([.E370]) = 0;[.J370];IF(OR([.E370]=&quot;SubStart&quot;;[.E370]=&quot;SubEnd&quot;);&quot;&quot;;[.K370]))">
            <text:p/>
          </table:table-cell>
          <table:table-cell table:style-name="ce9" table:formula="of:=IF([.E370]=&quot;Sub&quot;;[.J369];IF(LEN([.H370])=0;&quot;&quot;;IF([.J369]=&quot;Number&quot;;&quot;&quot;;IF(LEN([.J369])=0;1;[.J369]+1))))">
            <text:p/>
          </table:table-cell>
          <table:table-cell table:style-name="ce9" table:formula="of:=IF(LEN([.H370])=0;&quot;&quot;;IF([.K369]=&quot;SubOrder&quot;;&quot;&quot;;IF([.E370]&lt;&gt;&quot;Sub&quot;;&quot;&quot;;IF(LEN([.K369])=0;1;[.K36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71]);&quot;&quot;;CONCATENATE([.D371];[.F371];[.G371];[.H371];IF(OR([.E371]=&quot;SubStart&quot;;[.E371]=&quot;Sub&quot;);[.K371];[.J371]);[.L371]))">
            <text:p/>
          </table:table-cell>
          <table:table-cell table:number-columns-repeated="7"/>
          <table:table-cell table:style-name="ce9" table:formula="of:=IF(LEN([.E371]) = 0;[.J371];IF(OR([.E371]=&quot;SubStart&quot;;[.E371]=&quot;SubEnd&quot;);&quot;&quot;;[.K371]))">
            <text:p/>
          </table:table-cell>
          <table:table-cell table:style-name="ce9" table:formula="of:=IF([.E371]=&quot;Sub&quot;;[.J370];IF(LEN([.H371])=0;&quot;&quot;;IF([.J370]=&quot;Number&quot;;&quot;&quot;;IF(LEN([.J370])=0;1;[.J370]+1))))">
            <text:p/>
          </table:table-cell>
          <table:table-cell table:style-name="ce9" table:formula="of:=IF(LEN([.H371])=0;&quot;&quot;;IF([.K370]=&quot;SubOrder&quot;;&quot;&quot;;IF([.E371]&lt;&gt;&quot;Sub&quot;;&quot;&quot;;IF(LEN([.K370])=0;1;[.K37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72]);&quot;&quot;;CONCATENATE([.D372];[.F372];[.G372];[.H372];IF(OR([.E372]=&quot;SubStart&quot;;[.E372]=&quot;Sub&quot;);[.K372];[.J372]);[.L372]))">
            <text:p/>
          </table:table-cell>
          <table:table-cell table:number-columns-repeated="7"/>
          <table:table-cell table:style-name="ce9" table:formula="of:=IF(LEN([.E372]) = 0;[.J372];IF(OR([.E372]=&quot;SubStart&quot;;[.E372]=&quot;SubEnd&quot;);&quot;&quot;;[.K372]))">
            <text:p/>
          </table:table-cell>
          <table:table-cell table:style-name="ce9" table:formula="of:=IF([.E372]=&quot;Sub&quot;;[.J371];IF(LEN([.H372])=0;&quot;&quot;;IF([.J371]=&quot;Number&quot;;&quot;&quot;;IF(LEN([.J371])=0;1;[.J371]+1))))">
            <text:p/>
          </table:table-cell>
          <table:table-cell table:style-name="ce9" table:formula="of:=IF(LEN([.H372])=0;&quot;&quot;;IF([.K371]=&quot;SubOrder&quot;;&quot;&quot;;IF([.E372]&lt;&gt;&quot;Sub&quot;;&quot;&quot;;IF(LEN([.K371])=0;1;[.K37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73]);&quot;&quot;;CONCATENATE([.D373];[.F373];[.G373];[.H373];IF(OR([.E373]=&quot;SubStart&quot;;[.E373]=&quot;Sub&quot;);[.K373];[.J373]);[.L373]))">
            <text:p/>
          </table:table-cell>
          <table:table-cell table:number-columns-repeated="7"/>
          <table:table-cell table:style-name="ce9" table:formula="of:=IF(LEN([.E373]) = 0;[.J373];IF(OR([.E373]=&quot;SubStart&quot;;[.E373]=&quot;SubEnd&quot;);&quot;&quot;;[.K373]))">
            <text:p/>
          </table:table-cell>
          <table:table-cell table:style-name="ce9" table:formula="of:=IF([.E373]=&quot;Sub&quot;;[.J372];IF(LEN([.H373])=0;&quot;&quot;;IF([.J372]=&quot;Number&quot;;&quot;&quot;;IF(LEN([.J372])=0;1;[.J372]+1))))">
            <text:p/>
          </table:table-cell>
          <table:table-cell table:style-name="ce9" table:formula="of:=IF(LEN([.H373])=0;&quot;&quot;;IF([.K372]=&quot;SubOrder&quot;;&quot;&quot;;IF([.E373]&lt;&gt;&quot;Sub&quot;;&quot;&quot;;IF(LEN([.K372])=0;1;[.K37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74]);&quot;&quot;;CONCATENATE([.D374];[.F374];[.G374];[.H374];IF(OR([.E374]=&quot;SubStart&quot;;[.E374]=&quot;Sub&quot;);[.K374];[.J374]);[.L374]))">
            <text:p/>
          </table:table-cell>
          <table:table-cell table:number-columns-repeated="7"/>
          <table:table-cell table:style-name="ce9" table:formula="of:=IF(LEN([.E374]) = 0;[.J374];IF(OR([.E374]=&quot;SubStart&quot;;[.E374]=&quot;SubEnd&quot;);&quot;&quot;;[.K374]))">
            <text:p/>
          </table:table-cell>
          <table:table-cell table:style-name="ce9" table:formula="of:=IF([.E374]=&quot;Sub&quot;;[.J373];IF(LEN([.H374])=0;&quot;&quot;;IF([.J373]=&quot;Number&quot;;&quot;&quot;;IF(LEN([.J373])=0;1;[.J373]+1))))">
            <text:p/>
          </table:table-cell>
          <table:table-cell table:style-name="ce9" table:formula="of:=IF(LEN([.H374])=0;&quot;&quot;;IF([.K373]=&quot;SubOrder&quot;;&quot;&quot;;IF([.E374]&lt;&gt;&quot;Sub&quot;;&quot;&quot;;IF(LEN([.K373])=0;1;[.K37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75]);&quot;&quot;;CONCATENATE([.D375];[.F375];[.G375];[.H375];IF(OR([.E375]=&quot;SubStart&quot;;[.E375]=&quot;Sub&quot;);[.K375];[.J375]);[.L375]))">
            <text:p/>
          </table:table-cell>
          <table:table-cell table:number-columns-repeated="7"/>
          <table:table-cell table:style-name="ce9" table:formula="of:=IF(LEN([.E375]) = 0;[.J375];IF(OR([.E375]=&quot;SubStart&quot;;[.E375]=&quot;SubEnd&quot;);&quot;&quot;;[.K375]))">
            <text:p/>
          </table:table-cell>
          <table:table-cell table:style-name="ce9" table:formula="of:=IF([.E375]=&quot;Sub&quot;;[.J374];IF(LEN([.H375])=0;&quot;&quot;;IF([.J374]=&quot;Number&quot;;&quot;&quot;;IF(LEN([.J374])=0;1;[.J374]+1))))">
            <text:p/>
          </table:table-cell>
          <table:table-cell table:style-name="ce9" table:formula="of:=IF(LEN([.H375])=0;&quot;&quot;;IF([.K374]=&quot;SubOrder&quot;;&quot;&quot;;IF([.E375]&lt;&gt;&quot;Sub&quot;;&quot;&quot;;IF(LEN([.K374])=0;1;[.K37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76]);&quot;&quot;;CONCATENATE([.D376];[.F376];[.G376];[.H376];IF(OR([.E376]=&quot;SubStart&quot;;[.E376]=&quot;Sub&quot;);[.K376];[.J376]);[.L376]))">
            <text:p/>
          </table:table-cell>
          <table:table-cell table:number-columns-repeated="7"/>
          <table:table-cell table:style-name="ce9" table:formula="of:=IF(LEN([.E376]) = 0;[.J376];IF(OR([.E376]=&quot;SubStart&quot;;[.E376]=&quot;SubEnd&quot;);&quot;&quot;;[.K376]))">
            <text:p/>
          </table:table-cell>
          <table:table-cell table:style-name="ce9" table:formula="of:=IF([.E376]=&quot;Sub&quot;;[.J375];IF(LEN([.H376])=0;&quot;&quot;;IF([.J375]=&quot;Number&quot;;&quot;&quot;;IF(LEN([.J375])=0;1;[.J375]+1))))">
            <text:p/>
          </table:table-cell>
          <table:table-cell table:style-name="ce9" table:formula="of:=IF(LEN([.H376])=0;&quot;&quot;;IF([.K375]=&quot;SubOrder&quot;;&quot;&quot;;IF([.E376]&lt;&gt;&quot;Sub&quot;;&quot;&quot;;IF(LEN([.K375])=0;1;[.K37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77]);&quot;&quot;;CONCATENATE([.D377];[.F377];[.G377];[.H377];IF(OR([.E377]=&quot;SubStart&quot;;[.E377]=&quot;Sub&quot;);[.K377];[.J377]);[.L377]))">
            <text:p/>
          </table:table-cell>
          <table:table-cell table:number-columns-repeated="7"/>
          <table:table-cell table:style-name="ce9" table:formula="of:=IF(LEN([.E377]) = 0;[.J377];IF(OR([.E377]=&quot;SubStart&quot;;[.E377]=&quot;SubEnd&quot;);&quot;&quot;;[.K377]))">
            <text:p/>
          </table:table-cell>
          <table:table-cell table:style-name="ce9" table:formula="of:=IF([.E377]=&quot;Sub&quot;;[.J376];IF(LEN([.H377])=0;&quot;&quot;;IF([.J376]=&quot;Number&quot;;&quot;&quot;;IF(LEN([.J376])=0;1;[.J376]+1))))">
            <text:p/>
          </table:table-cell>
          <table:table-cell table:style-name="ce9" table:formula="of:=IF(LEN([.H377])=0;&quot;&quot;;IF([.K376]=&quot;SubOrder&quot;;&quot;&quot;;IF([.E377]&lt;&gt;&quot;Sub&quot;;&quot;&quot;;IF(LEN([.K376])=0;1;[.K37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78]);&quot;&quot;;CONCATENATE([.D378];[.F378];[.G378];[.H378];IF(OR([.E378]=&quot;SubStart&quot;;[.E378]=&quot;Sub&quot;);[.K378];[.J378]);[.L378]))">
            <text:p/>
          </table:table-cell>
          <table:table-cell table:number-columns-repeated="7"/>
          <table:table-cell table:style-name="ce9" table:formula="of:=IF(LEN([.E378]) = 0;[.J378];IF(OR([.E378]=&quot;SubStart&quot;;[.E378]=&quot;SubEnd&quot;);&quot;&quot;;[.K378]))">
            <text:p/>
          </table:table-cell>
          <table:table-cell table:style-name="ce9" table:formula="of:=IF([.E378]=&quot;Sub&quot;;[.J377];IF(LEN([.H378])=0;&quot;&quot;;IF([.J377]=&quot;Number&quot;;&quot;&quot;;IF(LEN([.J377])=0;1;[.J377]+1))))">
            <text:p/>
          </table:table-cell>
          <table:table-cell table:style-name="ce9" table:formula="of:=IF(LEN([.H378])=0;&quot;&quot;;IF([.K377]=&quot;SubOrder&quot;;&quot;&quot;;IF([.E378]&lt;&gt;&quot;Sub&quot;;&quot;&quot;;IF(LEN([.K377])=0;1;[.K37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79]);&quot;&quot;;CONCATENATE([.D379];[.F379];[.G379];[.H379];IF(OR([.E379]=&quot;SubStart&quot;;[.E379]=&quot;Sub&quot;);[.K379];[.J379]);[.L379]))">
            <text:p/>
          </table:table-cell>
          <table:table-cell table:number-columns-repeated="7"/>
          <table:table-cell table:style-name="ce9" table:formula="of:=IF(LEN([.E379]) = 0;[.J379];IF(OR([.E379]=&quot;SubStart&quot;;[.E379]=&quot;SubEnd&quot;);&quot;&quot;;[.K379]))">
            <text:p/>
          </table:table-cell>
          <table:table-cell table:style-name="ce9" table:formula="of:=IF([.E379]=&quot;Sub&quot;;[.J378];IF(LEN([.H379])=0;&quot;&quot;;IF([.J378]=&quot;Number&quot;;&quot;&quot;;IF(LEN([.J378])=0;1;[.J378]+1))))">
            <text:p/>
          </table:table-cell>
          <table:table-cell table:style-name="ce9" table:formula="of:=IF(LEN([.H379])=0;&quot;&quot;;IF([.K378]=&quot;SubOrder&quot;;&quot;&quot;;IF([.E379]&lt;&gt;&quot;Sub&quot;;&quot;&quot;;IF(LEN([.K378])=0;1;[.K37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80]);&quot;&quot;;CONCATENATE([.D380];[.F380];[.G380];[.H380];IF(OR([.E380]=&quot;SubStart&quot;;[.E380]=&quot;Sub&quot;);[.K380];[.J380]);[.L380]))">
            <text:p/>
          </table:table-cell>
          <table:table-cell table:number-columns-repeated="7"/>
          <table:table-cell table:style-name="ce9" table:formula="of:=IF(LEN([.E380]) = 0;[.J380];IF(OR([.E380]=&quot;SubStart&quot;;[.E380]=&quot;SubEnd&quot;);&quot;&quot;;[.K380]))">
            <text:p/>
          </table:table-cell>
          <table:table-cell table:style-name="ce9" table:formula="of:=IF([.E380]=&quot;Sub&quot;;[.J379];IF(LEN([.H380])=0;&quot;&quot;;IF([.J379]=&quot;Number&quot;;&quot;&quot;;IF(LEN([.J379])=0;1;[.J379]+1))))">
            <text:p/>
          </table:table-cell>
          <table:table-cell table:style-name="ce9" table:formula="of:=IF(LEN([.H380])=0;&quot;&quot;;IF([.K379]=&quot;SubOrder&quot;;&quot;&quot;;IF([.E380]&lt;&gt;&quot;Sub&quot;;&quot;&quot;;IF(LEN([.K379])=0;1;[.K37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81]);&quot;&quot;;CONCATENATE([.D381];[.F381];[.G381];[.H381];IF(OR([.E381]=&quot;SubStart&quot;;[.E381]=&quot;Sub&quot;);[.K381];[.J381]);[.L381]))">
            <text:p/>
          </table:table-cell>
          <table:table-cell table:number-columns-repeated="7"/>
          <table:table-cell table:style-name="ce9" table:formula="of:=IF(LEN([.E381]) = 0;[.J381];IF(OR([.E381]=&quot;SubStart&quot;;[.E381]=&quot;SubEnd&quot;);&quot;&quot;;[.K381]))">
            <text:p/>
          </table:table-cell>
          <table:table-cell table:style-name="ce9" table:formula="of:=IF([.E381]=&quot;Sub&quot;;[.J380];IF(LEN([.H381])=0;&quot;&quot;;IF([.J380]=&quot;Number&quot;;&quot;&quot;;IF(LEN([.J380])=0;1;[.J380]+1))))">
            <text:p/>
          </table:table-cell>
          <table:table-cell table:style-name="ce9" table:formula="of:=IF(LEN([.H381])=0;&quot;&quot;;IF([.K380]=&quot;SubOrder&quot;;&quot;&quot;;IF([.E381]&lt;&gt;&quot;Sub&quot;;&quot;&quot;;IF(LEN([.K380])=0;1;[.K38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82]);&quot;&quot;;CONCATENATE([.D382];[.F382];[.G382];[.H382];IF(OR([.E382]=&quot;SubStart&quot;;[.E382]=&quot;Sub&quot;);[.K382];[.J382]);[.L382]))">
            <text:p/>
          </table:table-cell>
          <table:table-cell table:number-columns-repeated="7"/>
          <table:table-cell table:style-name="ce9" table:formula="of:=IF(LEN([.E382]) = 0;[.J382];IF(OR([.E382]=&quot;SubStart&quot;;[.E382]=&quot;SubEnd&quot;);&quot;&quot;;[.K382]))">
            <text:p/>
          </table:table-cell>
          <table:table-cell table:style-name="ce9" table:formula="of:=IF([.E382]=&quot;Sub&quot;;[.J381];IF(LEN([.H382])=0;&quot;&quot;;IF([.J381]=&quot;Number&quot;;&quot;&quot;;IF(LEN([.J381])=0;1;[.J381]+1))))">
            <text:p/>
          </table:table-cell>
          <table:table-cell table:style-name="ce9" table:formula="of:=IF(LEN([.H382])=0;&quot;&quot;;IF([.K381]=&quot;SubOrder&quot;;&quot;&quot;;IF([.E382]&lt;&gt;&quot;Sub&quot;;&quot;&quot;;IF(LEN([.K381])=0;1;[.K38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83]);&quot;&quot;;CONCATENATE([.D383];[.F383];[.G383];[.H383];IF(OR([.E383]=&quot;SubStart&quot;;[.E383]=&quot;Sub&quot;);[.K383];[.J383]);[.L383]))">
            <text:p/>
          </table:table-cell>
          <table:table-cell table:number-columns-repeated="7"/>
          <table:table-cell table:style-name="ce9" table:formula="of:=IF(LEN([.E383]) = 0;[.J383];IF(OR([.E383]=&quot;SubStart&quot;;[.E383]=&quot;SubEnd&quot;);&quot;&quot;;[.K383]))">
            <text:p/>
          </table:table-cell>
          <table:table-cell table:style-name="ce9" table:formula="of:=IF([.E383]=&quot;Sub&quot;;[.J382];IF(LEN([.H383])=0;&quot;&quot;;IF([.J382]=&quot;Number&quot;;&quot;&quot;;IF(LEN([.J382])=0;1;[.J382]+1))))">
            <text:p/>
          </table:table-cell>
          <table:table-cell table:style-name="ce9" table:formula="of:=IF(LEN([.H383])=0;&quot;&quot;;IF([.K382]=&quot;SubOrder&quot;;&quot;&quot;;IF([.E383]&lt;&gt;&quot;Sub&quot;;&quot;&quot;;IF(LEN([.K382])=0;1;[.K38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84]);&quot;&quot;;CONCATENATE([.D384];[.F384];[.G384];[.H384];IF(OR([.E384]=&quot;SubStart&quot;;[.E384]=&quot;Sub&quot;);[.K384];[.J384]);[.L384]))">
            <text:p/>
          </table:table-cell>
          <table:table-cell table:number-columns-repeated="7"/>
          <table:table-cell table:style-name="ce9" table:formula="of:=IF(LEN([.E384]) = 0;[.J384];IF(OR([.E384]=&quot;SubStart&quot;;[.E384]=&quot;SubEnd&quot;);&quot;&quot;;[.K384]))">
            <text:p/>
          </table:table-cell>
          <table:table-cell table:style-name="ce9" table:formula="of:=IF([.E384]=&quot;Sub&quot;;[.J383];IF(LEN([.H384])=0;&quot;&quot;;IF([.J383]=&quot;Number&quot;;&quot;&quot;;IF(LEN([.J383])=0;1;[.J383]+1))))">
            <text:p/>
          </table:table-cell>
          <table:table-cell table:style-name="ce9" table:formula="of:=IF(LEN([.H384])=0;&quot;&quot;;IF([.K383]=&quot;SubOrder&quot;;&quot;&quot;;IF([.E384]&lt;&gt;&quot;Sub&quot;;&quot;&quot;;IF(LEN([.K383])=0;1;[.K38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85]);&quot;&quot;;CONCATENATE([.D385];[.F385];[.G385];[.H385];IF(OR([.E385]=&quot;SubStart&quot;;[.E385]=&quot;Sub&quot;);[.K385];[.J385]);[.L385]))">
            <text:p/>
          </table:table-cell>
          <table:table-cell table:number-columns-repeated="7"/>
          <table:table-cell table:style-name="ce9" table:formula="of:=IF(LEN([.E385]) = 0;[.J385];IF(OR([.E385]=&quot;SubStart&quot;;[.E385]=&quot;SubEnd&quot;);&quot;&quot;;[.K385]))">
            <text:p/>
          </table:table-cell>
          <table:table-cell table:style-name="ce9" table:formula="of:=IF([.E385]=&quot;Sub&quot;;[.J384];IF(LEN([.H385])=0;&quot;&quot;;IF([.J384]=&quot;Number&quot;;&quot;&quot;;IF(LEN([.J384])=0;1;[.J384]+1))))">
            <text:p/>
          </table:table-cell>
          <table:table-cell table:style-name="ce9" table:formula="of:=IF(LEN([.H385])=0;&quot;&quot;;IF([.K384]=&quot;SubOrder&quot;;&quot;&quot;;IF([.E385]&lt;&gt;&quot;Sub&quot;;&quot;&quot;;IF(LEN([.K384])=0;1;[.K38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86]);&quot;&quot;;CONCATENATE([.D386];[.F386];[.G386];[.H386];IF(OR([.E386]=&quot;SubStart&quot;;[.E386]=&quot;Sub&quot;);[.K386];[.J386]);[.L386]))">
            <text:p/>
          </table:table-cell>
          <table:table-cell table:number-columns-repeated="7"/>
          <table:table-cell table:style-name="ce9" table:formula="of:=IF(LEN([.E386]) = 0;[.J386];IF(OR([.E386]=&quot;SubStart&quot;;[.E386]=&quot;SubEnd&quot;);&quot;&quot;;[.K386]))">
            <text:p/>
          </table:table-cell>
          <table:table-cell table:style-name="ce9" table:formula="of:=IF([.E386]=&quot;Sub&quot;;[.J385];IF(LEN([.H386])=0;&quot;&quot;;IF([.J385]=&quot;Number&quot;;&quot;&quot;;IF(LEN([.J385])=0;1;[.J385]+1))))">
            <text:p/>
          </table:table-cell>
          <table:table-cell table:style-name="ce9" table:formula="of:=IF(LEN([.H386])=0;&quot;&quot;;IF([.K385]=&quot;SubOrder&quot;;&quot;&quot;;IF([.E386]&lt;&gt;&quot;Sub&quot;;&quot;&quot;;IF(LEN([.K385])=0;1;[.K38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87]);&quot;&quot;;CONCATENATE([.D387];[.F387];[.G387];[.H387];IF(OR([.E387]=&quot;SubStart&quot;;[.E387]=&quot;Sub&quot;);[.K387];[.J387]);[.L387]))">
            <text:p/>
          </table:table-cell>
          <table:table-cell table:number-columns-repeated="7"/>
          <table:table-cell table:style-name="ce9" table:formula="of:=IF(LEN([.E387]) = 0;[.J387];IF(OR([.E387]=&quot;SubStart&quot;;[.E387]=&quot;SubEnd&quot;);&quot;&quot;;[.K387]))">
            <text:p/>
          </table:table-cell>
          <table:table-cell table:style-name="ce9" table:formula="of:=IF([.E387]=&quot;Sub&quot;;[.J386];IF(LEN([.H387])=0;&quot;&quot;;IF([.J386]=&quot;Number&quot;;&quot;&quot;;IF(LEN([.J386])=0;1;[.J386]+1))))">
            <text:p/>
          </table:table-cell>
          <table:table-cell table:style-name="ce9" table:formula="of:=IF(LEN([.H387])=0;&quot;&quot;;IF([.K386]=&quot;SubOrder&quot;;&quot;&quot;;IF([.E387]&lt;&gt;&quot;Sub&quot;;&quot;&quot;;IF(LEN([.K386])=0;1;[.K38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88]);&quot;&quot;;CONCATENATE([.D388];[.F388];[.G388];[.H388];IF(OR([.E388]=&quot;SubStart&quot;;[.E388]=&quot;Sub&quot;);[.K388];[.J388]);[.L388]))">
            <text:p/>
          </table:table-cell>
          <table:table-cell table:number-columns-repeated="7"/>
          <table:table-cell table:style-name="ce9" table:formula="of:=IF(LEN([.E388]) = 0;[.J388];IF(OR([.E388]=&quot;SubStart&quot;;[.E388]=&quot;SubEnd&quot;);&quot;&quot;;[.K388]))">
            <text:p/>
          </table:table-cell>
          <table:table-cell table:style-name="ce9" table:formula="of:=IF([.E388]=&quot;Sub&quot;;[.J387];IF(LEN([.H388])=0;&quot;&quot;;IF([.J387]=&quot;Number&quot;;&quot;&quot;;IF(LEN([.J387])=0;1;[.J387]+1))))">
            <text:p/>
          </table:table-cell>
          <table:table-cell table:style-name="ce9" table:formula="of:=IF(LEN([.H388])=0;&quot;&quot;;IF([.K387]=&quot;SubOrder&quot;;&quot;&quot;;IF([.E388]&lt;&gt;&quot;Sub&quot;;&quot;&quot;;IF(LEN([.K387])=0;1;[.K38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89]);&quot;&quot;;CONCATENATE([.D389];[.F389];[.G389];[.H389];IF(OR([.E389]=&quot;SubStart&quot;;[.E389]=&quot;Sub&quot;);[.K389];[.J389]);[.L389]))">
            <text:p/>
          </table:table-cell>
          <table:table-cell table:number-columns-repeated="7"/>
          <table:table-cell table:style-name="ce9" table:formula="of:=IF(LEN([.E389]) = 0;[.J389];IF(OR([.E389]=&quot;SubStart&quot;;[.E389]=&quot;SubEnd&quot;);&quot;&quot;;[.K389]))">
            <text:p/>
          </table:table-cell>
          <table:table-cell table:style-name="ce9" table:formula="of:=IF([.E389]=&quot;Sub&quot;;[.J388];IF(LEN([.H389])=0;&quot;&quot;;IF([.J388]=&quot;Number&quot;;&quot;&quot;;IF(LEN([.J388])=0;1;[.J388]+1))))">
            <text:p/>
          </table:table-cell>
          <table:table-cell table:style-name="ce9" table:formula="of:=IF(LEN([.H389])=0;&quot;&quot;;IF([.K388]=&quot;SubOrder&quot;;&quot;&quot;;IF([.E389]&lt;&gt;&quot;Sub&quot;;&quot;&quot;;IF(LEN([.K388])=0;1;[.K38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90]);&quot;&quot;;CONCATENATE([.D390];[.F390];[.G390];[.H390];IF(OR([.E390]=&quot;SubStart&quot;;[.E390]=&quot;Sub&quot;);[.K390];[.J390]);[.L390]))">
            <text:p/>
          </table:table-cell>
          <table:table-cell table:number-columns-repeated="7"/>
          <table:table-cell table:style-name="ce9" table:formula="of:=IF(LEN([.E390]) = 0;[.J390];IF(OR([.E390]=&quot;SubStart&quot;;[.E390]=&quot;SubEnd&quot;);&quot;&quot;;[.K390]))">
            <text:p/>
          </table:table-cell>
          <table:table-cell table:style-name="ce9" table:formula="of:=IF([.E390]=&quot;Sub&quot;;[.J389];IF(LEN([.H390])=0;&quot;&quot;;IF([.J389]=&quot;Number&quot;;&quot;&quot;;IF(LEN([.J389])=0;1;[.J389]+1))))">
            <text:p/>
          </table:table-cell>
          <table:table-cell table:style-name="ce9" table:formula="of:=IF(LEN([.H390])=0;&quot;&quot;;IF([.K389]=&quot;SubOrder&quot;;&quot;&quot;;IF([.E390]&lt;&gt;&quot;Sub&quot;;&quot;&quot;;IF(LEN([.K389])=0;1;[.K38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91]);&quot;&quot;;CONCATENATE([.D391];[.F391];[.G391];[.H391];IF(OR([.E391]=&quot;SubStart&quot;;[.E391]=&quot;Sub&quot;);[.K391];[.J391]);[.L391]))">
            <text:p/>
          </table:table-cell>
          <table:table-cell table:number-columns-repeated="7"/>
          <table:table-cell table:style-name="ce9" table:formula="of:=IF(LEN([.E391]) = 0;[.J391];IF(OR([.E391]=&quot;SubStart&quot;;[.E391]=&quot;SubEnd&quot;);&quot;&quot;;[.K391]))">
            <text:p/>
          </table:table-cell>
          <table:table-cell table:style-name="ce9" table:formula="of:=IF([.E391]=&quot;Sub&quot;;[.J390];IF(LEN([.H391])=0;&quot;&quot;;IF([.J390]=&quot;Number&quot;;&quot;&quot;;IF(LEN([.J390])=0;1;[.J390]+1))))">
            <text:p/>
          </table:table-cell>
          <table:table-cell table:style-name="ce9" table:formula="of:=IF(LEN([.H391])=0;&quot;&quot;;IF([.K390]=&quot;SubOrder&quot;;&quot;&quot;;IF([.E391]&lt;&gt;&quot;Sub&quot;;&quot;&quot;;IF(LEN([.K390])=0;1;[.K39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92]);&quot;&quot;;CONCATENATE([.D392];[.F392];[.G392];[.H392];IF(OR([.E392]=&quot;SubStart&quot;;[.E392]=&quot;Sub&quot;);[.K392];[.J392]);[.L392]))">
            <text:p/>
          </table:table-cell>
          <table:table-cell table:number-columns-repeated="7"/>
          <table:table-cell table:style-name="ce9" table:formula="of:=IF(LEN([.E392]) = 0;[.J392];IF(OR([.E392]=&quot;SubStart&quot;;[.E392]=&quot;SubEnd&quot;);&quot;&quot;;[.K392]))">
            <text:p/>
          </table:table-cell>
          <table:table-cell table:style-name="ce9" table:formula="of:=IF([.E392]=&quot;Sub&quot;;[.J391];IF(LEN([.H392])=0;&quot;&quot;;IF([.J391]=&quot;Number&quot;;&quot;&quot;;IF(LEN([.J391])=0;1;[.J391]+1))))">
            <text:p/>
          </table:table-cell>
          <table:table-cell table:style-name="ce9" table:formula="of:=IF(LEN([.H392])=0;&quot;&quot;;IF([.K391]=&quot;SubOrder&quot;;&quot;&quot;;IF([.E392]&lt;&gt;&quot;Sub&quot;;&quot;&quot;;IF(LEN([.K391])=0;1;[.K39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93]);&quot;&quot;;CONCATENATE([.D393];[.F393];[.G393];[.H393];IF(OR([.E393]=&quot;SubStart&quot;;[.E393]=&quot;Sub&quot;);[.K393];[.J393]);[.L393]))">
            <text:p/>
          </table:table-cell>
          <table:table-cell table:number-columns-repeated="7"/>
          <table:table-cell table:style-name="ce9" table:formula="of:=IF(LEN([.E393]) = 0;[.J393];IF(OR([.E393]=&quot;SubStart&quot;;[.E393]=&quot;SubEnd&quot;);&quot;&quot;;[.K393]))">
            <text:p/>
          </table:table-cell>
          <table:table-cell table:style-name="ce9" table:formula="of:=IF([.E393]=&quot;Sub&quot;;[.J392];IF(LEN([.H393])=0;&quot;&quot;;IF([.J392]=&quot;Number&quot;;&quot;&quot;;IF(LEN([.J392])=0;1;[.J392]+1))))">
            <text:p/>
          </table:table-cell>
          <table:table-cell table:style-name="ce9" table:formula="of:=IF(LEN([.H393])=0;&quot;&quot;;IF([.K392]=&quot;SubOrder&quot;;&quot;&quot;;IF([.E393]&lt;&gt;&quot;Sub&quot;;&quot;&quot;;IF(LEN([.K392])=0;1;[.K39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94]);&quot;&quot;;CONCATENATE([.D394];[.F394];[.G394];[.H394];IF(OR([.E394]=&quot;SubStart&quot;;[.E394]=&quot;Sub&quot;);[.K394];[.J394]);[.L394]))">
            <text:p/>
          </table:table-cell>
          <table:table-cell table:number-columns-repeated="7"/>
          <table:table-cell table:style-name="ce9" table:formula="of:=IF(LEN([.E394]) = 0;[.J394];IF(OR([.E394]=&quot;SubStart&quot;;[.E394]=&quot;SubEnd&quot;);&quot;&quot;;[.K394]))">
            <text:p/>
          </table:table-cell>
          <table:table-cell table:style-name="ce9" table:formula="of:=IF([.E394]=&quot;Sub&quot;;[.J393];IF(LEN([.H394])=0;&quot;&quot;;IF([.J393]=&quot;Number&quot;;&quot;&quot;;IF(LEN([.J393])=0;1;[.J393]+1))))">
            <text:p/>
          </table:table-cell>
          <table:table-cell table:style-name="ce9" table:formula="of:=IF(LEN([.H394])=0;&quot;&quot;;IF([.K393]=&quot;SubOrder&quot;;&quot;&quot;;IF([.E394]&lt;&gt;&quot;Sub&quot;;&quot;&quot;;IF(LEN([.K393])=0;1;[.K39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95]);&quot;&quot;;CONCATENATE([.D395];[.F395];[.G395];[.H395];IF(OR([.E395]=&quot;SubStart&quot;;[.E395]=&quot;Sub&quot;);[.K395];[.J395]);[.L395]))">
            <text:p/>
          </table:table-cell>
          <table:table-cell table:number-columns-repeated="7"/>
          <table:table-cell table:style-name="ce9" table:formula="of:=IF(LEN([.E395]) = 0;[.J395];IF(OR([.E395]=&quot;SubStart&quot;;[.E395]=&quot;SubEnd&quot;);&quot;&quot;;[.K395]))">
            <text:p/>
          </table:table-cell>
          <table:table-cell table:style-name="ce9" table:formula="of:=IF([.E395]=&quot;Sub&quot;;[.J394];IF(LEN([.H395])=0;&quot;&quot;;IF([.J394]=&quot;Number&quot;;&quot;&quot;;IF(LEN([.J394])=0;1;[.J394]+1))))">
            <text:p/>
          </table:table-cell>
          <table:table-cell table:style-name="ce9" table:formula="of:=IF(LEN([.H395])=0;&quot;&quot;;IF([.K394]=&quot;SubOrder&quot;;&quot;&quot;;IF([.E395]&lt;&gt;&quot;Sub&quot;;&quot;&quot;;IF(LEN([.K394])=0;1;[.K39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96]);&quot;&quot;;CONCATENATE([.D396];[.F396];[.G396];[.H396];IF(OR([.E396]=&quot;SubStart&quot;;[.E396]=&quot;Sub&quot;);[.K396];[.J396]);[.L396]))">
            <text:p/>
          </table:table-cell>
          <table:table-cell table:number-columns-repeated="7"/>
          <table:table-cell table:style-name="ce9" table:formula="of:=IF(LEN([.E396]) = 0;[.J396];IF(OR([.E396]=&quot;SubStart&quot;;[.E396]=&quot;SubEnd&quot;);&quot;&quot;;[.K396]))">
            <text:p/>
          </table:table-cell>
          <table:table-cell table:style-name="ce9" table:formula="of:=IF([.E396]=&quot;Sub&quot;;[.J395];IF(LEN([.H396])=0;&quot;&quot;;IF([.J395]=&quot;Number&quot;;&quot;&quot;;IF(LEN([.J395])=0;1;[.J395]+1))))">
            <text:p/>
          </table:table-cell>
          <table:table-cell table:style-name="ce9" table:formula="of:=IF(LEN([.H396])=0;&quot;&quot;;IF([.K395]=&quot;SubOrder&quot;;&quot;&quot;;IF([.E396]&lt;&gt;&quot;Sub&quot;;&quot;&quot;;IF(LEN([.K395])=0;1;[.K39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97]);&quot;&quot;;CONCATENATE([.D397];[.F397];[.G397];[.H397];IF(OR([.E397]=&quot;SubStart&quot;;[.E397]=&quot;Sub&quot;);[.K397];[.J397]);[.L397]))">
            <text:p/>
          </table:table-cell>
          <table:table-cell table:number-columns-repeated="7"/>
          <table:table-cell table:style-name="ce9" table:formula="of:=IF(LEN([.E397]) = 0;[.J397];IF(OR([.E397]=&quot;SubStart&quot;;[.E397]=&quot;SubEnd&quot;);&quot;&quot;;[.K397]))">
            <text:p/>
          </table:table-cell>
          <table:table-cell table:style-name="ce9" table:formula="of:=IF([.E397]=&quot;Sub&quot;;[.J396];IF(LEN([.H397])=0;&quot;&quot;;IF([.J396]=&quot;Number&quot;;&quot;&quot;;IF(LEN([.J396])=0;1;[.J396]+1))))">
            <text:p/>
          </table:table-cell>
          <table:table-cell table:style-name="ce9" table:formula="of:=IF(LEN([.H397])=0;&quot;&quot;;IF([.K396]=&quot;SubOrder&quot;;&quot;&quot;;IF([.E397]&lt;&gt;&quot;Sub&quot;;&quot;&quot;;IF(LEN([.K396])=0;1;[.K39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98]);&quot;&quot;;CONCATENATE([.D398];[.F398];[.G398];[.H398];IF(OR([.E398]=&quot;SubStart&quot;;[.E398]=&quot;Sub&quot;);[.K398];[.J398]);[.L398]))">
            <text:p/>
          </table:table-cell>
          <table:table-cell table:number-columns-repeated="7"/>
          <table:table-cell table:style-name="ce9" table:formula="of:=IF(LEN([.E398]) = 0;[.J398];IF(OR([.E398]=&quot;SubStart&quot;;[.E398]=&quot;SubEnd&quot;);&quot;&quot;;[.K398]))">
            <text:p/>
          </table:table-cell>
          <table:table-cell table:style-name="ce9" table:formula="of:=IF([.E398]=&quot;Sub&quot;;[.J397];IF(LEN([.H398])=0;&quot;&quot;;IF([.J397]=&quot;Number&quot;;&quot;&quot;;IF(LEN([.J397])=0;1;[.J397]+1))))">
            <text:p/>
          </table:table-cell>
          <table:table-cell table:style-name="ce9" table:formula="of:=IF(LEN([.H398])=0;&quot;&quot;;IF([.K397]=&quot;SubOrder&quot;;&quot;&quot;;IF([.E398]&lt;&gt;&quot;Sub&quot;;&quot;&quot;;IF(LEN([.K397])=0;1;[.K39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399]);&quot;&quot;;CONCATENATE([.D399];[.F399];[.G399];[.H399];IF(OR([.E399]=&quot;SubStart&quot;;[.E399]=&quot;Sub&quot;);[.K399];[.J399]);[.L399]))">
            <text:p/>
          </table:table-cell>
          <table:table-cell table:number-columns-repeated="7"/>
          <table:table-cell table:style-name="ce9" table:formula="of:=IF(LEN([.E399]) = 0;[.J399];IF(OR([.E399]=&quot;SubStart&quot;;[.E399]=&quot;SubEnd&quot;);&quot;&quot;;[.K399]))">
            <text:p/>
          </table:table-cell>
          <table:table-cell table:style-name="ce9" table:formula="of:=IF([.E399]=&quot;Sub&quot;;[.J398];IF(LEN([.H399])=0;&quot;&quot;;IF([.J398]=&quot;Number&quot;;&quot;&quot;;IF(LEN([.J398])=0;1;[.J398]+1))))">
            <text:p/>
          </table:table-cell>
          <table:table-cell table:style-name="ce9" table:formula="of:=IF(LEN([.H399])=0;&quot;&quot;;IF([.K398]=&quot;SubOrder&quot;;&quot;&quot;;IF([.E399]&lt;&gt;&quot;Sub&quot;;&quot;&quot;;IF(LEN([.K398])=0;1;[.K39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00]);&quot;&quot;;CONCATENATE([.D400];[.F400];[.G400];[.H400];IF(OR([.E400]=&quot;SubStart&quot;;[.E400]=&quot;Sub&quot;);[.K400];[.J400]);[.L400]))">
            <text:p/>
          </table:table-cell>
          <table:table-cell table:number-columns-repeated="7"/>
          <table:table-cell table:style-name="ce9" table:formula="of:=IF(LEN([.E400]) = 0;[.J400];IF(OR([.E400]=&quot;SubStart&quot;;[.E400]=&quot;SubEnd&quot;);&quot;&quot;;[.K400]))">
            <text:p/>
          </table:table-cell>
          <table:table-cell table:style-name="ce9" table:formula="of:=IF([.E400]=&quot;Sub&quot;;[.J399];IF(LEN([.H400])=0;&quot;&quot;;IF([.J399]=&quot;Number&quot;;&quot;&quot;;IF(LEN([.J399])=0;1;[.J399]+1))))">
            <text:p/>
          </table:table-cell>
          <table:table-cell table:style-name="ce9" table:formula="of:=IF(LEN([.H400])=0;&quot;&quot;;IF([.K399]=&quot;SubOrder&quot;;&quot;&quot;;IF([.E400]&lt;&gt;&quot;Sub&quot;;&quot;&quot;;IF(LEN([.K399])=0;1;[.K39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01]);&quot;&quot;;CONCATENATE([.D401];[.F401];[.G401];[.H401];IF(OR([.E401]=&quot;SubStart&quot;;[.E401]=&quot;Sub&quot;);[.K401];[.J401]);[.L401]))">
            <text:p/>
          </table:table-cell>
          <table:table-cell table:number-columns-repeated="7"/>
          <table:table-cell table:style-name="ce9" table:formula="of:=IF(LEN([.E401]) = 0;[.J401];IF(OR([.E401]=&quot;SubStart&quot;;[.E401]=&quot;SubEnd&quot;);&quot;&quot;;[.K401]))">
            <text:p/>
          </table:table-cell>
          <table:table-cell table:style-name="ce9" table:formula="of:=IF([.E401]=&quot;Sub&quot;;[.J400];IF(LEN([.H401])=0;&quot;&quot;;IF([.J400]=&quot;Number&quot;;&quot;&quot;;IF(LEN([.J400])=0;1;[.J400]+1))))">
            <text:p/>
          </table:table-cell>
          <table:table-cell table:style-name="ce9" table:formula="of:=IF(LEN([.H401])=0;&quot;&quot;;IF([.K400]=&quot;SubOrder&quot;;&quot;&quot;;IF([.E401]&lt;&gt;&quot;Sub&quot;;&quot;&quot;;IF(LEN([.K400])=0;1;[.K40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02]);&quot;&quot;;CONCATENATE([.D402];[.F402];[.G402];[.H402];IF(OR([.E402]=&quot;SubStart&quot;;[.E402]=&quot;Sub&quot;);[.K402];[.J402]);[.L402]))">
            <text:p/>
          </table:table-cell>
          <table:table-cell table:number-columns-repeated="7"/>
          <table:table-cell table:style-name="ce9" table:formula="of:=IF(LEN([.E402]) = 0;[.J402];IF(OR([.E402]=&quot;SubStart&quot;;[.E402]=&quot;SubEnd&quot;);&quot;&quot;;[.K402]))">
            <text:p/>
          </table:table-cell>
          <table:table-cell table:style-name="ce9" table:formula="of:=IF([.E402]=&quot;Sub&quot;;[.J401];IF(LEN([.H402])=0;&quot;&quot;;IF([.J401]=&quot;Number&quot;;&quot;&quot;;IF(LEN([.J401])=0;1;[.J401]+1))))">
            <text:p/>
          </table:table-cell>
          <table:table-cell table:style-name="ce9" table:formula="of:=IF(LEN([.H402])=0;&quot;&quot;;IF([.K401]=&quot;SubOrder&quot;;&quot;&quot;;IF([.E402]&lt;&gt;&quot;Sub&quot;;&quot;&quot;;IF(LEN([.K401])=0;1;[.K40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03]);&quot;&quot;;CONCATENATE([.D403];[.F403];[.G403];[.H403];IF(OR([.E403]=&quot;SubStart&quot;;[.E403]=&quot;Sub&quot;);[.K403];[.J403]);[.L403]))">
            <text:p/>
          </table:table-cell>
          <table:table-cell table:number-columns-repeated="7"/>
          <table:table-cell table:style-name="ce9" table:formula="of:=IF(LEN([.E403]) = 0;[.J403];IF(OR([.E403]=&quot;SubStart&quot;;[.E403]=&quot;SubEnd&quot;);&quot;&quot;;[.K403]))">
            <text:p/>
          </table:table-cell>
          <table:table-cell table:style-name="ce9" table:formula="of:=IF([.E403]=&quot;Sub&quot;;[.J402];IF(LEN([.H403])=0;&quot;&quot;;IF([.J402]=&quot;Number&quot;;&quot;&quot;;IF(LEN([.J402])=0;1;[.J402]+1))))">
            <text:p/>
          </table:table-cell>
          <table:table-cell table:style-name="ce9" table:formula="of:=IF(LEN([.H403])=0;&quot;&quot;;IF([.K402]=&quot;SubOrder&quot;;&quot;&quot;;IF([.E403]&lt;&gt;&quot;Sub&quot;;&quot;&quot;;IF(LEN([.K402])=0;1;[.K40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04]);&quot;&quot;;CONCATENATE([.D404];[.F404];[.G404];[.H404];IF(OR([.E404]=&quot;SubStart&quot;;[.E404]=&quot;Sub&quot;);[.K404];[.J404]);[.L404]))">
            <text:p/>
          </table:table-cell>
          <table:table-cell table:number-columns-repeated="7"/>
          <table:table-cell table:style-name="ce9" table:formula="of:=IF(LEN([.E404]) = 0;[.J404];IF(OR([.E404]=&quot;SubStart&quot;;[.E404]=&quot;SubEnd&quot;);&quot;&quot;;[.K404]))">
            <text:p/>
          </table:table-cell>
          <table:table-cell table:style-name="ce9" table:formula="of:=IF([.E404]=&quot;Sub&quot;;[.J403];IF(LEN([.H404])=0;&quot;&quot;;IF([.J403]=&quot;Number&quot;;&quot;&quot;;IF(LEN([.J403])=0;1;[.J403]+1))))">
            <text:p/>
          </table:table-cell>
          <table:table-cell table:style-name="ce9" table:formula="of:=IF(LEN([.H404])=0;&quot;&quot;;IF([.K403]=&quot;SubOrder&quot;;&quot;&quot;;IF([.E404]&lt;&gt;&quot;Sub&quot;;&quot;&quot;;IF(LEN([.K403])=0;1;[.K40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05]);&quot;&quot;;CONCATENATE([.D405];[.F405];[.G405];[.H405];IF(OR([.E405]=&quot;SubStart&quot;;[.E405]=&quot;Sub&quot;);[.K405];[.J405]);[.L405]))">
            <text:p/>
          </table:table-cell>
          <table:table-cell table:number-columns-repeated="7"/>
          <table:table-cell table:style-name="ce9" table:formula="of:=IF(LEN([.E405]) = 0;[.J405];IF(OR([.E405]=&quot;SubStart&quot;;[.E405]=&quot;SubEnd&quot;);&quot;&quot;;[.K405]))">
            <text:p/>
          </table:table-cell>
          <table:table-cell table:style-name="ce9" table:formula="of:=IF([.E405]=&quot;Sub&quot;;[.J404];IF(LEN([.H405])=0;&quot;&quot;;IF([.J404]=&quot;Number&quot;;&quot;&quot;;IF(LEN([.J404])=0;1;[.J404]+1))))">
            <text:p/>
          </table:table-cell>
          <table:table-cell table:style-name="ce9" table:formula="of:=IF(LEN([.H405])=0;&quot;&quot;;IF([.K404]=&quot;SubOrder&quot;;&quot;&quot;;IF([.E405]&lt;&gt;&quot;Sub&quot;;&quot;&quot;;IF(LEN([.K404])=0;1;[.K40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06]);&quot;&quot;;CONCATENATE([.D406];[.F406];[.G406];[.H406];IF(OR([.E406]=&quot;SubStart&quot;;[.E406]=&quot;Sub&quot;);[.K406];[.J406]);[.L406]))">
            <text:p/>
          </table:table-cell>
          <table:table-cell table:number-columns-repeated="7"/>
          <table:table-cell table:style-name="ce9" table:formula="of:=IF(LEN([.E406]) = 0;[.J406];IF(OR([.E406]=&quot;SubStart&quot;;[.E406]=&quot;SubEnd&quot;);&quot;&quot;;[.K406]))">
            <text:p/>
          </table:table-cell>
          <table:table-cell table:style-name="ce9" table:formula="of:=IF([.E406]=&quot;Sub&quot;;[.J405];IF(LEN([.H406])=0;&quot;&quot;;IF([.J405]=&quot;Number&quot;;&quot;&quot;;IF(LEN([.J405])=0;1;[.J405]+1))))">
            <text:p/>
          </table:table-cell>
          <table:table-cell table:style-name="ce9" table:formula="of:=IF(LEN([.H406])=0;&quot;&quot;;IF([.K405]=&quot;SubOrder&quot;;&quot;&quot;;IF([.E406]&lt;&gt;&quot;Sub&quot;;&quot;&quot;;IF(LEN([.K405])=0;1;[.K40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07]);&quot;&quot;;CONCATENATE([.D407];[.F407];[.G407];[.H407];IF(OR([.E407]=&quot;SubStart&quot;;[.E407]=&quot;Sub&quot;);[.K407];[.J407]);[.L407]))">
            <text:p/>
          </table:table-cell>
          <table:table-cell table:number-columns-repeated="7"/>
          <table:table-cell table:style-name="ce9" table:formula="of:=IF(LEN([.E407]) = 0;[.J407];IF(OR([.E407]=&quot;SubStart&quot;;[.E407]=&quot;SubEnd&quot;);&quot;&quot;;[.K407]))">
            <text:p/>
          </table:table-cell>
          <table:table-cell table:style-name="ce9" table:formula="of:=IF([.E407]=&quot;Sub&quot;;[.J406];IF(LEN([.H407])=0;&quot;&quot;;IF([.J406]=&quot;Number&quot;;&quot;&quot;;IF(LEN([.J406])=0;1;[.J406]+1))))">
            <text:p/>
          </table:table-cell>
          <table:table-cell table:style-name="ce9" table:formula="of:=IF(LEN([.H407])=0;&quot;&quot;;IF([.K406]=&quot;SubOrder&quot;;&quot;&quot;;IF([.E407]&lt;&gt;&quot;Sub&quot;;&quot;&quot;;IF(LEN([.K406])=0;1;[.K40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08]);&quot;&quot;;CONCATENATE([.D408];[.F408];[.G408];[.H408];IF(OR([.E408]=&quot;SubStart&quot;;[.E408]=&quot;Sub&quot;);[.K408];[.J408]);[.L408]))">
            <text:p/>
          </table:table-cell>
          <table:table-cell table:number-columns-repeated="7"/>
          <table:table-cell table:style-name="ce9" table:formula="of:=IF(LEN([.E408]) = 0;[.J408];IF(OR([.E408]=&quot;SubStart&quot;;[.E408]=&quot;SubEnd&quot;);&quot;&quot;;[.K408]))">
            <text:p/>
          </table:table-cell>
          <table:table-cell table:style-name="ce9" table:formula="of:=IF([.E408]=&quot;Sub&quot;;[.J407];IF(LEN([.H408])=0;&quot;&quot;;IF([.J407]=&quot;Number&quot;;&quot;&quot;;IF(LEN([.J407])=0;1;[.J407]+1))))">
            <text:p/>
          </table:table-cell>
          <table:table-cell table:style-name="ce9" table:formula="of:=IF(LEN([.H408])=0;&quot;&quot;;IF([.K407]=&quot;SubOrder&quot;;&quot;&quot;;IF([.E408]&lt;&gt;&quot;Sub&quot;;&quot;&quot;;IF(LEN([.K407])=0;1;[.K40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09]);&quot;&quot;;CONCATENATE([.D409];[.F409];[.G409];[.H409];IF(OR([.E409]=&quot;SubStart&quot;;[.E409]=&quot;Sub&quot;);[.K409];[.J409]);[.L409]))">
            <text:p/>
          </table:table-cell>
          <table:table-cell table:number-columns-repeated="7"/>
          <table:table-cell table:style-name="ce9" table:formula="of:=IF(LEN([.E409]) = 0;[.J409];IF(OR([.E409]=&quot;SubStart&quot;;[.E409]=&quot;SubEnd&quot;);&quot;&quot;;[.K409]))">
            <text:p/>
          </table:table-cell>
          <table:table-cell table:style-name="ce9" table:formula="of:=IF([.E409]=&quot;Sub&quot;;[.J408];IF(LEN([.H409])=0;&quot;&quot;;IF([.J408]=&quot;Number&quot;;&quot;&quot;;IF(LEN([.J408])=0;1;[.J408]+1))))">
            <text:p/>
          </table:table-cell>
          <table:table-cell table:style-name="ce9" table:formula="of:=IF(LEN([.H409])=0;&quot;&quot;;IF([.K408]=&quot;SubOrder&quot;;&quot;&quot;;IF([.E409]&lt;&gt;&quot;Sub&quot;;&quot;&quot;;IF(LEN([.K408])=0;1;[.K40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10]);&quot;&quot;;CONCATENATE([.D410];[.F410];[.G410];[.H410];IF(OR([.E410]=&quot;SubStart&quot;;[.E410]=&quot;Sub&quot;);[.K410];[.J410]);[.L410]))">
            <text:p/>
          </table:table-cell>
          <table:table-cell table:number-columns-repeated="7"/>
          <table:table-cell table:style-name="ce9" table:formula="of:=IF(LEN([.E410]) = 0;[.J410];IF(OR([.E410]=&quot;SubStart&quot;;[.E410]=&quot;SubEnd&quot;);&quot;&quot;;[.K410]))">
            <text:p/>
          </table:table-cell>
          <table:table-cell table:style-name="ce9" table:formula="of:=IF([.E410]=&quot;Sub&quot;;[.J409];IF(LEN([.H410])=0;&quot;&quot;;IF([.J409]=&quot;Number&quot;;&quot;&quot;;IF(LEN([.J409])=0;1;[.J409]+1))))">
            <text:p/>
          </table:table-cell>
          <table:table-cell table:style-name="ce9" table:formula="of:=IF(LEN([.H410])=0;&quot;&quot;;IF([.K409]=&quot;SubOrder&quot;;&quot;&quot;;IF([.E410]&lt;&gt;&quot;Sub&quot;;&quot;&quot;;IF(LEN([.K409])=0;1;[.K40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11]);&quot;&quot;;CONCATENATE([.D411];[.F411];[.G411];[.H411];IF(OR([.E411]=&quot;SubStart&quot;;[.E411]=&quot;Sub&quot;);[.K411];[.J411]);[.L411]))">
            <text:p/>
          </table:table-cell>
          <table:table-cell table:number-columns-repeated="7"/>
          <table:table-cell table:style-name="ce9" table:formula="of:=IF(LEN([.E411]) = 0;[.J411];IF(OR([.E411]=&quot;SubStart&quot;;[.E411]=&quot;SubEnd&quot;);&quot;&quot;;[.K411]))">
            <text:p/>
          </table:table-cell>
          <table:table-cell table:style-name="ce9" table:formula="of:=IF([.E411]=&quot;Sub&quot;;[.J410];IF(LEN([.H411])=0;&quot;&quot;;IF([.J410]=&quot;Number&quot;;&quot;&quot;;IF(LEN([.J410])=0;1;[.J410]+1))))">
            <text:p/>
          </table:table-cell>
          <table:table-cell table:style-name="ce9" table:formula="of:=IF(LEN([.H411])=0;&quot;&quot;;IF([.K410]=&quot;SubOrder&quot;;&quot;&quot;;IF([.E411]&lt;&gt;&quot;Sub&quot;;&quot;&quot;;IF(LEN([.K410])=0;1;[.K41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12]);&quot;&quot;;CONCATENATE([.D412];[.F412];[.G412];[.H412];IF(OR([.E412]=&quot;SubStart&quot;;[.E412]=&quot;Sub&quot;);[.K412];[.J412]);[.L412]))">
            <text:p/>
          </table:table-cell>
          <table:table-cell table:number-columns-repeated="7"/>
          <table:table-cell table:style-name="ce9" table:formula="of:=IF(LEN([.E412]) = 0;[.J412];IF(OR([.E412]=&quot;SubStart&quot;;[.E412]=&quot;SubEnd&quot;);&quot;&quot;;[.K412]))">
            <text:p/>
          </table:table-cell>
          <table:table-cell table:style-name="ce9" table:formula="of:=IF([.E412]=&quot;Sub&quot;;[.J411];IF(LEN([.H412])=0;&quot;&quot;;IF([.J411]=&quot;Number&quot;;&quot;&quot;;IF(LEN([.J411])=0;1;[.J411]+1))))">
            <text:p/>
          </table:table-cell>
          <table:table-cell table:style-name="ce9" table:formula="of:=IF(LEN([.H412])=0;&quot;&quot;;IF([.K411]=&quot;SubOrder&quot;;&quot;&quot;;IF([.E412]&lt;&gt;&quot;Sub&quot;;&quot;&quot;;IF(LEN([.K411])=0;1;[.K41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13]);&quot;&quot;;CONCATENATE([.D413];[.F413];[.G413];[.H413];IF(OR([.E413]=&quot;SubStart&quot;;[.E413]=&quot;Sub&quot;);[.K413];[.J413]);[.L413]))">
            <text:p/>
          </table:table-cell>
          <table:table-cell table:number-columns-repeated="7"/>
          <table:table-cell table:style-name="ce9" table:formula="of:=IF(LEN([.E413]) = 0;[.J413];IF(OR([.E413]=&quot;SubStart&quot;;[.E413]=&quot;SubEnd&quot;);&quot;&quot;;[.K413]))">
            <text:p/>
          </table:table-cell>
          <table:table-cell table:style-name="ce9" table:formula="of:=IF([.E413]=&quot;Sub&quot;;[.J412];IF(LEN([.H413])=0;&quot;&quot;;IF([.J412]=&quot;Number&quot;;&quot;&quot;;IF(LEN([.J412])=0;1;[.J412]+1))))">
            <text:p/>
          </table:table-cell>
          <table:table-cell table:style-name="ce9" table:formula="of:=IF(LEN([.H413])=0;&quot;&quot;;IF([.K412]=&quot;SubOrder&quot;;&quot;&quot;;IF([.E413]&lt;&gt;&quot;Sub&quot;;&quot;&quot;;IF(LEN([.K412])=0;1;[.K41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14]);&quot;&quot;;CONCATENATE([.D414];[.F414];[.G414];[.H414];IF(OR([.E414]=&quot;SubStart&quot;;[.E414]=&quot;Sub&quot;);[.K414];[.J414]);[.L414]))">
            <text:p/>
          </table:table-cell>
          <table:table-cell table:number-columns-repeated="7"/>
          <table:table-cell table:style-name="ce9" table:formula="of:=IF(LEN([.E414]) = 0;[.J414];IF(OR([.E414]=&quot;SubStart&quot;;[.E414]=&quot;SubEnd&quot;);&quot;&quot;;[.K414]))">
            <text:p/>
          </table:table-cell>
          <table:table-cell table:style-name="ce9" table:formula="of:=IF([.E414]=&quot;Sub&quot;;[.J413];IF(LEN([.H414])=0;&quot;&quot;;IF([.J413]=&quot;Number&quot;;&quot;&quot;;IF(LEN([.J413])=0;1;[.J413]+1))))">
            <text:p/>
          </table:table-cell>
          <table:table-cell table:style-name="ce9" table:formula="of:=IF(LEN([.H414])=0;&quot;&quot;;IF([.K413]=&quot;SubOrder&quot;;&quot;&quot;;IF([.E414]&lt;&gt;&quot;Sub&quot;;&quot;&quot;;IF(LEN([.K413])=0;1;[.K41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15]);&quot;&quot;;CONCATENATE([.D415];[.F415];[.G415];[.H415];IF(OR([.E415]=&quot;SubStart&quot;;[.E415]=&quot;Sub&quot;);[.K415];[.J415]);[.L415]))">
            <text:p/>
          </table:table-cell>
          <table:table-cell table:number-columns-repeated="7"/>
          <table:table-cell table:style-name="ce9" table:formula="of:=IF(LEN([.E415]) = 0;[.J415];IF(OR([.E415]=&quot;SubStart&quot;;[.E415]=&quot;SubEnd&quot;);&quot;&quot;;[.K415]))">
            <text:p/>
          </table:table-cell>
          <table:table-cell table:style-name="ce9" table:formula="of:=IF([.E415]=&quot;Sub&quot;;[.J414];IF(LEN([.H415])=0;&quot;&quot;;IF([.J414]=&quot;Number&quot;;&quot;&quot;;IF(LEN([.J414])=0;1;[.J414]+1))))">
            <text:p/>
          </table:table-cell>
          <table:table-cell table:style-name="ce9" table:formula="of:=IF(LEN([.H415])=0;&quot;&quot;;IF([.K414]=&quot;SubOrder&quot;;&quot;&quot;;IF([.E415]&lt;&gt;&quot;Sub&quot;;&quot;&quot;;IF(LEN([.K414])=0;1;[.K41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16]);&quot;&quot;;CONCATENATE([.D416];[.F416];[.G416];[.H416];IF(OR([.E416]=&quot;SubStart&quot;;[.E416]=&quot;Sub&quot;);[.K416];[.J416]);[.L416]))">
            <text:p/>
          </table:table-cell>
          <table:table-cell table:number-columns-repeated="7"/>
          <table:table-cell table:style-name="ce9" table:formula="of:=IF(LEN([.E416]) = 0;[.J416];IF(OR([.E416]=&quot;SubStart&quot;;[.E416]=&quot;SubEnd&quot;);&quot;&quot;;[.K416]))">
            <text:p/>
          </table:table-cell>
          <table:table-cell table:style-name="ce9" table:formula="of:=IF([.E416]=&quot;Sub&quot;;[.J415];IF(LEN([.H416])=0;&quot;&quot;;IF([.J415]=&quot;Number&quot;;&quot;&quot;;IF(LEN([.J415])=0;1;[.J415]+1))))">
            <text:p/>
          </table:table-cell>
          <table:table-cell table:style-name="ce9" table:formula="of:=IF(LEN([.H416])=0;&quot;&quot;;IF([.K415]=&quot;SubOrder&quot;;&quot;&quot;;IF([.E416]&lt;&gt;&quot;Sub&quot;;&quot;&quot;;IF(LEN([.K415])=0;1;[.K41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17]);&quot;&quot;;CONCATENATE([.D417];[.F417];[.G417];[.H417];IF(OR([.E417]=&quot;SubStart&quot;;[.E417]=&quot;Sub&quot;);[.K417];[.J417]);[.L417]))">
            <text:p/>
          </table:table-cell>
          <table:table-cell table:number-columns-repeated="7"/>
          <table:table-cell table:style-name="ce9" table:formula="of:=IF(LEN([.E417]) = 0;[.J417];IF(OR([.E417]=&quot;SubStart&quot;;[.E417]=&quot;SubEnd&quot;);&quot;&quot;;[.K417]))">
            <text:p/>
          </table:table-cell>
          <table:table-cell table:style-name="ce9" table:formula="of:=IF([.E417]=&quot;Sub&quot;;[.J416];IF(LEN([.H417])=0;&quot;&quot;;IF([.J416]=&quot;Number&quot;;&quot;&quot;;IF(LEN([.J416])=0;1;[.J416]+1))))">
            <text:p/>
          </table:table-cell>
          <table:table-cell table:style-name="ce9" table:formula="of:=IF(LEN([.H417])=0;&quot;&quot;;IF([.K416]=&quot;SubOrder&quot;;&quot;&quot;;IF([.E417]&lt;&gt;&quot;Sub&quot;;&quot;&quot;;IF(LEN([.K416])=0;1;[.K41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18]);&quot;&quot;;CONCATENATE([.D418];[.F418];[.G418];[.H418];IF(OR([.E418]=&quot;SubStart&quot;;[.E418]=&quot;Sub&quot;);[.K418];[.J418]);[.L418]))">
            <text:p/>
          </table:table-cell>
          <table:table-cell table:number-columns-repeated="7"/>
          <table:table-cell table:style-name="ce9" table:formula="of:=IF(LEN([.E418]) = 0;[.J418];IF(OR([.E418]=&quot;SubStart&quot;;[.E418]=&quot;SubEnd&quot;);&quot;&quot;;[.K418]))">
            <text:p/>
          </table:table-cell>
          <table:table-cell table:style-name="ce9" table:formula="of:=IF([.E418]=&quot;Sub&quot;;[.J417];IF(LEN([.H418])=0;&quot;&quot;;IF([.J417]=&quot;Number&quot;;&quot;&quot;;IF(LEN([.J417])=0;1;[.J417]+1))))">
            <text:p/>
          </table:table-cell>
          <table:table-cell table:style-name="ce9" table:formula="of:=IF(LEN([.H418])=0;&quot;&quot;;IF([.K417]=&quot;SubOrder&quot;;&quot;&quot;;IF([.E418]&lt;&gt;&quot;Sub&quot;;&quot;&quot;;IF(LEN([.K417])=0;1;[.K41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19]);&quot;&quot;;CONCATENATE([.D419];[.F419];[.G419];[.H419];IF(OR([.E419]=&quot;SubStart&quot;;[.E419]=&quot;Sub&quot;);[.K419];[.J419]);[.L419]))">
            <text:p/>
          </table:table-cell>
          <table:table-cell table:number-columns-repeated="7"/>
          <table:table-cell table:style-name="ce9" table:formula="of:=IF(LEN([.E419]) = 0;[.J419];IF(OR([.E419]=&quot;SubStart&quot;;[.E419]=&quot;SubEnd&quot;);&quot;&quot;;[.K419]))">
            <text:p/>
          </table:table-cell>
          <table:table-cell table:style-name="ce9" table:formula="of:=IF([.E419]=&quot;Sub&quot;;[.J418];IF(LEN([.H419])=0;&quot;&quot;;IF([.J418]=&quot;Number&quot;;&quot;&quot;;IF(LEN([.J418])=0;1;[.J418]+1))))">
            <text:p/>
          </table:table-cell>
          <table:table-cell table:style-name="ce9" table:formula="of:=IF(LEN([.H419])=0;&quot;&quot;;IF([.K418]=&quot;SubOrder&quot;;&quot;&quot;;IF([.E419]&lt;&gt;&quot;Sub&quot;;&quot;&quot;;IF(LEN([.K418])=0;1;[.K41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20]);&quot;&quot;;CONCATENATE([.D420];[.F420];[.G420];[.H420];IF(OR([.E420]=&quot;SubStart&quot;;[.E420]=&quot;Sub&quot;);[.K420];[.J420]);[.L420]))">
            <text:p/>
          </table:table-cell>
          <table:table-cell table:number-columns-repeated="7"/>
          <table:table-cell table:style-name="ce9" table:formula="of:=IF(LEN([.E420]) = 0;[.J420];IF(OR([.E420]=&quot;SubStart&quot;;[.E420]=&quot;SubEnd&quot;);&quot;&quot;;[.K420]))">
            <text:p/>
          </table:table-cell>
          <table:table-cell table:style-name="ce9" table:formula="of:=IF([.E420]=&quot;Sub&quot;;[.J419];IF(LEN([.H420])=0;&quot;&quot;;IF([.J419]=&quot;Number&quot;;&quot;&quot;;IF(LEN([.J419])=0;1;[.J419]+1))))">
            <text:p/>
          </table:table-cell>
          <table:table-cell table:style-name="ce9" table:formula="of:=IF(LEN([.H420])=0;&quot;&quot;;IF([.K419]=&quot;SubOrder&quot;;&quot;&quot;;IF([.E420]&lt;&gt;&quot;Sub&quot;;&quot;&quot;;IF(LEN([.K419])=0;1;[.K41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21]);&quot;&quot;;CONCATENATE([.D421];[.F421];[.G421];[.H421];IF(OR([.E421]=&quot;SubStart&quot;;[.E421]=&quot;Sub&quot;);[.K421];[.J421]);[.L421]))">
            <text:p/>
          </table:table-cell>
          <table:table-cell table:number-columns-repeated="7"/>
          <table:table-cell table:style-name="ce9" table:formula="of:=IF(LEN([.E421]) = 0;[.J421];IF(OR([.E421]=&quot;SubStart&quot;;[.E421]=&quot;SubEnd&quot;);&quot;&quot;;[.K421]))">
            <text:p/>
          </table:table-cell>
          <table:table-cell table:style-name="ce9" table:formula="of:=IF([.E421]=&quot;Sub&quot;;[.J420];IF(LEN([.H421])=0;&quot;&quot;;IF([.J420]=&quot;Number&quot;;&quot;&quot;;IF(LEN([.J420])=0;1;[.J420]+1))))">
            <text:p/>
          </table:table-cell>
          <table:table-cell table:style-name="ce9" table:formula="of:=IF(LEN([.H421])=0;&quot;&quot;;IF([.K420]=&quot;SubOrder&quot;;&quot;&quot;;IF([.E421]&lt;&gt;&quot;Sub&quot;;&quot;&quot;;IF(LEN([.K420])=0;1;[.K42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22]);&quot;&quot;;CONCATENATE([.D422];[.F422];[.G422];[.H422];IF(OR([.E422]=&quot;SubStart&quot;;[.E422]=&quot;Sub&quot;);[.K422];[.J422]);[.L422]))">
            <text:p/>
          </table:table-cell>
          <table:table-cell table:number-columns-repeated="7"/>
          <table:table-cell table:style-name="ce9" table:formula="of:=IF(LEN([.E422]) = 0;[.J422];IF(OR([.E422]=&quot;SubStart&quot;;[.E422]=&quot;SubEnd&quot;);&quot;&quot;;[.K422]))">
            <text:p/>
          </table:table-cell>
          <table:table-cell table:style-name="ce9" table:formula="of:=IF([.E422]=&quot;Sub&quot;;[.J421];IF(LEN([.H422])=0;&quot;&quot;;IF([.J421]=&quot;Number&quot;;&quot;&quot;;IF(LEN([.J421])=0;1;[.J421]+1))))">
            <text:p/>
          </table:table-cell>
          <table:table-cell table:style-name="ce9" table:formula="of:=IF(LEN([.H422])=0;&quot;&quot;;IF([.K421]=&quot;SubOrder&quot;;&quot;&quot;;IF([.E422]&lt;&gt;&quot;Sub&quot;;&quot;&quot;;IF(LEN([.K421])=0;1;[.K42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23]);&quot;&quot;;CONCATENATE([.D423];[.F423];[.G423];[.H423];IF(OR([.E423]=&quot;SubStart&quot;;[.E423]=&quot;Sub&quot;);[.K423];[.J423]);[.L423]))">
            <text:p/>
          </table:table-cell>
          <table:table-cell table:number-columns-repeated="7"/>
          <table:table-cell table:style-name="ce9" table:formula="of:=IF(LEN([.E423]) = 0;[.J423];IF(OR([.E423]=&quot;SubStart&quot;;[.E423]=&quot;SubEnd&quot;);&quot;&quot;;[.K423]))">
            <text:p/>
          </table:table-cell>
          <table:table-cell table:style-name="ce9" table:formula="of:=IF([.E423]=&quot;Sub&quot;;[.J422];IF(LEN([.H423])=0;&quot;&quot;;IF([.J422]=&quot;Number&quot;;&quot;&quot;;IF(LEN([.J422])=0;1;[.J422]+1))))">
            <text:p/>
          </table:table-cell>
          <table:table-cell table:style-name="ce9" table:formula="of:=IF(LEN([.H423])=0;&quot;&quot;;IF([.K422]=&quot;SubOrder&quot;;&quot;&quot;;IF([.E423]&lt;&gt;&quot;Sub&quot;;&quot;&quot;;IF(LEN([.K422])=0;1;[.K42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24]);&quot;&quot;;CONCATENATE([.D424];[.F424];[.G424];[.H424];IF(OR([.E424]=&quot;SubStart&quot;;[.E424]=&quot;Sub&quot;);[.K424];[.J424]);[.L424]))">
            <text:p/>
          </table:table-cell>
          <table:table-cell table:number-columns-repeated="7"/>
          <table:table-cell table:style-name="ce9" table:formula="of:=IF(LEN([.E424]) = 0;[.J424];IF(OR([.E424]=&quot;SubStart&quot;;[.E424]=&quot;SubEnd&quot;);&quot;&quot;;[.K424]))">
            <text:p/>
          </table:table-cell>
          <table:table-cell table:style-name="ce9" table:formula="of:=IF([.E424]=&quot;Sub&quot;;[.J423];IF(LEN([.H424])=0;&quot;&quot;;IF([.J423]=&quot;Number&quot;;&quot;&quot;;IF(LEN([.J423])=0;1;[.J423]+1))))">
            <text:p/>
          </table:table-cell>
          <table:table-cell table:style-name="ce9" table:formula="of:=IF(LEN([.H424])=0;&quot;&quot;;IF([.K423]=&quot;SubOrder&quot;;&quot;&quot;;IF([.E424]&lt;&gt;&quot;Sub&quot;;&quot;&quot;;IF(LEN([.K423])=0;1;[.K42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25]);&quot;&quot;;CONCATENATE([.D425];[.F425];[.G425];[.H425];IF(OR([.E425]=&quot;SubStart&quot;;[.E425]=&quot;Sub&quot;);[.K425];[.J425]);[.L425]))">
            <text:p/>
          </table:table-cell>
          <table:table-cell table:number-columns-repeated="7"/>
          <table:table-cell table:style-name="ce9" table:formula="of:=IF(LEN([.E425]) = 0;[.J425];IF(OR([.E425]=&quot;SubStart&quot;;[.E425]=&quot;SubEnd&quot;);&quot;&quot;;[.K425]))">
            <text:p/>
          </table:table-cell>
          <table:table-cell table:style-name="ce9" table:formula="of:=IF([.E425]=&quot;Sub&quot;;[.J424];IF(LEN([.H425])=0;&quot;&quot;;IF([.J424]=&quot;Number&quot;;&quot;&quot;;IF(LEN([.J424])=0;1;[.J424]+1))))">
            <text:p/>
          </table:table-cell>
          <table:table-cell table:style-name="ce9" table:formula="of:=IF(LEN([.H425])=0;&quot;&quot;;IF([.K424]=&quot;SubOrder&quot;;&quot;&quot;;IF([.E425]&lt;&gt;&quot;Sub&quot;;&quot;&quot;;IF(LEN([.K424])=0;1;[.K42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26]);&quot;&quot;;CONCATENATE([.D426];[.F426];[.G426];[.H426];IF(OR([.E426]=&quot;SubStart&quot;;[.E426]=&quot;Sub&quot;);[.K426];[.J426]);[.L426]))">
            <text:p/>
          </table:table-cell>
          <table:table-cell table:number-columns-repeated="7"/>
          <table:table-cell table:style-name="ce9" table:formula="of:=IF(LEN([.E426]) = 0;[.J426];IF(OR([.E426]=&quot;SubStart&quot;;[.E426]=&quot;SubEnd&quot;);&quot;&quot;;[.K426]))">
            <text:p/>
          </table:table-cell>
          <table:table-cell table:style-name="ce9" table:formula="of:=IF([.E426]=&quot;Sub&quot;;[.J425];IF(LEN([.H426])=0;&quot;&quot;;IF([.J425]=&quot;Number&quot;;&quot;&quot;;IF(LEN([.J425])=0;1;[.J425]+1))))">
            <text:p/>
          </table:table-cell>
          <table:table-cell table:style-name="ce9" table:formula="of:=IF(LEN([.H426])=0;&quot;&quot;;IF([.K425]=&quot;SubOrder&quot;;&quot;&quot;;IF([.E426]&lt;&gt;&quot;Sub&quot;;&quot;&quot;;IF(LEN([.K425])=0;1;[.K42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27]);&quot;&quot;;CONCATENATE([.D427];[.F427];[.G427];[.H427];IF(OR([.E427]=&quot;SubStart&quot;;[.E427]=&quot;Sub&quot;);[.K427];[.J427]);[.L427]))">
            <text:p/>
          </table:table-cell>
          <table:table-cell table:number-columns-repeated="7"/>
          <table:table-cell table:style-name="ce9" table:formula="of:=IF(LEN([.E427]) = 0;[.J427];IF(OR([.E427]=&quot;SubStart&quot;;[.E427]=&quot;SubEnd&quot;);&quot;&quot;;[.K427]))">
            <text:p/>
          </table:table-cell>
          <table:table-cell table:style-name="ce9" table:formula="of:=IF([.E427]=&quot;Sub&quot;;[.J426];IF(LEN([.H427])=0;&quot;&quot;;IF([.J426]=&quot;Number&quot;;&quot;&quot;;IF(LEN([.J426])=0;1;[.J426]+1))))">
            <text:p/>
          </table:table-cell>
          <table:table-cell table:style-name="ce9" table:formula="of:=IF(LEN([.H427])=0;&quot;&quot;;IF([.K426]=&quot;SubOrder&quot;;&quot;&quot;;IF([.E427]&lt;&gt;&quot;Sub&quot;;&quot;&quot;;IF(LEN([.K426])=0;1;[.K42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28]);&quot;&quot;;CONCATENATE([.D428];[.F428];[.G428];[.H428];IF(OR([.E428]=&quot;SubStart&quot;;[.E428]=&quot;Sub&quot;);[.K428];[.J428]);[.L428]))">
            <text:p/>
          </table:table-cell>
          <table:table-cell table:number-columns-repeated="7"/>
          <table:table-cell table:style-name="ce9" table:formula="of:=IF(LEN([.E428]) = 0;[.J428];IF(OR([.E428]=&quot;SubStart&quot;;[.E428]=&quot;SubEnd&quot;);&quot;&quot;;[.K428]))">
            <text:p/>
          </table:table-cell>
          <table:table-cell table:style-name="ce9" table:formula="of:=IF([.E428]=&quot;Sub&quot;;[.J427];IF(LEN([.H428])=0;&quot;&quot;;IF([.J427]=&quot;Number&quot;;&quot;&quot;;IF(LEN([.J427])=0;1;[.J427]+1))))">
            <text:p/>
          </table:table-cell>
          <table:table-cell table:style-name="ce9" table:formula="of:=IF(LEN([.H428])=0;&quot;&quot;;IF([.K427]=&quot;SubOrder&quot;;&quot;&quot;;IF([.E428]&lt;&gt;&quot;Sub&quot;;&quot;&quot;;IF(LEN([.K427])=0;1;[.K42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29]);&quot;&quot;;CONCATENATE([.D429];[.F429];[.G429];[.H429];IF(OR([.E429]=&quot;SubStart&quot;;[.E429]=&quot;Sub&quot;);[.K429];[.J429]);[.L429]))">
            <text:p/>
          </table:table-cell>
          <table:table-cell table:number-columns-repeated="7"/>
          <table:table-cell table:style-name="ce9" table:formula="of:=IF(LEN([.E429]) = 0;[.J429];IF(OR([.E429]=&quot;SubStart&quot;;[.E429]=&quot;SubEnd&quot;);&quot;&quot;;[.K429]))">
            <text:p/>
          </table:table-cell>
          <table:table-cell table:style-name="ce9" table:formula="of:=IF([.E429]=&quot;Sub&quot;;[.J428];IF(LEN([.H429])=0;&quot;&quot;;IF([.J428]=&quot;Number&quot;;&quot;&quot;;IF(LEN([.J428])=0;1;[.J428]+1))))">
            <text:p/>
          </table:table-cell>
          <table:table-cell table:style-name="ce9" table:formula="of:=IF(LEN([.H429])=0;&quot;&quot;;IF([.K428]=&quot;SubOrder&quot;;&quot;&quot;;IF([.E429]&lt;&gt;&quot;Sub&quot;;&quot;&quot;;IF(LEN([.K428])=0;1;[.K42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30]);&quot;&quot;;CONCATENATE([.D430];[.F430];[.G430];[.H430];IF(OR([.E430]=&quot;SubStart&quot;;[.E430]=&quot;Sub&quot;);[.K430];[.J430]);[.L430]))">
            <text:p/>
          </table:table-cell>
          <table:table-cell table:number-columns-repeated="7"/>
          <table:table-cell table:style-name="ce9" table:formula="of:=IF(LEN([.E430]) = 0;[.J430];IF(OR([.E430]=&quot;SubStart&quot;;[.E430]=&quot;SubEnd&quot;);&quot;&quot;;[.K430]))">
            <text:p/>
          </table:table-cell>
          <table:table-cell table:style-name="ce9" table:formula="of:=IF([.E430]=&quot;Sub&quot;;[.J429];IF(LEN([.H430])=0;&quot;&quot;;IF([.J429]=&quot;Number&quot;;&quot;&quot;;IF(LEN([.J429])=0;1;[.J429]+1))))">
            <text:p/>
          </table:table-cell>
          <table:table-cell table:style-name="ce9" table:formula="of:=IF(LEN([.H430])=0;&quot;&quot;;IF([.K429]=&quot;SubOrder&quot;;&quot;&quot;;IF([.E430]&lt;&gt;&quot;Sub&quot;;&quot;&quot;;IF(LEN([.K429])=0;1;[.K42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31]);&quot;&quot;;CONCATENATE([.D431];[.F431];[.G431];[.H431];IF(OR([.E431]=&quot;SubStart&quot;;[.E431]=&quot;Sub&quot;);[.K431];[.J431]);[.L431]))">
            <text:p/>
          </table:table-cell>
          <table:table-cell table:number-columns-repeated="7"/>
          <table:table-cell table:style-name="ce9" table:formula="of:=IF(LEN([.E431]) = 0;[.J431];IF(OR([.E431]=&quot;SubStart&quot;;[.E431]=&quot;SubEnd&quot;);&quot;&quot;;[.K431]))">
            <text:p/>
          </table:table-cell>
          <table:table-cell table:style-name="ce9" table:formula="of:=IF([.E431]=&quot;Sub&quot;;[.J430];IF(LEN([.H431])=0;&quot;&quot;;IF([.J430]=&quot;Number&quot;;&quot;&quot;;IF(LEN([.J430])=0;1;[.J430]+1))))">
            <text:p/>
          </table:table-cell>
          <table:table-cell table:style-name="ce9" table:formula="of:=IF(LEN([.H431])=0;&quot;&quot;;IF([.K430]=&quot;SubOrder&quot;;&quot;&quot;;IF([.E431]&lt;&gt;&quot;Sub&quot;;&quot;&quot;;IF(LEN([.K430])=0;1;[.K43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32]);&quot;&quot;;CONCATENATE([.D432];[.F432];[.G432];[.H432];IF(OR([.E432]=&quot;SubStart&quot;;[.E432]=&quot;Sub&quot;);[.K432];[.J432]);[.L432]))">
            <text:p/>
          </table:table-cell>
          <table:table-cell table:number-columns-repeated="7"/>
          <table:table-cell table:style-name="ce9" table:formula="of:=IF(LEN([.E432]) = 0;[.J432];IF(OR([.E432]=&quot;SubStart&quot;;[.E432]=&quot;SubEnd&quot;);&quot;&quot;;[.K432]))">
            <text:p/>
          </table:table-cell>
          <table:table-cell table:style-name="ce9" table:formula="of:=IF([.E432]=&quot;Sub&quot;;[.J431];IF(LEN([.H432])=0;&quot;&quot;;IF([.J431]=&quot;Number&quot;;&quot;&quot;;IF(LEN([.J431])=0;1;[.J431]+1))))">
            <text:p/>
          </table:table-cell>
          <table:table-cell table:style-name="ce9" table:formula="of:=IF(LEN([.H432])=0;&quot;&quot;;IF([.K431]=&quot;SubOrder&quot;;&quot;&quot;;IF([.E432]&lt;&gt;&quot;Sub&quot;;&quot;&quot;;IF(LEN([.K431])=0;1;[.K43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33]);&quot;&quot;;CONCATENATE([.D433];[.F433];[.G433];[.H433];IF(OR([.E433]=&quot;SubStart&quot;;[.E433]=&quot;Sub&quot;);[.K433];[.J433]);[.L433]))">
            <text:p/>
          </table:table-cell>
          <table:table-cell table:number-columns-repeated="7"/>
          <table:table-cell table:style-name="ce9" table:formula="of:=IF(LEN([.E433]) = 0;[.J433];IF(OR([.E433]=&quot;SubStart&quot;;[.E433]=&quot;SubEnd&quot;);&quot;&quot;;[.K433]))">
            <text:p/>
          </table:table-cell>
          <table:table-cell table:style-name="ce9" table:formula="of:=IF([.E433]=&quot;Sub&quot;;[.J432];IF(LEN([.H433])=0;&quot;&quot;;IF([.J432]=&quot;Number&quot;;&quot;&quot;;IF(LEN([.J432])=0;1;[.J432]+1))))">
            <text:p/>
          </table:table-cell>
          <table:table-cell table:style-name="ce9" table:formula="of:=IF(LEN([.H433])=0;&quot;&quot;;IF([.K432]=&quot;SubOrder&quot;;&quot;&quot;;IF([.E433]&lt;&gt;&quot;Sub&quot;;&quot;&quot;;IF(LEN([.K432])=0;1;[.K43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34]);&quot;&quot;;CONCATENATE([.D434];[.F434];[.G434];[.H434];IF(OR([.E434]=&quot;SubStart&quot;;[.E434]=&quot;Sub&quot;);[.K434];[.J434]);[.L434]))">
            <text:p/>
          </table:table-cell>
          <table:table-cell table:number-columns-repeated="7"/>
          <table:table-cell table:style-name="ce9" table:formula="of:=IF(LEN([.E434]) = 0;[.J434];IF(OR([.E434]=&quot;SubStart&quot;;[.E434]=&quot;SubEnd&quot;);&quot;&quot;;[.K434]))">
            <text:p/>
          </table:table-cell>
          <table:table-cell table:style-name="ce9" table:formula="of:=IF([.E434]=&quot;Sub&quot;;[.J433];IF(LEN([.H434])=0;&quot;&quot;;IF([.J433]=&quot;Number&quot;;&quot;&quot;;IF(LEN([.J433])=0;1;[.J433]+1))))">
            <text:p/>
          </table:table-cell>
          <table:table-cell table:style-name="ce9" table:formula="of:=IF(LEN([.H434])=0;&quot;&quot;;IF([.K433]=&quot;SubOrder&quot;;&quot;&quot;;IF([.E434]&lt;&gt;&quot;Sub&quot;;&quot;&quot;;IF(LEN([.K433])=0;1;[.K43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35]);&quot;&quot;;CONCATENATE([.D435];[.F435];[.G435];[.H435];IF(OR([.E435]=&quot;SubStart&quot;;[.E435]=&quot;Sub&quot;);[.K435];[.J435]);[.L435]))">
            <text:p/>
          </table:table-cell>
          <table:table-cell table:number-columns-repeated="7"/>
          <table:table-cell table:style-name="ce9" table:formula="of:=IF(LEN([.E435]) = 0;[.J435];IF(OR([.E435]=&quot;SubStart&quot;;[.E435]=&quot;SubEnd&quot;);&quot;&quot;;[.K435]))">
            <text:p/>
          </table:table-cell>
          <table:table-cell table:style-name="ce9" table:formula="of:=IF([.E435]=&quot;Sub&quot;;[.J434];IF(LEN([.H435])=0;&quot;&quot;;IF([.J434]=&quot;Number&quot;;&quot;&quot;;IF(LEN([.J434])=0;1;[.J434]+1))))">
            <text:p/>
          </table:table-cell>
          <table:table-cell table:style-name="ce9" table:formula="of:=IF(LEN([.H435])=0;&quot;&quot;;IF([.K434]=&quot;SubOrder&quot;;&quot;&quot;;IF([.E435]&lt;&gt;&quot;Sub&quot;;&quot;&quot;;IF(LEN([.K434])=0;1;[.K43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36]);&quot;&quot;;CONCATENATE([.D436];[.F436];[.G436];[.H436];IF(OR([.E436]=&quot;SubStart&quot;;[.E436]=&quot;Sub&quot;);[.K436];[.J436]);[.L436]))">
            <text:p/>
          </table:table-cell>
          <table:table-cell table:number-columns-repeated="7"/>
          <table:table-cell table:style-name="ce9" table:formula="of:=IF(LEN([.E436]) = 0;[.J436];IF(OR([.E436]=&quot;SubStart&quot;;[.E436]=&quot;SubEnd&quot;);&quot;&quot;;[.K436]))">
            <text:p/>
          </table:table-cell>
          <table:table-cell table:style-name="ce9" table:formula="of:=IF([.E436]=&quot;Sub&quot;;[.J435];IF(LEN([.H436])=0;&quot;&quot;;IF([.J435]=&quot;Number&quot;;&quot;&quot;;IF(LEN([.J435])=0;1;[.J435]+1))))">
            <text:p/>
          </table:table-cell>
          <table:table-cell table:style-name="ce9" table:formula="of:=IF(LEN([.H436])=0;&quot;&quot;;IF([.K435]=&quot;SubOrder&quot;;&quot;&quot;;IF([.E436]&lt;&gt;&quot;Sub&quot;;&quot;&quot;;IF(LEN([.K435])=0;1;[.K43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37]);&quot;&quot;;CONCATENATE([.D437];[.F437];[.G437];[.H437];IF(OR([.E437]=&quot;SubStart&quot;;[.E437]=&quot;Sub&quot;);[.K437];[.J437]);[.L437]))">
            <text:p/>
          </table:table-cell>
          <table:table-cell table:number-columns-repeated="7"/>
          <table:table-cell table:style-name="ce9" table:formula="of:=IF(LEN([.E437]) = 0;[.J437];IF(OR([.E437]=&quot;SubStart&quot;;[.E437]=&quot;SubEnd&quot;);&quot;&quot;;[.K437]))">
            <text:p/>
          </table:table-cell>
          <table:table-cell table:style-name="ce9" table:formula="of:=IF([.E437]=&quot;Sub&quot;;[.J436];IF(LEN([.H437])=0;&quot;&quot;;IF([.J436]=&quot;Number&quot;;&quot;&quot;;IF(LEN([.J436])=0;1;[.J436]+1))))">
            <text:p/>
          </table:table-cell>
          <table:table-cell table:style-name="ce9" table:formula="of:=IF(LEN([.H437])=0;&quot;&quot;;IF([.K436]=&quot;SubOrder&quot;;&quot;&quot;;IF([.E437]&lt;&gt;&quot;Sub&quot;;&quot;&quot;;IF(LEN([.K436])=0;1;[.K43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38]);&quot;&quot;;CONCATENATE([.D438];[.F438];[.G438];[.H438];IF(OR([.E438]=&quot;SubStart&quot;;[.E438]=&quot;Sub&quot;);[.K438];[.J438]);[.L438]))">
            <text:p/>
          </table:table-cell>
          <table:table-cell table:number-columns-repeated="7"/>
          <table:table-cell table:style-name="ce9" table:formula="of:=IF(LEN([.E438]) = 0;[.J438];IF(OR([.E438]=&quot;SubStart&quot;;[.E438]=&quot;SubEnd&quot;);&quot;&quot;;[.K438]))">
            <text:p/>
          </table:table-cell>
          <table:table-cell table:style-name="ce9" table:formula="of:=IF([.E438]=&quot;Sub&quot;;[.J437];IF(LEN([.H438])=0;&quot;&quot;;IF([.J437]=&quot;Number&quot;;&quot;&quot;;IF(LEN([.J437])=0;1;[.J437]+1))))">
            <text:p/>
          </table:table-cell>
          <table:table-cell table:style-name="ce9" table:formula="of:=IF(LEN([.H438])=0;&quot;&quot;;IF([.K437]=&quot;SubOrder&quot;;&quot;&quot;;IF([.E438]&lt;&gt;&quot;Sub&quot;;&quot;&quot;;IF(LEN([.K437])=0;1;[.K43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39]);&quot;&quot;;CONCATENATE([.D439];[.F439];[.G439];[.H439];IF(OR([.E439]=&quot;SubStart&quot;;[.E439]=&quot;Sub&quot;);[.K439];[.J439]);[.L439]))">
            <text:p/>
          </table:table-cell>
          <table:table-cell table:number-columns-repeated="7"/>
          <table:table-cell table:style-name="ce9" table:formula="of:=IF(LEN([.E439]) = 0;[.J439];IF(OR([.E439]=&quot;SubStart&quot;;[.E439]=&quot;SubEnd&quot;);&quot;&quot;;[.K439]))">
            <text:p/>
          </table:table-cell>
          <table:table-cell table:style-name="ce9" table:formula="of:=IF([.E439]=&quot;Sub&quot;;[.J438];IF(LEN([.H439])=0;&quot;&quot;;IF([.J438]=&quot;Number&quot;;&quot;&quot;;IF(LEN([.J438])=0;1;[.J438]+1))))">
            <text:p/>
          </table:table-cell>
          <table:table-cell table:style-name="ce9" table:formula="of:=IF(LEN([.H439])=0;&quot;&quot;;IF([.K438]=&quot;SubOrder&quot;;&quot;&quot;;IF([.E439]&lt;&gt;&quot;Sub&quot;;&quot;&quot;;IF(LEN([.K438])=0;1;[.K43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40]);&quot;&quot;;CONCATENATE([.D440];[.F440];[.G440];[.H440];IF(OR([.E440]=&quot;SubStart&quot;;[.E440]=&quot;Sub&quot;);[.K440];[.J440]);[.L440]))">
            <text:p/>
          </table:table-cell>
          <table:table-cell table:number-columns-repeated="7"/>
          <table:table-cell table:style-name="ce9" table:formula="of:=IF(LEN([.E440]) = 0;[.J440];IF(OR([.E440]=&quot;SubStart&quot;;[.E440]=&quot;SubEnd&quot;);&quot;&quot;;[.K440]))">
            <text:p/>
          </table:table-cell>
          <table:table-cell table:style-name="ce9" table:formula="of:=IF([.E440]=&quot;Sub&quot;;[.J439];IF(LEN([.H440])=0;&quot;&quot;;IF([.J439]=&quot;Number&quot;;&quot;&quot;;IF(LEN([.J439])=0;1;[.J439]+1))))">
            <text:p/>
          </table:table-cell>
          <table:table-cell table:style-name="ce9" table:formula="of:=IF(LEN([.H440])=0;&quot;&quot;;IF([.K439]=&quot;SubOrder&quot;;&quot;&quot;;IF([.E440]&lt;&gt;&quot;Sub&quot;;&quot;&quot;;IF(LEN([.K439])=0;1;[.K43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41]);&quot;&quot;;CONCATENATE([.D441];[.F441];[.G441];[.H441];IF(OR([.E441]=&quot;SubStart&quot;;[.E441]=&quot;Sub&quot;);[.K441];[.J441]);[.L441]))">
            <text:p/>
          </table:table-cell>
          <table:table-cell table:number-columns-repeated="7"/>
          <table:table-cell table:style-name="ce9" table:formula="of:=IF(LEN([.E441]) = 0;[.J441];IF(OR([.E441]=&quot;SubStart&quot;;[.E441]=&quot;SubEnd&quot;);&quot;&quot;;[.K441]))">
            <text:p/>
          </table:table-cell>
          <table:table-cell table:style-name="ce9" table:formula="of:=IF([.E441]=&quot;Sub&quot;;[.J440];IF(LEN([.H441])=0;&quot;&quot;;IF([.J440]=&quot;Number&quot;;&quot;&quot;;IF(LEN([.J440])=0;1;[.J440]+1))))">
            <text:p/>
          </table:table-cell>
          <table:table-cell table:style-name="ce9" table:formula="of:=IF(LEN([.H441])=0;&quot;&quot;;IF([.K440]=&quot;SubOrder&quot;;&quot;&quot;;IF([.E441]&lt;&gt;&quot;Sub&quot;;&quot;&quot;;IF(LEN([.K440])=0;1;[.K44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42]);&quot;&quot;;CONCATENATE([.D442];[.F442];[.G442];[.H442];IF(OR([.E442]=&quot;SubStart&quot;;[.E442]=&quot;Sub&quot;);[.K442];[.J442]);[.L442]))">
            <text:p/>
          </table:table-cell>
          <table:table-cell table:number-columns-repeated="7"/>
          <table:table-cell table:style-name="ce9" table:formula="of:=IF(LEN([.E442]) = 0;[.J442];IF(OR([.E442]=&quot;SubStart&quot;;[.E442]=&quot;SubEnd&quot;);&quot;&quot;;[.K442]))">
            <text:p/>
          </table:table-cell>
          <table:table-cell table:style-name="ce9" table:formula="of:=IF([.E442]=&quot;Sub&quot;;[.J441];IF(LEN([.H442])=0;&quot;&quot;;IF([.J441]=&quot;Number&quot;;&quot;&quot;;IF(LEN([.J441])=0;1;[.J441]+1))))">
            <text:p/>
          </table:table-cell>
          <table:table-cell table:style-name="ce9" table:formula="of:=IF(LEN([.H442])=0;&quot;&quot;;IF([.K441]=&quot;SubOrder&quot;;&quot;&quot;;IF([.E442]&lt;&gt;&quot;Sub&quot;;&quot;&quot;;IF(LEN([.K441])=0;1;[.K44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43]);&quot;&quot;;CONCATENATE([.D443];[.F443];[.G443];[.H443];IF(OR([.E443]=&quot;SubStart&quot;;[.E443]=&quot;Sub&quot;);[.K443];[.J443]);[.L443]))">
            <text:p/>
          </table:table-cell>
          <table:table-cell table:number-columns-repeated="7"/>
          <table:table-cell table:style-name="ce9" table:formula="of:=IF(LEN([.E443]) = 0;[.J443];IF(OR([.E443]=&quot;SubStart&quot;;[.E443]=&quot;SubEnd&quot;);&quot;&quot;;[.K443]))">
            <text:p/>
          </table:table-cell>
          <table:table-cell table:style-name="ce9" table:formula="of:=IF([.E443]=&quot;Sub&quot;;[.J442];IF(LEN([.H443])=0;&quot;&quot;;IF([.J442]=&quot;Number&quot;;&quot;&quot;;IF(LEN([.J442])=0;1;[.J442]+1))))">
            <text:p/>
          </table:table-cell>
          <table:table-cell table:style-name="ce9" table:formula="of:=IF(LEN([.H443])=0;&quot;&quot;;IF([.K442]=&quot;SubOrder&quot;;&quot;&quot;;IF([.E443]&lt;&gt;&quot;Sub&quot;;&quot;&quot;;IF(LEN([.K442])=0;1;[.K44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44]);&quot;&quot;;CONCATENATE([.D444];[.F444];[.G444];[.H444];IF(OR([.E444]=&quot;SubStart&quot;;[.E444]=&quot;Sub&quot;);[.K444];[.J444]);[.L444]))">
            <text:p/>
          </table:table-cell>
          <table:table-cell table:number-columns-repeated="7"/>
          <table:table-cell table:style-name="ce9" table:formula="of:=IF(LEN([.E444]) = 0;[.J444];IF(OR([.E444]=&quot;SubStart&quot;;[.E444]=&quot;SubEnd&quot;);&quot;&quot;;[.K444]))">
            <text:p/>
          </table:table-cell>
          <table:table-cell table:style-name="ce9" table:formula="of:=IF([.E444]=&quot;Sub&quot;;[.J443];IF(LEN([.H444])=0;&quot;&quot;;IF([.J443]=&quot;Number&quot;;&quot;&quot;;IF(LEN([.J443])=0;1;[.J443]+1))))">
            <text:p/>
          </table:table-cell>
          <table:table-cell table:style-name="ce9" table:formula="of:=IF(LEN([.H444])=0;&quot;&quot;;IF([.K443]=&quot;SubOrder&quot;;&quot;&quot;;IF([.E444]&lt;&gt;&quot;Sub&quot;;&quot;&quot;;IF(LEN([.K443])=0;1;[.K44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45]);&quot;&quot;;CONCATENATE([.D445];[.F445];[.G445];[.H445];IF(OR([.E445]=&quot;SubStart&quot;;[.E445]=&quot;Sub&quot;);[.K445];[.J445]);[.L445]))">
            <text:p/>
          </table:table-cell>
          <table:table-cell table:number-columns-repeated="7"/>
          <table:table-cell table:style-name="ce9" table:formula="of:=IF(LEN([.E445]) = 0;[.J445];IF(OR([.E445]=&quot;SubStart&quot;;[.E445]=&quot;SubEnd&quot;);&quot;&quot;;[.K445]))">
            <text:p/>
          </table:table-cell>
          <table:table-cell table:style-name="ce9" table:formula="of:=IF([.E445]=&quot;Sub&quot;;[.J444];IF(LEN([.H445])=0;&quot;&quot;;IF([.J444]=&quot;Number&quot;;&quot;&quot;;IF(LEN([.J444])=0;1;[.J444]+1))))">
            <text:p/>
          </table:table-cell>
          <table:table-cell table:style-name="ce9" table:formula="of:=IF(LEN([.H445])=0;&quot;&quot;;IF([.K444]=&quot;SubOrder&quot;;&quot;&quot;;IF([.E445]&lt;&gt;&quot;Sub&quot;;&quot;&quot;;IF(LEN([.K444])=0;1;[.K44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46]);&quot;&quot;;CONCATENATE([.D446];[.F446];[.G446];[.H446];IF(OR([.E446]=&quot;SubStart&quot;;[.E446]=&quot;Sub&quot;);[.K446];[.J446]);[.L446]))">
            <text:p/>
          </table:table-cell>
          <table:table-cell table:number-columns-repeated="7"/>
          <table:table-cell table:style-name="ce9" table:formula="of:=IF(LEN([.E446]) = 0;[.J446];IF(OR([.E446]=&quot;SubStart&quot;;[.E446]=&quot;SubEnd&quot;);&quot;&quot;;[.K446]))">
            <text:p/>
          </table:table-cell>
          <table:table-cell table:style-name="ce9" table:formula="of:=IF([.E446]=&quot;Sub&quot;;[.J445];IF(LEN([.H446])=0;&quot;&quot;;IF([.J445]=&quot;Number&quot;;&quot;&quot;;IF(LEN([.J445])=0;1;[.J445]+1))))">
            <text:p/>
          </table:table-cell>
          <table:table-cell table:style-name="ce9" table:formula="of:=IF(LEN([.H446])=0;&quot;&quot;;IF([.K445]=&quot;SubOrder&quot;;&quot;&quot;;IF([.E446]&lt;&gt;&quot;Sub&quot;;&quot;&quot;;IF(LEN([.K445])=0;1;[.K44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47]);&quot;&quot;;CONCATENATE([.D447];[.F447];[.G447];[.H447];IF(OR([.E447]=&quot;SubStart&quot;;[.E447]=&quot;Sub&quot;);[.K447];[.J447]);[.L447]))">
            <text:p/>
          </table:table-cell>
          <table:table-cell table:number-columns-repeated="7"/>
          <table:table-cell table:style-name="ce9" table:formula="of:=IF(LEN([.E447]) = 0;[.J447];IF(OR([.E447]=&quot;SubStart&quot;;[.E447]=&quot;SubEnd&quot;);&quot;&quot;;[.K447]))">
            <text:p/>
          </table:table-cell>
          <table:table-cell table:style-name="ce9" table:formula="of:=IF([.E447]=&quot;Sub&quot;;[.J446];IF(LEN([.H447])=0;&quot;&quot;;IF([.J446]=&quot;Number&quot;;&quot;&quot;;IF(LEN([.J446])=0;1;[.J446]+1))))">
            <text:p/>
          </table:table-cell>
          <table:table-cell table:style-name="ce9" table:formula="of:=IF(LEN([.H447])=0;&quot;&quot;;IF([.K446]=&quot;SubOrder&quot;;&quot;&quot;;IF([.E447]&lt;&gt;&quot;Sub&quot;;&quot;&quot;;IF(LEN([.K446])=0;1;[.K44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48]);&quot;&quot;;CONCATENATE([.D448];[.F448];[.G448];[.H448];IF(OR([.E448]=&quot;SubStart&quot;;[.E448]=&quot;Sub&quot;);[.K448];[.J448]);[.L448]))">
            <text:p/>
          </table:table-cell>
          <table:table-cell table:number-columns-repeated="7"/>
          <table:table-cell table:style-name="ce9" table:formula="of:=IF(LEN([.E448]) = 0;[.J448];IF(OR([.E448]=&quot;SubStart&quot;;[.E448]=&quot;SubEnd&quot;);&quot;&quot;;[.K448]))">
            <text:p/>
          </table:table-cell>
          <table:table-cell table:style-name="ce9" table:formula="of:=IF([.E448]=&quot;Sub&quot;;[.J447];IF(LEN([.H448])=0;&quot;&quot;;IF([.J447]=&quot;Number&quot;;&quot;&quot;;IF(LEN([.J447])=0;1;[.J447]+1))))">
            <text:p/>
          </table:table-cell>
          <table:table-cell table:style-name="ce9" table:formula="of:=IF(LEN([.H448])=0;&quot;&quot;;IF([.K447]=&quot;SubOrder&quot;;&quot;&quot;;IF([.E448]&lt;&gt;&quot;Sub&quot;;&quot;&quot;;IF(LEN([.K447])=0;1;[.K44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49]);&quot;&quot;;CONCATENATE([.D449];[.F449];[.G449];[.H449];IF(OR([.E449]=&quot;SubStart&quot;;[.E449]=&quot;Sub&quot;);[.K449];[.J449]);[.L449]))">
            <text:p/>
          </table:table-cell>
          <table:table-cell table:number-columns-repeated="7"/>
          <table:table-cell table:style-name="ce9" table:formula="of:=IF(LEN([.E449]) = 0;[.J449];IF(OR([.E449]=&quot;SubStart&quot;;[.E449]=&quot;SubEnd&quot;);&quot;&quot;;[.K449]))">
            <text:p/>
          </table:table-cell>
          <table:table-cell table:style-name="ce9" table:formula="of:=IF([.E449]=&quot;Sub&quot;;[.J448];IF(LEN([.H449])=0;&quot;&quot;;IF([.J448]=&quot;Number&quot;;&quot;&quot;;IF(LEN([.J448])=0;1;[.J448]+1))))">
            <text:p/>
          </table:table-cell>
          <table:table-cell table:style-name="ce9" table:formula="of:=IF(LEN([.H449])=0;&quot;&quot;;IF([.K448]=&quot;SubOrder&quot;;&quot;&quot;;IF([.E449]&lt;&gt;&quot;Sub&quot;;&quot;&quot;;IF(LEN([.K448])=0;1;[.K44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50]);&quot;&quot;;CONCATENATE([.D450];[.F450];[.G450];[.H450];IF(OR([.E450]=&quot;SubStart&quot;;[.E450]=&quot;Sub&quot;);[.K450];[.J450]);[.L450]))">
            <text:p/>
          </table:table-cell>
          <table:table-cell table:number-columns-repeated="7"/>
          <table:table-cell table:style-name="ce9" table:formula="of:=IF(LEN([.E450]) = 0;[.J450];IF(OR([.E450]=&quot;SubStart&quot;;[.E450]=&quot;SubEnd&quot;);&quot;&quot;;[.K450]))">
            <text:p/>
          </table:table-cell>
          <table:table-cell table:style-name="ce9" table:formula="of:=IF([.E450]=&quot;Sub&quot;;[.J449];IF(LEN([.H450])=0;&quot;&quot;;IF([.J449]=&quot;Number&quot;;&quot;&quot;;IF(LEN([.J449])=0;1;[.J449]+1))))">
            <text:p/>
          </table:table-cell>
          <table:table-cell table:style-name="ce9" table:formula="of:=IF(LEN([.H450])=0;&quot;&quot;;IF([.K449]=&quot;SubOrder&quot;;&quot;&quot;;IF([.E450]&lt;&gt;&quot;Sub&quot;;&quot;&quot;;IF(LEN([.K449])=0;1;[.K44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51]);&quot;&quot;;CONCATENATE([.D451];[.F451];[.G451];[.H451];IF(OR([.E451]=&quot;SubStart&quot;;[.E451]=&quot;Sub&quot;);[.K451];[.J451]);[.L451]))">
            <text:p/>
          </table:table-cell>
          <table:table-cell table:number-columns-repeated="7"/>
          <table:table-cell table:style-name="ce9" table:formula="of:=IF(LEN([.E451]) = 0;[.J451];IF(OR([.E451]=&quot;SubStart&quot;;[.E451]=&quot;SubEnd&quot;);&quot;&quot;;[.K451]))">
            <text:p/>
          </table:table-cell>
          <table:table-cell table:style-name="ce9" table:formula="of:=IF([.E451]=&quot;Sub&quot;;[.J450];IF(LEN([.H451])=0;&quot;&quot;;IF([.J450]=&quot;Number&quot;;&quot;&quot;;IF(LEN([.J450])=0;1;[.J450]+1))))">
            <text:p/>
          </table:table-cell>
          <table:table-cell table:style-name="ce9" table:formula="of:=IF(LEN([.H451])=0;&quot;&quot;;IF([.K450]=&quot;SubOrder&quot;;&quot;&quot;;IF([.E451]&lt;&gt;&quot;Sub&quot;;&quot;&quot;;IF(LEN([.K450])=0;1;[.K45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52]);&quot;&quot;;CONCATENATE([.D452];[.F452];[.G452];[.H452];IF(OR([.E452]=&quot;SubStart&quot;;[.E452]=&quot;Sub&quot;);[.K452];[.J452]);[.L452]))">
            <text:p/>
          </table:table-cell>
          <table:table-cell table:number-columns-repeated="7"/>
          <table:table-cell table:style-name="ce9" table:formula="of:=IF(LEN([.E452]) = 0;[.J452];IF(OR([.E452]=&quot;SubStart&quot;;[.E452]=&quot;SubEnd&quot;);&quot;&quot;;[.K452]))">
            <text:p/>
          </table:table-cell>
          <table:table-cell table:style-name="ce9" table:formula="of:=IF([.E452]=&quot;Sub&quot;;[.J451];IF(LEN([.H452])=0;&quot;&quot;;IF([.J451]=&quot;Number&quot;;&quot;&quot;;IF(LEN([.J451])=0;1;[.J451]+1))))">
            <text:p/>
          </table:table-cell>
          <table:table-cell table:style-name="ce9" table:formula="of:=IF(LEN([.H452])=0;&quot;&quot;;IF([.K451]=&quot;SubOrder&quot;;&quot;&quot;;IF([.E452]&lt;&gt;&quot;Sub&quot;;&quot;&quot;;IF(LEN([.K451])=0;1;[.K45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53]);&quot;&quot;;CONCATENATE([.D453];[.F453];[.G453];[.H453];IF(OR([.E453]=&quot;SubStart&quot;;[.E453]=&quot;Sub&quot;);[.K453];[.J453]);[.L453]))">
            <text:p/>
          </table:table-cell>
          <table:table-cell table:number-columns-repeated="7"/>
          <table:table-cell table:style-name="ce9" table:formula="of:=IF(LEN([.E453]) = 0;[.J453];IF(OR([.E453]=&quot;SubStart&quot;;[.E453]=&quot;SubEnd&quot;);&quot;&quot;;[.K453]))">
            <text:p/>
          </table:table-cell>
          <table:table-cell table:style-name="ce9" table:formula="of:=IF([.E453]=&quot;Sub&quot;;[.J452];IF(LEN([.H453])=0;&quot;&quot;;IF([.J452]=&quot;Number&quot;;&quot;&quot;;IF(LEN([.J452])=0;1;[.J452]+1))))">
            <text:p/>
          </table:table-cell>
          <table:table-cell table:style-name="ce9" table:formula="of:=IF(LEN([.H453])=0;&quot;&quot;;IF([.K452]=&quot;SubOrder&quot;;&quot;&quot;;IF([.E453]&lt;&gt;&quot;Sub&quot;;&quot;&quot;;IF(LEN([.K452])=0;1;[.K45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54]);&quot;&quot;;CONCATENATE([.D454];[.F454];[.G454];[.H454];IF(OR([.E454]=&quot;SubStart&quot;;[.E454]=&quot;Sub&quot;);[.K454];[.J454]);[.L454]))">
            <text:p/>
          </table:table-cell>
          <table:table-cell table:number-columns-repeated="7"/>
          <table:table-cell table:style-name="ce9" table:formula="of:=IF(LEN([.E454]) = 0;[.J454];IF(OR([.E454]=&quot;SubStart&quot;;[.E454]=&quot;SubEnd&quot;);&quot;&quot;;[.K454]))">
            <text:p/>
          </table:table-cell>
          <table:table-cell table:style-name="ce9" table:formula="of:=IF([.E454]=&quot;Sub&quot;;[.J453];IF(LEN([.H454])=0;&quot;&quot;;IF([.J453]=&quot;Number&quot;;&quot;&quot;;IF(LEN([.J453])=0;1;[.J453]+1))))">
            <text:p/>
          </table:table-cell>
          <table:table-cell table:style-name="ce9" table:formula="of:=IF(LEN([.H454])=0;&quot;&quot;;IF([.K453]=&quot;SubOrder&quot;;&quot;&quot;;IF([.E454]&lt;&gt;&quot;Sub&quot;;&quot;&quot;;IF(LEN([.K453])=0;1;[.K45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55]);&quot;&quot;;CONCATENATE([.D455];[.F455];[.G455];[.H455];IF(OR([.E455]=&quot;SubStart&quot;;[.E455]=&quot;Sub&quot;);[.K455];[.J455]);[.L455]))">
            <text:p/>
          </table:table-cell>
          <table:table-cell table:number-columns-repeated="7"/>
          <table:table-cell table:style-name="ce9" table:formula="of:=IF(LEN([.E455]) = 0;[.J455];IF(OR([.E455]=&quot;SubStart&quot;;[.E455]=&quot;SubEnd&quot;);&quot;&quot;;[.K455]))">
            <text:p/>
          </table:table-cell>
          <table:table-cell table:style-name="ce9" table:formula="of:=IF([.E455]=&quot;Sub&quot;;[.J454];IF(LEN([.H455])=0;&quot;&quot;;IF([.J454]=&quot;Number&quot;;&quot;&quot;;IF(LEN([.J454])=0;1;[.J454]+1))))">
            <text:p/>
          </table:table-cell>
          <table:table-cell table:style-name="ce9" table:formula="of:=IF(LEN([.H455])=0;&quot;&quot;;IF([.K454]=&quot;SubOrder&quot;;&quot;&quot;;IF([.E455]&lt;&gt;&quot;Sub&quot;;&quot;&quot;;IF(LEN([.K454])=0;1;[.K45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56]);&quot;&quot;;CONCATENATE([.D456];[.F456];[.G456];[.H456];IF(OR([.E456]=&quot;SubStart&quot;;[.E456]=&quot;Sub&quot;);[.K456];[.J456]);[.L456]))">
            <text:p/>
          </table:table-cell>
          <table:table-cell table:number-columns-repeated="7"/>
          <table:table-cell table:style-name="ce9" table:formula="of:=IF(LEN([.E456]) = 0;[.J456];IF(OR([.E456]=&quot;SubStart&quot;;[.E456]=&quot;SubEnd&quot;);&quot;&quot;;[.K456]))">
            <text:p/>
          </table:table-cell>
          <table:table-cell table:style-name="ce9" table:formula="of:=IF([.E456]=&quot;Sub&quot;;[.J455];IF(LEN([.H456])=0;&quot;&quot;;IF([.J455]=&quot;Number&quot;;&quot;&quot;;IF(LEN([.J455])=0;1;[.J455]+1))))">
            <text:p/>
          </table:table-cell>
          <table:table-cell table:style-name="ce9" table:formula="of:=IF(LEN([.H456])=0;&quot;&quot;;IF([.K455]=&quot;SubOrder&quot;;&quot;&quot;;IF([.E456]&lt;&gt;&quot;Sub&quot;;&quot;&quot;;IF(LEN([.K455])=0;1;[.K45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57]);&quot;&quot;;CONCATENATE([.D457];[.F457];[.G457];[.H457];IF(OR([.E457]=&quot;SubStart&quot;;[.E457]=&quot;Sub&quot;);[.K457];[.J457]);[.L457]))">
            <text:p/>
          </table:table-cell>
          <table:table-cell table:number-columns-repeated="7"/>
          <table:table-cell table:style-name="ce9" table:formula="of:=IF(LEN([.E457]) = 0;[.J457];IF(OR([.E457]=&quot;SubStart&quot;;[.E457]=&quot;SubEnd&quot;);&quot;&quot;;[.K457]))">
            <text:p/>
          </table:table-cell>
          <table:table-cell table:style-name="ce9" table:formula="of:=IF([.E457]=&quot;Sub&quot;;[.J456];IF(LEN([.H457])=0;&quot;&quot;;IF([.J456]=&quot;Number&quot;;&quot;&quot;;IF(LEN([.J456])=0;1;[.J456]+1))))">
            <text:p/>
          </table:table-cell>
          <table:table-cell table:style-name="ce9" table:formula="of:=IF(LEN([.H457])=0;&quot;&quot;;IF([.K456]=&quot;SubOrder&quot;;&quot;&quot;;IF([.E457]&lt;&gt;&quot;Sub&quot;;&quot;&quot;;IF(LEN([.K456])=0;1;[.K45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58]);&quot;&quot;;CONCATENATE([.D458];[.F458];[.G458];[.H458];IF(OR([.E458]=&quot;SubStart&quot;;[.E458]=&quot;Sub&quot;);[.K458];[.J458]);[.L458]))">
            <text:p/>
          </table:table-cell>
          <table:table-cell table:number-columns-repeated="7"/>
          <table:table-cell table:style-name="ce9" table:formula="of:=IF(LEN([.E458]) = 0;[.J458];IF(OR([.E458]=&quot;SubStart&quot;;[.E458]=&quot;SubEnd&quot;);&quot;&quot;;[.K458]))">
            <text:p/>
          </table:table-cell>
          <table:table-cell table:style-name="ce9" table:formula="of:=IF([.E458]=&quot;Sub&quot;;[.J457];IF(LEN([.H458])=0;&quot;&quot;;IF([.J457]=&quot;Number&quot;;&quot;&quot;;IF(LEN([.J457])=0;1;[.J457]+1))))">
            <text:p/>
          </table:table-cell>
          <table:table-cell table:style-name="ce9" table:formula="of:=IF(LEN([.H458])=0;&quot;&quot;;IF([.K457]=&quot;SubOrder&quot;;&quot;&quot;;IF([.E458]&lt;&gt;&quot;Sub&quot;;&quot;&quot;;IF(LEN([.K457])=0;1;[.K45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59]);&quot;&quot;;CONCATENATE([.D459];[.F459];[.G459];[.H459];IF(OR([.E459]=&quot;SubStart&quot;;[.E459]=&quot;Sub&quot;);[.K459];[.J459]);[.L459]))">
            <text:p/>
          </table:table-cell>
          <table:table-cell table:number-columns-repeated="7"/>
          <table:table-cell table:style-name="ce9" table:formula="of:=IF(LEN([.E459]) = 0;[.J459];IF(OR([.E459]=&quot;SubStart&quot;;[.E459]=&quot;SubEnd&quot;);&quot;&quot;;[.K459]))">
            <text:p/>
          </table:table-cell>
          <table:table-cell table:style-name="ce9" table:formula="of:=IF([.E459]=&quot;Sub&quot;;[.J458];IF(LEN([.H459])=0;&quot;&quot;;IF([.J458]=&quot;Number&quot;;&quot;&quot;;IF(LEN([.J458])=0;1;[.J458]+1))))">
            <text:p/>
          </table:table-cell>
          <table:table-cell table:style-name="ce9" table:formula="of:=IF(LEN([.H459])=0;&quot;&quot;;IF([.K458]=&quot;SubOrder&quot;;&quot;&quot;;IF([.E459]&lt;&gt;&quot;Sub&quot;;&quot;&quot;;IF(LEN([.K458])=0;1;[.K45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60]);&quot;&quot;;CONCATENATE([.D460];[.F460];[.G460];[.H460];IF(OR([.E460]=&quot;SubStart&quot;;[.E460]=&quot;Sub&quot;);[.K460];[.J460]);[.L460]))">
            <text:p/>
          </table:table-cell>
          <table:table-cell table:number-columns-repeated="7"/>
          <table:table-cell table:style-name="ce9" table:formula="of:=IF(LEN([.E460]) = 0;[.J460];IF(OR([.E460]=&quot;SubStart&quot;;[.E460]=&quot;SubEnd&quot;);&quot;&quot;;[.K460]))">
            <text:p/>
          </table:table-cell>
          <table:table-cell table:style-name="ce9" table:formula="of:=IF([.E460]=&quot;Sub&quot;;[.J459];IF(LEN([.H460])=0;&quot;&quot;;IF([.J459]=&quot;Number&quot;;&quot;&quot;;IF(LEN([.J459])=0;1;[.J459]+1))))">
            <text:p/>
          </table:table-cell>
          <table:table-cell table:style-name="ce9" table:formula="of:=IF(LEN([.H460])=0;&quot;&quot;;IF([.K459]=&quot;SubOrder&quot;;&quot;&quot;;IF([.E460]&lt;&gt;&quot;Sub&quot;;&quot;&quot;;IF(LEN([.K459])=0;1;[.K45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61]);&quot;&quot;;CONCATENATE([.D461];[.F461];[.G461];[.H461];IF(OR([.E461]=&quot;SubStart&quot;;[.E461]=&quot;Sub&quot;);[.K461];[.J461]);[.L461]))">
            <text:p/>
          </table:table-cell>
          <table:table-cell table:number-columns-repeated="7"/>
          <table:table-cell table:style-name="ce9" table:formula="of:=IF(LEN([.E461]) = 0;[.J461];IF(OR([.E461]=&quot;SubStart&quot;;[.E461]=&quot;SubEnd&quot;);&quot;&quot;;[.K461]))">
            <text:p/>
          </table:table-cell>
          <table:table-cell table:style-name="ce9" table:formula="of:=IF([.E461]=&quot;Sub&quot;;[.J460];IF(LEN([.H461])=0;&quot;&quot;;IF([.J460]=&quot;Number&quot;;&quot;&quot;;IF(LEN([.J460])=0;1;[.J460]+1))))">
            <text:p/>
          </table:table-cell>
          <table:table-cell table:style-name="ce9" table:formula="of:=IF(LEN([.H461])=0;&quot;&quot;;IF([.K460]=&quot;SubOrder&quot;;&quot;&quot;;IF([.E461]&lt;&gt;&quot;Sub&quot;;&quot;&quot;;IF(LEN([.K460])=0;1;[.K46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62]);&quot;&quot;;CONCATENATE([.D462];[.F462];[.G462];[.H462];IF(OR([.E462]=&quot;SubStart&quot;;[.E462]=&quot;Sub&quot;);[.K462];[.J462]);[.L462]))">
            <text:p/>
          </table:table-cell>
          <table:table-cell table:number-columns-repeated="7"/>
          <table:table-cell table:style-name="ce9" table:formula="of:=IF(LEN([.E462]) = 0;[.J462];IF(OR([.E462]=&quot;SubStart&quot;;[.E462]=&quot;SubEnd&quot;);&quot;&quot;;[.K462]))">
            <text:p/>
          </table:table-cell>
          <table:table-cell table:style-name="ce9" table:formula="of:=IF([.E462]=&quot;Sub&quot;;[.J461];IF(LEN([.H462])=0;&quot;&quot;;IF([.J461]=&quot;Number&quot;;&quot;&quot;;IF(LEN([.J461])=0;1;[.J461]+1))))">
            <text:p/>
          </table:table-cell>
          <table:table-cell table:style-name="ce9" table:formula="of:=IF(LEN([.H462])=0;&quot;&quot;;IF([.K461]=&quot;SubOrder&quot;;&quot;&quot;;IF([.E462]&lt;&gt;&quot;Sub&quot;;&quot;&quot;;IF(LEN([.K461])=0;1;[.K46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63]);&quot;&quot;;CONCATENATE([.D463];[.F463];[.G463];[.H463];IF(OR([.E463]=&quot;SubStart&quot;;[.E463]=&quot;Sub&quot;);[.K463];[.J463]);[.L463]))">
            <text:p/>
          </table:table-cell>
          <table:table-cell table:number-columns-repeated="7"/>
          <table:table-cell table:style-name="ce9" table:formula="of:=IF(LEN([.E463]) = 0;[.J463];IF(OR([.E463]=&quot;SubStart&quot;;[.E463]=&quot;SubEnd&quot;);&quot;&quot;;[.K463]))">
            <text:p/>
          </table:table-cell>
          <table:table-cell table:style-name="ce9" table:formula="of:=IF([.E463]=&quot;Sub&quot;;[.J462];IF(LEN([.H463])=0;&quot;&quot;;IF([.J462]=&quot;Number&quot;;&quot;&quot;;IF(LEN([.J462])=0;1;[.J462]+1))))">
            <text:p/>
          </table:table-cell>
          <table:table-cell table:style-name="ce9" table:formula="of:=IF(LEN([.H463])=0;&quot;&quot;;IF([.K462]=&quot;SubOrder&quot;;&quot;&quot;;IF([.E463]&lt;&gt;&quot;Sub&quot;;&quot;&quot;;IF(LEN([.K462])=0;1;[.K46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64]);&quot;&quot;;CONCATENATE([.D464];[.F464];[.G464];[.H464];IF(OR([.E464]=&quot;SubStart&quot;;[.E464]=&quot;Sub&quot;);[.K464];[.J464]);[.L464]))">
            <text:p/>
          </table:table-cell>
          <table:table-cell table:number-columns-repeated="7"/>
          <table:table-cell table:style-name="ce9" table:formula="of:=IF(LEN([.E464]) = 0;[.J464];IF(OR([.E464]=&quot;SubStart&quot;;[.E464]=&quot;SubEnd&quot;);&quot;&quot;;[.K464]))">
            <text:p/>
          </table:table-cell>
          <table:table-cell table:style-name="ce9" table:formula="of:=IF([.E464]=&quot;Sub&quot;;[.J463];IF(LEN([.H464])=0;&quot;&quot;;IF([.J463]=&quot;Number&quot;;&quot;&quot;;IF(LEN([.J463])=0;1;[.J463]+1))))">
            <text:p/>
          </table:table-cell>
          <table:table-cell table:style-name="ce9" table:formula="of:=IF(LEN([.H464])=0;&quot;&quot;;IF([.K463]=&quot;SubOrder&quot;;&quot;&quot;;IF([.E464]&lt;&gt;&quot;Sub&quot;;&quot;&quot;;IF(LEN([.K463])=0;1;[.K46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65]);&quot;&quot;;CONCATENATE([.D465];[.F465];[.G465];[.H465];IF(OR([.E465]=&quot;SubStart&quot;;[.E465]=&quot;Sub&quot;);[.K465];[.J465]);[.L465]))">
            <text:p/>
          </table:table-cell>
          <table:table-cell table:number-columns-repeated="7"/>
          <table:table-cell table:style-name="ce9" table:formula="of:=IF(LEN([.E465]) = 0;[.J465];IF(OR([.E465]=&quot;SubStart&quot;;[.E465]=&quot;SubEnd&quot;);&quot;&quot;;[.K465]))">
            <text:p/>
          </table:table-cell>
          <table:table-cell table:style-name="ce9" table:formula="of:=IF([.E465]=&quot;Sub&quot;;[.J464];IF(LEN([.H465])=0;&quot;&quot;;IF([.J464]=&quot;Number&quot;;&quot;&quot;;IF(LEN([.J464])=0;1;[.J464]+1))))">
            <text:p/>
          </table:table-cell>
          <table:table-cell table:style-name="ce9" table:formula="of:=IF(LEN([.H465])=0;&quot;&quot;;IF([.K464]=&quot;SubOrder&quot;;&quot;&quot;;IF([.E465]&lt;&gt;&quot;Sub&quot;;&quot;&quot;;IF(LEN([.K464])=0;1;[.K46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66]);&quot;&quot;;CONCATENATE([.D466];[.F466];[.G466];[.H466];IF(OR([.E466]=&quot;SubStart&quot;;[.E466]=&quot;Sub&quot;);[.K466];[.J466]);[.L466]))">
            <text:p/>
          </table:table-cell>
          <table:table-cell table:number-columns-repeated="7"/>
          <table:table-cell table:style-name="ce9" table:formula="of:=IF(LEN([.E466]) = 0;[.J466];IF(OR([.E466]=&quot;SubStart&quot;;[.E466]=&quot;SubEnd&quot;);&quot;&quot;;[.K466]))">
            <text:p/>
          </table:table-cell>
          <table:table-cell table:style-name="ce9" table:formula="of:=IF([.E466]=&quot;Sub&quot;;[.J465];IF(LEN([.H466])=0;&quot;&quot;;IF([.J465]=&quot;Number&quot;;&quot;&quot;;IF(LEN([.J465])=0;1;[.J465]+1))))">
            <text:p/>
          </table:table-cell>
          <table:table-cell table:style-name="ce9" table:formula="of:=IF(LEN([.H466])=0;&quot;&quot;;IF([.K465]=&quot;SubOrder&quot;;&quot;&quot;;IF([.E466]&lt;&gt;&quot;Sub&quot;;&quot;&quot;;IF(LEN([.K465])=0;1;[.K46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67]);&quot;&quot;;CONCATENATE([.D467];[.F467];[.G467];[.H467];IF(OR([.E467]=&quot;SubStart&quot;;[.E467]=&quot;Sub&quot;);[.K467];[.J467]);[.L467]))">
            <text:p/>
          </table:table-cell>
          <table:table-cell table:number-columns-repeated="7"/>
          <table:table-cell table:style-name="ce9" table:formula="of:=IF(LEN([.E467]) = 0;[.J467];IF(OR([.E467]=&quot;SubStart&quot;;[.E467]=&quot;SubEnd&quot;);&quot;&quot;;[.K467]))">
            <text:p/>
          </table:table-cell>
          <table:table-cell table:style-name="ce9" table:formula="of:=IF([.E467]=&quot;Sub&quot;;[.J466];IF(LEN([.H467])=0;&quot;&quot;;IF([.J466]=&quot;Number&quot;;&quot;&quot;;IF(LEN([.J466])=0;1;[.J466]+1))))">
            <text:p/>
          </table:table-cell>
          <table:table-cell table:style-name="ce9" table:formula="of:=IF(LEN([.H467])=0;&quot;&quot;;IF([.K466]=&quot;SubOrder&quot;;&quot;&quot;;IF([.E467]&lt;&gt;&quot;Sub&quot;;&quot;&quot;;IF(LEN([.K466])=0;1;[.K46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68]);&quot;&quot;;CONCATENATE([.D468];[.F468];[.G468];[.H468];IF(OR([.E468]=&quot;SubStart&quot;;[.E468]=&quot;Sub&quot;);[.K468];[.J468]);[.L468]))">
            <text:p/>
          </table:table-cell>
          <table:table-cell table:number-columns-repeated="7"/>
          <table:table-cell table:style-name="ce9" table:formula="of:=IF(LEN([.E468]) = 0;[.J468];IF(OR([.E468]=&quot;SubStart&quot;;[.E468]=&quot;SubEnd&quot;);&quot;&quot;;[.K468]))">
            <text:p/>
          </table:table-cell>
          <table:table-cell table:style-name="ce9" table:formula="of:=IF([.E468]=&quot;Sub&quot;;[.J467];IF(LEN([.H468])=0;&quot;&quot;;IF([.J467]=&quot;Number&quot;;&quot;&quot;;IF(LEN([.J467])=0;1;[.J467]+1))))">
            <text:p/>
          </table:table-cell>
          <table:table-cell table:style-name="ce9" table:formula="of:=IF(LEN([.H468])=0;&quot;&quot;;IF([.K467]=&quot;SubOrder&quot;;&quot;&quot;;IF([.E468]&lt;&gt;&quot;Sub&quot;;&quot;&quot;;IF(LEN([.K467])=0;1;[.K46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69]);&quot;&quot;;CONCATENATE([.D469];[.F469];[.G469];[.H469];IF(OR([.E469]=&quot;SubStart&quot;;[.E469]=&quot;Sub&quot;);[.K469];[.J469]);[.L469]))">
            <text:p/>
          </table:table-cell>
          <table:table-cell table:number-columns-repeated="7"/>
          <table:table-cell table:style-name="ce9" table:formula="of:=IF(LEN([.E469]) = 0;[.J469];IF(OR([.E469]=&quot;SubStart&quot;;[.E469]=&quot;SubEnd&quot;);&quot;&quot;;[.K469]))">
            <text:p/>
          </table:table-cell>
          <table:table-cell table:style-name="ce9" table:formula="of:=IF([.E469]=&quot;Sub&quot;;[.J468];IF(LEN([.H469])=0;&quot;&quot;;IF([.J468]=&quot;Number&quot;;&quot;&quot;;IF(LEN([.J468])=0;1;[.J468]+1))))">
            <text:p/>
          </table:table-cell>
          <table:table-cell table:style-name="ce9" table:formula="of:=IF(LEN([.H469])=0;&quot;&quot;;IF([.K468]=&quot;SubOrder&quot;;&quot;&quot;;IF([.E469]&lt;&gt;&quot;Sub&quot;;&quot;&quot;;IF(LEN([.K468])=0;1;[.K46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70]);&quot;&quot;;CONCATENATE([.D470];[.F470];[.G470];[.H470];IF(OR([.E470]=&quot;SubStart&quot;;[.E470]=&quot;Sub&quot;);[.K470];[.J470]);[.L470]))">
            <text:p/>
          </table:table-cell>
          <table:table-cell table:number-columns-repeated="7"/>
          <table:table-cell table:style-name="ce9" table:formula="of:=IF(LEN([.E470]) = 0;[.J470];IF(OR([.E470]=&quot;SubStart&quot;;[.E470]=&quot;SubEnd&quot;);&quot;&quot;;[.K470]))">
            <text:p/>
          </table:table-cell>
          <table:table-cell table:style-name="ce9" table:formula="of:=IF([.E470]=&quot;Sub&quot;;[.J469];IF(LEN([.H470])=0;&quot;&quot;;IF([.J469]=&quot;Number&quot;;&quot;&quot;;IF(LEN([.J469])=0;1;[.J469]+1))))">
            <text:p/>
          </table:table-cell>
          <table:table-cell table:style-name="ce9" table:formula="of:=IF(LEN([.H470])=0;&quot;&quot;;IF([.K469]=&quot;SubOrder&quot;;&quot;&quot;;IF([.E470]&lt;&gt;&quot;Sub&quot;;&quot;&quot;;IF(LEN([.K469])=0;1;[.K46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71]);&quot;&quot;;CONCATENATE([.D471];[.F471];[.G471];[.H471];IF(OR([.E471]=&quot;SubStart&quot;;[.E471]=&quot;Sub&quot;);[.K471];[.J471]);[.L471]))">
            <text:p/>
          </table:table-cell>
          <table:table-cell table:number-columns-repeated="7"/>
          <table:table-cell table:style-name="ce9" table:formula="of:=IF(LEN([.E471]) = 0;[.J471];IF(OR([.E471]=&quot;SubStart&quot;;[.E471]=&quot;SubEnd&quot;);&quot;&quot;;[.K471]))">
            <text:p/>
          </table:table-cell>
          <table:table-cell table:style-name="ce9" table:formula="of:=IF([.E471]=&quot;Sub&quot;;[.J470];IF(LEN([.H471])=0;&quot;&quot;;IF([.J470]=&quot;Number&quot;;&quot;&quot;;IF(LEN([.J470])=0;1;[.J470]+1))))">
            <text:p/>
          </table:table-cell>
          <table:table-cell table:style-name="ce9" table:formula="of:=IF(LEN([.H471])=0;&quot;&quot;;IF([.K470]=&quot;SubOrder&quot;;&quot;&quot;;IF([.E471]&lt;&gt;&quot;Sub&quot;;&quot;&quot;;IF(LEN([.K470])=0;1;[.K47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72]);&quot;&quot;;CONCATENATE([.D472];[.F472];[.G472];[.H472];IF(OR([.E472]=&quot;SubStart&quot;;[.E472]=&quot;Sub&quot;);[.K472];[.J472]);[.L472]))">
            <text:p/>
          </table:table-cell>
          <table:table-cell table:number-columns-repeated="7"/>
          <table:table-cell table:style-name="ce9" table:formula="of:=IF(LEN([.E472]) = 0;[.J472];IF(OR([.E472]=&quot;SubStart&quot;;[.E472]=&quot;SubEnd&quot;);&quot;&quot;;[.K472]))">
            <text:p/>
          </table:table-cell>
          <table:table-cell table:style-name="ce9" table:formula="of:=IF([.E472]=&quot;Sub&quot;;[.J471];IF(LEN([.H472])=0;&quot;&quot;;IF([.J471]=&quot;Number&quot;;&quot;&quot;;IF(LEN([.J471])=0;1;[.J471]+1))))">
            <text:p/>
          </table:table-cell>
          <table:table-cell table:style-name="ce9" table:formula="of:=IF(LEN([.H472])=0;&quot;&quot;;IF([.K471]=&quot;SubOrder&quot;;&quot;&quot;;IF([.E472]&lt;&gt;&quot;Sub&quot;;&quot;&quot;;IF(LEN([.K471])=0;1;[.K47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73]);&quot;&quot;;CONCATENATE([.D473];[.F473];[.G473];[.H473];IF(OR([.E473]=&quot;SubStart&quot;;[.E473]=&quot;Sub&quot;);[.K473];[.J473]);[.L473]))">
            <text:p/>
          </table:table-cell>
          <table:table-cell table:number-columns-repeated="7"/>
          <table:table-cell table:style-name="ce9" table:formula="of:=IF(LEN([.E473]) = 0;[.J473];IF(OR([.E473]=&quot;SubStart&quot;;[.E473]=&quot;SubEnd&quot;);&quot;&quot;;[.K473]))">
            <text:p/>
          </table:table-cell>
          <table:table-cell table:style-name="ce9" table:formula="of:=IF([.E473]=&quot;Sub&quot;;[.J472];IF(LEN([.H473])=0;&quot;&quot;;IF([.J472]=&quot;Number&quot;;&quot;&quot;;IF(LEN([.J472])=0;1;[.J472]+1))))">
            <text:p/>
          </table:table-cell>
          <table:table-cell table:style-name="ce9" table:formula="of:=IF(LEN([.H473])=0;&quot;&quot;;IF([.K472]=&quot;SubOrder&quot;;&quot;&quot;;IF([.E473]&lt;&gt;&quot;Sub&quot;;&quot;&quot;;IF(LEN([.K472])=0;1;[.K47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74]);&quot;&quot;;CONCATENATE([.D474];[.F474];[.G474];[.H474];IF(OR([.E474]=&quot;SubStart&quot;;[.E474]=&quot;Sub&quot;);[.K474];[.J474]);[.L474]))">
            <text:p/>
          </table:table-cell>
          <table:table-cell table:number-columns-repeated="7"/>
          <table:table-cell table:style-name="ce9" table:formula="of:=IF(LEN([.E474]) = 0;[.J474];IF(OR([.E474]=&quot;SubStart&quot;;[.E474]=&quot;SubEnd&quot;);&quot;&quot;;[.K474]))">
            <text:p/>
          </table:table-cell>
          <table:table-cell table:style-name="ce9" table:formula="of:=IF([.E474]=&quot;Sub&quot;;[.J473];IF(LEN([.H474])=0;&quot;&quot;;IF([.J473]=&quot;Number&quot;;&quot;&quot;;IF(LEN([.J473])=0;1;[.J473]+1))))">
            <text:p/>
          </table:table-cell>
          <table:table-cell table:style-name="ce9" table:formula="of:=IF(LEN([.H474])=0;&quot;&quot;;IF([.K473]=&quot;SubOrder&quot;;&quot;&quot;;IF([.E474]&lt;&gt;&quot;Sub&quot;;&quot;&quot;;IF(LEN([.K473])=0;1;[.K47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75]);&quot;&quot;;CONCATENATE([.D475];[.F475];[.G475];[.H475];IF(OR([.E475]=&quot;SubStart&quot;;[.E475]=&quot;Sub&quot;);[.K475];[.J475]);[.L475]))">
            <text:p/>
          </table:table-cell>
          <table:table-cell table:number-columns-repeated="7"/>
          <table:table-cell table:style-name="ce9" table:formula="of:=IF(LEN([.E475]) = 0;[.J475];IF(OR([.E475]=&quot;SubStart&quot;;[.E475]=&quot;SubEnd&quot;);&quot;&quot;;[.K475]))">
            <text:p/>
          </table:table-cell>
          <table:table-cell table:style-name="ce9" table:formula="of:=IF([.E475]=&quot;Sub&quot;;[.J474];IF(LEN([.H475])=0;&quot;&quot;;IF([.J474]=&quot;Number&quot;;&quot;&quot;;IF(LEN([.J474])=0;1;[.J474]+1))))">
            <text:p/>
          </table:table-cell>
          <table:table-cell table:style-name="ce9" table:formula="of:=IF(LEN([.H475])=0;&quot;&quot;;IF([.K474]=&quot;SubOrder&quot;;&quot;&quot;;IF([.E475]&lt;&gt;&quot;Sub&quot;;&quot;&quot;;IF(LEN([.K474])=0;1;[.K47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76]);&quot;&quot;;CONCATENATE([.D476];[.F476];[.G476];[.H476];IF(OR([.E476]=&quot;SubStart&quot;;[.E476]=&quot;Sub&quot;);[.K476];[.J476]);[.L476]))">
            <text:p/>
          </table:table-cell>
          <table:table-cell table:number-columns-repeated="7"/>
          <table:table-cell table:style-name="ce9" table:formula="of:=IF(LEN([.E476]) = 0;[.J476];IF(OR([.E476]=&quot;SubStart&quot;;[.E476]=&quot;SubEnd&quot;);&quot;&quot;;[.K476]))">
            <text:p/>
          </table:table-cell>
          <table:table-cell table:style-name="ce9" table:formula="of:=IF([.E476]=&quot;Sub&quot;;[.J475];IF(LEN([.H476])=0;&quot;&quot;;IF([.J475]=&quot;Number&quot;;&quot;&quot;;IF(LEN([.J475])=0;1;[.J475]+1))))">
            <text:p/>
          </table:table-cell>
          <table:table-cell table:style-name="ce9" table:formula="of:=IF(LEN([.H476])=0;&quot;&quot;;IF([.K475]=&quot;SubOrder&quot;;&quot;&quot;;IF([.E476]&lt;&gt;&quot;Sub&quot;;&quot;&quot;;IF(LEN([.K475])=0;1;[.K47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77]);&quot;&quot;;CONCATENATE([.D477];[.F477];[.G477];[.H477];IF(OR([.E477]=&quot;SubStart&quot;;[.E477]=&quot;Sub&quot;);[.K477];[.J477]);[.L477]))">
            <text:p/>
          </table:table-cell>
          <table:table-cell table:number-columns-repeated="7"/>
          <table:table-cell table:style-name="ce9" table:formula="of:=IF(LEN([.E477]) = 0;[.J477];IF(OR([.E477]=&quot;SubStart&quot;;[.E477]=&quot;SubEnd&quot;);&quot;&quot;;[.K477]))">
            <text:p/>
          </table:table-cell>
          <table:table-cell table:style-name="ce9" table:formula="of:=IF([.E477]=&quot;Sub&quot;;[.J476];IF(LEN([.H477])=0;&quot;&quot;;IF([.J476]=&quot;Number&quot;;&quot;&quot;;IF(LEN([.J476])=0;1;[.J476]+1))))">
            <text:p/>
          </table:table-cell>
          <table:table-cell table:style-name="ce9" table:formula="of:=IF(LEN([.H477])=0;&quot;&quot;;IF([.K476]=&quot;SubOrder&quot;;&quot;&quot;;IF([.E477]&lt;&gt;&quot;Sub&quot;;&quot;&quot;;IF(LEN([.K476])=0;1;[.K47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78]);&quot;&quot;;CONCATENATE([.D478];[.F478];[.G478];[.H478];IF(OR([.E478]=&quot;SubStart&quot;;[.E478]=&quot;Sub&quot;);[.K478];[.J478]);[.L478]))">
            <text:p/>
          </table:table-cell>
          <table:table-cell table:number-columns-repeated="7"/>
          <table:table-cell table:style-name="ce9" table:formula="of:=IF(LEN([.E478]) = 0;[.J478];IF(OR([.E478]=&quot;SubStart&quot;;[.E478]=&quot;SubEnd&quot;);&quot;&quot;;[.K478]))">
            <text:p/>
          </table:table-cell>
          <table:table-cell table:style-name="ce9" table:formula="of:=IF([.E478]=&quot;Sub&quot;;[.J477];IF(LEN([.H478])=0;&quot;&quot;;IF([.J477]=&quot;Number&quot;;&quot;&quot;;IF(LEN([.J477])=0;1;[.J477]+1))))">
            <text:p/>
          </table:table-cell>
          <table:table-cell table:style-name="ce9" table:formula="of:=IF(LEN([.H478])=0;&quot;&quot;;IF([.K477]=&quot;SubOrder&quot;;&quot;&quot;;IF([.E478]&lt;&gt;&quot;Sub&quot;;&quot;&quot;;IF(LEN([.K477])=0;1;[.K47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79]);&quot;&quot;;CONCATENATE([.D479];[.F479];[.G479];[.H479];IF(OR([.E479]=&quot;SubStart&quot;;[.E479]=&quot;Sub&quot;);[.K479];[.J479]);[.L479]))">
            <text:p/>
          </table:table-cell>
          <table:table-cell table:number-columns-repeated="7"/>
          <table:table-cell table:style-name="ce9" table:formula="of:=IF(LEN([.E479]) = 0;[.J479];IF(OR([.E479]=&quot;SubStart&quot;;[.E479]=&quot;SubEnd&quot;);&quot;&quot;;[.K479]))">
            <text:p/>
          </table:table-cell>
          <table:table-cell table:style-name="ce9" table:formula="of:=IF([.E479]=&quot;Sub&quot;;[.J478];IF(LEN([.H479])=0;&quot;&quot;;IF([.J478]=&quot;Number&quot;;&quot;&quot;;IF(LEN([.J478])=0;1;[.J478]+1))))">
            <text:p/>
          </table:table-cell>
          <table:table-cell table:style-name="ce9" table:formula="of:=IF(LEN([.H479])=0;&quot;&quot;;IF([.K478]=&quot;SubOrder&quot;;&quot;&quot;;IF([.E479]&lt;&gt;&quot;Sub&quot;;&quot;&quot;;IF(LEN([.K478])=0;1;[.K47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80]);&quot;&quot;;CONCATENATE([.D480];[.F480];[.G480];[.H480];IF(OR([.E480]=&quot;SubStart&quot;;[.E480]=&quot;Sub&quot;);[.K480];[.J480]);[.L480]))">
            <text:p/>
          </table:table-cell>
          <table:table-cell table:number-columns-repeated="7"/>
          <table:table-cell table:style-name="ce9" table:formula="of:=IF(LEN([.E480]) = 0;[.J480];IF(OR([.E480]=&quot;SubStart&quot;;[.E480]=&quot;SubEnd&quot;);&quot;&quot;;[.K480]))">
            <text:p/>
          </table:table-cell>
          <table:table-cell table:style-name="ce9" table:formula="of:=IF([.E480]=&quot;Sub&quot;;[.J479];IF(LEN([.H480])=0;&quot;&quot;;IF([.J479]=&quot;Number&quot;;&quot;&quot;;IF(LEN([.J479])=0;1;[.J479]+1))))">
            <text:p/>
          </table:table-cell>
          <table:table-cell table:style-name="ce9" table:formula="of:=IF(LEN([.H480])=0;&quot;&quot;;IF([.K479]=&quot;SubOrder&quot;;&quot;&quot;;IF([.E480]&lt;&gt;&quot;Sub&quot;;&quot;&quot;;IF(LEN([.K479])=0;1;[.K47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81]);&quot;&quot;;CONCATENATE([.D481];[.F481];[.G481];[.H481];IF(OR([.E481]=&quot;SubStart&quot;;[.E481]=&quot;Sub&quot;);[.K481];[.J481]);[.L481]))">
            <text:p/>
          </table:table-cell>
          <table:table-cell table:number-columns-repeated="7"/>
          <table:table-cell table:style-name="ce9" table:formula="of:=IF(LEN([.E481]) = 0;[.J481];IF(OR([.E481]=&quot;SubStart&quot;;[.E481]=&quot;SubEnd&quot;);&quot;&quot;;[.K481]))">
            <text:p/>
          </table:table-cell>
          <table:table-cell table:style-name="ce9" table:formula="of:=IF([.E481]=&quot;Sub&quot;;[.J480];IF(LEN([.H481])=0;&quot;&quot;;IF([.J480]=&quot;Number&quot;;&quot;&quot;;IF(LEN([.J480])=0;1;[.J480]+1))))">
            <text:p/>
          </table:table-cell>
          <table:table-cell table:style-name="ce9" table:formula="of:=IF(LEN([.H481])=0;&quot;&quot;;IF([.K480]=&quot;SubOrder&quot;;&quot;&quot;;IF([.E481]&lt;&gt;&quot;Sub&quot;;&quot;&quot;;IF(LEN([.K480])=0;1;[.K48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82]);&quot;&quot;;CONCATENATE([.D482];[.F482];[.G482];[.H482];IF(OR([.E482]=&quot;SubStart&quot;;[.E482]=&quot;Sub&quot;);[.K482];[.J482]);[.L482]))">
            <text:p/>
          </table:table-cell>
          <table:table-cell table:number-columns-repeated="7"/>
          <table:table-cell table:style-name="ce9" table:formula="of:=IF(LEN([.E482]) = 0;[.J482];IF(OR([.E482]=&quot;SubStart&quot;;[.E482]=&quot;SubEnd&quot;);&quot;&quot;;[.K482]))">
            <text:p/>
          </table:table-cell>
          <table:table-cell table:style-name="ce9" table:formula="of:=IF([.E482]=&quot;Sub&quot;;[.J481];IF(LEN([.H482])=0;&quot;&quot;;IF([.J481]=&quot;Number&quot;;&quot;&quot;;IF(LEN([.J481])=0;1;[.J481]+1))))">
            <text:p/>
          </table:table-cell>
          <table:table-cell table:style-name="ce9" table:formula="of:=IF(LEN([.H482])=0;&quot;&quot;;IF([.K481]=&quot;SubOrder&quot;;&quot;&quot;;IF([.E482]&lt;&gt;&quot;Sub&quot;;&quot;&quot;;IF(LEN([.K481])=0;1;[.K48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83]);&quot;&quot;;CONCATENATE([.D483];[.F483];[.G483];[.H483];IF(OR([.E483]=&quot;SubStart&quot;;[.E483]=&quot;Sub&quot;);[.K483];[.J483]);[.L483]))">
            <text:p/>
          </table:table-cell>
          <table:table-cell table:number-columns-repeated="7"/>
          <table:table-cell table:style-name="ce9" table:formula="of:=IF(LEN([.E483]) = 0;[.J483];IF(OR([.E483]=&quot;SubStart&quot;;[.E483]=&quot;SubEnd&quot;);&quot;&quot;;[.K483]))">
            <text:p/>
          </table:table-cell>
          <table:table-cell table:style-name="ce9" table:formula="of:=IF([.E483]=&quot;Sub&quot;;[.J482];IF(LEN([.H483])=0;&quot;&quot;;IF([.J482]=&quot;Number&quot;;&quot;&quot;;IF(LEN([.J482])=0;1;[.J482]+1))))">
            <text:p/>
          </table:table-cell>
          <table:table-cell table:style-name="ce9" table:formula="of:=IF(LEN([.H483])=0;&quot;&quot;;IF([.K482]=&quot;SubOrder&quot;;&quot;&quot;;IF([.E483]&lt;&gt;&quot;Sub&quot;;&quot;&quot;;IF(LEN([.K482])=0;1;[.K48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84]);&quot;&quot;;CONCATENATE([.D484];[.F484];[.G484];[.H484];IF(OR([.E484]=&quot;SubStart&quot;;[.E484]=&quot;Sub&quot;);[.K484];[.J484]);[.L484]))">
            <text:p/>
          </table:table-cell>
          <table:table-cell table:number-columns-repeated="7"/>
          <table:table-cell table:style-name="ce9" table:formula="of:=IF(LEN([.E484]) = 0;[.J484];IF(OR([.E484]=&quot;SubStart&quot;;[.E484]=&quot;SubEnd&quot;);&quot;&quot;;[.K484]))">
            <text:p/>
          </table:table-cell>
          <table:table-cell table:style-name="ce9" table:formula="of:=IF([.E484]=&quot;Sub&quot;;[.J483];IF(LEN([.H484])=0;&quot;&quot;;IF([.J483]=&quot;Number&quot;;&quot;&quot;;IF(LEN([.J483])=0;1;[.J483]+1))))">
            <text:p/>
          </table:table-cell>
          <table:table-cell table:style-name="ce9" table:formula="of:=IF(LEN([.H484])=0;&quot;&quot;;IF([.K483]=&quot;SubOrder&quot;;&quot;&quot;;IF([.E484]&lt;&gt;&quot;Sub&quot;;&quot;&quot;;IF(LEN([.K483])=0;1;[.K48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85]);&quot;&quot;;CONCATENATE([.D485];[.F485];[.G485];[.H485];IF(OR([.E485]=&quot;SubStart&quot;;[.E485]=&quot;Sub&quot;);[.K485];[.J485]);[.L485]))">
            <text:p/>
          </table:table-cell>
          <table:table-cell table:number-columns-repeated="7"/>
          <table:table-cell table:style-name="ce9" table:formula="of:=IF(LEN([.E485]) = 0;[.J485];IF(OR([.E485]=&quot;SubStart&quot;;[.E485]=&quot;SubEnd&quot;);&quot;&quot;;[.K485]))">
            <text:p/>
          </table:table-cell>
          <table:table-cell table:style-name="ce9" table:formula="of:=IF([.E485]=&quot;Sub&quot;;[.J484];IF(LEN([.H485])=0;&quot;&quot;;IF([.J484]=&quot;Number&quot;;&quot;&quot;;IF(LEN([.J484])=0;1;[.J484]+1))))">
            <text:p/>
          </table:table-cell>
          <table:table-cell table:style-name="ce9" table:formula="of:=IF(LEN([.H485])=0;&quot;&quot;;IF([.K484]=&quot;SubOrder&quot;;&quot;&quot;;IF([.E485]&lt;&gt;&quot;Sub&quot;;&quot;&quot;;IF(LEN([.K484])=0;1;[.K48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86]);&quot;&quot;;CONCATENATE([.D486];[.F486];[.G486];[.H486];IF(OR([.E486]=&quot;SubStart&quot;;[.E486]=&quot;Sub&quot;);[.K486];[.J486]);[.L486]))">
            <text:p/>
          </table:table-cell>
          <table:table-cell table:number-columns-repeated="7"/>
          <table:table-cell table:style-name="ce9" table:formula="of:=IF(LEN([.E486]) = 0;[.J486];IF(OR([.E486]=&quot;SubStart&quot;;[.E486]=&quot;SubEnd&quot;);&quot;&quot;;[.K486]))">
            <text:p/>
          </table:table-cell>
          <table:table-cell table:style-name="ce9" table:formula="of:=IF([.E486]=&quot;Sub&quot;;[.J485];IF(LEN([.H486])=0;&quot;&quot;;IF([.J485]=&quot;Number&quot;;&quot;&quot;;IF(LEN([.J485])=0;1;[.J485]+1))))">
            <text:p/>
          </table:table-cell>
          <table:table-cell table:style-name="ce9" table:formula="of:=IF(LEN([.H486])=0;&quot;&quot;;IF([.K485]=&quot;SubOrder&quot;;&quot;&quot;;IF([.E486]&lt;&gt;&quot;Sub&quot;;&quot;&quot;;IF(LEN([.K485])=0;1;[.K48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87]);&quot;&quot;;CONCATENATE([.D487];[.F487];[.G487];[.H487];IF(OR([.E487]=&quot;SubStart&quot;;[.E487]=&quot;Sub&quot;);[.K487];[.J487]);[.L487]))">
            <text:p/>
          </table:table-cell>
          <table:table-cell table:number-columns-repeated="7"/>
          <table:table-cell table:style-name="ce9" table:formula="of:=IF(LEN([.E487]) = 0;[.J487];IF(OR([.E487]=&quot;SubStart&quot;;[.E487]=&quot;SubEnd&quot;);&quot;&quot;;[.K487]))">
            <text:p/>
          </table:table-cell>
          <table:table-cell table:style-name="ce9" table:formula="of:=IF([.E487]=&quot;Sub&quot;;[.J486];IF(LEN([.H487])=0;&quot;&quot;;IF([.J486]=&quot;Number&quot;;&quot;&quot;;IF(LEN([.J486])=0;1;[.J486]+1))))">
            <text:p/>
          </table:table-cell>
          <table:table-cell table:style-name="ce9" table:formula="of:=IF(LEN([.H487])=0;&quot;&quot;;IF([.K486]=&quot;SubOrder&quot;;&quot;&quot;;IF([.E487]&lt;&gt;&quot;Sub&quot;;&quot;&quot;;IF(LEN([.K486])=0;1;[.K48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88]);&quot;&quot;;CONCATENATE([.D488];[.F488];[.G488];[.H488];IF(OR([.E488]=&quot;SubStart&quot;;[.E488]=&quot;Sub&quot;);[.K488];[.J488]);[.L488]))">
            <text:p/>
          </table:table-cell>
          <table:table-cell table:number-columns-repeated="7"/>
          <table:table-cell table:style-name="ce9" table:formula="of:=IF(LEN([.E488]) = 0;[.J488];IF(OR([.E488]=&quot;SubStart&quot;;[.E488]=&quot;SubEnd&quot;);&quot;&quot;;[.K488]))">
            <text:p/>
          </table:table-cell>
          <table:table-cell table:style-name="ce9" table:formula="of:=IF([.E488]=&quot;Sub&quot;;[.J487];IF(LEN([.H488])=0;&quot;&quot;;IF([.J487]=&quot;Number&quot;;&quot;&quot;;IF(LEN([.J487])=0;1;[.J487]+1))))">
            <text:p/>
          </table:table-cell>
          <table:table-cell table:style-name="ce9" table:formula="of:=IF(LEN([.H488])=0;&quot;&quot;;IF([.K487]=&quot;SubOrder&quot;;&quot;&quot;;IF([.E488]&lt;&gt;&quot;Sub&quot;;&quot;&quot;;IF(LEN([.K487])=0;1;[.K48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89]);&quot;&quot;;CONCATENATE([.D489];[.F489];[.G489];[.H489];IF(OR([.E489]=&quot;SubStart&quot;;[.E489]=&quot;Sub&quot;);[.K489];[.J489]);[.L489]))">
            <text:p/>
          </table:table-cell>
          <table:table-cell table:number-columns-repeated="7"/>
          <table:table-cell table:style-name="ce9" table:formula="of:=IF(LEN([.E489]) = 0;[.J489];IF(OR([.E489]=&quot;SubStart&quot;;[.E489]=&quot;SubEnd&quot;);&quot;&quot;;[.K489]))">
            <text:p/>
          </table:table-cell>
          <table:table-cell table:style-name="ce9" table:formula="of:=IF([.E489]=&quot;Sub&quot;;[.J488];IF(LEN([.H489])=0;&quot;&quot;;IF([.J488]=&quot;Number&quot;;&quot;&quot;;IF(LEN([.J488])=0;1;[.J488]+1))))">
            <text:p/>
          </table:table-cell>
          <table:table-cell table:style-name="ce9" table:formula="of:=IF(LEN([.H489])=0;&quot;&quot;;IF([.K488]=&quot;SubOrder&quot;;&quot;&quot;;IF([.E489]&lt;&gt;&quot;Sub&quot;;&quot;&quot;;IF(LEN([.K488])=0;1;[.K48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90]);&quot;&quot;;CONCATENATE([.D490];[.F490];[.G490];[.H490];IF(OR([.E490]=&quot;SubStart&quot;;[.E490]=&quot;Sub&quot;);[.K490];[.J490]);[.L490]))">
            <text:p/>
          </table:table-cell>
          <table:table-cell table:number-columns-repeated="7"/>
          <table:table-cell table:style-name="ce9" table:formula="of:=IF(LEN([.E490]) = 0;[.J490];IF(OR([.E490]=&quot;SubStart&quot;;[.E490]=&quot;SubEnd&quot;);&quot;&quot;;[.K490]))">
            <text:p/>
          </table:table-cell>
          <table:table-cell table:style-name="ce9" table:formula="of:=IF([.E490]=&quot;Sub&quot;;[.J489];IF(LEN([.H490])=0;&quot;&quot;;IF([.J489]=&quot;Number&quot;;&quot;&quot;;IF(LEN([.J489])=0;1;[.J489]+1))))">
            <text:p/>
          </table:table-cell>
          <table:table-cell table:style-name="ce9" table:formula="of:=IF(LEN([.H490])=0;&quot;&quot;;IF([.K489]=&quot;SubOrder&quot;;&quot;&quot;;IF([.E490]&lt;&gt;&quot;Sub&quot;;&quot;&quot;;IF(LEN([.K489])=0;1;[.K48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91]);&quot;&quot;;CONCATENATE([.D491];[.F491];[.G491];[.H491];IF(OR([.E491]=&quot;SubStart&quot;;[.E491]=&quot;Sub&quot;);[.K491];[.J491]);[.L491]))">
            <text:p/>
          </table:table-cell>
          <table:table-cell table:number-columns-repeated="7"/>
          <table:table-cell table:style-name="ce9" table:formula="of:=IF(LEN([.E491]) = 0;[.J491];IF(OR([.E491]=&quot;SubStart&quot;;[.E491]=&quot;SubEnd&quot;);&quot;&quot;;[.K491]))">
            <text:p/>
          </table:table-cell>
          <table:table-cell table:style-name="ce9" table:formula="of:=IF([.E491]=&quot;Sub&quot;;[.J490];IF(LEN([.H491])=0;&quot;&quot;;IF([.J490]=&quot;Number&quot;;&quot;&quot;;IF(LEN([.J490])=0;1;[.J490]+1))))">
            <text:p/>
          </table:table-cell>
          <table:table-cell table:style-name="ce9" table:formula="of:=IF(LEN([.H491])=0;&quot;&quot;;IF([.K490]=&quot;SubOrder&quot;;&quot;&quot;;IF([.E491]&lt;&gt;&quot;Sub&quot;;&quot;&quot;;IF(LEN([.K490])=0;1;[.K49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92]);&quot;&quot;;CONCATENATE([.D492];[.F492];[.G492];[.H492];IF(OR([.E492]=&quot;SubStart&quot;;[.E492]=&quot;Sub&quot;);[.K492];[.J492]);[.L492]))">
            <text:p/>
          </table:table-cell>
          <table:table-cell table:number-columns-repeated="7"/>
          <table:table-cell table:style-name="ce9" table:formula="of:=IF(LEN([.E492]) = 0;[.J492];IF(OR([.E492]=&quot;SubStart&quot;;[.E492]=&quot;SubEnd&quot;);&quot;&quot;;[.K492]))">
            <text:p/>
          </table:table-cell>
          <table:table-cell table:style-name="ce9" table:formula="of:=IF([.E492]=&quot;Sub&quot;;[.J491];IF(LEN([.H492])=0;&quot;&quot;;IF([.J491]=&quot;Number&quot;;&quot;&quot;;IF(LEN([.J491])=0;1;[.J491]+1))))">
            <text:p/>
          </table:table-cell>
          <table:table-cell table:style-name="ce9" table:formula="of:=IF(LEN([.H492])=0;&quot;&quot;;IF([.K491]=&quot;SubOrder&quot;;&quot;&quot;;IF([.E492]&lt;&gt;&quot;Sub&quot;;&quot;&quot;;IF(LEN([.K491])=0;1;[.K49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93]);&quot;&quot;;CONCATENATE([.D493];[.F493];[.G493];[.H493];IF(OR([.E493]=&quot;SubStart&quot;;[.E493]=&quot;Sub&quot;);[.K493];[.J493]);[.L493]))">
            <text:p/>
          </table:table-cell>
          <table:table-cell table:number-columns-repeated="7"/>
          <table:table-cell table:style-name="ce9" table:formula="of:=IF(LEN([.E493]) = 0;[.J493];IF(OR([.E493]=&quot;SubStart&quot;;[.E493]=&quot;SubEnd&quot;);&quot;&quot;;[.K493]))">
            <text:p/>
          </table:table-cell>
          <table:table-cell table:style-name="ce9" table:formula="of:=IF([.E493]=&quot;Sub&quot;;[.J492];IF(LEN([.H493])=0;&quot;&quot;;IF([.J492]=&quot;Number&quot;;&quot;&quot;;IF(LEN([.J492])=0;1;[.J492]+1))))">
            <text:p/>
          </table:table-cell>
          <table:table-cell table:style-name="ce9" table:formula="of:=IF(LEN([.H493])=0;&quot;&quot;;IF([.K492]=&quot;SubOrder&quot;;&quot;&quot;;IF([.E493]&lt;&gt;&quot;Sub&quot;;&quot;&quot;;IF(LEN([.K492])=0;1;[.K49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94]);&quot;&quot;;CONCATENATE([.D494];[.F494];[.G494];[.H494];IF(OR([.E494]=&quot;SubStart&quot;;[.E494]=&quot;Sub&quot;);[.K494];[.J494]);[.L494]))">
            <text:p/>
          </table:table-cell>
          <table:table-cell table:number-columns-repeated="7"/>
          <table:table-cell table:style-name="ce9" table:formula="of:=IF(LEN([.E494]) = 0;[.J494];IF(OR([.E494]=&quot;SubStart&quot;;[.E494]=&quot;SubEnd&quot;);&quot;&quot;;[.K494]))">
            <text:p/>
          </table:table-cell>
          <table:table-cell table:style-name="ce9" table:formula="of:=IF([.E494]=&quot;Sub&quot;;[.J493];IF(LEN([.H494])=0;&quot;&quot;;IF([.J493]=&quot;Number&quot;;&quot;&quot;;IF(LEN([.J493])=0;1;[.J493]+1))))">
            <text:p/>
          </table:table-cell>
          <table:table-cell table:style-name="ce9" table:formula="of:=IF(LEN([.H494])=0;&quot;&quot;;IF([.K493]=&quot;SubOrder&quot;;&quot;&quot;;IF([.E494]&lt;&gt;&quot;Sub&quot;;&quot;&quot;;IF(LEN([.K493])=0;1;[.K49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95]);&quot;&quot;;CONCATENATE([.D495];[.F495];[.G495];[.H495];IF(OR([.E495]=&quot;SubStart&quot;;[.E495]=&quot;Sub&quot;);[.K495];[.J495]);[.L495]))">
            <text:p/>
          </table:table-cell>
          <table:table-cell table:number-columns-repeated="7"/>
          <table:table-cell table:style-name="ce9" table:formula="of:=IF(LEN([.E495]) = 0;[.J495];IF(OR([.E495]=&quot;SubStart&quot;;[.E495]=&quot;SubEnd&quot;);&quot;&quot;;[.K495]))">
            <text:p/>
          </table:table-cell>
          <table:table-cell table:style-name="ce9" table:formula="of:=IF([.E495]=&quot;Sub&quot;;[.J494];IF(LEN([.H495])=0;&quot;&quot;;IF([.J494]=&quot;Number&quot;;&quot;&quot;;IF(LEN([.J494])=0;1;[.J494]+1))))">
            <text:p/>
          </table:table-cell>
          <table:table-cell table:style-name="ce9" table:formula="of:=IF(LEN([.H495])=0;&quot;&quot;;IF([.K494]=&quot;SubOrder&quot;;&quot;&quot;;IF([.E495]&lt;&gt;&quot;Sub&quot;;&quot;&quot;;IF(LEN([.K494])=0;1;[.K49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96]);&quot;&quot;;CONCATENATE([.D496];[.F496];[.G496];[.H496];IF(OR([.E496]=&quot;SubStart&quot;;[.E496]=&quot;Sub&quot;);[.K496];[.J496]);[.L496]))">
            <text:p/>
          </table:table-cell>
          <table:table-cell table:number-columns-repeated="7"/>
          <table:table-cell table:style-name="ce9" table:formula="of:=IF(LEN([.E496]) = 0;[.J496];IF(OR([.E496]=&quot;SubStart&quot;;[.E496]=&quot;SubEnd&quot;);&quot;&quot;;[.K496]))">
            <text:p/>
          </table:table-cell>
          <table:table-cell table:style-name="ce9" table:formula="of:=IF([.E496]=&quot;Sub&quot;;[.J495];IF(LEN([.H496])=0;&quot;&quot;;IF([.J495]=&quot;Number&quot;;&quot;&quot;;IF(LEN([.J495])=0;1;[.J495]+1))))">
            <text:p/>
          </table:table-cell>
          <table:table-cell table:style-name="ce9" table:formula="of:=IF(LEN([.H496])=0;&quot;&quot;;IF([.K495]=&quot;SubOrder&quot;;&quot;&quot;;IF([.E496]&lt;&gt;&quot;Sub&quot;;&quot;&quot;;IF(LEN([.K495])=0;1;[.K49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97]);&quot;&quot;;CONCATENATE([.D497];[.F497];[.G497];[.H497];IF(OR([.E497]=&quot;SubStart&quot;;[.E497]=&quot;Sub&quot;);[.K497];[.J497]);[.L497]))">
            <text:p/>
          </table:table-cell>
          <table:table-cell table:number-columns-repeated="7"/>
          <table:table-cell table:style-name="ce9" table:formula="of:=IF(LEN([.E497]) = 0;[.J497];IF(OR([.E497]=&quot;SubStart&quot;;[.E497]=&quot;SubEnd&quot;);&quot;&quot;;[.K497]))">
            <text:p/>
          </table:table-cell>
          <table:table-cell table:style-name="ce9" table:formula="of:=IF([.E497]=&quot;Sub&quot;;[.J496];IF(LEN([.H497])=0;&quot;&quot;;IF([.J496]=&quot;Number&quot;;&quot;&quot;;IF(LEN([.J496])=0;1;[.J496]+1))))">
            <text:p/>
          </table:table-cell>
          <table:table-cell table:style-name="ce9" table:formula="of:=IF(LEN([.H497])=0;&quot;&quot;;IF([.K496]=&quot;SubOrder&quot;;&quot;&quot;;IF([.E497]&lt;&gt;&quot;Sub&quot;;&quot;&quot;;IF(LEN([.K496])=0;1;[.K49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98]);&quot;&quot;;CONCATENATE([.D498];[.F498];[.G498];[.H498];IF(OR([.E498]=&quot;SubStart&quot;;[.E498]=&quot;Sub&quot;);[.K498];[.J498]);[.L498]))">
            <text:p/>
          </table:table-cell>
          <table:table-cell table:number-columns-repeated="7"/>
          <table:table-cell table:style-name="ce9" table:formula="of:=IF(LEN([.E498]) = 0;[.J498];IF(OR([.E498]=&quot;SubStart&quot;;[.E498]=&quot;SubEnd&quot;);&quot;&quot;;[.K498]))">
            <text:p/>
          </table:table-cell>
          <table:table-cell table:style-name="ce9" table:formula="of:=IF([.E498]=&quot;Sub&quot;;[.J497];IF(LEN([.H498])=0;&quot;&quot;;IF([.J497]=&quot;Number&quot;;&quot;&quot;;IF(LEN([.J497])=0;1;[.J497]+1))))">
            <text:p/>
          </table:table-cell>
          <table:table-cell table:style-name="ce9" table:formula="of:=IF(LEN([.H498])=0;&quot;&quot;;IF([.K497]=&quot;SubOrder&quot;;&quot;&quot;;IF([.E498]&lt;&gt;&quot;Sub&quot;;&quot;&quot;;IF(LEN([.K497])=0;1;[.K49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499]);&quot;&quot;;CONCATENATE([.D499];[.F499];[.G499];[.H499];IF(OR([.E499]=&quot;SubStart&quot;;[.E499]=&quot;Sub&quot;);[.K499];[.J499]);[.L499]))">
            <text:p/>
          </table:table-cell>
          <table:table-cell table:number-columns-repeated="7"/>
          <table:table-cell table:style-name="ce9" table:formula="of:=IF(LEN([.E499]) = 0;[.J499];IF(OR([.E499]=&quot;SubStart&quot;;[.E499]=&quot;SubEnd&quot;);&quot;&quot;;[.K499]))">
            <text:p/>
          </table:table-cell>
          <table:table-cell table:style-name="ce9" table:formula="of:=IF([.E499]=&quot;Sub&quot;;[.J498];IF(LEN([.H499])=0;&quot;&quot;;IF([.J498]=&quot;Number&quot;;&quot;&quot;;IF(LEN([.J498])=0;1;[.J498]+1))))">
            <text:p/>
          </table:table-cell>
          <table:table-cell table:style-name="ce9" table:formula="of:=IF(LEN([.H499])=0;&quot;&quot;;IF([.K498]=&quot;SubOrder&quot;;&quot;&quot;;IF([.E499]&lt;&gt;&quot;Sub&quot;;&quot;&quot;;IF(LEN([.K498])=0;1;[.K49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00]);&quot;&quot;;CONCATENATE([.D500];[.F500];[.G500];[.H500];IF(OR([.E500]=&quot;SubStart&quot;;[.E500]=&quot;Sub&quot;);[.K500];[.J500]);[.L500]))">
            <text:p/>
          </table:table-cell>
          <table:table-cell table:number-columns-repeated="7"/>
          <table:table-cell table:style-name="ce9" table:formula="of:=IF(LEN([.E500]) = 0;[.J500];IF(OR([.E500]=&quot;SubStart&quot;;[.E500]=&quot;SubEnd&quot;);&quot;&quot;;[.K500]))">
            <text:p/>
          </table:table-cell>
          <table:table-cell table:style-name="ce9" table:formula="of:=IF([.E500]=&quot;Sub&quot;;[.J499];IF(LEN([.H500])=0;&quot;&quot;;IF([.J499]=&quot;Number&quot;;&quot;&quot;;IF(LEN([.J499])=0;1;[.J499]+1))))">
            <text:p/>
          </table:table-cell>
          <table:table-cell table:style-name="ce9" table:formula="of:=IF(LEN([.H500])=0;&quot;&quot;;IF([.K499]=&quot;SubOrder&quot;;&quot;&quot;;IF([.E500]&lt;&gt;&quot;Sub&quot;;&quot;&quot;;IF(LEN([.K499])=0;1;[.K49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01]);&quot;&quot;;CONCATENATE([.D501];[.F501];[.G501];[.H501];IF(OR([.E501]=&quot;SubStart&quot;;[.E501]=&quot;Sub&quot;);[.K501];[.J501]);[.L501]))">
            <text:p/>
          </table:table-cell>
          <table:table-cell table:number-columns-repeated="7"/>
          <table:table-cell table:style-name="ce9" table:formula="of:=IF(LEN([.E501]) = 0;[.J501];IF(OR([.E501]=&quot;SubStart&quot;;[.E501]=&quot;SubEnd&quot;);&quot;&quot;;[.K501]))">
            <text:p/>
          </table:table-cell>
          <table:table-cell table:style-name="ce9" table:formula="of:=IF([.E501]=&quot;Sub&quot;;[.J500];IF(LEN([.H501])=0;&quot;&quot;;IF([.J500]=&quot;Number&quot;;&quot;&quot;;IF(LEN([.J500])=0;1;[.J500]+1))))">
            <text:p/>
          </table:table-cell>
          <table:table-cell table:style-name="ce9" table:formula="of:=IF(LEN([.H501])=0;&quot;&quot;;IF([.K500]=&quot;SubOrder&quot;;&quot;&quot;;IF([.E501]&lt;&gt;&quot;Sub&quot;;&quot;&quot;;IF(LEN([.K500])=0;1;[.K50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02]);&quot;&quot;;CONCATENATE([.D502];[.F502];[.G502];[.H502];IF(OR([.E502]=&quot;SubStart&quot;;[.E502]=&quot;Sub&quot;);[.K502];[.J502]);[.L502]))">
            <text:p/>
          </table:table-cell>
          <table:table-cell table:number-columns-repeated="7"/>
          <table:table-cell table:style-name="ce9" table:formula="of:=IF(LEN([.E502]) = 0;[.J502];IF(OR([.E502]=&quot;SubStart&quot;;[.E502]=&quot;SubEnd&quot;);&quot;&quot;;[.K502]))">
            <text:p/>
          </table:table-cell>
          <table:table-cell table:style-name="ce9" table:formula="of:=IF([.E502]=&quot;Sub&quot;;[.J501];IF(LEN([.H502])=0;&quot;&quot;;IF([.J501]=&quot;Number&quot;;&quot;&quot;;IF(LEN([.J501])=0;1;[.J501]+1))))">
            <text:p/>
          </table:table-cell>
          <table:table-cell table:style-name="ce9" table:formula="of:=IF(LEN([.H502])=0;&quot;&quot;;IF([.K501]=&quot;SubOrder&quot;;&quot;&quot;;IF([.E502]&lt;&gt;&quot;Sub&quot;;&quot;&quot;;IF(LEN([.K501])=0;1;[.K50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03]);&quot;&quot;;CONCATENATE([.D503];[.F503];[.G503];[.H503];IF(OR([.E503]=&quot;SubStart&quot;;[.E503]=&quot;Sub&quot;);[.K503];[.J503]);[.L503]))">
            <text:p/>
          </table:table-cell>
          <table:table-cell table:number-columns-repeated="7"/>
          <table:table-cell table:style-name="ce9" table:formula="of:=IF(LEN([.E503]) = 0;[.J503];IF(OR([.E503]=&quot;SubStart&quot;;[.E503]=&quot;SubEnd&quot;);&quot;&quot;;[.K503]))">
            <text:p/>
          </table:table-cell>
          <table:table-cell table:style-name="ce9" table:formula="of:=IF([.E503]=&quot;Sub&quot;;[.J502];IF(LEN([.H503])=0;&quot;&quot;;IF([.J502]=&quot;Number&quot;;&quot;&quot;;IF(LEN([.J502])=0;1;[.J502]+1))))">
            <text:p/>
          </table:table-cell>
          <table:table-cell table:style-name="ce9" table:formula="of:=IF(LEN([.H503])=0;&quot;&quot;;IF([.K502]=&quot;SubOrder&quot;;&quot;&quot;;IF([.E503]&lt;&gt;&quot;Sub&quot;;&quot;&quot;;IF(LEN([.K502])=0;1;[.K50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04]);&quot;&quot;;CONCATENATE([.D504];[.F504];[.G504];[.H504];IF(OR([.E504]=&quot;SubStart&quot;;[.E504]=&quot;Sub&quot;);[.K504];[.J504]);[.L504]))">
            <text:p/>
          </table:table-cell>
          <table:table-cell table:number-columns-repeated="7"/>
          <table:table-cell table:style-name="ce9" table:formula="of:=IF(LEN([.E504]) = 0;[.J504];IF(OR([.E504]=&quot;SubStart&quot;;[.E504]=&quot;SubEnd&quot;);&quot;&quot;;[.K504]))">
            <text:p/>
          </table:table-cell>
          <table:table-cell table:style-name="ce9" table:formula="of:=IF([.E504]=&quot;Sub&quot;;[.J503];IF(LEN([.H504])=0;&quot;&quot;;IF([.J503]=&quot;Number&quot;;&quot;&quot;;IF(LEN([.J503])=0;1;[.J503]+1))))">
            <text:p/>
          </table:table-cell>
          <table:table-cell table:style-name="ce9" table:formula="of:=IF(LEN([.H504])=0;&quot;&quot;;IF([.K503]=&quot;SubOrder&quot;;&quot;&quot;;IF([.E504]&lt;&gt;&quot;Sub&quot;;&quot;&quot;;IF(LEN([.K503])=0;1;[.K50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05]);&quot;&quot;;CONCATENATE([.D505];[.F505];[.G505];[.H505];IF(OR([.E505]=&quot;SubStart&quot;;[.E505]=&quot;Sub&quot;);[.K505];[.J505]);[.L505]))">
            <text:p/>
          </table:table-cell>
          <table:table-cell table:number-columns-repeated="7"/>
          <table:table-cell table:style-name="ce9" table:formula="of:=IF(LEN([.E505]) = 0;[.J505];IF(OR([.E505]=&quot;SubStart&quot;;[.E505]=&quot;SubEnd&quot;);&quot;&quot;;[.K505]))">
            <text:p/>
          </table:table-cell>
          <table:table-cell table:style-name="ce9" table:formula="of:=IF([.E505]=&quot;Sub&quot;;[.J504];IF(LEN([.H505])=0;&quot;&quot;;IF([.J504]=&quot;Number&quot;;&quot;&quot;;IF(LEN([.J504])=0;1;[.J504]+1))))">
            <text:p/>
          </table:table-cell>
          <table:table-cell table:style-name="ce9" table:formula="of:=IF(LEN([.H505])=0;&quot;&quot;;IF([.K504]=&quot;SubOrder&quot;;&quot;&quot;;IF([.E505]&lt;&gt;&quot;Sub&quot;;&quot;&quot;;IF(LEN([.K504])=0;1;[.K50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06]);&quot;&quot;;CONCATENATE([.D506];[.F506];[.G506];[.H506];IF(OR([.E506]=&quot;SubStart&quot;;[.E506]=&quot;Sub&quot;);[.K506];[.J506]);[.L506]))">
            <text:p/>
          </table:table-cell>
          <table:table-cell table:number-columns-repeated="7"/>
          <table:table-cell table:style-name="ce9" table:formula="of:=IF(LEN([.E506]) = 0;[.J506];IF(OR([.E506]=&quot;SubStart&quot;;[.E506]=&quot;SubEnd&quot;);&quot;&quot;;[.K506]))">
            <text:p/>
          </table:table-cell>
          <table:table-cell table:style-name="ce9" table:formula="of:=IF([.E506]=&quot;Sub&quot;;[.J505];IF(LEN([.H506])=0;&quot;&quot;;IF([.J505]=&quot;Number&quot;;&quot;&quot;;IF(LEN([.J505])=0;1;[.J505]+1))))">
            <text:p/>
          </table:table-cell>
          <table:table-cell table:style-name="ce9" table:formula="of:=IF(LEN([.H506])=0;&quot;&quot;;IF([.K505]=&quot;SubOrder&quot;;&quot;&quot;;IF([.E506]&lt;&gt;&quot;Sub&quot;;&quot;&quot;;IF(LEN([.K505])=0;1;[.K50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07]);&quot;&quot;;CONCATENATE([.D507];[.F507];[.G507];[.H507];IF(OR([.E507]=&quot;SubStart&quot;;[.E507]=&quot;Sub&quot;);[.K507];[.J507]);[.L507]))">
            <text:p/>
          </table:table-cell>
          <table:table-cell table:number-columns-repeated="7"/>
          <table:table-cell table:style-name="ce9" table:formula="of:=IF(LEN([.E507]) = 0;[.J507];IF(OR([.E507]=&quot;SubStart&quot;;[.E507]=&quot;SubEnd&quot;);&quot;&quot;;[.K507]))">
            <text:p/>
          </table:table-cell>
          <table:table-cell table:style-name="ce9" table:formula="of:=IF([.E507]=&quot;Sub&quot;;[.J506];IF(LEN([.H507])=0;&quot;&quot;;IF([.J506]=&quot;Number&quot;;&quot;&quot;;IF(LEN([.J506])=0;1;[.J506]+1))))">
            <text:p/>
          </table:table-cell>
          <table:table-cell table:style-name="ce9" table:formula="of:=IF(LEN([.H507])=0;&quot;&quot;;IF([.K506]=&quot;SubOrder&quot;;&quot;&quot;;IF([.E507]&lt;&gt;&quot;Sub&quot;;&quot;&quot;;IF(LEN([.K506])=0;1;[.K50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08]);&quot;&quot;;CONCATENATE([.D508];[.F508];[.G508];[.H508];IF(OR([.E508]=&quot;SubStart&quot;;[.E508]=&quot;Sub&quot;);[.K508];[.J508]);[.L508]))">
            <text:p/>
          </table:table-cell>
          <table:table-cell table:number-columns-repeated="7"/>
          <table:table-cell table:style-name="ce9" table:formula="of:=IF(LEN([.E508]) = 0;[.J508];IF(OR([.E508]=&quot;SubStart&quot;;[.E508]=&quot;SubEnd&quot;);&quot;&quot;;[.K508]))">
            <text:p/>
          </table:table-cell>
          <table:table-cell table:style-name="ce9" table:formula="of:=IF([.E508]=&quot;Sub&quot;;[.J507];IF(LEN([.H508])=0;&quot;&quot;;IF([.J507]=&quot;Number&quot;;&quot;&quot;;IF(LEN([.J507])=0;1;[.J507]+1))))">
            <text:p/>
          </table:table-cell>
          <table:table-cell table:style-name="ce9" table:formula="of:=IF(LEN([.H508])=0;&quot;&quot;;IF([.K507]=&quot;SubOrder&quot;;&quot;&quot;;IF([.E508]&lt;&gt;&quot;Sub&quot;;&quot;&quot;;IF(LEN([.K507])=0;1;[.K50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09]);&quot;&quot;;CONCATENATE([.D509];[.F509];[.G509];[.H509];IF(OR([.E509]=&quot;SubStart&quot;;[.E509]=&quot;Sub&quot;);[.K509];[.J509]);[.L509]))">
            <text:p/>
          </table:table-cell>
          <table:table-cell table:number-columns-repeated="7"/>
          <table:table-cell table:style-name="ce9" table:formula="of:=IF(LEN([.E509]) = 0;[.J509];IF(OR([.E509]=&quot;SubStart&quot;;[.E509]=&quot;SubEnd&quot;);&quot;&quot;;[.K509]))">
            <text:p/>
          </table:table-cell>
          <table:table-cell table:style-name="ce9" table:formula="of:=IF([.E509]=&quot;Sub&quot;;[.J508];IF(LEN([.H509])=0;&quot;&quot;;IF([.J508]=&quot;Number&quot;;&quot;&quot;;IF(LEN([.J508])=0;1;[.J508]+1))))">
            <text:p/>
          </table:table-cell>
          <table:table-cell table:style-name="ce9" table:formula="of:=IF(LEN([.H509])=0;&quot;&quot;;IF([.K508]=&quot;SubOrder&quot;;&quot;&quot;;IF([.E509]&lt;&gt;&quot;Sub&quot;;&quot;&quot;;IF(LEN([.K508])=0;1;[.K50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10]);&quot;&quot;;CONCATENATE([.D510];[.F510];[.G510];[.H510];IF(OR([.E510]=&quot;SubStart&quot;;[.E510]=&quot;Sub&quot;);[.K510];[.J510]);[.L510]))">
            <text:p/>
          </table:table-cell>
          <table:table-cell table:number-columns-repeated="7"/>
          <table:table-cell table:style-name="ce9" table:formula="of:=IF(LEN([.E510]) = 0;[.J510];IF(OR([.E510]=&quot;SubStart&quot;;[.E510]=&quot;SubEnd&quot;);&quot;&quot;;[.K510]))">
            <text:p/>
          </table:table-cell>
          <table:table-cell table:style-name="ce9" table:formula="of:=IF([.E510]=&quot;Sub&quot;;[.J509];IF(LEN([.H510])=0;&quot;&quot;;IF([.J509]=&quot;Number&quot;;&quot;&quot;;IF(LEN([.J509])=0;1;[.J509]+1))))">
            <text:p/>
          </table:table-cell>
          <table:table-cell table:style-name="ce9" table:formula="of:=IF(LEN([.H510])=0;&quot;&quot;;IF([.K509]=&quot;SubOrder&quot;;&quot;&quot;;IF([.E510]&lt;&gt;&quot;Sub&quot;;&quot;&quot;;IF(LEN([.K509])=0;1;[.K50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11]);&quot;&quot;;CONCATENATE([.D511];[.F511];[.G511];[.H511];IF(OR([.E511]=&quot;SubStart&quot;;[.E511]=&quot;Sub&quot;);[.K511];[.J511]);[.L511]))">
            <text:p/>
          </table:table-cell>
          <table:table-cell table:number-columns-repeated="7"/>
          <table:table-cell table:style-name="ce9" table:formula="of:=IF(LEN([.E511]) = 0;[.J511];IF(OR([.E511]=&quot;SubStart&quot;;[.E511]=&quot;SubEnd&quot;);&quot;&quot;;[.K511]))">
            <text:p/>
          </table:table-cell>
          <table:table-cell table:style-name="ce9" table:formula="of:=IF([.E511]=&quot;Sub&quot;;[.J510];IF(LEN([.H511])=0;&quot;&quot;;IF([.J510]=&quot;Number&quot;;&quot;&quot;;IF(LEN([.J510])=0;1;[.J510]+1))))">
            <text:p/>
          </table:table-cell>
          <table:table-cell table:style-name="ce9" table:formula="of:=IF(LEN([.H511])=0;&quot;&quot;;IF([.K510]=&quot;SubOrder&quot;;&quot;&quot;;IF([.E511]&lt;&gt;&quot;Sub&quot;;&quot;&quot;;IF(LEN([.K510])=0;1;[.K51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12]);&quot;&quot;;CONCATENATE([.D512];[.F512];[.G512];[.H512];IF(OR([.E512]=&quot;SubStart&quot;;[.E512]=&quot;Sub&quot;);[.K512];[.J512]);[.L512]))">
            <text:p/>
          </table:table-cell>
          <table:table-cell table:number-columns-repeated="7"/>
          <table:table-cell table:style-name="ce9" table:formula="of:=IF(LEN([.E512]) = 0;[.J512];IF(OR([.E512]=&quot;SubStart&quot;;[.E512]=&quot;SubEnd&quot;);&quot;&quot;;[.K512]))">
            <text:p/>
          </table:table-cell>
          <table:table-cell table:style-name="ce9" table:formula="of:=IF([.E512]=&quot;Sub&quot;;[.J511];IF(LEN([.H512])=0;&quot;&quot;;IF([.J511]=&quot;Number&quot;;&quot;&quot;;IF(LEN([.J511])=0;1;[.J511]+1))))">
            <text:p/>
          </table:table-cell>
          <table:table-cell table:style-name="ce9" table:formula="of:=IF(LEN([.H512])=0;&quot;&quot;;IF([.K511]=&quot;SubOrder&quot;;&quot;&quot;;IF([.E512]&lt;&gt;&quot;Sub&quot;;&quot;&quot;;IF(LEN([.K511])=0;1;[.K51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13]);&quot;&quot;;CONCATENATE([.D513];[.F513];[.G513];[.H513];IF(OR([.E513]=&quot;SubStart&quot;;[.E513]=&quot;Sub&quot;);[.K513];[.J513]);[.L513]))">
            <text:p/>
          </table:table-cell>
          <table:table-cell table:number-columns-repeated="7"/>
          <table:table-cell table:style-name="ce9" table:formula="of:=IF(LEN([.E513]) = 0;[.J513];IF(OR([.E513]=&quot;SubStart&quot;;[.E513]=&quot;SubEnd&quot;);&quot;&quot;;[.K513]))">
            <text:p/>
          </table:table-cell>
          <table:table-cell table:style-name="ce9" table:formula="of:=IF([.E513]=&quot;Sub&quot;;[.J512];IF(LEN([.H513])=0;&quot;&quot;;IF([.J512]=&quot;Number&quot;;&quot;&quot;;IF(LEN([.J512])=0;1;[.J512]+1))))">
            <text:p/>
          </table:table-cell>
          <table:table-cell table:style-name="ce9" table:formula="of:=IF(LEN([.H513])=0;&quot;&quot;;IF([.K512]=&quot;SubOrder&quot;;&quot;&quot;;IF([.E513]&lt;&gt;&quot;Sub&quot;;&quot;&quot;;IF(LEN([.K512])=0;1;[.K51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14]);&quot;&quot;;CONCATENATE([.D514];[.F514];[.G514];[.H514];IF(OR([.E514]=&quot;SubStart&quot;;[.E514]=&quot;Sub&quot;);[.K514];[.J514]);[.L514]))">
            <text:p/>
          </table:table-cell>
          <table:table-cell table:number-columns-repeated="7"/>
          <table:table-cell table:style-name="ce9" table:formula="of:=IF(LEN([.E514]) = 0;[.J514];IF(OR([.E514]=&quot;SubStart&quot;;[.E514]=&quot;SubEnd&quot;);&quot;&quot;;[.K514]))">
            <text:p/>
          </table:table-cell>
          <table:table-cell table:style-name="ce9" table:formula="of:=IF([.E514]=&quot;Sub&quot;;[.J513];IF(LEN([.H514])=0;&quot;&quot;;IF([.J513]=&quot;Number&quot;;&quot;&quot;;IF(LEN([.J513])=0;1;[.J513]+1))))">
            <text:p/>
          </table:table-cell>
          <table:table-cell table:style-name="ce9" table:formula="of:=IF(LEN([.H514])=0;&quot;&quot;;IF([.K513]=&quot;SubOrder&quot;;&quot;&quot;;IF([.E514]&lt;&gt;&quot;Sub&quot;;&quot;&quot;;IF(LEN([.K513])=0;1;[.K51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15]);&quot;&quot;;CONCATENATE([.D515];[.F515];[.G515];[.H515];IF(OR([.E515]=&quot;SubStart&quot;;[.E515]=&quot;Sub&quot;);[.K515];[.J515]);[.L515]))">
            <text:p/>
          </table:table-cell>
          <table:table-cell table:number-columns-repeated="7"/>
          <table:table-cell table:style-name="ce9" table:formula="of:=IF(LEN([.E515]) = 0;[.J515];IF(OR([.E515]=&quot;SubStart&quot;;[.E515]=&quot;SubEnd&quot;);&quot;&quot;;[.K515]))">
            <text:p/>
          </table:table-cell>
          <table:table-cell table:style-name="ce9" table:formula="of:=IF([.E515]=&quot;Sub&quot;;[.J514];IF(LEN([.H515])=0;&quot;&quot;;IF([.J514]=&quot;Number&quot;;&quot;&quot;;IF(LEN([.J514])=0;1;[.J514]+1))))">
            <text:p/>
          </table:table-cell>
          <table:table-cell table:style-name="ce9" table:formula="of:=IF(LEN([.H515])=0;&quot;&quot;;IF([.K514]=&quot;SubOrder&quot;;&quot;&quot;;IF([.E515]&lt;&gt;&quot;Sub&quot;;&quot;&quot;;IF(LEN([.K514])=0;1;[.K51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16]);&quot;&quot;;CONCATENATE([.D516];[.F516];[.G516];[.H516];IF(OR([.E516]=&quot;SubStart&quot;;[.E516]=&quot;Sub&quot;);[.K516];[.J516]);[.L516]))">
            <text:p/>
          </table:table-cell>
          <table:table-cell table:number-columns-repeated="7"/>
          <table:table-cell table:style-name="ce9" table:formula="of:=IF(LEN([.E516]) = 0;[.J516];IF(OR([.E516]=&quot;SubStart&quot;;[.E516]=&quot;SubEnd&quot;);&quot;&quot;;[.K516]))">
            <text:p/>
          </table:table-cell>
          <table:table-cell table:style-name="ce9" table:formula="of:=IF([.E516]=&quot;Sub&quot;;[.J515];IF(LEN([.H516])=0;&quot;&quot;;IF([.J515]=&quot;Number&quot;;&quot;&quot;;IF(LEN([.J515])=0;1;[.J515]+1))))">
            <text:p/>
          </table:table-cell>
          <table:table-cell table:style-name="ce9" table:formula="of:=IF(LEN([.H516])=0;&quot;&quot;;IF([.K515]=&quot;SubOrder&quot;;&quot;&quot;;IF([.E516]&lt;&gt;&quot;Sub&quot;;&quot;&quot;;IF(LEN([.K515])=0;1;[.K51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17]);&quot;&quot;;CONCATENATE([.D517];[.F517];[.G517];[.H517];IF(OR([.E517]=&quot;SubStart&quot;;[.E517]=&quot;Sub&quot;);[.K517];[.J517]);[.L517]))">
            <text:p/>
          </table:table-cell>
          <table:table-cell table:number-columns-repeated="7"/>
          <table:table-cell table:style-name="ce9" table:formula="of:=IF(LEN([.E517]) = 0;[.J517];IF(OR([.E517]=&quot;SubStart&quot;;[.E517]=&quot;SubEnd&quot;);&quot;&quot;;[.K517]))">
            <text:p/>
          </table:table-cell>
          <table:table-cell table:style-name="ce9" table:formula="of:=IF([.E517]=&quot;Sub&quot;;[.J516];IF(LEN([.H517])=0;&quot;&quot;;IF([.J516]=&quot;Number&quot;;&quot;&quot;;IF(LEN([.J516])=0;1;[.J516]+1))))">
            <text:p/>
          </table:table-cell>
          <table:table-cell table:style-name="ce9" table:formula="of:=IF(LEN([.H517])=0;&quot;&quot;;IF([.K516]=&quot;SubOrder&quot;;&quot;&quot;;IF([.E517]&lt;&gt;&quot;Sub&quot;;&quot;&quot;;IF(LEN([.K516])=0;1;[.K51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18]);&quot;&quot;;CONCATENATE([.D518];[.F518];[.G518];[.H518];IF(OR([.E518]=&quot;SubStart&quot;;[.E518]=&quot;Sub&quot;);[.K518];[.J518]);[.L518]))">
            <text:p/>
          </table:table-cell>
          <table:table-cell table:number-columns-repeated="7"/>
          <table:table-cell table:style-name="ce9" table:formula="of:=IF(LEN([.E518]) = 0;[.J518];IF(OR([.E518]=&quot;SubStart&quot;;[.E518]=&quot;SubEnd&quot;);&quot;&quot;;[.K518]))">
            <text:p/>
          </table:table-cell>
          <table:table-cell table:style-name="ce9" table:formula="of:=IF([.E518]=&quot;Sub&quot;;[.J517];IF(LEN([.H518])=0;&quot;&quot;;IF([.J517]=&quot;Number&quot;;&quot;&quot;;IF(LEN([.J517])=0;1;[.J517]+1))))">
            <text:p/>
          </table:table-cell>
          <table:table-cell table:style-name="ce9" table:formula="of:=IF(LEN([.H518])=0;&quot;&quot;;IF([.K517]=&quot;SubOrder&quot;;&quot;&quot;;IF([.E518]&lt;&gt;&quot;Sub&quot;;&quot;&quot;;IF(LEN([.K517])=0;1;[.K51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19]);&quot;&quot;;CONCATENATE([.D519];[.F519];[.G519];[.H519];IF(OR([.E519]=&quot;SubStart&quot;;[.E519]=&quot;Sub&quot;);[.K519];[.J519]);[.L519]))">
            <text:p/>
          </table:table-cell>
          <table:table-cell table:number-columns-repeated="7"/>
          <table:table-cell table:style-name="ce9" table:formula="of:=IF(LEN([.E519]) = 0;[.J519];IF(OR([.E519]=&quot;SubStart&quot;;[.E519]=&quot;SubEnd&quot;);&quot;&quot;;[.K519]))">
            <text:p/>
          </table:table-cell>
          <table:table-cell table:style-name="ce9" table:formula="of:=IF([.E519]=&quot;Sub&quot;;[.J518];IF(LEN([.H519])=0;&quot;&quot;;IF([.J518]=&quot;Number&quot;;&quot;&quot;;IF(LEN([.J518])=0;1;[.J518]+1))))">
            <text:p/>
          </table:table-cell>
          <table:table-cell table:style-name="ce9" table:formula="of:=IF(LEN([.H519])=0;&quot;&quot;;IF([.K518]=&quot;SubOrder&quot;;&quot;&quot;;IF([.E519]&lt;&gt;&quot;Sub&quot;;&quot;&quot;;IF(LEN([.K518])=0;1;[.K51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20]);&quot;&quot;;CONCATENATE([.D520];[.F520];[.G520];[.H520];IF(OR([.E520]=&quot;SubStart&quot;;[.E520]=&quot;Sub&quot;);[.K520];[.J520]);[.L520]))">
            <text:p/>
          </table:table-cell>
          <table:table-cell table:number-columns-repeated="7"/>
          <table:table-cell table:style-name="ce9" table:formula="of:=IF(LEN([.E520]) = 0;[.J520];IF(OR([.E520]=&quot;SubStart&quot;;[.E520]=&quot;SubEnd&quot;);&quot;&quot;;[.K520]))">
            <text:p/>
          </table:table-cell>
          <table:table-cell table:style-name="ce9" table:formula="of:=IF([.E520]=&quot;Sub&quot;;[.J519];IF(LEN([.H520])=0;&quot;&quot;;IF([.J519]=&quot;Number&quot;;&quot;&quot;;IF(LEN([.J519])=0;1;[.J519]+1))))">
            <text:p/>
          </table:table-cell>
          <table:table-cell table:style-name="ce9" table:formula="of:=IF(LEN([.H520])=0;&quot;&quot;;IF([.K519]=&quot;SubOrder&quot;;&quot;&quot;;IF([.E520]&lt;&gt;&quot;Sub&quot;;&quot;&quot;;IF(LEN([.K519])=0;1;[.K51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21]);&quot;&quot;;CONCATENATE([.D521];[.F521];[.G521];[.H521];IF(OR([.E521]=&quot;SubStart&quot;;[.E521]=&quot;Sub&quot;);[.K521];[.J521]);[.L521]))">
            <text:p/>
          </table:table-cell>
          <table:table-cell table:number-columns-repeated="7"/>
          <table:table-cell table:style-name="ce9" table:formula="of:=IF(LEN([.E521]) = 0;[.J521];IF(OR([.E521]=&quot;SubStart&quot;;[.E521]=&quot;SubEnd&quot;);&quot;&quot;;[.K521]))">
            <text:p/>
          </table:table-cell>
          <table:table-cell table:style-name="ce9" table:formula="of:=IF([.E521]=&quot;Sub&quot;;[.J520];IF(LEN([.H521])=0;&quot;&quot;;IF([.J520]=&quot;Number&quot;;&quot;&quot;;IF(LEN([.J520])=0;1;[.J520]+1))))">
            <text:p/>
          </table:table-cell>
          <table:table-cell table:style-name="ce9" table:formula="of:=IF(LEN([.H521])=0;&quot;&quot;;IF([.K520]=&quot;SubOrder&quot;;&quot;&quot;;IF([.E521]&lt;&gt;&quot;Sub&quot;;&quot;&quot;;IF(LEN([.K520])=0;1;[.K52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22]);&quot;&quot;;CONCATENATE([.D522];[.F522];[.G522];[.H522];IF(OR([.E522]=&quot;SubStart&quot;;[.E522]=&quot;Sub&quot;);[.K522];[.J522]);[.L522]))">
            <text:p/>
          </table:table-cell>
          <table:table-cell table:number-columns-repeated="7"/>
          <table:table-cell table:style-name="ce9" table:formula="of:=IF(LEN([.E522]) = 0;[.J522];IF(OR([.E522]=&quot;SubStart&quot;;[.E522]=&quot;SubEnd&quot;);&quot;&quot;;[.K522]))">
            <text:p/>
          </table:table-cell>
          <table:table-cell table:style-name="ce9" table:formula="of:=IF([.E522]=&quot;Sub&quot;;[.J521];IF(LEN([.H522])=0;&quot;&quot;;IF([.J521]=&quot;Number&quot;;&quot;&quot;;IF(LEN([.J521])=0;1;[.J521]+1))))">
            <text:p/>
          </table:table-cell>
          <table:table-cell table:style-name="ce9" table:formula="of:=IF(LEN([.H522])=0;&quot;&quot;;IF([.K521]=&quot;SubOrder&quot;;&quot;&quot;;IF([.E522]&lt;&gt;&quot;Sub&quot;;&quot;&quot;;IF(LEN([.K521])=0;1;[.K52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23]);&quot;&quot;;CONCATENATE([.D523];[.F523];[.G523];[.H523];IF(OR([.E523]=&quot;SubStart&quot;;[.E523]=&quot;Sub&quot;);[.K523];[.J523]);[.L523]))">
            <text:p/>
          </table:table-cell>
          <table:table-cell table:number-columns-repeated="7"/>
          <table:table-cell table:style-name="ce9" table:formula="of:=IF(LEN([.E523]) = 0;[.J523];IF(OR([.E523]=&quot;SubStart&quot;;[.E523]=&quot;SubEnd&quot;);&quot;&quot;;[.K523]))">
            <text:p/>
          </table:table-cell>
          <table:table-cell table:style-name="ce9" table:formula="of:=IF([.E523]=&quot;Sub&quot;;[.J522];IF(LEN([.H523])=0;&quot;&quot;;IF([.J522]=&quot;Number&quot;;&quot;&quot;;IF(LEN([.J522])=0;1;[.J522]+1))))">
            <text:p/>
          </table:table-cell>
          <table:table-cell table:style-name="ce9" table:formula="of:=IF(LEN([.H523])=0;&quot;&quot;;IF([.K522]=&quot;SubOrder&quot;;&quot;&quot;;IF([.E523]&lt;&gt;&quot;Sub&quot;;&quot;&quot;;IF(LEN([.K522])=0;1;[.K52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24]);&quot;&quot;;CONCATENATE([.D524];[.F524];[.G524];[.H524];IF(OR([.E524]=&quot;SubStart&quot;;[.E524]=&quot;Sub&quot;);[.K524];[.J524]);[.L524]))">
            <text:p/>
          </table:table-cell>
          <table:table-cell table:number-columns-repeated="7"/>
          <table:table-cell table:style-name="ce9" table:formula="of:=IF(LEN([.E524]) = 0;[.J524];IF(OR([.E524]=&quot;SubStart&quot;;[.E524]=&quot;SubEnd&quot;);&quot;&quot;;[.K524]))">
            <text:p/>
          </table:table-cell>
          <table:table-cell table:style-name="ce9" table:formula="of:=IF([.E524]=&quot;Sub&quot;;[.J523];IF(LEN([.H524])=0;&quot;&quot;;IF([.J523]=&quot;Number&quot;;&quot;&quot;;IF(LEN([.J523])=0;1;[.J523]+1))))">
            <text:p/>
          </table:table-cell>
          <table:table-cell table:style-name="ce9" table:formula="of:=IF(LEN([.H524])=0;&quot;&quot;;IF([.K523]=&quot;SubOrder&quot;;&quot;&quot;;IF([.E524]&lt;&gt;&quot;Sub&quot;;&quot;&quot;;IF(LEN([.K523])=0;1;[.K52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25]);&quot;&quot;;CONCATENATE([.D525];[.F525];[.G525];[.H525];IF(OR([.E525]=&quot;SubStart&quot;;[.E525]=&quot;Sub&quot;);[.K525];[.J525]);[.L525]))">
            <text:p/>
          </table:table-cell>
          <table:table-cell table:number-columns-repeated="7"/>
          <table:table-cell table:style-name="ce9" table:formula="of:=IF(LEN([.E525]) = 0;[.J525];IF(OR([.E525]=&quot;SubStart&quot;;[.E525]=&quot;SubEnd&quot;);&quot;&quot;;[.K525]))">
            <text:p/>
          </table:table-cell>
          <table:table-cell table:style-name="ce9" table:formula="of:=IF([.E525]=&quot;Sub&quot;;[.J524];IF(LEN([.H525])=0;&quot;&quot;;IF([.J524]=&quot;Number&quot;;&quot;&quot;;IF(LEN([.J524])=0;1;[.J524]+1))))">
            <text:p/>
          </table:table-cell>
          <table:table-cell table:style-name="ce9" table:formula="of:=IF(LEN([.H525])=0;&quot;&quot;;IF([.K524]=&quot;SubOrder&quot;;&quot;&quot;;IF([.E525]&lt;&gt;&quot;Sub&quot;;&quot;&quot;;IF(LEN([.K524])=0;1;[.K52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26]);&quot;&quot;;CONCATENATE([.D526];[.F526];[.G526];[.H526];IF(OR([.E526]=&quot;SubStart&quot;;[.E526]=&quot;Sub&quot;);[.K526];[.J526]);[.L526]))">
            <text:p/>
          </table:table-cell>
          <table:table-cell table:number-columns-repeated="7"/>
          <table:table-cell table:style-name="ce9" table:formula="of:=IF(LEN([.E526]) = 0;[.J526];IF(OR([.E526]=&quot;SubStart&quot;;[.E526]=&quot;SubEnd&quot;);&quot;&quot;;[.K526]))">
            <text:p/>
          </table:table-cell>
          <table:table-cell table:style-name="ce9" table:formula="of:=IF([.E526]=&quot;Sub&quot;;[.J525];IF(LEN([.H526])=0;&quot;&quot;;IF([.J525]=&quot;Number&quot;;&quot;&quot;;IF(LEN([.J525])=0;1;[.J525]+1))))">
            <text:p/>
          </table:table-cell>
          <table:table-cell table:style-name="ce9" table:formula="of:=IF(LEN([.H526])=0;&quot;&quot;;IF([.K525]=&quot;SubOrder&quot;;&quot;&quot;;IF([.E526]&lt;&gt;&quot;Sub&quot;;&quot;&quot;;IF(LEN([.K525])=0;1;[.K52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27]);&quot;&quot;;CONCATENATE([.D527];[.F527];[.G527];[.H527];IF(OR([.E527]=&quot;SubStart&quot;;[.E527]=&quot;Sub&quot;);[.K527];[.J527]);[.L527]))">
            <text:p/>
          </table:table-cell>
          <table:table-cell table:number-columns-repeated="7"/>
          <table:table-cell table:style-name="ce9" table:formula="of:=IF(LEN([.E527]) = 0;[.J527];IF(OR([.E527]=&quot;SubStart&quot;;[.E527]=&quot;SubEnd&quot;);&quot;&quot;;[.K527]))">
            <text:p/>
          </table:table-cell>
          <table:table-cell table:style-name="ce9" table:formula="of:=IF([.E527]=&quot;Sub&quot;;[.J526];IF(LEN([.H527])=0;&quot;&quot;;IF([.J526]=&quot;Number&quot;;&quot;&quot;;IF(LEN([.J526])=0;1;[.J526]+1))))">
            <text:p/>
          </table:table-cell>
          <table:table-cell table:style-name="ce9" table:formula="of:=IF(LEN([.H527])=0;&quot;&quot;;IF([.K526]=&quot;SubOrder&quot;;&quot;&quot;;IF([.E527]&lt;&gt;&quot;Sub&quot;;&quot;&quot;;IF(LEN([.K526])=0;1;[.K52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28]);&quot;&quot;;CONCATENATE([.D528];[.F528];[.G528];[.H528];IF(OR([.E528]=&quot;SubStart&quot;;[.E528]=&quot;Sub&quot;);[.K528];[.J528]);[.L528]))">
            <text:p/>
          </table:table-cell>
          <table:table-cell table:number-columns-repeated="7"/>
          <table:table-cell table:style-name="ce9" table:formula="of:=IF(LEN([.E528]) = 0;[.J528];IF(OR([.E528]=&quot;SubStart&quot;;[.E528]=&quot;SubEnd&quot;);&quot;&quot;;[.K528]))">
            <text:p/>
          </table:table-cell>
          <table:table-cell table:style-name="ce9" table:formula="of:=IF([.E528]=&quot;Sub&quot;;[.J527];IF(LEN([.H528])=0;&quot;&quot;;IF([.J527]=&quot;Number&quot;;&quot;&quot;;IF(LEN([.J527])=0;1;[.J527]+1))))">
            <text:p/>
          </table:table-cell>
          <table:table-cell table:style-name="ce9" table:formula="of:=IF(LEN([.H528])=0;&quot;&quot;;IF([.K527]=&quot;SubOrder&quot;;&quot;&quot;;IF([.E528]&lt;&gt;&quot;Sub&quot;;&quot;&quot;;IF(LEN([.K527])=0;1;[.K52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29]);&quot;&quot;;CONCATENATE([.D529];[.F529];[.G529];[.H529];IF(OR([.E529]=&quot;SubStart&quot;;[.E529]=&quot;Sub&quot;);[.K529];[.J529]);[.L529]))">
            <text:p/>
          </table:table-cell>
          <table:table-cell table:number-columns-repeated="7"/>
          <table:table-cell table:style-name="ce9" table:formula="of:=IF(LEN([.E529]) = 0;[.J529];IF(OR([.E529]=&quot;SubStart&quot;;[.E529]=&quot;SubEnd&quot;);&quot;&quot;;[.K529]))">
            <text:p/>
          </table:table-cell>
          <table:table-cell table:style-name="ce9" table:formula="of:=IF([.E529]=&quot;Sub&quot;;[.J528];IF(LEN([.H529])=0;&quot;&quot;;IF([.J528]=&quot;Number&quot;;&quot;&quot;;IF(LEN([.J528])=0;1;[.J528]+1))))">
            <text:p/>
          </table:table-cell>
          <table:table-cell table:style-name="ce9" table:formula="of:=IF(LEN([.H529])=0;&quot;&quot;;IF([.K528]=&quot;SubOrder&quot;;&quot;&quot;;IF([.E529]&lt;&gt;&quot;Sub&quot;;&quot;&quot;;IF(LEN([.K528])=0;1;[.K52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30]);&quot;&quot;;CONCATENATE([.D530];[.F530];[.G530];[.H530];IF(OR([.E530]=&quot;SubStart&quot;;[.E530]=&quot;Sub&quot;);[.K530];[.J530]);[.L530]))">
            <text:p/>
          </table:table-cell>
          <table:table-cell table:number-columns-repeated="7"/>
          <table:table-cell table:style-name="ce9" table:formula="of:=IF(LEN([.E530]) = 0;[.J530];IF(OR([.E530]=&quot;SubStart&quot;;[.E530]=&quot;SubEnd&quot;);&quot;&quot;;[.K530]))">
            <text:p/>
          </table:table-cell>
          <table:table-cell table:style-name="ce9" table:formula="of:=IF([.E530]=&quot;Sub&quot;;[.J529];IF(LEN([.H530])=0;&quot;&quot;;IF([.J529]=&quot;Number&quot;;&quot;&quot;;IF(LEN([.J529])=0;1;[.J529]+1))))">
            <text:p/>
          </table:table-cell>
          <table:table-cell table:style-name="ce9" table:formula="of:=IF(LEN([.H530])=0;&quot;&quot;;IF([.K529]=&quot;SubOrder&quot;;&quot;&quot;;IF([.E530]&lt;&gt;&quot;Sub&quot;;&quot;&quot;;IF(LEN([.K529])=0;1;[.K52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31]);&quot;&quot;;CONCATENATE([.D531];[.F531];[.G531];[.H531];IF(OR([.E531]=&quot;SubStart&quot;;[.E531]=&quot;Sub&quot;);[.K531];[.J531]);[.L531]))">
            <text:p/>
          </table:table-cell>
          <table:table-cell table:number-columns-repeated="7"/>
          <table:table-cell table:style-name="ce9" table:formula="of:=IF(LEN([.E531]) = 0;[.J531];IF(OR([.E531]=&quot;SubStart&quot;;[.E531]=&quot;SubEnd&quot;);&quot;&quot;;[.K531]))">
            <text:p/>
          </table:table-cell>
          <table:table-cell table:style-name="ce9" table:formula="of:=IF([.E531]=&quot;Sub&quot;;[.J530];IF(LEN([.H531])=0;&quot;&quot;;IF([.J530]=&quot;Number&quot;;&quot;&quot;;IF(LEN([.J530])=0;1;[.J530]+1))))">
            <text:p/>
          </table:table-cell>
          <table:table-cell table:style-name="ce9" table:formula="of:=IF(LEN([.H531])=0;&quot;&quot;;IF([.K530]=&quot;SubOrder&quot;;&quot;&quot;;IF([.E531]&lt;&gt;&quot;Sub&quot;;&quot;&quot;;IF(LEN([.K530])=0;1;[.K53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32]);&quot;&quot;;CONCATENATE([.D532];[.F532];[.G532];[.H532];IF(OR([.E532]=&quot;SubStart&quot;;[.E532]=&quot;Sub&quot;);[.K532];[.J532]);[.L532]))">
            <text:p/>
          </table:table-cell>
          <table:table-cell table:number-columns-repeated="7"/>
          <table:table-cell table:style-name="ce9" table:formula="of:=IF(LEN([.E532]) = 0;[.J532];IF(OR([.E532]=&quot;SubStart&quot;;[.E532]=&quot;SubEnd&quot;);&quot;&quot;;[.K532]))">
            <text:p/>
          </table:table-cell>
          <table:table-cell table:style-name="ce9" table:formula="of:=IF([.E532]=&quot;Sub&quot;;[.J531];IF(LEN([.H532])=0;&quot;&quot;;IF([.J531]=&quot;Number&quot;;&quot;&quot;;IF(LEN([.J531])=0;1;[.J531]+1))))">
            <text:p/>
          </table:table-cell>
          <table:table-cell table:style-name="ce9" table:formula="of:=IF(LEN([.H532])=0;&quot;&quot;;IF([.K531]=&quot;SubOrder&quot;;&quot;&quot;;IF([.E532]&lt;&gt;&quot;Sub&quot;;&quot;&quot;;IF(LEN([.K531])=0;1;[.K53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33]);&quot;&quot;;CONCATENATE([.D533];[.F533];[.G533];[.H533];IF(OR([.E533]=&quot;SubStart&quot;;[.E533]=&quot;Sub&quot;);[.K533];[.J533]);[.L533]))">
            <text:p/>
          </table:table-cell>
          <table:table-cell table:number-columns-repeated="7"/>
          <table:table-cell table:style-name="ce9" table:formula="of:=IF(LEN([.E533]) = 0;[.J533];IF(OR([.E533]=&quot;SubStart&quot;;[.E533]=&quot;SubEnd&quot;);&quot;&quot;;[.K533]))">
            <text:p/>
          </table:table-cell>
          <table:table-cell table:style-name="ce9" table:formula="of:=IF([.E533]=&quot;Sub&quot;;[.J532];IF(LEN([.H533])=0;&quot;&quot;;IF([.J532]=&quot;Number&quot;;&quot;&quot;;IF(LEN([.J532])=0;1;[.J532]+1))))">
            <text:p/>
          </table:table-cell>
          <table:table-cell table:style-name="ce9" table:formula="of:=IF(LEN([.H533])=0;&quot;&quot;;IF([.K532]=&quot;SubOrder&quot;;&quot;&quot;;IF([.E533]&lt;&gt;&quot;Sub&quot;;&quot;&quot;;IF(LEN([.K532])=0;1;[.K53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34]);&quot;&quot;;CONCATENATE([.D534];[.F534];[.G534];[.H534];IF(OR([.E534]=&quot;SubStart&quot;;[.E534]=&quot;Sub&quot;);[.K534];[.J534]);[.L534]))">
            <text:p/>
          </table:table-cell>
          <table:table-cell table:number-columns-repeated="7"/>
          <table:table-cell table:style-name="ce9" table:formula="of:=IF(LEN([.E534]) = 0;[.J534];IF(OR([.E534]=&quot;SubStart&quot;;[.E534]=&quot;SubEnd&quot;);&quot;&quot;;[.K534]))">
            <text:p/>
          </table:table-cell>
          <table:table-cell table:style-name="ce9" table:formula="of:=IF([.E534]=&quot;Sub&quot;;[.J533];IF(LEN([.H534])=0;&quot;&quot;;IF([.J533]=&quot;Number&quot;;&quot;&quot;;IF(LEN([.J533])=0;1;[.J533]+1))))">
            <text:p/>
          </table:table-cell>
          <table:table-cell table:style-name="ce9" table:formula="of:=IF(LEN([.H534])=0;&quot;&quot;;IF([.K533]=&quot;SubOrder&quot;;&quot;&quot;;IF([.E534]&lt;&gt;&quot;Sub&quot;;&quot;&quot;;IF(LEN([.K533])=0;1;[.K53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35]);&quot;&quot;;CONCATENATE([.D535];[.F535];[.G535];[.H535];IF(OR([.E535]=&quot;SubStart&quot;;[.E535]=&quot;Sub&quot;);[.K535];[.J535]);[.L535]))">
            <text:p/>
          </table:table-cell>
          <table:table-cell table:number-columns-repeated="7"/>
          <table:table-cell table:style-name="ce9" table:formula="of:=IF(LEN([.E535]) = 0;[.J535];IF(OR([.E535]=&quot;SubStart&quot;;[.E535]=&quot;SubEnd&quot;);&quot;&quot;;[.K535]))">
            <text:p/>
          </table:table-cell>
          <table:table-cell table:style-name="ce9" table:formula="of:=IF([.E535]=&quot;Sub&quot;;[.J534];IF(LEN([.H535])=0;&quot;&quot;;IF([.J534]=&quot;Number&quot;;&quot;&quot;;IF(LEN([.J534])=0;1;[.J534]+1))))">
            <text:p/>
          </table:table-cell>
          <table:table-cell table:style-name="ce9" table:formula="of:=IF(LEN([.H535])=0;&quot;&quot;;IF([.K534]=&quot;SubOrder&quot;;&quot;&quot;;IF([.E535]&lt;&gt;&quot;Sub&quot;;&quot;&quot;;IF(LEN([.K534])=0;1;[.K53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36]);&quot;&quot;;CONCATENATE([.D536];[.F536];[.G536];[.H536];IF(OR([.E536]=&quot;SubStart&quot;;[.E536]=&quot;Sub&quot;);[.K536];[.J536]);[.L536]))">
            <text:p/>
          </table:table-cell>
          <table:table-cell table:number-columns-repeated="7"/>
          <table:table-cell table:style-name="ce9" table:formula="of:=IF(LEN([.E536]) = 0;[.J536];IF(OR([.E536]=&quot;SubStart&quot;;[.E536]=&quot;SubEnd&quot;);&quot;&quot;;[.K536]))">
            <text:p/>
          </table:table-cell>
          <table:table-cell table:style-name="ce9" table:formula="of:=IF([.E536]=&quot;Sub&quot;;[.J535];IF(LEN([.H536])=0;&quot;&quot;;IF([.J535]=&quot;Number&quot;;&quot;&quot;;IF(LEN([.J535])=0;1;[.J535]+1))))">
            <text:p/>
          </table:table-cell>
          <table:table-cell table:style-name="ce9" table:formula="of:=IF(LEN([.H536])=0;&quot;&quot;;IF([.K535]=&quot;SubOrder&quot;;&quot;&quot;;IF([.E536]&lt;&gt;&quot;Sub&quot;;&quot;&quot;;IF(LEN([.K535])=0;1;[.K53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37]);&quot;&quot;;CONCATENATE([.D537];[.F537];[.G537];[.H537];IF(OR([.E537]=&quot;SubStart&quot;;[.E537]=&quot;Sub&quot;);[.K537];[.J537]);[.L537]))">
            <text:p/>
          </table:table-cell>
          <table:table-cell table:number-columns-repeated="7"/>
          <table:table-cell table:style-name="ce9" table:formula="of:=IF(LEN([.E537]) = 0;[.J537];IF(OR([.E537]=&quot;SubStart&quot;;[.E537]=&quot;SubEnd&quot;);&quot;&quot;;[.K537]))">
            <text:p/>
          </table:table-cell>
          <table:table-cell table:style-name="ce9" table:formula="of:=IF([.E537]=&quot;Sub&quot;;[.J536];IF(LEN([.H537])=0;&quot;&quot;;IF([.J536]=&quot;Number&quot;;&quot;&quot;;IF(LEN([.J536])=0;1;[.J536]+1))))">
            <text:p/>
          </table:table-cell>
          <table:table-cell table:style-name="ce9" table:formula="of:=IF(LEN([.H537])=0;&quot;&quot;;IF([.K536]=&quot;SubOrder&quot;;&quot;&quot;;IF([.E537]&lt;&gt;&quot;Sub&quot;;&quot;&quot;;IF(LEN([.K536])=0;1;[.K53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38]);&quot;&quot;;CONCATENATE([.D538];[.F538];[.G538];[.H538];IF(OR([.E538]=&quot;SubStart&quot;;[.E538]=&quot;Sub&quot;);[.K538];[.J538]);[.L538]))">
            <text:p/>
          </table:table-cell>
          <table:table-cell table:number-columns-repeated="7"/>
          <table:table-cell table:style-name="ce9" table:formula="of:=IF(LEN([.E538]) = 0;[.J538];IF(OR([.E538]=&quot;SubStart&quot;;[.E538]=&quot;SubEnd&quot;);&quot;&quot;;[.K538]))">
            <text:p/>
          </table:table-cell>
          <table:table-cell table:style-name="ce9" table:formula="of:=IF([.E538]=&quot;Sub&quot;;[.J537];IF(LEN([.H538])=0;&quot;&quot;;IF([.J537]=&quot;Number&quot;;&quot;&quot;;IF(LEN([.J537])=0;1;[.J537]+1))))">
            <text:p/>
          </table:table-cell>
          <table:table-cell table:style-name="ce9" table:formula="of:=IF(LEN([.H538])=0;&quot;&quot;;IF([.K537]=&quot;SubOrder&quot;;&quot;&quot;;IF([.E538]&lt;&gt;&quot;Sub&quot;;&quot;&quot;;IF(LEN([.K537])=0;1;[.K53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39]);&quot;&quot;;CONCATENATE([.D539];[.F539];[.G539];[.H539];IF(OR([.E539]=&quot;SubStart&quot;;[.E539]=&quot;Sub&quot;);[.K539];[.J539]);[.L539]))">
            <text:p/>
          </table:table-cell>
          <table:table-cell table:number-columns-repeated="7"/>
          <table:table-cell table:style-name="ce9" table:formula="of:=IF(LEN([.E539]) = 0;[.J539];IF(OR([.E539]=&quot;SubStart&quot;;[.E539]=&quot;SubEnd&quot;);&quot;&quot;;[.K539]))">
            <text:p/>
          </table:table-cell>
          <table:table-cell table:style-name="ce9" table:formula="of:=IF([.E539]=&quot;Sub&quot;;[.J538];IF(LEN([.H539])=0;&quot;&quot;;IF([.J538]=&quot;Number&quot;;&quot;&quot;;IF(LEN([.J538])=0;1;[.J538]+1))))">
            <text:p/>
          </table:table-cell>
          <table:table-cell table:style-name="ce9" table:formula="of:=IF(LEN([.H539])=0;&quot;&quot;;IF([.K538]=&quot;SubOrder&quot;;&quot;&quot;;IF([.E539]&lt;&gt;&quot;Sub&quot;;&quot;&quot;;IF(LEN([.K538])=0;1;[.K53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40]);&quot;&quot;;CONCATENATE([.D540];[.F540];[.G540];[.H540];IF(OR([.E540]=&quot;SubStart&quot;;[.E540]=&quot;Sub&quot;);[.K540];[.J540]);[.L540]))">
            <text:p/>
          </table:table-cell>
          <table:table-cell table:number-columns-repeated="7"/>
          <table:table-cell table:style-name="ce9" table:formula="of:=IF(LEN([.E540]) = 0;[.J540];IF(OR([.E540]=&quot;SubStart&quot;;[.E540]=&quot;SubEnd&quot;);&quot;&quot;;[.K540]))">
            <text:p/>
          </table:table-cell>
          <table:table-cell table:style-name="ce9" table:formula="of:=IF([.E540]=&quot;Sub&quot;;[.J539];IF(LEN([.H540])=0;&quot;&quot;;IF([.J539]=&quot;Number&quot;;&quot;&quot;;IF(LEN([.J539])=0;1;[.J539]+1))))">
            <text:p/>
          </table:table-cell>
          <table:table-cell table:style-name="ce9" table:formula="of:=IF(LEN([.H540])=0;&quot;&quot;;IF([.K539]=&quot;SubOrder&quot;;&quot;&quot;;IF([.E540]&lt;&gt;&quot;Sub&quot;;&quot;&quot;;IF(LEN([.K539])=0;1;[.K53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41]);&quot;&quot;;CONCATENATE([.D541];[.F541];[.G541];[.H541];IF(OR([.E541]=&quot;SubStart&quot;;[.E541]=&quot;Sub&quot;);[.K541];[.J541]);[.L541]))">
            <text:p/>
          </table:table-cell>
          <table:table-cell table:number-columns-repeated="7"/>
          <table:table-cell table:style-name="ce9" table:formula="of:=IF(LEN([.E541]) = 0;[.J541];IF(OR([.E541]=&quot;SubStart&quot;;[.E541]=&quot;SubEnd&quot;);&quot;&quot;;[.K541]))">
            <text:p/>
          </table:table-cell>
          <table:table-cell table:style-name="ce9" table:formula="of:=IF([.E541]=&quot;Sub&quot;;[.J540];IF(LEN([.H541])=0;&quot;&quot;;IF([.J540]=&quot;Number&quot;;&quot;&quot;;IF(LEN([.J540])=0;1;[.J540]+1))))">
            <text:p/>
          </table:table-cell>
          <table:table-cell table:style-name="ce9" table:formula="of:=IF(LEN([.H541])=0;&quot;&quot;;IF([.K540]=&quot;SubOrder&quot;;&quot;&quot;;IF([.E541]&lt;&gt;&quot;Sub&quot;;&quot;&quot;;IF(LEN([.K540])=0;1;[.K54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42]);&quot;&quot;;CONCATENATE([.D542];[.F542];[.G542];[.H542];IF(OR([.E542]=&quot;SubStart&quot;;[.E542]=&quot;Sub&quot;);[.K542];[.J542]);[.L542]))">
            <text:p/>
          </table:table-cell>
          <table:table-cell table:number-columns-repeated="7"/>
          <table:table-cell table:style-name="ce9" table:formula="of:=IF(LEN([.E542]) = 0;[.J542];IF(OR([.E542]=&quot;SubStart&quot;;[.E542]=&quot;SubEnd&quot;);&quot;&quot;;[.K542]))">
            <text:p/>
          </table:table-cell>
          <table:table-cell table:style-name="ce9" table:formula="of:=IF([.E542]=&quot;Sub&quot;;[.J541];IF(LEN([.H542])=0;&quot;&quot;;IF([.J541]=&quot;Number&quot;;&quot;&quot;;IF(LEN([.J541])=0;1;[.J541]+1))))">
            <text:p/>
          </table:table-cell>
          <table:table-cell table:style-name="ce9" table:formula="of:=IF(LEN([.H542])=0;&quot;&quot;;IF([.K541]=&quot;SubOrder&quot;;&quot;&quot;;IF([.E542]&lt;&gt;&quot;Sub&quot;;&quot;&quot;;IF(LEN([.K541])=0;1;[.K54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43]);&quot;&quot;;CONCATENATE([.D543];[.F543];[.G543];[.H543];IF(OR([.E543]=&quot;SubStart&quot;;[.E543]=&quot;Sub&quot;);[.K543];[.J543]);[.L543]))">
            <text:p/>
          </table:table-cell>
          <table:table-cell table:number-columns-repeated="7"/>
          <table:table-cell table:style-name="ce9" table:formula="of:=IF(LEN([.E543]) = 0;[.J543];IF(OR([.E543]=&quot;SubStart&quot;;[.E543]=&quot;SubEnd&quot;);&quot;&quot;;[.K543]))">
            <text:p/>
          </table:table-cell>
          <table:table-cell table:style-name="ce9" table:formula="of:=IF([.E543]=&quot;Sub&quot;;[.J542];IF(LEN([.H543])=0;&quot;&quot;;IF([.J542]=&quot;Number&quot;;&quot;&quot;;IF(LEN([.J542])=0;1;[.J542]+1))))">
            <text:p/>
          </table:table-cell>
          <table:table-cell table:style-name="ce9" table:formula="of:=IF(LEN([.H543])=0;&quot;&quot;;IF([.K542]=&quot;SubOrder&quot;;&quot;&quot;;IF([.E543]&lt;&gt;&quot;Sub&quot;;&quot;&quot;;IF(LEN([.K542])=0;1;[.K54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44]);&quot;&quot;;CONCATENATE([.D544];[.F544];[.G544];[.H544];IF(OR([.E544]=&quot;SubStart&quot;;[.E544]=&quot;Sub&quot;);[.K544];[.J544]);[.L544]))">
            <text:p/>
          </table:table-cell>
          <table:table-cell table:number-columns-repeated="7"/>
          <table:table-cell table:style-name="ce9" table:formula="of:=IF(LEN([.E544]) = 0;[.J544];IF(OR([.E544]=&quot;SubStart&quot;;[.E544]=&quot;SubEnd&quot;);&quot;&quot;;[.K544]))">
            <text:p/>
          </table:table-cell>
          <table:table-cell table:style-name="ce9" table:formula="of:=IF([.E544]=&quot;Sub&quot;;[.J543];IF(LEN([.H544])=0;&quot;&quot;;IF([.J543]=&quot;Number&quot;;&quot;&quot;;IF(LEN([.J543])=0;1;[.J543]+1))))">
            <text:p/>
          </table:table-cell>
          <table:table-cell table:style-name="ce9" table:formula="of:=IF(LEN([.H544])=0;&quot;&quot;;IF([.K543]=&quot;SubOrder&quot;;&quot;&quot;;IF([.E544]&lt;&gt;&quot;Sub&quot;;&quot;&quot;;IF(LEN([.K543])=0;1;[.K54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45]);&quot;&quot;;CONCATENATE([.D545];[.F545];[.G545];[.H545];IF(OR([.E545]=&quot;SubStart&quot;;[.E545]=&quot;Sub&quot;);[.K545];[.J545]);[.L545]))">
            <text:p/>
          </table:table-cell>
          <table:table-cell table:number-columns-repeated="7"/>
          <table:table-cell table:style-name="ce9" table:formula="of:=IF(LEN([.E545]) = 0;[.J545];IF(OR([.E545]=&quot;SubStart&quot;;[.E545]=&quot;SubEnd&quot;);&quot;&quot;;[.K545]))">
            <text:p/>
          </table:table-cell>
          <table:table-cell table:style-name="ce9" table:formula="of:=IF([.E545]=&quot;Sub&quot;;[.J544];IF(LEN([.H545])=0;&quot;&quot;;IF([.J544]=&quot;Number&quot;;&quot;&quot;;IF(LEN([.J544])=0;1;[.J544]+1))))">
            <text:p/>
          </table:table-cell>
          <table:table-cell table:style-name="ce9" table:formula="of:=IF(LEN([.H545])=0;&quot;&quot;;IF([.K544]=&quot;SubOrder&quot;;&quot;&quot;;IF([.E545]&lt;&gt;&quot;Sub&quot;;&quot;&quot;;IF(LEN([.K544])=0;1;[.K54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46]);&quot;&quot;;CONCATENATE([.D546];[.F546];[.G546];[.H546];IF(OR([.E546]=&quot;SubStart&quot;;[.E546]=&quot;Sub&quot;);[.K546];[.J546]);[.L546]))">
            <text:p/>
          </table:table-cell>
          <table:table-cell table:number-columns-repeated="7"/>
          <table:table-cell table:style-name="ce9" table:formula="of:=IF(LEN([.E546]) = 0;[.J546];IF(OR([.E546]=&quot;SubStart&quot;;[.E546]=&quot;SubEnd&quot;);&quot;&quot;;[.K546]))">
            <text:p/>
          </table:table-cell>
          <table:table-cell table:style-name="ce9" table:formula="of:=IF([.E546]=&quot;Sub&quot;;[.J545];IF(LEN([.H546])=0;&quot;&quot;;IF([.J545]=&quot;Number&quot;;&quot;&quot;;IF(LEN([.J545])=0;1;[.J545]+1))))">
            <text:p/>
          </table:table-cell>
          <table:table-cell table:style-name="ce9" table:formula="of:=IF(LEN([.H546])=0;&quot;&quot;;IF([.K545]=&quot;SubOrder&quot;;&quot;&quot;;IF([.E546]&lt;&gt;&quot;Sub&quot;;&quot;&quot;;IF(LEN([.K545])=0;1;[.K54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47]);&quot;&quot;;CONCATENATE([.D547];[.F547];[.G547];[.H547];IF(OR([.E547]=&quot;SubStart&quot;;[.E547]=&quot;Sub&quot;);[.K547];[.J547]);[.L547]))">
            <text:p/>
          </table:table-cell>
          <table:table-cell table:number-columns-repeated="7"/>
          <table:table-cell table:style-name="ce9" table:formula="of:=IF(LEN([.E547]) = 0;[.J547];IF(OR([.E547]=&quot;SubStart&quot;;[.E547]=&quot;SubEnd&quot;);&quot;&quot;;[.K547]))">
            <text:p/>
          </table:table-cell>
          <table:table-cell table:style-name="ce9" table:formula="of:=IF([.E547]=&quot;Sub&quot;;[.J546];IF(LEN([.H547])=0;&quot;&quot;;IF([.J546]=&quot;Number&quot;;&quot;&quot;;IF(LEN([.J546])=0;1;[.J546]+1))))">
            <text:p/>
          </table:table-cell>
          <table:table-cell table:style-name="ce9" table:formula="of:=IF(LEN([.H547])=0;&quot;&quot;;IF([.K546]=&quot;SubOrder&quot;;&quot;&quot;;IF([.E547]&lt;&gt;&quot;Sub&quot;;&quot;&quot;;IF(LEN([.K546])=0;1;[.K54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48]);&quot;&quot;;CONCATENATE([.D548];[.F548];[.G548];[.H548];IF(OR([.E548]=&quot;SubStart&quot;;[.E548]=&quot;Sub&quot;);[.K548];[.J548]);[.L548]))">
            <text:p/>
          </table:table-cell>
          <table:table-cell table:number-columns-repeated="7"/>
          <table:table-cell table:style-name="ce9" table:formula="of:=IF(LEN([.E548]) = 0;[.J548];IF(OR([.E548]=&quot;SubStart&quot;;[.E548]=&quot;SubEnd&quot;);&quot;&quot;;[.K548]))">
            <text:p/>
          </table:table-cell>
          <table:table-cell table:style-name="ce9" table:formula="of:=IF([.E548]=&quot;Sub&quot;;[.J547];IF(LEN([.H548])=0;&quot;&quot;;IF([.J547]=&quot;Number&quot;;&quot;&quot;;IF(LEN([.J547])=0;1;[.J547]+1))))">
            <text:p/>
          </table:table-cell>
          <table:table-cell table:style-name="ce9" table:formula="of:=IF(LEN([.H548])=0;&quot;&quot;;IF([.K547]=&quot;SubOrder&quot;;&quot;&quot;;IF([.E548]&lt;&gt;&quot;Sub&quot;;&quot;&quot;;IF(LEN([.K547])=0;1;[.K54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49]);&quot;&quot;;CONCATENATE([.D549];[.F549];[.G549];[.H549];IF(OR([.E549]=&quot;SubStart&quot;;[.E549]=&quot;Sub&quot;);[.K549];[.J549]);[.L549]))">
            <text:p/>
          </table:table-cell>
          <table:table-cell table:number-columns-repeated="7"/>
          <table:table-cell table:style-name="ce9" table:formula="of:=IF(LEN([.E549]) = 0;[.J549];IF(OR([.E549]=&quot;SubStart&quot;;[.E549]=&quot;SubEnd&quot;);&quot;&quot;;[.K549]))">
            <text:p/>
          </table:table-cell>
          <table:table-cell table:style-name="ce9" table:formula="of:=IF([.E549]=&quot;Sub&quot;;[.J548];IF(LEN([.H549])=0;&quot;&quot;;IF([.J548]=&quot;Number&quot;;&quot;&quot;;IF(LEN([.J548])=0;1;[.J548]+1))))">
            <text:p/>
          </table:table-cell>
          <table:table-cell table:style-name="ce9" table:formula="of:=IF(LEN([.H549])=0;&quot;&quot;;IF([.K548]=&quot;SubOrder&quot;;&quot;&quot;;IF([.E549]&lt;&gt;&quot;Sub&quot;;&quot;&quot;;IF(LEN([.K548])=0;1;[.K54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50]);&quot;&quot;;CONCATENATE([.D550];[.F550];[.G550];[.H550];IF(OR([.E550]=&quot;SubStart&quot;;[.E550]=&quot;Sub&quot;);[.K550];[.J550]);[.L550]))">
            <text:p/>
          </table:table-cell>
          <table:table-cell table:number-columns-repeated="7"/>
          <table:table-cell table:style-name="ce9" table:formula="of:=IF(LEN([.E550]) = 0;[.J550];IF(OR([.E550]=&quot;SubStart&quot;;[.E550]=&quot;SubEnd&quot;);&quot;&quot;;[.K550]))">
            <text:p/>
          </table:table-cell>
          <table:table-cell table:style-name="ce9" table:formula="of:=IF([.E550]=&quot;Sub&quot;;[.J549];IF(LEN([.H550])=0;&quot;&quot;;IF([.J549]=&quot;Number&quot;;&quot;&quot;;IF(LEN([.J549])=0;1;[.J549]+1))))">
            <text:p/>
          </table:table-cell>
          <table:table-cell table:style-name="ce9" table:formula="of:=IF(LEN([.H550])=0;&quot;&quot;;IF([.K549]=&quot;SubOrder&quot;;&quot;&quot;;IF([.E550]&lt;&gt;&quot;Sub&quot;;&quot;&quot;;IF(LEN([.K549])=0;1;[.K54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51]);&quot;&quot;;CONCATENATE([.D551];[.F551];[.G551];[.H551];IF(OR([.E551]=&quot;SubStart&quot;;[.E551]=&quot;Sub&quot;);[.K551];[.J551]);[.L551]))">
            <text:p/>
          </table:table-cell>
          <table:table-cell table:number-columns-repeated="7"/>
          <table:table-cell table:style-name="ce9" table:formula="of:=IF(LEN([.E551]) = 0;[.J551];IF(OR([.E551]=&quot;SubStart&quot;;[.E551]=&quot;SubEnd&quot;);&quot;&quot;;[.K551]))">
            <text:p/>
          </table:table-cell>
          <table:table-cell table:style-name="ce9" table:formula="of:=IF([.E551]=&quot;Sub&quot;;[.J550];IF(LEN([.H551])=0;&quot;&quot;;IF([.J550]=&quot;Number&quot;;&quot;&quot;;IF(LEN([.J550])=0;1;[.J550]+1))))">
            <text:p/>
          </table:table-cell>
          <table:table-cell table:style-name="ce9" table:formula="of:=IF(LEN([.H551])=0;&quot;&quot;;IF([.K550]=&quot;SubOrder&quot;;&quot;&quot;;IF([.E551]&lt;&gt;&quot;Sub&quot;;&quot;&quot;;IF(LEN([.K550])=0;1;[.K55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52]);&quot;&quot;;CONCATENATE([.D552];[.F552];[.G552];[.H552];IF(OR([.E552]=&quot;SubStart&quot;;[.E552]=&quot;Sub&quot;);[.K552];[.J552]);[.L552]))">
            <text:p/>
          </table:table-cell>
          <table:table-cell table:number-columns-repeated="7"/>
          <table:table-cell table:style-name="ce9" table:formula="of:=IF(LEN([.E552]) = 0;[.J552];IF(OR([.E552]=&quot;SubStart&quot;;[.E552]=&quot;SubEnd&quot;);&quot;&quot;;[.K552]))">
            <text:p/>
          </table:table-cell>
          <table:table-cell table:style-name="ce9" table:formula="of:=IF([.E552]=&quot;Sub&quot;;[.J551];IF(LEN([.H552])=0;&quot;&quot;;IF([.J551]=&quot;Number&quot;;&quot;&quot;;IF(LEN([.J551])=0;1;[.J551]+1))))">
            <text:p/>
          </table:table-cell>
          <table:table-cell table:style-name="ce9" table:formula="of:=IF(LEN([.H552])=0;&quot;&quot;;IF([.K551]=&quot;SubOrder&quot;;&quot;&quot;;IF([.E552]&lt;&gt;&quot;Sub&quot;;&quot;&quot;;IF(LEN([.K551])=0;1;[.K55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53]);&quot;&quot;;CONCATENATE([.D553];[.F553];[.G553];[.H553];IF(OR([.E553]=&quot;SubStart&quot;;[.E553]=&quot;Sub&quot;);[.K553];[.J553]);[.L553]))">
            <text:p/>
          </table:table-cell>
          <table:table-cell table:number-columns-repeated="7"/>
          <table:table-cell table:style-name="ce9" table:formula="of:=IF(LEN([.E553]) = 0;[.J553];IF(OR([.E553]=&quot;SubStart&quot;;[.E553]=&quot;SubEnd&quot;);&quot;&quot;;[.K553]))">
            <text:p/>
          </table:table-cell>
          <table:table-cell table:style-name="ce9" table:formula="of:=IF([.E553]=&quot;Sub&quot;;[.J552];IF(LEN([.H553])=0;&quot;&quot;;IF([.J552]=&quot;Number&quot;;&quot;&quot;;IF(LEN([.J552])=0;1;[.J552]+1))))">
            <text:p/>
          </table:table-cell>
          <table:table-cell table:style-name="ce9" table:formula="of:=IF(LEN([.H553])=0;&quot;&quot;;IF([.K552]=&quot;SubOrder&quot;;&quot;&quot;;IF([.E553]&lt;&gt;&quot;Sub&quot;;&quot;&quot;;IF(LEN([.K552])=0;1;[.K55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54]);&quot;&quot;;CONCATENATE([.D554];[.F554];[.G554];[.H554];IF(OR([.E554]=&quot;SubStart&quot;;[.E554]=&quot;Sub&quot;);[.K554];[.J554]);[.L554]))">
            <text:p/>
          </table:table-cell>
          <table:table-cell table:number-columns-repeated="7"/>
          <table:table-cell table:style-name="ce9" table:formula="of:=IF(LEN([.E554]) = 0;[.J554];IF(OR([.E554]=&quot;SubStart&quot;;[.E554]=&quot;SubEnd&quot;);&quot;&quot;;[.K554]))">
            <text:p/>
          </table:table-cell>
          <table:table-cell table:style-name="ce9" table:formula="of:=IF([.E554]=&quot;Sub&quot;;[.J553];IF(LEN([.H554])=0;&quot;&quot;;IF([.J553]=&quot;Number&quot;;&quot;&quot;;IF(LEN([.J553])=0;1;[.J553]+1))))">
            <text:p/>
          </table:table-cell>
          <table:table-cell table:style-name="ce9" table:formula="of:=IF(LEN([.H554])=0;&quot;&quot;;IF([.K553]=&quot;SubOrder&quot;;&quot;&quot;;IF([.E554]&lt;&gt;&quot;Sub&quot;;&quot;&quot;;IF(LEN([.K553])=0;1;[.K55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55]);&quot;&quot;;CONCATENATE([.D555];[.F555];[.G555];[.H555];IF(OR([.E555]=&quot;SubStart&quot;;[.E555]=&quot;Sub&quot;);[.K555];[.J555]);[.L555]))">
            <text:p/>
          </table:table-cell>
          <table:table-cell table:number-columns-repeated="7"/>
          <table:table-cell table:style-name="ce9" table:formula="of:=IF(LEN([.E555]) = 0;[.J555];IF(OR([.E555]=&quot;SubStart&quot;;[.E555]=&quot;SubEnd&quot;);&quot;&quot;;[.K555]))">
            <text:p/>
          </table:table-cell>
          <table:table-cell table:style-name="ce9" table:formula="of:=IF([.E555]=&quot;Sub&quot;;[.J554];IF(LEN([.H555])=0;&quot;&quot;;IF([.J554]=&quot;Number&quot;;&quot;&quot;;IF(LEN([.J554])=0;1;[.J554]+1))))">
            <text:p/>
          </table:table-cell>
          <table:table-cell table:style-name="ce9" table:formula="of:=IF(LEN([.H555])=0;&quot;&quot;;IF([.K554]=&quot;SubOrder&quot;;&quot;&quot;;IF([.E555]&lt;&gt;&quot;Sub&quot;;&quot;&quot;;IF(LEN([.K554])=0;1;[.K55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56]);&quot;&quot;;CONCATENATE([.D556];[.F556];[.G556];[.H556];IF(OR([.E556]=&quot;SubStart&quot;;[.E556]=&quot;Sub&quot;);[.K556];[.J556]);[.L556]))">
            <text:p/>
          </table:table-cell>
          <table:table-cell table:number-columns-repeated="7"/>
          <table:table-cell table:style-name="ce9" table:formula="of:=IF(LEN([.E556]) = 0;[.J556];IF(OR([.E556]=&quot;SubStart&quot;;[.E556]=&quot;SubEnd&quot;);&quot;&quot;;[.K556]))">
            <text:p/>
          </table:table-cell>
          <table:table-cell table:style-name="ce9" table:formula="of:=IF([.E556]=&quot;Sub&quot;;[.J555];IF(LEN([.H556])=0;&quot;&quot;;IF([.J555]=&quot;Number&quot;;&quot;&quot;;IF(LEN([.J555])=0;1;[.J555]+1))))">
            <text:p/>
          </table:table-cell>
          <table:table-cell table:style-name="ce9" table:formula="of:=IF(LEN([.H556])=0;&quot;&quot;;IF([.K555]=&quot;SubOrder&quot;;&quot;&quot;;IF([.E556]&lt;&gt;&quot;Sub&quot;;&quot;&quot;;IF(LEN([.K555])=0;1;[.K55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57]);&quot;&quot;;CONCATENATE([.D557];[.F557];[.G557];[.H557];IF(OR([.E557]=&quot;SubStart&quot;;[.E557]=&quot;Sub&quot;);[.K557];[.J557]);[.L557]))">
            <text:p/>
          </table:table-cell>
          <table:table-cell table:number-columns-repeated="7"/>
          <table:table-cell table:style-name="ce9" table:formula="of:=IF(LEN([.E557]) = 0;[.J557];IF(OR([.E557]=&quot;SubStart&quot;;[.E557]=&quot;SubEnd&quot;);&quot;&quot;;[.K557]))">
            <text:p/>
          </table:table-cell>
          <table:table-cell table:style-name="ce9" table:formula="of:=IF([.E557]=&quot;Sub&quot;;[.J556];IF(LEN([.H557])=0;&quot;&quot;;IF([.J556]=&quot;Number&quot;;&quot;&quot;;IF(LEN([.J556])=0;1;[.J556]+1))))">
            <text:p/>
          </table:table-cell>
          <table:table-cell table:style-name="ce9" table:formula="of:=IF(LEN([.H557])=0;&quot;&quot;;IF([.K556]=&quot;SubOrder&quot;;&quot;&quot;;IF([.E557]&lt;&gt;&quot;Sub&quot;;&quot;&quot;;IF(LEN([.K556])=0;1;[.K55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58]);&quot;&quot;;CONCATENATE([.D558];[.F558];[.G558];[.H558];IF(OR([.E558]=&quot;SubStart&quot;;[.E558]=&quot;Sub&quot;);[.K558];[.J558]);[.L558]))">
            <text:p/>
          </table:table-cell>
          <table:table-cell table:number-columns-repeated="7"/>
          <table:table-cell table:style-name="ce9" table:formula="of:=IF(LEN([.E558]) = 0;[.J558];IF(OR([.E558]=&quot;SubStart&quot;;[.E558]=&quot;SubEnd&quot;);&quot;&quot;;[.K558]))">
            <text:p/>
          </table:table-cell>
          <table:table-cell table:style-name="ce9" table:formula="of:=IF([.E558]=&quot;Sub&quot;;[.J557];IF(LEN([.H558])=0;&quot;&quot;;IF([.J557]=&quot;Number&quot;;&quot;&quot;;IF(LEN([.J557])=0;1;[.J557]+1))))">
            <text:p/>
          </table:table-cell>
          <table:table-cell table:style-name="ce9" table:formula="of:=IF(LEN([.H558])=0;&quot;&quot;;IF([.K557]=&quot;SubOrder&quot;;&quot;&quot;;IF([.E558]&lt;&gt;&quot;Sub&quot;;&quot;&quot;;IF(LEN([.K557])=0;1;[.K55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59]);&quot;&quot;;CONCATENATE([.D559];[.F559];[.G559];[.H559];IF(OR([.E559]=&quot;SubStart&quot;;[.E559]=&quot;Sub&quot;);[.K559];[.J559]);[.L559]))">
            <text:p/>
          </table:table-cell>
          <table:table-cell table:number-columns-repeated="7"/>
          <table:table-cell table:style-name="ce9" table:formula="of:=IF(LEN([.E559]) = 0;[.J559];IF(OR([.E559]=&quot;SubStart&quot;;[.E559]=&quot;SubEnd&quot;);&quot;&quot;;[.K559]))">
            <text:p/>
          </table:table-cell>
          <table:table-cell table:style-name="ce9" table:formula="of:=IF([.E559]=&quot;Sub&quot;;[.J558];IF(LEN([.H559])=0;&quot;&quot;;IF([.J558]=&quot;Number&quot;;&quot;&quot;;IF(LEN([.J558])=0;1;[.J558]+1))))">
            <text:p/>
          </table:table-cell>
          <table:table-cell table:style-name="ce9" table:formula="of:=IF(LEN([.H559])=0;&quot;&quot;;IF([.K558]=&quot;SubOrder&quot;;&quot;&quot;;IF([.E559]&lt;&gt;&quot;Sub&quot;;&quot;&quot;;IF(LEN([.K558])=0;1;[.K55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60]);&quot;&quot;;CONCATENATE([.D560];[.F560];[.G560];[.H560];IF(OR([.E560]=&quot;SubStart&quot;;[.E560]=&quot;Sub&quot;);[.K560];[.J560]);[.L560]))">
            <text:p/>
          </table:table-cell>
          <table:table-cell table:number-columns-repeated="7"/>
          <table:table-cell table:style-name="ce9" table:formula="of:=IF(LEN([.E560]) = 0;[.J560];IF(OR([.E560]=&quot;SubStart&quot;;[.E560]=&quot;SubEnd&quot;);&quot;&quot;;[.K560]))">
            <text:p/>
          </table:table-cell>
          <table:table-cell table:style-name="ce9" table:formula="of:=IF([.E560]=&quot;Sub&quot;;[.J559];IF(LEN([.H560])=0;&quot;&quot;;IF([.J559]=&quot;Number&quot;;&quot;&quot;;IF(LEN([.J559])=0;1;[.J559]+1))))">
            <text:p/>
          </table:table-cell>
          <table:table-cell table:style-name="ce9" table:formula="of:=IF(LEN([.H560])=0;&quot;&quot;;IF([.K559]=&quot;SubOrder&quot;;&quot;&quot;;IF([.E560]&lt;&gt;&quot;Sub&quot;;&quot;&quot;;IF(LEN([.K559])=0;1;[.K55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61]);&quot;&quot;;CONCATENATE([.D561];[.F561];[.G561];[.H561];IF(OR([.E561]=&quot;SubStart&quot;;[.E561]=&quot;Sub&quot;);[.K561];[.J561]);[.L561]))">
            <text:p/>
          </table:table-cell>
          <table:table-cell table:number-columns-repeated="7"/>
          <table:table-cell table:style-name="ce9" table:formula="of:=IF(LEN([.E561]) = 0;[.J561];IF(OR([.E561]=&quot;SubStart&quot;;[.E561]=&quot;SubEnd&quot;);&quot;&quot;;[.K561]))">
            <text:p/>
          </table:table-cell>
          <table:table-cell table:style-name="ce9" table:formula="of:=IF([.E561]=&quot;Sub&quot;;[.J560];IF(LEN([.H561])=0;&quot;&quot;;IF([.J560]=&quot;Number&quot;;&quot;&quot;;IF(LEN([.J560])=0;1;[.J560]+1))))">
            <text:p/>
          </table:table-cell>
          <table:table-cell table:style-name="ce9" table:formula="of:=IF(LEN([.H561])=0;&quot;&quot;;IF([.K560]=&quot;SubOrder&quot;;&quot;&quot;;IF([.E561]&lt;&gt;&quot;Sub&quot;;&quot;&quot;;IF(LEN([.K560])=0;1;[.K56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62]);&quot;&quot;;CONCATENATE([.D562];[.F562];[.G562];[.H562];IF(OR([.E562]=&quot;SubStart&quot;;[.E562]=&quot;Sub&quot;);[.K562];[.J562]);[.L562]))">
            <text:p/>
          </table:table-cell>
          <table:table-cell table:number-columns-repeated="7"/>
          <table:table-cell table:style-name="ce9" table:formula="of:=IF(LEN([.E562]) = 0;[.J562];IF(OR([.E562]=&quot;SubStart&quot;;[.E562]=&quot;SubEnd&quot;);&quot;&quot;;[.K562]))">
            <text:p/>
          </table:table-cell>
          <table:table-cell table:style-name="ce9" table:formula="of:=IF([.E562]=&quot;Sub&quot;;[.J561];IF(LEN([.H562])=0;&quot;&quot;;IF([.J561]=&quot;Number&quot;;&quot;&quot;;IF(LEN([.J561])=0;1;[.J561]+1))))">
            <text:p/>
          </table:table-cell>
          <table:table-cell table:style-name="ce9" table:formula="of:=IF(LEN([.H562])=0;&quot;&quot;;IF([.K561]=&quot;SubOrder&quot;;&quot;&quot;;IF([.E562]&lt;&gt;&quot;Sub&quot;;&quot;&quot;;IF(LEN([.K561])=0;1;[.K56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63]);&quot;&quot;;CONCATENATE([.D563];[.F563];[.G563];[.H563];IF(OR([.E563]=&quot;SubStart&quot;;[.E563]=&quot;Sub&quot;);[.K563];[.J563]);[.L563]))">
            <text:p/>
          </table:table-cell>
          <table:table-cell table:number-columns-repeated="7"/>
          <table:table-cell table:style-name="ce9" table:formula="of:=IF(LEN([.E563]) = 0;[.J563];IF(OR([.E563]=&quot;SubStart&quot;;[.E563]=&quot;SubEnd&quot;);&quot;&quot;;[.K563]))">
            <text:p/>
          </table:table-cell>
          <table:table-cell table:style-name="ce9" table:formula="of:=IF([.E563]=&quot;Sub&quot;;[.J562];IF(LEN([.H563])=0;&quot;&quot;;IF([.J562]=&quot;Number&quot;;&quot;&quot;;IF(LEN([.J562])=0;1;[.J562]+1))))">
            <text:p/>
          </table:table-cell>
          <table:table-cell table:style-name="ce9" table:formula="of:=IF(LEN([.H563])=0;&quot;&quot;;IF([.K562]=&quot;SubOrder&quot;;&quot;&quot;;IF([.E563]&lt;&gt;&quot;Sub&quot;;&quot;&quot;;IF(LEN([.K562])=0;1;[.K562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64]);&quot;&quot;;CONCATENATE([.D564];[.F564];[.G564];[.H564];IF(OR([.E564]=&quot;SubStart&quot;;[.E564]=&quot;Sub&quot;);[.K564];[.J564]);[.L564]))">
            <text:p/>
          </table:table-cell>
          <table:table-cell table:number-columns-repeated="7"/>
          <table:table-cell table:style-name="ce9" table:formula="of:=IF(LEN([.E564]) = 0;[.J564];IF(OR([.E564]=&quot;SubStart&quot;;[.E564]=&quot;SubEnd&quot;);&quot;&quot;;[.K564]))">
            <text:p/>
          </table:table-cell>
          <table:table-cell table:style-name="ce9" table:formula="of:=IF([.E564]=&quot;Sub&quot;;[.J563];IF(LEN([.H564])=0;&quot;&quot;;IF([.J563]=&quot;Number&quot;;&quot;&quot;;IF(LEN([.J563])=0;1;[.J563]+1))))">
            <text:p/>
          </table:table-cell>
          <table:table-cell table:style-name="ce9" table:formula="of:=IF(LEN([.H564])=0;&quot;&quot;;IF([.K563]=&quot;SubOrder&quot;;&quot;&quot;;IF([.E564]&lt;&gt;&quot;Sub&quot;;&quot;&quot;;IF(LEN([.K563])=0;1;[.K563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65]);&quot;&quot;;CONCATENATE([.D565];[.F565];[.G565];[.H565];IF(OR([.E565]=&quot;SubStart&quot;;[.E565]=&quot;Sub&quot;);[.K565];[.J565]);[.L565]))">
            <text:p/>
          </table:table-cell>
          <table:table-cell table:number-columns-repeated="7"/>
          <table:table-cell table:style-name="ce9" table:formula="of:=IF(LEN([.E565]) = 0;[.J565];IF(OR([.E565]=&quot;SubStart&quot;;[.E565]=&quot;SubEnd&quot;);&quot;&quot;;[.K565]))">
            <text:p/>
          </table:table-cell>
          <table:table-cell table:style-name="ce9" table:formula="of:=IF([.E565]=&quot;Sub&quot;;[.J564];IF(LEN([.H565])=0;&quot;&quot;;IF([.J564]=&quot;Number&quot;;&quot;&quot;;IF(LEN([.J564])=0;1;[.J564]+1))))">
            <text:p/>
          </table:table-cell>
          <table:table-cell table:style-name="ce9" table:formula="of:=IF(LEN([.H565])=0;&quot;&quot;;IF([.K564]=&quot;SubOrder&quot;;&quot;&quot;;IF([.E565]&lt;&gt;&quot;Sub&quot;;&quot;&quot;;IF(LEN([.K564])=0;1;[.K564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66]);&quot;&quot;;CONCATENATE([.D566];[.F566];[.G566];[.H566];IF(OR([.E566]=&quot;SubStart&quot;;[.E566]=&quot;Sub&quot;);[.K566];[.J566]);[.L566]))">
            <text:p/>
          </table:table-cell>
          <table:table-cell table:number-columns-repeated="7"/>
          <table:table-cell table:style-name="ce9" table:formula="of:=IF(LEN([.E566]) = 0;[.J566];IF(OR([.E566]=&quot;SubStart&quot;;[.E566]=&quot;SubEnd&quot;);&quot;&quot;;[.K566]))">
            <text:p/>
          </table:table-cell>
          <table:table-cell table:style-name="ce9" table:formula="of:=IF([.E566]=&quot;Sub&quot;;[.J565];IF(LEN([.H566])=0;&quot;&quot;;IF([.J565]=&quot;Number&quot;;&quot;&quot;;IF(LEN([.J565])=0;1;[.J565]+1))))">
            <text:p/>
          </table:table-cell>
          <table:table-cell table:style-name="ce9" table:formula="of:=IF(LEN([.H566])=0;&quot;&quot;;IF([.K565]=&quot;SubOrder&quot;;&quot;&quot;;IF([.E566]&lt;&gt;&quot;Sub&quot;;&quot;&quot;;IF(LEN([.K565])=0;1;[.K565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67]);&quot;&quot;;CONCATENATE([.D567];[.F567];[.G567];[.H567];IF(OR([.E567]=&quot;SubStart&quot;;[.E567]=&quot;Sub&quot;);[.K567];[.J567]);[.L567]))">
            <text:p/>
          </table:table-cell>
          <table:table-cell table:number-columns-repeated="7"/>
          <table:table-cell table:style-name="ce9" table:formula="of:=IF(LEN([.E567]) = 0;[.J567];IF(OR([.E567]=&quot;SubStart&quot;;[.E567]=&quot;SubEnd&quot;);&quot;&quot;;[.K567]))">
            <text:p/>
          </table:table-cell>
          <table:table-cell table:style-name="ce9" table:formula="of:=IF([.E567]=&quot;Sub&quot;;[.J566];IF(LEN([.H567])=0;&quot;&quot;;IF([.J566]=&quot;Number&quot;;&quot;&quot;;IF(LEN([.J566])=0;1;[.J566]+1))))">
            <text:p/>
          </table:table-cell>
          <table:table-cell table:style-name="ce9" table:formula="of:=IF(LEN([.H567])=0;&quot;&quot;;IF([.K566]=&quot;SubOrder&quot;;&quot;&quot;;IF([.E567]&lt;&gt;&quot;Sub&quot;;&quot;&quot;;IF(LEN([.K566])=0;1;[.K566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68]);&quot;&quot;;CONCATENATE([.D568];[.F568];[.G568];[.H568];IF(OR([.E568]=&quot;SubStart&quot;;[.E568]=&quot;Sub&quot;);[.K568];[.J568]);[.L568]))">
            <text:p/>
          </table:table-cell>
          <table:table-cell table:number-columns-repeated="7"/>
          <table:table-cell table:style-name="ce9" table:formula="of:=IF(LEN([.E568]) = 0;[.J568];IF(OR([.E568]=&quot;SubStart&quot;;[.E568]=&quot;SubEnd&quot;);&quot;&quot;;[.K568]))">
            <text:p/>
          </table:table-cell>
          <table:table-cell table:style-name="ce9" table:formula="of:=IF([.E568]=&quot;Sub&quot;;[.J567];IF(LEN([.H568])=0;&quot;&quot;;IF([.J567]=&quot;Number&quot;;&quot;&quot;;IF(LEN([.J567])=0;1;[.J567]+1))))">
            <text:p/>
          </table:table-cell>
          <table:table-cell table:style-name="ce9" table:formula="of:=IF(LEN([.H568])=0;&quot;&quot;;IF([.K567]=&quot;SubOrder&quot;;&quot;&quot;;IF([.E568]&lt;&gt;&quot;Sub&quot;;&quot;&quot;;IF(LEN([.K567])=0;1;[.K567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69]);&quot;&quot;;CONCATENATE([.D569];[.F569];[.G569];[.H569];IF(OR([.E569]=&quot;SubStart&quot;;[.E569]=&quot;Sub&quot;);[.K569];[.J569]);[.L569]))">
            <text:p/>
          </table:table-cell>
          <table:table-cell table:number-columns-repeated="7"/>
          <table:table-cell table:style-name="ce9" table:formula="of:=IF(LEN([.E569]) = 0;[.J569];IF(OR([.E569]=&quot;SubStart&quot;;[.E569]=&quot;SubEnd&quot;);&quot;&quot;;[.K569]))">
            <text:p/>
          </table:table-cell>
          <table:table-cell table:style-name="ce9" table:formula="of:=IF([.E569]=&quot;Sub&quot;;[.J568];IF(LEN([.H569])=0;&quot;&quot;;IF([.J568]=&quot;Number&quot;;&quot;&quot;;IF(LEN([.J568])=0;1;[.J568]+1))))">
            <text:p/>
          </table:table-cell>
          <table:table-cell table:style-name="ce9" table:formula="of:=IF(LEN([.H569])=0;&quot;&quot;;IF([.K568]=&quot;SubOrder&quot;;&quot;&quot;;IF([.E569]&lt;&gt;&quot;Sub&quot;;&quot;&quot;;IF(LEN([.K568])=0;1;[.K568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70]);&quot;&quot;;CONCATENATE([.D570];[.F570];[.G570];[.H570];IF(OR([.E570]=&quot;SubStart&quot;;[.E570]=&quot;Sub&quot;);[.K570];[.J570]);[.L570]))">
            <text:p/>
          </table:table-cell>
          <table:table-cell table:number-columns-repeated="7"/>
          <table:table-cell table:style-name="ce9" table:formula="of:=IF(LEN([.E570]) = 0;[.J570];IF(OR([.E570]=&quot;SubStart&quot;;[.E570]=&quot;SubEnd&quot;);&quot;&quot;;[.K570]))">
            <text:p/>
          </table:table-cell>
          <table:table-cell table:style-name="ce9" table:formula="of:=IF([.E570]=&quot;Sub&quot;;[.J569];IF(LEN([.H570])=0;&quot;&quot;;IF([.J569]=&quot;Number&quot;;&quot;&quot;;IF(LEN([.J569])=0;1;[.J569]+1))))">
            <text:p/>
          </table:table-cell>
          <table:table-cell table:style-name="ce9" table:formula="of:=IF(LEN([.H570])=0;&quot;&quot;;IF([.K569]=&quot;SubOrder&quot;;&quot;&quot;;IF([.E570]&lt;&gt;&quot;Sub&quot;;&quot;&quot;;IF(LEN([.K569])=0;1;[.K569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71]);&quot;&quot;;CONCATENATE([.D571];[.F571];[.G571];[.H571];IF(OR([.E571]=&quot;SubStart&quot;;[.E571]=&quot;Sub&quot;);[.K571];[.J571]);[.L571]))">
            <text:p/>
          </table:table-cell>
          <table:table-cell table:number-columns-repeated="7"/>
          <table:table-cell table:style-name="ce9" table:formula="of:=IF(LEN([.E571]) = 0;[.J571];IF(OR([.E571]=&quot;SubStart&quot;;[.E571]=&quot;SubEnd&quot;);&quot;&quot;;[.K571]))">
            <text:p/>
          </table:table-cell>
          <table:table-cell table:style-name="ce9" table:formula="of:=IF([.E571]=&quot;Sub&quot;;[.J570];IF(LEN([.H571])=0;&quot;&quot;;IF([.J570]=&quot;Number&quot;;&quot;&quot;;IF(LEN([.J570])=0;1;[.J570]+1))))">
            <text:p/>
          </table:table-cell>
          <table:table-cell table:style-name="ce9" table:formula="of:=IF(LEN([.H571])=0;&quot;&quot;;IF([.K570]=&quot;SubOrder&quot;;&quot;&quot;;IF([.E571]&lt;&gt;&quot;Sub&quot;;&quot;&quot;;IF(LEN([.K570])=0;1;[.K570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72]);&quot;&quot;;CONCATENATE([.D572];[.F572];[.G572];[.H572];IF(OR([.E572]=&quot;SubStart&quot;;[.E572]=&quot;Sub&quot;);[.K572];[.J572]);[.L572]))">
            <text:p/>
          </table:table-cell>
          <table:table-cell table:number-columns-repeated="7"/>
          <table:table-cell table:style-name="ce9" table:formula="of:=IF(LEN([.E572]) = 0;[.J572];IF(OR([.E572]=&quot;SubStart&quot;;[.E572]=&quot;SubEnd&quot;);&quot;&quot;;[.K572]))">
            <text:p/>
          </table:table-cell>
          <table:table-cell table:style-name="ce9" table:formula="of:=IF([.E572]=&quot;Sub&quot;;[.J571];IF(LEN([.H572])=0;&quot;&quot;;IF([.J571]=&quot;Number&quot;;&quot;&quot;;IF(LEN([.J571])=0;1;[.J571]+1))))">
            <text:p/>
          </table:table-cell>
          <table:table-cell table:style-name="ce9" table:formula="of:=IF(LEN([.H572])=0;&quot;&quot;;IF([.K571]=&quot;SubOrder&quot;;&quot;&quot;;IF([.E572]&lt;&gt;&quot;Sub&quot;;&quot;&quot;;IF(LEN([.K571])=0;1;[.K571]+1))))">
            <text:p/>
          </table:table-cell>
          <table:table-cell table:number-columns-repeated="1013"/>
        </table:table-row>
        <table:table-row table:style-name="ro1">
          <table:table-cell table:style-name="ce13" table:formula="of:=IF(ISBLANK([.B573]);&quot;&quot;;CONCATENATE([.D573];[.F573];[.G573];[.H573];IF(OR([.E573]=&quot;SubStart&quot;;[.E573]=&quot;Sub&quot;);[.K573];[.J573]);[.L573]))">
            <text:p/>
          </table:table-cell>
          <table:table-cell table:number-columns-repeated="7"/>
          <table:table-cell table:style-name="ce9" table:formula="of:=IF(LEN([.E573]) = 0;[.J573];IF(OR([.E573]=&quot;SubStart&quot;;[.E573]=&quot;SubEnd&quot;);&quot;&quot;;[.K573]))">
            <text:p/>
          </table:table-cell>
          <table:table-cell table:style-name="ce9" table:formula="of:=IF([.E573]=&quot;Sub&quot;;[.J572];IF(LEN([.H573])=0;&quot;&quot;;IF([.J572]=&quot;Number&quot;;&quot;&quot;;IF(LEN([.J572])=0;1;[.J572]+1))))">
            <text:p/>
          </table:table-cell>
          <table:table-cell table:style-name="ce9" table:formula="of:=IF(LEN([.H573])=0;&quot;&quot;;IF([.K572]=&quot;SubOrder&quot;;&quot;&quot;;IF([.E573]&lt;&gt;&quot;Sub&quot;;&quot;&quot;;IF(LEN([.K572])=0;1;[.K572]+1))))">
            <text:p/>
          </table:table-cell>
          <table:table-cell table:number-columns-repeated="1013"/>
        </table:table-row>
        <table:table-row table:style-name="ro1" table:number-rows-repeated="104800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ED - Proto model'.$A$1" table:cell-range-address="$'RT - Proto model'.$A$3:.$L$161"/>
        </table:named-expressions>
        <calcext:conditional-formats>
          <calcext:conditional-format calcext:target-range-address="'RT - Proto model'.A4:'RT - Proto model'.A4">
            <calcext:condition calcext:apply-style-name="ConditionalStyle_28" calcext:value="formula-is(IF([.B4]=&quot;MessageAttribute&quot;;1;0))" calcext:base-cell-address="'RT - Proto model'.A4"/>
            <calcext:condition calcext:apply-style-name="ConditionalStyle_27" calcext:value="formula-is(IF([.B4]=&quot;MessageStart&quot;;1;0))" calcext:base-cell-address="'RT - Proto model'.A4"/>
            <calcext:condition calcext:apply-style-name="ConditionalStyle_26" calcext:value="formula-is(IF([.B4]=&quot;MessageEnd&quot;;1;0))" calcext:base-cell-address="'RT - Proto model'.A4"/>
          </calcext:conditional-format>
          <calcext:conditional-format calcext:target-range-address="'RT - Proto model'.A4:'RT - Proto model'.A4">
            <calcext:condition calcext:apply-style-name="ConditionalStyle_25" calcext:value="formula-is(IF(LEN([.A4])=0;1;0))" calcext:base-cell-address="'RT - Proto model'.A4"/>
          </calcext:conditional-format>
          <calcext:conditional-format calcext:target-range-address="'RT - Proto model'.A5:'RT - Proto model'.A160 'RT - Proto model'.A162:'RT - Proto model'.A573">
            <calcext:condition calcext:apply-style-name="ConditionalStyle_24" calcext:value="formula-is(IF([.B5]=&quot;MessageAttribute&quot;;1;0))" calcext:base-cell-address="'RT - Proto model'.A5"/>
            <calcext:condition calcext:apply-style-name="ConditionalStyle_23" calcext:value="formula-is(IF([.B5]=&quot;MessageStart&quot;;1;0))" calcext:base-cell-address="'RT - Proto model'.A5"/>
            <calcext:condition calcext:apply-style-name="ConditionalStyle_22" calcext:value="formula-is(IF([.B5]=&quot;MessageEnd&quot;;1;0))" calcext:base-cell-address="'RT - Proto model'.A5"/>
          </calcext:conditional-format>
          <calcext:conditional-format calcext:target-range-address="'RT - Proto model'.A5:'RT - Proto model'.A160 'RT - Proto model'.A162:'RT - Proto model'.A573">
            <calcext:condition calcext:apply-style-name="ConditionalStyle_21" calcext:value="formula-is(IF(LEN([.A5])=0;1;0))" calcext:base-cell-address="'RT - Proto model'.A5"/>
          </calcext:conditional-format>
        </calcext:conditional-formats>
      </table:table>
      <table:table table:name="EDS - Proto model" table:style-name="ta3">
        <office:forms form:automatic-focus="false" form:apply-design-mode="false"/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11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11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1012" table:default-cell-style-name="ce11"/>
        <table:table-row table:style-name="ro1">
          <table:table-cell table:style-name="ce1" office:value-type="string" calcext:value-type="string">
            <text:p>StartRow</text:p>
          </table:table-cell>
          <table:table-cell table:style-name="ce1" office:value-type="string" calcext:value-type="string">
            <text:p>EndRow</text:p>
          </table:table-cell>
          <table:table-cell table:number-columns-repeated="1022"/>
        </table:table-row>
        <table:table-row table:style-name="ro1">
          <table:table-cell table:style-name="ce1" table:formula="of:=ROW([.B3])" office:value-type="float" office:value="3" calcext:value-type="float">
            <text:p>3</text:p>
          </table:table-cell>
          <table:table-cell table:style-name="ce1" table:formula="of:=MATCH(&quot;#END#&quot;;[.A$1:.A$1048576];0)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to3 format</text:p>
          </table:table-cell>
          <table:table-cell table:style-name="ce2" office:value-type="string" calcext:value-type="string">
            <text:p>ProtoType</text:p>
          </table:table-cell>
          <table:table-cell table:style-name="ce2" office:value-type="string" calcext:value-type="string">
            <text:p>MessageType</text:p>
          </table:table-cell>
          <table:table-cell table:style-name="ce7" office:value-type="string" calcext:value-type="string">
            <text:p>Message Name</text:p>
          </table:table-cell>
          <table:table-cell table:style-name="ce7" office:value-type="string" calcext:value-type="string">
            <text:p>Level</text:p>
          </table:table-cell>
          <table:table-cell table:style-name="ce8" office:value-type="string" calcext:value-type="string">
            <text:p>Repeate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Order to Use</text:p>
          </table:table-cell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SubOrder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14" table:formula="of:=IF(ISBLANK([.B4]);&quot;&quot;;CONCATENATE([.D4];[.F4];[.G4];[.H4];IF(OR([.E4]=&quot;SubStart&quot;;[.E4]=&quot;Sub&quot;);[.K4];[.J4]);[.L4]))" office:value-type="string" office:string-value="SupportedTestCommands; // A list of supported TestCommands that server supports" calcext:value-type="string">
            <text:p>SupportedTestCommands; // A list of supported TestCommands that server supports</text:p>
          </table:table-cell>
          <table:table-cell table:style-name="ce4" table:content-validation-name="val11" office:value-type="string" calcext:value-type="string">
            <text:p>MessageStart</text:p>
          </table:table-cell>
          <table:table-cell table:style-name="ce6" table:content-validation-name="val2"/>
          <table:table-cell office:value-type="string" calcext:value-type="string">
            <text:p>SupportedTestCommands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]) = 0;[.J4];IF(OR([.E4]=&quot;SubStart&quot;;[.E4]=&quot;SubEnd&quot;);&quot;&quot;;[.K4]))">
            <text:p/>
          </table:table-cell>
          <table:table-cell table:style-name="ce9" table:formula="of:=IF([.E4]=&quot;Sub&quot;;[.J3];IF(LEN([.H4])=0;&quot;&quot;;IF([.J3]=&quot;Number&quot;;&quot;&quot;;IF(LEN([.J3])=0;1;[.J3]+1))))">
            <text:p/>
          </table:table-cell>
          <table:table-cell table:style-name="ce9" table:formula="of:=IF(LEN([.H4])=0;&quot;&quot;;IF([.K3]=&quot;SubOrder&quot;;&quot;&quot;;IF([.E4]&lt;&gt;&quot;Sub&quot;;&quot;&quot;;IF(LEN([.K3])=0;1;[.K3]+1))))">
            <text:p/>
          </table:table-cell>
          <table:table-cell office:value-type="string" calcext:value-type="string">
            <text:p>; // A list of supported TestCommands that server supports</text:p>
          </table:table-cell>
          <table:table-cell table:number-columns-repeated="1012"/>
        </table:table-row>
        <table:table-row table:style-name="ro1">
          <table:table-cell table:style-name="ce15" table:formula="of:=IF(ISBLANK([.B5]);&quot;&quot;;CONCATENATE([.D5];[.F5];[.G5];[.H5];IF(OR([.E5]=&quot;SubStart&quot;;[.E5]=&quot;Sub&quot;);[.K5];[.J5]);[.L5]))" office:value-type="string" office:string-value="message {SuiteMainGroup_EDS; // The SuiteMainGroup that holds ProcessContainers for a 'TestSuite'" calcext:value-type="string">
            <text:p>message {SuiteMainGroup_EDS; // The SuiteMainGroup that holds ProcessContainers for a 'TestSuite'</text:p>
          </table:table-cell>
          <table:table-cell table:content-validation-name="val1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S</text:p>
          </table:table-cell>
          <table:table-cell office:value-type="string" calcext:value-type="string">
            <text:p>message {SuiteMainGroup_EDS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]) = 0;[.J5];IF(OR([.E5]=&quot;SubStart&quot;;[.E5]=&quot;SubEnd&quot;);&quot;&quot;;[.K5]))">
            <text:p/>
          </table:table-cell>
          <table:table-cell table:style-name="ce9" table:formula="of:=IF([.E5]=&quot;Sub&quot;;[.J4];IF(LEN([.H5])=0;&quot;&quot;;IF([.J4]=&quot;Number&quot;;&quot;&quot;;IF(LEN([.J4])=0;1;[.J4]+1))))">
            <text:p/>
          </table:table-cell>
          <table:table-cell table:style-name="ce9" table:formula="of:=IF(LEN([.H5])=0;&quot;&quot;;IF([.K4]=&quot;SubOrder&quot;;&quot;&quot;;IF([.E5]&lt;&gt;&quot;Sub&quot;;&quot;&quot;;IF(LEN([.K4])=0;1;[.K4]+1))))">
            <text:p/>
          </table:table-cell>
          <table:table-cell office:value-type="string" calcext:value-type="string">
            <text:p>; // The SuiteMainGroup that holds ProcessContainers for a 'TestSuite'</text:p>
          </table:table-cell>
          <table:table-cell table:number-columns-repeated="1012"/>
        </table:table-row>
        <table:table-row table:style-name="ro1">
          <table:table-cell table:style-name="ce15" table:formula="of:=IF(ISBLANK([.B6]);&quot;&quot;;CONCATENATE([.D6];[.F6];[.G6];[.H6];IF(OR([.E6]=&quot;SubStart&quot;;[.E6]=&quot;Sub&quot;);[.K6];[.J6]);[.L6]))" office:value-type="string" office:string-value="string TestSuiteMainGroupGuid = 1; // The unique id of the SuiteMainGroup, this is not used for handling of versions which can be found in SuiteChangeMetaData-part" calcext:value-type="string">
            <text:p>string TestSuiteMainGroupGuid = 1; // The unique id of the SuiteMainGroup, this is not used for handling of versions which can be found in SuiteChangeMetaData-part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SuiteMainGroupGuid = </text:p>
          </table:table-cell>
          <table:table-cell table:style-name="ce9" table:formula="of:=IF(LEN([.E6]) = 0;[.J6];IF(OR([.E6]=&quot;SubStart&quot;;[.E6]=&quot;SubEnd&quot;);&quot;&quot;;[.K6]))" office:value-type="float" office:value="1" calcext:value-type="float">
            <text:p>1</text:p>
          </table:table-cell>
          <table:table-cell table:style-name="ce9" table:formula="of:=IF([.E6]=&quot;Sub&quot;;[.J5];IF(LEN([.H6])=0;&quot;&quot;;IF([.J5]=&quot;Number&quot;;&quot;&quot;;IF(LEN([.J5])=0;1;[.J5]+1))))" office:value-type="float" office:value="1" calcext:value-type="float">
            <text:p>1</text:p>
          </table:table-cell>
          <table:table-cell table:style-name="ce9" table:formula="of:=IF(LEN([.H6])=0;&quot;&quot;;IF([.K5]=&quot;SubOrder&quot;;&quot;&quot;;IF([.E6]&lt;&gt;&quot;Sub&quot;;&quot;&quot;;IF(LEN([.K5])=0;1;[.K5]+1))))">
            <text:p/>
          </table:table-cell>
          <table:table-cell office:value-type="string" calcext:value-type="string">
            <text:p>; // The unique id of the SuiteMainGroup, this is not used for handling of versions which can be found in SuiteChangeMetaData-part</text:p>
          </table:table-cell>
          <table:table-cell table:number-columns-repeated="1012"/>
        </table:table-row>
        <table:table-row table:style-name="ro1">
          <table:table-cell table:style-name="ce15" table:formula="of:=IF(ISBLANK([.B7]);&quot;&quot;;CONCATENATE([.D7];[.F7];[.G7];[.H7];IF(OR([.E7]=&quot;SubStart&quot;;[.E7]=&quot;Sub&quot;);[.K7];[.J7]);[.L7]))" office:value-type="string" office:string-value="TestSuiteGroupBasicMetaDataType_EDSSuiteSuiteMainGroupBasicMetaData = 2; // Basic information like name, description and dates" calcext:value-type="string">
            <text:p>TestSuiteGroupBasicMetaDataType_EDSSuiteSuiteMainGroupBasicMetaData = 2; // Basic information like name, description and dates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SuiteGroupBasicMetaDataType_EDS</text:p>
          </table:table-cell>
          <table:table-cell office:value-type="string" calcext:value-type="string">
            <text:p>SuiteSuiteMainGroupBasicMetaData = </text:p>
          </table:table-cell>
          <table:table-cell table:style-name="ce9" table:formula="of:=IF(LEN([.E7]) = 0;[.J7];IF(OR([.E7]=&quot;SubStart&quot;;[.E7]=&quot;SubEnd&quot;);&quot;&quot;;[.K7]))" office:value-type="float" office:value="2" calcext:value-type="float">
            <text:p>2</text:p>
          </table:table-cell>
          <table:table-cell table:style-name="ce9" table:formula="of:=IF([.E7]=&quot;Sub&quot;;[.J6];IF(LEN([.H7])=0;&quot;&quot;;IF([.J6]=&quot;Number&quot;;&quot;&quot;;IF(LEN([.J6])=0;1;[.J6]+1))))" office:value-type="float" office:value="2" calcext:value-type="float">
            <text:p>2</text:p>
          </table:table-cell>
          <table:table-cell table:style-name="ce9" table:formula="of:=IF(LEN([.H7])=0;&quot;&quot;;IF([.K6]=&quot;SubOrder&quot;;&quot;&quot;;IF([.E7]&lt;&gt;&quot;Sub&quot;;&quot;&quot;;IF(LEN([.K6])=0;1;[.K6]+1))))">
            <text:p/>
          </table:table-cell>
          <table:table-cell office:value-type="string" calcext:value-type="string">
            <text:p>; // Basic information like name, description and dates</text:p>
          </table:table-cell>
          <table:table-cell table:number-columns-repeated="1012"/>
        </table:table-row>
        <table:table-row table:style-name="ro1">
          <table:table-cell table:style-name="ce15" table:formula="of:=IF(ISBLANK([.B8]);&quot;&quot;;CONCATENATE([.D8];[.F8];[.G8];[.H8];IF(OR([.E8]=&quot;SubStart&quot;;[.E8]=&quot;Sub&quot;);[.K8];[.J8]);[.L8]))" office:value-type="string" office:string-value="TestSuiteGroupMetaDataType_EDSTestSuiteMainGroupMetaData = 3; // Dynamic MetaData for " calcext:value-type="string">
            <text:p>TestSuiteGroupMetaDataType_EDSTestSuiteMainGroupMetaData = 3; // Dynamic MetaData for 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SuiteGroupMetaDataType_EDS</text:p>
          </table:table-cell>
          <table:table-cell office:value-type="string" calcext:value-type="string">
            <text:p>TestSuiteMainGroupMetaData = </text:p>
          </table:table-cell>
          <table:table-cell table:style-name="ce9" table:formula="of:=IF(LEN([.E8]) = 0;[.J8];IF(OR([.E8]=&quot;SubStart&quot;;[.E8]=&quot;SubEnd&quot;);&quot;&quot;;[.K8]))" office:value-type="float" office:value="3" calcext:value-type="float">
            <text:p>3</text:p>
          </table:table-cell>
          <table:table-cell table:style-name="ce9" table:formula="of:=IF([.E8]=&quot;Sub&quot;;[.J7];IF(LEN([.H8])=0;&quot;&quot;;IF([.J7]=&quot;Number&quot;;&quot;&quot;;IF(LEN([.J7])=0;1;[.J7]+1))))" office:value-type="float" office:value="3" calcext:value-type="float">
            <text:p>3</text:p>
          </table:table-cell>
          <table:table-cell table:style-name="ce9" table:formula="of:=IF(LEN([.H8])=0;&quot;&quot;;IF([.K7]=&quot;SubOrder&quot;;&quot;&quot;;IF([.E8]&lt;&gt;&quot;Sub&quot;;&quot;&quot;;IF(LEN([.K7])=0;1;[.K7]+1))))">
            <text:p/>
          </table:table-cell>
          <table:table-cell office:value-type="string" calcext:value-type="string">
            <text:p>; // Dynamic MetaData for </text:p>
          </table:table-cell>
          <table:table-cell table:number-columns-repeated="1012"/>
        </table:table-row>
        <table:table-row table:style-name="ro1">
          <table:table-cell table:style-name="ce15" table:formula="of:=IF(ISBLANK([.B9]);&quot;&quot;;CONCATENATE([.D9];[.F9];[.G9];[.H9];IF(OR([.E9]=&quot;SubStart&quot;;[.E9]=&quot;Sub&quot;);[.K9];[.J9]);[.L9]))" office:value-type="string" office:string-value="string TestSuiteMainGroupContainerGuidReference = 4; // Holds guid for the first TestSuiteContainer for the SuiteMainGroup" calcext:value-type="string">
            <text:p>string TestSuiteMainGroupContainerGuidReference = 4; // Holds guid for the first TestSuiteContainer for the SuiteMainGroup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SuiteMainGroupContainerGuidReference = </text:p>
          </table:table-cell>
          <table:table-cell table:style-name="ce9" table:formula="of:=IF(LEN([.E9]) = 0;[.J9];IF(OR([.E9]=&quot;SubStart&quot;;[.E9]=&quot;SubEnd&quot;);&quot;&quot;;[.K9]))" office:value-type="float" office:value="4" calcext:value-type="float">
            <text:p>4</text:p>
          </table:table-cell>
          <table:table-cell table:style-name="ce9" table:formula="of:=IF([.E9]=&quot;Sub&quot;;[.J8];IF(LEN([.H9])=0;&quot;&quot;;IF([.J8]=&quot;Number&quot;;&quot;&quot;;IF(LEN([.J8])=0;1;[.J8]+1))))" office:value-type="float" office:value="4" calcext:value-type="float">
            <text:p>4</text:p>
          </table:table-cell>
          <table:table-cell table:style-name="ce9" table:formula="of:=IF(LEN([.H9])=0;&quot;&quot;;IF([.K8]=&quot;SubOrder&quot;;&quot;&quot;;IF([.E9]&lt;&gt;&quot;Sub&quot;;&quot;&quot;;IF(LEN([.K8])=0;1;[.K8]+1))))">
            <text:p/>
          </table:table-cell>
          <table:table-cell office:value-type="string" calcext:value-type="string">
            <text:p>; // Holds guid for the first TestSuiteContainer for the SuiteMainGroup</text:p>
          </table:table-cell>
          <table:table-cell table:number-columns-repeated="1012"/>
        </table:table-row>
        <table:table-row table:style-name="ro1">
          <table:table-cell table:style-name="ce15" table:formula="of:=IF(ISBLANK([.B10]);&quot;&quot;;CONCATENATE([.D10];[.F10];[.G10];[.H10];IF(OR([.E10]=&quot;SubStart&quot;;[.E10]=&quot;Sub&quot;);[.K10];[.J10]);[.L10]))" office:value-type="string" office:string-value="TestSuiteGroupBasicChangeMetaData_EDSTestSuiteGroupBasicChangeMetaData = 5; // Holds the ChangeMetaData för the SuiteMainGroup" calcext:value-type="string">
            <text:p>TestSuiteGroupBasicChangeMetaData_EDSTestSuiteGroupBasicChangeMetaData = 5; // Holds the ChangeMetaData för the SuiteMainGroup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SuiteGroupBasicChangeMetaData_EDS</text:p>
          </table:table-cell>
          <table:table-cell office:value-type="string" calcext:value-type="string">
            <text:p>TestSuiteGroupBasicChangeMetaData = </text:p>
          </table:table-cell>
          <table:table-cell table:style-name="ce9" table:formula="of:=IF(LEN([.E10]) = 0;[.J10];IF(OR([.E10]=&quot;SubStart&quot;;[.E10]=&quot;SubEnd&quot;);&quot;&quot;;[.K10]))" office:value-type="float" office:value="5" calcext:value-type="float">
            <text:p>5</text:p>
          </table:table-cell>
          <table:table-cell table:style-name="ce9" table:formula="of:=IF([.E10]=&quot;Sub&quot;;[.J9];IF(LEN([.H10])=0;&quot;&quot;;IF([.J9]=&quot;Number&quot;;&quot;&quot;;IF(LEN([.J9])=0;1;[.J9]+1))))" office:value-type="float" office:value="5" calcext:value-type="float">
            <text:p>5</text:p>
          </table:table-cell>
          <table:table-cell table:style-name="ce9" table:formula="of:=IF(LEN([.H10])=0;&quot;&quot;;IF([.K9]=&quot;SubOrder&quot;;&quot;&quot;;IF([.E10]&lt;&gt;&quot;Sub&quot;;&quot;&quot;;IF(LEN([.K9])=0;1;[.K9]+1))))">
            <text:p/>
          </table:table-cell>
          <table:table-cell office:value-type="string" calcext:value-type="string">
            <text:p>; // Holds the ChangeMetaData för the SuiteMainGroup</text:p>
          </table:table-cell>
          <table:table-cell table:number-columns-repeated="1012"/>
        </table:table-row>
        <table:table-row table:style-name="ro1">
          <table:table-cell table:style-name="ce15" table:formula="of:=IF(ISBLANK([.B11]);&quot;&quot;;CONCATENATE([.D11];[.F11];[.G11];[.H11];IF(OR([.E11]=&quot;SubStart&quot;;[.E11]=&quot;Sub&quot;);[.K11];[.J11]);[.L11]))" office:value-type="string" office:string-value="repeated string ChosenTestDataPoints = 6; // Holds reference to all chosen TestDataPoints for the TestSuite" calcext:value-type="string">
            <text:p>repeated string ChosenTestDataPoints = 6; // Holds reference to all chosen TestDataPoints for the TestSuite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hosenTestDataPoints = </text:p>
          </table:table-cell>
          <table:table-cell table:style-name="ce9" table:formula="of:=IF(LEN([.E11]) = 0;[.J11];IF(OR([.E11]=&quot;SubStart&quot;;[.E11]=&quot;SubEnd&quot;);&quot;&quot;;[.K11]))" office:value-type="float" office:value="6" calcext:value-type="float">
            <text:p>6</text:p>
          </table:table-cell>
          <table:table-cell table:style-name="ce9" table:formula="of:=IF([.E11]=&quot;Sub&quot;;[.J10];IF(LEN([.H11])=0;&quot;&quot;;IF([.J10]=&quot;Number&quot;;&quot;&quot;;IF(LEN([.J10])=0;1;[.J10]+1))))" office:value-type="float" office:value="6" calcext:value-type="float">
            <text:p>6</text:p>
          </table:table-cell>
          <table:table-cell table:style-name="ce9" table:formula="of:=IF(LEN([.H11])=0;&quot;&quot;;IF([.K10]=&quot;SubOrder&quot;;&quot;&quot;;IF([.E11]&lt;&gt;&quot;Sub&quot;;&quot;&quot;;IF(LEN([.K10])=0;1;[.K10]+1))))">
            <text:p/>
          </table:table-cell>
          <table:table-cell office:value-type="string" calcext:value-type="string">
            <text:p>; // Holds reference to all chosen TestDataPoints for the TestSuite</text:p>
          </table:table-cell>
          <table:table-cell table:number-columns-repeated="1012"/>
        </table:table-row>
        <table:table-row table:style-name="ro1">
          <table:table-cell table:style-name="ce15" table:formula="of:=IF(ISBLANK([.B12]);&quot;&quot;;CONCATENATE([.D12];[.F12];[.G12];[.H12];IF(OR([.E12]=&quot;SubStart&quot;;[.E12]=&quot;Sub&quot;);[.K12];[.J12]);[.L12]))" office:value-type="string" office:string-value="bool EnheritParentsTestDataPoints7" calcext:value-type="string">
            <text:p>bool EnheritParentsTestDataPoints7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bool </text:p>
          </table:table-cell>
          <table:table-cell office:value-type="string" calcext:value-type="string">
            <text:p>EnheritParentsTestDataPoints</text:p>
          </table:table-cell>
          <table:table-cell table:style-name="ce9" table:formula="of:=IF(LEN([.E12]) = 0;[.J12];IF(OR([.E12]=&quot;SubStart&quot;;[.E12]=&quot;SubEnd&quot;);&quot;&quot;;[.K12]))" office:value-type="float" office:value="7" calcext:value-type="float">
            <text:p>7</text:p>
          </table:table-cell>
          <table:table-cell table:style-name="ce9" table:formula="of:=IF([.E12]=&quot;Sub&quot;;[.J11];IF(LEN([.H12])=0;&quot;&quot;;IF([.J11]=&quot;Number&quot;;&quot;&quot;;IF(LEN([.J11])=0;1;[.J11]+1))))" office:value-type="float" office:value="7" calcext:value-type="float">
            <text:p>7</text:p>
          </table:table-cell>
          <table:table-cell table:style-name="ce9" table:formula="of:=IF(LEN([.H12])=0;&quot;&quot;;IF([.K11]=&quot;SubOrder&quot;;&quot;&quot;;IF([.E12]&lt;&gt;&quot;Sub&quot;;&quot;&quot;;IF(LEN([.K11])=0;1;[.K11]+1))))">
            <text:p/>
          </table:table-cell>
          <table:table-cell table:number-columns-repeated="1013"/>
        </table:table-row>
        <table:table-row table:style-name="ro1">
          <table:table-cell table:style-name="ce15" table:formula="of:=IF(ISBLANK([.B13]);&quot;&quot;;CONCATENATE([.D13];[.F13];[.G13];[.H13];IF(OR([.E13]=&quot;SubStart&quot;;[.E13]=&quot;Sub&quot;);[.K13];[.J13]);[.L13]))">
            <text:p/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3]) = 0;[.J13];IF(OR([.E13]=&quot;SubStart&quot;;[.E13]=&quot;SubEnd&quot;);&quot;&quot;;[.K13]))">
            <text:p/>
          </table:table-cell>
          <table:table-cell table:style-name="ce9" table:formula="of:=IF([.E13]=&quot;Sub&quot;;[.J12];IF(LEN([.H13])=0;&quot;&quot;;IF([.J12]=&quot;Number&quot;;&quot;&quot;;IF(LEN([.J12])=0;1;[.J12]+1))))">
            <text:p/>
          </table:table-cell>
          <table:table-cell table:style-name="ce9" table:formula="of:=IF(LEN([.H13])=0;&quot;&quot;;IF([.K12]=&quot;SubOrder&quot;;&quot;&quot;;IF([.E13]&lt;&gt;&quot;Sub&quot;;&quot;&quot;;IF(LEN([.K12])=0;1;[.K12]+1))))">
            <text:p/>
          </table:table-cell>
          <table:table-cell table:number-columns-repeated="1013"/>
        </table:table-row>
        <table:table-row table:style-name="ro1">
          <table:table-cell table:style-name="ce15" table:formula="of:=IF(ISBLANK([.B14]);&quot;&quot;;CONCATENATE([.D14];[.F14];[.G14];[.H14];IF(OR([.E14]=&quot;SubStart&quot;;[.E14]=&quot;Sub&quot;);[.K14];[.J14]);[.L14]))" office:value-type="string" office:string-value="190408" calcext:value-type="string">
            <text:p>190408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4]) = 0;[.J14];IF(OR([.E14]=&quot;SubStart&quot;;[.E14]=&quot;SubEnd&quot;);&quot;&quot;;[.K14]))">
            <text:p/>
          </table:table-cell>
          <table:table-cell table:style-name="ce9" table:formula="of:=IF([.E14]=&quot;Sub&quot;;[.J13];IF(LEN([.H14])=0;&quot;&quot;;IF([.J13]=&quot;Number&quot;;&quot;&quot;;IF(LEN([.J13])=0;1;[.J13]+1))))">
            <text:p/>
          </table:table-cell>
          <table:table-cell table:style-name="ce9" table:formula="of:=IF(LEN([.H14])=0;&quot;&quot;;IF([.K13]=&quot;SubOrder&quot;;&quot;&quot;;IF([.E14]&lt;&gt;&quot;Sub&quot;;&quot;&quot;;IF(LEN([.K13])=0;1;[.K13]+1))))">
            <text:p/>
          </table:table-cell>
          <table:table-cell office:value-type="string" calcext:value-type="string">
            <text:p>190408</text:p>
          </table:table-cell>
          <table:table-cell table:number-columns-repeated="1012"/>
        </table:table-row>
        <table:table-row table:style-name="ro1">
          <table:table-cell table:style-name="ce15" table:formula="of:=IF(ISBLANK([.B15]);&quot;&quot;;CONCATENATE([.D15];[.F15];[.G15];[.H15];IF(OR([.E15]=&quot;SubStart&quot;;[.E15]=&quot;Sub&quot;);[.K15];[.J15]);[.L15]))" office:value-type="string" office:string-value="}" calcext:value-type="string">
            <text:p>}</text:p>
          </table:table-cell>
          <table:table-cell table:content-validation-name="val1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S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5]) = 0;[.J15];IF(OR([.E15]=&quot;SubStart&quot;;[.E15]=&quot;SubEnd&quot;);&quot;&quot;;[.K15]))">
            <text:p/>
          </table:table-cell>
          <table:table-cell table:style-name="ce9" table:formula="of:=IF([.E15]=&quot;Sub&quot;;[.J14];IF(LEN([.H15])=0;&quot;&quot;;IF([.J14]=&quot;Number&quot;;&quot;&quot;;IF(LEN([.J14])=0;1;[.J14]+1))))">
            <text:p/>
          </table:table-cell>
          <table:table-cell table:style-name="ce9" table:formula="of:=IF(LEN([.H15])=0;&quot;&quot;;IF([.K14]=&quot;SubOrder&quot;;&quot;&quot;;IF([.E15]&lt;&gt;&quot;Sub&quot;;&quot;&quot;;IF(LEN([.K14])=0;1;[.K14]+1))))">
            <text:p/>
          </table:table-cell>
          <table:table-cell table:number-columns-repeated="1013"/>
        </table:table-row>
        <table:table-row table:style-name="ro1">
          <table:table-cell table:style-name="ce15" table:formula="of:=IF(ISBLANK([.B16]);&quot;&quot;;CONCATENATE([.D16];[.F16];[.G16];[.H16];IF(OR([.E16]=&quot;SubStart&quot;;[.E16]=&quot;Sub&quot;);[.K16];[.J16]);[.L16]))" office:value-type="string" office:string-value="message {TestSuiteContainer_EDS; // A container that holds TestSuiteContainers, TestSuites or TestCases" calcext:value-type="string">
            <text:p>message {TestSuiteContainer_EDS; // A container that holds TestSuiteContainers, TestSuites or TestCases</text:p>
          </table:table-cell>
          <table:table-cell table:content-validation-name="val1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S</text:p>
          </table:table-cell>
          <table:table-cell office:value-type="string" calcext:value-type="string">
            <text:p>message {TestSuiteContainer_EDS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16]) = 0;[.J16];IF(OR([.E16]=&quot;SubStart&quot;;[.E16]=&quot;SubEnd&quot;);&quot;&quot;;[.K16]))">
            <text:p/>
          </table:table-cell>
          <table:table-cell table:style-name="ce9" table:formula="of:=IF([.E16]=&quot;Sub&quot;;[.J15];IF(LEN([.H16])=0;&quot;&quot;;IF([.J15]=&quot;Number&quot;;&quot;&quot;;IF(LEN([.J15])=0;1;[.J15]+1))))">
            <text:p/>
          </table:table-cell>
          <table:table-cell table:style-name="ce9" table:formula="of:=IF(LEN([.H16])=0;&quot;&quot;;IF([.K15]=&quot;SubOrder&quot;;&quot;&quot;;IF([.E16]&lt;&gt;&quot;Sub&quot;;&quot;&quot;;IF(LEN([.K15])=0;1;[.K15]+1))))">
            <text:p/>
          </table:table-cell>
          <table:table-cell office:value-type="string" calcext:value-type="string">
            <text:p>; // A container that holds TestSuiteContainers, TestSuites or TestCases</text:p>
          </table:table-cell>
          <table:table-cell table:number-columns-repeated="1012"/>
        </table:table-row>
        <table:table-row table:style-name="ro1">
          <table:table-cell table:style-name="ce15" table:formula="of:=IF(ISBLANK([.B17]);&quot;&quot;;CONCATENATE([.D17];[.F17];[.G17];[.H17];IF(OR([.E17]=&quot;SubStart&quot;;[.E17]=&quot;Sub&quot;);[.K17];[.J17]);[.L17]))" office:value-type="string" office:string-value="string TestSuiteContainerGuid = 1; // A unique id for the TestSuiteContainer" calcext:value-type="string">
            <text:p>string TestSuiteContainerGuid = 1; // A unique id for the TestSuiteContainer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SuiteContainerGuid = </text:p>
          </table:table-cell>
          <table:table-cell table:style-name="ce9" table:formula="of:=IF(LEN([.E17]) = 0;[.J17];IF(OR([.E17]=&quot;SubStart&quot;;[.E17]=&quot;SubEnd&quot;);&quot;&quot;;[.K17]))" office:value-type="float" office:value="1" calcext:value-type="float">
            <text:p>1</text:p>
          </table:table-cell>
          <table:table-cell table:style-name="ce9" table:formula="of:=IF([.E17]=&quot;Sub&quot;;[.J16];IF(LEN([.H17])=0;&quot;&quot;;IF([.J16]=&quot;Number&quot;;&quot;&quot;;IF(LEN([.J16])=0;1;[.J16]+1))))" office:value-type="float" office:value="1" calcext:value-type="float">
            <text:p>1</text:p>
          </table:table-cell>
          <table:table-cell table:style-name="ce9" table:formula="of:=IF(LEN([.H17])=0;&quot;&quot;;IF([.K16]=&quot;SubOrder&quot;;&quot;&quot;;IF([.E17]&lt;&gt;&quot;Sub&quot;;&quot;&quot;;IF(LEN([.K16])=0;1;[.K16]+1))))">
            <text:p/>
          </table:table-cell>
          <table:table-cell office:value-type="string" calcext:value-type="string">
            <text:p>; // A unique id for the TestSuiteContainer</text:p>
          </table:table-cell>
          <table:table-cell table:number-columns-repeated="1012"/>
        </table:table-row>
        <table:table-row table:style-name="ro1">
          <table:table-cell table:style-name="ce15" table:formula="of:=IF(ISBLANK([.B18]);&quot;&quot;;CONCATENATE([.D18];[.F18];[.G18];[.H18];IF(OR([.E18]=&quot;SubStart&quot;;[.E18]=&quot;Sub&quot;);[.K18];[.J18]);[.L18]))" office:value-type="string" office:string-value="repeated string DropIDs2; // A Drop-IDs deciding if receiver accepts obejct when drag n drop. Can have many Drop-IDs" calcext:value-type="string">
            <text:p>repeated string DropIDs2; // A Drop-IDs deciding if receiver accepts obejct when drag n drop. Can have many Drop-IDs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DropIDs</text:p>
          </table:table-cell>
          <table:table-cell table:style-name="ce9" table:formula="of:=IF(LEN([.E18]) = 0;[.J18];IF(OR([.E18]=&quot;SubStart&quot;;[.E18]=&quot;SubEnd&quot;);&quot;&quot;;[.K18]))" office:value-type="float" office:value="2" calcext:value-type="float">
            <text:p>2</text:p>
          </table:table-cell>
          <table:table-cell table:style-name="ce9" table:formula="of:=IF([.E18]=&quot;Sub&quot;;[.J17];IF(LEN([.H18])=0;&quot;&quot;;IF([.J17]=&quot;Number&quot;;&quot;&quot;;IF(LEN([.J17])=0;1;[.J17]+1))))" office:value-type="float" office:value="2" calcext:value-type="float">
            <text:p>2</text:p>
          </table:table-cell>
          <table:table-cell table:style-name="ce9" table:formula="of:=IF(LEN([.H18])=0;&quot;&quot;;IF([.K17]=&quot;SubOrder&quot;;&quot;&quot;;IF([.E18]&lt;&gt;&quot;Sub&quot;;&quot;&quot;;IF(LEN([.K17])=0;1;[.K17]+1))))">
            <text:p/>
          </table:table-cell>
          <table:table-cell office:value-type="string" calcext:value-type="string">
            <text:p>; // A Drop-IDs deciding if receiver accepts obejct when drag n drop. Can have many Drop-IDs</text:p>
          </table:table-cell>
          <table:table-cell table:number-columns-repeated="1012"/>
        </table:table-row>
        <table:table-row table:style-name="ro1">
          <table:table-cell table:style-name="ce15" table:formula="of:=IF(ISBLANK([.B19]);&quot;&quot;;CONCATENATE([.D19];[.F19];[.G19];[.H19];IF(OR([.E19]=&quot;SubStart&quot;;[.E19]=&quot;Sub&quot;);[.K19];[.J19]);[.L19]))" office:value-type="string" office:string-value="repeated string AcceptedDropIDs3; // A list of DropIDs that can be dropped into this Obejct" calcext:value-type="string">
            <text:p>repeated string AcceptedDropIDs3; // A list of DropIDs that can be dropped into this Obejct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AcceptedDropIDs</text:p>
          </table:table-cell>
          <table:table-cell table:style-name="ce9" table:formula="of:=IF(LEN([.E19]) = 0;[.J19];IF(OR([.E19]=&quot;SubStart&quot;;[.E19]=&quot;SubEnd&quot;);&quot;&quot;;[.K19]))" office:value-type="float" office:value="3" calcext:value-type="float">
            <text:p>3</text:p>
          </table:table-cell>
          <table:table-cell table:style-name="ce9" table:formula="of:=IF([.E19]=&quot;Sub&quot;;[.J18];IF(LEN([.H19])=0;&quot;&quot;;IF([.J18]=&quot;Number&quot;;&quot;&quot;;IF(LEN([.J18])=0;1;[.J18]+1))))" office:value-type="float" office:value="3" calcext:value-type="float">
            <text:p>3</text:p>
          </table:table-cell>
          <table:table-cell table:style-name="ce9" table:formula="of:=IF(LEN([.H19])=0;&quot;&quot;;IF([.K18]=&quot;SubOrder&quot;;&quot;&quot;;IF([.E19]&lt;&gt;&quot;Sub&quot;;&quot;&quot;;IF(LEN([.K18])=0;1;[.K18]+1))))">
            <text:p/>
          </table:table-cell>
          <table:table-cell office:value-type="string" calcext:value-type="string">
            <text:p>; // A list of DropIDs that can be dropped into this Obejct</text:p>
          </table:table-cell>
          <table:table-cell table:number-columns-repeated="1012"/>
        </table:table-row>
        <table:table-row table:style-name="ro1">
          <table:table-cell table:style-name="ce15" table:formula="of:=IF(ISBLANK([.B20]);&quot;&quot;;CONCATENATE([.D20];[.F20];[.G20];[.H20];IF(OR([.E20]=&quot;SubStart&quot;;[.E20]=&quot;Sub&quot;);[.K20];[.J20]);[.L20]))" office:value-type="string" office:string-value="enum TestSuiteContainerTypeEnum = { ; // Should container have Serial or Parallell processed children or is it a TestInstructionBlock" calcext:value-type="string">
            <text:p>enum TestSuiteContainerTypeEnum = { ; // Should container have Serial or Parallell processed children or is it a TestInstructionBlock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 office:value-type="string" calcext:value-type="string">
            <text:p>SubStart</text:p>
          </table:table-cell>
          <table:table-cell table:content-validation-name="val4"/>
          <table:table-cell table:content-validation-name="val5" office:value-type="string" calcext:value-type="string">
            <text:p>enum </text:p>
          </table:table-cell>
          <table:table-cell office:value-type="string" calcext:value-type="string">
            <text:p>TestSuiteContainerTypeEnum = { </text:p>
          </table:table-cell>
          <table:table-cell table:style-name="ce9" table:formula="of:=IF(LEN([.E20]) = 0;[.J20];IF(OR([.E20]=&quot;SubStart&quot;;[.E20]=&quot;SubEnd&quot;);&quot;&quot;;[.K20]))">
            <text:p/>
          </table:table-cell>
          <table:table-cell table:style-name="ce9" table:formula="of:=IF([.E20]=&quot;Sub&quot;;[.J19];IF(LEN([.H20])=0;&quot;&quot;;IF([.J19]=&quot;Number&quot;;&quot;&quot;;IF(LEN([.J19])=0;1;[.J19]+1))))" office:value-type="float" office:value="4" calcext:value-type="float">
            <text:p>4</text:p>
          </table:table-cell>
          <table:table-cell table:style-name="ce9" table:formula="of:=IF(LEN([.H20])=0;&quot;&quot;;IF([.K19]=&quot;SubOrder&quot;;&quot;&quot;;IF([.E20]&lt;&gt;&quot;Sub&quot;;&quot;&quot;;IF(LEN([.K19])=0;1;[.K19]+1))))">
            <text:p/>
          </table:table-cell>
          <table:table-cell office:value-type="string" calcext:value-type="string">
            <text:p>; // Should container have Serial or Parallell processed children or is it a TestInstructionBlock</text:p>
          </table:table-cell>
          <table:table-cell table:number-columns-repeated="1012"/>
        </table:table-row>
        <table:table-row table:style-name="ro1">
          <table:table-cell table:style-name="ce15" table:formula="of:=IF(ISBLANK([.B21]);&quot;&quot;;CONCATENATE([.D21];[.F21];[.G21];[.H21];IF(OR([.E21]=&quot;SubStart&quot;;[.E21]=&quot;Sub&quot;);[.K21];[.J21]);[.L21]))" office:value-type="string" office:string-value="    IsSerialProcessedContainer = 1; // Container has Serial Processed children" calcext:value-type="string">
            <text:p><text:s text:c="4"/>IsSerialProcessedContainer = 1; // Container has Serial Processed children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IsSerialProcessedContainer = </text:p>
          </table:table-cell>
          <table:table-cell table:style-name="ce9" table:formula="of:=IF(LEN([.E21]) = 0;[.J21];IF(OR([.E21]=&quot;SubStart&quot;;[.E21]=&quot;SubEnd&quot;);&quot;&quot;;[.K21]))" office:value-type="float" office:value="1" calcext:value-type="float">
            <text:p>1</text:p>
          </table:table-cell>
          <table:table-cell table:style-name="ce9" table:formula="of:=IF([.E21]=&quot;Sub&quot;;[.J20];IF(LEN([.H21])=0;&quot;&quot;;IF([.J20]=&quot;Number&quot;;&quot;&quot;;IF(LEN([.J20])=0;1;[.J20]+1))))" office:value-type="float" office:value="4" calcext:value-type="float">
            <text:p>4</text:p>
          </table:table-cell>
          <table:table-cell table:style-name="ce9" table:formula="of:=IF(LEN([.H21])=0;&quot;&quot;;IF([.K20]=&quot;SubOrder&quot;;&quot;&quot;;IF([.E21]&lt;&gt;&quot;Sub&quot;;&quot;&quot;;IF(LEN([.K20])=0;1;[.K20]+1))))" office:value-type="float" office:value="1" calcext:value-type="float">
            <text:p>1</text:p>
          </table:table-cell>
          <table:table-cell office:value-type="string" calcext:value-type="string">
            <text:p>; // Container has Serial Processed children</text:p>
          </table:table-cell>
          <table:table-cell table:number-columns-repeated="1012"/>
        </table:table-row>
        <table:table-row table:style-name="ro1">
          <table:table-cell table:style-name="ce15" table:formula="of:=IF(ISBLANK([.B22]);&quot;&quot;;CONCATENATE([.D22];[.F22];[.G22];[.H22];IF(OR([.E22]=&quot;SubStart&quot;;[.E22]=&quot;Sub&quot;);[.K22];[.J22]);[.L22]))" office:value-type="string" office:string-value="    IsParallellProcessedContainer = 2; // Container has Parallell Processed children" calcext:value-type="string">
            <text:p><text:s text:c="4"/>IsParallellProcessedContainer = 2; // Container has Parallell Processed children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 office:value-type="string" calcext:value-type="string">
            <text:p>Sub</text:p>
          </table:table-cell>
          <table:table-cell table:content-validation-name="val4"/>
          <table:table-cell table:content-validation-name="val5"/>
          <table:table-cell office:value-type="string" calcext:value-type="string">
            <text:p><text:s text:c="4"/>IsParallellProcessedContainer = </text:p>
          </table:table-cell>
          <table:table-cell table:style-name="ce9" table:formula="of:=IF(LEN([.E22]) = 0;[.J22];IF(OR([.E22]=&quot;SubStart&quot;;[.E22]=&quot;SubEnd&quot;);&quot;&quot;;[.K22]))" office:value-type="float" office:value="2" calcext:value-type="float">
            <text:p>2</text:p>
          </table:table-cell>
          <table:table-cell table:style-name="ce9" table:formula="of:=IF([.E22]=&quot;Sub&quot;;[.J21];IF(LEN([.H22])=0;&quot;&quot;;IF([.J21]=&quot;Number&quot;;&quot;&quot;;IF(LEN([.J21])=0;1;[.J21]+1))))" office:value-type="float" office:value="4" calcext:value-type="float">
            <text:p>4</text:p>
          </table:table-cell>
          <table:table-cell table:style-name="ce9" table:formula="of:=IF(LEN([.H22])=0;&quot;&quot;;IF([.K21]=&quot;SubOrder&quot;;&quot;&quot;;IF([.E22]&lt;&gt;&quot;Sub&quot;;&quot;&quot;;IF(LEN([.K21])=0;1;[.K21]+1))))" office:value-type="float" office:value="2" calcext:value-type="float">
            <text:p>2</text:p>
          </table:table-cell>
          <table:table-cell office:value-type="string" calcext:value-type="string">
            <text:p>; // Container has Parallell Processed children</text:p>
          </table:table-cell>
          <table:table-cell table:number-columns-repeated="1012"/>
        </table:table-row>
        <table:table-row table:style-name="ro1">
          <table:table-cell table:style-name="ce15" table:formula="of:=IF(ISBLANK([.B23]);&quot;&quot;;CONCATENATE([.D23];[.F23];[.G23];[.H23];IF(OR([.E23]=&quot;SubStart&quot;;[.E23]=&quot;Sub&quot;);[.K23];[.J23]);[.L23]))" office:value-type="string" office:string-value="} = 5; // " calcext:value-type="string">
            <text:p>} = 5; // 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 office:value-type="string" calcext:value-type="string">
            <text:p>SubEnd</text:p>
          </table:table-cell>
          <table:table-cell table:content-validation-name="val4"/>
          <table:table-cell table:content-validation-name="val5"/>
          <table:table-cell office:value-type="string" calcext:value-type="string">
            <text:p>} = </text:p>
          </table:table-cell>
          <table:table-cell table:style-name="ce9" table:formula="of:=IF(LEN([.E23]) = 0;[.J23];IF(OR([.E23]=&quot;SubStart&quot;;[.E23]=&quot;SubEnd&quot;);&quot;&quot;;[.K23]))">
            <text:p/>
          </table:table-cell>
          <table:table-cell table:style-name="ce9" table:formula="of:=IF([.E23]=&quot;Sub&quot;;[.J22];IF(LEN([.H23])=0;&quot;&quot;;IF([.J22]=&quot;Number&quot;;&quot;&quot;;IF(LEN([.J22])=0;1;[.J22]+1))))" office:value-type="float" office:value="5" calcext:value-type="float">
            <text:p>5</text:p>
          </table:table-cell>
          <table:table-cell table:style-name="ce9" table:formula="of:=IF(LEN([.H23])=0;&quot;&quot;;IF([.K22]=&quot;SubOrder&quot;;&quot;&quot;;IF([.E23]&lt;&gt;&quot;Sub&quot;;&quot;&quot;;IF(LEN([.K22])=0;1;[.K22]+1))))">
            <text:p/>
          </table:table-cell>
          <table:table-cell office:value-type="string" calcext:value-type="string">
            <text:p>; // </text:p>
          </table:table-cell>
          <table:table-cell table:number-columns-repeated="1012"/>
        </table:table-row>
        <table:table-row table:style-name="ro1">
          <table:table-cell table:style-name="ce15" table:formula="of:=IF(ISBLANK([.B24]);&quot;&quot;;CONCATENATE([.D24];[.F24];[.G24];[.H24];IF(OR([.E24]=&quot;SubStart&quot;;[.E24]=&quot;Sub&quot;);[.K24];[.J24]);[.L24]))" office:value-type="string" office:string-value="repeated string TestSuiteContainerChildObjects = 6; // A list of child-TestSuiteContainers, TestSuites or TestCases" calcext:value-type="string">
            <text:p>repeated string TestSuiteContainerChildObjects = 6; // A list of child-TestSuiteContainers, TestSuites or TestCases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 office:value-type="string" calcext:value-type="string">
            <text:p>repeated </text:p>
          </table:table-cell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SuiteContainerChildObjects = </text:p>
          </table:table-cell>
          <table:table-cell table:style-name="ce9" table:formula="of:=IF(LEN([.E24]) = 0;[.J24];IF(OR([.E24]=&quot;SubStart&quot;;[.E24]=&quot;SubEnd&quot;);&quot;&quot;;[.K24]))" office:value-type="float" office:value="6" calcext:value-type="float">
            <text:p>6</text:p>
          </table:table-cell>
          <table:table-cell table:style-name="ce9" table:formula="of:=IF([.E24]=&quot;Sub&quot;;[.J23];IF(LEN([.H24])=0;&quot;&quot;;IF([.J23]=&quot;Number&quot;;&quot;&quot;;IF(LEN([.J23])=0;1;[.J23]+1))))" office:value-type="float" office:value="6" calcext:value-type="float">
            <text:p>6</text:p>
          </table:table-cell>
          <table:table-cell table:style-name="ce9" table:formula="of:=IF(LEN([.H24])=0;&quot;&quot;;IF([.K23]=&quot;SubOrder&quot;;&quot;&quot;;IF([.E24]&lt;&gt;&quot;Sub&quot;;&quot;&quot;;IF(LEN([.K23])=0;1;[.K23]+1))))">
            <text:p/>
          </table:table-cell>
          <table:table-cell office:value-type="string" calcext:value-type="string">
            <text:p>; // A list of child-TestSuiteContainers, TestSuites or TestCases</text:p>
          </table:table-cell>
          <table:table-cell table:number-columns-repeated="1012"/>
        </table:table-row>
        <table:table-row table:style-name="ro1">
          <table:table-cell table:style-name="ce15" table:formula="of:=IF(ISBLANK([.B25]);&quot;&quot;;CONCATENATE([.D25];[.F25];[.G25];[.H25];IF(OR([.E25]=&quot;SubStart&quot;;[.E25]=&quot;Sub&quot;);[.K25];[.J25]);[.L25]))" office:value-type="string" office:string-value="TestContainerChangeMetaData_EDTestSuiteContainerChangeMetaData7; // The ChangeMetaData objekt" calcext:value-type="string">
            <text:p>TestContainerChangeMetaData_EDTestSuiteContainerChangeMetaData7; // The ChangeMetaData objekt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ContainerChangeMetaData_ED</text:p>
          </table:table-cell>
          <table:table-cell office:value-type="string" calcext:value-type="string">
            <text:p>TestSuiteContainerChangeMetaData</text:p>
          </table:table-cell>
          <table:table-cell table:style-name="ce9" table:formula="of:=IF(LEN([.E25]) = 0;[.J25];IF(OR([.E25]=&quot;SubStart&quot;;[.E25]=&quot;SubEnd&quot;);&quot;&quot;;[.K25]))" office:value-type="float" office:value="7" calcext:value-type="float">
            <text:p>7</text:p>
          </table:table-cell>
          <table:table-cell table:style-name="ce9" table:formula="of:=IF([.E25]=&quot;Sub&quot;;[.J24];IF(LEN([.H25])=0;&quot;&quot;;IF([.J24]=&quot;Number&quot;;&quot;&quot;;IF(LEN([.J24])=0;1;[.J24]+1))))" office:value-type="float" office:value="7" calcext:value-type="float">
            <text:p>7</text:p>
          </table:table-cell>
          <table:table-cell table:style-name="ce9" table:formula="of:=IF(LEN([.H25])=0;&quot;&quot;;IF([.K24]=&quot;SubOrder&quot;;&quot;&quot;;IF([.E25]&lt;&gt;&quot;Sub&quot;;&quot;&quot;;IF(LEN([.K24])=0;1;[.K24]+1))))">
            <text:p/>
          </table:table-cell>
          <table:table-cell office:value-type="string" calcext:value-type="string">
            <text:p>; // The ChangeMetaData objekt</text:p>
          </table:table-cell>
          <table:table-cell table:number-columns-repeated="1012"/>
        </table:table-row>
        <table:table-row table:style-name="ro1">
          <table:table-cell table:style-name="ce15" table:formula="of:=IF(ISBLANK([.B26]);&quot;&quot;;CONCATENATE([.D26];[.F26];[.G26];[.H26];IF(OR([.E26]=&quot;SubStart&quot;;[.E26]=&quot;Sub&quot;);[.K26];[.J26]);[.L26]))">
            <text:p/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6]) = 0;[.J26];IF(OR([.E26]=&quot;SubStart&quot;;[.E26]=&quot;SubEnd&quot;);&quot;&quot;;[.K26]))">
            <text:p/>
          </table:table-cell>
          <table:table-cell table:style-name="ce9" table:formula="of:=IF([.E26]=&quot;Sub&quot;;[.J25];IF(LEN([.H26])=0;&quot;&quot;;IF([.J25]=&quot;Number&quot;;&quot;&quot;;IF(LEN([.J25])=0;1;[.J25]+1))))">
            <text:p/>
          </table:table-cell>
          <table:table-cell table:style-name="ce9" table:formula="of:=IF(LEN([.H26])=0;&quot;&quot;;IF([.K25]=&quot;SubOrder&quot;;&quot;&quot;;IF([.E26]&lt;&gt;&quot;Sub&quot;;&quot;&quot;;IF(LEN([.K25])=0;1;[.K25]+1))))">
            <text:p/>
          </table:table-cell>
          <table:table-cell table:number-columns-repeated="1013"/>
        </table:table-row>
        <table:table-row table:style-name="ro1">
          <table:table-cell table:style-name="ce15" table:formula="of:=IF(ISBLANK([.B27]);&quot;&quot;;CONCATENATE([.D27];[.F27];[.G27];[.H27];IF(OR([.E27]=&quot;SubStart&quot;;[.E27]=&quot;Sub&quot;);[.K27];[.J27]);[.L27]))" office:value-type="string" office:string-value="190408" calcext:value-type="string">
            <text:p>190408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7]) = 0;[.J27];IF(OR([.E27]=&quot;SubStart&quot;;[.E27]=&quot;SubEnd&quot;);&quot;&quot;;[.K27]))">
            <text:p/>
          </table:table-cell>
          <table:table-cell table:style-name="ce9" table:formula="of:=IF([.E27]=&quot;Sub&quot;;[.J26];IF(LEN([.H27])=0;&quot;&quot;;IF([.J26]=&quot;Number&quot;;&quot;&quot;;IF(LEN([.J26])=0;1;[.J26]+1))))">
            <text:p/>
          </table:table-cell>
          <table:table-cell table:style-name="ce9" table:formula="of:=IF(LEN([.H27])=0;&quot;&quot;;IF([.K26]=&quot;SubOrder&quot;;&quot;&quot;;IF([.E27]&lt;&gt;&quot;Sub&quot;;&quot;&quot;;IF(LEN([.K26])=0;1;[.K26]+1))))">
            <text:p/>
          </table:table-cell>
          <table:table-cell office:value-type="string" calcext:value-type="string">
            <text:p>190408</text:p>
          </table:table-cell>
          <table:table-cell table:number-columns-repeated="1012"/>
        </table:table-row>
        <table:table-row table:style-name="ro1">
          <table:table-cell table:style-name="ce15" table:formula="of:=IF(ISBLANK([.B28]);&quot;&quot;;CONCATENATE([.D28];[.F28];[.G28];[.H28];IF(OR([.E28]=&quot;SubStart&quot;;[.E28]=&quot;Sub&quot;);[.K28];[.J28]);[.L28]))" office:value-type="string" office:string-value="}" calcext:value-type="string">
            <text:p>}</text:p>
          </table:table-cell>
          <table:table-cell table:style-name="ce6" table:content-validation-name="val1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S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8]) = 0;[.J28];IF(OR([.E28]=&quot;SubStart&quot;;[.E28]=&quot;SubEnd&quot;);&quot;&quot;;[.K28]))">
            <text:p/>
          </table:table-cell>
          <table:table-cell table:style-name="ce9" table:formula="of:=IF([.E28]=&quot;Sub&quot;;[.J27];IF(LEN([.H28])=0;&quot;&quot;;IF([.J27]=&quot;Number&quot;;&quot;&quot;;IF(LEN([.J27])=0;1;[.J27]+1))))">
            <text:p/>
          </table:table-cell>
          <table:table-cell table:style-name="ce9" table:formula="of:=IF(LEN([.H28])=0;&quot;&quot;;IF([.K27]=&quot;SubOrder&quot;;&quot;&quot;;IF([.E28]&lt;&gt;&quot;Sub&quot;;&quot;&quot;;IF(LEN([.K27])=0;1;[.K2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29]);&quot;&quot;;CONCATENATE([.D29];[.F29];[.G29];[.H29];IF(OR([.E29]=&quot;SubStart&quot;;[.E29]=&quot;Sub&quot;);[.K29];[.J29]);[.L29]))">
            <text:p/>
          </table:table-cell>
          <table:table-cell table:content-validation-name="val11"/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29]) = 0;[.J29];IF(OR([.E29]=&quot;SubStart&quot;;[.E29]=&quot;SubEnd&quot;);&quot;&quot;;[.K29]))">
            <text:p/>
          </table:table-cell>
          <table:table-cell table:style-name="ce9" table:formula="of:=IF([.E29]=&quot;Sub&quot;;[.J28];IF(LEN([.H29])=0;&quot;&quot;;IF([.J28]=&quot;Number&quot;;&quot;&quot;;IF(LEN([.J28])=0;1;[.J28]+1))))">
            <text:p/>
          </table:table-cell>
          <table:table-cell table:style-name="ce9" table:formula="of:=IF(LEN([.H29])=0;&quot;&quot;;IF([.K28]=&quot;SubOrder&quot;;&quot;&quot;;IF([.E29]&lt;&gt;&quot;Sub&quot;;&quot;&quot;;IF(LEN([.K28])=0;1;[.K2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30]);&quot;&quot;;CONCATENATE([.D30];[.F30];[.G30];[.H30];IF(OR([.E30]=&quot;SubStart&quot;;[.E30]=&quot;Sub&quot;);[.K30];[.J30]);[.L30]))" office:value-type="string" office:string-value="message {ChildTestSuite_ED; // Holds the reference to a TestSuiteContainer" calcext:value-type="string">
            <text:p>message {ChildTestSuite_ED; // Holds the reference to a TestSuiteContainer</text:p>
          </table:table-cell>
          <table:table-cell table:content-validation-name="val1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S</text:p>
          </table:table-cell>
          <table:table-cell office:value-type="string" calcext:value-type="string">
            <text:p>message {ChildTestSuite_ED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0]) = 0;[.J30];IF(OR([.E30]=&quot;SubStart&quot;;[.E30]=&quot;SubEnd&quot;);&quot;&quot;;[.K30]))">
            <text:p/>
          </table:table-cell>
          <table:table-cell table:style-name="ce9" table:formula="of:=IF([.E30]=&quot;Sub&quot;;[.J29];IF(LEN([.H30])=0;&quot;&quot;;IF([.J29]=&quot;Number&quot;;&quot;&quot;;IF(LEN([.J29])=0;1;[.J29]+1))))">
            <text:p/>
          </table:table-cell>
          <table:table-cell table:style-name="ce9" table:formula="of:=IF(LEN([.H30])=0;&quot;&quot;;IF([.K29]=&quot;SubOrder&quot;;&quot;&quot;;IF([.E30]&lt;&gt;&quot;Sub&quot;;&quot;&quot;;IF(LEN([.K29])=0;1;[.K29]+1))))">
            <text:p/>
          </table:table-cell>
          <table:table-cell office:value-type="string" calcext:value-type="string">
            <text:p>; // Holds the reference to a TestSuiteContainer</text:p>
          </table:table-cell>
          <table:table-cell table:number-columns-repeated="1012"/>
        </table:table-row>
        <table:table-row table:style-name="ro1">
          <table:table-cell table:style-name="ce15" table:formula="of:=IF(ISBLANK([.B31]);&quot;&quot;;CONCATENATE([.D31];[.F31];[.G31];[.H31];IF(OR([.E31]=&quot;SubStart&quot;;[.E31]=&quot;Sub&quot;);[.K31];[.J31]);[.L31]))" office:value-type="string" office:string-value="string ChildTestSuiteGuid = 1; // The unique guid for the ChildTestSuite" calcext:value-type="string">
            <text:p>string ChildTestSuiteGuid = 1; // The unique guid for the ChildTestSuite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ChildTestSuiteGuid = </text:p>
          </table:table-cell>
          <table:table-cell table:style-name="ce9" table:formula="of:=IF(LEN([.E31]) = 0;[.J31];IF(OR([.E31]=&quot;SubStart&quot;;[.E31]=&quot;SubEnd&quot;);&quot;&quot;;[.K31]))" office:value-type="float" office:value="1" calcext:value-type="float">
            <text:p>1</text:p>
          </table:table-cell>
          <table:table-cell table:style-name="ce9" table:formula="of:=IF([.E31]=&quot;Sub&quot;;[.J30];IF(LEN([.H31])=0;&quot;&quot;;IF([.J30]=&quot;Number&quot;;&quot;&quot;;IF(LEN([.J30])=0;1;[.J30]+1))))" office:value-type="float" office:value="1" calcext:value-type="float">
            <text:p>1</text:p>
          </table:table-cell>
          <table:table-cell table:style-name="ce9" table:formula="of:=IF(LEN([.H31])=0;&quot;&quot;;IF([.K30]=&quot;SubOrder&quot;;&quot;&quot;;IF([.E31]&lt;&gt;&quot;Sub&quot;;&quot;&quot;;IF(LEN([.K30])=0;1;[.K30]+1))))">
            <text:p/>
          </table:table-cell>
          <table:table-cell office:value-type="string" calcext:value-type="string">
            <text:p>; // The unique guid for the ChildTestSuite</text:p>
          </table:table-cell>
          <table:table-cell table:number-columns-repeated="1012"/>
        </table:table-row>
        <table:table-row table:style-name="ro1">
          <table:table-cell table:style-name="ce15" table:formula="of:=IF(ISBLANK([.B32]);&quot;&quot;;CONCATENATE([.D32];[.F32];[.G32];[.H32];IF(OR([.E32]=&quot;SubStart&quot;;[.E32]=&quot;Sub&quot;);[.K32];[.J32]);[.L32]))" office:value-type="string" office:string-value="string TestSuiteGuid2; // The guid for the TestSuite" calcext:value-type="string">
            <text:p>string TestSuiteGuid2; // The guid for the TestSuite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SuiteGuid</text:p>
          </table:table-cell>
          <table:table-cell table:style-name="ce9" table:formula="of:=IF(LEN([.E32]) = 0;[.J32];IF(OR([.E32]=&quot;SubStart&quot;;[.E32]=&quot;SubEnd&quot;);&quot;&quot;;[.K32]))" office:value-type="float" office:value="2" calcext:value-type="float">
            <text:p>2</text:p>
          </table:table-cell>
          <table:table-cell table:style-name="ce9" table:formula="of:=IF([.E32]=&quot;Sub&quot;;[.J31];IF(LEN([.H32])=0;&quot;&quot;;IF([.J31]=&quot;Number&quot;;&quot;&quot;;IF(LEN([.J31])=0;1;[.J31]+1))))" office:value-type="float" office:value="2" calcext:value-type="float">
            <text:p>2</text:p>
          </table:table-cell>
          <table:table-cell table:style-name="ce9" table:formula="of:=IF(LEN([.H32])=0;&quot;&quot;;IF([.K31]=&quot;SubOrder&quot;;&quot;&quot;;IF([.E32]&lt;&gt;&quot;Sub&quot;;&quot;&quot;;IF(LEN([.K31])=0;1;[.K31]+1))))">
            <text:p/>
          </table:table-cell>
          <table:table-cell office:value-type="string" calcext:value-type="string">
            <text:p>; // The guid for the TestSuite</text:p>
          </table:table-cell>
          <table:table-cell table:number-columns-repeated="1012"/>
        </table:table-row>
        <table:table-row table:style-name="ro1">
          <table:table-cell table:style-name="ce15" table:formula="of:=IF(ISBLANK([.B33]);&quot;&quot;;CONCATENATE([.D33];[.F33];[.G33];[.H33];IF(OR([.E33]=&quot;SubStart&quot;;[.E33]=&quot;Sub&quot;);[.K33];[.J33]);[.L33]))" office:value-type="string" office:string-value="string TestSuiteName = 3; // The name of the TestSuite" calcext:value-type="string">
            <text:p>string TestSuiteName = 3; // The name of the TestSuite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tSuiteName = </text:p>
          </table:table-cell>
          <table:table-cell table:style-name="ce9" table:formula="of:=IF(LEN([.E33]) = 0;[.J33];IF(OR([.E33]=&quot;SubStart&quot;;[.E33]=&quot;SubEnd&quot;);&quot;&quot;;[.K33]))" office:value-type="float" office:value="3" calcext:value-type="float">
            <text:p>3</text:p>
          </table:table-cell>
          <table:table-cell table:style-name="ce9" table:formula="of:=IF([.E33]=&quot;Sub&quot;;[.J32];IF(LEN([.H33])=0;&quot;&quot;;IF([.J32]=&quot;Number&quot;;&quot;&quot;;IF(LEN([.J32])=0;1;[.J32]+1))))" office:value-type="float" office:value="3" calcext:value-type="float">
            <text:p>3</text:p>
          </table:table-cell>
          <table:table-cell table:style-name="ce9" table:formula="of:=IF(LEN([.H33])=0;&quot;&quot;;IF([.K32]=&quot;SubOrder&quot;;&quot;&quot;;IF([.E33]&lt;&gt;&quot;Sub&quot;;&quot;&quot;;IF(LEN([.K32])=0;1;[.K32]+1))))">
            <text:p/>
          </table:table-cell>
          <table:table-cell office:value-type="string" calcext:value-type="string">
            <text:p>; // The name of the TestSuite</text:p>
          </table:table-cell>
          <table:table-cell table:number-columns-repeated="1012"/>
        </table:table-row>
        <table:table-row table:style-name="ro1">
          <table:table-cell table:style-name="ce15" table:formula="of:=IF(ISBLANK([.B34]);&quot;&quot;;CONCATENATE([.D34];[.F34];[.G34];[.H34];IF(OR([.E34]=&quot;SubStart&quot;;[.E34]=&quot;Sub&quot;);[.K34];[.J34]);[.L34]))" office:value-type="string" office:string-value="string TesSuiteDescription = 4; // The description of the TestSuite" calcext:value-type="string">
            <text:p>string TesSuiteDescription = 4; // The description of the TestSuite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string </text:p>
          </table:table-cell>
          <table:table-cell office:value-type="string" calcext:value-type="string">
            <text:p>TesSuiteDescription = </text:p>
          </table:table-cell>
          <table:table-cell table:style-name="ce9" table:formula="of:=IF(LEN([.E34]) = 0;[.J34];IF(OR([.E34]=&quot;SubStart&quot;;[.E34]=&quot;SubEnd&quot;);&quot;&quot;;[.K34]))" office:value-type="float" office:value="4" calcext:value-type="float">
            <text:p>4</text:p>
          </table:table-cell>
          <table:table-cell table:style-name="ce9" table:formula="of:=IF([.E34]=&quot;Sub&quot;;[.J33];IF(LEN([.H34])=0;&quot;&quot;;IF([.J33]=&quot;Number&quot;;&quot;&quot;;IF(LEN([.J33])=0;1;[.J33]+1))))" office:value-type="float" office:value="4" calcext:value-type="float">
            <text:p>4</text:p>
          </table:table-cell>
          <table:table-cell table:style-name="ce9" table:formula="of:=IF(LEN([.H34])=0;&quot;&quot;;IF([.K33]=&quot;SubOrder&quot;;&quot;&quot;;IF([.E34]&lt;&gt;&quot;Sub&quot;;&quot;&quot;;IF(LEN([.K33])=0;1;[.K33]+1))))">
            <text:p/>
          </table:table-cell>
          <table:table-cell office:value-type="string" calcext:value-type="string">
            <text:p>; // The description of the TestSuite</text:p>
          </table:table-cell>
          <table:table-cell table:number-columns-repeated="1012"/>
        </table:table-row>
        <table:table-row table:style-name="ro1">
          <table:table-cell table:style-name="ce15" table:formula="of:=IF(ISBLANK([.B35]);&quot;&quot;;CONCATENATE([.D35];[.F35];[.G35];[.H35];IF(OR([.E35]=&quot;SubStart&quot;;[.E35]=&quot;Sub&quot;);[.K35];[.J35]);[.L35]))" office:value-type="string" office:string-value="bool EnheritParentsTestDataPoints5; // Should the Suite enherit TestDataPoints from parent suite" calcext:value-type="string">
            <text:p>bool EnheritParentsTestDataPoints5; // Should the Suite enherit TestDataPoints from parent suite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bool </text:p>
          </table:table-cell>
          <table:table-cell office:value-type="string" calcext:value-type="string">
            <text:p>EnheritParentsTestDataPoints</text:p>
          </table:table-cell>
          <table:table-cell table:style-name="ce9" table:formula="of:=IF(LEN([.E35]) = 0;[.J35];IF(OR([.E35]=&quot;SubStart&quot;;[.E35]=&quot;SubEnd&quot;);&quot;&quot;;[.K35]))" office:value-type="float" office:value="5" calcext:value-type="float">
            <text:p>5</text:p>
          </table:table-cell>
          <table:table-cell table:style-name="ce9" table:formula="of:=IF([.E35]=&quot;Sub&quot;;[.J34];IF(LEN([.H35])=0;&quot;&quot;;IF([.J34]=&quot;Number&quot;;&quot;&quot;;IF(LEN([.J34])=0;1;[.J34]+1))))" office:value-type="float" office:value="5" calcext:value-type="float">
            <text:p>5</text:p>
          </table:table-cell>
          <table:table-cell table:style-name="ce9" table:formula="of:=IF(LEN([.H35])=0;&quot;&quot;;IF([.K34]=&quot;SubOrder&quot;;&quot;&quot;;IF([.E35]&lt;&gt;&quot;Sub&quot;;&quot;&quot;;IF(LEN([.K34])=0;1;[.K34]+1))))">
            <text:p/>
          </table:table-cell>
          <table:table-cell office:value-type="string" calcext:value-type="string">
            <text:p>; // Should the Suite enherit TestDataPoints from parent suite</text:p>
          </table:table-cell>
          <table:table-cell table:number-columns-repeated="1012"/>
        </table:table-row>
        <table:table-row table:style-name="ro1">
          <table:table-cell table:style-name="ce15" table:formula="of:=IF(ISBLANK([.B36]);&quot;&quot;;CONCATENATE([.D36];[.F36];[.G36];[.H36];IF(OR([.E36]=&quot;SubStart&quot;;[.E36]=&quot;Sub&quot;);[.K36];[.J36]);[.L36]))" office:value-type="string" office:string-value="TestInstructionChangeMetaData_EDTestInstructionChangeMetaData = 6; // The ChangeMetaData-Object" calcext:value-type="string">
            <text:p>TestInstructionChangeMetaData_EDTestInstructionChangeMetaData = 6; // The ChangeMetaData-Object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 office:value-type="string" calcext:value-type="string">
            <text:p>TestInstructionChangeMetaData_ED</text:p>
          </table:table-cell>
          <table:table-cell office:value-type="string" calcext:value-type="string">
            <text:p>TestInstructionChangeMetaData = </text:p>
          </table:table-cell>
          <table:table-cell table:style-name="ce9" table:formula="of:=IF(LEN([.E36]) = 0;[.J36];IF(OR([.E36]=&quot;SubStart&quot;;[.E36]=&quot;SubEnd&quot;);&quot;&quot;;[.K36]))" office:value-type="float" office:value="6" calcext:value-type="float">
            <text:p>6</text:p>
          </table:table-cell>
          <table:table-cell table:style-name="ce9" table:formula="of:=IF([.E36]=&quot;Sub&quot;;[.J35];IF(LEN([.H36])=0;&quot;&quot;;IF([.J35]=&quot;Number&quot;;&quot;&quot;;IF(LEN([.J35])=0;1;[.J35]+1))))" office:value-type="float" office:value="6" calcext:value-type="float">
            <text:p>6</text:p>
          </table:table-cell>
          <table:table-cell table:style-name="ce9" table:formula="of:=IF(LEN([.H36])=0;&quot;&quot;;IF([.K35]=&quot;SubOrder&quot;;&quot;&quot;;IF([.E36]&lt;&gt;&quot;Sub&quot;;&quot;&quot;;IF(LEN([.K35])=0;1;[.K35]+1))))">
            <text:p/>
          </table:table-cell>
          <table:table-cell table:style-name="ce6" office:value-type="string" calcext:value-type="string">
            <text:p>; // The ChangeMetaData-Object</text:p>
          </table:table-cell>
          <table:table-cell table:number-columns-repeated="1012"/>
        </table:table-row>
        <table:table-row table:style-name="ro1">
          <table:table-cell table:style-name="ce15" table:formula="of:=IF(ISBLANK([.B37]);&quot;&quot;;CONCATENATE([.D37];[.F37];[.G37];[.H37];IF(OR([.E37]=&quot;SubStart&quot;;[.E37]=&quot;Sub&quot;);[.K37];[.J37]);[.L37]))">
            <text:p/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7]) = 0;[.J37];IF(OR([.E37]=&quot;SubStart&quot;;[.E37]=&quot;SubEnd&quot;);&quot;&quot;;[.K37]))">
            <text:p/>
          </table:table-cell>
          <table:table-cell table:style-name="ce9" table:formula="of:=IF([.E37]=&quot;Sub&quot;;[.J36];IF(LEN([.H37])=0;&quot;&quot;;IF([.J36]=&quot;Number&quot;;&quot;&quot;;IF(LEN([.J36])=0;1;[.J36]+1))))">
            <text:p/>
          </table:table-cell>
          <table:table-cell table:style-name="ce9" table:formula="of:=IF(LEN([.H37])=0;&quot;&quot;;IF([.K36]=&quot;SubOrder&quot;;&quot;&quot;;IF([.E37]&lt;&gt;&quot;Sub&quot;;&quot;&quot;;IF(LEN([.K36])=0;1;[.K36]+1))))">
            <text:p/>
          </table:table-cell>
          <table:table-cell table:number-columns-repeated="1013"/>
        </table:table-row>
        <table:table-row table:style-name="ro1">
          <table:table-cell table:style-name="ce15" table:formula="of:=IF(ISBLANK([.B38]);&quot;&quot;;CONCATENATE([.D38];[.F38];[.G38];[.H38];IF(OR([.E38]=&quot;SubStart&quot;;[.E38]=&quot;Sub&quot;);[.K38];[.J38]);[.L38]))" office:value-type="string" office:string-value="190205" calcext:value-type="string">
            <text:p>190205</text:p>
          </table:table-cell>
          <table:table-cell table:content-validation-name="val11" office:value-type="string" calcext:value-type="string">
            <text:p>MessageAttribute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8]) = 0;[.J38];IF(OR([.E38]=&quot;SubStart&quot;;[.E38]=&quot;SubEnd&quot;);&quot;&quot;;[.K38]))">
            <text:p/>
          </table:table-cell>
          <table:table-cell table:style-name="ce9" table:formula="of:=IF([.E38]=&quot;Sub&quot;;[.J37];IF(LEN([.H38])=0;&quot;&quot;;IF([.J37]=&quot;Number&quot;;&quot;&quot;;IF(LEN([.J37])=0;1;[.J37]+1))))">
            <text:p/>
          </table:table-cell>
          <table:table-cell table:style-name="ce9" table:formula="of:=IF(LEN([.H38])=0;&quot;&quot;;IF([.K37]=&quot;SubOrder&quot;;&quot;&quot;;IF([.E38]&lt;&gt;&quot;Sub&quot;;&quot;&quot;;IF(LEN([.K37])=0;1;[.K37]+1))))">
            <text:p/>
          </table:table-cell>
          <table:table-cell table:style-name="ce6" office:value-type="string" calcext:value-type="string">
            <text:p>190205</text:p>
          </table:table-cell>
          <table:table-cell table:number-columns-repeated="1012"/>
        </table:table-row>
        <table:table-row table:style-name="ro1">
          <table:table-cell table:style-name="ce15" table:formula="of:=IF(ISBLANK([.B39]);&quot;&quot;;CONCATENATE([.D39];[.F39];[.G39];[.H39];IF(OR([.E39]=&quot;SubStart&quot;;[.E39]=&quot;Sub&quot;);[.K39];[.J39]);[.L39]))" office:value-type="string" office:string-value="}" calcext:value-type="string">
            <text:p>}</text:p>
          </table:table-cell>
          <table:table-cell table:style-name="ce6" table:content-validation-name="val11" office:value-type="string" calcext:value-type="string">
            <text:p>MessageEnd</text:p>
          </table:table-cell>
          <table:table-cell table:style-name="ce6" table:content-validation-name="val2" office:value-type="string" calcext:value-type="string">
            <text:p>EDS</text:p>
          </table:table-cell>
          <table:table-cell office:value-type="string" calcext:value-type="string">
            <text:p>}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39]) = 0;[.J39];IF(OR([.E39]=&quot;SubStart&quot;;[.E39]=&quot;SubEnd&quot;);&quot;&quot;;[.K39]))">
            <text:p/>
          </table:table-cell>
          <table:table-cell table:style-name="ce9" table:formula="of:=IF([.E39]=&quot;Sub&quot;;[.J38];IF(LEN([.H39])=0;&quot;&quot;;IF([.J38]=&quot;Number&quot;;&quot;&quot;;IF(LEN([.J38])=0;1;[.J38]+1))))">
            <text:p/>
          </table:table-cell>
          <table:table-cell table:style-name="ce9" table:formula="of:=IF(LEN([.H39])=0;&quot;&quot;;IF([.K38]=&quot;SubOrder&quot;;&quot;&quot;;IF([.E39]&lt;&gt;&quot;Sub&quot;;&quot;&quot;;IF(LEN([.K38])=0;1;[.K3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40]);&quot;&quot;;CONCATENATE([.D40];[.F40];[.G40];[.H40];IF(OR([.E40]=&quot;SubStart&quot;;[.E40]=&quot;Sub&quot;);[.K40];[.J40]);[.L40]))">
            <text:p/>
          </table:table-cell>
          <table:table-cell table:content-validation-name="val11"/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0]) = 0;[.J40];IF(OR([.E40]=&quot;SubStart&quot;;[.E40]=&quot;SubEnd&quot;);&quot;&quot;;[.K40]))">
            <text:p/>
          </table:table-cell>
          <table:table-cell table:style-name="ce9" table:formula="of:=IF([.E40]=&quot;Sub&quot;;[.J39];IF(LEN([.H40])=0;&quot;&quot;;IF([.J39]=&quot;Number&quot;;&quot;&quot;;IF(LEN([.J39])=0;1;[.J39]+1))))">
            <text:p/>
          </table:table-cell>
          <table:table-cell table:style-name="ce9" table:formula="of:=IF(LEN([.H40])=0;&quot;&quot;;IF([.K39]=&quot;SubOrder&quot;;&quot;&quot;;IF([.E40]&lt;&gt;&quot;Sub&quot;;&quot;&quot;;IF(LEN([.K39])=0;1;[.K39]+1))))">
            <text:p/>
          </table:table-cell>
          <table:table-cell table:number-columns-repeated="1013"/>
        </table:table-row>
        <table:table-row table:style-name="ro1">
          <table:table-cell table:style-name="ce15" table:formula="of:=IF(ISBLANK([.B41]);&quot;&quot;;CONCATENATE([.D41];[.F41];[.G41];[.H41];IF(OR([.E41]=&quot;SubStart&quot;;[.E41]=&quot;Sub&quot;);[.K41];[.J41]);[.L41]))">
            <text:p/>
          </table:table-cell>
          <table:table-cell table:content-validation-name="val11" office:value-type="string" calcext:value-type="string">
            <text:p>MessageStart</text:p>
          </table:table-cell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1]) = 0;[.J41];IF(OR([.E41]=&quot;SubStart&quot;;[.E41]=&quot;SubEnd&quot;);&quot;&quot;;[.K41]))">
            <text:p/>
          </table:table-cell>
          <table:table-cell table:style-name="ce9" table:formula="of:=IF([.E41]=&quot;Sub&quot;;[.J40];IF(LEN([.H41])=0;&quot;&quot;;IF([.J40]=&quot;Number&quot;;&quot;&quot;;IF(LEN([.J40])=0;1;[.J40]+1))))">
            <text:p/>
          </table:table-cell>
          <table:table-cell table:style-name="ce9" table:formula="of:=IF(LEN([.H41])=0;&quot;&quot;;IF([.K40]=&quot;SubOrder&quot;;&quot;&quot;;IF([.E41]&lt;&gt;&quot;Sub&quot;;&quot;&quot;;IF(LEN([.K40])=0;1;[.K40]+1))))">
            <text:p/>
          </table:table-cell>
          <table:table-cell table:number-columns-repeated="1013"/>
        </table:table-row>
        <table:table-row table:style-name="ro1">
          <table:table-cell table:style-name="ce15" table:formula="of:=IF(ISBLANK([.B42]);&quot;&quot;;CONCATENATE([.D42];[.F42];[.G42];[.H42];IF(OR([.E42]=&quot;SubStart&quot;;[.E42]=&quot;Sub&quot;);[.K42];[.J42]);[.L42]))">
            <text:p/>
          </table:table-cell>
          <table:table-cell table:content-validation-name="val11"/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2]) = 0;[.J42];IF(OR([.E42]=&quot;SubStart&quot;;[.E42]=&quot;SubEnd&quot;);&quot;&quot;;[.K42]))">
            <text:p/>
          </table:table-cell>
          <table:table-cell table:style-name="ce9" table:formula="of:=IF([.E42]=&quot;Sub&quot;;[.J41];IF(LEN([.H42])=0;&quot;&quot;;IF([.J41]=&quot;Number&quot;;&quot;&quot;;IF(LEN([.J41])=0;1;[.J41]+1))))">
            <text:p/>
          </table:table-cell>
          <table:table-cell table:style-name="ce9" table:formula="of:=IF(LEN([.H42])=0;&quot;&quot;;IF([.K41]=&quot;SubOrder&quot;;&quot;&quot;;IF([.E42]&lt;&gt;&quot;Sub&quot;;&quot;&quot;;IF(LEN([.K41])=0;1;[.K41]+1))))">
            <text:p/>
          </table:table-cell>
          <table:table-cell table:number-columns-repeated="1013"/>
        </table:table-row>
        <table:table-row table:style-name="ro1">
          <table:table-cell table:style-name="ce15" table:formula="of:=IF(ISBLANK([.B43]);&quot;&quot;;CONCATENATE([.D43];[.F43];[.G43];[.H43];IF(OR([.E43]=&quot;SubStart&quot;;[.E43]=&quot;Sub&quot;);[.K43];[.J43]);[.L43]))">
            <text:p/>
          </table:table-cell>
          <table:table-cell table:content-validation-name="val11"/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3]) = 0;[.J43];IF(OR([.E43]=&quot;SubStart&quot;;[.E43]=&quot;SubEnd&quot;);&quot;&quot;;[.K43]))">
            <text:p/>
          </table:table-cell>
          <table:table-cell table:style-name="ce9" table:formula="of:=IF([.E43]=&quot;Sub&quot;;[.J42];IF(LEN([.H43])=0;&quot;&quot;;IF([.J42]=&quot;Number&quot;;&quot;&quot;;IF(LEN([.J42])=0;1;[.J42]+1))))">
            <text:p/>
          </table:table-cell>
          <table:table-cell table:style-name="ce9" table:formula="of:=IF(LEN([.H43])=0;&quot;&quot;;IF([.K42]=&quot;SubOrder&quot;;&quot;&quot;;IF([.E43]&lt;&gt;&quot;Sub&quot;;&quot;&quot;;IF(LEN([.K42])=0;1;[.K42]+1))))">
            <text:p/>
          </table:table-cell>
          <table:table-cell table:number-columns-repeated="1013"/>
        </table:table-row>
        <table:table-row table:style-name="ro1">
          <table:table-cell table:style-name="ce15" table:formula="of:=IF(ISBLANK([.B44]);&quot;&quot;;CONCATENATE([.D44];[.F44];[.G44];[.H44];IF(OR([.E44]=&quot;SubStart&quot;;[.E44]=&quot;Sub&quot;);[.K44];[.J44]);[.L44]))">
            <text:p/>
          </table:table-cell>
          <table:table-cell table:content-validation-name="val11"/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4]) = 0;[.J44];IF(OR([.E44]=&quot;SubStart&quot;;[.E44]=&quot;SubEnd&quot;);&quot;&quot;;[.K44]))">
            <text:p/>
          </table:table-cell>
          <table:table-cell table:style-name="ce9" table:formula="of:=IF([.E44]=&quot;Sub&quot;;[.J43];IF(LEN([.H44])=0;&quot;&quot;;IF([.J43]=&quot;Number&quot;;&quot;&quot;;IF(LEN([.J43])=0;1;[.J43]+1))))">
            <text:p/>
          </table:table-cell>
          <table:table-cell table:style-name="ce9" table:formula="of:=IF(LEN([.H44])=0;&quot;&quot;;IF([.K43]=&quot;SubOrder&quot;;&quot;&quot;;IF([.E44]&lt;&gt;&quot;Sub&quot;;&quot;&quot;;IF(LEN([.K43])=0;1;[.K43]+1))))">
            <text:p/>
          </table:table-cell>
          <table:table-cell table:number-columns-repeated="1013"/>
        </table:table-row>
        <table:table-row table:style-name="ro1">
          <table:table-cell table:style-name="ce15" table:formula="of:=IF(ISBLANK([.B45]);&quot;&quot;;CONCATENATE([.D45];[.F45];[.G45];[.H45];IF(OR([.E45]=&quot;SubStart&quot;;[.E45]=&quot;Sub&quot;);[.K45];[.J45]);[.L45]))">
            <text:p/>
          </table:table-cell>
          <table:table-cell table:content-validation-name="val11"/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5]) = 0;[.J45];IF(OR([.E45]=&quot;SubStart&quot;;[.E45]=&quot;SubEnd&quot;);&quot;&quot;;[.K45]))">
            <text:p/>
          </table:table-cell>
          <table:table-cell table:style-name="ce9" table:formula="of:=IF([.E45]=&quot;Sub&quot;;[.J44];IF(LEN([.H45])=0;&quot;&quot;;IF([.J44]=&quot;Number&quot;;&quot;&quot;;IF(LEN([.J44])=0;1;[.J44]+1))))">
            <text:p/>
          </table:table-cell>
          <table:table-cell table:style-name="ce9" table:formula="of:=IF(LEN([.H45])=0;&quot;&quot;;IF([.K44]=&quot;SubOrder&quot;;&quot;&quot;;IF([.E45]&lt;&gt;&quot;Sub&quot;;&quot;&quot;;IF(LEN([.K44])=0;1;[.K44]+1))))">
            <text:p/>
          </table:table-cell>
          <table:table-cell table:number-columns-repeated="1013"/>
        </table:table-row>
        <table:table-row table:style-name="ro1">
          <table:table-cell table:style-name="ce15" table:formula="of:=IF(ISBLANK([.B46]);&quot;&quot;;CONCATENATE([.D46];[.F46];[.G46];[.H46];IF(OR([.E46]=&quot;SubStart&quot;;[.E46]=&quot;Sub&quot;);[.K46];[.J46]);[.L46]))">
            <text:p/>
          </table:table-cell>
          <table:table-cell table:content-validation-name="val11"/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6]) = 0;[.J46];IF(OR([.E46]=&quot;SubStart&quot;;[.E46]=&quot;SubEnd&quot;);&quot;&quot;;[.K46]))">
            <text:p/>
          </table:table-cell>
          <table:table-cell table:style-name="ce9" table:formula="of:=IF([.E46]=&quot;Sub&quot;;[.J45];IF(LEN([.H46])=0;&quot;&quot;;IF([.J45]=&quot;Number&quot;;&quot;&quot;;IF(LEN([.J45])=0;1;[.J45]+1))))">
            <text:p/>
          </table:table-cell>
          <table:table-cell table:style-name="ce9" table:formula="of:=IF(LEN([.H46])=0;&quot;&quot;;IF([.K45]=&quot;SubOrder&quot;;&quot;&quot;;IF([.E46]&lt;&gt;&quot;Sub&quot;;&quot;&quot;;IF(LEN([.K45])=0;1;[.K45]+1))))">
            <text:p/>
          </table:table-cell>
          <table:table-cell table:number-columns-repeated="1013"/>
        </table:table-row>
        <table:table-row table:style-name="ro1">
          <table:table-cell table:style-name="ce15" table:formula="of:=IF(ISBLANK([.B47]);&quot;&quot;;CONCATENATE([.D47];[.F47];[.G47];[.H47];IF(OR([.E47]=&quot;SubStart&quot;;[.E47]=&quot;Sub&quot;);[.K47];[.J47]);[.L47]))">
            <text:p/>
          </table:table-cell>
          <table:table-cell table:content-validation-name="val11"/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7]) = 0;[.J47];IF(OR([.E47]=&quot;SubStart&quot;;[.E47]=&quot;SubEnd&quot;);&quot;&quot;;[.K47]))">
            <text:p/>
          </table:table-cell>
          <table:table-cell table:style-name="ce9" table:formula="of:=IF([.E47]=&quot;Sub&quot;;[.J46];IF(LEN([.H47])=0;&quot;&quot;;IF([.J46]=&quot;Number&quot;;&quot;&quot;;IF(LEN([.J46])=0;1;[.J46]+1))))">
            <text:p/>
          </table:table-cell>
          <table:table-cell table:style-name="ce9" table:formula="of:=IF(LEN([.H47])=0;&quot;&quot;;IF([.K46]=&quot;SubOrder&quot;;&quot;&quot;;IF([.E47]&lt;&gt;&quot;Sub&quot;;&quot;&quot;;IF(LEN([.K46])=0;1;[.K4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48]);&quot;&quot;;CONCATENATE([.D48];[.F48];[.G48];[.H48];IF(OR([.E48]=&quot;SubStart&quot;;[.E48]=&quot;Sub&quot;);[.K48];[.J48]);[.L48]))">
            <text:p/>
          </table:table-cell>
          <table:table-cell table:style-name="ce6" table:content-validation-name="val11"/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8]) = 0;[.J48];IF(OR([.E48]=&quot;SubStart&quot;;[.E48]=&quot;SubEnd&quot;);&quot;&quot;;[.K48]))">
            <text:p/>
          </table:table-cell>
          <table:table-cell table:style-name="ce9" table:formula="of:=IF([.E48]=&quot;Sub&quot;;[.J47];IF(LEN([.H48])=0;&quot;&quot;;IF([.J47]=&quot;Number&quot;;&quot;&quot;;IF(LEN([.J47])=0;1;[.J47]+1))))">
            <text:p/>
          </table:table-cell>
          <table:table-cell table:style-name="ce9" table:formula="of:=IF(LEN([.H48])=0;&quot;&quot;;IF([.K47]=&quot;SubOrder&quot;;&quot;&quot;;IF([.E48]&lt;&gt;&quot;Sub&quot;;&quot;&quot;;IF(LEN([.K47])=0;1;[.K4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49]);&quot;&quot;;CONCATENATE([.D49];[.F49];[.G49];[.H49];IF(OR([.E49]=&quot;SubStart&quot;;[.E49]=&quot;Sub&quot;);[.K49];[.J49]);[.L49]))">
            <text:p/>
          </table:table-cell>
          <table:table-cell table:content-validation-name="val11"/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49]) = 0;[.J49];IF(OR([.E49]=&quot;SubStart&quot;;[.E49]=&quot;SubEnd&quot;);&quot;&quot;;[.K49]))">
            <text:p/>
          </table:table-cell>
          <table:table-cell table:style-name="ce9" table:formula="of:=IF([.E49]=&quot;Sub&quot;;[.J48];IF(LEN([.H49])=0;&quot;&quot;;IF([.J48]=&quot;Number&quot;;&quot;&quot;;IF(LEN([.J48])=0;1;[.J48]+1))))">
            <text:p/>
          </table:table-cell>
          <table:table-cell table:style-name="ce9" table:formula="of:=IF(LEN([.H49])=0;&quot;&quot;;IF([.K48]=&quot;SubOrder&quot;;&quot;&quot;;IF([.E49]&lt;&gt;&quot;Sub&quot;;&quot;&quot;;IF(LEN([.K48])=0;1;[.K4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50]);&quot;&quot;;CONCATENATE([.D50];[.F50];[.G50];[.H50];IF(OR([.E50]=&quot;SubStart&quot;;[.E50]=&quot;Sub&quot;);[.K50];[.J50]);[.L50]))">
            <text:p/>
          </table:table-cell>
          <table:table-cell table:content-validation-name="val11"/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0]) = 0;[.J50];IF(OR([.E50]=&quot;SubStart&quot;;[.E50]=&quot;SubEnd&quot;);&quot;&quot;;[.K50]))">
            <text:p/>
          </table:table-cell>
          <table:table-cell table:style-name="ce9" table:formula="of:=IF([.E50]=&quot;Sub&quot;;[.J49];IF(LEN([.H50])=0;&quot;&quot;;IF([.J49]=&quot;Number&quot;;&quot;&quot;;IF(LEN([.J49])=0;1;[.J49]+1))))">
            <text:p/>
          </table:table-cell>
          <table:table-cell table:style-name="ce9" table:formula="of:=IF(LEN([.H50])=0;&quot;&quot;;IF([.K49]=&quot;SubOrder&quot;;&quot;&quot;;IF([.E50]&lt;&gt;&quot;Sub&quot;;&quot;&quot;;IF(LEN([.K49])=0;1;[.K4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51]);&quot;&quot;;CONCATENATE([.D51];[.F51];[.G51];[.H51];IF(OR([.E51]=&quot;SubStart&quot;;[.E51]=&quot;Sub&quot;);[.K51];[.J51]);[.L51]))">
            <text:p/>
          </table:table-cell>
          <table:table-cell table:content-validation-name="val11"/>
          <table:table-cell table:style-name="ce6" table:content-validation-name="val2" office:value-type="string" calcext:value-type="string">
            <text:p>EDS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1]) = 0;[.J51];IF(OR([.E51]=&quot;SubStart&quot;;[.E51]=&quot;SubEnd&quot;);&quot;&quot;;[.K51]))">
            <text:p/>
          </table:table-cell>
          <table:table-cell table:style-name="ce9" table:formula="of:=IF([.E51]=&quot;Sub&quot;;[.J50];IF(LEN([.H51])=0;&quot;&quot;;IF([.J50]=&quot;Number&quot;;&quot;&quot;;IF(LEN([.J50])=0;1;[.J50]+1))))">
            <text:p/>
          </table:table-cell>
          <table:table-cell table:style-name="ce9" table:formula="of:=IF(LEN([.H51])=0;&quot;&quot;;IF([.K50]=&quot;SubOrder&quot;;&quot;&quot;;IF([.E51]&lt;&gt;&quot;Sub&quot;;&quot;&quot;;IF(LEN([.K50])=0;1;[.K5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52]);&quot;&quot;;CONCATENATE([.D52];[.F52];[.G52];[.H52];IF(OR([.E52]=&quot;SubStart&quot;;[.E52]=&quot;Sub&quot;);[.K52];[.J52]);[.L52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2]) = 0;[.J52];IF(OR([.E52]=&quot;SubStart&quot;;[.E52]=&quot;SubEnd&quot;);&quot;&quot;;[.K52]))">
            <text:p/>
          </table:table-cell>
          <table:table-cell table:style-name="ce9" table:formula="of:=IF([.E52]=&quot;Sub&quot;;[.J51];IF(LEN([.H52])=0;&quot;&quot;;IF([.J51]=&quot;Number&quot;;&quot;&quot;;IF(LEN([.J51])=0;1;[.J51]+1))))">
            <text:p/>
          </table:table-cell>
          <table:table-cell table:style-name="ce9" table:formula="of:=IF(LEN([.H52])=0;&quot;&quot;;IF([.K51]=&quot;SubOrder&quot;;&quot;&quot;;IF([.E52]&lt;&gt;&quot;Sub&quot;;&quot;&quot;;IF(LEN([.K51])=0;1;[.K5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53]);&quot;&quot;;CONCATENATE([.D53];[.F53];[.G53];[.H53];IF(OR([.E53]=&quot;SubStart&quot;;[.E53]=&quot;Sub&quot;);[.K53];[.J53]);[.L53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3]) = 0;[.J53];IF(OR([.E53]=&quot;SubStart&quot;;[.E53]=&quot;SubEnd&quot;);&quot;&quot;;[.K53]))">
            <text:p/>
          </table:table-cell>
          <table:table-cell table:style-name="ce9" table:formula="of:=IF([.E53]=&quot;Sub&quot;;[.J52];IF(LEN([.H53])=0;&quot;&quot;;IF([.J52]=&quot;Number&quot;;&quot;&quot;;IF(LEN([.J52])=0;1;[.J52]+1))))">
            <text:p/>
          </table:table-cell>
          <table:table-cell table:style-name="ce9" table:formula="of:=IF(LEN([.H53])=0;&quot;&quot;;IF([.K52]=&quot;SubOrder&quot;;&quot;&quot;;IF([.E53]&lt;&gt;&quot;Sub&quot;;&quot;&quot;;IF(LEN([.K52])=0;1;[.K5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54]);&quot;&quot;;CONCATENATE([.D54];[.F54];[.G54];[.H54];IF(OR([.E54]=&quot;SubStart&quot;;[.E54]=&quot;Sub&quot;);[.K54];[.J54]);[.L54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4]) = 0;[.J54];IF(OR([.E54]=&quot;SubStart&quot;;[.E54]=&quot;SubEnd&quot;);&quot;&quot;;[.K54]))">
            <text:p/>
          </table:table-cell>
          <table:table-cell table:style-name="ce9" table:formula="of:=IF([.E54]=&quot;Sub&quot;;[.J53];IF(LEN([.H54])=0;&quot;&quot;;IF([.J53]=&quot;Number&quot;;&quot;&quot;;IF(LEN([.J53])=0;1;[.J53]+1))))">
            <text:p/>
          </table:table-cell>
          <table:table-cell table:style-name="ce9" table:formula="of:=IF(LEN([.H54])=0;&quot;&quot;;IF([.K53]=&quot;SubOrder&quot;;&quot;&quot;;IF([.E54]&lt;&gt;&quot;Sub&quot;;&quot;&quot;;IF(LEN([.K53])=0;1;[.K5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55]);&quot;&quot;;CONCATENATE([.D55];[.F55];[.G55];[.H55];IF(OR([.E55]=&quot;SubStart&quot;;[.E55]=&quot;Sub&quot;);[.K55];[.J55]);[.L55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5]) = 0;[.J55];IF(OR([.E55]=&quot;SubStart&quot;;[.E55]=&quot;SubEnd&quot;);&quot;&quot;;[.K55]))">
            <text:p/>
          </table:table-cell>
          <table:table-cell table:style-name="ce9" table:formula="of:=IF([.E55]=&quot;Sub&quot;;[.J54];IF(LEN([.H55])=0;&quot;&quot;;IF([.J54]=&quot;Number&quot;;&quot;&quot;;IF(LEN([.J54])=0;1;[.J54]+1))))">
            <text:p/>
          </table:table-cell>
          <table:table-cell table:style-name="ce9" table:formula="of:=IF(LEN([.H55])=0;&quot;&quot;;IF([.K54]=&quot;SubOrder&quot;;&quot;&quot;;IF([.E55]&lt;&gt;&quot;Sub&quot;;&quot;&quot;;IF(LEN([.K54])=0;1;[.K5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56]);&quot;&quot;;CONCATENATE([.D56];[.F56];[.G56];[.H56];IF(OR([.E56]=&quot;SubStart&quot;;[.E56]=&quot;Sub&quot;);[.K56];[.J56]);[.L56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6]) = 0;[.J56];IF(OR([.E56]=&quot;SubStart&quot;;[.E56]=&quot;SubEnd&quot;);&quot;&quot;;[.K56]))">
            <text:p/>
          </table:table-cell>
          <table:table-cell table:style-name="ce9" table:formula="of:=IF([.E56]=&quot;Sub&quot;;[.J55];IF(LEN([.H56])=0;&quot;&quot;;IF([.J55]=&quot;Number&quot;;&quot;&quot;;IF(LEN([.J55])=0;1;[.J55]+1))))">
            <text:p/>
          </table:table-cell>
          <table:table-cell table:style-name="ce9" table:formula="of:=IF(LEN([.H56])=0;&quot;&quot;;IF([.K55]=&quot;SubOrder&quot;;&quot;&quot;;IF([.E56]&lt;&gt;&quot;Sub&quot;;&quot;&quot;;IF(LEN([.K55])=0;1;[.K5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57]);&quot;&quot;;CONCATENATE([.D57];[.F57];[.G57];[.H57];IF(OR([.E57]=&quot;SubStart&quot;;[.E57]=&quot;Sub&quot;);[.K57];[.J57]);[.L57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7]) = 0;[.J57];IF(OR([.E57]=&quot;SubStart&quot;;[.E57]=&quot;SubEnd&quot;);&quot;&quot;;[.K57]))">
            <text:p/>
          </table:table-cell>
          <table:table-cell table:style-name="ce9" table:formula="of:=IF([.E57]=&quot;Sub&quot;;[.J56];IF(LEN([.H57])=0;&quot;&quot;;IF([.J56]=&quot;Number&quot;;&quot;&quot;;IF(LEN([.J56])=0;1;[.J56]+1))))">
            <text:p/>
          </table:table-cell>
          <table:table-cell table:style-name="ce9" table:formula="of:=IF(LEN([.H57])=0;&quot;&quot;;IF([.K56]=&quot;SubOrder&quot;;&quot;&quot;;IF([.E57]&lt;&gt;&quot;Sub&quot;;&quot;&quot;;IF(LEN([.K56])=0;1;[.K5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58]);&quot;&quot;;CONCATENATE([.D58];[.F58];[.G58];[.H58];IF(OR([.E58]=&quot;SubStart&quot;;[.E58]=&quot;Sub&quot;);[.K58];[.J58]);[.L58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8]) = 0;[.J58];IF(OR([.E58]=&quot;SubStart&quot;;[.E58]=&quot;SubEnd&quot;);&quot;&quot;;[.K58]))">
            <text:p/>
          </table:table-cell>
          <table:table-cell table:style-name="ce9" table:formula="of:=IF([.E58]=&quot;Sub&quot;;[.J57];IF(LEN([.H58])=0;&quot;&quot;;IF([.J57]=&quot;Number&quot;;&quot;&quot;;IF(LEN([.J57])=0;1;[.J57]+1))))">
            <text:p/>
          </table:table-cell>
          <table:table-cell table:style-name="ce9" table:formula="of:=IF(LEN([.H58])=0;&quot;&quot;;IF([.K57]=&quot;SubOrder&quot;;&quot;&quot;;IF([.E58]&lt;&gt;&quot;Sub&quot;;&quot;&quot;;IF(LEN([.K57])=0;1;[.K5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59]);&quot;&quot;;CONCATENATE([.D59];[.F59];[.G59];[.H59];IF(OR([.E59]=&quot;SubStart&quot;;[.E59]=&quot;Sub&quot;);[.K59];[.J59]);[.L59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59]) = 0;[.J59];IF(OR([.E59]=&quot;SubStart&quot;;[.E59]=&quot;SubEnd&quot;);&quot;&quot;;[.K59]))">
            <text:p/>
          </table:table-cell>
          <table:table-cell table:style-name="ce9" table:formula="of:=IF([.E59]=&quot;Sub&quot;;[.J58];IF(LEN([.H59])=0;&quot;&quot;;IF([.J58]=&quot;Number&quot;;&quot;&quot;;IF(LEN([.J58])=0;1;[.J58]+1))))">
            <text:p/>
          </table:table-cell>
          <table:table-cell table:style-name="ce9" table:formula="of:=IF(LEN([.H59])=0;&quot;&quot;;IF([.K58]=&quot;SubOrder&quot;;&quot;&quot;;IF([.E59]&lt;&gt;&quot;Sub&quot;;&quot;&quot;;IF(LEN([.K58])=0;1;[.K5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60]);&quot;&quot;;CONCATENATE([.D60];[.F60];[.G60];[.H60];IF(OR([.E60]=&quot;SubStart&quot;;[.E60]=&quot;Sub&quot;);[.K60];[.J60]);[.L60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0]) = 0;[.J60];IF(OR([.E60]=&quot;SubStart&quot;;[.E60]=&quot;SubEnd&quot;);&quot;&quot;;[.K60]))">
            <text:p/>
          </table:table-cell>
          <table:table-cell table:style-name="ce9" table:formula="of:=IF([.E60]=&quot;Sub&quot;;[.J59];IF(LEN([.H60])=0;&quot;&quot;;IF([.J59]=&quot;Number&quot;;&quot;&quot;;IF(LEN([.J59])=0;1;[.J59]+1))))">
            <text:p/>
          </table:table-cell>
          <table:table-cell table:style-name="ce9" table:formula="of:=IF(LEN([.H60])=0;&quot;&quot;;IF([.K59]=&quot;SubOrder&quot;;&quot;&quot;;IF([.E60]&lt;&gt;&quot;Sub&quot;;&quot;&quot;;IF(LEN([.K59])=0;1;[.K5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61]);&quot;&quot;;CONCATENATE([.D61];[.F61];[.G61];[.H61];IF(OR([.E61]=&quot;SubStart&quot;;[.E61]=&quot;Sub&quot;);[.K61];[.J61]);[.L61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1]) = 0;[.J61];IF(OR([.E61]=&quot;SubStart&quot;;[.E61]=&quot;SubEnd&quot;);&quot;&quot;;[.K61]))">
            <text:p/>
          </table:table-cell>
          <table:table-cell table:style-name="ce9" table:formula="of:=IF([.E61]=&quot;Sub&quot;;[.J60];IF(LEN([.H61])=0;&quot;&quot;;IF([.J60]=&quot;Number&quot;;&quot;&quot;;IF(LEN([.J60])=0;1;[.J60]+1))))">
            <text:p/>
          </table:table-cell>
          <table:table-cell table:style-name="ce9" table:formula="of:=IF(LEN([.H61])=0;&quot;&quot;;IF([.K60]=&quot;SubOrder&quot;;&quot;&quot;;IF([.E61]&lt;&gt;&quot;Sub&quot;;&quot;&quot;;IF(LEN([.K60])=0;1;[.K6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62]);&quot;&quot;;CONCATENATE([.D62];[.F62];[.G62];[.H62];IF(OR([.E62]=&quot;SubStart&quot;;[.E62]=&quot;Sub&quot;);[.K62];[.J62]);[.L62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2]) = 0;[.J62];IF(OR([.E62]=&quot;SubStart&quot;;[.E62]=&quot;SubEnd&quot;);&quot;&quot;;[.K62]))">
            <text:p/>
          </table:table-cell>
          <table:table-cell table:style-name="ce9" table:formula="of:=IF([.E62]=&quot;Sub&quot;;[.J61];IF(LEN([.H62])=0;&quot;&quot;;IF([.J61]=&quot;Number&quot;;&quot;&quot;;IF(LEN([.J61])=0;1;[.J61]+1))))">
            <text:p/>
          </table:table-cell>
          <table:table-cell table:style-name="ce9" table:formula="of:=IF(LEN([.H62])=0;&quot;&quot;;IF([.K61]=&quot;SubOrder&quot;;&quot;&quot;;IF([.E62]&lt;&gt;&quot;Sub&quot;;&quot;&quot;;IF(LEN([.K61])=0;1;[.K6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63]);&quot;&quot;;CONCATENATE([.D63];[.F63];[.G63];[.H63];IF(OR([.E63]=&quot;SubStart&quot;;[.E63]=&quot;Sub&quot;);[.K63];[.J63]);[.L63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3]) = 0;[.J63];IF(OR([.E63]=&quot;SubStart&quot;;[.E63]=&quot;SubEnd&quot;);&quot;&quot;;[.K63]))">
            <text:p/>
          </table:table-cell>
          <table:table-cell table:style-name="ce9" table:formula="of:=IF([.E63]=&quot;Sub&quot;;[.J62];IF(LEN([.H63])=0;&quot;&quot;;IF([.J62]=&quot;Number&quot;;&quot;&quot;;IF(LEN([.J62])=0;1;[.J62]+1))))">
            <text:p/>
          </table:table-cell>
          <table:table-cell table:style-name="ce9" table:formula="of:=IF(LEN([.H63])=0;&quot;&quot;;IF([.K62]=&quot;SubOrder&quot;;&quot;&quot;;IF([.E63]&lt;&gt;&quot;Sub&quot;;&quot;&quot;;IF(LEN([.K62])=0;1;[.K6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64]);&quot;&quot;;CONCATENATE([.D64];[.F64];[.G64];[.H64];IF(OR([.E64]=&quot;SubStart&quot;;[.E64]=&quot;Sub&quot;);[.K64];[.J64]);[.L64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4]) = 0;[.J64];IF(OR([.E64]=&quot;SubStart&quot;;[.E64]=&quot;SubEnd&quot;);&quot;&quot;;[.K64]))">
            <text:p/>
          </table:table-cell>
          <table:table-cell table:style-name="ce9" table:formula="of:=IF([.E64]=&quot;Sub&quot;;[.J63];IF(LEN([.H64])=0;&quot;&quot;;IF([.J63]=&quot;Number&quot;;&quot;&quot;;IF(LEN([.J63])=0;1;[.J63]+1))))">
            <text:p/>
          </table:table-cell>
          <table:table-cell table:style-name="ce9" table:formula="of:=IF(LEN([.H64])=0;&quot;&quot;;IF([.K63]=&quot;SubOrder&quot;;&quot;&quot;;IF([.E64]&lt;&gt;&quot;Sub&quot;;&quot;&quot;;IF(LEN([.K63])=0;1;[.K6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65]);&quot;&quot;;CONCATENATE([.D65];[.F65];[.G65];[.H65];IF(OR([.E65]=&quot;SubStart&quot;;[.E65]=&quot;Sub&quot;);[.K65];[.J65]);[.L65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5]) = 0;[.J65];IF(OR([.E65]=&quot;SubStart&quot;;[.E65]=&quot;SubEnd&quot;);&quot;&quot;;[.K65]))">
            <text:p/>
          </table:table-cell>
          <table:table-cell table:style-name="ce9" table:formula="of:=IF([.E65]=&quot;Sub&quot;;[.J64];IF(LEN([.H65])=0;&quot;&quot;;IF([.J64]=&quot;Number&quot;;&quot;&quot;;IF(LEN([.J64])=0;1;[.J64]+1))))">
            <text:p/>
          </table:table-cell>
          <table:table-cell table:style-name="ce9" table:formula="of:=IF(LEN([.H65])=0;&quot;&quot;;IF([.K64]=&quot;SubOrder&quot;;&quot;&quot;;IF([.E65]&lt;&gt;&quot;Sub&quot;;&quot;&quot;;IF(LEN([.K64])=0;1;[.K6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66]);&quot;&quot;;CONCATENATE([.D66];[.F66];[.G66];[.H66];IF(OR([.E66]=&quot;SubStart&quot;;[.E66]=&quot;Sub&quot;);[.K66];[.J66]);[.L66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6]) = 0;[.J66];IF(OR([.E66]=&quot;SubStart&quot;;[.E66]=&quot;SubEnd&quot;);&quot;&quot;;[.K66]))">
            <text:p/>
          </table:table-cell>
          <table:table-cell table:style-name="ce9" table:formula="of:=IF([.E66]=&quot;Sub&quot;;[.J65];IF(LEN([.H66])=0;&quot;&quot;;IF([.J65]=&quot;Number&quot;;&quot;&quot;;IF(LEN([.J65])=0;1;[.J65]+1))))">
            <text:p/>
          </table:table-cell>
          <table:table-cell table:style-name="ce9" table:formula="of:=IF(LEN([.H66])=0;&quot;&quot;;IF([.K65]=&quot;SubOrder&quot;;&quot;&quot;;IF([.E66]&lt;&gt;&quot;Sub&quot;;&quot;&quot;;IF(LEN([.K65])=0;1;[.K6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67]);&quot;&quot;;CONCATENATE([.D67];[.F67];[.G67];[.H67];IF(OR([.E67]=&quot;SubStart&quot;;[.E67]=&quot;Sub&quot;);[.K67];[.J67]);[.L67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7]) = 0;[.J67];IF(OR([.E67]=&quot;SubStart&quot;;[.E67]=&quot;SubEnd&quot;);&quot;&quot;;[.K67]))">
            <text:p/>
          </table:table-cell>
          <table:table-cell table:style-name="ce9" table:formula="of:=IF([.E67]=&quot;Sub&quot;;[.J66];IF(LEN([.H67])=0;&quot;&quot;;IF([.J66]=&quot;Number&quot;;&quot;&quot;;IF(LEN([.J66])=0;1;[.J66]+1))))">
            <text:p/>
          </table:table-cell>
          <table:table-cell table:style-name="ce9" table:formula="of:=IF(LEN([.H67])=0;&quot;&quot;;IF([.K66]=&quot;SubOrder&quot;;&quot;&quot;;IF([.E67]&lt;&gt;&quot;Sub&quot;;&quot;&quot;;IF(LEN([.K66])=0;1;[.K6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68]);&quot;&quot;;CONCATENATE([.D68];[.F68];[.G68];[.H68];IF(OR([.E68]=&quot;SubStart&quot;;[.E68]=&quot;Sub&quot;);[.K68];[.J68]);[.L68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8]) = 0;[.J68];IF(OR([.E68]=&quot;SubStart&quot;;[.E68]=&quot;SubEnd&quot;);&quot;&quot;;[.K68]))">
            <text:p/>
          </table:table-cell>
          <table:table-cell table:style-name="ce9" table:formula="of:=IF([.E68]=&quot;Sub&quot;;[.J67];IF(LEN([.H68])=0;&quot;&quot;;IF([.J67]=&quot;Number&quot;;&quot;&quot;;IF(LEN([.J67])=0;1;[.J67]+1))))">
            <text:p/>
          </table:table-cell>
          <table:table-cell table:style-name="ce9" table:formula="of:=IF(LEN([.H68])=0;&quot;&quot;;IF([.K67]=&quot;SubOrder&quot;;&quot;&quot;;IF([.E68]&lt;&gt;&quot;Sub&quot;;&quot;&quot;;IF(LEN([.K67])=0;1;[.K6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69]);&quot;&quot;;CONCATENATE([.D69];[.F69];[.G69];[.H69];IF(OR([.E69]=&quot;SubStart&quot;;[.E69]=&quot;Sub&quot;);[.K69];[.J69]);[.L69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69]) = 0;[.J69];IF(OR([.E69]=&quot;SubStart&quot;;[.E69]=&quot;SubEnd&quot;);&quot;&quot;;[.K69]))">
            <text:p/>
          </table:table-cell>
          <table:table-cell table:style-name="ce9" table:formula="of:=IF([.E69]=&quot;Sub&quot;;[.J68];IF(LEN([.H69])=0;&quot;&quot;;IF([.J68]=&quot;Number&quot;;&quot;&quot;;IF(LEN([.J68])=0;1;[.J68]+1))))">
            <text:p/>
          </table:table-cell>
          <table:table-cell table:style-name="ce9" table:formula="of:=IF(LEN([.H69])=0;&quot;&quot;;IF([.K68]=&quot;SubOrder&quot;;&quot;&quot;;IF([.E69]&lt;&gt;&quot;Sub&quot;;&quot;&quot;;IF(LEN([.K68])=0;1;[.K6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70]);&quot;&quot;;CONCATENATE([.D70];[.F70];[.G70];[.H70];IF(OR([.E70]=&quot;SubStart&quot;;[.E70]=&quot;Sub&quot;);[.K70];[.J70]);[.L70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70]) = 0;[.J70];IF(OR([.E70]=&quot;SubStart&quot;;[.E70]=&quot;SubEnd&quot;);&quot;&quot;;[.K70]))">
            <text:p/>
          </table:table-cell>
          <table:table-cell table:style-name="ce9" table:formula="of:=IF([.E70]=&quot;Sub&quot;;[.J69];IF(LEN([.H70])=0;&quot;&quot;;IF([.J69]=&quot;Number&quot;;&quot;&quot;;IF(LEN([.J69])=0;1;[.J69]+1))))">
            <text:p/>
          </table:table-cell>
          <table:table-cell table:style-name="ce9" table:formula="of:=IF(LEN([.H70])=0;&quot;&quot;;IF([.K69]=&quot;SubOrder&quot;;&quot;&quot;;IF([.E70]&lt;&gt;&quot;Sub&quot;;&quot;&quot;;IF(LEN([.K69])=0;1;[.K6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71]);&quot;&quot;;CONCATENATE([.D71];[.F71];[.G71];[.H71];IF(OR([.E71]=&quot;SubStart&quot;;[.E71]=&quot;Sub&quot;);[.K71];[.J71]);[.L71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71]) = 0;[.J71];IF(OR([.E71]=&quot;SubStart&quot;;[.E71]=&quot;SubEnd&quot;);&quot;&quot;;[.K71]))">
            <text:p/>
          </table:table-cell>
          <table:table-cell table:style-name="ce9" table:formula="of:=IF([.E71]=&quot;Sub&quot;;[.J70];IF(LEN([.H71])=0;&quot;&quot;;IF([.J70]=&quot;Number&quot;;&quot;&quot;;IF(LEN([.J70])=0;1;[.J70]+1))))">
            <text:p/>
          </table:table-cell>
          <table:table-cell table:style-name="ce9" table:formula="of:=IF(LEN([.H71])=0;&quot;&quot;;IF([.K70]=&quot;SubOrder&quot;;&quot;&quot;;IF([.E71]&lt;&gt;&quot;Sub&quot;;&quot;&quot;;IF(LEN([.K70])=0;1;[.K7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72]);&quot;&quot;;CONCATENATE([.D72];[.F72];[.G72];[.H72];IF(OR([.E72]=&quot;SubStart&quot;;[.E72]=&quot;Sub&quot;);[.K72];[.J72]);[.L72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72]) = 0;[.J72];IF(OR([.E72]=&quot;SubStart&quot;;[.E72]=&quot;SubEnd&quot;);&quot;&quot;;[.K72]))">
            <text:p/>
          </table:table-cell>
          <table:table-cell table:style-name="ce9" table:formula="of:=IF([.E72]=&quot;Sub&quot;;[.J71];IF(LEN([.H72])=0;&quot;&quot;;IF([.J71]=&quot;Number&quot;;&quot;&quot;;IF(LEN([.J71])=0;1;[.J71]+1))))">
            <text:p/>
          </table:table-cell>
          <table:table-cell table:style-name="ce9" table:formula="of:=IF(LEN([.H72])=0;&quot;&quot;;IF([.K71]=&quot;SubOrder&quot;;&quot;&quot;;IF([.E72]&lt;&gt;&quot;Sub&quot;;&quot;&quot;;IF(LEN([.K71])=0;1;[.K7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73]);&quot;&quot;;CONCATENATE([.D73];[.F73];[.G73];[.H73];IF(OR([.E73]=&quot;SubStart&quot;;[.E73]=&quot;Sub&quot;);[.K73];[.J73]);[.L73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73]) = 0;[.J73];IF(OR([.E73]=&quot;SubStart&quot;;[.E73]=&quot;SubEnd&quot;);&quot;&quot;;[.K73]))">
            <text:p/>
          </table:table-cell>
          <table:table-cell table:style-name="ce9" table:formula="of:=IF([.E73]=&quot;Sub&quot;;[.J72];IF(LEN([.H73])=0;&quot;&quot;;IF([.J72]=&quot;Number&quot;;&quot;&quot;;IF(LEN([.J72])=0;1;[.J72]+1))))">
            <text:p/>
          </table:table-cell>
          <table:table-cell table:style-name="ce9" table:formula="of:=IF(LEN([.H73])=0;&quot;&quot;;IF([.K72]=&quot;SubOrder&quot;;&quot;&quot;;IF([.E73]&lt;&gt;&quot;Sub&quot;;&quot;&quot;;IF(LEN([.K72])=0;1;[.K7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74]);&quot;&quot;;CONCATENATE([.D74];[.F74];[.G74];[.H74];IF(OR([.E74]=&quot;SubStart&quot;;[.E74]=&quot;Sub&quot;);[.K74];[.J74]);[.L74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74]) = 0;[.J74];IF(OR([.E74]=&quot;SubStart&quot;;[.E74]=&quot;SubEnd&quot;);&quot;&quot;;[.K74]))">
            <text:p/>
          </table:table-cell>
          <table:table-cell table:style-name="ce9" table:formula="of:=IF([.E74]=&quot;Sub&quot;;[.J73];IF(LEN([.H74])=0;&quot;&quot;;IF([.J73]=&quot;Number&quot;;&quot;&quot;;IF(LEN([.J73])=0;1;[.J73]+1))))">
            <text:p/>
          </table:table-cell>
          <table:table-cell table:style-name="ce9" table:formula="of:=IF(LEN([.H74])=0;&quot;&quot;;IF([.K73]=&quot;SubOrder&quot;;&quot;&quot;;IF([.E74]&lt;&gt;&quot;Sub&quot;;&quot;&quot;;IF(LEN([.K73])=0;1;[.K7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75]);&quot;&quot;;CONCATENATE([.D75];[.F75];[.G75];[.H75];IF(OR([.E75]=&quot;SubStart&quot;;[.E75]=&quot;Sub&quot;);[.K75];[.J75]);[.L75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75]) = 0;[.J75];IF(OR([.E75]=&quot;SubStart&quot;;[.E75]=&quot;SubEnd&quot;);&quot;&quot;;[.K75]))">
            <text:p/>
          </table:table-cell>
          <table:table-cell table:style-name="ce9" table:formula="of:=IF([.E75]=&quot;Sub&quot;;[.J74];IF(LEN([.H75])=0;&quot;&quot;;IF([.J74]=&quot;Number&quot;;&quot;&quot;;IF(LEN([.J74])=0;1;[.J74]+1))))">
            <text:p/>
          </table:table-cell>
          <table:table-cell table:style-name="ce9" table:formula="of:=IF(LEN([.H75])=0;&quot;&quot;;IF([.K74]=&quot;SubOrder&quot;;&quot;&quot;;IF([.E75]&lt;&gt;&quot;Sub&quot;;&quot;&quot;;IF(LEN([.K74])=0;1;[.K7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76]);&quot;&quot;;CONCATENATE([.D76];[.F76];[.G76];[.H76];IF(OR([.E76]=&quot;SubStart&quot;;[.E76]=&quot;Sub&quot;);[.K76];[.J76]);[.L76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76]) = 0;[.J76];IF(OR([.E76]=&quot;SubStart&quot;;[.E76]=&quot;SubEnd&quot;);&quot;&quot;;[.K76]))">
            <text:p/>
          </table:table-cell>
          <table:table-cell table:style-name="ce9" table:formula="of:=IF([.E76]=&quot;Sub&quot;;[.J75];IF(LEN([.H76])=0;&quot;&quot;;IF([.J75]=&quot;Number&quot;;&quot;&quot;;IF(LEN([.J75])=0;1;[.J75]+1))))">
            <text:p/>
          </table:table-cell>
          <table:table-cell table:style-name="ce9" table:formula="of:=IF(LEN([.H76])=0;&quot;&quot;;IF([.K75]=&quot;SubOrder&quot;;&quot;&quot;;IF([.E76]&lt;&gt;&quot;Sub&quot;;&quot;&quot;;IF(LEN([.K75])=0;1;[.K7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77]);&quot;&quot;;CONCATENATE([.D77];[.F77];[.G77];[.H77];IF(OR([.E77]=&quot;SubStart&quot;;[.E77]=&quot;Sub&quot;);[.K77];[.J77]);[.L77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77]) = 0;[.J77];IF(OR([.E77]=&quot;SubStart&quot;;[.E77]=&quot;SubEnd&quot;);&quot;&quot;;[.K77]))">
            <text:p/>
          </table:table-cell>
          <table:table-cell table:style-name="ce9" table:formula="of:=IF([.E77]=&quot;Sub&quot;;[.J76];IF(LEN([.H77])=0;&quot;&quot;;IF([.J76]=&quot;Number&quot;;&quot;&quot;;IF(LEN([.J76])=0;1;[.J76]+1))))">
            <text:p/>
          </table:table-cell>
          <table:table-cell table:style-name="ce9" table:formula="of:=IF(LEN([.H77])=0;&quot;&quot;;IF([.K76]=&quot;SubOrder&quot;;&quot;&quot;;IF([.E77]&lt;&gt;&quot;Sub&quot;;&quot;&quot;;IF(LEN([.K76])=0;1;[.K7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78]);&quot;&quot;;CONCATENATE([.D78];[.F78];[.G78];[.H78];IF(OR([.E78]=&quot;SubStart&quot;;[.E78]=&quot;Sub&quot;);[.K78];[.J78]);[.L78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78]) = 0;[.J78];IF(OR([.E78]=&quot;SubStart&quot;;[.E78]=&quot;SubEnd&quot;);&quot;&quot;;[.K78]))">
            <text:p/>
          </table:table-cell>
          <table:table-cell table:style-name="ce9" table:formula="of:=IF([.E78]=&quot;Sub&quot;;[.J77];IF(LEN([.H78])=0;&quot;&quot;;IF([.J77]=&quot;Number&quot;;&quot;&quot;;IF(LEN([.J77])=0;1;[.J77]+1))))">
            <text:p/>
          </table:table-cell>
          <table:table-cell table:style-name="ce9" table:formula="of:=IF(LEN([.H78])=0;&quot;&quot;;IF([.K77]=&quot;SubOrder&quot;;&quot;&quot;;IF([.E78]&lt;&gt;&quot;Sub&quot;;&quot;&quot;;IF(LEN([.K77])=0;1;[.K7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79]);&quot;&quot;;CONCATENATE([.D79];[.F79];[.G79];[.H79];IF(OR([.E79]=&quot;SubStart&quot;;[.E79]=&quot;Sub&quot;);[.K79];[.J79]);[.L79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79]) = 0;[.J79];IF(OR([.E79]=&quot;SubStart&quot;;[.E79]=&quot;SubEnd&quot;);&quot;&quot;;[.K79]))">
            <text:p/>
          </table:table-cell>
          <table:table-cell table:style-name="ce9" table:formula="of:=IF([.E79]=&quot;Sub&quot;;[.J78];IF(LEN([.H79])=0;&quot;&quot;;IF([.J78]=&quot;Number&quot;;&quot;&quot;;IF(LEN([.J78])=0;1;[.J78]+1))))">
            <text:p/>
          </table:table-cell>
          <table:table-cell table:style-name="ce9" table:formula="of:=IF(LEN([.H79])=0;&quot;&quot;;IF([.K78]=&quot;SubOrder&quot;;&quot;&quot;;IF([.E79]&lt;&gt;&quot;Sub&quot;;&quot;&quot;;IF(LEN([.K78])=0;1;[.K78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80]);&quot;&quot;;CONCATENATE([.D80];[.F80];[.G80];[.H80];IF(OR([.E80]=&quot;SubStart&quot;;[.E80]=&quot;Sub&quot;);[.K80];[.J80]);[.L80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0]) = 0;[.J80];IF(OR([.E80]=&quot;SubStart&quot;;[.E80]=&quot;SubEnd&quot;);&quot;&quot;;[.K80]))">
            <text:p/>
          </table:table-cell>
          <table:table-cell table:style-name="ce9" table:formula="of:=IF([.E80]=&quot;Sub&quot;;[.J79];IF(LEN([.H80])=0;&quot;&quot;;IF([.J79]=&quot;Number&quot;;&quot;&quot;;IF(LEN([.J79])=0;1;[.J79]+1))))">
            <text:p/>
          </table:table-cell>
          <table:table-cell table:style-name="ce9" table:formula="of:=IF(LEN([.H80])=0;&quot;&quot;;IF([.K79]=&quot;SubOrder&quot;;&quot;&quot;;IF([.E80]&lt;&gt;&quot;Sub&quot;;&quot;&quot;;IF(LEN([.K79])=0;1;[.K79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81]);&quot;&quot;;CONCATENATE([.D81];[.F81];[.G81];[.H81];IF(OR([.E81]=&quot;SubStart&quot;;[.E81]=&quot;Sub&quot;);[.K81];[.J81]);[.L81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1]) = 0;[.J81];IF(OR([.E81]=&quot;SubStart&quot;;[.E81]=&quot;SubEnd&quot;);&quot;&quot;;[.K81]))">
            <text:p/>
          </table:table-cell>
          <table:table-cell table:style-name="ce9" table:formula="of:=IF([.E81]=&quot;Sub&quot;;[.J80];IF(LEN([.H81])=0;&quot;&quot;;IF([.J80]=&quot;Number&quot;;&quot;&quot;;IF(LEN([.J80])=0;1;[.J80]+1))))">
            <text:p/>
          </table:table-cell>
          <table:table-cell table:style-name="ce9" table:formula="of:=IF(LEN([.H81])=0;&quot;&quot;;IF([.K80]=&quot;SubOrder&quot;;&quot;&quot;;IF([.E81]&lt;&gt;&quot;Sub&quot;;&quot;&quot;;IF(LEN([.K80])=0;1;[.K80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82]);&quot;&quot;;CONCATENATE([.D82];[.F82];[.G82];[.H82];IF(OR([.E82]=&quot;SubStart&quot;;[.E82]=&quot;Sub&quot;);[.K82];[.J82]);[.L82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2]) = 0;[.J82];IF(OR([.E82]=&quot;SubStart&quot;;[.E82]=&quot;SubEnd&quot;);&quot;&quot;;[.K82]))">
            <text:p/>
          </table:table-cell>
          <table:table-cell table:style-name="ce9" table:formula="of:=IF([.E82]=&quot;Sub&quot;;[.J81];IF(LEN([.H82])=0;&quot;&quot;;IF([.J81]=&quot;Number&quot;;&quot;&quot;;IF(LEN([.J81])=0;1;[.J81]+1))))">
            <text:p/>
          </table:table-cell>
          <table:table-cell table:style-name="ce9" table:formula="of:=IF(LEN([.H82])=0;&quot;&quot;;IF([.K81]=&quot;SubOrder&quot;;&quot;&quot;;IF([.E82]&lt;&gt;&quot;Sub&quot;;&quot;&quot;;IF(LEN([.K81])=0;1;[.K81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83]);&quot;&quot;;CONCATENATE([.D83];[.F83];[.G83];[.H83];IF(OR([.E83]=&quot;SubStart&quot;;[.E83]=&quot;Sub&quot;);[.K83];[.J83]);[.L83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3]) = 0;[.J83];IF(OR([.E83]=&quot;SubStart&quot;;[.E83]=&quot;SubEnd&quot;);&quot;&quot;;[.K83]))">
            <text:p/>
          </table:table-cell>
          <table:table-cell table:style-name="ce9" table:formula="of:=IF([.E83]=&quot;Sub&quot;;[.J82];IF(LEN([.H83])=0;&quot;&quot;;IF([.J82]=&quot;Number&quot;;&quot;&quot;;IF(LEN([.J82])=0;1;[.J82]+1))))">
            <text:p/>
          </table:table-cell>
          <table:table-cell table:style-name="ce9" table:formula="of:=IF(LEN([.H83])=0;&quot;&quot;;IF([.K82]=&quot;SubOrder&quot;;&quot;&quot;;IF([.E83]&lt;&gt;&quot;Sub&quot;;&quot;&quot;;IF(LEN([.K82])=0;1;[.K82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84]);&quot;&quot;;CONCATENATE([.D84];[.F84];[.G84];[.H84];IF(OR([.E84]=&quot;SubStart&quot;;[.E84]=&quot;Sub&quot;);[.K84];[.J84]);[.L84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4]) = 0;[.J84];IF(OR([.E84]=&quot;SubStart&quot;;[.E84]=&quot;SubEnd&quot;);&quot;&quot;;[.K84]))">
            <text:p/>
          </table:table-cell>
          <table:table-cell table:style-name="ce9" table:formula="of:=IF([.E84]=&quot;Sub&quot;;[.J83];IF(LEN([.H84])=0;&quot;&quot;;IF([.J83]=&quot;Number&quot;;&quot;&quot;;IF(LEN([.J83])=0;1;[.J83]+1))))">
            <text:p/>
          </table:table-cell>
          <table:table-cell table:style-name="ce9" table:formula="of:=IF(LEN([.H84])=0;&quot;&quot;;IF([.K83]=&quot;SubOrder&quot;;&quot;&quot;;IF([.E84]&lt;&gt;&quot;Sub&quot;;&quot;&quot;;IF(LEN([.K83])=0;1;[.K83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85]);&quot;&quot;;CONCATENATE([.D85];[.F85];[.G85];[.H85];IF(OR([.E85]=&quot;SubStart&quot;;[.E85]=&quot;Sub&quot;);[.K85];[.J85]);[.L85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5]) = 0;[.J85];IF(OR([.E85]=&quot;SubStart&quot;;[.E85]=&quot;SubEnd&quot;);&quot;&quot;;[.K85]))">
            <text:p/>
          </table:table-cell>
          <table:table-cell table:style-name="ce9" table:formula="of:=IF([.E85]=&quot;Sub&quot;;[.J84];IF(LEN([.H85])=0;&quot;&quot;;IF([.J84]=&quot;Number&quot;;&quot;&quot;;IF(LEN([.J84])=0;1;[.J84]+1))))">
            <text:p/>
          </table:table-cell>
          <table:table-cell table:style-name="ce9" table:formula="of:=IF(LEN([.H85])=0;&quot;&quot;;IF([.K84]=&quot;SubOrder&quot;;&quot;&quot;;IF([.E85]&lt;&gt;&quot;Sub&quot;;&quot;&quot;;IF(LEN([.K84])=0;1;[.K84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86]);&quot;&quot;;CONCATENATE([.D86];[.F86];[.G86];[.H86];IF(OR([.E86]=&quot;SubStart&quot;;[.E86]=&quot;Sub&quot;);[.K86];[.J86]);[.L86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6]) = 0;[.J86];IF(OR([.E86]=&quot;SubStart&quot;;[.E86]=&quot;SubEnd&quot;);&quot;&quot;;[.K86]))">
            <text:p/>
          </table:table-cell>
          <table:table-cell table:style-name="ce9" table:formula="of:=IF([.E86]=&quot;Sub&quot;;[.J85];IF(LEN([.H86])=0;&quot;&quot;;IF([.J85]=&quot;Number&quot;;&quot;&quot;;IF(LEN([.J85])=0;1;[.J85]+1))))">
            <text:p/>
          </table:table-cell>
          <table:table-cell table:style-name="ce9" table:formula="of:=IF(LEN([.H86])=0;&quot;&quot;;IF([.K85]=&quot;SubOrder&quot;;&quot;&quot;;IF([.E86]&lt;&gt;&quot;Sub&quot;;&quot;&quot;;IF(LEN([.K85])=0;1;[.K85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87]);&quot;&quot;;CONCATENATE([.D87];[.F87];[.G87];[.H87];IF(OR([.E87]=&quot;SubStart&quot;;[.E87]=&quot;Sub&quot;);[.K87];[.J87]);[.L87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7]) = 0;[.J87];IF(OR([.E87]=&quot;SubStart&quot;;[.E87]=&quot;SubEnd&quot;);&quot;&quot;;[.K87]))">
            <text:p/>
          </table:table-cell>
          <table:table-cell table:style-name="ce9" table:formula="of:=IF([.E87]=&quot;Sub&quot;;[.J86];IF(LEN([.H87])=0;&quot;&quot;;IF([.J86]=&quot;Number&quot;;&quot;&quot;;IF(LEN([.J86])=0;1;[.J86]+1))))">
            <text:p/>
          </table:table-cell>
          <table:table-cell table:style-name="ce9" table:formula="of:=IF(LEN([.H87])=0;&quot;&quot;;IF([.K86]=&quot;SubOrder&quot;;&quot;&quot;;IF([.E87]&lt;&gt;&quot;Sub&quot;;&quot;&quot;;IF(LEN([.K86])=0;1;[.K86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88]);&quot;&quot;;CONCATENATE([.D88];[.F88];[.G88];[.H88];IF(OR([.E88]=&quot;SubStart&quot;;[.E88]=&quot;Sub&quot;);[.K88];[.J88]);[.L88]))">
            <text:p/>
          </table:table-cell>
          <table:table-cell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8]) = 0;[.J88];IF(OR([.E88]=&quot;SubStart&quot;;[.E88]=&quot;SubEnd&quot;);&quot;&quot;;[.K88]))">
            <text:p/>
          </table:table-cell>
          <table:table-cell table:style-name="ce9" table:formula="of:=IF([.E88]=&quot;Sub&quot;;[.J87];IF(LEN([.H88])=0;&quot;&quot;;IF([.J87]=&quot;Number&quot;;&quot;&quot;;IF(LEN([.J87])=0;1;[.J87]+1))))">
            <text:p/>
          </table:table-cell>
          <table:table-cell table:style-name="ce9" table:formula="of:=IF(LEN([.H88])=0;&quot;&quot;;IF([.K87]=&quot;SubOrder&quot;;&quot;&quot;;IF([.E88]&lt;&gt;&quot;Sub&quot;;&quot;&quot;;IF(LEN([.K87])=0;1;[.K87]+1))))">
            <text:p/>
          </table:table-cell>
          <table:table-cell table:style-name="ce6"/>
          <table:table-cell table:number-columns-repeated="1012"/>
        </table:table-row>
        <table:table-row table:style-name="ro1">
          <table:table-cell table:style-name="ce15" table:formula="of:=IF(ISBLANK([.B89]);&quot;&quot;;CONCATENATE([.D89];[.F89];[.G89];[.H89];IF(OR([.E89]=&quot;SubStart&quot;;[.E89]=&quot;Sub&quot;);[.K89];[.J89]);[.L89]))">
            <text:p/>
          </table:table-cell>
          <table:table-cell table:style-name="ce6" table:content-validation-name="val11" table:number-columns-repeated="2"/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style-name="ce9" table:formula="of:=IF(LEN([.E89]) = 0;[.J89];IF(OR([.E89]=&quot;SubStart&quot;;[.E89]=&quot;SubEnd&quot;);&quot;&quot;;[.K89]))">
            <text:p/>
          </table:table-cell>
          <table:table-cell table:style-name="ce9" table:formula="of:=IF([.E89]=&quot;Sub&quot;;[.J88];IF(LEN([.H89])=0;&quot;&quot;;IF([.J88]=&quot;Number&quot;;&quot;&quot;;IF(LEN([.J88])=0;1;[.J88]+1))))">
            <text:p/>
          </table:table-cell>
          <table:table-cell table:style-name="ce9" table:formula="of:=IF(LEN([.H89])=0;&quot;&quot;;IF([.K88]=&quot;SubOrder&quot;;&quot;&quot;;IF([.E89]&lt;&gt;&quot;Sub&quot;;&quot;&quot;;IF(LEN([.K88])=0;1;[.K88]+1))))">
            <text:p/>
          </table:table-cell>
          <table:table-cell table:style-name="ce6" table:number-columns-repeated="1013"/>
        </table:table-row>
        <table:table-row table:style-name="ro1">
          <table:table-cell table:number-columns-repeated="2" table:style-name="ce4" office:value-type="string" calcext:value-type="string">
            <text:p>#END#</text:p>
          </table:table-cell>
          <table:table-cell table:style-name="ce4"/>
          <table:table-cell table:number-columns-repeated="9" table:style-name="ce4" office:value-type="string" calcext:value-type="string">
            <text:p>#END#</text:p>
          </table:table-cell>
          <table:table-cell table:number-columns-repeated="1012"/>
        </table:table-row>
        <table:table-row table:style-name="ro1">
          <table:table-cell table:style-name="ce16" table:formula="of:=IF(ISBLANK([.B91]);&quot;&quot;;CONCATENATE([.D91];[.F91];[.G91];[.H91];IF(OR([.E91]=&quot;SubStart&quot;;[.E91]=&quot;Sub&quot;);[.K91];[.J91]);[.L91]))">
            <text:p/>
          </table:table-cell>
          <table:table-cell table:number-columns-repeated="7"/>
          <table:table-cell table:style-name="ce9" table:formula="of:=IF(LEN([.E91]) = 0;[.J91];IF(OR([.E91]=&quot;SubStart&quot;;[.E91]=&quot;SubEnd&quot;);&quot;&quot;;[.K91]))">
            <text:p/>
          </table:table-cell>
          <table:table-cell table:style-name="ce9" table:formula="of:=IF([.E91]=&quot;Sub&quot;;[.J90];IF(LEN([.H91])=0;&quot;&quot;;IF([.J90]=&quot;Number&quot;;&quot;&quot;;IF(LEN([.J90])=0;1;[.J90]+1))))">
            <text:p/>
          </table:table-cell>
          <table:table-cell table:style-name="ce9" table:formula="of:=IF(LEN([.H91])=0;&quot;&quot;;IF([.K90]=&quot;SubOrder&quot;;&quot;&quot;;IF([.E91]&lt;&gt;&quot;Sub&quot;;&quot;&quot;;IF(LEN([.K90])=0;1;[.K9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92]);&quot;&quot;;CONCATENATE([.D92];[.F92];[.G92];[.H92];IF(OR([.E92]=&quot;SubStart&quot;;[.E92]=&quot;Sub&quot;);[.K92];[.J92]);[.L92]))">
            <text:p/>
          </table:table-cell>
          <table:table-cell table:number-columns-repeated="7"/>
          <table:table-cell table:style-name="ce9" table:formula="of:=IF(LEN([.E92]) = 0;[.J92];IF(OR([.E92]=&quot;SubStart&quot;;[.E92]=&quot;SubEnd&quot;);&quot;&quot;;[.K92]))">
            <text:p/>
          </table:table-cell>
          <table:table-cell table:style-name="ce9" table:formula="of:=IF([.E92]=&quot;Sub&quot;;[.J91];IF(LEN([.H92])=0;&quot;&quot;;IF([.J91]=&quot;Number&quot;;&quot;&quot;;IF(LEN([.J91])=0;1;[.J91]+1))))">
            <text:p/>
          </table:table-cell>
          <table:table-cell table:style-name="ce9" table:formula="of:=IF(LEN([.H92])=0;&quot;&quot;;IF([.K91]=&quot;SubOrder&quot;;&quot;&quot;;IF([.E92]&lt;&gt;&quot;Sub&quot;;&quot;&quot;;IF(LEN([.K91])=0;1;[.K9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93]);&quot;&quot;;CONCATENATE([.D93];[.F93];[.G93];[.H93];IF(OR([.E93]=&quot;SubStart&quot;;[.E93]=&quot;Sub&quot;);[.K93];[.J93]);[.L93]))">
            <text:p/>
          </table:table-cell>
          <table:table-cell table:number-columns-repeated="7"/>
          <table:table-cell table:style-name="ce9" table:formula="of:=IF(LEN([.E93]) = 0;[.J93];IF(OR([.E93]=&quot;SubStart&quot;;[.E93]=&quot;SubEnd&quot;);&quot;&quot;;[.K93]))">
            <text:p/>
          </table:table-cell>
          <table:table-cell table:style-name="ce9" table:formula="of:=IF([.E93]=&quot;Sub&quot;;[.J92];IF(LEN([.H93])=0;&quot;&quot;;IF([.J92]=&quot;Number&quot;;&quot;&quot;;IF(LEN([.J92])=0;1;[.J92]+1))))">
            <text:p/>
          </table:table-cell>
          <table:table-cell table:style-name="ce9" table:formula="of:=IF(LEN([.H93])=0;&quot;&quot;;IF([.K92]=&quot;SubOrder&quot;;&quot;&quot;;IF([.E93]&lt;&gt;&quot;Sub&quot;;&quot;&quot;;IF(LEN([.K92])=0;1;[.K9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94]);&quot;&quot;;CONCATENATE([.D94];[.F94];[.G94];[.H94];IF(OR([.E94]=&quot;SubStart&quot;;[.E94]=&quot;Sub&quot;);[.K94];[.J94]);[.L94]))">
            <text:p/>
          </table:table-cell>
          <table:table-cell table:number-columns-repeated="7"/>
          <table:table-cell table:style-name="ce9" table:formula="of:=IF(LEN([.E94]) = 0;[.J94];IF(OR([.E94]=&quot;SubStart&quot;;[.E94]=&quot;SubEnd&quot;);&quot;&quot;;[.K94]))">
            <text:p/>
          </table:table-cell>
          <table:table-cell table:style-name="ce9" table:formula="of:=IF([.E94]=&quot;Sub&quot;;[.J93];IF(LEN([.H94])=0;&quot;&quot;;IF([.J93]=&quot;Number&quot;;&quot;&quot;;IF(LEN([.J93])=0;1;[.J93]+1))))">
            <text:p/>
          </table:table-cell>
          <table:table-cell table:style-name="ce9" table:formula="of:=IF(LEN([.H94])=0;&quot;&quot;;IF([.K93]=&quot;SubOrder&quot;;&quot;&quot;;IF([.E94]&lt;&gt;&quot;Sub&quot;;&quot;&quot;;IF(LEN([.K93])=0;1;[.K9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95]);&quot;&quot;;CONCATENATE([.D95];[.F95];[.G95];[.H95];IF(OR([.E95]=&quot;SubStart&quot;;[.E95]=&quot;Sub&quot;);[.K95];[.J95]);[.L95]))">
            <text:p/>
          </table:table-cell>
          <table:table-cell table:number-columns-repeated="7"/>
          <table:table-cell table:style-name="ce9" table:formula="of:=IF(LEN([.E95]) = 0;[.J95];IF(OR([.E95]=&quot;SubStart&quot;;[.E95]=&quot;SubEnd&quot;);&quot;&quot;;[.K95]))">
            <text:p/>
          </table:table-cell>
          <table:table-cell table:style-name="ce9" table:formula="of:=IF([.E95]=&quot;Sub&quot;;[.J94];IF(LEN([.H95])=0;&quot;&quot;;IF([.J94]=&quot;Number&quot;;&quot;&quot;;IF(LEN([.J94])=0;1;[.J94]+1))))">
            <text:p/>
          </table:table-cell>
          <table:table-cell table:style-name="ce9" table:formula="of:=IF(LEN([.H95])=0;&quot;&quot;;IF([.K94]=&quot;SubOrder&quot;;&quot;&quot;;IF([.E95]&lt;&gt;&quot;Sub&quot;;&quot;&quot;;IF(LEN([.K94])=0;1;[.K9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96]);&quot;&quot;;CONCATENATE([.D96];[.F96];[.G96];[.H96];IF(OR([.E96]=&quot;SubStart&quot;;[.E96]=&quot;Sub&quot;);[.K96];[.J96]);[.L96]))">
            <text:p/>
          </table:table-cell>
          <table:table-cell table:number-columns-repeated="7"/>
          <table:table-cell table:style-name="ce9" table:formula="of:=IF(LEN([.E96]) = 0;[.J96];IF(OR([.E96]=&quot;SubStart&quot;;[.E96]=&quot;SubEnd&quot;);&quot;&quot;;[.K96]))">
            <text:p/>
          </table:table-cell>
          <table:table-cell table:style-name="ce9" table:formula="of:=IF([.E96]=&quot;Sub&quot;;[.J95];IF(LEN([.H96])=0;&quot;&quot;;IF([.J95]=&quot;Number&quot;;&quot;&quot;;IF(LEN([.J95])=0;1;[.J95]+1))))">
            <text:p/>
          </table:table-cell>
          <table:table-cell table:style-name="ce9" table:formula="of:=IF(LEN([.H96])=0;&quot;&quot;;IF([.K95]=&quot;SubOrder&quot;;&quot;&quot;;IF([.E96]&lt;&gt;&quot;Sub&quot;;&quot;&quot;;IF(LEN([.K95])=0;1;[.K9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97]);&quot;&quot;;CONCATENATE([.D97];[.F97];[.G97];[.H97];IF(OR([.E97]=&quot;SubStart&quot;;[.E97]=&quot;Sub&quot;);[.K97];[.J97]);[.L97]))">
            <text:p/>
          </table:table-cell>
          <table:table-cell table:number-columns-repeated="7"/>
          <table:table-cell table:style-name="ce9" table:formula="of:=IF(LEN([.E97]) = 0;[.J97];IF(OR([.E97]=&quot;SubStart&quot;;[.E97]=&quot;SubEnd&quot;);&quot;&quot;;[.K97]))">
            <text:p/>
          </table:table-cell>
          <table:table-cell table:style-name="ce9" table:formula="of:=IF([.E97]=&quot;Sub&quot;;[.J96];IF(LEN([.H97])=0;&quot;&quot;;IF([.J96]=&quot;Number&quot;;&quot;&quot;;IF(LEN([.J96])=0;1;[.J96]+1))))">
            <text:p/>
          </table:table-cell>
          <table:table-cell table:style-name="ce9" table:formula="of:=IF(LEN([.H97])=0;&quot;&quot;;IF([.K96]=&quot;SubOrder&quot;;&quot;&quot;;IF([.E97]&lt;&gt;&quot;Sub&quot;;&quot;&quot;;IF(LEN([.K96])=0;1;[.K9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98]);&quot;&quot;;CONCATENATE([.D98];[.F98];[.G98];[.H98];IF(OR([.E98]=&quot;SubStart&quot;;[.E98]=&quot;Sub&quot;);[.K98];[.J98]);[.L98]))">
            <text:p/>
          </table:table-cell>
          <table:table-cell table:number-columns-repeated="7"/>
          <table:table-cell table:style-name="ce9" table:formula="of:=IF(LEN([.E98]) = 0;[.J98];IF(OR([.E98]=&quot;SubStart&quot;;[.E98]=&quot;SubEnd&quot;);&quot;&quot;;[.K98]))">
            <text:p/>
          </table:table-cell>
          <table:table-cell table:style-name="ce9" table:formula="of:=IF([.E98]=&quot;Sub&quot;;[.J97];IF(LEN([.H98])=0;&quot;&quot;;IF([.J97]=&quot;Number&quot;;&quot;&quot;;IF(LEN([.J97])=0;1;[.J97]+1))))">
            <text:p/>
          </table:table-cell>
          <table:table-cell table:style-name="ce9" table:formula="of:=IF(LEN([.H98])=0;&quot;&quot;;IF([.K97]=&quot;SubOrder&quot;;&quot;&quot;;IF([.E98]&lt;&gt;&quot;Sub&quot;;&quot;&quot;;IF(LEN([.K97])=0;1;[.K9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99]);&quot;&quot;;CONCATENATE([.D99];[.F99];[.G99];[.H99];IF(OR([.E99]=&quot;SubStart&quot;;[.E99]=&quot;Sub&quot;);[.K99];[.J99]);[.L99]))">
            <text:p/>
          </table:table-cell>
          <table:table-cell table:number-columns-repeated="7"/>
          <table:table-cell table:style-name="ce9" table:formula="of:=IF(LEN([.E99]) = 0;[.J99];IF(OR([.E99]=&quot;SubStart&quot;;[.E99]=&quot;SubEnd&quot;);&quot;&quot;;[.K99]))">
            <text:p/>
          </table:table-cell>
          <table:table-cell table:style-name="ce9" table:formula="of:=IF([.E99]=&quot;Sub&quot;;[.J98];IF(LEN([.H99])=0;&quot;&quot;;IF([.J98]=&quot;Number&quot;;&quot;&quot;;IF(LEN([.J98])=0;1;[.J98]+1))))">
            <text:p/>
          </table:table-cell>
          <table:table-cell table:style-name="ce9" table:formula="of:=IF(LEN([.H99])=0;&quot;&quot;;IF([.K98]=&quot;SubOrder&quot;;&quot;&quot;;IF([.E99]&lt;&gt;&quot;Sub&quot;;&quot;&quot;;IF(LEN([.K98])=0;1;[.K9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00]);&quot;&quot;;CONCATENATE([.D100];[.F100];[.G100];[.H100];IF(OR([.E100]=&quot;SubStart&quot;;[.E100]=&quot;Sub&quot;);[.K100];[.J100]);[.L100]))">
            <text:p/>
          </table:table-cell>
          <table:table-cell table:number-columns-repeated="7"/>
          <table:table-cell table:style-name="ce9" table:formula="of:=IF(LEN([.E100]) = 0;[.J100];IF(OR([.E100]=&quot;SubStart&quot;;[.E100]=&quot;SubEnd&quot;);&quot;&quot;;[.K100]))">
            <text:p/>
          </table:table-cell>
          <table:table-cell table:style-name="ce9" table:formula="of:=IF([.E100]=&quot;Sub&quot;;[.J99];IF(LEN([.H100])=0;&quot;&quot;;IF([.J99]=&quot;Number&quot;;&quot;&quot;;IF(LEN([.J99])=0;1;[.J99]+1))))">
            <text:p/>
          </table:table-cell>
          <table:table-cell table:style-name="ce9" table:formula="of:=IF(LEN([.H100])=0;&quot;&quot;;IF([.K99]=&quot;SubOrder&quot;;&quot;&quot;;IF([.E100]&lt;&gt;&quot;Sub&quot;;&quot;&quot;;IF(LEN([.K99])=0;1;[.K9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01]);&quot;&quot;;CONCATENATE([.D101];[.F101];[.G101];[.H101];IF(OR([.E101]=&quot;SubStart&quot;;[.E101]=&quot;Sub&quot;);[.K101];[.J101]);[.L101]))">
            <text:p/>
          </table:table-cell>
          <table:table-cell table:number-columns-repeated="7"/>
          <table:table-cell table:style-name="ce9" table:formula="of:=IF(LEN([.E101]) = 0;[.J101];IF(OR([.E101]=&quot;SubStart&quot;;[.E101]=&quot;SubEnd&quot;);&quot;&quot;;[.K101]))">
            <text:p/>
          </table:table-cell>
          <table:table-cell table:style-name="ce9" table:formula="of:=IF([.E101]=&quot;Sub&quot;;[.J100];IF(LEN([.H101])=0;&quot;&quot;;IF([.J100]=&quot;Number&quot;;&quot;&quot;;IF(LEN([.J100])=0;1;[.J100]+1))))">
            <text:p/>
          </table:table-cell>
          <table:table-cell table:style-name="ce9" table:formula="of:=IF(LEN([.H101])=0;&quot;&quot;;IF([.K100]=&quot;SubOrder&quot;;&quot;&quot;;IF([.E101]&lt;&gt;&quot;Sub&quot;;&quot;&quot;;IF(LEN([.K100])=0;1;[.K10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02]);&quot;&quot;;CONCATENATE([.D102];[.F102];[.G102];[.H102];IF(OR([.E102]=&quot;SubStart&quot;;[.E102]=&quot;Sub&quot;);[.K102];[.J102]);[.L102]))">
            <text:p/>
          </table:table-cell>
          <table:table-cell table:number-columns-repeated="7"/>
          <table:table-cell table:style-name="ce9" table:formula="of:=IF(LEN([.E102]) = 0;[.J102];IF(OR([.E102]=&quot;SubStart&quot;;[.E102]=&quot;SubEnd&quot;);&quot;&quot;;[.K102]))">
            <text:p/>
          </table:table-cell>
          <table:table-cell table:style-name="ce9" table:formula="of:=IF([.E102]=&quot;Sub&quot;;[.J101];IF(LEN([.H102])=0;&quot;&quot;;IF([.J101]=&quot;Number&quot;;&quot;&quot;;IF(LEN([.J101])=0;1;[.J101]+1))))">
            <text:p/>
          </table:table-cell>
          <table:table-cell table:style-name="ce9" table:formula="of:=IF(LEN([.H102])=0;&quot;&quot;;IF([.K101]=&quot;SubOrder&quot;;&quot;&quot;;IF([.E102]&lt;&gt;&quot;Sub&quot;;&quot;&quot;;IF(LEN([.K101])=0;1;[.K10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03]);&quot;&quot;;CONCATENATE([.D103];[.F103];[.G103];[.H103];IF(OR([.E103]=&quot;SubStart&quot;;[.E103]=&quot;Sub&quot;);[.K103];[.J103]);[.L103]))">
            <text:p/>
          </table:table-cell>
          <table:table-cell table:number-columns-repeated="7"/>
          <table:table-cell table:style-name="ce9" table:formula="of:=IF(LEN([.E103]) = 0;[.J103];IF(OR([.E103]=&quot;SubStart&quot;;[.E103]=&quot;SubEnd&quot;);&quot;&quot;;[.K103]))">
            <text:p/>
          </table:table-cell>
          <table:table-cell table:style-name="ce9" table:formula="of:=IF([.E103]=&quot;Sub&quot;;[.J102];IF(LEN([.H103])=0;&quot;&quot;;IF([.J102]=&quot;Number&quot;;&quot;&quot;;IF(LEN([.J102])=0;1;[.J102]+1))))">
            <text:p/>
          </table:table-cell>
          <table:table-cell table:style-name="ce9" table:formula="of:=IF(LEN([.H103])=0;&quot;&quot;;IF([.K102]=&quot;SubOrder&quot;;&quot;&quot;;IF([.E103]&lt;&gt;&quot;Sub&quot;;&quot;&quot;;IF(LEN([.K102])=0;1;[.K10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04]);&quot;&quot;;CONCATENATE([.D104];[.F104];[.G104];[.H104];IF(OR([.E104]=&quot;SubStart&quot;;[.E104]=&quot;Sub&quot;);[.K104];[.J104]);[.L104]))">
            <text:p/>
          </table:table-cell>
          <table:table-cell table:number-columns-repeated="7"/>
          <table:table-cell table:style-name="ce9" table:formula="of:=IF(LEN([.E104]) = 0;[.J104];IF(OR([.E104]=&quot;SubStart&quot;;[.E104]=&quot;SubEnd&quot;);&quot;&quot;;[.K104]))">
            <text:p/>
          </table:table-cell>
          <table:table-cell table:style-name="ce9" table:formula="of:=IF([.E104]=&quot;Sub&quot;;[.J103];IF(LEN([.H104])=0;&quot;&quot;;IF([.J103]=&quot;Number&quot;;&quot;&quot;;IF(LEN([.J103])=0;1;[.J103]+1))))">
            <text:p/>
          </table:table-cell>
          <table:table-cell table:style-name="ce9" table:formula="of:=IF(LEN([.H104])=0;&quot;&quot;;IF([.K103]=&quot;SubOrder&quot;;&quot;&quot;;IF([.E104]&lt;&gt;&quot;Sub&quot;;&quot;&quot;;IF(LEN([.K103])=0;1;[.K10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05]);&quot;&quot;;CONCATENATE([.D105];[.F105];[.G105];[.H105];IF(OR([.E105]=&quot;SubStart&quot;;[.E105]=&quot;Sub&quot;);[.K105];[.J105]);[.L105]))">
            <text:p/>
          </table:table-cell>
          <table:table-cell table:number-columns-repeated="7"/>
          <table:table-cell table:style-name="ce9" table:formula="of:=IF(LEN([.E105]) = 0;[.J105];IF(OR([.E105]=&quot;SubStart&quot;;[.E105]=&quot;SubEnd&quot;);&quot;&quot;;[.K105]))">
            <text:p/>
          </table:table-cell>
          <table:table-cell table:style-name="ce9" table:formula="of:=IF([.E105]=&quot;Sub&quot;;[.J104];IF(LEN([.H105])=0;&quot;&quot;;IF([.J104]=&quot;Number&quot;;&quot;&quot;;IF(LEN([.J104])=0;1;[.J104]+1))))">
            <text:p/>
          </table:table-cell>
          <table:table-cell table:style-name="ce9" table:formula="of:=IF(LEN([.H105])=0;&quot;&quot;;IF([.K104]=&quot;SubOrder&quot;;&quot;&quot;;IF([.E105]&lt;&gt;&quot;Sub&quot;;&quot;&quot;;IF(LEN([.K104])=0;1;[.K10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06]);&quot;&quot;;CONCATENATE([.D106];[.F106];[.G106];[.H106];IF(OR([.E106]=&quot;SubStart&quot;;[.E106]=&quot;Sub&quot;);[.K106];[.J106]);[.L106]))">
            <text:p/>
          </table:table-cell>
          <table:table-cell table:number-columns-repeated="7"/>
          <table:table-cell table:style-name="ce9" table:formula="of:=IF(LEN([.E106]) = 0;[.J106];IF(OR([.E106]=&quot;SubStart&quot;;[.E106]=&quot;SubEnd&quot;);&quot;&quot;;[.K106]))">
            <text:p/>
          </table:table-cell>
          <table:table-cell table:style-name="ce9" table:formula="of:=IF([.E106]=&quot;Sub&quot;;[.J105];IF(LEN([.H106])=0;&quot;&quot;;IF([.J105]=&quot;Number&quot;;&quot;&quot;;IF(LEN([.J105])=0;1;[.J105]+1))))">
            <text:p/>
          </table:table-cell>
          <table:table-cell table:style-name="ce9" table:formula="of:=IF(LEN([.H106])=0;&quot;&quot;;IF([.K105]=&quot;SubOrder&quot;;&quot;&quot;;IF([.E106]&lt;&gt;&quot;Sub&quot;;&quot;&quot;;IF(LEN([.K105])=0;1;[.K10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07]);&quot;&quot;;CONCATENATE([.D107];[.F107];[.G107];[.H107];IF(OR([.E107]=&quot;SubStart&quot;;[.E107]=&quot;Sub&quot;);[.K107];[.J107]);[.L107]))">
            <text:p/>
          </table:table-cell>
          <table:table-cell table:number-columns-repeated="7"/>
          <table:table-cell table:style-name="ce9" table:formula="of:=IF(LEN([.E107]) = 0;[.J107];IF(OR([.E107]=&quot;SubStart&quot;;[.E107]=&quot;SubEnd&quot;);&quot;&quot;;[.K107]))">
            <text:p/>
          </table:table-cell>
          <table:table-cell table:style-name="ce9" table:formula="of:=IF([.E107]=&quot;Sub&quot;;[.J106];IF(LEN([.H107])=0;&quot;&quot;;IF([.J106]=&quot;Number&quot;;&quot;&quot;;IF(LEN([.J106])=0;1;[.J106]+1))))">
            <text:p/>
          </table:table-cell>
          <table:table-cell table:style-name="ce9" table:formula="of:=IF(LEN([.H107])=0;&quot;&quot;;IF([.K106]=&quot;SubOrder&quot;;&quot;&quot;;IF([.E107]&lt;&gt;&quot;Sub&quot;;&quot;&quot;;IF(LEN([.K106])=0;1;[.K10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08]);&quot;&quot;;CONCATENATE([.D108];[.F108];[.G108];[.H108];IF(OR([.E108]=&quot;SubStart&quot;;[.E108]=&quot;Sub&quot;);[.K108];[.J108]);[.L108]))">
            <text:p/>
          </table:table-cell>
          <table:table-cell table:number-columns-repeated="7"/>
          <table:table-cell table:style-name="ce9" table:formula="of:=IF(LEN([.E108]) = 0;[.J108];IF(OR([.E108]=&quot;SubStart&quot;;[.E108]=&quot;SubEnd&quot;);&quot;&quot;;[.K108]))">
            <text:p/>
          </table:table-cell>
          <table:table-cell table:style-name="ce9" table:formula="of:=IF([.E108]=&quot;Sub&quot;;[.J107];IF(LEN([.H108])=0;&quot;&quot;;IF([.J107]=&quot;Number&quot;;&quot;&quot;;IF(LEN([.J107])=0;1;[.J107]+1))))">
            <text:p/>
          </table:table-cell>
          <table:table-cell table:style-name="ce9" table:formula="of:=IF(LEN([.H108])=0;&quot;&quot;;IF([.K107]=&quot;SubOrder&quot;;&quot;&quot;;IF([.E108]&lt;&gt;&quot;Sub&quot;;&quot;&quot;;IF(LEN([.K107])=0;1;[.K10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09]);&quot;&quot;;CONCATENATE([.D109];[.F109];[.G109];[.H109];IF(OR([.E109]=&quot;SubStart&quot;;[.E109]=&quot;Sub&quot;);[.K109];[.J109]);[.L109]))">
            <text:p/>
          </table:table-cell>
          <table:table-cell table:number-columns-repeated="7"/>
          <table:table-cell table:style-name="ce9" table:formula="of:=IF(LEN([.E109]) = 0;[.J109];IF(OR([.E109]=&quot;SubStart&quot;;[.E109]=&quot;SubEnd&quot;);&quot;&quot;;[.K109]))">
            <text:p/>
          </table:table-cell>
          <table:table-cell table:style-name="ce9" table:formula="of:=IF([.E109]=&quot;Sub&quot;;[.J108];IF(LEN([.H109])=0;&quot;&quot;;IF([.J108]=&quot;Number&quot;;&quot;&quot;;IF(LEN([.J108])=0;1;[.J108]+1))))">
            <text:p/>
          </table:table-cell>
          <table:table-cell table:style-name="ce9" table:formula="of:=IF(LEN([.H109])=0;&quot;&quot;;IF([.K108]=&quot;SubOrder&quot;;&quot;&quot;;IF([.E109]&lt;&gt;&quot;Sub&quot;;&quot;&quot;;IF(LEN([.K108])=0;1;[.K10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10]);&quot;&quot;;CONCATENATE([.D110];[.F110];[.G110];[.H110];IF(OR([.E110]=&quot;SubStart&quot;;[.E110]=&quot;Sub&quot;);[.K110];[.J110]);[.L110]))">
            <text:p/>
          </table:table-cell>
          <table:table-cell table:number-columns-repeated="7"/>
          <table:table-cell table:style-name="ce9" table:formula="of:=IF(LEN([.E110]) = 0;[.J110];IF(OR([.E110]=&quot;SubStart&quot;;[.E110]=&quot;SubEnd&quot;);&quot;&quot;;[.K110]))">
            <text:p/>
          </table:table-cell>
          <table:table-cell table:style-name="ce9" table:formula="of:=IF([.E110]=&quot;Sub&quot;;[.J109];IF(LEN([.H110])=0;&quot;&quot;;IF([.J109]=&quot;Number&quot;;&quot;&quot;;IF(LEN([.J109])=0;1;[.J109]+1))))">
            <text:p/>
          </table:table-cell>
          <table:table-cell table:style-name="ce9" table:formula="of:=IF(LEN([.H110])=0;&quot;&quot;;IF([.K109]=&quot;SubOrder&quot;;&quot;&quot;;IF([.E110]&lt;&gt;&quot;Sub&quot;;&quot;&quot;;IF(LEN([.K109])=0;1;[.K10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11]);&quot;&quot;;CONCATENATE([.D111];[.F111];[.G111];[.H111];IF(OR([.E111]=&quot;SubStart&quot;;[.E111]=&quot;Sub&quot;);[.K111];[.J111]);[.L111]))">
            <text:p/>
          </table:table-cell>
          <table:table-cell table:number-columns-repeated="7"/>
          <table:table-cell table:style-name="ce9" table:formula="of:=IF(LEN([.E111]) = 0;[.J111];IF(OR([.E111]=&quot;SubStart&quot;;[.E111]=&quot;SubEnd&quot;);&quot;&quot;;[.K111]))">
            <text:p/>
          </table:table-cell>
          <table:table-cell table:style-name="ce9" table:formula="of:=IF([.E111]=&quot;Sub&quot;;[.J110];IF(LEN([.H111])=0;&quot;&quot;;IF([.J110]=&quot;Number&quot;;&quot;&quot;;IF(LEN([.J110])=0;1;[.J110]+1))))">
            <text:p/>
          </table:table-cell>
          <table:table-cell table:style-name="ce9" table:formula="of:=IF(LEN([.H111])=0;&quot;&quot;;IF([.K110]=&quot;SubOrder&quot;;&quot;&quot;;IF([.E111]&lt;&gt;&quot;Sub&quot;;&quot;&quot;;IF(LEN([.K110])=0;1;[.K11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12]);&quot;&quot;;CONCATENATE([.D112];[.F112];[.G112];[.H112];IF(OR([.E112]=&quot;SubStart&quot;;[.E112]=&quot;Sub&quot;);[.K112];[.J112]);[.L112]))">
            <text:p/>
          </table:table-cell>
          <table:table-cell table:number-columns-repeated="7"/>
          <table:table-cell table:style-name="ce9" table:formula="of:=IF(LEN([.E112]) = 0;[.J112];IF(OR([.E112]=&quot;SubStart&quot;;[.E112]=&quot;SubEnd&quot;);&quot;&quot;;[.K112]))">
            <text:p/>
          </table:table-cell>
          <table:table-cell table:style-name="ce9" table:formula="of:=IF([.E112]=&quot;Sub&quot;;[.J111];IF(LEN([.H112])=0;&quot;&quot;;IF([.J111]=&quot;Number&quot;;&quot;&quot;;IF(LEN([.J111])=0;1;[.J111]+1))))">
            <text:p/>
          </table:table-cell>
          <table:table-cell table:style-name="ce9" table:formula="of:=IF(LEN([.H112])=0;&quot;&quot;;IF([.K111]=&quot;SubOrder&quot;;&quot;&quot;;IF([.E112]&lt;&gt;&quot;Sub&quot;;&quot;&quot;;IF(LEN([.K111])=0;1;[.K11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13]);&quot;&quot;;CONCATENATE([.D113];[.F113];[.G113];[.H113];IF(OR([.E113]=&quot;SubStart&quot;;[.E113]=&quot;Sub&quot;);[.K113];[.J113]);[.L113]))">
            <text:p/>
          </table:table-cell>
          <table:table-cell table:number-columns-repeated="7"/>
          <table:table-cell table:style-name="ce9" table:formula="of:=IF(LEN([.E113]) = 0;[.J113];IF(OR([.E113]=&quot;SubStart&quot;;[.E113]=&quot;SubEnd&quot;);&quot;&quot;;[.K113]))">
            <text:p/>
          </table:table-cell>
          <table:table-cell table:style-name="ce9" table:formula="of:=IF([.E113]=&quot;Sub&quot;;[.J112];IF(LEN([.H113])=0;&quot;&quot;;IF([.J112]=&quot;Number&quot;;&quot;&quot;;IF(LEN([.J112])=0;1;[.J112]+1))))">
            <text:p/>
          </table:table-cell>
          <table:table-cell table:style-name="ce9" table:formula="of:=IF(LEN([.H113])=0;&quot;&quot;;IF([.K112]=&quot;SubOrder&quot;;&quot;&quot;;IF([.E113]&lt;&gt;&quot;Sub&quot;;&quot;&quot;;IF(LEN([.K112])=0;1;[.K11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14]);&quot;&quot;;CONCATENATE([.D114];[.F114];[.G114];[.H114];IF(OR([.E114]=&quot;SubStart&quot;;[.E114]=&quot;Sub&quot;);[.K114];[.J114]);[.L114]))">
            <text:p/>
          </table:table-cell>
          <table:table-cell table:number-columns-repeated="7"/>
          <table:table-cell table:style-name="ce9" table:formula="of:=IF(LEN([.E114]) = 0;[.J114];IF(OR([.E114]=&quot;SubStart&quot;;[.E114]=&quot;SubEnd&quot;);&quot;&quot;;[.K114]))">
            <text:p/>
          </table:table-cell>
          <table:table-cell table:style-name="ce9" table:formula="of:=IF([.E114]=&quot;Sub&quot;;[.J113];IF(LEN([.H114])=0;&quot;&quot;;IF([.J113]=&quot;Number&quot;;&quot;&quot;;IF(LEN([.J113])=0;1;[.J113]+1))))">
            <text:p/>
          </table:table-cell>
          <table:table-cell table:style-name="ce9" table:formula="of:=IF(LEN([.H114])=0;&quot;&quot;;IF([.K113]=&quot;SubOrder&quot;;&quot;&quot;;IF([.E114]&lt;&gt;&quot;Sub&quot;;&quot;&quot;;IF(LEN([.K113])=0;1;[.K11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15]);&quot;&quot;;CONCATENATE([.D115];[.F115];[.G115];[.H115];IF(OR([.E115]=&quot;SubStart&quot;;[.E115]=&quot;Sub&quot;);[.K115];[.J115]);[.L115]))">
            <text:p/>
          </table:table-cell>
          <table:table-cell table:number-columns-repeated="7"/>
          <table:table-cell table:style-name="ce9" table:formula="of:=IF(LEN([.E115]) = 0;[.J115];IF(OR([.E115]=&quot;SubStart&quot;;[.E115]=&quot;SubEnd&quot;);&quot;&quot;;[.K115]))">
            <text:p/>
          </table:table-cell>
          <table:table-cell table:style-name="ce9" table:formula="of:=IF([.E115]=&quot;Sub&quot;;[.J114];IF(LEN([.H115])=0;&quot;&quot;;IF([.J114]=&quot;Number&quot;;&quot;&quot;;IF(LEN([.J114])=0;1;[.J114]+1))))">
            <text:p/>
          </table:table-cell>
          <table:table-cell table:style-name="ce9" table:formula="of:=IF(LEN([.H115])=0;&quot;&quot;;IF([.K114]=&quot;SubOrder&quot;;&quot;&quot;;IF([.E115]&lt;&gt;&quot;Sub&quot;;&quot;&quot;;IF(LEN([.K114])=0;1;[.K11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16]);&quot;&quot;;CONCATENATE([.D116];[.F116];[.G116];[.H116];IF(OR([.E116]=&quot;SubStart&quot;;[.E116]=&quot;Sub&quot;);[.K116];[.J116]);[.L116]))">
            <text:p/>
          </table:table-cell>
          <table:table-cell table:number-columns-repeated="7"/>
          <table:table-cell table:style-name="ce9" table:formula="of:=IF(LEN([.E116]) = 0;[.J116];IF(OR([.E116]=&quot;SubStart&quot;;[.E116]=&quot;SubEnd&quot;);&quot;&quot;;[.K116]))">
            <text:p/>
          </table:table-cell>
          <table:table-cell table:style-name="ce9" table:formula="of:=IF([.E116]=&quot;Sub&quot;;[.J115];IF(LEN([.H116])=0;&quot;&quot;;IF([.J115]=&quot;Number&quot;;&quot;&quot;;IF(LEN([.J115])=0;1;[.J115]+1))))">
            <text:p/>
          </table:table-cell>
          <table:table-cell table:style-name="ce9" table:formula="of:=IF(LEN([.H116])=0;&quot;&quot;;IF([.K115]=&quot;SubOrder&quot;;&quot;&quot;;IF([.E116]&lt;&gt;&quot;Sub&quot;;&quot;&quot;;IF(LEN([.K115])=0;1;[.K11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17]);&quot;&quot;;CONCATENATE([.D117];[.F117];[.G117];[.H117];IF(OR([.E117]=&quot;SubStart&quot;;[.E117]=&quot;Sub&quot;);[.K117];[.J117]);[.L117]))">
            <text:p/>
          </table:table-cell>
          <table:table-cell table:number-columns-repeated="7"/>
          <table:table-cell table:style-name="ce9" table:formula="of:=IF(LEN([.E117]) = 0;[.J117];IF(OR([.E117]=&quot;SubStart&quot;;[.E117]=&quot;SubEnd&quot;);&quot;&quot;;[.K117]))">
            <text:p/>
          </table:table-cell>
          <table:table-cell table:style-name="ce9" table:formula="of:=IF([.E117]=&quot;Sub&quot;;[.J116];IF(LEN([.H117])=0;&quot;&quot;;IF([.J116]=&quot;Number&quot;;&quot;&quot;;IF(LEN([.J116])=0;1;[.J116]+1))))">
            <text:p/>
          </table:table-cell>
          <table:table-cell table:style-name="ce9" table:formula="of:=IF(LEN([.H117])=0;&quot;&quot;;IF([.K116]=&quot;SubOrder&quot;;&quot;&quot;;IF([.E117]&lt;&gt;&quot;Sub&quot;;&quot;&quot;;IF(LEN([.K116])=0;1;[.K11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18]);&quot;&quot;;CONCATENATE([.D118];[.F118];[.G118];[.H118];IF(OR([.E118]=&quot;SubStart&quot;;[.E118]=&quot;Sub&quot;);[.K118];[.J118]);[.L118]))">
            <text:p/>
          </table:table-cell>
          <table:table-cell table:number-columns-repeated="7"/>
          <table:table-cell table:style-name="ce9" table:formula="of:=IF(LEN([.E118]) = 0;[.J118];IF(OR([.E118]=&quot;SubStart&quot;;[.E118]=&quot;SubEnd&quot;);&quot;&quot;;[.K118]))">
            <text:p/>
          </table:table-cell>
          <table:table-cell table:style-name="ce9" table:formula="of:=IF([.E118]=&quot;Sub&quot;;[.J117];IF(LEN([.H118])=0;&quot;&quot;;IF([.J117]=&quot;Number&quot;;&quot;&quot;;IF(LEN([.J117])=0;1;[.J117]+1))))">
            <text:p/>
          </table:table-cell>
          <table:table-cell table:style-name="ce9" table:formula="of:=IF(LEN([.H118])=0;&quot;&quot;;IF([.K117]=&quot;SubOrder&quot;;&quot;&quot;;IF([.E118]&lt;&gt;&quot;Sub&quot;;&quot;&quot;;IF(LEN([.K117])=0;1;[.K11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19]);&quot;&quot;;CONCATENATE([.D119];[.F119];[.G119];[.H119];IF(OR([.E119]=&quot;SubStart&quot;;[.E119]=&quot;Sub&quot;);[.K119];[.J119]);[.L119]))">
            <text:p/>
          </table:table-cell>
          <table:table-cell table:number-columns-repeated="7"/>
          <table:table-cell table:style-name="ce9" table:formula="of:=IF(LEN([.E119]) = 0;[.J119];IF(OR([.E119]=&quot;SubStart&quot;;[.E119]=&quot;SubEnd&quot;);&quot;&quot;;[.K119]))">
            <text:p/>
          </table:table-cell>
          <table:table-cell table:style-name="ce9" table:formula="of:=IF([.E119]=&quot;Sub&quot;;[.J118];IF(LEN([.H119])=0;&quot;&quot;;IF([.J118]=&quot;Number&quot;;&quot;&quot;;IF(LEN([.J118])=0;1;[.J118]+1))))">
            <text:p/>
          </table:table-cell>
          <table:table-cell table:style-name="ce9" table:formula="of:=IF(LEN([.H119])=0;&quot;&quot;;IF([.K118]=&quot;SubOrder&quot;;&quot;&quot;;IF([.E119]&lt;&gt;&quot;Sub&quot;;&quot;&quot;;IF(LEN([.K118])=0;1;[.K11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20]);&quot;&quot;;CONCATENATE([.D120];[.F120];[.G120];[.H120];IF(OR([.E120]=&quot;SubStart&quot;;[.E120]=&quot;Sub&quot;);[.K120];[.J120]);[.L120]))">
            <text:p/>
          </table:table-cell>
          <table:table-cell table:number-columns-repeated="7"/>
          <table:table-cell table:style-name="ce9" table:formula="of:=IF(LEN([.E120]) = 0;[.J120];IF(OR([.E120]=&quot;SubStart&quot;;[.E120]=&quot;SubEnd&quot;);&quot;&quot;;[.K120]))">
            <text:p/>
          </table:table-cell>
          <table:table-cell table:style-name="ce9" table:formula="of:=IF([.E120]=&quot;Sub&quot;;[.J119];IF(LEN([.H120])=0;&quot;&quot;;IF([.J119]=&quot;Number&quot;;&quot;&quot;;IF(LEN([.J119])=0;1;[.J119]+1))))">
            <text:p/>
          </table:table-cell>
          <table:table-cell table:style-name="ce9" table:formula="of:=IF(LEN([.H120])=0;&quot;&quot;;IF([.K119]=&quot;SubOrder&quot;;&quot;&quot;;IF([.E120]&lt;&gt;&quot;Sub&quot;;&quot;&quot;;IF(LEN([.K119])=0;1;[.K11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21]);&quot;&quot;;CONCATENATE([.D121];[.F121];[.G121];[.H121];IF(OR([.E121]=&quot;SubStart&quot;;[.E121]=&quot;Sub&quot;);[.K121];[.J121]);[.L121]))">
            <text:p/>
          </table:table-cell>
          <table:table-cell table:number-columns-repeated="7"/>
          <table:table-cell table:style-name="ce9" table:formula="of:=IF(LEN([.E121]) = 0;[.J121];IF(OR([.E121]=&quot;SubStart&quot;;[.E121]=&quot;SubEnd&quot;);&quot;&quot;;[.K121]))">
            <text:p/>
          </table:table-cell>
          <table:table-cell table:style-name="ce9" table:formula="of:=IF([.E121]=&quot;Sub&quot;;[.J120];IF(LEN([.H121])=0;&quot;&quot;;IF([.J120]=&quot;Number&quot;;&quot;&quot;;IF(LEN([.J120])=0;1;[.J120]+1))))">
            <text:p/>
          </table:table-cell>
          <table:table-cell table:style-name="ce9" table:formula="of:=IF(LEN([.H121])=0;&quot;&quot;;IF([.K120]=&quot;SubOrder&quot;;&quot;&quot;;IF([.E121]&lt;&gt;&quot;Sub&quot;;&quot;&quot;;IF(LEN([.K120])=0;1;[.K12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22]);&quot;&quot;;CONCATENATE([.D122];[.F122];[.G122];[.H122];IF(OR([.E122]=&quot;SubStart&quot;;[.E122]=&quot;Sub&quot;);[.K122];[.J122]);[.L122]))">
            <text:p/>
          </table:table-cell>
          <table:table-cell table:number-columns-repeated="7"/>
          <table:table-cell table:style-name="ce9" table:formula="of:=IF(LEN([.E122]) = 0;[.J122];IF(OR([.E122]=&quot;SubStart&quot;;[.E122]=&quot;SubEnd&quot;);&quot;&quot;;[.K122]))">
            <text:p/>
          </table:table-cell>
          <table:table-cell table:style-name="ce9" table:formula="of:=IF([.E122]=&quot;Sub&quot;;[.J121];IF(LEN([.H122])=0;&quot;&quot;;IF([.J121]=&quot;Number&quot;;&quot;&quot;;IF(LEN([.J121])=0;1;[.J121]+1))))">
            <text:p/>
          </table:table-cell>
          <table:table-cell table:style-name="ce9" table:formula="of:=IF(LEN([.H122])=0;&quot;&quot;;IF([.K121]=&quot;SubOrder&quot;;&quot;&quot;;IF([.E122]&lt;&gt;&quot;Sub&quot;;&quot;&quot;;IF(LEN([.K121])=0;1;[.K12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23]);&quot;&quot;;CONCATENATE([.D123];[.F123];[.G123];[.H123];IF(OR([.E123]=&quot;SubStart&quot;;[.E123]=&quot;Sub&quot;);[.K123];[.J123]);[.L123]))">
            <text:p/>
          </table:table-cell>
          <table:table-cell table:number-columns-repeated="7"/>
          <table:table-cell table:style-name="ce9" table:formula="of:=IF(LEN([.E123]) = 0;[.J123];IF(OR([.E123]=&quot;SubStart&quot;;[.E123]=&quot;SubEnd&quot;);&quot;&quot;;[.K123]))">
            <text:p/>
          </table:table-cell>
          <table:table-cell table:style-name="ce9" table:formula="of:=IF([.E123]=&quot;Sub&quot;;[.J122];IF(LEN([.H123])=0;&quot;&quot;;IF([.J122]=&quot;Number&quot;;&quot;&quot;;IF(LEN([.J122])=0;1;[.J122]+1))))">
            <text:p/>
          </table:table-cell>
          <table:table-cell table:style-name="ce9" table:formula="of:=IF(LEN([.H123])=0;&quot;&quot;;IF([.K122]=&quot;SubOrder&quot;;&quot;&quot;;IF([.E123]&lt;&gt;&quot;Sub&quot;;&quot;&quot;;IF(LEN([.K122])=0;1;[.K12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24]);&quot;&quot;;CONCATENATE([.D124];[.F124];[.G124];[.H124];IF(OR([.E124]=&quot;SubStart&quot;;[.E124]=&quot;Sub&quot;);[.K124];[.J124]);[.L124]))">
            <text:p/>
          </table:table-cell>
          <table:table-cell table:number-columns-repeated="7"/>
          <table:table-cell table:style-name="ce9" table:formula="of:=IF(LEN([.E124]) = 0;[.J124];IF(OR([.E124]=&quot;SubStart&quot;;[.E124]=&quot;SubEnd&quot;);&quot;&quot;;[.K124]))">
            <text:p/>
          </table:table-cell>
          <table:table-cell table:style-name="ce9" table:formula="of:=IF([.E124]=&quot;Sub&quot;;[.J123];IF(LEN([.H124])=0;&quot;&quot;;IF([.J123]=&quot;Number&quot;;&quot;&quot;;IF(LEN([.J123])=0;1;[.J123]+1))))">
            <text:p/>
          </table:table-cell>
          <table:table-cell table:style-name="ce9" table:formula="of:=IF(LEN([.H124])=0;&quot;&quot;;IF([.K123]=&quot;SubOrder&quot;;&quot;&quot;;IF([.E124]&lt;&gt;&quot;Sub&quot;;&quot;&quot;;IF(LEN([.K123])=0;1;[.K12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25]);&quot;&quot;;CONCATENATE([.D125];[.F125];[.G125];[.H125];IF(OR([.E125]=&quot;SubStart&quot;;[.E125]=&quot;Sub&quot;);[.K125];[.J125]);[.L125]))">
            <text:p/>
          </table:table-cell>
          <table:table-cell table:number-columns-repeated="7"/>
          <table:table-cell table:style-name="ce9" table:formula="of:=IF(LEN([.E125]) = 0;[.J125];IF(OR([.E125]=&quot;SubStart&quot;;[.E125]=&quot;SubEnd&quot;);&quot;&quot;;[.K125]))">
            <text:p/>
          </table:table-cell>
          <table:table-cell table:style-name="ce9" table:formula="of:=IF([.E125]=&quot;Sub&quot;;[.J124];IF(LEN([.H125])=0;&quot;&quot;;IF([.J124]=&quot;Number&quot;;&quot;&quot;;IF(LEN([.J124])=0;1;[.J124]+1))))">
            <text:p/>
          </table:table-cell>
          <table:table-cell table:style-name="ce9" table:formula="of:=IF(LEN([.H125])=0;&quot;&quot;;IF([.K124]=&quot;SubOrder&quot;;&quot;&quot;;IF([.E125]&lt;&gt;&quot;Sub&quot;;&quot;&quot;;IF(LEN([.K124])=0;1;[.K12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26]);&quot;&quot;;CONCATENATE([.D126];[.F126];[.G126];[.H126];IF(OR([.E126]=&quot;SubStart&quot;;[.E126]=&quot;Sub&quot;);[.K126];[.J126]);[.L126]))">
            <text:p/>
          </table:table-cell>
          <table:table-cell table:number-columns-repeated="7"/>
          <table:table-cell table:style-name="ce9" table:formula="of:=IF(LEN([.E126]) = 0;[.J126];IF(OR([.E126]=&quot;SubStart&quot;;[.E126]=&quot;SubEnd&quot;);&quot;&quot;;[.K126]))">
            <text:p/>
          </table:table-cell>
          <table:table-cell table:style-name="ce9" table:formula="of:=IF([.E126]=&quot;Sub&quot;;[.J125];IF(LEN([.H126])=0;&quot;&quot;;IF([.J125]=&quot;Number&quot;;&quot;&quot;;IF(LEN([.J125])=0;1;[.J125]+1))))">
            <text:p/>
          </table:table-cell>
          <table:table-cell table:style-name="ce9" table:formula="of:=IF(LEN([.H126])=0;&quot;&quot;;IF([.K125]=&quot;SubOrder&quot;;&quot;&quot;;IF([.E126]&lt;&gt;&quot;Sub&quot;;&quot;&quot;;IF(LEN([.K125])=0;1;[.K12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27]);&quot;&quot;;CONCATENATE([.D127];[.F127];[.G127];[.H127];IF(OR([.E127]=&quot;SubStart&quot;;[.E127]=&quot;Sub&quot;);[.K127];[.J127]);[.L127]))">
            <text:p/>
          </table:table-cell>
          <table:table-cell table:number-columns-repeated="7"/>
          <table:table-cell table:style-name="ce9" table:formula="of:=IF(LEN([.E127]) = 0;[.J127];IF(OR([.E127]=&quot;SubStart&quot;;[.E127]=&quot;SubEnd&quot;);&quot;&quot;;[.K127]))">
            <text:p/>
          </table:table-cell>
          <table:table-cell table:style-name="ce9" table:formula="of:=IF([.E127]=&quot;Sub&quot;;[.J126];IF(LEN([.H127])=0;&quot;&quot;;IF([.J126]=&quot;Number&quot;;&quot;&quot;;IF(LEN([.J126])=0;1;[.J126]+1))))">
            <text:p/>
          </table:table-cell>
          <table:table-cell table:style-name="ce9" table:formula="of:=IF(LEN([.H127])=0;&quot;&quot;;IF([.K126]=&quot;SubOrder&quot;;&quot;&quot;;IF([.E127]&lt;&gt;&quot;Sub&quot;;&quot;&quot;;IF(LEN([.K126])=0;1;[.K12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28]);&quot;&quot;;CONCATENATE([.D128];[.F128];[.G128];[.H128];IF(OR([.E128]=&quot;SubStart&quot;;[.E128]=&quot;Sub&quot;);[.K128];[.J128]);[.L128]))">
            <text:p/>
          </table:table-cell>
          <table:table-cell table:number-columns-repeated="7"/>
          <table:table-cell table:style-name="ce9" table:formula="of:=IF(LEN([.E128]) = 0;[.J128];IF(OR([.E128]=&quot;SubStart&quot;;[.E128]=&quot;SubEnd&quot;);&quot;&quot;;[.K128]))">
            <text:p/>
          </table:table-cell>
          <table:table-cell table:style-name="ce9" table:formula="of:=IF([.E128]=&quot;Sub&quot;;[.J127];IF(LEN([.H128])=0;&quot;&quot;;IF([.J127]=&quot;Number&quot;;&quot;&quot;;IF(LEN([.J127])=0;1;[.J127]+1))))">
            <text:p/>
          </table:table-cell>
          <table:table-cell table:style-name="ce9" table:formula="of:=IF(LEN([.H128])=0;&quot;&quot;;IF([.K127]=&quot;SubOrder&quot;;&quot;&quot;;IF([.E128]&lt;&gt;&quot;Sub&quot;;&quot;&quot;;IF(LEN([.K127])=0;1;[.K12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29]);&quot;&quot;;CONCATENATE([.D129];[.F129];[.G129];[.H129];IF(OR([.E129]=&quot;SubStart&quot;;[.E129]=&quot;Sub&quot;);[.K129];[.J129]);[.L129]))">
            <text:p/>
          </table:table-cell>
          <table:table-cell table:number-columns-repeated="7"/>
          <table:table-cell table:style-name="ce9" table:formula="of:=IF(LEN([.E129]) = 0;[.J129];IF(OR([.E129]=&quot;SubStart&quot;;[.E129]=&quot;SubEnd&quot;);&quot;&quot;;[.K129]))">
            <text:p/>
          </table:table-cell>
          <table:table-cell table:style-name="ce9" table:formula="of:=IF([.E129]=&quot;Sub&quot;;[.J128];IF(LEN([.H129])=0;&quot;&quot;;IF([.J128]=&quot;Number&quot;;&quot;&quot;;IF(LEN([.J128])=0;1;[.J128]+1))))">
            <text:p/>
          </table:table-cell>
          <table:table-cell table:style-name="ce9" table:formula="of:=IF(LEN([.H129])=0;&quot;&quot;;IF([.K128]=&quot;SubOrder&quot;;&quot;&quot;;IF([.E129]&lt;&gt;&quot;Sub&quot;;&quot;&quot;;IF(LEN([.K128])=0;1;[.K12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30]);&quot;&quot;;CONCATENATE([.D130];[.F130];[.G130];[.H130];IF(OR([.E130]=&quot;SubStart&quot;;[.E130]=&quot;Sub&quot;);[.K130];[.J130]);[.L130]))">
            <text:p/>
          </table:table-cell>
          <table:table-cell table:number-columns-repeated="7"/>
          <table:table-cell table:style-name="ce9" table:formula="of:=IF(LEN([.E130]) = 0;[.J130];IF(OR([.E130]=&quot;SubStart&quot;;[.E130]=&quot;SubEnd&quot;);&quot;&quot;;[.K130]))">
            <text:p/>
          </table:table-cell>
          <table:table-cell table:style-name="ce9" table:formula="of:=IF([.E130]=&quot;Sub&quot;;[.J129];IF(LEN([.H130])=0;&quot;&quot;;IF([.J129]=&quot;Number&quot;;&quot;&quot;;IF(LEN([.J129])=0;1;[.J129]+1))))">
            <text:p/>
          </table:table-cell>
          <table:table-cell table:style-name="ce9" table:formula="of:=IF(LEN([.H130])=0;&quot;&quot;;IF([.K129]=&quot;SubOrder&quot;;&quot;&quot;;IF([.E130]&lt;&gt;&quot;Sub&quot;;&quot;&quot;;IF(LEN([.K129])=0;1;[.K12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31]);&quot;&quot;;CONCATENATE([.D131];[.F131];[.G131];[.H131];IF(OR([.E131]=&quot;SubStart&quot;;[.E131]=&quot;Sub&quot;);[.K131];[.J131]);[.L131]))">
            <text:p/>
          </table:table-cell>
          <table:table-cell table:number-columns-repeated="7"/>
          <table:table-cell table:style-name="ce9" table:formula="of:=IF(LEN([.E131]) = 0;[.J131];IF(OR([.E131]=&quot;SubStart&quot;;[.E131]=&quot;SubEnd&quot;);&quot;&quot;;[.K131]))">
            <text:p/>
          </table:table-cell>
          <table:table-cell table:style-name="ce9" table:formula="of:=IF([.E131]=&quot;Sub&quot;;[.J130];IF(LEN([.H131])=0;&quot;&quot;;IF([.J130]=&quot;Number&quot;;&quot;&quot;;IF(LEN([.J130])=0;1;[.J130]+1))))">
            <text:p/>
          </table:table-cell>
          <table:table-cell table:style-name="ce9" table:formula="of:=IF(LEN([.H131])=0;&quot;&quot;;IF([.K130]=&quot;SubOrder&quot;;&quot;&quot;;IF([.E131]&lt;&gt;&quot;Sub&quot;;&quot;&quot;;IF(LEN([.K130])=0;1;[.K13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32]);&quot;&quot;;CONCATENATE([.D132];[.F132];[.G132];[.H132];IF(OR([.E132]=&quot;SubStart&quot;;[.E132]=&quot;Sub&quot;);[.K132];[.J132]);[.L132]))">
            <text:p/>
          </table:table-cell>
          <table:table-cell table:number-columns-repeated="7"/>
          <table:table-cell table:style-name="ce9" table:formula="of:=IF(LEN([.E132]) = 0;[.J132];IF(OR([.E132]=&quot;SubStart&quot;;[.E132]=&quot;SubEnd&quot;);&quot;&quot;;[.K132]))">
            <text:p/>
          </table:table-cell>
          <table:table-cell table:style-name="ce9" table:formula="of:=IF([.E132]=&quot;Sub&quot;;[.J131];IF(LEN([.H132])=0;&quot;&quot;;IF([.J131]=&quot;Number&quot;;&quot;&quot;;IF(LEN([.J131])=0;1;[.J131]+1))))">
            <text:p/>
          </table:table-cell>
          <table:table-cell table:style-name="ce9" table:formula="of:=IF(LEN([.H132])=0;&quot;&quot;;IF([.K131]=&quot;SubOrder&quot;;&quot;&quot;;IF([.E132]&lt;&gt;&quot;Sub&quot;;&quot;&quot;;IF(LEN([.K131])=0;1;[.K13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33]);&quot;&quot;;CONCATENATE([.D133];[.F133];[.G133];[.H133];IF(OR([.E133]=&quot;SubStart&quot;;[.E133]=&quot;Sub&quot;);[.K133];[.J133]);[.L133]))">
            <text:p/>
          </table:table-cell>
          <table:table-cell table:number-columns-repeated="7"/>
          <table:table-cell table:style-name="ce9" table:formula="of:=IF(LEN([.E133]) = 0;[.J133];IF(OR([.E133]=&quot;SubStart&quot;;[.E133]=&quot;SubEnd&quot;);&quot;&quot;;[.K133]))">
            <text:p/>
          </table:table-cell>
          <table:table-cell table:style-name="ce9" table:formula="of:=IF([.E133]=&quot;Sub&quot;;[.J132];IF(LEN([.H133])=0;&quot;&quot;;IF([.J132]=&quot;Number&quot;;&quot;&quot;;IF(LEN([.J132])=0;1;[.J132]+1))))">
            <text:p/>
          </table:table-cell>
          <table:table-cell table:style-name="ce9" table:formula="of:=IF(LEN([.H133])=0;&quot;&quot;;IF([.K132]=&quot;SubOrder&quot;;&quot;&quot;;IF([.E133]&lt;&gt;&quot;Sub&quot;;&quot;&quot;;IF(LEN([.K132])=0;1;[.K13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34]);&quot;&quot;;CONCATENATE([.D134];[.F134];[.G134];[.H134];IF(OR([.E134]=&quot;SubStart&quot;;[.E134]=&quot;Sub&quot;);[.K134];[.J134]);[.L134]))">
            <text:p/>
          </table:table-cell>
          <table:table-cell table:number-columns-repeated="7"/>
          <table:table-cell table:style-name="ce9" table:formula="of:=IF(LEN([.E134]) = 0;[.J134];IF(OR([.E134]=&quot;SubStart&quot;;[.E134]=&quot;SubEnd&quot;);&quot;&quot;;[.K134]))">
            <text:p/>
          </table:table-cell>
          <table:table-cell table:style-name="ce9" table:formula="of:=IF([.E134]=&quot;Sub&quot;;[.J133];IF(LEN([.H134])=0;&quot;&quot;;IF([.J133]=&quot;Number&quot;;&quot;&quot;;IF(LEN([.J133])=0;1;[.J133]+1))))">
            <text:p/>
          </table:table-cell>
          <table:table-cell table:style-name="ce9" table:formula="of:=IF(LEN([.H134])=0;&quot;&quot;;IF([.K133]=&quot;SubOrder&quot;;&quot;&quot;;IF([.E134]&lt;&gt;&quot;Sub&quot;;&quot;&quot;;IF(LEN([.K133])=0;1;[.K13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35]);&quot;&quot;;CONCATENATE([.D135];[.F135];[.G135];[.H135];IF(OR([.E135]=&quot;SubStart&quot;;[.E135]=&quot;Sub&quot;);[.K135];[.J135]);[.L135]))">
            <text:p/>
          </table:table-cell>
          <table:table-cell table:number-columns-repeated="7"/>
          <table:table-cell table:style-name="ce9" table:formula="of:=IF(LEN([.E135]) = 0;[.J135];IF(OR([.E135]=&quot;SubStart&quot;;[.E135]=&quot;SubEnd&quot;);&quot;&quot;;[.K135]))">
            <text:p/>
          </table:table-cell>
          <table:table-cell table:style-name="ce9" table:formula="of:=IF([.E135]=&quot;Sub&quot;;[.J134];IF(LEN([.H135])=0;&quot;&quot;;IF([.J134]=&quot;Number&quot;;&quot;&quot;;IF(LEN([.J134])=0;1;[.J134]+1))))">
            <text:p/>
          </table:table-cell>
          <table:table-cell table:style-name="ce9" table:formula="of:=IF(LEN([.H135])=0;&quot;&quot;;IF([.K134]=&quot;SubOrder&quot;;&quot;&quot;;IF([.E135]&lt;&gt;&quot;Sub&quot;;&quot;&quot;;IF(LEN([.K134])=0;1;[.K13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36]);&quot;&quot;;CONCATENATE([.D136];[.F136];[.G136];[.H136];IF(OR([.E136]=&quot;SubStart&quot;;[.E136]=&quot;Sub&quot;);[.K136];[.J136]);[.L136]))">
            <text:p/>
          </table:table-cell>
          <table:table-cell table:number-columns-repeated="7"/>
          <table:table-cell table:style-name="ce9" table:formula="of:=IF(LEN([.E136]) = 0;[.J136];IF(OR([.E136]=&quot;SubStart&quot;;[.E136]=&quot;SubEnd&quot;);&quot;&quot;;[.K136]))">
            <text:p/>
          </table:table-cell>
          <table:table-cell table:style-name="ce9" table:formula="of:=IF([.E136]=&quot;Sub&quot;;[.J135];IF(LEN([.H136])=0;&quot;&quot;;IF([.J135]=&quot;Number&quot;;&quot;&quot;;IF(LEN([.J135])=0;1;[.J135]+1))))">
            <text:p/>
          </table:table-cell>
          <table:table-cell table:style-name="ce9" table:formula="of:=IF(LEN([.H136])=0;&quot;&quot;;IF([.K135]=&quot;SubOrder&quot;;&quot;&quot;;IF([.E136]&lt;&gt;&quot;Sub&quot;;&quot;&quot;;IF(LEN([.K135])=0;1;[.K13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37]);&quot;&quot;;CONCATENATE([.D137];[.F137];[.G137];[.H137];IF(OR([.E137]=&quot;SubStart&quot;;[.E137]=&quot;Sub&quot;);[.K137];[.J137]);[.L137]))">
            <text:p/>
          </table:table-cell>
          <table:table-cell table:number-columns-repeated="7"/>
          <table:table-cell table:style-name="ce9" table:formula="of:=IF(LEN([.E137]) = 0;[.J137];IF(OR([.E137]=&quot;SubStart&quot;;[.E137]=&quot;SubEnd&quot;);&quot;&quot;;[.K137]))">
            <text:p/>
          </table:table-cell>
          <table:table-cell table:style-name="ce9" table:formula="of:=IF([.E137]=&quot;Sub&quot;;[.J136];IF(LEN([.H137])=0;&quot;&quot;;IF([.J136]=&quot;Number&quot;;&quot;&quot;;IF(LEN([.J136])=0;1;[.J136]+1))))">
            <text:p/>
          </table:table-cell>
          <table:table-cell table:style-name="ce9" table:formula="of:=IF(LEN([.H137])=0;&quot;&quot;;IF([.K136]=&quot;SubOrder&quot;;&quot;&quot;;IF([.E137]&lt;&gt;&quot;Sub&quot;;&quot;&quot;;IF(LEN([.K136])=0;1;[.K13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38]);&quot;&quot;;CONCATENATE([.D138];[.F138];[.G138];[.H138];IF(OR([.E138]=&quot;SubStart&quot;;[.E138]=&quot;Sub&quot;);[.K138];[.J138]);[.L138]))">
            <text:p/>
          </table:table-cell>
          <table:table-cell table:number-columns-repeated="7"/>
          <table:table-cell table:style-name="ce9" table:formula="of:=IF(LEN([.E138]) = 0;[.J138];IF(OR([.E138]=&quot;SubStart&quot;;[.E138]=&quot;SubEnd&quot;);&quot;&quot;;[.K138]))">
            <text:p/>
          </table:table-cell>
          <table:table-cell table:style-name="ce9" table:formula="of:=IF([.E138]=&quot;Sub&quot;;[.J137];IF(LEN([.H138])=0;&quot;&quot;;IF([.J137]=&quot;Number&quot;;&quot;&quot;;IF(LEN([.J137])=0;1;[.J137]+1))))">
            <text:p/>
          </table:table-cell>
          <table:table-cell table:style-name="ce9" table:formula="of:=IF(LEN([.H138])=0;&quot;&quot;;IF([.K137]=&quot;SubOrder&quot;;&quot;&quot;;IF([.E138]&lt;&gt;&quot;Sub&quot;;&quot;&quot;;IF(LEN([.K137])=0;1;[.K13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39]);&quot;&quot;;CONCATENATE([.D139];[.F139];[.G139];[.H139];IF(OR([.E139]=&quot;SubStart&quot;;[.E139]=&quot;Sub&quot;);[.K139];[.J139]);[.L139]))">
            <text:p/>
          </table:table-cell>
          <table:table-cell table:number-columns-repeated="7"/>
          <table:table-cell table:style-name="ce9" table:formula="of:=IF(LEN([.E139]) = 0;[.J139];IF(OR([.E139]=&quot;SubStart&quot;;[.E139]=&quot;SubEnd&quot;);&quot;&quot;;[.K139]))">
            <text:p/>
          </table:table-cell>
          <table:table-cell table:style-name="ce9" table:formula="of:=IF([.E139]=&quot;Sub&quot;;[.J138];IF(LEN([.H139])=0;&quot;&quot;;IF([.J138]=&quot;Number&quot;;&quot;&quot;;IF(LEN([.J138])=0;1;[.J138]+1))))">
            <text:p/>
          </table:table-cell>
          <table:table-cell table:style-name="ce9" table:formula="of:=IF(LEN([.H139])=0;&quot;&quot;;IF([.K138]=&quot;SubOrder&quot;;&quot;&quot;;IF([.E139]&lt;&gt;&quot;Sub&quot;;&quot;&quot;;IF(LEN([.K138])=0;1;[.K13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40]);&quot;&quot;;CONCATENATE([.D140];[.F140];[.G140];[.H140];IF(OR([.E140]=&quot;SubStart&quot;;[.E140]=&quot;Sub&quot;);[.K140];[.J140]);[.L140]))">
            <text:p/>
          </table:table-cell>
          <table:table-cell table:number-columns-repeated="7"/>
          <table:table-cell table:style-name="ce9" table:formula="of:=IF(LEN([.E140]) = 0;[.J140];IF(OR([.E140]=&quot;SubStart&quot;;[.E140]=&quot;SubEnd&quot;);&quot;&quot;;[.K140]))">
            <text:p/>
          </table:table-cell>
          <table:table-cell table:style-name="ce9" table:formula="of:=IF([.E140]=&quot;Sub&quot;;[.J139];IF(LEN([.H140])=0;&quot;&quot;;IF([.J139]=&quot;Number&quot;;&quot;&quot;;IF(LEN([.J139])=0;1;[.J139]+1))))">
            <text:p/>
          </table:table-cell>
          <table:table-cell table:style-name="ce9" table:formula="of:=IF(LEN([.H140])=0;&quot;&quot;;IF([.K139]=&quot;SubOrder&quot;;&quot;&quot;;IF([.E140]&lt;&gt;&quot;Sub&quot;;&quot;&quot;;IF(LEN([.K139])=0;1;[.K13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41]);&quot;&quot;;CONCATENATE([.D141];[.F141];[.G141];[.H141];IF(OR([.E141]=&quot;SubStart&quot;;[.E141]=&quot;Sub&quot;);[.K141];[.J141]);[.L141]))">
            <text:p/>
          </table:table-cell>
          <table:table-cell table:number-columns-repeated="7"/>
          <table:table-cell table:style-name="ce9" table:formula="of:=IF(LEN([.E141]) = 0;[.J141];IF(OR([.E141]=&quot;SubStart&quot;;[.E141]=&quot;SubEnd&quot;);&quot;&quot;;[.K141]))">
            <text:p/>
          </table:table-cell>
          <table:table-cell table:style-name="ce9" table:formula="of:=IF([.E141]=&quot;Sub&quot;;[.J140];IF(LEN([.H141])=0;&quot;&quot;;IF([.J140]=&quot;Number&quot;;&quot;&quot;;IF(LEN([.J140])=0;1;[.J140]+1))))">
            <text:p/>
          </table:table-cell>
          <table:table-cell table:style-name="ce9" table:formula="of:=IF(LEN([.H141])=0;&quot;&quot;;IF([.K140]=&quot;SubOrder&quot;;&quot;&quot;;IF([.E141]&lt;&gt;&quot;Sub&quot;;&quot;&quot;;IF(LEN([.K140])=0;1;[.K14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42]);&quot;&quot;;CONCATENATE([.D142];[.F142];[.G142];[.H142];IF(OR([.E142]=&quot;SubStart&quot;;[.E142]=&quot;Sub&quot;);[.K142];[.J142]);[.L142]))">
            <text:p/>
          </table:table-cell>
          <table:table-cell table:number-columns-repeated="7"/>
          <table:table-cell table:style-name="ce9" table:formula="of:=IF(LEN([.E142]) = 0;[.J142];IF(OR([.E142]=&quot;SubStart&quot;;[.E142]=&quot;SubEnd&quot;);&quot;&quot;;[.K142]))">
            <text:p/>
          </table:table-cell>
          <table:table-cell table:style-name="ce9" table:formula="of:=IF([.E142]=&quot;Sub&quot;;[.J141];IF(LEN([.H142])=0;&quot;&quot;;IF([.J141]=&quot;Number&quot;;&quot;&quot;;IF(LEN([.J141])=0;1;[.J141]+1))))">
            <text:p/>
          </table:table-cell>
          <table:table-cell table:style-name="ce9" table:formula="of:=IF(LEN([.H142])=0;&quot;&quot;;IF([.K141]=&quot;SubOrder&quot;;&quot;&quot;;IF([.E142]&lt;&gt;&quot;Sub&quot;;&quot;&quot;;IF(LEN([.K141])=0;1;[.K14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43]);&quot;&quot;;CONCATENATE([.D143];[.F143];[.G143];[.H143];IF(OR([.E143]=&quot;SubStart&quot;;[.E143]=&quot;Sub&quot;);[.K143];[.J143]);[.L143]))">
            <text:p/>
          </table:table-cell>
          <table:table-cell table:number-columns-repeated="7"/>
          <table:table-cell table:style-name="ce9" table:formula="of:=IF(LEN([.E143]) = 0;[.J143];IF(OR([.E143]=&quot;SubStart&quot;;[.E143]=&quot;SubEnd&quot;);&quot;&quot;;[.K143]))">
            <text:p/>
          </table:table-cell>
          <table:table-cell table:style-name="ce9" table:formula="of:=IF([.E143]=&quot;Sub&quot;;[.J142];IF(LEN([.H143])=0;&quot;&quot;;IF([.J142]=&quot;Number&quot;;&quot;&quot;;IF(LEN([.J142])=0;1;[.J142]+1))))">
            <text:p/>
          </table:table-cell>
          <table:table-cell table:style-name="ce9" table:formula="of:=IF(LEN([.H143])=0;&quot;&quot;;IF([.K142]=&quot;SubOrder&quot;;&quot;&quot;;IF([.E143]&lt;&gt;&quot;Sub&quot;;&quot;&quot;;IF(LEN([.K142])=0;1;[.K14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44]);&quot;&quot;;CONCATENATE([.D144];[.F144];[.G144];[.H144];IF(OR([.E144]=&quot;SubStart&quot;;[.E144]=&quot;Sub&quot;);[.K144];[.J144]);[.L144]))">
            <text:p/>
          </table:table-cell>
          <table:table-cell table:number-columns-repeated="7"/>
          <table:table-cell table:style-name="ce9" table:formula="of:=IF(LEN([.E144]) = 0;[.J144];IF(OR([.E144]=&quot;SubStart&quot;;[.E144]=&quot;SubEnd&quot;);&quot;&quot;;[.K144]))">
            <text:p/>
          </table:table-cell>
          <table:table-cell table:style-name="ce9" table:formula="of:=IF([.E144]=&quot;Sub&quot;;[.J143];IF(LEN([.H144])=0;&quot;&quot;;IF([.J143]=&quot;Number&quot;;&quot;&quot;;IF(LEN([.J143])=0;1;[.J143]+1))))">
            <text:p/>
          </table:table-cell>
          <table:table-cell table:style-name="ce9" table:formula="of:=IF(LEN([.H144])=0;&quot;&quot;;IF([.K143]=&quot;SubOrder&quot;;&quot;&quot;;IF([.E144]&lt;&gt;&quot;Sub&quot;;&quot;&quot;;IF(LEN([.K143])=0;1;[.K14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45]);&quot;&quot;;CONCATENATE([.D145];[.F145];[.G145];[.H145];IF(OR([.E145]=&quot;SubStart&quot;;[.E145]=&quot;Sub&quot;);[.K145];[.J145]);[.L145]))">
            <text:p/>
          </table:table-cell>
          <table:table-cell table:number-columns-repeated="7"/>
          <table:table-cell table:style-name="ce9" table:formula="of:=IF(LEN([.E145]) = 0;[.J145];IF(OR([.E145]=&quot;SubStart&quot;;[.E145]=&quot;SubEnd&quot;);&quot;&quot;;[.K145]))">
            <text:p/>
          </table:table-cell>
          <table:table-cell table:style-name="ce9" table:formula="of:=IF([.E145]=&quot;Sub&quot;;[.J144];IF(LEN([.H145])=0;&quot;&quot;;IF([.J144]=&quot;Number&quot;;&quot;&quot;;IF(LEN([.J144])=0;1;[.J144]+1))))">
            <text:p/>
          </table:table-cell>
          <table:table-cell table:style-name="ce9" table:formula="of:=IF(LEN([.H145])=0;&quot;&quot;;IF([.K144]=&quot;SubOrder&quot;;&quot;&quot;;IF([.E145]&lt;&gt;&quot;Sub&quot;;&quot;&quot;;IF(LEN([.K144])=0;1;[.K14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46]);&quot;&quot;;CONCATENATE([.D146];[.F146];[.G146];[.H146];IF(OR([.E146]=&quot;SubStart&quot;;[.E146]=&quot;Sub&quot;);[.K146];[.J146]);[.L146]))">
            <text:p/>
          </table:table-cell>
          <table:table-cell table:number-columns-repeated="7"/>
          <table:table-cell table:style-name="ce9" table:formula="of:=IF(LEN([.E146]) = 0;[.J146];IF(OR([.E146]=&quot;SubStart&quot;;[.E146]=&quot;SubEnd&quot;);&quot;&quot;;[.K146]))">
            <text:p/>
          </table:table-cell>
          <table:table-cell table:style-name="ce9" table:formula="of:=IF([.E146]=&quot;Sub&quot;;[.J145];IF(LEN([.H146])=0;&quot;&quot;;IF([.J145]=&quot;Number&quot;;&quot;&quot;;IF(LEN([.J145])=0;1;[.J145]+1))))">
            <text:p/>
          </table:table-cell>
          <table:table-cell table:style-name="ce9" table:formula="of:=IF(LEN([.H146])=0;&quot;&quot;;IF([.K145]=&quot;SubOrder&quot;;&quot;&quot;;IF([.E146]&lt;&gt;&quot;Sub&quot;;&quot;&quot;;IF(LEN([.K145])=0;1;[.K14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47]);&quot;&quot;;CONCATENATE([.D147];[.F147];[.G147];[.H147];IF(OR([.E147]=&quot;SubStart&quot;;[.E147]=&quot;Sub&quot;);[.K147];[.J147]);[.L147]))">
            <text:p/>
          </table:table-cell>
          <table:table-cell table:number-columns-repeated="7"/>
          <table:table-cell table:style-name="ce9" table:formula="of:=IF(LEN([.E147]) = 0;[.J147];IF(OR([.E147]=&quot;SubStart&quot;;[.E147]=&quot;SubEnd&quot;);&quot;&quot;;[.K147]))">
            <text:p/>
          </table:table-cell>
          <table:table-cell table:style-name="ce9" table:formula="of:=IF([.E147]=&quot;Sub&quot;;[.J146];IF(LEN([.H147])=0;&quot;&quot;;IF([.J146]=&quot;Number&quot;;&quot;&quot;;IF(LEN([.J146])=0;1;[.J146]+1))))">
            <text:p/>
          </table:table-cell>
          <table:table-cell table:style-name="ce9" table:formula="of:=IF(LEN([.H147])=0;&quot;&quot;;IF([.K146]=&quot;SubOrder&quot;;&quot;&quot;;IF([.E147]&lt;&gt;&quot;Sub&quot;;&quot;&quot;;IF(LEN([.K146])=0;1;[.K14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48]);&quot;&quot;;CONCATENATE([.D148];[.F148];[.G148];[.H148];IF(OR([.E148]=&quot;SubStart&quot;;[.E148]=&quot;Sub&quot;);[.K148];[.J148]);[.L148]))">
            <text:p/>
          </table:table-cell>
          <table:table-cell table:number-columns-repeated="7"/>
          <table:table-cell table:style-name="ce9" table:formula="of:=IF(LEN([.E148]) = 0;[.J148];IF(OR([.E148]=&quot;SubStart&quot;;[.E148]=&quot;SubEnd&quot;);&quot;&quot;;[.K148]))">
            <text:p/>
          </table:table-cell>
          <table:table-cell table:style-name="ce9" table:formula="of:=IF([.E148]=&quot;Sub&quot;;[.J147];IF(LEN([.H148])=0;&quot;&quot;;IF([.J147]=&quot;Number&quot;;&quot;&quot;;IF(LEN([.J147])=0;1;[.J147]+1))))">
            <text:p/>
          </table:table-cell>
          <table:table-cell table:style-name="ce9" table:formula="of:=IF(LEN([.H148])=0;&quot;&quot;;IF([.K147]=&quot;SubOrder&quot;;&quot;&quot;;IF([.E148]&lt;&gt;&quot;Sub&quot;;&quot;&quot;;IF(LEN([.K147])=0;1;[.K14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49]);&quot;&quot;;CONCATENATE([.D149];[.F149];[.G149];[.H149];IF(OR([.E149]=&quot;SubStart&quot;;[.E149]=&quot;Sub&quot;);[.K149];[.J149]);[.L149]))">
            <text:p/>
          </table:table-cell>
          <table:table-cell table:number-columns-repeated="7"/>
          <table:table-cell table:style-name="ce9" table:formula="of:=IF(LEN([.E149]) = 0;[.J149];IF(OR([.E149]=&quot;SubStart&quot;;[.E149]=&quot;SubEnd&quot;);&quot;&quot;;[.K149]))">
            <text:p/>
          </table:table-cell>
          <table:table-cell table:style-name="ce9" table:formula="of:=IF([.E149]=&quot;Sub&quot;;[.J148];IF(LEN([.H149])=0;&quot;&quot;;IF([.J148]=&quot;Number&quot;;&quot;&quot;;IF(LEN([.J148])=0;1;[.J148]+1))))">
            <text:p/>
          </table:table-cell>
          <table:table-cell table:style-name="ce9" table:formula="of:=IF(LEN([.H149])=0;&quot;&quot;;IF([.K148]=&quot;SubOrder&quot;;&quot;&quot;;IF([.E149]&lt;&gt;&quot;Sub&quot;;&quot;&quot;;IF(LEN([.K148])=0;1;[.K14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50]);&quot;&quot;;CONCATENATE([.D150];[.F150];[.G150];[.H150];IF(OR([.E150]=&quot;SubStart&quot;;[.E150]=&quot;Sub&quot;);[.K150];[.J150]);[.L150]))">
            <text:p/>
          </table:table-cell>
          <table:table-cell table:number-columns-repeated="7"/>
          <table:table-cell table:style-name="ce9" table:formula="of:=IF(LEN([.E150]) = 0;[.J150];IF(OR([.E150]=&quot;SubStart&quot;;[.E150]=&quot;SubEnd&quot;);&quot;&quot;;[.K150]))">
            <text:p/>
          </table:table-cell>
          <table:table-cell table:style-name="ce9" table:formula="of:=IF([.E150]=&quot;Sub&quot;;[.J149];IF(LEN([.H150])=0;&quot;&quot;;IF([.J149]=&quot;Number&quot;;&quot;&quot;;IF(LEN([.J149])=0;1;[.J149]+1))))">
            <text:p/>
          </table:table-cell>
          <table:table-cell table:style-name="ce9" table:formula="of:=IF(LEN([.H150])=0;&quot;&quot;;IF([.K149]=&quot;SubOrder&quot;;&quot;&quot;;IF([.E150]&lt;&gt;&quot;Sub&quot;;&quot;&quot;;IF(LEN([.K149])=0;1;[.K14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51]);&quot;&quot;;CONCATENATE([.D151];[.F151];[.G151];[.H151];IF(OR([.E151]=&quot;SubStart&quot;;[.E151]=&quot;Sub&quot;);[.K151];[.J151]);[.L151]))">
            <text:p/>
          </table:table-cell>
          <table:table-cell table:number-columns-repeated="7"/>
          <table:table-cell table:style-name="ce9" table:formula="of:=IF(LEN([.E151]) = 0;[.J151];IF(OR([.E151]=&quot;SubStart&quot;;[.E151]=&quot;SubEnd&quot;);&quot;&quot;;[.K151]))">
            <text:p/>
          </table:table-cell>
          <table:table-cell table:style-name="ce9" table:formula="of:=IF([.E151]=&quot;Sub&quot;;[.J150];IF(LEN([.H151])=0;&quot;&quot;;IF([.J150]=&quot;Number&quot;;&quot;&quot;;IF(LEN([.J150])=0;1;[.J150]+1))))">
            <text:p/>
          </table:table-cell>
          <table:table-cell table:style-name="ce9" table:formula="of:=IF(LEN([.H151])=0;&quot;&quot;;IF([.K150]=&quot;SubOrder&quot;;&quot;&quot;;IF([.E151]&lt;&gt;&quot;Sub&quot;;&quot;&quot;;IF(LEN([.K150])=0;1;[.K15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52]);&quot;&quot;;CONCATENATE([.D152];[.F152];[.G152];[.H152];IF(OR([.E152]=&quot;SubStart&quot;;[.E152]=&quot;Sub&quot;);[.K152];[.J152]);[.L152]))">
            <text:p/>
          </table:table-cell>
          <table:table-cell table:number-columns-repeated="7"/>
          <table:table-cell table:style-name="ce9" table:formula="of:=IF(LEN([.E152]) = 0;[.J152];IF(OR([.E152]=&quot;SubStart&quot;;[.E152]=&quot;SubEnd&quot;);&quot;&quot;;[.K152]))">
            <text:p/>
          </table:table-cell>
          <table:table-cell table:style-name="ce9" table:formula="of:=IF([.E152]=&quot;Sub&quot;;[.J151];IF(LEN([.H152])=0;&quot;&quot;;IF([.J151]=&quot;Number&quot;;&quot;&quot;;IF(LEN([.J151])=0;1;[.J151]+1))))">
            <text:p/>
          </table:table-cell>
          <table:table-cell table:style-name="ce9" table:formula="of:=IF(LEN([.H152])=0;&quot;&quot;;IF([.K151]=&quot;SubOrder&quot;;&quot;&quot;;IF([.E152]&lt;&gt;&quot;Sub&quot;;&quot;&quot;;IF(LEN([.K151])=0;1;[.K15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53]);&quot;&quot;;CONCATENATE([.D153];[.F153];[.G153];[.H153];IF(OR([.E153]=&quot;SubStart&quot;;[.E153]=&quot;Sub&quot;);[.K153];[.J153]);[.L153]))">
            <text:p/>
          </table:table-cell>
          <table:table-cell table:number-columns-repeated="7"/>
          <table:table-cell table:style-name="ce9" table:formula="of:=IF(LEN([.E153]) = 0;[.J153];IF(OR([.E153]=&quot;SubStart&quot;;[.E153]=&quot;SubEnd&quot;);&quot;&quot;;[.K153]))">
            <text:p/>
          </table:table-cell>
          <table:table-cell table:style-name="ce9" table:formula="of:=IF([.E153]=&quot;Sub&quot;;[.J152];IF(LEN([.H153])=0;&quot;&quot;;IF([.J152]=&quot;Number&quot;;&quot;&quot;;IF(LEN([.J152])=0;1;[.J152]+1))))">
            <text:p/>
          </table:table-cell>
          <table:table-cell table:style-name="ce9" table:formula="of:=IF(LEN([.H153])=0;&quot;&quot;;IF([.K152]=&quot;SubOrder&quot;;&quot;&quot;;IF([.E153]&lt;&gt;&quot;Sub&quot;;&quot;&quot;;IF(LEN([.K152])=0;1;[.K15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54]);&quot;&quot;;CONCATENATE([.D154];[.F154];[.G154];[.H154];IF(OR([.E154]=&quot;SubStart&quot;;[.E154]=&quot;Sub&quot;);[.K154];[.J154]);[.L154]))">
            <text:p/>
          </table:table-cell>
          <table:table-cell table:number-columns-repeated="7"/>
          <table:table-cell table:style-name="ce9" table:formula="of:=IF(LEN([.E154]) = 0;[.J154];IF(OR([.E154]=&quot;SubStart&quot;;[.E154]=&quot;SubEnd&quot;);&quot;&quot;;[.K154]))">
            <text:p/>
          </table:table-cell>
          <table:table-cell table:style-name="ce9" table:formula="of:=IF([.E154]=&quot;Sub&quot;;[.J153];IF(LEN([.H154])=0;&quot;&quot;;IF([.J153]=&quot;Number&quot;;&quot;&quot;;IF(LEN([.J153])=0;1;[.J153]+1))))">
            <text:p/>
          </table:table-cell>
          <table:table-cell table:style-name="ce9" table:formula="of:=IF(LEN([.H154])=0;&quot;&quot;;IF([.K153]=&quot;SubOrder&quot;;&quot;&quot;;IF([.E154]&lt;&gt;&quot;Sub&quot;;&quot;&quot;;IF(LEN([.K153])=0;1;[.K15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55]);&quot;&quot;;CONCATENATE([.D155];[.F155];[.G155];[.H155];IF(OR([.E155]=&quot;SubStart&quot;;[.E155]=&quot;Sub&quot;);[.K155];[.J155]);[.L155]))">
            <text:p/>
          </table:table-cell>
          <table:table-cell table:number-columns-repeated="7"/>
          <table:table-cell table:style-name="ce9" table:formula="of:=IF(LEN([.E155]) = 0;[.J155];IF(OR([.E155]=&quot;SubStart&quot;;[.E155]=&quot;SubEnd&quot;);&quot;&quot;;[.K155]))">
            <text:p/>
          </table:table-cell>
          <table:table-cell table:style-name="ce9" table:formula="of:=IF([.E155]=&quot;Sub&quot;;[.J154];IF(LEN([.H155])=0;&quot;&quot;;IF([.J154]=&quot;Number&quot;;&quot;&quot;;IF(LEN([.J154])=0;1;[.J154]+1))))">
            <text:p/>
          </table:table-cell>
          <table:table-cell table:style-name="ce9" table:formula="of:=IF(LEN([.H155])=0;&quot;&quot;;IF([.K154]=&quot;SubOrder&quot;;&quot;&quot;;IF([.E155]&lt;&gt;&quot;Sub&quot;;&quot;&quot;;IF(LEN([.K154])=0;1;[.K15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56]);&quot;&quot;;CONCATENATE([.D156];[.F156];[.G156];[.H156];IF(OR([.E156]=&quot;SubStart&quot;;[.E156]=&quot;Sub&quot;);[.K156];[.J156]);[.L156]))">
            <text:p/>
          </table:table-cell>
          <table:table-cell table:number-columns-repeated="7"/>
          <table:table-cell table:style-name="ce9" table:formula="of:=IF(LEN([.E156]) = 0;[.J156];IF(OR([.E156]=&quot;SubStart&quot;;[.E156]=&quot;SubEnd&quot;);&quot;&quot;;[.K156]))">
            <text:p/>
          </table:table-cell>
          <table:table-cell table:style-name="ce9" table:formula="of:=IF([.E156]=&quot;Sub&quot;;[.J155];IF(LEN([.H156])=0;&quot;&quot;;IF([.J155]=&quot;Number&quot;;&quot;&quot;;IF(LEN([.J155])=0;1;[.J155]+1))))">
            <text:p/>
          </table:table-cell>
          <table:table-cell table:style-name="ce9" table:formula="of:=IF(LEN([.H156])=0;&quot;&quot;;IF([.K155]=&quot;SubOrder&quot;;&quot;&quot;;IF([.E156]&lt;&gt;&quot;Sub&quot;;&quot;&quot;;IF(LEN([.K155])=0;1;[.K15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57]);&quot;&quot;;CONCATENATE([.D157];[.F157];[.G157];[.H157];IF(OR([.E157]=&quot;SubStart&quot;;[.E157]=&quot;Sub&quot;);[.K157];[.J157]);[.L157]))">
            <text:p/>
          </table:table-cell>
          <table:table-cell table:number-columns-repeated="7"/>
          <table:table-cell table:style-name="ce9" table:formula="of:=IF(LEN([.E157]) = 0;[.J157];IF(OR([.E157]=&quot;SubStart&quot;;[.E157]=&quot;SubEnd&quot;);&quot;&quot;;[.K157]))">
            <text:p/>
          </table:table-cell>
          <table:table-cell table:style-name="ce9" table:formula="of:=IF([.E157]=&quot;Sub&quot;;[.J156];IF(LEN([.H157])=0;&quot;&quot;;IF([.J156]=&quot;Number&quot;;&quot;&quot;;IF(LEN([.J156])=0;1;[.J156]+1))))">
            <text:p/>
          </table:table-cell>
          <table:table-cell table:style-name="ce9" table:formula="of:=IF(LEN([.H157])=0;&quot;&quot;;IF([.K156]=&quot;SubOrder&quot;;&quot;&quot;;IF([.E157]&lt;&gt;&quot;Sub&quot;;&quot;&quot;;IF(LEN([.K156])=0;1;[.K15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58]);&quot;&quot;;CONCATENATE([.D158];[.F158];[.G158];[.H158];IF(OR([.E158]=&quot;SubStart&quot;;[.E158]=&quot;Sub&quot;);[.K158];[.J158]);[.L158]))">
            <text:p/>
          </table:table-cell>
          <table:table-cell table:number-columns-repeated="7"/>
          <table:table-cell table:style-name="ce9" table:formula="of:=IF(LEN([.E158]) = 0;[.J158];IF(OR([.E158]=&quot;SubStart&quot;;[.E158]=&quot;SubEnd&quot;);&quot;&quot;;[.K158]))">
            <text:p/>
          </table:table-cell>
          <table:table-cell table:style-name="ce9" table:formula="of:=IF([.E158]=&quot;Sub&quot;;[.J157];IF(LEN([.H158])=0;&quot;&quot;;IF([.J157]=&quot;Number&quot;;&quot;&quot;;IF(LEN([.J157])=0;1;[.J157]+1))))">
            <text:p/>
          </table:table-cell>
          <table:table-cell table:style-name="ce9" table:formula="of:=IF(LEN([.H158])=0;&quot;&quot;;IF([.K157]=&quot;SubOrder&quot;;&quot;&quot;;IF([.E158]&lt;&gt;&quot;Sub&quot;;&quot;&quot;;IF(LEN([.K157])=0;1;[.K15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59]);&quot;&quot;;CONCATENATE([.D159];[.F159];[.G159];[.H159];IF(OR([.E159]=&quot;SubStart&quot;;[.E159]=&quot;Sub&quot;);[.K159];[.J159]);[.L159]))">
            <text:p/>
          </table:table-cell>
          <table:table-cell table:number-columns-repeated="7"/>
          <table:table-cell table:style-name="ce9" table:formula="of:=IF(LEN([.E159]) = 0;[.J159];IF(OR([.E159]=&quot;SubStart&quot;;[.E159]=&quot;SubEnd&quot;);&quot;&quot;;[.K159]))">
            <text:p/>
          </table:table-cell>
          <table:table-cell table:style-name="ce9" table:formula="of:=IF([.E159]=&quot;Sub&quot;;[.J158];IF(LEN([.H159])=0;&quot;&quot;;IF([.J158]=&quot;Number&quot;;&quot;&quot;;IF(LEN([.J158])=0;1;[.J158]+1))))">
            <text:p/>
          </table:table-cell>
          <table:table-cell table:style-name="ce9" table:formula="of:=IF(LEN([.H159])=0;&quot;&quot;;IF([.K158]=&quot;SubOrder&quot;;&quot;&quot;;IF([.E159]&lt;&gt;&quot;Sub&quot;;&quot;&quot;;IF(LEN([.K158])=0;1;[.K15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60]);&quot;&quot;;CONCATENATE([.D160];[.F160];[.G160];[.H160];IF(OR([.E160]=&quot;SubStart&quot;;[.E160]=&quot;Sub&quot;);[.K160];[.J160]);[.L160]))">
            <text:p/>
          </table:table-cell>
          <table:table-cell table:number-columns-repeated="7"/>
          <table:table-cell table:style-name="ce9" table:formula="of:=IF(LEN([.E160]) = 0;[.J160];IF(OR([.E160]=&quot;SubStart&quot;;[.E160]=&quot;SubEnd&quot;);&quot;&quot;;[.K160]))">
            <text:p/>
          </table:table-cell>
          <table:table-cell table:style-name="ce9" table:formula="of:=IF([.E160]=&quot;Sub&quot;;[.J159];IF(LEN([.H160])=0;&quot;&quot;;IF([.J159]=&quot;Number&quot;;&quot;&quot;;IF(LEN([.J159])=0;1;[.J159]+1))))">
            <text:p/>
          </table:table-cell>
          <table:table-cell table:style-name="ce9" table:formula="of:=IF(LEN([.H160])=0;&quot;&quot;;IF([.K159]=&quot;SubOrder&quot;;&quot;&quot;;IF([.E160]&lt;&gt;&quot;Sub&quot;;&quot;&quot;;IF(LEN([.K159])=0;1;[.K15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61]);&quot;&quot;;CONCATENATE([.D161];[.F161];[.G161];[.H161];IF(OR([.E161]=&quot;SubStart&quot;;[.E161]=&quot;Sub&quot;);[.K161];[.J161]);[.L161]))">
            <text:p/>
          </table:table-cell>
          <table:table-cell table:number-columns-repeated="7"/>
          <table:table-cell table:style-name="ce9" table:formula="of:=IF(LEN([.E161]) = 0;[.J161];IF(OR([.E161]=&quot;SubStart&quot;;[.E161]=&quot;SubEnd&quot;);&quot;&quot;;[.K161]))">
            <text:p/>
          </table:table-cell>
          <table:table-cell table:style-name="ce9" table:formula="of:=IF([.E161]=&quot;Sub&quot;;[.J160];IF(LEN([.H161])=0;&quot;&quot;;IF([.J160]=&quot;Number&quot;;&quot;&quot;;IF(LEN([.J160])=0;1;[.J160]+1))))">
            <text:p/>
          </table:table-cell>
          <table:table-cell table:style-name="ce9" table:formula="of:=IF(LEN([.H161])=0;&quot;&quot;;IF([.K160]=&quot;SubOrder&quot;;&quot;&quot;;IF([.E161]&lt;&gt;&quot;Sub&quot;;&quot;&quot;;IF(LEN([.K160])=0;1;[.K16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62]);&quot;&quot;;CONCATENATE([.D162];[.F162];[.G162];[.H162];IF(OR([.E162]=&quot;SubStart&quot;;[.E162]=&quot;Sub&quot;);[.K162];[.J162]);[.L162]))">
            <text:p/>
          </table:table-cell>
          <table:table-cell table:number-columns-repeated="7"/>
          <table:table-cell table:style-name="ce9" table:formula="of:=IF(LEN([.E162]) = 0;[.J162];IF(OR([.E162]=&quot;SubStart&quot;;[.E162]=&quot;SubEnd&quot;);&quot;&quot;;[.K162]))">
            <text:p/>
          </table:table-cell>
          <table:table-cell table:style-name="ce9" table:formula="of:=IF([.E162]=&quot;Sub&quot;;[.J161];IF(LEN([.H162])=0;&quot;&quot;;IF([.J161]=&quot;Number&quot;;&quot;&quot;;IF(LEN([.J161])=0;1;[.J161]+1))))">
            <text:p/>
          </table:table-cell>
          <table:table-cell table:style-name="ce9" table:formula="of:=IF(LEN([.H162])=0;&quot;&quot;;IF([.K161]=&quot;SubOrder&quot;;&quot;&quot;;IF([.E162]&lt;&gt;&quot;Sub&quot;;&quot;&quot;;IF(LEN([.K161])=0;1;[.K16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63]);&quot;&quot;;CONCATENATE([.D163];[.F163];[.G163];[.H163];IF(OR([.E163]=&quot;SubStart&quot;;[.E163]=&quot;Sub&quot;);[.K163];[.J163]);[.L163]))">
            <text:p/>
          </table:table-cell>
          <table:table-cell table:number-columns-repeated="7"/>
          <table:table-cell table:style-name="ce9" table:formula="of:=IF(LEN([.E163]) = 0;[.J163];IF(OR([.E163]=&quot;SubStart&quot;;[.E163]=&quot;SubEnd&quot;);&quot;&quot;;[.K163]))">
            <text:p/>
          </table:table-cell>
          <table:table-cell table:style-name="ce9" table:formula="of:=IF([.E163]=&quot;Sub&quot;;[.J162];IF(LEN([.H163])=0;&quot;&quot;;IF([.J162]=&quot;Number&quot;;&quot;&quot;;IF(LEN([.J162])=0;1;[.J162]+1))))">
            <text:p/>
          </table:table-cell>
          <table:table-cell table:style-name="ce9" table:formula="of:=IF(LEN([.H163])=0;&quot;&quot;;IF([.K162]=&quot;SubOrder&quot;;&quot;&quot;;IF([.E163]&lt;&gt;&quot;Sub&quot;;&quot;&quot;;IF(LEN([.K162])=0;1;[.K16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64]);&quot;&quot;;CONCATENATE([.D164];[.F164];[.G164];[.H164];IF(OR([.E164]=&quot;SubStart&quot;;[.E164]=&quot;Sub&quot;);[.K164];[.J164]);[.L164]))">
            <text:p/>
          </table:table-cell>
          <table:table-cell table:number-columns-repeated="7"/>
          <table:table-cell table:style-name="ce9" table:formula="of:=IF(LEN([.E164]) = 0;[.J164];IF(OR([.E164]=&quot;SubStart&quot;;[.E164]=&quot;SubEnd&quot;);&quot;&quot;;[.K164]))">
            <text:p/>
          </table:table-cell>
          <table:table-cell table:style-name="ce9" table:formula="of:=IF([.E164]=&quot;Sub&quot;;[.J163];IF(LEN([.H164])=0;&quot;&quot;;IF([.J163]=&quot;Number&quot;;&quot;&quot;;IF(LEN([.J163])=0;1;[.J163]+1))))">
            <text:p/>
          </table:table-cell>
          <table:table-cell table:style-name="ce9" table:formula="of:=IF(LEN([.H164])=0;&quot;&quot;;IF([.K163]=&quot;SubOrder&quot;;&quot;&quot;;IF([.E164]&lt;&gt;&quot;Sub&quot;;&quot;&quot;;IF(LEN([.K163])=0;1;[.K16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65]);&quot;&quot;;CONCATENATE([.D165];[.F165];[.G165];[.H165];IF(OR([.E165]=&quot;SubStart&quot;;[.E165]=&quot;Sub&quot;);[.K165];[.J165]);[.L165]))">
            <text:p/>
          </table:table-cell>
          <table:table-cell table:number-columns-repeated="7"/>
          <table:table-cell table:style-name="ce9" table:formula="of:=IF(LEN([.E165]) = 0;[.J165];IF(OR([.E165]=&quot;SubStart&quot;;[.E165]=&quot;SubEnd&quot;);&quot;&quot;;[.K165]))">
            <text:p/>
          </table:table-cell>
          <table:table-cell table:style-name="ce9" table:formula="of:=IF([.E165]=&quot;Sub&quot;;[.J164];IF(LEN([.H165])=0;&quot;&quot;;IF([.J164]=&quot;Number&quot;;&quot;&quot;;IF(LEN([.J164])=0;1;[.J164]+1))))">
            <text:p/>
          </table:table-cell>
          <table:table-cell table:style-name="ce9" table:formula="of:=IF(LEN([.H165])=0;&quot;&quot;;IF([.K164]=&quot;SubOrder&quot;;&quot;&quot;;IF([.E165]&lt;&gt;&quot;Sub&quot;;&quot;&quot;;IF(LEN([.K164])=0;1;[.K16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66]);&quot;&quot;;CONCATENATE([.D166];[.F166];[.G166];[.H166];IF(OR([.E166]=&quot;SubStart&quot;;[.E166]=&quot;Sub&quot;);[.K166];[.J166]);[.L166]))">
            <text:p/>
          </table:table-cell>
          <table:table-cell table:number-columns-repeated="7"/>
          <table:table-cell table:style-name="ce9" table:formula="of:=IF(LEN([.E166]) = 0;[.J166];IF(OR([.E166]=&quot;SubStart&quot;;[.E166]=&quot;SubEnd&quot;);&quot;&quot;;[.K166]))">
            <text:p/>
          </table:table-cell>
          <table:table-cell table:style-name="ce9" table:formula="of:=IF([.E166]=&quot;Sub&quot;;[.J165];IF(LEN([.H166])=0;&quot;&quot;;IF([.J165]=&quot;Number&quot;;&quot;&quot;;IF(LEN([.J165])=0;1;[.J165]+1))))">
            <text:p/>
          </table:table-cell>
          <table:table-cell table:style-name="ce9" table:formula="of:=IF(LEN([.H166])=0;&quot;&quot;;IF([.K165]=&quot;SubOrder&quot;;&quot;&quot;;IF([.E166]&lt;&gt;&quot;Sub&quot;;&quot;&quot;;IF(LEN([.K165])=0;1;[.K16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67]);&quot;&quot;;CONCATENATE([.D167];[.F167];[.G167];[.H167];IF(OR([.E167]=&quot;SubStart&quot;;[.E167]=&quot;Sub&quot;);[.K167];[.J167]);[.L167]))">
            <text:p/>
          </table:table-cell>
          <table:table-cell table:number-columns-repeated="7"/>
          <table:table-cell table:style-name="ce9" table:formula="of:=IF(LEN([.E167]) = 0;[.J167];IF(OR([.E167]=&quot;SubStart&quot;;[.E167]=&quot;SubEnd&quot;);&quot;&quot;;[.K167]))">
            <text:p/>
          </table:table-cell>
          <table:table-cell table:style-name="ce9" table:formula="of:=IF([.E167]=&quot;Sub&quot;;[.J166];IF(LEN([.H167])=0;&quot;&quot;;IF([.J166]=&quot;Number&quot;;&quot;&quot;;IF(LEN([.J166])=0;1;[.J166]+1))))">
            <text:p/>
          </table:table-cell>
          <table:table-cell table:style-name="ce9" table:formula="of:=IF(LEN([.H167])=0;&quot;&quot;;IF([.K166]=&quot;SubOrder&quot;;&quot;&quot;;IF([.E167]&lt;&gt;&quot;Sub&quot;;&quot;&quot;;IF(LEN([.K166])=0;1;[.K16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68]);&quot;&quot;;CONCATENATE([.D168];[.F168];[.G168];[.H168];IF(OR([.E168]=&quot;SubStart&quot;;[.E168]=&quot;Sub&quot;);[.K168];[.J168]);[.L168]))">
            <text:p/>
          </table:table-cell>
          <table:table-cell table:number-columns-repeated="7"/>
          <table:table-cell table:style-name="ce9" table:formula="of:=IF(LEN([.E168]) = 0;[.J168];IF(OR([.E168]=&quot;SubStart&quot;;[.E168]=&quot;SubEnd&quot;);&quot;&quot;;[.K168]))">
            <text:p/>
          </table:table-cell>
          <table:table-cell table:style-name="ce9" table:formula="of:=IF([.E168]=&quot;Sub&quot;;[.J167];IF(LEN([.H168])=0;&quot;&quot;;IF([.J167]=&quot;Number&quot;;&quot;&quot;;IF(LEN([.J167])=0;1;[.J167]+1))))">
            <text:p/>
          </table:table-cell>
          <table:table-cell table:style-name="ce9" table:formula="of:=IF(LEN([.H168])=0;&quot;&quot;;IF([.K167]=&quot;SubOrder&quot;;&quot;&quot;;IF([.E168]&lt;&gt;&quot;Sub&quot;;&quot;&quot;;IF(LEN([.K167])=0;1;[.K16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69]);&quot;&quot;;CONCATENATE([.D169];[.F169];[.G169];[.H169];IF(OR([.E169]=&quot;SubStart&quot;;[.E169]=&quot;Sub&quot;);[.K169];[.J169]);[.L169]))">
            <text:p/>
          </table:table-cell>
          <table:table-cell table:number-columns-repeated="7"/>
          <table:table-cell table:style-name="ce9" table:formula="of:=IF(LEN([.E169]) = 0;[.J169];IF(OR([.E169]=&quot;SubStart&quot;;[.E169]=&quot;SubEnd&quot;);&quot;&quot;;[.K169]))">
            <text:p/>
          </table:table-cell>
          <table:table-cell table:style-name="ce9" table:formula="of:=IF([.E169]=&quot;Sub&quot;;[.J168];IF(LEN([.H169])=0;&quot;&quot;;IF([.J168]=&quot;Number&quot;;&quot;&quot;;IF(LEN([.J168])=0;1;[.J168]+1))))">
            <text:p/>
          </table:table-cell>
          <table:table-cell table:style-name="ce9" table:formula="of:=IF(LEN([.H169])=0;&quot;&quot;;IF([.K168]=&quot;SubOrder&quot;;&quot;&quot;;IF([.E169]&lt;&gt;&quot;Sub&quot;;&quot;&quot;;IF(LEN([.K168])=0;1;[.K16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70]);&quot;&quot;;CONCATENATE([.D170];[.F170];[.G170];[.H170];IF(OR([.E170]=&quot;SubStart&quot;;[.E170]=&quot;Sub&quot;);[.K170];[.J170]);[.L170]))">
            <text:p/>
          </table:table-cell>
          <table:table-cell table:number-columns-repeated="7"/>
          <table:table-cell table:style-name="ce9" table:formula="of:=IF(LEN([.E170]) = 0;[.J170];IF(OR([.E170]=&quot;SubStart&quot;;[.E170]=&quot;SubEnd&quot;);&quot;&quot;;[.K170]))">
            <text:p/>
          </table:table-cell>
          <table:table-cell table:style-name="ce9" table:formula="of:=IF([.E170]=&quot;Sub&quot;;[.J169];IF(LEN([.H170])=0;&quot;&quot;;IF([.J169]=&quot;Number&quot;;&quot;&quot;;IF(LEN([.J169])=0;1;[.J169]+1))))">
            <text:p/>
          </table:table-cell>
          <table:table-cell table:style-name="ce9" table:formula="of:=IF(LEN([.H170])=0;&quot;&quot;;IF([.K169]=&quot;SubOrder&quot;;&quot;&quot;;IF([.E170]&lt;&gt;&quot;Sub&quot;;&quot;&quot;;IF(LEN([.K169])=0;1;[.K16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71]);&quot;&quot;;CONCATENATE([.D171];[.F171];[.G171];[.H171];IF(OR([.E171]=&quot;SubStart&quot;;[.E171]=&quot;Sub&quot;);[.K171];[.J171]);[.L171]))">
            <text:p/>
          </table:table-cell>
          <table:table-cell table:number-columns-repeated="7"/>
          <table:table-cell table:style-name="ce9" table:formula="of:=IF(LEN([.E171]) = 0;[.J171];IF(OR([.E171]=&quot;SubStart&quot;;[.E171]=&quot;SubEnd&quot;);&quot;&quot;;[.K171]))">
            <text:p/>
          </table:table-cell>
          <table:table-cell table:style-name="ce9" table:formula="of:=IF([.E171]=&quot;Sub&quot;;[.J170];IF(LEN([.H171])=0;&quot;&quot;;IF([.J170]=&quot;Number&quot;;&quot;&quot;;IF(LEN([.J170])=0;1;[.J170]+1))))">
            <text:p/>
          </table:table-cell>
          <table:table-cell table:style-name="ce9" table:formula="of:=IF(LEN([.H171])=0;&quot;&quot;;IF([.K170]=&quot;SubOrder&quot;;&quot;&quot;;IF([.E171]&lt;&gt;&quot;Sub&quot;;&quot;&quot;;IF(LEN([.K170])=0;1;[.K17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72]);&quot;&quot;;CONCATENATE([.D172];[.F172];[.G172];[.H172];IF(OR([.E172]=&quot;SubStart&quot;;[.E172]=&quot;Sub&quot;);[.K172];[.J172]);[.L172]))">
            <text:p/>
          </table:table-cell>
          <table:table-cell table:number-columns-repeated="7"/>
          <table:table-cell table:style-name="ce9" table:formula="of:=IF(LEN([.E172]) = 0;[.J172];IF(OR([.E172]=&quot;SubStart&quot;;[.E172]=&quot;SubEnd&quot;);&quot;&quot;;[.K172]))">
            <text:p/>
          </table:table-cell>
          <table:table-cell table:style-name="ce9" table:formula="of:=IF([.E172]=&quot;Sub&quot;;[.J171];IF(LEN([.H172])=0;&quot;&quot;;IF([.J171]=&quot;Number&quot;;&quot;&quot;;IF(LEN([.J171])=0;1;[.J171]+1))))">
            <text:p/>
          </table:table-cell>
          <table:table-cell table:style-name="ce9" table:formula="of:=IF(LEN([.H172])=0;&quot;&quot;;IF([.K171]=&quot;SubOrder&quot;;&quot;&quot;;IF([.E172]&lt;&gt;&quot;Sub&quot;;&quot;&quot;;IF(LEN([.K171])=0;1;[.K17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73]);&quot;&quot;;CONCATENATE([.D173];[.F173];[.G173];[.H173];IF(OR([.E173]=&quot;SubStart&quot;;[.E173]=&quot;Sub&quot;);[.K173];[.J173]);[.L173]))">
            <text:p/>
          </table:table-cell>
          <table:table-cell table:number-columns-repeated="7"/>
          <table:table-cell table:style-name="ce9" table:formula="of:=IF(LEN([.E173]) = 0;[.J173];IF(OR([.E173]=&quot;SubStart&quot;;[.E173]=&quot;SubEnd&quot;);&quot;&quot;;[.K173]))">
            <text:p/>
          </table:table-cell>
          <table:table-cell table:style-name="ce9" table:formula="of:=IF([.E173]=&quot;Sub&quot;;[.J172];IF(LEN([.H173])=0;&quot;&quot;;IF([.J172]=&quot;Number&quot;;&quot;&quot;;IF(LEN([.J172])=0;1;[.J172]+1))))">
            <text:p/>
          </table:table-cell>
          <table:table-cell table:style-name="ce9" table:formula="of:=IF(LEN([.H173])=0;&quot;&quot;;IF([.K172]=&quot;SubOrder&quot;;&quot;&quot;;IF([.E173]&lt;&gt;&quot;Sub&quot;;&quot;&quot;;IF(LEN([.K172])=0;1;[.K17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74]);&quot;&quot;;CONCATENATE([.D174];[.F174];[.G174];[.H174];IF(OR([.E174]=&quot;SubStart&quot;;[.E174]=&quot;Sub&quot;);[.K174];[.J174]);[.L174]))">
            <text:p/>
          </table:table-cell>
          <table:table-cell table:number-columns-repeated="7"/>
          <table:table-cell table:style-name="ce9" table:formula="of:=IF(LEN([.E174]) = 0;[.J174];IF(OR([.E174]=&quot;SubStart&quot;;[.E174]=&quot;SubEnd&quot;);&quot;&quot;;[.K174]))">
            <text:p/>
          </table:table-cell>
          <table:table-cell table:style-name="ce9" table:formula="of:=IF([.E174]=&quot;Sub&quot;;[.J173];IF(LEN([.H174])=0;&quot;&quot;;IF([.J173]=&quot;Number&quot;;&quot;&quot;;IF(LEN([.J173])=0;1;[.J173]+1))))">
            <text:p/>
          </table:table-cell>
          <table:table-cell table:style-name="ce9" table:formula="of:=IF(LEN([.H174])=0;&quot;&quot;;IF([.K173]=&quot;SubOrder&quot;;&quot;&quot;;IF([.E174]&lt;&gt;&quot;Sub&quot;;&quot;&quot;;IF(LEN([.K173])=0;1;[.K17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75]);&quot;&quot;;CONCATENATE([.D175];[.F175];[.G175];[.H175];IF(OR([.E175]=&quot;SubStart&quot;;[.E175]=&quot;Sub&quot;);[.K175];[.J175]);[.L175]))">
            <text:p/>
          </table:table-cell>
          <table:table-cell table:number-columns-repeated="7"/>
          <table:table-cell table:style-name="ce9" table:formula="of:=IF(LEN([.E175]) = 0;[.J175];IF(OR([.E175]=&quot;SubStart&quot;;[.E175]=&quot;SubEnd&quot;);&quot;&quot;;[.K175]))">
            <text:p/>
          </table:table-cell>
          <table:table-cell table:style-name="ce9" table:formula="of:=IF([.E175]=&quot;Sub&quot;;[.J174];IF(LEN([.H175])=0;&quot;&quot;;IF([.J174]=&quot;Number&quot;;&quot;&quot;;IF(LEN([.J174])=0;1;[.J174]+1))))">
            <text:p/>
          </table:table-cell>
          <table:table-cell table:style-name="ce9" table:formula="of:=IF(LEN([.H175])=0;&quot;&quot;;IF([.K174]=&quot;SubOrder&quot;;&quot;&quot;;IF([.E175]&lt;&gt;&quot;Sub&quot;;&quot;&quot;;IF(LEN([.K174])=0;1;[.K17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76]);&quot;&quot;;CONCATENATE([.D176];[.F176];[.G176];[.H176];IF(OR([.E176]=&quot;SubStart&quot;;[.E176]=&quot;Sub&quot;);[.K176];[.J176]);[.L176]))">
            <text:p/>
          </table:table-cell>
          <table:table-cell table:number-columns-repeated="7"/>
          <table:table-cell table:style-name="ce9" table:formula="of:=IF(LEN([.E176]) = 0;[.J176];IF(OR([.E176]=&quot;SubStart&quot;;[.E176]=&quot;SubEnd&quot;);&quot;&quot;;[.K176]))">
            <text:p/>
          </table:table-cell>
          <table:table-cell table:style-name="ce9" table:formula="of:=IF([.E176]=&quot;Sub&quot;;[.J175];IF(LEN([.H176])=0;&quot;&quot;;IF([.J175]=&quot;Number&quot;;&quot;&quot;;IF(LEN([.J175])=0;1;[.J175]+1))))">
            <text:p/>
          </table:table-cell>
          <table:table-cell table:style-name="ce9" table:formula="of:=IF(LEN([.H176])=0;&quot;&quot;;IF([.K175]=&quot;SubOrder&quot;;&quot;&quot;;IF([.E176]&lt;&gt;&quot;Sub&quot;;&quot;&quot;;IF(LEN([.K175])=0;1;[.K17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77]);&quot;&quot;;CONCATENATE([.D177];[.F177];[.G177];[.H177];IF(OR([.E177]=&quot;SubStart&quot;;[.E177]=&quot;Sub&quot;);[.K177];[.J177]);[.L177]))">
            <text:p/>
          </table:table-cell>
          <table:table-cell table:number-columns-repeated="7"/>
          <table:table-cell table:style-name="ce9" table:formula="of:=IF(LEN([.E177]) = 0;[.J177];IF(OR([.E177]=&quot;SubStart&quot;;[.E177]=&quot;SubEnd&quot;);&quot;&quot;;[.K177]))">
            <text:p/>
          </table:table-cell>
          <table:table-cell table:style-name="ce9" table:formula="of:=IF([.E177]=&quot;Sub&quot;;[.J176];IF(LEN([.H177])=0;&quot;&quot;;IF([.J176]=&quot;Number&quot;;&quot;&quot;;IF(LEN([.J176])=0;1;[.J176]+1))))">
            <text:p/>
          </table:table-cell>
          <table:table-cell table:style-name="ce9" table:formula="of:=IF(LEN([.H177])=0;&quot;&quot;;IF([.K176]=&quot;SubOrder&quot;;&quot;&quot;;IF([.E177]&lt;&gt;&quot;Sub&quot;;&quot;&quot;;IF(LEN([.K176])=0;1;[.K17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78]);&quot;&quot;;CONCATENATE([.D178];[.F178];[.G178];[.H178];IF(OR([.E178]=&quot;SubStart&quot;;[.E178]=&quot;Sub&quot;);[.K178];[.J178]);[.L178]))">
            <text:p/>
          </table:table-cell>
          <table:table-cell table:number-columns-repeated="7"/>
          <table:table-cell table:style-name="ce9" table:formula="of:=IF(LEN([.E178]) = 0;[.J178];IF(OR([.E178]=&quot;SubStart&quot;;[.E178]=&quot;SubEnd&quot;);&quot;&quot;;[.K178]))">
            <text:p/>
          </table:table-cell>
          <table:table-cell table:style-name="ce9" table:formula="of:=IF([.E178]=&quot;Sub&quot;;[.J177];IF(LEN([.H178])=0;&quot;&quot;;IF([.J177]=&quot;Number&quot;;&quot;&quot;;IF(LEN([.J177])=0;1;[.J177]+1))))">
            <text:p/>
          </table:table-cell>
          <table:table-cell table:style-name="ce9" table:formula="of:=IF(LEN([.H178])=0;&quot;&quot;;IF([.K177]=&quot;SubOrder&quot;;&quot;&quot;;IF([.E178]&lt;&gt;&quot;Sub&quot;;&quot;&quot;;IF(LEN([.K177])=0;1;[.K17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79]);&quot;&quot;;CONCATENATE([.D179];[.F179];[.G179];[.H179];IF(OR([.E179]=&quot;SubStart&quot;;[.E179]=&quot;Sub&quot;);[.K179];[.J179]);[.L179]))">
            <text:p/>
          </table:table-cell>
          <table:table-cell table:number-columns-repeated="7"/>
          <table:table-cell table:style-name="ce9" table:formula="of:=IF(LEN([.E179]) = 0;[.J179];IF(OR([.E179]=&quot;SubStart&quot;;[.E179]=&quot;SubEnd&quot;);&quot;&quot;;[.K179]))">
            <text:p/>
          </table:table-cell>
          <table:table-cell table:style-name="ce9" table:formula="of:=IF([.E179]=&quot;Sub&quot;;[.J178];IF(LEN([.H179])=0;&quot;&quot;;IF([.J178]=&quot;Number&quot;;&quot;&quot;;IF(LEN([.J178])=0;1;[.J178]+1))))">
            <text:p/>
          </table:table-cell>
          <table:table-cell table:style-name="ce9" table:formula="of:=IF(LEN([.H179])=0;&quot;&quot;;IF([.K178]=&quot;SubOrder&quot;;&quot;&quot;;IF([.E179]&lt;&gt;&quot;Sub&quot;;&quot;&quot;;IF(LEN([.K178])=0;1;[.K17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80]);&quot;&quot;;CONCATENATE([.D180];[.F180];[.G180];[.H180];IF(OR([.E180]=&quot;SubStart&quot;;[.E180]=&quot;Sub&quot;);[.K180];[.J180]);[.L180]))">
            <text:p/>
          </table:table-cell>
          <table:table-cell table:number-columns-repeated="7"/>
          <table:table-cell table:style-name="ce9" table:formula="of:=IF(LEN([.E180]) = 0;[.J180];IF(OR([.E180]=&quot;SubStart&quot;;[.E180]=&quot;SubEnd&quot;);&quot;&quot;;[.K180]))">
            <text:p/>
          </table:table-cell>
          <table:table-cell table:style-name="ce9" table:formula="of:=IF([.E180]=&quot;Sub&quot;;[.J179];IF(LEN([.H180])=0;&quot;&quot;;IF([.J179]=&quot;Number&quot;;&quot;&quot;;IF(LEN([.J179])=0;1;[.J179]+1))))">
            <text:p/>
          </table:table-cell>
          <table:table-cell table:style-name="ce9" table:formula="of:=IF(LEN([.H180])=0;&quot;&quot;;IF([.K179]=&quot;SubOrder&quot;;&quot;&quot;;IF([.E180]&lt;&gt;&quot;Sub&quot;;&quot;&quot;;IF(LEN([.K179])=0;1;[.K17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81]);&quot;&quot;;CONCATENATE([.D181];[.F181];[.G181];[.H181];IF(OR([.E181]=&quot;SubStart&quot;;[.E181]=&quot;Sub&quot;);[.K181];[.J181]);[.L181]))">
            <text:p/>
          </table:table-cell>
          <table:table-cell table:number-columns-repeated="7"/>
          <table:table-cell table:style-name="ce9" table:formula="of:=IF(LEN([.E181]) = 0;[.J181];IF(OR([.E181]=&quot;SubStart&quot;;[.E181]=&quot;SubEnd&quot;);&quot;&quot;;[.K181]))">
            <text:p/>
          </table:table-cell>
          <table:table-cell table:style-name="ce9" table:formula="of:=IF([.E181]=&quot;Sub&quot;;[.J180];IF(LEN([.H181])=0;&quot;&quot;;IF([.J180]=&quot;Number&quot;;&quot;&quot;;IF(LEN([.J180])=0;1;[.J180]+1))))">
            <text:p/>
          </table:table-cell>
          <table:table-cell table:style-name="ce9" table:formula="of:=IF(LEN([.H181])=0;&quot;&quot;;IF([.K180]=&quot;SubOrder&quot;;&quot;&quot;;IF([.E181]&lt;&gt;&quot;Sub&quot;;&quot;&quot;;IF(LEN([.K180])=0;1;[.K18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82]);&quot;&quot;;CONCATENATE([.D182];[.F182];[.G182];[.H182];IF(OR([.E182]=&quot;SubStart&quot;;[.E182]=&quot;Sub&quot;);[.K182];[.J182]);[.L182]))">
            <text:p/>
          </table:table-cell>
          <table:table-cell table:number-columns-repeated="7"/>
          <table:table-cell table:style-name="ce9" table:formula="of:=IF(LEN([.E182]) = 0;[.J182];IF(OR([.E182]=&quot;SubStart&quot;;[.E182]=&quot;SubEnd&quot;);&quot;&quot;;[.K182]))">
            <text:p/>
          </table:table-cell>
          <table:table-cell table:style-name="ce9" table:formula="of:=IF([.E182]=&quot;Sub&quot;;[.J181];IF(LEN([.H182])=0;&quot;&quot;;IF([.J181]=&quot;Number&quot;;&quot;&quot;;IF(LEN([.J181])=0;1;[.J181]+1))))">
            <text:p/>
          </table:table-cell>
          <table:table-cell table:style-name="ce9" table:formula="of:=IF(LEN([.H182])=0;&quot;&quot;;IF([.K181]=&quot;SubOrder&quot;;&quot;&quot;;IF([.E182]&lt;&gt;&quot;Sub&quot;;&quot;&quot;;IF(LEN([.K181])=0;1;[.K18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83]);&quot;&quot;;CONCATENATE([.D183];[.F183];[.G183];[.H183];IF(OR([.E183]=&quot;SubStart&quot;;[.E183]=&quot;Sub&quot;);[.K183];[.J183]);[.L183]))">
            <text:p/>
          </table:table-cell>
          <table:table-cell table:number-columns-repeated="7"/>
          <table:table-cell table:style-name="ce9" table:formula="of:=IF(LEN([.E183]) = 0;[.J183];IF(OR([.E183]=&quot;SubStart&quot;;[.E183]=&quot;SubEnd&quot;);&quot;&quot;;[.K183]))">
            <text:p/>
          </table:table-cell>
          <table:table-cell table:style-name="ce9" table:formula="of:=IF([.E183]=&quot;Sub&quot;;[.J182];IF(LEN([.H183])=0;&quot;&quot;;IF([.J182]=&quot;Number&quot;;&quot;&quot;;IF(LEN([.J182])=0;1;[.J182]+1))))">
            <text:p/>
          </table:table-cell>
          <table:table-cell table:style-name="ce9" table:formula="of:=IF(LEN([.H183])=0;&quot;&quot;;IF([.K182]=&quot;SubOrder&quot;;&quot;&quot;;IF([.E183]&lt;&gt;&quot;Sub&quot;;&quot;&quot;;IF(LEN([.K182])=0;1;[.K18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84]);&quot;&quot;;CONCATENATE([.D184];[.F184];[.G184];[.H184];IF(OR([.E184]=&quot;SubStart&quot;;[.E184]=&quot;Sub&quot;);[.K184];[.J184]);[.L184]))">
            <text:p/>
          </table:table-cell>
          <table:table-cell table:number-columns-repeated="7"/>
          <table:table-cell table:style-name="ce9" table:formula="of:=IF(LEN([.E184]) = 0;[.J184];IF(OR([.E184]=&quot;SubStart&quot;;[.E184]=&quot;SubEnd&quot;);&quot;&quot;;[.K184]))">
            <text:p/>
          </table:table-cell>
          <table:table-cell table:style-name="ce9" table:formula="of:=IF([.E184]=&quot;Sub&quot;;[.J183];IF(LEN([.H184])=0;&quot;&quot;;IF([.J183]=&quot;Number&quot;;&quot;&quot;;IF(LEN([.J183])=0;1;[.J183]+1))))">
            <text:p/>
          </table:table-cell>
          <table:table-cell table:style-name="ce9" table:formula="of:=IF(LEN([.H184])=0;&quot;&quot;;IF([.K183]=&quot;SubOrder&quot;;&quot;&quot;;IF([.E184]&lt;&gt;&quot;Sub&quot;;&quot;&quot;;IF(LEN([.K183])=0;1;[.K18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85]);&quot;&quot;;CONCATENATE([.D185];[.F185];[.G185];[.H185];IF(OR([.E185]=&quot;SubStart&quot;;[.E185]=&quot;Sub&quot;);[.K185];[.J185]);[.L185]))">
            <text:p/>
          </table:table-cell>
          <table:table-cell table:number-columns-repeated="7"/>
          <table:table-cell table:style-name="ce9" table:formula="of:=IF(LEN([.E185]) = 0;[.J185];IF(OR([.E185]=&quot;SubStart&quot;;[.E185]=&quot;SubEnd&quot;);&quot;&quot;;[.K185]))">
            <text:p/>
          </table:table-cell>
          <table:table-cell table:style-name="ce9" table:formula="of:=IF([.E185]=&quot;Sub&quot;;[.J184];IF(LEN([.H185])=0;&quot;&quot;;IF([.J184]=&quot;Number&quot;;&quot;&quot;;IF(LEN([.J184])=0;1;[.J184]+1))))">
            <text:p/>
          </table:table-cell>
          <table:table-cell table:style-name="ce9" table:formula="of:=IF(LEN([.H185])=0;&quot;&quot;;IF([.K184]=&quot;SubOrder&quot;;&quot;&quot;;IF([.E185]&lt;&gt;&quot;Sub&quot;;&quot;&quot;;IF(LEN([.K184])=0;1;[.K18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86]);&quot;&quot;;CONCATENATE([.D186];[.F186];[.G186];[.H186];IF(OR([.E186]=&quot;SubStart&quot;;[.E186]=&quot;Sub&quot;);[.K186];[.J186]);[.L186]))">
            <text:p/>
          </table:table-cell>
          <table:table-cell table:number-columns-repeated="7"/>
          <table:table-cell table:style-name="ce9" table:formula="of:=IF(LEN([.E186]) = 0;[.J186];IF(OR([.E186]=&quot;SubStart&quot;;[.E186]=&quot;SubEnd&quot;);&quot;&quot;;[.K186]))">
            <text:p/>
          </table:table-cell>
          <table:table-cell table:style-name="ce9" table:formula="of:=IF([.E186]=&quot;Sub&quot;;[.J185];IF(LEN([.H186])=0;&quot;&quot;;IF([.J185]=&quot;Number&quot;;&quot;&quot;;IF(LEN([.J185])=0;1;[.J185]+1))))">
            <text:p/>
          </table:table-cell>
          <table:table-cell table:style-name="ce9" table:formula="of:=IF(LEN([.H186])=0;&quot;&quot;;IF([.K185]=&quot;SubOrder&quot;;&quot;&quot;;IF([.E186]&lt;&gt;&quot;Sub&quot;;&quot;&quot;;IF(LEN([.K185])=0;1;[.K18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87]);&quot;&quot;;CONCATENATE([.D187];[.F187];[.G187];[.H187];IF(OR([.E187]=&quot;SubStart&quot;;[.E187]=&quot;Sub&quot;);[.K187];[.J187]);[.L187]))">
            <text:p/>
          </table:table-cell>
          <table:table-cell table:number-columns-repeated="7"/>
          <table:table-cell table:style-name="ce9" table:formula="of:=IF(LEN([.E187]) = 0;[.J187];IF(OR([.E187]=&quot;SubStart&quot;;[.E187]=&quot;SubEnd&quot;);&quot;&quot;;[.K187]))">
            <text:p/>
          </table:table-cell>
          <table:table-cell table:style-name="ce9" table:formula="of:=IF([.E187]=&quot;Sub&quot;;[.J186];IF(LEN([.H187])=0;&quot;&quot;;IF([.J186]=&quot;Number&quot;;&quot;&quot;;IF(LEN([.J186])=0;1;[.J186]+1))))">
            <text:p/>
          </table:table-cell>
          <table:table-cell table:style-name="ce9" table:formula="of:=IF(LEN([.H187])=0;&quot;&quot;;IF([.K186]=&quot;SubOrder&quot;;&quot;&quot;;IF([.E187]&lt;&gt;&quot;Sub&quot;;&quot;&quot;;IF(LEN([.K186])=0;1;[.K18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88]);&quot;&quot;;CONCATENATE([.D188];[.F188];[.G188];[.H188];IF(OR([.E188]=&quot;SubStart&quot;;[.E188]=&quot;Sub&quot;);[.K188];[.J188]);[.L188]))">
            <text:p/>
          </table:table-cell>
          <table:table-cell table:number-columns-repeated="7"/>
          <table:table-cell table:style-name="ce9" table:formula="of:=IF(LEN([.E188]) = 0;[.J188];IF(OR([.E188]=&quot;SubStart&quot;;[.E188]=&quot;SubEnd&quot;);&quot;&quot;;[.K188]))">
            <text:p/>
          </table:table-cell>
          <table:table-cell table:style-name="ce9" table:formula="of:=IF([.E188]=&quot;Sub&quot;;[.J187];IF(LEN([.H188])=0;&quot;&quot;;IF([.J187]=&quot;Number&quot;;&quot;&quot;;IF(LEN([.J187])=0;1;[.J187]+1))))">
            <text:p/>
          </table:table-cell>
          <table:table-cell table:style-name="ce9" table:formula="of:=IF(LEN([.H188])=0;&quot;&quot;;IF([.K187]=&quot;SubOrder&quot;;&quot;&quot;;IF([.E188]&lt;&gt;&quot;Sub&quot;;&quot;&quot;;IF(LEN([.K187])=0;1;[.K18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89]);&quot;&quot;;CONCATENATE([.D189];[.F189];[.G189];[.H189];IF(OR([.E189]=&quot;SubStart&quot;;[.E189]=&quot;Sub&quot;);[.K189];[.J189]);[.L189]))">
            <text:p/>
          </table:table-cell>
          <table:table-cell table:number-columns-repeated="7"/>
          <table:table-cell table:style-name="ce9" table:formula="of:=IF(LEN([.E189]) = 0;[.J189];IF(OR([.E189]=&quot;SubStart&quot;;[.E189]=&quot;SubEnd&quot;);&quot;&quot;;[.K189]))">
            <text:p/>
          </table:table-cell>
          <table:table-cell table:style-name="ce9" table:formula="of:=IF([.E189]=&quot;Sub&quot;;[.J188];IF(LEN([.H189])=0;&quot;&quot;;IF([.J188]=&quot;Number&quot;;&quot;&quot;;IF(LEN([.J188])=0;1;[.J188]+1))))">
            <text:p/>
          </table:table-cell>
          <table:table-cell table:style-name="ce9" table:formula="of:=IF(LEN([.H189])=0;&quot;&quot;;IF([.K188]=&quot;SubOrder&quot;;&quot;&quot;;IF([.E189]&lt;&gt;&quot;Sub&quot;;&quot;&quot;;IF(LEN([.K188])=0;1;[.K18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90]);&quot;&quot;;CONCATENATE([.D190];[.F190];[.G190];[.H190];IF(OR([.E190]=&quot;SubStart&quot;;[.E190]=&quot;Sub&quot;);[.K190];[.J190]);[.L190]))">
            <text:p/>
          </table:table-cell>
          <table:table-cell table:number-columns-repeated="7"/>
          <table:table-cell table:style-name="ce9" table:formula="of:=IF(LEN([.E190]) = 0;[.J190];IF(OR([.E190]=&quot;SubStart&quot;;[.E190]=&quot;SubEnd&quot;);&quot;&quot;;[.K190]))">
            <text:p/>
          </table:table-cell>
          <table:table-cell table:style-name="ce9" table:formula="of:=IF([.E190]=&quot;Sub&quot;;[.J189];IF(LEN([.H190])=0;&quot;&quot;;IF([.J189]=&quot;Number&quot;;&quot;&quot;;IF(LEN([.J189])=0;1;[.J189]+1))))">
            <text:p/>
          </table:table-cell>
          <table:table-cell table:style-name="ce9" table:formula="of:=IF(LEN([.H190])=0;&quot;&quot;;IF([.K189]=&quot;SubOrder&quot;;&quot;&quot;;IF([.E190]&lt;&gt;&quot;Sub&quot;;&quot;&quot;;IF(LEN([.K189])=0;1;[.K18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91]);&quot;&quot;;CONCATENATE([.D191];[.F191];[.G191];[.H191];IF(OR([.E191]=&quot;SubStart&quot;;[.E191]=&quot;Sub&quot;);[.K191];[.J191]);[.L191]))">
            <text:p/>
          </table:table-cell>
          <table:table-cell table:number-columns-repeated="7"/>
          <table:table-cell table:style-name="ce9" table:formula="of:=IF(LEN([.E191]) = 0;[.J191];IF(OR([.E191]=&quot;SubStart&quot;;[.E191]=&quot;SubEnd&quot;);&quot;&quot;;[.K191]))">
            <text:p/>
          </table:table-cell>
          <table:table-cell table:style-name="ce9" table:formula="of:=IF([.E191]=&quot;Sub&quot;;[.J190];IF(LEN([.H191])=0;&quot;&quot;;IF([.J190]=&quot;Number&quot;;&quot;&quot;;IF(LEN([.J190])=0;1;[.J190]+1))))">
            <text:p/>
          </table:table-cell>
          <table:table-cell table:style-name="ce9" table:formula="of:=IF(LEN([.H191])=0;&quot;&quot;;IF([.K190]=&quot;SubOrder&quot;;&quot;&quot;;IF([.E191]&lt;&gt;&quot;Sub&quot;;&quot;&quot;;IF(LEN([.K190])=0;1;[.K19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92]);&quot;&quot;;CONCATENATE([.D192];[.F192];[.G192];[.H192];IF(OR([.E192]=&quot;SubStart&quot;;[.E192]=&quot;Sub&quot;);[.K192];[.J192]);[.L192]))">
            <text:p/>
          </table:table-cell>
          <table:table-cell table:number-columns-repeated="7"/>
          <table:table-cell table:style-name="ce9" table:formula="of:=IF(LEN([.E192]) = 0;[.J192];IF(OR([.E192]=&quot;SubStart&quot;;[.E192]=&quot;SubEnd&quot;);&quot;&quot;;[.K192]))">
            <text:p/>
          </table:table-cell>
          <table:table-cell table:style-name="ce9" table:formula="of:=IF([.E192]=&quot;Sub&quot;;[.J191];IF(LEN([.H192])=0;&quot;&quot;;IF([.J191]=&quot;Number&quot;;&quot;&quot;;IF(LEN([.J191])=0;1;[.J191]+1))))">
            <text:p/>
          </table:table-cell>
          <table:table-cell table:style-name="ce9" table:formula="of:=IF(LEN([.H192])=0;&quot;&quot;;IF([.K191]=&quot;SubOrder&quot;;&quot;&quot;;IF([.E192]&lt;&gt;&quot;Sub&quot;;&quot;&quot;;IF(LEN([.K191])=0;1;[.K19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93]);&quot;&quot;;CONCATENATE([.D193];[.F193];[.G193];[.H193];IF(OR([.E193]=&quot;SubStart&quot;;[.E193]=&quot;Sub&quot;);[.K193];[.J193]);[.L193]))">
            <text:p/>
          </table:table-cell>
          <table:table-cell table:number-columns-repeated="7"/>
          <table:table-cell table:style-name="ce9" table:formula="of:=IF(LEN([.E193]) = 0;[.J193];IF(OR([.E193]=&quot;SubStart&quot;;[.E193]=&quot;SubEnd&quot;);&quot;&quot;;[.K193]))">
            <text:p/>
          </table:table-cell>
          <table:table-cell table:style-name="ce9" table:formula="of:=IF([.E193]=&quot;Sub&quot;;[.J192];IF(LEN([.H193])=0;&quot;&quot;;IF([.J192]=&quot;Number&quot;;&quot;&quot;;IF(LEN([.J192])=0;1;[.J192]+1))))">
            <text:p/>
          </table:table-cell>
          <table:table-cell table:style-name="ce9" table:formula="of:=IF(LEN([.H193])=0;&quot;&quot;;IF([.K192]=&quot;SubOrder&quot;;&quot;&quot;;IF([.E193]&lt;&gt;&quot;Sub&quot;;&quot;&quot;;IF(LEN([.K192])=0;1;[.K19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94]);&quot;&quot;;CONCATENATE([.D194];[.F194];[.G194];[.H194];IF(OR([.E194]=&quot;SubStart&quot;;[.E194]=&quot;Sub&quot;);[.K194];[.J194]);[.L194]))">
            <text:p/>
          </table:table-cell>
          <table:table-cell table:number-columns-repeated="7"/>
          <table:table-cell table:style-name="ce9" table:formula="of:=IF(LEN([.E194]) = 0;[.J194];IF(OR([.E194]=&quot;SubStart&quot;;[.E194]=&quot;SubEnd&quot;);&quot;&quot;;[.K194]))">
            <text:p/>
          </table:table-cell>
          <table:table-cell table:style-name="ce9" table:formula="of:=IF([.E194]=&quot;Sub&quot;;[.J193];IF(LEN([.H194])=0;&quot;&quot;;IF([.J193]=&quot;Number&quot;;&quot;&quot;;IF(LEN([.J193])=0;1;[.J193]+1))))">
            <text:p/>
          </table:table-cell>
          <table:table-cell table:style-name="ce9" table:formula="of:=IF(LEN([.H194])=0;&quot;&quot;;IF([.K193]=&quot;SubOrder&quot;;&quot;&quot;;IF([.E194]&lt;&gt;&quot;Sub&quot;;&quot;&quot;;IF(LEN([.K193])=0;1;[.K19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95]);&quot;&quot;;CONCATENATE([.D195];[.F195];[.G195];[.H195];IF(OR([.E195]=&quot;SubStart&quot;;[.E195]=&quot;Sub&quot;);[.K195];[.J195]);[.L195]))">
            <text:p/>
          </table:table-cell>
          <table:table-cell table:number-columns-repeated="7"/>
          <table:table-cell table:style-name="ce9" table:formula="of:=IF(LEN([.E195]) = 0;[.J195];IF(OR([.E195]=&quot;SubStart&quot;;[.E195]=&quot;SubEnd&quot;);&quot;&quot;;[.K195]))">
            <text:p/>
          </table:table-cell>
          <table:table-cell table:style-name="ce9" table:formula="of:=IF([.E195]=&quot;Sub&quot;;[.J194];IF(LEN([.H195])=0;&quot;&quot;;IF([.J194]=&quot;Number&quot;;&quot;&quot;;IF(LEN([.J194])=0;1;[.J194]+1))))">
            <text:p/>
          </table:table-cell>
          <table:table-cell table:style-name="ce9" table:formula="of:=IF(LEN([.H195])=0;&quot;&quot;;IF([.K194]=&quot;SubOrder&quot;;&quot;&quot;;IF([.E195]&lt;&gt;&quot;Sub&quot;;&quot;&quot;;IF(LEN([.K194])=0;1;[.K19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96]);&quot;&quot;;CONCATENATE([.D196];[.F196];[.G196];[.H196];IF(OR([.E196]=&quot;SubStart&quot;;[.E196]=&quot;Sub&quot;);[.K196];[.J196]);[.L196]))">
            <text:p/>
          </table:table-cell>
          <table:table-cell table:number-columns-repeated="7"/>
          <table:table-cell table:style-name="ce9" table:formula="of:=IF(LEN([.E196]) = 0;[.J196];IF(OR([.E196]=&quot;SubStart&quot;;[.E196]=&quot;SubEnd&quot;);&quot;&quot;;[.K196]))">
            <text:p/>
          </table:table-cell>
          <table:table-cell table:style-name="ce9" table:formula="of:=IF([.E196]=&quot;Sub&quot;;[.J195];IF(LEN([.H196])=0;&quot;&quot;;IF([.J195]=&quot;Number&quot;;&quot;&quot;;IF(LEN([.J195])=0;1;[.J195]+1))))">
            <text:p/>
          </table:table-cell>
          <table:table-cell table:style-name="ce9" table:formula="of:=IF(LEN([.H196])=0;&quot;&quot;;IF([.K195]=&quot;SubOrder&quot;;&quot;&quot;;IF([.E196]&lt;&gt;&quot;Sub&quot;;&quot;&quot;;IF(LEN([.K195])=0;1;[.K19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97]);&quot;&quot;;CONCATENATE([.D197];[.F197];[.G197];[.H197];IF(OR([.E197]=&quot;SubStart&quot;;[.E197]=&quot;Sub&quot;);[.K197];[.J197]);[.L197]))">
            <text:p/>
          </table:table-cell>
          <table:table-cell table:number-columns-repeated="7"/>
          <table:table-cell table:style-name="ce9" table:formula="of:=IF(LEN([.E197]) = 0;[.J197];IF(OR([.E197]=&quot;SubStart&quot;;[.E197]=&quot;SubEnd&quot;);&quot;&quot;;[.K197]))">
            <text:p/>
          </table:table-cell>
          <table:table-cell table:style-name="ce9" table:formula="of:=IF([.E197]=&quot;Sub&quot;;[.J196];IF(LEN([.H197])=0;&quot;&quot;;IF([.J196]=&quot;Number&quot;;&quot;&quot;;IF(LEN([.J196])=0;1;[.J196]+1))))">
            <text:p/>
          </table:table-cell>
          <table:table-cell table:style-name="ce9" table:formula="of:=IF(LEN([.H197])=0;&quot;&quot;;IF([.K196]=&quot;SubOrder&quot;;&quot;&quot;;IF([.E197]&lt;&gt;&quot;Sub&quot;;&quot;&quot;;IF(LEN([.K196])=0;1;[.K19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98]);&quot;&quot;;CONCATENATE([.D198];[.F198];[.G198];[.H198];IF(OR([.E198]=&quot;SubStart&quot;;[.E198]=&quot;Sub&quot;);[.K198];[.J198]);[.L198]))">
            <text:p/>
          </table:table-cell>
          <table:table-cell table:number-columns-repeated="7"/>
          <table:table-cell table:style-name="ce9" table:formula="of:=IF(LEN([.E198]) = 0;[.J198];IF(OR([.E198]=&quot;SubStart&quot;;[.E198]=&quot;SubEnd&quot;);&quot;&quot;;[.K198]))">
            <text:p/>
          </table:table-cell>
          <table:table-cell table:style-name="ce9" table:formula="of:=IF([.E198]=&quot;Sub&quot;;[.J197];IF(LEN([.H198])=0;&quot;&quot;;IF([.J197]=&quot;Number&quot;;&quot;&quot;;IF(LEN([.J197])=0;1;[.J197]+1))))">
            <text:p/>
          </table:table-cell>
          <table:table-cell table:style-name="ce9" table:formula="of:=IF(LEN([.H198])=0;&quot;&quot;;IF([.K197]=&quot;SubOrder&quot;;&quot;&quot;;IF([.E198]&lt;&gt;&quot;Sub&quot;;&quot;&quot;;IF(LEN([.K197])=0;1;[.K19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199]);&quot;&quot;;CONCATENATE([.D199];[.F199];[.G199];[.H199];IF(OR([.E199]=&quot;SubStart&quot;;[.E199]=&quot;Sub&quot;);[.K199];[.J199]);[.L199]))">
            <text:p/>
          </table:table-cell>
          <table:table-cell table:number-columns-repeated="7"/>
          <table:table-cell table:style-name="ce9" table:formula="of:=IF(LEN([.E199]) = 0;[.J199];IF(OR([.E199]=&quot;SubStart&quot;;[.E199]=&quot;SubEnd&quot;);&quot;&quot;;[.K199]))">
            <text:p/>
          </table:table-cell>
          <table:table-cell table:style-name="ce9" table:formula="of:=IF([.E199]=&quot;Sub&quot;;[.J198];IF(LEN([.H199])=0;&quot;&quot;;IF([.J198]=&quot;Number&quot;;&quot;&quot;;IF(LEN([.J198])=0;1;[.J198]+1))))">
            <text:p/>
          </table:table-cell>
          <table:table-cell table:style-name="ce9" table:formula="of:=IF(LEN([.H199])=0;&quot;&quot;;IF([.K198]=&quot;SubOrder&quot;;&quot;&quot;;IF([.E199]&lt;&gt;&quot;Sub&quot;;&quot;&quot;;IF(LEN([.K198])=0;1;[.K19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00]);&quot;&quot;;CONCATENATE([.D200];[.F200];[.G200];[.H200];IF(OR([.E200]=&quot;SubStart&quot;;[.E200]=&quot;Sub&quot;);[.K200];[.J200]);[.L200]))">
            <text:p/>
          </table:table-cell>
          <table:table-cell table:number-columns-repeated="7"/>
          <table:table-cell table:style-name="ce9" table:formula="of:=IF(LEN([.E200]) = 0;[.J200];IF(OR([.E200]=&quot;SubStart&quot;;[.E200]=&quot;SubEnd&quot;);&quot;&quot;;[.K200]))">
            <text:p/>
          </table:table-cell>
          <table:table-cell table:style-name="ce9" table:formula="of:=IF([.E200]=&quot;Sub&quot;;[.J199];IF(LEN([.H200])=0;&quot;&quot;;IF([.J199]=&quot;Number&quot;;&quot;&quot;;IF(LEN([.J199])=0;1;[.J199]+1))))">
            <text:p/>
          </table:table-cell>
          <table:table-cell table:style-name="ce9" table:formula="of:=IF(LEN([.H200])=0;&quot;&quot;;IF([.K199]=&quot;SubOrder&quot;;&quot;&quot;;IF([.E200]&lt;&gt;&quot;Sub&quot;;&quot;&quot;;IF(LEN([.K199])=0;1;[.K19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01]);&quot;&quot;;CONCATENATE([.D201];[.F201];[.G201];[.H201];IF(OR([.E201]=&quot;SubStart&quot;;[.E201]=&quot;Sub&quot;);[.K201];[.J201]);[.L201]))">
            <text:p/>
          </table:table-cell>
          <table:table-cell table:number-columns-repeated="7"/>
          <table:table-cell table:style-name="ce9" table:formula="of:=IF(LEN([.E201]) = 0;[.J201];IF(OR([.E201]=&quot;SubStart&quot;;[.E201]=&quot;SubEnd&quot;);&quot;&quot;;[.K201]))">
            <text:p/>
          </table:table-cell>
          <table:table-cell table:style-name="ce9" table:formula="of:=IF([.E201]=&quot;Sub&quot;;[.J200];IF(LEN([.H201])=0;&quot;&quot;;IF([.J200]=&quot;Number&quot;;&quot;&quot;;IF(LEN([.J200])=0;1;[.J200]+1))))">
            <text:p/>
          </table:table-cell>
          <table:table-cell table:style-name="ce9" table:formula="of:=IF(LEN([.H201])=0;&quot;&quot;;IF([.K200]=&quot;SubOrder&quot;;&quot;&quot;;IF([.E201]&lt;&gt;&quot;Sub&quot;;&quot;&quot;;IF(LEN([.K200])=0;1;[.K20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02]);&quot;&quot;;CONCATENATE([.D202];[.F202];[.G202];[.H202];IF(OR([.E202]=&quot;SubStart&quot;;[.E202]=&quot;Sub&quot;);[.K202];[.J202]);[.L202]))">
            <text:p/>
          </table:table-cell>
          <table:table-cell table:number-columns-repeated="7"/>
          <table:table-cell table:style-name="ce9" table:formula="of:=IF(LEN([.E202]) = 0;[.J202];IF(OR([.E202]=&quot;SubStart&quot;;[.E202]=&quot;SubEnd&quot;);&quot;&quot;;[.K202]))">
            <text:p/>
          </table:table-cell>
          <table:table-cell table:style-name="ce9" table:formula="of:=IF([.E202]=&quot;Sub&quot;;[.J201];IF(LEN([.H202])=0;&quot;&quot;;IF([.J201]=&quot;Number&quot;;&quot;&quot;;IF(LEN([.J201])=0;1;[.J201]+1))))">
            <text:p/>
          </table:table-cell>
          <table:table-cell table:style-name="ce9" table:formula="of:=IF(LEN([.H202])=0;&quot;&quot;;IF([.K201]=&quot;SubOrder&quot;;&quot;&quot;;IF([.E202]&lt;&gt;&quot;Sub&quot;;&quot;&quot;;IF(LEN([.K201])=0;1;[.K20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03]);&quot;&quot;;CONCATENATE([.D203];[.F203];[.G203];[.H203];IF(OR([.E203]=&quot;SubStart&quot;;[.E203]=&quot;Sub&quot;);[.K203];[.J203]);[.L203]))">
            <text:p/>
          </table:table-cell>
          <table:table-cell table:number-columns-repeated="7"/>
          <table:table-cell table:style-name="ce9" table:formula="of:=IF(LEN([.E203]) = 0;[.J203];IF(OR([.E203]=&quot;SubStart&quot;;[.E203]=&quot;SubEnd&quot;);&quot;&quot;;[.K203]))">
            <text:p/>
          </table:table-cell>
          <table:table-cell table:style-name="ce9" table:formula="of:=IF([.E203]=&quot;Sub&quot;;[.J202];IF(LEN([.H203])=0;&quot;&quot;;IF([.J202]=&quot;Number&quot;;&quot;&quot;;IF(LEN([.J202])=0;1;[.J202]+1))))">
            <text:p/>
          </table:table-cell>
          <table:table-cell table:style-name="ce9" table:formula="of:=IF(LEN([.H203])=0;&quot;&quot;;IF([.K202]=&quot;SubOrder&quot;;&quot;&quot;;IF([.E203]&lt;&gt;&quot;Sub&quot;;&quot;&quot;;IF(LEN([.K202])=0;1;[.K20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04]);&quot;&quot;;CONCATENATE([.D204];[.F204];[.G204];[.H204];IF(OR([.E204]=&quot;SubStart&quot;;[.E204]=&quot;Sub&quot;);[.K204];[.J204]);[.L204]))">
            <text:p/>
          </table:table-cell>
          <table:table-cell table:number-columns-repeated="7"/>
          <table:table-cell table:style-name="ce9" table:formula="of:=IF(LEN([.E204]) = 0;[.J204];IF(OR([.E204]=&quot;SubStart&quot;;[.E204]=&quot;SubEnd&quot;);&quot;&quot;;[.K204]))">
            <text:p/>
          </table:table-cell>
          <table:table-cell table:style-name="ce9" table:formula="of:=IF([.E204]=&quot;Sub&quot;;[.J203];IF(LEN([.H204])=0;&quot;&quot;;IF([.J203]=&quot;Number&quot;;&quot;&quot;;IF(LEN([.J203])=0;1;[.J203]+1))))">
            <text:p/>
          </table:table-cell>
          <table:table-cell table:style-name="ce9" table:formula="of:=IF(LEN([.H204])=0;&quot;&quot;;IF([.K203]=&quot;SubOrder&quot;;&quot;&quot;;IF([.E204]&lt;&gt;&quot;Sub&quot;;&quot;&quot;;IF(LEN([.K203])=0;1;[.K20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05]);&quot;&quot;;CONCATENATE([.D205];[.F205];[.G205];[.H205];IF(OR([.E205]=&quot;SubStart&quot;;[.E205]=&quot;Sub&quot;);[.K205];[.J205]);[.L205]))">
            <text:p/>
          </table:table-cell>
          <table:table-cell table:number-columns-repeated="7"/>
          <table:table-cell table:style-name="ce9" table:formula="of:=IF(LEN([.E205]) = 0;[.J205];IF(OR([.E205]=&quot;SubStart&quot;;[.E205]=&quot;SubEnd&quot;);&quot;&quot;;[.K205]))">
            <text:p/>
          </table:table-cell>
          <table:table-cell table:style-name="ce9" table:formula="of:=IF([.E205]=&quot;Sub&quot;;[.J204];IF(LEN([.H205])=0;&quot;&quot;;IF([.J204]=&quot;Number&quot;;&quot;&quot;;IF(LEN([.J204])=0;1;[.J204]+1))))">
            <text:p/>
          </table:table-cell>
          <table:table-cell table:style-name="ce9" table:formula="of:=IF(LEN([.H205])=0;&quot;&quot;;IF([.K204]=&quot;SubOrder&quot;;&quot;&quot;;IF([.E205]&lt;&gt;&quot;Sub&quot;;&quot;&quot;;IF(LEN([.K204])=0;1;[.K20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06]);&quot;&quot;;CONCATENATE([.D206];[.F206];[.G206];[.H206];IF(OR([.E206]=&quot;SubStart&quot;;[.E206]=&quot;Sub&quot;);[.K206];[.J206]);[.L206]))">
            <text:p/>
          </table:table-cell>
          <table:table-cell table:number-columns-repeated="7"/>
          <table:table-cell table:style-name="ce9" table:formula="of:=IF(LEN([.E206]) = 0;[.J206];IF(OR([.E206]=&quot;SubStart&quot;;[.E206]=&quot;SubEnd&quot;);&quot;&quot;;[.K206]))">
            <text:p/>
          </table:table-cell>
          <table:table-cell table:style-name="ce9" table:formula="of:=IF([.E206]=&quot;Sub&quot;;[.J205];IF(LEN([.H206])=0;&quot;&quot;;IF([.J205]=&quot;Number&quot;;&quot;&quot;;IF(LEN([.J205])=0;1;[.J205]+1))))">
            <text:p/>
          </table:table-cell>
          <table:table-cell table:style-name="ce9" table:formula="of:=IF(LEN([.H206])=0;&quot;&quot;;IF([.K205]=&quot;SubOrder&quot;;&quot;&quot;;IF([.E206]&lt;&gt;&quot;Sub&quot;;&quot;&quot;;IF(LEN([.K205])=0;1;[.K20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07]);&quot;&quot;;CONCATENATE([.D207];[.F207];[.G207];[.H207];IF(OR([.E207]=&quot;SubStart&quot;;[.E207]=&quot;Sub&quot;);[.K207];[.J207]);[.L207]))">
            <text:p/>
          </table:table-cell>
          <table:table-cell table:number-columns-repeated="7"/>
          <table:table-cell table:style-name="ce9" table:formula="of:=IF(LEN([.E207]) = 0;[.J207];IF(OR([.E207]=&quot;SubStart&quot;;[.E207]=&quot;SubEnd&quot;);&quot;&quot;;[.K207]))">
            <text:p/>
          </table:table-cell>
          <table:table-cell table:style-name="ce9" table:formula="of:=IF([.E207]=&quot;Sub&quot;;[.J206];IF(LEN([.H207])=0;&quot;&quot;;IF([.J206]=&quot;Number&quot;;&quot;&quot;;IF(LEN([.J206])=0;1;[.J206]+1))))">
            <text:p/>
          </table:table-cell>
          <table:table-cell table:style-name="ce9" table:formula="of:=IF(LEN([.H207])=0;&quot;&quot;;IF([.K206]=&quot;SubOrder&quot;;&quot;&quot;;IF([.E207]&lt;&gt;&quot;Sub&quot;;&quot;&quot;;IF(LEN([.K206])=0;1;[.K20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08]);&quot;&quot;;CONCATENATE([.D208];[.F208];[.G208];[.H208];IF(OR([.E208]=&quot;SubStart&quot;;[.E208]=&quot;Sub&quot;);[.K208];[.J208]);[.L208]))">
            <text:p/>
          </table:table-cell>
          <table:table-cell table:number-columns-repeated="7"/>
          <table:table-cell table:style-name="ce9" table:formula="of:=IF(LEN([.E208]) = 0;[.J208];IF(OR([.E208]=&quot;SubStart&quot;;[.E208]=&quot;SubEnd&quot;);&quot;&quot;;[.K208]))">
            <text:p/>
          </table:table-cell>
          <table:table-cell table:style-name="ce9" table:formula="of:=IF([.E208]=&quot;Sub&quot;;[.J207];IF(LEN([.H208])=0;&quot;&quot;;IF([.J207]=&quot;Number&quot;;&quot;&quot;;IF(LEN([.J207])=0;1;[.J207]+1))))">
            <text:p/>
          </table:table-cell>
          <table:table-cell table:style-name="ce9" table:formula="of:=IF(LEN([.H208])=0;&quot;&quot;;IF([.K207]=&quot;SubOrder&quot;;&quot;&quot;;IF([.E208]&lt;&gt;&quot;Sub&quot;;&quot;&quot;;IF(LEN([.K207])=0;1;[.K20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09]);&quot;&quot;;CONCATENATE([.D209];[.F209];[.G209];[.H209];IF(OR([.E209]=&quot;SubStart&quot;;[.E209]=&quot;Sub&quot;);[.K209];[.J209]);[.L209]))">
            <text:p/>
          </table:table-cell>
          <table:table-cell table:number-columns-repeated="7"/>
          <table:table-cell table:style-name="ce9" table:formula="of:=IF(LEN([.E209]) = 0;[.J209];IF(OR([.E209]=&quot;SubStart&quot;;[.E209]=&quot;SubEnd&quot;);&quot;&quot;;[.K209]))">
            <text:p/>
          </table:table-cell>
          <table:table-cell table:style-name="ce9" table:formula="of:=IF([.E209]=&quot;Sub&quot;;[.J208];IF(LEN([.H209])=0;&quot;&quot;;IF([.J208]=&quot;Number&quot;;&quot;&quot;;IF(LEN([.J208])=0;1;[.J208]+1))))">
            <text:p/>
          </table:table-cell>
          <table:table-cell table:style-name="ce9" table:formula="of:=IF(LEN([.H209])=0;&quot;&quot;;IF([.K208]=&quot;SubOrder&quot;;&quot;&quot;;IF([.E209]&lt;&gt;&quot;Sub&quot;;&quot;&quot;;IF(LEN([.K208])=0;1;[.K20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10]);&quot;&quot;;CONCATENATE([.D210];[.F210];[.G210];[.H210];IF(OR([.E210]=&quot;SubStart&quot;;[.E210]=&quot;Sub&quot;);[.K210];[.J210]);[.L210]))">
            <text:p/>
          </table:table-cell>
          <table:table-cell table:number-columns-repeated="7"/>
          <table:table-cell table:style-name="ce9" table:formula="of:=IF(LEN([.E210]) = 0;[.J210];IF(OR([.E210]=&quot;SubStart&quot;;[.E210]=&quot;SubEnd&quot;);&quot;&quot;;[.K210]))">
            <text:p/>
          </table:table-cell>
          <table:table-cell table:style-name="ce9" table:formula="of:=IF([.E210]=&quot;Sub&quot;;[.J209];IF(LEN([.H210])=0;&quot;&quot;;IF([.J209]=&quot;Number&quot;;&quot;&quot;;IF(LEN([.J209])=0;1;[.J209]+1))))">
            <text:p/>
          </table:table-cell>
          <table:table-cell table:style-name="ce9" table:formula="of:=IF(LEN([.H210])=0;&quot;&quot;;IF([.K209]=&quot;SubOrder&quot;;&quot;&quot;;IF([.E210]&lt;&gt;&quot;Sub&quot;;&quot;&quot;;IF(LEN([.K209])=0;1;[.K20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11]);&quot;&quot;;CONCATENATE([.D211];[.F211];[.G211];[.H211];IF(OR([.E211]=&quot;SubStart&quot;;[.E211]=&quot;Sub&quot;);[.K211];[.J211]);[.L211]))">
            <text:p/>
          </table:table-cell>
          <table:table-cell table:number-columns-repeated="7"/>
          <table:table-cell table:style-name="ce9" table:formula="of:=IF(LEN([.E211]) = 0;[.J211];IF(OR([.E211]=&quot;SubStart&quot;;[.E211]=&quot;SubEnd&quot;);&quot;&quot;;[.K211]))">
            <text:p/>
          </table:table-cell>
          <table:table-cell table:style-name="ce9" table:formula="of:=IF([.E211]=&quot;Sub&quot;;[.J210];IF(LEN([.H211])=0;&quot;&quot;;IF([.J210]=&quot;Number&quot;;&quot;&quot;;IF(LEN([.J210])=0;1;[.J210]+1))))">
            <text:p/>
          </table:table-cell>
          <table:table-cell table:style-name="ce9" table:formula="of:=IF(LEN([.H211])=0;&quot;&quot;;IF([.K210]=&quot;SubOrder&quot;;&quot;&quot;;IF([.E211]&lt;&gt;&quot;Sub&quot;;&quot;&quot;;IF(LEN([.K210])=0;1;[.K21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12]);&quot;&quot;;CONCATENATE([.D212];[.F212];[.G212];[.H212];IF(OR([.E212]=&quot;SubStart&quot;;[.E212]=&quot;Sub&quot;);[.K212];[.J212]);[.L212]))">
            <text:p/>
          </table:table-cell>
          <table:table-cell table:number-columns-repeated="7"/>
          <table:table-cell table:style-name="ce9" table:formula="of:=IF(LEN([.E212]) = 0;[.J212];IF(OR([.E212]=&quot;SubStart&quot;;[.E212]=&quot;SubEnd&quot;);&quot;&quot;;[.K212]))">
            <text:p/>
          </table:table-cell>
          <table:table-cell table:style-name="ce9" table:formula="of:=IF([.E212]=&quot;Sub&quot;;[.J211];IF(LEN([.H212])=0;&quot;&quot;;IF([.J211]=&quot;Number&quot;;&quot;&quot;;IF(LEN([.J211])=0;1;[.J211]+1))))">
            <text:p/>
          </table:table-cell>
          <table:table-cell table:style-name="ce9" table:formula="of:=IF(LEN([.H212])=0;&quot;&quot;;IF([.K211]=&quot;SubOrder&quot;;&quot;&quot;;IF([.E212]&lt;&gt;&quot;Sub&quot;;&quot;&quot;;IF(LEN([.K211])=0;1;[.K21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13]);&quot;&quot;;CONCATENATE([.D213];[.F213];[.G213];[.H213];IF(OR([.E213]=&quot;SubStart&quot;;[.E213]=&quot;Sub&quot;);[.K213];[.J213]);[.L213]))">
            <text:p/>
          </table:table-cell>
          <table:table-cell table:number-columns-repeated="7"/>
          <table:table-cell table:style-name="ce9" table:formula="of:=IF(LEN([.E213]) = 0;[.J213];IF(OR([.E213]=&quot;SubStart&quot;;[.E213]=&quot;SubEnd&quot;);&quot;&quot;;[.K213]))">
            <text:p/>
          </table:table-cell>
          <table:table-cell table:style-name="ce9" table:formula="of:=IF([.E213]=&quot;Sub&quot;;[.J212];IF(LEN([.H213])=0;&quot;&quot;;IF([.J212]=&quot;Number&quot;;&quot;&quot;;IF(LEN([.J212])=0;1;[.J212]+1))))">
            <text:p/>
          </table:table-cell>
          <table:table-cell table:style-name="ce9" table:formula="of:=IF(LEN([.H213])=0;&quot;&quot;;IF([.K212]=&quot;SubOrder&quot;;&quot;&quot;;IF([.E213]&lt;&gt;&quot;Sub&quot;;&quot;&quot;;IF(LEN([.K212])=0;1;[.K21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14]);&quot;&quot;;CONCATENATE([.D214];[.F214];[.G214];[.H214];IF(OR([.E214]=&quot;SubStart&quot;;[.E214]=&quot;Sub&quot;);[.K214];[.J214]);[.L214]))">
            <text:p/>
          </table:table-cell>
          <table:table-cell table:number-columns-repeated="7"/>
          <table:table-cell table:style-name="ce9" table:formula="of:=IF(LEN([.E214]) = 0;[.J214];IF(OR([.E214]=&quot;SubStart&quot;;[.E214]=&quot;SubEnd&quot;);&quot;&quot;;[.K214]))">
            <text:p/>
          </table:table-cell>
          <table:table-cell table:style-name="ce9" table:formula="of:=IF([.E214]=&quot;Sub&quot;;[.J213];IF(LEN([.H214])=0;&quot;&quot;;IF([.J213]=&quot;Number&quot;;&quot;&quot;;IF(LEN([.J213])=0;1;[.J213]+1))))">
            <text:p/>
          </table:table-cell>
          <table:table-cell table:style-name="ce9" table:formula="of:=IF(LEN([.H214])=0;&quot;&quot;;IF([.K213]=&quot;SubOrder&quot;;&quot;&quot;;IF([.E214]&lt;&gt;&quot;Sub&quot;;&quot;&quot;;IF(LEN([.K213])=0;1;[.K21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15]);&quot;&quot;;CONCATENATE([.D215];[.F215];[.G215];[.H215];IF(OR([.E215]=&quot;SubStart&quot;;[.E215]=&quot;Sub&quot;);[.K215];[.J215]);[.L215]))">
            <text:p/>
          </table:table-cell>
          <table:table-cell table:number-columns-repeated="7"/>
          <table:table-cell table:style-name="ce9" table:formula="of:=IF(LEN([.E215]) = 0;[.J215];IF(OR([.E215]=&quot;SubStart&quot;;[.E215]=&quot;SubEnd&quot;);&quot;&quot;;[.K215]))">
            <text:p/>
          </table:table-cell>
          <table:table-cell table:style-name="ce9" table:formula="of:=IF([.E215]=&quot;Sub&quot;;[.J214];IF(LEN([.H215])=0;&quot;&quot;;IF([.J214]=&quot;Number&quot;;&quot;&quot;;IF(LEN([.J214])=0;1;[.J214]+1))))">
            <text:p/>
          </table:table-cell>
          <table:table-cell table:style-name="ce9" table:formula="of:=IF(LEN([.H215])=0;&quot;&quot;;IF([.K214]=&quot;SubOrder&quot;;&quot;&quot;;IF([.E215]&lt;&gt;&quot;Sub&quot;;&quot;&quot;;IF(LEN([.K214])=0;1;[.K21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16]);&quot;&quot;;CONCATENATE([.D216];[.F216];[.G216];[.H216];IF(OR([.E216]=&quot;SubStart&quot;;[.E216]=&quot;Sub&quot;);[.K216];[.J216]);[.L216]))">
            <text:p/>
          </table:table-cell>
          <table:table-cell table:number-columns-repeated="7"/>
          <table:table-cell table:style-name="ce9" table:formula="of:=IF(LEN([.E216]) = 0;[.J216];IF(OR([.E216]=&quot;SubStart&quot;;[.E216]=&quot;SubEnd&quot;);&quot;&quot;;[.K216]))">
            <text:p/>
          </table:table-cell>
          <table:table-cell table:style-name="ce9" table:formula="of:=IF([.E216]=&quot;Sub&quot;;[.J215];IF(LEN([.H216])=0;&quot;&quot;;IF([.J215]=&quot;Number&quot;;&quot;&quot;;IF(LEN([.J215])=0;1;[.J215]+1))))">
            <text:p/>
          </table:table-cell>
          <table:table-cell table:style-name="ce9" table:formula="of:=IF(LEN([.H216])=0;&quot;&quot;;IF([.K215]=&quot;SubOrder&quot;;&quot;&quot;;IF([.E216]&lt;&gt;&quot;Sub&quot;;&quot;&quot;;IF(LEN([.K215])=0;1;[.K21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17]);&quot;&quot;;CONCATENATE([.D217];[.F217];[.G217];[.H217];IF(OR([.E217]=&quot;SubStart&quot;;[.E217]=&quot;Sub&quot;);[.K217];[.J217]);[.L217]))">
            <text:p/>
          </table:table-cell>
          <table:table-cell table:number-columns-repeated="7"/>
          <table:table-cell table:style-name="ce9" table:formula="of:=IF(LEN([.E217]) = 0;[.J217];IF(OR([.E217]=&quot;SubStart&quot;;[.E217]=&quot;SubEnd&quot;);&quot;&quot;;[.K217]))">
            <text:p/>
          </table:table-cell>
          <table:table-cell table:style-name="ce9" table:formula="of:=IF([.E217]=&quot;Sub&quot;;[.J216];IF(LEN([.H217])=0;&quot;&quot;;IF([.J216]=&quot;Number&quot;;&quot;&quot;;IF(LEN([.J216])=0;1;[.J216]+1))))">
            <text:p/>
          </table:table-cell>
          <table:table-cell table:style-name="ce9" table:formula="of:=IF(LEN([.H217])=0;&quot;&quot;;IF([.K216]=&quot;SubOrder&quot;;&quot;&quot;;IF([.E217]&lt;&gt;&quot;Sub&quot;;&quot;&quot;;IF(LEN([.K216])=0;1;[.K21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18]);&quot;&quot;;CONCATENATE([.D218];[.F218];[.G218];[.H218];IF(OR([.E218]=&quot;SubStart&quot;;[.E218]=&quot;Sub&quot;);[.K218];[.J218]);[.L218]))">
            <text:p/>
          </table:table-cell>
          <table:table-cell table:number-columns-repeated="7"/>
          <table:table-cell table:style-name="ce9" table:formula="of:=IF(LEN([.E218]) = 0;[.J218];IF(OR([.E218]=&quot;SubStart&quot;;[.E218]=&quot;SubEnd&quot;);&quot;&quot;;[.K218]))">
            <text:p/>
          </table:table-cell>
          <table:table-cell table:style-name="ce9" table:formula="of:=IF([.E218]=&quot;Sub&quot;;[.J217];IF(LEN([.H218])=0;&quot;&quot;;IF([.J217]=&quot;Number&quot;;&quot;&quot;;IF(LEN([.J217])=0;1;[.J217]+1))))">
            <text:p/>
          </table:table-cell>
          <table:table-cell table:style-name="ce9" table:formula="of:=IF(LEN([.H218])=0;&quot;&quot;;IF([.K217]=&quot;SubOrder&quot;;&quot;&quot;;IF([.E218]&lt;&gt;&quot;Sub&quot;;&quot;&quot;;IF(LEN([.K217])=0;1;[.K21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19]);&quot;&quot;;CONCATENATE([.D219];[.F219];[.G219];[.H219];IF(OR([.E219]=&quot;SubStart&quot;;[.E219]=&quot;Sub&quot;);[.K219];[.J219]);[.L219]))">
            <text:p/>
          </table:table-cell>
          <table:table-cell table:number-columns-repeated="7"/>
          <table:table-cell table:style-name="ce9" table:formula="of:=IF(LEN([.E219]) = 0;[.J219];IF(OR([.E219]=&quot;SubStart&quot;;[.E219]=&quot;SubEnd&quot;);&quot;&quot;;[.K219]))">
            <text:p/>
          </table:table-cell>
          <table:table-cell table:style-name="ce9" table:formula="of:=IF([.E219]=&quot;Sub&quot;;[.J218];IF(LEN([.H219])=0;&quot;&quot;;IF([.J218]=&quot;Number&quot;;&quot;&quot;;IF(LEN([.J218])=0;1;[.J218]+1))))">
            <text:p/>
          </table:table-cell>
          <table:table-cell table:style-name="ce9" table:formula="of:=IF(LEN([.H219])=0;&quot;&quot;;IF([.K218]=&quot;SubOrder&quot;;&quot;&quot;;IF([.E219]&lt;&gt;&quot;Sub&quot;;&quot;&quot;;IF(LEN([.K218])=0;1;[.K21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20]);&quot;&quot;;CONCATENATE([.D220];[.F220];[.G220];[.H220];IF(OR([.E220]=&quot;SubStart&quot;;[.E220]=&quot;Sub&quot;);[.K220];[.J220]);[.L220]))">
            <text:p/>
          </table:table-cell>
          <table:table-cell table:number-columns-repeated="7"/>
          <table:table-cell table:style-name="ce9" table:formula="of:=IF(LEN([.E220]) = 0;[.J220];IF(OR([.E220]=&quot;SubStart&quot;;[.E220]=&quot;SubEnd&quot;);&quot;&quot;;[.K220]))">
            <text:p/>
          </table:table-cell>
          <table:table-cell table:style-name="ce9" table:formula="of:=IF([.E220]=&quot;Sub&quot;;[.J219];IF(LEN([.H220])=0;&quot;&quot;;IF([.J219]=&quot;Number&quot;;&quot;&quot;;IF(LEN([.J219])=0;1;[.J219]+1))))">
            <text:p/>
          </table:table-cell>
          <table:table-cell table:style-name="ce9" table:formula="of:=IF(LEN([.H220])=0;&quot;&quot;;IF([.K219]=&quot;SubOrder&quot;;&quot;&quot;;IF([.E220]&lt;&gt;&quot;Sub&quot;;&quot;&quot;;IF(LEN([.K219])=0;1;[.K21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21]);&quot;&quot;;CONCATENATE([.D221];[.F221];[.G221];[.H221];IF(OR([.E221]=&quot;SubStart&quot;;[.E221]=&quot;Sub&quot;);[.K221];[.J221]);[.L221]))">
            <text:p/>
          </table:table-cell>
          <table:table-cell table:number-columns-repeated="7"/>
          <table:table-cell table:style-name="ce9" table:formula="of:=IF(LEN([.E221]) = 0;[.J221];IF(OR([.E221]=&quot;SubStart&quot;;[.E221]=&quot;SubEnd&quot;);&quot;&quot;;[.K221]))">
            <text:p/>
          </table:table-cell>
          <table:table-cell table:style-name="ce9" table:formula="of:=IF([.E221]=&quot;Sub&quot;;[.J220];IF(LEN([.H221])=0;&quot;&quot;;IF([.J220]=&quot;Number&quot;;&quot;&quot;;IF(LEN([.J220])=0;1;[.J220]+1))))">
            <text:p/>
          </table:table-cell>
          <table:table-cell table:style-name="ce9" table:formula="of:=IF(LEN([.H221])=0;&quot;&quot;;IF([.K220]=&quot;SubOrder&quot;;&quot;&quot;;IF([.E221]&lt;&gt;&quot;Sub&quot;;&quot;&quot;;IF(LEN([.K220])=0;1;[.K22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22]);&quot;&quot;;CONCATENATE([.D222];[.F222];[.G222];[.H222];IF(OR([.E222]=&quot;SubStart&quot;;[.E222]=&quot;Sub&quot;);[.K222];[.J222]);[.L222]))">
            <text:p/>
          </table:table-cell>
          <table:table-cell table:number-columns-repeated="7"/>
          <table:table-cell table:style-name="ce9" table:formula="of:=IF(LEN([.E222]) = 0;[.J222];IF(OR([.E222]=&quot;SubStart&quot;;[.E222]=&quot;SubEnd&quot;);&quot;&quot;;[.K222]))">
            <text:p/>
          </table:table-cell>
          <table:table-cell table:style-name="ce9" table:formula="of:=IF([.E222]=&quot;Sub&quot;;[.J221];IF(LEN([.H222])=0;&quot;&quot;;IF([.J221]=&quot;Number&quot;;&quot;&quot;;IF(LEN([.J221])=0;1;[.J221]+1))))">
            <text:p/>
          </table:table-cell>
          <table:table-cell table:style-name="ce9" table:formula="of:=IF(LEN([.H222])=0;&quot;&quot;;IF([.K221]=&quot;SubOrder&quot;;&quot;&quot;;IF([.E222]&lt;&gt;&quot;Sub&quot;;&quot;&quot;;IF(LEN([.K221])=0;1;[.K22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23]);&quot;&quot;;CONCATENATE([.D223];[.F223];[.G223];[.H223];IF(OR([.E223]=&quot;SubStart&quot;;[.E223]=&quot;Sub&quot;);[.K223];[.J223]);[.L223]))">
            <text:p/>
          </table:table-cell>
          <table:table-cell table:number-columns-repeated="7"/>
          <table:table-cell table:style-name="ce9" table:formula="of:=IF(LEN([.E223]) = 0;[.J223];IF(OR([.E223]=&quot;SubStart&quot;;[.E223]=&quot;SubEnd&quot;);&quot;&quot;;[.K223]))">
            <text:p/>
          </table:table-cell>
          <table:table-cell table:style-name="ce9" table:formula="of:=IF([.E223]=&quot;Sub&quot;;[.J222];IF(LEN([.H223])=0;&quot;&quot;;IF([.J222]=&quot;Number&quot;;&quot;&quot;;IF(LEN([.J222])=0;1;[.J222]+1))))">
            <text:p/>
          </table:table-cell>
          <table:table-cell table:style-name="ce9" table:formula="of:=IF(LEN([.H223])=0;&quot;&quot;;IF([.K222]=&quot;SubOrder&quot;;&quot;&quot;;IF([.E223]&lt;&gt;&quot;Sub&quot;;&quot;&quot;;IF(LEN([.K222])=0;1;[.K22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24]);&quot;&quot;;CONCATENATE([.D224];[.F224];[.G224];[.H224];IF(OR([.E224]=&quot;SubStart&quot;;[.E224]=&quot;Sub&quot;);[.K224];[.J224]);[.L224]))">
            <text:p/>
          </table:table-cell>
          <table:table-cell table:number-columns-repeated="7"/>
          <table:table-cell table:style-name="ce9" table:formula="of:=IF(LEN([.E224]) = 0;[.J224];IF(OR([.E224]=&quot;SubStart&quot;;[.E224]=&quot;SubEnd&quot;);&quot;&quot;;[.K224]))">
            <text:p/>
          </table:table-cell>
          <table:table-cell table:style-name="ce9" table:formula="of:=IF([.E224]=&quot;Sub&quot;;[.J223];IF(LEN([.H224])=0;&quot;&quot;;IF([.J223]=&quot;Number&quot;;&quot;&quot;;IF(LEN([.J223])=0;1;[.J223]+1))))">
            <text:p/>
          </table:table-cell>
          <table:table-cell table:style-name="ce9" table:formula="of:=IF(LEN([.H224])=0;&quot;&quot;;IF([.K223]=&quot;SubOrder&quot;;&quot;&quot;;IF([.E224]&lt;&gt;&quot;Sub&quot;;&quot;&quot;;IF(LEN([.K223])=0;1;[.K22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25]);&quot;&quot;;CONCATENATE([.D225];[.F225];[.G225];[.H225];IF(OR([.E225]=&quot;SubStart&quot;;[.E225]=&quot;Sub&quot;);[.K225];[.J225]);[.L225]))">
            <text:p/>
          </table:table-cell>
          <table:table-cell table:number-columns-repeated="7"/>
          <table:table-cell table:style-name="ce9" table:formula="of:=IF(LEN([.E225]) = 0;[.J225];IF(OR([.E225]=&quot;SubStart&quot;;[.E225]=&quot;SubEnd&quot;);&quot;&quot;;[.K225]))">
            <text:p/>
          </table:table-cell>
          <table:table-cell table:style-name="ce9" table:formula="of:=IF([.E225]=&quot;Sub&quot;;[.J224];IF(LEN([.H225])=0;&quot;&quot;;IF([.J224]=&quot;Number&quot;;&quot;&quot;;IF(LEN([.J224])=0;1;[.J224]+1))))">
            <text:p/>
          </table:table-cell>
          <table:table-cell table:style-name="ce9" table:formula="of:=IF(LEN([.H225])=0;&quot;&quot;;IF([.K224]=&quot;SubOrder&quot;;&quot;&quot;;IF([.E225]&lt;&gt;&quot;Sub&quot;;&quot;&quot;;IF(LEN([.K224])=0;1;[.K22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26]);&quot;&quot;;CONCATENATE([.D226];[.F226];[.G226];[.H226];IF(OR([.E226]=&quot;SubStart&quot;;[.E226]=&quot;Sub&quot;);[.K226];[.J226]);[.L226]))">
            <text:p/>
          </table:table-cell>
          <table:table-cell table:number-columns-repeated="7"/>
          <table:table-cell table:style-name="ce9" table:formula="of:=IF(LEN([.E226]) = 0;[.J226];IF(OR([.E226]=&quot;SubStart&quot;;[.E226]=&quot;SubEnd&quot;);&quot;&quot;;[.K226]))">
            <text:p/>
          </table:table-cell>
          <table:table-cell table:style-name="ce9" table:formula="of:=IF([.E226]=&quot;Sub&quot;;[.J225];IF(LEN([.H226])=0;&quot;&quot;;IF([.J225]=&quot;Number&quot;;&quot;&quot;;IF(LEN([.J225])=0;1;[.J225]+1))))">
            <text:p/>
          </table:table-cell>
          <table:table-cell table:style-name="ce9" table:formula="of:=IF(LEN([.H226])=0;&quot;&quot;;IF([.K225]=&quot;SubOrder&quot;;&quot;&quot;;IF([.E226]&lt;&gt;&quot;Sub&quot;;&quot;&quot;;IF(LEN([.K225])=0;1;[.K22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27]);&quot;&quot;;CONCATENATE([.D227];[.F227];[.G227];[.H227];IF(OR([.E227]=&quot;SubStart&quot;;[.E227]=&quot;Sub&quot;);[.K227];[.J227]);[.L227]))">
            <text:p/>
          </table:table-cell>
          <table:table-cell table:number-columns-repeated="7"/>
          <table:table-cell table:style-name="ce9" table:formula="of:=IF(LEN([.E227]) = 0;[.J227];IF(OR([.E227]=&quot;SubStart&quot;;[.E227]=&quot;SubEnd&quot;);&quot;&quot;;[.K227]))">
            <text:p/>
          </table:table-cell>
          <table:table-cell table:style-name="ce9" table:formula="of:=IF([.E227]=&quot;Sub&quot;;[.J226];IF(LEN([.H227])=0;&quot;&quot;;IF([.J226]=&quot;Number&quot;;&quot;&quot;;IF(LEN([.J226])=0;1;[.J226]+1))))">
            <text:p/>
          </table:table-cell>
          <table:table-cell table:style-name="ce9" table:formula="of:=IF(LEN([.H227])=0;&quot;&quot;;IF([.K226]=&quot;SubOrder&quot;;&quot;&quot;;IF([.E227]&lt;&gt;&quot;Sub&quot;;&quot;&quot;;IF(LEN([.K226])=0;1;[.K22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28]);&quot;&quot;;CONCATENATE([.D228];[.F228];[.G228];[.H228];IF(OR([.E228]=&quot;SubStart&quot;;[.E228]=&quot;Sub&quot;);[.K228];[.J228]);[.L228]))">
            <text:p/>
          </table:table-cell>
          <table:table-cell table:number-columns-repeated="7"/>
          <table:table-cell table:style-name="ce9" table:formula="of:=IF(LEN([.E228]) = 0;[.J228];IF(OR([.E228]=&quot;SubStart&quot;;[.E228]=&quot;SubEnd&quot;);&quot;&quot;;[.K228]))">
            <text:p/>
          </table:table-cell>
          <table:table-cell table:style-name="ce9" table:formula="of:=IF([.E228]=&quot;Sub&quot;;[.J227];IF(LEN([.H228])=0;&quot;&quot;;IF([.J227]=&quot;Number&quot;;&quot;&quot;;IF(LEN([.J227])=0;1;[.J227]+1))))">
            <text:p/>
          </table:table-cell>
          <table:table-cell table:style-name="ce9" table:formula="of:=IF(LEN([.H228])=0;&quot;&quot;;IF([.K227]=&quot;SubOrder&quot;;&quot;&quot;;IF([.E228]&lt;&gt;&quot;Sub&quot;;&quot;&quot;;IF(LEN([.K227])=0;1;[.K22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29]);&quot;&quot;;CONCATENATE([.D229];[.F229];[.G229];[.H229];IF(OR([.E229]=&quot;SubStart&quot;;[.E229]=&quot;Sub&quot;);[.K229];[.J229]);[.L229]))">
            <text:p/>
          </table:table-cell>
          <table:table-cell table:number-columns-repeated="7"/>
          <table:table-cell table:style-name="ce9" table:formula="of:=IF(LEN([.E229]) = 0;[.J229];IF(OR([.E229]=&quot;SubStart&quot;;[.E229]=&quot;SubEnd&quot;);&quot;&quot;;[.K229]))">
            <text:p/>
          </table:table-cell>
          <table:table-cell table:style-name="ce9" table:formula="of:=IF([.E229]=&quot;Sub&quot;;[.J228];IF(LEN([.H229])=0;&quot;&quot;;IF([.J228]=&quot;Number&quot;;&quot;&quot;;IF(LEN([.J228])=0;1;[.J228]+1))))">
            <text:p/>
          </table:table-cell>
          <table:table-cell table:style-name="ce9" table:formula="of:=IF(LEN([.H229])=0;&quot;&quot;;IF([.K228]=&quot;SubOrder&quot;;&quot;&quot;;IF([.E229]&lt;&gt;&quot;Sub&quot;;&quot;&quot;;IF(LEN([.K228])=0;1;[.K22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30]);&quot;&quot;;CONCATENATE([.D230];[.F230];[.G230];[.H230];IF(OR([.E230]=&quot;SubStart&quot;;[.E230]=&quot;Sub&quot;);[.K230];[.J230]);[.L230]))">
            <text:p/>
          </table:table-cell>
          <table:table-cell table:number-columns-repeated="7"/>
          <table:table-cell table:style-name="ce9" table:formula="of:=IF(LEN([.E230]) = 0;[.J230];IF(OR([.E230]=&quot;SubStart&quot;;[.E230]=&quot;SubEnd&quot;);&quot;&quot;;[.K230]))">
            <text:p/>
          </table:table-cell>
          <table:table-cell table:style-name="ce9" table:formula="of:=IF([.E230]=&quot;Sub&quot;;[.J229];IF(LEN([.H230])=0;&quot;&quot;;IF([.J229]=&quot;Number&quot;;&quot;&quot;;IF(LEN([.J229])=0;1;[.J229]+1))))">
            <text:p/>
          </table:table-cell>
          <table:table-cell table:style-name="ce9" table:formula="of:=IF(LEN([.H230])=0;&quot;&quot;;IF([.K229]=&quot;SubOrder&quot;;&quot;&quot;;IF([.E230]&lt;&gt;&quot;Sub&quot;;&quot;&quot;;IF(LEN([.K229])=0;1;[.K22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31]);&quot;&quot;;CONCATENATE([.D231];[.F231];[.G231];[.H231];IF(OR([.E231]=&quot;SubStart&quot;;[.E231]=&quot;Sub&quot;);[.K231];[.J231]);[.L231]))">
            <text:p/>
          </table:table-cell>
          <table:table-cell table:number-columns-repeated="7"/>
          <table:table-cell table:style-name="ce9" table:formula="of:=IF(LEN([.E231]) = 0;[.J231];IF(OR([.E231]=&quot;SubStart&quot;;[.E231]=&quot;SubEnd&quot;);&quot;&quot;;[.K231]))">
            <text:p/>
          </table:table-cell>
          <table:table-cell table:style-name="ce9" table:formula="of:=IF([.E231]=&quot;Sub&quot;;[.J230];IF(LEN([.H231])=0;&quot;&quot;;IF([.J230]=&quot;Number&quot;;&quot;&quot;;IF(LEN([.J230])=0;1;[.J230]+1))))">
            <text:p/>
          </table:table-cell>
          <table:table-cell table:style-name="ce9" table:formula="of:=IF(LEN([.H231])=0;&quot;&quot;;IF([.K230]=&quot;SubOrder&quot;;&quot;&quot;;IF([.E231]&lt;&gt;&quot;Sub&quot;;&quot;&quot;;IF(LEN([.K230])=0;1;[.K23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32]);&quot;&quot;;CONCATENATE([.D232];[.F232];[.G232];[.H232];IF(OR([.E232]=&quot;SubStart&quot;;[.E232]=&quot;Sub&quot;);[.K232];[.J232]);[.L232]))">
            <text:p/>
          </table:table-cell>
          <table:table-cell table:number-columns-repeated="7"/>
          <table:table-cell table:style-name="ce9" table:formula="of:=IF(LEN([.E232]) = 0;[.J232];IF(OR([.E232]=&quot;SubStart&quot;;[.E232]=&quot;SubEnd&quot;);&quot;&quot;;[.K232]))">
            <text:p/>
          </table:table-cell>
          <table:table-cell table:style-name="ce9" table:formula="of:=IF([.E232]=&quot;Sub&quot;;[.J231];IF(LEN([.H232])=0;&quot;&quot;;IF([.J231]=&quot;Number&quot;;&quot;&quot;;IF(LEN([.J231])=0;1;[.J231]+1))))">
            <text:p/>
          </table:table-cell>
          <table:table-cell table:style-name="ce9" table:formula="of:=IF(LEN([.H232])=0;&quot;&quot;;IF([.K231]=&quot;SubOrder&quot;;&quot;&quot;;IF([.E232]&lt;&gt;&quot;Sub&quot;;&quot;&quot;;IF(LEN([.K231])=0;1;[.K23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33]);&quot;&quot;;CONCATENATE([.D233];[.F233];[.G233];[.H233];IF(OR([.E233]=&quot;SubStart&quot;;[.E233]=&quot;Sub&quot;);[.K233];[.J233]);[.L233]))">
            <text:p/>
          </table:table-cell>
          <table:table-cell table:number-columns-repeated="7"/>
          <table:table-cell table:style-name="ce9" table:formula="of:=IF(LEN([.E233]) = 0;[.J233];IF(OR([.E233]=&quot;SubStart&quot;;[.E233]=&quot;SubEnd&quot;);&quot;&quot;;[.K233]))">
            <text:p/>
          </table:table-cell>
          <table:table-cell table:style-name="ce9" table:formula="of:=IF([.E233]=&quot;Sub&quot;;[.J232];IF(LEN([.H233])=0;&quot;&quot;;IF([.J232]=&quot;Number&quot;;&quot;&quot;;IF(LEN([.J232])=0;1;[.J232]+1))))">
            <text:p/>
          </table:table-cell>
          <table:table-cell table:style-name="ce9" table:formula="of:=IF(LEN([.H233])=0;&quot;&quot;;IF([.K232]=&quot;SubOrder&quot;;&quot;&quot;;IF([.E233]&lt;&gt;&quot;Sub&quot;;&quot;&quot;;IF(LEN([.K232])=0;1;[.K23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34]);&quot;&quot;;CONCATENATE([.D234];[.F234];[.G234];[.H234];IF(OR([.E234]=&quot;SubStart&quot;;[.E234]=&quot;Sub&quot;);[.K234];[.J234]);[.L234]))">
            <text:p/>
          </table:table-cell>
          <table:table-cell table:number-columns-repeated="7"/>
          <table:table-cell table:style-name="ce9" table:formula="of:=IF(LEN([.E234]) = 0;[.J234];IF(OR([.E234]=&quot;SubStart&quot;;[.E234]=&quot;SubEnd&quot;);&quot;&quot;;[.K234]))">
            <text:p/>
          </table:table-cell>
          <table:table-cell table:style-name="ce9" table:formula="of:=IF([.E234]=&quot;Sub&quot;;[.J233];IF(LEN([.H234])=0;&quot;&quot;;IF([.J233]=&quot;Number&quot;;&quot;&quot;;IF(LEN([.J233])=0;1;[.J233]+1))))">
            <text:p/>
          </table:table-cell>
          <table:table-cell table:style-name="ce9" table:formula="of:=IF(LEN([.H234])=0;&quot;&quot;;IF([.K233]=&quot;SubOrder&quot;;&quot;&quot;;IF([.E234]&lt;&gt;&quot;Sub&quot;;&quot;&quot;;IF(LEN([.K233])=0;1;[.K23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35]);&quot;&quot;;CONCATENATE([.D235];[.F235];[.G235];[.H235];IF(OR([.E235]=&quot;SubStart&quot;;[.E235]=&quot;Sub&quot;);[.K235];[.J235]);[.L235]))">
            <text:p/>
          </table:table-cell>
          <table:table-cell table:number-columns-repeated="7"/>
          <table:table-cell table:style-name="ce9" table:formula="of:=IF(LEN([.E235]) = 0;[.J235];IF(OR([.E235]=&quot;SubStart&quot;;[.E235]=&quot;SubEnd&quot;);&quot;&quot;;[.K235]))">
            <text:p/>
          </table:table-cell>
          <table:table-cell table:style-name="ce9" table:formula="of:=IF([.E235]=&quot;Sub&quot;;[.J234];IF(LEN([.H235])=0;&quot;&quot;;IF([.J234]=&quot;Number&quot;;&quot;&quot;;IF(LEN([.J234])=0;1;[.J234]+1))))">
            <text:p/>
          </table:table-cell>
          <table:table-cell table:style-name="ce9" table:formula="of:=IF(LEN([.H235])=0;&quot;&quot;;IF([.K234]=&quot;SubOrder&quot;;&quot;&quot;;IF([.E235]&lt;&gt;&quot;Sub&quot;;&quot;&quot;;IF(LEN([.K234])=0;1;[.K23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36]);&quot;&quot;;CONCATENATE([.D236];[.F236];[.G236];[.H236];IF(OR([.E236]=&quot;SubStart&quot;;[.E236]=&quot;Sub&quot;);[.K236];[.J236]);[.L236]))">
            <text:p/>
          </table:table-cell>
          <table:table-cell table:number-columns-repeated="7"/>
          <table:table-cell table:style-name="ce9" table:formula="of:=IF(LEN([.E236]) = 0;[.J236];IF(OR([.E236]=&quot;SubStart&quot;;[.E236]=&quot;SubEnd&quot;);&quot;&quot;;[.K236]))">
            <text:p/>
          </table:table-cell>
          <table:table-cell table:style-name="ce9" table:formula="of:=IF([.E236]=&quot;Sub&quot;;[.J235];IF(LEN([.H236])=0;&quot;&quot;;IF([.J235]=&quot;Number&quot;;&quot;&quot;;IF(LEN([.J235])=0;1;[.J235]+1))))">
            <text:p/>
          </table:table-cell>
          <table:table-cell table:style-name="ce9" table:formula="of:=IF(LEN([.H236])=0;&quot;&quot;;IF([.K235]=&quot;SubOrder&quot;;&quot;&quot;;IF([.E236]&lt;&gt;&quot;Sub&quot;;&quot;&quot;;IF(LEN([.K235])=0;1;[.K23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37]);&quot;&quot;;CONCATENATE([.D237];[.F237];[.G237];[.H237];IF(OR([.E237]=&quot;SubStart&quot;;[.E237]=&quot;Sub&quot;);[.K237];[.J237]);[.L237]))">
            <text:p/>
          </table:table-cell>
          <table:table-cell table:number-columns-repeated="7"/>
          <table:table-cell table:style-name="ce9" table:formula="of:=IF(LEN([.E237]) = 0;[.J237];IF(OR([.E237]=&quot;SubStart&quot;;[.E237]=&quot;SubEnd&quot;);&quot;&quot;;[.K237]))">
            <text:p/>
          </table:table-cell>
          <table:table-cell table:style-name="ce9" table:formula="of:=IF([.E237]=&quot;Sub&quot;;[.J236];IF(LEN([.H237])=0;&quot;&quot;;IF([.J236]=&quot;Number&quot;;&quot;&quot;;IF(LEN([.J236])=0;1;[.J236]+1))))">
            <text:p/>
          </table:table-cell>
          <table:table-cell table:style-name="ce9" table:formula="of:=IF(LEN([.H237])=0;&quot;&quot;;IF([.K236]=&quot;SubOrder&quot;;&quot;&quot;;IF([.E237]&lt;&gt;&quot;Sub&quot;;&quot;&quot;;IF(LEN([.K236])=0;1;[.K23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38]);&quot;&quot;;CONCATENATE([.D238];[.F238];[.G238];[.H238];IF(OR([.E238]=&quot;SubStart&quot;;[.E238]=&quot;Sub&quot;);[.K238];[.J238]);[.L238]))">
            <text:p/>
          </table:table-cell>
          <table:table-cell table:number-columns-repeated="7"/>
          <table:table-cell table:style-name="ce9" table:formula="of:=IF(LEN([.E238]) = 0;[.J238];IF(OR([.E238]=&quot;SubStart&quot;;[.E238]=&quot;SubEnd&quot;);&quot;&quot;;[.K238]))">
            <text:p/>
          </table:table-cell>
          <table:table-cell table:style-name="ce9" table:formula="of:=IF([.E238]=&quot;Sub&quot;;[.J237];IF(LEN([.H238])=0;&quot;&quot;;IF([.J237]=&quot;Number&quot;;&quot;&quot;;IF(LEN([.J237])=0;1;[.J237]+1))))">
            <text:p/>
          </table:table-cell>
          <table:table-cell table:style-name="ce9" table:formula="of:=IF(LEN([.H238])=0;&quot;&quot;;IF([.K237]=&quot;SubOrder&quot;;&quot;&quot;;IF([.E238]&lt;&gt;&quot;Sub&quot;;&quot;&quot;;IF(LEN([.K237])=0;1;[.K23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39]);&quot;&quot;;CONCATENATE([.D239];[.F239];[.G239];[.H239];IF(OR([.E239]=&quot;SubStart&quot;;[.E239]=&quot;Sub&quot;);[.K239];[.J239]);[.L239]))">
            <text:p/>
          </table:table-cell>
          <table:table-cell table:number-columns-repeated="7"/>
          <table:table-cell table:style-name="ce9" table:formula="of:=IF(LEN([.E239]) = 0;[.J239];IF(OR([.E239]=&quot;SubStart&quot;;[.E239]=&quot;SubEnd&quot;);&quot;&quot;;[.K239]))">
            <text:p/>
          </table:table-cell>
          <table:table-cell table:style-name="ce9" table:formula="of:=IF([.E239]=&quot;Sub&quot;;[.J238];IF(LEN([.H239])=0;&quot;&quot;;IF([.J238]=&quot;Number&quot;;&quot;&quot;;IF(LEN([.J238])=0;1;[.J238]+1))))">
            <text:p/>
          </table:table-cell>
          <table:table-cell table:style-name="ce9" table:formula="of:=IF(LEN([.H239])=0;&quot;&quot;;IF([.K238]=&quot;SubOrder&quot;;&quot;&quot;;IF([.E239]&lt;&gt;&quot;Sub&quot;;&quot;&quot;;IF(LEN([.K238])=0;1;[.K23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40]);&quot;&quot;;CONCATENATE([.D240];[.F240];[.G240];[.H240];IF(OR([.E240]=&quot;SubStart&quot;;[.E240]=&quot;Sub&quot;);[.K240];[.J240]);[.L240]))">
            <text:p/>
          </table:table-cell>
          <table:table-cell table:number-columns-repeated="7"/>
          <table:table-cell table:style-name="ce9" table:formula="of:=IF(LEN([.E240]) = 0;[.J240];IF(OR([.E240]=&quot;SubStart&quot;;[.E240]=&quot;SubEnd&quot;);&quot;&quot;;[.K240]))">
            <text:p/>
          </table:table-cell>
          <table:table-cell table:style-name="ce9" table:formula="of:=IF([.E240]=&quot;Sub&quot;;[.J239];IF(LEN([.H240])=0;&quot;&quot;;IF([.J239]=&quot;Number&quot;;&quot;&quot;;IF(LEN([.J239])=0;1;[.J239]+1))))">
            <text:p/>
          </table:table-cell>
          <table:table-cell table:style-name="ce9" table:formula="of:=IF(LEN([.H240])=0;&quot;&quot;;IF([.K239]=&quot;SubOrder&quot;;&quot;&quot;;IF([.E240]&lt;&gt;&quot;Sub&quot;;&quot;&quot;;IF(LEN([.K239])=0;1;[.K23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41]);&quot;&quot;;CONCATENATE([.D241];[.F241];[.G241];[.H241];IF(OR([.E241]=&quot;SubStart&quot;;[.E241]=&quot;Sub&quot;);[.K241];[.J241]);[.L241]))">
            <text:p/>
          </table:table-cell>
          <table:table-cell table:number-columns-repeated="7"/>
          <table:table-cell table:style-name="ce9" table:formula="of:=IF(LEN([.E241]) = 0;[.J241];IF(OR([.E241]=&quot;SubStart&quot;;[.E241]=&quot;SubEnd&quot;);&quot;&quot;;[.K241]))">
            <text:p/>
          </table:table-cell>
          <table:table-cell table:style-name="ce9" table:formula="of:=IF([.E241]=&quot;Sub&quot;;[.J240];IF(LEN([.H241])=0;&quot;&quot;;IF([.J240]=&quot;Number&quot;;&quot;&quot;;IF(LEN([.J240])=0;1;[.J240]+1))))">
            <text:p/>
          </table:table-cell>
          <table:table-cell table:style-name="ce9" table:formula="of:=IF(LEN([.H241])=0;&quot;&quot;;IF([.K240]=&quot;SubOrder&quot;;&quot;&quot;;IF([.E241]&lt;&gt;&quot;Sub&quot;;&quot;&quot;;IF(LEN([.K240])=0;1;[.K24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42]);&quot;&quot;;CONCATENATE([.D242];[.F242];[.G242];[.H242];IF(OR([.E242]=&quot;SubStart&quot;;[.E242]=&quot;Sub&quot;);[.K242];[.J242]);[.L242]))">
            <text:p/>
          </table:table-cell>
          <table:table-cell table:number-columns-repeated="7"/>
          <table:table-cell table:style-name="ce9" table:formula="of:=IF(LEN([.E242]) = 0;[.J242];IF(OR([.E242]=&quot;SubStart&quot;;[.E242]=&quot;SubEnd&quot;);&quot;&quot;;[.K242]))">
            <text:p/>
          </table:table-cell>
          <table:table-cell table:style-name="ce9" table:formula="of:=IF([.E242]=&quot;Sub&quot;;[.J241];IF(LEN([.H242])=0;&quot;&quot;;IF([.J241]=&quot;Number&quot;;&quot;&quot;;IF(LEN([.J241])=0;1;[.J241]+1))))">
            <text:p/>
          </table:table-cell>
          <table:table-cell table:style-name="ce9" table:formula="of:=IF(LEN([.H242])=0;&quot;&quot;;IF([.K241]=&quot;SubOrder&quot;;&quot;&quot;;IF([.E242]&lt;&gt;&quot;Sub&quot;;&quot;&quot;;IF(LEN([.K241])=0;1;[.K24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43]);&quot;&quot;;CONCATENATE([.D243];[.F243];[.G243];[.H243];IF(OR([.E243]=&quot;SubStart&quot;;[.E243]=&quot;Sub&quot;);[.K243];[.J243]);[.L243]))">
            <text:p/>
          </table:table-cell>
          <table:table-cell table:number-columns-repeated="7"/>
          <table:table-cell table:style-name="ce9" table:formula="of:=IF(LEN([.E243]) = 0;[.J243];IF(OR([.E243]=&quot;SubStart&quot;;[.E243]=&quot;SubEnd&quot;);&quot;&quot;;[.K243]))">
            <text:p/>
          </table:table-cell>
          <table:table-cell table:style-name="ce9" table:formula="of:=IF([.E243]=&quot;Sub&quot;;[.J242];IF(LEN([.H243])=0;&quot;&quot;;IF([.J242]=&quot;Number&quot;;&quot;&quot;;IF(LEN([.J242])=0;1;[.J242]+1))))">
            <text:p/>
          </table:table-cell>
          <table:table-cell table:style-name="ce9" table:formula="of:=IF(LEN([.H243])=0;&quot;&quot;;IF([.K242]=&quot;SubOrder&quot;;&quot;&quot;;IF([.E243]&lt;&gt;&quot;Sub&quot;;&quot;&quot;;IF(LEN([.K242])=0;1;[.K24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44]);&quot;&quot;;CONCATENATE([.D244];[.F244];[.G244];[.H244];IF(OR([.E244]=&quot;SubStart&quot;;[.E244]=&quot;Sub&quot;);[.K244];[.J244]);[.L244]))">
            <text:p/>
          </table:table-cell>
          <table:table-cell table:number-columns-repeated="7"/>
          <table:table-cell table:style-name="ce9" table:formula="of:=IF(LEN([.E244]) = 0;[.J244];IF(OR([.E244]=&quot;SubStart&quot;;[.E244]=&quot;SubEnd&quot;);&quot;&quot;;[.K244]))">
            <text:p/>
          </table:table-cell>
          <table:table-cell table:style-name="ce9" table:formula="of:=IF([.E244]=&quot;Sub&quot;;[.J243];IF(LEN([.H244])=0;&quot;&quot;;IF([.J243]=&quot;Number&quot;;&quot;&quot;;IF(LEN([.J243])=0;1;[.J243]+1))))">
            <text:p/>
          </table:table-cell>
          <table:table-cell table:style-name="ce9" table:formula="of:=IF(LEN([.H244])=0;&quot;&quot;;IF([.K243]=&quot;SubOrder&quot;;&quot;&quot;;IF([.E244]&lt;&gt;&quot;Sub&quot;;&quot;&quot;;IF(LEN([.K243])=0;1;[.K24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45]);&quot;&quot;;CONCATENATE([.D245];[.F245];[.G245];[.H245];IF(OR([.E245]=&quot;SubStart&quot;;[.E245]=&quot;Sub&quot;);[.K245];[.J245]);[.L245]))">
            <text:p/>
          </table:table-cell>
          <table:table-cell table:number-columns-repeated="7"/>
          <table:table-cell table:style-name="ce9" table:formula="of:=IF(LEN([.E245]) = 0;[.J245];IF(OR([.E245]=&quot;SubStart&quot;;[.E245]=&quot;SubEnd&quot;);&quot;&quot;;[.K245]))">
            <text:p/>
          </table:table-cell>
          <table:table-cell table:style-name="ce9" table:formula="of:=IF([.E245]=&quot;Sub&quot;;[.J244];IF(LEN([.H245])=0;&quot;&quot;;IF([.J244]=&quot;Number&quot;;&quot;&quot;;IF(LEN([.J244])=0;1;[.J244]+1))))">
            <text:p/>
          </table:table-cell>
          <table:table-cell table:style-name="ce9" table:formula="of:=IF(LEN([.H245])=0;&quot;&quot;;IF([.K244]=&quot;SubOrder&quot;;&quot;&quot;;IF([.E245]&lt;&gt;&quot;Sub&quot;;&quot;&quot;;IF(LEN([.K244])=0;1;[.K24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46]);&quot;&quot;;CONCATENATE([.D246];[.F246];[.G246];[.H246];IF(OR([.E246]=&quot;SubStart&quot;;[.E246]=&quot;Sub&quot;);[.K246];[.J246]);[.L246]))">
            <text:p/>
          </table:table-cell>
          <table:table-cell table:number-columns-repeated="7"/>
          <table:table-cell table:style-name="ce9" table:formula="of:=IF(LEN([.E246]) = 0;[.J246];IF(OR([.E246]=&quot;SubStart&quot;;[.E246]=&quot;SubEnd&quot;);&quot;&quot;;[.K246]))">
            <text:p/>
          </table:table-cell>
          <table:table-cell table:style-name="ce9" table:formula="of:=IF([.E246]=&quot;Sub&quot;;[.J245];IF(LEN([.H246])=0;&quot;&quot;;IF([.J245]=&quot;Number&quot;;&quot;&quot;;IF(LEN([.J245])=0;1;[.J245]+1))))">
            <text:p/>
          </table:table-cell>
          <table:table-cell table:style-name="ce9" table:formula="of:=IF(LEN([.H246])=0;&quot;&quot;;IF([.K245]=&quot;SubOrder&quot;;&quot;&quot;;IF([.E246]&lt;&gt;&quot;Sub&quot;;&quot;&quot;;IF(LEN([.K245])=0;1;[.K24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47]);&quot;&quot;;CONCATENATE([.D247];[.F247];[.G247];[.H247];IF(OR([.E247]=&quot;SubStart&quot;;[.E247]=&quot;Sub&quot;);[.K247];[.J247]);[.L247]))">
            <text:p/>
          </table:table-cell>
          <table:table-cell table:number-columns-repeated="7"/>
          <table:table-cell table:style-name="ce9" table:formula="of:=IF(LEN([.E247]) = 0;[.J247];IF(OR([.E247]=&quot;SubStart&quot;;[.E247]=&quot;SubEnd&quot;);&quot;&quot;;[.K247]))">
            <text:p/>
          </table:table-cell>
          <table:table-cell table:style-name="ce9" table:formula="of:=IF([.E247]=&quot;Sub&quot;;[.J246];IF(LEN([.H247])=0;&quot;&quot;;IF([.J246]=&quot;Number&quot;;&quot;&quot;;IF(LEN([.J246])=0;1;[.J246]+1))))">
            <text:p/>
          </table:table-cell>
          <table:table-cell table:style-name="ce9" table:formula="of:=IF(LEN([.H247])=0;&quot;&quot;;IF([.K246]=&quot;SubOrder&quot;;&quot;&quot;;IF([.E247]&lt;&gt;&quot;Sub&quot;;&quot;&quot;;IF(LEN([.K246])=0;1;[.K24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48]);&quot;&quot;;CONCATENATE([.D248];[.F248];[.G248];[.H248];IF(OR([.E248]=&quot;SubStart&quot;;[.E248]=&quot;Sub&quot;);[.K248];[.J248]);[.L248]))">
            <text:p/>
          </table:table-cell>
          <table:table-cell table:number-columns-repeated="7"/>
          <table:table-cell table:style-name="ce9" table:formula="of:=IF(LEN([.E248]) = 0;[.J248];IF(OR([.E248]=&quot;SubStart&quot;;[.E248]=&quot;SubEnd&quot;);&quot;&quot;;[.K248]))">
            <text:p/>
          </table:table-cell>
          <table:table-cell table:style-name="ce9" table:formula="of:=IF([.E248]=&quot;Sub&quot;;[.J247];IF(LEN([.H248])=0;&quot;&quot;;IF([.J247]=&quot;Number&quot;;&quot;&quot;;IF(LEN([.J247])=0;1;[.J247]+1))))">
            <text:p/>
          </table:table-cell>
          <table:table-cell table:style-name="ce9" table:formula="of:=IF(LEN([.H248])=0;&quot;&quot;;IF([.K247]=&quot;SubOrder&quot;;&quot;&quot;;IF([.E248]&lt;&gt;&quot;Sub&quot;;&quot;&quot;;IF(LEN([.K247])=0;1;[.K24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49]);&quot;&quot;;CONCATENATE([.D249];[.F249];[.G249];[.H249];IF(OR([.E249]=&quot;SubStart&quot;;[.E249]=&quot;Sub&quot;);[.K249];[.J249]);[.L249]))">
            <text:p/>
          </table:table-cell>
          <table:table-cell table:number-columns-repeated="7"/>
          <table:table-cell table:style-name="ce9" table:formula="of:=IF(LEN([.E249]) = 0;[.J249];IF(OR([.E249]=&quot;SubStart&quot;;[.E249]=&quot;SubEnd&quot;);&quot;&quot;;[.K249]))">
            <text:p/>
          </table:table-cell>
          <table:table-cell table:style-name="ce9" table:formula="of:=IF([.E249]=&quot;Sub&quot;;[.J248];IF(LEN([.H249])=0;&quot;&quot;;IF([.J248]=&quot;Number&quot;;&quot;&quot;;IF(LEN([.J248])=0;1;[.J248]+1))))">
            <text:p/>
          </table:table-cell>
          <table:table-cell table:style-name="ce9" table:formula="of:=IF(LEN([.H249])=0;&quot;&quot;;IF([.K248]=&quot;SubOrder&quot;;&quot;&quot;;IF([.E249]&lt;&gt;&quot;Sub&quot;;&quot;&quot;;IF(LEN([.K248])=0;1;[.K24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50]);&quot;&quot;;CONCATENATE([.D250];[.F250];[.G250];[.H250];IF(OR([.E250]=&quot;SubStart&quot;;[.E250]=&quot;Sub&quot;);[.K250];[.J250]);[.L250]))">
            <text:p/>
          </table:table-cell>
          <table:table-cell table:number-columns-repeated="7"/>
          <table:table-cell table:style-name="ce9" table:formula="of:=IF(LEN([.E250]) = 0;[.J250];IF(OR([.E250]=&quot;SubStart&quot;;[.E250]=&quot;SubEnd&quot;);&quot;&quot;;[.K250]))">
            <text:p/>
          </table:table-cell>
          <table:table-cell table:style-name="ce9" table:formula="of:=IF([.E250]=&quot;Sub&quot;;[.J249];IF(LEN([.H250])=0;&quot;&quot;;IF([.J249]=&quot;Number&quot;;&quot;&quot;;IF(LEN([.J249])=0;1;[.J249]+1))))">
            <text:p/>
          </table:table-cell>
          <table:table-cell table:style-name="ce9" table:formula="of:=IF(LEN([.H250])=0;&quot;&quot;;IF([.K249]=&quot;SubOrder&quot;;&quot;&quot;;IF([.E250]&lt;&gt;&quot;Sub&quot;;&quot;&quot;;IF(LEN([.K249])=0;1;[.K24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51]);&quot;&quot;;CONCATENATE([.D251];[.F251];[.G251];[.H251];IF(OR([.E251]=&quot;SubStart&quot;;[.E251]=&quot;Sub&quot;);[.K251];[.J251]);[.L251]))">
            <text:p/>
          </table:table-cell>
          <table:table-cell table:number-columns-repeated="7"/>
          <table:table-cell table:style-name="ce9" table:formula="of:=IF(LEN([.E251]) = 0;[.J251];IF(OR([.E251]=&quot;SubStart&quot;;[.E251]=&quot;SubEnd&quot;);&quot;&quot;;[.K251]))">
            <text:p/>
          </table:table-cell>
          <table:table-cell table:style-name="ce9" table:formula="of:=IF([.E251]=&quot;Sub&quot;;[.J250];IF(LEN([.H251])=0;&quot;&quot;;IF([.J250]=&quot;Number&quot;;&quot;&quot;;IF(LEN([.J250])=0;1;[.J250]+1))))">
            <text:p/>
          </table:table-cell>
          <table:table-cell table:style-name="ce9" table:formula="of:=IF(LEN([.H251])=0;&quot;&quot;;IF([.K250]=&quot;SubOrder&quot;;&quot;&quot;;IF([.E251]&lt;&gt;&quot;Sub&quot;;&quot;&quot;;IF(LEN([.K250])=0;1;[.K25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52]);&quot;&quot;;CONCATENATE([.D252];[.F252];[.G252];[.H252];IF(OR([.E252]=&quot;SubStart&quot;;[.E252]=&quot;Sub&quot;);[.K252];[.J252]);[.L252]))">
            <text:p/>
          </table:table-cell>
          <table:table-cell table:number-columns-repeated="7"/>
          <table:table-cell table:style-name="ce9" table:formula="of:=IF(LEN([.E252]) = 0;[.J252];IF(OR([.E252]=&quot;SubStart&quot;;[.E252]=&quot;SubEnd&quot;);&quot;&quot;;[.K252]))">
            <text:p/>
          </table:table-cell>
          <table:table-cell table:style-name="ce9" table:formula="of:=IF([.E252]=&quot;Sub&quot;;[.J251];IF(LEN([.H252])=0;&quot;&quot;;IF([.J251]=&quot;Number&quot;;&quot;&quot;;IF(LEN([.J251])=0;1;[.J251]+1))))">
            <text:p/>
          </table:table-cell>
          <table:table-cell table:style-name="ce9" table:formula="of:=IF(LEN([.H252])=0;&quot;&quot;;IF([.K251]=&quot;SubOrder&quot;;&quot;&quot;;IF([.E252]&lt;&gt;&quot;Sub&quot;;&quot;&quot;;IF(LEN([.K251])=0;1;[.K25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53]);&quot;&quot;;CONCATENATE([.D253];[.F253];[.G253];[.H253];IF(OR([.E253]=&quot;SubStart&quot;;[.E253]=&quot;Sub&quot;);[.K253];[.J253]);[.L253]))">
            <text:p/>
          </table:table-cell>
          <table:table-cell table:number-columns-repeated="7"/>
          <table:table-cell table:style-name="ce9" table:formula="of:=IF(LEN([.E253]) = 0;[.J253];IF(OR([.E253]=&quot;SubStart&quot;;[.E253]=&quot;SubEnd&quot;);&quot;&quot;;[.K253]))">
            <text:p/>
          </table:table-cell>
          <table:table-cell table:style-name="ce9" table:formula="of:=IF([.E253]=&quot;Sub&quot;;[.J252];IF(LEN([.H253])=0;&quot;&quot;;IF([.J252]=&quot;Number&quot;;&quot;&quot;;IF(LEN([.J252])=0;1;[.J252]+1))))">
            <text:p/>
          </table:table-cell>
          <table:table-cell table:style-name="ce9" table:formula="of:=IF(LEN([.H253])=0;&quot;&quot;;IF([.K252]=&quot;SubOrder&quot;;&quot;&quot;;IF([.E253]&lt;&gt;&quot;Sub&quot;;&quot;&quot;;IF(LEN([.K252])=0;1;[.K25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54]);&quot;&quot;;CONCATENATE([.D254];[.F254];[.G254];[.H254];IF(OR([.E254]=&quot;SubStart&quot;;[.E254]=&quot;Sub&quot;);[.K254];[.J254]);[.L254]))">
            <text:p/>
          </table:table-cell>
          <table:table-cell table:number-columns-repeated="7"/>
          <table:table-cell table:style-name="ce9" table:formula="of:=IF(LEN([.E254]) = 0;[.J254];IF(OR([.E254]=&quot;SubStart&quot;;[.E254]=&quot;SubEnd&quot;);&quot;&quot;;[.K254]))">
            <text:p/>
          </table:table-cell>
          <table:table-cell table:style-name="ce9" table:formula="of:=IF([.E254]=&quot;Sub&quot;;[.J253];IF(LEN([.H254])=0;&quot;&quot;;IF([.J253]=&quot;Number&quot;;&quot;&quot;;IF(LEN([.J253])=0;1;[.J253]+1))))">
            <text:p/>
          </table:table-cell>
          <table:table-cell table:style-name="ce9" table:formula="of:=IF(LEN([.H254])=0;&quot;&quot;;IF([.K253]=&quot;SubOrder&quot;;&quot;&quot;;IF([.E254]&lt;&gt;&quot;Sub&quot;;&quot;&quot;;IF(LEN([.K253])=0;1;[.K25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55]);&quot;&quot;;CONCATENATE([.D255];[.F255];[.G255];[.H255];IF(OR([.E255]=&quot;SubStart&quot;;[.E255]=&quot;Sub&quot;);[.K255];[.J255]);[.L255]))">
            <text:p/>
          </table:table-cell>
          <table:table-cell table:number-columns-repeated="7"/>
          <table:table-cell table:style-name="ce9" table:formula="of:=IF(LEN([.E255]) = 0;[.J255];IF(OR([.E255]=&quot;SubStart&quot;;[.E255]=&quot;SubEnd&quot;);&quot;&quot;;[.K255]))">
            <text:p/>
          </table:table-cell>
          <table:table-cell table:style-name="ce9" table:formula="of:=IF([.E255]=&quot;Sub&quot;;[.J254];IF(LEN([.H255])=0;&quot;&quot;;IF([.J254]=&quot;Number&quot;;&quot;&quot;;IF(LEN([.J254])=0;1;[.J254]+1))))">
            <text:p/>
          </table:table-cell>
          <table:table-cell table:style-name="ce9" table:formula="of:=IF(LEN([.H255])=0;&quot;&quot;;IF([.K254]=&quot;SubOrder&quot;;&quot;&quot;;IF([.E255]&lt;&gt;&quot;Sub&quot;;&quot;&quot;;IF(LEN([.K254])=0;1;[.K25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56]);&quot;&quot;;CONCATENATE([.D256];[.F256];[.G256];[.H256];IF(OR([.E256]=&quot;SubStart&quot;;[.E256]=&quot;Sub&quot;);[.K256];[.J256]);[.L256]))">
            <text:p/>
          </table:table-cell>
          <table:table-cell table:number-columns-repeated="7"/>
          <table:table-cell table:style-name="ce9" table:formula="of:=IF(LEN([.E256]) = 0;[.J256];IF(OR([.E256]=&quot;SubStart&quot;;[.E256]=&quot;SubEnd&quot;);&quot;&quot;;[.K256]))">
            <text:p/>
          </table:table-cell>
          <table:table-cell table:style-name="ce9" table:formula="of:=IF([.E256]=&quot;Sub&quot;;[.J255];IF(LEN([.H256])=0;&quot;&quot;;IF([.J255]=&quot;Number&quot;;&quot;&quot;;IF(LEN([.J255])=0;1;[.J255]+1))))">
            <text:p/>
          </table:table-cell>
          <table:table-cell table:style-name="ce9" table:formula="of:=IF(LEN([.H256])=0;&quot;&quot;;IF([.K255]=&quot;SubOrder&quot;;&quot;&quot;;IF([.E256]&lt;&gt;&quot;Sub&quot;;&quot;&quot;;IF(LEN([.K255])=0;1;[.K25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57]);&quot;&quot;;CONCATENATE([.D257];[.F257];[.G257];[.H257];IF(OR([.E257]=&quot;SubStart&quot;;[.E257]=&quot;Sub&quot;);[.K257];[.J257]);[.L257]))">
            <text:p/>
          </table:table-cell>
          <table:table-cell table:number-columns-repeated="7"/>
          <table:table-cell table:style-name="ce9" table:formula="of:=IF(LEN([.E257]) = 0;[.J257];IF(OR([.E257]=&quot;SubStart&quot;;[.E257]=&quot;SubEnd&quot;);&quot;&quot;;[.K257]))">
            <text:p/>
          </table:table-cell>
          <table:table-cell table:style-name="ce9" table:formula="of:=IF([.E257]=&quot;Sub&quot;;[.J256];IF(LEN([.H257])=0;&quot;&quot;;IF([.J256]=&quot;Number&quot;;&quot;&quot;;IF(LEN([.J256])=0;1;[.J256]+1))))">
            <text:p/>
          </table:table-cell>
          <table:table-cell table:style-name="ce9" table:formula="of:=IF(LEN([.H257])=0;&quot;&quot;;IF([.K256]=&quot;SubOrder&quot;;&quot;&quot;;IF([.E257]&lt;&gt;&quot;Sub&quot;;&quot;&quot;;IF(LEN([.K256])=0;1;[.K25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58]);&quot;&quot;;CONCATENATE([.D258];[.F258];[.G258];[.H258];IF(OR([.E258]=&quot;SubStart&quot;;[.E258]=&quot;Sub&quot;);[.K258];[.J258]);[.L258]))">
            <text:p/>
          </table:table-cell>
          <table:table-cell table:number-columns-repeated="7"/>
          <table:table-cell table:style-name="ce9" table:formula="of:=IF(LEN([.E258]) = 0;[.J258];IF(OR([.E258]=&quot;SubStart&quot;;[.E258]=&quot;SubEnd&quot;);&quot;&quot;;[.K258]))">
            <text:p/>
          </table:table-cell>
          <table:table-cell table:style-name="ce9" table:formula="of:=IF([.E258]=&quot;Sub&quot;;[.J257];IF(LEN([.H258])=0;&quot;&quot;;IF([.J257]=&quot;Number&quot;;&quot;&quot;;IF(LEN([.J257])=0;1;[.J257]+1))))">
            <text:p/>
          </table:table-cell>
          <table:table-cell table:style-name="ce9" table:formula="of:=IF(LEN([.H258])=0;&quot;&quot;;IF([.K257]=&quot;SubOrder&quot;;&quot;&quot;;IF([.E258]&lt;&gt;&quot;Sub&quot;;&quot;&quot;;IF(LEN([.K257])=0;1;[.K25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59]);&quot;&quot;;CONCATENATE([.D259];[.F259];[.G259];[.H259];IF(OR([.E259]=&quot;SubStart&quot;;[.E259]=&quot;Sub&quot;);[.K259];[.J259]);[.L259]))">
            <text:p/>
          </table:table-cell>
          <table:table-cell table:number-columns-repeated="7"/>
          <table:table-cell table:style-name="ce9" table:formula="of:=IF(LEN([.E259]) = 0;[.J259];IF(OR([.E259]=&quot;SubStart&quot;;[.E259]=&quot;SubEnd&quot;);&quot;&quot;;[.K259]))">
            <text:p/>
          </table:table-cell>
          <table:table-cell table:style-name="ce9" table:formula="of:=IF([.E259]=&quot;Sub&quot;;[.J258];IF(LEN([.H259])=0;&quot;&quot;;IF([.J258]=&quot;Number&quot;;&quot;&quot;;IF(LEN([.J258])=0;1;[.J258]+1))))">
            <text:p/>
          </table:table-cell>
          <table:table-cell table:style-name="ce9" table:formula="of:=IF(LEN([.H259])=0;&quot;&quot;;IF([.K258]=&quot;SubOrder&quot;;&quot;&quot;;IF([.E259]&lt;&gt;&quot;Sub&quot;;&quot;&quot;;IF(LEN([.K258])=0;1;[.K25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60]);&quot;&quot;;CONCATENATE([.D260];[.F260];[.G260];[.H260];IF(OR([.E260]=&quot;SubStart&quot;;[.E260]=&quot;Sub&quot;);[.K260];[.J260]);[.L260]))">
            <text:p/>
          </table:table-cell>
          <table:table-cell table:number-columns-repeated="7"/>
          <table:table-cell table:style-name="ce9" table:formula="of:=IF(LEN([.E260]) = 0;[.J260];IF(OR([.E260]=&quot;SubStart&quot;;[.E260]=&quot;SubEnd&quot;);&quot;&quot;;[.K260]))">
            <text:p/>
          </table:table-cell>
          <table:table-cell table:style-name="ce9" table:formula="of:=IF([.E260]=&quot;Sub&quot;;[.J259];IF(LEN([.H260])=0;&quot;&quot;;IF([.J259]=&quot;Number&quot;;&quot;&quot;;IF(LEN([.J259])=0;1;[.J259]+1))))">
            <text:p/>
          </table:table-cell>
          <table:table-cell table:style-name="ce9" table:formula="of:=IF(LEN([.H260])=0;&quot;&quot;;IF([.K259]=&quot;SubOrder&quot;;&quot;&quot;;IF([.E260]&lt;&gt;&quot;Sub&quot;;&quot;&quot;;IF(LEN([.K259])=0;1;[.K25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61]);&quot;&quot;;CONCATENATE([.D261];[.F261];[.G261];[.H261];IF(OR([.E261]=&quot;SubStart&quot;;[.E261]=&quot;Sub&quot;);[.K261];[.J261]);[.L261]))">
            <text:p/>
          </table:table-cell>
          <table:table-cell table:number-columns-repeated="7"/>
          <table:table-cell table:style-name="ce9" table:formula="of:=IF(LEN([.E261]) = 0;[.J261];IF(OR([.E261]=&quot;SubStart&quot;;[.E261]=&quot;SubEnd&quot;);&quot;&quot;;[.K261]))">
            <text:p/>
          </table:table-cell>
          <table:table-cell table:style-name="ce9" table:formula="of:=IF([.E261]=&quot;Sub&quot;;[.J260];IF(LEN([.H261])=0;&quot;&quot;;IF([.J260]=&quot;Number&quot;;&quot;&quot;;IF(LEN([.J260])=0;1;[.J260]+1))))">
            <text:p/>
          </table:table-cell>
          <table:table-cell table:style-name="ce9" table:formula="of:=IF(LEN([.H261])=0;&quot;&quot;;IF([.K260]=&quot;SubOrder&quot;;&quot;&quot;;IF([.E261]&lt;&gt;&quot;Sub&quot;;&quot;&quot;;IF(LEN([.K260])=0;1;[.K26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62]);&quot;&quot;;CONCATENATE([.D262];[.F262];[.G262];[.H262];IF(OR([.E262]=&quot;SubStart&quot;;[.E262]=&quot;Sub&quot;);[.K262];[.J262]);[.L262]))">
            <text:p/>
          </table:table-cell>
          <table:table-cell table:number-columns-repeated="7"/>
          <table:table-cell table:style-name="ce9" table:formula="of:=IF(LEN([.E262]) = 0;[.J262];IF(OR([.E262]=&quot;SubStart&quot;;[.E262]=&quot;SubEnd&quot;);&quot;&quot;;[.K262]))">
            <text:p/>
          </table:table-cell>
          <table:table-cell table:style-name="ce9" table:formula="of:=IF([.E262]=&quot;Sub&quot;;[.J261];IF(LEN([.H262])=0;&quot;&quot;;IF([.J261]=&quot;Number&quot;;&quot;&quot;;IF(LEN([.J261])=0;1;[.J261]+1))))">
            <text:p/>
          </table:table-cell>
          <table:table-cell table:style-name="ce9" table:formula="of:=IF(LEN([.H262])=0;&quot;&quot;;IF([.K261]=&quot;SubOrder&quot;;&quot;&quot;;IF([.E262]&lt;&gt;&quot;Sub&quot;;&quot;&quot;;IF(LEN([.K261])=0;1;[.K26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63]);&quot;&quot;;CONCATENATE([.D263];[.F263];[.G263];[.H263];IF(OR([.E263]=&quot;SubStart&quot;;[.E263]=&quot;Sub&quot;);[.K263];[.J263]);[.L263]))">
            <text:p/>
          </table:table-cell>
          <table:table-cell table:number-columns-repeated="7"/>
          <table:table-cell table:style-name="ce9" table:formula="of:=IF(LEN([.E263]) = 0;[.J263];IF(OR([.E263]=&quot;SubStart&quot;;[.E263]=&quot;SubEnd&quot;);&quot;&quot;;[.K263]))">
            <text:p/>
          </table:table-cell>
          <table:table-cell table:style-name="ce9" table:formula="of:=IF([.E263]=&quot;Sub&quot;;[.J262];IF(LEN([.H263])=0;&quot;&quot;;IF([.J262]=&quot;Number&quot;;&quot;&quot;;IF(LEN([.J262])=0;1;[.J262]+1))))">
            <text:p/>
          </table:table-cell>
          <table:table-cell table:style-name="ce9" table:formula="of:=IF(LEN([.H263])=0;&quot;&quot;;IF([.K262]=&quot;SubOrder&quot;;&quot;&quot;;IF([.E263]&lt;&gt;&quot;Sub&quot;;&quot;&quot;;IF(LEN([.K262])=0;1;[.K26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64]);&quot;&quot;;CONCATENATE([.D264];[.F264];[.G264];[.H264];IF(OR([.E264]=&quot;SubStart&quot;;[.E264]=&quot;Sub&quot;);[.K264];[.J264]);[.L264]))">
            <text:p/>
          </table:table-cell>
          <table:table-cell table:number-columns-repeated="7"/>
          <table:table-cell table:style-name="ce9" table:formula="of:=IF(LEN([.E264]) = 0;[.J264];IF(OR([.E264]=&quot;SubStart&quot;;[.E264]=&quot;SubEnd&quot;);&quot;&quot;;[.K264]))">
            <text:p/>
          </table:table-cell>
          <table:table-cell table:style-name="ce9" table:formula="of:=IF([.E264]=&quot;Sub&quot;;[.J263];IF(LEN([.H264])=0;&quot;&quot;;IF([.J263]=&quot;Number&quot;;&quot;&quot;;IF(LEN([.J263])=0;1;[.J263]+1))))">
            <text:p/>
          </table:table-cell>
          <table:table-cell table:style-name="ce9" table:formula="of:=IF(LEN([.H264])=0;&quot;&quot;;IF([.K263]=&quot;SubOrder&quot;;&quot;&quot;;IF([.E264]&lt;&gt;&quot;Sub&quot;;&quot;&quot;;IF(LEN([.K263])=0;1;[.K26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65]);&quot;&quot;;CONCATENATE([.D265];[.F265];[.G265];[.H265];IF(OR([.E265]=&quot;SubStart&quot;;[.E265]=&quot;Sub&quot;);[.K265];[.J265]);[.L265]))">
            <text:p/>
          </table:table-cell>
          <table:table-cell table:number-columns-repeated="7"/>
          <table:table-cell table:style-name="ce9" table:formula="of:=IF(LEN([.E265]) = 0;[.J265];IF(OR([.E265]=&quot;SubStart&quot;;[.E265]=&quot;SubEnd&quot;);&quot;&quot;;[.K265]))">
            <text:p/>
          </table:table-cell>
          <table:table-cell table:style-name="ce9" table:formula="of:=IF([.E265]=&quot;Sub&quot;;[.J264];IF(LEN([.H265])=0;&quot;&quot;;IF([.J264]=&quot;Number&quot;;&quot;&quot;;IF(LEN([.J264])=0;1;[.J264]+1))))">
            <text:p/>
          </table:table-cell>
          <table:table-cell table:style-name="ce9" table:formula="of:=IF(LEN([.H265])=0;&quot;&quot;;IF([.K264]=&quot;SubOrder&quot;;&quot;&quot;;IF([.E265]&lt;&gt;&quot;Sub&quot;;&quot;&quot;;IF(LEN([.K264])=0;1;[.K26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66]);&quot;&quot;;CONCATENATE([.D266];[.F266];[.G266];[.H266];IF(OR([.E266]=&quot;SubStart&quot;;[.E266]=&quot;Sub&quot;);[.K266];[.J266]);[.L266]))">
            <text:p/>
          </table:table-cell>
          <table:table-cell table:number-columns-repeated="7"/>
          <table:table-cell table:style-name="ce9" table:formula="of:=IF(LEN([.E266]) = 0;[.J266];IF(OR([.E266]=&quot;SubStart&quot;;[.E266]=&quot;SubEnd&quot;);&quot;&quot;;[.K266]))">
            <text:p/>
          </table:table-cell>
          <table:table-cell table:style-name="ce9" table:formula="of:=IF([.E266]=&quot;Sub&quot;;[.J265];IF(LEN([.H266])=0;&quot;&quot;;IF([.J265]=&quot;Number&quot;;&quot;&quot;;IF(LEN([.J265])=0;1;[.J265]+1))))">
            <text:p/>
          </table:table-cell>
          <table:table-cell table:style-name="ce9" table:formula="of:=IF(LEN([.H266])=0;&quot;&quot;;IF([.K265]=&quot;SubOrder&quot;;&quot;&quot;;IF([.E266]&lt;&gt;&quot;Sub&quot;;&quot;&quot;;IF(LEN([.K265])=0;1;[.K26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67]);&quot;&quot;;CONCATENATE([.D267];[.F267];[.G267];[.H267];IF(OR([.E267]=&quot;SubStart&quot;;[.E267]=&quot;Sub&quot;);[.K267];[.J267]);[.L267]))">
            <text:p/>
          </table:table-cell>
          <table:table-cell table:number-columns-repeated="7"/>
          <table:table-cell table:style-name="ce9" table:formula="of:=IF(LEN([.E267]) = 0;[.J267];IF(OR([.E267]=&quot;SubStart&quot;;[.E267]=&quot;SubEnd&quot;);&quot;&quot;;[.K267]))">
            <text:p/>
          </table:table-cell>
          <table:table-cell table:style-name="ce9" table:formula="of:=IF([.E267]=&quot;Sub&quot;;[.J266];IF(LEN([.H267])=0;&quot;&quot;;IF([.J266]=&quot;Number&quot;;&quot;&quot;;IF(LEN([.J266])=0;1;[.J266]+1))))">
            <text:p/>
          </table:table-cell>
          <table:table-cell table:style-name="ce9" table:formula="of:=IF(LEN([.H267])=0;&quot;&quot;;IF([.K266]=&quot;SubOrder&quot;;&quot;&quot;;IF([.E267]&lt;&gt;&quot;Sub&quot;;&quot;&quot;;IF(LEN([.K266])=0;1;[.K26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68]);&quot;&quot;;CONCATENATE([.D268];[.F268];[.G268];[.H268];IF(OR([.E268]=&quot;SubStart&quot;;[.E268]=&quot;Sub&quot;);[.K268];[.J268]);[.L268]))">
            <text:p/>
          </table:table-cell>
          <table:table-cell table:number-columns-repeated="7"/>
          <table:table-cell table:style-name="ce9" table:formula="of:=IF(LEN([.E268]) = 0;[.J268];IF(OR([.E268]=&quot;SubStart&quot;;[.E268]=&quot;SubEnd&quot;);&quot;&quot;;[.K268]))">
            <text:p/>
          </table:table-cell>
          <table:table-cell table:style-name="ce9" table:formula="of:=IF([.E268]=&quot;Sub&quot;;[.J267];IF(LEN([.H268])=0;&quot;&quot;;IF([.J267]=&quot;Number&quot;;&quot;&quot;;IF(LEN([.J267])=0;1;[.J267]+1))))">
            <text:p/>
          </table:table-cell>
          <table:table-cell table:style-name="ce9" table:formula="of:=IF(LEN([.H268])=0;&quot;&quot;;IF([.K267]=&quot;SubOrder&quot;;&quot;&quot;;IF([.E268]&lt;&gt;&quot;Sub&quot;;&quot;&quot;;IF(LEN([.K267])=0;1;[.K26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69]);&quot;&quot;;CONCATENATE([.D269];[.F269];[.G269];[.H269];IF(OR([.E269]=&quot;SubStart&quot;;[.E269]=&quot;Sub&quot;);[.K269];[.J269]);[.L269]))">
            <text:p/>
          </table:table-cell>
          <table:table-cell table:number-columns-repeated="7"/>
          <table:table-cell table:style-name="ce9" table:formula="of:=IF(LEN([.E269]) = 0;[.J269];IF(OR([.E269]=&quot;SubStart&quot;;[.E269]=&quot;SubEnd&quot;);&quot;&quot;;[.K269]))">
            <text:p/>
          </table:table-cell>
          <table:table-cell table:style-name="ce9" table:formula="of:=IF([.E269]=&quot;Sub&quot;;[.J268];IF(LEN([.H269])=0;&quot;&quot;;IF([.J268]=&quot;Number&quot;;&quot;&quot;;IF(LEN([.J268])=0;1;[.J268]+1))))">
            <text:p/>
          </table:table-cell>
          <table:table-cell table:style-name="ce9" table:formula="of:=IF(LEN([.H269])=0;&quot;&quot;;IF([.K268]=&quot;SubOrder&quot;;&quot;&quot;;IF([.E269]&lt;&gt;&quot;Sub&quot;;&quot;&quot;;IF(LEN([.K268])=0;1;[.K26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70]);&quot;&quot;;CONCATENATE([.D270];[.F270];[.G270];[.H270];IF(OR([.E270]=&quot;SubStart&quot;;[.E270]=&quot;Sub&quot;);[.K270];[.J270]);[.L270]))">
            <text:p/>
          </table:table-cell>
          <table:table-cell table:number-columns-repeated="7"/>
          <table:table-cell table:style-name="ce9" table:formula="of:=IF(LEN([.E270]) = 0;[.J270];IF(OR([.E270]=&quot;SubStart&quot;;[.E270]=&quot;SubEnd&quot;);&quot;&quot;;[.K270]))">
            <text:p/>
          </table:table-cell>
          <table:table-cell table:style-name="ce9" table:formula="of:=IF([.E270]=&quot;Sub&quot;;[.J269];IF(LEN([.H270])=0;&quot;&quot;;IF([.J269]=&quot;Number&quot;;&quot;&quot;;IF(LEN([.J269])=0;1;[.J269]+1))))">
            <text:p/>
          </table:table-cell>
          <table:table-cell table:style-name="ce9" table:formula="of:=IF(LEN([.H270])=0;&quot;&quot;;IF([.K269]=&quot;SubOrder&quot;;&quot;&quot;;IF([.E270]&lt;&gt;&quot;Sub&quot;;&quot;&quot;;IF(LEN([.K269])=0;1;[.K26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71]);&quot;&quot;;CONCATENATE([.D271];[.F271];[.G271];[.H271];IF(OR([.E271]=&quot;SubStart&quot;;[.E271]=&quot;Sub&quot;);[.K271];[.J271]);[.L271]))">
            <text:p/>
          </table:table-cell>
          <table:table-cell table:number-columns-repeated="7"/>
          <table:table-cell table:style-name="ce9" table:formula="of:=IF(LEN([.E271]) = 0;[.J271];IF(OR([.E271]=&quot;SubStart&quot;;[.E271]=&quot;SubEnd&quot;);&quot;&quot;;[.K271]))">
            <text:p/>
          </table:table-cell>
          <table:table-cell table:style-name="ce9" table:formula="of:=IF([.E271]=&quot;Sub&quot;;[.J270];IF(LEN([.H271])=0;&quot;&quot;;IF([.J270]=&quot;Number&quot;;&quot;&quot;;IF(LEN([.J270])=0;1;[.J270]+1))))">
            <text:p/>
          </table:table-cell>
          <table:table-cell table:style-name="ce9" table:formula="of:=IF(LEN([.H271])=0;&quot;&quot;;IF([.K270]=&quot;SubOrder&quot;;&quot;&quot;;IF([.E271]&lt;&gt;&quot;Sub&quot;;&quot;&quot;;IF(LEN([.K270])=0;1;[.K27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72]);&quot;&quot;;CONCATENATE([.D272];[.F272];[.G272];[.H272];IF(OR([.E272]=&quot;SubStart&quot;;[.E272]=&quot;Sub&quot;);[.K272];[.J272]);[.L272]))">
            <text:p/>
          </table:table-cell>
          <table:table-cell table:number-columns-repeated="7"/>
          <table:table-cell table:style-name="ce9" table:formula="of:=IF(LEN([.E272]) = 0;[.J272];IF(OR([.E272]=&quot;SubStart&quot;;[.E272]=&quot;SubEnd&quot;);&quot;&quot;;[.K272]))">
            <text:p/>
          </table:table-cell>
          <table:table-cell table:style-name="ce9" table:formula="of:=IF([.E272]=&quot;Sub&quot;;[.J271];IF(LEN([.H272])=0;&quot;&quot;;IF([.J271]=&quot;Number&quot;;&quot;&quot;;IF(LEN([.J271])=0;1;[.J271]+1))))">
            <text:p/>
          </table:table-cell>
          <table:table-cell table:style-name="ce9" table:formula="of:=IF(LEN([.H272])=0;&quot;&quot;;IF([.K271]=&quot;SubOrder&quot;;&quot;&quot;;IF([.E272]&lt;&gt;&quot;Sub&quot;;&quot;&quot;;IF(LEN([.K271])=0;1;[.K27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73]);&quot;&quot;;CONCATENATE([.D273];[.F273];[.G273];[.H273];IF(OR([.E273]=&quot;SubStart&quot;;[.E273]=&quot;Sub&quot;);[.K273];[.J273]);[.L273]))">
            <text:p/>
          </table:table-cell>
          <table:table-cell table:number-columns-repeated="7"/>
          <table:table-cell table:style-name="ce9" table:formula="of:=IF(LEN([.E273]) = 0;[.J273];IF(OR([.E273]=&quot;SubStart&quot;;[.E273]=&quot;SubEnd&quot;);&quot;&quot;;[.K273]))">
            <text:p/>
          </table:table-cell>
          <table:table-cell table:style-name="ce9" table:formula="of:=IF([.E273]=&quot;Sub&quot;;[.J272];IF(LEN([.H273])=0;&quot;&quot;;IF([.J272]=&quot;Number&quot;;&quot;&quot;;IF(LEN([.J272])=0;1;[.J272]+1))))">
            <text:p/>
          </table:table-cell>
          <table:table-cell table:style-name="ce9" table:formula="of:=IF(LEN([.H273])=0;&quot;&quot;;IF([.K272]=&quot;SubOrder&quot;;&quot;&quot;;IF([.E273]&lt;&gt;&quot;Sub&quot;;&quot;&quot;;IF(LEN([.K272])=0;1;[.K27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74]);&quot;&quot;;CONCATENATE([.D274];[.F274];[.G274];[.H274];IF(OR([.E274]=&quot;SubStart&quot;;[.E274]=&quot;Sub&quot;);[.K274];[.J274]);[.L274]))">
            <text:p/>
          </table:table-cell>
          <table:table-cell table:number-columns-repeated="7"/>
          <table:table-cell table:style-name="ce9" table:formula="of:=IF(LEN([.E274]) = 0;[.J274];IF(OR([.E274]=&quot;SubStart&quot;;[.E274]=&quot;SubEnd&quot;);&quot;&quot;;[.K274]))">
            <text:p/>
          </table:table-cell>
          <table:table-cell table:style-name="ce9" table:formula="of:=IF([.E274]=&quot;Sub&quot;;[.J273];IF(LEN([.H274])=0;&quot;&quot;;IF([.J273]=&quot;Number&quot;;&quot;&quot;;IF(LEN([.J273])=0;1;[.J273]+1))))">
            <text:p/>
          </table:table-cell>
          <table:table-cell table:style-name="ce9" table:formula="of:=IF(LEN([.H274])=0;&quot;&quot;;IF([.K273]=&quot;SubOrder&quot;;&quot;&quot;;IF([.E274]&lt;&gt;&quot;Sub&quot;;&quot;&quot;;IF(LEN([.K273])=0;1;[.K27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75]);&quot;&quot;;CONCATENATE([.D275];[.F275];[.G275];[.H275];IF(OR([.E275]=&quot;SubStart&quot;;[.E275]=&quot;Sub&quot;);[.K275];[.J275]);[.L275]))">
            <text:p/>
          </table:table-cell>
          <table:table-cell table:number-columns-repeated="7"/>
          <table:table-cell table:style-name="ce9" table:formula="of:=IF(LEN([.E275]) = 0;[.J275];IF(OR([.E275]=&quot;SubStart&quot;;[.E275]=&quot;SubEnd&quot;);&quot;&quot;;[.K275]))">
            <text:p/>
          </table:table-cell>
          <table:table-cell table:style-name="ce9" table:formula="of:=IF([.E275]=&quot;Sub&quot;;[.J274];IF(LEN([.H275])=0;&quot;&quot;;IF([.J274]=&quot;Number&quot;;&quot;&quot;;IF(LEN([.J274])=0;1;[.J274]+1))))">
            <text:p/>
          </table:table-cell>
          <table:table-cell table:style-name="ce9" table:formula="of:=IF(LEN([.H275])=0;&quot;&quot;;IF([.K274]=&quot;SubOrder&quot;;&quot;&quot;;IF([.E275]&lt;&gt;&quot;Sub&quot;;&quot;&quot;;IF(LEN([.K274])=0;1;[.K27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76]);&quot;&quot;;CONCATENATE([.D276];[.F276];[.G276];[.H276];IF(OR([.E276]=&quot;SubStart&quot;;[.E276]=&quot;Sub&quot;);[.K276];[.J276]);[.L276]))">
            <text:p/>
          </table:table-cell>
          <table:table-cell table:number-columns-repeated="7"/>
          <table:table-cell table:style-name="ce9" table:formula="of:=IF(LEN([.E276]) = 0;[.J276];IF(OR([.E276]=&quot;SubStart&quot;;[.E276]=&quot;SubEnd&quot;);&quot;&quot;;[.K276]))">
            <text:p/>
          </table:table-cell>
          <table:table-cell table:style-name="ce9" table:formula="of:=IF([.E276]=&quot;Sub&quot;;[.J275];IF(LEN([.H276])=0;&quot;&quot;;IF([.J275]=&quot;Number&quot;;&quot;&quot;;IF(LEN([.J275])=0;1;[.J275]+1))))">
            <text:p/>
          </table:table-cell>
          <table:table-cell table:style-name="ce9" table:formula="of:=IF(LEN([.H276])=0;&quot;&quot;;IF([.K275]=&quot;SubOrder&quot;;&quot;&quot;;IF([.E276]&lt;&gt;&quot;Sub&quot;;&quot;&quot;;IF(LEN([.K275])=0;1;[.K27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77]);&quot;&quot;;CONCATENATE([.D277];[.F277];[.G277];[.H277];IF(OR([.E277]=&quot;SubStart&quot;;[.E277]=&quot;Sub&quot;);[.K277];[.J277]);[.L277]))">
            <text:p/>
          </table:table-cell>
          <table:table-cell table:number-columns-repeated="7"/>
          <table:table-cell table:style-name="ce9" table:formula="of:=IF(LEN([.E277]) = 0;[.J277];IF(OR([.E277]=&quot;SubStart&quot;;[.E277]=&quot;SubEnd&quot;);&quot;&quot;;[.K277]))">
            <text:p/>
          </table:table-cell>
          <table:table-cell table:style-name="ce9" table:formula="of:=IF([.E277]=&quot;Sub&quot;;[.J276];IF(LEN([.H277])=0;&quot;&quot;;IF([.J276]=&quot;Number&quot;;&quot;&quot;;IF(LEN([.J276])=0;1;[.J276]+1))))">
            <text:p/>
          </table:table-cell>
          <table:table-cell table:style-name="ce9" table:formula="of:=IF(LEN([.H277])=0;&quot;&quot;;IF([.K276]=&quot;SubOrder&quot;;&quot;&quot;;IF([.E277]&lt;&gt;&quot;Sub&quot;;&quot;&quot;;IF(LEN([.K276])=0;1;[.K27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78]);&quot;&quot;;CONCATENATE([.D278];[.F278];[.G278];[.H278];IF(OR([.E278]=&quot;SubStart&quot;;[.E278]=&quot;Sub&quot;);[.K278];[.J278]);[.L278]))">
            <text:p/>
          </table:table-cell>
          <table:table-cell table:number-columns-repeated="7"/>
          <table:table-cell table:style-name="ce9" table:formula="of:=IF(LEN([.E278]) = 0;[.J278];IF(OR([.E278]=&quot;SubStart&quot;;[.E278]=&quot;SubEnd&quot;);&quot;&quot;;[.K278]))">
            <text:p/>
          </table:table-cell>
          <table:table-cell table:style-name="ce9" table:formula="of:=IF([.E278]=&quot;Sub&quot;;[.J277];IF(LEN([.H278])=0;&quot;&quot;;IF([.J277]=&quot;Number&quot;;&quot;&quot;;IF(LEN([.J277])=0;1;[.J277]+1))))">
            <text:p/>
          </table:table-cell>
          <table:table-cell table:style-name="ce9" table:formula="of:=IF(LEN([.H278])=0;&quot;&quot;;IF([.K277]=&quot;SubOrder&quot;;&quot;&quot;;IF([.E278]&lt;&gt;&quot;Sub&quot;;&quot;&quot;;IF(LEN([.K277])=0;1;[.K27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79]);&quot;&quot;;CONCATENATE([.D279];[.F279];[.G279];[.H279];IF(OR([.E279]=&quot;SubStart&quot;;[.E279]=&quot;Sub&quot;);[.K279];[.J279]);[.L279]))">
            <text:p/>
          </table:table-cell>
          <table:table-cell table:number-columns-repeated="7"/>
          <table:table-cell table:style-name="ce9" table:formula="of:=IF(LEN([.E279]) = 0;[.J279];IF(OR([.E279]=&quot;SubStart&quot;;[.E279]=&quot;SubEnd&quot;);&quot;&quot;;[.K279]))">
            <text:p/>
          </table:table-cell>
          <table:table-cell table:style-name="ce9" table:formula="of:=IF([.E279]=&quot;Sub&quot;;[.J278];IF(LEN([.H279])=0;&quot;&quot;;IF([.J278]=&quot;Number&quot;;&quot;&quot;;IF(LEN([.J278])=0;1;[.J278]+1))))">
            <text:p/>
          </table:table-cell>
          <table:table-cell table:style-name="ce9" table:formula="of:=IF(LEN([.H279])=0;&quot;&quot;;IF([.K278]=&quot;SubOrder&quot;;&quot;&quot;;IF([.E279]&lt;&gt;&quot;Sub&quot;;&quot;&quot;;IF(LEN([.K278])=0;1;[.K27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80]);&quot;&quot;;CONCATENATE([.D280];[.F280];[.G280];[.H280];IF(OR([.E280]=&quot;SubStart&quot;;[.E280]=&quot;Sub&quot;);[.K280];[.J280]);[.L280]))">
            <text:p/>
          </table:table-cell>
          <table:table-cell table:number-columns-repeated="7"/>
          <table:table-cell table:style-name="ce9" table:formula="of:=IF(LEN([.E280]) = 0;[.J280];IF(OR([.E280]=&quot;SubStart&quot;;[.E280]=&quot;SubEnd&quot;);&quot;&quot;;[.K280]))">
            <text:p/>
          </table:table-cell>
          <table:table-cell table:style-name="ce9" table:formula="of:=IF([.E280]=&quot;Sub&quot;;[.J279];IF(LEN([.H280])=0;&quot;&quot;;IF([.J279]=&quot;Number&quot;;&quot;&quot;;IF(LEN([.J279])=0;1;[.J279]+1))))">
            <text:p/>
          </table:table-cell>
          <table:table-cell table:style-name="ce9" table:formula="of:=IF(LEN([.H280])=0;&quot;&quot;;IF([.K279]=&quot;SubOrder&quot;;&quot;&quot;;IF([.E280]&lt;&gt;&quot;Sub&quot;;&quot;&quot;;IF(LEN([.K279])=0;1;[.K27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81]);&quot;&quot;;CONCATENATE([.D281];[.F281];[.G281];[.H281];IF(OR([.E281]=&quot;SubStart&quot;;[.E281]=&quot;Sub&quot;);[.K281];[.J281]);[.L281]))">
            <text:p/>
          </table:table-cell>
          <table:table-cell table:number-columns-repeated="7"/>
          <table:table-cell table:style-name="ce9" table:formula="of:=IF(LEN([.E281]) = 0;[.J281];IF(OR([.E281]=&quot;SubStart&quot;;[.E281]=&quot;SubEnd&quot;);&quot;&quot;;[.K281]))">
            <text:p/>
          </table:table-cell>
          <table:table-cell table:style-name="ce9" table:formula="of:=IF([.E281]=&quot;Sub&quot;;[.J280];IF(LEN([.H281])=0;&quot;&quot;;IF([.J280]=&quot;Number&quot;;&quot;&quot;;IF(LEN([.J280])=0;1;[.J280]+1))))">
            <text:p/>
          </table:table-cell>
          <table:table-cell table:style-name="ce9" table:formula="of:=IF(LEN([.H281])=0;&quot;&quot;;IF([.K280]=&quot;SubOrder&quot;;&quot;&quot;;IF([.E281]&lt;&gt;&quot;Sub&quot;;&quot;&quot;;IF(LEN([.K280])=0;1;[.K28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82]);&quot;&quot;;CONCATENATE([.D282];[.F282];[.G282];[.H282];IF(OR([.E282]=&quot;SubStart&quot;;[.E282]=&quot;Sub&quot;);[.K282];[.J282]);[.L282]))">
            <text:p/>
          </table:table-cell>
          <table:table-cell table:number-columns-repeated="7"/>
          <table:table-cell table:style-name="ce9" table:formula="of:=IF(LEN([.E282]) = 0;[.J282];IF(OR([.E282]=&quot;SubStart&quot;;[.E282]=&quot;SubEnd&quot;);&quot;&quot;;[.K282]))">
            <text:p/>
          </table:table-cell>
          <table:table-cell table:style-name="ce9" table:formula="of:=IF([.E282]=&quot;Sub&quot;;[.J281];IF(LEN([.H282])=0;&quot;&quot;;IF([.J281]=&quot;Number&quot;;&quot;&quot;;IF(LEN([.J281])=0;1;[.J281]+1))))">
            <text:p/>
          </table:table-cell>
          <table:table-cell table:style-name="ce9" table:formula="of:=IF(LEN([.H282])=0;&quot;&quot;;IF([.K281]=&quot;SubOrder&quot;;&quot;&quot;;IF([.E282]&lt;&gt;&quot;Sub&quot;;&quot;&quot;;IF(LEN([.K281])=0;1;[.K28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83]);&quot;&quot;;CONCATENATE([.D283];[.F283];[.G283];[.H283];IF(OR([.E283]=&quot;SubStart&quot;;[.E283]=&quot;Sub&quot;);[.K283];[.J283]);[.L283]))">
            <text:p/>
          </table:table-cell>
          <table:table-cell table:number-columns-repeated="7"/>
          <table:table-cell table:style-name="ce9" table:formula="of:=IF(LEN([.E283]) = 0;[.J283];IF(OR([.E283]=&quot;SubStart&quot;;[.E283]=&quot;SubEnd&quot;);&quot;&quot;;[.K283]))">
            <text:p/>
          </table:table-cell>
          <table:table-cell table:style-name="ce9" table:formula="of:=IF([.E283]=&quot;Sub&quot;;[.J282];IF(LEN([.H283])=0;&quot;&quot;;IF([.J282]=&quot;Number&quot;;&quot;&quot;;IF(LEN([.J282])=0;1;[.J282]+1))))">
            <text:p/>
          </table:table-cell>
          <table:table-cell table:style-name="ce9" table:formula="of:=IF(LEN([.H283])=0;&quot;&quot;;IF([.K282]=&quot;SubOrder&quot;;&quot;&quot;;IF([.E283]&lt;&gt;&quot;Sub&quot;;&quot;&quot;;IF(LEN([.K282])=0;1;[.K28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84]);&quot;&quot;;CONCATENATE([.D284];[.F284];[.G284];[.H284];IF(OR([.E284]=&quot;SubStart&quot;;[.E284]=&quot;Sub&quot;);[.K284];[.J284]);[.L284]))">
            <text:p/>
          </table:table-cell>
          <table:table-cell table:number-columns-repeated="7"/>
          <table:table-cell table:style-name="ce9" table:formula="of:=IF(LEN([.E284]) = 0;[.J284];IF(OR([.E284]=&quot;SubStart&quot;;[.E284]=&quot;SubEnd&quot;);&quot;&quot;;[.K284]))">
            <text:p/>
          </table:table-cell>
          <table:table-cell table:style-name="ce9" table:formula="of:=IF([.E284]=&quot;Sub&quot;;[.J283];IF(LEN([.H284])=0;&quot;&quot;;IF([.J283]=&quot;Number&quot;;&quot;&quot;;IF(LEN([.J283])=0;1;[.J283]+1))))">
            <text:p/>
          </table:table-cell>
          <table:table-cell table:style-name="ce9" table:formula="of:=IF(LEN([.H284])=0;&quot;&quot;;IF([.K283]=&quot;SubOrder&quot;;&quot;&quot;;IF([.E284]&lt;&gt;&quot;Sub&quot;;&quot;&quot;;IF(LEN([.K283])=0;1;[.K28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85]);&quot;&quot;;CONCATENATE([.D285];[.F285];[.G285];[.H285];IF(OR([.E285]=&quot;SubStart&quot;;[.E285]=&quot;Sub&quot;);[.K285];[.J285]);[.L285]))">
            <text:p/>
          </table:table-cell>
          <table:table-cell table:number-columns-repeated="7"/>
          <table:table-cell table:style-name="ce9" table:formula="of:=IF(LEN([.E285]) = 0;[.J285];IF(OR([.E285]=&quot;SubStart&quot;;[.E285]=&quot;SubEnd&quot;);&quot;&quot;;[.K285]))">
            <text:p/>
          </table:table-cell>
          <table:table-cell table:style-name="ce9" table:formula="of:=IF([.E285]=&quot;Sub&quot;;[.J284];IF(LEN([.H285])=0;&quot;&quot;;IF([.J284]=&quot;Number&quot;;&quot;&quot;;IF(LEN([.J284])=0;1;[.J284]+1))))">
            <text:p/>
          </table:table-cell>
          <table:table-cell table:style-name="ce9" table:formula="of:=IF(LEN([.H285])=0;&quot;&quot;;IF([.K284]=&quot;SubOrder&quot;;&quot;&quot;;IF([.E285]&lt;&gt;&quot;Sub&quot;;&quot;&quot;;IF(LEN([.K284])=0;1;[.K28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86]);&quot;&quot;;CONCATENATE([.D286];[.F286];[.G286];[.H286];IF(OR([.E286]=&quot;SubStart&quot;;[.E286]=&quot;Sub&quot;);[.K286];[.J286]);[.L286]))">
            <text:p/>
          </table:table-cell>
          <table:table-cell table:number-columns-repeated="7"/>
          <table:table-cell table:style-name="ce9" table:formula="of:=IF(LEN([.E286]) = 0;[.J286];IF(OR([.E286]=&quot;SubStart&quot;;[.E286]=&quot;SubEnd&quot;);&quot;&quot;;[.K286]))">
            <text:p/>
          </table:table-cell>
          <table:table-cell table:style-name="ce9" table:formula="of:=IF([.E286]=&quot;Sub&quot;;[.J285];IF(LEN([.H286])=0;&quot;&quot;;IF([.J285]=&quot;Number&quot;;&quot;&quot;;IF(LEN([.J285])=0;1;[.J285]+1))))">
            <text:p/>
          </table:table-cell>
          <table:table-cell table:style-name="ce9" table:formula="of:=IF(LEN([.H286])=0;&quot;&quot;;IF([.K285]=&quot;SubOrder&quot;;&quot;&quot;;IF([.E286]&lt;&gt;&quot;Sub&quot;;&quot;&quot;;IF(LEN([.K285])=0;1;[.K28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87]);&quot;&quot;;CONCATENATE([.D287];[.F287];[.G287];[.H287];IF(OR([.E287]=&quot;SubStart&quot;;[.E287]=&quot;Sub&quot;);[.K287];[.J287]);[.L287]))">
            <text:p/>
          </table:table-cell>
          <table:table-cell table:number-columns-repeated="7"/>
          <table:table-cell table:style-name="ce9" table:formula="of:=IF(LEN([.E287]) = 0;[.J287];IF(OR([.E287]=&quot;SubStart&quot;;[.E287]=&quot;SubEnd&quot;);&quot;&quot;;[.K287]))">
            <text:p/>
          </table:table-cell>
          <table:table-cell table:style-name="ce9" table:formula="of:=IF([.E287]=&quot;Sub&quot;;[.J286];IF(LEN([.H287])=0;&quot;&quot;;IF([.J286]=&quot;Number&quot;;&quot;&quot;;IF(LEN([.J286])=0;1;[.J286]+1))))">
            <text:p/>
          </table:table-cell>
          <table:table-cell table:style-name="ce9" table:formula="of:=IF(LEN([.H287])=0;&quot;&quot;;IF([.K286]=&quot;SubOrder&quot;;&quot;&quot;;IF([.E287]&lt;&gt;&quot;Sub&quot;;&quot;&quot;;IF(LEN([.K286])=0;1;[.K28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88]);&quot;&quot;;CONCATENATE([.D288];[.F288];[.G288];[.H288];IF(OR([.E288]=&quot;SubStart&quot;;[.E288]=&quot;Sub&quot;);[.K288];[.J288]);[.L288]))">
            <text:p/>
          </table:table-cell>
          <table:table-cell table:number-columns-repeated="7"/>
          <table:table-cell table:style-name="ce9" table:formula="of:=IF(LEN([.E288]) = 0;[.J288];IF(OR([.E288]=&quot;SubStart&quot;;[.E288]=&quot;SubEnd&quot;);&quot;&quot;;[.K288]))">
            <text:p/>
          </table:table-cell>
          <table:table-cell table:style-name="ce9" table:formula="of:=IF([.E288]=&quot;Sub&quot;;[.J287];IF(LEN([.H288])=0;&quot;&quot;;IF([.J287]=&quot;Number&quot;;&quot;&quot;;IF(LEN([.J287])=0;1;[.J287]+1))))">
            <text:p/>
          </table:table-cell>
          <table:table-cell table:style-name="ce9" table:formula="of:=IF(LEN([.H288])=0;&quot;&quot;;IF([.K287]=&quot;SubOrder&quot;;&quot;&quot;;IF([.E288]&lt;&gt;&quot;Sub&quot;;&quot;&quot;;IF(LEN([.K287])=0;1;[.K28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89]);&quot;&quot;;CONCATENATE([.D289];[.F289];[.G289];[.H289];IF(OR([.E289]=&quot;SubStart&quot;;[.E289]=&quot;Sub&quot;);[.K289];[.J289]);[.L289]))">
            <text:p/>
          </table:table-cell>
          <table:table-cell table:number-columns-repeated="7"/>
          <table:table-cell table:style-name="ce9" table:formula="of:=IF(LEN([.E289]) = 0;[.J289];IF(OR([.E289]=&quot;SubStart&quot;;[.E289]=&quot;SubEnd&quot;);&quot;&quot;;[.K289]))">
            <text:p/>
          </table:table-cell>
          <table:table-cell table:style-name="ce9" table:formula="of:=IF([.E289]=&quot;Sub&quot;;[.J288];IF(LEN([.H289])=0;&quot;&quot;;IF([.J288]=&quot;Number&quot;;&quot;&quot;;IF(LEN([.J288])=0;1;[.J288]+1))))">
            <text:p/>
          </table:table-cell>
          <table:table-cell table:style-name="ce9" table:formula="of:=IF(LEN([.H289])=0;&quot;&quot;;IF([.K288]=&quot;SubOrder&quot;;&quot;&quot;;IF([.E289]&lt;&gt;&quot;Sub&quot;;&quot;&quot;;IF(LEN([.K288])=0;1;[.K28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90]);&quot;&quot;;CONCATENATE([.D290];[.F290];[.G290];[.H290];IF(OR([.E290]=&quot;SubStart&quot;;[.E290]=&quot;Sub&quot;);[.K290];[.J290]);[.L290]))">
            <text:p/>
          </table:table-cell>
          <table:table-cell table:number-columns-repeated="7"/>
          <table:table-cell table:style-name="ce9" table:formula="of:=IF(LEN([.E290]) = 0;[.J290];IF(OR([.E290]=&quot;SubStart&quot;;[.E290]=&quot;SubEnd&quot;);&quot;&quot;;[.K290]))">
            <text:p/>
          </table:table-cell>
          <table:table-cell table:style-name="ce9" table:formula="of:=IF([.E290]=&quot;Sub&quot;;[.J289];IF(LEN([.H290])=0;&quot;&quot;;IF([.J289]=&quot;Number&quot;;&quot;&quot;;IF(LEN([.J289])=0;1;[.J289]+1))))">
            <text:p/>
          </table:table-cell>
          <table:table-cell table:style-name="ce9" table:formula="of:=IF(LEN([.H290])=0;&quot;&quot;;IF([.K289]=&quot;SubOrder&quot;;&quot;&quot;;IF([.E290]&lt;&gt;&quot;Sub&quot;;&quot;&quot;;IF(LEN([.K289])=0;1;[.K28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91]);&quot;&quot;;CONCATENATE([.D291];[.F291];[.G291];[.H291];IF(OR([.E291]=&quot;SubStart&quot;;[.E291]=&quot;Sub&quot;);[.K291];[.J291]);[.L291]))">
            <text:p/>
          </table:table-cell>
          <table:table-cell table:number-columns-repeated="7"/>
          <table:table-cell table:style-name="ce9" table:formula="of:=IF(LEN([.E291]) = 0;[.J291];IF(OR([.E291]=&quot;SubStart&quot;;[.E291]=&quot;SubEnd&quot;);&quot;&quot;;[.K291]))">
            <text:p/>
          </table:table-cell>
          <table:table-cell table:style-name="ce9" table:formula="of:=IF([.E291]=&quot;Sub&quot;;[.J290];IF(LEN([.H291])=0;&quot;&quot;;IF([.J290]=&quot;Number&quot;;&quot;&quot;;IF(LEN([.J290])=0;1;[.J290]+1))))">
            <text:p/>
          </table:table-cell>
          <table:table-cell table:style-name="ce9" table:formula="of:=IF(LEN([.H291])=0;&quot;&quot;;IF([.K290]=&quot;SubOrder&quot;;&quot;&quot;;IF([.E291]&lt;&gt;&quot;Sub&quot;;&quot;&quot;;IF(LEN([.K290])=0;1;[.K29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92]);&quot;&quot;;CONCATENATE([.D292];[.F292];[.G292];[.H292];IF(OR([.E292]=&quot;SubStart&quot;;[.E292]=&quot;Sub&quot;);[.K292];[.J292]);[.L292]))">
            <text:p/>
          </table:table-cell>
          <table:table-cell table:number-columns-repeated="7"/>
          <table:table-cell table:style-name="ce9" table:formula="of:=IF(LEN([.E292]) = 0;[.J292];IF(OR([.E292]=&quot;SubStart&quot;;[.E292]=&quot;SubEnd&quot;);&quot;&quot;;[.K292]))">
            <text:p/>
          </table:table-cell>
          <table:table-cell table:style-name="ce9" table:formula="of:=IF([.E292]=&quot;Sub&quot;;[.J291];IF(LEN([.H292])=0;&quot;&quot;;IF([.J291]=&quot;Number&quot;;&quot;&quot;;IF(LEN([.J291])=0;1;[.J291]+1))))">
            <text:p/>
          </table:table-cell>
          <table:table-cell table:style-name="ce9" table:formula="of:=IF(LEN([.H292])=0;&quot;&quot;;IF([.K291]=&quot;SubOrder&quot;;&quot;&quot;;IF([.E292]&lt;&gt;&quot;Sub&quot;;&quot;&quot;;IF(LEN([.K291])=0;1;[.K29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93]);&quot;&quot;;CONCATENATE([.D293];[.F293];[.G293];[.H293];IF(OR([.E293]=&quot;SubStart&quot;;[.E293]=&quot;Sub&quot;);[.K293];[.J293]);[.L293]))">
            <text:p/>
          </table:table-cell>
          <table:table-cell table:number-columns-repeated="7"/>
          <table:table-cell table:style-name="ce9" table:formula="of:=IF(LEN([.E293]) = 0;[.J293];IF(OR([.E293]=&quot;SubStart&quot;;[.E293]=&quot;SubEnd&quot;);&quot;&quot;;[.K293]))">
            <text:p/>
          </table:table-cell>
          <table:table-cell table:style-name="ce9" table:formula="of:=IF([.E293]=&quot;Sub&quot;;[.J292];IF(LEN([.H293])=0;&quot;&quot;;IF([.J292]=&quot;Number&quot;;&quot;&quot;;IF(LEN([.J292])=0;1;[.J292]+1))))">
            <text:p/>
          </table:table-cell>
          <table:table-cell table:style-name="ce9" table:formula="of:=IF(LEN([.H293])=0;&quot;&quot;;IF([.K292]=&quot;SubOrder&quot;;&quot;&quot;;IF([.E293]&lt;&gt;&quot;Sub&quot;;&quot;&quot;;IF(LEN([.K292])=0;1;[.K29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94]);&quot;&quot;;CONCATENATE([.D294];[.F294];[.G294];[.H294];IF(OR([.E294]=&quot;SubStart&quot;;[.E294]=&quot;Sub&quot;);[.K294];[.J294]);[.L294]))">
            <text:p/>
          </table:table-cell>
          <table:table-cell table:number-columns-repeated="7"/>
          <table:table-cell table:style-name="ce9" table:formula="of:=IF(LEN([.E294]) = 0;[.J294];IF(OR([.E294]=&quot;SubStart&quot;;[.E294]=&quot;SubEnd&quot;);&quot;&quot;;[.K294]))">
            <text:p/>
          </table:table-cell>
          <table:table-cell table:style-name="ce9" table:formula="of:=IF([.E294]=&quot;Sub&quot;;[.J293];IF(LEN([.H294])=0;&quot;&quot;;IF([.J293]=&quot;Number&quot;;&quot;&quot;;IF(LEN([.J293])=0;1;[.J293]+1))))">
            <text:p/>
          </table:table-cell>
          <table:table-cell table:style-name="ce9" table:formula="of:=IF(LEN([.H294])=0;&quot;&quot;;IF([.K293]=&quot;SubOrder&quot;;&quot;&quot;;IF([.E294]&lt;&gt;&quot;Sub&quot;;&quot;&quot;;IF(LEN([.K293])=0;1;[.K29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95]);&quot;&quot;;CONCATENATE([.D295];[.F295];[.G295];[.H295];IF(OR([.E295]=&quot;SubStart&quot;;[.E295]=&quot;Sub&quot;);[.K295];[.J295]);[.L295]))">
            <text:p/>
          </table:table-cell>
          <table:table-cell table:number-columns-repeated="7"/>
          <table:table-cell table:style-name="ce9" table:formula="of:=IF(LEN([.E295]) = 0;[.J295];IF(OR([.E295]=&quot;SubStart&quot;;[.E295]=&quot;SubEnd&quot;);&quot;&quot;;[.K295]))">
            <text:p/>
          </table:table-cell>
          <table:table-cell table:style-name="ce9" table:formula="of:=IF([.E295]=&quot;Sub&quot;;[.J294];IF(LEN([.H295])=0;&quot;&quot;;IF([.J294]=&quot;Number&quot;;&quot;&quot;;IF(LEN([.J294])=0;1;[.J294]+1))))">
            <text:p/>
          </table:table-cell>
          <table:table-cell table:style-name="ce9" table:formula="of:=IF(LEN([.H295])=0;&quot;&quot;;IF([.K294]=&quot;SubOrder&quot;;&quot;&quot;;IF([.E295]&lt;&gt;&quot;Sub&quot;;&quot;&quot;;IF(LEN([.K294])=0;1;[.K29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96]);&quot;&quot;;CONCATENATE([.D296];[.F296];[.G296];[.H296];IF(OR([.E296]=&quot;SubStart&quot;;[.E296]=&quot;Sub&quot;);[.K296];[.J296]);[.L296]))">
            <text:p/>
          </table:table-cell>
          <table:table-cell table:number-columns-repeated="7"/>
          <table:table-cell table:style-name="ce9" table:formula="of:=IF(LEN([.E296]) = 0;[.J296];IF(OR([.E296]=&quot;SubStart&quot;;[.E296]=&quot;SubEnd&quot;);&quot;&quot;;[.K296]))">
            <text:p/>
          </table:table-cell>
          <table:table-cell table:style-name="ce9" table:formula="of:=IF([.E296]=&quot;Sub&quot;;[.J295];IF(LEN([.H296])=0;&quot;&quot;;IF([.J295]=&quot;Number&quot;;&quot;&quot;;IF(LEN([.J295])=0;1;[.J295]+1))))">
            <text:p/>
          </table:table-cell>
          <table:table-cell table:style-name="ce9" table:formula="of:=IF(LEN([.H296])=0;&quot;&quot;;IF([.K295]=&quot;SubOrder&quot;;&quot;&quot;;IF([.E296]&lt;&gt;&quot;Sub&quot;;&quot;&quot;;IF(LEN([.K295])=0;1;[.K29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97]);&quot;&quot;;CONCATENATE([.D297];[.F297];[.G297];[.H297];IF(OR([.E297]=&quot;SubStart&quot;;[.E297]=&quot;Sub&quot;);[.K297];[.J297]);[.L297]))">
            <text:p/>
          </table:table-cell>
          <table:table-cell table:number-columns-repeated="7"/>
          <table:table-cell table:style-name="ce9" table:formula="of:=IF(LEN([.E297]) = 0;[.J297];IF(OR([.E297]=&quot;SubStart&quot;;[.E297]=&quot;SubEnd&quot;);&quot;&quot;;[.K297]))">
            <text:p/>
          </table:table-cell>
          <table:table-cell table:style-name="ce9" table:formula="of:=IF([.E297]=&quot;Sub&quot;;[.J296];IF(LEN([.H297])=0;&quot;&quot;;IF([.J296]=&quot;Number&quot;;&quot;&quot;;IF(LEN([.J296])=0;1;[.J296]+1))))">
            <text:p/>
          </table:table-cell>
          <table:table-cell table:style-name="ce9" table:formula="of:=IF(LEN([.H297])=0;&quot;&quot;;IF([.K296]=&quot;SubOrder&quot;;&quot;&quot;;IF([.E297]&lt;&gt;&quot;Sub&quot;;&quot;&quot;;IF(LEN([.K296])=0;1;[.K29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98]);&quot;&quot;;CONCATENATE([.D298];[.F298];[.G298];[.H298];IF(OR([.E298]=&quot;SubStart&quot;;[.E298]=&quot;Sub&quot;);[.K298];[.J298]);[.L298]))">
            <text:p/>
          </table:table-cell>
          <table:table-cell table:number-columns-repeated="7"/>
          <table:table-cell table:style-name="ce9" table:formula="of:=IF(LEN([.E298]) = 0;[.J298];IF(OR([.E298]=&quot;SubStart&quot;;[.E298]=&quot;SubEnd&quot;);&quot;&quot;;[.K298]))">
            <text:p/>
          </table:table-cell>
          <table:table-cell table:style-name="ce9" table:formula="of:=IF([.E298]=&quot;Sub&quot;;[.J297];IF(LEN([.H298])=0;&quot;&quot;;IF([.J297]=&quot;Number&quot;;&quot;&quot;;IF(LEN([.J297])=0;1;[.J297]+1))))">
            <text:p/>
          </table:table-cell>
          <table:table-cell table:style-name="ce9" table:formula="of:=IF(LEN([.H298])=0;&quot;&quot;;IF([.K297]=&quot;SubOrder&quot;;&quot;&quot;;IF([.E298]&lt;&gt;&quot;Sub&quot;;&quot;&quot;;IF(LEN([.K297])=0;1;[.K29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299]);&quot;&quot;;CONCATENATE([.D299];[.F299];[.G299];[.H299];IF(OR([.E299]=&quot;SubStart&quot;;[.E299]=&quot;Sub&quot;);[.K299];[.J299]);[.L299]))">
            <text:p/>
          </table:table-cell>
          <table:table-cell table:number-columns-repeated="7"/>
          <table:table-cell table:style-name="ce9" table:formula="of:=IF(LEN([.E299]) = 0;[.J299];IF(OR([.E299]=&quot;SubStart&quot;;[.E299]=&quot;SubEnd&quot;);&quot;&quot;;[.K299]))">
            <text:p/>
          </table:table-cell>
          <table:table-cell table:style-name="ce9" table:formula="of:=IF([.E299]=&quot;Sub&quot;;[.J298];IF(LEN([.H299])=0;&quot;&quot;;IF([.J298]=&quot;Number&quot;;&quot;&quot;;IF(LEN([.J298])=0;1;[.J298]+1))))">
            <text:p/>
          </table:table-cell>
          <table:table-cell table:style-name="ce9" table:formula="of:=IF(LEN([.H299])=0;&quot;&quot;;IF([.K298]=&quot;SubOrder&quot;;&quot;&quot;;IF([.E299]&lt;&gt;&quot;Sub&quot;;&quot;&quot;;IF(LEN([.K298])=0;1;[.K29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00]);&quot;&quot;;CONCATENATE([.D300];[.F300];[.G300];[.H300];IF(OR([.E300]=&quot;SubStart&quot;;[.E300]=&quot;Sub&quot;);[.K300];[.J300]);[.L300]))">
            <text:p/>
          </table:table-cell>
          <table:table-cell table:number-columns-repeated="7"/>
          <table:table-cell table:style-name="ce9" table:formula="of:=IF(LEN([.E300]) = 0;[.J300];IF(OR([.E300]=&quot;SubStart&quot;;[.E300]=&quot;SubEnd&quot;);&quot;&quot;;[.K300]))">
            <text:p/>
          </table:table-cell>
          <table:table-cell table:style-name="ce9" table:formula="of:=IF([.E300]=&quot;Sub&quot;;[.J299];IF(LEN([.H300])=0;&quot;&quot;;IF([.J299]=&quot;Number&quot;;&quot;&quot;;IF(LEN([.J299])=0;1;[.J299]+1))))">
            <text:p/>
          </table:table-cell>
          <table:table-cell table:style-name="ce9" table:formula="of:=IF(LEN([.H300])=0;&quot;&quot;;IF([.K299]=&quot;SubOrder&quot;;&quot;&quot;;IF([.E300]&lt;&gt;&quot;Sub&quot;;&quot;&quot;;IF(LEN([.K299])=0;1;[.K29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01]);&quot;&quot;;CONCATENATE([.D301];[.F301];[.G301];[.H301];IF(OR([.E301]=&quot;SubStart&quot;;[.E301]=&quot;Sub&quot;);[.K301];[.J301]);[.L301]))">
            <text:p/>
          </table:table-cell>
          <table:table-cell table:number-columns-repeated="7"/>
          <table:table-cell table:style-name="ce9" table:formula="of:=IF(LEN([.E301]) = 0;[.J301];IF(OR([.E301]=&quot;SubStart&quot;;[.E301]=&quot;SubEnd&quot;);&quot;&quot;;[.K301]))">
            <text:p/>
          </table:table-cell>
          <table:table-cell table:style-name="ce9" table:formula="of:=IF([.E301]=&quot;Sub&quot;;[.J300];IF(LEN([.H301])=0;&quot;&quot;;IF([.J300]=&quot;Number&quot;;&quot;&quot;;IF(LEN([.J300])=0;1;[.J300]+1))))">
            <text:p/>
          </table:table-cell>
          <table:table-cell table:style-name="ce9" table:formula="of:=IF(LEN([.H301])=0;&quot;&quot;;IF([.K300]=&quot;SubOrder&quot;;&quot;&quot;;IF([.E301]&lt;&gt;&quot;Sub&quot;;&quot;&quot;;IF(LEN([.K300])=0;1;[.K30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02]);&quot;&quot;;CONCATENATE([.D302];[.F302];[.G302];[.H302];IF(OR([.E302]=&quot;SubStart&quot;;[.E302]=&quot;Sub&quot;);[.K302];[.J302]);[.L302]))">
            <text:p/>
          </table:table-cell>
          <table:table-cell table:number-columns-repeated="7"/>
          <table:table-cell table:style-name="ce9" table:formula="of:=IF(LEN([.E302]) = 0;[.J302];IF(OR([.E302]=&quot;SubStart&quot;;[.E302]=&quot;SubEnd&quot;);&quot;&quot;;[.K302]))">
            <text:p/>
          </table:table-cell>
          <table:table-cell table:style-name="ce9" table:formula="of:=IF([.E302]=&quot;Sub&quot;;[.J301];IF(LEN([.H302])=0;&quot;&quot;;IF([.J301]=&quot;Number&quot;;&quot;&quot;;IF(LEN([.J301])=0;1;[.J301]+1))))">
            <text:p/>
          </table:table-cell>
          <table:table-cell table:style-name="ce9" table:formula="of:=IF(LEN([.H302])=0;&quot;&quot;;IF([.K301]=&quot;SubOrder&quot;;&quot;&quot;;IF([.E302]&lt;&gt;&quot;Sub&quot;;&quot;&quot;;IF(LEN([.K301])=0;1;[.K30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03]);&quot;&quot;;CONCATENATE([.D303];[.F303];[.G303];[.H303];IF(OR([.E303]=&quot;SubStart&quot;;[.E303]=&quot;Sub&quot;);[.K303];[.J303]);[.L303]))">
            <text:p/>
          </table:table-cell>
          <table:table-cell table:number-columns-repeated="7"/>
          <table:table-cell table:style-name="ce9" table:formula="of:=IF(LEN([.E303]) = 0;[.J303];IF(OR([.E303]=&quot;SubStart&quot;;[.E303]=&quot;SubEnd&quot;);&quot;&quot;;[.K303]))">
            <text:p/>
          </table:table-cell>
          <table:table-cell table:style-name="ce9" table:formula="of:=IF([.E303]=&quot;Sub&quot;;[.J302];IF(LEN([.H303])=0;&quot;&quot;;IF([.J302]=&quot;Number&quot;;&quot;&quot;;IF(LEN([.J302])=0;1;[.J302]+1))))">
            <text:p/>
          </table:table-cell>
          <table:table-cell table:style-name="ce9" table:formula="of:=IF(LEN([.H303])=0;&quot;&quot;;IF([.K302]=&quot;SubOrder&quot;;&quot;&quot;;IF([.E303]&lt;&gt;&quot;Sub&quot;;&quot;&quot;;IF(LEN([.K302])=0;1;[.K30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04]);&quot;&quot;;CONCATENATE([.D304];[.F304];[.G304];[.H304];IF(OR([.E304]=&quot;SubStart&quot;;[.E304]=&quot;Sub&quot;);[.K304];[.J304]);[.L304]))">
            <text:p/>
          </table:table-cell>
          <table:table-cell table:number-columns-repeated="7"/>
          <table:table-cell table:style-name="ce9" table:formula="of:=IF(LEN([.E304]) = 0;[.J304];IF(OR([.E304]=&quot;SubStart&quot;;[.E304]=&quot;SubEnd&quot;);&quot;&quot;;[.K304]))">
            <text:p/>
          </table:table-cell>
          <table:table-cell table:style-name="ce9" table:formula="of:=IF([.E304]=&quot;Sub&quot;;[.J303];IF(LEN([.H304])=0;&quot;&quot;;IF([.J303]=&quot;Number&quot;;&quot;&quot;;IF(LEN([.J303])=0;1;[.J303]+1))))">
            <text:p/>
          </table:table-cell>
          <table:table-cell table:style-name="ce9" table:formula="of:=IF(LEN([.H304])=0;&quot;&quot;;IF([.K303]=&quot;SubOrder&quot;;&quot;&quot;;IF([.E304]&lt;&gt;&quot;Sub&quot;;&quot;&quot;;IF(LEN([.K303])=0;1;[.K30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05]);&quot;&quot;;CONCATENATE([.D305];[.F305];[.G305];[.H305];IF(OR([.E305]=&quot;SubStart&quot;;[.E305]=&quot;Sub&quot;);[.K305];[.J305]);[.L305]))">
            <text:p/>
          </table:table-cell>
          <table:table-cell table:number-columns-repeated="7"/>
          <table:table-cell table:style-name="ce9" table:formula="of:=IF(LEN([.E305]) = 0;[.J305];IF(OR([.E305]=&quot;SubStart&quot;;[.E305]=&quot;SubEnd&quot;);&quot;&quot;;[.K305]))">
            <text:p/>
          </table:table-cell>
          <table:table-cell table:style-name="ce9" table:formula="of:=IF([.E305]=&quot;Sub&quot;;[.J304];IF(LEN([.H305])=0;&quot;&quot;;IF([.J304]=&quot;Number&quot;;&quot;&quot;;IF(LEN([.J304])=0;1;[.J304]+1))))">
            <text:p/>
          </table:table-cell>
          <table:table-cell table:style-name="ce9" table:formula="of:=IF(LEN([.H305])=0;&quot;&quot;;IF([.K304]=&quot;SubOrder&quot;;&quot;&quot;;IF([.E305]&lt;&gt;&quot;Sub&quot;;&quot;&quot;;IF(LEN([.K304])=0;1;[.K30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06]);&quot;&quot;;CONCATENATE([.D306];[.F306];[.G306];[.H306];IF(OR([.E306]=&quot;SubStart&quot;;[.E306]=&quot;Sub&quot;);[.K306];[.J306]);[.L306]))">
            <text:p/>
          </table:table-cell>
          <table:table-cell table:number-columns-repeated="7"/>
          <table:table-cell table:style-name="ce9" table:formula="of:=IF(LEN([.E306]) = 0;[.J306];IF(OR([.E306]=&quot;SubStart&quot;;[.E306]=&quot;SubEnd&quot;);&quot;&quot;;[.K306]))">
            <text:p/>
          </table:table-cell>
          <table:table-cell table:style-name="ce9" table:formula="of:=IF([.E306]=&quot;Sub&quot;;[.J305];IF(LEN([.H306])=0;&quot;&quot;;IF([.J305]=&quot;Number&quot;;&quot;&quot;;IF(LEN([.J305])=0;1;[.J305]+1))))">
            <text:p/>
          </table:table-cell>
          <table:table-cell table:style-name="ce9" table:formula="of:=IF(LEN([.H306])=0;&quot;&quot;;IF([.K305]=&quot;SubOrder&quot;;&quot;&quot;;IF([.E306]&lt;&gt;&quot;Sub&quot;;&quot;&quot;;IF(LEN([.K305])=0;1;[.K30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07]);&quot;&quot;;CONCATENATE([.D307];[.F307];[.G307];[.H307];IF(OR([.E307]=&quot;SubStart&quot;;[.E307]=&quot;Sub&quot;);[.K307];[.J307]);[.L307]))">
            <text:p/>
          </table:table-cell>
          <table:table-cell table:number-columns-repeated="7"/>
          <table:table-cell table:style-name="ce9" table:formula="of:=IF(LEN([.E307]) = 0;[.J307];IF(OR([.E307]=&quot;SubStart&quot;;[.E307]=&quot;SubEnd&quot;);&quot;&quot;;[.K307]))">
            <text:p/>
          </table:table-cell>
          <table:table-cell table:style-name="ce9" table:formula="of:=IF([.E307]=&quot;Sub&quot;;[.J306];IF(LEN([.H307])=0;&quot;&quot;;IF([.J306]=&quot;Number&quot;;&quot;&quot;;IF(LEN([.J306])=0;1;[.J306]+1))))">
            <text:p/>
          </table:table-cell>
          <table:table-cell table:style-name="ce9" table:formula="of:=IF(LEN([.H307])=0;&quot;&quot;;IF([.K306]=&quot;SubOrder&quot;;&quot;&quot;;IF([.E307]&lt;&gt;&quot;Sub&quot;;&quot;&quot;;IF(LEN([.K306])=0;1;[.K30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08]);&quot;&quot;;CONCATENATE([.D308];[.F308];[.G308];[.H308];IF(OR([.E308]=&quot;SubStart&quot;;[.E308]=&quot;Sub&quot;);[.K308];[.J308]);[.L308]))">
            <text:p/>
          </table:table-cell>
          <table:table-cell table:number-columns-repeated="7"/>
          <table:table-cell table:style-name="ce9" table:formula="of:=IF(LEN([.E308]) = 0;[.J308];IF(OR([.E308]=&quot;SubStart&quot;;[.E308]=&quot;SubEnd&quot;);&quot;&quot;;[.K308]))">
            <text:p/>
          </table:table-cell>
          <table:table-cell table:style-name="ce9" table:formula="of:=IF([.E308]=&quot;Sub&quot;;[.J307];IF(LEN([.H308])=0;&quot;&quot;;IF([.J307]=&quot;Number&quot;;&quot;&quot;;IF(LEN([.J307])=0;1;[.J307]+1))))">
            <text:p/>
          </table:table-cell>
          <table:table-cell table:style-name="ce9" table:formula="of:=IF(LEN([.H308])=0;&quot;&quot;;IF([.K307]=&quot;SubOrder&quot;;&quot;&quot;;IF([.E308]&lt;&gt;&quot;Sub&quot;;&quot;&quot;;IF(LEN([.K307])=0;1;[.K30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09]);&quot;&quot;;CONCATENATE([.D309];[.F309];[.G309];[.H309];IF(OR([.E309]=&quot;SubStart&quot;;[.E309]=&quot;Sub&quot;);[.K309];[.J309]);[.L309]))">
            <text:p/>
          </table:table-cell>
          <table:table-cell table:number-columns-repeated="7"/>
          <table:table-cell table:style-name="ce9" table:formula="of:=IF(LEN([.E309]) = 0;[.J309];IF(OR([.E309]=&quot;SubStart&quot;;[.E309]=&quot;SubEnd&quot;);&quot;&quot;;[.K309]))">
            <text:p/>
          </table:table-cell>
          <table:table-cell table:style-name="ce9" table:formula="of:=IF([.E309]=&quot;Sub&quot;;[.J308];IF(LEN([.H309])=0;&quot;&quot;;IF([.J308]=&quot;Number&quot;;&quot;&quot;;IF(LEN([.J308])=0;1;[.J308]+1))))">
            <text:p/>
          </table:table-cell>
          <table:table-cell table:style-name="ce9" table:formula="of:=IF(LEN([.H309])=0;&quot;&quot;;IF([.K308]=&quot;SubOrder&quot;;&quot;&quot;;IF([.E309]&lt;&gt;&quot;Sub&quot;;&quot;&quot;;IF(LEN([.K308])=0;1;[.K30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10]);&quot;&quot;;CONCATENATE([.D310];[.F310];[.G310];[.H310];IF(OR([.E310]=&quot;SubStart&quot;;[.E310]=&quot;Sub&quot;);[.K310];[.J310]);[.L310]))">
            <text:p/>
          </table:table-cell>
          <table:table-cell table:number-columns-repeated="7"/>
          <table:table-cell table:style-name="ce9" table:formula="of:=IF(LEN([.E310]) = 0;[.J310];IF(OR([.E310]=&quot;SubStart&quot;;[.E310]=&quot;SubEnd&quot;);&quot;&quot;;[.K310]))">
            <text:p/>
          </table:table-cell>
          <table:table-cell table:style-name="ce9" table:formula="of:=IF([.E310]=&quot;Sub&quot;;[.J309];IF(LEN([.H310])=0;&quot;&quot;;IF([.J309]=&quot;Number&quot;;&quot;&quot;;IF(LEN([.J309])=0;1;[.J309]+1))))">
            <text:p/>
          </table:table-cell>
          <table:table-cell table:style-name="ce9" table:formula="of:=IF(LEN([.H310])=0;&quot;&quot;;IF([.K309]=&quot;SubOrder&quot;;&quot;&quot;;IF([.E310]&lt;&gt;&quot;Sub&quot;;&quot;&quot;;IF(LEN([.K309])=0;1;[.K30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11]);&quot;&quot;;CONCATENATE([.D311];[.F311];[.G311];[.H311];IF(OR([.E311]=&quot;SubStart&quot;;[.E311]=&quot;Sub&quot;);[.K311];[.J311]);[.L311]))">
            <text:p/>
          </table:table-cell>
          <table:table-cell table:number-columns-repeated="7"/>
          <table:table-cell table:style-name="ce9" table:formula="of:=IF(LEN([.E311]) = 0;[.J311];IF(OR([.E311]=&quot;SubStart&quot;;[.E311]=&quot;SubEnd&quot;);&quot;&quot;;[.K311]))">
            <text:p/>
          </table:table-cell>
          <table:table-cell table:style-name="ce9" table:formula="of:=IF([.E311]=&quot;Sub&quot;;[.J310];IF(LEN([.H311])=0;&quot;&quot;;IF([.J310]=&quot;Number&quot;;&quot;&quot;;IF(LEN([.J310])=0;1;[.J310]+1))))">
            <text:p/>
          </table:table-cell>
          <table:table-cell table:style-name="ce9" table:formula="of:=IF(LEN([.H311])=0;&quot;&quot;;IF([.K310]=&quot;SubOrder&quot;;&quot;&quot;;IF([.E311]&lt;&gt;&quot;Sub&quot;;&quot;&quot;;IF(LEN([.K310])=0;1;[.K31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12]);&quot;&quot;;CONCATENATE([.D312];[.F312];[.G312];[.H312];IF(OR([.E312]=&quot;SubStart&quot;;[.E312]=&quot;Sub&quot;);[.K312];[.J312]);[.L312]))">
            <text:p/>
          </table:table-cell>
          <table:table-cell table:number-columns-repeated="7"/>
          <table:table-cell table:style-name="ce9" table:formula="of:=IF(LEN([.E312]) = 0;[.J312];IF(OR([.E312]=&quot;SubStart&quot;;[.E312]=&quot;SubEnd&quot;);&quot;&quot;;[.K312]))">
            <text:p/>
          </table:table-cell>
          <table:table-cell table:style-name="ce9" table:formula="of:=IF([.E312]=&quot;Sub&quot;;[.J311];IF(LEN([.H312])=0;&quot;&quot;;IF([.J311]=&quot;Number&quot;;&quot;&quot;;IF(LEN([.J311])=0;1;[.J311]+1))))">
            <text:p/>
          </table:table-cell>
          <table:table-cell table:style-name="ce9" table:formula="of:=IF(LEN([.H312])=0;&quot;&quot;;IF([.K311]=&quot;SubOrder&quot;;&quot;&quot;;IF([.E312]&lt;&gt;&quot;Sub&quot;;&quot;&quot;;IF(LEN([.K311])=0;1;[.K31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13]);&quot;&quot;;CONCATENATE([.D313];[.F313];[.G313];[.H313];IF(OR([.E313]=&quot;SubStart&quot;;[.E313]=&quot;Sub&quot;);[.K313];[.J313]);[.L313]))">
            <text:p/>
          </table:table-cell>
          <table:table-cell table:number-columns-repeated="7"/>
          <table:table-cell table:style-name="ce9" table:formula="of:=IF(LEN([.E313]) = 0;[.J313];IF(OR([.E313]=&quot;SubStart&quot;;[.E313]=&quot;SubEnd&quot;);&quot;&quot;;[.K313]))">
            <text:p/>
          </table:table-cell>
          <table:table-cell table:style-name="ce9" table:formula="of:=IF([.E313]=&quot;Sub&quot;;[.J312];IF(LEN([.H313])=0;&quot;&quot;;IF([.J312]=&quot;Number&quot;;&quot;&quot;;IF(LEN([.J312])=0;1;[.J312]+1))))">
            <text:p/>
          </table:table-cell>
          <table:table-cell table:style-name="ce9" table:formula="of:=IF(LEN([.H313])=0;&quot;&quot;;IF([.K312]=&quot;SubOrder&quot;;&quot;&quot;;IF([.E313]&lt;&gt;&quot;Sub&quot;;&quot;&quot;;IF(LEN([.K312])=0;1;[.K31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14]);&quot;&quot;;CONCATENATE([.D314];[.F314];[.G314];[.H314];IF(OR([.E314]=&quot;SubStart&quot;;[.E314]=&quot;Sub&quot;);[.K314];[.J314]);[.L314]))">
            <text:p/>
          </table:table-cell>
          <table:table-cell table:number-columns-repeated="7"/>
          <table:table-cell table:style-name="ce9" table:formula="of:=IF(LEN([.E314]) = 0;[.J314];IF(OR([.E314]=&quot;SubStart&quot;;[.E314]=&quot;SubEnd&quot;);&quot;&quot;;[.K314]))">
            <text:p/>
          </table:table-cell>
          <table:table-cell table:style-name="ce9" table:formula="of:=IF([.E314]=&quot;Sub&quot;;[.J313];IF(LEN([.H314])=0;&quot;&quot;;IF([.J313]=&quot;Number&quot;;&quot;&quot;;IF(LEN([.J313])=0;1;[.J313]+1))))">
            <text:p/>
          </table:table-cell>
          <table:table-cell table:style-name="ce9" table:formula="of:=IF(LEN([.H314])=0;&quot;&quot;;IF([.K313]=&quot;SubOrder&quot;;&quot;&quot;;IF([.E314]&lt;&gt;&quot;Sub&quot;;&quot;&quot;;IF(LEN([.K313])=0;1;[.K31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15]);&quot;&quot;;CONCATENATE([.D315];[.F315];[.G315];[.H315];IF(OR([.E315]=&quot;SubStart&quot;;[.E315]=&quot;Sub&quot;);[.K315];[.J315]);[.L315]))">
            <text:p/>
          </table:table-cell>
          <table:table-cell table:number-columns-repeated="7"/>
          <table:table-cell table:style-name="ce9" table:formula="of:=IF(LEN([.E315]) = 0;[.J315];IF(OR([.E315]=&quot;SubStart&quot;;[.E315]=&quot;SubEnd&quot;);&quot;&quot;;[.K315]))">
            <text:p/>
          </table:table-cell>
          <table:table-cell table:style-name="ce9" table:formula="of:=IF([.E315]=&quot;Sub&quot;;[.J314];IF(LEN([.H315])=0;&quot;&quot;;IF([.J314]=&quot;Number&quot;;&quot;&quot;;IF(LEN([.J314])=0;1;[.J314]+1))))">
            <text:p/>
          </table:table-cell>
          <table:table-cell table:style-name="ce9" table:formula="of:=IF(LEN([.H315])=0;&quot;&quot;;IF([.K314]=&quot;SubOrder&quot;;&quot;&quot;;IF([.E315]&lt;&gt;&quot;Sub&quot;;&quot;&quot;;IF(LEN([.K314])=0;1;[.K31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16]);&quot;&quot;;CONCATENATE([.D316];[.F316];[.G316];[.H316];IF(OR([.E316]=&quot;SubStart&quot;;[.E316]=&quot;Sub&quot;);[.K316];[.J316]);[.L316]))">
            <text:p/>
          </table:table-cell>
          <table:table-cell table:number-columns-repeated="7"/>
          <table:table-cell table:style-name="ce9" table:formula="of:=IF(LEN([.E316]) = 0;[.J316];IF(OR([.E316]=&quot;SubStart&quot;;[.E316]=&quot;SubEnd&quot;);&quot;&quot;;[.K316]))">
            <text:p/>
          </table:table-cell>
          <table:table-cell table:style-name="ce9" table:formula="of:=IF([.E316]=&quot;Sub&quot;;[.J315];IF(LEN([.H316])=0;&quot;&quot;;IF([.J315]=&quot;Number&quot;;&quot;&quot;;IF(LEN([.J315])=0;1;[.J315]+1))))">
            <text:p/>
          </table:table-cell>
          <table:table-cell table:style-name="ce9" table:formula="of:=IF(LEN([.H316])=0;&quot;&quot;;IF([.K315]=&quot;SubOrder&quot;;&quot;&quot;;IF([.E316]&lt;&gt;&quot;Sub&quot;;&quot;&quot;;IF(LEN([.K315])=0;1;[.K31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17]);&quot;&quot;;CONCATENATE([.D317];[.F317];[.G317];[.H317];IF(OR([.E317]=&quot;SubStart&quot;;[.E317]=&quot;Sub&quot;);[.K317];[.J317]);[.L317]))">
            <text:p/>
          </table:table-cell>
          <table:table-cell table:number-columns-repeated="7"/>
          <table:table-cell table:style-name="ce9" table:formula="of:=IF(LEN([.E317]) = 0;[.J317];IF(OR([.E317]=&quot;SubStart&quot;;[.E317]=&quot;SubEnd&quot;);&quot;&quot;;[.K317]))">
            <text:p/>
          </table:table-cell>
          <table:table-cell table:style-name="ce9" table:formula="of:=IF([.E317]=&quot;Sub&quot;;[.J316];IF(LEN([.H317])=0;&quot;&quot;;IF([.J316]=&quot;Number&quot;;&quot;&quot;;IF(LEN([.J316])=0;1;[.J316]+1))))">
            <text:p/>
          </table:table-cell>
          <table:table-cell table:style-name="ce9" table:formula="of:=IF(LEN([.H317])=0;&quot;&quot;;IF([.K316]=&quot;SubOrder&quot;;&quot;&quot;;IF([.E317]&lt;&gt;&quot;Sub&quot;;&quot;&quot;;IF(LEN([.K316])=0;1;[.K31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18]);&quot;&quot;;CONCATENATE([.D318];[.F318];[.G318];[.H318];IF(OR([.E318]=&quot;SubStart&quot;;[.E318]=&quot;Sub&quot;);[.K318];[.J318]);[.L318]))">
            <text:p/>
          </table:table-cell>
          <table:table-cell table:number-columns-repeated="7"/>
          <table:table-cell table:style-name="ce9" table:formula="of:=IF(LEN([.E318]) = 0;[.J318];IF(OR([.E318]=&quot;SubStart&quot;;[.E318]=&quot;SubEnd&quot;);&quot;&quot;;[.K318]))">
            <text:p/>
          </table:table-cell>
          <table:table-cell table:style-name="ce9" table:formula="of:=IF([.E318]=&quot;Sub&quot;;[.J317];IF(LEN([.H318])=0;&quot;&quot;;IF([.J317]=&quot;Number&quot;;&quot;&quot;;IF(LEN([.J317])=0;1;[.J317]+1))))">
            <text:p/>
          </table:table-cell>
          <table:table-cell table:style-name="ce9" table:formula="of:=IF(LEN([.H318])=0;&quot;&quot;;IF([.K317]=&quot;SubOrder&quot;;&quot;&quot;;IF([.E318]&lt;&gt;&quot;Sub&quot;;&quot;&quot;;IF(LEN([.K317])=0;1;[.K31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19]);&quot;&quot;;CONCATENATE([.D319];[.F319];[.G319];[.H319];IF(OR([.E319]=&quot;SubStart&quot;;[.E319]=&quot;Sub&quot;);[.K319];[.J319]);[.L319]))">
            <text:p/>
          </table:table-cell>
          <table:table-cell table:number-columns-repeated="7"/>
          <table:table-cell table:style-name="ce9" table:formula="of:=IF(LEN([.E319]) = 0;[.J319];IF(OR([.E319]=&quot;SubStart&quot;;[.E319]=&quot;SubEnd&quot;);&quot;&quot;;[.K319]))">
            <text:p/>
          </table:table-cell>
          <table:table-cell table:style-name="ce9" table:formula="of:=IF([.E319]=&quot;Sub&quot;;[.J318];IF(LEN([.H319])=0;&quot;&quot;;IF([.J318]=&quot;Number&quot;;&quot;&quot;;IF(LEN([.J318])=0;1;[.J318]+1))))">
            <text:p/>
          </table:table-cell>
          <table:table-cell table:style-name="ce9" table:formula="of:=IF(LEN([.H319])=0;&quot;&quot;;IF([.K318]=&quot;SubOrder&quot;;&quot;&quot;;IF([.E319]&lt;&gt;&quot;Sub&quot;;&quot;&quot;;IF(LEN([.K318])=0;1;[.K31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20]);&quot;&quot;;CONCATENATE([.D320];[.F320];[.G320];[.H320];IF(OR([.E320]=&quot;SubStart&quot;;[.E320]=&quot;Sub&quot;);[.K320];[.J320]);[.L320]))">
            <text:p/>
          </table:table-cell>
          <table:table-cell table:number-columns-repeated="7"/>
          <table:table-cell table:style-name="ce9" table:formula="of:=IF(LEN([.E320]) = 0;[.J320];IF(OR([.E320]=&quot;SubStart&quot;;[.E320]=&quot;SubEnd&quot;);&quot;&quot;;[.K320]))">
            <text:p/>
          </table:table-cell>
          <table:table-cell table:style-name="ce9" table:formula="of:=IF([.E320]=&quot;Sub&quot;;[.J319];IF(LEN([.H320])=0;&quot;&quot;;IF([.J319]=&quot;Number&quot;;&quot;&quot;;IF(LEN([.J319])=0;1;[.J319]+1))))">
            <text:p/>
          </table:table-cell>
          <table:table-cell table:style-name="ce9" table:formula="of:=IF(LEN([.H320])=0;&quot;&quot;;IF([.K319]=&quot;SubOrder&quot;;&quot;&quot;;IF([.E320]&lt;&gt;&quot;Sub&quot;;&quot;&quot;;IF(LEN([.K319])=0;1;[.K31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21]);&quot;&quot;;CONCATENATE([.D321];[.F321];[.G321];[.H321];IF(OR([.E321]=&quot;SubStart&quot;;[.E321]=&quot;Sub&quot;);[.K321];[.J321]);[.L321]))">
            <text:p/>
          </table:table-cell>
          <table:table-cell table:number-columns-repeated="7"/>
          <table:table-cell table:style-name="ce9" table:formula="of:=IF(LEN([.E321]) = 0;[.J321];IF(OR([.E321]=&quot;SubStart&quot;;[.E321]=&quot;SubEnd&quot;);&quot;&quot;;[.K321]))">
            <text:p/>
          </table:table-cell>
          <table:table-cell table:style-name="ce9" table:formula="of:=IF([.E321]=&quot;Sub&quot;;[.J320];IF(LEN([.H321])=0;&quot;&quot;;IF([.J320]=&quot;Number&quot;;&quot;&quot;;IF(LEN([.J320])=0;1;[.J320]+1))))">
            <text:p/>
          </table:table-cell>
          <table:table-cell table:style-name="ce9" table:formula="of:=IF(LEN([.H321])=0;&quot;&quot;;IF([.K320]=&quot;SubOrder&quot;;&quot;&quot;;IF([.E321]&lt;&gt;&quot;Sub&quot;;&quot;&quot;;IF(LEN([.K320])=0;1;[.K32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22]);&quot;&quot;;CONCATENATE([.D322];[.F322];[.G322];[.H322];IF(OR([.E322]=&quot;SubStart&quot;;[.E322]=&quot;Sub&quot;);[.K322];[.J322]);[.L322]))">
            <text:p/>
          </table:table-cell>
          <table:table-cell table:number-columns-repeated="7"/>
          <table:table-cell table:style-name="ce9" table:formula="of:=IF(LEN([.E322]) = 0;[.J322];IF(OR([.E322]=&quot;SubStart&quot;;[.E322]=&quot;SubEnd&quot;);&quot;&quot;;[.K322]))">
            <text:p/>
          </table:table-cell>
          <table:table-cell table:style-name="ce9" table:formula="of:=IF([.E322]=&quot;Sub&quot;;[.J321];IF(LEN([.H322])=0;&quot;&quot;;IF([.J321]=&quot;Number&quot;;&quot;&quot;;IF(LEN([.J321])=0;1;[.J321]+1))))">
            <text:p/>
          </table:table-cell>
          <table:table-cell table:style-name="ce9" table:formula="of:=IF(LEN([.H322])=0;&quot;&quot;;IF([.K321]=&quot;SubOrder&quot;;&quot;&quot;;IF([.E322]&lt;&gt;&quot;Sub&quot;;&quot;&quot;;IF(LEN([.K321])=0;1;[.K32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23]);&quot;&quot;;CONCATENATE([.D323];[.F323];[.G323];[.H323];IF(OR([.E323]=&quot;SubStart&quot;;[.E323]=&quot;Sub&quot;);[.K323];[.J323]);[.L323]))">
            <text:p/>
          </table:table-cell>
          <table:table-cell table:number-columns-repeated="7"/>
          <table:table-cell table:style-name="ce9" table:formula="of:=IF(LEN([.E323]) = 0;[.J323];IF(OR([.E323]=&quot;SubStart&quot;;[.E323]=&quot;SubEnd&quot;);&quot;&quot;;[.K323]))">
            <text:p/>
          </table:table-cell>
          <table:table-cell table:style-name="ce9" table:formula="of:=IF([.E323]=&quot;Sub&quot;;[.J322];IF(LEN([.H323])=0;&quot;&quot;;IF([.J322]=&quot;Number&quot;;&quot;&quot;;IF(LEN([.J322])=0;1;[.J322]+1))))">
            <text:p/>
          </table:table-cell>
          <table:table-cell table:style-name="ce9" table:formula="of:=IF(LEN([.H323])=0;&quot;&quot;;IF([.K322]=&quot;SubOrder&quot;;&quot;&quot;;IF([.E323]&lt;&gt;&quot;Sub&quot;;&quot;&quot;;IF(LEN([.K322])=0;1;[.K32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24]);&quot;&quot;;CONCATENATE([.D324];[.F324];[.G324];[.H324];IF(OR([.E324]=&quot;SubStart&quot;;[.E324]=&quot;Sub&quot;);[.K324];[.J324]);[.L324]))">
            <text:p/>
          </table:table-cell>
          <table:table-cell table:number-columns-repeated="7"/>
          <table:table-cell table:style-name="ce9" table:formula="of:=IF(LEN([.E324]) = 0;[.J324];IF(OR([.E324]=&quot;SubStart&quot;;[.E324]=&quot;SubEnd&quot;);&quot;&quot;;[.K324]))">
            <text:p/>
          </table:table-cell>
          <table:table-cell table:style-name="ce9" table:formula="of:=IF([.E324]=&quot;Sub&quot;;[.J323];IF(LEN([.H324])=0;&quot;&quot;;IF([.J323]=&quot;Number&quot;;&quot;&quot;;IF(LEN([.J323])=0;1;[.J323]+1))))">
            <text:p/>
          </table:table-cell>
          <table:table-cell table:style-name="ce9" table:formula="of:=IF(LEN([.H324])=0;&quot;&quot;;IF([.K323]=&quot;SubOrder&quot;;&quot;&quot;;IF([.E324]&lt;&gt;&quot;Sub&quot;;&quot;&quot;;IF(LEN([.K323])=0;1;[.K32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25]);&quot;&quot;;CONCATENATE([.D325];[.F325];[.G325];[.H325];IF(OR([.E325]=&quot;SubStart&quot;;[.E325]=&quot;Sub&quot;);[.K325];[.J325]);[.L325]))">
            <text:p/>
          </table:table-cell>
          <table:table-cell table:number-columns-repeated="7"/>
          <table:table-cell table:style-name="ce9" table:formula="of:=IF(LEN([.E325]) = 0;[.J325];IF(OR([.E325]=&quot;SubStart&quot;;[.E325]=&quot;SubEnd&quot;);&quot;&quot;;[.K325]))">
            <text:p/>
          </table:table-cell>
          <table:table-cell table:style-name="ce9" table:formula="of:=IF([.E325]=&quot;Sub&quot;;[.J324];IF(LEN([.H325])=0;&quot;&quot;;IF([.J324]=&quot;Number&quot;;&quot;&quot;;IF(LEN([.J324])=0;1;[.J324]+1))))">
            <text:p/>
          </table:table-cell>
          <table:table-cell table:style-name="ce9" table:formula="of:=IF(LEN([.H325])=0;&quot;&quot;;IF([.K324]=&quot;SubOrder&quot;;&quot;&quot;;IF([.E325]&lt;&gt;&quot;Sub&quot;;&quot;&quot;;IF(LEN([.K324])=0;1;[.K32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26]);&quot;&quot;;CONCATENATE([.D326];[.F326];[.G326];[.H326];IF(OR([.E326]=&quot;SubStart&quot;;[.E326]=&quot;Sub&quot;);[.K326];[.J326]);[.L326]))">
            <text:p/>
          </table:table-cell>
          <table:table-cell table:number-columns-repeated="7"/>
          <table:table-cell table:style-name="ce9" table:formula="of:=IF(LEN([.E326]) = 0;[.J326];IF(OR([.E326]=&quot;SubStart&quot;;[.E326]=&quot;SubEnd&quot;);&quot;&quot;;[.K326]))">
            <text:p/>
          </table:table-cell>
          <table:table-cell table:style-name="ce9" table:formula="of:=IF([.E326]=&quot;Sub&quot;;[.J325];IF(LEN([.H326])=0;&quot;&quot;;IF([.J325]=&quot;Number&quot;;&quot;&quot;;IF(LEN([.J325])=0;1;[.J325]+1))))">
            <text:p/>
          </table:table-cell>
          <table:table-cell table:style-name="ce9" table:formula="of:=IF(LEN([.H326])=0;&quot;&quot;;IF([.K325]=&quot;SubOrder&quot;;&quot;&quot;;IF([.E326]&lt;&gt;&quot;Sub&quot;;&quot;&quot;;IF(LEN([.K325])=0;1;[.K32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27]);&quot;&quot;;CONCATENATE([.D327];[.F327];[.G327];[.H327];IF(OR([.E327]=&quot;SubStart&quot;;[.E327]=&quot;Sub&quot;);[.K327];[.J327]);[.L327]))">
            <text:p/>
          </table:table-cell>
          <table:table-cell table:number-columns-repeated="7"/>
          <table:table-cell table:style-name="ce9" table:formula="of:=IF(LEN([.E327]) = 0;[.J327];IF(OR([.E327]=&quot;SubStart&quot;;[.E327]=&quot;SubEnd&quot;);&quot;&quot;;[.K327]))">
            <text:p/>
          </table:table-cell>
          <table:table-cell table:style-name="ce9" table:formula="of:=IF([.E327]=&quot;Sub&quot;;[.J326];IF(LEN([.H327])=0;&quot;&quot;;IF([.J326]=&quot;Number&quot;;&quot;&quot;;IF(LEN([.J326])=0;1;[.J326]+1))))">
            <text:p/>
          </table:table-cell>
          <table:table-cell table:style-name="ce9" table:formula="of:=IF(LEN([.H327])=0;&quot;&quot;;IF([.K326]=&quot;SubOrder&quot;;&quot;&quot;;IF([.E327]&lt;&gt;&quot;Sub&quot;;&quot;&quot;;IF(LEN([.K326])=0;1;[.K32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28]);&quot;&quot;;CONCATENATE([.D328];[.F328];[.G328];[.H328];IF(OR([.E328]=&quot;SubStart&quot;;[.E328]=&quot;Sub&quot;);[.K328];[.J328]);[.L328]))">
            <text:p/>
          </table:table-cell>
          <table:table-cell table:number-columns-repeated="7"/>
          <table:table-cell table:style-name="ce9" table:formula="of:=IF(LEN([.E328]) = 0;[.J328];IF(OR([.E328]=&quot;SubStart&quot;;[.E328]=&quot;SubEnd&quot;);&quot;&quot;;[.K328]))">
            <text:p/>
          </table:table-cell>
          <table:table-cell table:style-name="ce9" table:formula="of:=IF([.E328]=&quot;Sub&quot;;[.J327];IF(LEN([.H328])=0;&quot;&quot;;IF([.J327]=&quot;Number&quot;;&quot;&quot;;IF(LEN([.J327])=0;1;[.J327]+1))))">
            <text:p/>
          </table:table-cell>
          <table:table-cell table:style-name="ce9" table:formula="of:=IF(LEN([.H328])=0;&quot;&quot;;IF([.K327]=&quot;SubOrder&quot;;&quot;&quot;;IF([.E328]&lt;&gt;&quot;Sub&quot;;&quot;&quot;;IF(LEN([.K327])=0;1;[.K32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29]);&quot;&quot;;CONCATENATE([.D329];[.F329];[.G329];[.H329];IF(OR([.E329]=&quot;SubStart&quot;;[.E329]=&quot;Sub&quot;);[.K329];[.J329]);[.L329]))">
            <text:p/>
          </table:table-cell>
          <table:table-cell table:number-columns-repeated="7"/>
          <table:table-cell table:style-name="ce9" table:formula="of:=IF(LEN([.E329]) = 0;[.J329];IF(OR([.E329]=&quot;SubStart&quot;;[.E329]=&quot;SubEnd&quot;);&quot;&quot;;[.K329]))">
            <text:p/>
          </table:table-cell>
          <table:table-cell table:style-name="ce9" table:formula="of:=IF([.E329]=&quot;Sub&quot;;[.J328];IF(LEN([.H329])=0;&quot;&quot;;IF([.J328]=&quot;Number&quot;;&quot;&quot;;IF(LEN([.J328])=0;1;[.J328]+1))))">
            <text:p/>
          </table:table-cell>
          <table:table-cell table:style-name="ce9" table:formula="of:=IF(LEN([.H329])=0;&quot;&quot;;IF([.K328]=&quot;SubOrder&quot;;&quot;&quot;;IF([.E329]&lt;&gt;&quot;Sub&quot;;&quot;&quot;;IF(LEN([.K328])=0;1;[.K32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30]);&quot;&quot;;CONCATENATE([.D330];[.F330];[.G330];[.H330];IF(OR([.E330]=&quot;SubStart&quot;;[.E330]=&quot;Sub&quot;);[.K330];[.J330]);[.L330]))">
            <text:p/>
          </table:table-cell>
          <table:table-cell table:number-columns-repeated="7"/>
          <table:table-cell table:style-name="ce9" table:formula="of:=IF(LEN([.E330]) = 0;[.J330];IF(OR([.E330]=&quot;SubStart&quot;;[.E330]=&quot;SubEnd&quot;);&quot;&quot;;[.K330]))">
            <text:p/>
          </table:table-cell>
          <table:table-cell table:style-name="ce9" table:formula="of:=IF([.E330]=&quot;Sub&quot;;[.J329];IF(LEN([.H330])=0;&quot;&quot;;IF([.J329]=&quot;Number&quot;;&quot;&quot;;IF(LEN([.J329])=0;1;[.J329]+1))))">
            <text:p/>
          </table:table-cell>
          <table:table-cell table:style-name="ce9" table:formula="of:=IF(LEN([.H330])=0;&quot;&quot;;IF([.K329]=&quot;SubOrder&quot;;&quot;&quot;;IF([.E330]&lt;&gt;&quot;Sub&quot;;&quot;&quot;;IF(LEN([.K329])=0;1;[.K32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31]);&quot;&quot;;CONCATENATE([.D331];[.F331];[.G331];[.H331];IF(OR([.E331]=&quot;SubStart&quot;;[.E331]=&quot;Sub&quot;);[.K331];[.J331]);[.L331]))">
            <text:p/>
          </table:table-cell>
          <table:table-cell table:number-columns-repeated="7"/>
          <table:table-cell table:style-name="ce9" table:formula="of:=IF(LEN([.E331]) = 0;[.J331];IF(OR([.E331]=&quot;SubStart&quot;;[.E331]=&quot;SubEnd&quot;);&quot;&quot;;[.K331]))">
            <text:p/>
          </table:table-cell>
          <table:table-cell table:style-name="ce9" table:formula="of:=IF([.E331]=&quot;Sub&quot;;[.J330];IF(LEN([.H331])=0;&quot;&quot;;IF([.J330]=&quot;Number&quot;;&quot;&quot;;IF(LEN([.J330])=0;1;[.J330]+1))))">
            <text:p/>
          </table:table-cell>
          <table:table-cell table:style-name="ce9" table:formula="of:=IF(LEN([.H331])=0;&quot;&quot;;IF([.K330]=&quot;SubOrder&quot;;&quot;&quot;;IF([.E331]&lt;&gt;&quot;Sub&quot;;&quot;&quot;;IF(LEN([.K330])=0;1;[.K33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32]);&quot;&quot;;CONCATENATE([.D332];[.F332];[.G332];[.H332];IF(OR([.E332]=&quot;SubStart&quot;;[.E332]=&quot;Sub&quot;);[.K332];[.J332]);[.L332]))">
            <text:p/>
          </table:table-cell>
          <table:table-cell table:number-columns-repeated="7"/>
          <table:table-cell table:style-name="ce9" table:formula="of:=IF(LEN([.E332]) = 0;[.J332];IF(OR([.E332]=&quot;SubStart&quot;;[.E332]=&quot;SubEnd&quot;);&quot;&quot;;[.K332]))">
            <text:p/>
          </table:table-cell>
          <table:table-cell table:style-name="ce9" table:formula="of:=IF([.E332]=&quot;Sub&quot;;[.J331];IF(LEN([.H332])=0;&quot;&quot;;IF([.J331]=&quot;Number&quot;;&quot;&quot;;IF(LEN([.J331])=0;1;[.J331]+1))))">
            <text:p/>
          </table:table-cell>
          <table:table-cell table:style-name="ce9" table:formula="of:=IF(LEN([.H332])=0;&quot;&quot;;IF([.K331]=&quot;SubOrder&quot;;&quot;&quot;;IF([.E332]&lt;&gt;&quot;Sub&quot;;&quot;&quot;;IF(LEN([.K331])=0;1;[.K33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33]);&quot;&quot;;CONCATENATE([.D333];[.F333];[.G333];[.H333];IF(OR([.E333]=&quot;SubStart&quot;;[.E333]=&quot;Sub&quot;);[.K333];[.J333]);[.L333]))">
            <text:p/>
          </table:table-cell>
          <table:table-cell table:number-columns-repeated="7"/>
          <table:table-cell table:style-name="ce9" table:formula="of:=IF(LEN([.E333]) = 0;[.J333];IF(OR([.E333]=&quot;SubStart&quot;;[.E333]=&quot;SubEnd&quot;);&quot;&quot;;[.K333]))">
            <text:p/>
          </table:table-cell>
          <table:table-cell table:style-name="ce9" table:formula="of:=IF([.E333]=&quot;Sub&quot;;[.J332];IF(LEN([.H333])=0;&quot;&quot;;IF([.J332]=&quot;Number&quot;;&quot;&quot;;IF(LEN([.J332])=0;1;[.J332]+1))))">
            <text:p/>
          </table:table-cell>
          <table:table-cell table:style-name="ce9" table:formula="of:=IF(LEN([.H333])=0;&quot;&quot;;IF([.K332]=&quot;SubOrder&quot;;&quot;&quot;;IF([.E333]&lt;&gt;&quot;Sub&quot;;&quot;&quot;;IF(LEN([.K332])=0;1;[.K33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34]);&quot;&quot;;CONCATENATE([.D334];[.F334];[.G334];[.H334];IF(OR([.E334]=&quot;SubStart&quot;;[.E334]=&quot;Sub&quot;);[.K334];[.J334]);[.L334]))">
            <text:p/>
          </table:table-cell>
          <table:table-cell table:number-columns-repeated="7"/>
          <table:table-cell table:style-name="ce9" table:formula="of:=IF(LEN([.E334]) = 0;[.J334];IF(OR([.E334]=&quot;SubStart&quot;;[.E334]=&quot;SubEnd&quot;);&quot;&quot;;[.K334]))">
            <text:p/>
          </table:table-cell>
          <table:table-cell table:style-name="ce9" table:formula="of:=IF([.E334]=&quot;Sub&quot;;[.J333];IF(LEN([.H334])=0;&quot;&quot;;IF([.J333]=&quot;Number&quot;;&quot;&quot;;IF(LEN([.J333])=0;1;[.J333]+1))))">
            <text:p/>
          </table:table-cell>
          <table:table-cell table:style-name="ce9" table:formula="of:=IF(LEN([.H334])=0;&quot;&quot;;IF([.K333]=&quot;SubOrder&quot;;&quot;&quot;;IF([.E334]&lt;&gt;&quot;Sub&quot;;&quot;&quot;;IF(LEN([.K333])=0;1;[.K33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35]);&quot;&quot;;CONCATENATE([.D335];[.F335];[.G335];[.H335];IF(OR([.E335]=&quot;SubStart&quot;;[.E335]=&quot;Sub&quot;);[.K335];[.J335]);[.L335]))">
            <text:p/>
          </table:table-cell>
          <table:table-cell table:number-columns-repeated="7"/>
          <table:table-cell table:style-name="ce9" table:formula="of:=IF(LEN([.E335]) = 0;[.J335];IF(OR([.E335]=&quot;SubStart&quot;;[.E335]=&quot;SubEnd&quot;);&quot;&quot;;[.K335]))">
            <text:p/>
          </table:table-cell>
          <table:table-cell table:style-name="ce9" table:formula="of:=IF([.E335]=&quot;Sub&quot;;[.J334];IF(LEN([.H335])=0;&quot;&quot;;IF([.J334]=&quot;Number&quot;;&quot;&quot;;IF(LEN([.J334])=0;1;[.J334]+1))))">
            <text:p/>
          </table:table-cell>
          <table:table-cell table:style-name="ce9" table:formula="of:=IF(LEN([.H335])=0;&quot;&quot;;IF([.K334]=&quot;SubOrder&quot;;&quot;&quot;;IF([.E335]&lt;&gt;&quot;Sub&quot;;&quot;&quot;;IF(LEN([.K334])=0;1;[.K33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36]);&quot;&quot;;CONCATENATE([.D336];[.F336];[.G336];[.H336];IF(OR([.E336]=&quot;SubStart&quot;;[.E336]=&quot;Sub&quot;);[.K336];[.J336]);[.L336]))">
            <text:p/>
          </table:table-cell>
          <table:table-cell table:number-columns-repeated="7"/>
          <table:table-cell table:style-name="ce9" table:formula="of:=IF(LEN([.E336]) = 0;[.J336];IF(OR([.E336]=&quot;SubStart&quot;;[.E336]=&quot;SubEnd&quot;);&quot;&quot;;[.K336]))">
            <text:p/>
          </table:table-cell>
          <table:table-cell table:style-name="ce9" table:formula="of:=IF([.E336]=&quot;Sub&quot;;[.J335];IF(LEN([.H336])=0;&quot;&quot;;IF([.J335]=&quot;Number&quot;;&quot;&quot;;IF(LEN([.J335])=0;1;[.J335]+1))))">
            <text:p/>
          </table:table-cell>
          <table:table-cell table:style-name="ce9" table:formula="of:=IF(LEN([.H336])=0;&quot;&quot;;IF([.K335]=&quot;SubOrder&quot;;&quot;&quot;;IF([.E336]&lt;&gt;&quot;Sub&quot;;&quot;&quot;;IF(LEN([.K335])=0;1;[.K33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37]);&quot;&quot;;CONCATENATE([.D337];[.F337];[.G337];[.H337];IF(OR([.E337]=&quot;SubStart&quot;;[.E337]=&quot;Sub&quot;);[.K337];[.J337]);[.L337]))">
            <text:p/>
          </table:table-cell>
          <table:table-cell table:number-columns-repeated="7"/>
          <table:table-cell table:style-name="ce9" table:formula="of:=IF(LEN([.E337]) = 0;[.J337];IF(OR([.E337]=&quot;SubStart&quot;;[.E337]=&quot;SubEnd&quot;);&quot;&quot;;[.K337]))">
            <text:p/>
          </table:table-cell>
          <table:table-cell table:style-name="ce9" table:formula="of:=IF([.E337]=&quot;Sub&quot;;[.J336];IF(LEN([.H337])=0;&quot;&quot;;IF([.J336]=&quot;Number&quot;;&quot;&quot;;IF(LEN([.J336])=0;1;[.J336]+1))))">
            <text:p/>
          </table:table-cell>
          <table:table-cell table:style-name="ce9" table:formula="of:=IF(LEN([.H337])=0;&quot;&quot;;IF([.K336]=&quot;SubOrder&quot;;&quot;&quot;;IF([.E337]&lt;&gt;&quot;Sub&quot;;&quot;&quot;;IF(LEN([.K336])=0;1;[.K33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38]);&quot;&quot;;CONCATENATE([.D338];[.F338];[.G338];[.H338];IF(OR([.E338]=&quot;SubStart&quot;;[.E338]=&quot;Sub&quot;);[.K338];[.J338]);[.L338]))">
            <text:p/>
          </table:table-cell>
          <table:table-cell table:number-columns-repeated="7"/>
          <table:table-cell table:style-name="ce9" table:formula="of:=IF(LEN([.E338]) = 0;[.J338];IF(OR([.E338]=&quot;SubStart&quot;;[.E338]=&quot;SubEnd&quot;);&quot;&quot;;[.K338]))">
            <text:p/>
          </table:table-cell>
          <table:table-cell table:style-name="ce9" table:formula="of:=IF([.E338]=&quot;Sub&quot;;[.J337];IF(LEN([.H338])=0;&quot;&quot;;IF([.J337]=&quot;Number&quot;;&quot;&quot;;IF(LEN([.J337])=0;1;[.J337]+1))))">
            <text:p/>
          </table:table-cell>
          <table:table-cell table:style-name="ce9" table:formula="of:=IF(LEN([.H338])=0;&quot;&quot;;IF([.K337]=&quot;SubOrder&quot;;&quot;&quot;;IF([.E338]&lt;&gt;&quot;Sub&quot;;&quot;&quot;;IF(LEN([.K337])=0;1;[.K33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39]);&quot;&quot;;CONCATENATE([.D339];[.F339];[.G339];[.H339];IF(OR([.E339]=&quot;SubStart&quot;;[.E339]=&quot;Sub&quot;);[.K339];[.J339]);[.L339]))">
            <text:p/>
          </table:table-cell>
          <table:table-cell table:number-columns-repeated="7"/>
          <table:table-cell table:style-name="ce9" table:formula="of:=IF(LEN([.E339]) = 0;[.J339];IF(OR([.E339]=&quot;SubStart&quot;;[.E339]=&quot;SubEnd&quot;);&quot;&quot;;[.K339]))">
            <text:p/>
          </table:table-cell>
          <table:table-cell table:style-name="ce9" table:formula="of:=IF([.E339]=&quot;Sub&quot;;[.J338];IF(LEN([.H339])=0;&quot;&quot;;IF([.J338]=&quot;Number&quot;;&quot;&quot;;IF(LEN([.J338])=0;1;[.J338]+1))))">
            <text:p/>
          </table:table-cell>
          <table:table-cell table:style-name="ce9" table:formula="of:=IF(LEN([.H339])=0;&quot;&quot;;IF([.K338]=&quot;SubOrder&quot;;&quot;&quot;;IF([.E339]&lt;&gt;&quot;Sub&quot;;&quot;&quot;;IF(LEN([.K338])=0;1;[.K33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40]);&quot;&quot;;CONCATENATE([.D340];[.F340];[.G340];[.H340];IF(OR([.E340]=&quot;SubStart&quot;;[.E340]=&quot;Sub&quot;);[.K340];[.J340]);[.L340]))">
            <text:p/>
          </table:table-cell>
          <table:table-cell table:number-columns-repeated="7"/>
          <table:table-cell table:style-name="ce9" table:formula="of:=IF(LEN([.E340]) = 0;[.J340];IF(OR([.E340]=&quot;SubStart&quot;;[.E340]=&quot;SubEnd&quot;);&quot;&quot;;[.K340]))">
            <text:p/>
          </table:table-cell>
          <table:table-cell table:style-name="ce9" table:formula="of:=IF([.E340]=&quot;Sub&quot;;[.J339];IF(LEN([.H340])=0;&quot;&quot;;IF([.J339]=&quot;Number&quot;;&quot;&quot;;IF(LEN([.J339])=0;1;[.J339]+1))))">
            <text:p/>
          </table:table-cell>
          <table:table-cell table:style-name="ce9" table:formula="of:=IF(LEN([.H340])=0;&quot;&quot;;IF([.K339]=&quot;SubOrder&quot;;&quot;&quot;;IF([.E340]&lt;&gt;&quot;Sub&quot;;&quot;&quot;;IF(LEN([.K339])=0;1;[.K33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41]);&quot;&quot;;CONCATENATE([.D341];[.F341];[.G341];[.H341];IF(OR([.E341]=&quot;SubStart&quot;;[.E341]=&quot;Sub&quot;);[.K341];[.J341]);[.L341]))">
            <text:p/>
          </table:table-cell>
          <table:table-cell table:number-columns-repeated="7"/>
          <table:table-cell table:style-name="ce9" table:formula="of:=IF(LEN([.E341]) = 0;[.J341];IF(OR([.E341]=&quot;SubStart&quot;;[.E341]=&quot;SubEnd&quot;);&quot;&quot;;[.K341]))">
            <text:p/>
          </table:table-cell>
          <table:table-cell table:style-name="ce9" table:formula="of:=IF([.E341]=&quot;Sub&quot;;[.J340];IF(LEN([.H341])=0;&quot;&quot;;IF([.J340]=&quot;Number&quot;;&quot;&quot;;IF(LEN([.J340])=0;1;[.J340]+1))))">
            <text:p/>
          </table:table-cell>
          <table:table-cell table:style-name="ce9" table:formula="of:=IF(LEN([.H341])=0;&quot;&quot;;IF([.K340]=&quot;SubOrder&quot;;&quot;&quot;;IF([.E341]&lt;&gt;&quot;Sub&quot;;&quot;&quot;;IF(LEN([.K340])=0;1;[.K34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42]);&quot;&quot;;CONCATENATE([.D342];[.F342];[.G342];[.H342];IF(OR([.E342]=&quot;SubStart&quot;;[.E342]=&quot;Sub&quot;);[.K342];[.J342]);[.L342]))">
            <text:p/>
          </table:table-cell>
          <table:table-cell table:number-columns-repeated="7"/>
          <table:table-cell table:style-name="ce9" table:formula="of:=IF(LEN([.E342]) = 0;[.J342];IF(OR([.E342]=&quot;SubStart&quot;;[.E342]=&quot;SubEnd&quot;);&quot;&quot;;[.K342]))">
            <text:p/>
          </table:table-cell>
          <table:table-cell table:style-name="ce9" table:formula="of:=IF([.E342]=&quot;Sub&quot;;[.J341];IF(LEN([.H342])=0;&quot;&quot;;IF([.J341]=&quot;Number&quot;;&quot;&quot;;IF(LEN([.J341])=0;1;[.J341]+1))))">
            <text:p/>
          </table:table-cell>
          <table:table-cell table:style-name="ce9" table:formula="of:=IF(LEN([.H342])=0;&quot;&quot;;IF([.K341]=&quot;SubOrder&quot;;&quot;&quot;;IF([.E342]&lt;&gt;&quot;Sub&quot;;&quot;&quot;;IF(LEN([.K341])=0;1;[.K34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43]);&quot;&quot;;CONCATENATE([.D343];[.F343];[.G343];[.H343];IF(OR([.E343]=&quot;SubStart&quot;;[.E343]=&quot;Sub&quot;);[.K343];[.J343]);[.L343]))">
            <text:p/>
          </table:table-cell>
          <table:table-cell table:number-columns-repeated="7"/>
          <table:table-cell table:style-name="ce9" table:formula="of:=IF(LEN([.E343]) = 0;[.J343];IF(OR([.E343]=&quot;SubStart&quot;;[.E343]=&quot;SubEnd&quot;);&quot;&quot;;[.K343]))">
            <text:p/>
          </table:table-cell>
          <table:table-cell table:style-name="ce9" table:formula="of:=IF([.E343]=&quot;Sub&quot;;[.J342];IF(LEN([.H343])=0;&quot;&quot;;IF([.J342]=&quot;Number&quot;;&quot;&quot;;IF(LEN([.J342])=0;1;[.J342]+1))))">
            <text:p/>
          </table:table-cell>
          <table:table-cell table:style-name="ce9" table:formula="of:=IF(LEN([.H343])=0;&quot;&quot;;IF([.K342]=&quot;SubOrder&quot;;&quot;&quot;;IF([.E343]&lt;&gt;&quot;Sub&quot;;&quot;&quot;;IF(LEN([.K342])=0;1;[.K34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44]);&quot;&quot;;CONCATENATE([.D344];[.F344];[.G344];[.H344];IF(OR([.E344]=&quot;SubStart&quot;;[.E344]=&quot;Sub&quot;);[.K344];[.J344]);[.L344]))">
            <text:p/>
          </table:table-cell>
          <table:table-cell table:number-columns-repeated="7"/>
          <table:table-cell table:style-name="ce9" table:formula="of:=IF(LEN([.E344]) = 0;[.J344];IF(OR([.E344]=&quot;SubStart&quot;;[.E344]=&quot;SubEnd&quot;);&quot;&quot;;[.K344]))">
            <text:p/>
          </table:table-cell>
          <table:table-cell table:style-name="ce9" table:formula="of:=IF([.E344]=&quot;Sub&quot;;[.J343];IF(LEN([.H344])=0;&quot;&quot;;IF([.J343]=&quot;Number&quot;;&quot;&quot;;IF(LEN([.J343])=0;1;[.J343]+1))))">
            <text:p/>
          </table:table-cell>
          <table:table-cell table:style-name="ce9" table:formula="of:=IF(LEN([.H344])=0;&quot;&quot;;IF([.K343]=&quot;SubOrder&quot;;&quot;&quot;;IF([.E344]&lt;&gt;&quot;Sub&quot;;&quot;&quot;;IF(LEN([.K343])=0;1;[.K34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45]);&quot;&quot;;CONCATENATE([.D345];[.F345];[.G345];[.H345];IF(OR([.E345]=&quot;SubStart&quot;;[.E345]=&quot;Sub&quot;);[.K345];[.J345]);[.L345]))">
            <text:p/>
          </table:table-cell>
          <table:table-cell table:number-columns-repeated="7"/>
          <table:table-cell table:style-name="ce9" table:formula="of:=IF(LEN([.E345]) = 0;[.J345];IF(OR([.E345]=&quot;SubStart&quot;;[.E345]=&quot;SubEnd&quot;);&quot;&quot;;[.K345]))">
            <text:p/>
          </table:table-cell>
          <table:table-cell table:style-name="ce9" table:formula="of:=IF([.E345]=&quot;Sub&quot;;[.J344];IF(LEN([.H345])=0;&quot;&quot;;IF([.J344]=&quot;Number&quot;;&quot;&quot;;IF(LEN([.J344])=0;1;[.J344]+1))))">
            <text:p/>
          </table:table-cell>
          <table:table-cell table:style-name="ce9" table:formula="of:=IF(LEN([.H345])=0;&quot;&quot;;IF([.K344]=&quot;SubOrder&quot;;&quot;&quot;;IF([.E345]&lt;&gt;&quot;Sub&quot;;&quot;&quot;;IF(LEN([.K344])=0;1;[.K34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46]);&quot;&quot;;CONCATENATE([.D346];[.F346];[.G346];[.H346];IF(OR([.E346]=&quot;SubStart&quot;;[.E346]=&quot;Sub&quot;);[.K346];[.J346]);[.L346]))">
            <text:p/>
          </table:table-cell>
          <table:table-cell table:number-columns-repeated="7"/>
          <table:table-cell table:style-name="ce9" table:formula="of:=IF(LEN([.E346]) = 0;[.J346];IF(OR([.E346]=&quot;SubStart&quot;;[.E346]=&quot;SubEnd&quot;);&quot;&quot;;[.K346]))">
            <text:p/>
          </table:table-cell>
          <table:table-cell table:style-name="ce9" table:formula="of:=IF([.E346]=&quot;Sub&quot;;[.J345];IF(LEN([.H346])=0;&quot;&quot;;IF([.J345]=&quot;Number&quot;;&quot;&quot;;IF(LEN([.J345])=0;1;[.J345]+1))))">
            <text:p/>
          </table:table-cell>
          <table:table-cell table:style-name="ce9" table:formula="of:=IF(LEN([.H346])=0;&quot;&quot;;IF([.K345]=&quot;SubOrder&quot;;&quot;&quot;;IF([.E346]&lt;&gt;&quot;Sub&quot;;&quot;&quot;;IF(LEN([.K345])=0;1;[.K34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47]);&quot;&quot;;CONCATENATE([.D347];[.F347];[.G347];[.H347];IF(OR([.E347]=&quot;SubStart&quot;;[.E347]=&quot;Sub&quot;);[.K347];[.J347]);[.L347]))">
            <text:p/>
          </table:table-cell>
          <table:table-cell table:number-columns-repeated="7"/>
          <table:table-cell table:style-name="ce9" table:formula="of:=IF(LEN([.E347]) = 0;[.J347];IF(OR([.E347]=&quot;SubStart&quot;;[.E347]=&quot;SubEnd&quot;);&quot;&quot;;[.K347]))">
            <text:p/>
          </table:table-cell>
          <table:table-cell table:style-name="ce9" table:formula="of:=IF([.E347]=&quot;Sub&quot;;[.J346];IF(LEN([.H347])=0;&quot;&quot;;IF([.J346]=&quot;Number&quot;;&quot;&quot;;IF(LEN([.J346])=0;1;[.J346]+1))))">
            <text:p/>
          </table:table-cell>
          <table:table-cell table:style-name="ce9" table:formula="of:=IF(LEN([.H347])=0;&quot;&quot;;IF([.K346]=&quot;SubOrder&quot;;&quot;&quot;;IF([.E347]&lt;&gt;&quot;Sub&quot;;&quot;&quot;;IF(LEN([.K346])=0;1;[.K34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48]);&quot;&quot;;CONCATENATE([.D348];[.F348];[.G348];[.H348];IF(OR([.E348]=&quot;SubStart&quot;;[.E348]=&quot;Sub&quot;);[.K348];[.J348]);[.L348]))">
            <text:p/>
          </table:table-cell>
          <table:table-cell table:number-columns-repeated="7"/>
          <table:table-cell table:style-name="ce9" table:formula="of:=IF(LEN([.E348]) = 0;[.J348];IF(OR([.E348]=&quot;SubStart&quot;;[.E348]=&quot;SubEnd&quot;);&quot;&quot;;[.K348]))">
            <text:p/>
          </table:table-cell>
          <table:table-cell table:style-name="ce9" table:formula="of:=IF([.E348]=&quot;Sub&quot;;[.J347];IF(LEN([.H348])=0;&quot;&quot;;IF([.J347]=&quot;Number&quot;;&quot;&quot;;IF(LEN([.J347])=0;1;[.J347]+1))))">
            <text:p/>
          </table:table-cell>
          <table:table-cell table:style-name="ce9" table:formula="of:=IF(LEN([.H348])=0;&quot;&quot;;IF([.K347]=&quot;SubOrder&quot;;&quot;&quot;;IF([.E348]&lt;&gt;&quot;Sub&quot;;&quot;&quot;;IF(LEN([.K347])=0;1;[.K34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49]);&quot;&quot;;CONCATENATE([.D349];[.F349];[.G349];[.H349];IF(OR([.E349]=&quot;SubStart&quot;;[.E349]=&quot;Sub&quot;);[.K349];[.J349]);[.L349]))">
            <text:p/>
          </table:table-cell>
          <table:table-cell table:number-columns-repeated="7"/>
          <table:table-cell table:style-name="ce9" table:formula="of:=IF(LEN([.E349]) = 0;[.J349];IF(OR([.E349]=&quot;SubStart&quot;;[.E349]=&quot;SubEnd&quot;);&quot;&quot;;[.K349]))">
            <text:p/>
          </table:table-cell>
          <table:table-cell table:style-name="ce9" table:formula="of:=IF([.E349]=&quot;Sub&quot;;[.J348];IF(LEN([.H349])=0;&quot;&quot;;IF([.J348]=&quot;Number&quot;;&quot;&quot;;IF(LEN([.J348])=0;1;[.J348]+1))))">
            <text:p/>
          </table:table-cell>
          <table:table-cell table:style-name="ce9" table:formula="of:=IF(LEN([.H349])=0;&quot;&quot;;IF([.K348]=&quot;SubOrder&quot;;&quot;&quot;;IF([.E349]&lt;&gt;&quot;Sub&quot;;&quot;&quot;;IF(LEN([.K348])=0;1;[.K34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50]);&quot;&quot;;CONCATENATE([.D350];[.F350];[.G350];[.H350];IF(OR([.E350]=&quot;SubStart&quot;;[.E350]=&quot;Sub&quot;);[.K350];[.J350]);[.L350]))">
            <text:p/>
          </table:table-cell>
          <table:table-cell table:number-columns-repeated="7"/>
          <table:table-cell table:style-name="ce9" table:formula="of:=IF(LEN([.E350]) = 0;[.J350];IF(OR([.E350]=&quot;SubStart&quot;;[.E350]=&quot;SubEnd&quot;);&quot;&quot;;[.K350]))">
            <text:p/>
          </table:table-cell>
          <table:table-cell table:style-name="ce9" table:formula="of:=IF([.E350]=&quot;Sub&quot;;[.J349];IF(LEN([.H350])=0;&quot;&quot;;IF([.J349]=&quot;Number&quot;;&quot;&quot;;IF(LEN([.J349])=0;1;[.J349]+1))))">
            <text:p/>
          </table:table-cell>
          <table:table-cell table:style-name="ce9" table:formula="of:=IF(LEN([.H350])=0;&quot;&quot;;IF([.K349]=&quot;SubOrder&quot;;&quot;&quot;;IF([.E350]&lt;&gt;&quot;Sub&quot;;&quot;&quot;;IF(LEN([.K349])=0;1;[.K34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51]);&quot;&quot;;CONCATENATE([.D351];[.F351];[.G351];[.H351];IF(OR([.E351]=&quot;SubStart&quot;;[.E351]=&quot;Sub&quot;);[.K351];[.J351]);[.L351]))">
            <text:p/>
          </table:table-cell>
          <table:table-cell table:number-columns-repeated="7"/>
          <table:table-cell table:style-name="ce9" table:formula="of:=IF(LEN([.E351]) = 0;[.J351];IF(OR([.E351]=&quot;SubStart&quot;;[.E351]=&quot;SubEnd&quot;);&quot;&quot;;[.K351]))">
            <text:p/>
          </table:table-cell>
          <table:table-cell table:style-name="ce9" table:formula="of:=IF([.E351]=&quot;Sub&quot;;[.J350];IF(LEN([.H351])=0;&quot;&quot;;IF([.J350]=&quot;Number&quot;;&quot;&quot;;IF(LEN([.J350])=0;1;[.J350]+1))))">
            <text:p/>
          </table:table-cell>
          <table:table-cell table:style-name="ce9" table:formula="of:=IF(LEN([.H351])=0;&quot;&quot;;IF([.K350]=&quot;SubOrder&quot;;&quot;&quot;;IF([.E351]&lt;&gt;&quot;Sub&quot;;&quot;&quot;;IF(LEN([.K350])=0;1;[.K35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52]);&quot;&quot;;CONCATENATE([.D352];[.F352];[.G352];[.H352];IF(OR([.E352]=&quot;SubStart&quot;;[.E352]=&quot;Sub&quot;);[.K352];[.J352]);[.L352]))">
            <text:p/>
          </table:table-cell>
          <table:table-cell table:number-columns-repeated="7"/>
          <table:table-cell table:style-name="ce9" table:formula="of:=IF(LEN([.E352]) = 0;[.J352];IF(OR([.E352]=&quot;SubStart&quot;;[.E352]=&quot;SubEnd&quot;);&quot;&quot;;[.K352]))">
            <text:p/>
          </table:table-cell>
          <table:table-cell table:style-name="ce9" table:formula="of:=IF([.E352]=&quot;Sub&quot;;[.J351];IF(LEN([.H352])=0;&quot;&quot;;IF([.J351]=&quot;Number&quot;;&quot;&quot;;IF(LEN([.J351])=0;1;[.J351]+1))))">
            <text:p/>
          </table:table-cell>
          <table:table-cell table:style-name="ce9" table:formula="of:=IF(LEN([.H352])=0;&quot;&quot;;IF([.K351]=&quot;SubOrder&quot;;&quot;&quot;;IF([.E352]&lt;&gt;&quot;Sub&quot;;&quot;&quot;;IF(LEN([.K351])=0;1;[.K35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53]);&quot;&quot;;CONCATENATE([.D353];[.F353];[.G353];[.H353];IF(OR([.E353]=&quot;SubStart&quot;;[.E353]=&quot;Sub&quot;);[.K353];[.J353]);[.L353]))">
            <text:p/>
          </table:table-cell>
          <table:table-cell table:number-columns-repeated="7"/>
          <table:table-cell table:style-name="ce9" table:formula="of:=IF(LEN([.E353]) = 0;[.J353];IF(OR([.E353]=&quot;SubStart&quot;;[.E353]=&quot;SubEnd&quot;);&quot;&quot;;[.K353]))">
            <text:p/>
          </table:table-cell>
          <table:table-cell table:style-name="ce9" table:formula="of:=IF([.E353]=&quot;Sub&quot;;[.J352];IF(LEN([.H353])=0;&quot;&quot;;IF([.J352]=&quot;Number&quot;;&quot;&quot;;IF(LEN([.J352])=0;1;[.J352]+1))))">
            <text:p/>
          </table:table-cell>
          <table:table-cell table:style-name="ce9" table:formula="of:=IF(LEN([.H353])=0;&quot;&quot;;IF([.K352]=&quot;SubOrder&quot;;&quot;&quot;;IF([.E353]&lt;&gt;&quot;Sub&quot;;&quot;&quot;;IF(LEN([.K352])=0;1;[.K35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54]);&quot;&quot;;CONCATENATE([.D354];[.F354];[.G354];[.H354];IF(OR([.E354]=&quot;SubStart&quot;;[.E354]=&quot;Sub&quot;);[.K354];[.J354]);[.L354]))">
            <text:p/>
          </table:table-cell>
          <table:table-cell table:number-columns-repeated="7"/>
          <table:table-cell table:style-name="ce9" table:formula="of:=IF(LEN([.E354]) = 0;[.J354];IF(OR([.E354]=&quot;SubStart&quot;;[.E354]=&quot;SubEnd&quot;);&quot;&quot;;[.K354]))">
            <text:p/>
          </table:table-cell>
          <table:table-cell table:style-name="ce9" table:formula="of:=IF([.E354]=&quot;Sub&quot;;[.J353];IF(LEN([.H354])=0;&quot;&quot;;IF([.J353]=&quot;Number&quot;;&quot;&quot;;IF(LEN([.J353])=0;1;[.J353]+1))))">
            <text:p/>
          </table:table-cell>
          <table:table-cell table:style-name="ce9" table:formula="of:=IF(LEN([.H354])=0;&quot;&quot;;IF([.K353]=&quot;SubOrder&quot;;&quot;&quot;;IF([.E354]&lt;&gt;&quot;Sub&quot;;&quot;&quot;;IF(LEN([.K353])=0;1;[.K35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55]);&quot;&quot;;CONCATENATE([.D355];[.F355];[.G355];[.H355];IF(OR([.E355]=&quot;SubStart&quot;;[.E355]=&quot;Sub&quot;);[.K355];[.J355]);[.L355]))">
            <text:p/>
          </table:table-cell>
          <table:table-cell table:number-columns-repeated="7"/>
          <table:table-cell table:style-name="ce9" table:formula="of:=IF(LEN([.E355]) = 0;[.J355];IF(OR([.E355]=&quot;SubStart&quot;;[.E355]=&quot;SubEnd&quot;);&quot;&quot;;[.K355]))">
            <text:p/>
          </table:table-cell>
          <table:table-cell table:style-name="ce9" table:formula="of:=IF([.E355]=&quot;Sub&quot;;[.J354];IF(LEN([.H355])=0;&quot;&quot;;IF([.J354]=&quot;Number&quot;;&quot;&quot;;IF(LEN([.J354])=0;1;[.J354]+1))))">
            <text:p/>
          </table:table-cell>
          <table:table-cell table:style-name="ce9" table:formula="of:=IF(LEN([.H355])=0;&quot;&quot;;IF([.K354]=&quot;SubOrder&quot;;&quot;&quot;;IF([.E355]&lt;&gt;&quot;Sub&quot;;&quot;&quot;;IF(LEN([.K354])=0;1;[.K35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56]);&quot;&quot;;CONCATENATE([.D356];[.F356];[.G356];[.H356];IF(OR([.E356]=&quot;SubStart&quot;;[.E356]=&quot;Sub&quot;);[.K356];[.J356]);[.L356]))">
            <text:p/>
          </table:table-cell>
          <table:table-cell table:number-columns-repeated="7"/>
          <table:table-cell table:style-name="ce9" table:formula="of:=IF(LEN([.E356]) = 0;[.J356];IF(OR([.E356]=&quot;SubStart&quot;;[.E356]=&quot;SubEnd&quot;);&quot;&quot;;[.K356]))">
            <text:p/>
          </table:table-cell>
          <table:table-cell table:style-name="ce9" table:formula="of:=IF([.E356]=&quot;Sub&quot;;[.J355];IF(LEN([.H356])=0;&quot;&quot;;IF([.J355]=&quot;Number&quot;;&quot;&quot;;IF(LEN([.J355])=0;1;[.J355]+1))))">
            <text:p/>
          </table:table-cell>
          <table:table-cell table:style-name="ce9" table:formula="of:=IF(LEN([.H356])=0;&quot;&quot;;IF([.K355]=&quot;SubOrder&quot;;&quot;&quot;;IF([.E356]&lt;&gt;&quot;Sub&quot;;&quot;&quot;;IF(LEN([.K355])=0;1;[.K35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57]);&quot;&quot;;CONCATENATE([.D357];[.F357];[.G357];[.H357];IF(OR([.E357]=&quot;SubStart&quot;;[.E357]=&quot;Sub&quot;);[.K357];[.J357]);[.L357]))">
            <text:p/>
          </table:table-cell>
          <table:table-cell table:number-columns-repeated="7"/>
          <table:table-cell table:style-name="ce9" table:formula="of:=IF(LEN([.E357]) = 0;[.J357];IF(OR([.E357]=&quot;SubStart&quot;;[.E357]=&quot;SubEnd&quot;);&quot;&quot;;[.K357]))">
            <text:p/>
          </table:table-cell>
          <table:table-cell table:style-name="ce9" table:formula="of:=IF([.E357]=&quot;Sub&quot;;[.J356];IF(LEN([.H357])=0;&quot;&quot;;IF([.J356]=&quot;Number&quot;;&quot;&quot;;IF(LEN([.J356])=0;1;[.J356]+1))))">
            <text:p/>
          </table:table-cell>
          <table:table-cell table:style-name="ce9" table:formula="of:=IF(LEN([.H357])=0;&quot;&quot;;IF([.K356]=&quot;SubOrder&quot;;&quot;&quot;;IF([.E357]&lt;&gt;&quot;Sub&quot;;&quot;&quot;;IF(LEN([.K356])=0;1;[.K35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58]);&quot;&quot;;CONCATENATE([.D358];[.F358];[.G358];[.H358];IF(OR([.E358]=&quot;SubStart&quot;;[.E358]=&quot;Sub&quot;);[.K358];[.J358]);[.L358]))">
            <text:p/>
          </table:table-cell>
          <table:table-cell table:number-columns-repeated="7"/>
          <table:table-cell table:style-name="ce9" table:formula="of:=IF(LEN([.E358]) = 0;[.J358];IF(OR([.E358]=&quot;SubStart&quot;;[.E358]=&quot;SubEnd&quot;);&quot;&quot;;[.K358]))">
            <text:p/>
          </table:table-cell>
          <table:table-cell table:style-name="ce9" table:formula="of:=IF([.E358]=&quot;Sub&quot;;[.J357];IF(LEN([.H358])=0;&quot;&quot;;IF([.J357]=&quot;Number&quot;;&quot;&quot;;IF(LEN([.J357])=0;1;[.J357]+1))))">
            <text:p/>
          </table:table-cell>
          <table:table-cell table:style-name="ce9" table:formula="of:=IF(LEN([.H358])=0;&quot;&quot;;IF([.K357]=&quot;SubOrder&quot;;&quot;&quot;;IF([.E358]&lt;&gt;&quot;Sub&quot;;&quot;&quot;;IF(LEN([.K357])=0;1;[.K35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59]);&quot;&quot;;CONCATENATE([.D359];[.F359];[.G359];[.H359];IF(OR([.E359]=&quot;SubStart&quot;;[.E359]=&quot;Sub&quot;);[.K359];[.J359]);[.L359]))">
            <text:p/>
          </table:table-cell>
          <table:table-cell table:number-columns-repeated="7"/>
          <table:table-cell table:style-name="ce9" table:formula="of:=IF(LEN([.E359]) = 0;[.J359];IF(OR([.E359]=&quot;SubStart&quot;;[.E359]=&quot;SubEnd&quot;);&quot;&quot;;[.K359]))">
            <text:p/>
          </table:table-cell>
          <table:table-cell table:style-name="ce9" table:formula="of:=IF([.E359]=&quot;Sub&quot;;[.J358];IF(LEN([.H359])=0;&quot;&quot;;IF([.J358]=&quot;Number&quot;;&quot;&quot;;IF(LEN([.J358])=0;1;[.J358]+1))))">
            <text:p/>
          </table:table-cell>
          <table:table-cell table:style-name="ce9" table:formula="of:=IF(LEN([.H359])=0;&quot;&quot;;IF([.K358]=&quot;SubOrder&quot;;&quot;&quot;;IF([.E359]&lt;&gt;&quot;Sub&quot;;&quot;&quot;;IF(LEN([.K358])=0;1;[.K35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60]);&quot;&quot;;CONCATENATE([.D360];[.F360];[.G360];[.H360];IF(OR([.E360]=&quot;SubStart&quot;;[.E360]=&quot;Sub&quot;);[.K360];[.J360]);[.L360]))">
            <text:p/>
          </table:table-cell>
          <table:table-cell table:number-columns-repeated="7"/>
          <table:table-cell table:style-name="ce9" table:formula="of:=IF(LEN([.E360]) = 0;[.J360];IF(OR([.E360]=&quot;SubStart&quot;;[.E360]=&quot;SubEnd&quot;);&quot;&quot;;[.K360]))">
            <text:p/>
          </table:table-cell>
          <table:table-cell table:style-name="ce9" table:formula="of:=IF([.E360]=&quot;Sub&quot;;[.J359];IF(LEN([.H360])=0;&quot;&quot;;IF([.J359]=&quot;Number&quot;;&quot;&quot;;IF(LEN([.J359])=0;1;[.J359]+1))))">
            <text:p/>
          </table:table-cell>
          <table:table-cell table:style-name="ce9" table:formula="of:=IF(LEN([.H360])=0;&quot;&quot;;IF([.K359]=&quot;SubOrder&quot;;&quot;&quot;;IF([.E360]&lt;&gt;&quot;Sub&quot;;&quot;&quot;;IF(LEN([.K359])=0;1;[.K35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61]);&quot;&quot;;CONCATENATE([.D361];[.F361];[.G361];[.H361];IF(OR([.E361]=&quot;SubStart&quot;;[.E361]=&quot;Sub&quot;);[.K361];[.J361]);[.L361]))">
            <text:p/>
          </table:table-cell>
          <table:table-cell table:number-columns-repeated="7"/>
          <table:table-cell table:style-name="ce9" table:formula="of:=IF(LEN([.E361]) = 0;[.J361];IF(OR([.E361]=&quot;SubStart&quot;;[.E361]=&quot;SubEnd&quot;);&quot;&quot;;[.K361]))">
            <text:p/>
          </table:table-cell>
          <table:table-cell table:style-name="ce9" table:formula="of:=IF([.E361]=&quot;Sub&quot;;[.J360];IF(LEN([.H361])=0;&quot;&quot;;IF([.J360]=&quot;Number&quot;;&quot;&quot;;IF(LEN([.J360])=0;1;[.J360]+1))))">
            <text:p/>
          </table:table-cell>
          <table:table-cell table:style-name="ce9" table:formula="of:=IF(LEN([.H361])=0;&quot;&quot;;IF([.K360]=&quot;SubOrder&quot;;&quot;&quot;;IF([.E361]&lt;&gt;&quot;Sub&quot;;&quot;&quot;;IF(LEN([.K360])=0;1;[.K36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62]);&quot;&quot;;CONCATENATE([.D362];[.F362];[.G362];[.H362];IF(OR([.E362]=&quot;SubStart&quot;;[.E362]=&quot;Sub&quot;);[.K362];[.J362]);[.L362]))">
            <text:p/>
          </table:table-cell>
          <table:table-cell table:number-columns-repeated="7"/>
          <table:table-cell table:style-name="ce9" table:formula="of:=IF(LEN([.E362]) = 0;[.J362];IF(OR([.E362]=&quot;SubStart&quot;;[.E362]=&quot;SubEnd&quot;);&quot;&quot;;[.K362]))">
            <text:p/>
          </table:table-cell>
          <table:table-cell table:style-name="ce9" table:formula="of:=IF([.E362]=&quot;Sub&quot;;[.J361];IF(LEN([.H362])=0;&quot;&quot;;IF([.J361]=&quot;Number&quot;;&quot;&quot;;IF(LEN([.J361])=0;1;[.J361]+1))))">
            <text:p/>
          </table:table-cell>
          <table:table-cell table:style-name="ce9" table:formula="of:=IF(LEN([.H362])=0;&quot;&quot;;IF([.K361]=&quot;SubOrder&quot;;&quot;&quot;;IF([.E362]&lt;&gt;&quot;Sub&quot;;&quot;&quot;;IF(LEN([.K361])=0;1;[.K36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63]);&quot;&quot;;CONCATENATE([.D363];[.F363];[.G363];[.H363];IF(OR([.E363]=&quot;SubStart&quot;;[.E363]=&quot;Sub&quot;);[.K363];[.J363]);[.L363]))">
            <text:p/>
          </table:table-cell>
          <table:table-cell table:number-columns-repeated="7"/>
          <table:table-cell table:style-name="ce9" table:formula="of:=IF(LEN([.E363]) = 0;[.J363];IF(OR([.E363]=&quot;SubStart&quot;;[.E363]=&quot;SubEnd&quot;);&quot;&quot;;[.K363]))">
            <text:p/>
          </table:table-cell>
          <table:table-cell table:style-name="ce9" table:formula="of:=IF([.E363]=&quot;Sub&quot;;[.J362];IF(LEN([.H363])=0;&quot;&quot;;IF([.J362]=&quot;Number&quot;;&quot;&quot;;IF(LEN([.J362])=0;1;[.J362]+1))))">
            <text:p/>
          </table:table-cell>
          <table:table-cell table:style-name="ce9" table:formula="of:=IF(LEN([.H363])=0;&quot;&quot;;IF([.K362]=&quot;SubOrder&quot;;&quot;&quot;;IF([.E363]&lt;&gt;&quot;Sub&quot;;&quot;&quot;;IF(LEN([.K362])=0;1;[.K36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64]);&quot;&quot;;CONCATENATE([.D364];[.F364];[.G364];[.H364];IF(OR([.E364]=&quot;SubStart&quot;;[.E364]=&quot;Sub&quot;);[.K364];[.J364]);[.L364]))">
            <text:p/>
          </table:table-cell>
          <table:table-cell table:number-columns-repeated="7"/>
          <table:table-cell table:style-name="ce9" table:formula="of:=IF(LEN([.E364]) = 0;[.J364];IF(OR([.E364]=&quot;SubStart&quot;;[.E364]=&quot;SubEnd&quot;);&quot;&quot;;[.K364]))">
            <text:p/>
          </table:table-cell>
          <table:table-cell table:style-name="ce9" table:formula="of:=IF([.E364]=&quot;Sub&quot;;[.J363];IF(LEN([.H364])=0;&quot;&quot;;IF([.J363]=&quot;Number&quot;;&quot;&quot;;IF(LEN([.J363])=0;1;[.J363]+1))))">
            <text:p/>
          </table:table-cell>
          <table:table-cell table:style-name="ce9" table:formula="of:=IF(LEN([.H364])=0;&quot;&quot;;IF([.K363]=&quot;SubOrder&quot;;&quot;&quot;;IF([.E364]&lt;&gt;&quot;Sub&quot;;&quot;&quot;;IF(LEN([.K363])=0;1;[.K36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65]);&quot;&quot;;CONCATENATE([.D365];[.F365];[.G365];[.H365];IF(OR([.E365]=&quot;SubStart&quot;;[.E365]=&quot;Sub&quot;);[.K365];[.J365]);[.L365]))">
            <text:p/>
          </table:table-cell>
          <table:table-cell table:number-columns-repeated="7"/>
          <table:table-cell table:style-name="ce9" table:formula="of:=IF(LEN([.E365]) = 0;[.J365];IF(OR([.E365]=&quot;SubStart&quot;;[.E365]=&quot;SubEnd&quot;);&quot;&quot;;[.K365]))">
            <text:p/>
          </table:table-cell>
          <table:table-cell table:style-name="ce9" table:formula="of:=IF([.E365]=&quot;Sub&quot;;[.J364];IF(LEN([.H365])=0;&quot;&quot;;IF([.J364]=&quot;Number&quot;;&quot;&quot;;IF(LEN([.J364])=0;1;[.J364]+1))))">
            <text:p/>
          </table:table-cell>
          <table:table-cell table:style-name="ce9" table:formula="of:=IF(LEN([.H365])=0;&quot;&quot;;IF([.K364]=&quot;SubOrder&quot;;&quot;&quot;;IF([.E365]&lt;&gt;&quot;Sub&quot;;&quot;&quot;;IF(LEN([.K364])=0;1;[.K36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66]);&quot;&quot;;CONCATENATE([.D366];[.F366];[.G366];[.H366];IF(OR([.E366]=&quot;SubStart&quot;;[.E366]=&quot;Sub&quot;);[.K366];[.J366]);[.L366]))">
            <text:p/>
          </table:table-cell>
          <table:table-cell table:number-columns-repeated="7"/>
          <table:table-cell table:style-name="ce9" table:formula="of:=IF(LEN([.E366]) = 0;[.J366];IF(OR([.E366]=&quot;SubStart&quot;;[.E366]=&quot;SubEnd&quot;);&quot;&quot;;[.K366]))">
            <text:p/>
          </table:table-cell>
          <table:table-cell table:style-name="ce9" table:formula="of:=IF([.E366]=&quot;Sub&quot;;[.J365];IF(LEN([.H366])=0;&quot;&quot;;IF([.J365]=&quot;Number&quot;;&quot;&quot;;IF(LEN([.J365])=0;1;[.J365]+1))))">
            <text:p/>
          </table:table-cell>
          <table:table-cell table:style-name="ce9" table:formula="of:=IF(LEN([.H366])=0;&quot;&quot;;IF([.K365]=&quot;SubOrder&quot;;&quot;&quot;;IF([.E366]&lt;&gt;&quot;Sub&quot;;&quot;&quot;;IF(LEN([.K365])=0;1;[.K36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67]);&quot;&quot;;CONCATENATE([.D367];[.F367];[.G367];[.H367];IF(OR([.E367]=&quot;SubStart&quot;;[.E367]=&quot;Sub&quot;);[.K367];[.J367]);[.L367]))">
            <text:p/>
          </table:table-cell>
          <table:table-cell table:number-columns-repeated="7"/>
          <table:table-cell table:style-name="ce9" table:formula="of:=IF(LEN([.E367]) = 0;[.J367];IF(OR([.E367]=&quot;SubStart&quot;;[.E367]=&quot;SubEnd&quot;);&quot;&quot;;[.K367]))">
            <text:p/>
          </table:table-cell>
          <table:table-cell table:style-name="ce9" table:formula="of:=IF([.E367]=&quot;Sub&quot;;[.J366];IF(LEN([.H367])=0;&quot;&quot;;IF([.J366]=&quot;Number&quot;;&quot;&quot;;IF(LEN([.J366])=0;1;[.J366]+1))))">
            <text:p/>
          </table:table-cell>
          <table:table-cell table:style-name="ce9" table:formula="of:=IF(LEN([.H367])=0;&quot;&quot;;IF([.K366]=&quot;SubOrder&quot;;&quot;&quot;;IF([.E367]&lt;&gt;&quot;Sub&quot;;&quot;&quot;;IF(LEN([.K366])=0;1;[.K36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68]);&quot;&quot;;CONCATENATE([.D368];[.F368];[.G368];[.H368];IF(OR([.E368]=&quot;SubStart&quot;;[.E368]=&quot;Sub&quot;);[.K368];[.J368]);[.L368]))">
            <text:p/>
          </table:table-cell>
          <table:table-cell table:number-columns-repeated="7"/>
          <table:table-cell table:style-name="ce9" table:formula="of:=IF(LEN([.E368]) = 0;[.J368];IF(OR([.E368]=&quot;SubStart&quot;;[.E368]=&quot;SubEnd&quot;);&quot;&quot;;[.K368]))">
            <text:p/>
          </table:table-cell>
          <table:table-cell table:style-name="ce9" table:formula="of:=IF([.E368]=&quot;Sub&quot;;[.J367];IF(LEN([.H368])=0;&quot;&quot;;IF([.J367]=&quot;Number&quot;;&quot;&quot;;IF(LEN([.J367])=0;1;[.J367]+1))))">
            <text:p/>
          </table:table-cell>
          <table:table-cell table:style-name="ce9" table:formula="of:=IF(LEN([.H368])=0;&quot;&quot;;IF([.K367]=&quot;SubOrder&quot;;&quot;&quot;;IF([.E368]&lt;&gt;&quot;Sub&quot;;&quot;&quot;;IF(LEN([.K367])=0;1;[.K36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69]);&quot;&quot;;CONCATENATE([.D369];[.F369];[.G369];[.H369];IF(OR([.E369]=&quot;SubStart&quot;;[.E369]=&quot;Sub&quot;);[.K369];[.J369]);[.L369]))">
            <text:p/>
          </table:table-cell>
          <table:table-cell table:number-columns-repeated="7"/>
          <table:table-cell table:style-name="ce9" table:formula="of:=IF(LEN([.E369]) = 0;[.J369];IF(OR([.E369]=&quot;SubStart&quot;;[.E369]=&quot;SubEnd&quot;);&quot;&quot;;[.K369]))">
            <text:p/>
          </table:table-cell>
          <table:table-cell table:style-name="ce9" table:formula="of:=IF([.E369]=&quot;Sub&quot;;[.J368];IF(LEN([.H369])=0;&quot;&quot;;IF([.J368]=&quot;Number&quot;;&quot;&quot;;IF(LEN([.J368])=0;1;[.J368]+1))))">
            <text:p/>
          </table:table-cell>
          <table:table-cell table:style-name="ce9" table:formula="of:=IF(LEN([.H369])=0;&quot;&quot;;IF([.K368]=&quot;SubOrder&quot;;&quot;&quot;;IF([.E369]&lt;&gt;&quot;Sub&quot;;&quot;&quot;;IF(LEN([.K368])=0;1;[.K36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70]);&quot;&quot;;CONCATENATE([.D370];[.F370];[.G370];[.H370];IF(OR([.E370]=&quot;SubStart&quot;;[.E370]=&quot;Sub&quot;);[.K370];[.J370]);[.L370]))">
            <text:p/>
          </table:table-cell>
          <table:table-cell table:number-columns-repeated="7"/>
          <table:table-cell table:style-name="ce9" table:formula="of:=IF(LEN([.E370]) = 0;[.J370];IF(OR([.E370]=&quot;SubStart&quot;;[.E370]=&quot;SubEnd&quot;);&quot;&quot;;[.K370]))">
            <text:p/>
          </table:table-cell>
          <table:table-cell table:style-name="ce9" table:formula="of:=IF([.E370]=&quot;Sub&quot;;[.J369];IF(LEN([.H370])=0;&quot;&quot;;IF([.J369]=&quot;Number&quot;;&quot;&quot;;IF(LEN([.J369])=0;1;[.J369]+1))))">
            <text:p/>
          </table:table-cell>
          <table:table-cell table:style-name="ce9" table:formula="of:=IF(LEN([.H370])=0;&quot;&quot;;IF([.K369]=&quot;SubOrder&quot;;&quot;&quot;;IF([.E370]&lt;&gt;&quot;Sub&quot;;&quot;&quot;;IF(LEN([.K369])=0;1;[.K36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71]);&quot;&quot;;CONCATENATE([.D371];[.F371];[.G371];[.H371];IF(OR([.E371]=&quot;SubStart&quot;;[.E371]=&quot;Sub&quot;);[.K371];[.J371]);[.L371]))">
            <text:p/>
          </table:table-cell>
          <table:table-cell table:number-columns-repeated="7"/>
          <table:table-cell table:style-name="ce9" table:formula="of:=IF(LEN([.E371]) = 0;[.J371];IF(OR([.E371]=&quot;SubStart&quot;;[.E371]=&quot;SubEnd&quot;);&quot;&quot;;[.K371]))">
            <text:p/>
          </table:table-cell>
          <table:table-cell table:style-name="ce9" table:formula="of:=IF([.E371]=&quot;Sub&quot;;[.J370];IF(LEN([.H371])=0;&quot;&quot;;IF([.J370]=&quot;Number&quot;;&quot;&quot;;IF(LEN([.J370])=0;1;[.J370]+1))))">
            <text:p/>
          </table:table-cell>
          <table:table-cell table:style-name="ce9" table:formula="of:=IF(LEN([.H371])=0;&quot;&quot;;IF([.K370]=&quot;SubOrder&quot;;&quot;&quot;;IF([.E371]&lt;&gt;&quot;Sub&quot;;&quot;&quot;;IF(LEN([.K370])=0;1;[.K37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72]);&quot;&quot;;CONCATENATE([.D372];[.F372];[.G372];[.H372];IF(OR([.E372]=&quot;SubStart&quot;;[.E372]=&quot;Sub&quot;);[.K372];[.J372]);[.L372]))">
            <text:p/>
          </table:table-cell>
          <table:table-cell table:number-columns-repeated="7"/>
          <table:table-cell table:style-name="ce9" table:formula="of:=IF(LEN([.E372]) = 0;[.J372];IF(OR([.E372]=&quot;SubStart&quot;;[.E372]=&quot;SubEnd&quot;);&quot;&quot;;[.K372]))">
            <text:p/>
          </table:table-cell>
          <table:table-cell table:style-name="ce9" table:formula="of:=IF([.E372]=&quot;Sub&quot;;[.J371];IF(LEN([.H372])=0;&quot;&quot;;IF([.J371]=&quot;Number&quot;;&quot;&quot;;IF(LEN([.J371])=0;1;[.J371]+1))))">
            <text:p/>
          </table:table-cell>
          <table:table-cell table:style-name="ce9" table:formula="of:=IF(LEN([.H372])=0;&quot;&quot;;IF([.K371]=&quot;SubOrder&quot;;&quot;&quot;;IF([.E372]&lt;&gt;&quot;Sub&quot;;&quot;&quot;;IF(LEN([.K371])=0;1;[.K37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73]);&quot;&quot;;CONCATENATE([.D373];[.F373];[.G373];[.H373];IF(OR([.E373]=&quot;SubStart&quot;;[.E373]=&quot;Sub&quot;);[.K373];[.J373]);[.L373]))">
            <text:p/>
          </table:table-cell>
          <table:table-cell table:number-columns-repeated="7"/>
          <table:table-cell table:style-name="ce9" table:formula="of:=IF(LEN([.E373]) = 0;[.J373];IF(OR([.E373]=&quot;SubStart&quot;;[.E373]=&quot;SubEnd&quot;);&quot;&quot;;[.K373]))">
            <text:p/>
          </table:table-cell>
          <table:table-cell table:style-name="ce9" table:formula="of:=IF([.E373]=&quot;Sub&quot;;[.J372];IF(LEN([.H373])=0;&quot;&quot;;IF([.J372]=&quot;Number&quot;;&quot;&quot;;IF(LEN([.J372])=0;1;[.J372]+1))))">
            <text:p/>
          </table:table-cell>
          <table:table-cell table:style-name="ce9" table:formula="of:=IF(LEN([.H373])=0;&quot;&quot;;IF([.K372]=&quot;SubOrder&quot;;&quot;&quot;;IF([.E373]&lt;&gt;&quot;Sub&quot;;&quot;&quot;;IF(LEN([.K372])=0;1;[.K37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74]);&quot;&quot;;CONCATENATE([.D374];[.F374];[.G374];[.H374];IF(OR([.E374]=&quot;SubStart&quot;;[.E374]=&quot;Sub&quot;);[.K374];[.J374]);[.L374]))">
            <text:p/>
          </table:table-cell>
          <table:table-cell table:number-columns-repeated="7"/>
          <table:table-cell table:style-name="ce9" table:formula="of:=IF(LEN([.E374]) = 0;[.J374];IF(OR([.E374]=&quot;SubStart&quot;;[.E374]=&quot;SubEnd&quot;);&quot;&quot;;[.K374]))">
            <text:p/>
          </table:table-cell>
          <table:table-cell table:style-name="ce9" table:formula="of:=IF([.E374]=&quot;Sub&quot;;[.J373];IF(LEN([.H374])=0;&quot;&quot;;IF([.J373]=&quot;Number&quot;;&quot;&quot;;IF(LEN([.J373])=0;1;[.J373]+1))))">
            <text:p/>
          </table:table-cell>
          <table:table-cell table:style-name="ce9" table:formula="of:=IF(LEN([.H374])=0;&quot;&quot;;IF([.K373]=&quot;SubOrder&quot;;&quot;&quot;;IF([.E374]&lt;&gt;&quot;Sub&quot;;&quot;&quot;;IF(LEN([.K373])=0;1;[.K37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75]);&quot;&quot;;CONCATENATE([.D375];[.F375];[.G375];[.H375];IF(OR([.E375]=&quot;SubStart&quot;;[.E375]=&quot;Sub&quot;);[.K375];[.J375]);[.L375]))">
            <text:p/>
          </table:table-cell>
          <table:table-cell table:number-columns-repeated="7"/>
          <table:table-cell table:style-name="ce9" table:formula="of:=IF(LEN([.E375]) = 0;[.J375];IF(OR([.E375]=&quot;SubStart&quot;;[.E375]=&quot;SubEnd&quot;);&quot;&quot;;[.K375]))">
            <text:p/>
          </table:table-cell>
          <table:table-cell table:style-name="ce9" table:formula="of:=IF([.E375]=&quot;Sub&quot;;[.J374];IF(LEN([.H375])=0;&quot;&quot;;IF([.J374]=&quot;Number&quot;;&quot;&quot;;IF(LEN([.J374])=0;1;[.J374]+1))))">
            <text:p/>
          </table:table-cell>
          <table:table-cell table:style-name="ce9" table:formula="of:=IF(LEN([.H375])=0;&quot;&quot;;IF([.K374]=&quot;SubOrder&quot;;&quot;&quot;;IF([.E375]&lt;&gt;&quot;Sub&quot;;&quot;&quot;;IF(LEN([.K374])=0;1;[.K37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76]);&quot;&quot;;CONCATENATE([.D376];[.F376];[.G376];[.H376];IF(OR([.E376]=&quot;SubStart&quot;;[.E376]=&quot;Sub&quot;);[.K376];[.J376]);[.L376]))">
            <text:p/>
          </table:table-cell>
          <table:table-cell table:number-columns-repeated="7"/>
          <table:table-cell table:style-name="ce9" table:formula="of:=IF(LEN([.E376]) = 0;[.J376];IF(OR([.E376]=&quot;SubStart&quot;;[.E376]=&quot;SubEnd&quot;);&quot;&quot;;[.K376]))">
            <text:p/>
          </table:table-cell>
          <table:table-cell table:style-name="ce9" table:formula="of:=IF([.E376]=&quot;Sub&quot;;[.J375];IF(LEN([.H376])=0;&quot;&quot;;IF([.J375]=&quot;Number&quot;;&quot;&quot;;IF(LEN([.J375])=0;1;[.J375]+1))))">
            <text:p/>
          </table:table-cell>
          <table:table-cell table:style-name="ce9" table:formula="of:=IF(LEN([.H376])=0;&quot;&quot;;IF([.K375]=&quot;SubOrder&quot;;&quot;&quot;;IF([.E376]&lt;&gt;&quot;Sub&quot;;&quot;&quot;;IF(LEN([.K375])=0;1;[.K37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77]);&quot;&quot;;CONCATENATE([.D377];[.F377];[.G377];[.H377];IF(OR([.E377]=&quot;SubStart&quot;;[.E377]=&quot;Sub&quot;);[.K377];[.J377]);[.L377]))">
            <text:p/>
          </table:table-cell>
          <table:table-cell table:number-columns-repeated="7"/>
          <table:table-cell table:style-name="ce9" table:formula="of:=IF(LEN([.E377]) = 0;[.J377];IF(OR([.E377]=&quot;SubStart&quot;;[.E377]=&quot;SubEnd&quot;);&quot;&quot;;[.K377]))">
            <text:p/>
          </table:table-cell>
          <table:table-cell table:style-name="ce9" table:formula="of:=IF([.E377]=&quot;Sub&quot;;[.J376];IF(LEN([.H377])=0;&quot;&quot;;IF([.J376]=&quot;Number&quot;;&quot;&quot;;IF(LEN([.J376])=0;1;[.J376]+1))))">
            <text:p/>
          </table:table-cell>
          <table:table-cell table:style-name="ce9" table:formula="of:=IF(LEN([.H377])=0;&quot;&quot;;IF([.K376]=&quot;SubOrder&quot;;&quot;&quot;;IF([.E377]&lt;&gt;&quot;Sub&quot;;&quot;&quot;;IF(LEN([.K376])=0;1;[.K37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78]);&quot;&quot;;CONCATENATE([.D378];[.F378];[.G378];[.H378];IF(OR([.E378]=&quot;SubStart&quot;;[.E378]=&quot;Sub&quot;);[.K378];[.J378]);[.L378]))">
            <text:p/>
          </table:table-cell>
          <table:table-cell table:number-columns-repeated="7"/>
          <table:table-cell table:style-name="ce9" table:formula="of:=IF(LEN([.E378]) = 0;[.J378];IF(OR([.E378]=&quot;SubStart&quot;;[.E378]=&quot;SubEnd&quot;);&quot;&quot;;[.K378]))">
            <text:p/>
          </table:table-cell>
          <table:table-cell table:style-name="ce9" table:formula="of:=IF([.E378]=&quot;Sub&quot;;[.J377];IF(LEN([.H378])=0;&quot;&quot;;IF([.J377]=&quot;Number&quot;;&quot;&quot;;IF(LEN([.J377])=0;1;[.J377]+1))))">
            <text:p/>
          </table:table-cell>
          <table:table-cell table:style-name="ce9" table:formula="of:=IF(LEN([.H378])=0;&quot;&quot;;IF([.K377]=&quot;SubOrder&quot;;&quot;&quot;;IF([.E378]&lt;&gt;&quot;Sub&quot;;&quot;&quot;;IF(LEN([.K377])=0;1;[.K37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79]);&quot;&quot;;CONCATENATE([.D379];[.F379];[.G379];[.H379];IF(OR([.E379]=&quot;SubStart&quot;;[.E379]=&quot;Sub&quot;);[.K379];[.J379]);[.L379]))">
            <text:p/>
          </table:table-cell>
          <table:table-cell table:number-columns-repeated="7"/>
          <table:table-cell table:style-name="ce9" table:formula="of:=IF(LEN([.E379]) = 0;[.J379];IF(OR([.E379]=&quot;SubStart&quot;;[.E379]=&quot;SubEnd&quot;);&quot;&quot;;[.K379]))">
            <text:p/>
          </table:table-cell>
          <table:table-cell table:style-name="ce9" table:formula="of:=IF([.E379]=&quot;Sub&quot;;[.J378];IF(LEN([.H379])=0;&quot;&quot;;IF([.J378]=&quot;Number&quot;;&quot;&quot;;IF(LEN([.J378])=0;1;[.J378]+1))))">
            <text:p/>
          </table:table-cell>
          <table:table-cell table:style-name="ce9" table:formula="of:=IF(LEN([.H379])=0;&quot;&quot;;IF([.K378]=&quot;SubOrder&quot;;&quot;&quot;;IF([.E379]&lt;&gt;&quot;Sub&quot;;&quot;&quot;;IF(LEN([.K378])=0;1;[.K37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80]);&quot;&quot;;CONCATENATE([.D380];[.F380];[.G380];[.H380];IF(OR([.E380]=&quot;SubStart&quot;;[.E380]=&quot;Sub&quot;);[.K380];[.J380]);[.L380]))">
            <text:p/>
          </table:table-cell>
          <table:table-cell table:number-columns-repeated="7"/>
          <table:table-cell table:style-name="ce9" table:formula="of:=IF(LEN([.E380]) = 0;[.J380];IF(OR([.E380]=&quot;SubStart&quot;;[.E380]=&quot;SubEnd&quot;);&quot;&quot;;[.K380]))">
            <text:p/>
          </table:table-cell>
          <table:table-cell table:style-name="ce9" table:formula="of:=IF([.E380]=&quot;Sub&quot;;[.J379];IF(LEN([.H380])=0;&quot;&quot;;IF([.J379]=&quot;Number&quot;;&quot;&quot;;IF(LEN([.J379])=0;1;[.J379]+1))))">
            <text:p/>
          </table:table-cell>
          <table:table-cell table:style-name="ce9" table:formula="of:=IF(LEN([.H380])=0;&quot;&quot;;IF([.K379]=&quot;SubOrder&quot;;&quot;&quot;;IF([.E380]&lt;&gt;&quot;Sub&quot;;&quot;&quot;;IF(LEN([.K379])=0;1;[.K37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81]);&quot;&quot;;CONCATENATE([.D381];[.F381];[.G381];[.H381];IF(OR([.E381]=&quot;SubStart&quot;;[.E381]=&quot;Sub&quot;);[.K381];[.J381]);[.L381]))">
            <text:p/>
          </table:table-cell>
          <table:table-cell table:number-columns-repeated="7"/>
          <table:table-cell table:style-name="ce9" table:formula="of:=IF(LEN([.E381]) = 0;[.J381];IF(OR([.E381]=&quot;SubStart&quot;;[.E381]=&quot;SubEnd&quot;);&quot;&quot;;[.K381]))">
            <text:p/>
          </table:table-cell>
          <table:table-cell table:style-name="ce9" table:formula="of:=IF([.E381]=&quot;Sub&quot;;[.J380];IF(LEN([.H381])=0;&quot;&quot;;IF([.J380]=&quot;Number&quot;;&quot;&quot;;IF(LEN([.J380])=0;1;[.J380]+1))))">
            <text:p/>
          </table:table-cell>
          <table:table-cell table:style-name="ce9" table:formula="of:=IF(LEN([.H381])=0;&quot;&quot;;IF([.K380]=&quot;SubOrder&quot;;&quot;&quot;;IF([.E381]&lt;&gt;&quot;Sub&quot;;&quot;&quot;;IF(LEN([.K380])=0;1;[.K38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82]);&quot;&quot;;CONCATENATE([.D382];[.F382];[.G382];[.H382];IF(OR([.E382]=&quot;SubStart&quot;;[.E382]=&quot;Sub&quot;);[.K382];[.J382]);[.L382]))">
            <text:p/>
          </table:table-cell>
          <table:table-cell table:number-columns-repeated="7"/>
          <table:table-cell table:style-name="ce9" table:formula="of:=IF(LEN([.E382]) = 0;[.J382];IF(OR([.E382]=&quot;SubStart&quot;;[.E382]=&quot;SubEnd&quot;);&quot;&quot;;[.K382]))">
            <text:p/>
          </table:table-cell>
          <table:table-cell table:style-name="ce9" table:formula="of:=IF([.E382]=&quot;Sub&quot;;[.J381];IF(LEN([.H382])=0;&quot;&quot;;IF([.J381]=&quot;Number&quot;;&quot;&quot;;IF(LEN([.J381])=0;1;[.J381]+1))))">
            <text:p/>
          </table:table-cell>
          <table:table-cell table:style-name="ce9" table:formula="of:=IF(LEN([.H382])=0;&quot;&quot;;IF([.K381]=&quot;SubOrder&quot;;&quot;&quot;;IF([.E382]&lt;&gt;&quot;Sub&quot;;&quot;&quot;;IF(LEN([.K381])=0;1;[.K38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83]);&quot;&quot;;CONCATENATE([.D383];[.F383];[.G383];[.H383];IF(OR([.E383]=&quot;SubStart&quot;;[.E383]=&quot;Sub&quot;);[.K383];[.J383]);[.L383]))">
            <text:p/>
          </table:table-cell>
          <table:table-cell table:number-columns-repeated="7"/>
          <table:table-cell table:style-name="ce9" table:formula="of:=IF(LEN([.E383]) = 0;[.J383];IF(OR([.E383]=&quot;SubStart&quot;;[.E383]=&quot;SubEnd&quot;);&quot;&quot;;[.K383]))">
            <text:p/>
          </table:table-cell>
          <table:table-cell table:style-name="ce9" table:formula="of:=IF([.E383]=&quot;Sub&quot;;[.J382];IF(LEN([.H383])=0;&quot;&quot;;IF([.J382]=&quot;Number&quot;;&quot;&quot;;IF(LEN([.J382])=0;1;[.J382]+1))))">
            <text:p/>
          </table:table-cell>
          <table:table-cell table:style-name="ce9" table:formula="of:=IF(LEN([.H383])=0;&quot;&quot;;IF([.K382]=&quot;SubOrder&quot;;&quot;&quot;;IF([.E383]&lt;&gt;&quot;Sub&quot;;&quot;&quot;;IF(LEN([.K382])=0;1;[.K38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84]);&quot;&quot;;CONCATENATE([.D384];[.F384];[.G384];[.H384];IF(OR([.E384]=&quot;SubStart&quot;;[.E384]=&quot;Sub&quot;);[.K384];[.J384]);[.L384]))">
            <text:p/>
          </table:table-cell>
          <table:table-cell table:number-columns-repeated="7"/>
          <table:table-cell table:style-name="ce9" table:formula="of:=IF(LEN([.E384]) = 0;[.J384];IF(OR([.E384]=&quot;SubStart&quot;;[.E384]=&quot;SubEnd&quot;);&quot;&quot;;[.K384]))">
            <text:p/>
          </table:table-cell>
          <table:table-cell table:style-name="ce9" table:formula="of:=IF([.E384]=&quot;Sub&quot;;[.J383];IF(LEN([.H384])=0;&quot;&quot;;IF([.J383]=&quot;Number&quot;;&quot;&quot;;IF(LEN([.J383])=0;1;[.J383]+1))))">
            <text:p/>
          </table:table-cell>
          <table:table-cell table:style-name="ce9" table:formula="of:=IF(LEN([.H384])=0;&quot;&quot;;IF([.K383]=&quot;SubOrder&quot;;&quot;&quot;;IF([.E384]&lt;&gt;&quot;Sub&quot;;&quot;&quot;;IF(LEN([.K383])=0;1;[.K38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85]);&quot;&quot;;CONCATENATE([.D385];[.F385];[.G385];[.H385];IF(OR([.E385]=&quot;SubStart&quot;;[.E385]=&quot;Sub&quot;);[.K385];[.J385]);[.L385]))">
            <text:p/>
          </table:table-cell>
          <table:table-cell table:number-columns-repeated="7"/>
          <table:table-cell table:style-name="ce9" table:formula="of:=IF(LEN([.E385]) = 0;[.J385];IF(OR([.E385]=&quot;SubStart&quot;;[.E385]=&quot;SubEnd&quot;);&quot;&quot;;[.K385]))">
            <text:p/>
          </table:table-cell>
          <table:table-cell table:style-name="ce9" table:formula="of:=IF([.E385]=&quot;Sub&quot;;[.J384];IF(LEN([.H385])=0;&quot;&quot;;IF([.J384]=&quot;Number&quot;;&quot;&quot;;IF(LEN([.J384])=0;1;[.J384]+1))))">
            <text:p/>
          </table:table-cell>
          <table:table-cell table:style-name="ce9" table:formula="of:=IF(LEN([.H385])=0;&quot;&quot;;IF([.K384]=&quot;SubOrder&quot;;&quot;&quot;;IF([.E385]&lt;&gt;&quot;Sub&quot;;&quot;&quot;;IF(LEN([.K384])=0;1;[.K38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86]);&quot;&quot;;CONCATENATE([.D386];[.F386];[.G386];[.H386];IF(OR([.E386]=&quot;SubStart&quot;;[.E386]=&quot;Sub&quot;);[.K386];[.J386]);[.L386]))">
            <text:p/>
          </table:table-cell>
          <table:table-cell table:number-columns-repeated="7"/>
          <table:table-cell table:style-name="ce9" table:formula="of:=IF(LEN([.E386]) = 0;[.J386];IF(OR([.E386]=&quot;SubStart&quot;;[.E386]=&quot;SubEnd&quot;);&quot;&quot;;[.K386]))">
            <text:p/>
          </table:table-cell>
          <table:table-cell table:style-name="ce9" table:formula="of:=IF([.E386]=&quot;Sub&quot;;[.J385];IF(LEN([.H386])=0;&quot;&quot;;IF([.J385]=&quot;Number&quot;;&quot;&quot;;IF(LEN([.J385])=0;1;[.J385]+1))))">
            <text:p/>
          </table:table-cell>
          <table:table-cell table:style-name="ce9" table:formula="of:=IF(LEN([.H386])=0;&quot;&quot;;IF([.K385]=&quot;SubOrder&quot;;&quot;&quot;;IF([.E386]&lt;&gt;&quot;Sub&quot;;&quot;&quot;;IF(LEN([.K385])=0;1;[.K38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87]);&quot;&quot;;CONCATENATE([.D387];[.F387];[.G387];[.H387];IF(OR([.E387]=&quot;SubStart&quot;;[.E387]=&quot;Sub&quot;);[.K387];[.J387]);[.L387]))">
            <text:p/>
          </table:table-cell>
          <table:table-cell table:number-columns-repeated="7"/>
          <table:table-cell table:style-name="ce9" table:formula="of:=IF(LEN([.E387]) = 0;[.J387];IF(OR([.E387]=&quot;SubStart&quot;;[.E387]=&quot;SubEnd&quot;);&quot;&quot;;[.K387]))">
            <text:p/>
          </table:table-cell>
          <table:table-cell table:style-name="ce9" table:formula="of:=IF([.E387]=&quot;Sub&quot;;[.J386];IF(LEN([.H387])=0;&quot;&quot;;IF([.J386]=&quot;Number&quot;;&quot;&quot;;IF(LEN([.J386])=0;1;[.J386]+1))))">
            <text:p/>
          </table:table-cell>
          <table:table-cell table:style-name="ce9" table:formula="of:=IF(LEN([.H387])=0;&quot;&quot;;IF([.K386]=&quot;SubOrder&quot;;&quot;&quot;;IF([.E387]&lt;&gt;&quot;Sub&quot;;&quot;&quot;;IF(LEN([.K386])=0;1;[.K38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88]);&quot;&quot;;CONCATENATE([.D388];[.F388];[.G388];[.H388];IF(OR([.E388]=&quot;SubStart&quot;;[.E388]=&quot;Sub&quot;);[.K388];[.J388]);[.L388]))">
            <text:p/>
          </table:table-cell>
          <table:table-cell table:number-columns-repeated="7"/>
          <table:table-cell table:style-name="ce9" table:formula="of:=IF(LEN([.E388]) = 0;[.J388];IF(OR([.E388]=&quot;SubStart&quot;;[.E388]=&quot;SubEnd&quot;);&quot;&quot;;[.K388]))">
            <text:p/>
          </table:table-cell>
          <table:table-cell table:style-name="ce9" table:formula="of:=IF([.E388]=&quot;Sub&quot;;[.J387];IF(LEN([.H388])=0;&quot;&quot;;IF([.J387]=&quot;Number&quot;;&quot;&quot;;IF(LEN([.J387])=0;1;[.J387]+1))))">
            <text:p/>
          </table:table-cell>
          <table:table-cell table:style-name="ce9" table:formula="of:=IF(LEN([.H388])=0;&quot;&quot;;IF([.K387]=&quot;SubOrder&quot;;&quot;&quot;;IF([.E388]&lt;&gt;&quot;Sub&quot;;&quot;&quot;;IF(LEN([.K387])=0;1;[.K38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89]);&quot;&quot;;CONCATENATE([.D389];[.F389];[.G389];[.H389];IF(OR([.E389]=&quot;SubStart&quot;;[.E389]=&quot;Sub&quot;);[.K389];[.J389]);[.L389]))">
            <text:p/>
          </table:table-cell>
          <table:table-cell table:number-columns-repeated="7"/>
          <table:table-cell table:style-name="ce9" table:formula="of:=IF(LEN([.E389]) = 0;[.J389];IF(OR([.E389]=&quot;SubStart&quot;;[.E389]=&quot;SubEnd&quot;);&quot;&quot;;[.K389]))">
            <text:p/>
          </table:table-cell>
          <table:table-cell table:style-name="ce9" table:formula="of:=IF([.E389]=&quot;Sub&quot;;[.J388];IF(LEN([.H389])=0;&quot;&quot;;IF([.J388]=&quot;Number&quot;;&quot;&quot;;IF(LEN([.J388])=0;1;[.J388]+1))))">
            <text:p/>
          </table:table-cell>
          <table:table-cell table:style-name="ce9" table:formula="of:=IF(LEN([.H389])=0;&quot;&quot;;IF([.K388]=&quot;SubOrder&quot;;&quot;&quot;;IF([.E389]&lt;&gt;&quot;Sub&quot;;&quot;&quot;;IF(LEN([.K388])=0;1;[.K38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90]);&quot;&quot;;CONCATENATE([.D390];[.F390];[.G390];[.H390];IF(OR([.E390]=&quot;SubStart&quot;;[.E390]=&quot;Sub&quot;);[.K390];[.J390]);[.L390]))">
            <text:p/>
          </table:table-cell>
          <table:table-cell table:number-columns-repeated="7"/>
          <table:table-cell table:style-name="ce9" table:formula="of:=IF(LEN([.E390]) = 0;[.J390];IF(OR([.E390]=&quot;SubStart&quot;;[.E390]=&quot;SubEnd&quot;);&quot;&quot;;[.K390]))">
            <text:p/>
          </table:table-cell>
          <table:table-cell table:style-name="ce9" table:formula="of:=IF([.E390]=&quot;Sub&quot;;[.J389];IF(LEN([.H390])=0;&quot;&quot;;IF([.J389]=&quot;Number&quot;;&quot;&quot;;IF(LEN([.J389])=0;1;[.J389]+1))))">
            <text:p/>
          </table:table-cell>
          <table:table-cell table:style-name="ce9" table:formula="of:=IF(LEN([.H390])=0;&quot;&quot;;IF([.K389]=&quot;SubOrder&quot;;&quot;&quot;;IF([.E390]&lt;&gt;&quot;Sub&quot;;&quot;&quot;;IF(LEN([.K389])=0;1;[.K38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91]);&quot;&quot;;CONCATENATE([.D391];[.F391];[.G391];[.H391];IF(OR([.E391]=&quot;SubStart&quot;;[.E391]=&quot;Sub&quot;);[.K391];[.J391]);[.L391]))">
            <text:p/>
          </table:table-cell>
          <table:table-cell table:number-columns-repeated="7"/>
          <table:table-cell table:style-name="ce9" table:formula="of:=IF(LEN([.E391]) = 0;[.J391];IF(OR([.E391]=&quot;SubStart&quot;;[.E391]=&quot;SubEnd&quot;);&quot;&quot;;[.K391]))">
            <text:p/>
          </table:table-cell>
          <table:table-cell table:style-name="ce9" table:formula="of:=IF([.E391]=&quot;Sub&quot;;[.J390];IF(LEN([.H391])=0;&quot;&quot;;IF([.J390]=&quot;Number&quot;;&quot;&quot;;IF(LEN([.J390])=0;1;[.J390]+1))))">
            <text:p/>
          </table:table-cell>
          <table:table-cell table:style-name="ce9" table:formula="of:=IF(LEN([.H391])=0;&quot;&quot;;IF([.K390]=&quot;SubOrder&quot;;&quot;&quot;;IF([.E391]&lt;&gt;&quot;Sub&quot;;&quot;&quot;;IF(LEN([.K390])=0;1;[.K39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92]);&quot;&quot;;CONCATENATE([.D392];[.F392];[.G392];[.H392];IF(OR([.E392]=&quot;SubStart&quot;;[.E392]=&quot;Sub&quot;);[.K392];[.J392]);[.L392]))">
            <text:p/>
          </table:table-cell>
          <table:table-cell table:number-columns-repeated="7"/>
          <table:table-cell table:style-name="ce9" table:formula="of:=IF(LEN([.E392]) = 0;[.J392];IF(OR([.E392]=&quot;SubStart&quot;;[.E392]=&quot;SubEnd&quot;);&quot;&quot;;[.K392]))">
            <text:p/>
          </table:table-cell>
          <table:table-cell table:style-name="ce9" table:formula="of:=IF([.E392]=&quot;Sub&quot;;[.J391];IF(LEN([.H392])=0;&quot;&quot;;IF([.J391]=&quot;Number&quot;;&quot;&quot;;IF(LEN([.J391])=0;1;[.J391]+1))))">
            <text:p/>
          </table:table-cell>
          <table:table-cell table:style-name="ce9" table:formula="of:=IF(LEN([.H392])=0;&quot;&quot;;IF([.K391]=&quot;SubOrder&quot;;&quot;&quot;;IF([.E392]&lt;&gt;&quot;Sub&quot;;&quot;&quot;;IF(LEN([.K391])=0;1;[.K39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93]);&quot;&quot;;CONCATENATE([.D393];[.F393];[.G393];[.H393];IF(OR([.E393]=&quot;SubStart&quot;;[.E393]=&quot;Sub&quot;);[.K393];[.J393]);[.L393]))">
            <text:p/>
          </table:table-cell>
          <table:table-cell table:number-columns-repeated="7"/>
          <table:table-cell table:style-name="ce9" table:formula="of:=IF(LEN([.E393]) = 0;[.J393];IF(OR([.E393]=&quot;SubStart&quot;;[.E393]=&quot;SubEnd&quot;);&quot;&quot;;[.K393]))">
            <text:p/>
          </table:table-cell>
          <table:table-cell table:style-name="ce9" table:formula="of:=IF([.E393]=&quot;Sub&quot;;[.J392];IF(LEN([.H393])=0;&quot;&quot;;IF([.J392]=&quot;Number&quot;;&quot;&quot;;IF(LEN([.J392])=0;1;[.J392]+1))))">
            <text:p/>
          </table:table-cell>
          <table:table-cell table:style-name="ce9" table:formula="of:=IF(LEN([.H393])=0;&quot;&quot;;IF([.K392]=&quot;SubOrder&quot;;&quot;&quot;;IF([.E393]&lt;&gt;&quot;Sub&quot;;&quot;&quot;;IF(LEN([.K392])=0;1;[.K39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94]);&quot;&quot;;CONCATENATE([.D394];[.F394];[.G394];[.H394];IF(OR([.E394]=&quot;SubStart&quot;;[.E394]=&quot;Sub&quot;);[.K394];[.J394]);[.L394]))">
            <text:p/>
          </table:table-cell>
          <table:table-cell table:number-columns-repeated="7"/>
          <table:table-cell table:style-name="ce9" table:formula="of:=IF(LEN([.E394]) = 0;[.J394];IF(OR([.E394]=&quot;SubStart&quot;;[.E394]=&quot;SubEnd&quot;);&quot;&quot;;[.K394]))">
            <text:p/>
          </table:table-cell>
          <table:table-cell table:style-name="ce9" table:formula="of:=IF([.E394]=&quot;Sub&quot;;[.J393];IF(LEN([.H394])=0;&quot;&quot;;IF([.J393]=&quot;Number&quot;;&quot;&quot;;IF(LEN([.J393])=0;1;[.J393]+1))))">
            <text:p/>
          </table:table-cell>
          <table:table-cell table:style-name="ce9" table:formula="of:=IF(LEN([.H394])=0;&quot;&quot;;IF([.K393]=&quot;SubOrder&quot;;&quot;&quot;;IF([.E394]&lt;&gt;&quot;Sub&quot;;&quot;&quot;;IF(LEN([.K393])=0;1;[.K39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95]);&quot;&quot;;CONCATENATE([.D395];[.F395];[.G395];[.H395];IF(OR([.E395]=&quot;SubStart&quot;;[.E395]=&quot;Sub&quot;);[.K395];[.J395]);[.L395]))">
            <text:p/>
          </table:table-cell>
          <table:table-cell table:number-columns-repeated="7"/>
          <table:table-cell table:style-name="ce9" table:formula="of:=IF(LEN([.E395]) = 0;[.J395];IF(OR([.E395]=&quot;SubStart&quot;;[.E395]=&quot;SubEnd&quot;);&quot;&quot;;[.K395]))">
            <text:p/>
          </table:table-cell>
          <table:table-cell table:style-name="ce9" table:formula="of:=IF([.E395]=&quot;Sub&quot;;[.J394];IF(LEN([.H395])=0;&quot;&quot;;IF([.J394]=&quot;Number&quot;;&quot;&quot;;IF(LEN([.J394])=0;1;[.J394]+1))))">
            <text:p/>
          </table:table-cell>
          <table:table-cell table:style-name="ce9" table:formula="of:=IF(LEN([.H395])=0;&quot;&quot;;IF([.K394]=&quot;SubOrder&quot;;&quot;&quot;;IF([.E395]&lt;&gt;&quot;Sub&quot;;&quot;&quot;;IF(LEN([.K394])=0;1;[.K39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96]);&quot;&quot;;CONCATENATE([.D396];[.F396];[.G396];[.H396];IF(OR([.E396]=&quot;SubStart&quot;;[.E396]=&quot;Sub&quot;);[.K396];[.J396]);[.L396]))">
            <text:p/>
          </table:table-cell>
          <table:table-cell table:number-columns-repeated="7"/>
          <table:table-cell table:style-name="ce9" table:formula="of:=IF(LEN([.E396]) = 0;[.J396];IF(OR([.E396]=&quot;SubStart&quot;;[.E396]=&quot;SubEnd&quot;);&quot;&quot;;[.K396]))">
            <text:p/>
          </table:table-cell>
          <table:table-cell table:style-name="ce9" table:formula="of:=IF([.E396]=&quot;Sub&quot;;[.J395];IF(LEN([.H396])=0;&quot;&quot;;IF([.J395]=&quot;Number&quot;;&quot;&quot;;IF(LEN([.J395])=0;1;[.J395]+1))))">
            <text:p/>
          </table:table-cell>
          <table:table-cell table:style-name="ce9" table:formula="of:=IF(LEN([.H396])=0;&quot;&quot;;IF([.K395]=&quot;SubOrder&quot;;&quot;&quot;;IF([.E396]&lt;&gt;&quot;Sub&quot;;&quot;&quot;;IF(LEN([.K395])=0;1;[.K39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97]);&quot;&quot;;CONCATENATE([.D397];[.F397];[.G397];[.H397];IF(OR([.E397]=&quot;SubStart&quot;;[.E397]=&quot;Sub&quot;);[.K397];[.J397]);[.L397]))">
            <text:p/>
          </table:table-cell>
          <table:table-cell table:number-columns-repeated="7"/>
          <table:table-cell table:style-name="ce9" table:formula="of:=IF(LEN([.E397]) = 0;[.J397];IF(OR([.E397]=&quot;SubStart&quot;;[.E397]=&quot;SubEnd&quot;);&quot;&quot;;[.K397]))">
            <text:p/>
          </table:table-cell>
          <table:table-cell table:style-name="ce9" table:formula="of:=IF([.E397]=&quot;Sub&quot;;[.J396];IF(LEN([.H397])=0;&quot;&quot;;IF([.J396]=&quot;Number&quot;;&quot;&quot;;IF(LEN([.J396])=0;1;[.J396]+1))))">
            <text:p/>
          </table:table-cell>
          <table:table-cell table:style-name="ce9" table:formula="of:=IF(LEN([.H397])=0;&quot;&quot;;IF([.K396]=&quot;SubOrder&quot;;&quot;&quot;;IF([.E397]&lt;&gt;&quot;Sub&quot;;&quot;&quot;;IF(LEN([.K396])=0;1;[.K39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98]);&quot;&quot;;CONCATENATE([.D398];[.F398];[.G398];[.H398];IF(OR([.E398]=&quot;SubStart&quot;;[.E398]=&quot;Sub&quot;);[.K398];[.J398]);[.L398]))">
            <text:p/>
          </table:table-cell>
          <table:table-cell table:number-columns-repeated="7"/>
          <table:table-cell table:style-name="ce9" table:formula="of:=IF(LEN([.E398]) = 0;[.J398];IF(OR([.E398]=&quot;SubStart&quot;;[.E398]=&quot;SubEnd&quot;);&quot;&quot;;[.K398]))">
            <text:p/>
          </table:table-cell>
          <table:table-cell table:style-name="ce9" table:formula="of:=IF([.E398]=&quot;Sub&quot;;[.J397];IF(LEN([.H398])=0;&quot;&quot;;IF([.J397]=&quot;Number&quot;;&quot;&quot;;IF(LEN([.J397])=0;1;[.J397]+1))))">
            <text:p/>
          </table:table-cell>
          <table:table-cell table:style-name="ce9" table:formula="of:=IF(LEN([.H398])=0;&quot;&quot;;IF([.K397]=&quot;SubOrder&quot;;&quot;&quot;;IF([.E398]&lt;&gt;&quot;Sub&quot;;&quot;&quot;;IF(LEN([.K397])=0;1;[.K39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399]);&quot;&quot;;CONCATENATE([.D399];[.F399];[.G399];[.H399];IF(OR([.E399]=&quot;SubStart&quot;;[.E399]=&quot;Sub&quot;);[.K399];[.J399]);[.L399]))">
            <text:p/>
          </table:table-cell>
          <table:table-cell table:number-columns-repeated="7"/>
          <table:table-cell table:style-name="ce9" table:formula="of:=IF(LEN([.E399]) = 0;[.J399];IF(OR([.E399]=&quot;SubStart&quot;;[.E399]=&quot;SubEnd&quot;);&quot;&quot;;[.K399]))">
            <text:p/>
          </table:table-cell>
          <table:table-cell table:style-name="ce9" table:formula="of:=IF([.E399]=&quot;Sub&quot;;[.J398];IF(LEN([.H399])=0;&quot;&quot;;IF([.J398]=&quot;Number&quot;;&quot;&quot;;IF(LEN([.J398])=0;1;[.J398]+1))))">
            <text:p/>
          </table:table-cell>
          <table:table-cell table:style-name="ce9" table:formula="of:=IF(LEN([.H399])=0;&quot;&quot;;IF([.K398]=&quot;SubOrder&quot;;&quot;&quot;;IF([.E399]&lt;&gt;&quot;Sub&quot;;&quot;&quot;;IF(LEN([.K398])=0;1;[.K39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00]);&quot;&quot;;CONCATENATE([.D400];[.F400];[.G400];[.H400];IF(OR([.E400]=&quot;SubStart&quot;;[.E400]=&quot;Sub&quot;);[.K400];[.J400]);[.L400]))">
            <text:p/>
          </table:table-cell>
          <table:table-cell table:number-columns-repeated="7"/>
          <table:table-cell table:style-name="ce9" table:formula="of:=IF(LEN([.E400]) = 0;[.J400];IF(OR([.E400]=&quot;SubStart&quot;;[.E400]=&quot;SubEnd&quot;);&quot;&quot;;[.K400]))">
            <text:p/>
          </table:table-cell>
          <table:table-cell table:style-name="ce9" table:formula="of:=IF([.E400]=&quot;Sub&quot;;[.J399];IF(LEN([.H400])=0;&quot;&quot;;IF([.J399]=&quot;Number&quot;;&quot;&quot;;IF(LEN([.J399])=0;1;[.J399]+1))))">
            <text:p/>
          </table:table-cell>
          <table:table-cell table:style-name="ce9" table:formula="of:=IF(LEN([.H400])=0;&quot;&quot;;IF([.K399]=&quot;SubOrder&quot;;&quot;&quot;;IF([.E400]&lt;&gt;&quot;Sub&quot;;&quot;&quot;;IF(LEN([.K399])=0;1;[.K39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01]);&quot;&quot;;CONCATENATE([.D401];[.F401];[.G401];[.H401];IF(OR([.E401]=&quot;SubStart&quot;;[.E401]=&quot;Sub&quot;);[.K401];[.J401]);[.L401]))">
            <text:p/>
          </table:table-cell>
          <table:table-cell table:number-columns-repeated="7"/>
          <table:table-cell table:style-name="ce9" table:formula="of:=IF(LEN([.E401]) = 0;[.J401];IF(OR([.E401]=&quot;SubStart&quot;;[.E401]=&quot;SubEnd&quot;);&quot;&quot;;[.K401]))">
            <text:p/>
          </table:table-cell>
          <table:table-cell table:style-name="ce9" table:formula="of:=IF([.E401]=&quot;Sub&quot;;[.J400];IF(LEN([.H401])=0;&quot;&quot;;IF([.J400]=&quot;Number&quot;;&quot;&quot;;IF(LEN([.J400])=0;1;[.J400]+1))))">
            <text:p/>
          </table:table-cell>
          <table:table-cell table:style-name="ce9" table:formula="of:=IF(LEN([.H401])=0;&quot;&quot;;IF([.K400]=&quot;SubOrder&quot;;&quot;&quot;;IF([.E401]&lt;&gt;&quot;Sub&quot;;&quot;&quot;;IF(LEN([.K400])=0;1;[.K40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02]);&quot;&quot;;CONCATENATE([.D402];[.F402];[.G402];[.H402];IF(OR([.E402]=&quot;SubStart&quot;;[.E402]=&quot;Sub&quot;);[.K402];[.J402]);[.L402]))">
            <text:p/>
          </table:table-cell>
          <table:table-cell table:number-columns-repeated="7"/>
          <table:table-cell table:style-name="ce9" table:formula="of:=IF(LEN([.E402]) = 0;[.J402];IF(OR([.E402]=&quot;SubStart&quot;;[.E402]=&quot;SubEnd&quot;);&quot;&quot;;[.K402]))">
            <text:p/>
          </table:table-cell>
          <table:table-cell table:style-name="ce9" table:formula="of:=IF([.E402]=&quot;Sub&quot;;[.J401];IF(LEN([.H402])=0;&quot;&quot;;IF([.J401]=&quot;Number&quot;;&quot;&quot;;IF(LEN([.J401])=0;1;[.J401]+1))))">
            <text:p/>
          </table:table-cell>
          <table:table-cell table:style-name="ce9" table:formula="of:=IF(LEN([.H402])=0;&quot;&quot;;IF([.K401]=&quot;SubOrder&quot;;&quot;&quot;;IF([.E402]&lt;&gt;&quot;Sub&quot;;&quot;&quot;;IF(LEN([.K401])=0;1;[.K40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03]);&quot;&quot;;CONCATENATE([.D403];[.F403];[.G403];[.H403];IF(OR([.E403]=&quot;SubStart&quot;;[.E403]=&quot;Sub&quot;);[.K403];[.J403]);[.L403]))">
            <text:p/>
          </table:table-cell>
          <table:table-cell table:number-columns-repeated="7"/>
          <table:table-cell table:style-name="ce9" table:formula="of:=IF(LEN([.E403]) = 0;[.J403];IF(OR([.E403]=&quot;SubStart&quot;;[.E403]=&quot;SubEnd&quot;);&quot;&quot;;[.K403]))">
            <text:p/>
          </table:table-cell>
          <table:table-cell table:style-name="ce9" table:formula="of:=IF([.E403]=&quot;Sub&quot;;[.J402];IF(LEN([.H403])=0;&quot;&quot;;IF([.J402]=&quot;Number&quot;;&quot;&quot;;IF(LEN([.J402])=0;1;[.J402]+1))))">
            <text:p/>
          </table:table-cell>
          <table:table-cell table:style-name="ce9" table:formula="of:=IF(LEN([.H403])=0;&quot;&quot;;IF([.K402]=&quot;SubOrder&quot;;&quot;&quot;;IF([.E403]&lt;&gt;&quot;Sub&quot;;&quot;&quot;;IF(LEN([.K402])=0;1;[.K40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04]);&quot;&quot;;CONCATENATE([.D404];[.F404];[.G404];[.H404];IF(OR([.E404]=&quot;SubStart&quot;;[.E404]=&quot;Sub&quot;);[.K404];[.J404]);[.L404]))">
            <text:p/>
          </table:table-cell>
          <table:table-cell table:number-columns-repeated="7"/>
          <table:table-cell table:style-name="ce9" table:formula="of:=IF(LEN([.E404]) = 0;[.J404];IF(OR([.E404]=&quot;SubStart&quot;;[.E404]=&quot;SubEnd&quot;);&quot;&quot;;[.K404]))">
            <text:p/>
          </table:table-cell>
          <table:table-cell table:style-name="ce9" table:formula="of:=IF([.E404]=&quot;Sub&quot;;[.J403];IF(LEN([.H404])=0;&quot;&quot;;IF([.J403]=&quot;Number&quot;;&quot;&quot;;IF(LEN([.J403])=0;1;[.J403]+1))))">
            <text:p/>
          </table:table-cell>
          <table:table-cell table:style-name="ce9" table:formula="of:=IF(LEN([.H404])=0;&quot;&quot;;IF([.K403]=&quot;SubOrder&quot;;&quot;&quot;;IF([.E404]&lt;&gt;&quot;Sub&quot;;&quot;&quot;;IF(LEN([.K403])=0;1;[.K40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05]);&quot;&quot;;CONCATENATE([.D405];[.F405];[.G405];[.H405];IF(OR([.E405]=&quot;SubStart&quot;;[.E405]=&quot;Sub&quot;);[.K405];[.J405]);[.L405]))">
            <text:p/>
          </table:table-cell>
          <table:table-cell table:number-columns-repeated="7"/>
          <table:table-cell table:style-name="ce9" table:formula="of:=IF(LEN([.E405]) = 0;[.J405];IF(OR([.E405]=&quot;SubStart&quot;;[.E405]=&quot;SubEnd&quot;);&quot;&quot;;[.K405]))">
            <text:p/>
          </table:table-cell>
          <table:table-cell table:style-name="ce9" table:formula="of:=IF([.E405]=&quot;Sub&quot;;[.J404];IF(LEN([.H405])=0;&quot;&quot;;IF([.J404]=&quot;Number&quot;;&quot;&quot;;IF(LEN([.J404])=0;1;[.J404]+1))))">
            <text:p/>
          </table:table-cell>
          <table:table-cell table:style-name="ce9" table:formula="of:=IF(LEN([.H405])=0;&quot;&quot;;IF([.K404]=&quot;SubOrder&quot;;&quot;&quot;;IF([.E405]&lt;&gt;&quot;Sub&quot;;&quot;&quot;;IF(LEN([.K404])=0;1;[.K40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06]);&quot;&quot;;CONCATENATE([.D406];[.F406];[.G406];[.H406];IF(OR([.E406]=&quot;SubStart&quot;;[.E406]=&quot;Sub&quot;);[.K406];[.J406]);[.L406]))">
            <text:p/>
          </table:table-cell>
          <table:table-cell table:number-columns-repeated="7"/>
          <table:table-cell table:style-name="ce9" table:formula="of:=IF(LEN([.E406]) = 0;[.J406];IF(OR([.E406]=&quot;SubStart&quot;;[.E406]=&quot;SubEnd&quot;);&quot;&quot;;[.K406]))">
            <text:p/>
          </table:table-cell>
          <table:table-cell table:style-name="ce9" table:formula="of:=IF([.E406]=&quot;Sub&quot;;[.J405];IF(LEN([.H406])=0;&quot;&quot;;IF([.J405]=&quot;Number&quot;;&quot;&quot;;IF(LEN([.J405])=0;1;[.J405]+1))))">
            <text:p/>
          </table:table-cell>
          <table:table-cell table:style-name="ce9" table:formula="of:=IF(LEN([.H406])=0;&quot;&quot;;IF([.K405]=&quot;SubOrder&quot;;&quot;&quot;;IF([.E406]&lt;&gt;&quot;Sub&quot;;&quot;&quot;;IF(LEN([.K405])=0;1;[.K40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07]);&quot;&quot;;CONCATENATE([.D407];[.F407];[.G407];[.H407];IF(OR([.E407]=&quot;SubStart&quot;;[.E407]=&quot;Sub&quot;);[.K407];[.J407]);[.L407]))">
            <text:p/>
          </table:table-cell>
          <table:table-cell table:number-columns-repeated="7"/>
          <table:table-cell table:style-name="ce9" table:formula="of:=IF(LEN([.E407]) = 0;[.J407];IF(OR([.E407]=&quot;SubStart&quot;;[.E407]=&quot;SubEnd&quot;);&quot;&quot;;[.K407]))">
            <text:p/>
          </table:table-cell>
          <table:table-cell table:style-name="ce9" table:formula="of:=IF([.E407]=&quot;Sub&quot;;[.J406];IF(LEN([.H407])=0;&quot;&quot;;IF([.J406]=&quot;Number&quot;;&quot;&quot;;IF(LEN([.J406])=0;1;[.J406]+1))))">
            <text:p/>
          </table:table-cell>
          <table:table-cell table:style-name="ce9" table:formula="of:=IF(LEN([.H407])=0;&quot;&quot;;IF([.K406]=&quot;SubOrder&quot;;&quot;&quot;;IF([.E407]&lt;&gt;&quot;Sub&quot;;&quot;&quot;;IF(LEN([.K406])=0;1;[.K40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08]);&quot;&quot;;CONCATENATE([.D408];[.F408];[.G408];[.H408];IF(OR([.E408]=&quot;SubStart&quot;;[.E408]=&quot;Sub&quot;);[.K408];[.J408]);[.L408]))">
            <text:p/>
          </table:table-cell>
          <table:table-cell table:number-columns-repeated="7"/>
          <table:table-cell table:style-name="ce9" table:formula="of:=IF(LEN([.E408]) = 0;[.J408];IF(OR([.E408]=&quot;SubStart&quot;;[.E408]=&quot;SubEnd&quot;);&quot;&quot;;[.K408]))">
            <text:p/>
          </table:table-cell>
          <table:table-cell table:style-name="ce9" table:formula="of:=IF([.E408]=&quot;Sub&quot;;[.J407];IF(LEN([.H408])=0;&quot;&quot;;IF([.J407]=&quot;Number&quot;;&quot;&quot;;IF(LEN([.J407])=0;1;[.J407]+1))))">
            <text:p/>
          </table:table-cell>
          <table:table-cell table:style-name="ce9" table:formula="of:=IF(LEN([.H408])=0;&quot;&quot;;IF([.K407]=&quot;SubOrder&quot;;&quot;&quot;;IF([.E408]&lt;&gt;&quot;Sub&quot;;&quot;&quot;;IF(LEN([.K407])=0;1;[.K40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09]);&quot;&quot;;CONCATENATE([.D409];[.F409];[.G409];[.H409];IF(OR([.E409]=&quot;SubStart&quot;;[.E409]=&quot;Sub&quot;);[.K409];[.J409]);[.L409]))">
            <text:p/>
          </table:table-cell>
          <table:table-cell table:number-columns-repeated="7"/>
          <table:table-cell table:style-name="ce9" table:formula="of:=IF(LEN([.E409]) = 0;[.J409];IF(OR([.E409]=&quot;SubStart&quot;;[.E409]=&quot;SubEnd&quot;);&quot;&quot;;[.K409]))">
            <text:p/>
          </table:table-cell>
          <table:table-cell table:style-name="ce9" table:formula="of:=IF([.E409]=&quot;Sub&quot;;[.J408];IF(LEN([.H409])=0;&quot;&quot;;IF([.J408]=&quot;Number&quot;;&quot;&quot;;IF(LEN([.J408])=0;1;[.J408]+1))))">
            <text:p/>
          </table:table-cell>
          <table:table-cell table:style-name="ce9" table:formula="of:=IF(LEN([.H409])=0;&quot;&quot;;IF([.K408]=&quot;SubOrder&quot;;&quot;&quot;;IF([.E409]&lt;&gt;&quot;Sub&quot;;&quot;&quot;;IF(LEN([.K408])=0;1;[.K40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10]);&quot;&quot;;CONCATENATE([.D410];[.F410];[.G410];[.H410];IF(OR([.E410]=&quot;SubStart&quot;;[.E410]=&quot;Sub&quot;);[.K410];[.J410]);[.L410]))">
            <text:p/>
          </table:table-cell>
          <table:table-cell table:number-columns-repeated="7"/>
          <table:table-cell table:style-name="ce9" table:formula="of:=IF(LEN([.E410]) = 0;[.J410];IF(OR([.E410]=&quot;SubStart&quot;;[.E410]=&quot;SubEnd&quot;);&quot;&quot;;[.K410]))">
            <text:p/>
          </table:table-cell>
          <table:table-cell table:style-name="ce9" table:formula="of:=IF([.E410]=&quot;Sub&quot;;[.J409];IF(LEN([.H410])=0;&quot;&quot;;IF([.J409]=&quot;Number&quot;;&quot;&quot;;IF(LEN([.J409])=0;1;[.J409]+1))))">
            <text:p/>
          </table:table-cell>
          <table:table-cell table:style-name="ce9" table:formula="of:=IF(LEN([.H410])=0;&quot;&quot;;IF([.K409]=&quot;SubOrder&quot;;&quot;&quot;;IF([.E410]&lt;&gt;&quot;Sub&quot;;&quot;&quot;;IF(LEN([.K409])=0;1;[.K40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11]);&quot;&quot;;CONCATENATE([.D411];[.F411];[.G411];[.H411];IF(OR([.E411]=&quot;SubStart&quot;;[.E411]=&quot;Sub&quot;);[.K411];[.J411]);[.L411]))">
            <text:p/>
          </table:table-cell>
          <table:table-cell table:number-columns-repeated="7"/>
          <table:table-cell table:style-name="ce9" table:formula="of:=IF(LEN([.E411]) = 0;[.J411];IF(OR([.E411]=&quot;SubStart&quot;;[.E411]=&quot;SubEnd&quot;);&quot;&quot;;[.K411]))">
            <text:p/>
          </table:table-cell>
          <table:table-cell table:style-name="ce9" table:formula="of:=IF([.E411]=&quot;Sub&quot;;[.J410];IF(LEN([.H411])=0;&quot;&quot;;IF([.J410]=&quot;Number&quot;;&quot;&quot;;IF(LEN([.J410])=0;1;[.J410]+1))))">
            <text:p/>
          </table:table-cell>
          <table:table-cell table:style-name="ce9" table:formula="of:=IF(LEN([.H411])=0;&quot;&quot;;IF([.K410]=&quot;SubOrder&quot;;&quot;&quot;;IF([.E411]&lt;&gt;&quot;Sub&quot;;&quot;&quot;;IF(LEN([.K410])=0;1;[.K41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12]);&quot;&quot;;CONCATENATE([.D412];[.F412];[.G412];[.H412];IF(OR([.E412]=&quot;SubStart&quot;;[.E412]=&quot;Sub&quot;);[.K412];[.J412]);[.L412]))">
            <text:p/>
          </table:table-cell>
          <table:table-cell table:number-columns-repeated="7"/>
          <table:table-cell table:style-name="ce9" table:formula="of:=IF(LEN([.E412]) = 0;[.J412];IF(OR([.E412]=&quot;SubStart&quot;;[.E412]=&quot;SubEnd&quot;);&quot;&quot;;[.K412]))">
            <text:p/>
          </table:table-cell>
          <table:table-cell table:style-name="ce9" table:formula="of:=IF([.E412]=&quot;Sub&quot;;[.J411];IF(LEN([.H412])=0;&quot;&quot;;IF([.J411]=&quot;Number&quot;;&quot;&quot;;IF(LEN([.J411])=0;1;[.J411]+1))))">
            <text:p/>
          </table:table-cell>
          <table:table-cell table:style-name="ce9" table:formula="of:=IF(LEN([.H412])=0;&quot;&quot;;IF([.K411]=&quot;SubOrder&quot;;&quot;&quot;;IF([.E412]&lt;&gt;&quot;Sub&quot;;&quot;&quot;;IF(LEN([.K411])=0;1;[.K41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13]);&quot;&quot;;CONCATENATE([.D413];[.F413];[.G413];[.H413];IF(OR([.E413]=&quot;SubStart&quot;;[.E413]=&quot;Sub&quot;);[.K413];[.J413]);[.L413]))">
            <text:p/>
          </table:table-cell>
          <table:table-cell table:number-columns-repeated="7"/>
          <table:table-cell table:style-name="ce9" table:formula="of:=IF(LEN([.E413]) = 0;[.J413];IF(OR([.E413]=&quot;SubStart&quot;;[.E413]=&quot;SubEnd&quot;);&quot;&quot;;[.K413]))">
            <text:p/>
          </table:table-cell>
          <table:table-cell table:style-name="ce9" table:formula="of:=IF([.E413]=&quot;Sub&quot;;[.J412];IF(LEN([.H413])=0;&quot;&quot;;IF([.J412]=&quot;Number&quot;;&quot;&quot;;IF(LEN([.J412])=0;1;[.J412]+1))))">
            <text:p/>
          </table:table-cell>
          <table:table-cell table:style-name="ce9" table:formula="of:=IF(LEN([.H413])=0;&quot;&quot;;IF([.K412]=&quot;SubOrder&quot;;&quot;&quot;;IF([.E413]&lt;&gt;&quot;Sub&quot;;&quot;&quot;;IF(LEN([.K412])=0;1;[.K41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14]);&quot;&quot;;CONCATENATE([.D414];[.F414];[.G414];[.H414];IF(OR([.E414]=&quot;SubStart&quot;;[.E414]=&quot;Sub&quot;);[.K414];[.J414]);[.L414]))">
            <text:p/>
          </table:table-cell>
          <table:table-cell table:number-columns-repeated="7"/>
          <table:table-cell table:style-name="ce9" table:formula="of:=IF(LEN([.E414]) = 0;[.J414];IF(OR([.E414]=&quot;SubStart&quot;;[.E414]=&quot;SubEnd&quot;);&quot;&quot;;[.K414]))">
            <text:p/>
          </table:table-cell>
          <table:table-cell table:style-name="ce9" table:formula="of:=IF([.E414]=&quot;Sub&quot;;[.J413];IF(LEN([.H414])=0;&quot;&quot;;IF([.J413]=&quot;Number&quot;;&quot;&quot;;IF(LEN([.J413])=0;1;[.J413]+1))))">
            <text:p/>
          </table:table-cell>
          <table:table-cell table:style-name="ce9" table:formula="of:=IF(LEN([.H414])=0;&quot;&quot;;IF([.K413]=&quot;SubOrder&quot;;&quot;&quot;;IF([.E414]&lt;&gt;&quot;Sub&quot;;&quot;&quot;;IF(LEN([.K413])=0;1;[.K41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15]);&quot;&quot;;CONCATENATE([.D415];[.F415];[.G415];[.H415];IF(OR([.E415]=&quot;SubStart&quot;;[.E415]=&quot;Sub&quot;);[.K415];[.J415]);[.L415]))">
            <text:p/>
          </table:table-cell>
          <table:table-cell table:number-columns-repeated="7"/>
          <table:table-cell table:style-name="ce9" table:formula="of:=IF(LEN([.E415]) = 0;[.J415];IF(OR([.E415]=&quot;SubStart&quot;;[.E415]=&quot;SubEnd&quot;);&quot;&quot;;[.K415]))">
            <text:p/>
          </table:table-cell>
          <table:table-cell table:style-name="ce9" table:formula="of:=IF([.E415]=&quot;Sub&quot;;[.J414];IF(LEN([.H415])=0;&quot;&quot;;IF([.J414]=&quot;Number&quot;;&quot;&quot;;IF(LEN([.J414])=0;1;[.J414]+1))))">
            <text:p/>
          </table:table-cell>
          <table:table-cell table:style-name="ce9" table:formula="of:=IF(LEN([.H415])=0;&quot;&quot;;IF([.K414]=&quot;SubOrder&quot;;&quot;&quot;;IF([.E415]&lt;&gt;&quot;Sub&quot;;&quot;&quot;;IF(LEN([.K414])=0;1;[.K41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16]);&quot;&quot;;CONCATENATE([.D416];[.F416];[.G416];[.H416];IF(OR([.E416]=&quot;SubStart&quot;;[.E416]=&quot;Sub&quot;);[.K416];[.J416]);[.L416]))">
            <text:p/>
          </table:table-cell>
          <table:table-cell table:number-columns-repeated="7"/>
          <table:table-cell table:style-name="ce9" table:formula="of:=IF(LEN([.E416]) = 0;[.J416];IF(OR([.E416]=&quot;SubStart&quot;;[.E416]=&quot;SubEnd&quot;);&quot;&quot;;[.K416]))">
            <text:p/>
          </table:table-cell>
          <table:table-cell table:style-name="ce9" table:formula="of:=IF([.E416]=&quot;Sub&quot;;[.J415];IF(LEN([.H416])=0;&quot;&quot;;IF([.J415]=&quot;Number&quot;;&quot;&quot;;IF(LEN([.J415])=0;1;[.J415]+1))))">
            <text:p/>
          </table:table-cell>
          <table:table-cell table:style-name="ce9" table:formula="of:=IF(LEN([.H416])=0;&quot;&quot;;IF([.K415]=&quot;SubOrder&quot;;&quot;&quot;;IF([.E416]&lt;&gt;&quot;Sub&quot;;&quot;&quot;;IF(LEN([.K415])=0;1;[.K41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17]);&quot;&quot;;CONCATENATE([.D417];[.F417];[.G417];[.H417];IF(OR([.E417]=&quot;SubStart&quot;;[.E417]=&quot;Sub&quot;);[.K417];[.J417]);[.L417]))">
            <text:p/>
          </table:table-cell>
          <table:table-cell table:number-columns-repeated="7"/>
          <table:table-cell table:style-name="ce9" table:formula="of:=IF(LEN([.E417]) = 0;[.J417];IF(OR([.E417]=&quot;SubStart&quot;;[.E417]=&quot;SubEnd&quot;);&quot;&quot;;[.K417]))">
            <text:p/>
          </table:table-cell>
          <table:table-cell table:style-name="ce9" table:formula="of:=IF([.E417]=&quot;Sub&quot;;[.J416];IF(LEN([.H417])=0;&quot;&quot;;IF([.J416]=&quot;Number&quot;;&quot;&quot;;IF(LEN([.J416])=0;1;[.J416]+1))))">
            <text:p/>
          </table:table-cell>
          <table:table-cell table:style-name="ce9" table:formula="of:=IF(LEN([.H417])=0;&quot;&quot;;IF([.K416]=&quot;SubOrder&quot;;&quot;&quot;;IF([.E417]&lt;&gt;&quot;Sub&quot;;&quot;&quot;;IF(LEN([.K416])=0;1;[.K41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18]);&quot;&quot;;CONCATENATE([.D418];[.F418];[.G418];[.H418];IF(OR([.E418]=&quot;SubStart&quot;;[.E418]=&quot;Sub&quot;);[.K418];[.J418]);[.L418]))">
            <text:p/>
          </table:table-cell>
          <table:table-cell table:number-columns-repeated="7"/>
          <table:table-cell table:style-name="ce9" table:formula="of:=IF(LEN([.E418]) = 0;[.J418];IF(OR([.E418]=&quot;SubStart&quot;;[.E418]=&quot;SubEnd&quot;);&quot;&quot;;[.K418]))">
            <text:p/>
          </table:table-cell>
          <table:table-cell table:style-name="ce9" table:formula="of:=IF([.E418]=&quot;Sub&quot;;[.J417];IF(LEN([.H418])=0;&quot;&quot;;IF([.J417]=&quot;Number&quot;;&quot;&quot;;IF(LEN([.J417])=0;1;[.J417]+1))))">
            <text:p/>
          </table:table-cell>
          <table:table-cell table:style-name="ce9" table:formula="of:=IF(LEN([.H418])=0;&quot;&quot;;IF([.K417]=&quot;SubOrder&quot;;&quot;&quot;;IF([.E418]&lt;&gt;&quot;Sub&quot;;&quot;&quot;;IF(LEN([.K417])=0;1;[.K41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19]);&quot;&quot;;CONCATENATE([.D419];[.F419];[.G419];[.H419];IF(OR([.E419]=&quot;SubStart&quot;;[.E419]=&quot;Sub&quot;);[.K419];[.J419]);[.L419]))">
            <text:p/>
          </table:table-cell>
          <table:table-cell table:number-columns-repeated="7"/>
          <table:table-cell table:style-name="ce9" table:formula="of:=IF(LEN([.E419]) = 0;[.J419];IF(OR([.E419]=&quot;SubStart&quot;;[.E419]=&quot;SubEnd&quot;);&quot;&quot;;[.K419]))">
            <text:p/>
          </table:table-cell>
          <table:table-cell table:style-name="ce9" table:formula="of:=IF([.E419]=&quot;Sub&quot;;[.J418];IF(LEN([.H419])=0;&quot;&quot;;IF([.J418]=&quot;Number&quot;;&quot;&quot;;IF(LEN([.J418])=0;1;[.J418]+1))))">
            <text:p/>
          </table:table-cell>
          <table:table-cell table:style-name="ce9" table:formula="of:=IF(LEN([.H419])=0;&quot;&quot;;IF([.K418]=&quot;SubOrder&quot;;&quot;&quot;;IF([.E419]&lt;&gt;&quot;Sub&quot;;&quot;&quot;;IF(LEN([.K418])=0;1;[.K41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20]);&quot;&quot;;CONCATENATE([.D420];[.F420];[.G420];[.H420];IF(OR([.E420]=&quot;SubStart&quot;;[.E420]=&quot;Sub&quot;);[.K420];[.J420]);[.L420]))">
            <text:p/>
          </table:table-cell>
          <table:table-cell table:number-columns-repeated="7"/>
          <table:table-cell table:style-name="ce9" table:formula="of:=IF(LEN([.E420]) = 0;[.J420];IF(OR([.E420]=&quot;SubStart&quot;;[.E420]=&quot;SubEnd&quot;);&quot;&quot;;[.K420]))">
            <text:p/>
          </table:table-cell>
          <table:table-cell table:style-name="ce9" table:formula="of:=IF([.E420]=&quot;Sub&quot;;[.J419];IF(LEN([.H420])=0;&quot;&quot;;IF([.J419]=&quot;Number&quot;;&quot;&quot;;IF(LEN([.J419])=0;1;[.J419]+1))))">
            <text:p/>
          </table:table-cell>
          <table:table-cell table:style-name="ce9" table:formula="of:=IF(LEN([.H420])=0;&quot;&quot;;IF([.K419]=&quot;SubOrder&quot;;&quot;&quot;;IF([.E420]&lt;&gt;&quot;Sub&quot;;&quot;&quot;;IF(LEN([.K419])=0;1;[.K41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21]);&quot;&quot;;CONCATENATE([.D421];[.F421];[.G421];[.H421];IF(OR([.E421]=&quot;SubStart&quot;;[.E421]=&quot;Sub&quot;);[.K421];[.J421]);[.L421]))">
            <text:p/>
          </table:table-cell>
          <table:table-cell table:number-columns-repeated="7"/>
          <table:table-cell table:style-name="ce9" table:formula="of:=IF(LEN([.E421]) = 0;[.J421];IF(OR([.E421]=&quot;SubStart&quot;;[.E421]=&quot;SubEnd&quot;);&quot;&quot;;[.K421]))">
            <text:p/>
          </table:table-cell>
          <table:table-cell table:style-name="ce9" table:formula="of:=IF([.E421]=&quot;Sub&quot;;[.J420];IF(LEN([.H421])=0;&quot;&quot;;IF([.J420]=&quot;Number&quot;;&quot;&quot;;IF(LEN([.J420])=0;1;[.J420]+1))))">
            <text:p/>
          </table:table-cell>
          <table:table-cell table:style-name="ce9" table:formula="of:=IF(LEN([.H421])=0;&quot;&quot;;IF([.K420]=&quot;SubOrder&quot;;&quot;&quot;;IF([.E421]&lt;&gt;&quot;Sub&quot;;&quot;&quot;;IF(LEN([.K420])=0;1;[.K42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22]);&quot;&quot;;CONCATENATE([.D422];[.F422];[.G422];[.H422];IF(OR([.E422]=&quot;SubStart&quot;;[.E422]=&quot;Sub&quot;);[.K422];[.J422]);[.L422]))">
            <text:p/>
          </table:table-cell>
          <table:table-cell table:number-columns-repeated="7"/>
          <table:table-cell table:style-name="ce9" table:formula="of:=IF(LEN([.E422]) = 0;[.J422];IF(OR([.E422]=&quot;SubStart&quot;;[.E422]=&quot;SubEnd&quot;);&quot;&quot;;[.K422]))">
            <text:p/>
          </table:table-cell>
          <table:table-cell table:style-name="ce9" table:formula="of:=IF([.E422]=&quot;Sub&quot;;[.J421];IF(LEN([.H422])=0;&quot;&quot;;IF([.J421]=&quot;Number&quot;;&quot;&quot;;IF(LEN([.J421])=0;1;[.J421]+1))))">
            <text:p/>
          </table:table-cell>
          <table:table-cell table:style-name="ce9" table:formula="of:=IF(LEN([.H422])=0;&quot;&quot;;IF([.K421]=&quot;SubOrder&quot;;&quot;&quot;;IF([.E422]&lt;&gt;&quot;Sub&quot;;&quot;&quot;;IF(LEN([.K421])=0;1;[.K42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23]);&quot;&quot;;CONCATENATE([.D423];[.F423];[.G423];[.H423];IF(OR([.E423]=&quot;SubStart&quot;;[.E423]=&quot;Sub&quot;);[.K423];[.J423]);[.L423]))">
            <text:p/>
          </table:table-cell>
          <table:table-cell table:number-columns-repeated="7"/>
          <table:table-cell table:style-name="ce9" table:formula="of:=IF(LEN([.E423]) = 0;[.J423];IF(OR([.E423]=&quot;SubStart&quot;;[.E423]=&quot;SubEnd&quot;);&quot;&quot;;[.K423]))">
            <text:p/>
          </table:table-cell>
          <table:table-cell table:style-name="ce9" table:formula="of:=IF([.E423]=&quot;Sub&quot;;[.J422];IF(LEN([.H423])=0;&quot;&quot;;IF([.J422]=&quot;Number&quot;;&quot;&quot;;IF(LEN([.J422])=0;1;[.J422]+1))))">
            <text:p/>
          </table:table-cell>
          <table:table-cell table:style-name="ce9" table:formula="of:=IF(LEN([.H423])=0;&quot;&quot;;IF([.K422]=&quot;SubOrder&quot;;&quot;&quot;;IF([.E423]&lt;&gt;&quot;Sub&quot;;&quot;&quot;;IF(LEN([.K422])=0;1;[.K42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24]);&quot;&quot;;CONCATENATE([.D424];[.F424];[.G424];[.H424];IF(OR([.E424]=&quot;SubStart&quot;;[.E424]=&quot;Sub&quot;);[.K424];[.J424]);[.L424]))">
            <text:p/>
          </table:table-cell>
          <table:table-cell table:number-columns-repeated="7"/>
          <table:table-cell table:style-name="ce9" table:formula="of:=IF(LEN([.E424]) = 0;[.J424];IF(OR([.E424]=&quot;SubStart&quot;;[.E424]=&quot;SubEnd&quot;);&quot;&quot;;[.K424]))">
            <text:p/>
          </table:table-cell>
          <table:table-cell table:style-name="ce9" table:formula="of:=IF([.E424]=&quot;Sub&quot;;[.J423];IF(LEN([.H424])=0;&quot;&quot;;IF([.J423]=&quot;Number&quot;;&quot;&quot;;IF(LEN([.J423])=0;1;[.J423]+1))))">
            <text:p/>
          </table:table-cell>
          <table:table-cell table:style-name="ce9" table:formula="of:=IF(LEN([.H424])=0;&quot;&quot;;IF([.K423]=&quot;SubOrder&quot;;&quot;&quot;;IF([.E424]&lt;&gt;&quot;Sub&quot;;&quot;&quot;;IF(LEN([.K423])=0;1;[.K42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25]);&quot;&quot;;CONCATENATE([.D425];[.F425];[.G425];[.H425];IF(OR([.E425]=&quot;SubStart&quot;;[.E425]=&quot;Sub&quot;);[.K425];[.J425]);[.L425]))">
            <text:p/>
          </table:table-cell>
          <table:table-cell table:number-columns-repeated="7"/>
          <table:table-cell table:style-name="ce9" table:formula="of:=IF(LEN([.E425]) = 0;[.J425];IF(OR([.E425]=&quot;SubStart&quot;;[.E425]=&quot;SubEnd&quot;);&quot;&quot;;[.K425]))">
            <text:p/>
          </table:table-cell>
          <table:table-cell table:style-name="ce9" table:formula="of:=IF([.E425]=&quot;Sub&quot;;[.J424];IF(LEN([.H425])=0;&quot;&quot;;IF([.J424]=&quot;Number&quot;;&quot;&quot;;IF(LEN([.J424])=0;1;[.J424]+1))))">
            <text:p/>
          </table:table-cell>
          <table:table-cell table:style-name="ce9" table:formula="of:=IF(LEN([.H425])=0;&quot;&quot;;IF([.K424]=&quot;SubOrder&quot;;&quot;&quot;;IF([.E425]&lt;&gt;&quot;Sub&quot;;&quot;&quot;;IF(LEN([.K424])=0;1;[.K42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26]);&quot;&quot;;CONCATENATE([.D426];[.F426];[.G426];[.H426];IF(OR([.E426]=&quot;SubStart&quot;;[.E426]=&quot;Sub&quot;);[.K426];[.J426]);[.L426]))">
            <text:p/>
          </table:table-cell>
          <table:table-cell table:number-columns-repeated="7"/>
          <table:table-cell table:style-name="ce9" table:formula="of:=IF(LEN([.E426]) = 0;[.J426];IF(OR([.E426]=&quot;SubStart&quot;;[.E426]=&quot;SubEnd&quot;);&quot;&quot;;[.K426]))">
            <text:p/>
          </table:table-cell>
          <table:table-cell table:style-name="ce9" table:formula="of:=IF([.E426]=&quot;Sub&quot;;[.J425];IF(LEN([.H426])=0;&quot;&quot;;IF([.J425]=&quot;Number&quot;;&quot;&quot;;IF(LEN([.J425])=0;1;[.J425]+1))))">
            <text:p/>
          </table:table-cell>
          <table:table-cell table:style-name="ce9" table:formula="of:=IF(LEN([.H426])=0;&quot;&quot;;IF([.K425]=&quot;SubOrder&quot;;&quot;&quot;;IF([.E426]&lt;&gt;&quot;Sub&quot;;&quot;&quot;;IF(LEN([.K425])=0;1;[.K42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27]);&quot;&quot;;CONCATENATE([.D427];[.F427];[.G427];[.H427];IF(OR([.E427]=&quot;SubStart&quot;;[.E427]=&quot;Sub&quot;);[.K427];[.J427]);[.L427]))">
            <text:p/>
          </table:table-cell>
          <table:table-cell table:number-columns-repeated="7"/>
          <table:table-cell table:style-name="ce9" table:formula="of:=IF(LEN([.E427]) = 0;[.J427];IF(OR([.E427]=&quot;SubStart&quot;;[.E427]=&quot;SubEnd&quot;);&quot;&quot;;[.K427]))">
            <text:p/>
          </table:table-cell>
          <table:table-cell table:style-name="ce9" table:formula="of:=IF([.E427]=&quot;Sub&quot;;[.J426];IF(LEN([.H427])=0;&quot;&quot;;IF([.J426]=&quot;Number&quot;;&quot;&quot;;IF(LEN([.J426])=0;1;[.J426]+1))))">
            <text:p/>
          </table:table-cell>
          <table:table-cell table:style-name="ce9" table:formula="of:=IF(LEN([.H427])=0;&quot;&quot;;IF([.K426]=&quot;SubOrder&quot;;&quot;&quot;;IF([.E427]&lt;&gt;&quot;Sub&quot;;&quot;&quot;;IF(LEN([.K426])=0;1;[.K42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28]);&quot;&quot;;CONCATENATE([.D428];[.F428];[.G428];[.H428];IF(OR([.E428]=&quot;SubStart&quot;;[.E428]=&quot;Sub&quot;);[.K428];[.J428]);[.L428]))">
            <text:p/>
          </table:table-cell>
          <table:table-cell table:number-columns-repeated="7"/>
          <table:table-cell table:style-name="ce9" table:formula="of:=IF(LEN([.E428]) = 0;[.J428];IF(OR([.E428]=&quot;SubStart&quot;;[.E428]=&quot;SubEnd&quot;);&quot;&quot;;[.K428]))">
            <text:p/>
          </table:table-cell>
          <table:table-cell table:style-name="ce9" table:formula="of:=IF([.E428]=&quot;Sub&quot;;[.J427];IF(LEN([.H428])=0;&quot;&quot;;IF([.J427]=&quot;Number&quot;;&quot;&quot;;IF(LEN([.J427])=0;1;[.J427]+1))))">
            <text:p/>
          </table:table-cell>
          <table:table-cell table:style-name="ce9" table:formula="of:=IF(LEN([.H428])=0;&quot;&quot;;IF([.K427]=&quot;SubOrder&quot;;&quot;&quot;;IF([.E428]&lt;&gt;&quot;Sub&quot;;&quot;&quot;;IF(LEN([.K427])=0;1;[.K42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29]);&quot;&quot;;CONCATENATE([.D429];[.F429];[.G429];[.H429];IF(OR([.E429]=&quot;SubStart&quot;;[.E429]=&quot;Sub&quot;);[.K429];[.J429]);[.L429]))">
            <text:p/>
          </table:table-cell>
          <table:table-cell table:number-columns-repeated="7"/>
          <table:table-cell table:style-name="ce9" table:formula="of:=IF(LEN([.E429]) = 0;[.J429];IF(OR([.E429]=&quot;SubStart&quot;;[.E429]=&quot;SubEnd&quot;);&quot;&quot;;[.K429]))">
            <text:p/>
          </table:table-cell>
          <table:table-cell table:style-name="ce9" table:formula="of:=IF([.E429]=&quot;Sub&quot;;[.J428];IF(LEN([.H429])=0;&quot;&quot;;IF([.J428]=&quot;Number&quot;;&quot;&quot;;IF(LEN([.J428])=0;1;[.J428]+1))))">
            <text:p/>
          </table:table-cell>
          <table:table-cell table:style-name="ce9" table:formula="of:=IF(LEN([.H429])=0;&quot;&quot;;IF([.K428]=&quot;SubOrder&quot;;&quot;&quot;;IF([.E429]&lt;&gt;&quot;Sub&quot;;&quot;&quot;;IF(LEN([.K428])=0;1;[.K42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30]);&quot;&quot;;CONCATENATE([.D430];[.F430];[.G430];[.H430];IF(OR([.E430]=&quot;SubStart&quot;;[.E430]=&quot;Sub&quot;);[.K430];[.J430]);[.L430]))">
            <text:p/>
          </table:table-cell>
          <table:table-cell table:number-columns-repeated="7"/>
          <table:table-cell table:style-name="ce9" table:formula="of:=IF(LEN([.E430]) = 0;[.J430];IF(OR([.E430]=&quot;SubStart&quot;;[.E430]=&quot;SubEnd&quot;);&quot;&quot;;[.K430]))">
            <text:p/>
          </table:table-cell>
          <table:table-cell table:style-name="ce9" table:formula="of:=IF([.E430]=&quot;Sub&quot;;[.J429];IF(LEN([.H430])=0;&quot;&quot;;IF([.J429]=&quot;Number&quot;;&quot;&quot;;IF(LEN([.J429])=0;1;[.J429]+1))))">
            <text:p/>
          </table:table-cell>
          <table:table-cell table:style-name="ce9" table:formula="of:=IF(LEN([.H430])=0;&quot;&quot;;IF([.K429]=&quot;SubOrder&quot;;&quot;&quot;;IF([.E430]&lt;&gt;&quot;Sub&quot;;&quot;&quot;;IF(LEN([.K429])=0;1;[.K42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31]);&quot;&quot;;CONCATENATE([.D431];[.F431];[.G431];[.H431];IF(OR([.E431]=&quot;SubStart&quot;;[.E431]=&quot;Sub&quot;);[.K431];[.J431]);[.L431]))">
            <text:p/>
          </table:table-cell>
          <table:table-cell table:number-columns-repeated="7"/>
          <table:table-cell table:style-name="ce9" table:formula="of:=IF(LEN([.E431]) = 0;[.J431];IF(OR([.E431]=&quot;SubStart&quot;;[.E431]=&quot;SubEnd&quot;);&quot;&quot;;[.K431]))">
            <text:p/>
          </table:table-cell>
          <table:table-cell table:style-name="ce9" table:formula="of:=IF([.E431]=&quot;Sub&quot;;[.J430];IF(LEN([.H431])=0;&quot;&quot;;IF([.J430]=&quot;Number&quot;;&quot;&quot;;IF(LEN([.J430])=0;1;[.J430]+1))))">
            <text:p/>
          </table:table-cell>
          <table:table-cell table:style-name="ce9" table:formula="of:=IF(LEN([.H431])=0;&quot;&quot;;IF([.K430]=&quot;SubOrder&quot;;&quot;&quot;;IF([.E431]&lt;&gt;&quot;Sub&quot;;&quot;&quot;;IF(LEN([.K430])=0;1;[.K43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32]);&quot;&quot;;CONCATENATE([.D432];[.F432];[.G432];[.H432];IF(OR([.E432]=&quot;SubStart&quot;;[.E432]=&quot;Sub&quot;);[.K432];[.J432]);[.L432]))">
            <text:p/>
          </table:table-cell>
          <table:table-cell table:number-columns-repeated="7"/>
          <table:table-cell table:style-name="ce9" table:formula="of:=IF(LEN([.E432]) = 0;[.J432];IF(OR([.E432]=&quot;SubStart&quot;;[.E432]=&quot;SubEnd&quot;);&quot;&quot;;[.K432]))">
            <text:p/>
          </table:table-cell>
          <table:table-cell table:style-name="ce9" table:formula="of:=IF([.E432]=&quot;Sub&quot;;[.J431];IF(LEN([.H432])=0;&quot;&quot;;IF([.J431]=&quot;Number&quot;;&quot;&quot;;IF(LEN([.J431])=0;1;[.J431]+1))))">
            <text:p/>
          </table:table-cell>
          <table:table-cell table:style-name="ce9" table:formula="of:=IF(LEN([.H432])=0;&quot;&quot;;IF([.K431]=&quot;SubOrder&quot;;&quot;&quot;;IF([.E432]&lt;&gt;&quot;Sub&quot;;&quot;&quot;;IF(LEN([.K431])=0;1;[.K43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33]);&quot;&quot;;CONCATENATE([.D433];[.F433];[.G433];[.H433];IF(OR([.E433]=&quot;SubStart&quot;;[.E433]=&quot;Sub&quot;);[.K433];[.J433]);[.L433]))">
            <text:p/>
          </table:table-cell>
          <table:table-cell table:number-columns-repeated="7"/>
          <table:table-cell table:style-name="ce9" table:formula="of:=IF(LEN([.E433]) = 0;[.J433];IF(OR([.E433]=&quot;SubStart&quot;;[.E433]=&quot;SubEnd&quot;);&quot;&quot;;[.K433]))">
            <text:p/>
          </table:table-cell>
          <table:table-cell table:style-name="ce9" table:formula="of:=IF([.E433]=&quot;Sub&quot;;[.J432];IF(LEN([.H433])=0;&quot;&quot;;IF([.J432]=&quot;Number&quot;;&quot;&quot;;IF(LEN([.J432])=0;1;[.J432]+1))))">
            <text:p/>
          </table:table-cell>
          <table:table-cell table:style-name="ce9" table:formula="of:=IF(LEN([.H433])=0;&quot;&quot;;IF([.K432]=&quot;SubOrder&quot;;&quot;&quot;;IF([.E433]&lt;&gt;&quot;Sub&quot;;&quot;&quot;;IF(LEN([.K432])=0;1;[.K43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34]);&quot;&quot;;CONCATENATE([.D434];[.F434];[.G434];[.H434];IF(OR([.E434]=&quot;SubStart&quot;;[.E434]=&quot;Sub&quot;);[.K434];[.J434]);[.L434]))">
            <text:p/>
          </table:table-cell>
          <table:table-cell table:number-columns-repeated="7"/>
          <table:table-cell table:style-name="ce9" table:formula="of:=IF(LEN([.E434]) = 0;[.J434];IF(OR([.E434]=&quot;SubStart&quot;;[.E434]=&quot;SubEnd&quot;);&quot;&quot;;[.K434]))">
            <text:p/>
          </table:table-cell>
          <table:table-cell table:style-name="ce9" table:formula="of:=IF([.E434]=&quot;Sub&quot;;[.J433];IF(LEN([.H434])=0;&quot;&quot;;IF([.J433]=&quot;Number&quot;;&quot;&quot;;IF(LEN([.J433])=0;1;[.J433]+1))))">
            <text:p/>
          </table:table-cell>
          <table:table-cell table:style-name="ce9" table:formula="of:=IF(LEN([.H434])=0;&quot;&quot;;IF([.K433]=&quot;SubOrder&quot;;&quot;&quot;;IF([.E434]&lt;&gt;&quot;Sub&quot;;&quot;&quot;;IF(LEN([.K433])=0;1;[.K43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35]);&quot;&quot;;CONCATENATE([.D435];[.F435];[.G435];[.H435];IF(OR([.E435]=&quot;SubStart&quot;;[.E435]=&quot;Sub&quot;);[.K435];[.J435]);[.L435]))">
            <text:p/>
          </table:table-cell>
          <table:table-cell table:number-columns-repeated="7"/>
          <table:table-cell table:style-name="ce9" table:formula="of:=IF(LEN([.E435]) = 0;[.J435];IF(OR([.E435]=&quot;SubStart&quot;;[.E435]=&quot;SubEnd&quot;);&quot;&quot;;[.K435]))">
            <text:p/>
          </table:table-cell>
          <table:table-cell table:style-name="ce9" table:formula="of:=IF([.E435]=&quot;Sub&quot;;[.J434];IF(LEN([.H435])=0;&quot;&quot;;IF([.J434]=&quot;Number&quot;;&quot;&quot;;IF(LEN([.J434])=0;1;[.J434]+1))))">
            <text:p/>
          </table:table-cell>
          <table:table-cell table:style-name="ce9" table:formula="of:=IF(LEN([.H435])=0;&quot;&quot;;IF([.K434]=&quot;SubOrder&quot;;&quot;&quot;;IF([.E435]&lt;&gt;&quot;Sub&quot;;&quot;&quot;;IF(LEN([.K434])=0;1;[.K43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36]);&quot;&quot;;CONCATENATE([.D436];[.F436];[.G436];[.H436];IF(OR([.E436]=&quot;SubStart&quot;;[.E436]=&quot;Sub&quot;);[.K436];[.J436]);[.L436]))">
            <text:p/>
          </table:table-cell>
          <table:table-cell table:number-columns-repeated="7"/>
          <table:table-cell table:style-name="ce9" table:formula="of:=IF(LEN([.E436]) = 0;[.J436];IF(OR([.E436]=&quot;SubStart&quot;;[.E436]=&quot;SubEnd&quot;);&quot;&quot;;[.K436]))">
            <text:p/>
          </table:table-cell>
          <table:table-cell table:style-name="ce9" table:formula="of:=IF([.E436]=&quot;Sub&quot;;[.J435];IF(LEN([.H436])=0;&quot;&quot;;IF([.J435]=&quot;Number&quot;;&quot;&quot;;IF(LEN([.J435])=0;1;[.J435]+1))))">
            <text:p/>
          </table:table-cell>
          <table:table-cell table:style-name="ce9" table:formula="of:=IF(LEN([.H436])=0;&quot;&quot;;IF([.K435]=&quot;SubOrder&quot;;&quot;&quot;;IF([.E436]&lt;&gt;&quot;Sub&quot;;&quot;&quot;;IF(LEN([.K435])=0;1;[.K43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37]);&quot;&quot;;CONCATENATE([.D437];[.F437];[.G437];[.H437];IF(OR([.E437]=&quot;SubStart&quot;;[.E437]=&quot;Sub&quot;);[.K437];[.J437]);[.L437]))">
            <text:p/>
          </table:table-cell>
          <table:table-cell table:number-columns-repeated="7"/>
          <table:table-cell table:style-name="ce9" table:formula="of:=IF(LEN([.E437]) = 0;[.J437];IF(OR([.E437]=&quot;SubStart&quot;;[.E437]=&quot;SubEnd&quot;);&quot;&quot;;[.K437]))">
            <text:p/>
          </table:table-cell>
          <table:table-cell table:style-name="ce9" table:formula="of:=IF([.E437]=&quot;Sub&quot;;[.J436];IF(LEN([.H437])=0;&quot;&quot;;IF([.J436]=&quot;Number&quot;;&quot;&quot;;IF(LEN([.J436])=0;1;[.J436]+1))))">
            <text:p/>
          </table:table-cell>
          <table:table-cell table:style-name="ce9" table:formula="of:=IF(LEN([.H437])=0;&quot;&quot;;IF([.K436]=&quot;SubOrder&quot;;&quot;&quot;;IF([.E437]&lt;&gt;&quot;Sub&quot;;&quot;&quot;;IF(LEN([.K436])=0;1;[.K43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38]);&quot;&quot;;CONCATENATE([.D438];[.F438];[.G438];[.H438];IF(OR([.E438]=&quot;SubStart&quot;;[.E438]=&quot;Sub&quot;);[.K438];[.J438]);[.L438]))">
            <text:p/>
          </table:table-cell>
          <table:table-cell table:number-columns-repeated="7"/>
          <table:table-cell table:style-name="ce9" table:formula="of:=IF(LEN([.E438]) = 0;[.J438];IF(OR([.E438]=&quot;SubStart&quot;;[.E438]=&quot;SubEnd&quot;);&quot;&quot;;[.K438]))">
            <text:p/>
          </table:table-cell>
          <table:table-cell table:style-name="ce9" table:formula="of:=IF([.E438]=&quot;Sub&quot;;[.J437];IF(LEN([.H438])=0;&quot;&quot;;IF([.J437]=&quot;Number&quot;;&quot;&quot;;IF(LEN([.J437])=0;1;[.J437]+1))))">
            <text:p/>
          </table:table-cell>
          <table:table-cell table:style-name="ce9" table:formula="of:=IF(LEN([.H438])=0;&quot;&quot;;IF([.K437]=&quot;SubOrder&quot;;&quot;&quot;;IF([.E438]&lt;&gt;&quot;Sub&quot;;&quot;&quot;;IF(LEN([.K437])=0;1;[.K43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39]);&quot;&quot;;CONCATENATE([.D439];[.F439];[.G439];[.H439];IF(OR([.E439]=&quot;SubStart&quot;;[.E439]=&quot;Sub&quot;);[.K439];[.J439]);[.L439]))">
            <text:p/>
          </table:table-cell>
          <table:table-cell table:number-columns-repeated="7"/>
          <table:table-cell table:style-name="ce9" table:formula="of:=IF(LEN([.E439]) = 0;[.J439];IF(OR([.E439]=&quot;SubStart&quot;;[.E439]=&quot;SubEnd&quot;);&quot;&quot;;[.K439]))">
            <text:p/>
          </table:table-cell>
          <table:table-cell table:style-name="ce9" table:formula="of:=IF([.E439]=&quot;Sub&quot;;[.J438];IF(LEN([.H439])=0;&quot;&quot;;IF([.J438]=&quot;Number&quot;;&quot;&quot;;IF(LEN([.J438])=0;1;[.J438]+1))))">
            <text:p/>
          </table:table-cell>
          <table:table-cell table:style-name="ce9" table:formula="of:=IF(LEN([.H439])=0;&quot;&quot;;IF([.K438]=&quot;SubOrder&quot;;&quot;&quot;;IF([.E439]&lt;&gt;&quot;Sub&quot;;&quot;&quot;;IF(LEN([.K438])=0;1;[.K43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40]);&quot;&quot;;CONCATENATE([.D440];[.F440];[.G440];[.H440];IF(OR([.E440]=&quot;SubStart&quot;;[.E440]=&quot;Sub&quot;);[.K440];[.J440]);[.L440]))">
            <text:p/>
          </table:table-cell>
          <table:table-cell table:number-columns-repeated="7"/>
          <table:table-cell table:style-name="ce9" table:formula="of:=IF(LEN([.E440]) = 0;[.J440];IF(OR([.E440]=&quot;SubStart&quot;;[.E440]=&quot;SubEnd&quot;);&quot;&quot;;[.K440]))">
            <text:p/>
          </table:table-cell>
          <table:table-cell table:style-name="ce9" table:formula="of:=IF([.E440]=&quot;Sub&quot;;[.J439];IF(LEN([.H440])=0;&quot;&quot;;IF([.J439]=&quot;Number&quot;;&quot;&quot;;IF(LEN([.J439])=0;1;[.J439]+1))))">
            <text:p/>
          </table:table-cell>
          <table:table-cell table:style-name="ce9" table:formula="of:=IF(LEN([.H440])=0;&quot;&quot;;IF([.K439]=&quot;SubOrder&quot;;&quot;&quot;;IF([.E440]&lt;&gt;&quot;Sub&quot;;&quot;&quot;;IF(LEN([.K439])=0;1;[.K43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41]);&quot;&quot;;CONCATENATE([.D441];[.F441];[.G441];[.H441];IF(OR([.E441]=&quot;SubStart&quot;;[.E441]=&quot;Sub&quot;);[.K441];[.J441]);[.L441]))">
            <text:p/>
          </table:table-cell>
          <table:table-cell table:number-columns-repeated="7"/>
          <table:table-cell table:style-name="ce9" table:formula="of:=IF(LEN([.E441]) = 0;[.J441];IF(OR([.E441]=&quot;SubStart&quot;;[.E441]=&quot;SubEnd&quot;);&quot;&quot;;[.K441]))">
            <text:p/>
          </table:table-cell>
          <table:table-cell table:style-name="ce9" table:formula="of:=IF([.E441]=&quot;Sub&quot;;[.J440];IF(LEN([.H441])=0;&quot;&quot;;IF([.J440]=&quot;Number&quot;;&quot;&quot;;IF(LEN([.J440])=0;1;[.J440]+1))))">
            <text:p/>
          </table:table-cell>
          <table:table-cell table:style-name="ce9" table:formula="of:=IF(LEN([.H441])=0;&quot;&quot;;IF([.K440]=&quot;SubOrder&quot;;&quot;&quot;;IF([.E441]&lt;&gt;&quot;Sub&quot;;&quot;&quot;;IF(LEN([.K440])=0;1;[.K44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42]);&quot;&quot;;CONCATENATE([.D442];[.F442];[.G442];[.H442];IF(OR([.E442]=&quot;SubStart&quot;;[.E442]=&quot;Sub&quot;);[.K442];[.J442]);[.L442]))">
            <text:p/>
          </table:table-cell>
          <table:table-cell table:number-columns-repeated="7"/>
          <table:table-cell table:style-name="ce9" table:formula="of:=IF(LEN([.E442]) = 0;[.J442];IF(OR([.E442]=&quot;SubStart&quot;;[.E442]=&quot;SubEnd&quot;);&quot;&quot;;[.K442]))">
            <text:p/>
          </table:table-cell>
          <table:table-cell table:style-name="ce9" table:formula="of:=IF([.E442]=&quot;Sub&quot;;[.J441];IF(LEN([.H442])=0;&quot;&quot;;IF([.J441]=&quot;Number&quot;;&quot;&quot;;IF(LEN([.J441])=0;1;[.J441]+1))))">
            <text:p/>
          </table:table-cell>
          <table:table-cell table:style-name="ce9" table:formula="of:=IF(LEN([.H442])=0;&quot;&quot;;IF([.K441]=&quot;SubOrder&quot;;&quot;&quot;;IF([.E442]&lt;&gt;&quot;Sub&quot;;&quot;&quot;;IF(LEN([.K441])=0;1;[.K44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43]);&quot;&quot;;CONCATENATE([.D443];[.F443];[.G443];[.H443];IF(OR([.E443]=&quot;SubStart&quot;;[.E443]=&quot;Sub&quot;);[.K443];[.J443]);[.L443]))">
            <text:p/>
          </table:table-cell>
          <table:table-cell table:number-columns-repeated="7"/>
          <table:table-cell table:style-name="ce9" table:formula="of:=IF(LEN([.E443]) = 0;[.J443];IF(OR([.E443]=&quot;SubStart&quot;;[.E443]=&quot;SubEnd&quot;);&quot;&quot;;[.K443]))">
            <text:p/>
          </table:table-cell>
          <table:table-cell table:style-name="ce9" table:formula="of:=IF([.E443]=&quot;Sub&quot;;[.J442];IF(LEN([.H443])=0;&quot;&quot;;IF([.J442]=&quot;Number&quot;;&quot;&quot;;IF(LEN([.J442])=0;1;[.J442]+1))))">
            <text:p/>
          </table:table-cell>
          <table:table-cell table:style-name="ce9" table:formula="of:=IF(LEN([.H443])=0;&quot;&quot;;IF([.K442]=&quot;SubOrder&quot;;&quot;&quot;;IF([.E443]&lt;&gt;&quot;Sub&quot;;&quot;&quot;;IF(LEN([.K442])=0;1;[.K44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44]);&quot;&quot;;CONCATENATE([.D444];[.F444];[.G444];[.H444];IF(OR([.E444]=&quot;SubStart&quot;;[.E444]=&quot;Sub&quot;);[.K444];[.J444]);[.L444]))">
            <text:p/>
          </table:table-cell>
          <table:table-cell table:number-columns-repeated="7"/>
          <table:table-cell table:style-name="ce9" table:formula="of:=IF(LEN([.E444]) = 0;[.J444];IF(OR([.E444]=&quot;SubStart&quot;;[.E444]=&quot;SubEnd&quot;);&quot;&quot;;[.K444]))">
            <text:p/>
          </table:table-cell>
          <table:table-cell table:style-name="ce9" table:formula="of:=IF([.E444]=&quot;Sub&quot;;[.J443];IF(LEN([.H444])=0;&quot;&quot;;IF([.J443]=&quot;Number&quot;;&quot;&quot;;IF(LEN([.J443])=0;1;[.J443]+1))))">
            <text:p/>
          </table:table-cell>
          <table:table-cell table:style-name="ce9" table:formula="of:=IF(LEN([.H444])=0;&quot;&quot;;IF([.K443]=&quot;SubOrder&quot;;&quot;&quot;;IF([.E444]&lt;&gt;&quot;Sub&quot;;&quot;&quot;;IF(LEN([.K443])=0;1;[.K44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45]);&quot;&quot;;CONCATENATE([.D445];[.F445];[.G445];[.H445];IF(OR([.E445]=&quot;SubStart&quot;;[.E445]=&quot;Sub&quot;);[.K445];[.J445]);[.L445]))">
            <text:p/>
          </table:table-cell>
          <table:table-cell table:number-columns-repeated="7"/>
          <table:table-cell table:style-name="ce9" table:formula="of:=IF(LEN([.E445]) = 0;[.J445];IF(OR([.E445]=&quot;SubStart&quot;;[.E445]=&quot;SubEnd&quot;);&quot;&quot;;[.K445]))">
            <text:p/>
          </table:table-cell>
          <table:table-cell table:style-name="ce9" table:formula="of:=IF([.E445]=&quot;Sub&quot;;[.J444];IF(LEN([.H445])=0;&quot;&quot;;IF([.J444]=&quot;Number&quot;;&quot;&quot;;IF(LEN([.J444])=0;1;[.J444]+1))))">
            <text:p/>
          </table:table-cell>
          <table:table-cell table:style-name="ce9" table:formula="of:=IF(LEN([.H445])=0;&quot;&quot;;IF([.K444]=&quot;SubOrder&quot;;&quot;&quot;;IF([.E445]&lt;&gt;&quot;Sub&quot;;&quot;&quot;;IF(LEN([.K444])=0;1;[.K44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46]);&quot;&quot;;CONCATENATE([.D446];[.F446];[.G446];[.H446];IF(OR([.E446]=&quot;SubStart&quot;;[.E446]=&quot;Sub&quot;);[.K446];[.J446]);[.L446]))">
            <text:p/>
          </table:table-cell>
          <table:table-cell table:number-columns-repeated="7"/>
          <table:table-cell table:style-name="ce9" table:formula="of:=IF(LEN([.E446]) = 0;[.J446];IF(OR([.E446]=&quot;SubStart&quot;;[.E446]=&quot;SubEnd&quot;);&quot;&quot;;[.K446]))">
            <text:p/>
          </table:table-cell>
          <table:table-cell table:style-name="ce9" table:formula="of:=IF([.E446]=&quot;Sub&quot;;[.J445];IF(LEN([.H446])=0;&quot;&quot;;IF([.J445]=&quot;Number&quot;;&quot;&quot;;IF(LEN([.J445])=0;1;[.J445]+1))))">
            <text:p/>
          </table:table-cell>
          <table:table-cell table:style-name="ce9" table:formula="of:=IF(LEN([.H446])=0;&quot;&quot;;IF([.K445]=&quot;SubOrder&quot;;&quot;&quot;;IF([.E446]&lt;&gt;&quot;Sub&quot;;&quot;&quot;;IF(LEN([.K445])=0;1;[.K44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47]);&quot;&quot;;CONCATENATE([.D447];[.F447];[.G447];[.H447];IF(OR([.E447]=&quot;SubStart&quot;;[.E447]=&quot;Sub&quot;);[.K447];[.J447]);[.L447]))">
            <text:p/>
          </table:table-cell>
          <table:table-cell table:number-columns-repeated="7"/>
          <table:table-cell table:style-name="ce9" table:formula="of:=IF(LEN([.E447]) = 0;[.J447];IF(OR([.E447]=&quot;SubStart&quot;;[.E447]=&quot;SubEnd&quot;);&quot;&quot;;[.K447]))">
            <text:p/>
          </table:table-cell>
          <table:table-cell table:style-name="ce9" table:formula="of:=IF([.E447]=&quot;Sub&quot;;[.J446];IF(LEN([.H447])=0;&quot;&quot;;IF([.J446]=&quot;Number&quot;;&quot;&quot;;IF(LEN([.J446])=0;1;[.J446]+1))))">
            <text:p/>
          </table:table-cell>
          <table:table-cell table:style-name="ce9" table:formula="of:=IF(LEN([.H447])=0;&quot;&quot;;IF([.K446]=&quot;SubOrder&quot;;&quot;&quot;;IF([.E447]&lt;&gt;&quot;Sub&quot;;&quot;&quot;;IF(LEN([.K446])=0;1;[.K44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48]);&quot;&quot;;CONCATENATE([.D448];[.F448];[.G448];[.H448];IF(OR([.E448]=&quot;SubStart&quot;;[.E448]=&quot;Sub&quot;);[.K448];[.J448]);[.L448]))">
            <text:p/>
          </table:table-cell>
          <table:table-cell table:number-columns-repeated="7"/>
          <table:table-cell table:style-name="ce9" table:formula="of:=IF(LEN([.E448]) = 0;[.J448];IF(OR([.E448]=&quot;SubStart&quot;;[.E448]=&quot;SubEnd&quot;);&quot;&quot;;[.K448]))">
            <text:p/>
          </table:table-cell>
          <table:table-cell table:style-name="ce9" table:formula="of:=IF([.E448]=&quot;Sub&quot;;[.J447];IF(LEN([.H448])=0;&quot;&quot;;IF([.J447]=&quot;Number&quot;;&quot;&quot;;IF(LEN([.J447])=0;1;[.J447]+1))))">
            <text:p/>
          </table:table-cell>
          <table:table-cell table:style-name="ce9" table:formula="of:=IF(LEN([.H448])=0;&quot;&quot;;IF([.K447]=&quot;SubOrder&quot;;&quot;&quot;;IF([.E448]&lt;&gt;&quot;Sub&quot;;&quot;&quot;;IF(LEN([.K447])=0;1;[.K44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49]);&quot;&quot;;CONCATENATE([.D449];[.F449];[.G449];[.H449];IF(OR([.E449]=&quot;SubStart&quot;;[.E449]=&quot;Sub&quot;);[.K449];[.J449]);[.L449]))">
            <text:p/>
          </table:table-cell>
          <table:table-cell table:number-columns-repeated="7"/>
          <table:table-cell table:style-name="ce9" table:formula="of:=IF(LEN([.E449]) = 0;[.J449];IF(OR([.E449]=&quot;SubStart&quot;;[.E449]=&quot;SubEnd&quot;);&quot;&quot;;[.K449]))">
            <text:p/>
          </table:table-cell>
          <table:table-cell table:style-name="ce9" table:formula="of:=IF([.E449]=&quot;Sub&quot;;[.J448];IF(LEN([.H449])=0;&quot;&quot;;IF([.J448]=&quot;Number&quot;;&quot;&quot;;IF(LEN([.J448])=0;1;[.J448]+1))))">
            <text:p/>
          </table:table-cell>
          <table:table-cell table:style-name="ce9" table:formula="of:=IF(LEN([.H449])=0;&quot;&quot;;IF([.K448]=&quot;SubOrder&quot;;&quot;&quot;;IF([.E449]&lt;&gt;&quot;Sub&quot;;&quot;&quot;;IF(LEN([.K448])=0;1;[.K44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50]);&quot;&quot;;CONCATENATE([.D450];[.F450];[.G450];[.H450];IF(OR([.E450]=&quot;SubStart&quot;;[.E450]=&quot;Sub&quot;);[.K450];[.J450]);[.L450]))">
            <text:p/>
          </table:table-cell>
          <table:table-cell table:number-columns-repeated="7"/>
          <table:table-cell table:style-name="ce9" table:formula="of:=IF(LEN([.E450]) = 0;[.J450];IF(OR([.E450]=&quot;SubStart&quot;;[.E450]=&quot;SubEnd&quot;);&quot;&quot;;[.K450]))">
            <text:p/>
          </table:table-cell>
          <table:table-cell table:style-name="ce9" table:formula="of:=IF([.E450]=&quot;Sub&quot;;[.J449];IF(LEN([.H450])=0;&quot;&quot;;IF([.J449]=&quot;Number&quot;;&quot;&quot;;IF(LEN([.J449])=0;1;[.J449]+1))))">
            <text:p/>
          </table:table-cell>
          <table:table-cell table:style-name="ce9" table:formula="of:=IF(LEN([.H450])=0;&quot;&quot;;IF([.K449]=&quot;SubOrder&quot;;&quot;&quot;;IF([.E450]&lt;&gt;&quot;Sub&quot;;&quot;&quot;;IF(LEN([.K449])=0;1;[.K44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51]);&quot;&quot;;CONCATENATE([.D451];[.F451];[.G451];[.H451];IF(OR([.E451]=&quot;SubStart&quot;;[.E451]=&quot;Sub&quot;);[.K451];[.J451]);[.L451]))">
            <text:p/>
          </table:table-cell>
          <table:table-cell table:number-columns-repeated="7"/>
          <table:table-cell table:style-name="ce9" table:formula="of:=IF(LEN([.E451]) = 0;[.J451];IF(OR([.E451]=&quot;SubStart&quot;;[.E451]=&quot;SubEnd&quot;);&quot;&quot;;[.K451]))">
            <text:p/>
          </table:table-cell>
          <table:table-cell table:style-name="ce9" table:formula="of:=IF([.E451]=&quot;Sub&quot;;[.J450];IF(LEN([.H451])=0;&quot;&quot;;IF([.J450]=&quot;Number&quot;;&quot;&quot;;IF(LEN([.J450])=0;1;[.J450]+1))))">
            <text:p/>
          </table:table-cell>
          <table:table-cell table:style-name="ce9" table:formula="of:=IF(LEN([.H451])=0;&quot;&quot;;IF([.K450]=&quot;SubOrder&quot;;&quot;&quot;;IF([.E451]&lt;&gt;&quot;Sub&quot;;&quot;&quot;;IF(LEN([.K450])=0;1;[.K45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52]);&quot;&quot;;CONCATENATE([.D452];[.F452];[.G452];[.H452];IF(OR([.E452]=&quot;SubStart&quot;;[.E452]=&quot;Sub&quot;);[.K452];[.J452]);[.L452]))">
            <text:p/>
          </table:table-cell>
          <table:table-cell table:number-columns-repeated="7"/>
          <table:table-cell table:style-name="ce9" table:formula="of:=IF(LEN([.E452]) = 0;[.J452];IF(OR([.E452]=&quot;SubStart&quot;;[.E452]=&quot;SubEnd&quot;);&quot;&quot;;[.K452]))">
            <text:p/>
          </table:table-cell>
          <table:table-cell table:style-name="ce9" table:formula="of:=IF([.E452]=&quot;Sub&quot;;[.J451];IF(LEN([.H452])=0;&quot;&quot;;IF([.J451]=&quot;Number&quot;;&quot;&quot;;IF(LEN([.J451])=0;1;[.J451]+1))))">
            <text:p/>
          </table:table-cell>
          <table:table-cell table:style-name="ce9" table:formula="of:=IF(LEN([.H452])=0;&quot;&quot;;IF([.K451]=&quot;SubOrder&quot;;&quot;&quot;;IF([.E452]&lt;&gt;&quot;Sub&quot;;&quot;&quot;;IF(LEN([.K451])=0;1;[.K45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53]);&quot;&quot;;CONCATENATE([.D453];[.F453];[.G453];[.H453];IF(OR([.E453]=&quot;SubStart&quot;;[.E453]=&quot;Sub&quot;);[.K453];[.J453]);[.L453]))">
            <text:p/>
          </table:table-cell>
          <table:table-cell table:number-columns-repeated="7"/>
          <table:table-cell table:style-name="ce9" table:formula="of:=IF(LEN([.E453]) = 0;[.J453];IF(OR([.E453]=&quot;SubStart&quot;;[.E453]=&quot;SubEnd&quot;);&quot;&quot;;[.K453]))">
            <text:p/>
          </table:table-cell>
          <table:table-cell table:style-name="ce9" table:formula="of:=IF([.E453]=&quot;Sub&quot;;[.J452];IF(LEN([.H453])=0;&quot;&quot;;IF([.J452]=&quot;Number&quot;;&quot;&quot;;IF(LEN([.J452])=0;1;[.J452]+1))))">
            <text:p/>
          </table:table-cell>
          <table:table-cell table:style-name="ce9" table:formula="of:=IF(LEN([.H453])=0;&quot;&quot;;IF([.K452]=&quot;SubOrder&quot;;&quot;&quot;;IF([.E453]&lt;&gt;&quot;Sub&quot;;&quot;&quot;;IF(LEN([.K452])=0;1;[.K45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54]);&quot;&quot;;CONCATENATE([.D454];[.F454];[.G454];[.H454];IF(OR([.E454]=&quot;SubStart&quot;;[.E454]=&quot;Sub&quot;);[.K454];[.J454]);[.L454]))">
            <text:p/>
          </table:table-cell>
          <table:table-cell table:number-columns-repeated="7"/>
          <table:table-cell table:style-name="ce9" table:formula="of:=IF(LEN([.E454]) = 0;[.J454];IF(OR([.E454]=&quot;SubStart&quot;;[.E454]=&quot;SubEnd&quot;);&quot;&quot;;[.K454]))">
            <text:p/>
          </table:table-cell>
          <table:table-cell table:style-name="ce9" table:formula="of:=IF([.E454]=&quot;Sub&quot;;[.J453];IF(LEN([.H454])=0;&quot;&quot;;IF([.J453]=&quot;Number&quot;;&quot;&quot;;IF(LEN([.J453])=0;1;[.J453]+1))))">
            <text:p/>
          </table:table-cell>
          <table:table-cell table:style-name="ce9" table:formula="of:=IF(LEN([.H454])=0;&quot;&quot;;IF([.K453]=&quot;SubOrder&quot;;&quot;&quot;;IF([.E454]&lt;&gt;&quot;Sub&quot;;&quot;&quot;;IF(LEN([.K453])=0;1;[.K45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55]);&quot;&quot;;CONCATENATE([.D455];[.F455];[.G455];[.H455];IF(OR([.E455]=&quot;SubStart&quot;;[.E455]=&quot;Sub&quot;);[.K455];[.J455]);[.L455]))">
            <text:p/>
          </table:table-cell>
          <table:table-cell table:number-columns-repeated="7"/>
          <table:table-cell table:style-name="ce9" table:formula="of:=IF(LEN([.E455]) = 0;[.J455];IF(OR([.E455]=&quot;SubStart&quot;;[.E455]=&quot;SubEnd&quot;);&quot;&quot;;[.K455]))">
            <text:p/>
          </table:table-cell>
          <table:table-cell table:style-name="ce9" table:formula="of:=IF([.E455]=&quot;Sub&quot;;[.J454];IF(LEN([.H455])=0;&quot;&quot;;IF([.J454]=&quot;Number&quot;;&quot;&quot;;IF(LEN([.J454])=0;1;[.J454]+1))))">
            <text:p/>
          </table:table-cell>
          <table:table-cell table:style-name="ce9" table:formula="of:=IF(LEN([.H455])=0;&quot;&quot;;IF([.K454]=&quot;SubOrder&quot;;&quot;&quot;;IF([.E455]&lt;&gt;&quot;Sub&quot;;&quot;&quot;;IF(LEN([.K454])=0;1;[.K45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56]);&quot;&quot;;CONCATENATE([.D456];[.F456];[.G456];[.H456];IF(OR([.E456]=&quot;SubStart&quot;;[.E456]=&quot;Sub&quot;);[.K456];[.J456]);[.L456]))">
            <text:p/>
          </table:table-cell>
          <table:table-cell table:number-columns-repeated="7"/>
          <table:table-cell table:style-name="ce9" table:formula="of:=IF(LEN([.E456]) = 0;[.J456];IF(OR([.E456]=&quot;SubStart&quot;;[.E456]=&quot;SubEnd&quot;);&quot;&quot;;[.K456]))">
            <text:p/>
          </table:table-cell>
          <table:table-cell table:style-name="ce9" table:formula="of:=IF([.E456]=&quot;Sub&quot;;[.J455];IF(LEN([.H456])=0;&quot;&quot;;IF([.J455]=&quot;Number&quot;;&quot;&quot;;IF(LEN([.J455])=0;1;[.J455]+1))))">
            <text:p/>
          </table:table-cell>
          <table:table-cell table:style-name="ce9" table:formula="of:=IF(LEN([.H456])=0;&quot;&quot;;IF([.K455]=&quot;SubOrder&quot;;&quot;&quot;;IF([.E456]&lt;&gt;&quot;Sub&quot;;&quot;&quot;;IF(LEN([.K455])=0;1;[.K45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57]);&quot;&quot;;CONCATENATE([.D457];[.F457];[.G457];[.H457];IF(OR([.E457]=&quot;SubStart&quot;;[.E457]=&quot;Sub&quot;);[.K457];[.J457]);[.L457]))">
            <text:p/>
          </table:table-cell>
          <table:table-cell table:number-columns-repeated="7"/>
          <table:table-cell table:style-name="ce9" table:formula="of:=IF(LEN([.E457]) = 0;[.J457];IF(OR([.E457]=&quot;SubStart&quot;;[.E457]=&quot;SubEnd&quot;);&quot;&quot;;[.K457]))">
            <text:p/>
          </table:table-cell>
          <table:table-cell table:style-name="ce9" table:formula="of:=IF([.E457]=&quot;Sub&quot;;[.J456];IF(LEN([.H457])=0;&quot;&quot;;IF([.J456]=&quot;Number&quot;;&quot;&quot;;IF(LEN([.J456])=0;1;[.J456]+1))))">
            <text:p/>
          </table:table-cell>
          <table:table-cell table:style-name="ce9" table:formula="of:=IF(LEN([.H457])=0;&quot;&quot;;IF([.K456]=&quot;SubOrder&quot;;&quot;&quot;;IF([.E457]&lt;&gt;&quot;Sub&quot;;&quot;&quot;;IF(LEN([.K456])=0;1;[.K45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58]);&quot;&quot;;CONCATENATE([.D458];[.F458];[.G458];[.H458];IF(OR([.E458]=&quot;SubStart&quot;;[.E458]=&quot;Sub&quot;);[.K458];[.J458]);[.L458]))">
            <text:p/>
          </table:table-cell>
          <table:table-cell table:number-columns-repeated="7"/>
          <table:table-cell table:style-name="ce9" table:formula="of:=IF(LEN([.E458]) = 0;[.J458];IF(OR([.E458]=&quot;SubStart&quot;;[.E458]=&quot;SubEnd&quot;);&quot;&quot;;[.K458]))">
            <text:p/>
          </table:table-cell>
          <table:table-cell table:style-name="ce9" table:formula="of:=IF([.E458]=&quot;Sub&quot;;[.J457];IF(LEN([.H458])=0;&quot;&quot;;IF([.J457]=&quot;Number&quot;;&quot;&quot;;IF(LEN([.J457])=0;1;[.J457]+1))))">
            <text:p/>
          </table:table-cell>
          <table:table-cell table:style-name="ce9" table:formula="of:=IF(LEN([.H458])=0;&quot;&quot;;IF([.K457]=&quot;SubOrder&quot;;&quot;&quot;;IF([.E458]&lt;&gt;&quot;Sub&quot;;&quot;&quot;;IF(LEN([.K457])=0;1;[.K45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59]);&quot;&quot;;CONCATENATE([.D459];[.F459];[.G459];[.H459];IF(OR([.E459]=&quot;SubStart&quot;;[.E459]=&quot;Sub&quot;);[.K459];[.J459]);[.L459]))">
            <text:p/>
          </table:table-cell>
          <table:table-cell table:number-columns-repeated="7"/>
          <table:table-cell table:style-name="ce9" table:formula="of:=IF(LEN([.E459]) = 0;[.J459];IF(OR([.E459]=&quot;SubStart&quot;;[.E459]=&quot;SubEnd&quot;);&quot;&quot;;[.K459]))">
            <text:p/>
          </table:table-cell>
          <table:table-cell table:style-name="ce9" table:formula="of:=IF([.E459]=&quot;Sub&quot;;[.J458];IF(LEN([.H459])=0;&quot;&quot;;IF([.J458]=&quot;Number&quot;;&quot;&quot;;IF(LEN([.J458])=0;1;[.J458]+1))))">
            <text:p/>
          </table:table-cell>
          <table:table-cell table:style-name="ce9" table:formula="of:=IF(LEN([.H459])=0;&quot;&quot;;IF([.K458]=&quot;SubOrder&quot;;&quot;&quot;;IF([.E459]&lt;&gt;&quot;Sub&quot;;&quot;&quot;;IF(LEN([.K458])=0;1;[.K45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60]);&quot;&quot;;CONCATENATE([.D460];[.F460];[.G460];[.H460];IF(OR([.E460]=&quot;SubStart&quot;;[.E460]=&quot;Sub&quot;);[.K460];[.J460]);[.L460]))">
            <text:p/>
          </table:table-cell>
          <table:table-cell table:number-columns-repeated="7"/>
          <table:table-cell table:style-name="ce9" table:formula="of:=IF(LEN([.E460]) = 0;[.J460];IF(OR([.E460]=&quot;SubStart&quot;;[.E460]=&quot;SubEnd&quot;);&quot;&quot;;[.K460]))">
            <text:p/>
          </table:table-cell>
          <table:table-cell table:style-name="ce9" table:formula="of:=IF([.E460]=&quot;Sub&quot;;[.J459];IF(LEN([.H460])=0;&quot;&quot;;IF([.J459]=&quot;Number&quot;;&quot;&quot;;IF(LEN([.J459])=0;1;[.J459]+1))))">
            <text:p/>
          </table:table-cell>
          <table:table-cell table:style-name="ce9" table:formula="of:=IF(LEN([.H460])=0;&quot;&quot;;IF([.K459]=&quot;SubOrder&quot;;&quot;&quot;;IF([.E460]&lt;&gt;&quot;Sub&quot;;&quot;&quot;;IF(LEN([.K459])=0;1;[.K45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61]);&quot;&quot;;CONCATENATE([.D461];[.F461];[.G461];[.H461];IF(OR([.E461]=&quot;SubStart&quot;;[.E461]=&quot;Sub&quot;);[.K461];[.J461]);[.L461]))">
            <text:p/>
          </table:table-cell>
          <table:table-cell table:number-columns-repeated="7"/>
          <table:table-cell table:style-name="ce9" table:formula="of:=IF(LEN([.E461]) = 0;[.J461];IF(OR([.E461]=&quot;SubStart&quot;;[.E461]=&quot;SubEnd&quot;);&quot;&quot;;[.K461]))">
            <text:p/>
          </table:table-cell>
          <table:table-cell table:style-name="ce9" table:formula="of:=IF([.E461]=&quot;Sub&quot;;[.J460];IF(LEN([.H461])=0;&quot;&quot;;IF([.J460]=&quot;Number&quot;;&quot;&quot;;IF(LEN([.J460])=0;1;[.J460]+1))))">
            <text:p/>
          </table:table-cell>
          <table:table-cell table:style-name="ce9" table:formula="of:=IF(LEN([.H461])=0;&quot;&quot;;IF([.K460]=&quot;SubOrder&quot;;&quot;&quot;;IF([.E461]&lt;&gt;&quot;Sub&quot;;&quot;&quot;;IF(LEN([.K460])=0;1;[.K46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62]);&quot;&quot;;CONCATENATE([.D462];[.F462];[.G462];[.H462];IF(OR([.E462]=&quot;SubStart&quot;;[.E462]=&quot;Sub&quot;);[.K462];[.J462]);[.L462]))">
            <text:p/>
          </table:table-cell>
          <table:table-cell table:number-columns-repeated="7"/>
          <table:table-cell table:style-name="ce9" table:formula="of:=IF(LEN([.E462]) = 0;[.J462];IF(OR([.E462]=&quot;SubStart&quot;;[.E462]=&quot;SubEnd&quot;);&quot;&quot;;[.K462]))">
            <text:p/>
          </table:table-cell>
          <table:table-cell table:style-name="ce9" table:formula="of:=IF([.E462]=&quot;Sub&quot;;[.J461];IF(LEN([.H462])=0;&quot;&quot;;IF([.J461]=&quot;Number&quot;;&quot;&quot;;IF(LEN([.J461])=0;1;[.J461]+1))))">
            <text:p/>
          </table:table-cell>
          <table:table-cell table:style-name="ce9" table:formula="of:=IF(LEN([.H462])=0;&quot;&quot;;IF([.K461]=&quot;SubOrder&quot;;&quot;&quot;;IF([.E462]&lt;&gt;&quot;Sub&quot;;&quot;&quot;;IF(LEN([.K461])=0;1;[.K46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63]);&quot;&quot;;CONCATENATE([.D463];[.F463];[.G463];[.H463];IF(OR([.E463]=&quot;SubStart&quot;;[.E463]=&quot;Sub&quot;);[.K463];[.J463]);[.L463]))">
            <text:p/>
          </table:table-cell>
          <table:table-cell table:number-columns-repeated="7"/>
          <table:table-cell table:style-name="ce9" table:formula="of:=IF(LEN([.E463]) = 0;[.J463];IF(OR([.E463]=&quot;SubStart&quot;;[.E463]=&quot;SubEnd&quot;);&quot;&quot;;[.K463]))">
            <text:p/>
          </table:table-cell>
          <table:table-cell table:style-name="ce9" table:formula="of:=IF([.E463]=&quot;Sub&quot;;[.J462];IF(LEN([.H463])=0;&quot;&quot;;IF([.J462]=&quot;Number&quot;;&quot;&quot;;IF(LEN([.J462])=0;1;[.J462]+1))))">
            <text:p/>
          </table:table-cell>
          <table:table-cell table:style-name="ce9" table:formula="of:=IF(LEN([.H463])=0;&quot;&quot;;IF([.K462]=&quot;SubOrder&quot;;&quot;&quot;;IF([.E463]&lt;&gt;&quot;Sub&quot;;&quot;&quot;;IF(LEN([.K462])=0;1;[.K46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64]);&quot;&quot;;CONCATENATE([.D464];[.F464];[.G464];[.H464];IF(OR([.E464]=&quot;SubStart&quot;;[.E464]=&quot;Sub&quot;);[.K464];[.J464]);[.L464]))">
            <text:p/>
          </table:table-cell>
          <table:table-cell table:number-columns-repeated="7"/>
          <table:table-cell table:style-name="ce9" table:formula="of:=IF(LEN([.E464]) = 0;[.J464];IF(OR([.E464]=&quot;SubStart&quot;;[.E464]=&quot;SubEnd&quot;);&quot;&quot;;[.K464]))">
            <text:p/>
          </table:table-cell>
          <table:table-cell table:style-name="ce9" table:formula="of:=IF([.E464]=&quot;Sub&quot;;[.J463];IF(LEN([.H464])=0;&quot;&quot;;IF([.J463]=&quot;Number&quot;;&quot;&quot;;IF(LEN([.J463])=0;1;[.J463]+1))))">
            <text:p/>
          </table:table-cell>
          <table:table-cell table:style-name="ce9" table:formula="of:=IF(LEN([.H464])=0;&quot;&quot;;IF([.K463]=&quot;SubOrder&quot;;&quot;&quot;;IF([.E464]&lt;&gt;&quot;Sub&quot;;&quot;&quot;;IF(LEN([.K463])=0;1;[.K46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65]);&quot;&quot;;CONCATENATE([.D465];[.F465];[.G465];[.H465];IF(OR([.E465]=&quot;SubStart&quot;;[.E465]=&quot;Sub&quot;);[.K465];[.J465]);[.L465]))">
            <text:p/>
          </table:table-cell>
          <table:table-cell table:number-columns-repeated="7"/>
          <table:table-cell table:style-name="ce9" table:formula="of:=IF(LEN([.E465]) = 0;[.J465];IF(OR([.E465]=&quot;SubStart&quot;;[.E465]=&quot;SubEnd&quot;);&quot;&quot;;[.K465]))">
            <text:p/>
          </table:table-cell>
          <table:table-cell table:style-name="ce9" table:formula="of:=IF([.E465]=&quot;Sub&quot;;[.J464];IF(LEN([.H465])=0;&quot;&quot;;IF([.J464]=&quot;Number&quot;;&quot;&quot;;IF(LEN([.J464])=0;1;[.J464]+1))))">
            <text:p/>
          </table:table-cell>
          <table:table-cell table:style-name="ce9" table:formula="of:=IF(LEN([.H465])=0;&quot;&quot;;IF([.K464]=&quot;SubOrder&quot;;&quot;&quot;;IF([.E465]&lt;&gt;&quot;Sub&quot;;&quot;&quot;;IF(LEN([.K464])=0;1;[.K46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66]);&quot;&quot;;CONCATENATE([.D466];[.F466];[.G466];[.H466];IF(OR([.E466]=&quot;SubStart&quot;;[.E466]=&quot;Sub&quot;);[.K466];[.J466]);[.L466]))">
            <text:p/>
          </table:table-cell>
          <table:table-cell table:number-columns-repeated="7"/>
          <table:table-cell table:style-name="ce9" table:formula="of:=IF(LEN([.E466]) = 0;[.J466];IF(OR([.E466]=&quot;SubStart&quot;;[.E466]=&quot;SubEnd&quot;);&quot;&quot;;[.K466]))">
            <text:p/>
          </table:table-cell>
          <table:table-cell table:style-name="ce9" table:formula="of:=IF([.E466]=&quot;Sub&quot;;[.J465];IF(LEN([.H466])=0;&quot;&quot;;IF([.J465]=&quot;Number&quot;;&quot;&quot;;IF(LEN([.J465])=0;1;[.J465]+1))))">
            <text:p/>
          </table:table-cell>
          <table:table-cell table:style-name="ce9" table:formula="of:=IF(LEN([.H466])=0;&quot;&quot;;IF([.K465]=&quot;SubOrder&quot;;&quot;&quot;;IF([.E466]&lt;&gt;&quot;Sub&quot;;&quot;&quot;;IF(LEN([.K465])=0;1;[.K46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67]);&quot;&quot;;CONCATENATE([.D467];[.F467];[.G467];[.H467];IF(OR([.E467]=&quot;SubStart&quot;;[.E467]=&quot;Sub&quot;);[.K467];[.J467]);[.L467]))">
            <text:p/>
          </table:table-cell>
          <table:table-cell table:number-columns-repeated="7"/>
          <table:table-cell table:style-name="ce9" table:formula="of:=IF(LEN([.E467]) = 0;[.J467];IF(OR([.E467]=&quot;SubStart&quot;;[.E467]=&quot;SubEnd&quot;);&quot;&quot;;[.K467]))">
            <text:p/>
          </table:table-cell>
          <table:table-cell table:style-name="ce9" table:formula="of:=IF([.E467]=&quot;Sub&quot;;[.J466];IF(LEN([.H467])=0;&quot;&quot;;IF([.J466]=&quot;Number&quot;;&quot;&quot;;IF(LEN([.J466])=0;1;[.J466]+1))))">
            <text:p/>
          </table:table-cell>
          <table:table-cell table:style-name="ce9" table:formula="of:=IF(LEN([.H467])=0;&quot;&quot;;IF([.K466]=&quot;SubOrder&quot;;&quot;&quot;;IF([.E467]&lt;&gt;&quot;Sub&quot;;&quot;&quot;;IF(LEN([.K466])=0;1;[.K46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68]);&quot;&quot;;CONCATENATE([.D468];[.F468];[.G468];[.H468];IF(OR([.E468]=&quot;SubStart&quot;;[.E468]=&quot;Sub&quot;);[.K468];[.J468]);[.L468]))">
            <text:p/>
          </table:table-cell>
          <table:table-cell table:number-columns-repeated="7"/>
          <table:table-cell table:style-name="ce9" table:formula="of:=IF(LEN([.E468]) = 0;[.J468];IF(OR([.E468]=&quot;SubStart&quot;;[.E468]=&quot;SubEnd&quot;);&quot;&quot;;[.K468]))">
            <text:p/>
          </table:table-cell>
          <table:table-cell table:style-name="ce9" table:formula="of:=IF([.E468]=&quot;Sub&quot;;[.J467];IF(LEN([.H468])=0;&quot;&quot;;IF([.J467]=&quot;Number&quot;;&quot;&quot;;IF(LEN([.J467])=0;1;[.J467]+1))))">
            <text:p/>
          </table:table-cell>
          <table:table-cell table:style-name="ce9" table:formula="of:=IF(LEN([.H468])=0;&quot;&quot;;IF([.K467]=&quot;SubOrder&quot;;&quot;&quot;;IF([.E468]&lt;&gt;&quot;Sub&quot;;&quot;&quot;;IF(LEN([.K467])=0;1;[.K46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69]);&quot;&quot;;CONCATENATE([.D469];[.F469];[.G469];[.H469];IF(OR([.E469]=&quot;SubStart&quot;;[.E469]=&quot;Sub&quot;);[.K469];[.J469]);[.L469]))">
            <text:p/>
          </table:table-cell>
          <table:table-cell table:number-columns-repeated="7"/>
          <table:table-cell table:style-name="ce9" table:formula="of:=IF(LEN([.E469]) = 0;[.J469];IF(OR([.E469]=&quot;SubStart&quot;;[.E469]=&quot;SubEnd&quot;);&quot;&quot;;[.K469]))">
            <text:p/>
          </table:table-cell>
          <table:table-cell table:style-name="ce9" table:formula="of:=IF([.E469]=&quot;Sub&quot;;[.J468];IF(LEN([.H469])=0;&quot;&quot;;IF([.J468]=&quot;Number&quot;;&quot;&quot;;IF(LEN([.J468])=0;1;[.J468]+1))))">
            <text:p/>
          </table:table-cell>
          <table:table-cell table:style-name="ce9" table:formula="of:=IF(LEN([.H469])=0;&quot;&quot;;IF([.K468]=&quot;SubOrder&quot;;&quot;&quot;;IF([.E469]&lt;&gt;&quot;Sub&quot;;&quot;&quot;;IF(LEN([.K468])=0;1;[.K46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70]);&quot;&quot;;CONCATENATE([.D470];[.F470];[.G470];[.H470];IF(OR([.E470]=&quot;SubStart&quot;;[.E470]=&quot;Sub&quot;);[.K470];[.J470]);[.L470]))">
            <text:p/>
          </table:table-cell>
          <table:table-cell table:number-columns-repeated="7"/>
          <table:table-cell table:style-name="ce9" table:formula="of:=IF(LEN([.E470]) = 0;[.J470];IF(OR([.E470]=&quot;SubStart&quot;;[.E470]=&quot;SubEnd&quot;);&quot;&quot;;[.K470]))">
            <text:p/>
          </table:table-cell>
          <table:table-cell table:style-name="ce9" table:formula="of:=IF([.E470]=&quot;Sub&quot;;[.J469];IF(LEN([.H470])=0;&quot;&quot;;IF([.J469]=&quot;Number&quot;;&quot;&quot;;IF(LEN([.J469])=0;1;[.J469]+1))))">
            <text:p/>
          </table:table-cell>
          <table:table-cell table:style-name="ce9" table:formula="of:=IF(LEN([.H470])=0;&quot;&quot;;IF([.K469]=&quot;SubOrder&quot;;&quot;&quot;;IF([.E470]&lt;&gt;&quot;Sub&quot;;&quot;&quot;;IF(LEN([.K469])=0;1;[.K46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71]);&quot;&quot;;CONCATENATE([.D471];[.F471];[.G471];[.H471];IF(OR([.E471]=&quot;SubStart&quot;;[.E471]=&quot;Sub&quot;);[.K471];[.J471]);[.L471]))">
            <text:p/>
          </table:table-cell>
          <table:table-cell table:number-columns-repeated="7"/>
          <table:table-cell table:style-name="ce9" table:formula="of:=IF(LEN([.E471]) = 0;[.J471];IF(OR([.E471]=&quot;SubStart&quot;;[.E471]=&quot;SubEnd&quot;);&quot;&quot;;[.K471]))">
            <text:p/>
          </table:table-cell>
          <table:table-cell table:style-name="ce9" table:formula="of:=IF([.E471]=&quot;Sub&quot;;[.J470];IF(LEN([.H471])=0;&quot;&quot;;IF([.J470]=&quot;Number&quot;;&quot;&quot;;IF(LEN([.J470])=0;1;[.J470]+1))))">
            <text:p/>
          </table:table-cell>
          <table:table-cell table:style-name="ce9" table:formula="of:=IF(LEN([.H471])=0;&quot;&quot;;IF([.K470]=&quot;SubOrder&quot;;&quot;&quot;;IF([.E471]&lt;&gt;&quot;Sub&quot;;&quot;&quot;;IF(LEN([.K470])=0;1;[.K47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72]);&quot;&quot;;CONCATENATE([.D472];[.F472];[.G472];[.H472];IF(OR([.E472]=&quot;SubStart&quot;;[.E472]=&quot;Sub&quot;);[.K472];[.J472]);[.L472]))">
            <text:p/>
          </table:table-cell>
          <table:table-cell table:number-columns-repeated="7"/>
          <table:table-cell table:style-name="ce9" table:formula="of:=IF(LEN([.E472]) = 0;[.J472];IF(OR([.E472]=&quot;SubStart&quot;;[.E472]=&quot;SubEnd&quot;);&quot;&quot;;[.K472]))">
            <text:p/>
          </table:table-cell>
          <table:table-cell table:style-name="ce9" table:formula="of:=IF([.E472]=&quot;Sub&quot;;[.J471];IF(LEN([.H472])=0;&quot;&quot;;IF([.J471]=&quot;Number&quot;;&quot;&quot;;IF(LEN([.J471])=0;1;[.J471]+1))))">
            <text:p/>
          </table:table-cell>
          <table:table-cell table:style-name="ce9" table:formula="of:=IF(LEN([.H472])=0;&quot;&quot;;IF([.K471]=&quot;SubOrder&quot;;&quot;&quot;;IF([.E472]&lt;&gt;&quot;Sub&quot;;&quot;&quot;;IF(LEN([.K471])=0;1;[.K47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73]);&quot;&quot;;CONCATENATE([.D473];[.F473];[.G473];[.H473];IF(OR([.E473]=&quot;SubStart&quot;;[.E473]=&quot;Sub&quot;);[.K473];[.J473]);[.L473]))">
            <text:p/>
          </table:table-cell>
          <table:table-cell table:number-columns-repeated="7"/>
          <table:table-cell table:style-name="ce9" table:formula="of:=IF(LEN([.E473]) = 0;[.J473];IF(OR([.E473]=&quot;SubStart&quot;;[.E473]=&quot;SubEnd&quot;);&quot;&quot;;[.K473]))">
            <text:p/>
          </table:table-cell>
          <table:table-cell table:style-name="ce9" table:formula="of:=IF([.E473]=&quot;Sub&quot;;[.J472];IF(LEN([.H473])=0;&quot;&quot;;IF([.J472]=&quot;Number&quot;;&quot;&quot;;IF(LEN([.J472])=0;1;[.J472]+1))))">
            <text:p/>
          </table:table-cell>
          <table:table-cell table:style-name="ce9" table:formula="of:=IF(LEN([.H473])=0;&quot;&quot;;IF([.K472]=&quot;SubOrder&quot;;&quot;&quot;;IF([.E473]&lt;&gt;&quot;Sub&quot;;&quot;&quot;;IF(LEN([.K472])=0;1;[.K47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74]);&quot;&quot;;CONCATENATE([.D474];[.F474];[.G474];[.H474];IF(OR([.E474]=&quot;SubStart&quot;;[.E474]=&quot;Sub&quot;);[.K474];[.J474]);[.L474]))">
            <text:p/>
          </table:table-cell>
          <table:table-cell table:number-columns-repeated="7"/>
          <table:table-cell table:style-name="ce9" table:formula="of:=IF(LEN([.E474]) = 0;[.J474];IF(OR([.E474]=&quot;SubStart&quot;;[.E474]=&quot;SubEnd&quot;);&quot;&quot;;[.K474]))">
            <text:p/>
          </table:table-cell>
          <table:table-cell table:style-name="ce9" table:formula="of:=IF([.E474]=&quot;Sub&quot;;[.J473];IF(LEN([.H474])=0;&quot;&quot;;IF([.J473]=&quot;Number&quot;;&quot;&quot;;IF(LEN([.J473])=0;1;[.J473]+1))))">
            <text:p/>
          </table:table-cell>
          <table:table-cell table:style-name="ce9" table:formula="of:=IF(LEN([.H474])=0;&quot;&quot;;IF([.K473]=&quot;SubOrder&quot;;&quot;&quot;;IF([.E474]&lt;&gt;&quot;Sub&quot;;&quot;&quot;;IF(LEN([.K473])=0;1;[.K47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75]);&quot;&quot;;CONCATENATE([.D475];[.F475];[.G475];[.H475];IF(OR([.E475]=&quot;SubStart&quot;;[.E475]=&quot;Sub&quot;);[.K475];[.J475]);[.L475]))">
            <text:p/>
          </table:table-cell>
          <table:table-cell table:number-columns-repeated="7"/>
          <table:table-cell table:style-name="ce9" table:formula="of:=IF(LEN([.E475]) = 0;[.J475];IF(OR([.E475]=&quot;SubStart&quot;;[.E475]=&quot;SubEnd&quot;);&quot;&quot;;[.K475]))">
            <text:p/>
          </table:table-cell>
          <table:table-cell table:style-name="ce9" table:formula="of:=IF([.E475]=&quot;Sub&quot;;[.J474];IF(LEN([.H475])=0;&quot;&quot;;IF([.J474]=&quot;Number&quot;;&quot;&quot;;IF(LEN([.J474])=0;1;[.J474]+1))))">
            <text:p/>
          </table:table-cell>
          <table:table-cell table:style-name="ce9" table:formula="of:=IF(LEN([.H475])=0;&quot;&quot;;IF([.K474]=&quot;SubOrder&quot;;&quot;&quot;;IF([.E475]&lt;&gt;&quot;Sub&quot;;&quot;&quot;;IF(LEN([.K474])=0;1;[.K47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76]);&quot;&quot;;CONCATENATE([.D476];[.F476];[.G476];[.H476];IF(OR([.E476]=&quot;SubStart&quot;;[.E476]=&quot;Sub&quot;);[.K476];[.J476]);[.L476]))">
            <text:p/>
          </table:table-cell>
          <table:table-cell table:number-columns-repeated="7"/>
          <table:table-cell table:style-name="ce9" table:formula="of:=IF(LEN([.E476]) = 0;[.J476];IF(OR([.E476]=&quot;SubStart&quot;;[.E476]=&quot;SubEnd&quot;);&quot;&quot;;[.K476]))">
            <text:p/>
          </table:table-cell>
          <table:table-cell table:style-name="ce9" table:formula="of:=IF([.E476]=&quot;Sub&quot;;[.J475];IF(LEN([.H476])=0;&quot;&quot;;IF([.J475]=&quot;Number&quot;;&quot;&quot;;IF(LEN([.J475])=0;1;[.J475]+1))))">
            <text:p/>
          </table:table-cell>
          <table:table-cell table:style-name="ce9" table:formula="of:=IF(LEN([.H476])=0;&quot;&quot;;IF([.K475]=&quot;SubOrder&quot;;&quot;&quot;;IF([.E476]&lt;&gt;&quot;Sub&quot;;&quot;&quot;;IF(LEN([.K475])=0;1;[.K47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77]);&quot;&quot;;CONCATENATE([.D477];[.F477];[.G477];[.H477];IF(OR([.E477]=&quot;SubStart&quot;;[.E477]=&quot;Sub&quot;);[.K477];[.J477]);[.L477]))">
            <text:p/>
          </table:table-cell>
          <table:table-cell table:number-columns-repeated="7"/>
          <table:table-cell table:style-name="ce9" table:formula="of:=IF(LEN([.E477]) = 0;[.J477];IF(OR([.E477]=&quot;SubStart&quot;;[.E477]=&quot;SubEnd&quot;);&quot;&quot;;[.K477]))">
            <text:p/>
          </table:table-cell>
          <table:table-cell table:style-name="ce9" table:formula="of:=IF([.E477]=&quot;Sub&quot;;[.J476];IF(LEN([.H477])=0;&quot;&quot;;IF([.J476]=&quot;Number&quot;;&quot;&quot;;IF(LEN([.J476])=0;1;[.J476]+1))))">
            <text:p/>
          </table:table-cell>
          <table:table-cell table:style-name="ce9" table:formula="of:=IF(LEN([.H477])=0;&quot;&quot;;IF([.K476]=&quot;SubOrder&quot;;&quot;&quot;;IF([.E477]&lt;&gt;&quot;Sub&quot;;&quot;&quot;;IF(LEN([.K476])=0;1;[.K47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78]);&quot;&quot;;CONCATENATE([.D478];[.F478];[.G478];[.H478];IF(OR([.E478]=&quot;SubStart&quot;;[.E478]=&quot;Sub&quot;);[.K478];[.J478]);[.L478]))">
            <text:p/>
          </table:table-cell>
          <table:table-cell table:number-columns-repeated="7"/>
          <table:table-cell table:style-name="ce9" table:formula="of:=IF(LEN([.E478]) = 0;[.J478];IF(OR([.E478]=&quot;SubStart&quot;;[.E478]=&quot;SubEnd&quot;);&quot;&quot;;[.K478]))">
            <text:p/>
          </table:table-cell>
          <table:table-cell table:style-name="ce9" table:formula="of:=IF([.E478]=&quot;Sub&quot;;[.J477];IF(LEN([.H478])=0;&quot;&quot;;IF([.J477]=&quot;Number&quot;;&quot;&quot;;IF(LEN([.J477])=0;1;[.J477]+1))))">
            <text:p/>
          </table:table-cell>
          <table:table-cell table:style-name="ce9" table:formula="of:=IF(LEN([.H478])=0;&quot;&quot;;IF([.K477]=&quot;SubOrder&quot;;&quot;&quot;;IF([.E478]&lt;&gt;&quot;Sub&quot;;&quot;&quot;;IF(LEN([.K477])=0;1;[.K47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79]);&quot;&quot;;CONCATENATE([.D479];[.F479];[.G479];[.H479];IF(OR([.E479]=&quot;SubStart&quot;;[.E479]=&quot;Sub&quot;);[.K479];[.J479]);[.L479]))">
            <text:p/>
          </table:table-cell>
          <table:table-cell table:number-columns-repeated="7"/>
          <table:table-cell table:style-name="ce9" table:formula="of:=IF(LEN([.E479]) = 0;[.J479];IF(OR([.E479]=&quot;SubStart&quot;;[.E479]=&quot;SubEnd&quot;);&quot;&quot;;[.K479]))">
            <text:p/>
          </table:table-cell>
          <table:table-cell table:style-name="ce9" table:formula="of:=IF([.E479]=&quot;Sub&quot;;[.J478];IF(LEN([.H479])=0;&quot;&quot;;IF([.J478]=&quot;Number&quot;;&quot;&quot;;IF(LEN([.J478])=0;1;[.J478]+1))))">
            <text:p/>
          </table:table-cell>
          <table:table-cell table:style-name="ce9" table:formula="of:=IF(LEN([.H479])=0;&quot;&quot;;IF([.K478]=&quot;SubOrder&quot;;&quot;&quot;;IF([.E479]&lt;&gt;&quot;Sub&quot;;&quot;&quot;;IF(LEN([.K478])=0;1;[.K47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80]);&quot;&quot;;CONCATENATE([.D480];[.F480];[.G480];[.H480];IF(OR([.E480]=&quot;SubStart&quot;;[.E480]=&quot;Sub&quot;);[.K480];[.J480]);[.L480]))">
            <text:p/>
          </table:table-cell>
          <table:table-cell table:number-columns-repeated="7"/>
          <table:table-cell table:style-name="ce9" table:formula="of:=IF(LEN([.E480]) = 0;[.J480];IF(OR([.E480]=&quot;SubStart&quot;;[.E480]=&quot;SubEnd&quot;);&quot;&quot;;[.K480]))">
            <text:p/>
          </table:table-cell>
          <table:table-cell table:style-name="ce9" table:formula="of:=IF([.E480]=&quot;Sub&quot;;[.J479];IF(LEN([.H480])=0;&quot;&quot;;IF([.J479]=&quot;Number&quot;;&quot;&quot;;IF(LEN([.J479])=0;1;[.J479]+1))))">
            <text:p/>
          </table:table-cell>
          <table:table-cell table:style-name="ce9" table:formula="of:=IF(LEN([.H480])=0;&quot;&quot;;IF([.K479]=&quot;SubOrder&quot;;&quot;&quot;;IF([.E480]&lt;&gt;&quot;Sub&quot;;&quot;&quot;;IF(LEN([.K479])=0;1;[.K47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81]);&quot;&quot;;CONCATENATE([.D481];[.F481];[.G481];[.H481];IF(OR([.E481]=&quot;SubStart&quot;;[.E481]=&quot;Sub&quot;);[.K481];[.J481]);[.L481]))">
            <text:p/>
          </table:table-cell>
          <table:table-cell table:number-columns-repeated="7"/>
          <table:table-cell table:style-name="ce9" table:formula="of:=IF(LEN([.E481]) = 0;[.J481];IF(OR([.E481]=&quot;SubStart&quot;;[.E481]=&quot;SubEnd&quot;);&quot;&quot;;[.K481]))">
            <text:p/>
          </table:table-cell>
          <table:table-cell table:style-name="ce9" table:formula="of:=IF([.E481]=&quot;Sub&quot;;[.J480];IF(LEN([.H481])=0;&quot;&quot;;IF([.J480]=&quot;Number&quot;;&quot;&quot;;IF(LEN([.J480])=0;1;[.J480]+1))))">
            <text:p/>
          </table:table-cell>
          <table:table-cell table:style-name="ce9" table:formula="of:=IF(LEN([.H481])=0;&quot;&quot;;IF([.K480]=&quot;SubOrder&quot;;&quot;&quot;;IF([.E481]&lt;&gt;&quot;Sub&quot;;&quot;&quot;;IF(LEN([.K480])=0;1;[.K48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82]);&quot;&quot;;CONCATENATE([.D482];[.F482];[.G482];[.H482];IF(OR([.E482]=&quot;SubStart&quot;;[.E482]=&quot;Sub&quot;);[.K482];[.J482]);[.L482]))">
            <text:p/>
          </table:table-cell>
          <table:table-cell table:number-columns-repeated="7"/>
          <table:table-cell table:style-name="ce9" table:formula="of:=IF(LEN([.E482]) = 0;[.J482];IF(OR([.E482]=&quot;SubStart&quot;;[.E482]=&quot;SubEnd&quot;);&quot;&quot;;[.K482]))">
            <text:p/>
          </table:table-cell>
          <table:table-cell table:style-name="ce9" table:formula="of:=IF([.E482]=&quot;Sub&quot;;[.J481];IF(LEN([.H482])=0;&quot;&quot;;IF([.J481]=&quot;Number&quot;;&quot;&quot;;IF(LEN([.J481])=0;1;[.J481]+1))))">
            <text:p/>
          </table:table-cell>
          <table:table-cell table:style-name="ce9" table:formula="of:=IF(LEN([.H482])=0;&quot;&quot;;IF([.K481]=&quot;SubOrder&quot;;&quot;&quot;;IF([.E482]&lt;&gt;&quot;Sub&quot;;&quot;&quot;;IF(LEN([.K481])=0;1;[.K48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83]);&quot;&quot;;CONCATENATE([.D483];[.F483];[.G483];[.H483];IF(OR([.E483]=&quot;SubStart&quot;;[.E483]=&quot;Sub&quot;);[.K483];[.J483]);[.L483]))">
            <text:p/>
          </table:table-cell>
          <table:table-cell table:number-columns-repeated="7"/>
          <table:table-cell table:style-name="ce9" table:formula="of:=IF(LEN([.E483]) = 0;[.J483];IF(OR([.E483]=&quot;SubStart&quot;;[.E483]=&quot;SubEnd&quot;);&quot;&quot;;[.K483]))">
            <text:p/>
          </table:table-cell>
          <table:table-cell table:style-name="ce9" table:formula="of:=IF([.E483]=&quot;Sub&quot;;[.J482];IF(LEN([.H483])=0;&quot;&quot;;IF([.J482]=&quot;Number&quot;;&quot;&quot;;IF(LEN([.J482])=0;1;[.J482]+1))))">
            <text:p/>
          </table:table-cell>
          <table:table-cell table:style-name="ce9" table:formula="of:=IF(LEN([.H483])=0;&quot;&quot;;IF([.K482]=&quot;SubOrder&quot;;&quot;&quot;;IF([.E483]&lt;&gt;&quot;Sub&quot;;&quot;&quot;;IF(LEN([.K482])=0;1;[.K48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84]);&quot;&quot;;CONCATENATE([.D484];[.F484];[.G484];[.H484];IF(OR([.E484]=&quot;SubStart&quot;;[.E484]=&quot;Sub&quot;);[.K484];[.J484]);[.L484]))">
            <text:p/>
          </table:table-cell>
          <table:table-cell table:number-columns-repeated="7"/>
          <table:table-cell table:style-name="ce9" table:formula="of:=IF(LEN([.E484]) = 0;[.J484];IF(OR([.E484]=&quot;SubStart&quot;;[.E484]=&quot;SubEnd&quot;);&quot;&quot;;[.K484]))">
            <text:p/>
          </table:table-cell>
          <table:table-cell table:style-name="ce9" table:formula="of:=IF([.E484]=&quot;Sub&quot;;[.J483];IF(LEN([.H484])=0;&quot;&quot;;IF([.J483]=&quot;Number&quot;;&quot;&quot;;IF(LEN([.J483])=0;1;[.J483]+1))))">
            <text:p/>
          </table:table-cell>
          <table:table-cell table:style-name="ce9" table:formula="of:=IF(LEN([.H484])=0;&quot;&quot;;IF([.K483]=&quot;SubOrder&quot;;&quot;&quot;;IF([.E484]&lt;&gt;&quot;Sub&quot;;&quot;&quot;;IF(LEN([.K483])=0;1;[.K48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85]);&quot;&quot;;CONCATENATE([.D485];[.F485];[.G485];[.H485];IF(OR([.E485]=&quot;SubStart&quot;;[.E485]=&quot;Sub&quot;);[.K485];[.J485]);[.L485]))">
            <text:p/>
          </table:table-cell>
          <table:table-cell table:number-columns-repeated="7"/>
          <table:table-cell table:style-name="ce9" table:formula="of:=IF(LEN([.E485]) = 0;[.J485];IF(OR([.E485]=&quot;SubStart&quot;;[.E485]=&quot;SubEnd&quot;);&quot;&quot;;[.K485]))">
            <text:p/>
          </table:table-cell>
          <table:table-cell table:style-name="ce9" table:formula="of:=IF([.E485]=&quot;Sub&quot;;[.J484];IF(LEN([.H485])=0;&quot;&quot;;IF([.J484]=&quot;Number&quot;;&quot;&quot;;IF(LEN([.J484])=0;1;[.J484]+1))))">
            <text:p/>
          </table:table-cell>
          <table:table-cell table:style-name="ce9" table:formula="of:=IF(LEN([.H485])=0;&quot;&quot;;IF([.K484]=&quot;SubOrder&quot;;&quot;&quot;;IF([.E485]&lt;&gt;&quot;Sub&quot;;&quot;&quot;;IF(LEN([.K484])=0;1;[.K48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86]);&quot;&quot;;CONCATENATE([.D486];[.F486];[.G486];[.H486];IF(OR([.E486]=&quot;SubStart&quot;;[.E486]=&quot;Sub&quot;);[.K486];[.J486]);[.L486]))">
            <text:p/>
          </table:table-cell>
          <table:table-cell table:number-columns-repeated="7"/>
          <table:table-cell table:style-name="ce9" table:formula="of:=IF(LEN([.E486]) = 0;[.J486];IF(OR([.E486]=&quot;SubStart&quot;;[.E486]=&quot;SubEnd&quot;);&quot;&quot;;[.K486]))">
            <text:p/>
          </table:table-cell>
          <table:table-cell table:style-name="ce9" table:formula="of:=IF([.E486]=&quot;Sub&quot;;[.J485];IF(LEN([.H486])=0;&quot;&quot;;IF([.J485]=&quot;Number&quot;;&quot;&quot;;IF(LEN([.J485])=0;1;[.J485]+1))))">
            <text:p/>
          </table:table-cell>
          <table:table-cell table:style-name="ce9" table:formula="of:=IF(LEN([.H486])=0;&quot;&quot;;IF([.K485]=&quot;SubOrder&quot;;&quot;&quot;;IF([.E486]&lt;&gt;&quot;Sub&quot;;&quot;&quot;;IF(LEN([.K485])=0;1;[.K48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87]);&quot;&quot;;CONCATENATE([.D487];[.F487];[.G487];[.H487];IF(OR([.E487]=&quot;SubStart&quot;;[.E487]=&quot;Sub&quot;);[.K487];[.J487]);[.L487]))">
            <text:p/>
          </table:table-cell>
          <table:table-cell table:number-columns-repeated="7"/>
          <table:table-cell table:style-name="ce9" table:formula="of:=IF(LEN([.E487]) = 0;[.J487];IF(OR([.E487]=&quot;SubStart&quot;;[.E487]=&quot;SubEnd&quot;);&quot;&quot;;[.K487]))">
            <text:p/>
          </table:table-cell>
          <table:table-cell table:style-name="ce9" table:formula="of:=IF([.E487]=&quot;Sub&quot;;[.J486];IF(LEN([.H487])=0;&quot;&quot;;IF([.J486]=&quot;Number&quot;;&quot;&quot;;IF(LEN([.J486])=0;1;[.J486]+1))))">
            <text:p/>
          </table:table-cell>
          <table:table-cell table:style-name="ce9" table:formula="of:=IF(LEN([.H487])=0;&quot;&quot;;IF([.K486]=&quot;SubOrder&quot;;&quot;&quot;;IF([.E487]&lt;&gt;&quot;Sub&quot;;&quot;&quot;;IF(LEN([.K486])=0;1;[.K48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88]);&quot;&quot;;CONCATENATE([.D488];[.F488];[.G488];[.H488];IF(OR([.E488]=&quot;SubStart&quot;;[.E488]=&quot;Sub&quot;);[.K488];[.J488]);[.L488]))">
            <text:p/>
          </table:table-cell>
          <table:table-cell table:number-columns-repeated="7"/>
          <table:table-cell table:style-name="ce9" table:formula="of:=IF(LEN([.E488]) = 0;[.J488];IF(OR([.E488]=&quot;SubStart&quot;;[.E488]=&quot;SubEnd&quot;);&quot;&quot;;[.K488]))">
            <text:p/>
          </table:table-cell>
          <table:table-cell table:style-name="ce9" table:formula="of:=IF([.E488]=&quot;Sub&quot;;[.J487];IF(LEN([.H488])=0;&quot;&quot;;IF([.J487]=&quot;Number&quot;;&quot;&quot;;IF(LEN([.J487])=0;1;[.J487]+1))))">
            <text:p/>
          </table:table-cell>
          <table:table-cell table:style-name="ce9" table:formula="of:=IF(LEN([.H488])=0;&quot;&quot;;IF([.K487]=&quot;SubOrder&quot;;&quot;&quot;;IF([.E488]&lt;&gt;&quot;Sub&quot;;&quot;&quot;;IF(LEN([.K487])=0;1;[.K48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89]);&quot;&quot;;CONCATENATE([.D489];[.F489];[.G489];[.H489];IF(OR([.E489]=&quot;SubStart&quot;;[.E489]=&quot;Sub&quot;);[.K489];[.J489]);[.L489]))">
            <text:p/>
          </table:table-cell>
          <table:table-cell table:number-columns-repeated="7"/>
          <table:table-cell table:style-name="ce9" table:formula="of:=IF(LEN([.E489]) = 0;[.J489];IF(OR([.E489]=&quot;SubStart&quot;;[.E489]=&quot;SubEnd&quot;);&quot;&quot;;[.K489]))">
            <text:p/>
          </table:table-cell>
          <table:table-cell table:style-name="ce9" table:formula="of:=IF([.E489]=&quot;Sub&quot;;[.J488];IF(LEN([.H489])=0;&quot;&quot;;IF([.J488]=&quot;Number&quot;;&quot;&quot;;IF(LEN([.J488])=0;1;[.J488]+1))))">
            <text:p/>
          </table:table-cell>
          <table:table-cell table:style-name="ce9" table:formula="of:=IF(LEN([.H489])=0;&quot;&quot;;IF([.K488]=&quot;SubOrder&quot;;&quot;&quot;;IF([.E489]&lt;&gt;&quot;Sub&quot;;&quot;&quot;;IF(LEN([.K488])=0;1;[.K48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90]);&quot;&quot;;CONCATENATE([.D490];[.F490];[.G490];[.H490];IF(OR([.E490]=&quot;SubStart&quot;;[.E490]=&quot;Sub&quot;);[.K490];[.J490]);[.L490]))">
            <text:p/>
          </table:table-cell>
          <table:table-cell table:number-columns-repeated="7"/>
          <table:table-cell table:style-name="ce9" table:formula="of:=IF(LEN([.E490]) = 0;[.J490];IF(OR([.E490]=&quot;SubStart&quot;;[.E490]=&quot;SubEnd&quot;);&quot;&quot;;[.K490]))">
            <text:p/>
          </table:table-cell>
          <table:table-cell table:style-name="ce9" table:formula="of:=IF([.E490]=&quot;Sub&quot;;[.J489];IF(LEN([.H490])=0;&quot;&quot;;IF([.J489]=&quot;Number&quot;;&quot;&quot;;IF(LEN([.J489])=0;1;[.J489]+1))))">
            <text:p/>
          </table:table-cell>
          <table:table-cell table:style-name="ce9" table:formula="of:=IF(LEN([.H490])=0;&quot;&quot;;IF([.K489]=&quot;SubOrder&quot;;&quot;&quot;;IF([.E490]&lt;&gt;&quot;Sub&quot;;&quot;&quot;;IF(LEN([.K489])=0;1;[.K48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91]);&quot;&quot;;CONCATENATE([.D491];[.F491];[.G491];[.H491];IF(OR([.E491]=&quot;SubStart&quot;;[.E491]=&quot;Sub&quot;);[.K491];[.J491]);[.L491]))">
            <text:p/>
          </table:table-cell>
          <table:table-cell table:number-columns-repeated="7"/>
          <table:table-cell table:style-name="ce9" table:formula="of:=IF(LEN([.E491]) = 0;[.J491];IF(OR([.E491]=&quot;SubStart&quot;;[.E491]=&quot;SubEnd&quot;);&quot;&quot;;[.K491]))">
            <text:p/>
          </table:table-cell>
          <table:table-cell table:style-name="ce9" table:formula="of:=IF([.E491]=&quot;Sub&quot;;[.J490];IF(LEN([.H491])=0;&quot;&quot;;IF([.J490]=&quot;Number&quot;;&quot;&quot;;IF(LEN([.J490])=0;1;[.J490]+1))))">
            <text:p/>
          </table:table-cell>
          <table:table-cell table:style-name="ce9" table:formula="of:=IF(LEN([.H491])=0;&quot;&quot;;IF([.K490]=&quot;SubOrder&quot;;&quot;&quot;;IF([.E491]&lt;&gt;&quot;Sub&quot;;&quot;&quot;;IF(LEN([.K490])=0;1;[.K49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92]);&quot;&quot;;CONCATENATE([.D492];[.F492];[.G492];[.H492];IF(OR([.E492]=&quot;SubStart&quot;;[.E492]=&quot;Sub&quot;);[.K492];[.J492]);[.L492]))">
            <text:p/>
          </table:table-cell>
          <table:table-cell table:number-columns-repeated="7"/>
          <table:table-cell table:style-name="ce9" table:formula="of:=IF(LEN([.E492]) = 0;[.J492];IF(OR([.E492]=&quot;SubStart&quot;;[.E492]=&quot;SubEnd&quot;);&quot;&quot;;[.K492]))">
            <text:p/>
          </table:table-cell>
          <table:table-cell table:style-name="ce9" table:formula="of:=IF([.E492]=&quot;Sub&quot;;[.J491];IF(LEN([.H492])=0;&quot;&quot;;IF([.J491]=&quot;Number&quot;;&quot;&quot;;IF(LEN([.J491])=0;1;[.J491]+1))))">
            <text:p/>
          </table:table-cell>
          <table:table-cell table:style-name="ce9" table:formula="of:=IF(LEN([.H492])=0;&quot;&quot;;IF([.K491]=&quot;SubOrder&quot;;&quot;&quot;;IF([.E492]&lt;&gt;&quot;Sub&quot;;&quot;&quot;;IF(LEN([.K491])=0;1;[.K49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93]);&quot;&quot;;CONCATENATE([.D493];[.F493];[.G493];[.H493];IF(OR([.E493]=&quot;SubStart&quot;;[.E493]=&quot;Sub&quot;);[.K493];[.J493]);[.L493]))">
            <text:p/>
          </table:table-cell>
          <table:table-cell table:number-columns-repeated="7"/>
          <table:table-cell table:style-name="ce9" table:formula="of:=IF(LEN([.E493]) = 0;[.J493];IF(OR([.E493]=&quot;SubStart&quot;;[.E493]=&quot;SubEnd&quot;);&quot;&quot;;[.K493]))">
            <text:p/>
          </table:table-cell>
          <table:table-cell table:style-name="ce9" table:formula="of:=IF([.E493]=&quot;Sub&quot;;[.J492];IF(LEN([.H493])=0;&quot;&quot;;IF([.J492]=&quot;Number&quot;;&quot;&quot;;IF(LEN([.J492])=0;1;[.J492]+1))))">
            <text:p/>
          </table:table-cell>
          <table:table-cell table:style-name="ce9" table:formula="of:=IF(LEN([.H493])=0;&quot;&quot;;IF([.K492]=&quot;SubOrder&quot;;&quot;&quot;;IF([.E493]&lt;&gt;&quot;Sub&quot;;&quot;&quot;;IF(LEN([.K492])=0;1;[.K49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94]);&quot;&quot;;CONCATENATE([.D494];[.F494];[.G494];[.H494];IF(OR([.E494]=&quot;SubStart&quot;;[.E494]=&quot;Sub&quot;);[.K494];[.J494]);[.L494]))">
            <text:p/>
          </table:table-cell>
          <table:table-cell table:number-columns-repeated="7"/>
          <table:table-cell table:style-name="ce9" table:formula="of:=IF(LEN([.E494]) = 0;[.J494];IF(OR([.E494]=&quot;SubStart&quot;;[.E494]=&quot;SubEnd&quot;);&quot;&quot;;[.K494]))">
            <text:p/>
          </table:table-cell>
          <table:table-cell table:style-name="ce9" table:formula="of:=IF([.E494]=&quot;Sub&quot;;[.J493];IF(LEN([.H494])=0;&quot;&quot;;IF([.J493]=&quot;Number&quot;;&quot;&quot;;IF(LEN([.J493])=0;1;[.J493]+1))))">
            <text:p/>
          </table:table-cell>
          <table:table-cell table:style-name="ce9" table:formula="of:=IF(LEN([.H494])=0;&quot;&quot;;IF([.K493]=&quot;SubOrder&quot;;&quot;&quot;;IF([.E494]&lt;&gt;&quot;Sub&quot;;&quot;&quot;;IF(LEN([.K493])=0;1;[.K49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95]);&quot;&quot;;CONCATENATE([.D495];[.F495];[.G495];[.H495];IF(OR([.E495]=&quot;SubStart&quot;;[.E495]=&quot;Sub&quot;);[.K495];[.J495]);[.L495]))">
            <text:p/>
          </table:table-cell>
          <table:table-cell table:number-columns-repeated="7"/>
          <table:table-cell table:style-name="ce9" table:formula="of:=IF(LEN([.E495]) = 0;[.J495];IF(OR([.E495]=&quot;SubStart&quot;;[.E495]=&quot;SubEnd&quot;);&quot;&quot;;[.K495]))">
            <text:p/>
          </table:table-cell>
          <table:table-cell table:style-name="ce9" table:formula="of:=IF([.E495]=&quot;Sub&quot;;[.J494];IF(LEN([.H495])=0;&quot;&quot;;IF([.J494]=&quot;Number&quot;;&quot;&quot;;IF(LEN([.J494])=0;1;[.J494]+1))))">
            <text:p/>
          </table:table-cell>
          <table:table-cell table:style-name="ce9" table:formula="of:=IF(LEN([.H495])=0;&quot;&quot;;IF([.K494]=&quot;SubOrder&quot;;&quot;&quot;;IF([.E495]&lt;&gt;&quot;Sub&quot;;&quot;&quot;;IF(LEN([.K494])=0;1;[.K49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96]);&quot;&quot;;CONCATENATE([.D496];[.F496];[.G496];[.H496];IF(OR([.E496]=&quot;SubStart&quot;;[.E496]=&quot;Sub&quot;);[.K496];[.J496]);[.L496]))">
            <text:p/>
          </table:table-cell>
          <table:table-cell table:number-columns-repeated="7"/>
          <table:table-cell table:style-name="ce9" table:formula="of:=IF(LEN([.E496]) = 0;[.J496];IF(OR([.E496]=&quot;SubStart&quot;;[.E496]=&quot;SubEnd&quot;);&quot;&quot;;[.K496]))">
            <text:p/>
          </table:table-cell>
          <table:table-cell table:style-name="ce9" table:formula="of:=IF([.E496]=&quot;Sub&quot;;[.J495];IF(LEN([.H496])=0;&quot;&quot;;IF([.J495]=&quot;Number&quot;;&quot;&quot;;IF(LEN([.J495])=0;1;[.J495]+1))))">
            <text:p/>
          </table:table-cell>
          <table:table-cell table:style-name="ce9" table:formula="of:=IF(LEN([.H496])=0;&quot;&quot;;IF([.K495]=&quot;SubOrder&quot;;&quot;&quot;;IF([.E496]&lt;&gt;&quot;Sub&quot;;&quot;&quot;;IF(LEN([.K495])=0;1;[.K49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97]);&quot;&quot;;CONCATENATE([.D497];[.F497];[.G497];[.H497];IF(OR([.E497]=&quot;SubStart&quot;;[.E497]=&quot;Sub&quot;);[.K497];[.J497]);[.L497]))">
            <text:p/>
          </table:table-cell>
          <table:table-cell table:number-columns-repeated="7"/>
          <table:table-cell table:style-name="ce9" table:formula="of:=IF(LEN([.E497]) = 0;[.J497];IF(OR([.E497]=&quot;SubStart&quot;;[.E497]=&quot;SubEnd&quot;);&quot;&quot;;[.K497]))">
            <text:p/>
          </table:table-cell>
          <table:table-cell table:style-name="ce9" table:formula="of:=IF([.E497]=&quot;Sub&quot;;[.J496];IF(LEN([.H497])=0;&quot;&quot;;IF([.J496]=&quot;Number&quot;;&quot;&quot;;IF(LEN([.J496])=0;1;[.J496]+1))))">
            <text:p/>
          </table:table-cell>
          <table:table-cell table:style-name="ce9" table:formula="of:=IF(LEN([.H497])=0;&quot;&quot;;IF([.K496]=&quot;SubOrder&quot;;&quot;&quot;;IF([.E497]&lt;&gt;&quot;Sub&quot;;&quot;&quot;;IF(LEN([.K496])=0;1;[.K49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98]);&quot;&quot;;CONCATENATE([.D498];[.F498];[.G498];[.H498];IF(OR([.E498]=&quot;SubStart&quot;;[.E498]=&quot;Sub&quot;);[.K498];[.J498]);[.L498]))">
            <text:p/>
          </table:table-cell>
          <table:table-cell table:number-columns-repeated="7"/>
          <table:table-cell table:style-name="ce9" table:formula="of:=IF(LEN([.E498]) = 0;[.J498];IF(OR([.E498]=&quot;SubStart&quot;;[.E498]=&quot;SubEnd&quot;);&quot;&quot;;[.K498]))">
            <text:p/>
          </table:table-cell>
          <table:table-cell table:style-name="ce9" table:formula="of:=IF([.E498]=&quot;Sub&quot;;[.J497];IF(LEN([.H498])=0;&quot;&quot;;IF([.J497]=&quot;Number&quot;;&quot;&quot;;IF(LEN([.J497])=0;1;[.J497]+1))))">
            <text:p/>
          </table:table-cell>
          <table:table-cell table:style-name="ce9" table:formula="of:=IF(LEN([.H498])=0;&quot;&quot;;IF([.K497]=&quot;SubOrder&quot;;&quot;&quot;;IF([.E498]&lt;&gt;&quot;Sub&quot;;&quot;&quot;;IF(LEN([.K497])=0;1;[.K49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499]);&quot;&quot;;CONCATENATE([.D499];[.F499];[.G499];[.H499];IF(OR([.E499]=&quot;SubStart&quot;;[.E499]=&quot;Sub&quot;);[.K499];[.J499]);[.L499]))">
            <text:p/>
          </table:table-cell>
          <table:table-cell table:number-columns-repeated="7"/>
          <table:table-cell table:style-name="ce9" table:formula="of:=IF(LEN([.E499]) = 0;[.J499];IF(OR([.E499]=&quot;SubStart&quot;;[.E499]=&quot;SubEnd&quot;);&quot;&quot;;[.K499]))">
            <text:p/>
          </table:table-cell>
          <table:table-cell table:style-name="ce9" table:formula="of:=IF([.E499]=&quot;Sub&quot;;[.J498];IF(LEN([.H499])=0;&quot;&quot;;IF([.J498]=&quot;Number&quot;;&quot;&quot;;IF(LEN([.J498])=0;1;[.J498]+1))))">
            <text:p/>
          </table:table-cell>
          <table:table-cell table:style-name="ce9" table:formula="of:=IF(LEN([.H499])=0;&quot;&quot;;IF([.K498]=&quot;SubOrder&quot;;&quot;&quot;;IF([.E499]&lt;&gt;&quot;Sub&quot;;&quot;&quot;;IF(LEN([.K498])=0;1;[.K49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00]);&quot;&quot;;CONCATENATE([.D500];[.F500];[.G500];[.H500];IF(OR([.E500]=&quot;SubStart&quot;;[.E500]=&quot;Sub&quot;);[.K500];[.J500]);[.L500]))">
            <text:p/>
          </table:table-cell>
          <table:table-cell table:number-columns-repeated="7"/>
          <table:table-cell table:style-name="ce9" table:formula="of:=IF(LEN([.E500]) = 0;[.J500];IF(OR([.E500]=&quot;SubStart&quot;;[.E500]=&quot;SubEnd&quot;);&quot;&quot;;[.K500]))">
            <text:p/>
          </table:table-cell>
          <table:table-cell table:style-name="ce9" table:formula="of:=IF([.E500]=&quot;Sub&quot;;[.J499];IF(LEN([.H500])=0;&quot;&quot;;IF([.J499]=&quot;Number&quot;;&quot;&quot;;IF(LEN([.J499])=0;1;[.J499]+1))))">
            <text:p/>
          </table:table-cell>
          <table:table-cell table:style-name="ce9" table:formula="of:=IF(LEN([.H500])=0;&quot;&quot;;IF([.K499]=&quot;SubOrder&quot;;&quot;&quot;;IF([.E500]&lt;&gt;&quot;Sub&quot;;&quot;&quot;;IF(LEN([.K499])=0;1;[.K49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01]);&quot;&quot;;CONCATENATE([.D501];[.F501];[.G501];[.H501];IF(OR([.E501]=&quot;SubStart&quot;;[.E501]=&quot;Sub&quot;);[.K501];[.J501]);[.L501]))">
            <text:p/>
          </table:table-cell>
          <table:table-cell table:number-columns-repeated="7"/>
          <table:table-cell table:style-name="ce9" table:formula="of:=IF(LEN([.E501]) = 0;[.J501];IF(OR([.E501]=&quot;SubStart&quot;;[.E501]=&quot;SubEnd&quot;);&quot;&quot;;[.K501]))">
            <text:p/>
          </table:table-cell>
          <table:table-cell table:style-name="ce9" table:formula="of:=IF([.E501]=&quot;Sub&quot;;[.J500];IF(LEN([.H501])=0;&quot;&quot;;IF([.J500]=&quot;Number&quot;;&quot;&quot;;IF(LEN([.J500])=0;1;[.J500]+1))))">
            <text:p/>
          </table:table-cell>
          <table:table-cell table:style-name="ce9" table:formula="of:=IF(LEN([.H501])=0;&quot;&quot;;IF([.K500]=&quot;SubOrder&quot;;&quot;&quot;;IF([.E501]&lt;&gt;&quot;Sub&quot;;&quot;&quot;;IF(LEN([.K500])=0;1;[.K50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02]);&quot;&quot;;CONCATENATE([.D502];[.F502];[.G502];[.H502];IF(OR([.E502]=&quot;SubStart&quot;;[.E502]=&quot;Sub&quot;);[.K502];[.J502]);[.L502]))">
            <text:p/>
          </table:table-cell>
          <table:table-cell table:number-columns-repeated="7"/>
          <table:table-cell table:style-name="ce9" table:formula="of:=IF(LEN([.E502]) = 0;[.J502];IF(OR([.E502]=&quot;SubStart&quot;;[.E502]=&quot;SubEnd&quot;);&quot;&quot;;[.K502]))">
            <text:p/>
          </table:table-cell>
          <table:table-cell table:style-name="ce9" table:formula="of:=IF([.E502]=&quot;Sub&quot;;[.J501];IF(LEN([.H502])=0;&quot;&quot;;IF([.J501]=&quot;Number&quot;;&quot;&quot;;IF(LEN([.J501])=0;1;[.J501]+1))))">
            <text:p/>
          </table:table-cell>
          <table:table-cell table:style-name="ce9" table:formula="of:=IF(LEN([.H502])=0;&quot;&quot;;IF([.K501]=&quot;SubOrder&quot;;&quot;&quot;;IF([.E502]&lt;&gt;&quot;Sub&quot;;&quot;&quot;;IF(LEN([.K501])=0;1;[.K50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03]);&quot;&quot;;CONCATENATE([.D503];[.F503];[.G503];[.H503];IF(OR([.E503]=&quot;SubStart&quot;;[.E503]=&quot;Sub&quot;);[.K503];[.J503]);[.L503]))">
            <text:p/>
          </table:table-cell>
          <table:table-cell table:number-columns-repeated="7"/>
          <table:table-cell table:style-name="ce9" table:formula="of:=IF(LEN([.E503]) = 0;[.J503];IF(OR([.E503]=&quot;SubStart&quot;;[.E503]=&quot;SubEnd&quot;);&quot;&quot;;[.K503]))">
            <text:p/>
          </table:table-cell>
          <table:table-cell table:style-name="ce9" table:formula="of:=IF([.E503]=&quot;Sub&quot;;[.J502];IF(LEN([.H503])=0;&quot;&quot;;IF([.J502]=&quot;Number&quot;;&quot;&quot;;IF(LEN([.J502])=0;1;[.J502]+1))))">
            <text:p/>
          </table:table-cell>
          <table:table-cell table:style-name="ce9" table:formula="of:=IF(LEN([.H503])=0;&quot;&quot;;IF([.K502]=&quot;SubOrder&quot;;&quot;&quot;;IF([.E503]&lt;&gt;&quot;Sub&quot;;&quot;&quot;;IF(LEN([.K502])=0;1;[.K50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04]);&quot;&quot;;CONCATENATE([.D504];[.F504];[.G504];[.H504];IF(OR([.E504]=&quot;SubStart&quot;;[.E504]=&quot;Sub&quot;);[.K504];[.J504]);[.L504]))">
            <text:p/>
          </table:table-cell>
          <table:table-cell table:number-columns-repeated="7"/>
          <table:table-cell table:style-name="ce9" table:formula="of:=IF(LEN([.E504]) = 0;[.J504];IF(OR([.E504]=&quot;SubStart&quot;;[.E504]=&quot;SubEnd&quot;);&quot;&quot;;[.K504]))">
            <text:p/>
          </table:table-cell>
          <table:table-cell table:style-name="ce9" table:formula="of:=IF([.E504]=&quot;Sub&quot;;[.J503];IF(LEN([.H504])=0;&quot;&quot;;IF([.J503]=&quot;Number&quot;;&quot;&quot;;IF(LEN([.J503])=0;1;[.J503]+1))))">
            <text:p/>
          </table:table-cell>
          <table:table-cell table:style-name="ce9" table:formula="of:=IF(LEN([.H504])=0;&quot;&quot;;IF([.K503]=&quot;SubOrder&quot;;&quot;&quot;;IF([.E504]&lt;&gt;&quot;Sub&quot;;&quot;&quot;;IF(LEN([.K503])=0;1;[.K50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05]);&quot;&quot;;CONCATENATE([.D505];[.F505];[.G505];[.H505];IF(OR([.E505]=&quot;SubStart&quot;;[.E505]=&quot;Sub&quot;);[.K505];[.J505]);[.L505]))">
            <text:p/>
          </table:table-cell>
          <table:table-cell table:number-columns-repeated="7"/>
          <table:table-cell table:style-name="ce9" table:formula="of:=IF(LEN([.E505]) = 0;[.J505];IF(OR([.E505]=&quot;SubStart&quot;;[.E505]=&quot;SubEnd&quot;);&quot;&quot;;[.K505]))">
            <text:p/>
          </table:table-cell>
          <table:table-cell table:style-name="ce9" table:formula="of:=IF([.E505]=&quot;Sub&quot;;[.J504];IF(LEN([.H505])=0;&quot;&quot;;IF([.J504]=&quot;Number&quot;;&quot;&quot;;IF(LEN([.J504])=0;1;[.J504]+1))))">
            <text:p/>
          </table:table-cell>
          <table:table-cell table:style-name="ce9" table:formula="of:=IF(LEN([.H505])=0;&quot;&quot;;IF([.K504]=&quot;SubOrder&quot;;&quot;&quot;;IF([.E505]&lt;&gt;&quot;Sub&quot;;&quot;&quot;;IF(LEN([.K504])=0;1;[.K50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06]);&quot;&quot;;CONCATENATE([.D506];[.F506];[.G506];[.H506];IF(OR([.E506]=&quot;SubStart&quot;;[.E506]=&quot;Sub&quot;);[.K506];[.J506]);[.L506]))">
            <text:p/>
          </table:table-cell>
          <table:table-cell table:number-columns-repeated="7"/>
          <table:table-cell table:style-name="ce9" table:formula="of:=IF(LEN([.E506]) = 0;[.J506];IF(OR([.E506]=&quot;SubStart&quot;;[.E506]=&quot;SubEnd&quot;);&quot;&quot;;[.K506]))">
            <text:p/>
          </table:table-cell>
          <table:table-cell table:style-name="ce9" table:formula="of:=IF([.E506]=&quot;Sub&quot;;[.J505];IF(LEN([.H506])=0;&quot;&quot;;IF([.J505]=&quot;Number&quot;;&quot;&quot;;IF(LEN([.J505])=0;1;[.J505]+1))))">
            <text:p/>
          </table:table-cell>
          <table:table-cell table:style-name="ce9" table:formula="of:=IF(LEN([.H506])=0;&quot;&quot;;IF([.K505]=&quot;SubOrder&quot;;&quot;&quot;;IF([.E506]&lt;&gt;&quot;Sub&quot;;&quot;&quot;;IF(LEN([.K505])=0;1;[.K50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07]);&quot;&quot;;CONCATENATE([.D507];[.F507];[.G507];[.H507];IF(OR([.E507]=&quot;SubStart&quot;;[.E507]=&quot;Sub&quot;);[.K507];[.J507]);[.L507]))">
            <text:p/>
          </table:table-cell>
          <table:table-cell table:number-columns-repeated="7"/>
          <table:table-cell table:style-name="ce9" table:formula="of:=IF(LEN([.E507]) = 0;[.J507];IF(OR([.E507]=&quot;SubStart&quot;;[.E507]=&quot;SubEnd&quot;);&quot;&quot;;[.K507]))">
            <text:p/>
          </table:table-cell>
          <table:table-cell table:style-name="ce9" table:formula="of:=IF([.E507]=&quot;Sub&quot;;[.J506];IF(LEN([.H507])=0;&quot;&quot;;IF([.J506]=&quot;Number&quot;;&quot;&quot;;IF(LEN([.J506])=0;1;[.J506]+1))))">
            <text:p/>
          </table:table-cell>
          <table:table-cell table:style-name="ce9" table:formula="of:=IF(LEN([.H507])=0;&quot;&quot;;IF([.K506]=&quot;SubOrder&quot;;&quot;&quot;;IF([.E507]&lt;&gt;&quot;Sub&quot;;&quot;&quot;;IF(LEN([.K506])=0;1;[.K50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08]);&quot;&quot;;CONCATENATE([.D508];[.F508];[.G508];[.H508];IF(OR([.E508]=&quot;SubStart&quot;;[.E508]=&quot;Sub&quot;);[.K508];[.J508]);[.L508]))">
            <text:p/>
          </table:table-cell>
          <table:table-cell table:number-columns-repeated="7"/>
          <table:table-cell table:style-name="ce9" table:formula="of:=IF(LEN([.E508]) = 0;[.J508];IF(OR([.E508]=&quot;SubStart&quot;;[.E508]=&quot;SubEnd&quot;);&quot;&quot;;[.K508]))">
            <text:p/>
          </table:table-cell>
          <table:table-cell table:style-name="ce9" table:formula="of:=IF([.E508]=&quot;Sub&quot;;[.J507];IF(LEN([.H508])=0;&quot;&quot;;IF([.J507]=&quot;Number&quot;;&quot;&quot;;IF(LEN([.J507])=0;1;[.J507]+1))))">
            <text:p/>
          </table:table-cell>
          <table:table-cell table:style-name="ce9" table:formula="of:=IF(LEN([.H508])=0;&quot;&quot;;IF([.K507]=&quot;SubOrder&quot;;&quot;&quot;;IF([.E508]&lt;&gt;&quot;Sub&quot;;&quot;&quot;;IF(LEN([.K507])=0;1;[.K50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09]);&quot;&quot;;CONCATENATE([.D509];[.F509];[.G509];[.H509];IF(OR([.E509]=&quot;SubStart&quot;;[.E509]=&quot;Sub&quot;);[.K509];[.J509]);[.L509]))">
            <text:p/>
          </table:table-cell>
          <table:table-cell table:number-columns-repeated="7"/>
          <table:table-cell table:style-name="ce9" table:formula="of:=IF(LEN([.E509]) = 0;[.J509];IF(OR([.E509]=&quot;SubStart&quot;;[.E509]=&quot;SubEnd&quot;);&quot;&quot;;[.K509]))">
            <text:p/>
          </table:table-cell>
          <table:table-cell table:style-name="ce9" table:formula="of:=IF([.E509]=&quot;Sub&quot;;[.J508];IF(LEN([.H509])=0;&quot;&quot;;IF([.J508]=&quot;Number&quot;;&quot;&quot;;IF(LEN([.J508])=0;1;[.J508]+1))))">
            <text:p/>
          </table:table-cell>
          <table:table-cell table:style-name="ce9" table:formula="of:=IF(LEN([.H509])=0;&quot;&quot;;IF([.K508]=&quot;SubOrder&quot;;&quot;&quot;;IF([.E509]&lt;&gt;&quot;Sub&quot;;&quot;&quot;;IF(LEN([.K508])=0;1;[.K50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10]);&quot;&quot;;CONCATENATE([.D510];[.F510];[.G510];[.H510];IF(OR([.E510]=&quot;SubStart&quot;;[.E510]=&quot;Sub&quot;);[.K510];[.J510]);[.L510]))">
            <text:p/>
          </table:table-cell>
          <table:table-cell table:number-columns-repeated="7"/>
          <table:table-cell table:style-name="ce9" table:formula="of:=IF(LEN([.E510]) = 0;[.J510];IF(OR([.E510]=&quot;SubStart&quot;;[.E510]=&quot;SubEnd&quot;);&quot;&quot;;[.K510]))">
            <text:p/>
          </table:table-cell>
          <table:table-cell table:style-name="ce9" table:formula="of:=IF([.E510]=&quot;Sub&quot;;[.J509];IF(LEN([.H510])=0;&quot;&quot;;IF([.J509]=&quot;Number&quot;;&quot;&quot;;IF(LEN([.J509])=0;1;[.J509]+1))))">
            <text:p/>
          </table:table-cell>
          <table:table-cell table:style-name="ce9" table:formula="of:=IF(LEN([.H510])=0;&quot;&quot;;IF([.K509]=&quot;SubOrder&quot;;&quot;&quot;;IF([.E510]&lt;&gt;&quot;Sub&quot;;&quot;&quot;;IF(LEN([.K509])=0;1;[.K50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11]);&quot;&quot;;CONCATENATE([.D511];[.F511];[.G511];[.H511];IF(OR([.E511]=&quot;SubStart&quot;;[.E511]=&quot;Sub&quot;);[.K511];[.J511]);[.L511]))">
            <text:p/>
          </table:table-cell>
          <table:table-cell table:number-columns-repeated="7"/>
          <table:table-cell table:style-name="ce9" table:formula="of:=IF(LEN([.E511]) = 0;[.J511];IF(OR([.E511]=&quot;SubStart&quot;;[.E511]=&quot;SubEnd&quot;);&quot;&quot;;[.K511]))">
            <text:p/>
          </table:table-cell>
          <table:table-cell table:style-name="ce9" table:formula="of:=IF([.E511]=&quot;Sub&quot;;[.J510];IF(LEN([.H511])=0;&quot;&quot;;IF([.J510]=&quot;Number&quot;;&quot;&quot;;IF(LEN([.J510])=0;1;[.J510]+1))))">
            <text:p/>
          </table:table-cell>
          <table:table-cell table:style-name="ce9" table:formula="of:=IF(LEN([.H511])=0;&quot;&quot;;IF([.K510]=&quot;SubOrder&quot;;&quot;&quot;;IF([.E511]&lt;&gt;&quot;Sub&quot;;&quot;&quot;;IF(LEN([.K510])=0;1;[.K51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12]);&quot;&quot;;CONCATENATE([.D512];[.F512];[.G512];[.H512];IF(OR([.E512]=&quot;SubStart&quot;;[.E512]=&quot;Sub&quot;);[.K512];[.J512]);[.L512]))">
            <text:p/>
          </table:table-cell>
          <table:table-cell table:number-columns-repeated="7"/>
          <table:table-cell table:style-name="ce9" table:formula="of:=IF(LEN([.E512]) = 0;[.J512];IF(OR([.E512]=&quot;SubStart&quot;;[.E512]=&quot;SubEnd&quot;);&quot;&quot;;[.K512]))">
            <text:p/>
          </table:table-cell>
          <table:table-cell table:style-name="ce9" table:formula="of:=IF([.E512]=&quot;Sub&quot;;[.J511];IF(LEN([.H512])=0;&quot;&quot;;IF([.J511]=&quot;Number&quot;;&quot;&quot;;IF(LEN([.J511])=0;1;[.J511]+1))))">
            <text:p/>
          </table:table-cell>
          <table:table-cell table:style-name="ce9" table:formula="of:=IF(LEN([.H512])=0;&quot;&quot;;IF([.K511]=&quot;SubOrder&quot;;&quot;&quot;;IF([.E512]&lt;&gt;&quot;Sub&quot;;&quot;&quot;;IF(LEN([.K511])=0;1;[.K51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13]);&quot;&quot;;CONCATENATE([.D513];[.F513];[.G513];[.H513];IF(OR([.E513]=&quot;SubStart&quot;;[.E513]=&quot;Sub&quot;);[.K513];[.J513]);[.L513]))">
            <text:p/>
          </table:table-cell>
          <table:table-cell table:number-columns-repeated="7"/>
          <table:table-cell table:style-name="ce9" table:formula="of:=IF(LEN([.E513]) = 0;[.J513];IF(OR([.E513]=&quot;SubStart&quot;;[.E513]=&quot;SubEnd&quot;);&quot;&quot;;[.K513]))">
            <text:p/>
          </table:table-cell>
          <table:table-cell table:style-name="ce9" table:formula="of:=IF([.E513]=&quot;Sub&quot;;[.J512];IF(LEN([.H513])=0;&quot;&quot;;IF([.J512]=&quot;Number&quot;;&quot;&quot;;IF(LEN([.J512])=0;1;[.J512]+1))))">
            <text:p/>
          </table:table-cell>
          <table:table-cell table:style-name="ce9" table:formula="of:=IF(LEN([.H513])=0;&quot;&quot;;IF([.K512]=&quot;SubOrder&quot;;&quot;&quot;;IF([.E513]&lt;&gt;&quot;Sub&quot;;&quot;&quot;;IF(LEN([.K512])=0;1;[.K51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14]);&quot;&quot;;CONCATENATE([.D514];[.F514];[.G514];[.H514];IF(OR([.E514]=&quot;SubStart&quot;;[.E514]=&quot;Sub&quot;);[.K514];[.J514]);[.L514]))">
            <text:p/>
          </table:table-cell>
          <table:table-cell table:number-columns-repeated="7"/>
          <table:table-cell table:style-name="ce9" table:formula="of:=IF(LEN([.E514]) = 0;[.J514];IF(OR([.E514]=&quot;SubStart&quot;;[.E514]=&quot;SubEnd&quot;);&quot;&quot;;[.K514]))">
            <text:p/>
          </table:table-cell>
          <table:table-cell table:style-name="ce9" table:formula="of:=IF([.E514]=&quot;Sub&quot;;[.J513];IF(LEN([.H514])=0;&quot;&quot;;IF([.J513]=&quot;Number&quot;;&quot;&quot;;IF(LEN([.J513])=0;1;[.J513]+1))))">
            <text:p/>
          </table:table-cell>
          <table:table-cell table:style-name="ce9" table:formula="of:=IF(LEN([.H514])=0;&quot;&quot;;IF([.K513]=&quot;SubOrder&quot;;&quot;&quot;;IF([.E514]&lt;&gt;&quot;Sub&quot;;&quot;&quot;;IF(LEN([.K513])=0;1;[.K51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15]);&quot;&quot;;CONCATENATE([.D515];[.F515];[.G515];[.H515];IF(OR([.E515]=&quot;SubStart&quot;;[.E515]=&quot;Sub&quot;);[.K515];[.J515]);[.L515]))">
            <text:p/>
          </table:table-cell>
          <table:table-cell table:number-columns-repeated="7"/>
          <table:table-cell table:style-name="ce9" table:formula="of:=IF(LEN([.E515]) = 0;[.J515];IF(OR([.E515]=&quot;SubStart&quot;;[.E515]=&quot;SubEnd&quot;);&quot;&quot;;[.K515]))">
            <text:p/>
          </table:table-cell>
          <table:table-cell table:style-name="ce9" table:formula="of:=IF([.E515]=&quot;Sub&quot;;[.J514];IF(LEN([.H515])=0;&quot;&quot;;IF([.J514]=&quot;Number&quot;;&quot;&quot;;IF(LEN([.J514])=0;1;[.J514]+1))))">
            <text:p/>
          </table:table-cell>
          <table:table-cell table:style-name="ce9" table:formula="of:=IF(LEN([.H515])=0;&quot;&quot;;IF([.K514]=&quot;SubOrder&quot;;&quot;&quot;;IF([.E515]&lt;&gt;&quot;Sub&quot;;&quot;&quot;;IF(LEN([.K514])=0;1;[.K51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16]);&quot;&quot;;CONCATENATE([.D516];[.F516];[.G516];[.H516];IF(OR([.E516]=&quot;SubStart&quot;;[.E516]=&quot;Sub&quot;);[.K516];[.J516]);[.L516]))">
            <text:p/>
          </table:table-cell>
          <table:table-cell table:number-columns-repeated="7"/>
          <table:table-cell table:style-name="ce9" table:formula="of:=IF(LEN([.E516]) = 0;[.J516];IF(OR([.E516]=&quot;SubStart&quot;;[.E516]=&quot;SubEnd&quot;);&quot;&quot;;[.K516]))">
            <text:p/>
          </table:table-cell>
          <table:table-cell table:style-name="ce9" table:formula="of:=IF([.E516]=&quot;Sub&quot;;[.J515];IF(LEN([.H516])=0;&quot;&quot;;IF([.J515]=&quot;Number&quot;;&quot;&quot;;IF(LEN([.J515])=0;1;[.J515]+1))))">
            <text:p/>
          </table:table-cell>
          <table:table-cell table:style-name="ce9" table:formula="of:=IF(LEN([.H516])=0;&quot;&quot;;IF([.K515]=&quot;SubOrder&quot;;&quot;&quot;;IF([.E516]&lt;&gt;&quot;Sub&quot;;&quot;&quot;;IF(LEN([.K515])=0;1;[.K51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17]);&quot;&quot;;CONCATENATE([.D517];[.F517];[.G517];[.H517];IF(OR([.E517]=&quot;SubStart&quot;;[.E517]=&quot;Sub&quot;);[.K517];[.J517]);[.L517]))">
            <text:p/>
          </table:table-cell>
          <table:table-cell table:number-columns-repeated="7"/>
          <table:table-cell table:style-name="ce9" table:formula="of:=IF(LEN([.E517]) = 0;[.J517];IF(OR([.E517]=&quot;SubStart&quot;;[.E517]=&quot;SubEnd&quot;);&quot;&quot;;[.K517]))">
            <text:p/>
          </table:table-cell>
          <table:table-cell table:style-name="ce9" table:formula="of:=IF([.E517]=&quot;Sub&quot;;[.J516];IF(LEN([.H517])=0;&quot;&quot;;IF([.J516]=&quot;Number&quot;;&quot;&quot;;IF(LEN([.J516])=0;1;[.J516]+1))))">
            <text:p/>
          </table:table-cell>
          <table:table-cell table:style-name="ce9" table:formula="of:=IF(LEN([.H517])=0;&quot;&quot;;IF([.K516]=&quot;SubOrder&quot;;&quot;&quot;;IF([.E517]&lt;&gt;&quot;Sub&quot;;&quot;&quot;;IF(LEN([.K516])=0;1;[.K51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18]);&quot;&quot;;CONCATENATE([.D518];[.F518];[.G518];[.H518];IF(OR([.E518]=&quot;SubStart&quot;;[.E518]=&quot;Sub&quot;);[.K518];[.J518]);[.L518]))">
            <text:p/>
          </table:table-cell>
          <table:table-cell table:number-columns-repeated="7"/>
          <table:table-cell table:style-name="ce9" table:formula="of:=IF(LEN([.E518]) = 0;[.J518];IF(OR([.E518]=&quot;SubStart&quot;;[.E518]=&quot;SubEnd&quot;);&quot;&quot;;[.K518]))">
            <text:p/>
          </table:table-cell>
          <table:table-cell table:style-name="ce9" table:formula="of:=IF([.E518]=&quot;Sub&quot;;[.J517];IF(LEN([.H518])=0;&quot;&quot;;IF([.J517]=&quot;Number&quot;;&quot;&quot;;IF(LEN([.J517])=0;1;[.J517]+1))))">
            <text:p/>
          </table:table-cell>
          <table:table-cell table:style-name="ce9" table:formula="of:=IF(LEN([.H518])=0;&quot;&quot;;IF([.K517]=&quot;SubOrder&quot;;&quot;&quot;;IF([.E518]&lt;&gt;&quot;Sub&quot;;&quot;&quot;;IF(LEN([.K517])=0;1;[.K51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19]);&quot;&quot;;CONCATENATE([.D519];[.F519];[.G519];[.H519];IF(OR([.E519]=&quot;SubStart&quot;;[.E519]=&quot;Sub&quot;);[.K519];[.J519]);[.L519]))">
            <text:p/>
          </table:table-cell>
          <table:table-cell table:number-columns-repeated="7"/>
          <table:table-cell table:style-name="ce9" table:formula="of:=IF(LEN([.E519]) = 0;[.J519];IF(OR([.E519]=&quot;SubStart&quot;;[.E519]=&quot;SubEnd&quot;);&quot;&quot;;[.K519]))">
            <text:p/>
          </table:table-cell>
          <table:table-cell table:style-name="ce9" table:formula="of:=IF([.E519]=&quot;Sub&quot;;[.J518];IF(LEN([.H519])=0;&quot;&quot;;IF([.J518]=&quot;Number&quot;;&quot;&quot;;IF(LEN([.J518])=0;1;[.J518]+1))))">
            <text:p/>
          </table:table-cell>
          <table:table-cell table:style-name="ce9" table:formula="of:=IF(LEN([.H519])=0;&quot;&quot;;IF([.K518]=&quot;SubOrder&quot;;&quot;&quot;;IF([.E519]&lt;&gt;&quot;Sub&quot;;&quot;&quot;;IF(LEN([.K518])=0;1;[.K51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20]);&quot;&quot;;CONCATENATE([.D520];[.F520];[.G520];[.H520];IF(OR([.E520]=&quot;SubStart&quot;;[.E520]=&quot;Sub&quot;);[.K520];[.J520]);[.L520]))">
            <text:p/>
          </table:table-cell>
          <table:table-cell table:number-columns-repeated="7"/>
          <table:table-cell table:style-name="ce9" table:formula="of:=IF(LEN([.E520]) = 0;[.J520];IF(OR([.E520]=&quot;SubStart&quot;;[.E520]=&quot;SubEnd&quot;);&quot;&quot;;[.K520]))">
            <text:p/>
          </table:table-cell>
          <table:table-cell table:style-name="ce9" table:formula="of:=IF([.E520]=&quot;Sub&quot;;[.J519];IF(LEN([.H520])=0;&quot;&quot;;IF([.J519]=&quot;Number&quot;;&quot;&quot;;IF(LEN([.J519])=0;1;[.J519]+1))))">
            <text:p/>
          </table:table-cell>
          <table:table-cell table:style-name="ce9" table:formula="of:=IF(LEN([.H520])=0;&quot;&quot;;IF([.K519]=&quot;SubOrder&quot;;&quot;&quot;;IF([.E520]&lt;&gt;&quot;Sub&quot;;&quot;&quot;;IF(LEN([.K519])=0;1;[.K51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21]);&quot;&quot;;CONCATENATE([.D521];[.F521];[.G521];[.H521];IF(OR([.E521]=&quot;SubStart&quot;;[.E521]=&quot;Sub&quot;);[.K521];[.J521]);[.L521]))">
            <text:p/>
          </table:table-cell>
          <table:table-cell table:number-columns-repeated="7"/>
          <table:table-cell table:style-name="ce9" table:formula="of:=IF(LEN([.E521]) = 0;[.J521];IF(OR([.E521]=&quot;SubStart&quot;;[.E521]=&quot;SubEnd&quot;);&quot;&quot;;[.K521]))">
            <text:p/>
          </table:table-cell>
          <table:table-cell table:style-name="ce9" table:formula="of:=IF([.E521]=&quot;Sub&quot;;[.J520];IF(LEN([.H521])=0;&quot;&quot;;IF([.J520]=&quot;Number&quot;;&quot;&quot;;IF(LEN([.J520])=0;1;[.J520]+1))))">
            <text:p/>
          </table:table-cell>
          <table:table-cell table:style-name="ce9" table:formula="of:=IF(LEN([.H521])=0;&quot;&quot;;IF([.K520]=&quot;SubOrder&quot;;&quot;&quot;;IF([.E521]&lt;&gt;&quot;Sub&quot;;&quot;&quot;;IF(LEN([.K520])=0;1;[.K52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22]);&quot;&quot;;CONCATENATE([.D522];[.F522];[.G522];[.H522];IF(OR([.E522]=&quot;SubStart&quot;;[.E522]=&quot;Sub&quot;);[.K522];[.J522]);[.L522]))">
            <text:p/>
          </table:table-cell>
          <table:table-cell table:number-columns-repeated="7"/>
          <table:table-cell table:style-name="ce9" table:formula="of:=IF(LEN([.E522]) = 0;[.J522];IF(OR([.E522]=&quot;SubStart&quot;;[.E522]=&quot;SubEnd&quot;);&quot;&quot;;[.K522]))">
            <text:p/>
          </table:table-cell>
          <table:table-cell table:style-name="ce9" table:formula="of:=IF([.E522]=&quot;Sub&quot;;[.J521];IF(LEN([.H522])=0;&quot;&quot;;IF([.J521]=&quot;Number&quot;;&quot;&quot;;IF(LEN([.J521])=0;1;[.J521]+1))))">
            <text:p/>
          </table:table-cell>
          <table:table-cell table:style-name="ce9" table:formula="of:=IF(LEN([.H522])=0;&quot;&quot;;IF([.K521]=&quot;SubOrder&quot;;&quot;&quot;;IF([.E522]&lt;&gt;&quot;Sub&quot;;&quot;&quot;;IF(LEN([.K521])=0;1;[.K52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23]);&quot;&quot;;CONCATENATE([.D523];[.F523];[.G523];[.H523];IF(OR([.E523]=&quot;SubStart&quot;;[.E523]=&quot;Sub&quot;);[.K523];[.J523]);[.L523]))">
            <text:p/>
          </table:table-cell>
          <table:table-cell table:number-columns-repeated="7"/>
          <table:table-cell table:style-name="ce9" table:formula="of:=IF(LEN([.E523]) = 0;[.J523];IF(OR([.E523]=&quot;SubStart&quot;;[.E523]=&quot;SubEnd&quot;);&quot;&quot;;[.K523]))">
            <text:p/>
          </table:table-cell>
          <table:table-cell table:style-name="ce9" table:formula="of:=IF([.E523]=&quot;Sub&quot;;[.J522];IF(LEN([.H523])=0;&quot;&quot;;IF([.J522]=&quot;Number&quot;;&quot;&quot;;IF(LEN([.J522])=0;1;[.J522]+1))))">
            <text:p/>
          </table:table-cell>
          <table:table-cell table:style-name="ce9" table:formula="of:=IF(LEN([.H523])=0;&quot;&quot;;IF([.K522]=&quot;SubOrder&quot;;&quot;&quot;;IF([.E523]&lt;&gt;&quot;Sub&quot;;&quot;&quot;;IF(LEN([.K522])=0;1;[.K52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24]);&quot;&quot;;CONCATENATE([.D524];[.F524];[.G524];[.H524];IF(OR([.E524]=&quot;SubStart&quot;;[.E524]=&quot;Sub&quot;);[.K524];[.J524]);[.L524]))">
            <text:p/>
          </table:table-cell>
          <table:table-cell table:number-columns-repeated="7"/>
          <table:table-cell table:style-name="ce9" table:formula="of:=IF(LEN([.E524]) = 0;[.J524];IF(OR([.E524]=&quot;SubStart&quot;;[.E524]=&quot;SubEnd&quot;);&quot;&quot;;[.K524]))">
            <text:p/>
          </table:table-cell>
          <table:table-cell table:style-name="ce9" table:formula="of:=IF([.E524]=&quot;Sub&quot;;[.J523];IF(LEN([.H524])=0;&quot;&quot;;IF([.J523]=&quot;Number&quot;;&quot;&quot;;IF(LEN([.J523])=0;1;[.J523]+1))))">
            <text:p/>
          </table:table-cell>
          <table:table-cell table:style-name="ce9" table:formula="of:=IF(LEN([.H524])=0;&quot;&quot;;IF([.K523]=&quot;SubOrder&quot;;&quot;&quot;;IF([.E524]&lt;&gt;&quot;Sub&quot;;&quot;&quot;;IF(LEN([.K523])=0;1;[.K52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25]);&quot;&quot;;CONCATENATE([.D525];[.F525];[.G525];[.H525];IF(OR([.E525]=&quot;SubStart&quot;;[.E525]=&quot;Sub&quot;);[.K525];[.J525]);[.L525]))">
            <text:p/>
          </table:table-cell>
          <table:table-cell table:number-columns-repeated="7"/>
          <table:table-cell table:style-name="ce9" table:formula="of:=IF(LEN([.E525]) = 0;[.J525];IF(OR([.E525]=&quot;SubStart&quot;;[.E525]=&quot;SubEnd&quot;);&quot;&quot;;[.K525]))">
            <text:p/>
          </table:table-cell>
          <table:table-cell table:style-name="ce9" table:formula="of:=IF([.E525]=&quot;Sub&quot;;[.J524];IF(LEN([.H525])=0;&quot;&quot;;IF([.J524]=&quot;Number&quot;;&quot;&quot;;IF(LEN([.J524])=0;1;[.J524]+1))))">
            <text:p/>
          </table:table-cell>
          <table:table-cell table:style-name="ce9" table:formula="of:=IF(LEN([.H525])=0;&quot;&quot;;IF([.K524]=&quot;SubOrder&quot;;&quot;&quot;;IF([.E525]&lt;&gt;&quot;Sub&quot;;&quot;&quot;;IF(LEN([.K524])=0;1;[.K52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26]);&quot;&quot;;CONCATENATE([.D526];[.F526];[.G526];[.H526];IF(OR([.E526]=&quot;SubStart&quot;;[.E526]=&quot;Sub&quot;);[.K526];[.J526]);[.L526]))">
            <text:p/>
          </table:table-cell>
          <table:table-cell table:number-columns-repeated="7"/>
          <table:table-cell table:style-name="ce9" table:formula="of:=IF(LEN([.E526]) = 0;[.J526];IF(OR([.E526]=&quot;SubStart&quot;;[.E526]=&quot;SubEnd&quot;);&quot;&quot;;[.K526]))">
            <text:p/>
          </table:table-cell>
          <table:table-cell table:style-name="ce9" table:formula="of:=IF([.E526]=&quot;Sub&quot;;[.J525];IF(LEN([.H526])=0;&quot;&quot;;IF([.J525]=&quot;Number&quot;;&quot;&quot;;IF(LEN([.J525])=0;1;[.J525]+1))))">
            <text:p/>
          </table:table-cell>
          <table:table-cell table:style-name="ce9" table:formula="of:=IF(LEN([.H526])=0;&quot;&quot;;IF([.K525]=&quot;SubOrder&quot;;&quot;&quot;;IF([.E526]&lt;&gt;&quot;Sub&quot;;&quot;&quot;;IF(LEN([.K525])=0;1;[.K52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27]);&quot;&quot;;CONCATENATE([.D527];[.F527];[.G527];[.H527];IF(OR([.E527]=&quot;SubStart&quot;;[.E527]=&quot;Sub&quot;);[.K527];[.J527]);[.L527]))">
            <text:p/>
          </table:table-cell>
          <table:table-cell table:number-columns-repeated="7"/>
          <table:table-cell table:style-name="ce9" table:formula="of:=IF(LEN([.E527]) = 0;[.J527];IF(OR([.E527]=&quot;SubStart&quot;;[.E527]=&quot;SubEnd&quot;);&quot;&quot;;[.K527]))">
            <text:p/>
          </table:table-cell>
          <table:table-cell table:style-name="ce9" table:formula="of:=IF([.E527]=&quot;Sub&quot;;[.J526];IF(LEN([.H527])=0;&quot;&quot;;IF([.J526]=&quot;Number&quot;;&quot;&quot;;IF(LEN([.J526])=0;1;[.J526]+1))))">
            <text:p/>
          </table:table-cell>
          <table:table-cell table:style-name="ce9" table:formula="of:=IF(LEN([.H527])=0;&quot;&quot;;IF([.K526]=&quot;SubOrder&quot;;&quot;&quot;;IF([.E527]&lt;&gt;&quot;Sub&quot;;&quot;&quot;;IF(LEN([.K526])=0;1;[.K52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28]);&quot;&quot;;CONCATENATE([.D528];[.F528];[.G528];[.H528];IF(OR([.E528]=&quot;SubStart&quot;;[.E528]=&quot;Sub&quot;);[.K528];[.J528]);[.L528]))">
            <text:p/>
          </table:table-cell>
          <table:table-cell table:number-columns-repeated="7"/>
          <table:table-cell table:style-name="ce9" table:formula="of:=IF(LEN([.E528]) = 0;[.J528];IF(OR([.E528]=&quot;SubStart&quot;;[.E528]=&quot;SubEnd&quot;);&quot;&quot;;[.K528]))">
            <text:p/>
          </table:table-cell>
          <table:table-cell table:style-name="ce9" table:formula="of:=IF([.E528]=&quot;Sub&quot;;[.J527];IF(LEN([.H528])=0;&quot;&quot;;IF([.J527]=&quot;Number&quot;;&quot;&quot;;IF(LEN([.J527])=0;1;[.J527]+1))))">
            <text:p/>
          </table:table-cell>
          <table:table-cell table:style-name="ce9" table:formula="of:=IF(LEN([.H528])=0;&quot;&quot;;IF([.K527]=&quot;SubOrder&quot;;&quot;&quot;;IF([.E528]&lt;&gt;&quot;Sub&quot;;&quot;&quot;;IF(LEN([.K527])=0;1;[.K52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29]);&quot;&quot;;CONCATENATE([.D529];[.F529];[.G529];[.H529];IF(OR([.E529]=&quot;SubStart&quot;;[.E529]=&quot;Sub&quot;);[.K529];[.J529]);[.L529]))">
            <text:p/>
          </table:table-cell>
          <table:table-cell table:number-columns-repeated="7"/>
          <table:table-cell table:style-name="ce9" table:formula="of:=IF(LEN([.E529]) = 0;[.J529];IF(OR([.E529]=&quot;SubStart&quot;;[.E529]=&quot;SubEnd&quot;);&quot;&quot;;[.K529]))">
            <text:p/>
          </table:table-cell>
          <table:table-cell table:style-name="ce9" table:formula="of:=IF([.E529]=&quot;Sub&quot;;[.J528];IF(LEN([.H529])=0;&quot;&quot;;IF([.J528]=&quot;Number&quot;;&quot;&quot;;IF(LEN([.J528])=0;1;[.J528]+1))))">
            <text:p/>
          </table:table-cell>
          <table:table-cell table:style-name="ce9" table:formula="of:=IF(LEN([.H529])=0;&quot;&quot;;IF([.K528]=&quot;SubOrder&quot;;&quot;&quot;;IF([.E529]&lt;&gt;&quot;Sub&quot;;&quot;&quot;;IF(LEN([.K528])=0;1;[.K52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30]);&quot;&quot;;CONCATENATE([.D530];[.F530];[.G530];[.H530];IF(OR([.E530]=&quot;SubStart&quot;;[.E530]=&quot;Sub&quot;);[.K530];[.J530]);[.L530]))">
            <text:p/>
          </table:table-cell>
          <table:table-cell table:number-columns-repeated="7"/>
          <table:table-cell table:style-name="ce9" table:formula="of:=IF(LEN([.E530]) = 0;[.J530];IF(OR([.E530]=&quot;SubStart&quot;;[.E530]=&quot;SubEnd&quot;);&quot;&quot;;[.K530]))">
            <text:p/>
          </table:table-cell>
          <table:table-cell table:style-name="ce9" table:formula="of:=IF([.E530]=&quot;Sub&quot;;[.J529];IF(LEN([.H530])=0;&quot;&quot;;IF([.J529]=&quot;Number&quot;;&quot;&quot;;IF(LEN([.J529])=0;1;[.J529]+1))))">
            <text:p/>
          </table:table-cell>
          <table:table-cell table:style-name="ce9" table:formula="of:=IF(LEN([.H530])=0;&quot;&quot;;IF([.K529]=&quot;SubOrder&quot;;&quot;&quot;;IF([.E530]&lt;&gt;&quot;Sub&quot;;&quot;&quot;;IF(LEN([.K529])=0;1;[.K52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31]);&quot;&quot;;CONCATENATE([.D531];[.F531];[.G531];[.H531];IF(OR([.E531]=&quot;SubStart&quot;;[.E531]=&quot;Sub&quot;);[.K531];[.J531]);[.L531]))">
            <text:p/>
          </table:table-cell>
          <table:table-cell table:number-columns-repeated="7"/>
          <table:table-cell table:style-name="ce9" table:formula="of:=IF(LEN([.E531]) = 0;[.J531];IF(OR([.E531]=&quot;SubStart&quot;;[.E531]=&quot;SubEnd&quot;);&quot;&quot;;[.K531]))">
            <text:p/>
          </table:table-cell>
          <table:table-cell table:style-name="ce9" table:formula="of:=IF([.E531]=&quot;Sub&quot;;[.J530];IF(LEN([.H531])=0;&quot;&quot;;IF([.J530]=&quot;Number&quot;;&quot;&quot;;IF(LEN([.J530])=0;1;[.J530]+1))))">
            <text:p/>
          </table:table-cell>
          <table:table-cell table:style-name="ce9" table:formula="of:=IF(LEN([.H531])=0;&quot;&quot;;IF([.K530]=&quot;SubOrder&quot;;&quot;&quot;;IF([.E531]&lt;&gt;&quot;Sub&quot;;&quot;&quot;;IF(LEN([.K530])=0;1;[.K53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32]);&quot;&quot;;CONCATENATE([.D532];[.F532];[.G532];[.H532];IF(OR([.E532]=&quot;SubStart&quot;;[.E532]=&quot;Sub&quot;);[.K532];[.J532]);[.L532]))">
            <text:p/>
          </table:table-cell>
          <table:table-cell table:number-columns-repeated="7"/>
          <table:table-cell table:style-name="ce9" table:formula="of:=IF(LEN([.E532]) = 0;[.J532];IF(OR([.E532]=&quot;SubStart&quot;;[.E532]=&quot;SubEnd&quot;);&quot;&quot;;[.K532]))">
            <text:p/>
          </table:table-cell>
          <table:table-cell table:style-name="ce9" table:formula="of:=IF([.E532]=&quot;Sub&quot;;[.J531];IF(LEN([.H532])=0;&quot;&quot;;IF([.J531]=&quot;Number&quot;;&quot;&quot;;IF(LEN([.J531])=0;1;[.J531]+1))))">
            <text:p/>
          </table:table-cell>
          <table:table-cell table:style-name="ce9" table:formula="of:=IF(LEN([.H532])=0;&quot;&quot;;IF([.K531]=&quot;SubOrder&quot;;&quot;&quot;;IF([.E532]&lt;&gt;&quot;Sub&quot;;&quot;&quot;;IF(LEN([.K531])=0;1;[.K53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33]);&quot;&quot;;CONCATENATE([.D533];[.F533];[.G533];[.H533];IF(OR([.E533]=&quot;SubStart&quot;;[.E533]=&quot;Sub&quot;);[.K533];[.J533]);[.L533]))">
            <text:p/>
          </table:table-cell>
          <table:table-cell table:number-columns-repeated="7"/>
          <table:table-cell table:style-name="ce9" table:formula="of:=IF(LEN([.E533]) = 0;[.J533];IF(OR([.E533]=&quot;SubStart&quot;;[.E533]=&quot;SubEnd&quot;);&quot;&quot;;[.K533]))">
            <text:p/>
          </table:table-cell>
          <table:table-cell table:style-name="ce9" table:formula="of:=IF([.E533]=&quot;Sub&quot;;[.J532];IF(LEN([.H533])=0;&quot;&quot;;IF([.J532]=&quot;Number&quot;;&quot;&quot;;IF(LEN([.J532])=0;1;[.J532]+1))))">
            <text:p/>
          </table:table-cell>
          <table:table-cell table:style-name="ce9" table:formula="of:=IF(LEN([.H533])=0;&quot;&quot;;IF([.K532]=&quot;SubOrder&quot;;&quot;&quot;;IF([.E533]&lt;&gt;&quot;Sub&quot;;&quot;&quot;;IF(LEN([.K532])=0;1;[.K53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34]);&quot;&quot;;CONCATENATE([.D534];[.F534];[.G534];[.H534];IF(OR([.E534]=&quot;SubStart&quot;;[.E534]=&quot;Sub&quot;);[.K534];[.J534]);[.L534]))">
            <text:p/>
          </table:table-cell>
          <table:table-cell table:number-columns-repeated="7"/>
          <table:table-cell table:style-name="ce9" table:formula="of:=IF(LEN([.E534]) = 0;[.J534];IF(OR([.E534]=&quot;SubStart&quot;;[.E534]=&quot;SubEnd&quot;);&quot;&quot;;[.K534]))">
            <text:p/>
          </table:table-cell>
          <table:table-cell table:style-name="ce9" table:formula="of:=IF([.E534]=&quot;Sub&quot;;[.J533];IF(LEN([.H534])=0;&quot;&quot;;IF([.J533]=&quot;Number&quot;;&quot;&quot;;IF(LEN([.J533])=0;1;[.J533]+1))))">
            <text:p/>
          </table:table-cell>
          <table:table-cell table:style-name="ce9" table:formula="of:=IF(LEN([.H534])=0;&quot;&quot;;IF([.K533]=&quot;SubOrder&quot;;&quot;&quot;;IF([.E534]&lt;&gt;&quot;Sub&quot;;&quot;&quot;;IF(LEN([.K533])=0;1;[.K53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35]);&quot;&quot;;CONCATENATE([.D535];[.F535];[.G535];[.H535];IF(OR([.E535]=&quot;SubStart&quot;;[.E535]=&quot;Sub&quot;);[.K535];[.J535]);[.L535]))">
            <text:p/>
          </table:table-cell>
          <table:table-cell table:number-columns-repeated="7"/>
          <table:table-cell table:style-name="ce9" table:formula="of:=IF(LEN([.E535]) = 0;[.J535];IF(OR([.E535]=&quot;SubStart&quot;;[.E535]=&quot;SubEnd&quot;);&quot;&quot;;[.K535]))">
            <text:p/>
          </table:table-cell>
          <table:table-cell table:style-name="ce9" table:formula="of:=IF([.E535]=&quot;Sub&quot;;[.J534];IF(LEN([.H535])=0;&quot;&quot;;IF([.J534]=&quot;Number&quot;;&quot;&quot;;IF(LEN([.J534])=0;1;[.J534]+1))))">
            <text:p/>
          </table:table-cell>
          <table:table-cell table:style-name="ce9" table:formula="of:=IF(LEN([.H535])=0;&quot;&quot;;IF([.K534]=&quot;SubOrder&quot;;&quot;&quot;;IF([.E535]&lt;&gt;&quot;Sub&quot;;&quot;&quot;;IF(LEN([.K534])=0;1;[.K53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36]);&quot;&quot;;CONCATENATE([.D536];[.F536];[.G536];[.H536];IF(OR([.E536]=&quot;SubStart&quot;;[.E536]=&quot;Sub&quot;);[.K536];[.J536]);[.L536]))">
            <text:p/>
          </table:table-cell>
          <table:table-cell table:number-columns-repeated="7"/>
          <table:table-cell table:style-name="ce9" table:formula="of:=IF(LEN([.E536]) = 0;[.J536];IF(OR([.E536]=&quot;SubStart&quot;;[.E536]=&quot;SubEnd&quot;);&quot;&quot;;[.K536]))">
            <text:p/>
          </table:table-cell>
          <table:table-cell table:style-name="ce9" table:formula="of:=IF([.E536]=&quot;Sub&quot;;[.J535];IF(LEN([.H536])=0;&quot;&quot;;IF([.J535]=&quot;Number&quot;;&quot;&quot;;IF(LEN([.J535])=0;1;[.J535]+1))))">
            <text:p/>
          </table:table-cell>
          <table:table-cell table:style-name="ce9" table:formula="of:=IF(LEN([.H536])=0;&quot;&quot;;IF([.K535]=&quot;SubOrder&quot;;&quot;&quot;;IF([.E536]&lt;&gt;&quot;Sub&quot;;&quot;&quot;;IF(LEN([.K535])=0;1;[.K53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37]);&quot;&quot;;CONCATENATE([.D537];[.F537];[.G537];[.H537];IF(OR([.E537]=&quot;SubStart&quot;;[.E537]=&quot;Sub&quot;);[.K537];[.J537]);[.L537]))">
            <text:p/>
          </table:table-cell>
          <table:table-cell table:number-columns-repeated="7"/>
          <table:table-cell table:style-name="ce9" table:formula="of:=IF(LEN([.E537]) = 0;[.J537];IF(OR([.E537]=&quot;SubStart&quot;;[.E537]=&quot;SubEnd&quot;);&quot;&quot;;[.K537]))">
            <text:p/>
          </table:table-cell>
          <table:table-cell table:style-name="ce9" table:formula="of:=IF([.E537]=&quot;Sub&quot;;[.J536];IF(LEN([.H537])=0;&quot;&quot;;IF([.J536]=&quot;Number&quot;;&quot;&quot;;IF(LEN([.J536])=0;1;[.J536]+1))))">
            <text:p/>
          </table:table-cell>
          <table:table-cell table:style-name="ce9" table:formula="of:=IF(LEN([.H537])=0;&quot;&quot;;IF([.K536]=&quot;SubOrder&quot;;&quot;&quot;;IF([.E537]&lt;&gt;&quot;Sub&quot;;&quot;&quot;;IF(LEN([.K536])=0;1;[.K53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38]);&quot;&quot;;CONCATENATE([.D538];[.F538];[.G538];[.H538];IF(OR([.E538]=&quot;SubStart&quot;;[.E538]=&quot;Sub&quot;);[.K538];[.J538]);[.L538]))">
            <text:p/>
          </table:table-cell>
          <table:table-cell table:number-columns-repeated="7"/>
          <table:table-cell table:style-name="ce9" table:formula="of:=IF(LEN([.E538]) = 0;[.J538];IF(OR([.E538]=&quot;SubStart&quot;;[.E538]=&quot;SubEnd&quot;);&quot;&quot;;[.K538]))">
            <text:p/>
          </table:table-cell>
          <table:table-cell table:style-name="ce9" table:formula="of:=IF([.E538]=&quot;Sub&quot;;[.J537];IF(LEN([.H538])=0;&quot;&quot;;IF([.J537]=&quot;Number&quot;;&quot;&quot;;IF(LEN([.J537])=0;1;[.J537]+1))))">
            <text:p/>
          </table:table-cell>
          <table:table-cell table:style-name="ce9" table:formula="of:=IF(LEN([.H538])=0;&quot;&quot;;IF([.K537]=&quot;SubOrder&quot;;&quot;&quot;;IF([.E538]&lt;&gt;&quot;Sub&quot;;&quot;&quot;;IF(LEN([.K537])=0;1;[.K53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39]);&quot;&quot;;CONCATENATE([.D539];[.F539];[.G539];[.H539];IF(OR([.E539]=&quot;SubStart&quot;;[.E539]=&quot;Sub&quot;);[.K539];[.J539]);[.L539]))">
            <text:p/>
          </table:table-cell>
          <table:table-cell table:number-columns-repeated="7"/>
          <table:table-cell table:style-name="ce9" table:formula="of:=IF(LEN([.E539]) = 0;[.J539];IF(OR([.E539]=&quot;SubStart&quot;;[.E539]=&quot;SubEnd&quot;);&quot;&quot;;[.K539]))">
            <text:p/>
          </table:table-cell>
          <table:table-cell table:style-name="ce9" table:formula="of:=IF([.E539]=&quot;Sub&quot;;[.J538];IF(LEN([.H539])=0;&quot;&quot;;IF([.J538]=&quot;Number&quot;;&quot;&quot;;IF(LEN([.J538])=0;1;[.J538]+1))))">
            <text:p/>
          </table:table-cell>
          <table:table-cell table:style-name="ce9" table:formula="of:=IF(LEN([.H539])=0;&quot;&quot;;IF([.K538]=&quot;SubOrder&quot;;&quot;&quot;;IF([.E539]&lt;&gt;&quot;Sub&quot;;&quot;&quot;;IF(LEN([.K538])=0;1;[.K53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40]);&quot;&quot;;CONCATENATE([.D540];[.F540];[.G540];[.H540];IF(OR([.E540]=&quot;SubStart&quot;;[.E540]=&quot;Sub&quot;);[.K540];[.J540]);[.L540]))">
            <text:p/>
          </table:table-cell>
          <table:table-cell table:number-columns-repeated="7"/>
          <table:table-cell table:style-name="ce9" table:formula="of:=IF(LEN([.E540]) = 0;[.J540];IF(OR([.E540]=&quot;SubStart&quot;;[.E540]=&quot;SubEnd&quot;);&quot;&quot;;[.K540]))">
            <text:p/>
          </table:table-cell>
          <table:table-cell table:style-name="ce9" table:formula="of:=IF([.E540]=&quot;Sub&quot;;[.J539];IF(LEN([.H540])=0;&quot;&quot;;IF([.J539]=&quot;Number&quot;;&quot;&quot;;IF(LEN([.J539])=0;1;[.J539]+1))))">
            <text:p/>
          </table:table-cell>
          <table:table-cell table:style-name="ce9" table:formula="of:=IF(LEN([.H540])=0;&quot;&quot;;IF([.K539]=&quot;SubOrder&quot;;&quot;&quot;;IF([.E540]&lt;&gt;&quot;Sub&quot;;&quot;&quot;;IF(LEN([.K539])=0;1;[.K53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41]);&quot;&quot;;CONCATENATE([.D541];[.F541];[.G541];[.H541];IF(OR([.E541]=&quot;SubStart&quot;;[.E541]=&quot;Sub&quot;);[.K541];[.J541]);[.L541]))">
            <text:p/>
          </table:table-cell>
          <table:table-cell table:number-columns-repeated="7"/>
          <table:table-cell table:style-name="ce9" table:formula="of:=IF(LEN([.E541]) = 0;[.J541];IF(OR([.E541]=&quot;SubStart&quot;;[.E541]=&quot;SubEnd&quot;);&quot;&quot;;[.K541]))">
            <text:p/>
          </table:table-cell>
          <table:table-cell table:style-name="ce9" table:formula="of:=IF([.E541]=&quot;Sub&quot;;[.J540];IF(LEN([.H541])=0;&quot;&quot;;IF([.J540]=&quot;Number&quot;;&quot;&quot;;IF(LEN([.J540])=0;1;[.J540]+1))))">
            <text:p/>
          </table:table-cell>
          <table:table-cell table:style-name="ce9" table:formula="of:=IF(LEN([.H541])=0;&quot;&quot;;IF([.K540]=&quot;SubOrder&quot;;&quot;&quot;;IF([.E541]&lt;&gt;&quot;Sub&quot;;&quot;&quot;;IF(LEN([.K540])=0;1;[.K54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42]);&quot;&quot;;CONCATENATE([.D542];[.F542];[.G542];[.H542];IF(OR([.E542]=&quot;SubStart&quot;;[.E542]=&quot;Sub&quot;);[.K542];[.J542]);[.L542]))">
            <text:p/>
          </table:table-cell>
          <table:table-cell table:number-columns-repeated="7"/>
          <table:table-cell table:style-name="ce9" table:formula="of:=IF(LEN([.E542]) = 0;[.J542];IF(OR([.E542]=&quot;SubStart&quot;;[.E542]=&quot;SubEnd&quot;);&quot;&quot;;[.K542]))">
            <text:p/>
          </table:table-cell>
          <table:table-cell table:style-name="ce9" table:formula="of:=IF([.E542]=&quot;Sub&quot;;[.J541];IF(LEN([.H542])=0;&quot;&quot;;IF([.J541]=&quot;Number&quot;;&quot;&quot;;IF(LEN([.J541])=0;1;[.J541]+1))))">
            <text:p/>
          </table:table-cell>
          <table:table-cell table:style-name="ce9" table:formula="of:=IF(LEN([.H542])=0;&quot;&quot;;IF([.K541]=&quot;SubOrder&quot;;&quot;&quot;;IF([.E542]&lt;&gt;&quot;Sub&quot;;&quot;&quot;;IF(LEN([.K541])=0;1;[.K54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43]);&quot;&quot;;CONCATENATE([.D543];[.F543];[.G543];[.H543];IF(OR([.E543]=&quot;SubStart&quot;;[.E543]=&quot;Sub&quot;);[.K543];[.J543]);[.L543]))">
            <text:p/>
          </table:table-cell>
          <table:table-cell table:number-columns-repeated="7"/>
          <table:table-cell table:style-name="ce9" table:formula="of:=IF(LEN([.E543]) = 0;[.J543];IF(OR([.E543]=&quot;SubStart&quot;;[.E543]=&quot;SubEnd&quot;);&quot;&quot;;[.K543]))">
            <text:p/>
          </table:table-cell>
          <table:table-cell table:style-name="ce9" table:formula="of:=IF([.E543]=&quot;Sub&quot;;[.J542];IF(LEN([.H543])=0;&quot;&quot;;IF([.J542]=&quot;Number&quot;;&quot;&quot;;IF(LEN([.J542])=0;1;[.J542]+1))))">
            <text:p/>
          </table:table-cell>
          <table:table-cell table:style-name="ce9" table:formula="of:=IF(LEN([.H543])=0;&quot;&quot;;IF([.K542]=&quot;SubOrder&quot;;&quot;&quot;;IF([.E543]&lt;&gt;&quot;Sub&quot;;&quot;&quot;;IF(LEN([.K542])=0;1;[.K54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44]);&quot;&quot;;CONCATENATE([.D544];[.F544];[.G544];[.H544];IF(OR([.E544]=&quot;SubStart&quot;;[.E544]=&quot;Sub&quot;);[.K544];[.J544]);[.L544]))">
            <text:p/>
          </table:table-cell>
          <table:table-cell table:number-columns-repeated="7"/>
          <table:table-cell table:style-name="ce9" table:formula="of:=IF(LEN([.E544]) = 0;[.J544];IF(OR([.E544]=&quot;SubStart&quot;;[.E544]=&quot;SubEnd&quot;);&quot;&quot;;[.K544]))">
            <text:p/>
          </table:table-cell>
          <table:table-cell table:style-name="ce9" table:formula="of:=IF([.E544]=&quot;Sub&quot;;[.J543];IF(LEN([.H544])=0;&quot;&quot;;IF([.J543]=&quot;Number&quot;;&quot;&quot;;IF(LEN([.J543])=0;1;[.J543]+1))))">
            <text:p/>
          </table:table-cell>
          <table:table-cell table:style-name="ce9" table:formula="of:=IF(LEN([.H544])=0;&quot;&quot;;IF([.K543]=&quot;SubOrder&quot;;&quot;&quot;;IF([.E544]&lt;&gt;&quot;Sub&quot;;&quot;&quot;;IF(LEN([.K543])=0;1;[.K54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45]);&quot;&quot;;CONCATENATE([.D545];[.F545];[.G545];[.H545];IF(OR([.E545]=&quot;SubStart&quot;;[.E545]=&quot;Sub&quot;);[.K545];[.J545]);[.L545]))">
            <text:p/>
          </table:table-cell>
          <table:table-cell table:number-columns-repeated="7"/>
          <table:table-cell table:style-name="ce9" table:formula="of:=IF(LEN([.E545]) = 0;[.J545];IF(OR([.E545]=&quot;SubStart&quot;;[.E545]=&quot;SubEnd&quot;);&quot;&quot;;[.K545]))">
            <text:p/>
          </table:table-cell>
          <table:table-cell table:style-name="ce9" table:formula="of:=IF([.E545]=&quot;Sub&quot;;[.J544];IF(LEN([.H545])=0;&quot;&quot;;IF([.J544]=&quot;Number&quot;;&quot;&quot;;IF(LEN([.J544])=0;1;[.J544]+1))))">
            <text:p/>
          </table:table-cell>
          <table:table-cell table:style-name="ce9" table:formula="of:=IF(LEN([.H545])=0;&quot;&quot;;IF([.K544]=&quot;SubOrder&quot;;&quot;&quot;;IF([.E545]&lt;&gt;&quot;Sub&quot;;&quot;&quot;;IF(LEN([.K544])=0;1;[.K54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46]);&quot;&quot;;CONCATENATE([.D546];[.F546];[.G546];[.H546];IF(OR([.E546]=&quot;SubStart&quot;;[.E546]=&quot;Sub&quot;);[.K546];[.J546]);[.L546]))">
            <text:p/>
          </table:table-cell>
          <table:table-cell table:number-columns-repeated="7"/>
          <table:table-cell table:style-name="ce9" table:formula="of:=IF(LEN([.E546]) = 0;[.J546];IF(OR([.E546]=&quot;SubStart&quot;;[.E546]=&quot;SubEnd&quot;);&quot;&quot;;[.K546]))">
            <text:p/>
          </table:table-cell>
          <table:table-cell table:style-name="ce9" table:formula="of:=IF([.E546]=&quot;Sub&quot;;[.J545];IF(LEN([.H546])=0;&quot;&quot;;IF([.J545]=&quot;Number&quot;;&quot;&quot;;IF(LEN([.J545])=0;1;[.J545]+1))))">
            <text:p/>
          </table:table-cell>
          <table:table-cell table:style-name="ce9" table:formula="of:=IF(LEN([.H546])=0;&quot;&quot;;IF([.K545]=&quot;SubOrder&quot;;&quot;&quot;;IF([.E546]&lt;&gt;&quot;Sub&quot;;&quot;&quot;;IF(LEN([.K545])=0;1;[.K54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47]);&quot;&quot;;CONCATENATE([.D547];[.F547];[.G547];[.H547];IF(OR([.E547]=&quot;SubStart&quot;;[.E547]=&quot;Sub&quot;);[.K547];[.J547]);[.L547]))">
            <text:p/>
          </table:table-cell>
          <table:table-cell table:number-columns-repeated="7"/>
          <table:table-cell table:style-name="ce9" table:formula="of:=IF(LEN([.E547]) = 0;[.J547];IF(OR([.E547]=&quot;SubStart&quot;;[.E547]=&quot;SubEnd&quot;);&quot;&quot;;[.K547]))">
            <text:p/>
          </table:table-cell>
          <table:table-cell table:style-name="ce9" table:formula="of:=IF([.E547]=&quot;Sub&quot;;[.J546];IF(LEN([.H547])=0;&quot;&quot;;IF([.J546]=&quot;Number&quot;;&quot;&quot;;IF(LEN([.J546])=0;1;[.J546]+1))))">
            <text:p/>
          </table:table-cell>
          <table:table-cell table:style-name="ce9" table:formula="of:=IF(LEN([.H547])=0;&quot;&quot;;IF([.K546]=&quot;SubOrder&quot;;&quot;&quot;;IF([.E547]&lt;&gt;&quot;Sub&quot;;&quot;&quot;;IF(LEN([.K546])=0;1;[.K54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48]);&quot;&quot;;CONCATENATE([.D548];[.F548];[.G548];[.H548];IF(OR([.E548]=&quot;SubStart&quot;;[.E548]=&quot;Sub&quot;);[.K548];[.J548]);[.L548]))">
            <text:p/>
          </table:table-cell>
          <table:table-cell table:number-columns-repeated="7"/>
          <table:table-cell table:style-name="ce9" table:formula="of:=IF(LEN([.E548]) = 0;[.J548];IF(OR([.E548]=&quot;SubStart&quot;;[.E548]=&quot;SubEnd&quot;);&quot;&quot;;[.K548]))">
            <text:p/>
          </table:table-cell>
          <table:table-cell table:style-name="ce9" table:formula="of:=IF([.E548]=&quot;Sub&quot;;[.J547];IF(LEN([.H548])=0;&quot;&quot;;IF([.J547]=&quot;Number&quot;;&quot;&quot;;IF(LEN([.J547])=0;1;[.J547]+1))))">
            <text:p/>
          </table:table-cell>
          <table:table-cell table:style-name="ce9" table:formula="of:=IF(LEN([.H548])=0;&quot;&quot;;IF([.K547]=&quot;SubOrder&quot;;&quot;&quot;;IF([.E548]&lt;&gt;&quot;Sub&quot;;&quot;&quot;;IF(LEN([.K547])=0;1;[.K54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49]);&quot;&quot;;CONCATENATE([.D549];[.F549];[.G549];[.H549];IF(OR([.E549]=&quot;SubStart&quot;;[.E549]=&quot;Sub&quot;);[.K549];[.J549]);[.L549]))">
            <text:p/>
          </table:table-cell>
          <table:table-cell table:number-columns-repeated="7"/>
          <table:table-cell table:style-name="ce9" table:formula="of:=IF(LEN([.E549]) = 0;[.J549];IF(OR([.E549]=&quot;SubStart&quot;;[.E549]=&quot;SubEnd&quot;);&quot;&quot;;[.K549]))">
            <text:p/>
          </table:table-cell>
          <table:table-cell table:style-name="ce9" table:formula="of:=IF([.E549]=&quot;Sub&quot;;[.J548];IF(LEN([.H549])=0;&quot;&quot;;IF([.J548]=&quot;Number&quot;;&quot;&quot;;IF(LEN([.J548])=0;1;[.J548]+1))))">
            <text:p/>
          </table:table-cell>
          <table:table-cell table:style-name="ce9" table:formula="of:=IF(LEN([.H549])=0;&quot;&quot;;IF([.K548]=&quot;SubOrder&quot;;&quot;&quot;;IF([.E549]&lt;&gt;&quot;Sub&quot;;&quot;&quot;;IF(LEN([.K548])=0;1;[.K54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50]);&quot;&quot;;CONCATENATE([.D550];[.F550];[.G550];[.H550];IF(OR([.E550]=&quot;SubStart&quot;;[.E550]=&quot;Sub&quot;);[.K550];[.J550]);[.L550]))">
            <text:p/>
          </table:table-cell>
          <table:table-cell table:number-columns-repeated="7"/>
          <table:table-cell table:style-name="ce9" table:formula="of:=IF(LEN([.E550]) = 0;[.J550];IF(OR([.E550]=&quot;SubStart&quot;;[.E550]=&quot;SubEnd&quot;);&quot;&quot;;[.K550]))">
            <text:p/>
          </table:table-cell>
          <table:table-cell table:style-name="ce9" table:formula="of:=IF([.E550]=&quot;Sub&quot;;[.J549];IF(LEN([.H550])=0;&quot;&quot;;IF([.J549]=&quot;Number&quot;;&quot;&quot;;IF(LEN([.J549])=0;1;[.J549]+1))))">
            <text:p/>
          </table:table-cell>
          <table:table-cell table:style-name="ce9" table:formula="of:=IF(LEN([.H550])=0;&quot;&quot;;IF([.K549]=&quot;SubOrder&quot;;&quot;&quot;;IF([.E550]&lt;&gt;&quot;Sub&quot;;&quot;&quot;;IF(LEN([.K549])=0;1;[.K54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51]);&quot;&quot;;CONCATENATE([.D551];[.F551];[.G551];[.H551];IF(OR([.E551]=&quot;SubStart&quot;;[.E551]=&quot;Sub&quot;);[.K551];[.J551]);[.L551]))">
            <text:p/>
          </table:table-cell>
          <table:table-cell table:number-columns-repeated="7"/>
          <table:table-cell table:style-name="ce9" table:formula="of:=IF(LEN([.E551]) = 0;[.J551];IF(OR([.E551]=&quot;SubStart&quot;;[.E551]=&quot;SubEnd&quot;);&quot;&quot;;[.K551]))">
            <text:p/>
          </table:table-cell>
          <table:table-cell table:style-name="ce9" table:formula="of:=IF([.E551]=&quot;Sub&quot;;[.J550];IF(LEN([.H551])=0;&quot;&quot;;IF([.J550]=&quot;Number&quot;;&quot;&quot;;IF(LEN([.J550])=0;1;[.J550]+1))))">
            <text:p/>
          </table:table-cell>
          <table:table-cell table:style-name="ce9" table:formula="of:=IF(LEN([.H551])=0;&quot;&quot;;IF([.K550]=&quot;SubOrder&quot;;&quot;&quot;;IF([.E551]&lt;&gt;&quot;Sub&quot;;&quot;&quot;;IF(LEN([.K550])=0;1;[.K55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52]);&quot;&quot;;CONCATENATE([.D552];[.F552];[.G552];[.H552];IF(OR([.E552]=&quot;SubStart&quot;;[.E552]=&quot;Sub&quot;);[.K552];[.J552]);[.L552]))">
            <text:p/>
          </table:table-cell>
          <table:table-cell table:number-columns-repeated="7"/>
          <table:table-cell table:style-name="ce9" table:formula="of:=IF(LEN([.E552]) = 0;[.J552];IF(OR([.E552]=&quot;SubStart&quot;;[.E552]=&quot;SubEnd&quot;);&quot;&quot;;[.K552]))">
            <text:p/>
          </table:table-cell>
          <table:table-cell table:style-name="ce9" table:formula="of:=IF([.E552]=&quot;Sub&quot;;[.J551];IF(LEN([.H552])=0;&quot;&quot;;IF([.J551]=&quot;Number&quot;;&quot;&quot;;IF(LEN([.J551])=0;1;[.J551]+1))))">
            <text:p/>
          </table:table-cell>
          <table:table-cell table:style-name="ce9" table:formula="of:=IF(LEN([.H552])=0;&quot;&quot;;IF([.K551]=&quot;SubOrder&quot;;&quot;&quot;;IF([.E552]&lt;&gt;&quot;Sub&quot;;&quot;&quot;;IF(LEN([.K551])=0;1;[.K55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53]);&quot;&quot;;CONCATENATE([.D553];[.F553];[.G553];[.H553];IF(OR([.E553]=&quot;SubStart&quot;;[.E553]=&quot;Sub&quot;);[.K553];[.J553]);[.L553]))">
            <text:p/>
          </table:table-cell>
          <table:table-cell table:number-columns-repeated="7"/>
          <table:table-cell table:style-name="ce9" table:formula="of:=IF(LEN([.E553]) = 0;[.J553];IF(OR([.E553]=&quot;SubStart&quot;;[.E553]=&quot;SubEnd&quot;);&quot;&quot;;[.K553]))">
            <text:p/>
          </table:table-cell>
          <table:table-cell table:style-name="ce9" table:formula="of:=IF([.E553]=&quot;Sub&quot;;[.J552];IF(LEN([.H553])=0;&quot;&quot;;IF([.J552]=&quot;Number&quot;;&quot;&quot;;IF(LEN([.J552])=0;1;[.J552]+1))))">
            <text:p/>
          </table:table-cell>
          <table:table-cell table:style-name="ce9" table:formula="of:=IF(LEN([.H553])=0;&quot;&quot;;IF([.K552]=&quot;SubOrder&quot;;&quot;&quot;;IF([.E553]&lt;&gt;&quot;Sub&quot;;&quot;&quot;;IF(LEN([.K552])=0;1;[.K55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54]);&quot;&quot;;CONCATENATE([.D554];[.F554];[.G554];[.H554];IF(OR([.E554]=&quot;SubStart&quot;;[.E554]=&quot;Sub&quot;);[.K554];[.J554]);[.L554]))">
            <text:p/>
          </table:table-cell>
          <table:table-cell table:number-columns-repeated="7"/>
          <table:table-cell table:style-name="ce9" table:formula="of:=IF(LEN([.E554]) = 0;[.J554];IF(OR([.E554]=&quot;SubStart&quot;;[.E554]=&quot;SubEnd&quot;);&quot;&quot;;[.K554]))">
            <text:p/>
          </table:table-cell>
          <table:table-cell table:style-name="ce9" table:formula="of:=IF([.E554]=&quot;Sub&quot;;[.J553];IF(LEN([.H554])=0;&quot;&quot;;IF([.J553]=&quot;Number&quot;;&quot;&quot;;IF(LEN([.J553])=0;1;[.J553]+1))))">
            <text:p/>
          </table:table-cell>
          <table:table-cell table:style-name="ce9" table:formula="of:=IF(LEN([.H554])=0;&quot;&quot;;IF([.K553]=&quot;SubOrder&quot;;&quot;&quot;;IF([.E554]&lt;&gt;&quot;Sub&quot;;&quot;&quot;;IF(LEN([.K553])=0;1;[.K55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55]);&quot;&quot;;CONCATENATE([.D555];[.F555];[.G555];[.H555];IF(OR([.E555]=&quot;SubStart&quot;;[.E555]=&quot;Sub&quot;);[.K555];[.J555]);[.L555]))">
            <text:p/>
          </table:table-cell>
          <table:table-cell table:number-columns-repeated="7"/>
          <table:table-cell table:style-name="ce9" table:formula="of:=IF(LEN([.E555]) = 0;[.J555];IF(OR([.E555]=&quot;SubStart&quot;;[.E555]=&quot;SubEnd&quot;);&quot;&quot;;[.K555]))">
            <text:p/>
          </table:table-cell>
          <table:table-cell table:style-name="ce9" table:formula="of:=IF([.E555]=&quot;Sub&quot;;[.J554];IF(LEN([.H555])=0;&quot;&quot;;IF([.J554]=&quot;Number&quot;;&quot;&quot;;IF(LEN([.J554])=0;1;[.J554]+1))))">
            <text:p/>
          </table:table-cell>
          <table:table-cell table:style-name="ce9" table:formula="of:=IF(LEN([.H555])=0;&quot;&quot;;IF([.K554]=&quot;SubOrder&quot;;&quot;&quot;;IF([.E555]&lt;&gt;&quot;Sub&quot;;&quot;&quot;;IF(LEN([.K554])=0;1;[.K55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56]);&quot;&quot;;CONCATENATE([.D556];[.F556];[.G556];[.H556];IF(OR([.E556]=&quot;SubStart&quot;;[.E556]=&quot;Sub&quot;);[.K556];[.J556]);[.L556]))">
            <text:p/>
          </table:table-cell>
          <table:table-cell table:number-columns-repeated="7"/>
          <table:table-cell table:style-name="ce9" table:formula="of:=IF(LEN([.E556]) = 0;[.J556];IF(OR([.E556]=&quot;SubStart&quot;;[.E556]=&quot;SubEnd&quot;);&quot;&quot;;[.K556]))">
            <text:p/>
          </table:table-cell>
          <table:table-cell table:style-name="ce9" table:formula="of:=IF([.E556]=&quot;Sub&quot;;[.J555];IF(LEN([.H556])=0;&quot;&quot;;IF([.J555]=&quot;Number&quot;;&quot;&quot;;IF(LEN([.J555])=0;1;[.J555]+1))))">
            <text:p/>
          </table:table-cell>
          <table:table-cell table:style-name="ce9" table:formula="of:=IF(LEN([.H556])=0;&quot;&quot;;IF([.K555]=&quot;SubOrder&quot;;&quot;&quot;;IF([.E556]&lt;&gt;&quot;Sub&quot;;&quot;&quot;;IF(LEN([.K555])=0;1;[.K55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57]);&quot;&quot;;CONCATENATE([.D557];[.F557];[.G557];[.H557];IF(OR([.E557]=&quot;SubStart&quot;;[.E557]=&quot;Sub&quot;);[.K557];[.J557]);[.L557]))">
            <text:p/>
          </table:table-cell>
          <table:table-cell table:number-columns-repeated="7"/>
          <table:table-cell table:style-name="ce9" table:formula="of:=IF(LEN([.E557]) = 0;[.J557];IF(OR([.E557]=&quot;SubStart&quot;;[.E557]=&quot;SubEnd&quot;);&quot;&quot;;[.K557]))">
            <text:p/>
          </table:table-cell>
          <table:table-cell table:style-name="ce9" table:formula="of:=IF([.E557]=&quot;Sub&quot;;[.J556];IF(LEN([.H557])=0;&quot;&quot;;IF([.J556]=&quot;Number&quot;;&quot;&quot;;IF(LEN([.J556])=0;1;[.J556]+1))))">
            <text:p/>
          </table:table-cell>
          <table:table-cell table:style-name="ce9" table:formula="of:=IF(LEN([.H557])=0;&quot;&quot;;IF([.K556]=&quot;SubOrder&quot;;&quot;&quot;;IF([.E557]&lt;&gt;&quot;Sub&quot;;&quot;&quot;;IF(LEN([.K556])=0;1;[.K55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58]);&quot;&quot;;CONCATENATE([.D558];[.F558];[.G558];[.H558];IF(OR([.E558]=&quot;SubStart&quot;;[.E558]=&quot;Sub&quot;);[.K558];[.J558]);[.L558]))">
            <text:p/>
          </table:table-cell>
          <table:table-cell table:number-columns-repeated="7"/>
          <table:table-cell table:style-name="ce9" table:formula="of:=IF(LEN([.E558]) = 0;[.J558];IF(OR([.E558]=&quot;SubStart&quot;;[.E558]=&quot;SubEnd&quot;);&quot;&quot;;[.K558]))">
            <text:p/>
          </table:table-cell>
          <table:table-cell table:style-name="ce9" table:formula="of:=IF([.E558]=&quot;Sub&quot;;[.J557];IF(LEN([.H558])=0;&quot;&quot;;IF([.J557]=&quot;Number&quot;;&quot;&quot;;IF(LEN([.J557])=0;1;[.J557]+1))))">
            <text:p/>
          </table:table-cell>
          <table:table-cell table:style-name="ce9" table:formula="of:=IF(LEN([.H558])=0;&quot;&quot;;IF([.K557]=&quot;SubOrder&quot;;&quot;&quot;;IF([.E558]&lt;&gt;&quot;Sub&quot;;&quot;&quot;;IF(LEN([.K557])=0;1;[.K55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59]);&quot;&quot;;CONCATENATE([.D559];[.F559];[.G559];[.H559];IF(OR([.E559]=&quot;SubStart&quot;;[.E559]=&quot;Sub&quot;);[.K559];[.J559]);[.L559]))">
            <text:p/>
          </table:table-cell>
          <table:table-cell table:number-columns-repeated="7"/>
          <table:table-cell table:style-name="ce9" table:formula="of:=IF(LEN([.E559]) = 0;[.J559];IF(OR([.E559]=&quot;SubStart&quot;;[.E559]=&quot;SubEnd&quot;);&quot;&quot;;[.K559]))">
            <text:p/>
          </table:table-cell>
          <table:table-cell table:style-name="ce9" table:formula="of:=IF([.E559]=&quot;Sub&quot;;[.J558];IF(LEN([.H559])=0;&quot;&quot;;IF([.J558]=&quot;Number&quot;;&quot;&quot;;IF(LEN([.J558])=0;1;[.J558]+1))))">
            <text:p/>
          </table:table-cell>
          <table:table-cell table:style-name="ce9" table:formula="of:=IF(LEN([.H559])=0;&quot;&quot;;IF([.K558]=&quot;SubOrder&quot;;&quot;&quot;;IF([.E559]&lt;&gt;&quot;Sub&quot;;&quot;&quot;;IF(LEN([.K558])=0;1;[.K55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60]);&quot;&quot;;CONCATENATE([.D560];[.F560];[.G560];[.H560];IF(OR([.E560]=&quot;SubStart&quot;;[.E560]=&quot;Sub&quot;);[.K560];[.J560]);[.L560]))">
            <text:p/>
          </table:table-cell>
          <table:table-cell table:number-columns-repeated="7"/>
          <table:table-cell table:style-name="ce9" table:formula="of:=IF(LEN([.E560]) = 0;[.J560];IF(OR([.E560]=&quot;SubStart&quot;;[.E560]=&quot;SubEnd&quot;);&quot;&quot;;[.K560]))">
            <text:p/>
          </table:table-cell>
          <table:table-cell table:style-name="ce9" table:formula="of:=IF([.E560]=&quot;Sub&quot;;[.J559];IF(LEN([.H560])=0;&quot;&quot;;IF([.J559]=&quot;Number&quot;;&quot;&quot;;IF(LEN([.J559])=0;1;[.J559]+1))))">
            <text:p/>
          </table:table-cell>
          <table:table-cell table:style-name="ce9" table:formula="of:=IF(LEN([.H560])=0;&quot;&quot;;IF([.K559]=&quot;SubOrder&quot;;&quot;&quot;;IF([.E560]&lt;&gt;&quot;Sub&quot;;&quot;&quot;;IF(LEN([.K559])=0;1;[.K55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61]);&quot;&quot;;CONCATENATE([.D561];[.F561];[.G561];[.H561];IF(OR([.E561]=&quot;SubStart&quot;;[.E561]=&quot;Sub&quot;);[.K561];[.J561]);[.L561]))">
            <text:p/>
          </table:table-cell>
          <table:table-cell table:number-columns-repeated="7"/>
          <table:table-cell table:style-name="ce9" table:formula="of:=IF(LEN([.E561]) = 0;[.J561];IF(OR([.E561]=&quot;SubStart&quot;;[.E561]=&quot;SubEnd&quot;);&quot;&quot;;[.K561]))">
            <text:p/>
          </table:table-cell>
          <table:table-cell table:style-name="ce9" table:formula="of:=IF([.E561]=&quot;Sub&quot;;[.J560];IF(LEN([.H561])=0;&quot;&quot;;IF([.J560]=&quot;Number&quot;;&quot;&quot;;IF(LEN([.J560])=0;1;[.J560]+1))))">
            <text:p/>
          </table:table-cell>
          <table:table-cell table:style-name="ce9" table:formula="of:=IF(LEN([.H561])=0;&quot;&quot;;IF([.K560]=&quot;SubOrder&quot;;&quot;&quot;;IF([.E561]&lt;&gt;&quot;Sub&quot;;&quot;&quot;;IF(LEN([.K560])=0;1;[.K56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62]);&quot;&quot;;CONCATENATE([.D562];[.F562];[.G562];[.H562];IF(OR([.E562]=&quot;SubStart&quot;;[.E562]=&quot;Sub&quot;);[.K562];[.J562]);[.L562]))">
            <text:p/>
          </table:table-cell>
          <table:table-cell table:number-columns-repeated="7"/>
          <table:table-cell table:style-name="ce9" table:formula="of:=IF(LEN([.E562]) = 0;[.J562];IF(OR([.E562]=&quot;SubStart&quot;;[.E562]=&quot;SubEnd&quot;);&quot;&quot;;[.K562]))">
            <text:p/>
          </table:table-cell>
          <table:table-cell table:style-name="ce9" table:formula="of:=IF([.E562]=&quot;Sub&quot;;[.J561];IF(LEN([.H562])=0;&quot;&quot;;IF([.J561]=&quot;Number&quot;;&quot;&quot;;IF(LEN([.J561])=0;1;[.J561]+1))))">
            <text:p/>
          </table:table-cell>
          <table:table-cell table:style-name="ce9" table:formula="of:=IF(LEN([.H562])=0;&quot;&quot;;IF([.K561]=&quot;SubOrder&quot;;&quot;&quot;;IF([.E562]&lt;&gt;&quot;Sub&quot;;&quot;&quot;;IF(LEN([.K561])=0;1;[.K56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63]);&quot;&quot;;CONCATENATE([.D563];[.F563];[.G563];[.H563];IF(OR([.E563]=&quot;SubStart&quot;;[.E563]=&quot;Sub&quot;);[.K563];[.J563]);[.L563]))">
            <text:p/>
          </table:table-cell>
          <table:table-cell table:number-columns-repeated="7"/>
          <table:table-cell table:style-name="ce9" table:formula="of:=IF(LEN([.E563]) = 0;[.J563];IF(OR([.E563]=&quot;SubStart&quot;;[.E563]=&quot;SubEnd&quot;);&quot;&quot;;[.K563]))">
            <text:p/>
          </table:table-cell>
          <table:table-cell table:style-name="ce9" table:formula="of:=IF([.E563]=&quot;Sub&quot;;[.J562];IF(LEN([.H563])=0;&quot;&quot;;IF([.J562]=&quot;Number&quot;;&quot;&quot;;IF(LEN([.J562])=0;1;[.J562]+1))))">
            <text:p/>
          </table:table-cell>
          <table:table-cell table:style-name="ce9" table:formula="of:=IF(LEN([.H563])=0;&quot;&quot;;IF([.K562]=&quot;SubOrder&quot;;&quot;&quot;;IF([.E563]&lt;&gt;&quot;Sub&quot;;&quot;&quot;;IF(LEN([.K562])=0;1;[.K562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64]);&quot;&quot;;CONCATENATE([.D564];[.F564];[.G564];[.H564];IF(OR([.E564]=&quot;SubStart&quot;;[.E564]=&quot;Sub&quot;);[.K564];[.J564]);[.L564]))">
            <text:p/>
          </table:table-cell>
          <table:table-cell table:number-columns-repeated="7"/>
          <table:table-cell table:style-name="ce9" table:formula="of:=IF(LEN([.E564]) = 0;[.J564];IF(OR([.E564]=&quot;SubStart&quot;;[.E564]=&quot;SubEnd&quot;);&quot;&quot;;[.K564]))">
            <text:p/>
          </table:table-cell>
          <table:table-cell table:style-name="ce9" table:formula="of:=IF([.E564]=&quot;Sub&quot;;[.J563];IF(LEN([.H564])=0;&quot;&quot;;IF([.J563]=&quot;Number&quot;;&quot;&quot;;IF(LEN([.J563])=0;1;[.J563]+1))))">
            <text:p/>
          </table:table-cell>
          <table:table-cell table:style-name="ce9" table:formula="of:=IF(LEN([.H564])=0;&quot;&quot;;IF([.K563]=&quot;SubOrder&quot;;&quot;&quot;;IF([.E564]&lt;&gt;&quot;Sub&quot;;&quot;&quot;;IF(LEN([.K563])=0;1;[.K563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65]);&quot;&quot;;CONCATENATE([.D565];[.F565];[.G565];[.H565];IF(OR([.E565]=&quot;SubStart&quot;;[.E565]=&quot;Sub&quot;);[.K565];[.J565]);[.L565]))">
            <text:p/>
          </table:table-cell>
          <table:table-cell table:number-columns-repeated="7"/>
          <table:table-cell table:style-name="ce9" table:formula="of:=IF(LEN([.E565]) = 0;[.J565];IF(OR([.E565]=&quot;SubStart&quot;;[.E565]=&quot;SubEnd&quot;);&quot;&quot;;[.K565]))">
            <text:p/>
          </table:table-cell>
          <table:table-cell table:style-name="ce9" table:formula="of:=IF([.E565]=&quot;Sub&quot;;[.J564];IF(LEN([.H565])=0;&quot;&quot;;IF([.J564]=&quot;Number&quot;;&quot;&quot;;IF(LEN([.J564])=0;1;[.J564]+1))))">
            <text:p/>
          </table:table-cell>
          <table:table-cell table:style-name="ce9" table:formula="of:=IF(LEN([.H565])=0;&quot;&quot;;IF([.K564]=&quot;SubOrder&quot;;&quot;&quot;;IF([.E565]&lt;&gt;&quot;Sub&quot;;&quot;&quot;;IF(LEN([.K564])=0;1;[.K564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66]);&quot;&quot;;CONCATENATE([.D566];[.F566];[.G566];[.H566];IF(OR([.E566]=&quot;SubStart&quot;;[.E566]=&quot;Sub&quot;);[.K566];[.J566]);[.L566]))">
            <text:p/>
          </table:table-cell>
          <table:table-cell table:number-columns-repeated="7"/>
          <table:table-cell table:style-name="ce9" table:formula="of:=IF(LEN([.E566]) = 0;[.J566];IF(OR([.E566]=&quot;SubStart&quot;;[.E566]=&quot;SubEnd&quot;);&quot;&quot;;[.K566]))">
            <text:p/>
          </table:table-cell>
          <table:table-cell table:style-name="ce9" table:formula="of:=IF([.E566]=&quot;Sub&quot;;[.J565];IF(LEN([.H566])=0;&quot;&quot;;IF([.J565]=&quot;Number&quot;;&quot;&quot;;IF(LEN([.J565])=0;1;[.J565]+1))))">
            <text:p/>
          </table:table-cell>
          <table:table-cell table:style-name="ce9" table:formula="of:=IF(LEN([.H566])=0;&quot;&quot;;IF([.K565]=&quot;SubOrder&quot;;&quot;&quot;;IF([.E566]&lt;&gt;&quot;Sub&quot;;&quot;&quot;;IF(LEN([.K565])=0;1;[.K565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67]);&quot;&quot;;CONCATENATE([.D567];[.F567];[.G567];[.H567];IF(OR([.E567]=&quot;SubStart&quot;;[.E567]=&quot;Sub&quot;);[.K567];[.J567]);[.L567]))">
            <text:p/>
          </table:table-cell>
          <table:table-cell table:number-columns-repeated="7"/>
          <table:table-cell table:style-name="ce9" table:formula="of:=IF(LEN([.E567]) = 0;[.J567];IF(OR([.E567]=&quot;SubStart&quot;;[.E567]=&quot;SubEnd&quot;);&quot;&quot;;[.K567]))">
            <text:p/>
          </table:table-cell>
          <table:table-cell table:style-name="ce9" table:formula="of:=IF([.E567]=&quot;Sub&quot;;[.J566];IF(LEN([.H567])=0;&quot;&quot;;IF([.J566]=&quot;Number&quot;;&quot;&quot;;IF(LEN([.J566])=0;1;[.J566]+1))))">
            <text:p/>
          </table:table-cell>
          <table:table-cell table:style-name="ce9" table:formula="of:=IF(LEN([.H567])=0;&quot;&quot;;IF([.K566]=&quot;SubOrder&quot;;&quot;&quot;;IF([.E567]&lt;&gt;&quot;Sub&quot;;&quot;&quot;;IF(LEN([.K566])=0;1;[.K566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68]);&quot;&quot;;CONCATENATE([.D568];[.F568];[.G568];[.H568];IF(OR([.E568]=&quot;SubStart&quot;;[.E568]=&quot;Sub&quot;);[.K568];[.J568]);[.L568]))">
            <text:p/>
          </table:table-cell>
          <table:table-cell table:number-columns-repeated="7"/>
          <table:table-cell table:style-name="ce9" table:formula="of:=IF(LEN([.E568]) = 0;[.J568];IF(OR([.E568]=&quot;SubStart&quot;;[.E568]=&quot;SubEnd&quot;);&quot;&quot;;[.K568]))">
            <text:p/>
          </table:table-cell>
          <table:table-cell table:style-name="ce9" table:formula="of:=IF([.E568]=&quot;Sub&quot;;[.J567];IF(LEN([.H568])=0;&quot;&quot;;IF([.J567]=&quot;Number&quot;;&quot;&quot;;IF(LEN([.J567])=0;1;[.J567]+1))))">
            <text:p/>
          </table:table-cell>
          <table:table-cell table:style-name="ce9" table:formula="of:=IF(LEN([.H568])=0;&quot;&quot;;IF([.K567]=&quot;SubOrder&quot;;&quot;&quot;;IF([.E568]&lt;&gt;&quot;Sub&quot;;&quot;&quot;;IF(LEN([.K567])=0;1;[.K567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69]);&quot;&quot;;CONCATENATE([.D569];[.F569];[.G569];[.H569];IF(OR([.E569]=&quot;SubStart&quot;;[.E569]=&quot;Sub&quot;);[.K569];[.J569]);[.L569]))">
            <text:p/>
          </table:table-cell>
          <table:table-cell table:number-columns-repeated="7"/>
          <table:table-cell table:style-name="ce9" table:formula="of:=IF(LEN([.E569]) = 0;[.J569];IF(OR([.E569]=&quot;SubStart&quot;;[.E569]=&quot;SubEnd&quot;);&quot;&quot;;[.K569]))">
            <text:p/>
          </table:table-cell>
          <table:table-cell table:style-name="ce9" table:formula="of:=IF([.E569]=&quot;Sub&quot;;[.J568];IF(LEN([.H569])=0;&quot;&quot;;IF([.J568]=&quot;Number&quot;;&quot;&quot;;IF(LEN([.J568])=0;1;[.J568]+1))))">
            <text:p/>
          </table:table-cell>
          <table:table-cell table:style-name="ce9" table:formula="of:=IF(LEN([.H569])=0;&quot;&quot;;IF([.K568]=&quot;SubOrder&quot;;&quot;&quot;;IF([.E569]&lt;&gt;&quot;Sub&quot;;&quot;&quot;;IF(LEN([.K568])=0;1;[.K568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70]);&quot;&quot;;CONCATENATE([.D570];[.F570];[.G570];[.H570];IF(OR([.E570]=&quot;SubStart&quot;;[.E570]=&quot;Sub&quot;);[.K570];[.J570]);[.L570]))">
            <text:p/>
          </table:table-cell>
          <table:table-cell table:number-columns-repeated="7"/>
          <table:table-cell table:style-name="ce9" table:formula="of:=IF(LEN([.E570]) = 0;[.J570];IF(OR([.E570]=&quot;SubStart&quot;;[.E570]=&quot;SubEnd&quot;);&quot;&quot;;[.K570]))">
            <text:p/>
          </table:table-cell>
          <table:table-cell table:style-name="ce9" table:formula="of:=IF([.E570]=&quot;Sub&quot;;[.J569];IF(LEN([.H570])=0;&quot;&quot;;IF([.J569]=&quot;Number&quot;;&quot;&quot;;IF(LEN([.J569])=0;1;[.J569]+1))))">
            <text:p/>
          </table:table-cell>
          <table:table-cell table:style-name="ce9" table:formula="of:=IF(LEN([.H570])=0;&quot;&quot;;IF([.K569]=&quot;SubOrder&quot;;&quot;&quot;;IF([.E570]&lt;&gt;&quot;Sub&quot;;&quot;&quot;;IF(LEN([.K569])=0;1;[.K569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71]);&quot;&quot;;CONCATENATE([.D571];[.F571];[.G571];[.H571];IF(OR([.E571]=&quot;SubStart&quot;;[.E571]=&quot;Sub&quot;);[.K571];[.J571]);[.L571]))">
            <text:p/>
          </table:table-cell>
          <table:table-cell table:number-columns-repeated="7"/>
          <table:table-cell table:style-name="ce9" table:formula="of:=IF(LEN([.E571]) = 0;[.J571];IF(OR([.E571]=&quot;SubStart&quot;;[.E571]=&quot;SubEnd&quot;);&quot;&quot;;[.K571]))">
            <text:p/>
          </table:table-cell>
          <table:table-cell table:style-name="ce9" table:formula="of:=IF([.E571]=&quot;Sub&quot;;[.J570];IF(LEN([.H571])=0;&quot;&quot;;IF([.J570]=&quot;Number&quot;;&quot;&quot;;IF(LEN([.J570])=0;1;[.J570]+1))))">
            <text:p/>
          </table:table-cell>
          <table:table-cell table:style-name="ce9" table:formula="of:=IF(LEN([.H571])=0;&quot;&quot;;IF([.K570]=&quot;SubOrder&quot;;&quot;&quot;;IF([.E571]&lt;&gt;&quot;Sub&quot;;&quot;&quot;;IF(LEN([.K570])=0;1;[.K570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72]);&quot;&quot;;CONCATENATE([.D572];[.F572];[.G572];[.H572];IF(OR([.E572]=&quot;SubStart&quot;;[.E572]=&quot;Sub&quot;);[.K572];[.J572]);[.L572]))">
            <text:p/>
          </table:table-cell>
          <table:table-cell table:number-columns-repeated="7"/>
          <table:table-cell table:style-name="ce9" table:formula="of:=IF(LEN([.E572]) = 0;[.J572];IF(OR([.E572]=&quot;SubStart&quot;;[.E572]=&quot;SubEnd&quot;);&quot;&quot;;[.K572]))">
            <text:p/>
          </table:table-cell>
          <table:table-cell table:style-name="ce9" table:formula="of:=IF([.E572]=&quot;Sub&quot;;[.J571];IF(LEN([.H572])=0;&quot;&quot;;IF([.J571]=&quot;Number&quot;;&quot;&quot;;IF(LEN([.J571])=0;1;[.J571]+1))))">
            <text:p/>
          </table:table-cell>
          <table:table-cell table:style-name="ce9" table:formula="of:=IF(LEN([.H572])=0;&quot;&quot;;IF([.K571]=&quot;SubOrder&quot;;&quot;&quot;;IF([.E572]&lt;&gt;&quot;Sub&quot;;&quot;&quot;;IF(LEN([.K571])=0;1;[.K571]+1))))">
            <text:p/>
          </table:table-cell>
          <table:table-cell table:number-columns-repeated="1013"/>
        </table:table-row>
        <table:table-row table:style-name="ro1">
          <table:table-cell table:style-name="ce16" table:formula="of:=IF(ISBLANK([.B573]);&quot;&quot;;CONCATENATE([.D573];[.F573];[.G573];[.H573];IF(OR([.E573]=&quot;SubStart&quot;;[.E573]=&quot;Sub&quot;);[.K573];[.J573]);[.L573]))">
            <text:p/>
          </table:table-cell>
          <table:table-cell table:number-columns-repeated="7"/>
          <table:table-cell table:style-name="ce9" table:formula="of:=IF(LEN([.E573]) = 0;[.J573];IF(OR([.E573]=&quot;SubStart&quot;;[.E573]=&quot;SubEnd&quot;);&quot;&quot;;[.K573]))">
            <text:p/>
          </table:table-cell>
          <table:table-cell table:style-name="ce9" table:formula="of:=IF([.E573]=&quot;Sub&quot;;[.J572];IF(LEN([.H573])=0;&quot;&quot;;IF([.J572]=&quot;Number&quot;;&quot;&quot;;IF(LEN([.J572])=0;1;[.J572]+1))))">
            <text:p/>
          </table:table-cell>
          <table:table-cell table:style-name="ce9" table:formula="of:=IF(LEN([.H573])=0;&quot;&quot;;IF([.K572]=&quot;SubOrder&quot;;&quot;&quot;;IF([.E573]&lt;&gt;&quot;Sub&quot;;&quot;&quot;;IF(LEN([.K572])=0;1;[.K572]+1))))">
            <text:p/>
          </table:table-cell>
          <table:table-cell table:number-columns-repeated="1013"/>
        </table:table-row>
        <table:table-row table:style-name="ro1" table:number-rows-repeated="104800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ED - Proto model'.$A$1" table:cell-range-address="$'EDS - Proto model'.$A$3:.$L$90"/>
        </table:named-expressions>
        <calcext:conditional-formats>
          <calcext:conditional-format calcext:target-range-address="'EDS - Proto model'.A4:'EDS - Proto model'.A4">
            <calcext:condition calcext:apply-style-name="ConditionalStyle_20" calcext:value="formula-is(IF([.B4]=&quot;MessageAttribute&quot;;1;0))" calcext:base-cell-address="'EDS - Proto model'.A4"/>
            <calcext:condition calcext:apply-style-name="ConditionalStyle_19" calcext:value="formula-is(IF([.B4]=&quot;MessageStart&quot;;1;0))" calcext:base-cell-address="'EDS - Proto model'.A4"/>
            <calcext:condition calcext:apply-style-name="ConditionalStyle_18" calcext:value="formula-is(IF([.B4]=&quot;MessageEnd&quot;;1;0))" calcext:base-cell-address="'EDS - Proto model'.A4"/>
          </calcext:conditional-format>
          <calcext:conditional-format calcext:target-range-address="'EDS - Proto model'.A4:'EDS - Proto model'.A4">
            <calcext:condition calcext:apply-style-name="ConditionalStyle_17" calcext:value="formula-is(IF(LEN([.A4])=0;1;0))" calcext:base-cell-address="'EDS - Proto model'.A4"/>
          </calcext:conditional-format>
          <calcext:conditional-format calcext:target-range-address="'EDS - Proto model'.A91:'EDS - Proto model'.A573">
            <calcext:condition calcext:apply-style-name="ConditionalStyle_16" calcext:value="formula-is(IF([.B91]=&quot;MessageAttribute&quot;;1;0))" calcext:base-cell-address="'EDS - Proto model'.A91"/>
            <calcext:condition calcext:apply-style-name="ConditionalStyle_15" calcext:value="formula-is(IF([.B91]=&quot;MessageStart&quot;;1;0))" calcext:base-cell-address="'EDS - Proto model'.A91"/>
            <calcext:condition calcext:apply-style-name="ConditionalStyle_14" calcext:value="formula-is(IF([.B91]=&quot;MessageEnd&quot;;1;0))" calcext:base-cell-address="'EDS - Proto model'.A91"/>
          </calcext:conditional-format>
          <calcext:conditional-format calcext:target-range-address="'EDS - Proto model'.A91:'EDS - Proto model'.A573">
            <calcext:condition calcext:apply-style-name="ConditionalStyle_13" calcext:value="formula-is(IF(LEN([.A91])=0;1;0))" calcext:base-cell-address="'EDS - Proto model'.A91"/>
          </calcext:conditional-format>
          <calcext:conditional-format calcext:target-range-address="'EDS - Proto model'.A5:'EDS - Proto model'.A89">
            <calcext:condition calcext:apply-style-name="ConditionalStyle_4" calcext:value="formula-is(IF([.B5]=&quot;MessageAttribute&quot;;1;0))" calcext:base-cell-address="'EDS - Proto model'.A5"/>
            <calcext:condition calcext:apply-style-name="ConditionalStyle_3" calcext:value="formula-is(IF([.B5]=&quot;MessageStart&quot;;1;0))" calcext:base-cell-address="'EDS - Proto model'.A5"/>
            <calcext:condition calcext:apply-style-name="ConditionalStyle_2" calcext:value="formula-is(IF([.B5]=&quot;MessageEnd&quot;;1;0))" calcext:base-cell-address="'EDS - Proto model'.A5"/>
          </calcext:conditional-format>
          <calcext:conditional-format calcext:target-range-address="'EDS - Proto model'.A5:'EDS - Proto model'.A89">
            <calcext:condition calcext:apply-style-name="ConditionalStyle_1" calcext:value="formula-is(IF(LEN([.A5])=0;1;0))" calcext:base-cell-address="'EDS - Proto model'.A5"/>
          </calcext:conditional-format>
        </calcext:conditional-formats>
      </table:table>
      <table:table table:name="values" table:style-name="ta4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5" table:number-columns-repeated="1006" table:default-cell-style-name="Default"/>
        <table:table-row table:style-name="ro1">
          <table:table-cell table:style-name="ce2" table:formula="of:=[$'ED - Proto model'.A3]" office:value-type="string" office:string-value="Proto3 format" calcext:value-type="string">
            <text:p>Proto3 format</text:p>
          </table:table-cell>
          <table:table-cell table:style-name="ce2" table:formula="of:=[$'ED - Proto model'.B3]" office:value-type="string" office:string-value="ProtoType" calcext:value-type="string">
            <text:p>ProtoType</text:p>
          </table:table-cell>
          <table:table-cell table:style-name="ce2" table:formula="of:=[$'ED - Proto model'.D3]" office:value-type="string" office:string-value="Message Name" calcext:value-type="string">
            <text:p>Message Name</text:p>
          </table:table-cell>
          <table:table-cell table:style-name="ce2" office:value-type="string" calcext:value-type="string">
            <text:p>Level</text:p>
          </table:table-cell>
          <table:table-cell table:style-name="ce2" table:formula="of:=[$'ED - Proto model'.F3]" office:value-type="string" office:string-value="Repeated" calcext:value-type="string">
            <text:p>Repeated</text:p>
          </table:table-cell>
          <table:table-cell table:style-name="ce2" table:formula="of:=[$'ED - Proto model'.G3]" office:value-type="string" office:string-value="Type" calcext:value-type="string">
            <text:p>Type</text:p>
          </table:table-cell>
          <table:table-cell table:style-name="ce2" office:value-type="string" calcext:value-type="string">
            <text:p>Message Type</text:p>
          </table:table-cell>
          <table:table-cell table:style-name="ce2" table:formula="of:=[$'ED - Proto model'.J3]" office:value-type="string" office:string-value="Order" calcext:value-type="string">
            <text:p>Order</text:p>
          </table:table-cell>
          <table:table-cell table:style-name="ce2" table:formula="of:=[$'ED - Proto model'.K3]" office:value-type="string" office:string-value="SubOrder" calcext:value-type="string">
            <text:p>SubOrder</text:p>
          </table:table-cell>
          <table:table-cell table:style-name="ce2" table:formula="of:=[$'ED - Proto model'.L3]" office:value-type="string" office:string-value="Description" calcext:value-type="string">
            <text:p>Description</text:p>
          </table:table-cell>
          <table:table-cell table:style-name="ce2" table:formula="of:=[$'ED - Proto model'.M3]" office:value-type="float" office:value="0" calcext:value-type="float">
            <text:p>0</text:p>
          </table:table-cell>
          <table:table-cell table:style-name="ce2" table:formula="of:=[$'ED - Proto model'.N3]" office:value-type="float" office:value="0" calcext:value-type="float">
            <text:p>0</text:p>
          </table:table-cell>
          <table:table-cell table:style-name="ce2" table:formula="of:=[$'ED - Proto model'.O3]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string" calcext:value-type="string">
            <text:p>Linefeed</text:p>
          </table:table-cell>
          <table:table-cell table:style-name="ce2" office:value-type="string" calcext:value-type="string">
            <text:p>RPCService owner</text:p>
          </table:table-cell>
          <table:table-cell table:style-name="ce2" table:number-columns-repeated="1006"/>
        </table:table-row>
        <table:table-row table:style-name="ro2">
          <table:table-cell table:style-name="ce17"/>
          <table:table-cell table:style-name="ce17" office:value-type="string" calcext:value-type="string">
            <text:p>MessageName</text:p>
          </table:table-cell>
          <table:table-cell table:style-name="ce17"/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repeated </text:p>
          </table:table-cell>
          <table:table-cell table:style-name="ce17" office:value-type="string" calcext:value-type="string">
            <text:p>string </text:p>
          </table:table-cell>
          <table:table-cell table:style-name="ce17" office:value-type="string" calcext:value-type="string">
            <text:p>ED</text:p>
          </table:table-cell>
          <table:table-cell table:style-name="ce17" table:number-columns-repeated="6"/>
          <table:table-cell table:number-columns-repeated="2"/>
          <table:table-cell office:value-type="string" calcext:value-type="string">
            <text:p>RT: Run Time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Fenix</text:p>
          </table:table-cell>
          <table:table-cell table:number-columns-repeated="1006"/>
        </table:table-row>
        <table:table-row table:style-name="ro1">
          <table:table-cell table:style-name="ce17"/>
          <table:table-cell table:style-name="ce17" office:value-type="string" calcext:value-type="string">
            <text:p>MessageAttribute</text:p>
          </table:table-cell>
          <table:table-cell table:style-name="ce17"/>
          <table:table-cell table:style-name="ce17" office:value-type="string" calcext:value-type="string">
            <text:p>SubStart</text:p>
          </table:table-cell>
          <table:table-cell table:style-name="ce17"/>
          <table:table-cell table:style-name="ce17" office:value-type="string" calcext:value-type="string">
            <text:p>enum </text:p>
          </table:table-cell>
          <table:table-cell table:style-name="ce17" office:value-type="string" calcext:value-type="string">
            <text:p>RT</text:p>
          </table:table-cell>
          <table:table-cell table:style-name="ce17" table:number-columns-repeated="6"/>
          <table:table-cell table:number-columns-repeated="2"/>
          <table:table-cell office:value-type="string" calcext:value-type="string">
            <text:p>SD: </text:p>
          </table:table-cell>
          <table:table-cell/>
          <table:table-cell table:style-name="ce19" office:value-type="string" calcext:value-type="string">
            <text:p>Client</text:p>
          </table:table-cell>
          <table:table-cell table:number-columns-repeated="1006"/>
        </table:table-row>
        <table:table-row table:style-name="ro1">
          <table:table-cell table:style-name="ce17"/>
          <table:table-cell table:style-name="ce17" office:value-type="string" calcext:value-type="string">
            <text:p>MessageStart</text:p>
          </table:table-cell>
          <table:table-cell table:style-name="ce17"/>
          <table:table-cell table:style-name="ce17" office:value-type="string" calcext:value-type="string">
            <text:p>SubEnd</text:p>
          </table:table-cell>
          <table:table-cell table:style-name="ce17"/>
          <table:table-cell table:style-name="ce17" office:value-type="string" calcext:value-type="string">
            <text:p>TestInstructionExecutionOrderEnum </text:p>
          </table:table-cell>
          <table:table-cell table:style-name="ce17" office:value-type="string" calcext:value-type="string">
            <text:p>EDS</text:p>
          </table:table-cell>
          <table:table-cell table:style-name="ce17" table:number-columns-repeated="6"/>
          <table:table-cell table:number-columns-repeated="2"/>
          <table:table-cell office:value-type="string" calcext:value-type="string">
            <text:p>ED: Testcase for Editor</text:p>
          </table:table-cell>
          <table:table-cell/>
          <table:table-cell table:style-name="ce19"/>
          <table:table-cell table:number-columns-repeated="1006"/>
        </table:table-row>
        <table:table-row table:style-name="ro1">
          <table:table-cell table:style-name="ce17"/>
          <table:table-cell table:style-name="ce17" office:value-type="string" calcext:value-type="string">
            <text:p>MessageEnd</text:p>
          </table:table-cell>
          <table:table-cell table:style-name="ce17" table:number-columns-repeated="3"/>
          <table:table-cell table:style-name="ce17" office:value-type="string" calcext:value-type="string">
            <text:p>bool </text:p>
          </table:table-cell>
          <table:table-cell table:style-name="ce17" office:value-type="string" calcext:value-type="string">
            <text:p>RTS</text:p>
          </table:table-cell>
          <table:table-cell table:style-name="ce17" table:number-columns-repeated="6"/>
          <table:table-cell table:number-columns-repeated="2"/>
          <table:table-cell office:value-type="string" calcext:value-type="string">
            <text:p>EDS: Suite for Editor</text:p>
          </table:table-cell>
          <table:table-cell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AttributeTypeEnum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GroupMetaDataType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GroupBasicMetaDataType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Attribute_RT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Container_RT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Block_RT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SendMetaData_RT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_RT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ContainerChildObject_RT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Block_ED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LandingZoneAttributesPreSetValue_ED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LandingsZone_ED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_ED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Attribute_ED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AttributeInputTextBoxProperty_ED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AttributeInputComboBoxProperty_ED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AttributeInputFileSelectorProperty_ED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AttributeInputFenixFunctionProperty_ED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ImportedChangeMetaData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ContainerChangeMetaData_ED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BlockChangeMetaData_ED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ChangeMetaData_ED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GroupBasicChangeMetaData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AttributeInputTextBoxPropertyChangeMetaData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AttributeInputComboBoxPropertyChangeMetaData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AttributeInputFileSelectorPropertyChangeMetaData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InstructionAttributeInputFenixFunctionPropertyChangeMetaData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DataPointKeyValue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DataPoint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ChosenTestDataPointsChangeMetaData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ImportedFileMetaData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MetaDataVariable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SetMetaDataVariableChangeMetaData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AllMetaDataVariables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SetMetaDataVariable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HashTahMetaDataVariable_ED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UsedHashTagsChangeMetaData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DataPointKeyValue_RT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SetMetaDataVariable_RT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SetMetaDataVariables_RT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ChosenTestDataPoint_RT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DataPointType_ED 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SuiteGroupBasicMetaDataType_EDS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SuiteGroupMetaDataType_EDS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TestSuiteGroupBasicChangeMetaData_EDS</text:p>
          </table:table-cell>
          <table:table-cell table:style-name="ce17" table:number-columns-repeated="7"/>
          <table:table-cell table:number-columns-repeated="4"/>
          <table:table-cell table:style-name="ce19"/>
          <table:table-cell table:number-columns-repeated="1006"/>
        </table:table-row>
        <table:table-row table:style-name="ro1" table:number-rows-repeated="16">
          <table:table-cell table:style-name="ce17" table:number-columns-repeated="13"/>
          <table:table-cell table:number-columns-repeated="4"/>
          <table:table-cell table:style-name="ce19"/>
          <table:table-cell table:number-columns-repeated="100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c-call" table:style-name="ta5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sual info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owner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2">
          <table:table-cell table:style-name="ce20" table:formula="of:=[.B3] &amp; &quot;[&quot; &amp; [.C3] &amp; &quot;] &quot; &amp; [$values.$Q$2] &amp; [.D3]" office:value-type="string" office:string-value="rpc ClientLandingZones(LandingZones_ED) returns (AckNackRespons);[Fenix] &#10;; // Client calls Fenix with its LandingZones" calcext:value-type="string">
            <text:p>rpc ClientLandingZones(LandingZones_ED) returns (AckNackRespons);[Fenix] </text:p>
            <text:p>; // Client calls Fenix with its LandingZones</text:p>
          </table:table-cell>
          <table:table-cell office:value-type="string" calcext:value-type="string">
            <text:p>rpc ClientLandingZones(LandingZones_ED) returns (AckNackRespons);</text:p>
          </table:table-cell>
          <table:table-cell table:content-validation-name="val12" office:value-type="string" calcext:value-type="string">
            <text:p>Fenix</text:p>
          </table:table-cell>
          <table:table-cell office:value-type="string" calcext:value-type="string">
            <text:p>; // Client calls Fenix with its LandingZones</text:p>
          </table:table-cell>
          <table:table-cell table:number-columns-repeated="1020"/>
        </table:table-row>
        <table:table-row table:style-name="ro2">
          <table:table-cell table:style-name="ce20" table:formula="of:=[.B4] &amp; &quot;[&quot; &amp; [.C4] &amp; &quot;] &quot; &amp; [$values.$Q$2] &amp; [.D4]" office:value-type="string" office:string-value="rpc ClientLandingZonesAttributesPreSetValues(LandingZonesAttributesPreSetValues) returns (AckNackRespons);[Fenix] &#10;; // Client calls Fenix with its PreSet Attributes for LandingZones" calcext:value-type="string">
            <text:p>rpc ClientLandingZonesAttributesPreSetValues(LandingZonesAttributesPreSetValues) returns (AckNackRespons);[Fenix] </text:p>
            <text:p>; // Client calls Fenix with its PreSet Attributes for LandingZones</text:p>
          </table:table-cell>
          <table:table-cell office:value-type="string" calcext:value-type="string">
            <text:p>rpc ClientLandingZonesAttributesPreSetValues(LandingZonesAttributesPreSetValues) returns (AckNackRespons);</text:p>
          </table:table-cell>
          <table:table-cell office:value-type="string" calcext:value-type="string">
            <text:p>Fenix</text:p>
          </table:table-cell>
          <table:table-cell office:value-type="string" calcext:value-type="string">
            <text:p>; // Client calls Fenix with its PreSet Attributes for LandingZones</text:p>
          </table:table-cell>
          <table:table-cell table:number-columns-repeated="1020"/>
        </table:table-row>
        <table:table-row table:style-name="ro2">
          <table:table-cell table:style-name="ce20" table:formula="of:=[.B5] &amp; &quot;[&quot; &amp; [.C5] &amp; &quot;] &quot; &amp; [$values.$Q$2] &amp; [.D5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6] &amp; &quot;[&quot; &amp; [.C6] &amp; &quot;] &quot; &amp; [$values.$Q$2] &amp; [.D6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7] &amp; &quot;[&quot; &amp; [.C7] &amp; &quot;] &quot; &amp; [$values.$Q$2] &amp; [.D7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8] &amp; &quot;[&quot; &amp; [.C8] &amp; &quot;] &quot; &amp; [$values.$Q$2] &amp; [.D8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9] &amp; &quot;[&quot; &amp; [.C9] &amp; &quot;] &quot; &amp; [$values.$Q$2] &amp; [.D9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10] &amp; &quot;[&quot; &amp; [.C10] &amp; &quot;] &quot; &amp; [$values.$Q$2] &amp; [.D10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11] &amp; &quot;[&quot; &amp; [.C11] &amp; &quot;] &quot; &amp; [$values.$Q$2] &amp; [.D11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12] &amp; &quot;[&quot; &amp; [.C12] &amp; &quot;] &quot; &amp; [$values.$Q$2] &amp; [.D12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13] &amp; &quot;[&quot; &amp; [.C13] &amp; &quot;] &quot; &amp; [$values.$Q$2] &amp; [.D13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14] &amp; &quot;[&quot; &amp; [.C14] &amp; &quot;] &quot; &amp; [$values.$Q$2] &amp; [.D14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15] &amp; &quot;[&quot; &amp; [.C15] &amp; &quot;] &quot; &amp; [$values.$Q$2] &amp; [.D15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16] &amp; &quot;[&quot; &amp; [.C16] &amp; &quot;] &quot; &amp; [$values.$Q$2] &amp; [.D16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17] &amp; &quot;[&quot; &amp; [.C17] &amp; &quot;] &quot; &amp; [$values.$Q$2] &amp; [.D17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18] &amp; &quot;[&quot; &amp; [.C18] &amp; &quot;] &quot; &amp; [$values.$Q$2] &amp; [.D18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19] &amp; &quot;[&quot; &amp; [.C19] &amp; &quot;] &quot; &amp; [$values.$Q$2] &amp; [.D19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20] &amp; &quot;[&quot; &amp; [.C20] &amp; &quot;] &quot; &amp; [$values.$Q$2] &amp; [.D20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21] &amp; &quot;[&quot; &amp; [.C21] &amp; &quot;] &quot; &amp; [$values.$Q$2] &amp; [.D21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22] &amp; &quot;[&quot; &amp; [.C22] &amp; &quot;] &quot; &amp; [$values.$Q$2] &amp; [.D22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23] &amp; &quot;[&quot; &amp; [.C23] &amp; &quot;] &quot; &amp; [$values.$Q$2] &amp; [.D23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24] &amp; &quot;[&quot; &amp; [.C24] &amp; &quot;] &quot; &amp; [$values.$Q$2] &amp; [.D24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25] &amp; &quot;[&quot; &amp; [.C25] &amp; &quot;] &quot; &amp; [$values.$Q$2] &amp; [.D25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26] &amp; &quot;[&quot; &amp; [.C26] &amp; &quot;] &quot; &amp; [$values.$Q$2] &amp; [.D26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27] &amp; &quot;[&quot; &amp; [.C27] &amp; &quot;] &quot; &amp; [$values.$Q$2] &amp; [.D27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28] &amp; &quot;[&quot; &amp; [.C28] &amp; &quot;] &quot; &amp; [$values.$Q$2] &amp; [.D28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29] &amp; &quot;[&quot; &amp; [.C29] &amp; &quot;] &quot; &amp; [$values.$Q$2] &amp; [.D29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30] &amp; &quot;[&quot; &amp; [.C30] &amp; &quot;] &quot; &amp; [$values.$Q$2] &amp; [.D30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31] &amp; &quot;[&quot; &amp; [.C31] &amp; &quot;] &quot; &amp; [$values.$Q$2] &amp; [.D31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32] &amp; &quot;[&quot; &amp; [.C32] &amp; &quot;] &quot; &amp; [$values.$Q$2] &amp; [.D32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33] &amp; &quot;[&quot; &amp; [.C33] &amp; &quot;] &quot; &amp; [$values.$Q$2] &amp; [.D33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34] &amp; &quot;[&quot; &amp; [.C34] &amp; &quot;] &quot; &amp; [$values.$Q$2] &amp; [.D34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35] &amp; &quot;[&quot; &amp; [.C35] &amp; &quot;] &quot; &amp; [$values.$Q$2] &amp; [.D35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36] &amp; &quot;[&quot; &amp; [.C36] &amp; &quot;] &quot; &amp; [$values.$Q$2] &amp; [.D36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37] &amp; &quot;[&quot; &amp; [.C37] &amp; &quot;] &quot; &amp; [$values.$Q$2] &amp; [.D37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38] &amp; &quot;[&quot; &amp; [.C38] &amp; &quot;] &quot; &amp; [$values.$Q$2] &amp; [.D38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39] &amp; &quot;[&quot; &amp; [.C39] &amp; &quot;] &quot; &amp; [$values.$Q$2] &amp; [.D39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40] &amp; &quot;[&quot; &amp; [.C40] &amp; &quot;] &quot; &amp; [$values.$Q$2] &amp; [.D40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41] &amp; &quot;[&quot; &amp; [.C41] &amp; &quot;] &quot; &amp; [$values.$Q$2] &amp; [.D41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42] &amp; &quot;[&quot; &amp; [.C42] &amp; &quot;] &quot; &amp; [$values.$Q$2] &amp; [.D42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43] &amp; &quot;[&quot; &amp; [.C43] &amp; &quot;] &quot; &amp; [$values.$Q$2] &amp; [.D43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44] &amp; &quot;[&quot; &amp; [.C44] &amp; &quot;] &quot; &amp; [$values.$Q$2] &amp; [.D44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45] &amp; &quot;[&quot; &amp; [.C45] &amp; &quot;] &quot; &amp; [$values.$Q$2] &amp; [.D45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46] &amp; &quot;[&quot; &amp; [.C46] &amp; &quot;] &quot; &amp; [$values.$Q$2] &amp; [.D46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47] &amp; &quot;[&quot; &amp; [.C47] &amp; &quot;] &quot; &amp; [$values.$Q$2] &amp; [.D47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48] &amp; &quot;[&quot; &amp; [.C48] &amp; &quot;] &quot; &amp; [$values.$Q$2] &amp; [.D48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49] &amp; &quot;[&quot; &amp; [.C49] &amp; &quot;] &quot; &amp; [$values.$Q$2] &amp; [.D49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50] &amp; &quot;[&quot; &amp; [.C50] &amp; &quot;] &quot; &amp; [$values.$Q$2] &amp; [.D50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51] &amp; &quot;[&quot; &amp; [.C51] &amp; &quot;] &quot; &amp; [$values.$Q$2] &amp; [.D51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52] &amp; &quot;[&quot; &amp; [.C52] &amp; &quot;] &quot; &amp; [$values.$Q$2] &amp; [.D52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53] &amp; &quot;[&quot; &amp; [.C53] &amp; &quot;] &quot; &amp; [$values.$Q$2] &amp; [.D53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54] &amp; &quot;[&quot; &amp; [.C54] &amp; &quot;] &quot; &amp; [$values.$Q$2] &amp; [.D54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55] &amp; &quot;[&quot; &amp; [.C55] &amp; &quot;] &quot; &amp; [$values.$Q$2] &amp; [.D55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56] &amp; &quot;[&quot; &amp; [.C56] &amp; &quot;] &quot; &amp; [$values.$Q$2] &amp; [.D56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57] &amp; &quot;[&quot; &amp; [.C57] &amp; &quot;] &quot; &amp; [$values.$Q$2] &amp; [.D57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58] &amp; &quot;[&quot; &amp; [.C58] &amp; &quot;] &quot; &amp; [$values.$Q$2] &amp; [.D58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59] &amp; &quot;[&quot; &amp; [.C59] &amp; &quot;] &quot; &amp; [$values.$Q$2] &amp; [.D59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60] &amp; &quot;[&quot; &amp; [.C60] &amp; &quot;] &quot; &amp; [$values.$Q$2] &amp; [.D60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61] &amp; &quot;[&quot; &amp; [.C61] &amp; &quot;] &quot; &amp; [$values.$Q$2] &amp; [.D61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62] &amp; &quot;[&quot; &amp; [.C62] &amp; &quot;] &quot; &amp; [$values.$Q$2] &amp; [.D62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63] &amp; &quot;[&quot; &amp; [.C63] &amp; &quot;] &quot; &amp; [$values.$Q$2] &amp; [.D63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2">
          <table:table-cell table:style-name="ce20" table:formula="of:=[.B64] &amp; &quot;[&quot; &amp; [.C64] &amp; &quot;] &quot; &amp; [$values.$Q$2] &amp; [.D64]" office:value-type="string" office:string-value="[] &#10;" calcext:value-type="string">
            <text:p>[] </text:p>
            <text:p/>
          </table:table-cell>
          <table:table-cell table:number-columns-repeated="1023"/>
        </table:table-row>
        <table:table-row table:style-name="ro1">
          <table:table-cell table:number-columns-repeated="5" table:style-name="ce4" office:value-type="string" calcext:value-type="string">
            <text:p>#END#</text:p>
          </table:table-cell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D - Proto model'.A3:'ED - Proto model'.L574" table:display-filter-buttons="true"/>
        <table:database-range table:name="__Anonymous_Sheet_DB__1" table:target-range-address="'RT - Proto model'.A3:'RT - Proto model'.L161" table:display-filter-buttons="true"/>
        <table:database-range table:name="__Anonymous_Sheet_DB__2" table:target-range-address="'EDS - Proto model'.A3:'EDS - Proto model'.L9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0" style:display-name="ConditionalStyle_20" style:family="table-cell" style:parent-style-name="Default">
      <style:table-cell-properties fo:background-color="#d9effc"/>
    </style:style>
    <style:style style:name="ConditionalStyle_5f_19" style:display-name="ConditionalStyle_19" style:family="table-cell" style:parent-style-name="Default">
      <style:table-cell-properties fo:background-color="#f28f88"/>
    </style:style>
    <style:style style:name="ConditionalStyle_5f_18" style:display-name="ConditionalStyle_18" style:family="table-cell" style:parent-style-name="Default">
      <style:table-cell-properties fo:background-color="#fbdad7"/>
    </style:style>
    <style:style style:name="ConditionalStyle_5f_17" style:display-name="ConditionalStyle_17" style:family="table-cell" style:parent-style-name="Default">
      <style:table-cell-properties fo:background-color="#fff3cf"/>
    </style:style>
    <style:style style:name="ConditionalStyle_5f_16" style:display-name="ConditionalStyle_16" style:family="table-cell" style:parent-style-name="Default">
      <style:table-cell-properties fo:background-color="#d9effc"/>
    </style:style>
    <style:style style:name="ConditionalStyle_5f_15" style:display-name="ConditionalStyle_15" style:family="table-cell" style:parent-style-name="Default">
      <style:table-cell-properties fo:background-color="#f28f88"/>
    </style:style>
    <style:style style:name="ConditionalStyle_5f_14" style:display-name="ConditionalStyle_14" style:family="table-cell" style:parent-style-name="Default">
      <style:table-cell-properties fo:background-color="#fbdad7"/>
    </style:style>
    <style:style style:name="ConditionalStyle_5f_13" style:display-name="ConditionalStyle_13" style:family="table-cell" style:parent-style-name="Default">
      <style:table-cell-properties fo:background-color="#fff3cf"/>
    </style:style>
    <style:style style:name="ConditionalStyle_5f_4" style:display-name="ConditionalStyle_4" style:family="table-cell" style:parent-style-name="Default">
      <style:table-cell-properties fo:background-color="#d9effc"/>
    </style:style>
    <style:style style:name="ConditionalStyle_5f_3" style:display-name="ConditionalStyle_3" style:family="table-cell" style:parent-style-name="Default">
      <style:table-cell-properties fo:background-color="#f28f88"/>
    </style:style>
    <style:style style:name="ConditionalStyle_5f_2" style:display-name="ConditionalStyle_2" style:family="table-cell" style:parent-style-name="Default">
      <style:table-cell-properties fo:background-color="#fbdad7"/>
    </style:style>
    <style:style style:name="ConditionalStyle_5f_1" style:display-name="ConditionalStyle_1" style:family="table-cell" style:parent-style-name="Default">
      <style:table-cell-properties fo:background-color="#fff3cf"/>
    </style:style>
    <style:style style:name="ConditionalStyle_5f_32" style:display-name="ConditionalStyle_32" style:family="table-cell" style:parent-style-name="Default">
      <style:table-cell-properties fo:background-color="#d9effc"/>
    </style:style>
    <style:style style:name="ConditionalStyle_5f_31" style:display-name="ConditionalStyle_31" style:family="table-cell" style:parent-style-name="Default">
      <style:table-cell-properties fo:background-color="#f28f88"/>
    </style:style>
    <style:style style:name="ConditionalStyle_5f_30" style:display-name="ConditionalStyle_30" style:family="table-cell" style:parent-style-name="Default">
      <style:table-cell-properties fo:background-color="#fbdad7"/>
    </style:style>
    <style:style style:name="ConditionalStyle_5f_29" style:display-name="ConditionalStyle_29" style:family="table-cell" style:parent-style-name="Default">
      <style:table-cell-properties fo:background-color="#fff3cf"/>
    </style:style>
    <style:style style:name="ConditionalStyle_5f_28" style:display-name="ConditionalStyle_28" style:family="table-cell" style:parent-style-name="Default">
      <style:table-cell-properties fo:background-color="#d9effc"/>
    </style:style>
    <style:style style:name="ConditionalStyle_5f_27" style:display-name="ConditionalStyle_27" style:family="table-cell" style:parent-style-name="Default">
      <style:table-cell-properties fo:background-color="#f28f88"/>
    </style:style>
    <style:style style:name="ConditionalStyle_5f_26" style:display-name="ConditionalStyle_26" style:family="table-cell" style:parent-style-name="Default">
      <style:table-cell-properties fo:background-color="#fbdad7"/>
    </style:style>
    <style:style style:name="ConditionalStyle_5f_25" style:display-name="ConditionalStyle_25" style:family="table-cell" style:parent-style-name="Default">
      <style:table-cell-properties fo:background-color="#fff3cf"/>
    </style:style>
    <style:style style:name="ConditionalStyle_5f_24" style:display-name="ConditionalStyle_24" style:family="table-cell" style:parent-style-name="Default">
      <style:table-cell-properties fo:background-color="#d9effc"/>
    </style:style>
    <style:style style:name="ConditionalStyle_5f_23" style:display-name="ConditionalStyle_23" style:family="table-cell" style:parent-style-name="Default">
      <style:table-cell-properties fo:background-color="#f28f88"/>
    </style:style>
    <style:style style:name="ConditionalStyle_5f_22" style:display-name="ConditionalStyle_22" style:family="table-cell" style:parent-style-name="Default">
      <style:table-cell-properties fo:background-color="#fbdad7"/>
    </style:style>
    <style:style style:name="ConditionalStyle_5f_21" style:display-name="ConditionalStyle_21" style:family="table-cell" style:parent-style-name="Default">
      <style:table-cell-properties fo:background-color="#fff3c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DS_20_-_20_Proto_20_model" style:display-name="PageStyle_EDS - Proto 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_20_-_20_Proto_20_model" style:display-name="PageStyle_ED - Proto 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T_20_-_20_Proto_20_model" style:display-name="PageStyle_RT - Proto 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pc-call" style:display-name="PageStyle_rpc-ca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lues" style:display-name="PageStyle_valu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Lambert</meta:initial-creator>
    <meta:creation-date>2011-11-24T12:28:29</meta:creation-date>
    <dc:date>2019-04-29T20:51:25.647966265</dc:date>
    <meta:editing-duration>PT6M5S</meta:editing-duration>
    <meta:generator>LibreOffice/6.1.4.2$Linux_X86_64 LibreOffice_project/10$Build-2</meta:generator>
    <meta:editing-cycles>1</meta:editing-cycles>
    <meta:document-statistic meta:table-count="5" meta:cell-count="97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
Sub FixFormulas()
'
' Macro3 Macro
'

    Dim firstSelection_Copy As String
    Dim firstSelection_Paste As String
    
    Dim secondSelection_Copy As String
    Dim secondSelection_Paste As String
    
    Dim mySelection As String
    
    'Get current selection
    mySelection = Selection.Address
    
    firstSelection_Copy = "A" &amp; CStr(Range("A2") + 1)
    firstSelection_Paste = "A" &amp; CStr(Range("A2") + 2) &amp; ":A" + CStr(Range("B2") - 1)
    
    secondSelection_Copy = "I" &amp; CStr(Range("A2") + 1) &amp; ":K" &amp; CStr(Range("A2") + 1)
    secondSelection_Paste = "I" &amp; CStr(Range("A2") + 2) &amp; ":K" + CStr(Range("B2") - 1)

' Fix first column
    Range(firstSelection_Copy).Select
    Selection.Copy

    Range(firstSelection_Paste).Select
    ActiveSheet.Paste

' Fix first numbercolumns
    Range(secondSelection_Copy).Select
    'Application.CutCopyMode = False
    Selection.Copy
    Range(secondSelection_Paste).Select
    ActiveSheet.Paste
    Application.CutCopyMode = False
    'Range("A1").Select
    
    'Reset Selection
    Range(mySelection).Select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Sheet4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